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color="#000000"/>
    </style:style>
    <style:style style:name="P3" style:family="paragraph" style:parent-style-name="Text_20_body">
      <style:text-properties fo:color="#ce181e" officeooo:rsid="00091fc4" officeooo:paragraph-rsid="000a96e8"/>
    </style:style>
    <style:style style:name="P4" style:family="paragraph" style:parent-style-name="Text_20_body">
      <style:text-properties officeooo:paragraph-rsid="000a96e8"/>
    </style:style>
    <style:style style:name="P5" style:family="paragraph" style:parent-style-name="Text_20_body">
      <style:paragraph-properties fo:margin-top="0in" fo:margin-bottom="0in" loext:contextual-spacing="false"/>
    </style:style>
    <style:style style:name="P6" style:family="paragraph" style:parent-style-name="Standard">
      <style:paragraph-properties fo:margin-left="0.4445in" fo:margin-right="0in" fo:margin-top="0in" fo:margin-bottom="0.0972in" loext:contextual-spacing="false" fo:line-height="120%" fo:text-indent="-0.4445in" style:auto-text-indent="false">
        <style:tab-stops/>
      </style:paragraph-properties>
    </style:style>
    <style:style style:name="P7" style:family="paragraph" style:parent-style-name="Nagłówek_20_1" style:master-page-name="MP0">
      <style:paragraph-properties style:page-number="auto" fo:break-before="page"/>
    </style:style>
    <style:style style:name="P8" style:family="paragraph" style:parent-style-name="Nagłówek_20_3">
      <style:paragraph-properties fo:margin-top="0in" fo:margin-bottom="0.0972in" loext:contextual-spacing="false" fo:line-height="140%"/>
      <style:text-properties fo:color="#1b3051" style:font-name="Liberation Serif" fo:font-size="12pt" style:font-size-asian="12pt" style:font-size-complex="12pt"/>
    </style:style>
    <style:style style:name="P9" style:family="paragraph" style:parent-style-name="Nagłówek_20_2">
      <style:paragraph-properties fo:break-before="page"/>
    </style:style>
    <style:style style:name="P10" style:family="paragraph" style:parent-style-name="Nagłówek_20_2">
      <style:paragraph-properties fo:break-before="page"/>
      <style:text-properties officeooo:paragraph-rsid="00020943"/>
    </style:style>
    <style:style style:name="T1" style:family="text">
      <style:text-properties style:text-position="super 67%"/>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96978" style:font-style-asian="italic" style:font-style-complex="italic"/>
    </style:style>
    <style:style style:name="T6" style:family="text">
      <style:text-properties fo:font-style="normal" style:font-style-asian="normal"/>
    </style:style>
    <style:style style:name="T7" style:family="text">
      <style:text-properties fo:color="#000000"/>
    </style:style>
    <style:style style:name="T8" style:family="text">
      <style:text-properties fo:color="#ff3333"/>
    </style:style>
    <style:style style:name="T9" style:family="text">
      <style:text-properties fo:font-weight="normal" style:font-weight-asian="normal" style:font-weight-complex="normal"/>
    </style:style>
    <style:style style:name="T10" style:family="text">
      <style:text-properties fo:color="#333333"/>
    </style:style>
    <style:style style:name="T11" style:family="text">
      <style:text-properties fo:color="#333333" fo:font-weight="normal" style:font-weight-asian="normal" style:font-weight-complex="normal"/>
    </style:style>
    <style:style style:name="T12" style:family="text">
      <style:text-properties officeooo:rsid="00020943"/>
    </style:style>
    <style:style style:name="T13" style:family="text">
      <style:text-properties fo:color="#ce181e"/>
    </style:style>
    <style:style style:name="T14" style:family="text">
      <style:text-properties fo:color="#ce181e" officeooo:rsid="000418b5"/>
    </style:style>
    <style:style style:name="T15" style:family="text">
      <style:text-properties fo:color="#ce181e" officeooo:rsid="000696ea"/>
    </style:style>
    <style:style style:name="T16" style:family="text">
      <style:text-properties fo:color="#ce181e" officeooo:rsid="00091fc4"/>
    </style:style>
    <style:style style:name="T17" style:family="text">
      <style:text-properties fo:color="#ce181e" officeooo:rsid="00096978"/>
    </style:style>
    <style:style style:name="T18" style:family="text">
      <style:text-properties fo:color="#ce181e" officeooo:rsid="000a96e8"/>
    </style:style>
    <style:style style:name="T19" style:family="text">
      <style:text-properties fo:color="#ce181e" officeooo:rsid="000e59ae"/>
    </style:style>
    <style:style style:name="T20" style:family="text">
      <style:text-properties officeooo:rsid="00091fc4"/>
    </style:style>
    <style:style style:name="T21" style:family="text">
      <style:text-properties officeooo:rsid="00096978"/>
    </style:style>
    <style:style style:name="T22" style:family="text">
      <style:text-properties officeooo:rsid="000a96e8"/>
    </style:style>
    <style:style style:name="T23" style:family="text">
      <style:text-properties officeooo:rsid="000e59ae"/>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emus: a web application for prioritization of regulatory <text:span text:style-name="T19">regions and </text:span>variants in monogenic diseases</text:h>
      <text:p text:style-name="Text_20_body"/>
      <text:p text:style-name="Text_20_body">Paweł Sztromwasser<text:span text:style-name="Domyślna_20_czcionka_20_akapitu"><text:span text:style-name="T1">1*</text:span></text:span>, Damian Skrzypczak<text:span text:style-name="Domyślna_20_czcionka_20_akapitu"><text:span text:style-name="T1">2</text:span></text:span>, Arkadiusz Michalak<text:span text:style-name="Domyślna_20_czcionka_20_akapitu"><text:span text:style-name="T1">1,3</text:span></text:span>, Wojciech Fendler<text:span text:style-name="Domyślna_20_czcionka_20_akapitu"><text:span text:style-name="T1">1,4</text:span></text:span></text:p>
      <text:p text:style-name="Text_20_body"/>
      <text:p text:style-name="Text_20_body">1. Department of Biostatistics and Translational Medicine, Medical University of Lodz, Łódź, Poland</text:p>
      <text:p text:style-name="Text_20_body">2. Wroclaw University of Environmental and Life Sciences, Wrocław, Poland</text:p>
      <text:p text:style-name="Text_20_body">3. Department of Pediatrics, Diabetology, Endocrinology and Nephrology, Medical University of Lodz, Łódź, Poland</text:p>
      <text:p text:style-name="Text_20_body">4. Department of Radiation Oncology, Dana-Farber Cancer Institute, Harvard Medical School, Boston, USA</text:p>
      <text:p text:style-name="Text_20_body">(*) Correspondence: <text:a xlink:type="simple" xlink:href="mailto:pawel.sztromwasser@umed.lodz.pl" office:target-frame-name="_top" xlink:show="replace" text:style-name="Internet_20_link" text:visited-style-name="Visited_20_Internet_20_Link">pawel.sztromwasser@</text:a><text:a xlink:type="simple" xlink:href="mailto:pawel.sztromwasser@umed.lodz.pl" office:target-frame-name="_top" xlink:show="replace" text:style-name="Internet_20_link" text:visited-style-name="Visited_20_Internet_20_Link">gmail.com</text:a></text:p>
      <text:p text:style-name="Text_20_body"/>
      <text:h text:style-name="P9" text:outline-level="2">Abstract</text:h>
      <text:p text:style-name="Text_20_body"><text:span text:style-name="Domyślna_20_czcionka_20_akapitu"><text:span text:style-name="T2">Background </text:span></text:span>Analysis of variants in distant regulatory elements could improve current 25-50% yield of genetic testing for monogenic diseases. However, the vast size of the regulome, great number of variants, and difficulty in predicting their phenotypic impact make searching pathogenic variants in the regulatory genome challenging. New tools for identification of regulatory variants based on their relevance to the phenotype are needed.</text:p>
      <text:p text:style-name="Text_20_body"><text:span text:style-name="Domyślna_20_czcionka_20_akapitu"><text:span text:style-name="T2">Methods </text:span></text:span>We used tissue-specific regulatory <text:span text:style-name="Domyślna_20_czcionka_20_akapitu"><text:span text:style-name="T4">loci</text:span></text:span> mapped by ENCODE and FANTOM5, together with miRNA – gene interactions from miRTarBase and miRWalk, to develop Remus – a Web application for identification of tissue-specific regulatory regions. Remus searches regulatory features linked to the known disease-associated genes, and filters them using activity status in the target tissues relevant for the studied disorder. For user convenience, Remus provides a Web interface and facilitates in-browser filtering of variant files suitable for sensitive patient data. </text:p>
      <text:p text:style-name="Text_20_body"><text:span text:style-name="Domyślna_20_czcionka_20_akapitu"><text:span text:style-name="T2">Results </text:span></text:span>To evaluate our approach, we used a set of 146 regulatory mutations reported causative for 68 distinct monogenic disorders, and a manually curated list of tissues affected by these disorders. In 89.7% of cases Remus identified the regulator containing the pathogenic mutation. The tissue-specific search limited the number of considered variants by 82.5%, as compared to a tissue-agnostic search.</text:p>
      <text:p text:style-name="Text_20_body"><text:span text:style-name="Domyślna_20_czcionka_20_akapitu"><text:span text:style-name="T2">Conclusion </text:span></text:span>Remus facilitates identification of regulatory regions potentially associated with a monogenic disease, and can supplement classical analysis of coding variation with the aim of improving diagnostic yield in whole-genome sequencing experiments.</text:p>
      <text:p text:style-name="P1"/>
      <text:p text:style-name="Text_20_body"><text:span text:style-name="Domyślna_20_czcionka_20_akapitu"><text:span text:style-name="T2">Keywords (5-8): </text:span></text:span>regulatory variants, monogenic disorder, whole-genome sequencing, <text:span text:style-name="T12">web application</text:span>, variant prioritization</text:p>
      <text:h text:style-name="P9" text:outline-level="2">Introduction</text:h>
      <text:p text:style-name="Text_20_body">Over the past decade, generation and analysis of sequencing data in the clinical setting focused mainly on the protein-coding genes. Gene-targeted approaches are economically and computationally justified [1], and yield interpretable data. Coding variant analysis is supported by rich functional annotation, making it easier to shortlist relevant variants, link candidate hits to a biological process, and eventually, to the disease phenotype. However, the plunging costs of sequencing enable a shift from targeted assays to whole-genome sequencing (WGS), a technique that offers unparalleled diagnostic rates for monogenic disorders [2], [3] . WGS produces data with least technical bias [4], enables detection of structural variants [1], and provides an opportunity to interrogate non-coding regions of the genome [5]. The increase in conclusive diagnoses, as compared to the targeted approaches, stems most often from structural variants, deep intronic variants, and mutations previously missed [2]. Causative regulatory variants are rarely found, despite a number of already known pathogenic mutations identified in the regulome [5].</text:p>
      <text:p text:style-name="Text_20_body">Scarcity of pathogenic regulatory mutations stems partly from the difficulty in sifting through the variants in the regulatory genome. It remains challenging, both due to the sheer number of variants and the difficulty of interpretation [3]. According to a conservative estimation, the human regulome comprises 8.5% of the genome, making it over four times larger than the protein-coding sequence [6] typically interrogated for pathogenic variants. Population frequency databases such as gnomAD [7] and whole-genome pathogenicity scores (e.g. CADD [8], DANN [9], ReMM [5]) help in excluding benign polymorphisms and prioritization of variants with likely functional effect. Still, the regulatory regions, being under a weaker evolutionary constraint than the coding regions [6], make shortlisting variants solely based on these factors insufficient.</text:p>
      <text:p text:style-name="Text_20_body">Repositories of known regulatory elements (e.g. ORegAnno [10], VISTA Enhancer Browser [11]) or enhancers implicated in pathogenic processes (DiseaseEnhancer database [12]) can help in identification of variants in known regulators. Another invaluable resource for regulatory variant analysis are repositories of regulatory regions, that have been comprehensively mapped by initiatives such as ENCODE [6], FANTOM [13], or BLUEPRINT [14]. In these databases, regulatory regions have been linked to tissue-specific activity status, which could potentially help in prioritization of individual regulatory elements based on the disease phenotype. Access to these regulatory datasets is provided through dedicated browsers, e.g. SlideBase [15] for FANTOM enhancers and promoters, and ENCODE portal [16]. However, these tools are <text:s/>targeted mainly at researchers studying the regulome, and are not easy to access or navigate for clinicians searching for regulatory variants in disease.</text:p>
      <text:p text:style-name="Text_20_body">The tissue-specific regulatory data, in the form of genome tracks, are also available in major genome browsers [17]–[19] allowing visual inspection of the regulatory landscapes in the genomic <text:span text:style-name="Domyślna_20_czcionka_20_akapitu"><text:span text:style-name="T4">loci</text:span></text:span> of interest. Subsets of these tracks are provided in variant annotation software such as ENSEMBL VEP [20] ⁠and ANNOVAR [21]. Other resources integrate these genome-wide regulatory information in various ways: to support studying role of enhancers in complex diseases (HEDD [22]), to enrich GeneCards suite with enhancer information (GeneHancer [23]), or to support variant annotation and prioritization (Genomiser [5] ).</text:p>
      <text:p text:style-name="Text_20_body"><text:soft-page-break/>Despite the long list of resources with focus on regulatory elements, we found no software that would integrate the wide spectrum of the available regulatory data for easy querying, and facilitate interrogation of patient genomes in search for candidate variants. In a scenario where patient’s variants had been scrutinized for coding changes with no conclusive diagnosis, we envisioned a tool that would facilitate straightforward identification of candidate variants in the regulatory regions relevant for the patient’s phenotype. The main requirements set forth included a wide choice of regulatory elements, ease of use for shortlisting candidate variants, and a possibility of analysis of sensitive data.</text:p>
      <text:h text:style-name="P10" text:outline-level="2">Material<text:span text:style-name="T12">s</text:span> and methods</text:h>
      <text:p text:style-name="Text_20_body">Remus is a Web server that integrates regulatory data collected from several sources. The application enables searching regulatory elements based on target genes and tissues, and the identified regulators can be used to filter genetic variants. The regulatory data aggregated by Remus is available for both hg19 and hg38 genome builds, and was described in detail in the next sections. Remus was developed in Python 3 using the Flask framework. Users interact with it via a Web application interface implemented with Bootstrap (<text:a xlink:type="simple" xlink:href="https://getbootstrap.com/" office:target-frame-name="_top" xlink:show="replace" text:style-name="Internet_20_link" text:visited-style-name="Visited_20_Internet_20_Link"><text:span text:style-name="Citation"><text:span text:style-name="T6">https://getbootstrap.com</text:span></text:span></text:a>), or via an application programming interface (API). The variant filtering functionality was implemented in Javascript.</text:p>
      <text:p text:style-name="P1">Datasets</text:p>
      <text:p text:style-name="Text_20_body">Remus queries regulatory regions for a set of target-genes. The list of genes and their transcript coordinates were downloaded from UCSC Table browser ([24]; <text:span text:style-name="Domyślna_20_czcionka_20_akapitu"><text:span text:style-name="T4">ncbiRefSeq</text:span></text:span> table accessed Dec. 2019) for both supported genome builds (hg19 and hg38) and stored in an SQLite database. The regulatory datasets aggregated in Remus can be divided into two categories: micro RNA-gene interactions and tissue-specific regulatory regions. MicroRNA-transcript interactions were downloaded from miRTarBase ([25]; accessed Oct. 2018) and miRWalk ([26]; accessed Oct. 2019) and stored in an SQLite database. In case of miRWalk, only interactions with the 3’UTR of the genes were used (Supplementary Table 1).</text:p>
      <text:p text:style-name="Text_20_body">The tissue-specific regulatory regions are genome-wide tracks of regulatory elements active in single tissues or primary cells. These were downloaded from ENCODE and FANTOM repositories, and processed as described in the next paragraphs. The regulatory elements were functionally categorized into promoters, DNA-binding sites (enhancers, repressors, insulators), and accessible chromatin regions, and stored in compressed and indexed BED files.</text:p>
      <text:p text:style-name="P1">Data preparation</text:p>
      <text:p text:style-name="Text_20_body">Coordinates of the ENCODE [6] regulatory features were downloaded from the ENCODE portal [16] (accessed Sept. 2019) as compressed BED files (Supplementary Table 1). Downloaded files came from experiments with status “<text:span text:style-name="Domyślna_20_czcionka_20_akapitu"><text:span text:style-name="T4">released”</text:span></text:span>, only<text:span text:style-name="Domyślna_20_czcionka_20_akapitu"><text:span text:style-name="T4"> </text:span></text:span>on human samples classified as <text:span text:style-name="Domyślna_20_czcionka_20_akapitu"><text:span text:style-name="T4">tissue</text:span></text:span> or <text:span text:style-name="Domyślna_20_czcionka_20_akapitu"><text:span text:style-name="T4">primary cell</text:span></text:span>. Experiments with error flags from internal ENCODE audits were excluded. For DNA-binding tracks we used <text:span text:style-name="Domyślna_20_czcionka_20_akapitu"><text:span text:style-name="T4">narrowPeak</text:span></text:span> BED files with status <text:span text:style-name="Domyślna_20_czcionka_20_akapitu"><text:span text:style-name="T4">released, </text:span></text:span>containing<text:span text:style-name="Domyślna_20_czcionka_20_akapitu"><text:span text:style-name="T4"> optimal idr thresholded peaks </text:span></text:span>or<text:span text:style-name="Domyślna_20_czcionka_20_akapitu"><text:span text:style-name="T4"> pseudoreplicated idr thresholded peaks</text:span></text:span>, and originating from transcription factor (TF) <text:span text:style-name="Domyślna_20_czcionka_20_akapitu"><text:span text:style-name="T7">chromatin immunoprecipitation (ChIP) sequencing </text:span></text:span>experiments. Experiments for transcription-repressing TFs (<text:span text:style-name="Domyślna_20_czcionka_20_akapitu"><text:span text:style-name="T4">CTCF</text:span></text:span>) and transcription-promoting TFs were not separated, as variants in binding sites of both types of TFs can have functional implications for the regulated genes. These tracks are also referred to as transcription factor binding-site (TFBS) tracks. Accessible chromatin regions were extracted from results of sequencing assays based on formaldehyde-assisted isolation of regulatory elements (FAIRE-seq) and deoxyribonuclease footprinting (DNase-seq). We used <text:span text:style-name="Domyślna_20_czcionka_20_akapitu"><text:span text:style-name="T4">narrowPeak</text:span></text:span> BED files with status <text:span text:style-name="Domyślna_20_czcionka_20_akapitu"><text:span text:style-name="T4">released, </text:span></text:span>containing<text:span text:style-name="Domyślna_20_czcionka_20_akapitu"><text:span text:style-name="T4"> peaks</text:span></text:span> and originating from DNase- and FAIRE-seq experiments. To provide equal tissue and cell-type coverage for both genome builds, liftOver tool [27] was used to convert BED files in hg19 coordinate system to hg38, and <text:span text:style-name="Domyślna_20_czcionka_20_akapitu"><text:span text:style-name="T4">vice-versa </text:span></text:span>(Supplementary Fig. 1). Next, coordinates from <text:soft-page-break/>biological replicates of the same tissue or cell type, including lifted-over data, were collapsed (merged) using BEDtools [28].</text:p>
      <text:p text:style-name="Text_20_body">Coordinates of SCREEN cis candidate regulatory elements (ccREs) [29]⁠ were downloaded from the ENCODE portal (accessed Sept. 2019) as compressed BED files (Supplementary Table 1). The ccREs were divided into promoters, enhancers, insulators, and accessible chromatin according to the annotations provided in the BED files. If multiple files for a tissue or cell type were presents, collapsing was done as described above for the ENCODE data. As all SCREEN tracks were in the hg19 coordinate system, hg38 data were produced using the liftOver tool [27].</text:p>
      <text:p text:style-name="Text_20_body">Coordinates of FANTOM [13] enhancers were downloaded from SlideBase ([15]; accessed Oct. 2019) as tissue- and organ- facet specific BED files. FANTOM promoters were generated from <text:span text:style-name="Domyślna_20_czcionka_20_akapitu"><text:span text:style-name="T7">a normalized (RLE; relative log expression) CAGE-peak expression table for human samples, </text:span></text:span>downloaded from the FANTOM5 repository (accessed Oct. 2019). The table was split into tissue and primary celltype tracks using the FANTOM ontology. CAGE-peaks with normalized TPM expression values below 10 were filtered out. The peaks, indicating transcription start sites, were expanded 200bp upstream to include the promoter region.<text:span text:style-name="Domyślna_20_czcionka_20_akapitu"><text:span text:style-name="T8"> </text:span></text:span>As all FANTOM5 tracks were in the hg19 coordinate system, hg38 data were produced using the liftOver tool [27].</text:p>
      <text:p text:style-name="Text_20_body">Data download and processing was automated in a build script available in Remus sourcecode repository (<text:a xlink:type="simple" xlink:href="https://github.com/seru71/Remus" office:target-frame-name="_top" xlink:show="replace" text:style-name="Internet_20_link" text:visited-style-name="Visited_20_Internet_20_Link"><text:span text:style-name="Strong_20_Emphasis"><text:span text:style-name="T9">https://github.com/seru71/Remus</text:span></text:span></text:a><text:span text:style-name="Strong_20_Emphasis"><text:span text:style-name="T9">)</text:span></text:span>. This facilitates data provenance tracking and deployment of a private Remus instance on one’s infrastructure. Comparisons between processed datasets were made using BEDtools [28] and R packages. The R-markdown script documenting this analysis can be found in a dedicated repository (<text:a xlink:type="simple" xlink:href="https://github.com/seru71/remus_manus" office:target-frame-name="_top" xlink:show="replace" text:style-name="Internet_20_link" text:visited-style-name="Visited_20_Internet_20_Link">https://github.com/seru71/remus_manus</text:a>).</text:p>
      <text:p text:style-name="P1">Searching regulatory elements</text:p>
      <text:p text:style-name="Text_20_body">For a given genome build (hg19 or hg38), a set of HGNC gene symbols (target genes), and one or more tissues or cell-types (target tissues), regulatory regions are identified using the following protocol (Fig. 1). A set of transcription start site (TSS) intervals overlapping target genes’ transcription start sites is created using all transcripts of the target genes. First base of a transcript is used to calculate a TSS-interval, and <text:s/>the upstream and downstream spans can be tuned by the user, independently for each dataset. A regulatory region from a cis-regulatory datasets (e.g. SCREEN promoters, FANTOM enhancers) is included in the result if: (1) it overlaps the TSS-interval and (2a) <text:span text:style-name="Domyślna_20_czcionka_20_akapitu"><text:span text:style-name="T4">active-in-any </text:span></text:span>mode is selected for the dataset and the region is present in any of the target tissues tracks of the dataset; or (2b) <text:span text:style-name="Domyślna_20_czcionka_20_akapitu"><text:span text:style-name="T4">active-in-all</text:span></text:span>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in a form of a BED file or a table, contains information about the origin of each interval allowing to trace back the dataset and tissue. All operations on genomic coordinates were implemented using pybedtools [30].</text:p>
      <text:p text:style-name="P1"><text:soft-page-break/>Variant filtering</text:p>
      <text:p text:style-name="Text_20_body">For user convenience we added variant filtering functionality to the application. It is implemented in JavaScript, works entirely in user's browser, and does not require sending the data over the Internet, which makes it suitable for sensitive data analysis. The feature is currently limited by the memory available to the browser, but our tests have shown that a single-sample whole-genome VCF file can be processed on a regular laptop within a few seconds. VCF files filtered by Remus can be further scrutinized for pathogenic variants using other means, such as population frequency data or pathogenicity scores.</text:p>
      <text:p text:style-name="P1">Evaluation</text:p>
      <text:p text:style-name="Text_20_body">Subset of pathogenic regulatory variants collected by Smedley et al. [5] was used to evaluate Remus. We selected promoters and enhancers located up to 1Mb away from the closest transcription start site of the affected gene. The variants were divided into three groups: (1) promoter variants, located 1-100bp upstream of a transcript start of the affected gene; (2) intragenic, regulatory variants within the transcript of the gene, but not classified as promoter variants; and (3) distal, located more than 100bp away from the closest transcript start of the gene. Using the original publication for each variant, we chose one tissue or one cell-type affected by the disorder that best matched a track available in one of Remus datasets (Supplementary Table 2). In addition, a list of related tissues/cell-types representing a wider choice of tracks was created for each case. Coordinates of the tested variants, affected genes, and selected tissues are listed in Supplementary Table 2. Remus API was queried using this list of genes and tissues, against all cis-regulatory datasets with the default parameters. Number and size of the regulatory regions output by Remus for each queried gene, as well as information if the pathogenic variant overlapped any of the identified regulators, is provided in Supplementary Table 3.</text:p>
      <text:p text:style-name="Text_20_body"/>
      <text:p text:style-name="Text_20_body"/>
      <text:p text:style-name="Text_20_body"/>
      <text:p text:style-name="Text_20_body"/>
      <text:h text:style-name="P9" text:outline-level="2">Results</text:h>
      <text:p text:style-name="Text_20_body">Remus (<text:a xlink:type="simple" xlink:href="http://remus.btm.umed.pl/" office:target-frame-name="_top" xlink:show="replace" text:style-name="Internet_20_link" text:visited-style-name="Visited_20_Internet_20_Link">http://remus.btm.umed.pl</text:a>) is a Web application and API that facilitates identification of regulatory regions and genetic variants potentially involved in pathogenicity of monogenic diseases. Remus uses a range of tissue-specific genome-wide datasets to identify regulatory regions active in user-selected target-tissues, and in proximity of the target-genes (Fig. 1). Dataset availability for each tissue is provided in the user interface and can suggest tracks with relevant regulatory data. Coordinates of the regulatory regions can be downloaded, viewed in a genome browser, or immediately used for in-browser filtering of variants, making it suitable for analysis of sensitive data.</text:p>
      <text:p text:style-name="Text_20_body">Analysis starts from one or more target-genes, for example implicated in pathogenesis of a disease, and a set of tissues or cell-types affected by the disease (target-tissues; Fig. 1). After setting these, the user can choose types of regulators to include (promoters, enhancers, repressors, insulators, open-chromatin regions, and micro RNAs) and a set of particular datasets to query. The datasets vary in the experimental techniques that were used to identify the regulatory elements, and in tissue coverage (Fig. 2). Cis-regulatory datasets available in Remus come from ENCODE [6], SCREEN [29]⁠, and FANTOM [13] repositories, and represent results of diverse genome-wide experimental assays on human primary cell types and tissues (details in <text:span text:style-name="T16">Methods</text:span> section). Micro RNA - gene interactions are available in two flavors - experimentally validated (MiRTarBase [25]) and predicted (MirWalk [26]). Neither are tissue-specific, and to restrict the interactions to the target-tissues, localization of the micro RNAs interacting with the 3’UTRs of the target-genes are filtered through regions of accessible chromatin in the target-tissues. Together, the available datasets represent a diverse set of cis- and trans- regulators active in the target tissues that, if mutated, could impact expression of the input genes.</text:p>
      <text:p text:style-name="P4">Remus includes regulatory elements in the final result based on genomic proximity to the target-genes and activity status in the target tissues. Two modes of search were implemented. A permissive search will include a regulatory region if it is active in <text:span text:style-name="Domyślna_20_czcionka_20_akapitu"><text:span text:style-name="T4">any</text:span></text:span> of the selected target tissues (Fig. 1a, example 2), and a strict search requires a region to be active in every tissue of interest (Fig. 1a, example 3). <text:span text:style-name="T16">The final result contains genomic coordinates of the selected regulatory regions along with information about the tracks (tissue and dataset) where it was </text:span><text:span text:style-name="T17">present</text:span><text:span text:style-name="T16">.</text:span><text:span text:style-name="T20"> </text:span></text:p>
      <text:p text:style-name="P3"><text:span text:style-name="T22">We have provided three ways of using the result. First, the t</text:span>he identified regulatory regions<text:span text:style-name="T22"> can be </text:span>download<text:span text:style-name="T22">ed</text:span> <text:span text:style-name="T21">as</text:span> a BED <text:span text:style-name="T21">or Excel </text:span>file <text:span text:style-name="T21">for further processing. Secondly, the user is provided with a direct link to the UCSC Genome Browser, where the regulatory region </text:span><text:span text:style-name="T5">loci</text:span><text:span text:style-name="T21"> can be cross-checked with a number of other datasets, including for instance evolutionary conservation, SNP density, or TF-binding motifs. And third, a user-provided variant file (VCF) can be filtered using the discovered regulatory regions, to suggest regulatory variant candidates relevant for the studied phenotype.</text:span></text:p>
      <text:p text:style-name="Text_20_body"><text:span text:style-name="Domyślna_20_czcionka_20_akapitu"><text:span text:style-name="T2">Summary of the datasets</text:span></text:span></text:p>
      <text:p text:style-name="Text_20_body">In the data preparation phase we integrated results from 3509 genome-wide assays and 565 regulatory tracks (Supplementary Tables 1 and 4). It resulted in a total of 179 DNA-binding tracks (enhancers, repressors, insulators), 192 promoter tracks, and 146 accessible chromatin tracks, each representing a single tissue or a celltype (Fig 2a). For 76 tissues all three types of regulatory tracks were available, and <text:soft-page-break/>for 168 both promoters and DNA-binding sites were present. The datasets were largely complementary in terms of types of regulatory elements they contributed and in terms of the tissues and celltypes covered (Fig. 2bcd).</text:p>
      <text:p text:style-name="Text_20_body">Due to the diverse experimental techniques used to identify the regulatory regions, the regulatory datasets differed considerably in terms of feature density and individual regulatory region characteristics. ENCODE TF-binding site and SCREEN enhancer tracks contained on average 66 and 64k active regions, while FANTOM enhancer tracks had on average 1.8k such regions (Supplementary Fig. 2). Sizes of individual enhancers and TF-binding sites were similar across the datasets with majority spanning 250-500bp. For promoters we also noted large differences, i.e. SCREEN and FANTOM tracks had on average 62k and 12k active promoter regions per tissue, and average promoter sizes were 582 and 275bp respectively. Accessible chromatin regions differed in average count per track (333k for ENCODE and 123k for SCREEN) and average sizes of individual regions (176 and 539bp; Supplementary Fig. 2ef), but the average overall span was similar (60 and 66Mb).</text:p>
      <text:p text:style-name="Text_20_body">Only a fraction of the regulatory tracks included in Remus was originally available in both genome builds. FANTOM and SCREEN datasets were only available in hg19 coordinate system, and many ENCODE tracks were provided for a single genome build. Coordinate liftover of tracks available only for a single genome build (hg19 or hg38), yielded extra 36kb-11.6Mb regions (0.3 – 46% increase; median 14%) for hg38 TF-binding site tracks, and additional 466kb - 61.6Mb (0.6 - 263%; median 4.4%) in case of hg38 open chromatin tracks (Supplementary Fig. 3). <text:span text:style-name="T13">A </text:span><text:span text:style-name="T15">small</text:span><text:span text:style-name="T13"> fraction of the regions failed to map </text:span><text:span text:style-name="T15">between the genome builds</text:span><text:span text:style-name="T13">, and these were discarded from the destination genome, but not the source genome. For hg19 </text:span><text:span text:style-name="T15">tracks lifted over </text:span><text:span text:style-name="T13">to hg38, 0 to 1.15% </text:span><text:span text:style-name="T15">bps </text:span><text:span text:style-name="T13">(median 0.026%) failed to map, </text:span><text:span text:style-name="T15">and</text:span><text:span text:style-name="T13"> for hg38 to hg19 liftover between 0.09 and 1.02% </text:span><text:span text:style-name="T15">bps </text:span><text:span text:style-name="T13">(median 0.3%) </text:span><text:span text:style-name="T15">were not lifted over</text:span><text:span text:style-name="T13">.</text:span></text:p>
      <text:p text:style-name="Text_20_body">MicroRNA-gene interactions available in Remus include 380,640 miRTarBase [25] records with experimental evidence, mapped for 2,600 human micro RNAs and their 15,065 target genes. On average each miRNA targeted 146 genes (1 to 2,627; median 94) and a single gene was targeted by 25 miRNAs (1-359; median 14). A database of computationally predicted miRNA- target interactions from miRWalk [26] was also included. It comprised over 13.5 million interactions involving 2,588 miRNAs and 18,448 genes. In this dataset a miRNA interacted with a 3’UTR of, on average, 5,231 genes (8 – 10516; median 5,706), and a gene was targeted by 1 to 2,321 miRNAs (mean 732; median 656).</text:p>
      <text:p text:style-name="P1">Tissue-specific analysis</text:p>
      <text:p text:style-name="Text_20_body">Our main aim of using tissue-specific data for regulatory variant selection was restricting the vast regulome to the phenotype-relevant regions only. We calculated the rate in which a single tissue/celltype track limited the span of considered regulatory regions. The rates varied between tissues and cell types, and across datasets (Fig. 3). As expected, reduction in the size of the regulatory regions was greater for primary cell tracks, which was the case for all datasets except FANTOM enhancers. A single tissue promoter track contained a median 17% and 14% (SCREEN and FANTOM respectively) of all promoter regions (Supplementary Table 5). In case of enhancers the rates were lower, and ranged between 4.9% (FANTOM) and 8.7% (SCREEN). Selecting a single celltype enhancer track from FANTOM, SCREEN, or ENCODE dataset, allowed to limit the span of considered regulatory elements <text:s/><text:soft-page-break/>to below 6% of the total. Open chromatin regions differed for ENCODE and SCREEN, with the former being more specific and constraining analysis to median 3.6 and 3.7% for primary cell and tissue tracks, respectively. Median open chromatin track from SCREEN contained 14.6% (11.7% and 17.1% for primary cells and tissues) of the total open chromatin regions in this dataset.</text:p>
      <text:p text:style-name="P1">Evaluation</text:p>
      <text:p text:style-name="Text_20_body">To evaluate Remus in searching pathogenic mutations, we used a set of 146 regulatory variants reported causative for 68 distinct monogenic disorders [5], and a manually curated list of tissues affected by these disorders (Supplementary Table 2). 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the Implementation section). Coordinates of the regulatory variants, genes and tissues selected for the test are listed in Supplementary Table 2.</text:p>
      <text:p text:style-name="Text_20_body">Overall, the set of regulators identified by Remus for a single tissue comprised 1-909 regions (median 98) spanning 110bp – 175.7kb (median 44.2kb), and included the pathogenic variant in 63/78 cases (80.7% recall; Table 1). In the multi-tissue test, 5-1010 (median 254) regulators were found covering 3.2<text:span text:style-name="T14">kb</text:span>-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respectively. The Identified regulatory regions and their sizes are available in Supplementary Table 3.</text:p>
      <text:p text:style-name="Text_20_body">Out of 4 regulatory mutations missing from Remus tissue-specific results, and identified by the control tissue-unselected search, 2 were in enhancers of <text:span text:style-name="Domyślna_20_czcionka_20_akapitu"><text:span text:style-name="T4">TBX5</text:span></text:span> and <text:span text:style-name="Domyślna_20_czcionka_20_akapitu"><text:span text:style-name="T4">HBA2</text:span></text:span> ((139kb and 13kb away from the nearest TSS), one in a distal promoter of ACTN4 located 445bp away from the gene start, and one in the intron of KCNJ11. They were found in tracks unrelated or vaguely related to the phenotype of the disorder caused by the mutation, e.g. <text:span text:style-name="Domyślna_20_czcionka_20_akapitu"><text:span text:style-name="T4">HBA2</text:span></text:span> enhancer overlapped only the stomach accessible chromatin track from ENCODE, and <text:span text:style-name="Domyślna_20_czcionka_20_akapitu"><text:span text:style-name="T4">ACTN4</text:span></text:span> promoter causing focal segmental glomerulosclerosis was found in ENCODE TF-binding site tracks of erythroblasts, liver, gastroesophageal sphincter, and accessible chromatin in uterus.</text:p>
      <text:p text:style-name="Text_20_body">Breakdown of the regulatory categories showed a markable difference in sensitivity between regulators proximal to transcription-start site (promoters; recall of 96.8 in single-tissue tests), and those that were further away, such as distal and intragenic regulators (recall of 69.2 and 71.4%, respectively). In contrast, the difference in median specificity for the single tissue analysis were marginal (specificity 91.6-93.8%).</text:p>
      <text:p text:style-name="Text_20_body">To present use of Remus in a specific case, we chose an example of Monogenic Diabetes of the Young (MODY), a rare congenital type of diabetes responsible for 1-4% of the diabetes world-wide [31]. <text:soft-page-break/>MODY is caused by malfunctioning beta-cells of the pancreas and several genes have been involved in pathogenesis of the disease. One of the genes is <text:span text:style-name="Domyślna_20_czcionka_20_akapitu"><text:span text:style-name="T4">BLK</text:span></text:span>, for which an enhancer located 19.7kb upstream of the gene has also been implicated in the pathogenesis<text:span text:style-name="Domyślna_20_czcionka_20_akapitu"><text:span text:style-name="T4"> [32]</text:span></text:span>. To contrast Remus’ tissues-specific search with an unspecific screen for regulatory elements, we performed two analyses. First, we queried regulators active in all tissues and located up to 50kb upstream and downstream of the <text:span text:style-name="Domyślna_20_czcionka_20_akapitu"><text:span text:style-name="T4">BLK</text:span></text:span>’s transcription start-site. In this analysis Remus identified 89 regulatory regions covering a total of 87.2kb. In the second analysis, we tried to use the cell types affected by MODY, and since pancreatic beta-cell tracks were not available, we used pancreas as the target tissue. Equally parametrized search restricted to regulators active in the pancreas resulted in 9 regulatory regions covering 4.7kb, which corresponded to 5.3% of the regions resulting from the tissue-unselected search. Reduction in the span of considered regulatory region should translate directly into lower number of regulatory variant candidates. To confirm this we looked at a set of 10 whole-genome samples, where we observed a drop in the number of candidate regulatory SNV, from 204-292 to 10-14 per sample, illustratig that the decrease in the number of regulatory variants is proportional to the reduction in the span of regulatory regions.</text:p>
      <text:h text:style-name="P9" text:outline-level="2">Discussion</text:h>
      <text:p text:style-name="Standard"/>
      <text:p text:style-name="Text_20_body">In this work we present Remus, a new Web server that integrates multiple regulatory datasets from several sources to facilitate search for regulatory variants with a putative role in monogenic disorder pathogenesis. Using a simple user interface, the tool enables tissue-specific queries across a range of regulatory element types: promoters, enhancers, transcription factor binding sites, as well as micro RNA – gene interactions. Aggregation and processing of regulatory data allowed us to compare the datasets and identify differences stemming from the experimental techniques used to obtain them. For instance, the FANTOM datasets are based on CAGE-seq data, where a sharp signal spanning few tens of basepairs represents a transcription initiation event [33]. Promoter regions obtained from CAGE-peaks are thus narrow, and located precisely at transcription start sites. In contrast, SCREEN promoters were mapped by overlapping open chromatin regions (DNase-seq footprinting) located upstream of annotated genes, with histone modifications promoting transcription (ChIP-seq) [6]. DNase footprints are wider than CAGE-seq peaks, and despite being methylated, may not necessarily be actively transcribed, which explains the modest overlap between the two datasets (Supplementary Fig. 4).</text:p>
      <text:p text:style-name="Text_20_body">Similar differences stemming from experimental techniques can be observed for enhancer and TF-binding datasets (Supplementary Fig. 3). FANTOM enhancers mapped by CAGE-seq are transcribed enhancers - a subset of all active enhancers in a cell [34]. This explains their small count when compared to the other two enhancer datasets. SCREEN enhancers, similarly to SCREEN promoters, are based on open chromatin regions with methylation signal promoting activity. In contrast, ENCODE transcription factor (TF) binding tracks obtained in ChIP-seq experiments represent genome-wide footprints of TFs (including <text:span text:style-name="Domyślna_20_czcionka_20_akapitu"><text:span text:style-name="T4">CTCF</text:span></text:span> repressor), a wide set of regulators that both promote and repress activity (Supplementary Fig. 4).</text:p>
      <text:p text:style-name="Text_20_body">The diversity of the experimental techniques represented in the regulatory datasets available in Remus facilitates tuning sensitivity and specificity of the search. By using only the FANTOM data, the user gets more sparse regulatory regions with clear evidence of RNA-polymerase binding. Including enhancer, TF-binding datasets, and open chromatin regions gradually expands the search area, likely increasing the rate of regulatory elements with weaker impact on gene expression. Further sensitivity and specificity adjustment can be made on the tissue level - the search protocol allows querying regulators by activity in any, or all tissues in the user-specified set of tissues relevant for the phenotype.</text:p>
      <text:p text:style-name="Text_20_body">The option of tuning sensitivity by modifying the set of target tissues was illustrated in the experiment that evaluated Remus efficacy. In a strict single-tissue search Remus identified over 80% of regulators with a role in the disease, while the span of considered <text:span text:style-name="Domyślna_20_czcionka_20_akapitu"><text:span text:style-name="T4">loci</text:span></text:span> was decreased over 10-fold (92% specificity). An permissive multi-tissue query resulted in, on average, less than 20% of all the regulators in the proximity of the target genes, and was able to identify causative regulators in all but 4 cases present in the datasets. This demonstrated that a targeted search for regulatory variants can be sensitive, and at the same time yield comprehensible numbers of candidate mutations for evaluation. Noteworthy, variants in core promoter regions were identified with considerably higher sensitivity than distal regulators, especially when a single tissue was used for searching. This is explained by the fact <text:soft-page-break/>that the core promoters are more likely to be active and detected by Remus in several tissues, while distal regulators act frequently in a tissue-specific manner. In consequence, the search for promoter variants is less dependent on the choice of the tissue of interest.</text:p>
      <text:p text:style-name="Text_20_body">The regulators missed by Remus tissue-focused search were either not present in the regulatory datasets we aggregated, or present in tracks not related to the tissues affected by the mutation of the regulator. This highlights dependence of the results on the quality and extent of the underlying data, and indicates <text:s/>that in isolated cases known regulatory regions can be missing from the genome-wide regulatory tracks. Similarly, regulatory data may not be available for specific tissues and developmental stages as exemplified by <text:span text:style-name="Domyślna_20_czcionka_20_akapitu"><text:span text:style-name="T4">PTF1A</text:span></text:span> enhancer active in pancreatic progenitor cells [35]⁠ that was not present in any of the tracks included in Remus.</text:p>
      <text:p text:style-name="Text_20_body">Access to the regulatory data aggregated in Remus is provided through a programmatic interface and a Web interface, where a user can easily query the regulatory elements and filter variants. The latter, a seemingly minor feature, due to the way it was implemented does not require transferring variant files over the Internet, and can be safely used to filter sensitive data in user’s own browser. In a settings where data-privacy is a priority or a legal requirement [36], this lifts the access barriers for using the public Remus instance. Although the functionality is limited by computer’s memory available to a web browser, typical whole-genome variant files (VCF) for a single patient are well within these limits.</text:p>
      <text:p text:style-name="Text_20_body">As a Web application, Remus lifts the access barriers for its users - it does not require installation, downloading of large datasets, nor complex configuration. We found one other software that offers Web based identification of regulatory variants with a putative role in disease. IPEV [37] classifies user-uploaded variants using a random forest classifier trained on DiseaseEnhancer [12] database. The tool is limited to enhancers and the classification procedure requires 20 minutes to analyze 100 variants, making it not suitable for whole genome analysis. Additionally, the analysis involves uploading the variants which may be undesirable in case of sensitive patient data. Among other Web application that support regulatory variant analysis, HEDD database offers rich functionality targeted mainly at studying complex diseases and gene-enhancer networks [22]. The database offers a subset of the regulatory datasets available in Remus, but coordinates of the regulators for target genes can be queried in individual datasets and downloaded for local filtering of variants. Other resources, such as GeneHancer [23], SlideBase [15], and generic genome browsers [17], [19] are limited in the scope of regulatory features and datasets provided, offer only manual browsing of individual regulators, or bulk data download for programmatic use.</text:p>
      <text:p text:style-name="P4">The approach implemented in Remus has several limitations. One is certainly availability of the regulatory data for specific celltypes and developmental stages. This shortcoming may be however compensated in future, as more tissues and celltypes are profiled for regulatory regions. Another limitation is identification of the regulators only by proximity to the transcription start sites (TSS) of the gene and, implicitly, tissue co-activity. It should be expected that a portion of the identified regulatory regions have no influence on <text:span text:style-name="T22">the </text:span>expression of the gene in question, but regulate other genes in the region. This is a minor issue for shortlisting candidate variants for <text:span text:style-name="T22">a </text:span>rare disease, as these need to be scrutinized with the help of other means, such as population frequency or pathogenicity scores.<text:span text:style-name="T13"> </text:span><text:span text:style-name="T18">As </text:span><text:soft-page-break/><text:span text:style-name="T18">Remus is currently not able to annotate or filter variants using these annotations, we recommend pre-filtering the variants using other tools </text:span><text:span text:style-name="T19">[20,21] </text:span><text:span text:style-name="T18">in advance.</text:span></text:p>
      <text:p text:style-name="P4">However, it is worth noting that the rate of such false positive hits could be reduced by linking distal regulators to genes by tissue co-expression or expression quantitative trait loci (eQTLs). Ideally, relevant regulators should be identified using tissue-specific topologically associated domain (TAD) regions, but to our knowledge no large public datasets of this kind exist.</text:p>
      <text:p text:style-name="Text_20_body">Application of the Remus methodology to studying pathogenesis of rare disorders could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Also, the assumption that a phenotype affecting a particular organ is caused by a mutation in a gene or a regulatory element active in that part of the body fails to accommodate disorders where the effect of the mutation is indirect, e.g. hyperammonemia caused by mutations in liver enzymes manifests in urea accumulation in the blood <text:bookmark-start text:name="ADDIN_CSL_CITATION_{&quot;schema&quot;:_&quot;https://g"/><text:reference-mark-start text:name="ADDIN_CSL_CITATION_{&quot;schema&quot;:_&quot;https://g RNDtDJMOUkSI5"/>[38<text:bookmark text:name="MendeleyTempCursorBookmark"/>]<text:bookmark-end text:name="ADDIN_CSL_CITATION_{&quot;schema&quot;:_&quot;https://g"/><text:reference-mark-end text:name="ADDIN_CSL_CITATION_{&quot;schema&quot;:_&quot;https://g RNDtDJMOUkSI5"/>. And finally, only mutations of existing regulatory elements can be identified by Remus. Gain-of-function mutations resulting in new transcription factor binding sites or promoters would be missed, unless they fall within existing regulatory region.</text:p>
      <text:p text:style-name="Text_20_body"/>
      <text:h text:style-name="Nagłówek_20_2" text:outline-level="2">Conclusions</text:h>
      <text:p text:style-name="Text_20_body">We developed Remus, a Web server that facilitates targeted screening for candidate regulatory variants in whole-genome sequencing data. It integrates regulatory features from multiple sources, allows tissue-specific queries in a simple Web interface, and provides a filtering functionality suited for sensitive data. As shown on a set of known pathogenic regulatory variants, a tissue-specific search reduced the number of candidate variants by an order of magnitude, while missing only a small fraction of the causative variants. We expect that Remus will prove useful when revisiting undiagnosed cases with available WGS data, as well as in analyses of new patients without findings in protein-coding genes. Expanding the variant search beyond the coding sequence will likely yield candidate variants, and may improve the diagnostic rate of whole-genome sequencing in monogenic disorders.</text:p>
      <text:p text:style-name="Text_20_body"/>
      <text:p text:style-name="P1"/>
      <text:h text:style-name="P9" text:outline-level="2">List of abbreviations</text:h>
      <text:p text:style-name="Text_20_body">API – application programming interface</text:p>
      <text:p text:style-name="Text_20_body">CAGE - <text:span text:style-name="Domyślna_20_czcionka_20_akapitu"><text:span text:style-name="T7">cap analysis of gene expression</text:span></text:span></text:p>
      <text:p text:style-name="P2">ChIP – chromatin immunoprecipitation</text:p>
      <text:p text:style-name="Text_20_body">DNase – deoxyribonuclease</text:p>
      <text:p text:style-name="Text_20_body">FAIRE – formaldehyde-assisted isolation of regulatory elements</text:p>
      <text:p text:style-name="Text_20_body">RLE – relative log expression (normalization method)</text:p>
      <text:p text:style-name="Text_20_body">TF – transcription factor</text:p>
      <text:p text:style-name="Text_20_body">TFBS – transcription factor binding site</text:p>
      <text:p text:style-name="Text_20_body">TSS – transcription start site</text:p>
      <text:p text:style-name="Text_20_body">WGS – whole genome sequencing</text:p>
      <text:p text:style-name="P5"/>
      <text:h text:style-name="Nagłówek_20_2" text:outline-level="2">Acknowledgements</text:h>
      <text:h text:style-name="Nagłówek_20_3" text:outline-level="3">Ethics approval and consent to participate</text:h>
      <text:p text:style-name="Text_20_body">Not applicable</text:p>
      <text:h text:style-name="Nagłówek_20_3" text:outline-level="3">Consent for publication</text:h>
      <text:p text:style-name="Text_20_body">Not applicable</text:p>
      <text:h text:style-name="Nagłówek_20_3" text:outline-level="3">Availability of data and materials</text:h>
      <text:p text:style-name="Text_20_body">The data presented in the manuscript are available in a GitHub repository: <text:a xlink:type="simple" xlink:href="https://github.com/seru71/remus_manus" office:target-frame-name="_top" xlink:show="replace" text:style-name="Internet_20_link" text:visited-style-name="Visited_20_Internet_20_Link">https://github.com/seru71/remus_manus</text:a>. All regulatory data available in Remus are available at <text:a xlink:type="simple" xlink:href="http://remus.btm.umed.pl/static/remus_0.5_data.tar" office:target-frame-name="_top" xlink:show="replace" text:style-name="Internet_20_link" text:visited-style-name="Visited_20_Internet_20_Link">http://remus.btm.umed.pl/static/remus_0.5_data.tar</text:a></text:p>
      <text:h text:style-name="Nagłówek_20_3" text:outline-level="3">Competing interests</text:h>
      <text:p text:style-name="Text_20_body">The authors declare that they have no competing interests</text:p>
      <text:h text:style-name="Nagłówek_20_3" text:outline-level="3">Funding</text:h>
      <text:p text:style-name="Text_20_body">Project funded by National Science Center in Poland (POLONEZ grant 2016/23/P/NZ2/04251). This project has received funding from the European Union’s Horizon 2020 research and innovation programme under the Marie Skłodowska-Curie grant agreement No 665778. The funding body had no <text:soft-page-break/>role in designing the study, collection, analysis, and interpretation of the data, nor in writing the manuscript.</text:p>
      <text:h text:style-name="Nagłówek_20_3" text:outline-level="3">Author’s contributions</text:h>
      <text:p text:style-name="P5">PS and WF have designed the project. PS and DS implemented the software. PS aggregated and analyzed the regulatory data. PS and AM performed the evaluation experiment. PS, AM, WF tested the final version of the software. PS wrote the manuscript. All authors accepted the final version of the manuscript.</text:p>
      <text:p text:style-name="P5"/>
      <text:h text:style-name="Nagłówek_20_2" text:outline-level="2">Availability and requirements</text:h>
      <text:p text:style-name="P5"><text:span text:style-name="Strong_20_Emphasis"><text:span text:style-name="T10">Project name:</text:span></text:span><text:span text:style-name="Strong_20_Emphasis"><text:span text:style-name="T11"> Remus</text:span></text:span></text:p>
      <text:p text:style-name="P5"><text:span text:style-name="Strong_20_Emphasis"><text:span text:style-name="T10">Project home page:</text:span></text:span><text:span text:style-name="Strong_20_Emphasis"><text:span text:style-name="T11"> </text:span></text:span><text:a xlink:type="simple" xlink:href="https://github.com/seru71/Remus" office:target-frame-name="_top" xlink:show="replace" text:style-name="Internet_20_link" text:visited-style-name="Visited_20_Internet_20_Link"><text:span text:style-name="Strong_20_Emphasis"><text:span text:style-name="T9">https://github.com/seru71/Remus</text:span></text:span></text:a></text:p>
      <text:p text:style-name="P5"><text:span text:style-name="Strong_20_Emphasis"><text:span text:style-name="T10">Operating system(s):</text:span></text:span><text:span text:style-name="Domyślna_20_czcionka_20_akapitu"><text:span text:style-name="T10"> Platform independent</text:span></text:span></text:p>
      <text:p text:style-name="P5"><text:span text:style-name="Strong_20_Emphasis"><text:span text:style-name="T10">Programming language:</text:span></text:span><text:span text:style-name="Strong_20_Emphasis"><text:span text:style-name="T11"> Python, HTML, Javascript</text:span></text:span></text:p>
      <text:p text:style-name="P5"><text:span text:style-name="Strong_20_Emphasis"><text:span text:style-name="T10">Other requirements:</text:span></text:span><text:span text:style-name="Strong_20_Emphasis"><text:span text:style-name="T11"> Web browser</text:span></text:span></text:p>
      <text:p text:style-name="P5"><text:span text:style-name="Strong_20_Emphasis"><text:span text:style-name="T10">License:</text:span></text:span><text:span text:style-name="Strong_20_Emphasis"><text:span text:style-name="T11"> MIT License</text:span></text:span></text:p>
      <text:p text:style-name="P5"><text:span text:style-name="Strong_20_Emphasis"><text:span text:style-name="T10">Any restrictions to use by non-academics:</text:span></text:span><text:span text:style-name="Strong_20_Emphasis"><text:span text:style-name="T11"> no</text:span></text:span></text:p>
      <text:h text:style-name="P8" text:outline-level="3"/>
      <text:h text:style-name="P9" text:outline-level="2">Figures and tables captions</text:h>
      <text:p text:style-name="Text_20_body"/>
      <text:p text:style-name="Text_20_body"><text:span text:style-name="Domyślna_20_czcionka_20_akapitu"><text:span text:style-name="T2">Figure 1. </text:span></text:span>Visualization of the search protocol employed in Remus. In panel A three datasets with <text:span text:style-name="Domyślna_20_czcionka_20_akapitu"><text:span text:style-name="T4">cis</text:span></text:span>-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ing the target gene is shown, and 4 tracks of accessible chromatin regions. Remus includes in the result only these micro RNAs that overlap an accessible chromatin region in the selected tissues (1-3).</text:p>
      <text:p text:style-name="Text_20_body"><text:span text:style-name="Domyślna_20_czcionka_20_akapitu"><text:span text:style-name="T2">Figure 2.</text:span></text:span> Counts of unique primary tissue and celltype tracks available in Remus. (a) Tracks for the three regulatory region classes (enhancers/TFBS, promoters, and accessible chromatin); numbers in overlaps indicate tissues/celltypes with data for several regulator classes. (b-d) Breakdown of the tissue tracks into datasets of origin for the three regulatory region classes: enhancers/TFBS (b), promoters (c), and accessible chromatin (d).</text:p>
      <text:p text:style-name="Text_20_body"><text:span text:style-name="Domyślna_20_czcionka_20_akapitu"><text:span text:style-name="T2">Figure 3.</text:span></text:span> Decrease in the genomic span of the regulatory regions after limiting the analysis to a single track. The Y axis presents the fraction of all regulatory regions present in a single tissue or celltype track (based on the numbers of base pairs). Points in the figure represent individual tissue/celltype tracks. The boxes show the interquartile range (IQR) of the distribution, the middle bar represents the median, and the whiskers extend to the min and max points within 1.5*IQR from quartiles Q1 and Q3, respectively.</text:p>
      <text:p text:style-name="Text_20_body"><text:span text:style-name="Domyślna_20_czcionka_20_akapitu"><text:span text:style-name="T2">Supplementary Figure 1.</text:span></text:span> Illustration of track collapsing and liftover. Original tracks for the same tissue (biological replicates) and in the same genome build were merged. Next, coordinates were lifted over to the other genome build (i.e. hg19 to hg38, and <text:span text:style-name="Domyślna_20_czcionka_20_akapitu"><text:span text:style-name="T4">vice versa</text:span></text:span>), and merging on the same tissues was performed again.</text:p>
      <text:p text:style-name="Text_20_body"><text:span text:style-name="Domyślna_20_czcionka_20_akapitu"><text:span text:style-name="T2">Supplementary Figure 2.</text:span></text:span> Numbers and sizes of the enhancer/TFBS (a,b), promoter (c,d), and accessible chromatin regions (e,f) originating from the different datasets. In the figure the numbers are divided between tissue and celltype tracks. When considered together, ENCODE TF-binding site and SCREEN enhancer tracks contained on average 66 and 64k active regions, while FANTOM enhancer tracks had on average 1.8k such regions. Sizes of individual enhancers and TF-binding sites were similar across the datasets with majority spanning 250-500bp. Promoter tracks from SCREEN and FANTOM had on average 62k and 12k regions per tissue, and average promoter sizes were 582 and 275bp respectively. Accessible chromatin regions differed in average count per track (333k for ENCODE and 123k for SCREEN) and average sizes of individual regions (176 and 539bp), but the average overall span was similar (60 and 66Mb; not shown in the figure). Points in the figure represent individual tissue/celltype tracks. The boxes show the interquartile range (IQR) of the distribution, the middle bar represents the median, and the whiskers extend to the min and max points within 1.5*IQR from quartiles Q1 and Q3, respectively.</text:p>
      <text:p text:style-name="Text_20_body"><text:soft-page-break/><text:span text:style-name="Domyślna_20_czcionka_20_akapitu"><text:span text:style-name="T2">Supplementary Figure 3.</text:span></text:span> Percentage gain in genomic span of the ENCODE TFBS and accessible chromatin regions as a result of merging hg38 tracks with the tracks available only in h19 coordinate system (after liftover to hg38). Points in the figure represent individual tissue/celltype tracks. The boxes show the interquartile range (IQR) of the distribution, the middle bar represents the median, and the whiskers extend to the min and max points within 1.5*IQR from quartiles Q1 and Q3, respectively.</text:p>
      <text:p text:style-name="Text_20_body"><text:span text:style-name="Domyślna_20_czcionka_20_akapitu"><text:span text:style-name="T2">Supplementary Figure 4.</text:span></text:span> Overlap between promoter tracks (a) and accessible chromatin tracks (b) for the same tissue or celltype obtained using different assays. FANTOM promoters originate from CAGE-seq, ENCODE accessible chromatin from TF-ChIP seq, and SCREEN promoters and open chromatin from DNase-seq experiments. The overlap for a single track was calculated as a fraction of basepairs overlapping the same tissue/celltype track in the compared dataset, e.g. a median of 83.4% of a FANTOM tissue promoter track overlaps its equivalent in the SCREEN dataset, while a median of 8.7% of a SCREEN tissue track is present in equivalent track from the FANTOM dataset.</text:p>
      <text:p text:style-name="Text_20_body"/>
      <text:p text:style-name="Text_20_body"><text:span text:style-name="Domyślna_20_czcionka_20_akapitu"><text:span text:style-name="T2">Table 1. </text:span></text:span>Sensitivity and specificity tested on 146 regulatory mutations in 6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text:p>
      <text:p text:style-name="Text_20_body"><text:span text:style-name="Domyślna_20_czcionka_20_akapitu"><text:span text:style-name="T2">Supplementary Table 1.</text:span></text:span> The list of files used to create Remus database</text:p>
      <text:p text:style-name="Text_20_body"><text:span text:style-name="Domyślna_20_czcionka_20_akapitu"><text:span text:style-name="T2">Supplementary Table 2. </text:span></text:span>Manually curated list of gene-tissue pairs</text:p>
      <text:p text:style-name="Text_20_body"><text:span text:style-name="Domyślna_20_czcionka_20_akapitu"><text:span text:style-name="T2">Supplementary Table 3. </text:span></text:span>Results of the evaluation experiment</text:p>
      <text:p text:style-name="Text_20_body"><text:span text:style-name="Domyślna_20_czcionka_20_akapitu"><text:span text:style-name="T2">Supplementary Table 4. </text:span></text:span>Numbers of tissue and celltype tracks available in Remus</text:p>
      <text:p text:style-name="Text_20_body"><text:span text:style-name="Domyślna_20_czcionka_20_akapitu"><text:span text:style-name="T2">Supplementary Table 5.</text:span></text:span> Genomic span and specificity of tracks in the available datasets</text:p>
      <text:h text:style-name="Nagłówek_20_2" text:outline-level="2"/>
      <text:h text:style-name="P9" text:outline-level="2">References</text:h>
      <text:p text:style-name="Standard"><text:s/></text:p>
      <text:section text:style-name="Sect1" text:name="Sect1">
        <text:p text:style-name="P6">[1]<text:tab/>G. Escaramís, E. Docampo, and R. Rabionet, “A decade of structural variants: Description, history and methods to detect structural variation,” <text:span text:style-name="Domyślna_20_czcionka_20_akapitu"><text:span text:style-name="T3">Brief. Funct. Genomics</text:span></text:span>, vol. 14, no. 5, pp. 305–314, 2015.</text:p>
        <text:p text:style-name="P6">[2]<text:tab/>A. C. Lionel <text:span text:style-name="Domyślna_20_czcionka_20_akapitu"><text:span text:style-name="T3">et al.</text:span></text:span>, “Improved diagnostic yield compared with targeted gene sequencing panels suggests a role for whole-genome sequencing as a first-tier genetic test.,” <text:span text:style-name="Domyślna_20_czcionka_20_akapitu"><text:span text:style-name="T3">Genet. Med.</text:span></text:span>, vol. 20, no. 4, pp. 435–443, 2018.</text:p>
        <text:p text:style-name="P6">[3]<text:tab/>C. Gilissen <text:span text:style-name="Domyślna_20_czcionka_20_akapitu"><text:span text:style-name="T3">et al.</text:span></text:span>, “Genome sequencing identifies major causes of severe intellectual disability,” <text:span text:style-name="Domyślna_20_czcionka_20_akapitu"><text:span text:style-name="T3">Nature</text:span></text:span>, vol. 511, no. 7509, pp. 344–347, 2014.</text:p>
        <text:p text:style-name="P6">[4]<text:tab/>J. Meienberg, R. Bruggmann, K. Oexle, and G. Matyas, “Clinical sequencing : is WGS the better WES ?,” <text:span text:style-name="Domyślna_20_czcionka_20_akapitu"><text:span text:style-name="T3">Hum. Genet.</text:span></text:span>, vol. 135, no. 3, pp. 359–362, 2016.</text:p>
        <text:p text:style-name="P6">[5]<text:tab/>D. Smedley <text:span text:style-name="Domyślna_20_czcionka_20_akapitu"><text:span text:style-name="T3">et al.</text:span></text:span>, “A Whole-Genome Analysis Framework for Effective Identification of Pathogenic Regulatory Variants in Mendelian Disease,” <text:span text:style-name="Domyślna_20_czcionka_20_akapitu"><text:span text:style-name="T3">Am. J. Hum. Genet.</text:span></text:span>, vol. 99, no. 3, pp. 595–606, 2016.</text:p>
        <text:p text:style-name="P6">[6]<text:tab/>The ENCODE Project Consortium <text:span text:style-name="Domyślna_20_czcionka_20_akapitu"><text:span text:style-name="T3">et al.</text:span></text:span>, “An integrated encyclopedia of DNA elements in the human genome.,” <text:span text:style-name="Domyślna_20_czcionka_20_akapitu"><text:span text:style-name="T3">Nature</text:span></text:span>, vol. 489, no. 7414, pp. 57–74, 2012.</text:p>
        <text:p text:style-name="P6">[7]<text:tab/>K. J. Karczewski <text:span text:style-name="Domyślna_20_czcionka_20_akapitu"><text:span text:style-name="T3">et al.</text:span></text:span>, “Variation across 141,456 human exomes and genomes reveals the spectrum of loss-of-function intolerance across human protein-coding genes,” <text:span text:style-name="Domyślna_20_czcionka_20_akapitu"><text:span text:style-name="T3">bioRxiv</text:span></text:span>, p. 531210, Jan. 2019.</text:p>
        <text:p text:style-name="P6">[8]<text:tab/>M. Kircher, D. M. Witten, P. Jain, B. J. O’Roak, G. M. Cooper, and J. Shendure, “A general framework for estimating the relative pathogenicity of human genetic variants.,” <text:span text:style-name="Domyślna_20_czcionka_20_akapitu"><text:span text:style-name="T3">Nat. Genet.</text:span></text:span>, vol. 46, no. 3, pp. 310–5, Mar. 2014.</text:p>
        <text:p text:style-name="P6">[9]<text:tab/>D. Quang, Y. Chen, and X. Xie, “DANN: A deep learning approach for annotating the pathogenicity of genetic variants,” <text:span text:style-name="Domyślna_20_czcionka_20_akapitu"><text:span text:style-name="T3">Bioinformatics</text:span></text:span>, vol. 31, no. 5, pp. 761–763, Mar. 2015.</text:p>
        <text:p text:style-name="P6">[10]<text:tab/>R. Lesurf <text:span text:style-name="Domyślna_20_czcionka_20_akapitu"><text:span text:style-name="T3">et al.</text:span></text:span>, “ORegAnno 3.0: A community-driven resource for curated regulatory annotation,” <text:span text:style-name="Domyślna_20_czcionka_20_akapitu"><text:span text:style-name="T3">Nucleic Acids Res.</text:span></text:span>, vol. 44, no. D1, pp. D126–D132, 2016.</text:p>
        <text:p text:style-name="P6">[11]<text:tab/>A. Visel, S. Minovitsky, I. Dubchak, and L. A. Pennacchio, “VISTA Enhancer Browser - A database of tissue-specific human enhancers,” <text:span text:style-name="Domyślna_20_czcionka_20_akapitu"><text:span text:style-name="T3">Nucleic Acids Res.</text:span></text:span>, vol. 35, no. SUPPL. 1, Jan. 2007.</text:p>
        <text:p text:style-name="P6">[12]<text:tab/>G. Zhang <text:span text:style-name="Domyślna_20_czcionka_20_akapitu"><text:span text:style-name="T3">et al.</text:span></text:span>, “DiseaseEnhancer: A resource of human disease-associated enhancer catalog,” <text:span text:style-name="Domyślna_20_czcionka_20_akapitu"><text:span text:style-name="T3">Nucleic Acids Res.</text:span></text:span>, vol. 46, no. D1, pp. D78–D84, Jan. 2018.</text:p>
        <text:p text:style-name="P6">[13]<text:tab/>A. R. R. R. Forrest <text:span text:style-name="Domyślna_20_czcionka_20_akapitu"><text:span text:style-name="T3">et al.</text:span></text:span>, “A promoter-level mammalian expression atlas.,” <text:span text:style-name="Domyślna_20_czcionka_20_akapitu"><text:span text:style-name="T3">Nature</text:span></text:span>, vol. 507, no. 7493, pp. 462–70, Mar. 2014.</text:p>
        <text:p text:style-name="P6"><text:soft-page-break/>[14]<text:tab/>D. Adams <text:span text:style-name="Domyślna_20_czcionka_20_akapitu"><text:span text:style-name="T3">et al.</text:span></text:span>, “BLUEPRINT to decode the epigenetic signature written in blood,” <text:span text:style-name="Domyślna_20_czcionka_20_akapitu"><text:span text:style-name="T3">Nature Biotechnology</text:span></text:span>, vol. 30, no. 3. Nature Publishing Group, pp. 224–226, 2012.</text:p>
        <text:p text:style-name="P6">[15]<text:tab/>H. Ienasescu <text:span text:style-name="Domyślna_20_czcionka_20_akapitu"><text:span text:style-name="T3">et al.</text:span></text:span>, “On-the-fly selection of cell-specific enhancers, genes, miRNAs and proteins across the human body using SlideBase,” <text:span text:style-name="Domyślna_20_czcionka_20_akapitu"><text:span text:style-name="T3">Database</text:span></text:span>, vol. 2016, p. baw144, Dec. 2016.</text:p>
        <text:p text:style-name="P6">[16]<text:tab/>C. A. Davis <text:span text:style-name="Domyślna_20_czcionka_20_akapitu"><text:span text:style-name="T3">et al.</text:span></text:span>, “The Encyclopedia of DNA elements (ENCODE): Data portal update,” <text:span text:style-name="Domyślna_20_czcionka_20_akapitu"><text:span text:style-name="T3">Nucleic Acids Res.</text:span></text:span>, vol. 46, no. D1, pp. D794–D801, Jan. 2018.</text:p>
        <text:p text:style-name="P6">[17]<text:tab/>D. R. Zerbino <text:span text:style-name="Domyślna_20_czcionka_20_akapitu"><text:span text:style-name="T3">et al.</text:span></text:span>, “Ensembl 2018,” <text:span text:style-name="Domyślna_20_czcionka_20_akapitu"><text:span text:style-name="T3">Nucleic Acids Res.</text:span></text:span>, vol. 46, no. D1, pp. D754–D761, Jan. 2018.</text:p>
        <text:p text:style-name="P6">[18]<text:tab/>J. T. Robinson <text:span text:style-name="Domyślna_20_czcionka_20_akapitu"><text:span text:style-name="T3">et al.</text:span></text:span>, “Integrative genomics viewer,” <text:span text:style-name="Domyślna_20_czcionka_20_akapitu"><text:span text:style-name="T3">Nature Biotechnology</text:span></text:span>, vol. 29, no. 1. pp. 24–26, Jan-2011.</text:p>
        <text:p text:style-name="P6">[19]<text:tab/>W. J. Kent <text:span text:style-name="Domyślna_20_czcionka_20_akapitu"><text:span text:style-name="T3">et al.</text:span></text:span>, “The Human Genome Browser at UCSC,” <text:span text:style-name="Domyślna_20_czcionka_20_akapitu"><text:span text:style-name="T3">Genome Res.</text:span></text:span>, vol. 12, no. 6, pp. 996–1006, May 2002.</text:p>
        <text:p text:style-name="P6">[20]<text:tab/>W. McLaren <text:span text:style-name="Domyślna_20_czcionka_20_akapitu"><text:span text:style-name="T3">et al.</text:span></text:span>, “The Ensembl Variant Effect Predictor,” <text:span text:style-name="Domyślna_20_czcionka_20_akapitu"><text:span text:style-name="T3">Genome Biol.</text:span></text:span>, vol. 17, no. 1, p. 122, Dec. 2016.</text:p>
        <text:p text:style-name="P6">[21]<text:tab/>K. Wang, M. Li, and H. Hakonarson, “ANNOVAR: functional annotation of genetic variants from high-throughput sequencing data,” <text:span text:style-name="Domyślna_20_czcionka_20_akapitu"><text:span text:style-name="T3">Nucleic Acids Res.</text:span></text:span>, vol. 38, no. 16, pp. e164–e164, Sep. 2010.</text:p>
        <text:p text:style-name="P6">[22]<text:tab/>Z. Wang <text:span text:style-name="Domyślna_20_czcionka_20_akapitu"><text:span text:style-name="T3">et al.</text:span></text:span>, “HEDD: Human Enhancer Disease Database,” <text:span text:style-name="Domyślna_20_czcionka_20_akapitu"><text:span text:style-name="T3">Nucleic Acids Res.</text:span></text:span>, vol. 46, no. D1, pp. D113–D120, 2018.</text:p>
        <text:p text:style-name="P6">[23]<text:tab/>S. Fishilevich <text:span text:style-name="Domyślna_20_czcionka_20_akapitu"><text:span text:style-name="T3">et al.</text:span></text:span>, “GeneHancer: genome-wide integration of enhancers and target genes in GeneCards,” <text:span text:style-name="Domyślna_20_czcionka_20_akapitu"><text:span text:style-name="T3">Database (Oxford).</text:span></text:span>, vol. 2017, Jan. 2017.</text:p>
        <text:p text:style-name="P6">[24]<text:tab/>D. Karolchik, “The UCSC Table Browser data retrieval tool,” <text:span text:style-name="Domyślna_20_czcionka_20_akapitu"><text:span text:style-name="T3">Nucleic Acids Res.</text:span></text:span>, vol. 32, no. 90001, pp. 493D – 496, Jan. 2004.</text:p>
        <text:p text:style-name="P6">[25]<text:tab/>C.-H. Chou <text:span text:style-name="Domyślna_20_czcionka_20_akapitu"><text:span text:style-name="T3">et al.</text:span></text:span>, “miRTarBase update 2018: a resource for experimentally validated microRNA-target interactions.,” <text:span text:style-name="Domyślna_20_czcionka_20_akapitu"><text:span text:style-name="T3">Nucleic Acids Res.</text:span></text:span>, vol. 46, no. D1, pp. D296–D302, Jan. 2018.</text:p>
        <text:p text:style-name="P6">[26]<text:tab/>C. Sticht, C. De La Torre, A. Parveen, and N. Gretz, “miRWalk: An online resource for prediction of microRNA binding sites.,” <text:span text:style-name="Domyślna_20_czcionka_20_akapitu"><text:span text:style-name="T3">PLoS One</text:span></text:span>, vol. 13, no. 10, p. e0206239, 2018.</text:p>
        <text:p text:style-name="P6">[27]<text:tab/>A. S. Hinrichs, “The UCSC Genome Browser Database: update 2006,” <text:span text:style-name="Domyślna_20_czcionka_20_akapitu"><text:span text:style-name="T3">Nucleic Acids Res.</text:span></text:span>, vol. 34, no. 90001, pp. D590–D598, Jan. 2006.</text:p>
        <text:p text:style-name="P6">[28]<text:tab/>A. R. Quinlan and I. M. Hall, “BEDTools: A flexible suite of utilities for comparing genomic features,” <text:span text:style-name="Domyślna_20_czcionka_20_akapitu"><text:span text:style-name="T3">Bioinformatics</text:span></text:span>, vol. 26, no. 6, pp. 841–842, Jan. 2010.</text:p>
        <text:p text:style-name="P6">[29]<text:tab/>F. Abascal <text:span text:style-name="Domyślna_20_czcionka_20_akapitu"><text:span text:style-name="T3">et al.</text:span></text:span>, “Expanded encyclopaedias of DNA elements in the human and mouse genomes,” <text:span text:style-name="Domyślna_20_czcionka_20_akapitu"><text:span text:style-name="T3">Nature</text:span></text:span>, vol. 583, no. 7818, pp. 699–710, 2020.</text:p>
        <text:p text:style-name="P6"><text:soft-page-break/>[30]<text:tab/>R. K. Dale, B. S. Pedersen, and A. R. Quinlan, “Pybedtools: a flexible Python library for manipulating genomic datasets and annotations.,” <text:span text:style-name="Domyślna_20_czcionka_20_akapitu"><text:span text:style-name="T3">Bioinformatics</text:span></text:span>, vol. 27, no. 24, pp. 3423–4, Dec. 2011.</text:p>
        <text:p text:style-name="P6">[31]<text:tab/>P. Sztromwasser <text:span text:style-name="Domyślna_20_czcionka_20_akapitu"><text:span text:style-name="T3">et al.</text:span></text:span>, “A cross-sectional study of patients referred for HNF1B-MODY genetic testing due to cystic kidneys and diabetes,” <text:span text:style-name="Domyślna_20_czcionka_20_akapitu"><text:span text:style-name="T3">Pediatr. Diabetes</text:span></text:span>, p. pedi.12959, Jan. 2019.</text:p>
        <text:p text:style-name="P6">[32]<text:tab/>M. Borowiec <text:span text:style-name="Domyślna_20_czcionka_20_akapitu"><text:span text:style-name="T3">et al.</text:span></text:span>, “Mutations at the BLK locus linked to maturity onset diabetes of the young and beta-cell dysfunction.,” <text:span text:style-name="Domyślna_20_czcionka_20_akapitu"><text:span text:style-name="T3">Proc. Natl. Acad. Sci. U. S. A.</text:span></text:span>, vol. 106, no. 34, pp. 14460–5, Aug. 2009.</text:p>
        <text:p text:style-name="P6">[33]<text:tab/>R. Kodzius <text:span text:style-name="Domyślna_20_czcionka_20_akapitu"><text:span text:style-name="T3">et al.</text:span></text:span>, “Cage: Cap analysis of gene expression,” <text:span text:style-name="Domyślna_20_czcionka_20_akapitu"><text:span text:style-name="T3">Nat. Methods</text:span></text:span>, vol. 3, no. 3, p. 211, 2006.</text:p>
        <text:p text:style-name="P6">[34]<text:tab/>R. Andersson <text:span text:style-name="Domyślna_20_czcionka_20_akapitu"><text:span text:style-name="T3">et al.</text:span></text:span>, “An atlas of active enhancers across human cell types and tissues,” <text:span text:style-name="Domyślna_20_czcionka_20_akapitu"><text:span text:style-name="T3">Nature</text:span></text:span>, vol. 507, no. 7493, pp. 455–461, 2014.</text:p>
        <text:p text:style-name="P6">[35]<text:tab/>M. N. Weedon <text:span text:style-name="Domyślna_20_czcionka_20_akapitu"><text:span text:style-name="T3">et al.</text:span></text:span>, “Recessive mutations in a distal PTF1A enhancer cause isolated pancreatic agenesis,” <text:span text:style-name="Domyślna_20_czcionka_20_akapitu"><text:span text:style-name="T3">Nat. Genet.</text:span></text:span>, vol. 46, no. 1, pp. 61–64, 2014.</text:p>
        <text:p text:style-name="P6">[36]<text:tab/>M. Shabani and P. Borry, “Rules for processing genetic data for research purposes in view of the new EU General Data Protection Regulation /706/689/179 /706/689 review-article,” <text:span text:style-name="Domyślna_20_czcionka_20_akapitu"><text:span text:style-name="T3">European Journal of Human Genetics</text:span></text:span>, vol. 26, no. 2. Nature Publishing Group, pp. 149–156, 01-Feb-2018.</text:p>
        <text:p text:style-name="P6">[37]<text:tab/>G. Zhang <text:span text:style-name="Domyślna_20_czcionka_20_akapitu"><text:span text:style-name="T3">et al.</text:span></text:span>, “IPEV: a web server for inferring pathogenic enhancers with variants,” <text:span text:style-name="Domyślna_20_czcionka_20_akapitu"><text:span text:style-name="T3">Prepr. (Version 1) available Res. Sq.</text:span></text:span>, 2019.</text:p>
        <text:p text:style-name="Standard">[38]<text:tab/>M. Williams <text:span text:style-name="Domyślna_20_czcionka_20_akapitu"><text:span text:style-name="T3">et al.</text:span></text:span>, “N-Acetylglutamate Synthase Deficiency Due to a Recurrent Sequence Variant in the N-acetylglutamate Synthase Enhancer Region,” <text:span text:style-name="Domyślna_20_czcionka_20_akapitu"><text:span text:style-name="T3">Sci. Rep.</text:span></text:span>, vol. 8, no. 1, Dec. 2018.</text:p>
      </text:section>
      <text:section text:style-name="Sect1" text:name="Sect2">
        <text:p text:style-name="Standard"><text:s/></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główek_20_1" style:display-name="Nagłówek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główek_20_2" style:display-name="Nagłówek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główek_20_3" style:display-name="Nagłówek 3" style:family="paragraph" style:parent-style-name="Heading" style:default-outline-level="3">
      <style:paragraph-properties fo:hyphenation-ladder-count="no-limit"/>
      <style:text-properties fo:hyphenate="false"/>
    </style:style>
    <style:style style:name="Nagłówek_20_4" style:display-name="Nagłówek 4" style:family="paragraph" style:parent-style-name="Normalny" style:next-style-name="Normalny" style:default-outline-level="4">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ytuł"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tandard_20__28_user_29_" style:display-name="Standard (user)" style:family="paragraph">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 style:family="paragraph" style:parent-style-name="Legenda" style:class="extra">
      <style:paragraph-properties fo:hyphenation-ladder-count="no-limit"/>
      <style:text-properties fo:hyphenate="false"/>
    </style:style>
    <style:style style:name="Stopka" style:family="paragraph" style:parent-style-name="Standard">
      <style:paragraph-properties fo:hyphenation-ladder-count="no-limit"/>
      <style:text-properties fo:hyphenate="false"/>
    </style:style>
    <style:style style:name="Nagłówek" style:family="paragraph" style:parent-style-name="Standard">
      <style:paragraph-properties fo:hyphenation-ladder-count="no-limit"/>
      <style:text-properties fo:hyphenate="false"/>
    </style:style>
    <style:style style:name="Tekst_20_komentarza" style:display-name="Tekst komentarza" style:family="paragraph" style:parent-style-name="Normalny">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Normalny">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ny_20__28_Web_29_" style:display-name="Normalny (Web)" style:family="paragraph" style:parent-style-name="Normalny">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pl" fo:country="PL"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ation" style:family="text">
      <style:text-properties fo:font-style="italic" style:font-style-asian="italic" style:font-style-complex="italic"/>
    </style:style>
    <style:style style:name="Line_20_numbering" style:display-name="Line numbering" style:family="text"/>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name-complex="Mangal" style:font-family-complex="Mangal" style:font-family-generic-complex="roman" style:font-pitch-complex="variable" style:font-size-complex="9pt"/>
    </style:style>
    <style:style style:name="Temat_20_komentarza_20_Znak" style:display-name="Temat komentarza Znak" style:family="text" style:parent-style-name="Tekst_20_komentarza_20_Znak">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kst_20_dymka_20_Znak" style:display-name="Tekst dymka Znak" style:family="text" style:parent-style-name="Domyślna_20_czcionka_20_akapitu">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Nagłówek_20_4_20_Znak" style:display-name="Nagłówek 4 Znak" style:family="text" style:parent-style-name="Domyślna_20_czcionka_20_akapitu">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Nierozpoznana_20_wzmianka" style:display-name="Nierozpoznana wzmianka" style:family="text" style:parent-style-name="Domyślna_20_czcionka_20_akapitu">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Paweł Sztromwasser</meta:initial-creator>
    <dc:creator>Paweł Sztromwasser</dc:creator>
    <meta:creation-date>2020-11-23T09:15:00Z</meta:creation-date>
    <dc:date>2021-01-17T22:25:11.210853217</dc:date>
    <meta:editing-cycles>8</meta:editing-cycles>
    <meta:editing-duration>PT15H17M</meta:editing-duration>
    <meta:document-statistic meta:table-count="0" meta:image-count="0" meta:object-count="0" meta:page-count="21" meta:paragraph-count="153" meta:word-count="7636" meta:character-count="50999" meta:non-whitespace-character-count="43521"/>
    <meta:user-defined meta:name="Mendeley Citation Style_1">http://www.zotero.org/styles/ieee</meta:user-defined>
    <meta:user-defined meta:name="Mendeley Document_1">True</meta:user-defined>
    <meta:user-defined meta:name="Mendeley Unique User Id_1">30493244-bd43-3aaa-b53a-f2f154267270</meta:user-defined>
    <meta:user-defined meta:name="Mendeley_Bookmark_1ISKDW9IRn_1">ADDIN CSL_CITATION {"citationItems": [{"uris": ["http://www.mendeley.com/documents/?uuid=b8a2b8fe-fd39-3330-a3f3-8a79aaf341ba"], "itemData": {"DOI": "10.1038/gim.2017.119", "volume": "20", "ISSN": "1530-0366", "page": "435-443", "id": "ITEM-1", "title": "</meta:user-defined>
    <meta:user-defined meta:name="Mendeley_Bookmark_1ISKDW9IRn_10" meta:value-type="string">dropping-particle": "", "family": "Monfared", "non-dropping-particle": "", "suffix": "", "given": "Nasim", "parse-names": false}, {"dropping-particle": "", "family": "Walker", "non-dropping-particle": "", "suffix": "", "given": "Susan", "parse-names": fal</meta:user-defined>
    <meta:user-defined meta:name="Mendeley_Bookmark_1ISKDW9IRn_11" meta:value-type="string">se}, {"dropping-particle": "", "family": "Reuter", "non-dropping-particle": "", "suffix": "", "given": "Miriam S", "parse-names": false}, {"dropping-particle": "", "family": "Hosseini", "non-dropping-particle": "", "suffix": "", "given": "S Mohsen", "pars</meta:user-defined>
    <meta:user-defined meta:name="Mendeley_Bookmark_1ISKDW9IRn_12" meta:value-type="string">e-names": false}, {"dropping-particle": "", "family": "Thiruvahindrapuram", "non-dropping-particle": "", "suffix": "", "given": "Bhooma", "parse-names": false}, {"dropping-particle": "", "family": "Merico", "non-dropping-particle": "", "suffix": "", "give</meta:user-defined>
    <meta:user-defined meta:name="Mendeley_Bookmark_1ISKDW9IRn_13" meta:value-type="string">n": "Daniele", "parse-names": false}, {"dropping-particle": "", "family": "Jobling", "non-dropping-particle": "", "suffix": "", "given": "Rebekah", "parse-names": false}, {"dropping-particle": "", "family": "Nalpathamkalam", "non-dropping-particle": "", "</meta:user-defined>
    <meta:user-defined meta:name="Mendeley_Bookmark_1ISKDW9IRn_14" meta:value-type="string">suffix": "", "given": "Thomas", "parse-names": false}, {"dropping-particle": "", "family": "Pellecchia", "non-dropping-particle": "", "suffix": "", "given": "Giovanna", "parse-names": false}, {"dropping-particle": "", "family": "Sung", "non-dropping-parti</meta:user-defined>
    <meta:user-defined meta:name="Mendeley_Bookmark_1ISKDW9IRn_15" meta:value-type="string">cle": "", "suffix": "", "given": "Wilson W L", "parse-names": false}, {"dropping-particle": "", "family": "Wang", "non-dropping-particle": "", "suffix": "", "given": "Zhuozhi", "parse-names": false}, {"dropping-particle": "", "family": "Bikangaga", "non-d</meta:user-defined>
    <meta:user-defined meta:name="Mendeley_Bookmark_1ISKDW9IRn_16" meta:value-type="string">ropping-particle": "", "suffix": "", "given": "Peter", "parse-names": false}, {"dropping-particle": "", "family": "Boelman", "non-dropping-particle": "", "suffix": "", "given": "Cyrus", "parse-names": false}, {"dropping-particle": "", "family": "Carter", </meta:user-defined>
    <meta:user-defined meta:name="Mendeley_Bookmark_1ISKDW9IRn_17" meta:value-type="string">"non-dropping-particle": "", "suffix": "", "given": "Melissa T", "parse-names": false}, {"dropping-particle": "", "family": "Cordeiro", "non-dropping-particle": "", "suffix": "", "given": "Dawn", "parse-names": false}, {"dropping-particle": "", "family": </meta:user-defined>
    <meta:user-defined meta:name="Mendeley_Bookmark_1ISKDW9IRn_18" meta:value-type="string">"Cytrynbaum", "non-dropping-particle": "", "suffix": "", "given": "Cheryl", "parse-names": false}, {"dropping-particle": "", "family": "Dell", "non-dropping-particle": "", "suffix": "", "given": "Sharon D", "parse-names": false}, {"dropping-particle": "",</meta:user-defined>
    <meta:user-defined meta:name="Mendeley_Bookmark_1ISKDW9IRn_19" meta:value-type="string"> "family": "Dhir", "non-dropping-particle": "", "suffix": "", "given": "Priya", "parse-names": false}, {"dropping-particle": "", "family": "Dowling", "non-dropping-particle": "", "suffix": "", "given": "James J", "parse-names": false}, {"dropping-particle</meta:user-defined>
    <meta:user-defined meta:name="Mendeley_Bookmark_1ISKDW9IRn_2" meta:value-type="string">Improved diagnostic yield compared with targeted gene sequencing panels suggests a role for whole-genome sequencing as a first-tier genetic test.", "issue": "4", "type": "article-journal", "abstract": "PurposeGenetic testing is an integral diagnostic comp</meta:user-defined>
    <meta:user-defined meta:name="Mendeley_Bookmark_1ISKDW9IRn_20" meta:value-type="string">": "", "family": "Heon", "non-dropping-particle": "", "suffix": "", "given": "Elise", "parse-names": false}, {"dropping-particle": "", "family": "Hewson", "non-dropping-particle": "", "suffix": "", "given": "Stacy", "parse-names": false}, {"dropping-parti</meta:user-defined>
    <meta:user-defined meta:name="Mendeley_Bookmark_1ISKDW9IRn_21" meta:value-type="string">cle": "", "family": "Hiraki", "non-dropping-particle": "", "suffix": "", "given": "Linda", "parse-names": false}, {"dropping-particle": "", "family": "Inbar-Feigenberg", "non-dropping-particle": "", "suffix": "", "given": "Michal", "parse-names": false}, </meta:user-defined>
    <meta:user-defined meta:name="Mendeley_Bookmark_1ISKDW9IRn_22" meta:value-type="string">{"dropping-particle": "", "family": "Klatt", "non-dropping-particle": "", "suffix": "", "given": "Regan", "parse-names": false}, {"dropping-particle": "", "family": "Kronick", "non-dropping-particle": "", "suffix": "", "given": "Jonathan", "parse-names": </meta:user-defined>
    <meta:user-defined meta:name="Mendeley_Bookmark_1ISKDW9IRn_23" meta:value-type="string">false}, {"dropping-particle": "", "family": "Laxer", "non-dropping-particle": "", "suffix": "", "given": "Ronald M", "parse-names": false}, {"dropping-particle": "", "family": "Licht", "non-dropping-particle": "", "suffix": "", "given": "Christoph", "pars</meta:user-defined>
    <meta:user-defined meta:name="Mendeley_Bookmark_1ISKDW9IRn_24" meta:value-type="string">e-names": false}, {"dropping-particle": "", "family": "MacDonald", "non-dropping-particle": "", "suffix": "", "given": "Heather", "parse-names": false}, {"dropping-particle": "", "family": "Mercimek-Andrews", "non-dropping-particle": "", "suffix": "", "gi</meta:user-defined>
    <meta:user-defined meta:name="Mendeley_Bookmark_1ISKDW9IRn_25" meta:value-type="string">ven": "Saadet", "parse-names": false}, {"dropping-particle": "", "family": "Mendoza-Londono", "non-dropping-particle": "", "suffix": "", "given": "Roberto", "parse-names": false}, {"dropping-particle": "", "family": "Piscione", "non-dropping-particle": ""</meta:user-defined>
    <meta:user-defined meta:name="Mendeley_Bookmark_1ISKDW9IRn_26" meta:value-type="string">, "suffix": "", "given": "Tino", "parse-names": false}, {"dropping-particle": "", "family": "Schneider", "non-dropping-particle": "", "suffix": "", "given": "Rayfel", "parse-names": false}, {"dropping-particle": "", "family": "Schulze", "non-dropping-part</meta:user-defined>
    <meta:user-defined meta:name="Mendeley_Bookmark_1ISKDW9IRn_27" meta:value-type="string">icle": "", "suffix": "", "given": "Andreas", "parse-names": false}, {"dropping-particle": "", "family": "Silverman", "non-dropping-particle": "", "suffix": "", "given": "Earl", "parse-names": false}, {"dropping-particle": "", "family": "Siriwardena", "non</meta:user-defined>
    <meta:user-defined meta:name="Mendeley_Bookmark_1ISKDW9IRn_28" meta:value-type="string">-dropping-particle": "", "suffix": "", "given": "Komudi", "parse-names": false}, {"dropping-particle": "", "family": "Snead", "non-dropping-particle": "", "suffix": "", "given": "O Carter", "parse-names": false}, {"dropping-particle": "", "family": "Sondh</meta:user-defined>
    <meta:user-defined meta:name="Mendeley_Bookmark_1ISKDW9IRn_29" meta:value-type="string">eimer", "non-dropping-particle": "", "suffix": "", "given": "Neal", "parse-names": false}, {"dropping-particle": "", "family": "Sutherland", "non-dropping-particle": "", "suffix": "", "given": "Joanne", "parse-names": false}, {"dropping-particle": "", "fa</meta:user-defined>
    <meta:user-defined meta:name="Mendeley_Bookmark_1ISKDW9IRn_3" meta:value-type="string">onent of pediatric medicine. Standard of care is often a time-consuming stepwise approach involving chromosomal microarray analysis and targeted gene sequencing panels, which can be costly and inconclusive. Whole-genome sequencing (WGS) provides a compreh</meta:user-defined>
    <meta:user-defined meta:name="Mendeley_Bookmark_1ISKDW9IRn_30" meta:value-type="string">mily": "Vincent", "non-dropping-particle": "", "suffix": "", "given": "Ajoy", "parse-names": false}, {"dropping-particle": "", "family": "Wasserman", "non-dropping-particle": "", "suffix": "", "given": "Jonathan D", "parse-names": false}, {"dropping-parti</meta:user-defined>
    <meta:user-defined meta:name="Mendeley_Bookmark_1ISKDW9IRn_31" meta:value-type="string">cle": "", "family": "Weksberg", "non-dropping-particle": "", "suffix": "", "given": "Rosanna", "parse-names": false}, {"dropping-particle": "", "family": "Shuman", "non-dropping-particle": "", "suffix": "", "given": "Cheryl", "parse-names": false}, {"drop</meta:user-defined>
    <meta:user-defined meta:name="Mendeley_Bookmark_1ISKDW9IRn_32" meta:value-type="string">ping-particle": "", "family": "Carew", "non-dropping-particle": "", "suffix": "", "given": "Chris", "parse-names": false}, {"dropping-particle": "", "family": "Szego", "non-dropping-particle": "", "suffix": "", "given": "Michael J", "parse-names": false},</meta:user-defined>
    <meta:user-defined meta:name="Mendeley_Bookmark_1ISKDW9IRn_33" meta:value-type="string"> {"dropping-particle": "", "family": "Hayeems", "non-dropping-particle": "", "suffix": "", "given": "Robin Z", "parse-names": false}, {"dropping-particle": "", "family": "Basran", "non-dropping-particle": "", "suffix": "", "given": "Raveen", "parse-names"</meta:user-defined>
    <meta:user-defined meta:name="Mendeley_Bookmark_1ISKDW9IRn_34" meta:value-type="string">: false}, {"dropping-particle": "", "family": "Stavropoulos", "non-dropping-particle": "", "suffix": "", "given": "Dimitri J", "parse-names": false}, {"dropping-particle": "", "family": "Ray", "non-dropping-particle": "", "suffix": "", "given": "Peter N",</meta:user-defined>
    <meta:user-defined meta:name="Mendeley_Bookmark_1ISKDW9IRn_35" meta:value-type="string"> "parse-names": false}, {"dropping-particle": "", "family": "Bowdin", "non-dropping-particle": "", "suffix": "", "given": "Sarah", "parse-names": false}, {"dropping-particle": "", "family": "Meyn", "non-dropping-particle": "", "suffix": "", "given": "M St</meta:user-defined>
    <meta:user-defined meta:name="Mendeley_Bookmark_1ISKDW9IRn_36" meta:value-type="string">ephen", "parse-names": false}, {"dropping-particle": "", "family": "Cohn", "non-dropping-particle": "", "suffix": "", "given": "Ronald D", "parse-names": false}, {"dropping-particle": "", "family": "Scherer", "non-dropping-particle": "", "suffix": "", "gi</meta:user-defined>
    <meta:user-defined meta:name="Mendeley_Bookmark_1ISKDW9IRn_37" meta:value-type="string">ven": "Stephen W", "parse-names": false}, {"dropping-particle": "", "family": "Marshall", "non-dropping-particle": "", "suffix": "", "given": "Christian R", "parse-names": false}], "publisher": "Nature Publishing Group", "container-title": "Genetics in me</meta:user-defined>
    <meta:user-defined meta:name="Mendeley_Bookmark_1ISKDW9IRn_38" meta:value-type="string">dicine : official journal of the American College of Medical Genetics"}, "id": "ITEM-1"}], "mendeley": {"previouslyFormattedCitation": "(Lionel et al. 2018)", "plainTextFormattedCitation": "(Lionel et al. 2018)", "formattedCitation": "(Lionel et al. 2018)</meta:user-defined>
    <meta:user-defined meta:name="Mendeley_Bookmark_1ISKDW9IRn_39" meta:value-type="string">"}, "properties": {"noteIndex": 0}, "schema": "https://github.com/citation-style-language/schema/raw/master/csl-citation.json"}</meta:user-defined>
    <meta:user-defined meta:name="Mendeley_Bookmark_1ISKDW9IRn_4" meta:value-type="string">ensive testing platform that has the potential to streamline genetic assessments, but there are limited comparative data to guide its clinical use.MethodsWe prospectively recruited 103 patients from pediatric non-genetic subspecialty clinics, each with a </meta:user-defined>
    <meta:user-defined meta:name="Mendeley_Bookmark_1ISKDW9IRn_5" meta:value-type="string">clinical phenotype suggestive of an underlying genetic disorder, and compared the diagnostic yield and coverage of WGS with those of conventional genetic testing.ResultsWGS identified diagnostic variants in 41% of individuals, representing a significant i</meta:user-defined>
    <meta:user-defined meta:name="Mendeley_Bookmark_1ISKDW9IRn_6" meta:value-type="string">ncrease over conventional testing results (24%; P\u2009=\u20090.01). Genes clinically sequenced in the cohort (n\u2009=\u20091,226) were well covered by WGS, with a median exonic coverage of 40 \u00d7 \u00b18 \u00d7 (mean \u00b1SD). All the molecular diag</meta:user-defined>
    <meta:user-defined meta:name="Mendeley_Bookmark_1ISKDW9IRn_7" meta:value-type="string">noses made by conventional methods were captured by WGS. The 18 new diagnoses made with WGS included structural and non-exonic sequence variants not detectable with whole-exome sequencing, and confirmed recent disease associations with the genes PIGG, RNU</meta:user-defined>
    <meta:user-defined meta:name="Mendeley_Bookmark_1ISKDW9IRn_8" meta:value-type="string">4ATAC, TRIO, and UNC13A.ConclusionWGS as a primary clinical test provided a higher diagnostic yield than conventional genetic testing in a clinically heterogeneous cohort.", "issued": {"date-parts": [["2018"]]}, "PMID": "28771251", "author": [{"dropping-p</meta:user-defined>
    <meta:user-defined meta:name="Mendeley_Bookmark_1ISKDW9IRn_9" meta:value-type="string">article": "", "family": "Lionel", "non-dropping-particle": "", "suffix": "", "given": "Anath C", "parse-names": false}, {"dropping-particle": "", "family": "Costain", "non-dropping-particle": "", "suffix": "", "given": "Gregory", "parse-names": false}, {"</meta:user-defined>
    <meta:user-defined meta:name="Mendeley_Bookmark_1mNeh5Gfmb_1" meta:value-type="string">ADDIN CSL_CITATION {"citationItems": [{"uris": ["http://www.mendeley.com/documents/?uuid=f954af3c-2bc7-4509-9f29-ddf2051e9f5c"], "itemData": {"DOI": "10.1016/j.ajhg.2016.07.005", "volume": "99", "ISSN": "15376605", "page": "595-606", "id": "ITEM-1", "titl</meta:user-defined>
    <meta:user-defined meta:name="Mendeley_Bookmark_1mNeh5Gfmb_10" meta:value-type="string">e": "", "family": "J\u00e4ger", "non-dropping-particle": "", "suffix": "", "given": "Marten", "parse-names": false}, {"dropping-particle": "", "family": "Hochheiser", "non-dropping-particle": "", "suffix": "", "given": "Harry", "parse-names": false}, {"dr</meta:user-defined>
    <meta:user-defined meta:name="Mendeley_Bookmark_1mNeh5Gfmb_11" meta:value-type="string">opping-particle": "", "family": "Washington", "non-dropping-particle": "", "suffix": "", "given": "Nicole\u00a0L L.", "parse-names": false}, {"dropping-particle": "", "family": "McMurry", "non-dropping-particle": "", "suffix": "", "given": "Julie\u00a0A A</meta:user-defined>
    <meta:user-defined meta:name="Mendeley_Bookmark_1mNeh5Gfmb_12" meta:value-type="string">.", "parse-names": false}, {"dropping-particle": "", "family": "Haendel", "non-dropping-particle": "", "suffix": "", "given": "Melissa\u00a0A A.", "parse-names": false}, {"dropping-particle": "", "family": "Mungall", "non-dropping-particle": "", "suffix":</meta:user-defined>
    <meta:user-defined meta:name="Mendeley_Bookmark_1mNeh5Gfmb_13" meta:value-type="string"> "", "given": "Christopher\u00a0J J.", "parse-names": false}, {"dropping-particle": "", "family": "Lewis", "non-dropping-particle": "", "suffix": "", "given": "Suzanna\u00a0E E.", "parse-names": false}, {"dropping-particle": "", "family": "Groza", "non-dr</meta:user-defined>
    <meta:user-defined meta:name="Mendeley_Bookmark_1mNeh5Gfmb_14" meta:value-type="string">opping-particle": "", "suffix": "", "given": "Tudor", "parse-names": false}, {"dropping-particle": "", "family": "Valentini", "non-dropping-particle": "", "suffix": "", "given": "Giorgio", "parse-names": false}, {"dropping-particle": "", "family": "Robins</meta:user-defined>
    <meta:user-defined meta:name="Mendeley_Bookmark_1mNeh5Gfmb_15" meta:value-type="string">on", "non-dropping-particle": "", "suffix": "", "given": "Peter\u00a0N N.", "parse-names": false}], "container-title": "American Journal of Human Genetics"}, "id": "ITEM-1"}], "mendeley": {"plainTextFormattedCitation": "(Smedley et al. 2016)", "formattedC</meta:user-defined>
    <meta:user-defined meta:name="Mendeley_Bookmark_1mNeh5Gfmb_16" meta:value-type="string">itation": "(Smedley et al. 2016)"}, "properties": {"noteIndex": 0}, "schema": "https://github.com/citation-style-language/schema/raw/master/csl-citation.json"}</meta:user-defined>
    <meta:user-defined meta:name="Mendeley_Bookmark_1mNeh5Gfmb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1mNeh5Gfmb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1mNeh5Gfmb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1mNeh5Gfmb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1mNeh5Gfmb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1mNeh5Gfmb_7" meta:value-type="string">icle": "", "suffix": "", "given": "Damian", "parse-names": false}, {"dropping-particle": "", "family": "Schubach", "non-dropping-particle": "", "suffix": "", "given": "Max", "parse-names": false}, {"dropping-particle": "", "family": "Jacobsen", "non-dropp</meta:user-defined>
    <meta:user-defined meta:name="Mendeley_Bookmark_1mNeh5Gfmb_8" meta:value-type="string">ing-particle": "", "suffix": "", "given": "Julius\u00a0O O.B.", "parse-names": false}, {"dropping-particle": "", "family": "K\u00f6hler", "non-dropping-particle": "", "suffix": "", "given": "Sebastian", "parse-names": false}, {"dropping-particle": "", "fa</meta:user-defined>
    <meta:user-defined meta:name="Mendeley_Bookmark_1mNeh5Gfmb_9" meta:value-type="string">mily": "Zemojtel", "non-dropping-particle": "", "suffix": "", "given": "Tomasz", "parse-names": false}, {"dropping-particle": "", "family": "Spielmann", "non-dropping-particle": "", "suffix": "", "given": "Malte", "parse-names": false}, {"dropping-particl</meta:user-defined>
    <meta:user-defined meta:name="Mendeley_Bookmark_26XpMR48Me_1" meta:value-type="string">ADDIN CSL_CITATION {"citationItems": [{"uris": ["http://www.mendeley.com/documents/?uuid=408d1675-46ce-47e7-8b6b-5bd7ba1db18d"], "itemData": {"DOI": "10.1093/bfgp/elv014", "volume": "14", "ISSN": "20412657", "page": "305-314", "id": "ITEM-1", "title": "A </meta:user-defined>
    <meta:user-defined meta:name="Mendeley_Bookmark_26XpMR48Me_2" meta:value-type="string">decade of structural variants: Description, history and methods to detect structural variation", "issue": "5", "type": "article-journal", "abstract": "In the past decade, the view on genomic structural variation (SV) has been changed completely. SVs, prev</meta:user-defined>
    <meta:user-defined meta:name="Mendeley_Bookmark_26XpMR48Me_3" meta:value-type="string">iously considered rare events, are now recognized as the largest source of interindividual genetic variation affecting more bases than single nucleotide polymorphisms, variable number of tandem repeats and other small genetic variants. They have also been</meta:user-defined>
    <meta:user-defined meta:name="Mendeley_Bookmark_26XpMR48Me_4" meta:value-type="string"> shown to play a role in phenotypic variation and in disease. In this review, the authors will provide an introduction to SV; a short historical perspective on the research of this source of genomic variation; a description of the types of structural vari</meta:user-defined>
    <meta:user-defined meta:name="Mendeley_Bookmark_26XpMR48Me_5" meta:value-type="string">ants, and on how they may have arisen; and an overview on methods of detecting structural variants, focusing on the analysis of high-throughput sequencing data.", "issued": {"date-parts": [["2015"]]}, "author": [{"dropping-particle": "", "family": "Escara</meta:user-defined>
    <meta:user-defined meta:name="Mendeley_Bookmark_26XpMR48Me_6" meta:value-type="string">m\u00eds", "non-dropping-particle": "", "suffix": "", "given": "Ge\u00f3rgia", "parse-names": false}, {"dropping-particle": "", "family": "Docampo", "non-dropping-particle": "", "suffix": "", "given": "Elisa", "parse-names": false}, {"dropping-particle": </meta:user-defined>
    <meta:user-defined meta:name="Mendeley_Bookmark_26XpMR48Me_7" meta:value-type="string">"", "family": "Rabionet", "non-dropping-particle": "", "suffix": "", "given": "Raquel", "parse-names": false}], "container-title": "Briefings in Functional Genomics"}, "id": "ITEM-1"}], "mendeley": {"previouslyFormattedCitation": "(Escaram\u00eds, Docampo</meta:user-defined>
    <meta:user-defined meta:name="Mendeley_Bookmark_26XpMR48Me_8" meta:value-type="string">, and Rabionet 2015)", "plainTextFormattedCitation": "(Escaram\u00eds, Docampo, and Rabionet 2015)", "formattedCitation": "(Escaram\u00eds, Docampo, and Rabionet 2015)"}, "properties": {"noteIndex": 0}, "schema": "https://github.com/citation-style-languag</meta:user-defined>
    <meta:user-defined meta:name="Mendeley_Bookmark_26XpMR48Me_9" meta:value-type="string">e/schema/raw/master/csl-citation.json"}</meta:user-defined>
    <meta:user-defined meta:name="Mendeley_Bookmark_2Zv1yr5TMI_1" meta:value-type="string">ADDIN CSL_CITATION {"citationItems": [{"uris": ["http://www.mendeley.com/documents/?uuid=4438e26a-0a34-3a99-b5ae-6accf5cf5e58"], "itemData": {"DOI": "10.1371/journal.pone.0206239", "volume": "13", "ISSN": "1932-6203", "page": "e0206239", "id": "ITEM-1", "</meta:user-defined>
    <meta:user-defined meta:name="Mendeley_Bookmark_2Zv1yr5TMI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2Zv1yr5TMI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2Zv1yr5TMI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2Zv1yr5TMI_5" meta:value-type="string">abase URL: http://mirwalk.umm.uni-heidelberg.de.", "issued": {"date-parts": [["2018"]]}, "PMID": "30335862", "author": [{"dropping-particle": "", "family": "Sticht", "non-dropping-particle": "", "suffix": "", "given": "Carsten", "parse-names": false}, {"d</meta:user-defined>
    <meta:user-defined meta:name="Mendeley_Bookmark_2Zv1yr5TMI_6" meta:value-type="string">ropping-particle": "", "family": "La Torre", "non-dropping-particle": "De", "suffix": "", "given": "Carolina", "parse-names": false}, {"dropping-particle": "", "family": "Parveen", "non-dropping-particle": "", "suffix": "", "given": "Alisha", "parse-names</meta:user-defined>
    <meta:user-defined meta:name="Mendeley_Bookmark_2Zv1yr5TMI_7" meta:value-type="string">": false}, {"dropping-particle": "", "family": "Gretz", "non-dropping-particle": "", "suffix": "", "given": "Norbert", "parse-names": false}], "publisher": "Public Library of Science", "container-title": "PloS one"}, "id": "ITEM-1"}], "mendeley": {"previo</meta:user-defined>
    <meta:user-defined meta:name="Mendeley_Bookmark_2Zv1yr5TMI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2Zv1yr5TMI_9" meta:value-type="string">-citation.json"}</meta:user-defined>
    <meta:user-defined meta:name="Mendeley_Bookmark_3HqZI6WJne_1" meta:value-type="string">ADDIN CSL_CITATION {"citationItems": [{"uris": ["http://www.mendeley.com/documents/?uuid=4f1a80de-460f-35de-b1a3-a7a1cdd3c0ed"], "itemData": {"DOI": "10.1038/s41598-018-33457-0", "volume": "8", "ISSN": "20452322", "id": "ITEM-1", "title": "N-Acetylglutama</meta:user-defined>
    <meta:user-defined meta:name="Mendeley_Bookmark_3HqZI6WJne_10" meta:value-type="string">rt", "non-dropping-particle": "", "suffix": "", "given": "Laura", "parse-names": false}, {"dropping-particle": "", "family": "Polo", "non-dropping-particle": "", "suffix": "", "given": "Giulia", "parse-names": false}, {"dropping-particle": "", "family": "</meta:user-defined>
    <meta:user-defined meta:name="Mendeley_Bookmark_3HqZI6WJne_11" meta:value-type="string">Ruijter", "non-dropping-particle": "", "suffix": "", "given": "George J.G.", "parse-names": false}, {"dropping-particle": "", "family": "Born", "non-dropping-particle": "van den", "suffix": "", "given": "Myrthe", "parse-names": false}, {"dropping-particle</meta:user-defined>
    <meta:user-defined meta:name="Mendeley_Bookmark_3HqZI6WJne_12" meta:value-type="string">": "", "family": "R\u00fcfenacht", "non-dropping-particle": "", "suffix": "", "given": "V\u00e9ronique", "parse-names": false}, {"dropping-particle": "", "family": "Haskins", "non-dropping-particle": "", "suffix": "", "given": "Nantaporn", "parse-names": </meta:user-defined>
    <meta:user-defined meta:name="Mendeley_Bookmark_3HqZI6WJne_13" meta:value-type="string">false}, {"dropping-particle": "", "family": "Zutven", "non-dropping-particle": "van", "suffix": "", "given": "Laura J.C.M.", "parse-names": false}, {"dropping-particle": "", "family": "Tuchman", "non-dropping-particle": "", "suffix": "", "given": "Mendel"</meta:user-defined>
    <meta:user-defined meta:name="Mendeley_Bookmark_3HqZI6WJne_14" meta:value-type="string">, "parse-names": false}, {"dropping-particle": "", "family": "Saris", "non-dropping-particle": "", "suffix": "", "given": "Jasper J.", "parse-names": false}, {"dropping-particle": "", "family": "H\u00e4berle", "non-dropping-particle": "", "suffix": "", "g</meta:user-defined>
    <meta:user-defined meta:name="Mendeley_Bookmark_3HqZI6WJne_15" meta:value-type="string">iven": "Johannes", "parse-names": false}, {"dropping-particle": "", "family": "Caldovic", "non-dropping-particle": "", "suffix": "", "given": "Ljubica", "parse-names": false}], "publisher": "Nature Publishing Group", "container-title": "Scientific Reports</meta:user-defined>
    <meta:user-defined meta:name="Mendeley_Bookmark_3HqZI6WJne_16" meta:value-type="string">"}, "id": "ITEM-1"}], "mendeley": {"previouslyFormattedCitation": "(Williams et al. 2018)", "plainTextFormattedCitation": "(Williams et al. 2018)", "formattedCitation": "(Williams et al. 2018)"}, "properties": {"noteIndex": 0}, "schema": "https://github.c</meta:user-defined>
    <meta:user-defined meta:name="Mendeley_Bookmark_3HqZI6WJne_17" meta:value-type="string">om/citation-style-language/schema/raw/master/csl-citation.json"}</meta:user-defined>
    <meta:user-defined meta:name="Mendeley_Bookmark_3HqZI6WJne_2" meta:value-type="string">te Synthase Deficiency Due to a Recurrent Sequence Variant in the N-acetylglutamate Synthase Enhancer Region", "issue": "1", "type": "article-journal", "abstract": "N-acetylglutamate synthase deficiency (NAGSD, MIM #237310) is an autosomal recessive disor</meta:user-defined>
    <meta:user-defined meta:name="Mendeley_Bookmark_3HqZI6WJne_3" meta:value-type="string">der of the urea cycle that results from absent or decreased production of N-acetylglutamate (NAG) due to either decreased NAGS gene expression or defective NAGS enzyme. NAG is essential for the activity of carbamylphosphate synthetase 1 (CPS1), the first </meta:user-defined>
    <meta:user-defined meta:name="Mendeley_Bookmark_3HqZI6WJne_4" meta:value-type="string">and rate-limiting enzyme of the urea cycle. NAGSD is the only urea cycle disorder that can be treated with a single drug, N-carbamylglutamate (NCG), which can activate CPS1 and completely restore ureagenesis in patients with NAGSD. We describe a novel seq</meta:user-defined>
    <meta:user-defined meta:name="Mendeley_Bookmark_3HqZI6WJne_5" meta:value-type="string">uence variant NM_153006.2:c.-3026C &gt; T in the NAGS enhancer that was found in three patients from two families with NAGSD; two patients had hyperammonemia that resolved upon treatment with NCG, while the third patient increased dietary protein intake afte</meta:user-defined>
    <meta:user-defined meta:name="Mendeley_Bookmark_3HqZI6WJne_6" meta:value-type="string">r initiation of NCG therapy. Two patients were homozygous for the variant while the third patient had the c.-3026C &gt; T variant and a partial uniparental disomy that encompassed the NAGS gene on chromosome 17. The c.-3026C &gt; T sequence variant affects a ba</meta:user-defined>
    <meta:user-defined meta:name="Mendeley_Bookmark_3HqZI6WJne_7" meta:value-type="string">se pair that is highly conserved in vertebrates; the variant is predicted to be deleterious by several bioinformatics tools. Functional assays in cultured HepG2 cells demonstrated that the c.-3026C &gt; T substitution could result in reduced expression of th</meta:user-defined>
    <meta:user-defined meta:name="Mendeley_Bookmark_3HqZI6WJne_8" meta:value-type="string">e NAGS gene. These findings underscore the importance of analyzing NAGS gene regulatory regions when looking for molecular causes of NAGSD.", "issued": {"date-parts": [["2018", "12", "1"]]}, "author": [{"dropping-particle": "", "family": "Williams", "non-</meta:user-defined>
    <meta:user-defined meta:name="Mendeley_Bookmark_3HqZI6WJne_9" meta:value-type="string">dropping-particle": "", "suffix": "", "given": "Monique", "parse-names": false}, {"dropping-particle": "", "family": "Burlina", "non-dropping-particle": "", "suffix": "", "given": "Alberto", "parse-names": false}, {"dropping-particle": "", "family": "Rube</meta:user-defined>
    <meta:user-defined meta:name="Mendeley_Bookmark_3iD6p47VLo_1" meta:value-type="string">ADDIN CSL_CITATION {"citationItems": [{"uris": ["http://www.mendeley.com/documents/?uuid=f954af3c-2bc7-4509-9f29-ddf2051e9f5c"], "itemData": {"DOI": "10.1016/j.ajhg.2016.07.005", "volume": "99", "ISSN": "15376605", "page": "595-606", "id": "ITEM-1", "titl</meta:user-defined>
    <meta:user-defined meta:name="Mendeley_Bookmark_3iD6p47VLo_10" meta:value-type="string">e": "", "family": "J\u00e4ger", "non-dropping-particle": "", "suffix": "", "given": "Marten", "parse-names": false}, {"dropping-particle": "", "family": "Hochheiser", "non-dropping-particle": "", "suffix": "", "given": "Harry", "parse-names": false}, {"dr</meta:user-defined>
    <meta:user-defined meta:name="Mendeley_Bookmark_3iD6p47VLo_11" meta:value-type="string">opping-particle": "", "family": "Washington", "non-dropping-particle": "", "suffix": "", "given": "Nicole\u00a0L L.", "parse-names": false}, {"dropping-particle": "", "family": "McMurry", "non-dropping-particle": "", "suffix": "", "given": "Julie\u00a0A A</meta:user-defined>
    <meta:user-defined meta:name="Mendeley_Bookmark_3iD6p47VLo_12" meta:value-type="string">.", "parse-names": false}, {"dropping-particle": "", "family": "Haendel", "non-dropping-particle": "", "suffix": "", "given": "Melissa\u00a0A A.", "parse-names": false}, {"dropping-particle": "", "family": "Mungall", "non-dropping-particle": "", "suffix":</meta:user-defined>
    <meta:user-defined meta:name="Mendeley_Bookmark_3iD6p47VLo_13" meta:value-type="string"> "", "given": "Christopher\u00a0J J.", "parse-names": false}, {"dropping-particle": "", "family": "Lewis", "non-dropping-particle": "", "suffix": "", "given": "Suzanna\u00a0E E.", "parse-names": false}, {"dropping-particle": "", "family": "Groza", "non-dr</meta:user-defined>
    <meta:user-defined meta:name="Mendeley_Bookmark_3iD6p47VLo_14" meta:value-type="string">opping-particle": "", "suffix": "", "given": "Tudor", "parse-names": false}, {"dropping-particle": "", "family": "Valentini", "non-dropping-particle": "", "suffix": "", "given": "Giorgio", "parse-names": false}, {"dropping-particle": "", "family": "Robins</meta:user-defined>
    <meta:user-defined meta:name="Mendeley_Bookmark_3iD6p47VLo_15" meta:value-type="string">on", "non-dropping-particle": "", "suffix": "", "given": "Peter\u00a0N N.", "parse-names": false}], "container-title": "American Journal of Human Genetics"}, "id": "ITEM-1"}], "mendeley": {"previouslyFormattedCitation": "(Smedley et al. 2016)", "plainText</meta:user-defined>
    <meta:user-defined meta:name="Mendeley_Bookmark_3iD6p47VLo_16" meta:value-type="string">FormattedCitation": "(Smedley et al. 2016)", "formattedCitation": "(Smedley et al. 2016)"}, "properties": {"noteIndex": 0}, "schema": "https://github.com/citation-style-language/schema/raw/master/csl-citation.json"}</meta:user-defined>
    <meta:user-defined meta:name="Mendeley_Bookmark_3iD6p47VLo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3iD6p47VLo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3iD6p47VLo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3iD6p47VLo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3iD6p47VLo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3iD6p47VLo_7" meta:value-type="string">icle": "", "suffix": "", "given": "Damian", "parse-names": false}, {"dropping-particle": "", "family": "Schubach", "non-dropping-particle": "", "suffix": "", "given": "Max", "parse-names": false}, {"dropping-particle": "", "family": "Jacobsen", "non-dropp</meta:user-defined>
    <meta:user-defined meta:name="Mendeley_Bookmark_3iD6p47VLo_8" meta:value-type="string">ing-particle": "", "suffix": "", "given": "Julius\u00a0O O.B.", "parse-names": false}, {"dropping-particle": "", "family": "K\u00f6hler", "non-dropping-particle": "", "suffix": "", "given": "Sebastian", "parse-names": false}, {"dropping-particle": "", "fa</meta:user-defined>
    <meta:user-defined meta:name="Mendeley_Bookmark_3iD6p47VLo_9" meta:value-type="string">mily": "Zemojtel", "non-dropping-particle": "", "suffix": "", "given": "Tomasz", "parse-names": false}, {"dropping-particle": "", "family": "Spielmann", "non-dropping-particle": "", "suffix": "", "given": "Malte", "parse-names": false}, {"dropping-particl</meta:user-defined>
    <meta:user-defined meta:name="Mendeley_Bookmark_47WPf2zPKH_1" meta:value-type="string">ADDIN CSL_CITATION {"citationItems": [{"uris": ["http://www.mendeley.com/documents/?uuid=cdab993a-21cb-3ac9-b174-0c14c14db48f"], "itemData": {"DOI": "10.1093/nar/gkx920", "volume": "46", "ISSN": "13624962", "page": "D78-D84", "id": "ITEM-1", "title": "Dis</meta:user-defined>
    <meta:user-defined meta:name="Mendeley_Bookmark_47WPf2zPKH_10" meta:value-type="string">ffix": "", "given": "Liwen", "parse-names": false}, {"dropping-particle": "", "family": "Yuan", "non-dropping-particle": "", "suffix": "", "given": "Huating", "parse-names": false}, {"dropping-particle": "", "family": "Liao", "non-dropping-particle": "", </meta:user-defined>
    <meta:user-defined meta:name="Mendeley_Bookmark_47WPf2zPKH_11" meta:value-type="string">"suffix": "", "given": "Gaoming", "parse-names": false}, {"dropping-particle": "", "family": "Liu", "non-dropping-particle": "", "suffix": "", "given": "Xiaoqin", "parse-names": false}, {"dropping-particle": "", "family": "Zhang", "non-dropping-particle":</meta:user-defined>
    <meta:user-defined meta:name="Mendeley_Bookmark_47WPf2zPKH_12" meta:value-type="string"> "", "suffix": "", "given": "Yunpeng", "parse-names": false}, {"dropping-particle": "", "family": "Xiao", "non-dropping-particle": "", "suffix": "", "given": "Yun", "parse-names": false}, {"dropping-particle": "", "family": "Li", "non-dropping-particle": </meta:user-defined>
    <meta:user-defined meta:name="Mendeley_Bookmark_47WPf2zPKH_13" meta:value-type="string">"", "suffix": "", "given": "Xia", "parse-names": false}], "publisher": "Oxford University Press", "container-title": "Nucleic Acids Research"}, "id": "ITEM-1"}], "mendeley": {"previouslyFormattedCitation": "(Zhang et al. 2018)", "plainTextFormattedCitatio</meta:user-defined>
    <meta:user-defined meta:name="Mendeley_Bookmark_47WPf2zPKH_14" meta:value-type="string">n": "(Zhang et al. 2018)", "formattedCitation": "(Zhang et al. 2018)"}, "properties": {"noteIndex": 0}, "schema": "https://github.com/citation-style-language/schema/raw/master/csl-citation.json"}</meta:user-defined>
    <meta:user-defined meta:name="Mendeley_Bookmark_47WPf2zPKH_2" meta:value-type="string">easeEnhancer: A resource of human disease-associated enhancer catalog", "issue": "D1", "type": "article-journal", "abstract": "Large-scale sequencing studies discovered substantial genetic variants occurring in enhancers which regulate genes via long rang</meta:user-defined>
    <meta:user-defined meta:name="Mendeley_Bookmark_47WPf2zPKH_3" meta:value-type="string">e chromatin interactions. Importantly, such variants could affect enhancer regulation by changing transcription factor bindings or enhancer hijacking, and in turn, make an essential contribution to disease progression. To facilitate better usage of publis</meta:user-defined>
    <meta:user-defined meta:name="Mendeley_Bookmark_47WPf2zPKH_4" meta:value-type="string">hed data and exploring enhancer deregulation in various human diseases, we created DiseaseEnhancer (http://biocc.hrbmu.edu.cn/DiseaseEnhancer/), a manually curated database for disease-associated enhancers. As of July 2017, DiseaseEnhancer includes 847 di</meta:user-defined>
    <meta:user-defined meta:name="Mendeley_Bookmark_47WPf2zPKH_5" meta:value-type="string">sease-associated enhancers in 143 human diseases. Database features include basic enhancer information (i.e. genomic location and target genes); disease types; associated variants on the enhancer and their mediated phenotypes (i.e. gain/loss of enhancer a</meta:user-defined>
    <meta:user-defined meta:name="Mendeley_Bookmark_47WPf2zPKH_6" meta:value-type="string">nd the alterations of transcription factor bindings).We also include a feature on our website to export any query results into a file and download the full database. DiseaseEnhancer provides a promising avenue for researchers to facilitate the understandi</meta:user-defined>
    <meta:user-defined meta:name="Mendeley_Bookmark_47WPf2zPKH_7" meta:value-type="string">ng of enhancer deregulation in disease pathogenesis, and identify new biomarkers for disease diagnosis and therapy.", "issued": {"date-parts": [["2018", "1", "1"]]}, "author": [{"dropping-particle": "", "family": "Zhang", "non-dropping-particle": "", "suf</meta:user-defined>
    <meta:user-defined meta:name="Mendeley_Bookmark_47WPf2zPKH_8" meta:value-type="string">fix": "", "given": "Guanxiong", "parse-names": false}, {"dropping-particle": "", "family": "Shi", "non-dropping-particle": "", "suffix": "", "given": "Jian", "parse-names": false}, {"dropping-particle": "", "family": "Zhu", "non-dropping-particle": "", "s</meta:user-defined>
    <meta:user-defined meta:name="Mendeley_Bookmark_47WPf2zPKH_9" meta:value-type="string">uffix": "", "given": "Shiwei", "parse-names": false}, {"dropping-particle": "", "family": "Lan", "non-dropping-particle": "", "suffix": "", "given": "Yujia", "parse-names": false}, {"dropping-particle": "", "family": "Xu", "non-dropping-particle": "", "su</meta:user-defined>
    <meta:user-defined meta:name="Mendeley_Bookmark_4GtAMus9PN_1" meta:value-type="string">ADDIN CSL_CITATION {"citationItems": [{"uris": ["http://www.mendeley.com/documents/?uuid=cdab993a-21cb-3ac9-b174-0c14c14db48f"], "itemData": {"DOI": "10.1093/nar/gkx920", "volume": "46", "ISSN": "13624962", "page": "D78-D84", "id": "ITEM-1", "title": "Dis</meta:user-defined>
    <meta:user-defined meta:name="Mendeley_Bookmark_4GtAMus9PN_10" meta:value-type="string">ffix": "", "given": "Liwen", "parse-names": false}, {"dropping-particle": "", "family": "Yuan", "non-dropping-particle": "", "suffix": "", "given": "Huating", "parse-names": false}, {"dropping-particle": "", "family": "Liao", "non-dropping-particle": "", </meta:user-defined>
    <meta:user-defined meta:name="Mendeley_Bookmark_4GtAMus9PN_11" meta:value-type="string">"suffix": "", "given": "Gaoming", "parse-names": false}, {"dropping-particle": "", "family": "Liu", "non-dropping-particle": "", "suffix": "", "given": "Xiaoqin", "parse-names": false}, {"dropping-particle": "", "family": "Zhang", "non-dropping-particle":</meta:user-defined>
    <meta:user-defined meta:name="Mendeley_Bookmark_4GtAMus9PN_12" meta:value-type="string"> "", "suffix": "", "given": "Yunpeng", "parse-names": false}, {"dropping-particle": "", "family": "Xiao", "non-dropping-particle": "", "suffix": "", "given": "Yun", "parse-names": false}, {"dropping-particle": "", "family": "Li", "non-dropping-particle": </meta:user-defined>
    <meta:user-defined meta:name="Mendeley_Bookmark_4GtAMus9PN_13" meta:value-type="string">"", "suffix": "", "given": "Xia", "parse-names": false}], "publisher": "Oxford University Press", "container-title": "Nucleic Acids Research"}, "id": "ITEM-1"}], "mendeley": {"previouslyFormattedCitation": "(Zhang et al. 2018)", "plainTextFormattedCitatio</meta:user-defined>
    <meta:user-defined meta:name="Mendeley_Bookmark_4GtAMus9PN_14" meta:value-type="string">n": "(Zhang et al. 2018)", "formattedCitation": "(Zhang et al. 2018)"}, "properties": {"noteIndex": 0}, "schema": "https://github.com/citation-style-language/schema/raw/master/csl-citation.json"}</meta:user-defined>
    <meta:user-defined meta:name="Mendeley_Bookmark_4GtAMus9PN_2" meta:value-type="string">easeEnhancer: A resource of human disease-associated enhancer catalog", "issue": "D1", "type": "article-journal", "abstract": "Large-scale sequencing studies discovered substantial genetic variants occurring in enhancers which regulate genes via long rang</meta:user-defined>
    <meta:user-defined meta:name="Mendeley_Bookmark_4GtAMus9PN_3" meta:value-type="string">e chromatin interactions. Importantly, such variants could affect enhancer regulation by changing transcription factor bindings or enhancer hijacking, and in turn, make an essential contribution to disease progression. To facilitate better usage of publis</meta:user-defined>
    <meta:user-defined meta:name="Mendeley_Bookmark_4GtAMus9PN_4" meta:value-type="string">hed data and exploring enhancer deregulation in various human diseases, we created DiseaseEnhancer (http://biocc.hrbmu.edu.cn/DiseaseEnhancer/), a manually curated database for disease-associated enhancers. As of July 2017, DiseaseEnhancer includes 847 di</meta:user-defined>
    <meta:user-defined meta:name="Mendeley_Bookmark_4GtAMus9PN_5" meta:value-type="string">sease-associated enhancers in 143 human diseases. Database features include basic enhancer information (i.e. genomic location and target genes); disease types; associated variants on the enhancer and their mediated phenotypes (i.e. gain/loss of enhancer a</meta:user-defined>
    <meta:user-defined meta:name="Mendeley_Bookmark_4GtAMus9PN_6" meta:value-type="string">nd the alterations of transcription factor bindings).We also include a feature on our website to export any query results into a file and download the full database. DiseaseEnhancer provides a promising avenue for researchers to facilitate the understandi</meta:user-defined>
    <meta:user-defined meta:name="Mendeley_Bookmark_4GtAMus9PN_7" meta:value-type="string">ng of enhancer deregulation in disease pathogenesis, and identify new biomarkers for disease diagnosis and therapy.", "issued": {"date-parts": [["2018", "1", "1"]]}, "author": [{"dropping-particle": "", "family": "Zhang", "non-dropping-particle": "", "suf</meta:user-defined>
    <meta:user-defined meta:name="Mendeley_Bookmark_4GtAMus9PN_8" meta:value-type="string">fix": "", "given": "Guanxiong", "parse-names": false}, {"dropping-particle": "", "family": "Shi", "non-dropping-particle": "", "suffix": "", "given": "Jian", "parse-names": false}, {"dropping-particle": "", "family": "Zhu", "non-dropping-particle": "", "s</meta:user-defined>
    <meta:user-defined meta:name="Mendeley_Bookmark_4GtAMus9PN_9" meta:value-type="string">uffix": "", "given": "Shiwei", "parse-names": false}, {"dropping-particle": "", "family": "Lan", "non-dropping-particle": "", "suffix": "", "given": "Yujia", "parse-names": false}, {"dropping-particle": "", "family": "Xu", "non-dropping-particle": "", "su</meta:user-defined>
    <meta:user-defined meta:name="Mendeley_Bookmark_4SWM2mnUji_1" meta:value-type="string">ADDIN CSL_CITATION {"citationItems": [{"uris": ["http://www.mendeley.com/documents/?uuid=1b45e451-dcac-33d6-a262-7cc1087cbcb9"], "itemData": {"DOI": "10.21203/rs.2.14112/v1", "abstract": "Guanxiong Zhang, Aimin Xie, Jing Bai et al. IPEV: a web server for </meta:user-defined>
    <meta:user-defined meta:name="Mendeley_Bookmark_4SWM2mnUji_10" meta:value-type="string">"family": "Li", "non-dropping-particle": "", "suffix": "", "given": "Xia", "parse-names": false}], "title": "IPEV: a web server for inferring pathogenic enhancers with variants", "container-title": "PREPRINT (Version 1) available at Research Square", "iss</meta:user-defined>
    <meta:user-defined meta:name="Mendeley_Bookmark_4SWM2mnUji_11" meta:value-type="string">ued": {"date-parts": [["2019"]]}}, "id": "ITEM-1"}], "mendeley": {"previouslyFormattedCitation": "(Zhang et al. 2019)", "plainTextFormattedCitation": "(Zhang et al. 2019)", "formattedCitation": "(Zhang et al. 2019)"}, "properties": {"noteIndex": 0}, "sche</meta:user-defined>
    <meta:user-defined meta:name="Mendeley_Bookmark_4SWM2mnUji_12" meta:value-type="string">ma": "https://github.com/citation-style-language/schema/raw/master/csl-citation.json"}</meta:user-defined>
    <meta:user-defined meta:name="Mendeley_Bookmark_4SWM2mnUji_2" meta:value-type="string">inferring pathogenic enhancers with variants, 08 September 2019, PREPRINT (Version 1) available at Research Square [+https://doi.org/10.21203/rs.2.14112/v1+]", "type": "article-journal", "id": "ITEM-1", "author": [{"dropping-particle": "", "family": "Zhan</meta:user-defined>
    <meta:user-defined meta:name="Mendeley_Bookmark_4SWM2mnUji_3" meta:value-type="string">g", "non-dropping-particle": "", "suffix": "", "given": "Guanxiong", "parse-names": false}, {"dropping-particle": "", "family": "Xie", "non-dropping-particle": "", "suffix": "", "given": "Aimin", "parse-names": false}, {"dropping-particle": "", "family": </meta:user-defined>
    <meta:user-defined meta:name="Mendeley_Bookmark_4SWM2mnUji_4" meta:value-type="string">"Bai", "non-dropping-particle": "", "suffix": "", "given": "Jing", "parse-names": false}, {"dropping-particle": "", "family": "Luo", "non-dropping-particle": "", "suffix": "", "given": "Tao", "parse-names": false}, {"dropping-particle": "", "family": "Yua</meta:user-defined>
    <meta:user-defined meta:name="Mendeley_Bookmark_4SWM2mnUji_5" meta:value-type="string">n", "non-dropping-particle": "", "suffix": "", "given": "Huating", "parse-names": false}, {"dropping-particle": "", "family": "Liao", "non-dropping-particle": "", "suffix": "", "given": "Gaoming", "parse-names": false}, {"dropping-particle": "", "family":</meta:user-defined>
    <meta:user-defined meta:name="Mendeley_Bookmark_4SWM2mnUji_6" meta:value-type="string"> "Luo", "non-dropping-particle": "", "suffix": "", "given": "Shangyi", "parse-names": false}, {"dropping-particle": "", "family": "Liao", "non-dropping-particle": "", "suffix": "", "given": "Jianlong", "parse-names": false}, {"dropping-particle": "", "fam</meta:user-defined>
    <meta:user-defined meta:name="Mendeley_Bookmark_4SWM2mnUji_7" meta:value-type="string">ily": "Xu", "non-dropping-particle": "", "suffix": "", "given": "Jinyuan", "parse-names": false}, {"dropping-particle": "", "family": "Shi", "non-dropping-particle": "", "suffix": "", "given": "Jian", "parse-names": false}, {"dropping-particle": "", "fami</meta:user-defined>
    <meta:user-defined meta:name="Mendeley_Bookmark_4SWM2mnUji_8" meta:value-type="string">ly": "Zhang", "non-dropping-particle": "", "suffix": "", "given": "Yong", "parse-names": false}, {"dropping-particle": "", "family": "Zhang", "non-dropping-particle": "", "suffix": "", "given": "Xinxin", "parse-names": false}, {"dropping-particle": "", "f</meta:user-defined>
    <meta:user-defined meta:name="Mendeley_Bookmark_4SWM2mnUji_9" meta:value-type="string">amily": "Zhao", "non-dropping-particle": "", "suffix": "", "given": "Tingting", "parse-names": false}, {"dropping-particle": "", "family": "Xiao", "non-dropping-particle": "", "suffix": "", "given": "Yun", "parse-names": false}, {"dropping-particle": "", </meta:user-defined>
    <meta:user-defined meta:name="Mendeley_Bookmark_5QX5OlOeGf_1" meta:value-type="string">ADDIN CSL_CITATION {"citationItems": [{"uris": ["http://www.mendeley.com/documents/?uuid=4438e26a-0a34-3a99-b5ae-6accf5cf5e58"], "itemData": {"DOI": "10.1371/journal.pone.0206239", "volume": "13", "ISSN": "1932-6203", "page": "e0206239", "id": "ITEM-1", "</meta:user-defined>
    <meta:user-defined meta:name="Mendeley_Bookmark_5QX5OlOeGf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5QX5OlOeGf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5QX5OlOeGf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5QX5OlOeGf_5" meta:value-type="string">abase URL: http://mirwalk.umm.uni-heidelberg.de.", "issued": {"date-parts": [["2018"]]}, "PMID": "30335862", "author": [{"dropping-particle": "", "family": "Sticht", "non-dropping-particle": "", "suffix": "", "given": "Carsten", "parse-names": false}, {"d</meta:user-defined>
    <meta:user-defined meta:name="Mendeley_Bookmark_5QX5OlOeGf_6" meta:value-type="string">ropping-particle": "", "family": "La Torre", "non-dropping-particle": "De", "suffix": "", "given": "Carolina", "parse-names": false}, {"dropping-particle": "", "family": "Parveen", "non-dropping-particle": "", "suffix": "", "given": "Alisha", "parse-names</meta:user-defined>
    <meta:user-defined meta:name="Mendeley_Bookmark_5QX5OlOeGf_7" meta:value-type="string">": false}, {"dropping-particle": "", "family": "Gretz", "non-dropping-particle": "", "suffix": "", "given": "Norbert", "parse-names": false}], "publisher": "Public Library of Science", "container-title": "PloS one"}, "id": "ITEM-1"}], "mendeley": {"previo</meta:user-defined>
    <meta:user-defined meta:name="Mendeley_Bookmark_5QX5OlOeGf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5QX5OlOeGf_9" meta:value-type="string">-citation.json"}</meta:user-defined>
    <meta:user-defined meta:name="Mendeley_Bookmark_5fENyLeAZG_1" meta:value-type="string">ADDIN CSL_CITATION {"citationItems": [{"uris": ["http://www.mendeley.com/documents/?uuid=f954af3c-2bc7-4509-9f29-ddf2051e9f5c"], "itemData": {"DOI": "10.1016/j.ajhg.2016.07.005", "volume": "99", "ISSN": "15376605", "page": "595-606", "id": "ITEM-1", "titl</meta:user-defined>
    <meta:user-defined meta:name="Mendeley_Bookmark_5fENyLeAZG_10" meta:value-type="string">e": "", "family": "J\u00e4ger", "non-dropping-particle": "", "suffix": "", "given": "Marten", "parse-names": false}, {"dropping-particle": "", "family": "Hochheiser", "non-dropping-particle": "", "suffix": "", "given": "Harry", "parse-names": false}, {"dr</meta:user-defined>
    <meta:user-defined meta:name="Mendeley_Bookmark_5fENyLeAZG_11" meta:value-type="string">opping-particle": "", "family": "Washington", "non-dropping-particle": "", "suffix": "", "given": "Nicole\u00a0L L.", "parse-names": false}, {"dropping-particle": "", "family": "McMurry", "non-dropping-particle": "", "suffix": "", "given": "Julie\u00a0A A</meta:user-defined>
    <meta:user-defined meta:name="Mendeley_Bookmark_5fENyLeAZG_12" meta:value-type="string">.", "parse-names": false}, {"dropping-particle": "", "family": "Haendel", "non-dropping-particle": "", "suffix": "", "given": "Melissa\u00a0A A.", "parse-names": false}, {"dropping-particle": "", "family": "Mungall", "non-dropping-particle": "", "suffix":</meta:user-defined>
    <meta:user-defined meta:name="Mendeley_Bookmark_5fENyLeAZG_13" meta:value-type="string"> "", "given": "Christopher\u00a0J J.", "parse-names": false}, {"dropping-particle": "", "family": "Lewis", "non-dropping-particle": "", "suffix": "", "given": "Suzanna\u00a0E E.", "parse-names": false}, {"dropping-particle": "", "family": "Groza", "non-dr</meta:user-defined>
    <meta:user-defined meta:name="Mendeley_Bookmark_5fENyLeAZG_14" meta:value-type="string">opping-particle": "", "suffix": "", "given": "Tudor", "parse-names": false}, {"dropping-particle": "", "family": "Valentini", "non-dropping-particle": "", "suffix": "", "given": "Giorgio", "parse-names": false}, {"dropping-particle": "", "family": "Robins</meta:user-defined>
    <meta:user-defined meta:name="Mendeley_Bookmark_5fENyLeAZG_15" meta:value-type="string">on", "non-dropping-particle": "", "suffix": "", "given": "Peter\u00a0N N.", "parse-names": false}], "container-title": "American Journal of Human Genetics"}, "id": "ITEM-1"}], "mendeley": {"plainTextFormattedCitation": "(Smedley et al. 2016)", "formattedC</meta:user-defined>
    <meta:user-defined meta:name="Mendeley_Bookmark_5fENyLeAZG_16" meta:value-type="string">itation": "(Smedley et al. 2016)"}, "properties": {"noteIndex": 0}, "schema": "https://github.com/citation-style-language/schema/raw/master/csl-citation.json"}</meta:user-defined>
    <meta:user-defined meta:name="Mendeley_Bookmark_5fENyLeAZG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5fENyLeAZG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5fENyLeAZG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5fENyLeAZG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5fENyLeAZG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5fENyLeAZG_7" meta:value-type="string">icle": "", "suffix": "", "given": "Damian", "parse-names": false}, {"dropping-particle": "", "family": "Schubach", "non-dropping-particle": "", "suffix": "", "given": "Max", "parse-names": false}, {"dropping-particle": "", "family": "Jacobsen", "non-dropp</meta:user-defined>
    <meta:user-defined meta:name="Mendeley_Bookmark_5fENyLeAZG_8" meta:value-type="string">ing-particle": "", "suffix": "", "given": "Julius\u00a0O O.B.", "parse-names": false}, {"dropping-particle": "", "family": "K\u00f6hler", "non-dropping-particle": "", "suffix": "", "given": "Sebastian", "parse-names": false}, {"dropping-particle": "", "fa</meta:user-defined>
    <meta:user-defined meta:name="Mendeley_Bookmark_5fENyLeAZG_9" meta:value-type="string">mily": "Zemojtel", "non-dropping-particle": "", "suffix": "", "given": "Tomasz", "parse-names": false}, {"dropping-particle": "", "family": "Spielmann", "non-dropping-particle": "", "suffix": "", "given": "Malte", "parse-names": false}, {"dropping-particl</meta:user-defined>
    <meta:user-defined meta:name="Mendeley_Bookmark_5ngZ80XNwb_1" meta:value-type="string">ADDIN CSL_CITATION {"citationItems": [{"uris": ["http://www.mendeley.com/documents/?uuid=f56e8e2f-e9a6-3850-8039-50f5644be81f"], "itemData": {"DOI": "10.1038/nbt.2153", "volume": "30", "ISSN": "15461696", "page": "224-226", "author": [{"dropping-particle"</meta:user-defined>
    <meta:user-defined meta:name="Mendeley_Bookmark_5ngZ80XNwb_10" meta:value-type="string">ticle": "", "suffix": "", "given": "Anne", "parse-names": false}, {"dropping-particle": "", "family": "Fitzgibbon", "non-dropping-particle": "", "suffix": "", "given": "Jude", "parse-names": false}, {"dropping-particle": "", "family": "Flicek", "non-dropp</meta:user-defined>
    <meta:user-defined meta:name="Mendeley_Bookmark_5ngZ80XNwb_11" meta:value-type="string">ing-particle": "", "suffix": "", "given": "Paul", "parse-names": false}, {"dropping-particle": "", "family": "Giehl", "non-dropping-particle": "", "suffix": "", "given": "Claudia", "parse-names": false}, {"dropping-particle": "", "family": "Graf", "non-dr</meta:user-defined>
    <meta:user-defined meta:name="Mendeley_Bookmark_5ngZ80XNwb_12" meta:value-type="string">opping-particle": "", "suffix": "", "given": "Thomas", "parse-names": false}, {"dropping-particle": "", "family": "Grosveld", "non-dropping-particle": "", "suffix": "", "given": "Frank", "parse-names": false}, {"dropping-particle": "", "family": "Guigo", </meta:user-defined>
    <meta:user-defined meta:name="Mendeley_Bookmark_5ngZ80XNwb_13" meta:value-type="string">"non-dropping-particle": "", "suffix": "", "given": "Roderic", "parse-names": false}, {"dropping-particle": "", "family": "Gut", "non-dropping-particle": "", "suffix": "", "given": "Ivo", "parse-names": false}, {"dropping-particle": "", "family": "Helin",</meta:user-defined>
    <meta:user-defined meta:name="Mendeley_Bookmark_5ngZ80XNwb_14" meta:value-type="string"> "non-dropping-particle": "", "suffix": "", "given": "Kristian", "parse-names": false}, {"dropping-particle": "", "family": "Jarvius", "non-dropping-particle": "", "suffix": "", "given": "Jonas", "parse-names": false}, {"dropping-particle": "", "family": </meta:user-defined>
    <meta:user-defined meta:name="Mendeley_Bookmark_5ngZ80XNwb_15" meta:value-type="string">"K\u00fcppers", "non-dropping-particle": "", "suffix": "", "given": "Ralf", "parse-names": false}, {"dropping-particle": "", "family": "Lehrach", "non-dropping-particle": "", "suffix": "", "given": "Hans", "parse-names": false}, {"dropping-particle": "", </meta:user-defined>
    <meta:user-defined meta:name="Mendeley_Bookmark_5ngZ80XNwb_16" meta:value-type="string">"family": "Lengauer", "non-dropping-particle": "", "suffix": "", "given": "Thomas", "parse-names": false}, {"dropping-particle": "", "family": "Lernmark", "non-dropping-particle": "", "suffix": "", "given": "\u00c5ke", "parse-names": false}, {"dropping-pa</meta:user-defined>
    <meta:user-defined meta:name="Mendeley_Bookmark_5ngZ80XNwb_17" meta:value-type="string">rticle": "", "family": "Leslie", "non-dropping-particle": "", "suffix": "", "given": "David", "parse-names": false}, {"dropping-particle": "", "family": "Loeffler", "non-dropping-particle": "", "suffix": "", "given": "Markus", "parse-names": false}, {"dro</meta:user-defined>
    <meta:user-defined meta:name="Mendeley_Bookmark_5ngZ80XNwb_18" meta:value-type="string">pping-particle": "", "family": "MacIntyre", "non-dropping-particle": "", "suffix": "", "given": "Elizabeth", "parse-names": false}, {"dropping-particle": "", "family": "Mai", "non-dropping-particle": "", "suffix": "", "given": "Antonello", "parse-names": </meta:user-defined>
    <meta:user-defined meta:name="Mendeley_Bookmark_5ngZ80XNwb_19" meta:value-type="string">false}, {"dropping-particle": "", "family": "Martens", "non-dropping-particle": "", "suffix": "", "given": "Joost H.A.", "parse-names": false}, {"dropping-particle": "", "family": "Minucci", "non-dropping-particle": "", "suffix": "", "given": "Saverio", "</meta:user-defined>
    <meta:user-defined meta:name="Mendeley_Bookmark_5ngZ80XNwb_2" meta:value-type="string">: "", "family": "Adams", "non-dropping-particle": "", "suffix": "", "given": "David", "parse-names": false}, {"dropping-particle": "", "family": "Altucci", "non-dropping-particle": "", "suffix": "", "given": "Lucia", "parse-names": false}, {"dropping-part</meta:user-defined>
    <meta:user-defined meta:name="Mendeley_Bookmark_5ngZ80XNwb_20" meta:value-type="string">parse-names": false}, {"dropping-particle": "", "family": "Ouwehand", "non-dropping-particle": "", "suffix": "", "given": "Willem H.", "parse-names": false}, {"dropping-particle": "", "family": "Pelicci", "non-dropping-particle": "", "suffix": "", "given"</meta:user-defined>
    <meta:user-defined meta:name="Mendeley_Bookmark_5ngZ80XNwb_21" meta:value-type="string">: "Pier Giuseppe", "parse-names": false}, {"dropping-particle": "", "family": "Pendeville", "non-dropping-particle": "", "suffix": "", "given": "H\u00e9l\u00e8ne", "parse-names": false}, {"dropping-particle": "", "family": "Porse", "non-dropping-particle"</meta:user-defined>
    <meta:user-defined meta:name="Mendeley_Bookmark_5ngZ80XNwb_22" meta:value-type="string">: "", "suffix": "", "given": "Bo", "parse-names": false}, {"dropping-particle": "", "family": "Rakyan", "non-dropping-particle": "", "suffix": "", "given": "Vardhman", "parse-names": false}, {"dropping-particle": "", "family": "Reik", "non-dropping-partic</meta:user-defined>
    <meta:user-defined meta:name="Mendeley_Bookmark_5ngZ80XNwb_23" meta:value-type="string">le": "", "suffix": "", "given": "Wolf", "parse-names": false}, {"dropping-particle": "", "family": "Schrappe", "non-dropping-particle": "", "suffix": "", "given": "Martin", "parse-names": false}, {"dropping-particle": "", "family": "Sch\u00fcbeler", "non-</meta:user-defined>
    <meta:user-defined meta:name="Mendeley_Bookmark_5ngZ80XNwb_24" meta:value-type="string">dropping-particle": "", "suffix": "", "given": "Dirk", "parse-names": false}, {"dropping-particle": "", "family": "Seifert", "non-dropping-particle": "", "suffix": "", "given": "Martin", "parse-names": false}, {"dropping-particle": "", "family": "Siebert"</meta:user-defined>
    <meta:user-defined meta:name="Mendeley_Bookmark_5ngZ80XNwb_25" meta:value-type="string">, "non-dropping-particle": "", "suffix": "", "given": "Reiner", "parse-names": false}, {"dropping-particle": "", "family": "Simmons", "non-dropping-particle": "", "suffix": "", "given": "David", "parse-names": false}, {"dropping-particle": "", "family": "</meta:user-defined>
    <meta:user-defined meta:name="Mendeley_Bookmark_5ngZ80XNwb_26" meta:value-type="string">Soranzo", "non-dropping-particle": "", "suffix": "", "given": "Nicole", "parse-names": false}, {"dropping-particle": "", "family": "Spicuglia", "non-dropping-particle": "", "suffix": "", "given": "Salvatore", "parse-names": false}, {"dropping-particle": "</meta:user-defined>
    <meta:user-defined meta:name="Mendeley_Bookmark_5ngZ80XNwb_27" meta:value-type="string">", "family": "Stratton", "non-dropping-particle": "", "suffix": "", "given": "Michael", "parse-names": false}, {"dropping-particle": "", "family": "Stunnenberg", "non-dropping-particle": "", "suffix": "", "given": "Hendrik G.", "parse-names": false}, {"dr</meta:user-defined>
    <meta:user-defined meta:name="Mendeley_Bookmark_5ngZ80XNwb_28" meta:value-type="string">opping-particle": "", "family": "Tanay", "non-dropping-particle": "", "suffix": "", "given": "Amos", "parse-names": false}, {"dropping-particle": "", "family": "Torrents", "non-dropping-particle": "", "suffix": "", "given": "David", "parse-names": false},</meta:user-defined>
    <meta:user-defined meta:name="Mendeley_Bookmark_5ngZ80XNwb_29" meta:value-type="string"> {"dropping-particle": "", "family": "Valencia", "non-dropping-particle": "", "suffix": "", "given": "Alfonso", "parse-names": false}, {"dropping-particle": "", "family": "Vellenga", "non-dropping-particle": "", "suffix": "", "given": "Edo", "parse-names"</meta:user-defined>
    <meta:user-defined meta:name="Mendeley_Bookmark_5ngZ80XNwb_3" meta:value-type="string">icle": "", "family": "Antonarakis", "non-dropping-particle": "", "suffix": "", "given": "Stylianos E.", "parse-names": false}, {"dropping-particle": "", "family": "Ballesteros", "non-dropping-particle": "", "suffix": "", "given": "Juan", "parse-names": fa</meta:user-defined>
    <meta:user-defined meta:name="Mendeley_Bookmark_5ngZ80XNwb_30" meta:value-type="string">: false}, {"dropping-particle": "", "family": "Vingron", "non-dropping-particle": "", "suffix": "", "given": "Martin", "parse-names": false}, {"dropping-particle": "", "family": "Walter", "non-dropping-particle": "", "suffix": "", "given": "J\u00f6rn", "p</meta:user-defined>
    <meta:user-defined meta:name="Mendeley_Bookmark_5ngZ80XNwb_31" meta:value-type="string">arse-names": false}, {"dropping-particle": "", "family": "Willcocks", "non-dropping-particle": "", "suffix": "", "given": "Spike", "parse-names": false}], "title": "BLUEPRINT to decode the epigenetic signature written in blood", "issue": "3", "type": "art</meta:user-defined>
    <meta:user-defined meta:name="Mendeley_Bookmark_5ngZ80XNwb_32" meta:value-type="string">icle", "issued": {"date-parts": [["2012"]]}, "id": "ITEM-1", "publisher": "Nature Publishing Group", "container-title": "Nature Biotechnology"}, "id": "ITEM-1"}], "mendeley": {"previouslyFormattedCitation": "(Adams et al. 2012)", "plainTextFormattedCitati</meta:user-defined>
    <meta:user-defined meta:name="Mendeley_Bookmark_5ngZ80XNwb_33" meta:value-type="string">on": "(Adams et al. 2012)", "formattedCitation": "(Adams et al. 2012)"}, "properties": {"noteIndex": 0}, "schema": "https://github.com/citation-style-language/schema/raw/master/csl-citation.json"}</meta:user-defined>
    <meta:user-defined meta:name="Mendeley_Bookmark_5ngZ80XNwb_4" meta:value-type="string">lse}, {"dropping-particle": "", "family": "Beck", "non-dropping-particle": "", "suffix": "", "given": "Stephan", "parse-names": false}, {"dropping-particle": "", "family": "Bird", "non-dropping-particle": "", "suffix": "", "given": "Adrian", "parse-names"</meta:user-defined>
    <meta:user-defined meta:name="Mendeley_Bookmark_5ngZ80XNwb_5" meta:value-type="string">: false}, {"dropping-particle": "", "family": "Bock", "non-dropping-particle": "", "suffix": "", "given": "Christoph", "parse-names": false}, {"dropping-particle": "", "family": "Boehm", "non-dropping-particle": "", "suffix": "", "given": "Bernhard", "par</meta:user-defined>
    <meta:user-defined meta:name="Mendeley_Bookmark_5ngZ80XNwb_6" meta:value-type="string">se-names": false}, {"dropping-particle": "", "family": "Campo", "non-dropping-particle": "", "suffix": "", "given": "Elias", "parse-names": false}, {"dropping-particle": "", "family": "Caricasole", "non-dropping-particle": "", "suffix": "", "given": "Andr</meta:user-defined>
    <meta:user-defined meta:name="Mendeley_Bookmark_5ngZ80XNwb_7" meta:value-type="string">ea", "parse-names": false}, {"dropping-particle": "", "family": "Dahl", "non-dropping-particle": "", "suffix": "", "given": "Fredrik", "parse-names": false}, {"dropping-particle": "", "family": "Dermitzakis", "non-dropping-particle": "", "suffix": "", "gi</meta:user-defined>
    <meta:user-defined meta:name="Mendeley_Bookmark_5ngZ80XNwb_8" meta:value-type="string">ven": "Emmanouil T.", "parse-names": false}, {"dropping-particle": "", "family": "Enver", "non-dropping-particle": "", "suffix": "", "given": "Tariq", "parse-names": false}, {"dropping-particle": "", "family": "Esteller", "non-dropping-particle": "", "suf</meta:user-defined>
    <meta:user-defined meta:name="Mendeley_Bookmark_5ngZ80XNwb_9" meta:value-type="string">fix": "", "given": "Manel", "parse-names": false}, {"dropping-particle": "", "family": "Estivill", "non-dropping-particle": "", "suffix": "", "given": "Xavier", "parse-names": false}, {"dropping-particle": "", "family": "Ferguson-Smith", "non-dropping-par</meta:user-defined>
    <meta:user-defined meta:name="Mendeley_Bookmark_6ijTsHoOKg_1" meta:value-type="string">ADDIN CSL_CITATION {"citationItems": [{"uris": ["http://www.mendeley.com/documents/?uuid=22d9dc85-6f3c-4d5b-978d-dcc95b3b2b30"], "itemData": {"DOI": "10.1093/database/baw144", "volume": "2016", "ISSN": "1758-0463", "page": "baw144", "id": "ITEM-1", "title</meta:user-defined>
    <meta:user-defined meta:name="Mendeley_Bookmark_6ijTsHoOKg_10" meta:value-type="string">fer", "parse-names": false}, {"dropping-particle": "", "family": "Lagoni", "non-dropping-particle": "", "suffix": "", "given": "Emil", "parse-names": false}, {"dropping-particle": "", "family": "Boyd", "non-dropping-particle": "", "suffix": "", "given": "</meta:user-defined>
    <meta:user-defined meta:name="Mendeley_Bookmark_6ijTsHoOKg_11" meta:value-type="string">Mette", "parse-names": false}, {"dropping-particle": "", "family": "Bornholdt", "non-dropping-particle": "", "suffix": "", "given": "Jette", "parse-names": false}, {"dropping-particle": "", "family": "Hoon", "non-dropping-particle": "De", "suffix": "", "g</meta:user-defined>
    <meta:user-defined meta:name="Mendeley_Bookmark_6ijTsHoOKg_12" meta:value-type="string">iven": "Michiel J.L. L.", "parse-names": false}, {"dropping-particle": "", "family": "Kawaji", "non-dropping-particle": "", "suffix": "", "given": "Hideya", "parse-names": false}, {"dropping-particle": "", "family": "Lassmann", "non-dropping-particle": ""</meta:user-defined>
    <meta:user-defined meta:name="Mendeley_Bookmark_6ijTsHoOKg_13" meta:value-type="string">, "suffix": "", "given": "Timo", "parse-names": false}, {"dropping-particle": "", "family": "Hayashizaki", "non-dropping-particle": "", "suffix": "", "given": "Yoshihide", "parse-names": false}, {"dropping-particle": "", "family": "Forrest", "non-dropping</meta:user-defined>
    <meta:user-defined meta:name="Mendeley_Bookmark_6ijTsHoOKg_14" meta:value-type="string">-particle": "", "suffix": "", "given": "Alistair R.R. R.", "parse-names": false}, {"dropping-particle": "", "family": "Carninci", "non-dropping-particle": "", "suffix": "", "given": "Piero", "parse-names": false}, {"dropping-particle": "", "family": "Sand</meta:user-defined>
    <meta:user-defined meta:name="Mendeley_Bookmark_6ijTsHoOKg_15" meta:value-type="string">elin", "non-dropping-particle": "", "suffix": "", "given": "Albin", "parse-names": false}], "publisher": "Narnia", "container-title": "Database"}, "id": "ITEM-1"}], "mendeley": {"previouslyFormattedCitation": "(Ienasescu et al. 2016)", "plainTextFormatted</meta:user-defined>
    <meta:user-defined meta:name="Mendeley_Bookmark_6ijTsHoOKg_16" meta:value-type="string">Citation": "(Ienasescu et al. 2016)", "formattedCitation": "(Ienasescu et al. 2016)"}, "properties": {"noteIndex": 0}, "schema": "https://github.com/citation-style-language/schema/raw/master/csl-citation.json"}</meta:user-defined>
    <meta:user-defined meta:name="Mendeley_Bookmark_6ijTsHoOKg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6ijTsHoOKg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6ijTsHoOKg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6ijTsHoOKg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6ijTsHoOKg_6" meta:value-type="string">tia, including FANTOM, GTEx, The Human Protein Atlas and BioGPS.", "issued": {"date-parts": [["2016", "12", "26"]]}, "author": [{"dropping-particle": "", "family": "Ienasescu", "non-dropping-particle": "", "suffix": "", "given": "Hans", "parse-names": fal</meta:user-defined>
    <meta:user-defined meta:name="Mendeley_Bookmark_6ijTsHoOKg_7" meta:value-type="string">se}, {"dropping-particle": "", "family": "Li", "non-dropping-particle": "", "suffix": "", "given": "Kang", "parse-names": false}, {"dropping-particle": "", "family": "Andersson", "non-dropping-particle": "", "suffix": "", "given": "Robin", "parse-names": </meta:user-defined>
    <meta:user-defined meta:name="Mendeley_Bookmark_6ijTsHoOKg_8" meta:value-type="string">false}, {"dropping-particle": "", "family": "Vitezic", "non-dropping-particle": "", "suffix": "", "given": "Morana", "parse-names": false}, {"dropping-particle": "", "family": "Rennie", "non-dropping-particle": "", "suffix": "", "given": "Sarah", "parse-n</meta:user-defined>
    <meta:user-defined meta:name="Mendeley_Bookmark_6ijTsHoOKg_9" meta:value-type="string">ames": false}, {"dropping-particle": "", "family": "Chen", "non-dropping-particle": "", "suffix": "", "given": "Yun", "parse-names": false}, {"dropping-particle": "", "family": "Vitting-Seerup", "non-dropping-particle": "", "suffix": "", "given": "Kristof</meta:user-defined>
    <meta:user-defined meta:name="Mendeley_Bookmark_6mdJKV1AMc_1" meta:value-type="string">ADDIN CSL_CITATION {"citationItems": [{"uris": ["http://www.mendeley.com/documents/?uuid=2eca372b-4d88-36ff-a1e6-19bae7725109"], "itemData": {"DOI": "10.1093/database/bax028", "abstract": "A major challenge in understanding gene regulation is the unequivo</meta:user-defined>
    <meta:user-defined meta:name="Mendeley_Bookmark_6mdJKV1AMc_10" meta:value-type="string">n", "parse-names": false}, {"dropping-particle": "", "family": "Nudel", "non-dropping-particle": "", "suffix": "", "given": "Ron", "parse-names": false}, {"dropping-particle": "", "family": "Rappaport", "non-dropping-particle": "", "suffix": "", "given": </meta:user-defined>
    <meta:user-defined meta:name="Mendeley_Bookmark_6mdJKV1AMc_11" meta:value-type="string">"Noa", "parse-names": false}, {"dropping-particle": "", "family": "Hadar", "non-dropping-particle": "", "suffix": "", "given": "Rotem", "parse-names": false}, {"dropping-particle": "", "family": "Plaschkes", "non-dropping-particle": "", "suffix": "", "giv</meta:user-defined>
    <meta:user-defined meta:name="Mendeley_Bookmark_6mdJKV1AMc_12" meta:value-type="string">en": "Inbar", "parse-names": false}, {"dropping-particle": "", "family": "Iny Stein", "non-dropping-particle": "", "suffix": "", "given": "Tsippi", "parse-names": false}, {"dropping-particle": "", "family": "Rosen", "non-dropping-particle": "", "suffix": </meta:user-defined>
    <meta:user-defined meta:name="Mendeley_Bookmark_6mdJKV1AMc_13" meta:value-type="string">"", "given": "Naomi", "parse-names": false}, {"dropping-particle": "", "family": "Kohn", "non-dropping-particle": "", "suffix": "", "given": "Asher", "parse-names": false}, {"dropping-particle": "", "family": "Twik", "non-dropping-particle": "", "suffix":</meta:user-defined>
    <meta:user-defined meta:name="Mendeley_Bookmark_6mdJKV1AMc_14" meta:value-type="string"> "", "given": "Michal", "parse-names": false}, {"dropping-particle": "", "family": "Safran", "non-dropping-particle": "", "suffix": "", "given": "Marilyn", "parse-names": false}, {"dropping-particle": "", "family": "Lancet", "non-dropping-particle": "", "</meta:user-defined>
    <meta:user-defined meta:name="Mendeley_Bookmark_6mdJKV1AMc_15" meta:value-type="string">suffix": "", "given": "Doron", "parse-names": false}, {"dropping-particle": "", "family": "Cohen", "non-dropping-particle": "", "suffix": "", "given": "Dana", "parse-names": false}], "id": "ITEM-1", "volume": "2017", "title": "GeneHancer: genome-wide inte</meta:user-defined>
    <meta:user-defined meta:name="Mendeley_Bookmark_6mdJKV1AMc_16" meta:value-type="string">gration of enhancers and target genes in GeneCards", "container-title": "Database : the journal of biological databases and curation", "issued": {"date-parts": [["2017", "1", "1"]]}}, "id": "ITEM-1"}], "mendeley": {"previouslyFormattedCitation": "(Fishile</meta:user-defined>
    <meta:user-defined meta:name="Mendeley_Bookmark_6mdJKV1AMc_17" meta:value-type="string">vich et al. 2017)", "plainTextFormattedCitation": "(Fishilevich et al. 2017)", "formattedCitation": "(Fishilevich et al. 2017)"}, "properties": {"noteIndex": 0}, "schema": "https://github.com/citation-style-language/schema/raw/master/csl-citation.json"}</meta:user-defined>
    <meta:user-defined meta:name="Mendeley_Bookmark_6mdJKV1AMc_2" meta:value-type="string">cal identification of enhancer elements and uncovering their connections to genes. We present GeneHancer, a novel database of human enhancers and their inferred target genes, in the framework of GeneCards. First, we integrated a total of 434 000 reported </meta:user-defined>
    <meta:user-defined meta:name="Mendeley_Bookmark_6mdJKV1AMc_3" meta:value-type="string">enhancers from four different genome-wide databases: the Encyclopedia of DNA Elements (ENCODE), the Ensembl regulatory build, the functional annotation of the mammalian genome (FANTOM) project and the VISTA Enhancer Browser. Employing an integration algor</meta:user-defined>
    <meta:user-defined meta:name="Mendeley_Bookmark_6mdJKV1AMc_4" meta:value-type="string">ithm that aims to remove redundancy, GeneHancer portrays 285 000 integrated candidate enhancers (covering 12.4% of the genome), 94 000 of which are derived from more than one source, and each assigned an annotation-derived confidence score. GeneHancer sub</meta:user-defined>
    <meta:user-defined meta:name="Mendeley_Bookmark_6mdJKV1AMc_5" meta:value-type="string">sequently links enhancers to genes, using: tissue co-expression correlation between genes and enhancer RNAs, as well as enhancer-targeted transcription factor genes; expression quantitative trait loci for variants within enhancers; and capture Hi-C, a pro</meta:user-defined>
    <meta:user-defined meta:name="Mendeley_Bookmark_6mdJKV1AMc_6" meta:value-type="string">moter-specific genome conformation assay. The individual scores based on each of these four methods, along with gene\u2013enhancer genomic distances, form the basis for GeneHancer\u2019s combinatorial likelihood-based scores for enhancer\u2013gene pairing</meta:user-defined>
    <meta:user-defined meta:name="Mendeley_Bookmark_6mdJKV1AMc_7" meta:value-type="string">. Finally, we define \u2018elite\u2019 enhancer\u2013gene relations reflecting both a high-likelihood enhancer definition and a strong enhancer\u2013gene association. GeneHancer predictions are fully integrated in the widely used GeneCards Suite, whereby </meta:user-defined>
    <meta:user-defined meta:name="Mendeley_Bookmark_6mdJKV1AMc_8" meta:value-type="string">candidate enhancers and their annotations are displayed on every relevant GeneCard. This assists in the mapping of non-coding variants to enhancers, and via the linked genes, forms a basis for variant\u2013phenotype interpretation of whole-genome sequence</meta:user-defined>
    <meta:user-defined meta:name="Mendeley_Bookmark_6mdJKV1AMc_9" meta:value-type="string">s in health and disease.\nDatabase URL: http://www.genecards.org/.", "type": "article-journal", "ISSN": "17580463", "PMID": "28605766", "author": [{"dropping-particle": "", "family": "Fishilevich", "non-dropping-particle": "", "suffix": "", "given": "Simo</meta:user-defined>
    <meta:user-defined meta:name="Mendeley_Bookmark_7QdeBePoQl_1" meta:value-type="string">ADDIN CSL_CITATION {"citationItems": [{"uris": ["http://www.mendeley.com/documents/?uuid=4f1a80de-460f-35de-b1a3-a7a1cdd3c0ed"], "itemData": {"DOI": "10.1038/s41598-018-33457-0", "volume": "8", "ISSN": "20452322", "id": "ITEM-1", "title": "N-Acetylglutama</meta:user-defined>
    <meta:user-defined meta:name="Mendeley_Bookmark_7QdeBePoQl_10" meta:value-type="string">rt", "non-dropping-particle": "", "suffix": "", "given": "Laura", "parse-names": false}, {"dropping-particle": "", "family": "Polo", "non-dropping-particle": "", "suffix": "", "given": "Giulia", "parse-names": false}, {"dropping-particle": "", "family": "</meta:user-defined>
    <meta:user-defined meta:name="Mendeley_Bookmark_7QdeBePoQl_11" meta:value-type="string">Ruijter", "non-dropping-particle": "", "suffix": "", "given": "George J.G.", "parse-names": false}, {"dropping-particle": "", "family": "Born", "non-dropping-particle": "van den", "suffix": "", "given": "Myrthe", "parse-names": false}, {"dropping-particle</meta:user-defined>
    <meta:user-defined meta:name="Mendeley_Bookmark_7QdeBePoQl_12" meta:value-type="string">": "", "family": "R\u00fcfenacht", "non-dropping-particle": "", "suffix": "", "given": "V\u00e9ronique", "parse-names": false}, {"dropping-particle": "", "family": "Haskins", "non-dropping-particle": "", "suffix": "", "given": "Nantaporn", "parse-names": </meta:user-defined>
    <meta:user-defined meta:name="Mendeley_Bookmark_7QdeBePoQl_13" meta:value-type="string">false}, {"dropping-particle": "", "family": "Zutven", "non-dropping-particle": "van", "suffix": "", "given": "Laura J.C.M.", "parse-names": false}, {"dropping-particle": "", "family": "Tuchman", "non-dropping-particle": "", "suffix": "", "given": "Mendel"</meta:user-defined>
    <meta:user-defined meta:name="Mendeley_Bookmark_7QdeBePoQl_14" meta:value-type="string">, "parse-names": false}, {"dropping-particle": "", "family": "Saris", "non-dropping-particle": "", "suffix": "", "given": "Jasper J.", "parse-names": false}, {"dropping-particle": "", "family": "H\u00e4berle", "non-dropping-particle": "", "suffix": "", "g</meta:user-defined>
    <meta:user-defined meta:name="Mendeley_Bookmark_7QdeBePoQl_15" meta:value-type="string">iven": "Johannes", "parse-names": false}, {"dropping-particle": "", "family": "Caldovic", "non-dropping-particle": "", "suffix": "", "given": "Ljubica", "parse-names": false}], "publisher": "Nature Publishing Group", "container-title": "Scientific Reports</meta:user-defined>
    <meta:user-defined meta:name="Mendeley_Bookmark_7QdeBePoQl_16" meta:value-type="string">"}, "id": "ITEM-1"}], "mendeley": {"previouslyFormattedCitation": "(Williams et al. 2018)", "plainTextFormattedCitation": "(Williams et al. 2018)", "formattedCitation": "(Williams et al. 2018)"}, "properties": {"noteIndex": 0}, "schema": "https://github.c</meta:user-defined>
    <meta:user-defined meta:name="Mendeley_Bookmark_7QdeBePoQl_17" meta:value-type="string">om/citation-style-language/schema/raw/master/csl-citation.json"}</meta:user-defined>
    <meta:user-defined meta:name="Mendeley_Bookmark_7QdeBePoQl_2" meta:value-type="string">te Synthase Deficiency Due to a Recurrent Sequence Variant in the N-acetylglutamate Synthase Enhancer Region", "issue": "1", "type": "article-journal", "abstract": "N-acetylglutamate synthase deficiency (NAGSD, MIM #237310) is an autosomal recessive disor</meta:user-defined>
    <meta:user-defined meta:name="Mendeley_Bookmark_7QdeBePoQl_3" meta:value-type="string">der of the urea cycle that results from absent or decreased production of N-acetylglutamate (NAG) due to either decreased NAGS gene expression or defective NAGS enzyme. NAG is essential for the activity of carbamylphosphate synthetase 1 (CPS1), the first </meta:user-defined>
    <meta:user-defined meta:name="Mendeley_Bookmark_7QdeBePoQl_4" meta:value-type="string">and rate-limiting enzyme of the urea cycle. NAGSD is the only urea cycle disorder that can be treated with a single drug, N-carbamylglutamate (NCG), which can activate CPS1 and completely restore ureagenesis in patients with NAGSD. We describe a novel seq</meta:user-defined>
    <meta:user-defined meta:name="Mendeley_Bookmark_7QdeBePoQl_5" meta:value-type="string">uence variant NM_153006.2:c.-3026C &gt; T in the NAGS enhancer that was found in three patients from two families with NAGSD; two patients had hyperammonemia that resolved upon treatment with NCG, while the third patient increased dietary protein intake afte</meta:user-defined>
    <meta:user-defined meta:name="Mendeley_Bookmark_7QdeBePoQl_6" meta:value-type="string">r initiation of NCG therapy. Two patients were homozygous for the variant while the third patient had the c.-3026C &gt; T variant and a partial uniparental disomy that encompassed the NAGS gene on chromosome 17. The c.-3026C &gt; T sequence variant affects a ba</meta:user-defined>
    <meta:user-defined meta:name="Mendeley_Bookmark_7QdeBePoQl_7" meta:value-type="string">se pair that is highly conserved in vertebrates; the variant is predicted to be deleterious by several bioinformatics tools. Functional assays in cultured HepG2 cells demonstrated that the c.-3026C &gt; T substitution could result in reduced expression of th</meta:user-defined>
    <meta:user-defined meta:name="Mendeley_Bookmark_7QdeBePoQl_8" meta:value-type="string">e NAGS gene. These findings underscore the importance of analyzing NAGS gene regulatory regions when looking for molecular causes of NAGSD.", "issued": {"date-parts": [["2018", "12", "1"]]}, "author": [{"dropping-particle": "", "family": "Williams", "non-</meta:user-defined>
    <meta:user-defined meta:name="Mendeley_Bookmark_7QdeBePoQl_9" meta:value-type="string">dropping-particle": "", "suffix": "", "given": "Monique", "parse-names": false}, {"dropping-particle": "", "family": "Burlina", "non-dropping-particle": "", "suffix": "", "given": "Alberto", "parse-names": false}, {"dropping-particle": "", "family": "Rube</meta:user-defined>
    <meta:user-defined meta:name="Mendeley_Bookmark_8Qbe9NMOnh_1" meta:value-type="string">ADDIN CSL_CITATION {"citationItems": [{"uris": ["http://www.mendeley.com/documents/?uuid=dbdbae29-cb36-490c-9ce5-fc1791b3758f"], "itemData": {"DOI": "10.1038/nature13182", "volume": "507", "ISSN": "1476-4687", "page": "462-70", "id": "ITEM-1", "title": "A</meta:user-defined>
    <meta:user-defined meta:name="Mendeley_Bookmark_8Qbe9NMOnh_10" meta:value-type="string">hiel J.L. L", "parse-names": false}, {"dropping-particle": "", "family": "Haberle", "non-dropping-particle": "", "suffix": "", "given": "Vanja", "parse-names": false}, {"dropping-particle": "", "family": "Lassmann", "non-dropping-particle": "", "suffix": </meta:user-defined>
    <meta:user-defined meta:name="Mendeley_Bookmark_8Qbe9NMOnh_100" meta:value-type="string">nikov", "non-dropping-particle": "", "suffix": "", "given": "Dmitry A.", "parse-names": false}, {"dropping-particle": "", "family": "Pain", "non-dropping-particle": "", "suffix": "", "given": "Arnab", "parse-names": false}, {"dropping-particle": "", "fami</meta:user-defined>
    <meta:user-defined meta:name="Mendeley_Bookmark_8Qbe9NMOnh_101" meta:value-type="string">ly": "Passier", "non-dropping-particle": "", "suffix": "", "given": "Robert", "parse-names": false}, {"dropping-particle": "", "family": "Patrikakis", "non-dropping-particle": "", "suffix": "", "given": "Margaret", "parse-names": false}, {"dropping-partic</meta:user-defined>
    <meta:user-defined meta:name="Mendeley_Bookmark_8Qbe9NMOnh_102" meta:value-type="string">le": "", "family": "Persson", "non-dropping-particle": "", "suffix": "", "given": "Helena", "parse-names": false}, {"dropping-particle": "", "family": "Piazza", "non-dropping-particle": "", "suffix": "", "given": "Silvano", "parse-names": false}, {"droppi</meta:user-defined>
    <meta:user-defined meta:name="Mendeley_Bookmark_8Qbe9NMOnh_103" meta:value-type="string">ng-particle": "", "family": "Prendergast", "non-dropping-particle": "", "suffix": "", "given": "James G.D. D", "parse-names": false}, {"dropping-particle": "", "family": "Rackham", "non-dropping-particle": "", "suffix": "", "given": "Owen J.L. L", "parse-</meta:user-defined>
    <meta:user-defined meta:name="Mendeley_Bookmark_8Qbe9NMOnh_104" meta:value-type="string">names": false}, {"dropping-particle": "", "family": "Ramilowski", "non-dropping-particle": "", "suffix": "", "given": "Jordan A.", "parse-names": false}, {"dropping-particle": "", "family": "Rashid", "non-dropping-particle": "", "suffix": "", "given": "Ma</meta:user-defined>
    <meta:user-defined meta:name="Mendeley_Bookmark_8Qbe9NMOnh_105" meta:value-type="string">moon", "parse-names": false}, {"dropping-particle": "", "family": "Ravasi", "non-dropping-particle": "", "suffix": "", "given": "Timothy", "parse-names": false}, {"dropping-particle": "", "family": "Rizzu", "non-dropping-particle": "", "suffix": "", "give</meta:user-defined>
    <meta:user-defined meta:name="Mendeley_Bookmark_8Qbe9NMOnh_106" meta:value-type="string">n": "Patrizia", "parse-names": false}, {"dropping-particle": "", "family": "Roncador", "non-dropping-particle": "", "suffix": "", "given": "Marco", "parse-names": false}, {"dropping-particle": "", "family": "Roy", "non-dropping-particle": "", "suffix": ""</meta:user-defined>
    <meta:user-defined meta:name="Mendeley_Bookmark_8Qbe9NMOnh_107" meta:value-type="string">, "given": "Sugata", "parse-names": false}, {"dropping-particle": "", "family": "Rye", "non-dropping-particle": "", "suffix": "", "given": "Morten B.", "parse-names": false}, {"dropping-particle": "", "family": "Saijyo", "non-dropping-particle": "", "suff</meta:user-defined>
    <meta:user-defined meta:name="Mendeley_Bookmark_8Qbe9NMOnh_108" meta:value-type="string">ix": "", "given": "Eri", "parse-names": false}, {"dropping-particle": "", "family": "Sajantila", "non-dropping-particle": "", "suffix": "", "given": "Antti", "parse-names": false}, {"dropping-particle": "", "family": "Saka", "non-dropping-particle": "", "</meta:user-defined>
    <meta:user-defined meta:name="Mendeley_Bookmark_8Qbe9NMOnh_109" meta:value-type="string">suffix": "", "given": "Akiko", "parse-names": false}, {"dropping-particle": "", "family": "Sakaguchi", "non-dropping-particle": "", "suffix": "", "given": "Shimon", "parse-names": false}, {"dropping-particle": "", "family": "Sakai", "non-dropping-particle</meta:user-defined>
    <meta:user-defined meta:name="Mendeley_Bookmark_8Qbe9NMOnh_11" meta:value-type="string">"", "given": "Timo", "parse-names": false}, {"dropping-particle": "V.", "family": "Kulakovskiy", "non-dropping-particle": "", "suffix": "", "given": "Ivan", "parse-names": false}, {"dropping-particle": "", "family": "Lizio", "non-dropping-particle": "", "</meta:user-defined>
    <meta:user-defined meta:name="Mendeley_Bookmark_8Qbe9NMOnh_110" meta:value-type="string">": "", "suffix": "", "given": "Mizuho", "parse-names": false}, {"dropping-particle": "", "family": "Sato", "non-dropping-particle": "", "suffix": "", "given": "Hiroki", "parse-names": false}, {"dropping-particle": "", "family": "Savvi", "non-dropping-part</meta:user-defined>
    <meta:user-defined meta:name="Mendeley_Bookmark_8Qbe9NMOnh_111" meta:value-type="string">icle": "", "suffix": "", "given": "Suzana", "parse-names": false}, {"dropping-particle": "", "family": "Saxena", "non-dropping-particle": "", "suffix": "", "given": "Alka", "parse-names": false}, {"dropping-particle": "", "family": "Schneider", "non-dropp</meta:user-defined>
    <meta:user-defined meta:name="Mendeley_Bookmark_8Qbe9NMOnh_112" meta:value-type="string">ing-particle": "", "suffix": "", "given": "Claudio", "parse-names": false}, {"dropping-particle": "", "family": "Schultes", "non-dropping-particle": "", "suffix": "", "given": "Erik A.", "parse-names": false}, {"dropping-particle": "", "family": "Schulze-</meta:user-defined>
    <meta:user-defined meta:name="Mendeley_Bookmark_8Qbe9NMOnh_113" meta:value-type="string">Tanzil", "non-dropping-particle": "", "suffix": "", "given": "Gundula G.", "parse-names": false}, {"dropping-particle": "", "family": "Schwegmann", "non-dropping-particle": "", "suffix": "", "given": "Anita", "parse-names": false}, {"dropping-particle": "</meta:user-defined>
    <meta:user-defined meta:name="Mendeley_Bookmark_8Qbe9NMOnh_114" meta:value-type="string">", "family": "Sengstag", "non-dropping-particle": "", "suffix": "", "given": "Thierry", "parse-names": false}, {"dropping-particle": "", "family": "Sheng", "non-dropping-particle": "", "suffix": "", "given": "Guojun", "parse-names": false}, {"dropping-par</meta:user-defined>
    <meta:user-defined meta:name="Mendeley_Bookmark_8Qbe9NMOnh_115" meta:value-type="string">ticle": "", "family": "Shimoji", "non-dropping-particle": "", "suffix": "", "given": "Hisashi", "parse-names": false}, {"dropping-particle": "", "family": "Shimoni", "non-dropping-particle": "", "suffix": "", "given": "Yishai", "parse-names": false}, {"dr</meta:user-defined>
    <meta:user-defined meta:name="Mendeley_Bookmark_8Qbe9NMOnh_116" meta:value-type="string">opping-particle": "", "family": "Shin", "non-dropping-particle": "", "suffix": "", "given": "Jay W.", "parse-names": false}, {"dropping-particle": "", "family": "Simon", "non-dropping-particle": "", "suffix": "", "given": "Christophe", "parse-names": fals</meta:user-defined>
    <meta:user-defined meta:name="Mendeley_Bookmark_8Qbe9NMOnh_117" meta:value-type="string">e}, {"dropping-particle": "", "family": "Sugiyama", "non-dropping-particle": "", "suffix": "", "given": "Daisuke", "parse-names": false}, {"dropping-particle": "", "family": "Sugiyama", "non-dropping-particle": "", "suffix": "", "given": "Takaai", "parse-</meta:user-defined>
    <meta:user-defined meta:name="Mendeley_Bookmark_8Qbe9NMOnh_118" meta:value-type="string">names": false}, {"dropping-particle": "", "family": "Suzuki", "non-dropping-particle": "", "suffix": "", "given": "Masanori", "parse-names": false}, {"dropping-particle": "", "family": "Suzuki", "non-dropping-particle": "", "suffix": "", "given": "Naoko",</meta:user-defined>
    <meta:user-defined meta:name="Mendeley_Bookmark_8Qbe9NMOnh_119" meta:value-type="string"> "parse-names": false}, {"dropping-particle": "", "family": "Swoboda", "non-dropping-particle": "", "suffix": "", "given": "Rolf K.", "parse-names": false}, {"dropping-particle": "", "family": "'t Hoen", "non-dropping-particle": "", "suffix": "", "given":</meta:user-defined>
    <meta:user-defined meta:name="Mendeley_Bookmark_8Qbe9NMOnh_12" meta:value-type="string">suffix": "", "given": "Marina", "parse-names": false}, {"dropping-particle": "", "family": "Itoh", "non-dropping-particle": "", "suffix": "", "given": "Masayoshi", "parse-names": false}, {"dropping-particle": "", "family": "Andersson", "non-dropping-parti</meta:user-defined>
    <meta:user-defined meta:name="Mendeley_Bookmark_8Qbe9NMOnh_120" meta:value-type="string"> "Peter A.C. C", "parse-names": false}, {"dropping-particle": "", "family": "Tagami", "non-dropping-particle": "", "suffix": "", "given": "Michihira", "parse-names": false}, {"dropping-particle": "", "family": "Takahashi", "non-dropping-particle": "", "su</meta:user-defined>
    <meta:user-defined meta:name="Mendeley_Bookmark_8Qbe9NMOnh_121" meta:value-type="string">ffix": "", "given": "Naoko", "parse-names": false}, {"dropping-particle": "", "family": "Takai", "non-dropping-particle": "", "suffix": "", "given": "Jun", "parse-names": false}, {"dropping-particle": "", "family": "Tanaka", "non-dropping-particle": "", "</meta:user-defined>
    <meta:user-defined meta:name="Mendeley_Bookmark_8Qbe9NMOnh_122" meta:value-type="string">suffix": "", "given": "Hiroshi", "parse-names": false}, {"dropping-particle": "", "family": "Tatsukawa", "non-dropping-particle": "", "suffix": "", "given": "Hideki", "parse-names": false}, {"dropping-particle": "", "family": "Tatum", "non-dropping-partic</meta:user-defined>
    <meta:user-defined meta:name="Mendeley_Bookmark_8Qbe9NMOnh_123" meta:value-type="string">le": "", "suffix": "", "given": "Zuotian", "parse-names": false}, {"dropping-particle": "", "family": "Thompson", "non-dropping-particle": "", "suffix": "", "given": "Mark", "parse-names": false}, {"dropping-particle": "", "family": "Toyodo", "non-droppin</meta:user-defined>
    <meta:user-defined meta:name="Mendeley_Bookmark_8Qbe9NMOnh_124" meta:value-type="string">g-particle": "", "suffix": "", "given": "Hiroo", "parse-names": false}, {"dropping-particle": "", "family": "Toyoda", "non-dropping-particle": "", "suffix": "", "given": "Tetsuro", "parse-names": false}, {"dropping-particle": "", "family": "Valen", "non-d</meta:user-defined>
    <meta:user-defined meta:name="Mendeley_Bookmark_8Qbe9NMOnh_125" meta:value-type="string">ropping-particle": "", "suffix": "", "given": "Elvind", "parse-names": false}, {"dropping-particle": "", "family": "Wetering", "non-dropping-particle": "van de", "suffix": "", "given": "Marc", "parse-names": false}, {"dropping-particle": "", "family": "Be</meta:user-defined>
    <meta:user-defined meta:name="Mendeley_Bookmark_8Qbe9NMOnh_126" meta:value-type="string">rg", "non-dropping-particle": "van den", "suffix": "", "given": "Linda M.", "parse-names": false}, {"dropping-particle": "", "family": "Verado", "non-dropping-particle": "", "suffix": "", "given": "Roberto", "parse-names": false}, {"dropping-particle": ""</meta:user-defined>
    <meta:user-defined meta:name="Mendeley_Bookmark_8Qbe9NMOnh_127" meta:value-type="string">, "family": "Vijayan", "non-dropping-particle": "", "suffix": "", "given": "Dipti", "parse-names": false}, {"dropping-particle": "", "family": "Vorontsov", "non-dropping-particle": "", "suffix": "", "given": "Ilya E.", "parse-names": false}, {"dropping-pa</meta:user-defined>
    <meta:user-defined meta:name="Mendeley_Bookmark_8Qbe9NMOnh_128" meta:value-type="string">rticle": "", "family": "Wasserman", "non-dropping-particle": "", "suffix": "", "given": "Wyeth W.", "parse-names": false}, {"dropping-particle": "", "family": "Watanabe", "non-dropping-particle": "", "suffix": "", "given": "Shoko", "parse-names": false}, </meta:user-defined>
    <meta:user-defined meta:name="Mendeley_Bookmark_8Qbe9NMOnh_129" meta:value-type="string">{"dropping-particle": "", "family": "Wells", "non-dropping-particle": "", "suffix": "", "given": "Christine A.", "parse-names": false}, {"dropping-particle": "", "family": "Winteringham", "non-dropping-particle": "", "suffix": "", "given": "Louise N.", "p</meta:user-defined>
    <meta:user-defined meta:name="Mendeley_Bookmark_8Qbe9NMOnh_13" meta:value-type="string">cle": "", "suffix": "", "given": "Robin", "parse-names": false}, {"dropping-particle": "", "family": "Mungall", "non-dropping-particle": "", "suffix": "", "given": "Christopher J.", "parse-names": false}, {"dropping-particle": "", "family": "Meehan", "non</meta:user-defined>
    <meta:user-defined meta:name="Mendeley_Bookmark_8Qbe9NMOnh_130" meta:value-type="string">arse-names": false}, {"dropping-particle": "", "family": "Wolvetang", "non-dropping-particle": "", "suffix": "", "given": "Ernst", "parse-names": false}, {"dropping-particle": "", "family": "Wood", "non-dropping-particle": "", "suffix": "", "given": "Emil</meta:user-defined>
    <meta:user-defined meta:name="Mendeley_Bookmark_8Qbe9NMOnh_131" meta:value-type="string">y J.", "parse-names": false}, {"dropping-particle": "", "family": "Yamaguchi", "non-dropping-particle": "", "suffix": "", "given": "Yoko", "parse-names": false}, {"dropping-particle": "", "family": "Yamamoto", "non-dropping-particle": "", "suffix": "", "g</meta:user-defined>
    <meta:user-defined meta:name="Mendeley_Bookmark_8Qbe9NMOnh_132" meta:value-type="string">iven": "Masayuki", "parse-names": false}, {"dropping-particle": "", "family": "Yoneda", "non-dropping-particle": "", "suffix": "", "given": "Misako", "parse-names": false}, {"dropping-particle": "", "family": "Yonekura", "non-dropping-particle": "", "suff</meta:user-defined>
    <meta:user-defined meta:name="Mendeley_Bookmark_8Qbe9NMOnh_133" meta:value-type="string">ix": "", "given": "Yohei", "parse-names": false}, {"dropping-particle": "", "family": "Yoshida", "non-dropping-particle": "", "suffix": "", "given": "Shigehiro", "parse-names": false}, {"dropping-particle": "", "family": "Zabierowski", "non-dropping-parti</meta:user-defined>
    <meta:user-defined meta:name="Mendeley_Bookmark_8Qbe9NMOnh_134" meta:value-type="string">cle": "", "suffix": "", "given": "Susan E.", "parse-names": false}, {"dropping-particle": "", "family": "Zhang", "non-dropping-particle": "", "suffix": "", "given": "Peter G.", "parse-names": false}, {"dropping-particle": "", "family": "Zhao", "non-droppi</meta:user-defined>
    <meta:user-defined meta:name="Mendeley_Bookmark_8Qbe9NMOnh_135" meta:value-type="string">ng-particle": "", "suffix": "", "given": "Xiaobei", "parse-names": false}, {"dropping-particle": "", "family": "Zucchelli", "non-dropping-particle": "", "suffix": "", "given": "Silvia", "parse-names": false}, {"dropping-particle": "", "family": "Summers",</meta:user-defined>
    <meta:user-defined meta:name="Mendeley_Bookmark_8Qbe9NMOnh_136" meta:value-type="string"> "non-dropping-particle": "", "suffix": "", "given": "Kim M.", "parse-names": false}, {"dropping-particle": "", "family": "Suzuki", "non-dropping-particle": "", "suffix": "", "given": "Harukazu", "parse-names": false}, {"dropping-particle": "", "family": </meta:user-defined>
    <meta:user-defined meta:name="Mendeley_Bookmark_8Qbe9NMOnh_137" meta:value-type="string">"Daub", "non-dropping-particle": "", "suffix": "", "given": "Carsten O.", "parse-names": false}, {"dropping-particle": "", "family": "Kawai", "non-dropping-particle": "", "suffix": "", "given": "Jun", "parse-names": false}, {"dropping-particle": "", "fami</meta:user-defined>
    <meta:user-defined meta:name="Mendeley_Bookmark_8Qbe9NMOnh_138" meta:value-type="string">ly": "Heutink", "non-dropping-particle": "", "suffix": "", "given": "Peter", "parse-names": false}, {"dropping-particle": "", "family": "Hide", "non-dropping-particle": "", "suffix": "", "given": "Winston", "parse-names": false}, {"dropping-particle": "",</meta:user-defined>
    <meta:user-defined meta:name="Mendeley_Bookmark_8Qbe9NMOnh_139" meta:value-type="string"> "family": "Freeman", "non-dropping-particle": "", "suffix": "", "given": "Tom C.", "parse-names": false}, {"dropping-particle": "", "family": "Lenhard", "non-dropping-particle": "", "suffix": "", "given": "Boris", "parse-names": false}, {"dropping-partic</meta:user-defined>
    <meta:user-defined meta:name="Mendeley_Bookmark_8Qbe9NMOnh_14" meta:value-type="string">-dropping-particle": "", "suffix": "", "given": "Terrence F.", "parse-names": false}, {"dropping-particle": "", "family": "Schmeier", "non-dropping-particle": "", "suffix": "", "given": "Sebastian", "parse-names": false}, {"dropping-particle": "", "family</meta:user-defined>
    <meta:user-defined meta:name="Mendeley_Bookmark_8Qbe9NMOnh_140" meta:value-type="string">le": "", "family": "Bajic", "non-dropping-particle": "", "suffix": "", "given": "Vladimir B", "parse-names": false}, {"dropping-particle": "", "family": "Taylor", "non-dropping-particle": "", "suffix": "", "given": "Martin S.", "parse-names": false}, {"dr</meta:user-defined>
    <meta:user-defined meta:name="Mendeley_Bookmark_8Qbe9NMOnh_141" meta:value-type="string">opping-particle": "", "family": "Makeev", "non-dropping-particle": "", "suffix": "", "given": "Vsevolod J.", "parse-names": false}, {"dropping-particle": "", "family": "Sandelin", "non-dropping-particle": "", "suffix": "", "given": "Albin", "parse-names":</meta:user-defined>
    <meta:user-defined meta:name="Mendeley_Bookmark_8Qbe9NMOnh_142" meta:value-type="string"> false}, {"dropping-particle": "", "family": "Hume", "non-dropping-particle": "", "suffix": "", "given": "David A.", "parse-names": false}, {"dropping-particle": "", "family": "Carninci", "non-dropping-particle": "", "suffix": "", "given": "Piero", "parse</meta:user-defined>
    <meta:user-defined meta:name="Mendeley_Bookmark_8Qbe9NMOnh_143" meta:value-type="string">-names": false}, {"dropping-particle": "", "family": "Hayashizaki", "non-dropping-particle": "", "suffix": "", "given": "Yoshihide", "parse-names": false}], "publisher": "NIH Public Access", "container-title": "Nature"}, "id": "ITEM-1"}], "mendeley": {"pr</meta:user-defined>
    <meta:user-defined meta:name="Mendeley_Bookmark_8Qbe9NMOnh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8Qbe9NMOnh_145" meta:value-type="string">ter/csl-citation.json"}</meta:user-defined>
    <meta:user-defined meta:name="Mendeley_Bookmark_8Qbe9NMOnh_15" meta:value-type="string">": "Bertin", "non-dropping-particle": "", "suffix": "", "given": "Nicolas", "parse-names": false}, {"dropping-particle": "", "family": "J\u00f8rgensen", "non-dropping-particle": "", "suffix": "", "given": "Mette", "parse-names": false}, {"dropping-particl</meta:user-defined>
    <meta:user-defined meta:name="Mendeley_Bookmark_8Qbe9NMOnh_16" meta:value-type="string">e": "", "family": "Dimont", "non-dropping-particle": "", "suffix": "", "given": "Emmanuel", "parse-names": false}, {"dropping-particle": "", "family": "Arner", "non-dropping-particle": "", "suffix": "", "given": "Erik", "parse-names": false}, {"dropping-p</meta:user-defined>
    <meta:user-defined meta:name="Mendeley_Bookmark_8Qbe9NMOnh_17" meta:value-type="string">article": "", "family": "Schmidl", "non-dropping-particle": "", "suffix": "", "given": "Christian", "parse-names": false}, {"dropping-particle": "", "family": "Schaefer", "non-dropping-particle": "", "suffix": "", "given": "Ulf", "parse-names": false}, {"</meta:user-defined>
    <meta:user-defined meta:name="Mendeley_Bookmark_8Qbe9NMOnh_18" meta:value-type="string">dropping-particle": "", "family": "Medvedeva", "non-dropping-particle": "", "suffix": "", "given": "Yulia A.", "parse-names": false}, {"dropping-particle": "", "family": "Plessy", "non-dropping-particle": "", "suffix": "", "given": "Charles", "parse-names</meta:user-defined>
    <meta:user-defined meta:name="Mendeley_Bookmark_8Qbe9NMOnh_19" meta:value-type="string">": false}, {"dropping-particle": "", "family": "Vitezic", "non-dropping-particle": "", "suffix": "", "given": "Morana", "parse-names": false}, {"dropping-particle": "", "family": "Severin", "non-dropping-particle": "", "suffix": "", "given": "Jessica", "p</meta:user-defined>
    <meta:user-defined meta:name="Mendeley_Bookmark_8Qbe9NMOnh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8Qbe9NMOnh_20" meta:value-type="string">arse-names": false}, {"dropping-particle": "", "family": "Semple", "non-dropping-particle": "", "suffix": "", "given": "Colin A", "parse-names": false}, {"dropping-particle": "", "family": "Ishizu", "non-dropping-particle": "", "suffix": "", "given": "Yur</meta:user-defined>
    <meta:user-defined meta:name="Mendeley_Bookmark_8Qbe9NMOnh_21" meta:value-type="string">i", "parse-names": false}, {"dropping-particle": "", "family": "Young", "non-dropping-particle": "", "suffix": "", "given": "Robert S.", "parse-names": false}, {"dropping-particle": "", "family": "Francescatto", "non-dropping-particle": "", "suffix": "", </meta:user-defined>
    <meta:user-defined meta:name="Mendeley_Bookmark_8Qbe9NMOnh_22" meta:value-type="string">"given": "Margherita", "parse-names": false}, {"dropping-particle": "", "family": "Alam", "non-dropping-particle": "", "suffix": "", "given": "Intikhab", "parse-names": false}, {"dropping-particle": "", "family": "Albanese", "non-dropping-particle": "", "</meta:user-defined>
    <meta:user-defined meta:name="Mendeley_Bookmark_8Qbe9NMOnh_23" meta:value-type="string">suffix": "", "given": "Davide", "parse-names": false}, {"dropping-particle": "", "family": "Altschuler", "non-dropping-particle": "", "suffix": "", "given": "Gabriel M", "parse-names": false}, {"dropping-particle": "", "family": "Arakawa", "non-dropping-p</meta:user-defined>
    <meta:user-defined meta:name="Mendeley_Bookmark_8Qbe9NMOnh_24" meta:value-type="string">article": "", "suffix": "", "given": "Takahiro", "parse-names": false}, {"dropping-particle": "", "family": "Archer", "non-dropping-particle": "", "suffix": "", "given": "John A.C. C", "parse-names": false}, {"dropping-particle": "", "family": "Arner", "n</meta:user-defined>
    <meta:user-defined meta:name="Mendeley_Bookmark_8Qbe9NMOnh_25" meta:value-type="string">on-dropping-particle": "", "suffix": "", "given": "Peter", "parse-names": false}, {"dropping-particle": "", "family": "Babina", "non-dropping-particle": "", "suffix": "", "given": "Magda", "parse-names": false}, {"dropping-particle": "", "family": "Rennie</meta:user-defined>
    <meta:user-defined meta:name="Mendeley_Bookmark_8Qbe9NMOnh_26" meta:value-type="string">", "non-dropping-particle": "", "suffix": "", "given": "Sarah", "parse-names": false}, {"dropping-particle": "", "family": "Balwierz", "non-dropping-particle": "", "suffix": "", "given": "Piotr J.", "parse-names": false}, {"dropping-particle": "", "family</meta:user-defined>
    <meta:user-defined meta:name="Mendeley_Bookmark_8Qbe9NMOnh_27" meta:value-type="string">": "Beckhouse", "non-dropping-particle": "", "suffix": "", "given": "Anthony G.", "parse-names": false}, {"dropping-particle": "", "family": "Pradhan-Bhatt", "non-dropping-particle": "", "suffix": "", "given": "Swati", "parse-names": false}, {"dropping-pa</meta:user-defined>
    <meta:user-defined meta:name="Mendeley_Bookmark_8Qbe9NMOnh_28" meta:value-type="string">rticle": "", "family": "Blake", "non-dropping-particle": "", "suffix": "", "given": "Judith A.", "parse-names": false}, {"dropping-particle": "", "family": "Blumenthal", "non-dropping-particle": "", "suffix": "", "given": "Antje", "parse-names": false}, {</meta:user-defined>
    <meta:user-defined meta:name="Mendeley_Bookmark_8Qbe9NMOnh_29" meta:value-type="string">"dropping-particle": "", "family": "Bodega", "non-dropping-particle": "", "suffix": "", "given": "Beatrice", "parse-names": false}, {"dropping-particle": "", "family": "Bonetti", "non-dropping-particle": "", "suffix": "", "given": "Alessandro", "parse-nam</meta:user-defined>
    <meta:user-defined meta:name="Mendeley_Bookmark_8Qbe9NMOnh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8Qbe9NMOnh_30" meta:value-type="string">es": false}, {"dropping-particle": "", "family": "Briggs", "non-dropping-particle": "", "suffix": "", "given": "James", "parse-names": false}, {"dropping-particle": "", "family": "Brombacher", "non-dropping-particle": "", "suffix": "", "given": "Frank", "</meta:user-defined>
    <meta:user-defined meta:name="Mendeley_Bookmark_8Qbe9NMOnh_31" meta:value-type="string">parse-names": false}, {"dropping-particle": "", "family": "Burroughs", "non-dropping-particle": "", "suffix": "", "given": "A. Maxwell", "parse-names": false}, {"dropping-particle": "", "family": "Califano", "non-dropping-particle": "", "suffix": "", "giv</meta:user-defined>
    <meta:user-defined meta:name="Mendeley_Bookmark_8Qbe9NMOnh_32" meta:value-type="string">en": "Andrea", "parse-names": false}, {"dropping-particle": "V.", "family": "Cannistraci", "non-dropping-particle": "", "suffix": "", "given": "Carlo", "parse-names": false}, {"dropping-particle": "", "family": "Carbajo", "non-dropping-particle": "", "suf</meta:user-defined>
    <meta:user-defined meta:name="Mendeley_Bookmark_8Qbe9NMOnh_33" meta:value-type="string">fix": "", "given": "Daniel", "parse-names": false}, {"dropping-particle": "", "family": "Chen", "non-dropping-particle": "", "suffix": "", "given": "Yun", "parse-names": false}, {"dropping-particle": "", "family": "Chierici", "non-dropping-particle": "", </meta:user-defined>
    <meta:user-defined meta:name="Mendeley_Bookmark_8Qbe9NMOnh_34" meta:value-type="string">"suffix": "", "given": "Marco", "parse-names": false}, {"dropping-particle": "", "family": "Ciani", "non-dropping-particle": "", "suffix": "", "given": "Yari", "parse-names": false}, {"dropping-particle": "", "family": "Clevers", "non-dropping-particle": </meta:user-defined>
    <meta:user-defined meta:name="Mendeley_Bookmark_8Qbe9NMOnh_35" meta:value-type="string">"", "suffix": "", "given": "Hans C.", "parse-names": false}, {"dropping-particle": "", "family": "Dalla", "non-dropping-particle": "", "suffix": "", "given": "Emiliano", "parse-names": false}, {"dropping-particle": "", "family": "Davis", "non-dropping-par</meta:user-defined>
    <meta:user-defined meta:name="Mendeley_Bookmark_8Qbe9NMOnh_36" meta:value-type="string">ticle": "", "suffix": "", "given": "Carrie A.", "parse-names": false}, {"dropping-particle": "", "family": "Detmar", "non-dropping-particle": "", "suffix": "", "given": "Michael", "parse-names": false}, {"dropping-particle": "", "family": "Diehl", "non-dr</meta:user-defined>
    <meta:user-defined meta:name="Mendeley_Bookmark_8Qbe9NMOnh_37" meta:value-type="string">opping-particle": "", "suffix": "", "given": "Alexander D.", "parse-names": false}, {"dropping-particle": "", "family": "Dohi", "non-dropping-particle": "", "suffix": "", "given": "Taeko", "parse-names": false}, {"dropping-particle": "", "family": "Drabl\</meta:user-defined>
    <meta:user-defined meta:name="Mendeley_Bookmark_8Qbe9NMOnh_38" meta:value-type="string">u00f8s", "non-dropping-particle": "", "suffix": "", "given": "Finn", "parse-names": false}, {"dropping-particle": "", "family": "Edge", "non-dropping-particle": "", "suffix": "", "given": "Albert S.B. B", "parse-names": false}, {"dropping-particle": "", "</meta:user-defined>
    <meta:user-defined meta:name="Mendeley_Bookmark_8Qbe9NMOnh_39" meta:value-type="string">family": "Edinger", "non-dropping-particle": "", "suffix": "", "given": "Matthias", "parse-names": false}, {"dropping-particle": "", "family": "Ekwall", "non-dropping-particle": "", "suffix": "", "given": "Karl", "parse-names": false}, {"dropping-particle</meta:user-defined>
    <meta:user-defined meta:name="Mendeley_Bookmark_8Qbe9NMOnh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8Qbe9NMOnh_40" meta:value-type="string">": "", "family": "Endoh", "non-dropping-particle": "", "suffix": "", "given": "Mitsuhiro", "parse-names": false}, {"dropping-particle": "", "family": "Enomoto", "non-dropping-particle": "", "suffix": "", "given": "Hideki", "parse-names": false}, {"droppin</meta:user-defined>
    <meta:user-defined meta:name="Mendeley_Bookmark_8Qbe9NMOnh_41" meta:value-type="string">g-particle": "", "family": "Fagiolini", "non-dropping-particle": "", "suffix": "", "given": "Michela", "parse-names": false}, {"dropping-particle": "", "family": "Fairbairn", "non-dropping-particle": "", "suffix": "", "given": "Lynsey", "parse-names": fal</meta:user-defined>
    <meta:user-defined meta:name="Mendeley_Bookmark_8Qbe9NMOnh_42" meta:value-type="string">se}, {"dropping-particle": "", "family": "Fang", "non-dropping-particle": "", "suffix": "", "given": "Hai", "parse-names": false}, {"dropping-particle": "", "family": "Farach-Carson", "non-dropping-particle": "", "suffix": "", "given": "Mary C.", "parse-n</meta:user-defined>
    <meta:user-defined meta:name="Mendeley_Bookmark_8Qbe9NMOnh_43" meta:value-type="string">ames": false}, {"dropping-particle": "", "family": "Faulkner", "non-dropping-particle": "", "suffix": "", "given": "Geoffrey J.", "parse-names": false}, {"dropping-particle": "V.", "family": "Favorov", "non-dropping-particle": "", "suffix": "", "given": "</meta:user-defined>
    <meta:user-defined meta:name="Mendeley_Bookmark_8Qbe9NMOnh_44" meta:value-type="string">Alexander", "parse-names": false}, {"dropping-particle": "", "family": "Fisher", "non-dropping-particle": "", "suffix": "", "given": "Malcolm E.", "parse-names": false}, {"dropping-particle": "", "family": "Frith", "non-dropping-particle": "", "suffix": "</meta:user-defined>
    <meta:user-defined meta:name="Mendeley_Bookmark_8Qbe9NMOnh_45" meta:value-type="string">", "given": "Martin C.", "parse-names": false}, {"dropping-particle": "", "family": "Fujita", "non-dropping-particle": "", "suffix": "", "given": "Rie", "parse-names": false}, {"dropping-particle": "", "family": "Fukuda", "non-dropping-particle": "", "suf</meta:user-defined>
    <meta:user-defined meta:name="Mendeley_Bookmark_8Qbe9NMOnh_46" meta:value-type="string">fix": "", "given": "Shiro", "parse-names": false}, {"dropping-particle": "", "family": "Furlanello", "non-dropping-particle": "", "suffix": "", "given": "Cesare", "parse-names": false}, {"dropping-particle": "", "family": "Furino", "non-dropping-particle"</meta:user-defined>
    <meta:user-defined meta:name="Mendeley_Bookmark_8Qbe9NMOnh_47" meta:value-type="string">: "", "suffix": "", "given": "Masaaki", "parse-names": false}, {"dropping-particle": "", "family": "Furusawa", "non-dropping-particle": "", "suffix": "", "given": "Jun-ichi", "parse-names": false}, {"dropping-particle": "", "family": "Geijtenbeek", "non-d</meta:user-defined>
    <meta:user-defined meta:name="Mendeley_Bookmark_8Qbe9NMOnh_48" meta:value-type="string">ropping-particle": "", "suffix": "", "given": "Teunis B.", "parse-names": false}, {"dropping-particle": "", "family": "Gibson", "non-dropping-particle": "", "suffix": "", "given": "Andrew P.", "parse-names": false}, {"dropping-particle": "", "family": "Gi</meta:user-defined>
    <meta:user-defined meta:name="Mendeley_Bookmark_8Qbe9NMOnh_49" meta:value-type="string">ngeras", "non-dropping-particle": "", "suffix": "", "given": "Thomas", "parse-names": false}, {"dropping-particle": "", "family": "Goldowitz", "non-dropping-particle": "", "suffix": "", "given": "Daniel", "parse-names": false}, {"dropping-particle": "", "</meta:user-defined>
    <meta:user-defined meta:name="Mendeley_Bookmark_8Qbe9NMOnh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8Qbe9NMOnh_50" meta:value-type="string">family": "Gough", "non-dropping-particle": "", "suffix": "", "given": "Julian", "parse-names": false}, {"dropping-particle": "", "family": "Guhl", "non-dropping-particle": "", "suffix": "", "given": "Sven", "parse-names": false}, {"dropping-particle": "",</meta:user-defined>
    <meta:user-defined meta:name="Mendeley_Bookmark_8Qbe9NMOnh_51" meta:value-type="string"> "family": "Guler", "non-dropping-particle": "", "suffix": "", "given": "Reto", "parse-names": false}, {"dropping-particle": "", "family": "Gustincich", "non-dropping-particle": "", "suffix": "", "given": "Stefano", "parse-names": false}, {"dropping-parti</meta:user-defined>
    <meta:user-defined meta:name="Mendeley_Bookmark_8Qbe9NMOnh_52" meta:value-type="string">cle": "", "family": "Ha", "non-dropping-particle": "", "suffix": "", "given": "Thomas J.", "parse-names": false}, {"dropping-particle": "", "family": "Hamaguchi", "non-dropping-particle": "", "suffix": "", "given": "Masahide", "parse-names": false}, {"dro</meta:user-defined>
    <meta:user-defined meta:name="Mendeley_Bookmark_8Qbe9NMOnh_53" meta:value-type="string">pping-particle": "", "family": "Hara", "non-dropping-particle": "", "suffix": "", "given": "Mitsuko", "parse-names": false}, {"dropping-particle": "", "family": "Harbers", "non-dropping-particle": "", "suffix": "", "given": "Matthias", "parse-names": fals</meta:user-defined>
    <meta:user-defined meta:name="Mendeley_Bookmark_8Qbe9NMOnh_54" meta:value-type="string">e}, {"dropping-particle": "", "family": "Harshbarger", "non-dropping-particle": "", "suffix": "", "given": "Jayson", "parse-names": false}, {"dropping-particle": "", "family": "Hasegawa", "non-dropping-particle": "", "suffix": "", "given": "Akira", "parse</meta:user-defined>
    <meta:user-defined meta:name="Mendeley_Bookmark_8Qbe9NMOnh_55" meta:value-type="string">-names": false}, {"dropping-particle": "", "family": "Hasegawa", "non-dropping-particle": "", "suffix": "", "given": "Yuki", "parse-names": false}, {"dropping-particle": "", "family": "Hashimoto", "non-dropping-particle": "", "suffix": "", "given": "Takeh</meta:user-defined>
    <meta:user-defined meta:name="Mendeley_Bookmark_8Qbe9NMOnh_56" meta:value-type="string">iro", "parse-names": false}, {"dropping-particle": "", "family": "Herlyn", "non-dropping-particle": "", "suffix": "", "given": "Meenhard", "parse-names": false}, {"dropping-particle": "", "family": "Hitchens", "non-dropping-particle": "", "suffix": "", "g</meta:user-defined>
    <meta:user-defined meta:name="Mendeley_Bookmark_8Qbe9NMOnh_57" meta:value-type="string">iven": "Kelly J.", "parse-names": false}, {"dropping-particle": "", "family": "Ho Sui", "non-dropping-particle": "", "suffix": "", "given": "Shannan J", "parse-names": false}, {"dropping-particle": "", "family": "Hofmann", "non-dropping-particle": "", "su</meta:user-defined>
    <meta:user-defined meta:name="Mendeley_Bookmark_8Qbe9NMOnh_58" meta:value-type="string">ffix": "", "given": "Oliver M.", "parse-names": false}, {"dropping-particle": "", "family": "Hoof", "non-dropping-particle": "", "suffix": "", "given": "Ilka", "parse-names": false}, {"dropping-particle": "", "family": "Hori", "non-dropping-particle": "",</meta:user-defined>
    <meta:user-defined meta:name="Mendeley_Bookmark_8Qbe9NMOnh_59" meta:value-type="string"> "suffix": "", "given": "Furni", "parse-names": false}, {"dropping-particle": "", "family": "Huminiecki", "non-dropping-particle": "", "suffix": "", "given": "Lukasz", "parse-names": false}, {"dropping-particle": "", "family": "Iida", "non-dropping-partic</meta:user-defined>
    <meta:user-defined meta:name="Mendeley_Bookmark_8Qbe9NMOnh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8Qbe9NMOnh_60" meta:value-type="string">le": "", "suffix": "", "given": "Kei", "parse-names": false}, {"dropping-particle": "", "family": "Ikawa", "non-dropping-particle": "", "suffix": "", "given": "Tomokatsu", "parse-names": false}, {"dropping-particle": "", "family": "Jankovic", "non-droppin</meta:user-defined>
    <meta:user-defined meta:name="Mendeley_Bookmark_8Qbe9NMOnh_61" meta:value-type="string">g-particle": "", "suffix": "", "given": "Boris R.", "parse-names": false}, {"dropping-particle": "", "family": "Jia", "non-dropping-particle": "", "suffix": "", "given": "Hui", "parse-names": false}, {"dropping-particle": "", "family": "Joshi", "non-dropp</meta:user-defined>
    <meta:user-defined meta:name="Mendeley_Bookmark_8Qbe9NMOnh_62" meta:value-type="string">ing-particle": "", "suffix": "", "given": "Anagha", "parse-names": false}, {"dropping-particle": "", "family": "Jurman", "non-dropping-particle": "", "suffix": "", "given": "Giuseppe", "parse-names": false}, {"dropping-particle": "", "family": "Kaczkowski</meta:user-defined>
    <meta:user-defined meta:name="Mendeley_Bookmark_8Qbe9NMOnh_63" meta:value-type="string">", "non-dropping-particle": "", "suffix": "", "given": "Bogumil", "parse-names": false}, {"dropping-particle": "", "family": "Kai", "non-dropping-particle": "", "suffix": "", "given": "Chieko", "parse-names": false}, {"dropping-particle": "", "family": "K</meta:user-defined>
    <meta:user-defined meta:name="Mendeley_Bookmark_8Qbe9NMOnh_64" meta:value-type="string">aida", "non-dropping-particle": "", "suffix": "", "given": "Kaoru", "parse-names": false}, {"dropping-particle": "", "family": "Kaiho", "non-dropping-particle": "", "suffix": "", "given": "Ai", "parse-names": false}, {"dropping-particle": "", "family": "K</meta:user-defined>
    <meta:user-defined meta:name="Mendeley_Bookmark_8Qbe9NMOnh_65" meta:value-type="string">ajiyama", "non-dropping-particle": "", "suffix": "", "given": "Kazuhiro", "parse-names": false}, {"dropping-particle": "", "family": "Kanamori-Katayama", "non-dropping-particle": "", "suffix": "", "given": "Mutsumi", "parse-names": false}, {"dropping-part</meta:user-defined>
    <meta:user-defined meta:name="Mendeley_Bookmark_8Qbe9NMOnh_66" meta:value-type="string">icle": "", "family": "Kasianov", "non-dropping-particle": "", "suffix": "", "given": "Artem S.", "parse-names": false}, {"dropping-particle": "", "family": "Kasukawa", "non-dropping-particle": "", "suffix": "", "given": "Takeya", "parse-names": false}, {"</meta:user-defined>
    <meta:user-defined meta:name="Mendeley_Bookmark_8Qbe9NMOnh_67" meta:value-type="string">dropping-particle": "", "family": "Katayama", "non-dropping-particle": "", "suffix": "", "given": "Shintaro", "parse-names": false}, {"dropping-particle": "", "family": "Kato", "non-dropping-particle": "", "suffix": "", "given": "Sachi", "parse-names": fa</meta:user-defined>
    <meta:user-defined meta:name="Mendeley_Bookmark_8Qbe9NMOnh_68" meta:value-type="string">lse}, {"dropping-particle": "", "family": "Kawaguchi", "non-dropping-particle": "", "suffix": "", "given": "Shuji", "parse-names": false}, {"dropping-particle": "", "family": "Kawamoto", "non-dropping-particle": "", "suffix": "", "given": "Hiroshi", "pars</meta:user-defined>
    <meta:user-defined meta:name="Mendeley_Bookmark_8Qbe9NMOnh_69" meta:value-type="string">e-names": false}, {"dropping-particle": "", "family": "Kawamura", "non-dropping-particle": "", "suffix": "", "given": "Yuki I.", "parse-names": false}, {"dropping-particle": "", "family": "Kawashima", "non-dropping-particle": "", "suffix": "", "given": "T</meta:user-defined>
    <meta:user-defined meta:name="Mendeley_Bookmark_8Qbe9NMOnh_7" meta:value-type="string">wide applications in biomedical research.", "issued": {"date-parts": [["2014", "3", "27"]]}, "PMID": "24670764", "author": [{"dropping-particle": "", "family": "Forrest", "non-dropping-particle": "", "suffix": "", "given": "Alistair R.R. R", "parse-names"</meta:user-defined>
    <meta:user-defined meta:name="Mendeley_Bookmark_8Qbe9NMOnh_70" meta:value-type="string">sugumi", "parse-names": false}, {"dropping-particle": "", "family": "Kempfle", "non-dropping-particle": "", "suffix": "", "given": "Judith S.", "parse-names": false}, {"dropping-particle": "", "family": "Kenna", "non-dropping-particle": "", "suffix": "", </meta:user-defined>
    <meta:user-defined meta:name="Mendeley_Bookmark_8Qbe9NMOnh_71" meta:value-type="string">"given": "Tony J.", "parse-names": false}, {"dropping-particle": "", "family": "Kere", "non-dropping-particle": "", "suffix": "", "given": "Juha", "parse-names": false}, {"dropping-particle": "", "family": "Khachigian", "non-dropping-particle": "", "suffi</meta:user-defined>
    <meta:user-defined meta:name="Mendeley_Bookmark_8Qbe9NMOnh_72" meta:value-type="string">x": "", "given": "Levon M.", "parse-names": false}, {"dropping-particle": "", "family": "Kitamura", "non-dropping-particle": "", "suffix": "", "given": "Toshio", "parse-names": false}, {"dropping-particle": "", "family": "Klinken", "non-dropping-particle"</meta:user-defined>
    <meta:user-defined meta:name="Mendeley_Bookmark_8Qbe9NMOnh_73" meta:value-type="string">: "", "suffix": "", "given": "S. Peter", "parse-names": false}, {"dropping-particle": "", "family": "Knox", "non-dropping-particle": "", "suffix": "", "given": "Alan J.", "parse-names": false}, {"dropping-particle": "", "family": "Kojima", "non-dropping-p</meta:user-defined>
    <meta:user-defined meta:name="Mendeley_Bookmark_8Qbe9NMOnh_74" meta:value-type="string">article": "", "suffix": "", "given": "Miki", "parse-names": false}, {"dropping-particle": "", "family": "Kojima", "non-dropping-particle": "", "suffix": "", "given": "Soichi", "parse-names": false}, {"dropping-particle": "", "family": "Kondo", "non-droppi</meta:user-defined>
    <meta:user-defined meta:name="Mendeley_Bookmark_8Qbe9NMOnh_75" meta:value-type="string">ng-particle": "", "suffix": "", "given": "Naoto", "parse-names": false}, {"dropping-particle": "", "family": "Koseki", "non-dropping-particle": "", "suffix": "", "given": "Haruhiko", "parse-names": false}, {"dropping-particle": "", "family": "Koyasu", "no</meta:user-defined>
    <meta:user-defined meta:name="Mendeley_Bookmark_8Qbe9NMOnh_76" meta:value-type="string">n-dropping-particle": "", "suffix": "", "given": "Shigeo", "parse-names": false}, {"dropping-particle": "", "family": "Krampitz", "non-dropping-particle": "", "suffix": "", "given": "Sarah", "parse-names": false}, {"dropping-particle": "", "family": "Kubo</meta:user-defined>
    <meta:user-defined meta:name="Mendeley_Bookmark_8Qbe9NMOnh_77" meta:value-type="string">saki", "non-dropping-particle": "", "suffix": "", "given": "Atsutaka", "parse-names": false}, {"dropping-particle": "", "family": "Kwon", "non-dropping-particle": "", "suffix": "", "given": "Andrew T.", "parse-names": false}, {"dropping-particle": "", "fa</meta:user-defined>
    <meta:user-defined meta:name="Mendeley_Bookmark_8Qbe9NMOnh_78" meta:value-type="string">mily": "Laros", "non-dropping-particle": "", "suffix": "", "given": "Jeroen F.J. J", "parse-names": false}, {"dropping-particle": "", "family": "Lee", "non-dropping-particle": "", "suffix": "", "given": "Weonju", "parse-names": false}, {"dropping-particle</meta:user-defined>
    <meta:user-defined meta:name="Mendeley_Bookmark_8Qbe9NMOnh_79" meta:value-type="string">": "", "family": "Lennartsson", "non-dropping-particle": "", "suffix": "", "given": "Andreas", "parse-names": false}, {"dropping-particle": "", "family": "Li", "non-dropping-particle": "", "suffix": "", "given": "Kang", "parse-names": false}, {"dropping-p</meta:user-defined>
    <meta:user-defined meta:name="Mendeley_Bookmark_8Qbe9NMOnh_8" meta:value-type="string">: false}, {"dropping-particle": "", "family": "Kawaji", "non-dropping-particle": "", "suffix": "", "given": "Hideya", "parse-names": false}, {"dropping-particle": "", "family": "Rehli", "non-dropping-particle": "", "suffix": "", "given": "Michael", "parse</meta:user-defined>
    <meta:user-defined meta:name="Mendeley_Bookmark_8Qbe9NMOnh_80" meta:value-type="string">article": "", "family": "Lilje", "non-dropping-particle": "", "suffix": "", "given": "Berit", "parse-names": false}, {"dropping-particle": "", "family": "Lipovich", "non-dropping-particle": "", "suffix": "", "given": "Leonard", "parse-names": false}, {"dr</meta:user-defined>
    <meta:user-defined meta:name="Mendeley_Bookmark_8Qbe9NMOnh_81" meta:value-type="string">opping-particle": "", "family": "Mackay-Sim", "non-dropping-particle": "", "suffix": "", "given": "Alan", "parse-names": false}, {"dropping-particle": "", "family": "Manabe", "non-dropping-particle": "", "suffix": "", "given": "Ri-ichiroh", "parse-names":</meta:user-defined>
    <meta:user-defined meta:name="Mendeley_Bookmark_8Qbe9NMOnh_82" meta:value-type="string"> false}, {"dropping-particle": "", "family": "Mar", "non-dropping-particle": "", "suffix": "", "given": "Jessica C.", "parse-names": false}, {"dropping-particle": "", "family": "Marchand", "non-dropping-particle": "", "suffix": "", "given": "Benoit", "par</meta:user-defined>
    <meta:user-defined meta:name="Mendeley_Bookmark_8Qbe9NMOnh_83" meta:value-type="string">se-names": false}, {"dropping-particle": "", "family": "Mathelier", "non-dropping-particle": "", "suffix": "", "given": "Anthony", "parse-names": false}, {"dropping-particle": "", "family": "Mejhert", "non-dropping-particle": "", "suffix": "", "given": "N</meta:user-defined>
    <meta:user-defined meta:name="Mendeley_Bookmark_8Qbe9NMOnh_84" meta:value-type="string">iklas", "parse-names": false}, {"dropping-particle": "", "family": "Meynert", "non-dropping-particle": "", "suffix": "", "given": "Alison", "parse-names": false}, {"dropping-particle": "", "family": "Mizuno", "non-dropping-particle": "", "suffix": "", "gi</meta:user-defined>
    <meta:user-defined meta:name="Mendeley_Bookmark_8Qbe9NMOnh_85" meta:value-type="string">ven": "Yosuke", "parse-names": false}, {"dropping-particle": "", "family": "Lima Morais", "non-dropping-particle": "de", "suffix": "", "given": "David A", "parse-names": false}, {"dropping-particle": "", "family": "Morikawa", "non-dropping-particle": "", </meta:user-defined>
    <meta:user-defined meta:name="Mendeley_Bookmark_8Qbe9NMOnh_86" meta:value-type="string">"suffix": "", "given": "Hiromasa", "parse-names": false}, {"dropping-particle": "", "family": "Morimoto", "non-dropping-particle": "", "suffix": "", "given": "Mitsuru", "parse-names": false}, {"dropping-particle": "", "family": "Moro", "non-dropping-parti</meta:user-defined>
    <meta:user-defined meta:name="Mendeley_Bookmark_8Qbe9NMOnh_87" meta:value-type="string">cle": "", "suffix": "", "given": "Kazuyo", "parse-names": false}, {"dropping-particle": "", "family": "Motakis", "non-dropping-particle": "", "suffix": "", "given": "Efthymios", "parse-names": false}, {"dropping-particle": "", "family": "Motohashi", "non-</meta:user-defined>
    <meta:user-defined meta:name="Mendeley_Bookmark_8Qbe9NMOnh_88" meta:value-type="string">dropping-particle": "", "suffix": "", "given": "Hozumi", "parse-names": false}, {"dropping-particle": "", "family": "Mummery", "non-dropping-particle": "", "suffix": "", "given": "Christine L.", "parse-names": false}, {"dropping-particle": "", "family": "</meta:user-defined>
    <meta:user-defined meta:name="Mendeley_Bookmark_8Qbe9NMOnh_89" meta:value-type="string">Murata", "non-dropping-particle": "", "suffix": "", "given": "Mitsuyoshi", "parse-names": false}, {"dropping-particle": "", "family": "Nagao-Sato", "non-dropping-particle": "", "suffix": "", "given": "Sayaka", "parse-names": false}, {"dropping-particle": </meta:user-defined>
    <meta:user-defined meta:name="Mendeley_Bookmark_8Qbe9NMOnh_9" meta:value-type="string">-names": false}, {"dropping-particle": "", "family": "Baillie", "non-dropping-particle": "", "suffix": "", "given": "J. Kenneth", "parse-names": false}, {"dropping-particle": "", "family": "Hoon", "non-dropping-particle": "de", "suffix": "", "given": "Mic</meta:user-defined>
    <meta:user-defined meta:name="Mendeley_Bookmark_8Qbe9NMOnh_90" meta:value-type="string">"", "family": "Nakachi", "non-dropping-particle": "", "suffix": "", "given": "Yutaka", "parse-names": false}, {"dropping-particle": "", "family": "Nakahara", "non-dropping-particle": "", "suffix": "", "given": "Fumio", "parse-names": false}, {"dropping-pa</meta:user-defined>
    <meta:user-defined meta:name="Mendeley_Bookmark_8Qbe9NMOnh_91" meta:value-type="string">rticle": "", "family": "Nakamura", "non-dropping-particle": "", "suffix": "", "given": "Toshiyuki", "parse-names": false}, {"dropping-particle": "", "family": "Nakamura", "non-dropping-particle": "", "suffix": "", "given": "Yukio", "parse-names": false}, </meta:user-defined>
    <meta:user-defined meta:name="Mendeley_Bookmark_8Qbe9NMOnh_92" meta:value-type="string">{"dropping-particle": "", "family": "Nakazato", "non-dropping-particle": "", "suffix": "", "given": "Kenichi", "parse-names": false}, {"dropping-particle": "", "family": "Nimwegen", "non-dropping-particle": "van", "suffix": "", "given": "Erik", "parse-nam</meta:user-defined>
    <meta:user-defined meta:name="Mendeley_Bookmark_8Qbe9NMOnh_93" meta:value-type="string">es": false}, {"dropping-particle": "", "family": "Ninomiya", "non-dropping-particle": "", "suffix": "", "given": "Noriko", "parse-names": false}, {"dropping-particle": "", "family": "Nishiyori", "non-dropping-particle": "", "suffix": "", "given": "Hiromi"</meta:user-defined>
    <meta:user-defined meta:name="Mendeley_Bookmark_8Qbe9NMOnh_94" meta:value-type="string">, "parse-names": false}, {"dropping-particle": "", "family": "Noma", "non-dropping-particle": "", "suffix": "", "given": "Shohei", "parse-names": false}, {"dropping-particle": "", "family": "Noma", "non-dropping-particle": "", "suffix": "", "given": "Shoh</meta:user-defined>
    <meta:user-defined meta:name="Mendeley_Bookmark_8Qbe9NMOnh_95" meta:value-type="string">ei", "parse-names": false}, {"dropping-particle": "", "family": "Noazaki", "non-dropping-particle": "", "suffix": "", "given": "Tadasuke", "parse-names": false}, {"dropping-particle": "", "family": "Ogishima", "non-dropping-particle": "", "suffix": "", "g</meta:user-defined>
    <meta:user-defined meta:name="Mendeley_Bookmark_8Qbe9NMOnh_96" meta:value-type="string">iven": "Soichi", "parse-names": false}, {"dropping-particle": "", "family": "Ohkura", "non-dropping-particle": "", "suffix": "", "given": "Naganari", "parse-names": false}, {"dropping-particle": "", "family": "Ohimiya", "non-dropping-particle": "", "suffi</meta:user-defined>
    <meta:user-defined meta:name="Mendeley_Bookmark_8Qbe9NMOnh_97" meta:value-type="string">x": "", "given": "Hiroko", "parse-names": false}, {"dropping-particle": "", "family": "Ohno", "non-dropping-particle": "", "suffix": "", "given": "Hiroshi", "parse-names": false}, {"dropping-particle": "", "family": "Ohshima", "non-dropping-particle": "",</meta:user-defined>
    <meta:user-defined meta:name="Mendeley_Bookmark_8Qbe9NMOnh_98" meta:value-type="string"> "suffix": "", "given": "Mitsuhiro", "parse-names": false}, {"dropping-particle": "", "family": "Okada-Hatakeyama", "non-dropping-particle": "", "suffix": "", "given": "Mariko", "parse-names": false}, {"dropping-particle": "", "family": "Okazaki", "non-dr</meta:user-defined>
    <meta:user-defined meta:name="Mendeley_Bookmark_8Qbe9NMOnh_99" meta:value-type="string">opping-particle": "", "suffix": "", "given": "Yasushi", "parse-names": false}, {"dropping-particle": "", "family": "Orlando", "non-dropping-particle": "", "suffix": "", "given": "Valerio", "parse-names": false}, {"dropping-particle": "", "family": "Ovchin</meta:user-defined>
    <meta:user-defined meta:name="Mendeley_Bookmark_8QinZlklqg_1" meta:value-type="string">ADDIN CSL_CITATION {"citationItems": [{"uris": ["http://www.mendeley.com/documents/?uuid=f954af3c-2bc7-4509-9f29-ddf2051e9f5c"], "itemData": {"DOI": "10.1016/j.ajhg.2016.07.005", "volume": "99", "ISSN": "15376605", "page": "595-606", "id": "ITEM-1", "titl</meta:user-defined>
    <meta:user-defined meta:name="Mendeley_Bookmark_8QinZlklqg_10" meta:value-type="string">e": "", "family": "J\u00e4ger", "non-dropping-particle": "", "suffix": "", "given": "Marten", "parse-names": false}, {"dropping-particle": "", "family": "Hochheiser", "non-dropping-particle": "", "suffix": "", "given": "Harry", "parse-names": false}, {"dr</meta:user-defined>
    <meta:user-defined meta:name="Mendeley_Bookmark_8QinZlklqg_11" meta:value-type="string">opping-particle": "", "family": "Washington", "non-dropping-particle": "", "suffix": "", "given": "Nicole\u00a0L L.", "parse-names": false}, {"dropping-particle": "", "family": "McMurry", "non-dropping-particle": "", "suffix": "", "given": "Julie\u00a0A A</meta:user-defined>
    <meta:user-defined meta:name="Mendeley_Bookmark_8QinZlklqg_12" meta:value-type="string">.", "parse-names": false}, {"dropping-particle": "", "family": "Haendel", "non-dropping-particle": "", "suffix": "", "given": "Melissa\u00a0A A.", "parse-names": false}, {"dropping-particle": "", "family": "Mungall", "non-dropping-particle": "", "suffix":</meta:user-defined>
    <meta:user-defined meta:name="Mendeley_Bookmark_8QinZlklqg_13" meta:value-type="string"> "", "given": "Christopher\u00a0J J.", "parse-names": false}, {"dropping-particle": "", "family": "Lewis", "non-dropping-particle": "", "suffix": "", "given": "Suzanna\u00a0E E.", "parse-names": false}, {"dropping-particle": "", "family": "Groza", "non-dr</meta:user-defined>
    <meta:user-defined meta:name="Mendeley_Bookmark_8QinZlklqg_14" meta:value-type="string">opping-particle": "", "suffix": "", "given": "Tudor", "parse-names": false}, {"dropping-particle": "", "family": "Valentini", "non-dropping-particle": "", "suffix": "", "given": "Giorgio", "parse-names": false}, {"dropping-particle": "", "family": "Robins</meta:user-defined>
    <meta:user-defined meta:name="Mendeley_Bookmark_8QinZlklqg_15" meta:value-type="string">on", "non-dropping-particle": "", "suffix": "", "given": "Peter\u00a0N N.", "parse-names": false}], "container-title": "American Journal of Human Genetics"}, "id": "ITEM-1"}], "mendeley": {"previouslyFormattedCitation": "(Smedley et al. 2016)", "plainText</meta:user-defined>
    <meta:user-defined meta:name="Mendeley_Bookmark_8QinZlklqg_16" meta:value-type="string">FormattedCitation": "(Smedley et al. 2016)", "formattedCitation": "(Smedley et al. 2016)"}, "properties": {"noteIndex": 0}, "schema": "https://github.com/citation-style-language/schema/raw/master/csl-citation.json"}</meta:user-defined>
    <meta:user-defined meta:name="Mendeley_Bookmark_8QinZlklqg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8QinZlklqg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8QinZlklqg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8QinZlklqg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8QinZlklqg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8QinZlklqg_7" meta:value-type="string">icle": "", "suffix": "", "given": "Damian", "parse-names": false}, {"dropping-particle": "", "family": "Schubach", "non-dropping-particle": "", "suffix": "", "given": "Max", "parse-names": false}, {"dropping-particle": "", "family": "Jacobsen", "non-dropp</meta:user-defined>
    <meta:user-defined meta:name="Mendeley_Bookmark_8QinZlklqg_8" meta:value-type="string">ing-particle": "", "suffix": "", "given": "Julius\u00a0O O.B.", "parse-names": false}, {"dropping-particle": "", "family": "K\u00f6hler", "non-dropping-particle": "", "suffix": "", "given": "Sebastian", "parse-names": false}, {"dropping-particle": "", "fa</meta:user-defined>
    <meta:user-defined meta:name="Mendeley_Bookmark_8QinZlklqg_9" meta:value-type="string">mily": "Zemojtel", "non-dropping-particle": "", "suffix": "", "given": "Tomasz", "parse-names": false}, {"dropping-particle": "", "family": "Spielmann", "non-dropping-particle": "", "suffix": "", "given": "Malte", "parse-names": false}, {"dropping-particl</meta:user-defined>
    <meta:user-defined meta:name="Mendeley_Bookmark_8pWIS3w1S5_1" meta:value-type="string">ADDIN CSL_CITATION {"citationItems": [{"uris": ["http://www.mendeley.com/documents/?uuid=8a5e6140-082a-455a-a872-d1eb46b6ee5f"], "itemData": {"DOI": "10.1007/s00439-015-1631-9", "volume": "135", "ISSN": "1432-1203", "page": "359-362", "author": [{"droppin</meta:user-defined>
    <meta:user-defined meta:name="Mendeley_Bookmark_8pWIS3w1S5_2" meta:value-type="string">g-particle": "", "family": "Meienberg", "non-dropping-particle": "", "suffix": "", "given": "Janine", "parse-names": false}, {"dropping-particle": "", "family": "Bruggmann", "non-dropping-particle": "", "suffix": "", "given": "R\u00e9my", "parse-names": f</meta:user-defined>
    <meta:user-defined meta:name="Mendeley_Bookmark_8pWIS3w1S5_3" meta:value-type="string">alse}, {"dropping-particle": "", "family": "Oexle", "non-dropping-particle": "", "suffix": "", "given": "Konrad", "parse-names": false}, {"dropping-particle": "", "family": "Matyas", "non-dropping-particle": "", "suffix": "", "given": "Gabor", "parse-name</meta:user-defined>
    <meta:user-defined meta:name="Mendeley_Bookmark_8pWIS3w1S5_4" meta:value-type="string">s": false}], "title": "Clinical sequencing : is WGS the better WES ?", "issue": "3", "type": "article-journal", "issued": {"date-parts": [["2016"]]}, "id": "ITEM-1", "publisher": "Springer Berlin Heidelberg", "container-title": "Human Genetics"}, "id": "I</meta:user-defined>
    <meta:user-defined meta:name="Mendeley_Bookmark_8pWIS3w1S5_5" meta:value-type="string">TEM-1"}], "mendeley": {"previouslyFormattedCitation": "(Meienberg et al. 2016)", "plainTextFormattedCitation": "(Meienberg et al. 2016)", "formattedCitation": "(Meienberg et al. 2016)"}, "properties": {"noteIndex": 0}, "schema": "https://github.com/citati</meta:user-defined>
    <meta:user-defined meta:name="Mendeley_Bookmark_8pWIS3w1S5_6" meta:value-type="string">on-style-language/schema/raw/master/csl-citation.json"}</meta:user-defined>
    <meta:user-defined meta:name="Mendeley_Bookmark_9RA77fKK0S_1" meta:value-type="string">ADDIN CSL_CITATION {"citationItems": [{"uris": ["http://www.mendeley.com/documents/?uuid=a82dfa55-6ce5-3af7-aa28-ab1eb551a084"], "itemData": {"DOI": "10.1093/nar/gkl822", "abstract": "Despite the known existence of distant-acting cis-regulatory elements i</meta:user-defined>
    <meta:user-defined meta:name="Mendeley_Bookmark_9RA77fKK0S_10" meta:value-type="string">d": "ITEM-1", "volume": "35", "title": "VISTA Enhancer Browser - A database of tissue-specific human enhancers", "container-title": "Nucleic Acids Research", "issued": {"date-parts": [["2007", "1"]]}}, "id": "ITEM-1"}], "mendeley": {"previouslyFormattedCi</meta:user-defined>
    <meta:user-defined meta:name="Mendeley_Bookmark_9RA77fKK0S_11" meta:value-type="string">tation": "(Visel et al. 2007)", "plainTextFormattedCitation": "(Visel et al. 2007)", "formattedCitation": "(Visel et al. 2007)"}, "properties": {"noteIndex": 0}, "schema": "https://github.com/citation-style-language/schema/raw/master/csl-citation.json"}</meta:user-defined>
    <meta:user-defined meta:name="Mendeley_Bookmark_9RA77fKK0S_2" meta:value-type="string">n the human genome, only a small fraction of these elements has been identified and experimentally characterized in vivo. This paucity of enhancer collections with defined activities has thus hindered computational approaches for the genome-wide predictio</meta:user-defined>
    <meta:user-defined meta:name="Mendeley_Bookmark_9RA77fKK0S_3" meta:value-type="string">n of enhancers and their functions. To fill this void, we utilize comparative genome analysis to identify candidate enhancer elements in the human genome coupled with the experimental determination of their in vivo enhancer activity in transgenic mice [L.</meta:user-defined>
    <meta:user-defined meta:name="Mendeley_Bookmark_9RA77fKK0S_4" meta:value-type="string"> A. Pennacchio et al. (2006) Nature, in press]. These data are available through the VISTA Enhancer Browser (http://enhancer.lbl.gov). This growing database currently contains over 250 experimentally tested DNA fragments, of which more than 100 have been </meta:user-defined>
    <meta:user-defined meta:name="Mendeley_Bookmark_9RA77fKK0S_5" meta:value-type="string">validated as tissue-specific enhancers. For each positive enhancer, we provide digital images of whole-mount embryo staining at embryonic day 11.5 and an anatomical description of the reporter gene expression pattern. Users can retrieve elements near sing</meta:user-defined>
    <meta:user-defined meta:name="Mendeley_Bookmark_9RA77fKK0S_6" meta:value-type="string">le genes of interest, search for enhancers that target reporter gene expression to a particular tissue, or download entire collections of enhancers with a defined tissue specificity or conservation depth. These experimentally validated training sets are e</meta:user-defined>
    <meta:user-defined meta:name="Mendeley_Bookmark_9RA77fKK0S_7" meta:value-type="string">xpected to provide a basis for a wide range of downstream computational and functional studies of enhancer function. \u00a9 2007 Oxford University Press.", "type": "article-journal", "issue": "SUPPL. 1", "ISSN": "03051048", "author": [{"dropping-particle"</meta:user-defined>
    <meta:user-defined meta:name="Mendeley_Bookmark_9RA77fKK0S_8" meta:value-type="string">: "", "family": "Visel", "non-dropping-particle": "", "suffix": "", "given": "Axel", "parse-names": false}, {"dropping-particle": "", "family": "Minovitsky", "non-dropping-particle": "", "suffix": "", "given": "Simon", "parse-names": false}, {"dropping-pa</meta:user-defined>
    <meta:user-defined meta:name="Mendeley_Bookmark_9RA77fKK0S_9" meta:value-type="string">rticle": "", "family": "Dubchak", "non-dropping-particle": "", "suffix": "", "given": "Inna", "parse-names": false}, {"dropping-particle": "", "family": "Pennacchio", "non-dropping-particle": "", "suffix": "", "given": "Len A.", "parse-names": false}], "i</meta:user-defined>
    <meta:user-defined meta:name="Mendeley_Bookmark_9hjSny7I9C_1" meta:value-type="string">ADDIN CSL_CITATION {"citationItems": [{"uris": ["http://www.mendeley.com/documents/?uuid=34772b6d-3562-4ed3-92f8-c9f90080c8e0"], "itemData": {"DOI": "10.1038/nature11247", "volume": "489", "ISSN": "1476-4687", "page": "57-74", "id": "ITEM-1", "title": "An</meta:user-defined>
    <meta:user-defined meta:name="Mendeley_Bookmark_9hjSny7I9C_10" meta:value-type="string">family": "Doyle", "non-dropping-particle": "", "suffix": "", "given": "Francis", "parse-names": false}, {"dropping-particle": "", "family": "Epstein", "non-dropping-particle": "", "suffix": "", "given": "Charles B", "parse-names": false}, {"dropping-parti</meta:user-defined>
    <meta:user-defined meta:name="Mendeley_Bookmark_9hjSny7I9C_100" meta:value-type="string">: false}, {"dropping-particle": "", "family": "Barber", "non-dropping-particle": "", "suffix": "", "given": "Galt P", "parse-names": false}, {"dropping-particle": "", "family": "Cline", "non-dropping-particle": "", "suffix": "", "given": "Melissa S", "par</meta:user-defined>
    <meta:user-defined meta:name="Mendeley_Bookmark_9hjSny7I9C_101" meta:value-type="string">se-names": false}, {"dropping-particle": "", "family": "Dreszer", "non-dropping-particle": "", "suffix": "", "given": "Timothy R", "parse-names": false}, {"dropping-particle": "", "family": "Heitner", "non-dropping-particle": "", "suffix": "", "given": "S</meta:user-defined>
    <meta:user-defined meta:name="Mendeley_Bookmark_9hjSny7I9C_102" meta:value-type="string">teven G", "parse-names": false}, {"dropping-particle": "", "family": "Karolchik", "non-dropping-particle": "", "suffix": "", "given": "Donna", "parse-names": false}, {"dropping-particle": "", "family": "Kirkup", "non-dropping-particle": "", "suffix": "", </meta:user-defined>
    <meta:user-defined meta:name="Mendeley_Bookmark_9hjSny7I9C_103" meta:value-type="string">"given": "Vaness M", "parse-names": false}, {"dropping-particle": "", "family": "Meyer", "non-dropping-particle": "", "suffix": "", "given": "Laurence R", "parse-names": false}, {"dropping-particle": "", "family": "Long", "non-dropping-particle": "", "suf</meta:user-defined>
    <meta:user-defined meta:name="Mendeley_Bookmark_9hjSny7I9C_104" meta:value-type="string">fix": "", "given": "Jeffrey C", "parse-names": false}, {"dropping-particle": "", "family": "Maddren", "non-dropping-particle": "", "suffix": "", "given": "Morgan", "parse-names": false}, {"dropping-particle": "", "family": "Raney", "non-dropping-particle"</meta:user-defined>
    <meta:user-defined meta:name="Mendeley_Bookmark_9hjSny7I9C_105" meta:value-type="string">: "", "suffix": "", "given": "Brian J", "parse-names": false}, {"dropping-particle": "", "family": "Grasfeder", "non-dropping-particle": "", "suffix": "", "given": "Linda L", "parse-names": false}, {"dropping-particle": "", "family": "Giresi", "non-droppi</meta:user-defined>
    <meta:user-defined meta:name="Mendeley_Bookmark_9hjSny7I9C_106" meta:value-type="string">ng-particle": "", "suffix": "", "given": "Paul G", "parse-names": false}, {"dropping-particle": "", "family": "Battenhouse", "non-dropping-particle": "", "suffix": "", "given": "Anna", "parse-names": false}, {"dropping-particle": "", "family": "Sheffield"</meta:user-defined>
    <meta:user-defined meta:name="Mendeley_Bookmark_9hjSny7I9C_107" meta:value-type="string">, "non-dropping-particle": "", "suffix": "", "given": "Nathan C", "parse-names": false}, {"dropping-particle": "", "family": "Showers", "non-dropping-particle": "", "suffix": "", "given": "Kimberly a", "parse-names": false}, {"dropping-particle": "", "fam</meta:user-defined>
    <meta:user-defined meta:name="Mendeley_Bookmark_9hjSny7I9C_108" meta:value-type="string">ily": "London", "non-dropping-particle": "", "suffix": "", "given": "Darin", "parse-names": false}, {"dropping-particle": "", "family": "Bhinge", "non-dropping-particle": "", "suffix": "", "given": "Akshay a", "parse-names": false}, {"dropping-particle": </meta:user-defined>
    <meta:user-defined meta:name="Mendeley_Bookmark_9hjSny7I9C_109" meta:value-type="string">"", "family": "Shestak", "non-dropping-particle": "", "suffix": "", "given": "Christopher", "parse-names": false}, {"dropping-particle": "", "family": "Schaner", "non-dropping-particle": "", "suffix": "", "given": "Matthew R", "parse-names": false}, {"dro</meta:user-defined>
    <meta:user-defined meta:name="Mendeley_Bookmark_9hjSny7I9C_11" meta:value-type="string">cle": "", "family": "Frietze", "non-dropping-particle": "", "suffix": "", "given": "Seth", "parse-names": false}, {"dropping-particle": "", "family": "Harrow", "non-dropping-particle": "", "suffix": "", "given": "Jennifer", "parse-names": false}, {"droppi</meta:user-defined>
    <meta:user-defined meta:name="Mendeley_Bookmark_9hjSny7I9C_110" meta:value-type="string">pping-particle": "", "family": "Kim", "non-dropping-particle": "", "suffix": "", "given": "Seul Ki", "parse-names": false}, {"dropping-particle": "", "family": "Zhang", "non-dropping-particle": "", "suffix": "", "given": "Zhuzhu Zhancheng Zhengdong", "par</meta:user-defined>
    <meta:user-defined meta:name="Mendeley_Bookmark_9hjSny7I9C_111" meta:value-type="string">se-names": false}, {"dropping-particle": "", "family": "Mieczkowski", "non-dropping-particle": "", "suffix": "", "given": "Piotr a", "parse-names": false}, {"dropping-particle": "", "family": "Mieczkowska", "non-dropping-particle": "", "suffix": "", "give</meta:user-defined>
    <meta:user-defined meta:name="Mendeley_Bookmark_9hjSny7I9C_112" meta:value-type="string">n": "Joanna O", "parse-names": false}, {"dropping-particle": "", "family": "Liu", "non-dropping-particle": "", "suffix": "", "given": "Zheng", "parse-names": false}, {"dropping-particle": "", "family": "McDaniell", "non-dropping-particle": "", "suffix": "</meta:user-defined>
    <meta:user-defined meta:name="Mendeley_Bookmark_9hjSny7I9C_113" meta:value-type="string">", "given": "Ryan M", "parse-names": false}, {"dropping-particle": "", "family": "Ni", "non-dropping-particle": "", "suffix": "", "given": "Yunyun", "parse-names": false}, {"dropping-particle": "", "family": "Rashid", "non-dropping-particle": "", "suffix"</meta:user-defined>
    <meta:user-defined meta:name="Mendeley_Bookmark_9hjSny7I9C_114" meta:value-type="string">: "", "given": "Naim U", "parse-names": false}, {"dropping-particle": "", "family": "Kim", "non-dropping-particle": "", "suffix": "", "given": "Min Jae", "parse-names": false}, {"dropping-particle": "", "family": "Adar", "non-dropping-particle": "", "suff</meta:user-defined>
    <meta:user-defined meta:name="Mendeley_Bookmark_9hjSny7I9C_115" meta:value-type="string">ix": "", "given": "Sheera", "parse-names": false}, {"dropping-particle": "", "family": "Wang", "non-dropping-particle": "", "suffix": "", "given": "Tianyuan", "parse-names": false}, {"dropping-particle": "", "family": "Winter", "non-dropping-particle": ""</meta:user-defined>
    <meta:user-defined meta:name="Mendeley_Bookmark_9hjSny7I9C_116" meta:value-type="string">, "suffix": "", "given": "Deborah", "parse-names": false}, {"dropping-particle": "", "family": "Keefe", "non-dropping-particle": "", "suffix": "", "given": "Damian", "parse-names": false}, {"dropping-particle": "", "family": "Iyer", "non-dropping-particle</meta:user-defined>
    <meta:user-defined meta:name="Mendeley_Bookmark_9hjSny7I9C_117" meta:value-type="string">": "", "suffix": "", "given": "Vishwanath R", "parse-names": false}, {"dropping-particle": "", "family": "Sandhu", "non-dropping-particle": "", "suffix": "", "given": "Kljeet Singh", "parse-names": false}, {"dropping-particle": "", "family": "Zheng", "non</meta:user-defined>
    <meta:user-defined meta:name="Mendeley_Bookmark_9hjSny7I9C_118" meta:value-type="string">-dropping-particle": "", "suffix": "", "given": "Meizhen", "parse-names": false}, {"dropping-particle": "", "family": "Wang", "non-dropping-particle": "", "suffix": "", "given": "Ping", "parse-names": false}, {"dropping-particle": "", "family": "Gertz", "</meta:user-defined>
    <meta:user-defined meta:name="Mendeley_Bookmark_9hjSny7I9C_119" meta:value-type="string">non-dropping-particle": "", "suffix": "", "given": "Jason", "parse-names": false}, {"dropping-particle": "", "family": "Vielmetter", "non-dropping-particle": "", "suffix": "", "given": "Jost", "parse-names": false}, {"dropping-particle": "", "family": "Pa</meta:user-defined>
    <meta:user-defined meta:name="Mendeley_Bookmark_9hjSny7I9C_12" meta:value-type="string">ng-particle": "", "family": "Kaul", "non-dropping-particle": "", "suffix": "", "given": "Rajinder", "parse-names": false}, {"dropping-particle": "", "family": "Khatun", "non-dropping-particle": "", "suffix": "", "given": "Jainab", "parse-names": false}, {</meta:user-defined>
    <meta:user-defined meta:name="Mendeley_Bookmark_9hjSny7I9C_120" meta:value-type="string">rtridge", "non-dropping-particle": "", "suffix": "", "given": "E Christopher", "parse-names": false}, {"dropping-particle": "", "family": "Varley", "non-dropping-particle": "", "suffix": "", "given": "Katherine E", "parse-names": false}, {"dropping-partic</meta:user-defined>
    <meta:user-defined meta:name="Mendeley_Bookmark_9hjSny7I9C_121" meta:value-type="string">le": "", "family": "Gasper", "non-dropping-particle": "", "suffix": "", "given": "Clarke", "parse-names": false}, {"dropping-particle": "", "family": "Bansal", "non-dropping-particle": "", "suffix": "", "given": "Anita", "parse-names": false}, {"dropping-</meta:user-defined>
    <meta:user-defined meta:name="Mendeley_Bookmark_9hjSny7I9C_122" meta:value-type="string">particle": "", "family": "Pepke", "non-dropping-particle": "", "suffix": "", "given": "Shirley", "parse-names": false}, {"dropping-particle": "", "family": "Jain", "non-dropping-particle": "", "suffix": "", "given": "Preti", "parse-names": false}, {"dropp</meta:user-defined>
    <meta:user-defined meta:name="Mendeley_Bookmark_9hjSny7I9C_123" meta:value-type="string">ing-particle": "", "family": "Amrhein", "non-dropping-particle": "", "suffix": "", "given": "Henry", "parse-names": false}, {"dropping-particle": "", "family": "Bowling", "non-dropping-particle": "", "suffix": "", "given": "Kevin M", "parse-names": false}</meta:user-defined>
    <meta:user-defined meta:name="Mendeley_Bookmark_9hjSny7I9C_124" meta:value-type="string">, {"dropping-particle": "", "family": "Anaya", "non-dropping-particle": "", "suffix": "", "given": "Michael", "parse-names": false}, {"dropping-particle": "", "family": "Cross", "non-dropping-particle": "", "suffix": "", "given": "Marie K", "parse-names":</meta:user-defined>
    <meta:user-defined meta:name="Mendeley_Bookmark_9hjSny7I9C_125" meta:value-type="string"> false}, {"dropping-particle": "", "family": "Muratet", "non-dropping-particle": "", "suffix": "", "given": "Michael a", "parse-names": false}, {"dropping-particle": "", "family": "Newberry", "non-dropping-particle": "", "suffix": "", "given": "Kimberly M</meta:user-defined>
    <meta:user-defined meta:name="Mendeley_Bookmark_9hjSny7I9C_126" meta:value-type="string">", "parse-names": false}, {"dropping-particle": "", "family": "McCue", "non-dropping-particle": "", "suffix": "", "given": "Kenneth", "parse-names": false}, {"dropping-particle": "", "family": "Nesmith", "non-dropping-particle": "", "suffix": "", "given":</meta:user-defined>
    <meta:user-defined meta:name="Mendeley_Bookmark_9hjSny7I9C_127" meta:value-type="string"> "Amy S", "parse-names": false}, {"dropping-particle": "", "family": "Fisher-Aylor", "non-dropping-particle": "", "suffix": "", "given": "Katherine I", "parse-names": false}, {"dropping-particle": "", "family": "Pusey", "non-dropping-particle": "", "suffi</meta:user-defined>
    <meta:user-defined meta:name="Mendeley_Bookmark_9hjSny7I9C_128" meta:value-type="string">x": "", "given": "Barbara", "parse-names": false}, {"dropping-particle": "", "family": "DeSalvo", "non-dropping-particle": "", "suffix": "", "given": "Gilberto", "parse-names": false}, {"dropping-particle": "", "family": "Balasubramanian", "non-dropping-p</meta:user-defined>
    <meta:user-defined meta:name="Mendeley_Bookmark_9hjSny7I9C_129" meta:value-type="string">article": "", "suffix": "", "given": "Suganthi Sreeram", "parse-names": false}, {"dropping-particle": "", "family": "Davis", "non-dropping-particle": "", "suffix": "", "given": "Nicholas S", "parse-names": false}, {"dropping-particle": "", "family": "Mead</meta:user-defined>
    <meta:user-defined meta:name="Mendeley_Bookmark_9hjSny7I9C_13" meta:value-type="string">"dropping-particle": "", "family": "Lajoie", "non-dropping-particle": "", "suffix": "", "given": "Bryan R", "parse-names": false}, {"dropping-particle": "", "family": "Landt", "non-dropping-particle": "", "suffix": "", "given": "Stephen G", "parse-names":</meta:user-defined>
    <meta:user-defined meta:name="Mendeley_Bookmark_9hjSny7I9C_130" meta:value-type="string">ows", "non-dropping-particle": "", "suffix": "", "given": "Sarah K", "parse-names": false}, {"dropping-particle": "", "family": "Eggleston", "non-dropping-particle": "", "suffix": "", "given": "Tracy", "parse-names": false}, {"dropping-particle": "", "fam</meta:user-defined>
    <meta:user-defined meta:name="Mendeley_Bookmark_9hjSny7I9C_131" meta:value-type="string">ily": "Newberry", "non-dropping-particle": "", "suffix": "", "given": "J Scott", "parse-names": false}, {"dropping-particle": "", "family": "Levy", "non-dropping-particle": "", "suffix": "", "given": "Shawn E", "parse-names": false}, {"dropping-particle":</meta:user-defined>
    <meta:user-defined meta:name="Mendeley_Bookmark_9hjSny7I9C_132" meta:value-type="string"> "", "family": "Absher", "non-dropping-particle": "", "suffix": "", "given": "Devin M", "parse-names": false}, {"dropping-particle": "", "family": "Wong", "non-dropping-particle": "", "suffix": "", "given": "Wing H", "parse-names": false}, {"dropping-part</meta:user-defined>
    <meta:user-defined meta:name="Mendeley_Bookmark_9hjSny7I9C_133" meta:value-type="string">icle": "", "family": "Blow", "non-dropping-particle": "", "suffix": "", "given": "Matthew J", "parse-names": false}, {"dropping-particle": "", "family": "Visel", "non-dropping-particle": "", "suffix": "", "given": "Axel", "parse-names": false}, {"dropping</meta:user-defined>
    <meta:user-defined meta:name="Mendeley_Bookmark_9hjSny7I9C_134" meta:value-type="string">-particle": "", "family": "Pennachio", "non-dropping-particle": "", "suffix": "", "given": "Len a", "parse-names": false}, {"dropping-particle": "", "family": "Elnitski", "non-dropping-particle": "", "suffix": "", "given": "Laura", "parse-names": false}, </meta:user-defined>
    <meta:user-defined meta:name="Mendeley_Bookmark_9hjSny7I9C_135" meta:value-type="string">{"dropping-particle": "", "family": "Petrykowska", "non-dropping-particle": "", "suffix": "", "given": "Hanna M", "parse-names": false}, {"dropping-particle": "", "family": "Abyzov", "non-dropping-particle": "", "suffix": "", "given": "Alexej", "parse-nam</meta:user-defined>
    <meta:user-defined meta:name="Mendeley_Bookmark_9hjSny7I9C_136" meta:value-type="string">es": false}, {"dropping-particle": "", "family": "Aken", "non-dropping-particle": "", "suffix": "", "given": "Bronwen", "parse-names": false}, {"dropping-particle": "", "family": "Barrell", "non-dropping-particle": "", "suffix": "", "given": "Daniel", "pa</meta:user-defined>
    <meta:user-defined meta:name="Mendeley_Bookmark_9hjSny7I9C_137" meta:value-type="string">rse-names": false}, {"dropping-particle": "", "family": "Barson", "non-dropping-particle": "", "suffix": "", "given": "Gemma", "parse-names": false}, {"dropping-particle": "", "family": "Berry", "non-dropping-particle": "", "suffix": "", "given": "Andrew"</meta:user-defined>
    <meta:user-defined meta:name="Mendeley_Bookmark_9hjSny7I9C_138" meta:value-type="string">, "parse-names": false}, {"dropping-particle": "", "family": "Bignell", "non-dropping-particle": "", "suffix": "", "given": "Alexandra", "parse-names": false}, {"dropping-particle": "", "family": "Boychenko", "non-dropping-particle": "", "suffix": "", "gi</meta:user-defined>
    <meta:user-defined meta:name="Mendeley_Bookmark_9hjSny7I9C_139" meta:value-type="string">ven": "Veronika", "parse-names": false}, {"dropping-particle": "", "family": "Bussotti", "non-dropping-particle": "", "suffix": "", "given": "Govanni", "parse-names": false}, {"dropping-particle": "", "family": "Davidson", "non-dropping-particle": "", "su</meta:user-defined>
    <meta:user-defined meta:name="Mendeley_Bookmark_9hjSny7I9C_14" meta:value-type="string"> false}, {"dropping-particle": "", "family": "Lee", "non-dropping-particle": "", "suffix": "", "given": "Burn-Kyu Bum-Kyu", "parse-names": false}, {"dropping-particle": "", "family": "Pauli", "non-dropping-particle": "", "suffix": "", "given": "Florencia"</meta:user-defined>
    <meta:user-defined meta:name="Mendeley_Bookmark_9hjSny7I9C_140" meta:value-type="string">ffix": "", "given": "Claire", "parse-names": false}, {"dropping-particle": "", "family": "Despacio-Reyes", "non-dropping-particle": "", "suffix": "", "given": "Gloria", "parse-names": false}, {"dropping-particle": "", "family": "Diekhans", "non-dropping-p</meta:user-defined>
    <meta:user-defined meta:name="Mendeley_Bookmark_9hjSny7I9C_141" meta:value-type="string">article": "", "suffix": "", "given": "Mark", "parse-names": false}, {"dropping-particle": "", "family": "Ezkurdia", "non-dropping-particle": "", "suffix": "", "given": "Iakes", "parse-names": false}, {"dropping-particle": "", "family": "Frankish", "non-dr</meta:user-defined>
    <meta:user-defined meta:name="Mendeley_Bookmark_9hjSny7I9C_142" meta:value-type="string">opping-particle": "", "suffix": "", "given": "Adam", "parse-names": false}, {"dropping-particle": "", "family": "Gilbert", "non-dropping-particle": "", "suffix": "", "given": "James", "parse-names": false}, {"dropping-particle": "", "family": "Gonzalez", </meta:user-defined>
    <meta:user-defined meta:name="Mendeley_Bookmark_9hjSny7I9C_143" meta:value-type="string">"non-dropping-particle": "", "suffix": "", "given": "Jose Manuel", "parse-names": false}, {"dropping-particle": "", "family": "Griffiths", "non-dropping-particle": "", "suffix": "", "given": "Ed", "parse-names": false}, {"dropping-particle": "", "family":</meta:user-defined>
    <meta:user-defined meta:name="Mendeley_Bookmark_9hjSny7I9C_144" meta:value-type="string"> "Harte", "non-dropping-particle": "", "suffix": "", "given": "Rachel", "parse-names": false}, {"dropping-particle": "", "family": "Hendrix", "non-dropping-particle": "", "suffix": "", "given": "David a", "parse-names": false}, {"dropping-particle": "", "</meta:user-defined>
    <meta:user-defined meta:name="Mendeley_Bookmark_9hjSny7I9C_145" meta:value-type="string">family": "Hunt", "non-dropping-particle": "", "suffix": "", "given": "Toby", "parse-names": false}, {"dropping-particle": "", "family": "Jungreis", "non-dropping-particle": "", "suffix": "", "given": "Irwin", "parse-names": false}, {"dropping-particle": "</meta:user-defined>
    <meta:user-defined meta:name="Mendeley_Bookmark_9hjSny7I9C_146" meta:value-type="string">", "family": "Kay", "non-dropping-particle": "", "suffix": "", "given": "Mike", "parse-names": false}, {"dropping-particle": "", "family": "Khurana", "non-dropping-particle": "", "suffix": "", "given": "Ekta", "parse-names": false}, {"dropping-particle": </meta:user-defined>
    <meta:user-defined meta:name="Mendeley_Bookmark_9hjSny7I9C_147" meta:value-type="string">"", "family": "Leng", "non-dropping-particle": "", "suffix": "", "given": "Jing", "parse-names": false}, {"dropping-particle": "", "family": "Lin", "non-dropping-particle": "", "suffix": "", "given": "Michael F", "parse-names": false}, {"dropping-particle</meta:user-defined>
    <meta:user-defined meta:name="Mendeley_Bookmark_9hjSny7I9C_148" meta:value-type="string">": "", "family": "Loveland", "non-dropping-particle": "", "suffix": "", "given": "Jane", "parse-names": false}, {"dropping-particle": "", "family": "Lu", "non-dropping-particle": "", "suffix": "", "given": "Zhi", "parse-names": false}, {"dropping-particle</meta:user-defined>
    <meta:user-defined meta:name="Mendeley_Bookmark_9hjSny7I9C_149" meta:value-type="string">": "", "family": "Manthravadi", "non-dropping-particle": "", "suffix": "", "given": "Deepa", "parse-names": false}, {"dropping-particle": "", "family": "Mariotti", "non-dropping-particle": "", "suffix": "", "given": "Marco", "parse-names": false}, {"dropp</meta:user-defined>
    <meta:user-defined meta:name="Mendeley_Bookmark_9hjSny7I9C_15" meta:value-type="string">, "parse-names": false}, {"dropping-particle": "", "family": "Rosenbloom", "non-dropping-particle": "", "suffix": "", "given": "Kate R", "parse-names": false}, {"dropping-particle": "", "family": "Sabo", "non-dropping-particle": "", "suffix": "", "given":</meta:user-defined>
    <meta:user-defined meta:name="Mendeley_Bookmark_9hjSny7I9C_150" meta:value-type="string">ing-particle": "", "family": "Mudge", "non-dropping-particle": "", "suffix": "", "given": "Jonathan", "parse-names": false}, {"dropping-particle": "", "family": "Mukherjee", "non-dropping-particle": "", "suffix": "", "given": "Gaurab", "parse-names": fals</meta:user-defined>
    <meta:user-defined meta:name="Mendeley_Bookmark_9hjSny7I9C_151" meta:value-type="string">e}, {"dropping-particle": "", "family": "Notredame", "non-dropping-particle": "", "suffix": "", "given": "Cedric", "parse-names": false}, {"dropping-particle": "", "family": "Pei", "non-dropping-particle": "", "suffix": "", "given": "Baikang", "parse-name</meta:user-defined>
    <meta:user-defined meta:name="Mendeley_Bookmark_9hjSny7I9C_152" meta:value-type="string">s": false}, {"dropping-particle": "", "family": "Rodriguez", "non-dropping-particle": "", "suffix": "", "given": "Jose Manuel", "parse-names": false}, {"dropping-particle": "", "family": "Saunders", "non-dropping-particle": "", "suffix": "", "given": "Gar</meta:user-defined>
    <meta:user-defined meta:name="Mendeley_Bookmark_9hjSny7I9C_153" meta:value-type="string">y", "parse-names": false}, {"dropping-particle": "", "family": "Sboner", "non-dropping-particle": "", "suffix": "", "given": "Andrea", "parse-names": false}, {"dropping-particle": "", "family": "Searle", "non-dropping-particle": "", "suffix": "", "given":</meta:user-defined>
    <meta:user-defined meta:name="Mendeley_Bookmark_9hjSny7I9C_154" meta:value-type="string"> "Stephen", "parse-names": false}, {"dropping-particle": "", "family": "Sisu", "non-dropping-particle": "", "suffix": "", "given": "Cristina", "parse-names": false}, {"dropping-particle": "", "family": "Snow", "non-dropping-particle": "", "suffix": "", "g</meta:user-defined>
    <meta:user-defined meta:name="Mendeley_Bookmark_9hjSny7I9C_155" meta:value-type="string">iven": "Catherine", "parse-names": false}, {"dropping-particle": "", "family": "Steward", "non-dropping-particle": "", "suffix": "", "given": "Charlie", "parse-names": false}, {"dropping-particle": "", "family": "Tapanari", "non-dropping-particle": "", "s</meta:user-defined>
    <meta:user-defined meta:name="Mendeley_Bookmark_9hjSny7I9C_156" meta:value-type="string">uffix": "", "given": "Electra", "parse-names": false}, {"dropping-particle": "", "family": "Tress", "non-dropping-particle": "", "suffix": "", "given": "Michael L", "parse-names": false}, {"dropping-particle": "", "family": "Baren", "non-dropping-particle</meta:user-defined>
    <meta:user-defined meta:name="Mendeley_Bookmark_9hjSny7I9C_157" meta:value-type="string">": "van", "suffix": "", "given": "Marijke J", "parse-names": false}, {"dropping-particle": "", "family": "Washieti", "non-dropping-particle": "", "suffix": "", "given": "Stefan", "parse-names": false}, {"dropping-particle": "", "family": "Wilming", "non-d</meta:user-defined>
    <meta:user-defined meta:name="Mendeley_Bookmark_9hjSny7I9C_158" meta:value-type="string">ropping-particle": "", "suffix": "", "given": "Laurens", "parse-names": false}, {"dropping-particle": "", "family": "Zadissa", "non-dropping-particle": "", "suffix": "", "given": "Amonida", "parse-names": false}, {"dropping-particle": "", "family": "Zheng</meta:user-defined>
    <meta:user-defined meta:name="Mendeley_Bookmark_9hjSny7I9C_159" meta:value-type="string">dong", "non-dropping-particle": "", "suffix": "", "given": "Zhang", "parse-names": false}, {"dropping-particle": "", "family": "Brent", "non-dropping-particle": "", "suffix": "", "given": "Michael", "parse-names": false}, {"dropping-particle": "", "family</meta:user-defined>
    <meta:user-defined meta:name="Mendeley_Bookmark_9hjSny7I9C_16" meta:value-type="string"> "Peter", "parse-names": false}, {"dropping-particle": "", "family": "Safi", "non-dropping-particle": "", "suffix": "", "given": "Alexias", "parse-names": false}, {"dropping-particle": "", "family": "Sanyal", "non-dropping-particle": "", "suffix": "", "gi</meta:user-defined>
    <meta:user-defined meta:name="Mendeley_Bookmark_9hjSny7I9C_160" meta:value-type="string">": "Haussler", "non-dropping-particle": "", "suffix": "", "given": "David", "parse-names": false}, {"dropping-particle": "", "family": "Valencia", "non-dropping-particle": "", "suffix": "", "given": "Alfonso", "parse-names": false}, {"dropping-particle": </meta:user-defined>
    <meta:user-defined meta:name="Mendeley_Bookmark_9hjSny7I9C_161" meta:value-type="string">"", "family": "Raymond", "non-dropping-particle": "", "suffix": "", "given": "Alexandre", "parse-names": false}, {"dropping-particle": "", "family": "Addleman", "non-dropping-particle": "", "suffix": "", "given": "Nick", "parse-names": false}, {"dropping-</meta:user-defined>
    <meta:user-defined meta:name="Mendeley_Bookmark_9hjSny7I9C_162" meta:value-type="string">particle": "", "family": "Alexander", "non-dropping-particle": "", "suffix": "", "given": "Roger P", "parse-names": false}, {"dropping-particle": "", "family": "Auerbach", "non-dropping-particle": "", "suffix": "", "given": "Raymond K", "parse-names": fal</meta:user-defined>
    <meta:user-defined meta:name="Mendeley_Bookmark_9hjSny7I9C_163" meta:value-type="string">se}, {"dropping-particle": "", "family": "Bettinger", "non-dropping-particle": "", "suffix": "", "given": "Keith", "parse-names": false}, {"dropping-particle": "", "family": "Bhardwaj", "non-dropping-particle": "", "suffix": "", "given": "Nitin", "parse-n</meta:user-defined>
    <meta:user-defined meta:name="Mendeley_Bookmark_9hjSny7I9C_164" meta:value-type="string">ames": false}, {"dropping-particle": "", "family": "Boyle", "non-dropping-particle": "", "suffix": "", "given": "Alan P", "parse-names": false}, {"dropping-particle": "", "family": "Cao", "non-dropping-particle": "", "suffix": "", "given": "Alina R", "par</meta:user-defined>
    <meta:user-defined meta:name="Mendeley_Bookmark_9hjSny7I9C_165" meta:value-type="string">se-names": false}, {"dropping-particle": "", "family": "Cayting", "non-dropping-particle": "", "suffix": "", "given": "Philip", "parse-names": false}, {"dropping-particle": "", "family": "Charos", "non-dropping-particle": "", "suffix": "", "given": "Alexa</meta:user-defined>
    <meta:user-defined meta:name="Mendeley_Bookmark_9hjSny7I9C_166" meta:value-type="string">ndra", "parse-names": false}, {"dropping-particle": "", "family": "Cheng", "non-dropping-particle": "", "suffix": "", "given": "Yong", "parse-names": false}, {"dropping-particle": "", "family": "Eastman", "non-dropping-particle": "", "suffix": "", "given"</meta:user-defined>
    <meta:user-defined meta:name="Mendeley_Bookmark_9hjSny7I9C_167" meta:value-type="string">: "Catharine", "parse-names": false}, {"dropping-particle": "", "family": "Euskirchen", "non-dropping-particle": "", "suffix": "", "given": "Ghia", "parse-names": false}, {"dropping-particle": "", "family": "Fleming", "non-dropping-particle": "", "suffix"</meta:user-defined>
    <meta:user-defined meta:name="Mendeley_Bookmark_9hjSny7I9C_168" meta:value-type="string">: "", "given": "Joseph D", "parse-names": false}, {"dropping-particle": "", "family": "Grubert", "non-dropping-particle": "", "suffix": "", "given": "Fabian", "parse-names": false}, {"dropping-particle": "", "family": "Habegger", "non-dropping-particle": </meta:user-defined>
    <meta:user-defined meta:name="Mendeley_Bookmark_9hjSny7I9C_169" meta:value-type="string">"", "suffix": "", "given": "Lukas", "parse-names": false}, {"dropping-particle": "", "family": "Hariharan", "non-dropping-particle": "", "suffix": "", "given": "Manoj", "parse-names": false}, {"dropping-particle": "", "family": "Harmanci", "non-dropping-p</meta:user-defined>
    <meta:user-defined meta:name="Mendeley_Bookmark_9hjSny7I9C_17" meta:value-type="string">ven": "Amartya", "parse-names": false}, {"dropping-particle": "", "family": "Shoresh", "non-dropping-particle": "", "suffix": "", "given": "Noam", "parse-names": false}, {"dropping-particle": "", "family": "Simon", "non-dropping-particle": "", "suffix": "</meta:user-defined>
    <meta:user-defined meta:name="Mendeley_Bookmark_9hjSny7I9C_170" meta:value-type="string">article": "", "suffix": "", "given": "Arif", "parse-names": false}, {"dropping-particle": "", "family": "Iyenger", "non-dropping-particle": "", "suffix": "", "given": "Susma", "parse-names": false}, {"dropping-particle": "", "family": "Jin", "non-dropping</meta:user-defined>
    <meta:user-defined meta:name="Mendeley_Bookmark_9hjSny7I9C_171" meta:value-type="string">-particle": "", "suffix": "", "given": "Victor X", "parse-names": false}, {"dropping-particle": "", "family": "Karczewski", "non-dropping-particle": "", "suffix": "", "given": "Konrad J", "parse-names": false}, {"dropping-particle": "", "family": "Kasowsk</meta:user-defined>
    <meta:user-defined meta:name="Mendeley_Bookmark_9hjSny7I9C_172" meta:value-type="string">i", "non-dropping-particle": "", "suffix": "", "given": "Maya", "parse-names": false}, {"dropping-particle": "", "family": "Lacroute", "non-dropping-particle": "", "suffix": "", "given": "Phil", "parse-names": false}, {"dropping-particle": "", "family": "</meta:user-defined>
    <meta:user-defined meta:name="Mendeley_Bookmark_9hjSny7I9C_173" meta:value-type="string">Lam", "non-dropping-particle": "", "suffix": "", "given": "Hugo", "parse-names": false}, {"dropping-particle": "", "family": "Larnarre-Vincent", "non-dropping-particle": "", "suffix": "", "given": "Nathan", "parse-names": false}, {"dropping-particle": "",</meta:user-defined>
    <meta:user-defined meta:name="Mendeley_Bookmark_9hjSny7I9C_174" meta:value-type="string"> "family": "Lian", "non-dropping-particle": "", "suffix": "", "given": "Jin", "parse-names": false}, {"dropping-particle": "", "family": "Lindahl-Allen", "non-dropping-particle": "", "suffix": "", "given": "Marianne", "parse-names": false}, {"dropping-par</meta:user-defined>
    <meta:user-defined meta:name="Mendeley_Bookmark_9hjSny7I9C_175" meta:value-type="string">ticle": "", "family": "Min", "non-dropping-particle": "", "suffix": "", "given": "Renqiang", "parse-names": false}, {"dropping-particle": "", "family": "Miotto", "non-dropping-particle": "", "suffix": "", "given": "Benoit", "parse-names": false}, {"droppi</meta:user-defined>
    <meta:user-defined meta:name="Mendeley_Bookmark_9hjSny7I9C_176" meta:value-type="string">ng-particle": "", "family": "Monahan", "non-dropping-particle": "", "suffix": "", "given": "Hannah", "parse-names": false}, {"dropping-particle": "", "family": "Moqtaderi", "non-dropping-particle": "", "suffix": "", "given": "Zarmik", "parse-names": false</meta:user-defined>
    <meta:user-defined meta:name="Mendeley_Bookmark_9hjSny7I9C_177" meta:value-type="string">}, {"dropping-particle": "", "family": "Mu", "non-dropping-particle": "", "suffix": "", "given": "Xinmeng J", "parse-names": false}, {"dropping-particle": "", "family": "O'Geen", "non-dropping-particle": "", "suffix": "", "given": "Henriette", "parse-name</meta:user-defined>
    <meta:user-defined meta:name="Mendeley_Bookmark_9hjSny7I9C_178" meta:value-type="string">s": false}, {"dropping-particle": "", "family": "Ouyang", "non-dropping-particle": "", "suffix": "", "given": "Zhengqing", "parse-names": false}, {"dropping-particle": "", "family": "Patacsil", "non-dropping-particle": "", "suffix": "", "given": "Dorrelyn</meta:user-defined>
    <meta:user-defined meta:name="Mendeley_Bookmark_9hjSny7I9C_179" meta:value-type="string">", "parse-names": false}, {"dropping-particle": "", "family": "Raha", "non-dropping-particle": "", "suffix": "", "given": "Debasish", "parse-names": false}, {"dropping-particle": "", "family": "Ramirez", "non-dropping-particle": "", "suffix": "", "given":</meta:user-defined>
    <meta:user-defined meta:name="Mendeley_Bookmark_9hjSny7I9C_18" meta:value-type="string">", "given": "Jeremy M", "parse-names": false}, {"dropping-particle": "", "family": "Song", "non-dropping-particle": "", "suffix": "", "given": "Lingyun", "parse-names": false}, {"dropping-particle": "", "family": "Trinklein", "non-dropping-particle": "", </meta:user-defined>
    <meta:user-defined meta:name="Mendeley_Bookmark_9hjSny7I9C_180" meta:value-type="string"> "Lucia", "parse-names": false}, {"dropping-particle": "", "family": "Reed", "non-dropping-particle": "", "suffix": "", "given": "Brian", "parse-names": false}, {"dropping-particle": "", "family": "Shi", "non-dropping-particle": "", "suffix": "", "given":</meta:user-defined>
    <meta:user-defined meta:name="Mendeley_Bookmark_9hjSny7I9C_181" meta:value-type="string"> "Minyi", "parse-names": false}, {"dropping-particle": "", "family": "Slifer", "non-dropping-particle": "", "suffix": "", "given": "Teri", "parse-names": false}, {"dropping-particle": "", "family": "Witt", "non-dropping-particle": "", "suffix": "", "given</meta:user-defined>
    <meta:user-defined meta:name="Mendeley_Bookmark_9hjSny7I9C_182" meta:value-type="string">": "Heather", "parse-names": false}, {"dropping-particle": "", "family": "Wu", "non-dropping-particle": "", "suffix": "", "given": "Linfeng", "parse-names": false}, {"dropping-particle": "", "family": "Xu", "non-dropping-particle": "", "suffix": "", "give</meta:user-defined>
    <meta:user-defined meta:name="Mendeley_Bookmark_9hjSny7I9C_183" meta:value-type="string">n": "Xiaoqin", "parse-names": false}, {"dropping-particle": "", "family": "Yan", "non-dropping-particle": "", "suffix": "", "given": "Koon-Kiu", "parse-names": false}, {"dropping-particle": "", "family": "Yang", "non-dropping-particle": "", "suffix": "", </meta:user-defined>
    <meta:user-defined meta:name="Mendeley_Bookmark_9hjSny7I9C_184" meta:value-type="string">"given": "Xinqiong", "parse-names": false}, {"dropping-particle": "", "family": "Struhl", "non-dropping-particle": "", "suffix": "", "given": "Kevin", "parse-names": false}, {"dropping-particle": "", "family": "Weissman", "non-dropping-particle": "", "suf</meta:user-defined>
    <meta:user-defined meta:name="Mendeley_Bookmark_9hjSny7I9C_185" meta:value-type="string">fix": "", "given": "Sherman M", "parse-names": false}, {"dropping-particle": "", "family": "Tenebaum", "non-dropping-particle": "", "suffix": "", "given": "Scott a", "parse-names": false}, {"dropping-particle": "", "family": "Penalva", "non-dropping-parti</meta:user-defined>
    <meta:user-defined meta:name="Mendeley_Bookmark_9hjSny7I9C_186" meta:value-type="string">cle": "", "suffix": "", "given": "Luiz O", "parse-names": false}, {"dropping-particle": "", "family": "Karmakar", "non-dropping-particle": "", "suffix": "", "given": "Subhradip", "parse-names": false}, {"dropping-particle": "", "family": "Bhanvadia", "non</meta:user-defined>
    <meta:user-defined meta:name="Mendeley_Bookmark_9hjSny7I9C_187" meta:value-type="string">-dropping-particle": "", "suffix": "", "given": "Raj R", "parse-names": false}, {"dropping-particle": "", "family": "Choudhury", "non-dropping-particle": "", "suffix": "", "given": "Alina", "parse-names": false}, {"dropping-particle": "", "family": "Doman</meta:user-defined>
    <meta:user-defined meta:name="Mendeley_Bookmark_9hjSny7I9C_188" meta:value-type="string">us", "non-dropping-particle": "", "suffix": "", "given": "Marc", "parse-names": false}, {"dropping-particle": "", "family": "Ma", "non-dropping-particle": "", "suffix": "", "given": "Lijia", "parse-names": false}, {"dropping-particle": "", "family": "Mora</meta:user-defined>
    <meta:user-defined meta:name="Mendeley_Bookmark_9hjSny7I9C_189" meta:value-type="string">n", "non-dropping-particle": "", "suffix": "", "given": "Jennifer", "parse-names": false}, {"dropping-particle": "", "family": "Victorsen", "non-dropping-particle": "", "suffix": "", "given": "Alec", "parse-names": false}, {"dropping-particle": "", "famil</meta:user-defined>
    <meta:user-defined meta:name="Mendeley_Bookmark_9hjSny7I9C_19" meta:value-type="string">"suffix": "", "given": "Nathan D", "parse-names": false}, {"dropping-particle": "", "family": "Altshuler", "non-dropping-particle": "", "suffix": "", "given": "Robert C", "parse-names": false}, {"dropping-particle": "", "family": "Birney", "non-dropping-p</meta:user-defined>
    <meta:user-defined meta:name="Mendeley_Bookmark_9hjSny7I9C_190" meta:value-type="string">y": "Auer", "non-dropping-particle": "", "suffix": "", "given": "Thomas", "parse-names": false}, {"dropping-particle": "", "family": "Centarin", "non-dropping-particle": "", "suffix": "", "given": "Lazaro", "parse-names": false}, {"dropping-particle": "",</meta:user-defined>
    <meta:user-defined meta:name="Mendeley_Bookmark_9hjSny7I9C_191" meta:value-type="string"> "family": "Eichenlaub", "non-dropping-particle": "", "suffix": "", "given": "Michael", "parse-names": false}, {"dropping-particle": "", "family": "Gruhl", "non-dropping-particle": "", "suffix": "", "given": "Franziska", "parse-names": false}, {"dropping-</meta:user-defined>
    <meta:user-defined meta:name="Mendeley_Bookmark_9hjSny7I9C_192" meta:value-type="string">particle": "", "family": "Heerman", "non-dropping-particle": "", "suffix": "", "given": "Stephan", "parse-names": false}, {"dropping-particle": "", "family": "Hoeckendorf", "non-dropping-particle": "", "suffix": "", "given": "Burkard", "parse-names": fals</meta:user-defined>
    <meta:user-defined meta:name="Mendeley_Bookmark_9hjSny7I9C_193" meta:value-type="string">e}, {"dropping-particle": "", "family": "Inoue", "non-dropping-particle": "", "suffix": "", "given": "Daigo", "parse-names": false}, {"dropping-particle": "", "family": "Kellner", "non-dropping-particle": "", "suffix": "", "given": "Tanja", "parse-names":</meta:user-defined>
    <meta:user-defined meta:name="Mendeley_Bookmark_9hjSny7I9C_194" meta:value-type="string"> false}, {"dropping-particle": "", "family": "Kirchmaier", "non-dropping-particle": "", "suffix": "", "given": "Stephan", "parse-names": false}, {"dropping-particle": "", "family": "Mueller", "non-dropping-particle": "", "suffix": "", "given": "Claudia", </meta:user-defined>
    <meta:user-defined meta:name="Mendeley_Bookmark_9hjSny7I9C_195" meta:value-type="string">"parse-names": false}, {"dropping-particle": "", "family": "Reinhardt", "non-dropping-particle": "", "suffix": "", "given": "Robert", "parse-names": false}, {"dropping-particle": "", "family": "Schertel", "non-dropping-particle": "", "suffix": "", "given"</meta:user-defined>
    <meta:user-defined meta:name="Mendeley_Bookmark_9hjSny7I9C_196" meta:value-type="string">: "Lea", "parse-names": false}, {"dropping-particle": "", "family": "Schneider", "non-dropping-particle": "", "suffix": "", "given": "Stephanie", "parse-names": false}, {"dropping-particle": "", "family": "Sinn", "non-dropping-particle": "", "suffix": "",</meta:user-defined>
    <meta:user-defined meta:name="Mendeley_Bookmark_9hjSny7I9C_197" meta:value-type="string"> "given": "Rebecca", "parse-names": false}, {"dropping-particle": "", "family": "Wittbrodt", "non-dropping-particle": "", "suffix": "", "given": "Beate", "parse-names": false}, {"dropping-particle": "", "family": "Wittbrodt", "non-dropping-particle": "", </meta:user-defined>
    <meta:user-defined meta:name="Mendeley_Bookmark_9hjSny7I9C_198" meta:value-type="string">"suffix": "", "given": "Jochen", "parse-names": false}, {"dropping-particle": "", "family": "Jain", "non-dropping-particle": "", "suffix": "", "given": "Gaurav", "parse-names": false}, {"dropping-particle": "", "family": "Balasundaram", "non-dropping-part</meta:user-defined>
    <meta:user-defined meta:name="Mendeley_Bookmark_9hjSny7I9C_199" meta:value-type="string">icle": "", "suffix": "", "given": "Gayathri", "parse-names": false}, {"dropping-particle": "", "family": "Bates", "non-dropping-particle": "", "suffix": "", "given": "Daniel L", "parse-names": false}, {"dropping-particle": "", "family": "Byron", "non-drop</meta:user-defined>
    <meta:user-defined meta:name="Mendeley_Bookmark_9hjSny7I9C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9hjSny7I9C_20" meta:value-type="string">article": "", "suffix": "", "given": "Ewan", "parse-names": false}, {"dropping-particle": "", "family": "Brown", "non-dropping-particle": "", "suffix": "", "given": "James B", "parse-names": false}, {"dropping-particle": "", "family": "Cheng", "non-droppi</meta:user-defined>
    <meta:user-defined meta:name="Mendeley_Bookmark_9hjSny7I9C_200" meta:value-type="string">ping-particle": "", "suffix": "", "given": "Rachel", "parse-names": false}, {"dropping-particle": "", "family": "Canfield", "non-dropping-particle": "", "suffix": "", "given": "Theresa K", "parse-names": false}, {"dropping-particle": "", "family": "Diegel</meta:user-defined>
    <meta:user-defined meta:name="Mendeley_Bookmark_9hjSny7I9C_201" meta:value-type="string">", "non-dropping-particle": "", "suffix": "", "given": "Morgan J", "parse-names": false}, {"dropping-particle": "", "family": "Dunn", "non-dropping-particle": "", "suffix": "", "given": "Douglas", "parse-names": false}, {"dropping-particle": "", "family":</meta:user-defined>
    <meta:user-defined meta:name="Mendeley_Bookmark_9hjSny7I9C_202" meta:value-type="string"> "Ebersol", "non-dropping-particle": "", "suffix": "", "given": "Abigail K", "parse-names": false}, {"dropping-particle": "", "family": "Frum", "non-dropping-particle": "", "suffix": "", "given": "Tristan", "parse-names": false}, {"dropping-particle": "",</meta:user-defined>
    <meta:user-defined meta:name="Mendeley_Bookmark_9hjSny7I9C_203" meta:value-type="string"> "family": "Garg", "non-dropping-particle": "", "suffix": "", "given": "Kavita", "parse-names": false}, {"dropping-particle": "", "family": "Gist", "non-dropping-particle": "", "suffix": "", "given": "Erica", "parse-names": false}, {"dropping-particle": "</meta:user-defined>
    <meta:user-defined meta:name="Mendeley_Bookmark_9hjSny7I9C_204" meta:value-type="string">", "family": "Hansen", "non-dropping-particle": "", "suffix": "", "given": "R Scott", "parse-names": false}, {"dropping-particle": "", "family": "Boatman", "non-dropping-particle": "", "suffix": "", "given": "Lisa", "parse-names": false}, {"dropping-parti</meta:user-defined>
    <meta:user-defined meta:name="Mendeley_Bookmark_9hjSny7I9C_205" meta:value-type="string">cle": "", "family": "Haugen", "non-dropping-particle": "", "suffix": "", "given": "Eric", "parse-names": false}, {"dropping-particle": "", "family": "Humbert", "non-dropping-particle": "", "suffix": "", "given": "Richard", "parse-names": false}, {"droppin</meta:user-defined>
    <meta:user-defined meta:name="Mendeley_Bookmark_9hjSny7I9C_206" meta:value-type="string">g-particle": "", "family": "Johnson", "non-dropping-particle": "", "suffix": "", "given": "Audra K", "parse-names": false}, {"dropping-particle": "", "family": "Johnson", "non-dropping-particle": "", "suffix": "", "given": "Ericka M", "parse-names": false</meta:user-defined>
    <meta:user-defined meta:name="Mendeley_Bookmark_9hjSny7I9C_207" meta:value-type="string">}, {"dropping-particle": "", "family": "Kutyavin", "non-dropping-particle": "", "suffix": "", "given": "Tattayana M", "parse-names": false}, {"dropping-particle": "", "family": "Lee", "non-dropping-particle": "", "suffix": "", "given": "Kristin", "parse-n</meta:user-defined>
    <meta:user-defined meta:name="Mendeley_Bookmark_9hjSny7I9C_208" meta:value-type="string">ames": false}, {"dropping-particle": "", "family": "Lotakis", "non-dropping-particle": "", "suffix": "", "given": "Dimitra", "parse-names": false}, {"dropping-particle": "", "family": "Maurano", "non-dropping-particle": "", "suffix": "", "given": "Matthew</meta:user-defined>
    <meta:user-defined meta:name="Mendeley_Bookmark_9hjSny7I9C_209" meta:value-type="string"> T", "parse-names": false}, {"dropping-particle": "", "family": "Neph", "non-dropping-particle": "", "suffix": "", "given": "Shane J", "parse-names": false}, {"dropping-particle": "V", "family": "Neri", "non-dropping-particle": "", "suffix": "", "given": </meta:user-defined>
    <meta:user-defined meta:name="Mendeley_Bookmark_9hjSny7I9C_21" meta:value-type="string">ng-particle": "", "suffix": "", "given": "Chao", "parse-names": false}, {"dropping-particle": "", "family": "Djebali", "non-dropping-particle": "", "suffix": "", "given": "Sarah", "parse-names": false}, {"dropping-particle": "", "family": "Dong", "non-dro</meta:user-defined>
    <meta:user-defined meta:name="Mendeley_Bookmark_9hjSny7I9C_210" meta:value-type="string">"Fiedencio", "parse-names": false}, {"dropping-particle": "", "family": "Nguyen", "non-dropping-particle": "", "suffix": "", "given": "Eric D", "parse-names": false}, {"dropping-particle": "", "family": "Qu", "non-dropping-particle": "", "suffix": "", "gi</meta:user-defined>
    <meta:user-defined meta:name="Mendeley_Bookmark_9hjSny7I9C_211" meta:value-type="string">ven": "Hongzhu", "parse-names": false}, {"dropping-particle": "", "family": "Reynolds", "non-dropping-particle": "", "suffix": "", "given": "Alex P", "parse-names": false}, {"dropping-particle": "", "family": "Roach", "non-dropping-particle": "", "suffix"</meta:user-defined>
    <meta:user-defined meta:name="Mendeley_Bookmark_9hjSny7I9C_212" meta:value-type="string">: "", "given": "Vaughn", "parse-names": false}, {"dropping-particle": "", "family": "Rynes", "non-dropping-particle": "", "suffix": "", "given": "Eric", "parse-names": false}, {"dropping-particle": "", "family": "Sanchez", "non-dropping-particle": "", "su</meta:user-defined>
    <meta:user-defined meta:name="Mendeley_Bookmark_9hjSny7I9C_213" meta:value-type="string">ffix": "", "given": "Minerva E", "parse-names": false}, {"dropping-particle": "", "family": "Sandstrom", "non-dropping-particle": "", "suffix": "", "given": "Richard S", "parse-names": false}, {"dropping-particle": "", "family": "Shafer", "non-dropping-pa</meta:user-defined>
    <meta:user-defined meta:name="Mendeley_Bookmark_9hjSny7I9C_214" meta:value-type="string">rticle": "", "suffix": "", "given": "Anthony O", "parse-names": false}, {"dropping-particle": "", "family": "Stergachis", "non-dropping-particle": "", "suffix": "", "given": "Andrew B", "parse-names": false}, {"dropping-particle": "", "family": "Thomas", </meta:user-defined>
    <meta:user-defined meta:name="Mendeley_Bookmark_9hjSny7I9C_215" meta:value-type="string">"non-dropping-particle": "", "suffix": "", "given": "Sean", "parse-names": false}, {"dropping-particle": "", "family": "Vernot", "non-dropping-particle": "", "suffix": "", "given": "Benjamin", "parse-names": false}, {"dropping-particle": "", "family": "Vi</meta:user-defined>
    <meta:user-defined meta:name="Mendeley_Bookmark_9hjSny7I9C_216" meta:value-type="string">erstra", "non-dropping-particle": "", "suffix": "", "given": "Jeff", "parse-names": false}, {"dropping-particle": "", "family": "Vong", "non-dropping-particle": "", "suffix": "", "given": "Shinny", "parse-names": false}, {"dropping-particle": "", "family"</meta:user-defined>
    <meta:user-defined meta:name="Mendeley_Bookmark_9hjSny7I9C_217" meta:value-type="string">: "Weaver", "non-dropping-particle": "", "suffix": "", "given": "Molly a", "parse-names": false}, {"dropping-particle": "", "family": "Yan", "non-dropping-particle": "", "suffix": "", "given": "Yongqi", "parse-names": false}, {"dropping-particle": "", "fa</meta:user-defined>
    <meta:user-defined meta:name="Mendeley_Bookmark_9hjSny7I9C_218" meta:value-type="string">mily": "Zhang", "non-dropping-particle": "", "suffix": "", "given": "Miaohua", "parse-names": false}, {"dropping-particle": "", "family": "Akey", "non-dropping-particle": "", "suffix": "", "given": "Joshua a", "parse-names": false}, {"dropping-particle": </meta:user-defined>
    <meta:user-defined meta:name="Mendeley_Bookmark_9hjSny7I9C_219" meta:value-type="string">"", "family": "Bender", "non-dropping-particle": "", "suffix": "", "given": "Michael", "parse-names": false}, {"dropping-particle": "", "family": "Dorschner", "non-dropping-particle": "", "suffix": "", "given": "Michael O", "parse-names": false}, {"droppi</meta:user-defined>
    <meta:user-defined meta:name="Mendeley_Bookmark_9hjSny7I9C_22" meta:value-type="string">pping-particle": "", "suffix": "", "given": "Xianjun", "parse-names": false}, {"dropping-particle": "", "family": "Ernst", "non-dropping-particle": "", "suffix": "", "given": "Jason", "parse-names": false}, {"dropping-particle": "", "family": "Furey", "no</meta:user-defined>
    <meta:user-defined meta:name="Mendeley_Bookmark_9hjSny7I9C_220" meta:value-type="string">ng-particle": "", "family": "Groudine", "non-dropping-particle": "", "suffix": "", "given": "Mark", "parse-names": false}, {"dropping-particle": "", "family": "MacCoss", "non-dropping-particle": "", "suffix": "", "given": "Michael J", "parse-names": false</meta:user-defined>
    <meta:user-defined meta:name="Mendeley_Bookmark_9hjSny7I9C_221" meta:value-type="string">}, {"dropping-particle": "", "family": "Navas", "non-dropping-particle": "", "suffix": "", "given": "Patrick", "parse-names": false}, {"dropping-particle": "", "family": "Stamatoyannopoulos", "non-dropping-particle": "", "suffix": "", "given": "George", "</meta:user-defined>
    <meta:user-defined meta:name="Mendeley_Bookmark_9hjSny7I9C_222" meta:value-type="string">parse-names": false}, {"dropping-particle": "", "family": "Stamatoyannopoulos", "non-dropping-particle": "", "suffix": "", "given": "John a", "parse-names": false}, {"dropping-particle": "", "family": "Beal", "non-dropping-particle": "", "suffix": "", "gi</meta:user-defined>
    <meta:user-defined meta:name="Mendeley_Bookmark_9hjSny7I9C_223" meta:value-type="string">ven": "Kathryn", "parse-names": false}, {"dropping-particle": "", "family": "Brazma", "non-dropping-particle": "", "suffix": "", "given": "Alvis", "parse-names": false}, {"dropping-particle": "", "family": "Flicek", "non-dropping-particle": "", "suffix": </meta:user-defined>
    <meta:user-defined meta:name="Mendeley_Bookmark_9hjSny7I9C_224" meta:value-type="string">"", "given": "Paul", "parse-names": false}, {"dropping-particle": "", "family": "Johnson", "non-dropping-particle": "", "suffix": "", "given": "Nathan", "parse-names": false}, {"dropping-particle": "", "family": "Lukk", "non-dropping-particle": "", "suffi</meta:user-defined>
    <meta:user-defined meta:name="Mendeley_Bookmark_9hjSny7I9C_225" meta:value-type="string">x": "", "given": "Margus", "parse-names": false}, {"dropping-particle": "", "family": "Luscombe", "non-dropping-particle": "", "suffix": "", "given": "Nicholas M", "parse-names": false}, {"dropping-particle": "", "family": "Sobral", "non-dropping-particle</meta:user-defined>
    <meta:user-defined meta:name="Mendeley_Bookmark_9hjSny7I9C_226" meta:value-type="string">": "", "suffix": "", "given": "Daniel", "parse-names": false}, {"dropping-particle": "", "family": "Vaquerizas", "non-dropping-particle": "", "suffix": "", "given": "Juan M", "parse-names": false}, {"dropping-particle": "", "family": "Batzoglou", "non-dro</meta:user-defined>
    <meta:user-defined meta:name="Mendeley_Bookmark_9hjSny7I9C_227" meta:value-type="string">pping-particle": "", "suffix": "", "given": "Serafim", "parse-names": false}, {"dropping-particle": "", "family": "Sidow", "non-dropping-particle": "", "suffix": "", "given": "Arend", "parse-names": false}, {"dropping-particle": "", "family": "Hussami", "</meta:user-defined>
    <meta:user-defined meta:name="Mendeley_Bookmark_9hjSny7I9C_228" meta:value-type="string">non-dropping-particle": "", "suffix": "", "given": "Nadine", "parse-names": false}, {"dropping-particle": "", "family": "Kyriazopoulou-Panagiotopoulou", "non-dropping-particle": "", "suffix": "", "given": "Sofia", "parse-names": false}, {"dropping-particl</meta:user-defined>
    <meta:user-defined meta:name="Mendeley_Bookmark_9hjSny7I9C_229" meta:value-type="string">e": "", "family": "Libbrecht", "non-dropping-particle": "", "suffix": "", "given": "Max W", "parse-names": false}, {"dropping-particle": "", "family": "Schaub", "non-dropping-particle": "", "suffix": "", "given": "Marc a", "parse-names": false}, {"droppin</meta:user-defined>
    <meta:user-defined meta:name="Mendeley_Bookmark_9hjSny7I9C_23" meta:value-type="string">n-dropping-particle": "", "suffix": "", "given": "Terrence S", "parse-names": false}, {"dropping-particle": "", "family": "Gerstein", "non-dropping-particle": "", "suffix": "", "given": "Mark", "parse-names": false}, {"dropping-particle": "", "family": "G</meta:user-defined>
    <meta:user-defined meta:name="Mendeley_Bookmark_9hjSny7I9C_230" meta:value-type="string">g-particle": "", "family": "Miller", "non-dropping-particle": "", "suffix": "", "given": "Webb", "parse-names": false}, {"dropping-particle": "", "family": "Bickel", "non-dropping-particle": "", "suffix": "", "given": "Peter J", "parse-names": false}, {"d</meta:user-defined>
    <meta:user-defined meta:name="Mendeley_Bookmark_9hjSny7I9C_231" meta:value-type="string">ropping-particle": "", "family": "Banfai", "non-dropping-particle": "", "suffix": "", "given": "Balazs", "parse-names": false}, {"dropping-particle": "", "family": "Boley", "non-dropping-particle": "", "suffix": "", "given": "Nathan P", "parse-names": fal</meta:user-defined>
    <meta:user-defined meta:name="Mendeley_Bookmark_9hjSny7I9C_232" meta:value-type="string">se}, {"dropping-particle": "", "family": "Huang", "non-dropping-particle": "", "suffix": "", "given": "Haiyan", "parse-names": false}, {"dropping-particle": "", "family": "Li", "non-dropping-particle": "", "suffix": "", "given": "Jingyi Jessica", "parse-n</meta:user-defined>
    <meta:user-defined meta:name="Mendeley_Bookmark_9hjSny7I9C_233" meta:value-type="string">ames": false}, {"dropping-particle": "", "family": "Noble", "non-dropping-particle": "", "suffix": "", "given": "William Stafford", "parse-names": false}, {"dropping-particle": "", "family": "Bilmes", "non-dropping-particle": "", "suffix": "", "given": "J</meta:user-defined>
    <meta:user-defined meta:name="Mendeley_Bookmark_9hjSny7I9C_234" meta:value-type="string">effrey a", "parse-names": false}, {"dropping-particle": "", "family": "Buske", "non-dropping-particle": "", "suffix": "", "given": "Orion J", "parse-names": false}, {"dropping-particle": "", "family": "Sahu", "non-dropping-particle": "", "suffix": "", "gi</meta:user-defined>
    <meta:user-defined meta:name="Mendeley_Bookmark_9hjSny7I9C_235" meta:value-type="string">ven": "Avinash O", "parse-names": false}, {"dropping-particle": "V", "family": "Kharchenko", "non-dropping-particle": "", "suffix": "", "given": "Peter", "parse-names": false}, {"dropping-particle": "", "family": "Park", "non-dropping-particle": "", "suff</meta:user-defined>
    <meta:user-defined meta:name="Mendeley_Bookmark_9hjSny7I9C_236" meta:value-type="string">ix": "", "given": "Peter J", "parse-names": false}, {"dropping-particle": "", "family": "Baker", "non-dropping-particle": "", "suffix": "", "given": "Dannon", "parse-names": false}, {"dropping-particle": "", "family": "Taylor", "non-dropping-particle": ""</meta:user-defined>
    <meta:user-defined meta:name="Mendeley_Bookmark_9hjSny7I9C_237" meta:value-type="string">, "suffix": "", "given": "James", "parse-names": false}, {"dropping-particle": "", "family": "Lochovsky", "non-dropping-particle": "", "suffix": "", "given": "Lucas", "parse-names": false}], "container-title": "Nature"}, "id": "ITEM-1"}], "mendeley": {"pr</meta:user-defined>
    <meta:user-defined meta:name="Mendeley_Bookmark_9hjSny7I9C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9hjSny7I9C_239" meta:value-type="string">chema": "https://github.com/citation-style-language/schema/raw/master/csl-citation.json"}</meta:user-defined>
    <meta:user-defined meta:name="Mendeley_Bookmark_9hjSny7I9C_24" meta:value-type="string">iardine", "non-dropping-particle": "", "suffix": "", "given": "Belinda", "parse-names": false}, {"dropping-particle": "", "family": "Greven", "non-dropping-particle": "", "suffix": "", "given": "Melissa", "parse-names": false}, {"dropping-particle": "", "</meta:user-defined>
    <meta:user-defined meta:name="Mendeley_Bookmark_9hjSny7I9C_25" meta:value-type="string">family": "Hardison", "non-dropping-particle": "", "suffix": "", "given": "Ross C", "parse-names": false}, {"dropping-particle": "", "family": "Harris", "non-dropping-particle": "", "suffix": "", "given": "Robert S", "parse-names": false}, {"dropping-parti</meta:user-defined>
    <meta:user-defined meta:name="Mendeley_Bookmark_9hjSny7I9C_26" meta:value-type="string">cle": "", "family": "Herrero", "non-dropping-particle": "", "suffix": "", "given": "Javier", "parse-names": false}, {"dropping-particle": "", "family": "Hoffman", "non-dropping-particle": "", "suffix": "", "given": "Michael M", "parse-names": false}, {"dr</meta:user-defined>
    <meta:user-defined meta:name="Mendeley_Bookmark_9hjSny7I9C_27" meta:value-type="string">opping-particle": "", "family": "Iyer", "non-dropping-particle": "", "suffix": "", "given": "Sowmya", "parse-names": false}, {"dropping-particle": "", "family": "Kelllis", "non-dropping-particle": "", "suffix": "", "given": "Manolis", "parse-names": false</meta:user-defined>
    <meta:user-defined meta:name="Mendeley_Bookmark_9hjSny7I9C_28" meta:value-type="string">}, {"dropping-particle": "", "family": "Kheradpour", "non-dropping-particle": "", "suffix": "", "given": "Pouya", "parse-names": false}, {"dropping-particle": "", "family": "Lassmann", "non-dropping-particle": "", "suffix": "", "given": "Timo", "parse-nam</meta:user-defined>
    <meta:user-defined meta:name="Mendeley_Bookmark_9hjSny7I9C_29" meta:value-type="string">es": false}, {"dropping-particle": "", "family": "Li", "non-dropping-particle": "", "suffix": "", "given": "Qunhua", "parse-names": false}, {"dropping-particle": "", "family": "Lin", "non-dropping-particle": "", "suffix": "", "given": "Xinying", "parse-na</meta:user-defined>
    <meta:user-defined meta:name="Mendeley_Bookmark_9hjSny7I9C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9hjSny7I9C_30" meta:value-type="string">mes": false}, {"dropping-particle": "", "family": "Marinov", "non-dropping-particle": "", "suffix": "", "given": "Georgi K", "parse-names": false}, {"dropping-particle": "", "family": "Merkel", "non-dropping-particle": "", "suffix": "", "given": "Angelika</meta:user-defined>
    <meta:user-defined meta:name="Mendeley_Bookmark_9hjSny7I9C_31" meta:value-type="string">", "parse-names": false}, {"dropping-particle": "", "family": "Mortazavi", "non-dropping-particle": "", "suffix": "", "given": "Ali", "parse-names": false}, {"dropping-particle": "", "family": "Parker", "non-dropping-particle": "", "suffix": "", "given": </meta:user-defined>
    <meta:user-defined meta:name="Mendeley_Bookmark_9hjSny7I9C_32" meta:value-type="string">"Stephen C J Stephanie L", "parse-names": false}, {"dropping-particle": "", "family": "Reddy", "non-dropping-particle": "", "suffix": "", "given": "Timothy E", "parse-names": false}, {"dropping-particle": "", "family": "Rozowsky", "non-dropping-particle":</meta:user-defined>
    <meta:user-defined meta:name="Mendeley_Bookmark_9hjSny7I9C_33" meta:value-type="string"> "", "suffix": "", "given": "Joel", "parse-names": false}, {"dropping-particle": "", "family": "Schlesinger", "non-dropping-particle": "", "suffix": "", "given": "Felix", "parse-names": false}, {"dropping-particle": "", "family": "Thurman", "non-dropping-</meta:user-defined>
    <meta:user-defined meta:name="Mendeley_Bookmark_9hjSny7I9C_34" meta:value-type="string">particle": "", "suffix": "", "given": "Robert E", "parse-names": false}, {"dropping-particle": "", "family": "Wang", "non-dropping-particle": "", "suffix": "", "given": "Jie", "parse-names": false}, {"dropping-particle": "", "family": "Ward", "non-droppin</meta:user-defined>
    <meta:user-defined meta:name="Mendeley_Bookmark_9hjSny7I9C_35" meta:value-type="string">g-particle": "", "suffix": "", "given": "Lucas D", "parse-names": false}, {"dropping-particle": "", "family": "Whitfield", "non-dropping-particle": "", "suffix": "", "given": "Troy W", "parse-names": false}, {"dropping-particle": "", "family": "Wilder", "</meta:user-defined>
    <meta:user-defined meta:name="Mendeley_Bookmark_9hjSny7I9C_36" meta:value-type="string">non-dropping-particle": "", "suffix": "", "given": "Steven P", "parse-names": false}, {"dropping-particle": "", "family": "Wu", "non-dropping-particle": "", "suffix": "", "given": "Weisheng", "parse-names": false}, {"dropping-particle": "", "family": "Xi"</meta:user-defined>
    <meta:user-defined meta:name="Mendeley_Bookmark_9hjSny7I9C_37" meta:value-type="string">, "non-dropping-particle": "", "suffix": "", "given": "Hualin S", "parse-names": false}, {"dropping-particle": "", "family": "Yip", "non-dropping-particle": "", "suffix": "", "given": "Kevin Y", "parse-names": false}, {"dropping-particle": "", "family": "</meta:user-defined>
    <meta:user-defined meta:name="Mendeley_Bookmark_9hjSny7I9C_38" meta:value-type="string">Zhuang", "non-dropping-particle": "", "suffix": "", "given": "Jiali", "parse-names": false}, {"dropping-particle": "", "family": "Bernstein", "non-dropping-particle": "", "suffix": "", "given": "Bradley E", "parse-names": false}, {"dropping-particle": "",</meta:user-defined>
    <meta:user-defined meta:name="Mendeley_Bookmark_9hjSny7I9C_39" meta:value-type="string"> "family": "Green", "non-dropping-particle": "", "suffix": "", "given": "Eric D", "parse-names": false}, {"dropping-particle": "", "family": "Gunter", "non-dropping-particle": "", "suffix": "", "given": "Chris", "parse-names": false}, {"dropping-particle"</meta:user-defined>
    <meta:user-defined meta:name="Mendeley_Bookmark_9hjSny7I9C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9hjSny7I9C_40" meta:value-type="string">: "", "family": "Snyder", "non-dropping-particle": "", "suffix": "", "given": "Michael", "parse-names": false}, {"dropping-particle": "", "family": "Pazin", "non-dropping-particle": "", "suffix": "", "given": "Michael J", "parse-names": false}, {"dropping</meta:user-defined>
    <meta:user-defined meta:name="Mendeley_Bookmark_9hjSny7I9C_41" meta:value-type="string">-particle": "", "family": "Lowdon", "non-dropping-particle": "", "suffix": "", "given": "Rebecca F", "parse-names": false}, {"dropping-particle": "", "family": "Dillon", "non-dropping-particle": "", "suffix": "", "given": "Laura a L", "parse-names": false</meta:user-defined>
    <meta:user-defined meta:name="Mendeley_Bookmark_9hjSny7I9C_42" meta:value-type="string">}, {"dropping-particle": "", "family": "Adams", "non-dropping-particle": "", "suffix": "", "given": "Leslie B", "parse-names": false}, {"dropping-particle": "", "family": "Kelly", "non-dropping-particle": "", "suffix": "", "given": "Caroline J", "parse-na</meta:user-defined>
    <meta:user-defined meta:name="Mendeley_Bookmark_9hjSny7I9C_43" meta:value-type="string">mes": false}, {"dropping-particle": "", "family": "Zhang", "non-dropping-particle": "", "suffix": "", "given": "Julia", "parse-names": false}, {"dropping-particle": "", "family": "Wexler", "non-dropping-particle": "", "suffix": "", "given": "Judith R", "p</meta:user-defined>
    <meta:user-defined meta:name="Mendeley_Bookmark_9hjSny7I9C_44" meta:value-type="string">arse-names": false}, {"dropping-particle": "", "family": "Good", "non-dropping-particle": "", "suffix": "", "given": "Peter J", "parse-names": false}, {"dropping-particle": "", "family": "Feingold", "non-dropping-particle": "", "suffix": "", "given": "Eli</meta:user-defined>
    <meta:user-defined meta:name="Mendeley_Bookmark_9hjSny7I9C_45" meta:value-type="string">se a", "parse-names": false}, {"dropping-particle": "", "family": "Crawford", "non-dropping-particle": "", "suffix": "", "given": "Gregory E", "parse-names": false}, {"dropping-particle": "", "family": "Dekker", "non-dropping-particle": "", "suffix": "", </meta:user-defined>
    <meta:user-defined meta:name="Mendeley_Bookmark_9hjSny7I9C_46" meta:value-type="string">"given": "Job", "parse-names": false}, {"dropping-particle": "", "family": "Elinitski", "non-dropping-particle": "", "suffix": "", "given": "Laura", "parse-names": false}, {"dropping-particle": "", "family": "Farnham", "non-dropping-particle": "", "suffix</meta:user-defined>
    <meta:user-defined meta:name="Mendeley_Bookmark_9hjSny7I9C_47" meta:value-type="string">": "", "given": "Peggy J", "parse-names": false}, {"dropping-particle": "", "family": "Giddings", "non-dropping-particle": "", "suffix": "", "given": "Morgan C", "parse-names": false}, {"dropping-particle": "", "family": "Gingeras", "non-dropping-particle</meta:user-defined>
    <meta:user-defined meta:name="Mendeley_Bookmark_9hjSny7I9C_48" meta:value-type="string">": "", "suffix": "", "given": "Thomas R", "parse-names": false}, {"dropping-particle": "", "family": "Guig\u00f3", "non-dropping-particle": "", "suffix": "", "given": "Roderic", "parse-names": false}, {"dropping-particle": "", "family": "Hubbard", "non-dr</meta:user-defined>
    <meta:user-defined meta:name="Mendeley_Bookmark_9hjSny7I9C_49" meta:value-type="string">opping-particle": "", "suffix": "", "given": "Timothy J Tomothy J", "parse-names": false}, {"dropping-particle": "", "family": "Kellis", "non-dropping-particle": "", "suffix": "", "given": "Manolis", "parse-names": false}, {"dropping-particle": "", "famil</meta:user-defined>
    <meta:user-defined meta:name="Mendeley_Bookmark_9hjSny7I9C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9hjSny7I9C_50" meta:value-type="string">y": "Kent", "non-dropping-particle": "", "suffix": "", "given": "W James", "parse-names": false}, {"dropping-particle": "", "family": "Lieb", "non-dropping-particle": "", "suffix": "", "given": "Jason D", "parse-names": false}, {"dropping-particle": "", "</meta:user-defined>
    <meta:user-defined meta:name="Mendeley_Bookmark_9hjSny7I9C_51" meta:value-type="string">family": "Margulies", "non-dropping-particle": "", "suffix": "", "given": "Elliott H", "parse-names": false}, {"dropping-particle": "", "family": "Myers", "non-dropping-particle": "", "suffix": "", "given": "Richard M", "parse-names": false}, {"dropping-p</meta:user-defined>
    <meta:user-defined meta:name="Mendeley_Bookmark_9hjSny7I9C_52" meta:value-type="string">article": "", "family": "Starnatoyannopoulos", "non-dropping-particle": "", "suffix": "", "given": "John a", "parse-names": false}, {"dropping-particle": "", "family": "Tennebaum", "non-dropping-particle": "", "suffix": "", "given": "Scott a", "parse-name</meta:user-defined>
    <meta:user-defined meta:name="Mendeley_Bookmark_9hjSny7I9C_53" meta:value-type="string">s": false}, {"dropping-particle": "", "family": "Weng", "non-dropping-particle": "", "suffix": "", "given": "Zhiping", "parse-names": false}, {"dropping-particle": "", "family": "White", "non-dropping-particle": "", "suffix": "", "given": "Kevin P", "pars</meta:user-defined>
    <meta:user-defined meta:name="Mendeley_Bookmark_9hjSny7I9C_54" meta:value-type="string">e-names": false}, {"dropping-particle": "", "family": "Wold", "non-dropping-particle": "", "suffix": "", "given": "Barbara", "parse-names": false}, {"dropping-particle": "", "family": "Yu", "non-dropping-particle": "", "suffix": "", "given": "Yanbao", "pa</meta:user-defined>
    <meta:user-defined meta:name="Mendeley_Bookmark_9hjSny7I9C_55" meta:value-type="string">rse-names": false}, {"dropping-particle": "", "family": "Wrobel", "non-dropping-particle": "", "suffix": "", "given": "John", "parse-names": false}, {"dropping-particle": "", "family": "Risk", "non-dropping-particle": "", "suffix": "", "given": "Brian a",</meta:user-defined>
    <meta:user-defined meta:name="Mendeley_Bookmark_9hjSny7I9C_56" meta:value-type="string"> "parse-names": false}, {"dropping-particle": "", "family": "Gunawardena", "non-dropping-particle": "", "suffix": "", "given": "Harsha P", "parse-names": false}, {"dropping-particle": "", "family": "Kuiper", "non-dropping-particle": "", "suffix": "", "giv</meta:user-defined>
    <meta:user-defined meta:name="Mendeley_Bookmark_9hjSny7I9C_57" meta:value-type="string">en": "Heather C", "parse-names": false}, {"dropping-particle": "", "family": "Maier", "non-dropping-particle": "", "suffix": "", "given": "Christopher W", "parse-names": false}, {"dropping-particle": "", "family": "Xie", "non-dropping-particle": "", "suff</meta:user-defined>
    <meta:user-defined meta:name="Mendeley_Bookmark_9hjSny7I9C_58" meta:value-type="string">ix": "", "given": "Ling", "parse-names": false}, {"dropping-particle": "", "family": "Chen", "non-dropping-particle": "", "suffix": "", "given": "Xian", "parse-names": false}, {"dropping-particle": "", "family": "Mikkelsen", "non-dropping-particle": "", "</meta:user-defined>
    <meta:user-defined meta:name="Mendeley_Bookmark_9hjSny7I9C_59" meta:value-type="string">suffix": "", "given": "Tarjei S", "parse-names": false}, {"dropping-particle": "", "family": "Gillespie", "non-dropping-particle": "", "suffix": "", "given": "Shawn", "parse-names": false}, {"dropping-particle": "", "family": "Goren", "non-dropping-partic</meta:user-defined>
    <meta:user-defined meta:name="Mendeley_Bookmark_9hjSny7I9C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9hjSny7I9C_60" meta:value-type="string">le": "", "suffix": "", "given": "Alon", "parse-names": false}, {"dropping-particle": "", "family": "Ram", "non-dropping-particle": "", "suffix": "", "given": "Oren", "parse-names": false}, {"dropping-particle": "", "family": "Zhang", "non-dropping-particl</meta:user-defined>
    <meta:user-defined meta:name="Mendeley_Bookmark_9hjSny7I9C_61" meta:value-type="string">e": "", "suffix": "", "given": "Xiaolan", "parse-names": false}, {"dropping-particle": "", "family": "Wang", "non-dropping-particle": "", "suffix": "", "given": "Li", "parse-names": false}, {"dropping-particle": "", "family": "Issner", "non-dropping-parti</meta:user-defined>
    <meta:user-defined meta:name="Mendeley_Bookmark_9hjSny7I9C_62" meta:value-type="string">cle": "", "suffix": "", "given": "Robbyn", "parse-names": false}, {"dropping-particle": "", "family": "Coyne", "non-dropping-particle": "", "suffix": "", "given": "Michael J", "parse-names": false}, {"dropping-particle": "", "family": "Durham", "non-dropp</meta:user-defined>
    <meta:user-defined meta:name="Mendeley_Bookmark_9hjSny7I9C_63" meta:value-type="string">ing-particle": "", "suffix": "", "given": "Timothy", "parse-names": false}, {"dropping-particle": "", "family": "Ku", "non-dropping-particle": "", "suffix": "", "given": "Manching", "parse-names": false}, {"dropping-particle": "", "family": "Truong", "non</meta:user-defined>
    <meta:user-defined meta:name="Mendeley_Bookmark_9hjSny7I9C_64" meta:value-type="string">-dropping-particle": "", "suffix": "", "given": "Thanh", "parse-names": false}, {"dropping-particle": "", "family": "Eaton", "non-dropping-particle": "", "suffix": "", "given": "Matthew L", "parse-names": false}, {"dropping-particle": "", "family": "Dobin</meta:user-defined>
    <meta:user-defined meta:name="Mendeley_Bookmark_9hjSny7I9C_65" meta:value-type="string">", "non-dropping-particle": "", "suffix": "", "given": "Alex", "parse-names": false}, {"dropping-particle": "", "family": "Tanzer", "non-dropping-particle": "", "suffix": "", "given": "Andrea", "parse-names": false}, {"dropping-particle": "", "family": "L</meta:user-defined>
    <meta:user-defined meta:name="Mendeley_Bookmark_9hjSny7I9C_66" meta:value-type="string">agarde", "non-dropping-particle": "", "suffix": "", "given": "Julien", "parse-names": false}, {"dropping-particle": "", "family": "Lin", "non-dropping-particle": "", "suffix": "", "given": "Wei", "parse-names": false}, {"dropping-particle": "", "family": </meta:user-defined>
    <meta:user-defined meta:name="Mendeley_Bookmark_9hjSny7I9C_67" meta:value-type="string">"Xue", "non-dropping-particle": "", "suffix": "", "given": "Chenghai", "parse-names": false}, {"dropping-particle": "", "family": "Williams", "non-dropping-particle": "", "suffix": "", "given": "Brian a", "parse-names": false}, {"dropping-particle": "", "</meta:user-defined>
    <meta:user-defined meta:name="Mendeley_Bookmark_9hjSny7I9C_68" meta:value-type="string">family": "Zaleski", "non-dropping-particle": "", "suffix": "", "given": "Chris", "parse-names": false}, {"dropping-particle": "", "family": "R\u00f6der", "non-dropping-particle": "", "suffix": "", "given": "Maik", "parse-names": false}, {"dropping-particl</meta:user-defined>
    <meta:user-defined meta:name="Mendeley_Bookmark_9hjSny7I9C_69" meta:value-type="string">e": "", "family": "Kokocinski", "non-dropping-particle": "", "suffix": "", "given": "Felix", "parse-names": false}, {"dropping-particle": "", "family": "Abdelhamid", "non-dropping-particle": "", "suffix": "", "given": "Rehab F", "parse-names": false}, {"d</meta:user-defined>
    <meta:user-defined meta:name="Mendeley_Bookmark_9hjSny7I9C_7" meta:value-type="string">on-dropping-particle": "", "suffix": "", "given": "", "parse-names": false}, {"dropping-particle": "", "family": "Dunham", "non-dropping-particle": "", "suffix": "", "given": "Ian", "parse-names": false}, {"dropping-particle": "", "family": "Kundaje", "no</meta:user-defined>
    <meta:user-defined meta:name="Mendeley_Bookmark_9hjSny7I9C_70" meta:value-type="string">ropping-particle": "", "family": "Alioto", "non-dropping-particle": "", "suffix": "", "given": "Tyler", "parse-names": false}, {"dropping-particle": "", "family": "Antoshechkin", "non-dropping-particle": "", "suffix": "", "given": "Igor", "parse-names": f</meta:user-defined>
    <meta:user-defined meta:name="Mendeley_Bookmark_9hjSny7I9C_71" meta:value-type="string">alse}, {"dropping-particle": "", "family": "Baer", "non-dropping-particle": "", "suffix": "", "given": "Michael T", "parse-names": false}, {"dropping-particle": "", "family": "Batut", "non-dropping-particle": "", "suffix": "", "given": "Philippe", "parse-</meta:user-defined>
    <meta:user-defined meta:name="Mendeley_Bookmark_9hjSny7I9C_72" meta:value-type="string">names": false}, {"dropping-particle": "", "family": "Bell", "non-dropping-particle": "", "suffix": "", "given": "Ian", "parse-names": false}, {"dropping-particle": "", "family": "Bell", "non-dropping-particle": "", "suffix": "", "given": "Kimberly", "pars</meta:user-defined>
    <meta:user-defined meta:name="Mendeley_Bookmark_9hjSny7I9C_73" meta:value-type="string">e-names": false}, {"dropping-particle": "", "family": "Chakrabortty", "non-dropping-particle": "", "suffix": "", "given": "Sudipto", "parse-names": false}, {"dropping-particle": "", "family": "Chrast", "non-dropping-particle": "", "suffix": "", "given": "</meta:user-defined>
    <meta:user-defined meta:name="Mendeley_Bookmark_9hjSny7I9C_74" meta:value-type="string">Jacqueline", "parse-names": false}, {"dropping-particle": "", "family": "Curado", "non-dropping-particle": "", "suffix": "", "given": "Joao", "parse-names": false}, {"dropping-particle": "", "family": "Derrien", "non-dropping-particle": "", "suffix": "", </meta:user-defined>
    <meta:user-defined meta:name="Mendeley_Bookmark_9hjSny7I9C_75" meta:value-type="string">"given": "Thomas", "parse-names": false}, {"dropping-particle": "", "family": "Drenkow", "non-dropping-particle": "", "suffix": "", "given": "Jorg", "parse-names": false}, {"dropping-particle": "", "family": "Dumais", "non-dropping-particle": "", "suffix"</meta:user-defined>
    <meta:user-defined meta:name="Mendeley_Bookmark_9hjSny7I9C_76" meta:value-type="string">: "", "given": "Erica", "parse-names": false}, {"dropping-particle": "", "family": "Dumais", "non-dropping-particle": "", "suffix": "", "given": "Jackie", "parse-names": false}, {"dropping-particle": "", "family": "Duttagupta", "non-dropping-particle": ""</meta:user-defined>
    <meta:user-defined meta:name="Mendeley_Bookmark_9hjSny7I9C_77" meta:value-type="string">, "suffix": "", "given": "Radha", "parse-names": false}, {"dropping-particle": "", "family": "Fastuca", "non-dropping-particle": "", "suffix": "", "given": "Megan", "parse-names": false}, {"dropping-particle": "", "family": "Fejes-Toth", "non-dropping-par</meta:user-defined>
    <meta:user-defined meta:name="Mendeley_Bookmark_9hjSny7I9C_78" meta:value-type="string">ticle": "", "suffix": "", "given": "Kata", "parse-names": false}, {"dropping-particle": "", "family": "Ferreira", "non-dropping-particle": "", "suffix": "", "given": "Pedro", "parse-names": false}, {"dropping-particle": "", "family": "Foissac", "non-dropp</meta:user-defined>
    <meta:user-defined meta:name="Mendeley_Bookmark_9hjSny7I9C_79" meta:value-type="string">ing-particle": "", "suffix": "", "given": "Sylvain", "parse-names": false}, {"dropping-particle": "", "family": "Fullwood", "non-dropping-particle": "", "suffix": "", "given": "Melissa J", "parse-names": false}, {"dropping-particle": "", "family": "Gao", </meta:user-defined>
    <meta:user-defined meta:name="Mendeley_Bookmark_9hjSny7I9C_8" meta:value-type="string">n-dropping-particle": "", "suffix": "", "given": "Anshul", "parse-names": false}, {"dropping-particle": "", "family": "Aldred", "non-dropping-particle": "", "suffix": "", "given": "Shelley F", "parse-names": false}, {"dropping-particle": "", "family": "Co</meta:user-defined>
    <meta:user-defined meta:name="Mendeley_Bookmark_9hjSny7I9C_80" meta:value-type="string">"non-dropping-particle": "", "suffix": "", "given": "Hui", "parse-names": false}, {"dropping-particle": "", "family": "Gonzalez", "non-dropping-particle": "", "suffix": "", "given": "David", "parse-names": false}, {"dropping-particle": "", "family": "Gord</meta:user-defined>
    <meta:user-defined meta:name="Mendeley_Bookmark_9hjSny7I9C_81" meta:value-type="string">on", "non-dropping-particle": "", "suffix": "", "given": "Assaf", "parse-names": false}, {"dropping-particle": "", "family": "Howald", "non-dropping-particle": "", "suffix": "", "given": "C\u00e9dric", "parse-names": false}, {"dropping-particle": "", "fam</meta:user-defined>
    <meta:user-defined meta:name="Mendeley_Bookmark_9hjSny7I9C_82" meta:value-type="string">ily": "Jha", "non-dropping-particle": "", "suffix": "", "given": "Sonali", "parse-names": false}, {"dropping-particle": "", "family": "Johnson", "non-dropping-particle": "", "suffix": "", "given": "Rory", "parse-names": false}, {"dropping-particle": "", "</meta:user-defined>
    <meta:user-defined meta:name="Mendeley_Bookmark_9hjSny7I9C_83" meta:value-type="string">family": "Kapranov", "non-dropping-particle": "", "suffix": "", "given": "Philipp", "parse-names": false}, {"dropping-particle": "", "family": "King", "non-dropping-particle": "", "suffix": "", "given": "Brandon", "parse-names": false}, {"dropping-particl</meta:user-defined>
    <meta:user-defined meta:name="Mendeley_Bookmark_9hjSny7I9C_84" meta:value-type="string">e": "", "family": "Kingswood", "non-dropping-particle": "", "suffix": "", "given": "Colin", "parse-names": false}, {"dropping-particle": "", "family": "Li", "non-dropping-particle": "", "suffix": "", "given": "Guoliang", "parse-names": false}, {"dropping-</meta:user-defined>
    <meta:user-defined meta:name="Mendeley_Bookmark_9hjSny7I9C_85" meta:value-type="string">particle": "", "family": "Luo", "non-dropping-particle": "", "suffix": "", "given": "Oscar J", "parse-names": false}, {"dropping-particle": "", "family": "Park", "non-dropping-particle": "", "suffix": "", "given": "Eddie", "parse-names": false}, {"droppin</meta:user-defined>
    <meta:user-defined meta:name="Mendeley_Bookmark_9hjSny7I9C_86" meta:value-type="string">g-particle": "", "family": "Preall", "non-dropping-particle": "", "suffix": "", "given": "Jonathan B", "parse-names": false}, {"dropping-particle": "", "family": "Presaud", "non-dropping-particle": "", "suffix": "", "given": "Kimberly", "parse-names": fal</meta:user-defined>
    <meta:user-defined meta:name="Mendeley_Bookmark_9hjSny7I9C_87" meta:value-type="string">se}, {"dropping-particle": "", "family": "Ribeca", "non-dropping-particle": "", "suffix": "", "given": "Paolo", "parse-names": false}, {"dropping-particle": "", "family": "Robyr", "non-dropping-particle": "", "suffix": "", "given": "Daniel", "parse-names"</meta:user-defined>
    <meta:user-defined meta:name="Mendeley_Bookmark_9hjSny7I9C_88" meta:value-type="string">: false}, {"dropping-particle": "", "family": "Ruan", "non-dropping-particle": "", "suffix": "", "given": "Xiaoan", "parse-names": false}, {"dropping-particle": "", "family": "Sammeth", "non-dropping-particle": "", "suffix": "", "given": "Michael", "parse</meta:user-defined>
    <meta:user-defined meta:name="Mendeley_Bookmark_9hjSny7I9C_89" meta:value-type="string">-names": false}, {"dropping-particle": "", "family": "Sandu", "non-dropping-particle": "", "suffix": "", "given": "Kuljeet Singh", "parse-names": false}, {"dropping-particle": "", "family": "Schaeffer", "non-dropping-particle": "", "suffix": "", "given": </meta:user-defined>
    <meta:user-defined meta:name="Mendeley_Bookmark_9hjSny7I9C_9" meta:value-type="string">llins", "non-dropping-particle": "", "suffix": "", "given": "Patrick J", "parse-names": false}, {"dropping-particle": "", "family": "Davis", "non-dropping-particle": "", "suffix": "", "given": "Carrie a", "parse-names": false}, {"dropping-particle": "", "</meta:user-defined>
    <meta:user-defined meta:name="Mendeley_Bookmark_9hjSny7I9C_90" meta:value-type="string">"Lorain", "parse-names": false}, {"dropping-particle": "", "family": "See", "non-dropping-particle": "", "suffix": "", "given": "Lei-Hoon", "parse-names": false}, {"dropping-particle": "", "family": "Shahab", "non-dropping-particle": "", "suffix": "", "gi</meta:user-defined>
    <meta:user-defined meta:name="Mendeley_Bookmark_9hjSny7I9C_91" meta:value-type="string">ven": "Atif", "parse-names": false}, {"dropping-particle": "", "family": "Skancke", "non-dropping-particle": "", "suffix": "", "given": "Jorgen", "parse-names": false}, {"dropping-particle": "", "family": "Suzuki", "non-dropping-particle": "", "suffix": "</meta:user-defined>
    <meta:user-defined meta:name="Mendeley_Bookmark_9hjSny7I9C_92" meta:value-type="string">", "given": "Ana Maria", "parse-names": false}, {"dropping-particle": "", "family": "Takahashi", "non-dropping-particle": "", "suffix": "", "given": "Hazuki", "parse-names": false}, {"dropping-particle": "", "family": "Tilgner", "non-dropping-particle": "</meta:user-defined>
    <meta:user-defined meta:name="Mendeley_Bookmark_9hjSny7I9C_93" meta:value-type="string">", "suffix": "", "given": "Hagen", "parse-names": false}, {"dropping-particle": "", "family": "Trout", "non-dropping-particle": "", "suffix": "", "given": "Diane", "parse-names": false}, {"dropping-particle": "", "family": "Walters", "non-dropping-particl</meta:user-defined>
    <meta:user-defined meta:name="Mendeley_Bookmark_9hjSny7I9C_94" meta:value-type="string">e": "", "suffix": "", "given": "Nathalie", "parse-names": false}, {"dropping-particle": "", "family": "Wang", "non-dropping-particle": "", "suffix": "", "given": "Huaien Hao", "parse-names": false}, {"dropping-particle": "", "family": "Hayashizaki", "non-</meta:user-defined>
    <meta:user-defined meta:name="Mendeley_Bookmark_9hjSny7I9C_95" meta:value-type="string">dropping-particle": "", "suffix": "", "given": "Yoshihide", "parse-names": false}, {"dropping-particle": "", "family": "Reymond", "non-dropping-particle": "", "suffix": "", "given": "Alexandre", "parse-names": false}, {"dropping-particle": "", "family": "</meta:user-defined>
    <meta:user-defined meta:name="Mendeley_Bookmark_9hjSny7I9C_96" meta:value-type="string">Antonarakis", "non-dropping-particle": "", "suffix": "", "given": "Stylianos E", "parse-names": false}, {"dropping-particle": "", "family": "Hannon", "non-dropping-particle": "", "suffix": "", "given": "Gregory J", "parse-names": false}, {"dropping-partic</meta:user-defined>
    <meta:user-defined meta:name="Mendeley_Bookmark_9hjSny7I9C_97" meta:value-type="string">le": "", "family": "Ruan", "non-dropping-particle": "", "suffix": "", "given": "Yijun", "parse-names": false}, {"dropping-particle": "", "family": "Carninci", "non-dropping-particle": "", "suffix": "", "given": "Piero", "parse-names": false}, {"dropping-p</meta:user-defined>
    <meta:user-defined meta:name="Mendeley_Bookmark_9hjSny7I9C_98" meta:value-type="string">article": "", "family": "Sloan", "non-dropping-particle": "", "suffix": "", "given": "Cricket a", "parse-names": false}, {"dropping-particle": "", "family": "Learned", "non-dropping-particle": "", "suffix": "", "given": "Katrina", "parse-names": false}, {</meta:user-defined>
    <meta:user-defined meta:name="Mendeley_Bookmark_9hjSny7I9C_99" meta:value-type="string">"dropping-particle": "", "family": "Malladi", "non-dropping-particle": "", "suffix": "", "given": "Venkat S", "parse-names": false}, {"dropping-particle": "", "family": "Wong", "non-dropping-particle": "", "suffix": "", "given": "Matthew C", "parse-names"</meta:user-defined>
    <meta:user-defined meta:name="Mendeley_Bookmark_AIQJD09OEp_1" meta:value-type="string">ADDIN CSL_CITATION {"citationItems": [{"uris": ["http://www.mendeley.com/documents/?uuid=546c51b8-4b6c-36e4-9b63-3c7591b0cc20"], "itemData": {"DOI": "10.1038/s41431-017-0045-7", "volume": "26", "ISSN": "14765438", "page": "149-156", "id": "ITEM-1", "title</meta:user-defined>
    <meta:user-defined meta:name="Mendeley_Bookmark_AIQJD09OEp_10" meta:value-type="string">fix": "", "given": "Mahsa", "parse-names": false}, {"dropping-particle": "", "family": "Borry", "non-dropping-particle": "", "suffix": "", "given": "Pascal", "parse-names": false}], "publisher": "Nature Publishing Group", "container-title": "European Jour</meta:user-defined>
    <meta:user-defined meta:name="Mendeley_Bookmark_AIQJD09OEp_11" meta:value-type="string">nal of Human Genetics"}, "id": "ITEM-1"}], "mendeley": {"previouslyFormattedCitation": "(Shabani and Borry 2018)", "plainTextFormattedCitation": "(Shabani and Borry 2018)", "formattedCitation": "(Shabani and Borry 2018)"}, "properties": {"noteIndex": 0}, </meta:user-defined>
    <meta:user-defined meta:name="Mendeley_Bookmark_AIQJD09OEp_12" meta:value-type="string">"schema": "https://github.com/citation-style-language/schema/raw/master/csl-citation.json"}</meta:user-defined>
    <meta:user-defined meta:name="Mendeley_Bookmark_AIQJD09OEp_2" meta:value-type="string">": "Rules for processing genetic data for research purposes in view of the new EU General Data Protection Regulation /706/689/179 /706/689 review-article", "issue": "2", "type": "article", "abstract": "Genetic data contain sensitive health and non-health-</meta:user-defined>
    <meta:user-defined meta:name="Mendeley_Bookmark_AIQJD09OEp_3" meta:value-type="string">related information about the individuals and their family members. Therefore, adopting adequate privacy safeguards is paramount when processing genetic data for research or clinical purposes. One of the major legal instruments for personal data protectio</meta:user-defined>
    <meta:user-defined meta:name="Mendeley_Bookmark_AIQJD09OEp_4" meta:value-type="string">n in the EU is the new General Data Protection Regulation (GDPR), which has entered into force in May 2016 and repealed the Directive 95/46/EC, with an ultimate goal of enhancing effectiveness and harmonization of personal data protection in the EU. This </meta:user-defined>
    <meta:user-defined meta:name="Mendeley_Bookmark_AIQJD09OEp_5" meta:value-type="string">paper explores the major provisions of the new Regulation with regard to processing genetic data, and assesses the influence of such provisions on reinforcing the legal safeguards when sharing genetic data for research purposes. The new Regulation attempt</meta:user-defined>
    <meta:user-defined meta:name="Mendeley_Bookmark_AIQJD09OEp_6" meta:value-type="string">s to elucidate the scope of personal data, by recognizing pseudonymized data as personal (identifiable) data, and including genetic data in the catalog of special categories of data (sensitive data). Moreover, a set of new rules is laid out in the Regulat</meta:user-defined>
    <meta:user-defined meta:name="Mendeley_Bookmark_AIQJD09OEp_7" meta:value-type="string">ion for processing personal data under the scientific research exemption. For instance, further use of genetic data for scientific research purposes, without obtaining additional consent will be allowed, if the specific conditions is met. The new Regulati</meta:user-defined>
    <meta:user-defined meta:name="Mendeley_Bookmark_AIQJD09OEp_8" meta:value-type="string">on has already fueled concerns among various stakeholders, owing to the challenges that may emerge when implementing the Regulation across the countries. Notably, the provided definition for pseudonymized data has been criticized because it leaves too muc</meta:user-defined>
    <meta:user-defined meta:name="Mendeley_Bookmark_AIQJD09OEp_9" meta:value-type="string">h room for interpretations, and it might undermine the harmonization of the data protection across the countries.", "issued": {"date-parts": [["2018", "2", "1"]]}, "author": [{"dropping-particle": "", "family": "Shabani", "non-dropping-particle": "", "suf</meta:user-defined>
    <meta:user-defined meta:name="Mendeley_Bookmark_B8Oth1K5Z7_1" meta:value-type="string">ADDIN CSL_CITATION {"citationItems": [{"uris": ["http://www.mendeley.com/documents/?uuid=f954af3c-2bc7-4509-9f29-ddf2051e9f5c"], "itemData": {"DOI": "10.1016/j.ajhg.2016.07.005", "volume": "99", "ISSN": "15376605", "page": "595-606", "id": "ITEM-1", "titl</meta:user-defined>
    <meta:user-defined meta:name="Mendeley_Bookmark_B8Oth1K5Z7_10" meta:value-type="string">e": "", "family": "J\u00e4ger", "non-dropping-particle": "", "suffix": "", "given": "Marten", "parse-names": false}, {"dropping-particle": "", "family": "Hochheiser", "non-dropping-particle": "", "suffix": "", "given": "Harry", "parse-names": false}, {"dr</meta:user-defined>
    <meta:user-defined meta:name="Mendeley_Bookmark_B8Oth1K5Z7_11" meta:value-type="string">opping-particle": "", "family": "Washington", "non-dropping-particle": "", "suffix": "", "given": "Nicole\u00a0L L.", "parse-names": false}, {"dropping-particle": "", "family": "McMurry", "non-dropping-particle": "", "suffix": "", "given": "Julie\u00a0A A</meta:user-defined>
    <meta:user-defined meta:name="Mendeley_Bookmark_B8Oth1K5Z7_12" meta:value-type="string">.", "parse-names": false}, {"dropping-particle": "", "family": "Haendel", "non-dropping-particle": "", "suffix": "", "given": "Melissa\u00a0A A.", "parse-names": false}, {"dropping-particle": "", "family": "Mungall", "non-dropping-particle": "", "suffix":</meta:user-defined>
    <meta:user-defined meta:name="Mendeley_Bookmark_B8Oth1K5Z7_13" meta:value-type="string"> "", "given": "Christopher\u00a0J J.", "parse-names": false}, {"dropping-particle": "", "family": "Lewis", "non-dropping-particle": "", "suffix": "", "given": "Suzanna\u00a0E E.", "parse-names": false}, {"dropping-particle": "", "family": "Groza", "non-dr</meta:user-defined>
    <meta:user-defined meta:name="Mendeley_Bookmark_B8Oth1K5Z7_14" meta:value-type="string">opping-particle": "", "suffix": "", "given": "Tudor", "parse-names": false}, {"dropping-particle": "", "family": "Valentini", "non-dropping-particle": "", "suffix": "", "given": "Giorgio", "parse-names": false}, {"dropping-particle": "", "family": "Robins</meta:user-defined>
    <meta:user-defined meta:name="Mendeley_Bookmark_B8Oth1K5Z7_15" meta:value-type="string">on", "non-dropping-particle": "", "suffix": "", "given": "Peter\u00a0N N.", "parse-names": false}], "container-title": "American Journal of Human Genetics"}, "id": "ITEM-1"}], "mendeley": {"previouslyFormattedCitation": "(Smedley et al. 2016)", "plainText</meta:user-defined>
    <meta:user-defined meta:name="Mendeley_Bookmark_B8Oth1K5Z7_16" meta:value-type="string">FormattedCitation": "(Smedley et al. 2016)", "formattedCitation": "(Smedley et al. 2016)"}, "properties": {"noteIndex": 0}, "schema": "https://github.com/citation-style-language/schema/raw/master/csl-citation.json"}</meta:user-defined>
    <meta:user-defined meta:name="Mendeley_Bookmark_B8Oth1K5Z7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B8Oth1K5Z7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B8Oth1K5Z7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B8Oth1K5Z7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B8Oth1K5Z7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B8Oth1K5Z7_7" meta:value-type="string">icle": "", "suffix": "", "given": "Damian", "parse-names": false}, {"dropping-particle": "", "family": "Schubach", "non-dropping-particle": "", "suffix": "", "given": "Max", "parse-names": false}, {"dropping-particle": "", "family": "Jacobsen", "non-dropp</meta:user-defined>
    <meta:user-defined meta:name="Mendeley_Bookmark_B8Oth1K5Z7_8" meta:value-type="string">ing-particle": "", "suffix": "", "given": "Julius\u00a0O O.B.", "parse-names": false}, {"dropping-particle": "", "family": "K\u00f6hler", "non-dropping-particle": "", "suffix": "", "given": "Sebastian", "parse-names": false}, {"dropping-particle": "", "fa</meta:user-defined>
    <meta:user-defined meta:name="Mendeley_Bookmark_B8Oth1K5Z7_9" meta:value-type="string">mily": "Zemojtel", "non-dropping-particle": "", "suffix": "", "given": "Tomasz", "parse-names": false}, {"dropping-particle": "", "family": "Spielmann", "non-dropping-particle": "", "suffix": "", "given": "Malte", "parse-names": false}, {"dropping-particl</meta:user-defined>
    <meta:user-defined meta:name="Mendeley_Bookmark_BGrBMaw2RQ_1" meta:value-type="string">ADDIN CSL_CITATION {"citationItems": [{"uris": ["http://www.mendeley.com/documents/?uuid=2eca372b-4d88-36ff-a1e6-19bae7725109"], "itemData": {"DOI": "10.1093/database/bax028", "abstract": "A major challenge in understanding gene regulation is the unequivo</meta:user-defined>
    <meta:user-defined meta:name="Mendeley_Bookmark_BGrBMaw2RQ_10" meta:value-type="string">n", "parse-names": false}, {"dropping-particle": "", "family": "Nudel", "non-dropping-particle": "", "suffix": "", "given": "Ron", "parse-names": false}, {"dropping-particle": "", "family": "Rappaport", "non-dropping-particle": "", "suffix": "", "given": </meta:user-defined>
    <meta:user-defined meta:name="Mendeley_Bookmark_BGrBMaw2RQ_11" meta:value-type="string">"Noa", "parse-names": false}, {"dropping-particle": "", "family": "Hadar", "non-dropping-particle": "", "suffix": "", "given": "Rotem", "parse-names": false}, {"dropping-particle": "", "family": "Plaschkes", "non-dropping-particle": "", "suffix": "", "giv</meta:user-defined>
    <meta:user-defined meta:name="Mendeley_Bookmark_BGrBMaw2RQ_12" meta:value-type="string">en": "Inbar", "parse-names": false}, {"dropping-particle": "", "family": "Iny Stein", "non-dropping-particle": "", "suffix": "", "given": "Tsippi", "parse-names": false}, {"dropping-particle": "", "family": "Rosen", "non-dropping-particle": "", "suffix": </meta:user-defined>
    <meta:user-defined meta:name="Mendeley_Bookmark_BGrBMaw2RQ_13" meta:value-type="string">"", "given": "Naomi", "parse-names": false}, {"dropping-particle": "", "family": "Kohn", "non-dropping-particle": "", "suffix": "", "given": "Asher", "parse-names": false}, {"dropping-particle": "", "family": "Twik", "non-dropping-particle": "", "suffix":</meta:user-defined>
    <meta:user-defined meta:name="Mendeley_Bookmark_BGrBMaw2RQ_14" meta:value-type="string"> "", "given": "Michal", "parse-names": false}, {"dropping-particle": "", "family": "Safran", "non-dropping-particle": "", "suffix": "", "given": "Marilyn", "parse-names": false}, {"dropping-particle": "", "family": "Lancet", "non-dropping-particle": "", "</meta:user-defined>
    <meta:user-defined meta:name="Mendeley_Bookmark_BGrBMaw2RQ_15" meta:value-type="string">suffix": "", "given": "Doron", "parse-names": false}, {"dropping-particle": "", "family": "Cohen", "non-dropping-particle": "", "suffix": "", "given": "Dana", "parse-names": false}], "id": "ITEM-1", "volume": "2017", "title": "GeneHancer: genome-wide inte</meta:user-defined>
    <meta:user-defined meta:name="Mendeley_Bookmark_BGrBMaw2RQ_16" meta:value-type="string">gration of enhancers and target genes in GeneCards", "container-title": "Database : the journal of biological databases and curation", "issued": {"date-parts": [["2017", "1", "1"]]}}, "id": "ITEM-1"}], "mendeley": {"previouslyFormattedCitation": "(Fishile</meta:user-defined>
    <meta:user-defined meta:name="Mendeley_Bookmark_BGrBMaw2RQ_17" meta:value-type="string">vich et al. 2017)", "plainTextFormattedCitation": "(Fishilevich et al. 2017)", "formattedCitation": "(Fishilevich et al. 2017)"}, "properties": {"noteIndex": 0}, "schema": "https://github.com/citation-style-language/schema/raw/master/csl-citation.json"}</meta:user-defined>
    <meta:user-defined meta:name="Mendeley_Bookmark_BGrBMaw2RQ_2" meta:value-type="string">cal identification of enhancer elements and uncovering their connections to genes. We present GeneHancer, a novel database of human enhancers and their inferred target genes, in the framework of GeneCards. First, we integrated a total of 434 000 reported </meta:user-defined>
    <meta:user-defined meta:name="Mendeley_Bookmark_BGrBMaw2RQ_3" meta:value-type="string">enhancers from four different genome-wide databases: the Encyclopedia of DNA Elements (ENCODE), the Ensembl regulatory build, the functional annotation of the mammalian genome (FANTOM) project and the VISTA Enhancer Browser. Employing an integration algor</meta:user-defined>
    <meta:user-defined meta:name="Mendeley_Bookmark_BGrBMaw2RQ_4" meta:value-type="string">ithm that aims to remove redundancy, GeneHancer portrays 285 000 integrated candidate enhancers (covering 12.4% of the genome), 94 000 of which are derived from more than one source, and each assigned an annotation-derived confidence score. GeneHancer sub</meta:user-defined>
    <meta:user-defined meta:name="Mendeley_Bookmark_BGrBMaw2RQ_5" meta:value-type="string">sequently links enhancers to genes, using: tissue co-expression correlation between genes and enhancer RNAs, as well as enhancer-targeted transcription factor genes; expression quantitative trait loci for variants within enhancers; and capture Hi-C, a pro</meta:user-defined>
    <meta:user-defined meta:name="Mendeley_Bookmark_BGrBMaw2RQ_6" meta:value-type="string">moter-specific genome conformation assay. The individual scores based on each of these four methods, along with gene\u2013enhancer genomic distances, form the basis for GeneHancer\u2019s combinatorial likelihood-based scores for enhancer\u2013gene pairing</meta:user-defined>
    <meta:user-defined meta:name="Mendeley_Bookmark_BGrBMaw2RQ_7" meta:value-type="string">. Finally, we define \u2018elite\u2019 enhancer\u2013gene relations reflecting both a high-likelihood enhancer definition and a strong enhancer\u2013gene association. GeneHancer predictions are fully integrated in the widely used GeneCards Suite, whereby </meta:user-defined>
    <meta:user-defined meta:name="Mendeley_Bookmark_BGrBMaw2RQ_8" meta:value-type="string">candidate enhancers and their annotations are displayed on every relevant GeneCard. This assists in the mapping of non-coding variants to enhancers, and via the linked genes, forms a basis for variant\u2013phenotype interpretation of whole-genome sequence</meta:user-defined>
    <meta:user-defined meta:name="Mendeley_Bookmark_BGrBMaw2RQ_9" meta:value-type="string">s in health and disease.\nDatabase URL: http://www.genecards.org/.", "type": "article-journal", "ISSN": "17580463", "PMID": "28605766", "author": [{"dropping-particle": "", "family": "Fishilevich", "non-dropping-particle": "", "suffix": "", "given": "Simo</meta:user-defined>
    <meta:user-defined meta:name="Mendeley_Bookmark_CBNr1Mhlko_1" meta:value-type="string">ADDIN CSL_CITATION {"citationItems": [{"uris": ["http://www.mendeley.com/documents/?uuid=9edc9655-fd2d-3841-8555-ea0c506e504f"], "itemData": {"DOI": "10.1093/bioinformatics/btu703", "volume": "31", "ISSN": "14602059", "page": "761-763", "id": "ITEM-1", "t</meta:user-defined>
    <meta:user-defined meta:name="Mendeley_Bookmark_CBNr1Mhlko_10" meta:value-type="string">": "(Quang, Chen, and Xie 2015)", "formattedCitation": "(Quang, Chen, and Xie 2015)"}, "properties": {"noteIndex": 0}, "schema": "https://github.com/citation-style-language/schema/raw/master/csl-citation.json"}</meta:user-defined>
    <meta:user-defined meta:name="Mendeley_Bookmark_CBNr1Mhlko_2" meta:value-type="string">itle": "DANN: A deep learning approach for annotating the pathogenicity of genetic variants", "issue": "5", "type": "article-journal", "abstract": "Annotating genetic variants, especially non-coding variants, for the purpose of identifying pathogenic vari</meta:user-defined>
    <meta:user-defined meta:name="Mendeley_Bookmark_CBNr1Mhlko_3" meta:value-type="string">ants remains a challenge. Combined annotation-dependent depletion (CADD) is an algorithm designed to annotate both coding and non-coding variants, and has been shown to outperform other annotation algorithms. CADD trains a linear kernel support vector mac</meta:user-defined>
    <meta:user-defined meta:name="Mendeley_Bookmark_CBNr1Mhlko_4" meta:value-type="string">hine (SVM) to differentiate evolutionarily derived, likely benign, alleles from simulated, likely deleterious, variants. However, SVMs cannot capture non-linear relationships among the features, which can limit performance. To address this issue, we have </meta:user-defined>
    <meta:user-defined meta:name="Mendeley_Bookmark_CBNr1Mhlko_5" meta:value-type="string">developed DANN. DANN uses the same feature set and training data as CADD to train a deep neural network (DNN). DNNs can capture non-linear relationships among features and are better suited than SVMs for problems with a large number of samples and feature</meta:user-defined>
    <meta:user-defined meta:name="Mendeley_Bookmark_CBNr1Mhlko_6" meta:value-type="string">s. We exploit Compute Unified Device Architecture-compatible graphics processing units and deep learning techniques such as dropout and momentum training to accelerate the DNN training. DANN achieves about a 19% relative reduction in the error rate and ab</meta:user-defined>
    <meta:user-defined meta:name="Mendeley_Bookmark_CBNr1Mhlko_7" meta:value-type="string">out a 14% relative increase in the area under the curve (AUC) metric over CADD's SVM methodology.", "issued": {"date-parts": [["2015", "3", "1"]]}, "PMID": "25338716", "author": [{"dropping-particle": "", "family": "Quang", "non-dropping-particle": "", "s</meta:user-defined>
    <meta:user-defined meta:name="Mendeley_Bookmark_CBNr1Mhlko_8" meta:value-type="string">uffix": "", "given": "Daniel", "parse-names": false}, {"dropping-particle": "", "family": "Chen", "non-dropping-particle": "", "suffix": "", "given": "Yifei", "parse-names": false}, {"dropping-particle": "", "family": "Xie", "non-dropping-particle": "", "</meta:user-defined>
    <meta:user-defined meta:name="Mendeley_Bookmark_CBNr1Mhlko_9" meta:value-type="string">suffix": "", "given": "Xiaohui", "parse-names": false}], "publisher": "Oxford University Press", "container-title": "Bioinformatics"}, "id": "ITEM-1"}], "mendeley": {"previouslyFormattedCitation": "(Quang, Chen, and Xie 2015)", "plainTextFormattedCitation</meta:user-defined>
    <meta:user-defined meta:name="Mendeley_Bookmark_CP6mGIp0u0_1" meta:value-type="string">ADDIN CSL_CITATION {"citationItems": [{"uris": ["http://www.mendeley.com/documents/?uuid=22d9dc85-6f3c-4d5b-978d-dcc95b3b2b30"], "itemData": {"DOI": "10.1093/database/baw144", "volume": "2016", "ISSN": "1758-0463", "page": "baw144", "id": "ITEM-1", "title</meta:user-defined>
    <meta:user-defined meta:name="Mendeley_Bookmark_CP6mGIp0u0_10" meta:value-type="string">fer", "parse-names": false}, {"dropping-particle": "", "family": "Lagoni", "non-dropping-particle": "", "suffix": "", "given": "Emil", "parse-names": false}, {"dropping-particle": "", "family": "Boyd", "non-dropping-particle": "", "suffix": "", "given": "</meta:user-defined>
    <meta:user-defined meta:name="Mendeley_Bookmark_CP6mGIp0u0_11" meta:value-type="string">Mette", "parse-names": false}, {"dropping-particle": "", "family": "Bornholdt", "non-dropping-particle": "", "suffix": "", "given": "Jette", "parse-names": false}, {"dropping-particle": "", "family": "Hoon", "non-dropping-particle": "De", "suffix": "", "g</meta:user-defined>
    <meta:user-defined meta:name="Mendeley_Bookmark_CP6mGIp0u0_12" meta:value-type="string">iven": "Michiel J.L. L.", "parse-names": false}, {"dropping-particle": "", "family": "Kawaji", "non-dropping-particle": "", "suffix": "", "given": "Hideya", "parse-names": false}, {"dropping-particle": "", "family": "Lassmann", "non-dropping-particle": ""</meta:user-defined>
    <meta:user-defined meta:name="Mendeley_Bookmark_CP6mGIp0u0_13" meta:value-type="string">, "suffix": "", "given": "Timo", "parse-names": false}, {"dropping-particle": "", "family": "Hayashizaki", "non-dropping-particle": "", "suffix": "", "given": "Yoshihide", "parse-names": false}, {"dropping-particle": "", "family": "Forrest", "non-dropping</meta:user-defined>
    <meta:user-defined meta:name="Mendeley_Bookmark_CP6mGIp0u0_14" meta:value-type="string">-particle": "", "suffix": "", "given": "Alistair R.R. R.", "parse-names": false}, {"dropping-particle": "", "family": "Carninci", "non-dropping-particle": "", "suffix": "", "given": "Piero", "parse-names": false}, {"dropping-particle": "", "family": "Sand</meta:user-defined>
    <meta:user-defined meta:name="Mendeley_Bookmark_CP6mGIp0u0_15" meta:value-type="string">elin", "non-dropping-particle": "", "suffix": "", "given": "Albin", "parse-names": false}], "publisher": "Narnia", "container-title": "Database"}, "id": "ITEM-1"}], "mendeley": {"previouslyFormattedCitation": "(Ienasescu et al. 2016)", "plainTextFormatted</meta:user-defined>
    <meta:user-defined meta:name="Mendeley_Bookmark_CP6mGIp0u0_16" meta:value-type="string">Citation": "(Ienasescu et al. 2016)", "formattedCitation": "(Ienasescu et al. 2016)"}, "properties": {"noteIndex": 0}, "schema": "https://github.com/citation-style-language/schema/raw/master/csl-citation.json"}</meta:user-defined>
    <meta:user-defined meta:name="Mendeley_Bookmark_CP6mGIp0u0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CP6mGIp0u0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CP6mGIp0u0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CP6mGIp0u0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CP6mGIp0u0_6" meta:value-type="string">tia, including FANTOM, GTEx, The Human Protein Atlas and BioGPS.", "issued": {"date-parts": [["2016", "12", "26"]]}, "author": [{"dropping-particle": "", "family": "Ienasescu", "non-dropping-particle": "", "suffix": "", "given": "Hans", "parse-names": fal</meta:user-defined>
    <meta:user-defined meta:name="Mendeley_Bookmark_CP6mGIp0u0_7" meta:value-type="string">se}, {"dropping-particle": "", "family": "Li", "non-dropping-particle": "", "suffix": "", "given": "Kang", "parse-names": false}, {"dropping-particle": "", "family": "Andersson", "non-dropping-particle": "", "suffix": "", "given": "Robin", "parse-names": </meta:user-defined>
    <meta:user-defined meta:name="Mendeley_Bookmark_CP6mGIp0u0_8" meta:value-type="string">false}, {"dropping-particle": "", "family": "Vitezic", "non-dropping-particle": "", "suffix": "", "given": "Morana", "parse-names": false}, {"dropping-particle": "", "family": "Rennie", "non-dropping-particle": "", "suffix": "", "given": "Sarah", "parse-n</meta:user-defined>
    <meta:user-defined meta:name="Mendeley_Bookmark_CP6mGIp0u0_9" meta:value-type="string">ames": false}, {"dropping-particle": "", "family": "Chen", "non-dropping-particle": "", "suffix": "", "given": "Yun", "parse-names": false}, {"dropping-particle": "", "family": "Vitting-Seerup", "non-dropping-particle": "", "suffix": "", "given": "Kristof</meta:user-defined>
    <meta:user-defined meta:name="Mendeley_Bookmark_CTbbgfzsDw_1" meta:value-type="string">ADDIN CSL_CITATION {"citationItems": [{"uris": ["http://www.mendeley.com/documents/?uuid=e58011cd-b277-396c-91ac-fd23d90bb168"], "itemData": {"DOI": "10.1093/bioinformatics/btq033", "volume": "26", "ISSN": "13674803", "page": "841-842", "id": "ITEM-1", "t</meta:user-defined>
    <meta:user-defined meta:name="Mendeley_Bookmark_CTbbgfzsDw_10" meta:value-type="string">mattedCitation": "(Quinlan and Hall 2010)", "plainTextFormattedCitation": "(Quinlan and Hall 2010)", "formattedCitation": "(Quinlan and Hall 2010)"}, "properties": {"noteIndex": 0}, "schema": "https://github.com/citation-style-language/schema/raw/master/c</meta:user-defined>
    <meta:user-defined meta:name="Mendeley_Bookmark_CTbbgfzsDw_11" meta:value-type="string">sl-citation.json"}</meta:user-defined>
    <meta:user-defined meta:name="Mendeley_Bookmark_CTbbgfzsDw_2" meta:value-type="string">itle": "BEDTools: A flexible suite of utilities for comparing genomic features", "issue": "6", "type": "article-journal", "abstract": "Motivation: Testing for correlations between different sets of genomic features is a fundamental task in genomics resear</meta:user-defined>
    <meta:user-defined meta:name="Mendeley_Bookmark_CTbbgfzsDw_3" meta:value-type="string">ch. However, searching for overlaps between features with existing webbased methods is complicated by the massive datasets that are routinely produced with current sequencing technologies. Fast and flexible tools are therefore required to ask complex ques</meta:user-defined>
    <meta:user-defined meta:name="Mendeley_Bookmark_CTbbgfzsDw_4" meta:value-type="string">tions of these data in an efficient manner. Results: This article introduces a new software suite for the comparison, manipulation and annotation of genomic features in Browser Extensible Data (BED) and General Feature Format (GFF) format. BEDTools also s</meta:user-defined>
    <meta:user-defined meta:name="Mendeley_Bookmark_CTbbgfzsDw_5" meta:value-type="string">upports the comparison of sequence alignments in BAM format to both BED and GFF features. The tools are extremely efficient and allow the user to compare large datasets (e.g. next-generation sequencing data) with both public and custom genome annotation t</meta:user-defined>
    <meta:user-defined meta:name="Mendeley_Bookmark_CTbbgfzsDw_6" meta:value-type="string">racks. BEDTools can be combined with one another as well as with standard UNIX commands, thus facilitating routine genomics tasks as well as pipelines that can quickly answer intricate questions of large genomic datasets. Availability and implementation: </meta:user-defined>
    <meta:user-defined meta:name="Mendeley_Bookmark_CTbbgfzsDw_7" meta:value-type="string">BEDTools was written in C++. Source code and a comprehensive user manual are freely available at http://code.google.com/p/bedtools. Contact: aaronquinlan@gmail.com; imh4y@virginia.edu. Supplementary information: Supplementary data are available at Bioinfo</meta:user-defined>
    <meta:user-defined meta:name="Mendeley_Bookmark_CTbbgfzsDw_8" meta:value-type="string">rmatics online. \u00a9 The Author(s) 2010. Published by Oxford University Press.", "issued": {"date-parts": [["2010", "1", "28"]]}, "PMID": "20110278", "author": [{"dropping-particle": "", "family": "Quinlan", "non-dropping-particle": "", "suffix": "", "g</meta:user-defined>
    <meta:user-defined meta:name="Mendeley_Bookmark_CTbbgfzsDw_9" meta:value-type="string">iven": "Aaron R.", "parse-names": false}, {"dropping-particle": "", "family": "Hall", "non-dropping-particle": "", "suffix": "", "given": "Ira M.", "parse-names": false}], "container-title": "Bioinformatics"}, "id": "ITEM-1"}], "mendeley": {"previouslyFor</meta:user-defined>
    <meta:user-defined meta:name="Mendeley_Bookmark_D5I4YEplsD_1" meta:value-type="string">ADDIN CSL_CITATION {"citationItems": [{"uris": ["http://www.mendeley.com/documents/?uuid=34772b6d-3562-4ed3-92f8-c9f90080c8e0"], "itemData": {"DOI": "10.1038/nature11247", "volume": "489", "ISSN": "1476-4687", "page": "57-74", "id": "ITEM-1", "title": "An</meta:user-defined>
    <meta:user-defined meta:name="Mendeley_Bookmark_D5I4YEplsD_10" meta:value-type="string">family": "Doyle", "non-dropping-particle": "", "suffix": "", "given": "Francis", "parse-names": false}, {"dropping-particle": "", "family": "Epstein", "non-dropping-particle": "", "suffix": "", "given": "Charles B", "parse-names": false}, {"dropping-parti</meta:user-defined>
    <meta:user-defined meta:name="Mendeley_Bookmark_D5I4YEplsD_100" meta:value-type="string">: false}, {"dropping-particle": "", "family": "Barber", "non-dropping-particle": "", "suffix": "", "given": "Galt P", "parse-names": false}, {"dropping-particle": "", "family": "Cline", "non-dropping-particle": "", "suffix": "", "given": "Melissa S", "par</meta:user-defined>
    <meta:user-defined meta:name="Mendeley_Bookmark_D5I4YEplsD_101" meta:value-type="string">se-names": false}, {"dropping-particle": "", "family": "Dreszer", "non-dropping-particle": "", "suffix": "", "given": "Timothy R", "parse-names": false}, {"dropping-particle": "", "family": "Heitner", "non-dropping-particle": "", "suffix": "", "given": "S</meta:user-defined>
    <meta:user-defined meta:name="Mendeley_Bookmark_D5I4YEplsD_102" meta:value-type="string">teven G", "parse-names": false}, {"dropping-particle": "", "family": "Karolchik", "non-dropping-particle": "", "suffix": "", "given": "Donna", "parse-names": false}, {"dropping-particle": "", "family": "Kirkup", "non-dropping-particle": "", "suffix": "", </meta:user-defined>
    <meta:user-defined meta:name="Mendeley_Bookmark_D5I4YEplsD_103" meta:value-type="string">"given": "Vaness M", "parse-names": false}, {"dropping-particle": "", "family": "Meyer", "non-dropping-particle": "", "suffix": "", "given": "Laurence R", "parse-names": false}, {"dropping-particle": "", "family": "Long", "non-dropping-particle": "", "suf</meta:user-defined>
    <meta:user-defined meta:name="Mendeley_Bookmark_D5I4YEplsD_104" meta:value-type="string">fix": "", "given": "Jeffrey C", "parse-names": false}, {"dropping-particle": "", "family": "Maddren", "non-dropping-particle": "", "suffix": "", "given": "Morgan", "parse-names": false}, {"dropping-particle": "", "family": "Raney", "non-dropping-particle"</meta:user-defined>
    <meta:user-defined meta:name="Mendeley_Bookmark_D5I4YEplsD_105" meta:value-type="string">: "", "suffix": "", "given": "Brian J", "parse-names": false}, {"dropping-particle": "", "family": "Grasfeder", "non-dropping-particle": "", "suffix": "", "given": "Linda L", "parse-names": false}, {"dropping-particle": "", "family": "Giresi", "non-droppi</meta:user-defined>
    <meta:user-defined meta:name="Mendeley_Bookmark_D5I4YEplsD_106" meta:value-type="string">ng-particle": "", "suffix": "", "given": "Paul G", "parse-names": false}, {"dropping-particle": "", "family": "Battenhouse", "non-dropping-particle": "", "suffix": "", "given": "Anna", "parse-names": false}, {"dropping-particle": "", "family": "Sheffield"</meta:user-defined>
    <meta:user-defined meta:name="Mendeley_Bookmark_D5I4YEplsD_107" meta:value-type="string">, "non-dropping-particle": "", "suffix": "", "given": "Nathan C", "parse-names": false}, {"dropping-particle": "", "family": "Showers", "non-dropping-particle": "", "suffix": "", "given": "Kimberly a", "parse-names": false}, {"dropping-particle": "", "fam</meta:user-defined>
    <meta:user-defined meta:name="Mendeley_Bookmark_D5I4YEplsD_108" meta:value-type="string">ily": "London", "non-dropping-particle": "", "suffix": "", "given": "Darin", "parse-names": false}, {"dropping-particle": "", "family": "Bhinge", "non-dropping-particle": "", "suffix": "", "given": "Akshay a", "parse-names": false}, {"dropping-particle": </meta:user-defined>
    <meta:user-defined meta:name="Mendeley_Bookmark_D5I4YEplsD_109" meta:value-type="string">"", "family": "Shestak", "non-dropping-particle": "", "suffix": "", "given": "Christopher", "parse-names": false}, {"dropping-particle": "", "family": "Schaner", "non-dropping-particle": "", "suffix": "", "given": "Matthew R", "parse-names": false}, {"dro</meta:user-defined>
    <meta:user-defined meta:name="Mendeley_Bookmark_D5I4YEplsD_11" meta:value-type="string">cle": "", "family": "Frietze", "non-dropping-particle": "", "suffix": "", "given": "Seth", "parse-names": false}, {"dropping-particle": "", "family": "Harrow", "non-dropping-particle": "", "suffix": "", "given": "Jennifer", "parse-names": false}, {"droppi</meta:user-defined>
    <meta:user-defined meta:name="Mendeley_Bookmark_D5I4YEplsD_110" meta:value-type="string">pping-particle": "", "family": "Kim", "non-dropping-particle": "", "suffix": "", "given": "Seul Ki", "parse-names": false}, {"dropping-particle": "", "family": "Zhang", "non-dropping-particle": "", "suffix": "", "given": "Zhuzhu Zhancheng Zhengdong", "par</meta:user-defined>
    <meta:user-defined meta:name="Mendeley_Bookmark_D5I4YEplsD_111" meta:value-type="string">se-names": false}, {"dropping-particle": "", "family": "Mieczkowski", "non-dropping-particle": "", "suffix": "", "given": "Piotr a", "parse-names": false}, {"dropping-particle": "", "family": "Mieczkowska", "non-dropping-particle": "", "suffix": "", "give</meta:user-defined>
    <meta:user-defined meta:name="Mendeley_Bookmark_D5I4YEplsD_112" meta:value-type="string">n": "Joanna O", "parse-names": false}, {"dropping-particle": "", "family": "Liu", "non-dropping-particle": "", "suffix": "", "given": "Zheng", "parse-names": false}, {"dropping-particle": "", "family": "McDaniell", "non-dropping-particle": "", "suffix": "</meta:user-defined>
    <meta:user-defined meta:name="Mendeley_Bookmark_D5I4YEplsD_113" meta:value-type="string">", "given": "Ryan M", "parse-names": false}, {"dropping-particle": "", "family": "Ni", "non-dropping-particle": "", "suffix": "", "given": "Yunyun", "parse-names": false}, {"dropping-particle": "", "family": "Rashid", "non-dropping-particle": "", "suffix"</meta:user-defined>
    <meta:user-defined meta:name="Mendeley_Bookmark_D5I4YEplsD_114" meta:value-type="string">: "", "given": "Naim U", "parse-names": false}, {"dropping-particle": "", "family": "Kim", "non-dropping-particle": "", "suffix": "", "given": "Min Jae", "parse-names": false}, {"dropping-particle": "", "family": "Adar", "non-dropping-particle": "", "suff</meta:user-defined>
    <meta:user-defined meta:name="Mendeley_Bookmark_D5I4YEplsD_115" meta:value-type="string">ix": "", "given": "Sheera", "parse-names": false}, {"dropping-particle": "", "family": "Wang", "non-dropping-particle": "", "suffix": "", "given": "Tianyuan", "parse-names": false}, {"dropping-particle": "", "family": "Winter", "non-dropping-particle": ""</meta:user-defined>
    <meta:user-defined meta:name="Mendeley_Bookmark_D5I4YEplsD_116" meta:value-type="string">, "suffix": "", "given": "Deborah", "parse-names": false}, {"dropping-particle": "", "family": "Keefe", "non-dropping-particle": "", "suffix": "", "given": "Damian", "parse-names": false}, {"dropping-particle": "", "family": "Iyer", "non-dropping-particle</meta:user-defined>
    <meta:user-defined meta:name="Mendeley_Bookmark_D5I4YEplsD_117" meta:value-type="string">": "", "suffix": "", "given": "Vishwanath R", "parse-names": false}, {"dropping-particle": "", "family": "Sandhu", "non-dropping-particle": "", "suffix": "", "given": "Kljeet Singh", "parse-names": false}, {"dropping-particle": "", "family": "Zheng", "non</meta:user-defined>
    <meta:user-defined meta:name="Mendeley_Bookmark_D5I4YEplsD_118" meta:value-type="string">-dropping-particle": "", "suffix": "", "given": "Meizhen", "parse-names": false}, {"dropping-particle": "", "family": "Wang", "non-dropping-particle": "", "suffix": "", "given": "Ping", "parse-names": false}, {"dropping-particle": "", "family": "Gertz", "</meta:user-defined>
    <meta:user-defined meta:name="Mendeley_Bookmark_D5I4YEplsD_119" meta:value-type="string">non-dropping-particle": "", "suffix": "", "given": "Jason", "parse-names": false}, {"dropping-particle": "", "family": "Vielmetter", "non-dropping-particle": "", "suffix": "", "given": "Jost", "parse-names": false}, {"dropping-particle": "", "family": "Pa</meta:user-defined>
    <meta:user-defined meta:name="Mendeley_Bookmark_D5I4YEplsD_12" meta:value-type="string">ng-particle": "", "family": "Kaul", "non-dropping-particle": "", "suffix": "", "given": "Rajinder", "parse-names": false}, {"dropping-particle": "", "family": "Khatun", "non-dropping-particle": "", "suffix": "", "given": "Jainab", "parse-names": false}, {</meta:user-defined>
    <meta:user-defined meta:name="Mendeley_Bookmark_D5I4YEplsD_120" meta:value-type="string">rtridge", "non-dropping-particle": "", "suffix": "", "given": "E Christopher", "parse-names": false}, {"dropping-particle": "", "family": "Varley", "non-dropping-particle": "", "suffix": "", "given": "Katherine E", "parse-names": false}, {"dropping-partic</meta:user-defined>
    <meta:user-defined meta:name="Mendeley_Bookmark_D5I4YEplsD_121" meta:value-type="string">le": "", "family": "Gasper", "non-dropping-particle": "", "suffix": "", "given": "Clarke", "parse-names": false}, {"dropping-particle": "", "family": "Bansal", "non-dropping-particle": "", "suffix": "", "given": "Anita", "parse-names": false}, {"dropping-</meta:user-defined>
    <meta:user-defined meta:name="Mendeley_Bookmark_D5I4YEplsD_122" meta:value-type="string">particle": "", "family": "Pepke", "non-dropping-particle": "", "suffix": "", "given": "Shirley", "parse-names": false}, {"dropping-particle": "", "family": "Jain", "non-dropping-particle": "", "suffix": "", "given": "Preti", "parse-names": false}, {"dropp</meta:user-defined>
    <meta:user-defined meta:name="Mendeley_Bookmark_D5I4YEplsD_123" meta:value-type="string">ing-particle": "", "family": "Amrhein", "non-dropping-particle": "", "suffix": "", "given": "Henry", "parse-names": false}, {"dropping-particle": "", "family": "Bowling", "non-dropping-particle": "", "suffix": "", "given": "Kevin M", "parse-names": false}</meta:user-defined>
    <meta:user-defined meta:name="Mendeley_Bookmark_D5I4YEplsD_124" meta:value-type="string">, {"dropping-particle": "", "family": "Anaya", "non-dropping-particle": "", "suffix": "", "given": "Michael", "parse-names": false}, {"dropping-particle": "", "family": "Cross", "non-dropping-particle": "", "suffix": "", "given": "Marie K", "parse-names":</meta:user-defined>
    <meta:user-defined meta:name="Mendeley_Bookmark_D5I4YEplsD_125" meta:value-type="string"> false}, {"dropping-particle": "", "family": "Muratet", "non-dropping-particle": "", "suffix": "", "given": "Michael a", "parse-names": false}, {"dropping-particle": "", "family": "Newberry", "non-dropping-particle": "", "suffix": "", "given": "Kimberly M</meta:user-defined>
    <meta:user-defined meta:name="Mendeley_Bookmark_D5I4YEplsD_126" meta:value-type="string">", "parse-names": false}, {"dropping-particle": "", "family": "McCue", "non-dropping-particle": "", "suffix": "", "given": "Kenneth", "parse-names": false}, {"dropping-particle": "", "family": "Nesmith", "non-dropping-particle": "", "suffix": "", "given":</meta:user-defined>
    <meta:user-defined meta:name="Mendeley_Bookmark_D5I4YEplsD_127" meta:value-type="string"> "Amy S", "parse-names": false}, {"dropping-particle": "", "family": "Fisher-Aylor", "non-dropping-particle": "", "suffix": "", "given": "Katherine I", "parse-names": false}, {"dropping-particle": "", "family": "Pusey", "non-dropping-particle": "", "suffi</meta:user-defined>
    <meta:user-defined meta:name="Mendeley_Bookmark_D5I4YEplsD_128" meta:value-type="string">x": "", "given": "Barbara", "parse-names": false}, {"dropping-particle": "", "family": "DeSalvo", "non-dropping-particle": "", "suffix": "", "given": "Gilberto", "parse-names": false}, {"dropping-particle": "", "family": "Balasubramanian", "non-dropping-p</meta:user-defined>
    <meta:user-defined meta:name="Mendeley_Bookmark_D5I4YEplsD_129" meta:value-type="string">article": "", "suffix": "", "given": "Suganthi Sreeram", "parse-names": false}, {"dropping-particle": "", "family": "Davis", "non-dropping-particle": "", "suffix": "", "given": "Nicholas S", "parse-names": false}, {"dropping-particle": "", "family": "Mead</meta:user-defined>
    <meta:user-defined meta:name="Mendeley_Bookmark_D5I4YEplsD_13" meta:value-type="string">"dropping-particle": "", "family": "Lajoie", "non-dropping-particle": "", "suffix": "", "given": "Bryan R", "parse-names": false}, {"dropping-particle": "", "family": "Landt", "non-dropping-particle": "", "suffix": "", "given": "Stephen G", "parse-names":</meta:user-defined>
    <meta:user-defined meta:name="Mendeley_Bookmark_D5I4YEplsD_130" meta:value-type="string">ows", "non-dropping-particle": "", "suffix": "", "given": "Sarah K", "parse-names": false}, {"dropping-particle": "", "family": "Eggleston", "non-dropping-particle": "", "suffix": "", "given": "Tracy", "parse-names": false}, {"dropping-particle": "", "fam</meta:user-defined>
    <meta:user-defined meta:name="Mendeley_Bookmark_D5I4YEplsD_131" meta:value-type="string">ily": "Newberry", "non-dropping-particle": "", "suffix": "", "given": "J Scott", "parse-names": false}, {"dropping-particle": "", "family": "Levy", "non-dropping-particle": "", "suffix": "", "given": "Shawn E", "parse-names": false}, {"dropping-particle":</meta:user-defined>
    <meta:user-defined meta:name="Mendeley_Bookmark_D5I4YEplsD_132" meta:value-type="string"> "", "family": "Absher", "non-dropping-particle": "", "suffix": "", "given": "Devin M", "parse-names": false}, {"dropping-particle": "", "family": "Wong", "non-dropping-particle": "", "suffix": "", "given": "Wing H", "parse-names": false}, {"dropping-part</meta:user-defined>
    <meta:user-defined meta:name="Mendeley_Bookmark_D5I4YEplsD_133" meta:value-type="string">icle": "", "family": "Blow", "non-dropping-particle": "", "suffix": "", "given": "Matthew J", "parse-names": false}, {"dropping-particle": "", "family": "Visel", "non-dropping-particle": "", "suffix": "", "given": "Axel", "parse-names": false}, {"dropping</meta:user-defined>
    <meta:user-defined meta:name="Mendeley_Bookmark_D5I4YEplsD_134" meta:value-type="string">-particle": "", "family": "Pennachio", "non-dropping-particle": "", "suffix": "", "given": "Len a", "parse-names": false}, {"dropping-particle": "", "family": "Elnitski", "non-dropping-particle": "", "suffix": "", "given": "Laura", "parse-names": false}, </meta:user-defined>
    <meta:user-defined meta:name="Mendeley_Bookmark_D5I4YEplsD_135" meta:value-type="string">{"dropping-particle": "", "family": "Petrykowska", "non-dropping-particle": "", "suffix": "", "given": "Hanna M", "parse-names": false}, {"dropping-particle": "", "family": "Abyzov", "non-dropping-particle": "", "suffix": "", "given": "Alexej", "parse-nam</meta:user-defined>
    <meta:user-defined meta:name="Mendeley_Bookmark_D5I4YEplsD_136" meta:value-type="string">es": false}, {"dropping-particle": "", "family": "Aken", "non-dropping-particle": "", "suffix": "", "given": "Bronwen", "parse-names": false}, {"dropping-particle": "", "family": "Barrell", "non-dropping-particle": "", "suffix": "", "given": "Daniel", "pa</meta:user-defined>
    <meta:user-defined meta:name="Mendeley_Bookmark_D5I4YEplsD_137" meta:value-type="string">rse-names": false}, {"dropping-particle": "", "family": "Barson", "non-dropping-particle": "", "suffix": "", "given": "Gemma", "parse-names": false}, {"dropping-particle": "", "family": "Berry", "non-dropping-particle": "", "suffix": "", "given": "Andrew"</meta:user-defined>
    <meta:user-defined meta:name="Mendeley_Bookmark_D5I4YEplsD_138" meta:value-type="string">, "parse-names": false}, {"dropping-particle": "", "family": "Bignell", "non-dropping-particle": "", "suffix": "", "given": "Alexandra", "parse-names": false}, {"dropping-particle": "", "family": "Boychenko", "non-dropping-particle": "", "suffix": "", "gi</meta:user-defined>
    <meta:user-defined meta:name="Mendeley_Bookmark_D5I4YEplsD_139" meta:value-type="string">ven": "Veronika", "parse-names": false}, {"dropping-particle": "", "family": "Bussotti", "non-dropping-particle": "", "suffix": "", "given": "Govanni", "parse-names": false}, {"dropping-particle": "", "family": "Davidson", "non-dropping-particle": "", "su</meta:user-defined>
    <meta:user-defined meta:name="Mendeley_Bookmark_D5I4YEplsD_14" meta:value-type="string"> false}, {"dropping-particle": "", "family": "Lee", "non-dropping-particle": "", "suffix": "", "given": "Burn-Kyu Bum-Kyu", "parse-names": false}, {"dropping-particle": "", "family": "Pauli", "non-dropping-particle": "", "suffix": "", "given": "Florencia"</meta:user-defined>
    <meta:user-defined meta:name="Mendeley_Bookmark_D5I4YEplsD_140" meta:value-type="string">ffix": "", "given": "Claire", "parse-names": false}, {"dropping-particle": "", "family": "Despacio-Reyes", "non-dropping-particle": "", "suffix": "", "given": "Gloria", "parse-names": false}, {"dropping-particle": "", "family": "Diekhans", "non-dropping-p</meta:user-defined>
    <meta:user-defined meta:name="Mendeley_Bookmark_D5I4YEplsD_141" meta:value-type="string">article": "", "suffix": "", "given": "Mark", "parse-names": false}, {"dropping-particle": "", "family": "Ezkurdia", "non-dropping-particle": "", "suffix": "", "given": "Iakes", "parse-names": false}, {"dropping-particle": "", "family": "Frankish", "non-dr</meta:user-defined>
    <meta:user-defined meta:name="Mendeley_Bookmark_D5I4YEplsD_142" meta:value-type="string">opping-particle": "", "suffix": "", "given": "Adam", "parse-names": false}, {"dropping-particle": "", "family": "Gilbert", "non-dropping-particle": "", "suffix": "", "given": "James", "parse-names": false}, {"dropping-particle": "", "family": "Gonzalez", </meta:user-defined>
    <meta:user-defined meta:name="Mendeley_Bookmark_D5I4YEplsD_143" meta:value-type="string">"non-dropping-particle": "", "suffix": "", "given": "Jose Manuel", "parse-names": false}, {"dropping-particle": "", "family": "Griffiths", "non-dropping-particle": "", "suffix": "", "given": "Ed", "parse-names": false}, {"dropping-particle": "", "family":</meta:user-defined>
    <meta:user-defined meta:name="Mendeley_Bookmark_D5I4YEplsD_144" meta:value-type="string"> "Harte", "non-dropping-particle": "", "suffix": "", "given": "Rachel", "parse-names": false}, {"dropping-particle": "", "family": "Hendrix", "non-dropping-particle": "", "suffix": "", "given": "David a", "parse-names": false}, {"dropping-particle": "", "</meta:user-defined>
    <meta:user-defined meta:name="Mendeley_Bookmark_D5I4YEplsD_145" meta:value-type="string">family": "Hunt", "non-dropping-particle": "", "suffix": "", "given": "Toby", "parse-names": false}, {"dropping-particle": "", "family": "Jungreis", "non-dropping-particle": "", "suffix": "", "given": "Irwin", "parse-names": false}, {"dropping-particle": "</meta:user-defined>
    <meta:user-defined meta:name="Mendeley_Bookmark_D5I4YEplsD_146" meta:value-type="string">", "family": "Kay", "non-dropping-particle": "", "suffix": "", "given": "Mike", "parse-names": false}, {"dropping-particle": "", "family": "Khurana", "non-dropping-particle": "", "suffix": "", "given": "Ekta", "parse-names": false}, {"dropping-particle": </meta:user-defined>
    <meta:user-defined meta:name="Mendeley_Bookmark_D5I4YEplsD_147" meta:value-type="string">"", "family": "Leng", "non-dropping-particle": "", "suffix": "", "given": "Jing", "parse-names": false}, {"dropping-particle": "", "family": "Lin", "non-dropping-particle": "", "suffix": "", "given": "Michael F", "parse-names": false}, {"dropping-particle</meta:user-defined>
    <meta:user-defined meta:name="Mendeley_Bookmark_D5I4YEplsD_148" meta:value-type="string">": "", "family": "Loveland", "non-dropping-particle": "", "suffix": "", "given": "Jane", "parse-names": false}, {"dropping-particle": "", "family": "Lu", "non-dropping-particle": "", "suffix": "", "given": "Zhi", "parse-names": false}, {"dropping-particle</meta:user-defined>
    <meta:user-defined meta:name="Mendeley_Bookmark_D5I4YEplsD_149" meta:value-type="string">": "", "family": "Manthravadi", "non-dropping-particle": "", "suffix": "", "given": "Deepa", "parse-names": false}, {"dropping-particle": "", "family": "Mariotti", "non-dropping-particle": "", "suffix": "", "given": "Marco", "parse-names": false}, {"dropp</meta:user-defined>
    <meta:user-defined meta:name="Mendeley_Bookmark_D5I4YEplsD_15" meta:value-type="string">, "parse-names": false}, {"dropping-particle": "", "family": "Rosenbloom", "non-dropping-particle": "", "suffix": "", "given": "Kate R", "parse-names": false}, {"dropping-particle": "", "family": "Sabo", "non-dropping-particle": "", "suffix": "", "given":</meta:user-defined>
    <meta:user-defined meta:name="Mendeley_Bookmark_D5I4YEplsD_150" meta:value-type="string">ing-particle": "", "family": "Mudge", "non-dropping-particle": "", "suffix": "", "given": "Jonathan", "parse-names": false}, {"dropping-particle": "", "family": "Mukherjee", "non-dropping-particle": "", "suffix": "", "given": "Gaurab", "parse-names": fals</meta:user-defined>
    <meta:user-defined meta:name="Mendeley_Bookmark_D5I4YEplsD_151" meta:value-type="string">e}, {"dropping-particle": "", "family": "Notredame", "non-dropping-particle": "", "suffix": "", "given": "Cedric", "parse-names": false}, {"dropping-particle": "", "family": "Pei", "non-dropping-particle": "", "suffix": "", "given": "Baikang", "parse-name</meta:user-defined>
    <meta:user-defined meta:name="Mendeley_Bookmark_D5I4YEplsD_152" meta:value-type="string">s": false}, {"dropping-particle": "", "family": "Rodriguez", "non-dropping-particle": "", "suffix": "", "given": "Jose Manuel", "parse-names": false}, {"dropping-particle": "", "family": "Saunders", "non-dropping-particle": "", "suffix": "", "given": "Gar</meta:user-defined>
    <meta:user-defined meta:name="Mendeley_Bookmark_D5I4YEplsD_153" meta:value-type="string">y", "parse-names": false}, {"dropping-particle": "", "family": "Sboner", "non-dropping-particle": "", "suffix": "", "given": "Andrea", "parse-names": false}, {"dropping-particle": "", "family": "Searle", "non-dropping-particle": "", "suffix": "", "given":</meta:user-defined>
    <meta:user-defined meta:name="Mendeley_Bookmark_D5I4YEplsD_154" meta:value-type="string"> "Stephen", "parse-names": false}, {"dropping-particle": "", "family": "Sisu", "non-dropping-particle": "", "suffix": "", "given": "Cristina", "parse-names": false}, {"dropping-particle": "", "family": "Snow", "non-dropping-particle": "", "suffix": "", "g</meta:user-defined>
    <meta:user-defined meta:name="Mendeley_Bookmark_D5I4YEplsD_155" meta:value-type="string">iven": "Catherine", "parse-names": false}, {"dropping-particle": "", "family": "Steward", "non-dropping-particle": "", "suffix": "", "given": "Charlie", "parse-names": false}, {"dropping-particle": "", "family": "Tapanari", "non-dropping-particle": "", "s</meta:user-defined>
    <meta:user-defined meta:name="Mendeley_Bookmark_D5I4YEplsD_156" meta:value-type="string">uffix": "", "given": "Electra", "parse-names": false}, {"dropping-particle": "", "family": "Tress", "non-dropping-particle": "", "suffix": "", "given": "Michael L", "parse-names": false}, {"dropping-particle": "", "family": "Baren", "non-dropping-particle</meta:user-defined>
    <meta:user-defined meta:name="Mendeley_Bookmark_D5I4YEplsD_157" meta:value-type="string">": "van", "suffix": "", "given": "Marijke J", "parse-names": false}, {"dropping-particle": "", "family": "Washieti", "non-dropping-particle": "", "suffix": "", "given": "Stefan", "parse-names": false}, {"dropping-particle": "", "family": "Wilming", "non-d</meta:user-defined>
    <meta:user-defined meta:name="Mendeley_Bookmark_D5I4YEplsD_158" meta:value-type="string">ropping-particle": "", "suffix": "", "given": "Laurens", "parse-names": false}, {"dropping-particle": "", "family": "Zadissa", "non-dropping-particle": "", "suffix": "", "given": "Amonida", "parse-names": false}, {"dropping-particle": "", "family": "Zheng</meta:user-defined>
    <meta:user-defined meta:name="Mendeley_Bookmark_D5I4YEplsD_159" meta:value-type="string">dong", "non-dropping-particle": "", "suffix": "", "given": "Zhang", "parse-names": false}, {"dropping-particle": "", "family": "Brent", "non-dropping-particle": "", "suffix": "", "given": "Michael", "parse-names": false}, {"dropping-particle": "", "family</meta:user-defined>
    <meta:user-defined meta:name="Mendeley_Bookmark_D5I4YEplsD_16" meta:value-type="string"> "Peter", "parse-names": false}, {"dropping-particle": "", "family": "Safi", "non-dropping-particle": "", "suffix": "", "given": "Alexias", "parse-names": false}, {"dropping-particle": "", "family": "Sanyal", "non-dropping-particle": "", "suffix": "", "gi</meta:user-defined>
    <meta:user-defined meta:name="Mendeley_Bookmark_D5I4YEplsD_160" meta:value-type="string">": "Haussler", "non-dropping-particle": "", "suffix": "", "given": "David", "parse-names": false}, {"dropping-particle": "", "family": "Valencia", "non-dropping-particle": "", "suffix": "", "given": "Alfonso", "parse-names": false}, {"dropping-particle": </meta:user-defined>
    <meta:user-defined meta:name="Mendeley_Bookmark_D5I4YEplsD_161" meta:value-type="string">"", "family": "Raymond", "non-dropping-particle": "", "suffix": "", "given": "Alexandre", "parse-names": false}, {"dropping-particle": "", "family": "Addleman", "non-dropping-particle": "", "suffix": "", "given": "Nick", "parse-names": false}, {"dropping-</meta:user-defined>
    <meta:user-defined meta:name="Mendeley_Bookmark_D5I4YEplsD_162" meta:value-type="string">particle": "", "family": "Alexander", "non-dropping-particle": "", "suffix": "", "given": "Roger P", "parse-names": false}, {"dropping-particle": "", "family": "Auerbach", "non-dropping-particle": "", "suffix": "", "given": "Raymond K", "parse-names": fal</meta:user-defined>
    <meta:user-defined meta:name="Mendeley_Bookmark_D5I4YEplsD_163" meta:value-type="string">se}, {"dropping-particle": "", "family": "Bettinger", "non-dropping-particle": "", "suffix": "", "given": "Keith", "parse-names": false}, {"dropping-particle": "", "family": "Bhardwaj", "non-dropping-particle": "", "suffix": "", "given": "Nitin", "parse-n</meta:user-defined>
    <meta:user-defined meta:name="Mendeley_Bookmark_D5I4YEplsD_164" meta:value-type="string">ames": false}, {"dropping-particle": "", "family": "Boyle", "non-dropping-particle": "", "suffix": "", "given": "Alan P", "parse-names": false}, {"dropping-particle": "", "family": "Cao", "non-dropping-particle": "", "suffix": "", "given": "Alina R", "par</meta:user-defined>
    <meta:user-defined meta:name="Mendeley_Bookmark_D5I4YEplsD_165" meta:value-type="string">se-names": false}, {"dropping-particle": "", "family": "Cayting", "non-dropping-particle": "", "suffix": "", "given": "Philip", "parse-names": false}, {"dropping-particle": "", "family": "Charos", "non-dropping-particle": "", "suffix": "", "given": "Alexa</meta:user-defined>
    <meta:user-defined meta:name="Mendeley_Bookmark_D5I4YEplsD_166" meta:value-type="string">ndra", "parse-names": false}, {"dropping-particle": "", "family": "Cheng", "non-dropping-particle": "", "suffix": "", "given": "Yong", "parse-names": false}, {"dropping-particle": "", "family": "Eastman", "non-dropping-particle": "", "suffix": "", "given"</meta:user-defined>
    <meta:user-defined meta:name="Mendeley_Bookmark_D5I4YEplsD_167" meta:value-type="string">: "Catharine", "parse-names": false}, {"dropping-particle": "", "family": "Euskirchen", "non-dropping-particle": "", "suffix": "", "given": "Ghia", "parse-names": false}, {"dropping-particle": "", "family": "Fleming", "non-dropping-particle": "", "suffix"</meta:user-defined>
    <meta:user-defined meta:name="Mendeley_Bookmark_D5I4YEplsD_168" meta:value-type="string">: "", "given": "Joseph D", "parse-names": false}, {"dropping-particle": "", "family": "Grubert", "non-dropping-particle": "", "suffix": "", "given": "Fabian", "parse-names": false}, {"dropping-particle": "", "family": "Habegger", "non-dropping-particle": </meta:user-defined>
    <meta:user-defined meta:name="Mendeley_Bookmark_D5I4YEplsD_169" meta:value-type="string">"", "suffix": "", "given": "Lukas", "parse-names": false}, {"dropping-particle": "", "family": "Hariharan", "non-dropping-particle": "", "suffix": "", "given": "Manoj", "parse-names": false}, {"dropping-particle": "", "family": "Harmanci", "non-dropping-p</meta:user-defined>
    <meta:user-defined meta:name="Mendeley_Bookmark_D5I4YEplsD_17" meta:value-type="string">ven": "Amartya", "parse-names": false}, {"dropping-particle": "", "family": "Shoresh", "non-dropping-particle": "", "suffix": "", "given": "Noam", "parse-names": false}, {"dropping-particle": "", "family": "Simon", "non-dropping-particle": "", "suffix": "</meta:user-defined>
    <meta:user-defined meta:name="Mendeley_Bookmark_D5I4YEplsD_170" meta:value-type="string">article": "", "suffix": "", "given": "Arif", "parse-names": false}, {"dropping-particle": "", "family": "Iyenger", "non-dropping-particle": "", "suffix": "", "given": "Susma", "parse-names": false}, {"dropping-particle": "", "family": "Jin", "non-dropping</meta:user-defined>
    <meta:user-defined meta:name="Mendeley_Bookmark_D5I4YEplsD_171" meta:value-type="string">-particle": "", "suffix": "", "given": "Victor X", "parse-names": false}, {"dropping-particle": "", "family": "Karczewski", "non-dropping-particle": "", "suffix": "", "given": "Konrad J", "parse-names": false}, {"dropping-particle": "", "family": "Kasowsk</meta:user-defined>
    <meta:user-defined meta:name="Mendeley_Bookmark_D5I4YEplsD_172" meta:value-type="string">i", "non-dropping-particle": "", "suffix": "", "given": "Maya", "parse-names": false}, {"dropping-particle": "", "family": "Lacroute", "non-dropping-particle": "", "suffix": "", "given": "Phil", "parse-names": false}, {"dropping-particle": "", "family": "</meta:user-defined>
    <meta:user-defined meta:name="Mendeley_Bookmark_D5I4YEplsD_173" meta:value-type="string">Lam", "non-dropping-particle": "", "suffix": "", "given": "Hugo", "parse-names": false}, {"dropping-particle": "", "family": "Larnarre-Vincent", "non-dropping-particle": "", "suffix": "", "given": "Nathan", "parse-names": false}, {"dropping-particle": "",</meta:user-defined>
    <meta:user-defined meta:name="Mendeley_Bookmark_D5I4YEplsD_174" meta:value-type="string"> "family": "Lian", "non-dropping-particle": "", "suffix": "", "given": "Jin", "parse-names": false}, {"dropping-particle": "", "family": "Lindahl-Allen", "non-dropping-particle": "", "suffix": "", "given": "Marianne", "parse-names": false}, {"dropping-par</meta:user-defined>
    <meta:user-defined meta:name="Mendeley_Bookmark_D5I4YEplsD_175" meta:value-type="string">ticle": "", "family": "Min", "non-dropping-particle": "", "suffix": "", "given": "Renqiang", "parse-names": false}, {"dropping-particle": "", "family": "Miotto", "non-dropping-particle": "", "suffix": "", "given": "Benoit", "parse-names": false}, {"droppi</meta:user-defined>
    <meta:user-defined meta:name="Mendeley_Bookmark_D5I4YEplsD_176" meta:value-type="string">ng-particle": "", "family": "Monahan", "non-dropping-particle": "", "suffix": "", "given": "Hannah", "parse-names": false}, {"dropping-particle": "", "family": "Moqtaderi", "non-dropping-particle": "", "suffix": "", "given": "Zarmik", "parse-names": false</meta:user-defined>
    <meta:user-defined meta:name="Mendeley_Bookmark_D5I4YEplsD_177" meta:value-type="string">}, {"dropping-particle": "", "family": "Mu", "non-dropping-particle": "", "suffix": "", "given": "Xinmeng J", "parse-names": false}, {"dropping-particle": "", "family": "O'Geen", "non-dropping-particle": "", "suffix": "", "given": "Henriette", "parse-name</meta:user-defined>
    <meta:user-defined meta:name="Mendeley_Bookmark_D5I4YEplsD_178" meta:value-type="string">s": false}, {"dropping-particle": "", "family": "Ouyang", "non-dropping-particle": "", "suffix": "", "given": "Zhengqing", "parse-names": false}, {"dropping-particle": "", "family": "Patacsil", "non-dropping-particle": "", "suffix": "", "given": "Dorrelyn</meta:user-defined>
    <meta:user-defined meta:name="Mendeley_Bookmark_D5I4YEplsD_179" meta:value-type="string">", "parse-names": false}, {"dropping-particle": "", "family": "Raha", "non-dropping-particle": "", "suffix": "", "given": "Debasish", "parse-names": false}, {"dropping-particle": "", "family": "Ramirez", "non-dropping-particle": "", "suffix": "", "given":</meta:user-defined>
    <meta:user-defined meta:name="Mendeley_Bookmark_D5I4YEplsD_18" meta:value-type="string">", "given": "Jeremy M", "parse-names": false}, {"dropping-particle": "", "family": "Song", "non-dropping-particle": "", "suffix": "", "given": "Lingyun", "parse-names": false}, {"dropping-particle": "", "family": "Trinklein", "non-dropping-particle": "", </meta:user-defined>
    <meta:user-defined meta:name="Mendeley_Bookmark_D5I4YEplsD_180" meta:value-type="string"> "Lucia", "parse-names": false}, {"dropping-particle": "", "family": "Reed", "non-dropping-particle": "", "suffix": "", "given": "Brian", "parse-names": false}, {"dropping-particle": "", "family": "Shi", "non-dropping-particle": "", "suffix": "", "given":</meta:user-defined>
    <meta:user-defined meta:name="Mendeley_Bookmark_D5I4YEplsD_181" meta:value-type="string"> "Minyi", "parse-names": false}, {"dropping-particle": "", "family": "Slifer", "non-dropping-particle": "", "suffix": "", "given": "Teri", "parse-names": false}, {"dropping-particle": "", "family": "Witt", "non-dropping-particle": "", "suffix": "", "given</meta:user-defined>
    <meta:user-defined meta:name="Mendeley_Bookmark_D5I4YEplsD_182" meta:value-type="string">": "Heather", "parse-names": false}, {"dropping-particle": "", "family": "Wu", "non-dropping-particle": "", "suffix": "", "given": "Linfeng", "parse-names": false}, {"dropping-particle": "", "family": "Xu", "non-dropping-particle": "", "suffix": "", "give</meta:user-defined>
    <meta:user-defined meta:name="Mendeley_Bookmark_D5I4YEplsD_183" meta:value-type="string">n": "Xiaoqin", "parse-names": false}, {"dropping-particle": "", "family": "Yan", "non-dropping-particle": "", "suffix": "", "given": "Koon-Kiu", "parse-names": false}, {"dropping-particle": "", "family": "Yang", "non-dropping-particle": "", "suffix": "", </meta:user-defined>
    <meta:user-defined meta:name="Mendeley_Bookmark_D5I4YEplsD_184" meta:value-type="string">"given": "Xinqiong", "parse-names": false}, {"dropping-particle": "", "family": "Struhl", "non-dropping-particle": "", "suffix": "", "given": "Kevin", "parse-names": false}, {"dropping-particle": "", "family": "Weissman", "non-dropping-particle": "", "suf</meta:user-defined>
    <meta:user-defined meta:name="Mendeley_Bookmark_D5I4YEplsD_185" meta:value-type="string">fix": "", "given": "Sherman M", "parse-names": false}, {"dropping-particle": "", "family": "Tenebaum", "non-dropping-particle": "", "suffix": "", "given": "Scott a", "parse-names": false}, {"dropping-particle": "", "family": "Penalva", "non-dropping-parti</meta:user-defined>
    <meta:user-defined meta:name="Mendeley_Bookmark_D5I4YEplsD_186" meta:value-type="string">cle": "", "suffix": "", "given": "Luiz O", "parse-names": false}, {"dropping-particle": "", "family": "Karmakar", "non-dropping-particle": "", "suffix": "", "given": "Subhradip", "parse-names": false}, {"dropping-particle": "", "family": "Bhanvadia", "non</meta:user-defined>
    <meta:user-defined meta:name="Mendeley_Bookmark_D5I4YEplsD_187" meta:value-type="string">-dropping-particle": "", "suffix": "", "given": "Raj R", "parse-names": false}, {"dropping-particle": "", "family": "Choudhury", "non-dropping-particle": "", "suffix": "", "given": "Alina", "parse-names": false}, {"dropping-particle": "", "family": "Doman</meta:user-defined>
    <meta:user-defined meta:name="Mendeley_Bookmark_D5I4YEplsD_188" meta:value-type="string">us", "non-dropping-particle": "", "suffix": "", "given": "Marc", "parse-names": false}, {"dropping-particle": "", "family": "Ma", "non-dropping-particle": "", "suffix": "", "given": "Lijia", "parse-names": false}, {"dropping-particle": "", "family": "Mora</meta:user-defined>
    <meta:user-defined meta:name="Mendeley_Bookmark_D5I4YEplsD_189" meta:value-type="string">n", "non-dropping-particle": "", "suffix": "", "given": "Jennifer", "parse-names": false}, {"dropping-particle": "", "family": "Victorsen", "non-dropping-particle": "", "suffix": "", "given": "Alec", "parse-names": false}, {"dropping-particle": "", "famil</meta:user-defined>
    <meta:user-defined meta:name="Mendeley_Bookmark_D5I4YEplsD_19" meta:value-type="string">"suffix": "", "given": "Nathan D", "parse-names": false}, {"dropping-particle": "", "family": "Altshuler", "non-dropping-particle": "", "suffix": "", "given": "Robert C", "parse-names": false}, {"dropping-particle": "", "family": "Birney", "non-dropping-p</meta:user-defined>
    <meta:user-defined meta:name="Mendeley_Bookmark_D5I4YEplsD_190" meta:value-type="string">y": "Auer", "non-dropping-particle": "", "suffix": "", "given": "Thomas", "parse-names": false}, {"dropping-particle": "", "family": "Centarin", "non-dropping-particle": "", "suffix": "", "given": "Lazaro", "parse-names": false}, {"dropping-particle": "",</meta:user-defined>
    <meta:user-defined meta:name="Mendeley_Bookmark_D5I4YEplsD_191" meta:value-type="string"> "family": "Eichenlaub", "non-dropping-particle": "", "suffix": "", "given": "Michael", "parse-names": false}, {"dropping-particle": "", "family": "Gruhl", "non-dropping-particle": "", "suffix": "", "given": "Franziska", "parse-names": false}, {"dropping-</meta:user-defined>
    <meta:user-defined meta:name="Mendeley_Bookmark_D5I4YEplsD_192" meta:value-type="string">particle": "", "family": "Heerman", "non-dropping-particle": "", "suffix": "", "given": "Stephan", "parse-names": false}, {"dropping-particle": "", "family": "Hoeckendorf", "non-dropping-particle": "", "suffix": "", "given": "Burkard", "parse-names": fals</meta:user-defined>
    <meta:user-defined meta:name="Mendeley_Bookmark_D5I4YEplsD_193" meta:value-type="string">e}, {"dropping-particle": "", "family": "Inoue", "non-dropping-particle": "", "suffix": "", "given": "Daigo", "parse-names": false}, {"dropping-particle": "", "family": "Kellner", "non-dropping-particle": "", "suffix": "", "given": "Tanja", "parse-names":</meta:user-defined>
    <meta:user-defined meta:name="Mendeley_Bookmark_D5I4YEplsD_194" meta:value-type="string"> false}, {"dropping-particle": "", "family": "Kirchmaier", "non-dropping-particle": "", "suffix": "", "given": "Stephan", "parse-names": false}, {"dropping-particle": "", "family": "Mueller", "non-dropping-particle": "", "suffix": "", "given": "Claudia", </meta:user-defined>
    <meta:user-defined meta:name="Mendeley_Bookmark_D5I4YEplsD_195" meta:value-type="string">"parse-names": false}, {"dropping-particle": "", "family": "Reinhardt", "non-dropping-particle": "", "suffix": "", "given": "Robert", "parse-names": false}, {"dropping-particle": "", "family": "Schertel", "non-dropping-particle": "", "suffix": "", "given"</meta:user-defined>
    <meta:user-defined meta:name="Mendeley_Bookmark_D5I4YEplsD_196" meta:value-type="string">: "Lea", "parse-names": false}, {"dropping-particle": "", "family": "Schneider", "non-dropping-particle": "", "suffix": "", "given": "Stephanie", "parse-names": false}, {"dropping-particle": "", "family": "Sinn", "non-dropping-particle": "", "suffix": "",</meta:user-defined>
    <meta:user-defined meta:name="Mendeley_Bookmark_D5I4YEplsD_197" meta:value-type="string"> "given": "Rebecca", "parse-names": false}, {"dropping-particle": "", "family": "Wittbrodt", "non-dropping-particle": "", "suffix": "", "given": "Beate", "parse-names": false}, {"dropping-particle": "", "family": "Wittbrodt", "non-dropping-particle": "", </meta:user-defined>
    <meta:user-defined meta:name="Mendeley_Bookmark_D5I4YEplsD_198" meta:value-type="string">"suffix": "", "given": "Jochen", "parse-names": false}, {"dropping-particle": "", "family": "Jain", "non-dropping-particle": "", "suffix": "", "given": "Gaurav", "parse-names": false}, {"dropping-particle": "", "family": "Balasundaram", "non-dropping-part</meta:user-defined>
    <meta:user-defined meta:name="Mendeley_Bookmark_D5I4YEplsD_199" meta:value-type="string">icle": "", "suffix": "", "given": "Gayathri", "parse-names": false}, {"dropping-particle": "", "family": "Bates", "non-dropping-particle": "", "suffix": "", "given": "Daniel L", "parse-names": false}, {"dropping-particle": "", "family": "Byron", "non-drop</meta:user-defined>
    <meta:user-defined meta:name="Mendeley_Bookmark_D5I4YEplsD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D5I4YEplsD_20" meta:value-type="string">article": "", "suffix": "", "given": "Ewan", "parse-names": false}, {"dropping-particle": "", "family": "Brown", "non-dropping-particle": "", "suffix": "", "given": "James B", "parse-names": false}, {"dropping-particle": "", "family": "Cheng", "non-droppi</meta:user-defined>
    <meta:user-defined meta:name="Mendeley_Bookmark_D5I4YEplsD_200" meta:value-type="string">ping-particle": "", "suffix": "", "given": "Rachel", "parse-names": false}, {"dropping-particle": "", "family": "Canfield", "non-dropping-particle": "", "suffix": "", "given": "Theresa K", "parse-names": false}, {"dropping-particle": "", "family": "Diegel</meta:user-defined>
    <meta:user-defined meta:name="Mendeley_Bookmark_D5I4YEplsD_201" meta:value-type="string">", "non-dropping-particle": "", "suffix": "", "given": "Morgan J", "parse-names": false}, {"dropping-particle": "", "family": "Dunn", "non-dropping-particle": "", "suffix": "", "given": "Douglas", "parse-names": false}, {"dropping-particle": "", "family":</meta:user-defined>
    <meta:user-defined meta:name="Mendeley_Bookmark_D5I4YEplsD_202" meta:value-type="string"> "Ebersol", "non-dropping-particle": "", "suffix": "", "given": "Abigail K", "parse-names": false}, {"dropping-particle": "", "family": "Frum", "non-dropping-particle": "", "suffix": "", "given": "Tristan", "parse-names": false}, {"dropping-particle": "",</meta:user-defined>
    <meta:user-defined meta:name="Mendeley_Bookmark_D5I4YEplsD_203" meta:value-type="string"> "family": "Garg", "non-dropping-particle": "", "suffix": "", "given": "Kavita", "parse-names": false}, {"dropping-particle": "", "family": "Gist", "non-dropping-particle": "", "suffix": "", "given": "Erica", "parse-names": false}, {"dropping-particle": "</meta:user-defined>
    <meta:user-defined meta:name="Mendeley_Bookmark_D5I4YEplsD_204" meta:value-type="string">", "family": "Hansen", "non-dropping-particle": "", "suffix": "", "given": "R Scott", "parse-names": false}, {"dropping-particle": "", "family": "Boatman", "non-dropping-particle": "", "suffix": "", "given": "Lisa", "parse-names": false}, {"dropping-parti</meta:user-defined>
    <meta:user-defined meta:name="Mendeley_Bookmark_D5I4YEplsD_205" meta:value-type="string">cle": "", "family": "Haugen", "non-dropping-particle": "", "suffix": "", "given": "Eric", "parse-names": false}, {"dropping-particle": "", "family": "Humbert", "non-dropping-particle": "", "suffix": "", "given": "Richard", "parse-names": false}, {"droppin</meta:user-defined>
    <meta:user-defined meta:name="Mendeley_Bookmark_D5I4YEplsD_206" meta:value-type="string">g-particle": "", "family": "Johnson", "non-dropping-particle": "", "suffix": "", "given": "Audra K", "parse-names": false}, {"dropping-particle": "", "family": "Johnson", "non-dropping-particle": "", "suffix": "", "given": "Ericka M", "parse-names": false</meta:user-defined>
    <meta:user-defined meta:name="Mendeley_Bookmark_D5I4YEplsD_207" meta:value-type="string">}, {"dropping-particle": "", "family": "Kutyavin", "non-dropping-particle": "", "suffix": "", "given": "Tattayana M", "parse-names": false}, {"dropping-particle": "", "family": "Lee", "non-dropping-particle": "", "suffix": "", "given": "Kristin", "parse-n</meta:user-defined>
    <meta:user-defined meta:name="Mendeley_Bookmark_D5I4YEplsD_208" meta:value-type="string">ames": false}, {"dropping-particle": "", "family": "Lotakis", "non-dropping-particle": "", "suffix": "", "given": "Dimitra", "parse-names": false}, {"dropping-particle": "", "family": "Maurano", "non-dropping-particle": "", "suffix": "", "given": "Matthew</meta:user-defined>
    <meta:user-defined meta:name="Mendeley_Bookmark_D5I4YEplsD_209" meta:value-type="string"> T", "parse-names": false}, {"dropping-particle": "", "family": "Neph", "non-dropping-particle": "", "suffix": "", "given": "Shane J", "parse-names": false}, {"dropping-particle": "V", "family": "Neri", "non-dropping-particle": "", "suffix": "", "given": </meta:user-defined>
    <meta:user-defined meta:name="Mendeley_Bookmark_D5I4YEplsD_21" meta:value-type="string">ng-particle": "", "suffix": "", "given": "Chao", "parse-names": false}, {"dropping-particle": "", "family": "Djebali", "non-dropping-particle": "", "suffix": "", "given": "Sarah", "parse-names": false}, {"dropping-particle": "", "family": "Dong", "non-dro</meta:user-defined>
    <meta:user-defined meta:name="Mendeley_Bookmark_D5I4YEplsD_210" meta:value-type="string">"Fiedencio", "parse-names": false}, {"dropping-particle": "", "family": "Nguyen", "non-dropping-particle": "", "suffix": "", "given": "Eric D", "parse-names": false}, {"dropping-particle": "", "family": "Qu", "non-dropping-particle": "", "suffix": "", "gi</meta:user-defined>
    <meta:user-defined meta:name="Mendeley_Bookmark_D5I4YEplsD_211" meta:value-type="string">ven": "Hongzhu", "parse-names": false}, {"dropping-particle": "", "family": "Reynolds", "non-dropping-particle": "", "suffix": "", "given": "Alex P", "parse-names": false}, {"dropping-particle": "", "family": "Roach", "non-dropping-particle": "", "suffix"</meta:user-defined>
    <meta:user-defined meta:name="Mendeley_Bookmark_D5I4YEplsD_212" meta:value-type="string">: "", "given": "Vaughn", "parse-names": false}, {"dropping-particle": "", "family": "Rynes", "non-dropping-particle": "", "suffix": "", "given": "Eric", "parse-names": false}, {"dropping-particle": "", "family": "Sanchez", "non-dropping-particle": "", "su</meta:user-defined>
    <meta:user-defined meta:name="Mendeley_Bookmark_D5I4YEplsD_213" meta:value-type="string">ffix": "", "given": "Minerva E", "parse-names": false}, {"dropping-particle": "", "family": "Sandstrom", "non-dropping-particle": "", "suffix": "", "given": "Richard S", "parse-names": false}, {"dropping-particle": "", "family": "Shafer", "non-dropping-pa</meta:user-defined>
    <meta:user-defined meta:name="Mendeley_Bookmark_D5I4YEplsD_214" meta:value-type="string">rticle": "", "suffix": "", "given": "Anthony O", "parse-names": false}, {"dropping-particle": "", "family": "Stergachis", "non-dropping-particle": "", "suffix": "", "given": "Andrew B", "parse-names": false}, {"dropping-particle": "", "family": "Thomas", </meta:user-defined>
    <meta:user-defined meta:name="Mendeley_Bookmark_D5I4YEplsD_215" meta:value-type="string">"non-dropping-particle": "", "suffix": "", "given": "Sean", "parse-names": false}, {"dropping-particle": "", "family": "Vernot", "non-dropping-particle": "", "suffix": "", "given": "Benjamin", "parse-names": false}, {"dropping-particle": "", "family": "Vi</meta:user-defined>
    <meta:user-defined meta:name="Mendeley_Bookmark_D5I4YEplsD_216" meta:value-type="string">erstra", "non-dropping-particle": "", "suffix": "", "given": "Jeff", "parse-names": false}, {"dropping-particle": "", "family": "Vong", "non-dropping-particle": "", "suffix": "", "given": "Shinny", "parse-names": false}, {"dropping-particle": "", "family"</meta:user-defined>
    <meta:user-defined meta:name="Mendeley_Bookmark_D5I4YEplsD_217" meta:value-type="string">: "Weaver", "non-dropping-particle": "", "suffix": "", "given": "Molly a", "parse-names": false}, {"dropping-particle": "", "family": "Yan", "non-dropping-particle": "", "suffix": "", "given": "Yongqi", "parse-names": false}, {"dropping-particle": "", "fa</meta:user-defined>
    <meta:user-defined meta:name="Mendeley_Bookmark_D5I4YEplsD_218" meta:value-type="string">mily": "Zhang", "non-dropping-particle": "", "suffix": "", "given": "Miaohua", "parse-names": false}, {"dropping-particle": "", "family": "Akey", "non-dropping-particle": "", "suffix": "", "given": "Joshua a", "parse-names": false}, {"dropping-particle": </meta:user-defined>
    <meta:user-defined meta:name="Mendeley_Bookmark_D5I4YEplsD_219" meta:value-type="string">"", "family": "Bender", "non-dropping-particle": "", "suffix": "", "given": "Michael", "parse-names": false}, {"dropping-particle": "", "family": "Dorschner", "non-dropping-particle": "", "suffix": "", "given": "Michael O", "parse-names": false}, {"droppi</meta:user-defined>
    <meta:user-defined meta:name="Mendeley_Bookmark_D5I4YEplsD_22" meta:value-type="string">pping-particle": "", "suffix": "", "given": "Xianjun", "parse-names": false}, {"dropping-particle": "", "family": "Ernst", "non-dropping-particle": "", "suffix": "", "given": "Jason", "parse-names": false}, {"dropping-particle": "", "family": "Furey", "no</meta:user-defined>
    <meta:user-defined meta:name="Mendeley_Bookmark_D5I4YEplsD_220" meta:value-type="string">ng-particle": "", "family": "Groudine", "non-dropping-particle": "", "suffix": "", "given": "Mark", "parse-names": false}, {"dropping-particle": "", "family": "MacCoss", "non-dropping-particle": "", "suffix": "", "given": "Michael J", "parse-names": false</meta:user-defined>
    <meta:user-defined meta:name="Mendeley_Bookmark_D5I4YEplsD_221" meta:value-type="string">}, {"dropping-particle": "", "family": "Navas", "non-dropping-particle": "", "suffix": "", "given": "Patrick", "parse-names": false}, {"dropping-particle": "", "family": "Stamatoyannopoulos", "non-dropping-particle": "", "suffix": "", "given": "George", "</meta:user-defined>
    <meta:user-defined meta:name="Mendeley_Bookmark_D5I4YEplsD_222" meta:value-type="string">parse-names": false}, {"dropping-particle": "", "family": "Stamatoyannopoulos", "non-dropping-particle": "", "suffix": "", "given": "John a", "parse-names": false}, {"dropping-particle": "", "family": "Beal", "non-dropping-particle": "", "suffix": "", "gi</meta:user-defined>
    <meta:user-defined meta:name="Mendeley_Bookmark_D5I4YEplsD_223" meta:value-type="string">ven": "Kathryn", "parse-names": false}, {"dropping-particle": "", "family": "Brazma", "non-dropping-particle": "", "suffix": "", "given": "Alvis", "parse-names": false}, {"dropping-particle": "", "family": "Flicek", "non-dropping-particle": "", "suffix": </meta:user-defined>
    <meta:user-defined meta:name="Mendeley_Bookmark_D5I4YEplsD_224" meta:value-type="string">"", "given": "Paul", "parse-names": false}, {"dropping-particle": "", "family": "Johnson", "non-dropping-particle": "", "suffix": "", "given": "Nathan", "parse-names": false}, {"dropping-particle": "", "family": "Lukk", "non-dropping-particle": "", "suffi</meta:user-defined>
    <meta:user-defined meta:name="Mendeley_Bookmark_D5I4YEplsD_225" meta:value-type="string">x": "", "given": "Margus", "parse-names": false}, {"dropping-particle": "", "family": "Luscombe", "non-dropping-particle": "", "suffix": "", "given": "Nicholas M", "parse-names": false}, {"dropping-particle": "", "family": "Sobral", "non-dropping-particle</meta:user-defined>
    <meta:user-defined meta:name="Mendeley_Bookmark_D5I4YEplsD_226" meta:value-type="string">": "", "suffix": "", "given": "Daniel", "parse-names": false}, {"dropping-particle": "", "family": "Vaquerizas", "non-dropping-particle": "", "suffix": "", "given": "Juan M", "parse-names": false}, {"dropping-particle": "", "family": "Batzoglou", "non-dro</meta:user-defined>
    <meta:user-defined meta:name="Mendeley_Bookmark_D5I4YEplsD_227" meta:value-type="string">pping-particle": "", "suffix": "", "given": "Serafim", "parse-names": false}, {"dropping-particle": "", "family": "Sidow", "non-dropping-particle": "", "suffix": "", "given": "Arend", "parse-names": false}, {"dropping-particle": "", "family": "Hussami", "</meta:user-defined>
    <meta:user-defined meta:name="Mendeley_Bookmark_D5I4YEplsD_228" meta:value-type="string">non-dropping-particle": "", "suffix": "", "given": "Nadine", "parse-names": false}, {"dropping-particle": "", "family": "Kyriazopoulou-Panagiotopoulou", "non-dropping-particle": "", "suffix": "", "given": "Sofia", "parse-names": false}, {"dropping-particl</meta:user-defined>
    <meta:user-defined meta:name="Mendeley_Bookmark_D5I4YEplsD_229" meta:value-type="string">e": "", "family": "Libbrecht", "non-dropping-particle": "", "suffix": "", "given": "Max W", "parse-names": false}, {"dropping-particle": "", "family": "Schaub", "non-dropping-particle": "", "suffix": "", "given": "Marc a", "parse-names": false}, {"droppin</meta:user-defined>
    <meta:user-defined meta:name="Mendeley_Bookmark_D5I4YEplsD_23" meta:value-type="string">n-dropping-particle": "", "suffix": "", "given": "Terrence S", "parse-names": false}, {"dropping-particle": "", "family": "Gerstein", "non-dropping-particle": "", "suffix": "", "given": "Mark", "parse-names": false}, {"dropping-particle": "", "family": "G</meta:user-defined>
    <meta:user-defined meta:name="Mendeley_Bookmark_D5I4YEplsD_230" meta:value-type="string">g-particle": "", "family": "Miller", "non-dropping-particle": "", "suffix": "", "given": "Webb", "parse-names": false}, {"dropping-particle": "", "family": "Bickel", "non-dropping-particle": "", "suffix": "", "given": "Peter J", "parse-names": false}, {"d</meta:user-defined>
    <meta:user-defined meta:name="Mendeley_Bookmark_D5I4YEplsD_231" meta:value-type="string">ropping-particle": "", "family": "Banfai", "non-dropping-particle": "", "suffix": "", "given": "Balazs", "parse-names": false}, {"dropping-particle": "", "family": "Boley", "non-dropping-particle": "", "suffix": "", "given": "Nathan P", "parse-names": fal</meta:user-defined>
    <meta:user-defined meta:name="Mendeley_Bookmark_D5I4YEplsD_232" meta:value-type="string">se}, {"dropping-particle": "", "family": "Huang", "non-dropping-particle": "", "suffix": "", "given": "Haiyan", "parse-names": false}, {"dropping-particle": "", "family": "Li", "non-dropping-particle": "", "suffix": "", "given": "Jingyi Jessica", "parse-n</meta:user-defined>
    <meta:user-defined meta:name="Mendeley_Bookmark_D5I4YEplsD_233" meta:value-type="string">ames": false}, {"dropping-particle": "", "family": "Noble", "non-dropping-particle": "", "suffix": "", "given": "William Stafford", "parse-names": false}, {"dropping-particle": "", "family": "Bilmes", "non-dropping-particle": "", "suffix": "", "given": "J</meta:user-defined>
    <meta:user-defined meta:name="Mendeley_Bookmark_D5I4YEplsD_234" meta:value-type="string">effrey a", "parse-names": false}, {"dropping-particle": "", "family": "Buske", "non-dropping-particle": "", "suffix": "", "given": "Orion J", "parse-names": false}, {"dropping-particle": "", "family": "Sahu", "non-dropping-particle": "", "suffix": "", "gi</meta:user-defined>
    <meta:user-defined meta:name="Mendeley_Bookmark_D5I4YEplsD_235" meta:value-type="string">ven": "Avinash O", "parse-names": false}, {"dropping-particle": "V", "family": "Kharchenko", "non-dropping-particle": "", "suffix": "", "given": "Peter", "parse-names": false}, {"dropping-particle": "", "family": "Park", "non-dropping-particle": "", "suff</meta:user-defined>
    <meta:user-defined meta:name="Mendeley_Bookmark_D5I4YEplsD_236" meta:value-type="string">ix": "", "given": "Peter J", "parse-names": false}, {"dropping-particle": "", "family": "Baker", "non-dropping-particle": "", "suffix": "", "given": "Dannon", "parse-names": false}, {"dropping-particle": "", "family": "Taylor", "non-dropping-particle": ""</meta:user-defined>
    <meta:user-defined meta:name="Mendeley_Bookmark_D5I4YEplsD_237" meta:value-type="string">, "suffix": "", "given": "James", "parse-names": false}, {"dropping-particle": "", "family": "Lochovsky", "non-dropping-particle": "", "suffix": "", "given": "Lucas", "parse-names": false}], "container-title": "Nature"}, "id": "ITEM-1"}], "mendeley": {"pr</meta:user-defined>
    <meta:user-defined meta:name="Mendeley_Bookmark_D5I4YEplsD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D5I4YEplsD_239" meta:value-type="string">chema": "https://github.com/citation-style-language/schema/raw/master/csl-citation.json"}</meta:user-defined>
    <meta:user-defined meta:name="Mendeley_Bookmark_D5I4YEplsD_24" meta:value-type="string">iardine", "non-dropping-particle": "", "suffix": "", "given": "Belinda", "parse-names": false}, {"dropping-particle": "", "family": "Greven", "non-dropping-particle": "", "suffix": "", "given": "Melissa", "parse-names": false}, {"dropping-particle": "", "</meta:user-defined>
    <meta:user-defined meta:name="Mendeley_Bookmark_D5I4YEplsD_25" meta:value-type="string">family": "Hardison", "non-dropping-particle": "", "suffix": "", "given": "Ross C", "parse-names": false}, {"dropping-particle": "", "family": "Harris", "non-dropping-particle": "", "suffix": "", "given": "Robert S", "parse-names": false}, {"dropping-parti</meta:user-defined>
    <meta:user-defined meta:name="Mendeley_Bookmark_D5I4YEplsD_26" meta:value-type="string">cle": "", "family": "Herrero", "non-dropping-particle": "", "suffix": "", "given": "Javier", "parse-names": false}, {"dropping-particle": "", "family": "Hoffman", "non-dropping-particle": "", "suffix": "", "given": "Michael M", "parse-names": false}, {"dr</meta:user-defined>
    <meta:user-defined meta:name="Mendeley_Bookmark_D5I4YEplsD_27" meta:value-type="string">opping-particle": "", "family": "Iyer", "non-dropping-particle": "", "suffix": "", "given": "Sowmya", "parse-names": false}, {"dropping-particle": "", "family": "Kelllis", "non-dropping-particle": "", "suffix": "", "given": "Manolis", "parse-names": false</meta:user-defined>
    <meta:user-defined meta:name="Mendeley_Bookmark_D5I4YEplsD_28" meta:value-type="string">}, {"dropping-particle": "", "family": "Kheradpour", "non-dropping-particle": "", "suffix": "", "given": "Pouya", "parse-names": false}, {"dropping-particle": "", "family": "Lassmann", "non-dropping-particle": "", "suffix": "", "given": "Timo", "parse-nam</meta:user-defined>
    <meta:user-defined meta:name="Mendeley_Bookmark_D5I4YEplsD_29" meta:value-type="string">es": false}, {"dropping-particle": "", "family": "Li", "non-dropping-particle": "", "suffix": "", "given": "Qunhua", "parse-names": false}, {"dropping-particle": "", "family": "Lin", "non-dropping-particle": "", "suffix": "", "given": "Xinying", "parse-na</meta:user-defined>
    <meta:user-defined meta:name="Mendeley_Bookmark_D5I4YEplsD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D5I4YEplsD_30" meta:value-type="string">mes": false}, {"dropping-particle": "", "family": "Marinov", "non-dropping-particle": "", "suffix": "", "given": "Georgi K", "parse-names": false}, {"dropping-particle": "", "family": "Merkel", "non-dropping-particle": "", "suffix": "", "given": "Angelika</meta:user-defined>
    <meta:user-defined meta:name="Mendeley_Bookmark_D5I4YEplsD_31" meta:value-type="string">", "parse-names": false}, {"dropping-particle": "", "family": "Mortazavi", "non-dropping-particle": "", "suffix": "", "given": "Ali", "parse-names": false}, {"dropping-particle": "", "family": "Parker", "non-dropping-particle": "", "suffix": "", "given": </meta:user-defined>
    <meta:user-defined meta:name="Mendeley_Bookmark_D5I4YEplsD_32" meta:value-type="string">"Stephen C J Stephanie L", "parse-names": false}, {"dropping-particle": "", "family": "Reddy", "non-dropping-particle": "", "suffix": "", "given": "Timothy E", "parse-names": false}, {"dropping-particle": "", "family": "Rozowsky", "non-dropping-particle":</meta:user-defined>
    <meta:user-defined meta:name="Mendeley_Bookmark_D5I4YEplsD_33" meta:value-type="string"> "", "suffix": "", "given": "Joel", "parse-names": false}, {"dropping-particle": "", "family": "Schlesinger", "non-dropping-particle": "", "suffix": "", "given": "Felix", "parse-names": false}, {"dropping-particle": "", "family": "Thurman", "non-dropping-</meta:user-defined>
    <meta:user-defined meta:name="Mendeley_Bookmark_D5I4YEplsD_34" meta:value-type="string">particle": "", "suffix": "", "given": "Robert E", "parse-names": false}, {"dropping-particle": "", "family": "Wang", "non-dropping-particle": "", "suffix": "", "given": "Jie", "parse-names": false}, {"dropping-particle": "", "family": "Ward", "non-droppin</meta:user-defined>
    <meta:user-defined meta:name="Mendeley_Bookmark_D5I4YEplsD_35" meta:value-type="string">g-particle": "", "suffix": "", "given": "Lucas D", "parse-names": false}, {"dropping-particle": "", "family": "Whitfield", "non-dropping-particle": "", "suffix": "", "given": "Troy W", "parse-names": false}, {"dropping-particle": "", "family": "Wilder", "</meta:user-defined>
    <meta:user-defined meta:name="Mendeley_Bookmark_D5I4YEplsD_36" meta:value-type="string">non-dropping-particle": "", "suffix": "", "given": "Steven P", "parse-names": false}, {"dropping-particle": "", "family": "Wu", "non-dropping-particle": "", "suffix": "", "given": "Weisheng", "parse-names": false}, {"dropping-particle": "", "family": "Xi"</meta:user-defined>
    <meta:user-defined meta:name="Mendeley_Bookmark_D5I4YEplsD_37" meta:value-type="string">, "non-dropping-particle": "", "suffix": "", "given": "Hualin S", "parse-names": false}, {"dropping-particle": "", "family": "Yip", "non-dropping-particle": "", "suffix": "", "given": "Kevin Y", "parse-names": false}, {"dropping-particle": "", "family": "</meta:user-defined>
    <meta:user-defined meta:name="Mendeley_Bookmark_D5I4YEplsD_38" meta:value-type="string">Zhuang", "non-dropping-particle": "", "suffix": "", "given": "Jiali", "parse-names": false}, {"dropping-particle": "", "family": "Bernstein", "non-dropping-particle": "", "suffix": "", "given": "Bradley E", "parse-names": false}, {"dropping-particle": "",</meta:user-defined>
    <meta:user-defined meta:name="Mendeley_Bookmark_D5I4YEplsD_39" meta:value-type="string"> "family": "Green", "non-dropping-particle": "", "suffix": "", "given": "Eric D", "parse-names": false}, {"dropping-particle": "", "family": "Gunter", "non-dropping-particle": "", "suffix": "", "given": "Chris", "parse-names": false}, {"dropping-particle"</meta:user-defined>
    <meta:user-defined meta:name="Mendeley_Bookmark_D5I4YEplsD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D5I4YEplsD_40" meta:value-type="string">: "", "family": "Snyder", "non-dropping-particle": "", "suffix": "", "given": "Michael", "parse-names": false}, {"dropping-particle": "", "family": "Pazin", "non-dropping-particle": "", "suffix": "", "given": "Michael J", "parse-names": false}, {"dropping</meta:user-defined>
    <meta:user-defined meta:name="Mendeley_Bookmark_D5I4YEplsD_41" meta:value-type="string">-particle": "", "family": "Lowdon", "non-dropping-particle": "", "suffix": "", "given": "Rebecca F", "parse-names": false}, {"dropping-particle": "", "family": "Dillon", "non-dropping-particle": "", "suffix": "", "given": "Laura a L", "parse-names": false</meta:user-defined>
    <meta:user-defined meta:name="Mendeley_Bookmark_D5I4YEplsD_42" meta:value-type="string">}, {"dropping-particle": "", "family": "Adams", "non-dropping-particle": "", "suffix": "", "given": "Leslie B", "parse-names": false}, {"dropping-particle": "", "family": "Kelly", "non-dropping-particle": "", "suffix": "", "given": "Caroline J", "parse-na</meta:user-defined>
    <meta:user-defined meta:name="Mendeley_Bookmark_D5I4YEplsD_43" meta:value-type="string">mes": false}, {"dropping-particle": "", "family": "Zhang", "non-dropping-particle": "", "suffix": "", "given": "Julia", "parse-names": false}, {"dropping-particle": "", "family": "Wexler", "non-dropping-particle": "", "suffix": "", "given": "Judith R", "p</meta:user-defined>
    <meta:user-defined meta:name="Mendeley_Bookmark_D5I4YEplsD_44" meta:value-type="string">arse-names": false}, {"dropping-particle": "", "family": "Good", "non-dropping-particle": "", "suffix": "", "given": "Peter J", "parse-names": false}, {"dropping-particle": "", "family": "Feingold", "non-dropping-particle": "", "suffix": "", "given": "Eli</meta:user-defined>
    <meta:user-defined meta:name="Mendeley_Bookmark_D5I4YEplsD_45" meta:value-type="string">se a", "parse-names": false}, {"dropping-particle": "", "family": "Crawford", "non-dropping-particle": "", "suffix": "", "given": "Gregory E", "parse-names": false}, {"dropping-particle": "", "family": "Dekker", "non-dropping-particle": "", "suffix": "", </meta:user-defined>
    <meta:user-defined meta:name="Mendeley_Bookmark_D5I4YEplsD_46" meta:value-type="string">"given": "Job", "parse-names": false}, {"dropping-particle": "", "family": "Elinitski", "non-dropping-particle": "", "suffix": "", "given": "Laura", "parse-names": false}, {"dropping-particle": "", "family": "Farnham", "non-dropping-particle": "", "suffix</meta:user-defined>
    <meta:user-defined meta:name="Mendeley_Bookmark_D5I4YEplsD_47" meta:value-type="string">": "", "given": "Peggy J", "parse-names": false}, {"dropping-particle": "", "family": "Giddings", "non-dropping-particle": "", "suffix": "", "given": "Morgan C", "parse-names": false}, {"dropping-particle": "", "family": "Gingeras", "non-dropping-particle</meta:user-defined>
    <meta:user-defined meta:name="Mendeley_Bookmark_D5I4YEplsD_48" meta:value-type="string">": "", "suffix": "", "given": "Thomas R", "parse-names": false}, {"dropping-particle": "", "family": "Guig\u00f3", "non-dropping-particle": "", "suffix": "", "given": "Roderic", "parse-names": false}, {"dropping-particle": "", "family": "Hubbard", "non-dr</meta:user-defined>
    <meta:user-defined meta:name="Mendeley_Bookmark_D5I4YEplsD_49" meta:value-type="string">opping-particle": "", "suffix": "", "given": "Timothy J Tomothy J", "parse-names": false}, {"dropping-particle": "", "family": "Kellis", "non-dropping-particle": "", "suffix": "", "given": "Manolis", "parse-names": false}, {"dropping-particle": "", "famil</meta:user-defined>
    <meta:user-defined meta:name="Mendeley_Bookmark_D5I4YEplsD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D5I4YEplsD_50" meta:value-type="string">y": "Kent", "non-dropping-particle": "", "suffix": "", "given": "W James", "parse-names": false}, {"dropping-particle": "", "family": "Lieb", "non-dropping-particle": "", "suffix": "", "given": "Jason D", "parse-names": false}, {"dropping-particle": "", "</meta:user-defined>
    <meta:user-defined meta:name="Mendeley_Bookmark_D5I4YEplsD_51" meta:value-type="string">family": "Margulies", "non-dropping-particle": "", "suffix": "", "given": "Elliott H", "parse-names": false}, {"dropping-particle": "", "family": "Myers", "non-dropping-particle": "", "suffix": "", "given": "Richard M", "parse-names": false}, {"dropping-p</meta:user-defined>
    <meta:user-defined meta:name="Mendeley_Bookmark_D5I4YEplsD_52" meta:value-type="string">article": "", "family": "Starnatoyannopoulos", "non-dropping-particle": "", "suffix": "", "given": "John a", "parse-names": false}, {"dropping-particle": "", "family": "Tennebaum", "non-dropping-particle": "", "suffix": "", "given": "Scott a", "parse-name</meta:user-defined>
    <meta:user-defined meta:name="Mendeley_Bookmark_D5I4YEplsD_53" meta:value-type="string">s": false}, {"dropping-particle": "", "family": "Weng", "non-dropping-particle": "", "suffix": "", "given": "Zhiping", "parse-names": false}, {"dropping-particle": "", "family": "White", "non-dropping-particle": "", "suffix": "", "given": "Kevin P", "pars</meta:user-defined>
    <meta:user-defined meta:name="Mendeley_Bookmark_D5I4YEplsD_54" meta:value-type="string">e-names": false}, {"dropping-particle": "", "family": "Wold", "non-dropping-particle": "", "suffix": "", "given": "Barbara", "parse-names": false}, {"dropping-particle": "", "family": "Yu", "non-dropping-particle": "", "suffix": "", "given": "Yanbao", "pa</meta:user-defined>
    <meta:user-defined meta:name="Mendeley_Bookmark_D5I4YEplsD_55" meta:value-type="string">rse-names": false}, {"dropping-particle": "", "family": "Wrobel", "non-dropping-particle": "", "suffix": "", "given": "John", "parse-names": false}, {"dropping-particle": "", "family": "Risk", "non-dropping-particle": "", "suffix": "", "given": "Brian a",</meta:user-defined>
    <meta:user-defined meta:name="Mendeley_Bookmark_D5I4YEplsD_56" meta:value-type="string"> "parse-names": false}, {"dropping-particle": "", "family": "Gunawardena", "non-dropping-particle": "", "suffix": "", "given": "Harsha P", "parse-names": false}, {"dropping-particle": "", "family": "Kuiper", "non-dropping-particle": "", "suffix": "", "giv</meta:user-defined>
    <meta:user-defined meta:name="Mendeley_Bookmark_D5I4YEplsD_57" meta:value-type="string">en": "Heather C", "parse-names": false}, {"dropping-particle": "", "family": "Maier", "non-dropping-particle": "", "suffix": "", "given": "Christopher W", "parse-names": false}, {"dropping-particle": "", "family": "Xie", "non-dropping-particle": "", "suff</meta:user-defined>
    <meta:user-defined meta:name="Mendeley_Bookmark_D5I4YEplsD_58" meta:value-type="string">ix": "", "given": "Ling", "parse-names": false}, {"dropping-particle": "", "family": "Chen", "non-dropping-particle": "", "suffix": "", "given": "Xian", "parse-names": false}, {"dropping-particle": "", "family": "Mikkelsen", "non-dropping-particle": "", "</meta:user-defined>
    <meta:user-defined meta:name="Mendeley_Bookmark_D5I4YEplsD_59" meta:value-type="string">suffix": "", "given": "Tarjei S", "parse-names": false}, {"dropping-particle": "", "family": "Gillespie", "non-dropping-particle": "", "suffix": "", "given": "Shawn", "parse-names": false}, {"dropping-particle": "", "family": "Goren", "non-dropping-partic</meta:user-defined>
    <meta:user-defined meta:name="Mendeley_Bookmark_D5I4YEplsD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D5I4YEplsD_60" meta:value-type="string">le": "", "suffix": "", "given": "Alon", "parse-names": false}, {"dropping-particle": "", "family": "Ram", "non-dropping-particle": "", "suffix": "", "given": "Oren", "parse-names": false}, {"dropping-particle": "", "family": "Zhang", "non-dropping-particl</meta:user-defined>
    <meta:user-defined meta:name="Mendeley_Bookmark_D5I4YEplsD_61" meta:value-type="string">e": "", "suffix": "", "given": "Xiaolan", "parse-names": false}, {"dropping-particle": "", "family": "Wang", "non-dropping-particle": "", "suffix": "", "given": "Li", "parse-names": false}, {"dropping-particle": "", "family": "Issner", "non-dropping-parti</meta:user-defined>
    <meta:user-defined meta:name="Mendeley_Bookmark_D5I4YEplsD_62" meta:value-type="string">cle": "", "suffix": "", "given": "Robbyn", "parse-names": false}, {"dropping-particle": "", "family": "Coyne", "non-dropping-particle": "", "suffix": "", "given": "Michael J", "parse-names": false}, {"dropping-particle": "", "family": "Durham", "non-dropp</meta:user-defined>
    <meta:user-defined meta:name="Mendeley_Bookmark_D5I4YEplsD_63" meta:value-type="string">ing-particle": "", "suffix": "", "given": "Timothy", "parse-names": false}, {"dropping-particle": "", "family": "Ku", "non-dropping-particle": "", "suffix": "", "given": "Manching", "parse-names": false}, {"dropping-particle": "", "family": "Truong", "non</meta:user-defined>
    <meta:user-defined meta:name="Mendeley_Bookmark_D5I4YEplsD_64" meta:value-type="string">-dropping-particle": "", "suffix": "", "given": "Thanh", "parse-names": false}, {"dropping-particle": "", "family": "Eaton", "non-dropping-particle": "", "suffix": "", "given": "Matthew L", "parse-names": false}, {"dropping-particle": "", "family": "Dobin</meta:user-defined>
    <meta:user-defined meta:name="Mendeley_Bookmark_D5I4YEplsD_65" meta:value-type="string">", "non-dropping-particle": "", "suffix": "", "given": "Alex", "parse-names": false}, {"dropping-particle": "", "family": "Tanzer", "non-dropping-particle": "", "suffix": "", "given": "Andrea", "parse-names": false}, {"dropping-particle": "", "family": "L</meta:user-defined>
    <meta:user-defined meta:name="Mendeley_Bookmark_D5I4YEplsD_66" meta:value-type="string">agarde", "non-dropping-particle": "", "suffix": "", "given": "Julien", "parse-names": false}, {"dropping-particle": "", "family": "Lin", "non-dropping-particle": "", "suffix": "", "given": "Wei", "parse-names": false}, {"dropping-particle": "", "family": </meta:user-defined>
    <meta:user-defined meta:name="Mendeley_Bookmark_D5I4YEplsD_67" meta:value-type="string">"Xue", "non-dropping-particle": "", "suffix": "", "given": "Chenghai", "parse-names": false}, {"dropping-particle": "", "family": "Williams", "non-dropping-particle": "", "suffix": "", "given": "Brian a", "parse-names": false}, {"dropping-particle": "", "</meta:user-defined>
    <meta:user-defined meta:name="Mendeley_Bookmark_D5I4YEplsD_68" meta:value-type="string">family": "Zaleski", "non-dropping-particle": "", "suffix": "", "given": "Chris", "parse-names": false}, {"dropping-particle": "", "family": "R\u00f6der", "non-dropping-particle": "", "suffix": "", "given": "Maik", "parse-names": false}, {"dropping-particl</meta:user-defined>
    <meta:user-defined meta:name="Mendeley_Bookmark_D5I4YEplsD_69" meta:value-type="string">e": "", "family": "Kokocinski", "non-dropping-particle": "", "suffix": "", "given": "Felix", "parse-names": false}, {"dropping-particle": "", "family": "Abdelhamid", "non-dropping-particle": "", "suffix": "", "given": "Rehab F", "parse-names": false}, {"d</meta:user-defined>
    <meta:user-defined meta:name="Mendeley_Bookmark_D5I4YEplsD_7" meta:value-type="string">on-dropping-particle": "", "suffix": "", "given": "", "parse-names": false}, {"dropping-particle": "", "family": "Dunham", "non-dropping-particle": "", "suffix": "", "given": "Ian", "parse-names": false}, {"dropping-particle": "", "family": "Kundaje", "no</meta:user-defined>
    <meta:user-defined meta:name="Mendeley_Bookmark_D5I4YEplsD_70" meta:value-type="string">ropping-particle": "", "family": "Alioto", "non-dropping-particle": "", "suffix": "", "given": "Tyler", "parse-names": false}, {"dropping-particle": "", "family": "Antoshechkin", "non-dropping-particle": "", "suffix": "", "given": "Igor", "parse-names": f</meta:user-defined>
    <meta:user-defined meta:name="Mendeley_Bookmark_D5I4YEplsD_71" meta:value-type="string">alse}, {"dropping-particle": "", "family": "Baer", "non-dropping-particle": "", "suffix": "", "given": "Michael T", "parse-names": false}, {"dropping-particle": "", "family": "Batut", "non-dropping-particle": "", "suffix": "", "given": "Philippe", "parse-</meta:user-defined>
    <meta:user-defined meta:name="Mendeley_Bookmark_D5I4YEplsD_72" meta:value-type="string">names": false}, {"dropping-particle": "", "family": "Bell", "non-dropping-particle": "", "suffix": "", "given": "Ian", "parse-names": false}, {"dropping-particle": "", "family": "Bell", "non-dropping-particle": "", "suffix": "", "given": "Kimberly", "pars</meta:user-defined>
    <meta:user-defined meta:name="Mendeley_Bookmark_D5I4YEplsD_73" meta:value-type="string">e-names": false}, {"dropping-particle": "", "family": "Chakrabortty", "non-dropping-particle": "", "suffix": "", "given": "Sudipto", "parse-names": false}, {"dropping-particle": "", "family": "Chrast", "non-dropping-particle": "", "suffix": "", "given": "</meta:user-defined>
    <meta:user-defined meta:name="Mendeley_Bookmark_D5I4YEplsD_74" meta:value-type="string">Jacqueline", "parse-names": false}, {"dropping-particle": "", "family": "Curado", "non-dropping-particle": "", "suffix": "", "given": "Joao", "parse-names": false}, {"dropping-particle": "", "family": "Derrien", "non-dropping-particle": "", "suffix": "", </meta:user-defined>
    <meta:user-defined meta:name="Mendeley_Bookmark_D5I4YEplsD_75" meta:value-type="string">"given": "Thomas", "parse-names": false}, {"dropping-particle": "", "family": "Drenkow", "non-dropping-particle": "", "suffix": "", "given": "Jorg", "parse-names": false}, {"dropping-particle": "", "family": "Dumais", "non-dropping-particle": "", "suffix"</meta:user-defined>
    <meta:user-defined meta:name="Mendeley_Bookmark_D5I4YEplsD_76" meta:value-type="string">: "", "given": "Erica", "parse-names": false}, {"dropping-particle": "", "family": "Dumais", "non-dropping-particle": "", "suffix": "", "given": "Jackie", "parse-names": false}, {"dropping-particle": "", "family": "Duttagupta", "non-dropping-particle": ""</meta:user-defined>
    <meta:user-defined meta:name="Mendeley_Bookmark_D5I4YEplsD_77" meta:value-type="string">, "suffix": "", "given": "Radha", "parse-names": false}, {"dropping-particle": "", "family": "Fastuca", "non-dropping-particle": "", "suffix": "", "given": "Megan", "parse-names": false}, {"dropping-particle": "", "family": "Fejes-Toth", "non-dropping-par</meta:user-defined>
    <meta:user-defined meta:name="Mendeley_Bookmark_D5I4YEplsD_78" meta:value-type="string">ticle": "", "suffix": "", "given": "Kata", "parse-names": false}, {"dropping-particle": "", "family": "Ferreira", "non-dropping-particle": "", "suffix": "", "given": "Pedro", "parse-names": false}, {"dropping-particle": "", "family": "Foissac", "non-dropp</meta:user-defined>
    <meta:user-defined meta:name="Mendeley_Bookmark_D5I4YEplsD_79" meta:value-type="string">ing-particle": "", "suffix": "", "given": "Sylvain", "parse-names": false}, {"dropping-particle": "", "family": "Fullwood", "non-dropping-particle": "", "suffix": "", "given": "Melissa J", "parse-names": false}, {"dropping-particle": "", "family": "Gao", </meta:user-defined>
    <meta:user-defined meta:name="Mendeley_Bookmark_D5I4YEplsD_8" meta:value-type="string">n-dropping-particle": "", "suffix": "", "given": "Anshul", "parse-names": false}, {"dropping-particle": "", "family": "Aldred", "non-dropping-particle": "", "suffix": "", "given": "Shelley F", "parse-names": false}, {"dropping-particle": "", "family": "Co</meta:user-defined>
    <meta:user-defined meta:name="Mendeley_Bookmark_D5I4YEplsD_80" meta:value-type="string">"non-dropping-particle": "", "suffix": "", "given": "Hui", "parse-names": false}, {"dropping-particle": "", "family": "Gonzalez", "non-dropping-particle": "", "suffix": "", "given": "David", "parse-names": false}, {"dropping-particle": "", "family": "Gord</meta:user-defined>
    <meta:user-defined meta:name="Mendeley_Bookmark_D5I4YEplsD_81" meta:value-type="string">on", "non-dropping-particle": "", "suffix": "", "given": "Assaf", "parse-names": false}, {"dropping-particle": "", "family": "Howald", "non-dropping-particle": "", "suffix": "", "given": "C\u00e9dric", "parse-names": false}, {"dropping-particle": "", "fam</meta:user-defined>
    <meta:user-defined meta:name="Mendeley_Bookmark_D5I4YEplsD_82" meta:value-type="string">ily": "Jha", "non-dropping-particle": "", "suffix": "", "given": "Sonali", "parse-names": false}, {"dropping-particle": "", "family": "Johnson", "non-dropping-particle": "", "suffix": "", "given": "Rory", "parse-names": false}, {"dropping-particle": "", "</meta:user-defined>
    <meta:user-defined meta:name="Mendeley_Bookmark_D5I4YEplsD_83" meta:value-type="string">family": "Kapranov", "non-dropping-particle": "", "suffix": "", "given": "Philipp", "parse-names": false}, {"dropping-particle": "", "family": "King", "non-dropping-particle": "", "suffix": "", "given": "Brandon", "parse-names": false}, {"dropping-particl</meta:user-defined>
    <meta:user-defined meta:name="Mendeley_Bookmark_D5I4YEplsD_84" meta:value-type="string">e": "", "family": "Kingswood", "non-dropping-particle": "", "suffix": "", "given": "Colin", "parse-names": false}, {"dropping-particle": "", "family": "Li", "non-dropping-particle": "", "suffix": "", "given": "Guoliang", "parse-names": false}, {"dropping-</meta:user-defined>
    <meta:user-defined meta:name="Mendeley_Bookmark_D5I4YEplsD_85" meta:value-type="string">particle": "", "family": "Luo", "non-dropping-particle": "", "suffix": "", "given": "Oscar J", "parse-names": false}, {"dropping-particle": "", "family": "Park", "non-dropping-particle": "", "suffix": "", "given": "Eddie", "parse-names": false}, {"droppin</meta:user-defined>
    <meta:user-defined meta:name="Mendeley_Bookmark_D5I4YEplsD_86" meta:value-type="string">g-particle": "", "family": "Preall", "non-dropping-particle": "", "suffix": "", "given": "Jonathan B", "parse-names": false}, {"dropping-particle": "", "family": "Presaud", "non-dropping-particle": "", "suffix": "", "given": "Kimberly", "parse-names": fal</meta:user-defined>
    <meta:user-defined meta:name="Mendeley_Bookmark_D5I4YEplsD_87" meta:value-type="string">se}, {"dropping-particle": "", "family": "Ribeca", "non-dropping-particle": "", "suffix": "", "given": "Paolo", "parse-names": false}, {"dropping-particle": "", "family": "Robyr", "non-dropping-particle": "", "suffix": "", "given": "Daniel", "parse-names"</meta:user-defined>
    <meta:user-defined meta:name="Mendeley_Bookmark_D5I4YEplsD_88" meta:value-type="string">: false}, {"dropping-particle": "", "family": "Ruan", "non-dropping-particle": "", "suffix": "", "given": "Xiaoan", "parse-names": false}, {"dropping-particle": "", "family": "Sammeth", "non-dropping-particle": "", "suffix": "", "given": "Michael", "parse</meta:user-defined>
    <meta:user-defined meta:name="Mendeley_Bookmark_D5I4YEplsD_89" meta:value-type="string">-names": false}, {"dropping-particle": "", "family": "Sandu", "non-dropping-particle": "", "suffix": "", "given": "Kuljeet Singh", "parse-names": false}, {"dropping-particle": "", "family": "Schaeffer", "non-dropping-particle": "", "suffix": "", "given": </meta:user-defined>
    <meta:user-defined meta:name="Mendeley_Bookmark_D5I4YEplsD_9" meta:value-type="string">llins", "non-dropping-particle": "", "suffix": "", "given": "Patrick J", "parse-names": false}, {"dropping-particle": "", "family": "Davis", "non-dropping-particle": "", "suffix": "", "given": "Carrie a", "parse-names": false}, {"dropping-particle": "", "</meta:user-defined>
    <meta:user-defined meta:name="Mendeley_Bookmark_D5I4YEplsD_90" meta:value-type="string">"Lorain", "parse-names": false}, {"dropping-particle": "", "family": "See", "non-dropping-particle": "", "suffix": "", "given": "Lei-Hoon", "parse-names": false}, {"dropping-particle": "", "family": "Shahab", "non-dropping-particle": "", "suffix": "", "gi</meta:user-defined>
    <meta:user-defined meta:name="Mendeley_Bookmark_D5I4YEplsD_91" meta:value-type="string">ven": "Atif", "parse-names": false}, {"dropping-particle": "", "family": "Skancke", "non-dropping-particle": "", "suffix": "", "given": "Jorgen", "parse-names": false}, {"dropping-particle": "", "family": "Suzuki", "non-dropping-particle": "", "suffix": "</meta:user-defined>
    <meta:user-defined meta:name="Mendeley_Bookmark_D5I4YEplsD_92" meta:value-type="string">", "given": "Ana Maria", "parse-names": false}, {"dropping-particle": "", "family": "Takahashi", "non-dropping-particle": "", "suffix": "", "given": "Hazuki", "parse-names": false}, {"dropping-particle": "", "family": "Tilgner", "non-dropping-particle": "</meta:user-defined>
    <meta:user-defined meta:name="Mendeley_Bookmark_D5I4YEplsD_93" meta:value-type="string">", "suffix": "", "given": "Hagen", "parse-names": false}, {"dropping-particle": "", "family": "Trout", "non-dropping-particle": "", "suffix": "", "given": "Diane", "parse-names": false}, {"dropping-particle": "", "family": "Walters", "non-dropping-particl</meta:user-defined>
    <meta:user-defined meta:name="Mendeley_Bookmark_D5I4YEplsD_94" meta:value-type="string">e": "", "suffix": "", "given": "Nathalie", "parse-names": false}, {"dropping-particle": "", "family": "Wang", "non-dropping-particle": "", "suffix": "", "given": "Huaien Hao", "parse-names": false}, {"dropping-particle": "", "family": "Hayashizaki", "non-</meta:user-defined>
    <meta:user-defined meta:name="Mendeley_Bookmark_D5I4YEplsD_95" meta:value-type="string">dropping-particle": "", "suffix": "", "given": "Yoshihide", "parse-names": false}, {"dropping-particle": "", "family": "Reymond", "non-dropping-particle": "", "suffix": "", "given": "Alexandre", "parse-names": false}, {"dropping-particle": "", "family": "</meta:user-defined>
    <meta:user-defined meta:name="Mendeley_Bookmark_D5I4YEplsD_96" meta:value-type="string">Antonarakis", "non-dropping-particle": "", "suffix": "", "given": "Stylianos E", "parse-names": false}, {"dropping-particle": "", "family": "Hannon", "non-dropping-particle": "", "suffix": "", "given": "Gregory J", "parse-names": false}, {"dropping-partic</meta:user-defined>
    <meta:user-defined meta:name="Mendeley_Bookmark_D5I4YEplsD_97" meta:value-type="string">le": "", "family": "Ruan", "non-dropping-particle": "", "suffix": "", "given": "Yijun", "parse-names": false}, {"dropping-particle": "", "family": "Carninci", "non-dropping-particle": "", "suffix": "", "given": "Piero", "parse-names": false}, {"dropping-p</meta:user-defined>
    <meta:user-defined meta:name="Mendeley_Bookmark_D5I4YEplsD_98" meta:value-type="string">article": "", "family": "Sloan", "non-dropping-particle": "", "suffix": "", "given": "Cricket a", "parse-names": false}, {"dropping-particle": "", "family": "Learned", "non-dropping-particle": "", "suffix": "", "given": "Katrina", "parse-names": false}, {</meta:user-defined>
    <meta:user-defined meta:name="Mendeley_Bookmark_D5I4YEplsD_99" meta:value-type="string">"dropping-particle": "", "family": "Malladi", "non-dropping-particle": "", "suffix": "", "given": "Venkat S", "parse-names": false}, {"dropping-particle": "", "family": "Wong", "non-dropping-particle": "", "suffix": "", "given": "Matthew C", "parse-names"</meta:user-defined>
    <meta:user-defined meta:name="Mendeley_Bookmark_FkJWCOypPP_1" meta:value-type="string">ADDIN CSL_CITATION {"citationItems": [{"uris": ["http://www.mendeley.com/documents/?uuid=546c51b8-4b6c-36e4-9b63-3c7591b0cc20"], "itemData": {"DOI": "10.1038/s41431-017-0045-7", "volume": "26", "ISSN": "14765438", "page": "149-156", "id": "ITEM-1", "title</meta:user-defined>
    <meta:user-defined meta:name="Mendeley_Bookmark_FkJWCOypPP_10" meta:value-type="string">fix": "", "given": "Mahsa", "parse-names": false}, {"dropping-particle": "", "family": "Borry", "non-dropping-particle": "", "suffix": "", "given": "Pascal", "parse-names": false}], "publisher": "Nature Publishing Group", "container-title": "European Jour</meta:user-defined>
    <meta:user-defined meta:name="Mendeley_Bookmark_FkJWCOypPP_11" meta:value-type="string">nal of Human Genetics"}, "id": "ITEM-1"}], "mendeley": {"previouslyFormattedCitation": "(Shabani and Borry 2018)", "plainTextFormattedCitation": "(Shabani and Borry 2018)", "formattedCitation": "(Shabani and Borry 2018)"}, "properties": {"noteIndex": 0}, </meta:user-defined>
    <meta:user-defined meta:name="Mendeley_Bookmark_FkJWCOypPP_12" meta:value-type="string">"schema": "https://github.com/citation-style-language/schema/raw/master/csl-citation.json"}</meta:user-defined>
    <meta:user-defined meta:name="Mendeley_Bookmark_FkJWCOypPP_2" meta:value-type="string">": "Rules for processing genetic data for research purposes in view of the new EU General Data Protection Regulation /706/689/179 /706/689 review-article", "issue": "2", "type": "article", "abstract": "Genetic data contain sensitive health and non-health-</meta:user-defined>
    <meta:user-defined meta:name="Mendeley_Bookmark_FkJWCOypPP_3" meta:value-type="string">related information about the individuals and their family members. Therefore, adopting adequate privacy safeguards is paramount when processing genetic data for research or clinical purposes. One of the major legal instruments for personal data protectio</meta:user-defined>
    <meta:user-defined meta:name="Mendeley_Bookmark_FkJWCOypPP_4" meta:value-type="string">n in the EU is the new General Data Protection Regulation (GDPR), which has entered into force in May 2016 and repealed the Directive 95/46/EC, with an ultimate goal of enhancing effectiveness and harmonization of personal data protection in the EU. This </meta:user-defined>
    <meta:user-defined meta:name="Mendeley_Bookmark_FkJWCOypPP_5" meta:value-type="string">paper explores the major provisions of the new Regulation with regard to processing genetic data, and assesses the influence of such provisions on reinforcing the legal safeguards when sharing genetic data for research purposes. The new Regulation attempt</meta:user-defined>
    <meta:user-defined meta:name="Mendeley_Bookmark_FkJWCOypPP_6" meta:value-type="string">s to elucidate the scope of personal data, by recognizing pseudonymized data as personal (identifiable) data, and including genetic data in the catalog of special categories of data (sensitive data). Moreover, a set of new rules is laid out in the Regulat</meta:user-defined>
    <meta:user-defined meta:name="Mendeley_Bookmark_FkJWCOypPP_7" meta:value-type="string">ion for processing personal data under the scientific research exemption. For instance, further use of genetic data for scientific research purposes, without obtaining additional consent will be allowed, if the specific conditions is met. The new Regulati</meta:user-defined>
    <meta:user-defined meta:name="Mendeley_Bookmark_FkJWCOypPP_8" meta:value-type="string">on has already fueled concerns among various stakeholders, owing to the challenges that may emerge when implementing the Regulation across the countries. Notably, the provided definition for pseudonymized data has been criticized because it leaves too muc</meta:user-defined>
    <meta:user-defined meta:name="Mendeley_Bookmark_FkJWCOypPP_9" meta:value-type="string">h room for interpretations, and it might undermine the harmonization of the data protection across the countries.", "issued": {"date-parts": [["2018", "2", "1"]]}, "author": [{"dropping-particle": "", "family": "Shabani", "non-dropping-particle": "", "suf</meta:user-defined>
    <meta:user-defined meta:name="Mendeley_Bookmark_GIOlZHrHDn_1" meta:value-type="string">ADDIN CSL_CITATION {"citationItems": [{"uris": ["http://www.mendeley.com/documents/?uuid=b8a2b8fe-fd39-3330-a3f3-8a79aaf341ba"], "itemData": {"DOI": "10.1038/gim.2017.119", "volume": "20", "ISSN": "1530-0366", "page": "435-443", "id": "ITEM-1", "title": "</meta:user-defined>
    <meta:user-defined meta:name="Mendeley_Bookmark_GIOlZHrHDn_10" meta:value-type="string">dropping-particle": "", "family": "Monfared", "non-dropping-particle": "", "suffix": "", "given": "Nasim", "parse-names": false}, {"dropping-particle": "", "family": "Walker", "non-dropping-particle": "", "suffix": "", "given": "Susan", "parse-names": fal</meta:user-defined>
    <meta:user-defined meta:name="Mendeley_Bookmark_GIOlZHrHDn_11" meta:value-type="string">se}, {"dropping-particle": "", "family": "Reuter", "non-dropping-particle": "", "suffix": "", "given": "Miriam S", "parse-names": false}, {"dropping-particle": "", "family": "Hosseini", "non-dropping-particle": "", "suffix": "", "given": "S Mohsen", "pars</meta:user-defined>
    <meta:user-defined meta:name="Mendeley_Bookmark_GIOlZHrHDn_12" meta:value-type="string">e-names": false}, {"dropping-particle": "", "family": "Thiruvahindrapuram", "non-dropping-particle": "", "suffix": "", "given": "Bhooma", "parse-names": false}, {"dropping-particle": "", "family": "Merico", "non-dropping-particle": "", "suffix": "", "give</meta:user-defined>
    <meta:user-defined meta:name="Mendeley_Bookmark_GIOlZHrHDn_13" meta:value-type="string">n": "Daniele", "parse-names": false}, {"dropping-particle": "", "family": "Jobling", "non-dropping-particle": "", "suffix": "", "given": "Rebekah", "parse-names": false}, {"dropping-particle": "", "family": "Nalpathamkalam", "non-dropping-particle": "", "</meta:user-defined>
    <meta:user-defined meta:name="Mendeley_Bookmark_GIOlZHrHDn_14" meta:value-type="string">suffix": "", "given": "Thomas", "parse-names": false}, {"dropping-particle": "", "family": "Pellecchia", "non-dropping-particle": "", "suffix": "", "given": "Giovanna", "parse-names": false}, {"dropping-particle": "", "family": "Sung", "non-dropping-parti</meta:user-defined>
    <meta:user-defined meta:name="Mendeley_Bookmark_GIOlZHrHDn_15" meta:value-type="string">cle": "", "suffix": "", "given": "Wilson W L", "parse-names": false}, {"dropping-particle": "", "family": "Wang", "non-dropping-particle": "", "suffix": "", "given": "Zhuozhi", "parse-names": false}, {"dropping-particle": "", "family": "Bikangaga", "non-d</meta:user-defined>
    <meta:user-defined meta:name="Mendeley_Bookmark_GIOlZHrHDn_16" meta:value-type="string">ropping-particle": "", "suffix": "", "given": "Peter", "parse-names": false}, {"dropping-particle": "", "family": "Boelman", "non-dropping-particle": "", "suffix": "", "given": "Cyrus", "parse-names": false}, {"dropping-particle": "", "family": "Carter", </meta:user-defined>
    <meta:user-defined meta:name="Mendeley_Bookmark_GIOlZHrHDn_17" meta:value-type="string">"non-dropping-particle": "", "suffix": "", "given": "Melissa T", "parse-names": false}, {"dropping-particle": "", "family": "Cordeiro", "non-dropping-particle": "", "suffix": "", "given": "Dawn", "parse-names": false}, {"dropping-particle": "", "family": </meta:user-defined>
    <meta:user-defined meta:name="Mendeley_Bookmark_GIOlZHrHDn_18" meta:value-type="string">"Cytrynbaum", "non-dropping-particle": "", "suffix": "", "given": "Cheryl", "parse-names": false}, {"dropping-particle": "", "family": "Dell", "non-dropping-particle": "", "suffix": "", "given": "Sharon D", "parse-names": false}, {"dropping-particle": "",</meta:user-defined>
    <meta:user-defined meta:name="Mendeley_Bookmark_GIOlZHrHDn_19" meta:value-type="string"> "family": "Dhir", "non-dropping-particle": "", "suffix": "", "given": "Priya", "parse-names": false}, {"dropping-particle": "", "family": "Dowling", "non-dropping-particle": "", "suffix": "", "given": "James J", "parse-names": false}, {"dropping-particle</meta:user-defined>
    <meta:user-defined meta:name="Mendeley_Bookmark_GIOlZHrHDn_2" meta:value-type="string">Improved diagnostic yield compared with targeted gene sequencing panels suggests a role for whole-genome sequencing as a first-tier genetic test.", "issue": "4", "type": "article-journal", "abstract": "PurposeGenetic testing is an integral diagnostic comp</meta:user-defined>
    <meta:user-defined meta:name="Mendeley_Bookmark_GIOlZHrHDn_20" meta:value-type="string">": "", "family": "Heon", "non-dropping-particle": "", "suffix": "", "given": "Elise", "parse-names": false}, {"dropping-particle": "", "family": "Hewson", "non-dropping-particle": "", "suffix": "", "given": "Stacy", "parse-names": false}, {"dropping-parti</meta:user-defined>
    <meta:user-defined meta:name="Mendeley_Bookmark_GIOlZHrHDn_21" meta:value-type="string">cle": "", "family": "Hiraki", "non-dropping-particle": "", "suffix": "", "given": "Linda", "parse-names": false}, {"dropping-particle": "", "family": "Inbar-Feigenberg", "non-dropping-particle": "", "suffix": "", "given": "Michal", "parse-names": false}, </meta:user-defined>
    <meta:user-defined meta:name="Mendeley_Bookmark_GIOlZHrHDn_22" meta:value-type="string">{"dropping-particle": "", "family": "Klatt", "non-dropping-particle": "", "suffix": "", "given": "Regan", "parse-names": false}, {"dropping-particle": "", "family": "Kronick", "non-dropping-particle": "", "suffix": "", "given": "Jonathan", "parse-names": </meta:user-defined>
    <meta:user-defined meta:name="Mendeley_Bookmark_GIOlZHrHDn_23" meta:value-type="string">false}, {"dropping-particle": "", "family": "Laxer", "non-dropping-particle": "", "suffix": "", "given": "Ronald M", "parse-names": false}, {"dropping-particle": "", "family": "Licht", "non-dropping-particle": "", "suffix": "", "given": "Christoph", "pars</meta:user-defined>
    <meta:user-defined meta:name="Mendeley_Bookmark_GIOlZHrHDn_24" meta:value-type="string">e-names": false}, {"dropping-particle": "", "family": "MacDonald", "non-dropping-particle": "", "suffix": "", "given": "Heather", "parse-names": false}, {"dropping-particle": "", "family": "Mercimek-Andrews", "non-dropping-particle": "", "suffix": "", "gi</meta:user-defined>
    <meta:user-defined meta:name="Mendeley_Bookmark_GIOlZHrHDn_25" meta:value-type="string">ven": "Saadet", "parse-names": false}, {"dropping-particle": "", "family": "Mendoza-Londono", "non-dropping-particle": "", "suffix": "", "given": "Roberto", "parse-names": false}, {"dropping-particle": "", "family": "Piscione", "non-dropping-particle": ""</meta:user-defined>
    <meta:user-defined meta:name="Mendeley_Bookmark_GIOlZHrHDn_26" meta:value-type="string">, "suffix": "", "given": "Tino", "parse-names": false}, {"dropping-particle": "", "family": "Schneider", "non-dropping-particle": "", "suffix": "", "given": "Rayfel", "parse-names": false}, {"dropping-particle": "", "family": "Schulze", "non-dropping-part</meta:user-defined>
    <meta:user-defined meta:name="Mendeley_Bookmark_GIOlZHrHDn_27" meta:value-type="string">icle": "", "suffix": "", "given": "Andreas", "parse-names": false}, {"dropping-particle": "", "family": "Silverman", "non-dropping-particle": "", "suffix": "", "given": "Earl", "parse-names": false}, {"dropping-particle": "", "family": "Siriwardena", "non</meta:user-defined>
    <meta:user-defined meta:name="Mendeley_Bookmark_GIOlZHrHDn_28" meta:value-type="string">-dropping-particle": "", "suffix": "", "given": "Komudi", "parse-names": false}, {"dropping-particle": "", "family": "Snead", "non-dropping-particle": "", "suffix": "", "given": "O Carter", "parse-names": false}, {"dropping-particle": "", "family": "Sondh</meta:user-defined>
    <meta:user-defined meta:name="Mendeley_Bookmark_GIOlZHrHDn_29" meta:value-type="string">eimer", "non-dropping-particle": "", "suffix": "", "given": "Neal", "parse-names": false}, {"dropping-particle": "", "family": "Sutherland", "non-dropping-particle": "", "suffix": "", "given": "Joanne", "parse-names": false}, {"dropping-particle": "", "fa</meta:user-defined>
    <meta:user-defined meta:name="Mendeley_Bookmark_GIOlZHrHDn_3" meta:value-type="string">onent of pediatric medicine. Standard of care is often a time-consuming stepwise approach involving chromosomal microarray analysis and targeted gene sequencing panels, which can be costly and inconclusive. Whole-genome sequencing (WGS) provides a compreh</meta:user-defined>
    <meta:user-defined meta:name="Mendeley_Bookmark_GIOlZHrHDn_30" meta:value-type="string">mily": "Vincent", "non-dropping-particle": "", "suffix": "", "given": "Ajoy", "parse-names": false}, {"dropping-particle": "", "family": "Wasserman", "non-dropping-particle": "", "suffix": "", "given": "Jonathan D", "parse-names": false}, {"dropping-parti</meta:user-defined>
    <meta:user-defined meta:name="Mendeley_Bookmark_GIOlZHrHDn_31" meta:value-type="string">cle": "", "family": "Weksberg", "non-dropping-particle": "", "suffix": "", "given": "Rosanna", "parse-names": false}, {"dropping-particle": "", "family": "Shuman", "non-dropping-particle": "", "suffix": "", "given": "Cheryl", "parse-names": false}, {"drop</meta:user-defined>
    <meta:user-defined meta:name="Mendeley_Bookmark_GIOlZHrHDn_32" meta:value-type="string">ping-particle": "", "family": "Carew", "non-dropping-particle": "", "suffix": "", "given": "Chris", "parse-names": false}, {"dropping-particle": "", "family": "Szego", "non-dropping-particle": "", "suffix": "", "given": "Michael J", "parse-names": false},</meta:user-defined>
    <meta:user-defined meta:name="Mendeley_Bookmark_GIOlZHrHDn_33" meta:value-type="string"> {"dropping-particle": "", "family": "Hayeems", "non-dropping-particle": "", "suffix": "", "given": "Robin Z", "parse-names": false}, {"dropping-particle": "", "family": "Basran", "non-dropping-particle": "", "suffix": "", "given": "Raveen", "parse-names"</meta:user-defined>
    <meta:user-defined meta:name="Mendeley_Bookmark_GIOlZHrHDn_34" meta:value-type="string">: false}, {"dropping-particle": "", "family": "Stavropoulos", "non-dropping-particle": "", "suffix": "", "given": "Dimitri J", "parse-names": false}, {"dropping-particle": "", "family": "Ray", "non-dropping-particle": "", "suffix": "", "given": "Peter N",</meta:user-defined>
    <meta:user-defined meta:name="Mendeley_Bookmark_GIOlZHrHDn_35" meta:value-type="string"> "parse-names": false}, {"dropping-particle": "", "family": "Bowdin", "non-dropping-particle": "", "suffix": "", "given": "Sarah", "parse-names": false}, {"dropping-particle": "", "family": "Meyn", "non-dropping-particle": "", "suffix": "", "given": "M St</meta:user-defined>
    <meta:user-defined meta:name="Mendeley_Bookmark_GIOlZHrHDn_36" meta:value-type="string">ephen", "parse-names": false}, {"dropping-particle": "", "family": "Cohn", "non-dropping-particle": "", "suffix": "", "given": "Ronald D", "parse-names": false}, {"dropping-particle": "", "family": "Scherer", "non-dropping-particle": "", "suffix": "", "gi</meta:user-defined>
    <meta:user-defined meta:name="Mendeley_Bookmark_GIOlZHrHDn_37" meta:value-type="string">ven": "Stephen W", "parse-names": false}, {"dropping-particle": "", "family": "Marshall", "non-dropping-particle": "", "suffix": "", "given": "Christian R", "parse-names": false}], "publisher": "Nature Publishing Group", "container-title": "Genetics in me</meta:user-defined>
    <meta:user-defined meta:name="Mendeley_Bookmark_GIOlZHrHDn_38" meta:value-type="string">dicine : official journal of the American College of Medical Genetics"}, "id": "ITEM-1"}, {"uris": ["http://www.mendeley.com/documents/?uuid=3c25ab43-4986-4702-acb0-6c7aa286e2ed"], "itemData": {"DOI": "10.1038/nature13394", "volume": "511", "ISSN": "0028-</meta:user-defined>
    <meta:user-defined meta:name="Mendeley_Bookmark_GIOlZHrHDn_39" meta:value-type="string">0836", "page": "344-347", "author": [{"dropping-particle": "", "family": "Gilissen", "non-dropping-particle": "", "suffix": "", "given": "Christian", "parse-names": false}, {"dropping-particle": "", "family": "Hehir-Kwa", "non-dropping-particle": "", "suf</meta:user-defined>
    <meta:user-defined meta:name="Mendeley_Bookmark_GIOlZHrHDn_4" meta:value-type="string">ensive testing platform that has the potential to streamline genetic assessments, but there are limited comparative data to guide its clinical use.MethodsWe prospectively recruited 103 patients from pediatric non-genetic subspecialty clinics, each with a </meta:user-defined>
    <meta:user-defined meta:name="Mendeley_Bookmark_GIOlZHrHDn_40" meta:value-type="string">fix": "", "given": "Jayne Y.", "parse-names": false}, {"dropping-particle": "", "family": "Thung", "non-dropping-particle": "", "suffix": "", "given": "Djie Tjwan", "parse-names": false}, {"dropping-particle": "", "family": "Vorst", "non-dropping-particle</meta:user-defined>
    <meta:user-defined meta:name="Mendeley_Bookmark_GIOlZHrHDn_41" meta:value-type="string">": "van de", "suffix": "", "given": "Maartje", "parse-names": false}, {"dropping-particle": "", "family": "Bon", "non-dropping-particle": "van", "suffix": "", "given": "Bregje W. M.", "parse-names": false}, {"dropping-particle": "", "family": "Willemsen",</meta:user-defined>
    <meta:user-defined meta:name="Mendeley_Bookmark_GIOlZHrHDn_42" meta:value-type="string"> "non-dropping-particle": "", "suffix": "", "given": "Marjolein H.", "parse-names": false}, {"dropping-particle": "", "family": "Kwint", "non-dropping-particle": "", "suffix": "", "given": "Michael", "parse-names": false}, {"dropping-particle": "", "famil</meta:user-defined>
    <meta:user-defined meta:name="Mendeley_Bookmark_GIOlZHrHDn_43" meta:value-type="string">y": "Janssen", "non-dropping-particle": "", "suffix": "", "given": "Irene M.", "parse-names": false}, {"dropping-particle": "", "family": "Hoischen", "non-dropping-particle": "", "suffix": "", "given": "Alexander", "parse-names": false}, {"dropping-partic</meta:user-defined>
    <meta:user-defined meta:name="Mendeley_Bookmark_GIOlZHrHDn_44" meta:value-type="string">le": "", "family": "Schenck", "non-dropping-particle": "", "suffix": "", "given": "Annette", "parse-names": false}, {"dropping-particle": "", "family": "Leach", "non-dropping-particle": "", "suffix": "", "given": "Richard", "parse-names": false}, {"droppi</meta:user-defined>
    <meta:user-defined meta:name="Mendeley_Bookmark_GIOlZHrHDn_45" meta:value-type="string">ng-particle": "", "family": "Klein", "non-dropping-particle": "", "suffix": "", "given": "Robert", "parse-names": false}, {"dropping-particle": "", "family": "Tearle", "non-dropping-particle": "", "suffix": "", "given": "Rick", "parse-names": false}, {"dr</meta:user-defined>
    <meta:user-defined meta:name="Mendeley_Bookmark_GIOlZHrHDn_46" meta:value-type="string">opping-particle": "", "family": "Bo", "non-dropping-particle": "", "suffix": "", "given": "Tan", "parse-names": false}, {"dropping-particle": "", "family": "Pfundt", "non-dropping-particle": "", "suffix": "", "given": "Rolph", "parse-names": false}, {"dro</meta:user-defined>
    <meta:user-defined meta:name="Mendeley_Bookmark_GIOlZHrHDn_47" meta:value-type="string">pping-particle": "", "family": "Yntema", "non-dropping-particle": "", "suffix": "", "given": "Helger G.", "parse-names": false}, {"dropping-particle": "", "family": "Vries", "non-dropping-particle": "de", "suffix": "", "given": "Bert B. A.", "parse-names"</meta:user-defined>
    <meta:user-defined meta:name="Mendeley_Bookmark_GIOlZHrHDn_48" meta:value-type="string">: false}, {"dropping-particle": "", "family": "Kleefstra", "non-dropping-particle": "", "suffix": "", "given": "Tjitske", "parse-names": false}, {"dropping-particle": "", "family": "Brunner", "non-dropping-particle": "", "suffix": "", "given": "Han G.", "</meta:user-defined>
    <meta:user-defined meta:name="Mendeley_Bookmark_GIOlZHrHDn_49" meta:value-type="string">parse-names": false}, {"dropping-particle": "", "family": "Vissers", "non-dropping-particle": "", "suffix": "", "given": "Lisenka E. L. M.", "parse-names": false}, {"dropping-particle": "", "family": "Veltman", "non-dropping-particle": "", "suffix": "", "</meta:user-defined>
    <meta:user-defined meta:name="Mendeley_Bookmark_GIOlZHrHDn_5" meta:value-type="string">clinical phenotype suggestive of an underlying genetic disorder, and compared the diagnostic yield and coverage of WGS with those of conventional genetic testing.ResultsWGS identified diagnostic variants in 41% of individuals, representing a significant i</meta:user-defined>
    <meta:user-defined meta:name="Mendeley_Bookmark_GIOlZHrHDn_50" meta:value-type="string">given": "Joris A.", "parse-names": false}], "title": "Genome sequencing identifies major causes of severe intellectual disability", "issue": "7509", "type": "article-journal", "issued": {"date-parts": [["2014"]]}, "id": "ITEM-2", "publisher": "Nature Publ</meta:user-defined>
    <meta:user-defined meta:name="Mendeley_Bookmark_GIOlZHrHDn_51" meta:value-type="string">ishing Group", "container-title": "Nature"}, "id": "ITEM-2"}], "mendeley": {"previouslyFormattedCitation": "(Lionel et al. 2018; Gilissen et al. 2014)", "plainTextFormattedCitation": "(Lionel et al. 2018; Gilissen et al. 2014)", "formattedCitation": "(Lio</meta:user-defined>
    <meta:user-defined meta:name="Mendeley_Bookmark_GIOlZHrHDn_52" meta:value-type="string">nel et al. 2018; Gilissen et al. 2014)"}, "properties": {"noteIndex": 0}, "schema": "https://github.com/citation-style-language/schema/raw/master/csl-citation.json"}</meta:user-defined>
    <meta:user-defined meta:name="Mendeley_Bookmark_GIOlZHrHDn_6" meta:value-type="string">ncrease over conventional testing results (24%; P\u2009=\u20090.01). Genes clinically sequenced in the cohort (n\u2009=\u20091,226) were well covered by WGS, with a median exonic coverage of 40 \u00d7 \u00b18 \u00d7 (mean \u00b1SD). All the molecular diag</meta:user-defined>
    <meta:user-defined meta:name="Mendeley_Bookmark_GIOlZHrHDn_7" meta:value-type="string">noses made by conventional methods were captured by WGS. The 18 new diagnoses made with WGS included structural and non-exonic sequence variants not detectable with whole-exome sequencing, and confirmed recent disease associations with the genes PIGG, RNU</meta:user-defined>
    <meta:user-defined meta:name="Mendeley_Bookmark_GIOlZHrHDn_8" meta:value-type="string">4ATAC, TRIO, and UNC13A.ConclusionWGS as a primary clinical test provided a higher diagnostic yield than conventional genetic testing in a clinically heterogeneous cohort.", "issued": {"date-parts": [["2018"]]}, "PMID": "28771251", "author": [{"dropping-p</meta:user-defined>
    <meta:user-defined meta:name="Mendeley_Bookmark_GIOlZHrHDn_9" meta:value-type="string">article": "", "family": "Lionel", "non-dropping-particle": "", "suffix": "", "given": "Anath C", "parse-names": false}, {"dropping-particle": "", "family": "Costain", "non-dropping-particle": "", "suffix": "", "given": "Gregory", "parse-names": false}, {"</meta:user-defined>
    <meta:user-defined meta:name="Mendeley_Bookmark_HOGe5QQUwf_1" meta:value-type="string">ADDIN CSL_CITATION {"citationItems": [{"uris": ["http://www.mendeley.com/documents/?uuid=3d2ff0da-366a-410a-9b8b-dc5eb9a7638d"], "itemData": {"DOI": "10.1093/nar/gkx988", "volume": "46", "ISSN": "13624962", "page": "D113-D120", "id": "ITEM-1", "title": "H</meta:user-defined>
    <meta:user-defined meta:name="Mendeley_Bookmark_HOGe5QQUwf_10" meta:value-type="string">sher": "Oxford University Press", "container-title": "Nucleic Acids Research"}, "id": "ITEM-1"}], "mendeley": {"previouslyFormattedCitation": "(Z. Wang et al. 2018)", "plainTextFormattedCitation": "(Z. Wang et al. 2018)", "formattedCitation": "(Z. Wang et</meta:user-defined>
    <meta:user-defined meta:name="Mendeley_Bookmark_HOGe5QQUwf_11" meta:value-type="string"> al. 2018)"}, "properties": {"noteIndex": 0}, "schema": "https://github.com/citation-style-language/schema/raw/master/csl-citation.json"}</meta:user-defined>
    <meta:user-defined meta:name="Mendeley_Bookmark_HOGe5QQUwf_2" meta:value-type="string">EDD: Human Enhancer Disease Database", "issue": "D1", "type": "article-journal", "abstract": "Enhancers, as specialized genomic cis-regulatory elements, activate transcription of their target genes and play an important role in pathogenesis of many human </meta:user-defined>
    <meta:user-defined meta:name="Mendeley_Bookmark_HOGe5QQUwf_3" meta:value-type="string">complex diseases. Despite recent systematic identification of them in the human genome, currently there is an urgent need for comprehensive annotation databases of human enhancers with a focus on their disease connections. In response, we built the Human </meta:user-defined>
    <meta:user-defined meta:name="Mendeley_Bookmark_HOGe5QQUwf_4" meta:value-type="string">Enhancer Disease Database (HEDD) to facilitate studies of enhancers and their potential roles in human complex diseases. HEDD currently provides comprehensive genomic information for ~2.8 million human enhancers identified by ENCODE, FANTOM5 and RoadMap w</meta:user-defined>
    <meta:user-defined meta:name="Mendeley_Bookmark_HOGe5QQUwf_5" meta:value-type="string">ith disease association scores based on enhancer-gene and gene-disease connections. It also provides Web-based analytical tools to visualize enhancer networks and score enhancers given a set of selected genes in a specific gene network. HEDD is freely acc</meta:user-defined>
    <meta:user-defined meta:name="Mendeley_Bookmark_HOGe5QQUwf_6" meta:value-type="string">essible at http://zdzlab.einstein.yu.edu/1/hedd.php.", "issued": {"date-parts": [["2018"]]}, "author": [{"dropping-particle": "", "family": "Wang", "non-dropping-particle": "", "suffix": "", "given": "Zhen", "parse-names": false}, {"dropping-particle": ""</meta:user-defined>
    <meta:user-defined meta:name="Mendeley_Bookmark_HOGe5QQUwf_7" meta:value-type="string">, "family": "Zhang", "non-dropping-particle": "", "suffix": "", "given": "Quanwei", "parse-names": false}, {"dropping-particle": "", "family": "Zhang", "non-dropping-particle": "", "suffix": "", "given": "Wen", "parse-names": false}, {"dropping-particle":</meta:user-defined>
    <meta:user-defined meta:name="Mendeley_Bookmark_HOGe5QQUwf_8" meta:value-type="string"> "", "family": "Lin", "non-dropping-particle": "", "suffix": "", "given": "Jhih Rong", "parse-names": false}, {"dropping-particle": "", "family": "Cai", "non-dropping-particle": "", "suffix": "", "given": "Ying", "parse-names": false}, {"dropping-particle</meta:user-defined>
    <meta:user-defined meta:name="Mendeley_Bookmark_HOGe5QQUwf_9" meta:value-type="string">": "", "family": "Mitra", "non-dropping-particle": "", "suffix": "", "given": "Joydeep", "parse-names": false}, {"dropping-particle": "", "family": "Zhang", "non-dropping-particle": "", "suffix": "", "given": "Zhengdong D.", "parse-names": false}], "publi</meta:user-defined>
    <meta:user-defined meta:name="Mendeley_Bookmark_IRvQTvQc9q_1" meta:value-type="string">ADDIN Mendeley Bibliography CSL_BIBLIOGRAPHY </meta:user-defined>
    <meta:user-defined meta:name="Mendeley_Bookmark_IdbMAYNQ3o_1" meta:value-type="string">ADDIN CSL_CITATION {"citationItems": [{"uris": ["http://www.mendeley.com/documents/?uuid=4438e26a-0a34-3a99-b5ae-6accf5cf5e58"], "itemData": {"DOI": "10.1371/journal.pone.0206239", "volume": "13", "ISSN": "1932-6203", "page": "e0206239", "id": "ITEM-1", "</meta:user-defined>
    <meta:user-defined meta:name="Mendeley_Bookmark_IdbMAYNQ3o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IdbMAYNQ3o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IdbMAYNQ3o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IdbMAYNQ3o_5" meta:value-type="string">abase URL: http://mirwalk.umm.uni-heidelberg.de.", "issued": {"date-parts": [["2018"]]}, "PMID": "30335862", "author": [{"dropping-particle": "", "family": "Sticht", "non-dropping-particle": "", "suffix": "", "given": "Carsten", "parse-names": false}, {"d</meta:user-defined>
    <meta:user-defined meta:name="Mendeley_Bookmark_IdbMAYNQ3o_6" meta:value-type="string">ropping-particle": "", "family": "La Torre", "non-dropping-particle": "De", "suffix": "", "given": "Carolina", "parse-names": false}, {"dropping-particle": "", "family": "Parveen", "non-dropping-particle": "", "suffix": "", "given": "Alisha", "parse-names</meta:user-defined>
    <meta:user-defined meta:name="Mendeley_Bookmark_IdbMAYNQ3o_7" meta:value-type="string">": false}, {"dropping-particle": "", "family": "Gretz", "non-dropping-particle": "", "suffix": "", "given": "Norbert", "parse-names": false}], "publisher": "Public Library of Science", "container-title": "PloS one"}, "id": "ITEM-1"}], "mendeley": {"previo</meta:user-defined>
    <meta:user-defined meta:name="Mendeley_Bookmark_IdbMAYNQ3o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IdbMAYNQ3o_9" meta:value-type="string">-citation.json"}</meta:user-defined>
    <meta:user-defined meta:name="Mendeley_Bookmark_IlyuxguSoI_1" meta:value-type="string">ADDIN CSL_CITATION {"citationItems": [{"uris": ["http://www.mendeley.com/documents/?uuid=cdab993a-21cb-3ac9-b174-0c14c14db48f"], "itemData": {"DOI": "10.1093/nar/gkx920", "volume": "46", "ISSN": "13624962", "page": "D78-D84", "id": "ITEM-1", "title": "Dis</meta:user-defined>
    <meta:user-defined meta:name="Mendeley_Bookmark_IlyuxguSoI_10" meta:value-type="string">ffix": "", "given": "Liwen", "parse-names": false}, {"dropping-particle": "", "family": "Yuan", "non-dropping-particle": "", "suffix": "", "given": "Huating", "parse-names": false}, {"dropping-particle": "", "family": "Liao", "non-dropping-particle": "", </meta:user-defined>
    <meta:user-defined meta:name="Mendeley_Bookmark_IlyuxguSoI_11" meta:value-type="string">"suffix": "", "given": "Gaoming", "parse-names": false}, {"dropping-particle": "", "family": "Liu", "non-dropping-particle": "", "suffix": "", "given": "Xiaoqin", "parse-names": false}, {"dropping-particle": "", "family": "Zhang", "non-dropping-particle":</meta:user-defined>
    <meta:user-defined meta:name="Mendeley_Bookmark_IlyuxguSoI_12" meta:value-type="string"> "", "suffix": "", "given": "Yunpeng", "parse-names": false}, {"dropping-particle": "", "family": "Xiao", "non-dropping-particle": "", "suffix": "", "given": "Yun", "parse-names": false}, {"dropping-particle": "", "family": "Li", "non-dropping-particle": </meta:user-defined>
    <meta:user-defined meta:name="Mendeley_Bookmark_IlyuxguSoI_13" meta:value-type="string">"", "suffix": "", "given": "Xia", "parse-names": false}], "publisher": "Oxford University Press", "container-title": "Nucleic Acids Research"}, "id": "ITEM-1"}], "mendeley": {"previouslyFormattedCitation": "(Zhang et al. 2018)", "plainTextFormattedCitatio</meta:user-defined>
    <meta:user-defined meta:name="Mendeley_Bookmark_IlyuxguSoI_14" meta:value-type="string">n": "(Zhang et al. 2018)", "formattedCitation": "(Zhang et al. 2018)"}, "properties": {"noteIndex": 0}, "schema": "https://github.com/citation-style-language/schema/raw/master/csl-citation.json"}</meta:user-defined>
    <meta:user-defined meta:name="Mendeley_Bookmark_IlyuxguSoI_2" meta:value-type="string">easeEnhancer: A resource of human disease-associated enhancer catalog", "issue": "D1", "type": "article-journal", "abstract": "Large-scale sequencing studies discovered substantial genetic variants occurring in enhancers which regulate genes via long rang</meta:user-defined>
    <meta:user-defined meta:name="Mendeley_Bookmark_IlyuxguSoI_3" meta:value-type="string">e chromatin interactions. Importantly, such variants could affect enhancer regulation by changing transcription factor bindings or enhancer hijacking, and in turn, make an essential contribution to disease progression. To facilitate better usage of publis</meta:user-defined>
    <meta:user-defined meta:name="Mendeley_Bookmark_IlyuxguSoI_4" meta:value-type="string">hed data and exploring enhancer deregulation in various human diseases, we created DiseaseEnhancer (http://biocc.hrbmu.edu.cn/DiseaseEnhancer/), a manually curated database for disease-associated enhancers. As of July 2017, DiseaseEnhancer includes 847 di</meta:user-defined>
    <meta:user-defined meta:name="Mendeley_Bookmark_IlyuxguSoI_5" meta:value-type="string">sease-associated enhancers in 143 human diseases. Database features include basic enhancer information (i.e. genomic location and target genes); disease types; associated variants on the enhancer and their mediated phenotypes (i.e. gain/loss of enhancer a</meta:user-defined>
    <meta:user-defined meta:name="Mendeley_Bookmark_IlyuxguSoI_6" meta:value-type="string">nd the alterations of transcription factor bindings).We also include a feature on our website to export any query results into a file and download the full database. DiseaseEnhancer provides a promising avenue for researchers to facilitate the understandi</meta:user-defined>
    <meta:user-defined meta:name="Mendeley_Bookmark_IlyuxguSoI_7" meta:value-type="string">ng of enhancer deregulation in disease pathogenesis, and identify new biomarkers for disease diagnosis and therapy.", "issued": {"date-parts": [["2018", "1", "1"]]}, "author": [{"dropping-particle": "", "family": "Zhang", "non-dropping-particle": "", "suf</meta:user-defined>
    <meta:user-defined meta:name="Mendeley_Bookmark_IlyuxguSoI_8" meta:value-type="string">fix": "", "given": "Guanxiong", "parse-names": false}, {"dropping-particle": "", "family": "Shi", "non-dropping-particle": "", "suffix": "", "given": "Jian", "parse-names": false}, {"dropping-particle": "", "family": "Zhu", "non-dropping-particle": "", "s</meta:user-defined>
    <meta:user-defined meta:name="Mendeley_Bookmark_IlyuxguSoI_9" meta:value-type="string">uffix": "", "given": "Shiwei", "parse-names": false}, {"dropping-particle": "", "family": "Lan", "non-dropping-particle": "", "suffix": "", "given": "Yujia", "parse-names": false}, {"dropping-particle": "", "family": "Xu", "non-dropping-particle": "", "su</meta:user-defined>
    <meta:user-defined meta:name="Mendeley_Bookmark_IpQywt57su_1" meta:value-type="string">ADDIN CSL_CITATION {"citationItems": [{"uris": ["http://www.mendeley.com/documents/?uuid=37a442b6-44c9-3dd3-aacf-74b9e84a7287"], "itemData": {"DOI": "10.1093/nar/gkv1203", "volume": "44", "ISSN": "13624962", "page": "D126-D132", "id": "ITEM-1", "title": "</meta:user-defined>
    <meta:user-defined meta:name="Mendeley_Bookmark_IpQywt57su_10" meta:value-type="string">-names": false}, {"dropping-particle": "", "family": "Montgomery", "non-dropping-particle": "", "suffix": "", "given": "Stephen B.", "parse-names": false}, {"dropping-particle": "", "family": "Griffith", "non-dropping-particle": "", "suffix": "", "given":</meta:user-defined>
    <meta:user-defined meta:name="Mendeley_Bookmark_IpQywt57su_11" meta:value-type="string"> "Obi L.", "parse-names": false}], "publisher": "Oxford University Press", "container-title": "Nucleic Acids Research"}, "id": "ITEM-1"}], "mendeley": {"previouslyFormattedCitation": "(Lesurf et al. 2016)", "plainTextFormattedCitation": "(Lesurf et al. 20</meta:user-defined>
    <meta:user-defined meta:name="Mendeley_Bookmark_IpQywt57su_12" meta:value-type="string">16)", "formattedCitation": "(Lesurf et al. 2016)"}, "properties": {"noteIndex": 0}, "schema": "https://github.com/citation-style-language/schema/raw/master/csl-citation.json"}</meta:user-defined>
    <meta:user-defined meta:name="Mendeley_Bookmark_IpQywt57su_2" meta:value-type="string">ORegAnno 3.0: A community-driven resource for curated regulatory annotation", "issue": "D1", "type": "article-journal", "abstract": "The Open Regulatory Annotation database (ORe-gAnno) is a resource for curated regulatory annotation. It contains informati</meta:user-defined>
    <meta:user-defined meta:name="Mendeley_Bookmark_IpQywt57su_3" meta:value-type="string">on about regulatory regions, transcription factor binding sites, RNA binding sites, regulatory variants, haplotypes, and other regulatory elements. ORegAnno differentiates itself from other regulatory resources by facilitating crowd-sourced interpretation</meta:user-defined>
    <meta:user-defined meta:name="Mendeley_Bookmark_IpQywt57su_4" meta:value-type="string"> and annotation of regulatory observations from the literature and highly curated resources. It contains a comprehensive annotation scheme that aims to describe both the elements and outcomes of regulatory events. Moreover, ORe-gAnno assembles these dispa</meta:user-defined>
    <meta:user-defined meta:name="Mendeley_Bookmark_IpQywt57su_5" meta:value-type="string">rate data sources and annotations into a single, high quality catalogue of curated regulatory information. The current release is an update of the database previously featured in the NAR Database Issue, and now contains 1 948 307 records, across 18 specie</meta:user-defined>
    <meta:user-defined meta:name="Mendeley_Bookmark_IpQywt57su_6" meta:value-type="string">s, with a combined coverage of 334 215 080 bp. Complete records, annotation, and other associated data are available for browsing and download at http://www.oreganno.org/.", "issued": {"date-parts": [["2016"]]}, "PMID": "26578589", "author": [{"dropping-p</meta:user-defined>
    <meta:user-defined meta:name="Mendeley_Bookmark_IpQywt57su_7" meta:value-type="string">article": "", "family": "Lesurf", "non-dropping-particle": "", "suffix": "", "given": "Robert", "parse-names": false}, {"dropping-particle": "", "family": "Cotto", "non-dropping-particle": "", "suffix": "", "given": "Kelsy C.", "parse-names": false}, {"dr</meta:user-defined>
    <meta:user-defined meta:name="Mendeley_Bookmark_IpQywt57su_8" meta:value-type="string">opping-particle": "", "family": "Wang", "non-dropping-particle": "", "suffix": "", "given": "Grace", "parse-names": false}, {"dropping-particle": "", "family": "Griffith", "non-dropping-particle": "", "suffix": "", "given": "Malachi", "parse-names": false</meta:user-defined>
    <meta:user-defined meta:name="Mendeley_Bookmark_IpQywt57su_9" meta:value-type="string">}, {"dropping-particle": "", "family": "Kasaian", "non-dropping-particle": "", "suffix": "", "given": "Katayoon", "parse-names": false}, {"dropping-particle": "", "family": "Jones", "non-dropping-particle": "", "suffix": "", "given": "Steven J.M.", "parse</meta:user-defined>
    <meta:user-defined meta:name="Mendeley_Bookmark_JBn9v86krc_1" meta:value-type="string">ADDIN CSL_CITATION {"citationItems": [{"uris": ["http://www.mendeley.com/documents/?uuid=e58011cd-b277-396c-91ac-fd23d90bb168"], "itemData": {"DOI": "10.1093/bioinformatics/btq033", "volume": "26", "ISSN": "13674803", "page": "841-842", "id": "ITEM-1", "t</meta:user-defined>
    <meta:user-defined meta:name="Mendeley_Bookmark_JBn9v86krc_10" meta:value-type="string">mattedCitation": "(Quinlan and Hall 2010)", "plainTextFormattedCitation": "(Quinlan and Hall 2010)", "formattedCitation": "(Quinlan and Hall 2010)"}, "properties": {"noteIndex": 0}, "schema": "https://github.com/citation-style-language/schema/raw/master/c</meta:user-defined>
    <meta:user-defined meta:name="Mendeley_Bookmark_JBn9v86krc_11" meta:value-type="string">sl-citation.json"}</meta:user-defined>
    <meta:user-defined meta:name="Mendeley_Bookmark_JBn9v86krc_2" meta:value-type="string">itle": "BEDTools: A flexible suite of utilities for comparing genomic features", "issue": "6", "type": "article-journal", "abstract": "Motivation: Testing for correlations between different sets of genomic features is a fundamental task in genomics resear</meta:user-defined>
    <meta:user-defined meta:name="Mendeley_Bookmark_JBn9v86krc_3" meta:value-type="string">ch. However, searching for overlaps between features with existing webbased methods is complicated by the massive datasets that are routinely produced with current sequencing technologies. Fast and flexible tools are therefore required to ask complex ques</meta:user-defined>
    <meta:user-defined meta:name="Mendeley_Bookmark_JBn9v86krc_4" meta:value-type="string">tions of these data in an efficient manner. Results: This article introduces a new software suite for the comparison, manipulation and annotation of genomic features in Browser Extensible Data (BED) and General Feature Format (GFF) format. BEDTools also s</meta:user-defined>
    <meta:user-defined meta:name="Mendeley_Bookmark_JBn9v86krc_5" meta:value-type="string">upports the comparison of sequence alignments in BAM format to both BED and GFF features. The tools are extremely efficient and allow the user to compare large datasets (e.g. next-generation sequencing data) with both public and custom genome annotation t</meta:user-defined>
    <meta:user-defined meta:name="Mendeley_Bookmark_JBn9v86krc_6" meta:value-type="string">racks. BEDTools can be combined with one another as well as with standard UNIX commands, thus facilitating routine genomics tasks as well as pipelines that can quickly answer intricate questions of large genomic datasets. Availability and implementation: </meta:user-defined>
    <meta:user-defined meta:name="Mendeley_Bookmark_JBn9v86krc_7" meta:value-type="string">BEDTools was written in C++. Source code and a comprehensive user manual are freely available at http://code.google.com/p/bedtools. Contact: aaronquinlan@gmail.com; imh4y@virginia.edu. Supplementary information: Supplementary data are available at Bioinfo</meta:user-defined>
    <meta:user-defined meta:name="Mendeley_Bookmark_JBn9v86krc_8" meta:value-type="string">rmatics online. \u00a9 The Author(s) 2010. Published by Oxford University Press.", "issued": {"date-parts": [["2010", "1", "28"]]}, "PMID": "20110278", "author": [{"dropping-particle": "", "family": "Quinlan", "non-dropping-particle": "", "suffix": "", "g</meta:user-defined>
    <meta:user-defined meta:name="Mendeley_Bookmark_JBn9v86krc_9" meta:value-type="string">iven": "Aaron R.", "parse-names": false}, {"dropping-particle": "", "family": "Hall", "non-dropping-particle": "", "suffix": "", "given": "Ira M.", "parse-names": false}], "container-title": "Bioinformatics"}, "id": "ITEM-1"}], "mendeley": {"previouslyFor</meta:user-defined>
    <meta:user-defined meta:name="Mendeley_Bookmark_JGMOR7zwg1_1" meta:value-type="string">ADDIN CSL_CITATION {"citationItems": [{"uris": ["http://www.mendeley.com/documents/?uuid=22d9dc85-6f3c-4d5b-978d-dcc95b3b2b30"], "itemData": {"DOI": "10.1093/database/baw144", "volume": "2016", "ISSN": "1758-0463", "page": "baw144", "id": "ITEM-1", "title</meta:user-defined>
    <meta:user-defined meta:name="Mendeley_Bookmark_JGMOR7zwg1_10" meta:value-type="string">fer", "parse-names": false}, {"dropping-particle": "", "family": "Lagoni", "non-dropping-particle": "", "suffix": "", "given": "Emil", "parse-names": false}, {"dropping-particle": "", "family": "Boyd", "non-dropping-particle": "", "suffix": "", "given": "</meta:user-defined>
    <meta:user-defined meta:name="Mendeley_Bookmark_JGMOR7zwg1_11" meta:value-type="string">Mette", "parse-names": false}, {"dropping-particle": "", "family": "Bornholdt", "non-dropping-particle": "", "suffix": "", "given": "Jette", "parse-names": false}, {"dropping-particle": "", "family": "Hoon", "non-dropping-particle": "De", "suffix": "", "g</meta:user-defined>
    <meta:user-defined meta:name="Mendeley_Bookmark_JGMOR7zwg1_12" meta:value-type="string">iven": "Michiel J.L. L.", "parse-names": false}, {"dropping-particle": "", "family": "Kawaji", "non-dropping-particle": "", "suffix": "", "given": "Hideya", "parse-names": false}, {"dropping-particle": "", "family": "Lassmann", "non-dropping-particle": ""</meta:user-defined>
    <meta:user-defined meta:name="Mendeley_Bookmark_JGMOR7zwg1_13" meta:value-type="string">, "suffix": "", "given": "Timo", "parse-names": false}, {"dropping-particle": "", "family": "Hayashizaki", "non-dropping-particle": "", "suffix": "", "given": "Yoshihide", "parse-names": false}, {"dropping-particle": "", "family": "Forrest", "non-dropping</meta:user-defined>
    <meta:user-defined meta:name="Mendeley_Bookmark_JGMOR7zwg1_14" meta:value-type="string">-particle": "", "suffix": "", "given": "Alistair R.R. R.", "parse-names": false}, {"dropping-particle": "", "family": "Carninci", "non-dropping-particle": "", "suffix": "", "given": "Piero", "parse-names": false}, {"dropping-particle": "", "family": "Sand</meta:user-defined>
    <meta:user-defined meta:name="Mendeley_Bookmark_JGMOR7zwg1_15" meta:value-type="string">elin", "non-dropping-particle": "", "suffix": "", "given": "Albin", "parse-names": false}], "publisher": "Narnia", "container-title": "Database"}, "id": "ITEM-1"}], "mendeley": {"previouslyFormattedCitation": "(Ienasescu et al. 2016)", "plainTextFormatted</meta:user-defined>
    <meta:user-defined meta:name="Mendeley_Bookmark_JGMOR7zwg1_16" meta:value-type="string">Citation": "(Ienasescu et al. 2016)", "formattedCitation": "(Ienasescu et al. 2016)"}, "properties": {"noteIndex": 0}, "schema": "https://github.com/citation-style-language/schema/raw/master/csl-citation.json"}</meta:user-defined>
    <meta:user-defined meta:name="Mendeley_Bookmark_JGMOR7zwg1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JGMOR7zwg1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JGMOR7zwg1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JGMOR7zwg1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JGMOR7zwg1_6" meta:value-type="string">tia, including FANTOM, GTEx, The Human Protein Atlas and BioGPS.", "issued": {"date-parts": [["2016", "12", "26"]]}, "author": [{"dropping-particle": "", "family": "Ienasescu", "non-dropping-particle": "", "suffix": "", "given": "Hans", "parse-names": fal</meta:user-defined>
    <meta:user-defined meta:name="Mendeley_Bookmark_JGMOR7zwg1_7" meta:value-type="string">se}, {"dropping-particle": "", "family": "Li", "non-dropping-particle": "", "suffix": "", "given": "Kang", "parse-names": false}, {"dropping-particle": "", "family": "Andersson", "non-dropping-particle": "", "suffix": "", "given": "Robin", "parse-names": </meta:user-defined>
    <meta:user-defined meta:name="Mendeley_Bookmark_JGMOR7zwg1_8" meta:value-type="string">false}, {"dropping-particle": "", "family": "Vitezic", "non-dropping-particle": "", "suffix": "", "given": "Morana", "parse-names": false}, {"dropping-particle": "", "family": "Rennie", "non-dropping-particle": "", "suffix": "", "given": "Sarah", "parse-n</meta:user-defined>
    <meta:user-defined meta:name="Mendeley_Bookmark_JGMOR7zwg1_9" meta:value-type="string">ames": false}, {"dropping-particle": "", "family": "Chen", "non-dropping-particle": "", "suffix": "", "given": "Yun", "parse-names": false}, {"dropping-particle": "", "family": "Vitting-Seerup", "non-dropping-particle": "", "suffix": "", "given": "Kristof</meta:user-defined>
    <meta:user-defined meta:name="Mendeley_Bookmark_Jx697HHnYv_1" meta:value-type="string">ADDIN CSL_CITATION {"citationItems": [{"uris": ["http://www.mendeley.com/documents/?uuid=f954af3c-2bc7-4509-9f29-ddf2051e9f5c"], "itemData": {"DOI": "10.1016/j.ajhg.2016.07.005", "volume": "99", "ISSN": "15376605", "page": "595-606", "id": "ITEM-1", "titl</meta:user-defined>
    <meta:user-defined meta:name="Mendeley_Bookmark_Jx697HHnYv_10" meta:value-type="string">e": "", "family": "J\u00e4ger", "non-dropping-particle": "", "suffix": "", "given": "Marten", "parse-names": false}, {"dropping-particle": "", "family": "Hochheiser", "non-dropping-particle": "", "suffix": "", "given": "Harry", "parse-names": false}, {"dr</meta:user-defined>
    <meta:user-defined meta:name="Mendeley_Bookmark_Jx697HHnYv_11" meta:value-type="string">opping-particle": "", "family": "Washington", "non-dropping-particle": "", "suffix": "", "given": "Nicole\u00a0L L.", "parse-names": false}, {"dropping-particle": "", "family": "McMurry", "non-dropping-particle": "", "suffix": "", "given": "Julie\u00a0A A</meta:user-defined>
    <meta:user-defined meta:name="Mendeley_Bookmark_Jx697HHnYv_12" meta:value-type="string">.", "parse-names": false}, {"dropping-particle": "", "family": "Haendel", "non-dropping-particle": "", "suffix": "", "given": "Melissa\u00a0A A.", "parse-names": false}, {"dropping-particle": "", "family": "Mungall", "non-dropping-particle": "", "suffix":</meta:user-defined>
    <meta:user-defined meta:name="Mendeley_Bookmark_Jx697HHnYv_13" meta:value-type="string"> "", "given": "Christopher\u00a0J J.", "parse-names": false}, {"dropping-particle": "", "family": "Lewis", "non-dropping-particle": "", "suffix": "", "given": "Suzanna\u00a0E E.", "parse-names": false}, {"dropping-particle": "", "family": "Groza", "non-dr</meta:user-defined>
    <meta:user-defined meta:name="Mendeley_Bookmark_Jx697HHnYv_14" meta:value-type="string">opping-particle": "", "suffix": "", "given": "Tudor", "parse-names": false}, {"dropping-particle": "", "family": "Valentini", "non-dropping-particle": "", "suffix": "", "given": "Giorgio", "parse-names": false}, {"dropping-particle": "", "family": "Robins</meta:user-defined>
    <meta:user-defined meta:name="Mendeley_Bookmark_Jx697HHnYv_15" meta:value-type="string">on", "non-dropping-particle": "", "suffix": "", "given": "Peter\u00a0N N.", "parse-names": false}], "container-title": "American Journal of Human Genetics"}, "id": "ITEM-1"}], "mendeley": {"previouslyFormattedCitation": "(Smedley et al. 2016)", "plainText</meta:user-defined>
    <meta:user-defined meta:name="Mendeley_Bookmark_Jx697HHnYv_16" meta:value-type="string">FormattedCitation": "(Smedley et al. 2016)", "formattedCitation": "(Smedley et al. 2016)"}, "properties": {"noteIndex": 0}, "schema": "https://github.com/citation-style-language/schema/raw/master/csl-citation.json"}</meta:user-defined>
    <meta:user-defined meta:name="Mendeley_Bookmark_Jx697HHnYv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Jx697HHnYv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Jx697HHnYv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Jx697HHnYv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Jx697HHnYv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Jx697HHnYv_7" meta:value-type="string">icle": "", "suffix": "", "given": "Damian", "parse-names": false}, {"dropping-particle": "", "family": "Schubach", "non-dropping-particle": "", "suffix": "", "given": "Max", "parse-names": false}, {"dropping-particle": "", "family": "Jacobsen", "non-dropp</meta:user-defined>
    <meta:user-defined meta:name="Mendeley_Bookmark_Jx697HHnYv_8" meta:value-type="string">ing-particle": "", "suffix": "", "given": "Julius\u00a0O O.B.", "parse-names": false}, {"dropping-particle": "", "family": "K\u00f6hler", "non-dropping-particle": "", "suffix": "", "given": "Sebastian", "parse-names": false}, {"dropping-particle": "", "fa</meta:user-defined>
    <meta:user-defined meta:name="Mendeley_Bookmark_Jx697HHnYv_9" meta:value-type="string">mily": "Zemojtel", "non-dropping-particle": "", "suffix": "", "given": "Tomasz", "parse-names": false}, {"dropping-particle": "", "family": "Spielmann", "non-dropping-particle": "", "suffix": "", "given": "Malte", "parse-names": false}, {"dropping-particl</meta:user-defined>
    <meta:user-defined meta:name="Mendeley_Bookmark_KPABwSH8ta_1" meta:value-type="string">ADDIN CSL_CITATION {"citationItems": [{"uris": ["http://www.mendeley.com/documents/?uuid=db5deed4-ab68-3e13-b176-782cb5e9ad0b"], "itemData": {"DOI": "10.1073/pnas.0906474106", "volume": "106", "ISSN": "1091-6490", "page": "14460-5", "id": "ITEM-1", "title</meta:user-defined>
    <meta:user-defined meta:name="Mendeley_Bookmark_KPABwSH8ta_10" meta:value-type="string">article": "", "suffix": "", "given": "Watip", "parse-names": false}, {"dropping-particle": "", "family": "Hu", "non-dropping-particle": "", "suffix": "", "given": "Jiang", "parse-names": false}, {"dropping-particle": "", "family": "Mlynarski", "non-droppi</meta:user-defined>
    <meta:user-defined meta:name="Mendeley_Bookmark_KPABwSH8ta_11" meta:value-type="string">ng-particle": "", "suffix": "", "given": "Wojciech M", "parse-names": false}, {"dropping-particle": "", "family": "Khattabi", "non-dropping-particle": "El", "suffix": "", "given": "Ilham", "parse-names": false}, {"dropping-particle": "", "family": "Kim", </meta:user-defined>
    <meta:user-defined meta:name="Mendeley_Bookmark_KPABwSH8ta_12" meta:value-type="string">"non-dropping-particle": "", "suffix": "", "given": "Sung-Hoon", "parse-names": false}, {"dropping-particle": "", "family": "Marselli", "non-dropping-particle": "", "suffix": "", "given": "Lorella", "parse-names": false}, {"dropping-particle": "", "family</meta:user-defined>
    <meta:user-defined meta:name="Mendeley_Bookmark_KPABwSH8ta_13" meta:value-type="string">": "Rich", "non-dropping-particle": "", "suffix": "", "given": "Stephen S", "parse-names": false}, {"dropping-particle": "", "family": "Krolewski", "non-dropping-particle": "", "suffix": "", "given": "Andrzej S", "parse-names": false}, {"dropping-particle</meta:user-defined>
    <meta:user-defined meta:name="Mendeley_Bookmark_KPABwSH8ta_14" meta:value-type="string">": "", "family": "Bonner-Weir", "non-dropping-particle": "", "suffix": "", "given": "Susan", "parse-names": false}, {"dropping-particle": "", "family": "Sharma", "non-dropping-particle": "", "suffix": "", "given": "Arun", "parse-names": false}, {"dropping</meta:user-defined>
    <meta:user-defined meta:name="Mendeley_Bookmark_KPABwSH8ta_15" meta:value-type="string">-particle": "", "family": "Sale", "non-dropping-particle": "", "suffix": "", "given": "Michele", "parse-names": false}, {"dropping-particle": "", "family": "Mychaleckyj", "non-dropping-particle": "", "suffix": "", "given": "Josyf C", "parse-names": false}</meta:user-defined>
    <meta:user-defined meta:name="Mendeley_Bookmark_KPABwSH8ta_16" meta:value-type="string">, {"dropping-particle": "", "family": "Kulkarni", "non-dropping-particle": "", "suffix": "", "given": "Rohit N", "parse-names": false}, {"dropping-particle": "", "family": "Doria", "non-dropping-particle": "", "suffix": "", "given": "Alessandro", "parse-n</meta:user-defined>
    <meta:user-defined meta:name="Mendeley_Bookmark_KPABwSH8ta_17" meta:value-type="string">ames": false}], "publisher": "National Academy of Sciences", "container-title": "Proceedings of the National Academy of Sciences of the United States of America"}, "id": "ITEM-1"}], "mendeley": {"previouslyFormattedCitation": "(Borowiec et al. 2009)", "pl</meta:user-defined>
    <meta:user-defined meta:name="Mendeley_Bookmark_KPABwSH8ta_18" meta:value-type="string">ainTextFormattedCitation": "(Borowiec et al. 2009)", "formattedCitation": "(Borowiec et al. 2009)"}, "properties": {"noteIndex": 0}, "schema": "https://github.com/citation-style-language/schema/raw/master/csl-citation.json"}</meta:user-defined>
    <meta:user-defined meta:name="Mendeley_Bookmark_KPABwSH8ta_2" meta:value-type="string">": "Mutations at the BLK locus linked to maturity onset diabetes of the young and beta-cell dysfunction.", "issue": "34", "type": "article-journal", "abstract": "Maturity-onset diabetes of the young (MODY) is a subtype of diabetes defined by an autosomal </meta:user-defined>
    <meta:user-defined meta:name="Mendeley_Bookmark_KPABwSH8ta_3" meta:value-type="string">pattern of inheritance and a young age at onset, often before age 25. MODY is genetically heterogeneous, with 8 distinct MODY genes identified to date and more believed to exist. We resequenced 732 kb of genomic sequence at 8p23 in 6 MODY families unlinke</meta:user-defined>
    <meta:user-defined meta:name="Mendeley_Bookmark_KPABwSH8ta_4" meta:value-type="string">d to known MODY genes that showed evidence of linkage at that location. Of the 410 sequence differences that we identified, 5 had a frequency &lt;1% in the general population and segregated with diabetes in 3 of the families, including the 2 showing the stro</meta:user-defined>
    <meta:user-defined meta:name="Mendeley_Bookmark_KPABwSH8ta_5" meta:value-type="string">ngest support for linkage at this location. The 5 mutations were all placed within 100 kb corresponding to the BLK gene. One resulted in an Ala71Thr substitution; the other 4 were noncoding and determined decreased in vitro promoter activity in reporter g</meta:user-defined>
    <meta:user-defined meta:name="Mendeley_Bookmark_KPABwSH8ta_6" meta:value-type="string">ene experiments. We found that BLK--a nonreceptor tyrosine-kinase of the src family of proto-oncogenes--is expressed in beta-cells where it enhances insulin synthesis and secretion in response to glucose by up-regulating transcription factors Pdx1 and Nkx</meta:user-defined>
    <meta:user-defined meta:name="Mendeley_Bookmark_KPABwSH8ta_7" meta:value-type="string">6.1. These actions are greatly attenuated by the Ala71Thr mutation. These findings point to BLK as a previously unrecognized modulator of beta-cell function, the deficit of which may lead to the development of diabetes.", "issued": {"date-parts": [["2009"</meta:user-defined>
    <meta:user-defined meta:name="Mendeley_Bookmark_KPABwSH8ta_8" meta:value-type="string">, "8", "25"]]}, "PMID": "19667185", "author": [{"dropping-particle": "", "family": "Borowiec", "non-dropping-particle": "", "suffix": "", "given": "Maciej", "parse-names": false}, {"dropping-particle": "", "family": "Liew", "non-dropping-particle": "", "s</meta:user-defined>
    <meta:user-defined meta:name="Mendeley_Bookmark_KPABwSH8ta_9" meta:value-type="string">uffix": "", "given": "Chong W", "parse-names": false}, {"dropping-particle": "", "family": "Thompson", "non-dropping-particle": "", "suffix": "", "given": "Ryan", "parse-names": false}, {"dropping-particle": "", "family": "Boonyasrisawat", "non-dropping-p</meta:user-defined>
    <meta:user-defined meta:name="Mendeley_Bookmark_KztFVvuMPc_1" meta:value-type="string">ADDIN CSL_CITATION {"citationItems": [{"uris": ["http://www.mendeley.com/documents/?uuid=f954af3c-2bc7-4509-9f29-ddf2051e9f5c"], "itemData": {"DOI": "10.1016/j.ajhg.2016.07.005", "volume": "99", "ISSN": "15376605", "page": "595-606", "id": "ITEM-1", "titl</meta:user-defined>
    <meta:user-defined meta:name="Mendeley_Bookmark_KztFVvuMPc_10" meta:value-type="string">e": "", "family": "J\u00e4ger", "non-dropping-particle": "", "suffix": "", "given": "Marten", "parse-names": false}, {"dropping-particle": "", "family": "Hochheiser", "non-dropping-particle": "", "suffix": "", "given": "Harry", "parse-names": false}, {"dr</meta:user-defined>
    <meta:user-defined meta:name="Mendeley_Bookmark_KztFVvuMPc_11" meta:value-type="string">opping-particle": "", "family": "Washington", "non-dropping-particle": "", "suffix": "", "given": "Nicole\u00a0L L.", "parse-names": false}, {"dropping-particle": "", "family": "McMurry", "non-dropping-particle": "", "suffix": "", "given": "Julie\u00a0A A</meta:user-defined>
    <meta:user-defined meta:name="Mendeley_Bookmark_KztFVvuMPc_12" meta:value-type="string">.", "parse-names": false}, {"dropping-particle": "", "family": "Haendel", "non-dropping-particle": "", "suffix": "", "given": "Melissa\u00a0A A.", "parse-names": false}, {"dropping-particle": "", "family": "Mungall", "non-dropping-particle": "", "suffix":</meta:user-defined>
    <meta:user-defined meta:name="Mendeley_Bookmark_KztFVvuMPc_13" meta:value-type="string"> "", "given": "Christopher\u00a0J J.", "parse-names": false}, {"dropping-particle": "", "family": "Lewis", "non-dropping-particle": "", "suffix": "", "given": "Suzanna\u00a0E E.", "parse-names": false}, {"dropping-particle": "", "family": "Groza", "non-dr</meta:user-defined>
    <meta:user-defined meta:name="Mendeley_Bookmark_KztFVvuMPc_14" meta:value-type="string">opping-particle": "", "suffix": "", "given": "Tudor", "parse-names": false}, {"dropping-particle": "", "family": "Valentini", "non-dropping-particle": "", "suffix": "", "given": "Giorgio", "parse-names": false}, {"dropping-particle": "", "family": "Robins</meta:user-defined>
    <meta:user-defined meta:name="Mendeley_Bookmark_KztFVvuMPc_15" meta:value-type="string">on", "non-dropping-particle": "", "suffix": "", "given": "Peter\u00a0N N.", "parse-names": false}], "container-title": "American Journal of Human Genetics"}, "id": "ITEM-1"}], "mendeley": {"previouslyFormattedCitation": "(Smedley et al. 2016)", "plainText</meta:user-defined>
    <meta:user-defined meta:name="Mendeley_Bookmark_KztFVvuMPc_16" meta:value-type="string">FormattedCitation": "(Smedley et al. 2016)", "formattedCitation": "(Smedley et al. 2016)"}, "properties": {"noteIndex": 0}, "schema": "https://github.com/citation-style-language/schema/raw/master/csl-citation.json"}</meta:user-defined>
    <meta:user-defined meta:name="Mendeley_Bookmark_KztFVvuMPc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KztFVvuMPc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KztFVvuMPc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KztFVvuMPc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KztFVvuMPc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KztFVvuMPc_7" meta:value-type="string">icle": "", "suffix": "", "given": "Damian", "parse-names": false}, {"dropping-particle": "", "family": "Schubach", "non-dropping-particle": "", "suffix": "", "given": "Max", "parse-names": false}, {"dropping-particle": "", "family": "Jacobsen", "non-dropp</meta:user-defined>
    <meta:user-defined meta:name="Mendeley_Bookmark_KztFVvuMPc_8" meta:value-type="string">ing-particle": "", "suffix": "", "given": "Julius\u00a0O O.B.", "parse-names": false}, {"dropping-particle": "", "family": "K\u00f6hler", "non-dropping-particle": "", "suffix": "", "given": "Sebastian", "parse-names": false}, {"dropping-particle": "", "fa</meta:user-defined>
    <meta:user-defined meta:name="Mendeley_Bookmark_KztFVvuMPc_9" meta:value-type="string">mily": "Zemojtel", "non-dropping-particle": "", "suffix": "", "given": "Tomasz", "parse-names": false}, {"dropping-particle": "", "family": "Spielmann", "non-dropping-particle": "", "suffix": "", "given": "Malte", "parse-names": false}, {"dropping-particl</meta:user-defined>
    <meta:user-defined meta:name="Mendeley_Bookmark_LFO5JAw69r_1" meta:value-type="string">ADDIN CSL_CITATION {"citationItems": [{"uris": ["http://www.mendeley.com/documents/?uuid=089f37fb-dafe-3a05-8861-9207fd66316d"], "itemData": {"DOI": "10.1093/nar/gkj144", "volume": "34", "ISSN": "0305-1048", "page": "D590-D598", "id": "ITEM-1", "title": "</meta:user-defined>
    <meta:user-defined meta:name="Mendeley_Bookmark_LFO5JAw69r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LFO5JAw69r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LFO5JAw69r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LFO5JAw69r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LFO5JAw69r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LFO5JAw69r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LFO5JAw69r_8" meta:value-type="string">icle": "", "family": "Hinrichs", "non-dropping-particle": "", "suffix": "", "given": "A. S.", "parse-names": false}], "publisher": "Oxford University Press (OUP)", "container-title": "Nucleic Acids Research"}, "id": "ITEM-1"}], "mendeley": {"previouslyFor</meta:user-defined>
    <meta:user-defined meta:name="Mendeley_Bookmark_LFO5JAw69r_9" meta:value-type="string">mattedCitation": "(Hinrichs 2006)", "plainTextFormattedCitation": "(Hinrichs 2006)", "formattedCitation": "(Hinrichs 2006)"}, "properties": {"noteIndex": 0}, "schema": "https://github.com/citation-style-language/schema/raw/master/csl-citation.json"}</meta:user-defined>
    <meta:user-defined meta:name="Mendeley_Bookmark_LV8EEdDFDZ_1" meta:value-type="string">ADDIN CSL_CITATION {"citationItems": [{"uris": ["http://www.mendeley.com/documents/?uuid=34772b6d-3562-4ed3-92f8-c9f90080c8e0"], "itemData": {"DOI": "10.1038/nature11247", "volume": "489", "ISSN": "1476-4687", "page": "57-74", "id": "ITEM-1", "title": "An</meta:user-defined>
    <meta:user-defined meta:name="Mendeley_Bookmark_LV8EEdDFDZ_10" meta:value-type="string">family": "Doyle", "non-dropping-particle": "", "suffix": "", "given": "Francis", "parse-names": false}, {"dropping-particle": "", "family": "Epstein", "non-dropping-particle": "", "suffix": "", "given": "Charles B", "parse-names": false}, {"dropping-parti</meta:user-defined>
    <meta:user-defined meta:name="Mendeley_Bookmark_LV8EEdDFDZ_100" meta:value-type="string">: false}, {"dropping-particle": "", "family": "Barber", "non-dropping-particle": "", "suffix": "", "given": "Galt P", "parse-names": false}, {"dropping-particle": "", "family": "Cline", "non-dropping-particle": "", "suffix": "", "given": "Melissa S", "par</meta:user-defined>
    <meta:user-defined meta:name="Mendeley_Bookmark_LV8EEdDFDZ_101" meta:value-type="string">se-names": false}, {"dropping-particle": "", "family": "Dreszer", "non-dropping-particle": "", "suffix": "", "given": "Timothy R", "parse-names": false}, {"dropping-particle": "", "family": "Heitner", "non-dropping-particle": "", "suffix": "", "given": "S</meta:user-defined>
    <meta:user-defined meta:name="Mendeley_Bookmark_LV8EEdDFDZ_102" meta:value-type="string">teven G", "parse-names": false}, {"dropping-particle": "", "family": "Karolchik", "non-dropping-particle": "", "suffix": "", "given": "Donna", "parse-names": false}, {"dropping-particle": "", "family": "Kirkup", "non-dropping-particle": "", "suffix": "", </meta:user-defined>
    <meta:user-defined meta:name="Mendeley_Bookmark_LV8EEdDFDZ_103" meta:value-type="string">"given": "Vaness M", "parse-names": false}, {"dropping-particle": "", "family": "Meyer", "non-dropping-particle": "", "suffix": "", "given": "Laurence R", "parse-names": false}, {"dropping-particle": "", "family": "Long", "non-dropping-particle": "", "suf</meta:user-defined>
    <meta:user-defined meta:name="Mendeley_Bookmark_LV8EEdDFDZ_104" meta:value-type="string">fix": "", "given": "Jeffrey C", "parse-names": false}, {"dropping-particle": "", "family": "Maddren", "non-dropping-particle": "", "suffix": "", "given": "Morgan", "parse-names": false}, {"dropping-particle": "", "family": "Raney", "non-dropping-particle"</meta:user-defined>
    <meta:user-defined meta:name="Mendeley_Bookmark_LV8EEdDFDZ_105" meta:value-type="string">: "", "suffix": "", "given": "Brian J", "parse-names": false}, {"dropping-particle": "", "family": "Grasfeder", "non-dropping-particle": "", "suffix": "", "given": "Linda L", "parse-names": false}, {"dropping-particle": "", "family": "Giresi", "non-droppi</meta:user-defined>
    <meta:user-defined meta:name="Mendeley_Bookmark_LV8EEdDFDZ_106" meta:value-type="string">ng-particle": "", "suffix": "", "given": "Paul G", "parse-names": false}, {"dropping-particle": "", "family": "Battenhouse", "non-dropping-particle": "", "suffix": "", "given": "Anna", "parse-names": false}, {"dropping-particle": "", "family": "Sheffield"</meta:user-defined>
    <meta:user-defined meta:name="Mendeley_Bookmark_LV8EEdDFDZ_107" meta:value-type="string">, "non-dropping-particle": "", "suffix": "", "given": "Nathan C", "parse-names": false}, {"dropping-particle": "", "family": "Showers", "non-dropping-particle": "", "suffix": "", "given": "Kimberly a", "parse-names": false}, {"dropping-particle": "", "fam</meta:user-defined>
    <meta:user-defined meta:name="Mendeley_Bookmark_LV8EEdDFDZ_108" meta:value-type="string">ily": "London", "non-dropping-particle": "", "suffix": "", "given": "Darin", "parse-names": false}, {"dropping-particle": "", "family": "Bhinge", "non-dropping-particle": "", "suffix": "", "given": "Akshay a", "parse-names": false}, {"dropping-particle": </meta:user-defined>
    <meta:user-defined meta:name="Mendeley_Bookmark_LV8EEdDFDZ_109" meta:value-type="string">"", "family": "Shestak", "non-dropping-particle": "", "suffix": "", "given": "Christopher", "parse-names": false}, {"dropping-particle": "", "family": "Schaner", "non-dropping-particle": "", "suffix": "", "given": "Matthew R", "parse-names": false}, {"dro</meta:user-defined>
    <meta:user-defined meta:name="Mendeley_Bookmark_LV8EEdDFDZ_11" meta:value-type="string">cle": "", "family": "Frietze", "non-dropping-particle": "", "suffix": "", "given": "Seth", "parse-names": false}, {"dropping-particle": "", "family": "Harrow", "non-dropping-particle": "", "suffix": "", "given": "Jennifer", "parse-names": false}, {"droppi</meta:user-defined>
    <meta:user-defined meta:name="Mendeley_Bookmark_LV8EEdDFDZ_110" meta:value-type="string">pping-particle": "", "family": "Kim", "non-dropping-particle": "", "suffix": "", "given": "Seul Ki", "parse-names": false}, {"dropping-particle": "", "family": "Zhang", "non-dropping-particle": "", "suffix": "", "given": "Zhuzhu Zhancheng Zhengdong", "par</meta:user-defined>
    <meta:user-defined meta:name="Mendeley_Bookmark_LV8EEdDFDZ_111" meta:value-type="string">se-names": false}, {"dropping-particle": "", "family": "Mieczkowski", "non-dropping-particle": "", "suffix": "", "given": "Piotr a", "parse-names": false}, {"dropping-particle": "", "family": "Mieczkowska", "non-dropping-particle": "", "suffix": "", "give</meta:user-defined>
    <meta:user-defined meta:name="Mendeley_Bookmark_LV8EEdDFDZ_112" meta:value-type="string">n": "Joanna O", "parse-names": false}, {"dropping-particle": "", "family": "Liu", "non-dropping-particle": "", "suffix": "", "given": "Zheng", "parse-names": false}, {"dropping-particle": "", "family": "McDaniell", "non-dropping-particle": "", "suffix": "</meta:user-defined>
    <meta:user-defined meta:name="Mendeley_Bookmark_LV8EEdDFDZ_113" meta:value-type="string">", "given": "Ryan M", "parse-names": false}, {"dropping-particle": "", "family": "Ni", "non-dropping-particle": "", "suffix": "", "given": "Yunyun", "parse-names": false}, {"dropping-particle": "", "family": "Rashid", "non-dropping-particle": "", "suffix"</meta:user-defined>
    <meta:user-defined meta:name="Mendeley_Bookmark_LV8EEdDFDZ_114" meta:value-type="string">: "", "given": "Naim U", "parse-names": false}, {"dropping-particle": "", "family": "Kim", "non-dropping-particle": "", "suffix": "", "given": "Min Jae", "parse-names": false}, {"dropping-particle": "", "family": "Adar", "non-dropping-particle": "", "suff</meta:user-defined>
    <meta:user-defined meta:name="Mendeley_Bookmark_LV8EEdDFDZ_115" meta:value-type="string">ix": "", "given": "Sheera", "parse-names": false}, {"dropping-particle": "", "family": "Wang", "non-dropping-particle": "", "suffix": "", "given": "Tianyuan", "parse-names": false}, {"dropping-particle": "", "family": "Winter", "non-dropping-particle": ""</meta:user-defined>
    <meta:user-defined meta:name="Mendeley_Bookmark_LV8EEdDFDZ_116" meta:value-type="string">, "suffix": "", "given": "Deborah", "parse-names": false}, {"dropping-particle": "", "family": "Keefe", "non-dropping-particle": "", "suffix": "", "given": "Damian", "parse-names": false}, {"dropping-particle": "", "family": "Iyer", "non-dropping-particle</meta:user-defined>
    <meta:user-defined meta:name="Mendeley_Bookmark_LV8EEdDFDZ_117" meta:value-type="string">": "", "suffix": "", "given": "Vishwanath R", "parse-names": false}, {"dropping-particle": "", "family": "Sandhu", "non-dropping-particle": "", "suffix": "", "given": "Kljeet Singh", "parse-names": false}, {"dropping-particle": "", "family": "Zheng", "non</meta:user-defined>
    <meta:user-defined meta:name="Mendeley_Bookmark_LV8EEdDFDZ_118" meta:value-type="string">-dropping-particle": "", "suffix": "", "given": "Meizhen", "parse-names": false}, {"dropping-particle": "", "family": "Wang", "non-dropping-particle": "", "suffix": "", "given": "Ping", "parse-names": false}, {"dropping-particle": "", "family": "Gertz", "</meta:user-defined>
    <meta:user-defined meta:name="Mendeley_Bookmark_LV8EEdDFDZ_119" meta:value-type="string">non-dropping-particle": "", "suffix": "", "given": "Jason", "parse-names": false}, {"dropping-particle": "", "family": "Vielmetter", "non-dropping-particle": "", "suffix": "", "given": "Jost", "parse-names": false}, {"dropping-particle": "", "family": "Pa</meta:user-defined>
    <meta:user-defined meta:name="Mendeley_Bookmark_LV8EEdDFDZ_12" meta:value-type="string">ng-particle": "", "family": "Kaul", "non-dropping-particle": "", "suffix": "", "given": "Rajinder", "parse-names": false}, {"dropping-particle": "", "family": "Khatun", "non-dropping-particle": "", "suffix": "", "given": "Jainab", "parse-names": false}, {</meta:user-defined>
    <meta:user-defined meta:name="Mendeley_Bookmark_LV8EEdDFDZ_120" meta:value-type="string">rtridge", "non-dropping-particle": "", "suffix": "", "given": "E Christopher", "parse-names": false}, {"dropping-particle": "", "family": "Varley", "non-dropping-particle": "", "suffix": "", "given": "Katherine E", "parse-names": false}, {"dropping-partic</meta:user-defined>
    <meta:user-defined meta:name="Mendeley_Bookmark_LV8EEdDFDZ_121" meta:value-type="string">le": "", "family": "Gasper", "non-dropping-particle": "", "suffix": "", "given": "Clarke", "parse-names": false}, {"dropping-particle": "", "family": "Bansal", "non-dropping-particle": "", "suffix": "", "given": "Anita", "parse-names": false}, {"dropping-</meta:user-defined>
    <meta:user-defined meta:name="Mendeley_Bookmark_LV8EEdDFDZ_122" meta:value-type="string">particle": "", "family": "Pepke", "non-dropping-particle": "", "suffix": "", "given": "Shirley", "parse-names": false}, {"dropping-particle": "", "family": "Jain", "non-dropping-particle": "", "suffix": "", "given": "Preti", "parse-names": false}, {"dropp</meta:user-defined>
    <meta:user-defined meta:name="Mendeley_Bookmark_LV8EEdDFDZ_123" meta:value-type="string">ing-particle": "", "family": "Amrhein", "non-dropping-particle": "", "suffix": "", "given": "Henry", "parse-names": false}, {"dropping-particle": "", "family": "Bowling", "non-dropping-particle": "", "suffix": "", "given": "Kevin M", "parse-names": false}</meta:user-defined>
    <meta:user-defined meta:name="Mendeley_Bookmark_LV8EEdDFDZ_124" meta:value-type="string">, {"dropping-particle": "", "family": "Anaya", "non-dropping-particle": "", "suffix": "", "given": "Michael", "parse-names": false}, {"dropping-particle": "", "family": "Cross", "non-dropping-particle": "", "suffix": "", "given": "Marie K", "parse-names":</meta:user-defined>
    <meta:user-defined meta:name="Mendeley_Bookmark_LV8EEdDFDZ_125" meta:value-type="string"> false}, {"dropping-particle": "", "family": "Muratet", "non-dropping-particle": "", "suffix": "", "given": "Michael a", "parse-names": false}, {"dropping-particle": "", "family": "Newberry", "non-dropping-particle": "", "suffix": "", "given": "Kimberly M</meta:user-defined>
    <meta:user-defined meta:name="Mendeley_Bookmark_LV8EEdDFDZ_126" meta:value-type="string">", "parse-names": false}, {"dropping-particle": "", "family": "McCue", "non-dropping-particle": "", "suffix": "", "given": "Kenneth", "parse-names": false}, {"dropping-particle": "", "family": "Nesmith", "non-dropping-particle": "", "suffix": "", "given":</meta:user-defined>
    <meta:user-defined meta:name="Mendeley_Bookmark_LV8EEdDFDZ_127" meta:value-type="string"> "Amy S", "parse-names": false}, {"dropping-particle": "", "family": "Fisher-Aylor", "non-dropping-particle": "", "suffix": "", "given": "Katherine I", "parse-names": false}, {"dropping-particle": "", "family": "Pusey", "non-dropping-particle": "", "suffi</meta:user-defined>
    <meta:user-defined meta:name="Mendeley_Bookmark_LV8EEdDFDZ_128" meta:value-type="string">x": "", "given": "Barbara", "parse-names": false}, {"dropping-particle": "", "family": "DeSalvo", "non-dropping-particle": "", "suffix": "", "given": "Gilberto", "parse-names": false}, {"dropping-particle": "", "family": "Balasubramanian", "non-dropping-p</meta:user-defined>
    <meta:user-defined meta:name="Mendeley_Bookmark_LV8EEdDFDZ_129" meta:value-type="string">article": "", "suffix": "", "given": "Suganthi Sreeram", "parse-names": false}, {"dropping-particle": "", "family": "Davis", "non-dropping-particle": "", "suffix": "", "given": "Nicholas S", "parse-names": false}, {"dropping-particle": "", "family": "Mead</meta:user-defined>
    <meta:user-defined meta:name="Mendeley_Bookmark_LV8EEdDFDZ_13" meta:value-type="string">"dropping-particle": "", "family": "Lajoie", "non-dropping-particle": "", "suffix": "", "given": "Bryan R", "parse-names": false}, {"dropping-particle": "", "family": "Landt", "non-dropping-particle": "", "suffix": "", "given": "Stephen G", "parse-names":</meta:user-defined>
    <meta:user-defined meta:name="Mendeley_Bookmark_LV8EEdDFDZ_130" meta:value-type="string">ows", "non-dropping-particle": "", "suffix": "", "given": "Sarah K", "parse-names": false}, {"dropping-particle": "", "family": "Eggleston", "non-dropping-particle": "", "suffix": "", "given": "Tracy", "parse-names": false}, {"dropping-particle": "", "fam</meta:user-defined>
    <meta:user-defined meta:name="Mendeley_Bookmark_LV8EEdDFDZ_131" meta:value-type="string">ily": "Newberry", "non-dropping-particle": "", "suffix": "", "given": "J Scott", "parse-names": false}, {"dropping-particle": "", "family": "Levy", "non-dropping-particle": "", "suffix": "", "given": "Shawn E", "parse-names": false}, {"dropping-particle":</meta:user-defined>
    <meta:user-defined meta:name="Mendeley_Bookmark_LV8EEdDFDZ_132" meta:value-type="string"> "", "family": "Absher", "non-dropping-particle": "", "suffix": "", "given": "Devin M", "parse-names": false}, {"dropping-particle": "", "family": "Wong", "non-dropping-particle": "", "suffix": "", "given": "Wing H", "parse-names": false}, {"dropping-part</meta:user-defined>
    <meta:user-defined meta:name="Mendeley_Bookmark_LV8EEdDFDZ_133" meta:value-type="string">icle": "", "family": "Blow", "non-dropping-particle": "", "suffix": "", "given": "Matthew J", "parse-names": false}, {"dropping-particle": "", "family": "Visel", "non-dropping-particle": "", "suffix": "", "given": "Axel", "parse-names": false}, {"dropping</meta:user-defined>
    <meta:user-defined meta:name="Mendeley_Bookmark_LV8EEdDFDZ_134" meta:value-type="string">-particle": "", "family": "Pennachio", "non-dropping-particle": "", "suffix": "", "given": "Len a", "parse-names": false}, {"dropping-particle": "", "family": "Elnitski", "non-dropping-particle": "", "suffix": "", "given": "Laura", "parse-names": false}, </meta:user-defined>
    <meta:user-defined meta:name="Mendeley_Bookmark_LV8EEdDFDZ_135" meta:value-type="string">{"dropping-particle": "", "family": "Petrykowska", "non-dropping-particle": "", "suffix": "", "given": "Hanna M", "parse-names": false}, {"dropping-particle": "", "family": "Abyzov", "non-dropping-particle": "", "suffix": "", "given": "Alexej", "parse-nam</meta:user-defined>
    <meta:user-defined meta:name="Mendeley_Bookmark_LV8EEdDFDZ_136" meta:value-type="string">es": false}, {"dropping-particle": "", "family": "Aken", "non-dropping-particle": "", "suffix": "", "given": "Bronwen", "parse-names": false}, {"dropping-particle": "", "family": "Barrell", "non-dropping-particle": "", "suffix": "", "given": "Daniel", "pa</meta:user-defined>
    <meta:user-defined meta:name="Mendeley_Bookmark_LV8EEdDFDZ_137" meta:value-type="string">rse-names": false}, {"dropping-particle": "", "family": "Barson", "non-dropping-particle": "", "suffix": "", "given": "Gemma", "parse-names": false}, {"dropping-particle": "", "family": "Berry", "non-dropping-particle": "", "suffix": "", "given": "Andrew"</meta:user-defined>
    <meta:user-defined meta:name="Mendeley_Bookmark_LV8EEdDFDZ_138" meta:value-type="string">, "parse-names": false}, {"dropping-particle": "", "family": "Bignell", "non-dropping-particle": "", "suffix": "", "given": "Alexandra", "parse-names": false}, {"dropping-particle": "", "family": "Boychenko", "non-dropping-particle": "", "suffix": "", "gi</meta:user-defined>
    <meta:user-defined meta:name="Mendeley_Bookmark_LV8EEdDFDZ_139" meta:value-type="string">ven": "Veronika", "parse-names": false}, {"dropping-particle": "", "family": "Bussotti", "non-dropping-particle": "", "suffix": "", "given": "Govanni", "parse-names": false}, {"dropping-particle": "", "family": "Davidson", "non-dropping-particle": "", "su</meta:user-defined>
    <meta:user-defined meta:name="Mendeley_Bookmark_LV8EEdDFDZ_14" meta:value-type="string"> false}, {"dropping-particle": "", "family": "Lee", "non-dropping-particle": "", "suffix": "", "given": "Burn-Kyu Bum-Kyu", "parse-names": false}, {"dropping-particle": "", "family": "Pauli", "non-dropping-particle": "", "suffix": "", "given": "Florencia"</meta:user-defined>
    <meta:user-defined meta:name="Mendeley_Bookmark_LV8EEdDFDZ_140" meta:value-type="string">ffix": "", "given": "Claire", "parse-names": false}, {"dropping-particle": "", "family": "Despacio-Reyes", "non-dropping-particle": "", "suffix": "", "given": "Gloria", "parse-names": false}, {"dropping-particle": "", "family": "Diekhans", "non-dropping-p</meta:user-defined>
    <meta:user-defined meta:name="Mendeley_Bookmark_LV8EEdDFDZ_141" meta:value-type="string">article": "", "suffix": "", "given": "Mark", "parse-names": false}, {"dropping-particle": "", "family": "Ezkurdia", "non-dropping-particle": "", "suffix": "", "given": "Iakes", "parse-names": false}, {"dropping-particle": "", "family": "Frankish", "non-dr</meta:user-defined>
    <meta:user-defined meta:name="Mendeley_Bookmark_LV8EEdDFDZ_142" meta:value-type="string">opping-particle": "", "suffix": "", "given": "Adam", "parse-names": false}, {"dropping-particle": "", "family": "Gilbert", "non-dropping-particle": "", "suffix": "", "given": "James", "parse-names": false}, {"dropping-particle": "", "family": "Gonzalez", </meta:user-defined>
    <meta:user-defined meta:name="Mendeley_Bookmark_LV8EEdDFDZ_143" meta:value-type="string">"non-dropping-particle": "", "suffix": "", "given": "Jose Manuel", "parse-names": false}, {"dropping-particle": "", "family": "Griffiths", "non-dropping-particle": "", "suffix": "", "given": "Ed", "parse-names": false}, {"dropping-particle": "", "family":</meta:user-defined>
    <meta:user-defined meta:name="Mendeley_Bookmark_LV8EEdDFDZ_144" meta:value-type="string"> "Harte", "non-dropping-particle": "", "suffix": "", "given": "Rachel", "parse-names": false}, {"dropping-particle": "", "family": "Hendrix", "non-dropping-particle": "", "suffix": "", "given": "David a", "parse-names": false}, {"dropping-particle": "", "</meta:user-defined>
    <meta:user-defined meta:name="Mendeley_Bookmark_LV8EEdDFDZ_145" meta:value-type="string">family": "Hunt", "non-dropping-particle": "", "suffix": "", "given": "Toby", "parse-names": false}, {"dropping-particle": "", "family": "Jungreis", "non-dropping-particle": "", "suffix": "", "given": "Irwin", "parse-names": false}, {"dropping-particle": "</meta:user-defined>
    <meta:user-defined meta:name="Mendeley_Bookmark_LV8EEdDFDZ_146" meta:value-type="string">", "family": "Kay", "non-dropping-particle": "", "suffix": "", "given": "Mike", "parse-names": false}, {"dropping-particle": "", "family": "Khurana", "non-dropping-particle": "", "suffix": "", "given": "Ekta", "parse-names": false}, {"dropping-particle": </meta:user-defined>
    <meta:user-defined meta:name="Mendeley_Bookmark_LV8EEdDFDZ_147" meta:value-type="string">"", "family": "Leng", "non-dropping-particle": "", "suffix": "", "given": "Jing", "parse-names": false}, {"dropping-particle": "", "family": "Lin", "non-dropping-particle": "", "suffix": "", "given": "Michael F", "parse-names": false}, {"dropping-particle</meta:user-defined>
    <meta:user-defined meta:name="Mendeley_Bookmark_LV8EEdDFDZ_148" meta:value-type="string">": "", "family": "Loveland", "non-dropping-particle": "", "suffix": "", "given": "Jane", "parse-names": false}, {"dropping-particle": "", "family": "Lu", "non-dropping-particle": "", "suffix": "", "given": "Zhi", "parse-names": false}, {"dropping-particle</meta:user-defined>
    <meta:user-defined meta:name="Mendeley_Bookmark_LV8EEdDFDZ_149" meta:value-type="string">": "", "family": "Manthravadi", "non-dropping-particle": "", "suffix": "", "given": "Deepa", "parse-names": false}, {"dropping-particle": "", "family": "Mariotti", "non-dropping-particle": "", "suffix": "", "given": "Marco", "parse-names": false}, {"dropp</meta:user-defined>
    <meta:user-defined meta:name="Mendeley_Bookmark_LV8EEdDFDZ_15" meta:value-type="string">, "parse-names": false}, {"dropping-particle": "", "family": "Rosenbloom", "non-dropping-particle": "", "suffix": "", "given": "Kate R", "parse-names": false}, {"dropping-particle": "", "family": "Sabo", "non-dropping-particle": "", "suffix": "", "given":</meta:user-defined>
    <meta:user-defined meta:name="Mendeley_Bookmark_LV8EEdDFDZ_150" meta:value-type="string">ing-particle": "", "family": "Mudge", "non-dropping-particle": "", "suffix": "", "given": "Jonathan", "parse-names": false}, {"dropping-particle": "", "family": "Mukherjee", "non-dropping-particle": "", "suffix": "", "given": "Gaurab", "parse-names": fals</meta:user-defined>
    <meta:user-defined meta:name="Mendeley_Bookmark_LV8EEdDFDZ_151" meta:value-type="string">e}, {"dropping-particle": "", "family": "Notredame", "non-dropping-particle": "", "suffix": "", "given": "Cedric", "parse-names": false}, {"dropping-particle": "", "family": "Pei", "non-dropping-particle": "", "suffix": "", "given": "Baikang", "parse-name</meta:user-defined>
    <meta:user-defined meta:name="Mendeley_Bookmark_LV8EEdDFDZ_152" meta:value-type="string">s": false}, {"dropping-particle": "", "family": "Rodriguez", "non-dropping-particle": "", "suffix": "", "given": "Jose Manuel", "parse-names": false}, {"dropping-particle": "", "family": "Saunders", "non-dropping-particle": "", "suffix": "", "given": "Gar</meta:user-defined>
    <meta:user-defined meta:name="Mendeley_Bookmark_LV8EEdDFDZ_153" meta:value-type="string">y", "parse-names": false}, {"dropping-particle": "", "family": "Sboner", "non-dropping-particle": "", "suffix": "", "given": "Andrea", "parse-names": false}, {"dropping-particle": "", "family": "Searle", "non-dropping-particle": "", "suffix": "", "given":</meta:user-defined>
    <meta:user-defined meta:name="Mendeley_Bookmark_LV8EEdDFDZ_154" meta:value-type="string"> "Stephen", "parse-names": false}, {"dropping-particle": "", "family": "Sisu", "non-dropping-particle": "", "suffix": "", "given": "Cristina", "parse-names": false}, {"dropping-particle": "", "family": "Snow", "non-dropping-particle": "", "suffix": "", "g</meta:user-defined>
    <meta:user-defined meta:name="Mendeley_Bookmark_LV8EEdDFDZ_155" meta:value-type="string">iven": "Catherine", "parse-names": false}, {"dropping-particle": "", "family": "Steward", "non-dropping-particle": "", "suffix": "", "given": "Charlie", "parse-names": false}, {"dropping-particle": "", "family": "Tapanari", "non-dropping-particle": "", "s</meta:user-defined>
    <meta:user-defined meta:name="Mendeley_Bookmark_LV8EEdDFDZ_156" meta:value-type="string">uffix": "", "given": "Electra", "parse-names": false}, {"dropping-particle": "", "family": "Tress", "non-dropping-particle": "", "suffix": "", "given": "Michael L", "parse-names": false}, {"dropping-particle": "", "family": "Baren", "non-dropping-particle</meta:user-defined>
    <meta:user-defined meta:name="Mendeley_Bookmark_LV8EEdDFDZ_157" meta:value-type="string">": "van", "suffix": "", "given": "Marijke J", "parse-names": false}, {"dropping-particle": "", "family": "Washieti", "non-dropping-particle": "", "suffix": "", "given": "Stefan", "parse-names": false}, {"dropping-particle": "", "family": "Wilming", "non-d</meta:user-defined>
    <meta:user-defined meta:name="Mendeley_Bookmark_LV8EEdDFDZ_158" meta:value-type="string">ropping-particle": "", "suffix": "", "given": "Laurens", "parse-names": false}, {"dropping-particle": "", "family": "Zadissa", "non-dropping-particle": "", "suffix": "", "given": "Amonida", "parse-names": false}, {"dropping-particle": "", "family": "Zheng</meta:user-defined>
    <meta:user-defined meta:name="Mendeley_Bookmark_LV8EEdDFDZ_159" meta:value-type="string">dong", "non-dropping-particle": "", "suffix": "", "given": "Zhang", "parse-names": false}, {"dropping-particle": "", "family": "Brent", "non-dropping-particle": "", "suffix": "", "given": "Michael", "parse-names": false}, {"dropping-particle": "", "family</meta:user-defined>
    <meta:user-defined meta:name="Mendeley_Bookmark_LV8EEdDFDZ_16" meta:value-type="string"> "Peter", "parse-names": false}, {"dropping-particle": "", "family": "Safi", "non-dropping-particle": "", "suffix": "", "given": "Alexias", "parse-names": false}, {"dropping-particle": "", "family": "Sanyal", "non-dropping-particle": "", "suffix": "", "gi</meta:user-defined>
    <meta:user-defined meta:name="Mendeley_Bookmark_LV8EEdDFDZ_160" meta:value-type="string">": "Haussler", "non-dropping-particle": "", "suffix": "", "given": "David", "parse-names": false}, {"dropping-particle": "", "family": "Valencia", "non-dropping-particle": "", "suffix": "", "given": "Alfonso", "parse-names": false}, {"dropping-particle": </meta:user-defined>
    <meta:user-defined meta:name="Mendeley_Bookmark_LV8EEdDFDZ_161" meta:value-type="string">"", "family": "Raymond", "non-dropping-particle": "", "suffix": "", "given": "Alexandre", "parse-names": false}, {"dropping-particle": "", "family": "Addleman", "non-dropping-particle": "", "suffix": "", "given": "Nick", "parse-names": false}, {"dropping-</meta:user-defined>
    <meta:user-defined meta:name="Mendeley_Bookmark_LV8EEdDFDZ_162" meta:value-type="string">particle": "", "family": "Alexander", "non-dropping-particle": "", "suffix": "", "given": "Roger P", "parse-names": false}, {"dropping-particle": "", "family": "Auerbach", "non-dropping-particle": "", "suffix": "", "given": "Raymond K", "parse-names": fal</meta:user-defined>
    <meta:user-defined meta:name="Mendeley_Bookmark_LV8EEdDFDZ_163" meta:value-type="string">se}, {"dropping-particle": "", "family": "Bettinger", "non-dropping-particle": "", "suffix": "", "given": "Keith", "parse-names": false}, {"dropping-particle": "", "family": "Bhardwaj", "non-dropping-particle": "", "suffix": "", "given": "Nitin", "parse-n</meta:user-defined>
    <meta:user-defined meta:name="Mendeley_Bookmark_LV8EEdDFDZ_164" meta:value-type="string">ames": false}, {"dropping-particle": "", "family": "Boyle", "non-dropping-particle": "", "suffix": "", "given": "Alan P", "parse-names": false}, {"dropping-particle": "", "family": "Cao", "non-dropping-particle": "", "suffix": "", "given": "Alina R", "par</meta:user-defined>
    <meta:user-defined meta:name="Mendeley_Bookmark_LV8EEdDFDZ_165" meta:value-type="string">se-names": false}, {"dropping-particle": "", "family": "Cayting", "non-dropping-particle": "", "suffix": "", "given": "Philip", "parse-names": false}, {"dropping-particle": "", "family": "Charos", "non-dropping-particle": "", "suffix": "", "given": "Alexa</meta:user-defined>
    <meta:user-defined meta:name="Mendeley_Bookmark_LV8EEdDFDZ_166" meta:value-type="string">ndra", "parse-names": false}, {"dropping-particle": "", "family": "Cheng", "non-dropping-particle": "", "suffix": "", "given": "Yong", "parse-names": false}, {"dropping-particle": "", "family": "Eastman", "non-dropping-particle": "", "suffix": "", "given"</meta:user-defined>
    <meta:user-defined meta:name="Mendeley_Bookmark_LV8EEdDFDZ_167" meta:value-type="string">: "Catharine", "parse-names": false}, {"dropping-particle": "", "family": "Euskirchen", "non-dropping-particle": "", "suffix": "", "given": "Ghia", "parse-names": false}, {"dropping-particle": "", "family": "Fleming", "non-dropping-particle": "", "suffix"</meta:user-defined>
    <meta:user-defined meta:name="Mendeley_Bookmark_LV8EEdDFDZ_168" meta:value-type="string">: "", "given": "Joseph D", "parse-names": false}, {"dropping-particle": "", "family": "Grubert", "non-dropping-particle": "", "suffix": "", "given": "Fabian", "parse-names": false}, {"dropping-particle": "", "family": "Habegger", "non-dropping-particle": </meta:user-defined>
    <meta:user-defined meta:name="Mendeley_Bookmark_LV8EEdDFDZ_169" meta:value-type="string">"", "suffix": "", "given": "Lukas", "parse-names": false}, {"dropping-particle": "", "family": "Hariharan", "non-dropping-particle": "", "suffix": "", "given": "Manoj", "parse-names": false}, {"dropping-particle": "", "family": "Harmanci", "non-dropping-p</meta:user-defined>
    <meta:user-defined meta:name="Mendeley_Bookmark_LV8EEdDFDZ_17" meta:value-type="string">ven": "Amartya", "parse-names": false}, {"dropping-particle": "", "family": "Shoresh", "non-dropping-particle": "", "suffix": "", "given": "Noam", "parse-names": false}, {"dropping-particle": "", "family": "Simon", "non-dropping-particle": "", "suffix": "</meta:user-defined>
    <meta:user-defined meta:name="Mendeley_Bookmark_LV8EEdDFDZ_170" meta:value-type="string">article": "", "suffix": "", "given": "Arif", "parse-names": false}, {"dropping-particle": "", "family": "Iyenger", "non-dropping-particle": "", "suffix": "", "given": "Susma", "parse-names": false}, {"dropping-particle": "", "family": "Jin", "non-dropping</meta:user-defined>
    <meta:user-defined meta:name="Mendeley_Bookmark_LV8EEdDFDZ_171" meta:value-type="string">-particle": "", "suffix": "", "given": "Victor X", "parse-names": false}, {"dropping-particle": "", "family": "Karczewski", "non-dropping-particle": "", "suffix": "", "given": "Konrad J", "parse-names": false}, {"dropping-particle": "", "family": "Kasowsk</meta:user-defined>
    <meta:user-defined meta:name="Mendeley_Bookmark_LV8EEdDFDZ_172" meta:value-type="string">i", "non-dropping-particle": "", "suffix": "", "given": "Maya", "parse-names": false}, {"dropping-particle": "", "family": "Lacroute", "non-dropping-particle": "", "suffix": "", "given": "Phil", "parse-names": false}, {"dropping-particle": "", "family": "</meta:user-defined>
    <meta:user-defined meta:name="Mendeley_Bookmark_LV8EEdDFDZ_173" meta:value-type="string">Lam", "non-dropping-particle": "", "suffix": "", "given": "Hugo", "parse-names": false}, {"dropping-particle": "", "family": "Larnarre-Vincent", "non-dropping-particle": "", "suffix": "", "given": "Nathan", "parse-names": false}, {"dropping-particle": "",</meta:user-defined>
    <meta:user-defined meta:name="Mendeley_Bookmark_LV8EEdDFDZ_174" meta:value-type="string"> "family": "Lian", "non-dropping-particle": "", "suffix": "", "given": "Jin", "parse-names": false}, {"dropping-particle": "", "family": "Lindahl-Allen", "non-dropping-particle": "", "suffix": "", "given": "Marianne", "parse-names": false}, {"dropping-par</meta:user-defined>
    <meta:user-defined meta:name="Mendeley_Bookmark_LV8EEdDFDZ_175" meta:value-type="string">ticle": "", "family": "Min", "non-dropping-particle": "", "suffix": "", "given": "Renqiang", "parse-names": false}, {"dropping-particle": "", "family": "Miotto", "non-dropping-particle": "", "suffix": "", "given": "Benoit", "parse-names": false}, {"droppi</meta:user-defined>
    <meta:user-defined meta:name="Mendeley_Bookmark_LV8EEdDFDZ_176" meta:value-type="string">ng-particle": "", "family": "Monahan", "non-dropping-particle": "", "suffix": "", "given": "Hannah", "parse-names": false}, {"dropping-particle": "", "family": "Moqtaderi", "non-dropping-particle": "", "suffix": "", "given": "Zarmik", "parse-names": false</meta:user-defined>
    <meta:user-defined meta:name="Mendeley_Bookmark_LV8EEdDFDZ_177" meta:value-type="string">}, {"dropping-particle": "", "family": "Mu", "non-dropping-particle": "", "suffix": "", "given": "Xinmeng J", "parse-names": false}, {"dropping-particle": "", "family": "O'Geen", "non-dropping-particle": "", "suffix": "", "given": "Henriette", "parse-name</meta:user-defined>
    <meta:user-defined meta:name="Mendeley_Bookmark_LV8EEdDFDZ_178" meta:value-type="string">s": false}, {"dropping-particle": "", "family": "Ouyang", "non-dropping-particle": "", "suffix": "", "given": "Zhengqing", "parse-names": false}, {"dropping-particle": "", "family": "Patacsil", "non-dropping-particle": "", "suffix": "", "given": "Dorrelyn</meta:user-defined>
    <meta:user-defined meta:name="Mendeley_Bookmark_LV8EEdDFDZ_179" meta:value-type="string">", "parse-names": false}, {"dropping-particle": "", "family": "Raha", "non-dropping-particle": "", "suffix": "", "given": "Debasish", "parse-names": false}, {"dropping-particle": "", "family": "Ramirez", "non-dropping-particle": "", "suffix": "", "given":</meta:user-defined>
    <meta:user-defined meta:name="Mendeley_Bookmark_LV8EEdDFDZ_18" meta:value-type="string">", "given": "Jeremy M", "parse-names": false}, {"dropping-particle": "", "family": "Song", "non-dropping-particle": "", "suffix": "", "given": "Lingyun", "parse-names": false}, {"dropping-particle": "", "family": "Trinklein", "non-dropping-particle": "", </meta:user-defined>
    <meta:user-defined meta:name="Mendeley_Bookmark_LV8EEdDFDZ_180" meta:value-type="string"> "Lucia", "parse-names": false}, {"dropping-particle": "", "family": "Reed", "non-dropping-particle": "", "suffix": "", "given": "Brian", "parse-names": false}, {"dropping-particle": "", "family": "Shi", "non-dropping-particle": "", "suffix": "", "given":</meta:user-defined>
    <meta:user-defined meta:name="Mendeley_Bookmark_LV8EEdDFDZ_181" meta:value-type="string"> "Minyi", "parse-names": false}, {"dropping-particle": "", "family": "Slifer", "non-dropping-particle": "", "suffix": "", "given": "Teri", "parse-names": false}, {"dropping-particle": "", "family": "Witt", "non-dropping-particle": "", "suffix": "", "given</meta:user-defined>
    <meta:user-defined meta:name="Mendeley_Bookmark_LV8EEdDFDZ_182" meta:value-type="string">": "Heather", "parse-names": false}, {"dropping-particle": "", "family": "Wu", "non-dropping-particle": "", "suffix": "", "given": "Linfeng", "parse-names": false}, {"dropping-particle": "", "family": "Xu", "non-dropping-particle": "", "suffix": "", "give</meta:user-defined>
    <meta:user-defined meta:name="Mendeley_Bookmark_LV8EEdDFDZ_183" meta:value-type="string">n": "Xiaoqin", "parse-names": false}, {"dropping-particle": "", "family": "Yan", "non-dropping-particle": "", "suffix": "", "given": "Koon-Kiu", "parse-names": false}, {"dropping-particle": "", "family": "Yang", "non-dropping-particle": "", "suffix": "", </meta:user-defined>
    <meta:user-defined meta:name="Mendeley_Bookmark_LV8EEdDFDZ_184" meta:value-type="string">"given": "Xinqiong", "parse-names": false}, {"dropping-particle": "", "family": "Struhl", "non-dropping-particle": "", "suffix": "", "given": "Kevin", "parse-names": false}, {"dropping-particle": "", "family": "Weissman", "non-dropping-particle": "", "suf</meta:user-defined>
    <meta:user-defined meta:name="Mendeley_Bookmark_LV8EEdDFDZ_185" meta:value-type="string">fix": "", "given": "Sherman M", "parse-names": false}, {"dropping-particle": "", "family": "Tenebaum", "non-dropping-particle": "", "suffix": "", "given": "Scott a", "parse-names": false}, {"dropping-particle": "", "family": "Penalva", "non-dropping-parti</meta:user-defined>
    <meta:user-defined meta:name="Mendeley_Bookmark_LV8EEdDFDZ_186" meta:value-type="string">cle": "", "suffix": "", "given": "Luiz O", "parse-names": false}, {"dropping-particle": "", "family": "Karmakar", "non-dropping-particle": "", "suffix": "", "given": "Subhradip", "parse-names": false}, {"dropping-particle": "", "family": "Bhanvadia", "non</meta:user-defined>
    <meta:user-defined meta:name="Mendeley_Bookmark_LV8EEdDFDZ_187" meta:value-type="string">-dropping-particle": "", "suffix": "", "given": "Raj R", "parse-names": false}, {"dropping-particle": "", "family": "Choudhury", "non-dropping-particle": "", "suffix": "", "given": "Alina", "parse-names": false}, {"dropping-particle": "", "family": "Doman</meta:user-defined>
    <meta:user-defined meta:name="Mendeley_Bookmark_LV8EEdDFDZ_188" meta:value-type="string">us", "non-dropping-particle": "", "suffix": "", "given": "Marc", "parse-names": false}, {"dropping-particle": "", "family": "Ma", "non-dropping-particle": "", "suffix": "", "given": "Lijia", "parse-names": false}, {"dropping-particle": "", "family": "Mora</meta:user-defined>
    <meta:user-defined meta:name="Mendeley_Bookmark_LV8EEdDFDZ_189" meta:value-type="string">n", "non-dropping-particle": "", "suffix": "", "given": "Jennifer", "parse-names": false}, {"dropping-particle": "", "family": "Victorsen", "non-dropping-particle": "", "suffix": "", "given": "Alec", "parse-names": false}, {"dropping-particle": "", "famil</meta:user-defined>
    <meta:user-defined meta:name="Mendeley_Bookmark_LV8EEdDFDZ_19" meta:value-type="string">"suffix": "", "given": "Nathan D", "parse-names": false}, {"dropping-particle": "", "family": "Altshuler", "non-dropping-particle": "", "suffix": "", "given": "Robert C", "parse-names": false}, {"dropping-particle": "", "family": "Birney", "non-dropping-p</meta:user-defined>
    <meta:user-defined meta:name="Mendeley_Bookmark_LV8EEdDFDZ_190" meta:value-type="string">y": "Auer", "non-dropping-particle": "", "suffix": "", "given": "Thomas", "parse-names": false}, {"dropping-particle": "", "family": "Centarin", "non-dropping-particle": "", "suffix": "", "given": "Lazaro", "parse-names": false}, {"dropping-particle": "",</meta:user-defined>
    <meta:user-defined meta:name="Mendeley_Bookmark_LV8EEdDFDZ_191" meta:value-type="string"> "family": "Eichenlaub", "non-dropping-particle": "", "suffix": "", "given": "Michael", "parse-names": false}, {"dropping-particle": "", "family": "Gruhl", "non-dropping-particle": "", "suffix": "", "given": "Franziska", "parse-names": false}, {"dropping-</meta:user-defined>
    <meta:user-defined meta:name="Mendeley_Bookmark_LV8EEdDFDZ_192" meta:value-type="string">particle": "", "family": "Heerman", "non-dropping-particle": "", "suffix": "", "given": "Stephan", "parse-names": false}, {"dropping-particle": "", "family": "Hoeckendorf", "non-dropping-particle": "", "suffix": "", "given": "Burkard", "parse-names": fals</meta:user-defined>
    <meta:user-defined meta:name="Mendeley_Bookmark_LV8EEdDFDZ_193" meta:value-type="string">e}, {"dropping-particle": "", "family": "Inoue", "non-dropping-particle": "", "suffix": "", "given": "Daigo", "parse-names": false}, {"dropping-particle": "", "family": "Kellner", "non-dropping-particle": "", "suffix": "", "given": "Tanja", "parse-names":</meta:user-defined>
    <meta:user-defined meta:name="Mendeley_Bookmark_LV8EEdDFDZ_194" meta:value-type="string"> false}, {"dropping-particle": "", "family": "Kirchmaier", "non-dropping-particle": "", "suffix": "", "given": "Stephan", "parse-names": false}, {"dropping-particle": "", "family": "Mueller", "non-dropping-particle": "", "suffix": "", "given": "Claudia", </meta:user-defined>
    <meta:user-defined meta:name="Mendeley_Bookmark_LV8EEdDFDZ_195" meta:value-type="string">"parse-names": false}, {"dropping-particle": "", "family": "Reinhardt", "non-dropping-particle": "", "suffix": "", "given": "Robert", "parse-names": false}, {"dropping-particle": "", "family": "Schertel", "non-dropping-particle": "", "suffix": "", "given"</meta:user-defined>
    <meta:user-defined meta:name="Mendeley_Bookmark_LV8EEdDFDZ_196" meta:value-type="string">: "Lea", "parse-names": false}, {"dropping-particle": "", "family": "Schneider", "non-dropping-particle": "", "suffix": "", "given": "Stephanie", "parse-names": false}, {"dropping-particle": "", "family": "Sinn", "non-dropping-particle": "", "suffix": "",</meta:user-defined>
    <meta:user-defined meta:name="Mendeley_Bookmark_LV8EEdDFDZ_197" meta:value-type="string"> "given": "Rebecca", "parse-names": false}, {"dropping-particle": "", "family": "Wittbrodt", "non-dropping-particle": "", "suffix": "", "given": "Beate", "parse-names": false}, {"dropping-particle": "", "family": "Wittbrodt", "non-dropping-particle": "", </meta:user-defined>
    <meta:user-defined meta:name="Mendeley_Bookmark_LV8EEdDFDZ_198" meta:value-type="string">"suffix": "", "given": "Jochen", "parse-names": false}, {"dropping-particle": "", "family": "Jain", "non-dropping-particle": "", "suffix": "", "given": "Gaurav", "parse-names": false}, {"dropping-particle": "", "family": "Balasundaram", "non-dropping-part</meta:user-defined>
    <meta:user-defined meta:name="Mendeley_Bookmark_LV8EEdDFDZ_199" meta:value-type="string">icle": "", "suffix": "", "given": "Gayathri", "parse-names": false}, {"dropping-particle": "", "family": "Bates", "non-dropping-particle": "", "suffix": "", "given": "Daniel L", "parse-names": false}, {"dropping-particle": "", "family": "Byron", "non-drop</meta:user-defined>
    <meta:user-defined meta:name="Mendeley_Bookmark_LV8EEdDFDZ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LV8EEdDFDZ_20" meta:value-type="string">article": "", "suffix": "", "given": "Ewan", "parse-names": false}, {"dropping-particle": "", "family": "Brown", "non-dropping-particle": "", "suffix": "", "given": "James B", "parse-names": false}, {"dropping-particle": "", "family": "Cheng", "non-droppi</meta:user-defined>
    <meta:user-defined meta:name="Mendeley_Bookmark_LV8EEdDFDZ_200" meta:value-type="string">ping-particle": "", "suffix": "", "given": "Rachel", "parse-names": false}, {"dropping-particle": "", "family": "Canfield", "non-dropping-particle": "", "suffix": "", "given": "Theresa K", "parse-names": false}, {"dropping-particle": "", "family": "Diegel</meta:user-defined>
    <meta:user-defined meta:name="Mendeley_Bookmark_LV8EEdDFDZ_201" meta:value-type="string">", "non-dropping-particle": "", "suffix": "", "given": "Morgan J", "parse-names": false}, {"dropping-particle": "", "family": "Dunn", "non-dropping-particle": "", "suffix": "", "given": "Douglas", "parse-names": false}, {"dropping-particle": "", "family":</meta:user-defined>
    <meta:user-defined meta:name="Mendeley_Bookmark_LV8EEdDFDZ_202" meta:value-type="string"> "Ebersol", "non-dropping-particle": "", "suffix": "", "given": "Abigail K", "parse-names": false}, {"dropping-particle": "", "family": "Frum", "non-dropping-particle": "", "suffix": "", "given": "Tristan", "parse-names": false}, {"dropping-particle": "",</meta:user-defined>
    <meta:user-defined meta:name="Mendeley_Bookmark_LV8EEdDFDZ_203" meta:value-type="string"> "family": "Garg", "non-dropping-particle": "", "suffix": "", "given": "Kavita", "parse-names": false}, {"dropping-particle": "", "family": "Gist", "non-dropping-particle": "", "suffix": "", "given": "Erica", "parse-names": false}, {"dropping-particle": "</meta:user-defined>
    <meta:user-defined meta:name="Mendeley_Bookmark_LV8EEdDFDZ_204" meta:value-type="string">", "family": "Hansen", "non-dropping-particle": "", "suffix": "", "given": "R Scott", "parse-names": false}, {"dropping-particle": "", "family": "Boatman", "non-dropping-particle": "", "suffix": "", "given": "Lisa", "parse-names": false}, {"dropping-parti</meta:user-defined>
    <meta:user-defined meta:name="Mendeley_Bookmark_LV8EEdDFDZ_205" meta:value-type="string">cle": "", "family": "Haugen", "non-dropping-particle": "", "suffix": "", "given": "Eric", "parse-names": false}, {"dropping-particle": "", "family": "Humbert", "non-dropping-particle": "", "suffix": "", "given": "Richard", "parse-names": false}, {"droppin</meta:user-defined>
    <meta:user-defined meta:name="Mendeley_Bookmark_LV8EEdDFDZ_206" meta:value-type="string">g-particle": "", "family": "Johnson", "non-dropping-particle": "", "suffix": "", "given": "Audra K", "parse-names": false}, {"dropping-particle": "", "family": "Johnson", "non-dropping-particle": "", "suffix": "", "given": "Ericka M", "parse-names": false</meta:user-defined>
    <meta:user-defined meta:name="Mendeley_Bookmark_LV8EEdDFDZ_207" meta:value-type="string">}, {"dropping-particle": "", "family": "Kutyavin", "non-dropping-particle": "", "suffix": "", "given": "Tattayana M", "parse-names": false}, {"dropping-particle": "", "family": "Lee", "non-dropping-particle": "", "suffix": "", "given": "Kristin", "parse-n</meta:user-defined>
    <meta:user-defined meta:name="Mendeley_Bookmark_LV8EEdDFDZ_208" meta:value-type="string">ames": false}, {"dropping-particle": "", "family": "Lotakis", "non-dropping-particle": "", "suffix": "", "given": "Dimitra", "parse-names": false}, {"dropping-particle": "", "family": "Maurano", "non-dropping-particle": "", "suffix": "", "given": "Matthew</meta:user-defined>
    <meta:user-defined meta:name="Mendeley_Bookmark_LV8EEdDFDZ_209" meta:value-type="string"> T", "parse-names": false}, {"dropping-particle": "", "family": "Neph", "non-dropping-particle": "", "suffix": "", "given": "Shane J", "parse-names": false}, {"dropping-particle": "V", "family": "Neri", "non-dropping-particle": "", "suffix": "", "given": </meta:user-defined>
    <meta:user-defined meta:name="Mendeley_Bookmark_LV8EEdDFDZ_21" meta:value-type="string">ng-particle": "", "suffix": "", "given": "Chao", "parse-names": false}, {"dropping-particle": "", "family": "Djebali", "non-dropping-particle": "", "suffix": "", "given": "Sarah", "parse-names": false}, {"dropping-particle": "", "family": "Dong", "non-dro</meta:user-defined>
    <meta:user-defined meta:name="Mendeley_Bookmark_LV8EEdDFDZ_210" meta:value-type="string">"Fiedencio", "parse-names": false}, {"dropping-particle": "", "family": "Nguyen", "non-dropping-particle": "", "suffix": "", "given": "Eric D", "parse-names": false}, {"dropping-particle": "", "family": "Qu", "non-dropping-particle": "", "suffix": "", "gi</meta:user-defined>
    <meta:user-defined meta:name="Mendeley_Bookmark_LV8EEdDFDZ_211" meta:value-type="string">ven": "Hongzhu", "parse-names": false}, {"dropping-particle": "", "family": "Reynolds", "non-dropping-particle": "", "suffix": "", "given": "Alex P", "parse-names": false}, {"dropping-particle": "", "family": "Roach", "non-dropping-particle": "", "suffix"</meta:user-defined>
    <meta:user-defined meta:name="Mendeley_Bookmark_LV8EEdDFDZ_212" meta:value-type="string">: "", "given": "Vaughn", "parse-names": false}, {"dropping-particle": "", "family": "Rynes", "non-dropping-particle": "", "suffix": "", "given": "Eric", "parse-names": false}, {"dropping-particle": "", "family": "Sanchez", "non-dropping-particle": "", "su</meta:user-defined>
    <meta:user-defined meta:name="Mendeley_Bookmark_LV8EEdDFDZ_213" meta:value-type="string">ffix": "", "given": "Minerva E", "parse-names": false}, {"dropping-particle": "", "family": "Sandstrom", "non-dropping-particle": "", "suffix": "", "given": "Richard S", "parse-names": false}, {"dropping-particle": "", "family": "Shafer", "non-dropping-pa</meta:user-defined>
    <meta:user-defined meta:name="Mendeley_Bookmark_LV8EEdDFDZ_214" meta:value-type="string">rticle": "", "suffix": "", "given": "Anthony O", "parse-names": false}, {"dropping-particle": "", "family": "Stergachis", "non-dropping-particle": "", "suffix": "", "given": "Andrew B", "parse-names": false}, {"dropping-particle": "", "family": "Thomas", </meta:user-defined>
    <meta:user-defined meta:name="Mendeley_Bookmark_LV8EEdDFDZ_215" meta:value-type="string">"non-dropping-particle": "", "suffix": "", "given": "Sean", "parse-names": false}, {"dropping-particle": "", "family": "Vernot", "non-dropping-particle": "", "suffix": "", "given": "Benjamin", "parse-names": false}, {"dropping-particle": "", "family": "Vi</meta:user-defined>
    <meta:user-defined meta:name="Mendeley_Bookmark_LV8EEdDFDZ_216" meta:value-type="string">erstra", "non-dropping-particle": "", "suffix": "", "given": "Jeff", "parse-names": false}, {"dropping-particle": "", "family": "Vong", "non-dropping-particle": "", "suffix": "", "given": "Shinny", "parse-names": false}, {"dropping-particle": "", "family"</meta:user-defined>
    <meta:user-defined meta:name="Mendeley_Bookmark_LV8EEdDFDZ_217" meta:value-type="string">: "Weaver", "non-dropping-particle": "", "suffix": "", "given": "Molly a", "parse-names": false}, {"dropping-particle": "", "family": "Yan", "non-dropping-particle": "", "suffix": "", "given": "Yongqi", "parse-names": false}, {"dropping-particle": "", "fa</meta:user-defined>
    <meta:user-defined meta:name="Mendeley_Bookmark_LV8EEdDFDZ_218" meta:value-type="string">mily": "Zhang", "non-dropping-particle": "", "suffix": "", "given": "Miaohua", "parse-names": false}, {"dropping-particle": "", "family": "Akey", "non-dropping-particle": "", "suffix": "", "given": "Joshua a", "parse-names": false}, {"dropping-particle": </meta:user-defined>
    <meta:user-defined meta:name="Mendeley_Bookmark_LV8EEdDFDZ_219" meta:value-type="string">"", "family": "Bender", "non-dropping-particle": "", "suffix": "", "given": "Michael", "parse-names": false}, {"dropping-particle": "", "family": "Dorschner", "non-dropping-particle": "", "suffix": "", "given": "Michael O", "parse-names": false}, {"droppi</meta:user-defined>
    <meta:user-defined meta:name="Mendeley_Bookmark_LV8EEdDFDZ_22" meta:value-type="string">pping-particle": "", "suffix": "", "given": "Xianjun", "parse-names": false}, {"dropping-particle": "", "family": "Ernst", "non-dropping-particle": "", "suffix": "", "given": "Jason", "parse-names": false}, {"dropping-particle": "", "family": "Furey", "no</meta:user-defined>
    <meta:user-defined meta:name="Mendeley_Bookmark_LV8EEdDFDZ_220" meta:value-type="string">ng-particle": "", "family": "Groudine", "non-dropping-particle": "", "suffix": "", "given": "Mark", "parse-names": false}, {"dropping-particle": "", "family": "MacCoss", "non-dropping-particle": "", "suffix": "", "given": "Michael J", "parse-names": false</meta:user-defined>
    <meta:user-defined meta:name="Mendeley_Bookmark_LV8EEdDFDZ_221" meta:value-type="string">}, {"dropping-particle": "", "family": "Navas", "non-dropping-particle": "", "suffix": "", "given": "Patrick", "parse-names": false}, {"dropping-particle": "", "family": "Stamatoyannopoulos", "non-dropping-particle": "", "suffix": "", "given": "George", "</meta:user-defined>
    <meta:user-defined meta:name="Mendeley_Bookmark_LV8EEdDFDZ_222" meta:value-type="string">parse-names": false}, {"dropping-particle": "", "family": "Stamatoyannopoulos", "non-dropping-particle": "", "suffix": "", "given": "John a", "parse-names": false}, {"dropping-particle": "", "family": "Beal", "non-dropping-particle": "", "suffix": "", "gi</meta:user-defined>
    <meta:user-defined meta:name="Mendeley_Bookmark_LV8EEdDFDZ_223" meta:value-type="string">ven": "Kathryn", "parse-names": false}, {"dropping-particle": "", "family": "Brazma", "non-dropping-particle": "", "suffix": "", "given": "Alvis", "parse-names": false}, {"dropping-particle": "", "family": "Flicek", "non-dropping-particle": "", "suffix": </meta:user-defined>
    <meta:user-defined meta:name="Mendeley_Bookmark_LV8EEdDFDZ_224" meta:value-type="string">"", "given": "Paul", "parse-names": false}, {"dropping-particle": "", "family": "Johnson", "non-dropping-particle": "", "suffix": "", "given": "Nathan", "parse-names": false}, {"dropping-particle": "", "family": "Lukk", "non-dropping-particle": "", "suffi</meta:user-defined>
    <meta:user-defined meta:name="Mendeley_Bookmark_LV8EEdDFDZ_225" meta:value-type="string">x": "", "given": "Margus", "parse-names": false}, {"dropping-particle": "", "family": "Luscombe", "non-dropping-particle": "", "suffix": "", "given": "Nicholas M", "parse-names": false}, {"dropping-particle": "", "family": "Sobral", "non-dropping-particle</meta:user-defined>
    <meta:user-defined meta:name="Mendeley_Bookmark_LV8EEdDFDZ_226" meta:value-type="string">": "", "suffix": "", "given": "Daniel", "parse-names": false}, {"dropping-particle": "", "family": "Vaquerizas", "non-dropping-particle": "", "suffix": "", "given": "Juan M", "parse-names": false}, {"dropping-particle": "", "family": "Batzoglou", "non-dro</meta:user-defined>
    <meta:user-defined meta:name="Mendeley_Bookmark_LV8EEdDFDZ_227" meta:value-type="string">pping-particle": "", "suffix": "", "given": "Serafim", "parse-names": false}, {"dropping-particle": "", "family": "Sidow", "non-dropping-particle": "", "suffix": "", "given": "Arend", "parse-names": false}, {"dropping-particle": "", "family": "Hussami", "</meta:user-defined>
    <meta:user-defined meta:name="Mendeley_Bookmark_LV8EEdDFDZ_228" meta:value-type="string">non-dropping-particle": "", "suffix": "", "given": "Nadine", "parse-names": false}, {"dropping-particle": "", "family": "Kyriazopoulou-Panagiotopoulou", "non-dropping-particle": "", "suffix": "", "given": "Sofia", "parse-names": false}, {"dropping-particl</meta:user-defined>
    <meta:user-defined meta:name="Mendeley_Bookmark_LV8EEdDFDZ_229" meta:value-type="string">e": "", "family": "Libbrecht", "non-dropping-particle": "", "suffix": "", "given": "Max W", "parse-names": false}, {"dropping-particle": "", "family": "Schaub", "non-dropping-particle": "", "suffix": "", "given": "Marc a", "parse-names": false}, {"droppin</meta:user-defined>
    <meta:user-defined meta:name="Mendeley_Bookmark_LV8EEdDFDZ_23" meta:value-type="string">n-dropping-particle": "", "suffix": "", "given": "Terrence S", "parse-names": false}, {"dropping-particle": "", "family": "Gerstein", "non-dropping-particle": "", "suffix": "", "given": "Mark", "parse-names": false}, {"dropping-particle": "", "family": "G</meta:user-defined>
    <meta:user-defined meta:name="Mendeley_Bookmark_LV8EEdDFDZ_230" meta:value-type="string">g-particle": "", "family": "Miller", "non-dropping-particle": "", "suffix": "", "given": "Webb", "parse-names": false}, {"dropping-particle": "", "family": "Bickel", "non-dropping-particle": "", "suffix": "", "given": "Peter J", "parse-names": false}, {"d</meta:user-defined>
    <meta:user-defined meta:name="Mendeley_Bookmark_LV8EEdDFDZ_231" meta:value-type="string">ropping-particle": "", "family": "Banfai", "non-dropping-particle": "", "suffix": "", "given": "Balazs", "parse-names": false}, {"dropping-particle": "", "family": "Boley", "non-dropping-particle": "", "suffix": "", "given": "Nathan P", "parse-names": fal</meta:user-defined>
    <meta:user-defined meta:name="Mendeley_Bookmark_LV8EEdDFDZ_232" meta:value-type="string">se}, {"dropping-particle": "", "family": "Huang", "non-dropping-particle": "", "suffix": "", "given": "Haiyan", "parse-names": false}, {"dropping-particle": "", "family": "Li", "non-dropping-particle": "", "suffix": "", "given": "Jingyi Jessica", "parse-n</meta:user-defined>
    <meta:user-defined meta:name="Mendeley_Bookmark_LV8EEdDFDZ_233" meta:value-type="string">ames": false}, {"dropping-particle": "", "family": "Noble", "non-dropping-particle": "", "suffix": "", "given": "William Stafford", "parse-names": false}, {"dropping-particle": "", "family": "Bilmes", "non-dropping-particle": "", "suffix": "", "given": "J</meta:user-defined>
    <meta:user-defined meta:name="Mendeley_Bookmark_LV8EEdDFDZ_234" meta:value-type="string">effrey a", "parse-names": false}, {"dropping-particle": "", "family": "Buske", "non-dropping-particle": "", "suffix": "", "given": "Orion J", "parse-names": false}, {"dropping-particle": "", "family": "Sahu", "non-dropping-particle": "", "suffix": "", "gi</meta:user-defined>
    <meta:user-defined meta:name="Mendeley_Bookmark_LV8EEdDFDZ_235" meta:value-type="string">ven": "Avinash O", "parse-names": false}, {"dropping-particle": "V", "family": "Kharchenko", "non-dropping-particle": "", "suffix": "", "given": "Peter", "parse-names": false}, {"dropping-particle": "", "family": "Park", "non-dropping-particle": "", "suff</meta:user-defined>
    <meta:user-defined meta:name="Mendeley_Bookmark_LV8EEdDFDZ_236" meta:value-type="string">ix": "", "given": "Peter J", "parse-names": false}, {"dropping-particle": "", "family": "Baker", "non-dropping-particle": "", "suffix": "", "given": "Dannon", "parse-names": false}, {"dropping-particle": "", "family": "Taylor", "non-dropping-particle": ""</meta:user-defined>
    <meta:user-defined meta:name="Mendeley_Bookmark_LV8EEdDFDZ_237" meta:value-type="string">, "suffix": "", "given": "James", "parse-names": false}, {"dropping-particle": "", "family": "Lochovsky", "non-dropping-particle": "", "suffix": "", "given": "Lucas", "parse-names": false}], "container-title": "Nature"}, "id": "ITEM-1"}], "mendeley": {"pr</meta:user-defined>
    <meta:user-defined meta:name="Mendeley_Bookmark_LV8EEdDFDZ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LV8EEdDFDZ_239" meta:value-type="string">chema": "https://github.com/citation-style-language/schema/raw/master/csl-citation.json"}</meta:user-defined>
    <meta:user-defined meta:name="Mendeley_Bookmark_LV8EEdDFDZ_24" meta:value-type="string">iardine", "non-dropping-particle": "", "suffix": "", "given": "Belinda", "parse-names": false}, {"dropping-particle": "", "family": "Greven", "non-dropping-particle": "", "suffix": "", "given": "Melissa", "parse-names": false}, {"dropping-particle": "", "</meta:user-defined>
    <meta:user-defined meta:name="Mendeley_Bookmark_LV8EEdDFDZ_25" meta:value-type="string">family": "Hardison", "non-dropping-particle": "", "suffix": "", "given": "Ross C", "parse-names": false}, {"dropping-particle": "", "family": "Harris", "non-dropping-particle": "", "suffix": "", "given": "Robert S", "parse-names": false}, {"dropping-parti</meta:user-defined>
    <meta:user-defined meta:name="Mendeley_Bookmark_LV8EEdDFDZ_26" meta:value-type="string">cle": "", "family": "Herrero", "non-dropping-particle": "", "suffix": "", "given": "Javier", "parse-names": false}, {"dropping-particle": "", "family": "Hoffman", "non-dropping-particle": "", "suffix": "", "given": "Michael M", "parse-names": false}, {"dr</meta:user-defined>
    <meta:user-defined meta:name="Mendeley_Bookmark_LV8EEdDFDZ_27" meta:value-type="string">opping-particle": "", "family": "Iyer", "non-dropping-particle": "", "suffix": "", "given": "Sowmya", "parse-names": false}, {"dropping-particle": "", "family": "Kelllis", "non-dropping-particle": "", "suffix": "", "given": "Manolis", "parse-names": false</meta:user-defined>
    <meta:user-defined meta:name="Mendeley_Bookmark_LV8EEdDFDZ_28" meta:value-type="string">}, {"dropping-particle": "", "family": "Kheradpour", "non-dropping-particle": "", "suffix": "", "given": "Pouya", "parse-names": false}, {"dropping-particle": "", "family": "Lassmann", "non-dropping-particle": "", "suffix": "", "given": "Timo", "parse-nam</meta:user-defined>
    <meta:user-defined meta:name="Mendeley_Bookmark_LV8EEdDFDZ_29" meta:value-type="string">es": false}, {"dropping-particle": "", "family": "Li", "non-dropping-particle": "", "suffix": "", "given": "Qunhua", "parse-names": false}, {"dropping-particle": "", "family": "Lin", "non-dropping-particle": "", "suffix": "", "given": "Xinying", "parse-na</meta:user-defined>
    <meta:user-defined meta:name="Mendeley_Bookmark_LV8EEdDFDZ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LV8EEdDFDZ_30" meta:value-type="string">mes": false}, {"dropping-particle": "", "family": "Marinov", "non-dropping-particle": "", "suffix": "", "given": "Georgi K", "parse-names": false}, {"dropping-particle": "", "family": "Merkel", "non-dropping-particle": "", "suffix": "", "given": "Angelika</meta:user-defined>
    <meta:user-defined meta:name="Mendeley_Bookmark_LV8EEdDFDZ_31" meta:value-type="string">", "parse-names": false}, {"dropping-particle": "", "family": "Mortazavi", "non-dropping-particle": "", "suffix": "", "given": "Ali", "parse-names": false}, {"dropping-particle": "", "family": "Parker", "non-dropping-particle": "", "suffix": "", "given": </meta:user-defined>
    <meta:user-defined meta:name="Mendeley_Bookmark_LV8EEdDFDZ_32" meta:value-type="string">"Stephen C J Stephanie L", "parse-names": false}, {"dropping-particle": "", "family": "Reddy", "non-dropping-particle": "", "suffix": "", "given": "Timothy E", "parse-names": false}, {"dropping-particle": "", "family": "Rozowsky", "non-dropping-particle":</meta:user-defined>
    <meta:user-defined meta:name="Mendeley_Bookmark_LV8EEdDFDZ_33" meta:value-type="string"> "", "suffix": "", "given": "Joel", "parse-names": false}, {"dropping-particle": "", "family": "Schlesinger", "non-dropping-particle": "", "suffix": "", "given": "Felix", "parse-names": false}, {"dropping-particle": "", "family": "Thurman", "non-dropping-</meta:user-defined>
    <meta:user-defined meta:name="Mendeley_Bookmark_LV8EEdDFDZ_34" meta:value-type="string">particle": "", "suffix": "", "given": "Robert E", "parse-names": false}, {"dropping-particle": "", "family": "Wang", "non-dropping-particle": "", "suffix": "", "given": "Jie", "parse-names": false}, {"dropping-particle": "", "family": "Ward", "non-droppin</meta:user-defined>
    <meta:user-defined meta:name="Mendeley_Bookmark_LV8EEdDFDZ_35" meta:value-type="string">g-particle": "", "suffix": "", "given": "Lucas D", "parse-names": false}, {"dropping-particle": "", "family": "Whitfield", "non-dropping-particle": "", "suffix": "", "given": "Troy W", "parse-names": false}, {"dropping-particle": "", "family": "Wilder", "</meta:user-defined>
    <meta:user-defined meta:name="Mendeley_Bookmark_LV8EEdDFDZ_36" meta:value-type="string">non-dropping-particle": "", "suffix": "", "given": "Steven P", "parse-names": false}, {"dropping-particle": "", "family": "Wu", "non-dropping-particle": "", "suffix": "", "given": "Weisheng", "parse-names": false}, {"dropping-particle": "", "family": "Xi"</meta:user-defined>
    <meta:user-defined meta:name="Mendeley_Bookmark_LV8EEdDFDZ_37" meta:value-type="string">, "non-dropping-particle": "", "suffix": "", "given": "Hualin S", "parse-names": false}, {"dropping-particle": "", "family": "Yip", "non-dropping-particle": "", "suffix": "", "given": "Kevin Y", "parse-names": false}, {"dropping-particle": "", "family": "</meta:user-defined>
    <meta:user-defined meta:name="Mendeley_Bookmark_LV8EEdDFDZ_38" meta:value-type="string">Zhuang", "non-dropping-particle": "", "suffix": "", "given": "Jiali", "parse-names": false}, {"dropping-particle": "", "family": "Bernstein", "non-dropping-particle": "", "suffix": "", "given": "Bradley E", "parse-names": false}, {"dropping-particle": "",</meta:user-defined>
    <meta:user-defined meta:name="Mendeley_Bookmark_LV8EEdDFDZ_39" meta:value-type="string"> "family": "Green", "non-dropping-particle": "", "suffix": "", "given": "Eric D", "parse-names": false}, {"dropping-particle": "", "family": "Gunter", "non-dropping-particle": "", "suffix": "", "given": "Chris", "parse-names": false}, {"dropping-particle"</meta:user-defined>
    <meta:user-defined meta:name="Mendeley_Bookmark_LV8EEdDFDZ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LV8EEdDFDZ_40" meta:value-type="string">: "", "family": "Snyder", "non-dropping-particle": "", "suffix": "", "given": "Michael", "parse-names": false}, {"dropping-particle": "", "family": "Pazin", "non-dropping-particle": "", "suffix": "", "given": "Michael J", "parse-names": false}, {"dropping</meta:user-defined>
    <meta:user-defined meta:name="Mendeley_Bookmark_LV8EEdDFDZ_41" meta:value-type="string">-particle": "", "family": "Lowdon", "non-dropping-particle": "", "suffix": "", "given": "Rebecca F", "parse-names": false}, {"dropping-particle": "", "family": "Dillon", "non-dropping-particle": "", "suffix": "", "given": "Laura a L", "parse-names": false</meta:user-defined>
    <meta:user-defined meta:name="Mendeley_Bookmark_LV8EEdDFDZ_42" meta:value-type="string">}, {"dropping-particle": "", "family": "Adams", "non-dropping-particle": "", "suffix": "", "given": "Leslie B", "parse-names": false}, {"dropping-particle": "", "family": "Kelly", "non-dropping-particle": "", "suffix": "", "given": "Caroline J", "parse-na</meta:user-defined>
    <meta:user-defined meta:name="Mendeley_Bookmark_LV8EEdDFDZ_43" meta:value-type="string">mes": false}, {"dropping-particle": "", "family": "Zhang", "non-dropping-particle": "", "suffix": "", "given": "Julia", "parse-names": false}, {"dropping-particle": "", "family": "Wexler", "non-dropping-particle": "", "suffix": "", "given": "Judith R", "p</meta:user-defined>
    <meta:user-defined meta:name="Mendeley_Bookmark_LV8EEdDFDZ_44" meta:value-type="string">arse-names": false}, {"dropping-particle": "", "family": "Good", "non-dropping-particle": "", "suffix": "", "given": "Peter J", "parse-names": false}, {"dropping-particle": "", "family": "Feingold", "non-dropping-particle": "", "suffix": "", "given": "Eli</meta:user-defined>
    <meta:user-defined meta:name="Mendeley_Bookmark_LV8EEdDFDZ_45" meta:value-type="string">se a", "parse-names": false}, {"dropping-particle": "", "family": "Crawford", "non-dropping-particle": "", "suffix": "", "given": "Gregory E", "parse-names": false}, {"dropping-particle": "", "family": "Dekker", "non-dropping-particle": "", "suffix": "", </meta:user-defined>
    <meta:user-defined meta:name="Mendeley_Bookmark_LV8EEdDFDZ_46" meta:value-type="string">"given": "Job", "parse-names": false}, {"dropping-particle": "", "family": "Elinitski", "non-dropping-particle": "", "suffix": "", "given": "Laura", "parse-names": false}, {"dropping-particle": "", "family": "Farnham", "non-dropping-particle": "", "suffix</meta:user-defined>
    <meta:user-defined meta:name="Mendeley_Bookmark_LV8EEdDFDZ_47" meta:value-type="string">": "", "given": "Peggy J", "parse-names": false}, {"dropping-particle": "", "family": "Giddings", "non-dropping-particle": "", "suffix": "", "given": "Morgan C", "parse-names": false}, {"dropping-particle": "", "family": "Gingeras", "non-dropping-particle</meta:user-defined>
    <meta:user-defined meta:name="Mendeley_Bookmark_LV8EEdDFDZ_48" meta:value-type="string">": "", "suffix": "", "given": "Thomas R", "parse-names": false}, {"dropping-particle": "", "family": "Guig\u00f3", "non-dropping-particle": "", "suffix": "", "given": "Roderic", "parse-names": false}, {"dropping-particle": "", "family": "Hubbard", "non-dr</meta:user-defined>
    <meta:user-defined meta:name="Mendeley_Bookmark_LV8EEdDFDZ_49" meta:value-type="string">opping-particle": "", "suffix": "", "given": "Timothy J Tomothy J", "parse-names": false}, {"dropping-particle": "", "family": "Kellis", "non-dropping-particle": "", "suffix": "", "given": "Manolis", "parse-names": false}, {"dropping-particle": "", "famil</meta:user-defined>
    <meta:user-defined meta:name="Mendeley_Bookmark_LV8EEdDFDZ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LV8EEdDFDZ_50" meta:value-type="string">y": "Kent", "non-dropping-particle": "", "suffix": "", "given": "W James", "parse-names": false}, {"dropping-particle": "", "family": "Lieb", "non-dropping-particle": "", "suffix": "", "given": "Jason D", "parse-names": false}, {"dropping-particle": "", "</meta:user-defined>
    <meta:user-defined meta:name="Mendeley_Bookmark_LV8EEdDFDZ_51" meta:value-type="string">family": "Margulies", "non-dropping-particle": "", "suffix": "", "given": "Elliott H", "parse-names": false}, {"dropping-particle": "", "family": "Myers", "non-dropping-particle": "", "suffix": "", "given": "Richard M", "parse-names": false}, {"dropping-p</meta:user-defined>
    <meta:user-defined meta:name="Mendeley_Bookmark_LV8EEdDFDZ_52" meta:value-type="string">article": "", "family": "Starnatoyannopoulos", "non-dropping-particle": "", "suffix": "", "given": "John a", "parse-names": false}, {"dropping-particle": "", "family": "Tennebaum", "non-dropping-particle": "", "suffix": "", "given": "Scott a", "parse-name</meta:user-defined>
    <meta:user-defined meta:name="Mendeley_Bookmark_LV8EEdDFDZ_53" meta:value-type="string">s": false}, {"dropping-particle": "", "family": "Weng", "non-dropping-particle": "", "suffix": "", "given": "Zhiping", "parse-names": false}, {"dropping-particle": "", "family": "White", "non-dropping-particle": "", "suffix": "", "given": "Kevin P", "pars</meta:user-defined>
    <meta:user-defined meta:name="Mendeley_Bookmark_LV8EEdDFDZ_54" meta:value-type="string">e-names": false}, {"dropping-particle": "", "family": "Wold", "non-dropping-particle": "", "suffix": "", "given": "Barbara", "parse-names": false}, {"dropping-particle": "", "family": "Yu", "non-dropping-particle": "", "suffix": "", "given": "Yanbao", "pa</meta:user-defined>
    <meta:user-defined meta:name="Mendeley_Bookmark_LV8EEdDFDZ_55" meta:value-type="string">rse-names": false}, {"dropping-particle": "", "family": "Wrobel", "non-dropping-particle": "", "suffix": "", "given": "John", "parse-names": false}, {"dropping-particle": "", "family": "Risk", "non-dropping-particle": "", "suffix": "", "given": "Brian a",</meta:user-defined>
    <meta:user-defined meta:name="Mendeley_Bookmark_LV8EEdDFDZ_56" meta:value-type="string"> "parse-names": false}, {"dropping-particle": "", "family": "Gunawardena", "non-dropping-particle": "", "suffix": "", "given": "Harsha P", "parse-names": false}, {"dropping-particle": "", "family": "Kuiper", "non-dropping-particle": "", "suffix": "", "giv</meta:user-defined>
    <meta:user-defined meta:name="Mendeley_Bookmark_LV8EEdDFDZ_57" meta:value-type="string">en": "Heather C", "parse-names": false}, {"dropping-particle": "", "family": "Maier", "non-dropping-particle": "", "suffix": "", "given": "Christopher W", "parse-names": false}, {"dropping-particle": "", "family": "Xie", "non-dropping-particle": "", "suff</meta:user-defined>
    <meta:user-defined meta:name="Mendeley_Bookmark_LV8EEdDFDZ_58" meta:value-type="string">ix": "", "given": "Ling", "parse-names": false}, {"dropping-particle": "", "family": "Chen", "non-dropping-particle": "", "suffix": "", "given": "Xian", "parse-names": false}, {"dropping-particle": "", "family": "Mikkelsen", "non-dropping-particle": "", "</meta:user-defined>
    <meta:user-defined meta:name="Mendeley_Bookmark_LV8EEdDFDZ_59" meta:value-type="string">suffix": "", "given": "Tarjei S", "parse-names": false}, {"dropping-particle": "", "family": "Gillespie", "non-dropping-particle": "", "suffix": "", "given": "Shawn", "parse-names": false}, {"dropping-particle": "", "family": "Goren", "non-dropping-partic</meta:user-defined>
    <meta:user-defined meta:name="Mendeley_Bookmark_LV8EEdDFDZ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LV8EEdDFDZ_60" meta:value-type="string">le": "", "suffix": "", "given": "Alon", "parse-names": false}, {"dropping-particle": "", "family": "Ram", "non-dropping-particle": "", "suffix": "", "given": "Oren", "parse-names": false}, {"dropping-particle": "", "family": "Zhang", "non-dropping-particl</meta:user-defined>
    <meta:user-defined meta:name="Mendeley_Bookmark_LV8EEdDFDZ_61" meta:value-type="string">e": "", "suffix": "", "given": "Xiaolan", "parse-names": false}, {"dropping-particle": "", "family": "Wang", "non-dropping-particle": "", "suffix": "", "given": "Li", "parse-names": false}, {"dropping-particle": "", "family": "Issner", "non-dropping-parti</meta:user-defined>
    <meta:user-defined meta:name="Mendeley_Bookmark_LV8EEdDFDZ_62" meta:value-type="string">cle": "", "suffix": "", "given": "Robbyn", "parse-names": false}, {"dropping-particle": "", "family": "Coyne", "non-dropping-particle": "", "suffix": "", "given": "Michael J", "parse-names": false}, {"dropping-particle": "", "family": "Durham", "non-dropp</meta:user-defined>
    <meta:user-defined meta:name="Mendeley_Bookmark_LV8EEdDFDZ_63" meta:value-type="string">ing-particle": "", "suffix": "", "given": "Timothy", "parse-names": false}, {"dropping-particle": "", "family": "Ku", "non-dropping-particle": "", "suffix": "", "given": "Manching", "parse-names": false}, {"dropping-particle": "", "family": "Truong", "non</meta:user-defined>
    <meta:user-defined meta:name="Mendeley_Bookmark_LV8EEdDFDZ_64" meta:value-type="string">-dropping-particle": "", "suffix": "", "given": "Thanh", "parse-names": false}, {"dropping-particle": "", "family": "Eaton", "non-dropping-particle": "", "suffix": "", "given": "Matthew L", "parse-names": false}, {"dropping-particle": "", "family": "Dobin</meta:user-defined>
    <meta:user-defined meta:name="Mendeley_Bookmark_LV8EEdDFDZ_65" meta:value-type="string">", "non-dropping-particle": "", "suffix": "", "given": "Alex", "parse-names": false}, {"dropping-particle": "", "family": "Tanzer", "non-dropping-particle": "", "suffix": "", "given": "Andrea", "parse-names": false}, {"dropping-particle": "", "family": "L</meta:user-defined>
    <meta:user-defined meta:name="Mendeley_Bookmark_LV8EEdDFDZ_66" meta:value-type="string">agarde", "non-dropping-particle": "", "suffix": "", "given": "Julien", "parse-names": false}, {"dropping-particle": "", "family": "Lin", "non-dropping-particle": "", "suffix": "", "given": "Wei", "parse-names": false}, {"dropping-particle": "", "family": </meta:user-defined>
    <meta:user-defined meta:name="Mendeley_Bookmark_LV8EEdDFDZ_67" meta:value-type="string">"Xue", "non-dropping-particle": "", "suffix": "", "given": "Chenghai", "parse-names": false}, {"dropping-particle": "", "family": "Williams", "non-dropping-particle": "", "suffix": "", "given": "Brian a", "parse-names": false}, {"dropping-particle": "", "</meta:user-defined>
    <meta:user-defined meta:name="Mendeley_Bookmark_LV8EEdDFDZ_68" meta:value-type="string">family": "Zaleski", "non-dropping-particle": "", "suffix": "", "given": "Chris", "parse-names": false}, {"dropping-particle": "", "family": "R\u00f6der", "non-dropping-particle": "", "suffix": "", "given": "Maik", "parse-names": false}, {"dropping-particl</meta:user-defined>
    <meta:user-defined meta:name="Mendeley_Bookmark_LV8EEdDFDZ_69" meta:value-type="string">e": "", "family": "Kokocinski", "non-dropping-particle": "", "suffix": "", "given": "Felix", "parse-names": false}, {"dropping-particle": "", "family": "Abdelhamid", "non-dropping-particle": "", "suffix": "", "given": "Rehab F", "parse-names": false}, {"d</meta:user-defined>
    <meta:user-defined meta:name="Mendeley_Bookmark_LV8EEdDFDZ_7" meta:value-type="string">on-dropping-particle": "", "suffix": "", "given": "", "parse-names": false}, {"dropping-particle": "", "family": "Dunham", "non-dropping-particle": "", "suffix": "", "given": "Ian", "parse-names": false}, {"dropping-particle": "", "family": "Kundaje", "no</meta:user-defined>
    <meta:user-defined meta:name="Mendeley_Bookmark_LV8EEdDFDZ_70" meta:value-type="string">ropping-particle": "", "family": "Alioto", "non-dropping-particle": "", "suffix": "", "given": "Tyler", "parse-names": false}, {"dropping-particle": "", "family": "Antoshechkin", "non-dropping-particle": "", "suffix": "", "given": "Igor", "parse-names": f</meta:user-defined>
    <meta:user-defined meta:name="Mendeley_Bookmark_LV8EEdDFDZ_71" meta:value-type="string">alse}, {"dropping-particle": "", "family": "Baer", "non-dropping-particle": "", "suffix": "", "given": "Michael T", "parse-names": false}, {"dropping-particle": "", "family": "Batut", "non-dropping-particle": "", "suffix": "", "given": "Philippe", "parse-</meta:user-defined>
    <meta:user-defined meta:name="Mendeley_Bookmark_LV8EEdDFDZ_72" meta:value-type="string">names": false}, {"dropping-particle": "", "family": "Bell", "non-dropping-particle": "", "suffix": "", "given": "Ian", "parse-names": false}, {"dropping-particle": "", "family": "Bell", "non-dropping-particle": "", "suffix": "", "given": "Kimberly", "pars</meta:user-defined>
    <meta:user-defined meta:name="Mendeley_Bookmark_LV8EEdDFDZ_73" meta:value-type="string">e-names": false}, {"dropping-particle": "", "family": "Chakrabortty", "non-dropping-particle": "", "suffix": "", "given": "Sudipto", "parse-names": false}, {"dropping-particle": "", "family": "Chrast", "non-dropping-particle": "", "suffix": "", "given": "</meta:user-defined>
    <meta:user-defined meta:name="Mendeley_Bookmark_LV8EEdDFDZ_74" meta:value-type="string">Jacqueline", "parse-names": false}, {"dropping-particle": "", "family": "Curado", "non-dropping-particle": "", "suffix": "", "given": "Joao", "parse-names": false}, {"dropping-particle": "", "family": "Derrien", "non-dropping-particle": "", "suffix": "", </meta:user-defined>
    <meta:user-defined meta:name="Mendeley_Bookmark_LV8EEdDFDZ_75" meta:value-type="string">"given": "Thomas", "parse-names": false}, {"dropping-particle": "", "family": "Drenkow", "non-dropping-particle": "", "suffix": "", "given": "Jorg", "parse-names": false}, {"dropping-particle": "", "family": "Dumais", "non-dropping-particle": "", "suffix"</meta:user-defined>
    <meta:user-defined meta:name="Mendeley_Bookmark_LV8EEdDFDZ_76" meta:value-type="string">: "", "given": "Erica", "parse-names": false}, {"dropping-particle": "", "family": "Dumais", "non-dropping-particle": "", "suffix": "", "given": "Jackie", "parse-names": false}, {"dropping-particle": "", "family": "Duttagupta", "non-dropping-particle": ""</meta:user-defined>
    <meta:user-defined meta:name="Mendeley_Bookmark_LV8EEdDFDZ_77" meta:value-type="string">, "suffix": "", "given": "Radha", "parse-names": false}, {"dropping-particle": "", "family": "Fastuca", "non-dropping-particle": "", "suffix": "", "given": "Megan", "parse-names": false}, {"dropping-particle": "", "family": "Fejes-Toth", "non-dropping-par</meta:user-defined>
    <meta:user-defined meta:name="Mendeley_Bookmark_LV8EEdDFDZ_78" meta:value-type="string">ticle": "", "suffix": "", "given": "Kata", "parse-names": false}, {"dropping-particle": "", "family": "Ferreira", "non-dropping-particle": "", "suffix": "", "given": "Pedro", "parse-names": false}, {"dropping-particle": "", "family": "Foissac", "non-dropp</meta:user-defined>
    <meta:user-defined meta:name="Mendeley_Bookmark_LV8EEdDFDZ_79" meta:value-type="string">ing-particle": "", "suffix": "", "given": "Sylvain", "parse-names": false}, {"dropping-particle": "", "family": "Fullwood", "non-dropping-particle": "", "suffix": "", "given": "Melissa J", "parse-names": false}, {"dropping-particle": "", "family": "Gao", </meta:user-defined>
    <meta:user-defined meta:name="Mendeley_Bookmark_LV8EEdDFDZ_8" meta:value-type="string">n-dropping-particle": "", "suffix": "", "given": "Anshul", "parse-names": false}, {"dropping-particle": "", "family": "Aldred", "non-dropping-particle": "", "suffix": "", "given": "Shelley F", "parse-names": false}, {"dropping-particle": "", "family": "Co</meta:user-defined>
    <meta:user-defined meta:name="Mendeley_Bookmark_LV8EEdDFDZ_80" meta:value-type="string">"non-dropping-particle": "", "suffix": "", "given": "Hui", "parse-names": false}, {"dropping-particle": "", "family": "Gonzalez", "non-dropping-particle": "", "suffix": "", "given": "David", "parse-names": false}, {"dropping-particle": "", "family": "Gord</meta:user-defined>
    <meta:user-defined meta:name="Mendeley_Bookmark_LV8EEdDFDZ_81" meta:value-type="string">on", "non-dropping-particle": "", "suffix": "", "given": "Assaf", "parse-names": false}, {"dropping-particle": "", "family": "Howald", "non-dropping-particle": "", "suffix": "", "given": "C\u00e9dric", "parse-names": false}, {"dropping-particle": "", "fam</meta:user-defined>
    <meta:user-defined meta:name="Mendeley_Bookmark_LV8EEdDFDZ_82" meta:value-type="string">ily": "Jha", "non-dropping-particle": "", "suffix": "", "given": "Sonali", "parse-names": false}, {"dropping-particle": "", "family": "Johnson", "non-dropping-particle": "", "suffix": "", "given": "Rory", "parse-names": false}, {"dropping-particle": "", "</meta:user-defined>
    <meta:user-defined meta:name="Mendeley_Bookmark_LV8EEdDFDZ_83" meta:value-type="string">family": "Kapranov", "non-dropping-particle": "", "suffix": "", "given": "Philipp", "parse-names": false}, {"dropping-particle": "", "family": "King", "non-dropping-particle": "", "suffix": "", "given": "Brandon", "parse-names": false}, {"dropping-particl</meta:user-defined>
    <meta:user-defined meta:name="Mendeley_Bookmark_LV8EEdDFDZ_84" meta:value-type="string">e": "", "family": "Kingswood", "non-dropping-particle": "", "suffix": "", "given": "Colin", "parse-names": false}, {"dropping-particle": "", "family": "Li", "non-dropping-particle": "", "suffix": "", "given": "Guoliang", "parse-names": false}, {"dropping-</meta:user-defined>
    <meta:user-defined meta:name="Mendeley_Bookmark_LV8EEdDFDZ_85" meta:value-type="string">particle": "", "family": "Luo", "non-dropping-particle": "", "suffix": "", "given": "Oscar J", "parse-names": false}, {"dropping-particle": "", "family": "Park", "non-dropping-particle": "", "suffix": "", "given": "Eddie", "parse-names": false}, {"droppin</meta:user-defined>
    <meta:user-defined meta:name="Mendeley_Bookmark_LV8EEdDFDZ_86" meta:value-type="string">g-particle": "", "family": "Preall", "non-dropping-particle": "", "suffix": "", "given": "Jonathan B", "parse-names": false}, {"dropping-particle": "", "family": "Presaud", "non-dropping-particle": "", "suffix": "", "given": "Kimberly", "parse-names": fal</meta:user-defined>
    <meta:user-defined meta:name="Mendeley_Bookmark_LV8EEdDFDZ_87" meta:value-type="string">se}, {"dropping-particle": "", "family": "Ribeca", "non-dropping-particle": "", "suffix": "", "given": "Paolo", "parse-names": false}, {"dropping-particle": "", "family": "Robyr", "non-dropping-particle": "", "suffix": "", "given": "Daniel", "parse-names"</meta:user-defined>
    <meta:user-defined meta:name="Mendeley_Bookmark_LV8EEdDFDZ_88" meta:value-type="string">: false}, {"dropping-particle": "", "family": "Ruan", "non-dropping-particle": "", "suffix": "", "given": "Xiaoan", "parse-names": false}, {"dropping-particle": "", "family": "Sammeth", "non-dropping-particle": "", "suffix": "", "given": "Michael", "parse</meta:user-defined>
    <meta:user-defined meta:name="Mendeley_Bookmark_LV8EEdDFDZ_89" meta:value-type="string">-names": false}, {"dropping-particle": "", "family": "Sandu", "non-dropping-particle": "", "suffix": "", "given": "Kuljeet Singh", "parse-names": false}, {"dropping-particle": "", "family": "Schaeffer", "non-dropping-particle": "", "suffix": "", "given": </meta:user-defined>
    <meta:user-defined meta:name="Mendeley_Bookmark_LV8EEdDFDZ_9" meta:value-type="string">llins", "non-dropping-particle": "", "suffix": "", "given": "Patrick J", "parse-names": false}, {"dropping-particle": "", "family": "Davis", "non-dropping-particle": "", "suffix": "", "given": "Carrie a", "parse-names": false}, {"dropping-particle": "", "</meta:user-defined>
    <meta:user-defined meta:name="Mendeley_Bookmark_LV8EEdDFDZ_90" meta:value-type="string">"Lorain", "parse-names": false}, {"dropping-particle": "", "family": "See", "non-dropping-particle": "", "suffix": "", "given": "Lei-Hoon", "parse-names": false}, {"dropping-particle": "", "family": "Shahab", "non-dropping-particle": "", "suffix": "", "gi</meta:user-defined>
    <meta:user-defined meta:name="Mendeley_Bookmark_LV8EEdDFDZ_91" meta:value-type="string">ven": "Atif", "parse-names": false}, {"dropping-particle": "", "family": "Skancke", "non-dropping-particle": "", "suffix": "", "given": "Jorgen", "parse-names": false}, {"dropping-particle": "", "family": "Suzuki", "non-dropping-particle": "", "suffix": "</meta:user-defined>
    <meta:user-defined meta:name="Mendeley_Bookmark_LV8EEdDFDZ_92" meta:value-type="string">", "given": "Ana Maria", "parse-names": false}, {"dropping-particle": "", "family": "Takahashi", "non-dropping-particle": "", "suffix": "", "given": "Hazuki", "parse-names": false}, {"dropping-particle": "", "family": "Tilgner", "non-dropping-particle": "</meta:user-defined>
    <meta:user-defined meta:name="Mendeley_Bookmark_LV8EEdDFDZ_93" meta:value-type="string">", "suffix": "", "given": "Hagen", "parse-names": false}, {"dropping-particle": "", "family": "Trout", "non-dropping-particle": "", "suffix": "", "given": "Diane", "parse-names": false}, {"dropping-particle": "", "family": "Walters", "non-dropping-particl</meta:user-defined>
    <meta:user-defined meta:name="Mendeley_Bookmark_LV8EEdDFDZ_94" meta:value-type="string">e": "", "suffix": "", "given": "Nathalie", "parse-names": false}, {"dropping-particle": "", "family": "Wang", "non-dropping-particle": "", "suffix": "", "given": "Huaien Hao", "parse-names": false}, {"dropping-particle": "", "family": "Hayashizaki", "non-</meta:user-defined>
    <meta:user-defined meta:name="Mendeley_Bookmark_LV8EEdDFDZ_95" meta:value-type="string">dropping-particle": "", "suffix": "", "given": "Yoshihide", "parse-names": false}, {"dropping-particle": "", "family": "Reymond", "non-dropping-particle": "", "suffix": "", "given": "Alexandre", "parse-names": false}, {"dropping-particle": "", "family": "</meta:user-defined>
    <meta:user-defined meta:name="Mendeley_Bookmark_LV8EEdDFDZ_96" meta:value-type="string">Antonarakis", "non-dropping-particle": "", "suffix": "", "given": "Stylianos E", "parse-names": false}, {"dropping-particle": "", "family": "Hannon", "non-dropping-particle": "", "suffix": "", "given": "Gregory J", "parse-names": false}, {"dropping-partic</meta:user-defined>
    <meta:user-defined meta:name="Mendeley_Bookmark_LV8EEdDFDZ_97" meta:value-type="string">le": "", "family": "Ruan", "non-dropping-particle": "", "suffix": "", "given": "Yijun", "parse-names": false}, {"dropping-particle": "", "family": "Carninci", "non-dropping-particle": "", "suffix": "", "given": "Piero", "parse-names": false}, {"dropping-p</meta:user-defined>
    <meta:user-defined meta:name="Mendeley_Bookmark_LV8EEdDFDZ_98" meta:value-type="string">article": "", "family": "Sloan", "non-dropping-particle": "", "suffix": "", "given": "Cricket a", "parse-names": false}, {"dropping-particle": "", "family": "Learned", "non-dropping-particle": "", "suffix": "", "given": "Katrina", "parse-names": false}, {</meta:user-defined>
    <meta:user-defined meta:name="Mendeley_Bookmark_LV8EEdDFDZ_99" meta:value-type="string">"dropping-particle": "", "family": "Malladi", "non-dropping-particle": "", "suffix": "", "given": "Venkat S", "parse-names": false}, {"dropping-particle": "", "family": "Wong", "non-dropping-particle": "", "suffix": "", "given": "Matthew C", "parse-names"</meta:user-defined>
    <meta:user-defined meta:name="Mendeley_Bookmark_N4d5AHzVji_1" meta:value-type="string">ADDIN CSL_CITATION {"citationItems": [{"uris": ["http://www.mendeley.com/documents/?uuid=9edc9655-fd2d-3841-8555-ea0c506e504f"], "itemData": {"DOI": "10.1093/bioinformatics/btu703", "volume": "31", "ISSN": "14602059", "page": "761-763", "id": "ITEM-1", "t</meta:user-defined>
    <meta:user-defined meta:name="Mendeley_Bookmark_N4d5AHzVji_10" meta:value-type="string">": "(Quang, Chen, and Xie 2015)", "formattedCitation": "(Quang, Chen, and Xie 2015)"}, "properties": {"noteIndex": 0}, "schema": "https://github.com/citation-style-language/schema/raw/master/csl-citation.json"}</meta:user-defined>
    <meta:user-defined meta:name="Mendeley_Bookmark_N4d5AHzVji_2" meta:value-type="string">itle": "DANN: A deep learning approach for annotating the pathogenicity of genetic variants", "issue": "5", "type": "article-journal", "abstract": "Annotating genetic variants, especially non-coding variants, for the purpose of identifying pathogenic vari</meta:user-defined>
    <meta:user-defined meta:name="Mendeley_Bookmark_N4d5AHzVji_3" meta:value-type="string">ants remains a challenge. Combined annotation-dependent depletion (CADD) is an algorithm designed to annotate both coding and non-coding variants, and has been shown to outperform other annotation algorithms. CADD trains a linear kernel support vector mac</meta:user-defined>
    <meta:user-defined meta:name="Mendeley_Bookmark_N4d5AHzVji_4" meta:value-type="string">hine (SVM) to differentiate evolutionarily derived, likely benign, alleles from simulated, likely deleterious, variants. However, SVMs cannot capture non-linear relationships among the features, which can limit performance. To address this issue, we have </meta:user-defined>
    <meta:user-defined meta:name="Mendeley_Bookmark_N4d5AHzVji_5" meta:value-type="string">developed DANN. DANN uses the same feature set and training data as CADD to train a deep neural network (DNN). DNNs can capture non-linear relationships among features and are better suited than SVMs for problems with a large number of samples and feature</meta:user-defined>
    <meta:user-defined meta:name="Mendeley_Bookmark_N4d5AHzVji_6" meta:value-type="string">s. We exploit Compute Unified Device Architecture-compatible graphics processing units and deep learning techniques such as dropout and momentum training to accelerate the DNN training. DANN achieves about a 19% relative reduction in the error rate and ab</meta:user-defined>
    <meta:user-defined meta:name="Mendeley_Bookmark_N4d5AHzVji_7" meta:value-type="string">out a 14% relative increase in the area under the curve (AUC) metric over CADD's SVM methodology.", "issued": {"date-parts": [["2015", "3", "1"]]}, "PMID": "25338716", "author": [{"dropping-particle": "", "family": "Quang", "non-dropping-particle": "", "s</meta:user-defined>
    <meta:user-defined meta:name="Mendeley_Bookmark_N4d5AHzVji_8" meta:value-type="string">uffix": "", "given": "Daniel", "parse-names": false}, {"dropping-particle": "", "family": "Chen", "non-dropping-particle": "", "suffix": "", "given": "Yifei", "parse-names": false}, {"dropping-particle": "", "family": "Xie", "non-dropping-particle": "", "</meta:user-defined>
    <meta:user-defined meta:name="Mendeley_Bookmark_N4d5AHzVji_9" meta:value-type="string">suffix": "", "given": "Xiaohui", "parse-names": false}], "publisher": "Oxford University Press", "container-title": "Bioinformatics"}, "id": "ITEM-1"}], "mendeley": {"previouslyFormattedCitation": "(Quang, Chen, and Xie 2015)", "plainTextFormattedCitation</meta:user-defined>
    <meta:user-defined meta:name="Mendeley_Bookmark_NCq23kKiQA_1" meta:value-type="string">ADDIN CSL_CITATION {"citationItems": [{"uris": ["http://www.mendeley.com/documents/?uuid=2eca372b-4d88-36ff-a1e6-19bae7725109"], "itemData": {"DOI": "10.1093/database/bax028", "abstract": "A major challenge in understanding gene regulation is the unequivo</meta:user-defined>
    <meta:user-defined meta:name="Mendeley_Bookmark_NCq23kKiQA_10" meta:value-type="string">n", "parse-names": false}, {"dropping-particle": "", "family": "Nudel", "non-dropping-particle": "", "suffix": "", "given": "Ron", "parse-names": false}, {"dropping-particle": "", "family": "Rappaport", "non-dropping-particle": "", "suffix": "", "given": </meta:user-defined>
    <meta:user-defined meta:name="Mendeley_Bookmark_NCq23kKiQA_11" meta:value-type="string">"Noa", "parse-names": false}, {"dropping-particle": "", "family": "Hadar", "non-dropping-particle": "", "suffix": "", "given": "Rotem", "parse-names": false}, {"dropping-particle": "", "family": "Plaschkes", "non-dropping-particle": "", "suffix": "", "giv</meta:user-defined>
    <meta:user-defined meta:name="Mendeley_Bookmark_NCq23kKiQA_12" meta:value-type="string">en": "Inbar", "parse-names": false}, {"dropping-particle": "", "family": "Iny Stein", "non-dropping-particle": "", "suffix": "", "given": "Tsippi", "parse-names": false}, {"dropping-particle": "", "family": "Rosen", "non-dropping-particle": "", "suffix": </meta:user-defined>
    <meta:user-defined meta:name="Mendeley_Bookmark_NCq23kKiQA_13" meta:value-type="string">"", "given": "Naomi", "parse-names": false}, {"dropping-particle": "", "family": "Kohn", "non-dropping-particle": "", "suffix": "", "given": "Asher", "parse-names": false}, {"dropping-particle": "", "family": "Twik", "non-dropping-particle": "", "suffix":</meta:user-defined>
    <meta:user-defined meta:name="Mendeley_Bookmark_NCq23kKiQA_14" meta:value-type="string"> "", "given": "Michal", "parse-names": false}, {"dropping-particle": "", "family": "Safran", "non-dropping-particle": "", "suffix": "", "given": "Marilyn", "parse-names": false}, {"dropping-particle": "", "family": "Lancet", "non-dropping-particle": "", "</meta:user-defined>
    <meta:user-defined meta:name="Mendeley_Bookmark_NCq23kKiQA_15" meta:value-type="string">suffix": "", "given": "Doron", "parse-names": false}, {"dropping-particle": "", "family": "Cohen", "non-dropping-particle": "", "suffix": "", "given": "Dana", "parse-names": false}], "id": "ITEM-1", "volume": "2017", "title": "GeneHancer: genome-wide inte</meta:user-defined>
    <meta:user-defined meta:name="Mendeley_Bookmark_NCq23kKiQA_16" meta:value-type="string">gration of enhancers and target genes in GeneCards", "container-title": "Database : the journal of biological databases and curation", "issued": {"date-parts": [["2017", "1", "1"]]}}, "id": "ITEM-1"}], "mendeley": {"previouslyFormattedCitation": "(Fishile</meta:user-defined>
    <meta:user-defined meta:name="Mendeley_Bookmark_NCq23kKiQA_17" meta:value-type="string">vich et al. 2017)", "plainTextFormattedCitation": "(Fishilevich et al. 2017)", "formattedCitation": "(Fishilevich et al. 2017)"}, "properties": {"noteIndex": 0}, "schema": "https://github.com/citation-style-language/schema/raw/master/csl-citation.json"}</meta:user-defined>
    <meta:user-defined meta:name="Mendeley_Bookmark_NCq23kKiQA_2" meta:value-type="string">cal identification of enhancer elements and uncovering their connections to genes. We present GeneHancer, a novel database of human enhancers and their inferred target genes, in the framework of GeneCards. First, we integrated a total of 434 000 reported </meta:user-defined>
    <meta:user-defined meta:name="Mendeley_Bookmark_NCq23kKiQA_3" meta:value-type="string">enhancers from four different genome-wide databases: the Encyclopedia of DNA Elements (ENCODE), the Ensembl regulatory build, the functional annotation of the mammalian genome (FANTOM) project and the VISTA Enhancer Browser. Employing an integration algor</meta:user-defined>
    <meta:user-defined meta:name="Mendeley_Bookmark_NCq23kKiQA_4" meta:value-type="string">ithm that aims to remove redundancy, GeneHancer portrays 285 000 integrated candidate enhancers (covering 12.4% of the genome), 94 000 of which are derived from more than one source, and each assigned an annotation-derived confidence score. GeneHancer sub</meta:user-defined>
    <meta:user-defined meta:name="Mendeley_Bookmark_NCq23kKiQA_5" meta:value-type="string">sequently links enhancers to genes, using: tissue co-expression correlation between genes and enhancer RNAs, as well as enhancer-targeted transcription factor genes; expression quantitative trait loci for variants within enhancers; and capture Hi-C, a pro</meta:user-defined>
    <meta:user-defined meta:name="Mendeley_Bookmark_NCq23kKiQA_6" meta:value-type="string">moter-specific genome conformation assay. The individual scores based on each of these four methods, along with gene\u2013enhancer genomic distances, form the basis for GeneHancer\u2019s combinatorial likelihood-based scores for enhancer\u2013gene pairing</meta:user-defined>
    <meta:user-defined meta:name="Mendeley_Bookmark_NCq23kKiQA_7" meta:value-type="string">. Finally, we define \u2018elite\u2019 enhancer\u2013gene relations reflecting both a high-likelihood enhancer definition and a strong enhancer\u2013gene association. GeneHancer predictions are fully integrated in the widely used GeneCards Suite, whereby </meta:user-defined>
    <meta:user-defined meta:name="Mendeley_Bookmark_NCq23kKiQA_8" meta:value-type="string">candidate enhancers and their annotations are displayed on every relevant GeneCard. This assists in the mapping of non-coding variants to enhancers, and via the linked genes, forms a basis for variant\u2013phenotype interpretation of whole-genome sequence</meta:user-defined>
    <meta:user-defined meta:name="Mendeley_Bookmark_NCq23kKiQA_9" meta:value-type="string">s in health and disease.\nDatabase URL: http://www.genecards.org/.", "type": "article-journal", "ISSN": "17580463", "PMID": "28605766", "author": [{"dropping-particle": "", "family": "Fishilevich", "non-dropping-particle": "", "suffix": "", "given": "Simo</meta:user-defined>
    <meta:user-defined meta:name="Mendeley_Bookmark_OjOwOy6Ziv_1" meta:value-type="string">ADDIN CSL_CITATION {"citationItems": [{"uris": ["http://www.mendeley.com/documents/?uuid=34772b6d-3562-4ed3-92f8-c9f90080c8e0"], "itemData": {"DOI": "10.1038/nature11247", "volume": "489", "ISSN": "1476-4687", "page": "57-74", "id": "ITEM-1", "title": "An</meta:user-defined>
    <meta:user-defined meta:name="Mendeley_Bookmark_OjOwOy6Ziv_10" meta:value-type="string">family": "Doyle", "non-dropping-particle": "", "suffix": "", "given": "Francis", "parse-names": false}, {"dropping-particle": "", "family": "Epstein", "non-dropping-particle": "", "suffix": "", "given": "Charles B", "parse-names": false}, {"dropping-parti</meta:user-defined>
    <meta:user-defined meta:name="Mendeley_Bookmark_OjOwOy6Ziv_100" meta:value-type="string">: false}, {"dropping-particle": "", "family": "Barber", "non-dropping-particle": "", "suffix": "", "given": "Galt P", "parse-names": false}, {"dropping-particle": "", "family": "Cline", "non-dropping-particle": "", "suffix": "", "given": "Melissa S", "par</meta:user-defined>
    <meta:user-defined meta:name="Mendeley_Bookmark_OjOwOy6Ziv_101" meta:value-type="string">se-names": false}, {"dropping-particle": "", "family": "Dreszer", "non-dropping-particle": "", "suffix": "", "given": "Timothy R", "parse-names": false}, {"dropping-particle": "", "family": "Heitner", "non-dropping-particle": "", "suffix": "", "given": "S</meta:user-defined>
    <meta:user-defined meta:name="Mendeley_Bookmark_OjOwOy6Ziv_102" meta:value-type="string">teven G", "parse-names": false}, {"dropping-particle": "", "family": "Karolchik", "non-dropping-particle": "", "suffix": "", "given": "Donna", "parse-names": false}, {"dropping-particle": "", "family": "Kirkup", "non-dropping-particle": "", "suffix": "", </meta:user-defined>
    <meta:user-defined meta:name="Mendeley_Bookmark_OjOwOy6Ziv_103" meta:value-type="string">"given": "Vaness M", "parse-names": false}, {"dropping-particle": "", "family": "Meyer", "non-dropping-particle": "", "suffix": "", "given": "Laurence R", "parse-names": false}, {"dropping-particle": "", "family": "Long", "non-dropping-particle": "", "suf</meta:user-defined>
    <meta:user-defined meta:name="Mendeley_Bookmark_OjOwOy6Ziv_104" meta:value-type="string">fix": "", "given": "Jeffrey C", "parse-names": false}, {"dropping-particle": "", "family": "Maddren", "non-dropping-particle": "", "suffix": "", "given": "Morgan", "parse-names": false}, {"dropping-particle": "", "family": "Raney", "non-dropping-particle"</meta:user-defined>
    <meta:user-defined meta:name="Mendeley_Bookmark_OjOwOy6Ziv_105" meta:value-type="string">: "", "suffix": "", "given": "Brian J", "parse-names": false}, {"dropping-particle": "", "family": "Grasfeder", "non-dropping-particle": "", "suffix": "", "given": "Linda L", "parse-names": false}, {"dropping-particle": "", "family": "Giresi", "non-droppi</meta:user-defined>
    <meta:user-defined meta:name="Mendeley_Bookmark_OjOwOy6Ziv_106" meta:value-type="string">ng-particle": "", "suffix": "", "given": "Paul G", "parse-names": false}, {"dropping-particle": "", "family": "Battenhouse", "non-dropping-particle": "", "suffix": "", "given": "Anna", "parse-names": false}, {"dropping-particle": "", "family": "Sheffield"</meta:user-defined>
    <meta:user-defined meta:name="Mendeley_Bookmark_OjOwOy6Ziv_107" meta:value-type="string">, "non-dropping-particle": "", "suffix": "", "given": "Nathan C", "parse-names": false}, {"dropping-particle": "", "family": "Showers", "non-dropping-particle": "", "suffix": "", "given": "Kimberly a", "parse-names": false}, {"dropping-particle": "", "fam</meta:user-defined>
    <meta:user-defined meta:name="Mendeley_Bookmark_OjOwOy6Ziv_108" meta:value-type="string">ily": "London", "non-dropping-particle": "", "suffix": "", "given": "Darin", "parse-names": false}, {"dropping-particle": "", "family": "Bhinge", "non-dropping-particle": "", "suffix": "", "given": "Akshay a", "parse-names": false}, {"dropping-particle": </meta:user-defined>
    <meta:user-defined meta:name="Mendeley_Bookmark_OjOwOy6Ziv_109" meta:value-type="string">"", "family": "Shestak", "non-dropping-particle": "", "suffix": "", "given": "Christopher", "parse-names": false}, {"dropping-particle": "", "family": "Schaner", "non-dropping-particle": "", "suffix": "", "given": "Matthew R", "parse-names": false}, {"dro</meta:user-defined>
    <meta:user-defined meta:name="Mendeley_Bookmark_OjOwOy6Ziv_11" meta:value-type="string">cle": "", "family": "Frietze", "non-dropping-particle": "", "suffix": "", "given": "Seth", "parse-names": false}, {"dropping-particle": "", "family": "Harrow", "non-dropping-particle": "", "suffix": "", "given": "Jennifer", "parse-names": false}, {"droppi</meta:user-defined>
    <meta:user-defined meta:name="Mendeley_Bookmark_OjOwOy6Ziv_110" meta:value-type="string">pping-particle": "", "family": "Kim", "non-dropping-particle": "", "suffix": "", "given": "Seul Ki", "parse-names": false}, {"dropping-particle": "", "family": "Zhang", "non-dropping-particle": "", "suffix": "", "given": "Zhuzhu Zhancheng Zhengdong", "par</meta:user-defined>
    <meta:user-defined meta:name="Mendeley_Bookmark_OjOwOy6Ziv_111" meta:value-type="string">se-names": false}, {"dropping-particle": "", "family": "Mieczkowski", "non-dropping-particle": "", "suffix": "", "given": "Piotr a", "parse-names": false}, {"dropping-particle": "", "family": "Mieczkowska", "non-dropping-particle": "", "suffix": "", "give</meta:user-defined>
    <meta:user-defined meta:name="Mendeley_Bookmark_OjOwOy6Ziv_112" meta:value-type="string">n": "Joanna O", "parse-names": false}, {"dropping-particle": "", "family": "Liu", "non-dropping-particle": "", "suffix": "", "given": "Zheng", "parse-names": false}, {"dropping-particle": "", "family": "McDaniell", "non-dropping-particle": "", "suffix": "</meta:user-defined>
    <meta:user-defined meta:name="Mendeley_Bookmark_OjOwOy6Ziv_113" meta:value-type="string">", "given": "Ryan M", "parse-names": false}, {"dropping-particle": "", "family": "Ni", "non-dropping-particle": "", "suffix": "", "given": "Yunyun", "parse-names": false}, {"dropping-particle": "", "family": "Rashid", "non-dropping-particle": "", "suffix"</meta:user-defined>
    <meta:user-defined meta:name="Mendeley_Bookmark_OjOwOy6Ziv_114" meta:value-type="string">: "", "given": "Naim U", "parse-names": false}, {"dropping-particle": "", "family": "Kim", "non-dropping-particle": "", "suffix": "", "given": "Min Jae", "parse-names": false}, {"dropping-particle": "", "family": "Adar", "non-dropping-particle": "", "suff</meta:user-defined>
    <meta:user-defined meta:name="Mendeley_Bookmark_OjOwOy6Ziv_115" meta:value-type="string">ix": "", "given": "Sheera", "parse-names": false}, {"dropping-particle": "", "family": "Wang", "non-dropping-particle": "", "suffix": "", "given": "Tianyuan", "parse-names": false}, {"dropping-particle": "", "family": "Winter", "non-dropping-particle": ""</meta:user-defined>
    <meta:user-defined meta:name="Mendeley_Bookmark_OjOwOy6Ziv_116" meta:value-type="string">, "suffix": "", "given": "Deborah", "parse-names": false}, {"dropping-particle": "", "family": "Keefe", "non-dropping-particle": "", "suffix": "", "given": "Damian", "parse-names": false}, {"dropping-particle": "", "family": "Iyer", "non-dropping-particle</meta:user-defined>
    <meta:user-defined meta:name="Mendeley_Bookmark_OjOwOy6Ziv_117" meta:value-type="string">": "", "suffix": "", "given": "Vishwanath R", "parse-names": false}, {"dropping-particle": "", "family": "Sandhu", "non-dropping-particle": "", "suffix": "", "given": "Kljeet Singh", "parse-names": false}, {"dropping-particle": "", "family": "Zheng", "non</meta:user-defined>
    <meta:user-defined meta:name="Mendeley_Bookmark_OjOwOy6Ziv_118" meta:value-type="string">-dropping-particle": "", "suffix": "", "given": "Meizhen", "parse-names": false}, {"dropping-particle": "", "family": "Wang", "non-dropping-particle": "", "suffix": "", "given": "Ping", "parse-names": false}, {"dropping-particle": "", "family": "Gertz", "</meta:user-defined>
    <meta:user-defined meta:name="Mendeley_Bookmark_OjOwOy6Ziv_119" meta:value-type="string">non-dropping-particle": "", "suffix": "", "given": "Jason", "parse-names": false}, {"dropping-particle": "", "family": "Vielmetter", "non-dropping-particle": "", "suffix": "", "given": "Jost", "parse-names": false}, {"dropping-particle": "", "family": "Pa</meta:user-defined>
    <meta:user-defined meta:name="Mendeley_Bookmark_OjOwOy6Ziv_12" meta:value-type="string">ng-particle": "", "family": "Kaul", "non-dropping-particle": "", "suffix": "", "given": "Rajinder", "parse-names": false}, {"dropping-particle": "", "family": "Khatun", "non-dropping-particle": "", "suffix": "", "given": "Jainab", "parse-names": false}, {</meta:user-defined>
    <meta:user-defined meta:name="Mendeley_Bookmark_OjOwOy6Ziv_120" meta:value-type="string">rtridge", "non-dropping-particle": "", "suffix": "", "given": "E Christopher", "parse-names": false}, {"dropping-particle": "", "family": "Varley", "non-dropping-particle": "", "suffix": "", "given": "Katherine E", "parse-names": false}, {"dropping-partic</meta:user-defined>
    <meta:user-defined meta:name="Mendeley_Bookmark_OjOwOy6Ziv_121" meta:value-type="string">le": "", "family": "Gasper", "non-dropping-particle": "", "suffix": "", "given": "Clarke", "parse-names": false}, {"dropping-particle": "", "family": "Bansal", "non-dropping-particle": "", "suffix": "", "given": "Anita", "parse-names": false}, {"dropping-</meta:user-defined>
    <meta:user-defined meta:name="Mendeley_Bookmark_OjOwOy6Ziv_122" meta:value-type="string">particle": "", "family": "Pepke", "non-dropping-particle": "", "suffix": "", "given": "Shirley", "parse-names": false}, {"dropping-particle": "", "family": "Jain", "non-dropping-particle": "", "suffix": "", "given": "Preti", "parse-names": false}, {"dropp</meta:user-defined>
    <meta:user-defined meta:name="Mendeley_Bookmark_OjOwOy6Ziv_123" meta:value-type="string">ing-particle": "", "family": "Amrhein", "non-dropping-particle": "", "suffix": "", "given": "Henry", "parse-names": false}, {"dropping-particle": "", "family": "Bowling", "non-dropping-particle": "", "suffix": "", "given": "Kevin M", "parse-names": false}</meta:user-defined>
    <meta:user-defined meta:name="Mendeley_Bookmark_OjOwOy6Ziv_124" meta:value-type="string">, {"dropping-particle": "", "family": "Anaya", "non-dropping-particle": "", "suffix": "", "given": "Michael", "parse-names": false}, {"dropping-particle": "", "family": "Cross", "non-dropping-particle": "", "suffix": "", "given": "Marie K", "parse-names":</meta:user-defined>
    <meta:user-defined meta:name="Mendeley_Bookmark_OjOwOy6Ziv_125" meta:value-type="string"> false}, {"dropping-particle": "", "family": "Muratet", "non-dropping-particle": "", "suffix": "", "given": "Michael a", "parse-names": false}, {"dropping-particle": "", "family": "Newberry", "non-dropping-particle": "", "suffix": "", "given": "Kimberly M</meta:user-defined>
    <meta:user-defined meta:name="Mendeley_Bookmark_OjOwOy6Ziv_126" meta:value-type="string">", "parse-names": false}, {"dropping-particle": "", "family": "McCue", "non-dropping-particle": "", "suffix": "", "given": "Kenneth", "parse-names": false}, {"dropping-particle": "", "family": "Nesmith", "non-dropping-particle": "", "suffix": "", "given":</meta:user-defined>
    <meta:user-defined meta:name="Mendeley_Bookmark_OjOwOy6Ziv_127" meta:value-type="string"> "Amy S", "parse-names": false}, {"dropping-particle": "", "family": "Fisher-Aylor", "non-dropping-particle": "", "suffix": "", "given": "Katherine I", "parse-names": false}, {"dropping-particle": "", "family": "Pusey", "non-dropping-particle": "", "suffi</meta:user-defined>
    <meta:user-defined meta:name="Mendeley_Bookmark_OjOwOy6Ziv_128" meta:value-type="string">x": "", "given": "Barbara", "parse-names": false}, {"dropping-particle": "", "family": "DeSalvo", "non-dropping-particle": "", "suffix": "", "given": "Gilberto", "parse-names": false}, {"dropping-particle": "", "family": "Balasubramanian", "non-dropping-p</meta:user-defined>
    <meta:user-defined meta:name="Mendeley_Bookmark_OjOwOy6Ziv_129" meta:value-type="string">article": "", "suffix": "", "given": "Suganthi Sreeram", "parse-names": false}, {"dropping-particle": "", "family": "Davis", "non-dropping-particle": "", "suffix": "", "given": "Nicholas S", "parse-names": false}, {"dropping-particle": "", "family": "Mead</meta:user-defined>
    <meta:user-defined meta:name="Mendeley_Bookmark_OjOwOy6Ziv_13" meta:value-type="string">"dropping-particle": "", "family": "Lajoie", "non-dropping-particle": "", "suffix": "", "given": "Bryan R", "parse-names": false}, {"dropping-particle": "", "family": "Landt", "non-dropping-particle": "", "suffix": "", "given": "Stephen G", "parse-names":</meta:user-defined>
    <meta:user-defined meta:name="Mendeley_Bookmark_OjOwOy6Ziv_130" meta:value-type="string">ows", "non-dropping-particle": "", "suffix": "", "given": "Sarah K", "parse-names": false}, {"dropping-particle": "", "family": "Eggleston", "non-dropping-particle": "", "suffix": "", "given": "Tracy", "parse-names": false}, {"dropping-particle": "", "fam</meta:user-defined>
    <meta:user-defined meta:name="Mendeley_Bookmark_OjOwOy6Ziv_131" meta:value-type="string">ily": "Newberry", "non-dropping-particle": "", "suffix": "", "given": "J Scott", "parse-names": false}, {"dropping-particle": "", "family": "Levy", "non-dropping-particle": "", "suffix": "", "given": "Shawn E", "parse-names": false}, {"dropping-particle":</meta:user-defined>
    <meta:user-defined meta:name="Mendeley_Bookmark_OjOwOy6Ziv_132" meta:value-type="string"> "", "family": "Absher", "non-dropping-particle": "", "suffix": "", "given": "Devin M", "parse-names": false}, {"dropping-particle": "", "family": "Wong", "non-dropping-particle": "", "suffix": "", "given": "Wing H", "parse-names": false}, {"dropping-part</meta:user-defined>
    <meta:user-defined meta:name="Mendeley_Bookmark_OjOwOy6Ziv_133" meta:value-type="string">icle": "", "family": "Blow", "non-dropping-particle": "", "suffix": "", "given": "Matthew J", "parse-names": false}, {"dropping-particle": "", "family": "Visel", "non-dropping-particle": "", "suffix": "", "given": "Axel", "parse-names": false}, {"dropping</meta:user-defined>
    <meta:user-defined meta:name="Mendeley_Bookmark_OjOwOy6Ziv_134" meta:value-type="string">-particle": "", "family": "Pennachio", "non-dropping-particle": "", "suffix": "", "given": "Len a", "parse-names": false}, {"dropping-particle": "", "family": "Elnitski", "non-dropping-particle": "", "suffix": "", "given": "Laura", "parse-names": false}, </meta:user-defined>
    <meta:user-defined meta:name="Mendeley_Bookmark_OjOwOy6Ziv_135" meta:value-type="string">{"dropping-particle": "", "family": "Petrykowska", "non-dropping-particle": "", "suffix": "", "given": "Hanna M", "parse-names": false}, {"dropping-particle": "", "family": "Abyzov", "non-dropping-particle": "", "suffix": "", "given": "Alexej", "parse-nam</meta:user-defined>
    <meta:user-defined meta:name="Mendeley_Bookmark_OjOwOy6Ziv_136" meta:value-type="string">es": false}, {"dropping-particle": "", "family": "Aken", "non-dropping-particle": "", "suffix": "", "given": "Bronwen", "parse-names": false}, {"dropping-particle": "", "family": "Barrell", "non-dropping-particle": "", "suffix": "", "given": "Daniel", "pa</meta:user-defined>
    <meta:user-defined meta:name="Mendeley_Bookmark_OjOwOy6Ziv_137" meta:value-type="string">rse-names": false}, {"dropping-particle": "", "family": "Barson", "non-dropping-particle": "", "suffix": "", "given": "Gemma", "parse-names": false}, {"dropping-particle": "", "family": "Berry", "non-dropping-particle": "", "suffix": "", "given": "Andrew"</meta:user-defined>
    <meta:user-defined meta:name="Mendeley_Bookmark_OjOwOy6Ziv_138" meta:value-type="string">, "parse-names": false}, {"dropping-particle": "", "family": "Bignell", "non-dropping-particle": "", "suffix": "", "given": "Alexandra", "parse-names": false}, {"dropping-particle": "", "family": "Boychenko", "non-dropping-particle": "", "suffix": "", "gi</meta:user-defined>
    <meta:user-defined meta:name="Mendeley_Bookmark_OjOwOy6Ziv_139" meta:value-type="string">ven": "Veronika", "parse-names": false}, {"dropping-particle": "", "family": "Bussotti", "non-dropping-particle": "", "suffix": "", "given": "Govanni", "parse-names": false}, {"dropping-particle": "", "family": "Davidson", "non-dropping-particle": "", "su</meta:user-defined>
    <meta:user-defined meta:name="Mendeley_Bookmark_OjOwOy6Ziv_14" meta:value-type="string"> false}, {"dropping-particle": "", "family": "Lee", "non-dropping-particle": "", "suffix": "", "given": "Burn-Kyu Bum-Kyu", "parse-names": false}, {"dropping-particle": "", "family": "Pauli", "non-dropping-particle": "", "suffix": "", "given": "Florencia"</meta:user-defined>
    <meta:user-defined meta:name="Mendeley_Bookmark_OjOwOy6Ziv_140" meta:value-type="string">ffix": "", "given": "Claire", "parse-names": false}, {"dropping-particle": "", "family": "Despacio-Reyes", "non-dropping-particle": "", "suffix": "", "given": "Gloria", "parse-names": false}, {"dropping-particle": "", "family": "Diekhans", "non-dropping-p</meta:user-defined>
    <meta:user-defined meta:name="Mendeley_Bookmark_OjOwOy6Ziv_141" meta:value-type="string">article": "", "suffix": "", "given": "Mark", "parse-names": false}, {"dropping-particle": "", "family": "Ezkurdia", "non-dropping-particle": "", "suffix": "", "given": "Iakes", "parse-names": false}, {"dropping-particle": "", "family": "Frankish", "non-dr</meta:user-defined>
    <meta:user-defined meta:name="Mendeley_Bookmark_OjOwOy6Ziv_142" meta:value-type="string">opping-particle": "", "suffix": "", "given": "Adam", "parse-names": false}, {"dropping-particle": "", "family": "Gilbert", "non-dropping-particle": "", "suffix": "", "given": "James", "parse-names": false}, {"dropping-particle": "", "family": "Gonzalez", </meta:user-defined>
    <meta:user-defined meta:name="Mendeley_Bookmark_OjOwOy6Ziv_143" meta:value-type="string">"non-dropping-particle": "", "suffix": "", "given": "Jose Manuel", "parse-names": false}, {"dropping-particle": "", "family": "Griffiths", "non-dropping-particle": "", "suffix": "", "given": "Ed", "parse-names": false}, {"dropping-particle": "", "family":</meta:user-defined>
    <meta:user-defined meta:name="Mendeley_Bookmark_OjOwOy6Ziv_144" meta:value-type="string"> "Harte", "non-dropping-particle": "", "suffix": "", "given": "Rachel", "parse-names": false}, {"dropping-particle": "", "family": "Hendrix", "non-dropping-particle": "", "suffix": "", "given": "David a", "parse-names": false}, {"dropping-particle": "", "</meta:user-defined>
    <meta:user-defined meta:name="Mendeley_Bookmark_OjOwOy6Ziv_145" meta:value-type="string">family": "Hunt", "non-dropping-particle": "", "suffix": "", "given": "Toby", "parse-names": false}, {"dropping-particle": "", "family": "Jungreis", "non-dropping-particle": "", "suffix": "", "given": "Irwin", "parse-names": false}, {"dropping-particle": "</meta:user-defined>
    <meta:user-defined meta:name="Mendeley_Bookmark_OjOwOy6Ziv_146" meta:value-type="string">", "family": "Kay", "non-dropping-particle": "", "suffix": "", "given": "Mike", "parse-names": false}, {"dropping-particle": "", "family": "Khurana", "non-dropping-particle": "", "suffix": "", "given": "Ekta", "parse-names": false}, {"dropping-particle": </meta:user-defined>
    <meta:user-defined meta:name="Mendeley_Bookmark_OjOwOy6Ziv_147" meta:value-type="string">"", "family": "Leng", "non-dropping-particle": "", "suffix": "", "given": "Jing", "parse-names": false}, {"dropping-particle": "", "family": "Lin", "non-dropping-particle": "", "suffix": "", "given": "Michael F", "parse-names": false}, {"dropping-particle</meta:user-defined>
    <meta:user-defined meta:name="Mendeley_Bookmark_OjOwOy6Ziv_148" meta:value-type="string">": "", "family": "Loveland", "non-dropping-particle": "", "suffix": "", "given": "Jane", "parse-names": false}, {"dropping-particle": "", "family": "Lu", "non-dropping-particle": "", "suffix": "", "given": "Zhi", "parse-names": false}, {"dropping-particle</meta:user-defined>
    <meta:user-defined meta:name="Mendeley_Bookmark_OjOwOy6Ziv_149" meta:value-type="string">": "", "family": "Manthravadi", "non-dropping-particle": "", "suffix": "", "given": "Deepa", "parse-names": false}, {"dropping-particle": "", "family": "Mariotti", "non-dropping-particle": "", "suffix": "", "given": "Marco", "parse-names": false}, {"dropp</meta:user-defined>
    <meta:user-defined meta:name="Mendeley_Bookmark_OjOwOy6Ziv_15" meta:value-type="string">, "parse-names": false}, {"dropping-particle": "", "family": "Rosenbloom", "non-dropping-particle": "", "suffix": "", "given": "Kate R", "parse-names": false}, {"dropping-particle": "", "family": "Sabo", "non-dropping-particle": "", "suffix": "", "given":</meta:user-defined>
    <meta:user-defined meta:name="Mendeley_Bookmark_OjOwOy6Ziv_150" meta:value-type="string">ing-particle": "", "family": "Mudge", "non-dropping-particle": "", "suffix": "", "given": "Jonathan", "parse-names": false}, {"dropping-particle": "", "family": "Mukherjee", "non-dropping-particle": "", "suffix": "", "given": "Gaurab", "parse-names": fals</meta:user-defined>
    <meta:user-defined meta:name="Mendeley_Bookmark_OjOwOy6Ziv_151" meta:value-type="string">e}, {"dropping-particle": "", "family": "Notredame", "non-dropping-particle": "", "suffix": "", "given": "Cedric", "parse-names": false}, {"dropping-particle": "", "family": "Pei", "non-dropping-particle": "", "suffix": "", "given": "Baikang", "parse-name</meta:user-defined>
    <meta:user-defined meta:name="Mendeley_Bookmark_OjOwOy6Ziv_152" meta:value-type="string">s": false}, {"dropping-particle": "", "family": "Rodriguez", "non-dropping-particle": "", "suffix": "", "given": "Jose Manuel", "parse-names": false}, {"dropping-particle": "", "family": "Saunders", "non-dropping-particle": "", "suffix": "", "given": "Gar</meta:user-defined>
    <meta:user-defined meta:name="Mendeley_Bookmark_OjOwOy6Ziv_153" meta:value-type="string">y", "parse-names": false}, {"dropping-particle": "", "family": "Sboner", "non-dropping-particle": "", "suffix": "", "given": "Andrea", "parse-names": false}, {"dropping-particle": "", "family": "Searle", "non-dropping-particle": "", "suffix": "", "given":</meta:user-defined>
    <meta:user-defined meta:name="Mendeley_Bookmark_OjOwOy6Ziv_154" meta:value-type="string"> "Stephen", "parse-names": false}, {"dropping-particle": "", "family": "Sisu", "non-dropping-particle": "", "suffix": "", "given": "Cristina", "parse-names": false}, {"dropping-particle": "", "family": "Snow", "non-dropping-particle": "", "suffix": "", "g</meta:user-defined>
    <meta:user-defined meta:name="Mendeley_Bookmark_OjOwOy6Ziv_155" meta:value-type="string">iven": "Catherine", "parse-names": false}, {"dropping-particle": "", "family": "Steward", "non-dropping-particle": "", "suffix": "", "given": "Charlie", "parse-names": false}, {"dropping-particle": "", "family": "Tapanari", "non-dropping-particle": "", "s</meta:user-defined>
    <meta:user-defined meta:name="Mendeley_Bookmark_OjOwOy6Ziv_156" meta:value-type="string">uffix": "", "given": "Electra", "parse-names": false}, {"dropping-particle": "", "family": "Tress", "non-dropping-particle": "", "suffix": "", "given": "Michael L", "parse-names": false}, {"dropping-particle": "", "family": "Baren", "non-dropping-particle</meta:user-defined>
    <meta:user-defined meta:name="Mendeley_Bookmark_OjOwOy6Ziv_157" meta:value-type="string">": "van", "suffix": "", "given": "Marijke J", "parse-names": false}, {"dropping-particle": "", "family": "Washieti", "non-dropping-particle": "", "suffix": "", "given": "Stefan", "parse-names": false}, {"dropping-particle": "", "family": "Wilming", "non-d</meta:user-defined>
    <meta:user-defined meta:name="Mendeley_Bookmark_OjOwOy6Ziv_158" meta:value-type="string">ropping-particle": "", "suffix": "", "given": "Laurens", "parse-names": false}, {"dropping-particle": "", "family": "Zadissa", "non-dropping-particle": "", "suffix": "", "given": "Amonida", "parse-names": false}, {"dropping-particle": "", "family": "Zheng</meta:user-defined>
    <meta:user-defined meta:name="Mendeley_Bookmark_OjOwOy6Ziv_159" meta:value-type="string">dong", "non-dropping-particle": "", "suffix": "", "given": "Zhang", "parse-names": false}, {"dropping-particle": "", "family": "Brent", "non-dropping-particle": "", "suffix": "", "given": "Michael", "parse-names": false}, {"dropping-particle": "", "family</meta:user-defined>
    <meta:user-defined meta:name="Mendeley_Bookmark_OjOwOy6Ziv_16" meta:value-type="string"> "Peter", "parse-names": false}, {"dropping-particle": "", "family": "Safi", "non-dropping-particle": "", "suffix": "", "given": "Alexias", "parse-names": false}, {"dropping-particle": "", "family": "Sanyal", "non-dropping-particle": "", "suffix": "", "gi</meta:user-defined>
    <meta:user-defined meta:name="Mendeley_Bookmark_OjOwOy6Ziv_160" meta:value-type="string">": "Haussler", "non-dropping-particle": "", "suffix": "", "given": "David", "parse-names": false}, {"dropping-particle": "", "family": "Valencia", "non-dropping-particle": "", "suffix": "", "given": "Alfonso", "parse-names": false}, {"dropping-particle": </meta:user-defined>
    <meta:user-defined meta:name="Mendeley_Bookmark_OjOwOy6Ziv_161" meta:value-type="string">"", "family": "Raymond", "non-dropping-particle": "", "suffix": "", "given": "Alexandre", "parse-names": false}, {"dropping-particle": "", "family": "Addleman", "non-dropping-particle": "", "suffix": "", "given": "Nick", "parse-names": false}, {"dropping-</meta:user-defined>
    <meta:user-defined meta:name="Mendeley_Bookmark_OjOwOy6Ziv_162" meta:value-type="string">particle": "", "family": "Alexander", "non-dropping-particle": "", "suffix": "", "given": "Roger P", "parse-names": false}, {"dropping-particle": "", "family": "Auerbach", "non-dropping-particle": "", "suffix": "", "given": "Raymond K", "parse-names": fal</meta:user-defined>
    <meta:user-defined meta:name="Mendeley_Bookmark_OjOwOy6Ziv_163" meta:value-type="string">se}, {"dropping-particle": "", "family": "Bettinger", "non-dropping-particle": "", "suffix": "", "given": "Keith", "parse-names": false}, {"dropping-particle": "", "family": "Bhardwaj", "non-dropping-particle": "", "suffix": "", "given": "Nitin", "parse-n</meta:user-defined>
    <meta:user-defined meta:name="Mendeley_Bookmark_OjOwOy6Ziv_164" meta:value-type="string">ames": false}, {"dropping-particle": "", "family": "Boyle", "non-dropping-particle": "", "suffix": "", "given": "Alan P", "parse-names": false}, {"dropping-particle": "", "family": "Cao", "non-dropping-particle": "", "suffix": "", "given": "Alina R", "par</meta:user-defined>
    <meta:user-defined meta:name="Mendeley_Bookmark_OjOwOy6Ziv_165" meta:value-type="string">se-names": false}, {"dropping-particle": "", "family": "Cayting", "non-dropping-particle": "", "suffix": "", "given": "Philip", "parse-names": false}, {"dropping-particle": "", "family": "Charos", "non-dropping-particle": "", "suffix": "", "given": "Alexa</meta:user-defined>
    <meta:user-defined meta:name="Mendeley_Bookmark_OjOwOy6Ziv_166" meta:value-type="string">ndra", "parse-names": false}, {"dropping-particle": "", "family": "Cheng", "non-dropping-particle": "", "suffix": "", "given": "Yong", "parse-names": false}, {"dropping-particle": "", "family": "Eastman", "non-dropping-particle": "", "suffix": "", "given"</meta:user-defined>
    <meta:user-defined meta:name="Mendeley_Bookmark_OjOwOy6Ziv_167" meta:value-type="string">: "Catharine", "parse-names": false}, {"dropping-particle": "", "family": "Euskirchen", "non-dropping-particle": "", "suffix": "", "given": "Ghia", "parse-names": false}, {"dropping-particle": "", "family": "Fleming", "non-dropping-particle": "", "suffix"</meta:user-defined>
    <meta:user-defined meta:name="Mendeley_Bookmark_OjOwOy6Ziv_168" meta:value-type="string">: "", "given": "Joseph D", "parse-names": false}, {"dropping-particle": "", "family": "Grubert", "non-dropping-particle": "", "suffix": "", "given": "Fabian", "parse-names": false}, {"dropping-particle": "", "family": "Habegger", "non-dropping-particle": </meta:user-defined>
    <meta:user-defined meta:name="Mendeley_Bookmark_OjOwOy6Ziv_169" meta:value-type="string">"", "suffix": "", "given": "Lukas", "parse-names": false}, {"dropping-particle": "", "family": "Hariharan", "non-dropping-particle": "", "suffix": "", "given": "Manoj", "parse-names": false}, {"dropping-particle": "", "family": "Harmanci", "non-dropping-p</meta:user-defined>
    <meta:user-defined meta:name="Mendeley_Bookmark_OjOwOy6Ziv_17" meta:value-type="string">ven": "Amartya", "parse-names": false}, {"dropping-particle": "", "family": "Shoresh", "non-dropping-particle": "", "suffix": "", "given": "Noam", "parse-names": false}, {"dropping-particle": "", "family": "Simon", "non-dropping-particle": "", "suffix": "</meta:user-defined>
    <meta:user-defined meta:name="Mendeley_Bookmark_OjOwOy6Ziv_170" meta:value-type="string">article": "", "suffix": "", "given": "Arif", "parse-names": false}, {"dropping-particle": "", "family": "Iyenger", "non-dropping-particle": "", "suffix": "", "given": "Susma", "parse-names": false}, {"dropping-particle": "", "family": "Jin", "non-dropping</meta:user-defined>
    <meta:user-defined meta:name="Mendeley_Bookmark_OjOwOy6Ziv_171" meta:value-type="string">-particle": "", "suffix": "", "given": "Victor X", "parse-names": false}, {"dropping-particle": "", "family": "Karczewski", "non-dropping-particle": "", "suffix": "", "given": "Konrad J", "parse-names": false}, {"dropping-particle": "", "family": "Kasowsk</meta:user-defined>
    <meta:user-defined meta:name="Mendeley_Bookmark_OjOwOy6Ziv_172" meta:value-type="string">i", "non-dropping-particle": "", "suffix": "", "given": "Maya", "parse-names": false}, {"dropping-particle": "", "family": "Lacroute", "non-dropping-particle": "", "suffix": "", "given": "Phil", "parse-names": false}, {"dropping-particle": "", "family": "</meta:user-defined>
    <meta:user-defined meta:name="Mendeley_Bookmark_OjOwOy6Ziv_173" meta:value-type="string">Lam", "non-dropping-particle": "", "suffix": "", "given": "Hugo", "parse-names": false}, {"dropping-particle": "", "family": "Larnarre-Vincent", "non-dropping-particle": "", "suffix": "", "given": "Nathan", "parse-names": false}, {"dropping-particle": "",</meta:user-defined>
    <meta:user-defined meta:name="Mendeley_Bookmark_OjOwOy6Ziv_174" meta:value-type="string"> "family": "Lian", "non-dropping-particle": "", "suffix": "", "given": "Jin", "parse-names": false}, {"dropping-particle": "", "family": "Lindahl-Allen", "non-dropping-particle": "", "suffix": "", "given": "Marianne", "parse-names": false}, {"dropping-par</meta:user-defined>
    <meta:user-defined meta:name="Mendeley_Bookmark_OjOwOy6Ziv_175" meta:value-type="string">ticle": "", "family": "Min", "non-dropping-particle": "", "suffix": "", "given": "Renqiang", "parse-names": false}, {"dropping-particle": "", "family": "Miotto", "non-dropping-particle": "", "suffix": "", "given": "Benoit", "parse-names": false}, {"droppi</meta:user-defined>
    <meta:user-defined meta:name="Mendeley_Bookmark_OjOwOy6Ziv_176" meta:value-type="string">ng-particle": "", "family": "Monahan", "non-dropping-particle": "", "suffix": "", "given": "Hannah", "parse-names": false}, {"dropping-particle": "", "family": "Moqtaderi", "non-dropping-particle": "", "suffix": "", "given": "Zarmik", "parse-names": false</meta:user-defined>
    <meta:user-defined meta:name="Mendeley_Bookmark_OjOwOy6Ziv_177" meta:value-type="string">}, {"dropping-particle": "", "family": "Mu", "non-dropping-particle": "", "suffix": "", "given": "Xinmeng J", "parse-names": false}, {"dropping-particle": "", "family": "O'Geen", "non-dropping-particle": "", "suffix": "", "given": "Henriette", "parse-name</meta:user-defined>
    <meta:user-defined meta:name="Mendeley_Bookmark_OjOwOy6Ziv_178" meta:value-type="string">s": false}, {"dropping-particle": "", "family": "Ouyang", "non-dropping-particle": "", "suffix": "", "given": "Zhengqing", "parse-names": false}, {"dropping-particle": "", "family": "Patacsil", "non-dropping-particle": "", "suffix": "", "given": "Dorrelyn</meta:user-defined>
    <meta:user-defined meta:name="Mendeley_Bookmark_OjOwOy6Ziv_179" meta:value-type="string">", "parse-names": false}, {"dropping-particle": "", "family": "Raha", "non-dropping-particle": "", "suffix": "", "given": "Debasish", "parse-names": false}, {"dropping-particle": "", "family": "Ramirez", "non-dropping-particle": "", "suffix": "", "given":</meta:user-defined>
    <meta:user-defined meta:name="Mendeley_Bookmark_OjOwOy6Ziv_18" meta:value-type="string">", "given": "Jeremy M", "parse-names": false}, {"dropping-particle": "", "family": "Song", "non-dropping-particle": "", "suffix": "", "given": "Lingyun", "parse-names": false}, {"dropping-particle": "", "family": "Trinklein", "non-dropping-particle": "", </meta:user-defined>
    <meta:user-defined meta:name="Mendeley_Bookmark_OjOwOy6Ziv_180" meta:value-type="string"> "Lucia", "parse-names": false}, {"dropping-particle": "", "family": "Reed", "non-dropping-particle": "", "suffix": "", "given": "Brian", "parse-names": false}, {"dropping-particle": "", "family": "Shi", "non-dropping-particle": "", "suffix": "", "given":</meta:user-defined>
    <meta:user-defined meta:name="Mendeley_Bookmark_OjOwOy6Ziv_181" meta:value-type="string"> "Minyi", "parse-names": false}, {"dropping-particle": "", "family": "Slifer", "non-dropping-particle": "", "suffix": "", "given": "Teri", "parse-names": false}, {"dropping-particle": "", "family": "Witt", "non-dropping-particle": "", "suffix": "", "given</meta:user-defined>
    <meta:user-defined meta:name="Mendeley_Bookmark_OjOwOy6Ziv_182" meta:value-type="string">": "Heather", "parse-names": false}, {"dropping-particle": "", "family": "Wu", "non-dropping-particle": "", "suffix": "", "given": "Linfeng", "parse-names": false}, {"dropping-particle": "", "family": "Xu", "non-dropping-particle": "", "suffix": "", "give</meta:user-defined>
    <meta:user-defined meta:name="Mendeley_Bookmark_OjOwOy6Ziv_183" meta:value-type="string">n": "Xiaoqin", "parse-names": false}, {"dropping-particle": "", "family": "Yan", "non-dropping-particle": "", "suffix": "", "given": "Koon-Kiu", "parse-names": false}, {"dropping-particle": "", "family": "Yang", "non-dropping-particle": "", "suffix": "", </meta:user-defined>
    <meta:user-defined meta:name="Mendeley_Bookmark_OjOwOy6Ziv_184" meta:value-type="string">"given": "Xinqiong", "parse-names": false}, {"dropping-particle": "", "family": "Struhl", "non-dropping-particle": "", "suffix": "", "given": "Kevin", "parse-names": false}, {"dropping-particle": "", "family": "Weissman", "non-dropping-particle": "", "suf</meta:user-defined>
    <meta:user-defined meta:name="Mendeley_Bookmark_OjOwOy6Ziv_185" meta:value-type="string">fix": "", "given": "Sherman M", "parse-names": false}, {"dropping-particle": "", "family": "Tenebaum", "non-dropping-particle": "", "suffix": "", "given": "Scott a", "parse-names": false}, {"dropping-particle": "", "family": "Penalva", "non-dropping-parti</meta:user-defined>
    <meta:user-defined meta:name="Mendeley_Bookmark_OjOwOy6Ziv_186" meta:value-type="string">cle": "", "suffix": "", "given": "Luiz O", "parse-names": false}, {"dropping-particle": "", "family": "Karmakar", "non-dropping-particle": "", "suffix": "", "given": "Subhradip", "parse-names": false}, {"dropping-particle": "", "family": "Bhanvadia", "non</meta:user-defined>
    <meta:user-defined meta:name="Mendeley_Bookmark_OjOwOy6Ziv_187" meta:value-type="string">-dropping-particle": "", "suffix": "", "given": "Raj R", "parse-names": false}, {"dropping-particle": "", "family": "Choudhury", "non-dropping-particle": "", "suffix": "", "given": "Alina", "parse-names": false}, {"dropping-particle": "", "family": "Doman</meta:user-defined>
    <meta:user-defined meta:name="Mendeley_Bookmark_OjOwOy6Ziv_188" meta:value-type="string">us", "non-dropping-particle": "", "suffix": "", "given": "Marc", "parse-names": false}, {"dropping-particle": "", "family": "Ma", "non-dropping-particle": "", "suffix": "", "given": "Lijia", "parse-names": false}, {"dropping-particle": "", "family": "Mora</meta:user-defined>
    <meta:user-defined meta:name="Mendeley_Bookmark_OjOwOy6Ziv_189" meta:value-type="string">n", "non-dropping-particle": "", "suffix": "", "given": "Jennifer", "parse-names": false}, {"dropping-particle": "", "family": "Victorsen", "non-dropping-particle": "", "suffix": "", "given": "Alec", "parse-names": false}, {"dropping-particle": "", "famil</meta:user-defined>
    <meta:user-defined meta:name="Mendeley_Bookmark_OjOwOy6Ziv_19" meta:value-type="string">"suffix": "", "given": "Nathan D", "parse-names": false}, {"dropping-particle": "", "family": "Altshuler", "non-dropping-particle": "", "suffix": "", "given": "Robert C", "parse-names": false}, {"dropping-particle": "", "family": "Birney", "non-dropping-p</meta:user-defined>
    <meta:user-defined meta:name="Mendeley_Bookmark_OjOwOy6Ziv_190" meta:value-type="string">y": "Auer", "non-dropping-particle": "", "suffix": "", "given": "Thomas", "parse-names": false}, {"dropping-particle": "", "family": "Centarin", "non-dropping-particle": "", "suffix": "", "given": "Lazaro", "parse-names": false}, {"dropping-particle": "",</meta:user-defined>
    <meta:user-defined meta:name="Mendeley_Bookmark_OjOwOy6Ziv_191" meta:value-type="string"> "family": "Eichenlaub", "non-dropping-particle": "", "suffix": "", "given": "Michael", "parse-names": false}, {"dropping-particle": "", "family": "Gruhl", "non-dropping-particle": "", "suffix": "", "given": "Franziska", "parse-names": false}, {"dropping-</meta:user-defined>
    <meta:user-defined meta:name="Mendeley_Bookmark_OjOwOy6Ziv_192" meta:value-type="string">particle": "", "family": "Heerman", "non-dropping-particle": "", "suffix": "", "given": "Stephan", "parse-names": false}, {"dropping-particle": "", "family": "Hoeckendorf", "non-dropping-particle": "", "suffix": "", "given": "Burkard", "parse-names": fals</meta:user-defined>
    <meta:user-defined meta:name="Mendeley_Bookmark_OjOwOy6Ziv_193" meta:value-type="string">e}, {"dropping-particle": "", "family": "Inoue", "non-dropping-particle": "", "suffix": "", "given": "Daigo", "parse-names": false}, {"dropping-particle": "", "family": "Kellner", "non-dropping-particle": "", "suffix": "", "given": "Tanja", "parse-names":</meta:user-defined>
    <meta:user-defined meta:name="Mendeley_Bookmark_OjOwOy6Ziv_194" meta:value-type="string"> false}, {"dropping-particle": "", "family": "Kirchmaier", "non-dropping-particle": "", "suffix": "", "given": "Stephan", "parse-names": false}, {"dropping-particle": "", "family": "Mueller", "non-dropping-particle": "", "suffix": "", "given": "Claudia", </meta:user-defined>
    <meta:user-defined meta:name="Mendeley_Bookmark_OjOwOy6Ziv_195" meta:value-type="string">"parse-names": false}, {"dropping-particle": "", "family": "Reinhardt", "non-dropping-particle": "", "suffix": "", "given": "Robert", "parse-names": false}, {"dropping-particle": "", "family": "Schertel", "non-dropping-particle": "", "suffix": "", "given"</meta:user-defined>
    <meta:user-defined meta:name="Mendeley_Bookmark_OjOwOy6Ziv_196" meta:value-type="string">: "Lea", "parse-names": false}, {"dropping-particle": "", "family": "Schneider", "non-dropping-particle": "", "suffix": "", "given": "Stephanie", "parse-names": false}, {"dropping-particle": "", "family": "Sinn", "non-dropping-particle": "", "suffix": "",</meta:user-defined>
    <meta:user-defined meta:name="Mendeley_Bookmark_OjOwOy6Ziv_197" meta:value-type="string"> "given": "Rebecca", "parse-names": false}, {"dropping-particle": "", "family": "Wittbrodt", "non-dropping-particle": "", "suffix": "", "given": "Beate", "parse-names": false}, {"dropping-particle": "", "family": "Wittbrodt", "non-dropping-particle": "", </meta:user-defined>
    <meta:user-defined meta:name="Mendeley_Bookmark_OjOwOy6Ziv_198" meta:value-type="string">"suffix": "", "given": "Jochen", "parse-names": false}, {"dropping-particle": "", "family": "Jain", "non-dropping-particle": "", "suffix": "", "given": "Gaurav", "parse-names": false}, {"dropping-particle": "", "family": "Balasundaram", "non-dropping-part</meta:user-defined>
    <meta:user-defined meta:name="Mendeley_Bookmark_OjOwOy6Ziv_199" meta:value-type="string">icle": "", "suffix": "", "given": "Gayathri", "parse-names": false}, {"dropping-particle": "", "family": "Bates", "non-dropping-particle": "", "suffix": "", "given": "Daniel L", "parse-names": false}, {"dropping-particle": "", "family": "Byron", "non-drop</meta:user-defined>
    <meta:user-defined meta:name="Mendeley_Bookmark_OjOwOy6Ziv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OjOwOy6Ziv_20" meta:value-type="string">article": "", "suffix": "", "given": "Ewan", "parse-names": false}, {"dropping-particle": "", "family": "Brown", "non-dropping-particle": "", "suffix": "", "given": "James B", "parse-names": false}, {"dropping-particle": "", "family": "Cheng", "non-droppi</meta:user-defined>
    <meta:user-defined meta:name="Mendeley_Bookmark_OjOwOy6Ziv_200" meta:value-type="string">ping-particle": "", "suffix": "", "given": "Rachel", "parse-names": false}, {"dropping-particle": "", "family": "Canfield", "non-dropping-particle": "", "suffix": "", "given": "Theresa K", "parse-names": false}, {"dropping-particle": "", "family": "Diegel</meta:user-defined>
    <meta:user-defined meta:name="Mendeley_Bookmark_OjOwOy6Ziv_201" meta:value-type="string">", "non-dropping-particle": "", "suffix": "", "given": "Morgan J", "parse-names": false}, {"dropping-particle": "", "family": "Dunn", "non-dropping-particle": "", "suffix": "", "given": "Douglas", "parse-names": false}, {"dropping-particle": "", "family":</meta:user-defined>
    <meta:user-defined meta:name="Mendeley_Bookmark_OjOwOy6Ziv_202" meta:value-type="string"> "Ebersol", "non-dropping-particle": "", "suffix": "", "given": "Abigail K", "parse-names": false}, {"dropping-particle": "", "family": "Frum", "non-dropping-particle": "", "suffix": "", "given": "Tristan", "parse-names": false}, {"dropping-particle": "",</meta:user-defined>
    <meta:user-defined meta:name="Mendeley_Bookmark_OjOwOy6Ziv_203" meta:value-type="string"> "family": "Garg", "non-dropping-particle": "", "suffix": "", "given": "Kavita", "parse-names": false}, {"dropping-particle": "", "family": "Gist", "non-dropping-particle": "", "suffix": "", "given": "Erica", "parse-names": false}, {"dropping-particle": "</meta:user-defined>
    <meta:user-defined meta:name="Mendeley_Bookmark_OjOwOy6Ziv_204" meta:value-type="string">", "family": "Hansen", "non-dropping-particle": "", "suffix": "", "given": "R Scott", "parse-names": false}, {"dropping-particle": "", "family": "Boatman", "non-dropping-particle": "", "suffix": "", "given": "Lisa", "parse-names": false}, {"dropping-parti</meta:user-defined>
    <meta:user-defined meta:name="Mendeley_Bookmark_OjOwOy6Ziv_205" meta:value-type="string">cle": "", "family": "Haugen", "non-dropping-particle": "", "suffix": "", "given": "Eric", "parse-names": false}, {"dropping-particle": "", "family": "Humbert", "non-dropping-particle": "", "suffix": "", "given": "Richard", "parse-names": false}, {"droppin</meta:user-defined>
    <meta:user-defined meta:name="Mendeley_Bookmark_OjOwOy6Ziv_206" meta:value-type="string">g-particle": "", "family": "Johnson", "non-dropping-particle": "", "suffix": "", "given": "Audra K", "parse-names": false}, {"dropping-particle": "", "family": "Johnson", "non-dropping-particle": "", "suffix": "", "given": "Ericka M", "parse-names": false</meta:user-defined>
    <meta:user-defined meta:name="Mendeley_Bookmark_OjOwOy6Ziv_207" meta:value-type="string">}, {"dropping-particle": "", "family": "Kutyavin", "non-dropping-particle": "", "suffix": "", "given": "Tattayana M", "parse-names": false}, {"dropping-particle": "", "family": "Lee", "non-dropping-particle": "", "suffix": "", "given": "Kristin", "parse-n</meta:user-defined>
    <meta:user-defined meta:name="Mendeley_Bookmark_OjOwOy6Ziv_208" meta:value-type="string">ames": false}, {"dropping-particle": "", "family": "Lotakis", "non-dropping-particle": "", "suffix": "", "given": "Dimitra", "parse-names": false}, {"dropping-particle": "", "family": "Maurano", "non-dropping-particle": "", "suffix": "", "given": "Matthew</meta:user-defined>
    <meta:user-defined meta:name="Mendeley_Bookmark_OjOwOy6Ziv_209" meta:value-type="string"> T", "parse-names": false}, {"dropping-particle": "", "family": "Neph", "non-dropping-particle": "", "suffix": "", "given": "Shane J", "parse-names": false}, {"dropping-particle": "V", "family": "Neri", "non-dropping-particle": "", "suffix": "", "given": </meta:user-defined>
    <meta:user-defined meta:name="Mendeley_Bookmark_OjOwOy6Ziv_21" meta:value-type="string">ng-particle": "", "suffix": "", "given": "Chao", "parse-names": false}, {"dropping-particle": "", "family": "Djebali", "non-dropping-particle": "", "suffix": "", "given": "Sarah", "parse-names": false}, {"dropping-particle": "", "family": "Dong", "non-dro</meta:user-defined>
    <meta:user-defined meta:name="Mendeley_Bookmark_OjOwOy6Ziv_210" meta:value-type="string">"Fiedencio", "parse-names": false}, {"dropping-particle": "", "family": "Nguyen", "non-dropping-particle": "", "suffix": "", "given": "Eric D", "parse-names": false}, {"dropping-particle": "", "family": "Qu", "non-dropping-particle": "", "suffix": "", "gi</meta:user-defined>
    <meta:user-defined meta:name="Mendeley_Bookmark_OjOwOy6Ziv_211" meta:value-type="string">ven": "Hongzhu", "parse-names": false}, {"dropping-particle": "", "family": "Reynolds", "non-dropping-particle": "", "suffix": "", "given": "Alex P", "parse-names": false}, {"dropping-particle": "", "family": "Roach", "non-dropping-particle": "", "suffix"</meta:user-defined>
    <meta:user-defined meta:name="Mendeley_Bookmark_OjOwOy6Ziv_212" meta:value-type="string">: "", "given": "Vaughn", "parse-names": false}, {"dropping-particle": "", "family": "Rynes", "non-dropping-particle": "", "suffix": "", "given": "Eric", "parse-names": false}, {"dropping-particle": "", "family": "Sanchez", "non-dropping-particle": "", "su</meta:user-defined>
    <meta:user-defined meta:name="Mendeley_Bookmark_OjOwOy6Ziv_213" meta:value-type="string">ffix": "", "given": "Minerva E", "parse-names": false}, {"dropping-particle": "", "family": "Sandstrom", "non-dropping-particle": "", "suffix": "", "given": "Richard S", "parse-names": false}, {"dropping-particle": "", "family": "Shafer", "non-dropping-pa</meta:user-defined>
    <meta:user-defined meta:name="Mendeley_Bookmark_OjOwOy6Ziv_214" meta:value-type="string">rticle": "", "suffix": "", "given": "Anthony O", "parse-names": false}, {"dropping-particle": "", "family": "Stergachis", "non-dropping-particle": "", "suffix": "", "given": "Andrew B", "parse-names": false}, {"dropping-particle": "", "family": "Thomas", </meta:user-defined>
    <meta:user-defined meta:name="Mendeley_Bookmark_OjOwOy6Ziv_215" meta:value-type="string">"non-dropping-particle": "", "suffix": "", "given": "Sean", "parse-names": false}, {"dropping-particle": "", "family": "Vernot", "non-dropping-particle": "", "suffix": "", "given": "Benjamin", "parse-names": false}, {"dropping-particle": "", "family": "Vi</meta:user-defined>
    <meta:user-defined meta:name="Mendeley_Bookmark_OjOwOy6Ziv_216" meta:value-type="string">erstra", "non-dropping-particle": "", "suffix": "", "given": "Jeff", "parse-names": false}, {"dropping-particle": "", "family": "Vong", "non-dropping-particle": "", "suffix": "", "given": "Shinny", "parse-names": false}, {"dropping-particle": "", "family"</meta:user-defined>
    <meta:user-defined meta:name="Mendeley_Bookmark_OjOwOy6Ziv_217" meta:value-type="string">: "Weaver", "non-dropping-particle": "", "suffix": "", "given": "Molly a", "parse-names": false}, {"dropping-particle": "", "family": "Yan", "non-dropping-particle": "", "suffix": "", "given": "Yongqi", "parse-names": false}, {"dropping-particle": "", "fa</meta:user-defined>
    <meta:user-defined meta:name="Mendeley_Bookmark_OjOwOy6Ziv_218" meta:value-type="string">mily": "Zhang", "non-dropping-particle": "", "suffix": "", "given": "Miaohua", "parse-names": false}, {"dropping-particle": "", "family": "Akey", "non-dropping-particle": "", "suffix": "", "given": "Joshua a", "parse-names": false}, {"dropping-particle": </meta:user-defined>
    <meta:user-defined meta:name="Mendeley_Bookmark_OjOwOy6Ziv_219" meta:value-type="string">"", "family": "Bender", "non-dropping-particle": "", "suffix": "", "given": "Michael", "parse-names": false}, {"dropping-particle": "", "family": "Dorschner", "non-dropping-particle": "", "suffix": "", "given": "Michael O", "parse-names": false}, {"droppi</meta:user-defined>
    <meta:user-defined meta:name="Mendeley_Bookmark_OjOwOy6Ziv_22" meta:value-type="string">pping-particle": "", "suffix": "", "given": "Xianjun", "parse-names": false}, {"dropping-particle": "", "family": "Ernst", "non-dropping-particle": "", "suffix": "", "given": "Jason", "parse-names": false}, {"dropping-particle": "", "family": "Furey", "no</meta:user-defined>
    <meta:user-defined meta:name="Mendeley_Bookmark_OjOwOy6Ziv_220" meta:value-type="string">ng-particle": "", "family": "Groudine", "non-dropping-particle": "", "suffix": "", "given": "Mark", "parse-names": false}, {"dropping-particle": "", "family": "MacCoss", "non-dropping-particle": "", "suffix": "", "given": "Michael J", "parse-names": false</meta:user-defined>
    <meta:user-defined meta:name="Mendeley_Bookmark_OjOwOy6Ziv_221" meta:value-type="string">}, {"dropping-particle": "", "family": "Navas", "non-dropping-particle": "", "suffix": "", "given": "Patrick", "parse-names": false}, {"dropping-particle": "", "family": "Stamatoyannopoulos", "non-dropping-particle": "", "suffix": "", "given": "George", "</meta:user-defined>
    <meta:user-defined meta:name="Mendeley_Bookmark_OjOwOy6Ziv_222" meta:value-type="string">parse-names": false}, {"dropping-particle": "", "family": "Stamatoyannopoulos", "non-dropping-particle": "", "suffix": "", "given": "John a", "parse-names": false}, {"dropping-particle": "", "family": "Beal", "non-dropping-particle": "", "suffix": "", "gi</meta:user-defined>
    <meta:user-defined meta:name="Mendeley_Bookmark_OjOwOy6Ziv_223" meta:value-type="string">ven": "Kathryn", "parse-names": false}, {"dropping-particle": "", "family": "Brazma", "non-dropping-particle": "", "suffix": "", "given": "Alvis", "parse-names": false}, {"dropping-particle": "", "family": "Flicek", "non-dropping-particle": "", "suffix": </meta:user-defined>
    <meta:user-defined meta:name="Mendeley_Bookmark_OjOwOy6Ziv_224" meta:value-type="string">"", "given": "Paul", "parse-names": false}, {"dropping-particle": "", "family": "Johnson", "non-dropping-particle": "", "suffix": "", "given": "Nathan", "parse-names": false}, {"dropping-particle": "", "family": "Lukk", "non-dropping-particle": "", "suffi</meta:user-defined>
    <meta:user-defined meta:name="Mendeley_Bookmark_OjOwOy6Ziv_225" meta:value-type="string">x": "", "given": "Margus", "parse-names": false}, {"dropping-particle": "", "family": "Luscombe", "non-dropping-particle": "", "suffix": "", "given": "Nicholas M", "parse-names": false}, {"dropping-particle": "", "family": "Sobral", "non-dropping-particle</meta:user-defined>
    <meta:user-defined meta:name="Mendeley_Bookmark_OjOwOy6Ziv_226" meta:value-type="string">": "", "suffix": "", "given": "Daniel", "parse-names": false}, {"dropping-particle": "", "family": "Vaquerizas", "non-dropping-particle": "", "suffix": "", "given": "Juan M", "parse-names": false}, {"dropping-particle": "", "family": "Batzoglou", "non-dro</meta:user-defined>
    <meta:user-defined meta:name="Mendeley_Bookmark_OjOwOy6Ziv_227" meta:value-type="string">pping-particle": "", "suffix": "", "given": "Serafim", "parse-names": false}, {"dropping-particle": "", "family": "Sidow", "non-dropping-particle": "", "suffix": "", "given": "Arend", "parse-names": false}, {"dropping-particle": "", "family": "Hussami", "</meta:user-defined>
    <meta:user-defined meta:name="Mendeley_Bookmark_OjOwOy6Ziv_228" meta:value-type="string">non-dropping-particle": "", "suffix": "", "given": "Nadine", "parse-names": false}, {"dropping-particle": "", "family": "Kyriazopoulou-Panagiotopoulou", "non-dropping-particle": "", "suffix": "", "given": "Sofia", "parse-names": false}, {"dropping-particl</meta:user-defined>
    <meta:user-defined meta:name="Mendeley_Bookmark_OjOwOy6Ziv_229" meta:value-type="string">e": "", "family": "Libbrecht", "non-dropping-particle": "", "suffix": "", "given": "Max W", "parse-names": false}, {"dropping-particle": "", "family": "Schaub", "non-dropping-particle": "", "suffix": "", "given": "Marc a", "parse-names": false}, {"droppin</meta:user-defined>
    <meta:user-defined meta:name="Mendeley_Bookmark_OjOwOy6Ziv_23" meta:value-type="string">n-dropping-particle": "", "suffix": "", "given": "Terrence S", "parse-names": false}, {"dropping-particle": "", "family": "Gerstein", "non-dropping-particle": "", "suffix": "", "given": "Mark", "parse-names": false}, {"dropping-particle": "", "family": "G</meta:user-defined>
    <meta:user-defined meta:name="Mendeley_Bookmark_OjOwOy6Ziv_230" meta:value-type="string">g-particle": "", "family": "Miller", "non-dropping-particle": "", "suffix": "", "given": "Webb", "parse-names": false}, {"dropping-particle": "", "family": "Bickel", "non-dropping-particle": "", "suffix": "", "given": "Peter J", "parse-names": false}, {"d</meta:user-defined>
    <meta:user-defined meta:name="Mendeley_Bookmark_OjOwOy6Ziv_231" meta:value-type="string">ropping-particle": "", "family": "Banfai", "non-dropping-particle": "", "suffix": "", "given": "Balazs", "parse-names": false}, {"dropping-particle": "", "family": "Boley", "non-dropping-particle": "", "suffix": "", "given": "Nathan P", "parse-names": fal</meta:user-defined>
    <meta:user-defined meta:name="Mendeley_Bookmark_OjOwOy6Ziv_232" meta:value-type="string">se}, {"dropping-particle": "", "family": "Huang", "non-dropping-particle": "", "suffix": "", "given": "Haiyan", "parse-names": false}, {"dropping-particle": "", "family": "Li", "non-dropping-particle": "", "suffix": "", "given": "Jingyi Jessica", "parse-n</meta:user-defined>
    <meta:user-defined meta:name="Mendeley_Bookmark_OjOwOy6Ziv_233" meta:value-type="string">ames": false}, {"dropping-particle": "", "family": "Noble", "non-dropping-particle": "", "suffix": "", "given": "William Stafford", "parse-names": false}, {"dropping-particle": "", "family": "Bilmes", "non-dropping-particle": "", "suffix": "", "given": "J</meta:user-defined>
    <meta:user-defined meta:name="Mendeley_Bookmark_OjOwOy6Ziv_234" meta:value-type="string">effrey a", "parse-names": false}, {"dropping-particle": "", "family": "Buske", "non-dropping-particle": "", "suffix": "", "given": "Orion J", "parse-names": false}, {"dropping-particle": "", "family": "Sahu", "non-dropping-particle": "", "suffix": "", "gi</meta:user-defined>
    <meta:user-defined meta:name="Mendeley_Bookmark_OjOwOy6Ziv_235" meta:value-type="string">ven": "Avinash O", "parse-names": false}, {"dropping-particle": "V", "family": "Kharchenko", "non-dropping-particle": "", "suffix": "", "given": "Peter", "parse-names": false}, {"dropping-particle": "", "family": "Park", "non-dropping-particle": "", "suff</meta:user-defined>
    <meta:user-defined meta:name="Mendeley_Bookmark_OjOwOy6Ziv_236" meta:value-type="string">ix": "", "given": "Peter J", "parse-names": false}, {"dropping-particle": "", "family": "Baker", "non-dropping-particle": "", "suffix": "", "given": "Dannon", "parse-names": false}, {"dropping-particle": "", "family": "Taylor", "non-dropping-particle": ""</meta:user-defined>
    <meta:user-defined meta:name="Mendeley_Bookmark_OjOwOy6Ziv_237" meta:value-type="string">, "suffix": "", "given": "James", "parse-names": false}, {"dropping-particle": "", "family": "Lochovsky", "non-dropping-particle": "", "suffix": "", "given": "Lucas", "parse-names": false}], "container-title": "Nature"}, "id": "ITEM-1"}], "mendeley": {"pr</meta:user-defined>
    <meta:user-defined meta:name="Mendeley_Bookmark_OjOwOy6Ziv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OjOwOy6Ziv_239" meta:value-type="string">chema": "https://github.com/citation-style-language/schema/raw/master/csl-citation.json"}</meta:user-defined>
    <meta:user-defined meta:name="Mendeley_Bookmark_OjOwOy6Ziv_24" meta:value-type="string">iardine", "non-dropping-particle": "", "suffix": "", "given": "Belinda", "parse-names": false}, {"dropping-particle": "", "family": "Greven", "non-dropping-particle": "", "suffix": "", "given": "Melissa", "parse-names": false}, {"dropping-particle": "", "</meta:user-defined>
    <meta:user-defined meta:name="Mendeley_Bookmark_OjOwOy6Ziv_25" meta:value-type="string">family": "Hardison", "non-dropping-particle": "", "suffix": "", "given": "Ross C", "parse-names": false}, {"dropping-particle": "", "family": "Harris", "non-dropping-particle": "", "suffix": "", "given": "Robert S", "parse-names": false}, {"dropping-parti</meta:user-defined>
    <meta:user-defined meta:name="Mendeley_Bookmark_OjOwOy6Ziv_26" meta:value-type="string">cle": "", "family": "Herrero", "non-dropping-particle": "", "suffix": "", "given": "Javier", "parse-names": false}, {"dropping-particle": "", "family": "Hoffman", "non-dropping-particle": "", "suffix": "", "given": "Michael M", "parse-names": false}, {"dr</meta:user-defined>
    <meta:user-defined meta:name="Mendeley_Bookmark_OjOwOy6Ziv_27" meta:value-type="string">opping-particle": "", "family": "Iyer", "non-dropping-particle": "", "suffix": "", "given": "Sowmya", "parse-names": false}, {"dropping-particle": "", "family": "Kelllis", "non-dropping-particle": "", "suffix": "", "given": "Manolis", "parse-names": false</meta:user-defined>
    <meta:user-defined meta:name="Mendeley_Bookmark_OjOwOy6Ziv_28" meta:value-type="string">}, {"dropping-particle": "", "family": "Kheradpour", "non-dropping-particle": "", "suffix": "", "given": "Pouya", "parse-names": false}, {"dropping-particle": "", "family": "Lassmann", "non-dropping-particle": "", "suffix": "", "given": "Timo", "parse-nam</meta:user-defined>
    <meta:user-defined meta:name="Mendeley_Bookmark_OjOwOy6Ziv_29" meta:value-type="string">es": false}, {"dropping-particle": "", "family": "Li", "non-dropping-particle": "", "suffix": "", "given": "Qunhua", "parse-names": false}, {"dropping-particle": "", "family": "Lin", "non-dropping-particle": "", "suffix": "", "given": "Xinying", "parse-na</meta:user-defined>
    <meta:user-defined meta:name="Mendeley_Bookmark_OjOwOy6Ziv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OjOwOy6Ziv_30" meta:value-type="string">mes": false}, {"dropping-particle": "", "family": "Marinov", "non-dropping-particle": "", "suffix": "", "given": "Georgi K", "parse-names": false}, {"dropping-particle": "", "family": "Merkel", "non-dropping-particle": "", "suffix": "", "given": "Angelika</meta:user-defined>
    <meta:user-defined meta:name="Mendeley_Bookmark_OjOwOy6Ziv_31" meta:value-type="string">", "parse-names": false}, {"dropping-particle": "", "family": "Mortazavi", "non-dropping-particle": "", "suffix": "", "given": "Ali", "parse-names": false}, {"dropping-particle": "", "family": "Parker", "non-dropping-particle": "", "suffix": "", "given": </meta:user-defined>
    <meta:user-defined meta:name="Mendeley_Bookmark_OjOwOy6Ziv_32" meta:value-type="string">"Stephen C J Stephanie L", "parse-names": false}, {"dropping-particle": "", "family": "Reddy", "non-dropping-particle": "", "suffix": "", "given": "Timothy E", "parse-names": false}, {"dropping-particle": "", "family": "Rozowsky", "non-dropping-particle":</meta:user-defined>
    <meta:user-defined meta:name="Mendeley_Bookmark_OjOwOy6Ziv_33" meta:value-type="string"> "", "suffix": "", "given": "Joel", "parse-names": false}, {"dropping-particle": "", "family": "Schlesinger", "non-dropping-particle": "", "suffix": "", "given": "Felix", "parse-names": false}, {"dropping-particle": "", "family": "Thurman", "non-dropping-</meta:user-defined>
    <meta:user-defined meta:name="Mendeley_Bookmark_OjOwOy6Ziv_34" meta:value-type="string">particle": "", "suffix": "", "given": "Robert E", "parse-names": false}, {"dropping-particle": "", "family": "Wang", "non-dropping-particle": "", "suffix": "", "given": "Jie", "parse-names": false}, {"dropping-particle": "", "family": "Ward", "non-droppin</meta:user-defined>
    <meta:user-defined meta:name="Mendeley_Bookmark_OjOwOy6Ziv_35" meta:value-type="string">g-particle": "", "suffix": "", "given": "Lucas D", "parse-names": false}, {"dropping-particle": "", "family": "Whitfield", "non-dropping-particle": "", "suffix": "", "given": "Troy W", "parse-names": false}, {"dropping-particle": "", "family": "Wilder", "</meta:user-defined>
    <meta:user-defined meta:name="Mendeley_Bookmark_OjOwOy6Ziv_36" meta:value-type="string">non-dropping-particle": "", "suffix": "", "given": "Steven P", "parse-names": false}, {"dropping-particle": "", "family": "Wu", "non-dropping-particle": "", "suffix": "", "given": "Weisheng", "parse-names": false}, {"dropping-particle": "", "family": "Xi"</meta:user-defined>
    <meta:user-defined meta:name="Mendeley_Bookmark_OjOwOy6Ziv_37" meta:value-type="string">, "non-dropping-particle": "", "suffix": "", "given": "Hualin S", "parse-names": false}, {"dropping-particle": "", "family": "Yip", "non-dropping-particle": "", "suffix": "", "given": "Kevin Y", "parse-names": false}, {"dropping-particle": "", "family": "</meta:user-defined>
    <meta:user-defined meta:name="Mendeley_Bookmark_OjOwOy6Ziv_38" meta:value-type="string">Zhuang", "non-dropping-particle": "", "suffix": "", "given": "Jiali", "parse-names": false}, {"dropping-particle": "", "family": "Bernstein", "non-dropping-particle": "", "suffix": "", "given": "Bradley E", "parse-names": false}, {"dropping-particle": "",</meta:user-defined>
    <meta:user-defined meta:name="Mendeley_Bookmark_OjOwOy6Ziv_39" meta:value-type="string"> "family": "Green", "non-dropping-particle": "", "suffix": "", "given": "Eric D", "parse-names": false}, {"dropping-particle": "", "family": "Gunter", "non-dropping-particle": "", "suffix": "", "given": "Chris", "parse-names": false}, {"dropping-particle"</meta:user-defined>
    <meta:user-defined meta:name="Mendeley_Bookmark_OjOwOy6Ziv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OjOwOy6Ziv_40" meta:value-type="string">: "", "family": "Snyder", "non-dropping-particle": "", "suffix": "", "given": "Michael", "parse-names": false}, {"dropping-particle": "", "family": "Pazin", "non-dropping-particle": "", "suffix": "", "given": "Michael J", "parse-names": false}, {"dropping</meta:user-defined>
    <meta:user-defined meta:name="Mendeley_Bookmark_OjOwOy6Ziv_41" meta:value-type="string">-particle": "", "family": "Lowdon", "non-dropping-particle": "", "suffix": "", "given": "Rebecca F", "parse-names": false}, {"dropping-particle": "", "family": "Dillon", "non-dropping-particle": "", "suffix": "", "given": "Laura a L", "parse-names": false</meta:user-defined>
    <meta:user-defined meta:name="Mendeley_Bookmark_OjOwOy6Ziv_42" meta:value-type="string">}, {"dropping-particle": "", "family": "Adams", "non-dropping-particle": "", "suffix": "", "given": "Leslie B", "parse-names": false}, {"dropping-particle": "", "family": "Kelly", "non-dropping-particle": "", "suffix": "", "given": "Caroline J", "parse-na</meta:user-defined>
    <meta:user-defined meta:name="Mendeley_Bookmark_OjOwOy6Ziv_43" meta:value-type="string">mes": false}, {"dropping-particle": "", "family": "Zhang", "non-dropping-particle": "", "suffix": "", "given": "Julia", "parse-names": false}, {"dropping-particle": "", "family": "Wexler", "non-dropping-particle": "", "suffix": "", "given": "Judith R", "p</meta:user-defined>
    <meta:user-defined meta:name="Mendeley_Bookmark_OjOwOy6Ziv_44" meta:value-type="string">arse-names": false}, {"dropping-particle": "", "family": "Good", "non-dropping-particle": "", "suffix": "", "given": "Peter J", "parse-names": false}, {"dropping-particle": "", "family": "Feingold", "non-dropping-particle": "", "suffix": "", "given": "Eli</meta:user-defined>
    <meta:user-defined meta:name="Mendeley_Bookmark_OjOwOy6Ziv_45" meta:value-type="string">se a", "parse-names": false}, {"dropping-particle": "", "family": "Crawford", "non-dropping-particle": "", "suffix": "", "given": "Gregory E", "parse-names": false}, {"dropping-particle": "", "family": "Dekker", "non-dropping-particle": "", "suffix": "", </meta:user-defined>
    <meta:user-defined meta:name="Mendeley_Bookmark_OjOwOy6Ziv_46" meta:value-type="string">"given": "Job", "parse-names": false}, {"dropping-particle": "", "family": "Elinitski", "non-dropping-particle": "", "suffix": "", "given": "Laura", "parse-names": false}, {"dropping-particle": "", "family": "Farnham", "non-dropping-particle": "", "suffix</meta:user-defined>
    <meta:user-defined meta:name="Mendeley_Bookmark_OjOwOy6Ziv_47" meta:value-type="string">": "", "given": "Peggy J", "parse-names": false}, {"dropping-particle": "", "family": "Giddings", "non-dropping-particle": "", "suffix": "", "given": "Morgan C", "parse-names": false}, {"dropping-particle": "", "family": "Gingeras", "non-dropping-particle</meta:user-defined>
    <meta:user-defined meta:name="Mendeley_Bookmark_OjOwOy6Ziv_48" meta:value-type="string">": "", "suffix": "", "given": "Thomas R", "parse-names": false}, {"dropping-particle": "", "family": "Guig\u00f3", "non-dropping-particle": "", "suffix": "", "given": "Roderic", "parse-names": false}, {"dropping-particle": "", "family": "Hubbard", "non-dr</meta:user-defined>
    <meta:user-defined meta:name="Mendeley_Bookmark_OjOwOy6Ziv_49" meta:value-type="string">opping-particle": "", "suffix": "", "given": "Timothy J Tomothy J", "parse-names": false}, {"dropping-particle": "", "family": "Kellis", "non-dropping-particle": "", "suffix": "", "given": "Manolis", "parse-names": false}, {"dropping-particle": "", "famil</meta:user-defined>
    <meta:user-defined meta:name="Mendeley_Bookmark_OjOwOy6Ziv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OjOwOy6Ziv_50" meta:value-type="string">y": "Kent", "non-dropping-particle": "", "suffix": "", "given": "W James", "parse-names": false}, {"dropping-particle": "", "family": "Lieb", "non-dropping-particle": "", "suffix": "", "given": "Jason D", "parse-names": false}, {"dropping-particle": "", "</meta:user-defined>
    <meta:user-defined meta:name="Mendeley_Bookmark_OjOwOy6Ziv_51" meta:value-type="string">family": "Margulies", "non-dropping-particle": "", "suffix": "", "given": "Elliott H", "parse-names": false}, {"dropping-particle": "", "family": "Myers", "non-dropping-particle": "", "suffix": "", "given": "Richard M", "parse-names": false}, {"dropping-p</meta:user-defined>
    <meta:user-defined meta:name="Mendeley_Bookmark_OjOwOy6Ziv_52" meta:value-type="string">article": "", "family": "Starnatoyannopoulos", "non-dropping-particle": "", "suffix": "", "given": "John a", "parse-names": false}, {"dropping-particle": "", "family": "Tennebaum", "non-dropping-particle": "", "suffix": "", "given": "Scott a", "parse-name</meta:user-defined>
    <meta:user-defined meta:name="Mendeley_Bookmark_OjOwOy6Ziv_53" meta:value-type="string">s": false}, {"dropping-particle": "", "family": "Weng", "non-dropping-particle": "", "suffix": "", "given": "Zhiping", "parse-names": false}, {"dropping-particle": "", "family": "White", "non-dropping-particle": "", "suffix": "", "given": "Kevin P", "pars</meta:user-defined>
    <meta:user-defined meta:name="Mendeley_Bookmark_OjOwOy6Ziv_54" meta:value-type="string">e-names": false}, {"dropping-particle": "", "family": "Wold", "non-dropping-particle": "", "suffix": "", "given": "Barbara", "parse-names": false}, {"dropping-particle": "", "family": "Yu", "non-dropping-particle": "", "suffix": "", "given": "Yanbao", "pa</meta:user-defined>
    <meta:user-defined meta:name="Mendeley_Bookmark_OjOwOy6Ziv_55" meta:value-type="string">rse-names": false}, {"dropping-particle": "", "family": "Wrobel", "non-dropping-particle": "", "suffix": "", "given": "John", "parse-names": false}, {"dropping-particle": "", "family": "Risk", "non-dropping-particle": "", "suffix": "", "given": "Brian a",</meta:user-defined>
    <meta:user-defined meta:name="Mendeley_Bookmark_OjOwOy6Ziv_56" meta:value-type="string"> "parse-names": false}, {"dropping-particle": "", "family": "Gunawardena", "non-dropping-particle": "", "suffix": "", "given": "Harsha P", "parse-names": false}, {"dropping-particle": "", "family": "Kuiper", "non-dropping-particle": "", "suffix": "", "giv</meta:user-defined>
    <meta:user-defined meta:name="Mendeley_Bookmark_OjOwOy6Ziv_57" meta:value-type="string">en": "Heather C", "parse-names": false}, {"dropping-particle": "", "family": "Maier", "non-dropping-particle": "", "suffix": "", "given": "Christopher W", "parse-names": false}, {"dropping-particle": "", "family": "Xie", "non-dropping-particle": "", "suff</meta:user-defined>
    <meta:user-defined meta:name="Mendeley_Bookmark_OjOwOy6Ziv_58" meta:value-type="string">ix": "", "given": "Ling", "parse-names": false}, {"dropping-particle": "", "family": "Chen", "non-dropping-particle": "", "suffix": "", "given": "Xian", "parse-names": false}, {"dropping-particle": "", "family": "Mikkelsen", "non-dropping-particle": "", "</meta:user-defined>
    <meta:user-defined meta:name="Mendeley_Bookmark_OjOwOy6Ziv_59" meta:value-type="string">suffix": "", "given": "Tarjei S", "parse-names": false}, {"dropping-particle": "", "family": "Gillespie", "non-dropping-particle": "", "suffix": "", "given": "Shawn", "parse-names": false}, {"dropping-particle": "", "family": "Goren", "non-dropping-partic</meta:user-defined>
    <meta:user-defined meta:name="Mendeley_Bookmark_OjOwOy6Ziv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OjOwOy6Ziv_60" meta:value-type="string">le": "", "suffix": "", "given": "Alon", "parse-names": false}, {"dropping-particle": "", "family": "Ram", "non-dropping-particle": "", "suffix": "", "given": "Oren", "parse-names": false}, {"dropping-particle": "", "family": "Zhang", "non-dropping-particl</meta:user-defined>
    <meta:user-defined meta:name="Mendeley_Bookmark_OjOwOy6Ziv_61" meta:value-type="string">e": "", "suffix": "", "given": "Xiaolan", "parse-names": false}, {"dropping-particle": "", "family": "Wang", "non-dropping-particle": "", "suffix": "", "given": "Li", "parse-names": false}, {"dropping-particle": "", "family": "Issner", "non-dropping-parti</meta:user-defined>
    <meta:user-defined meta:name="Mendeley_Bookmark_OjOwOy6Ziv_62" meta:value-type="string">cle": "", "suffix": "", "given": "Robbyn", "parse-names": false}, {"dropping-particle": "", "family": "Coyne", "non-dropping-particle": "", "suffix": "", "given": "Michael J", "parse-names": false}, {"dropping-particle": "", "family": "Durham", "non-dropp</meta:user-defined>
    <meta:user-defined meta:name="Mendeley_Bookmark_OjOwOy6Ziv_63" meta:value-type="string">ing-particle": "", "suffix": "", "given": "Timothy", "parse-names": false}, {"dropping-particle": "", "family": "Ku", "non-dropping-particle": "", "suffix": "", "given": "Manching", "parse-names": false}, {"dropping-particle": "", "family": "Truong", "non</meta:user-defined>
    <meta:user-defined meta:name="Mendeley_Bookmark_OjOwOy6Ziv_64" meta:value-type="string">-dropping-particle": "", "suffix": "", "given": "Thanh", "parse-names": false}, {"dropping-particle": "", "family": "Eaton", "non-dropping-particle": "", "suffix": "", "given": "Matthew L", "parse-names": false}, {"dropping-particle": "", "family": "Dobin</meta:user-defined>
    <meta:user-defined meta:name="Mendeley_Bookmark_OjOwOy6Ziv_65" meta:value-type="string">", "non-dropping-particle": "", "suffix": "", "given": "Alex", "parse-names": false}, {"dropping-particle": "", "family": "Tanzer", "non-dropping-particle": "", "suffix": "", "given": "Andrea", "parse-names": false}, {"dropping-particle": "", "family": "L</meta:user-defined>
    <meta:user-defined meta:name="Mendeley_Bookmark_OjOwOy6Ziv_66" meta:value-type="string">agarde", "non-dropping-particle": "", "suffix": "", "given": "Julien", "parse-names": false}, {"dropping-particle": "", "family": "Lin", "non-dropping-particle": "", "suffix": "", "given": "Wei", "parse-names": false}, {"dropping-particle": "", "family": </meta:user-defined>
    <meta:user-defined meta:name="Mendeley_Bookmark_OjOwOy6Ziv_67" meta:value-type="string">"Xue", "non-dropping-particle": "", "suffix": "", "given": "Chenghai", "parse-names": false}, {"dropping-particle": "", "family": "Williams", "non-dropping-particle": "", "suffix": "", "given": "Brian a", "parse-names": false}, {"dropping-particle": "", "</meta:user-defined>
    <meta:user-defined meta:name="Mendeley_Bookmark_OjOwOy6Ziv_68" meta:value-type="string">family": "Zaleski", "non-dropping-particle": "", "suffix": "", "given": "Chris", "parse-names": false}, {"dropping-particle": "", "family": "R\u00f6der", "non-dropping-particle": "", "suffix": "", "given": "Maik", "parse-names": false}, {"dropping-particl</meta:user-defined>
    <meta:user-defined meta:name="Mendeley_Bookmark_OjOwOy6Ziv_69" meta:value-type="string">e": "", "family": "Kokocinski", "non-dropping-particle": "", "suffix": "", "given": "Felix", "parse-names": false}, {"dropping-particle": "", "family": "Abdelhamid", "non-dropping-particle": "", "suffix": "", "given": "Rehab F", "parse-names": false}, {"d</meta:user-defined>
    <meta:user-defined meta:name="Mendeley_Bookmark_OjOwOy6Ziv_7" meta:value-type="string">on-dropping-particle": "", "suffix": "", "given": "", "parse-names": false}, {"dropping-particle": "", "family": "Dunham", "non-dropping-particle": "", "suffix": "", "given": "Ian", "parse-names": false}, {"dropping-particle": "", "family": "Kundaje", "no</meta:user-defined>
    <meta:user-defined meta:name="Mendeley_Bookmark_OjOwOy6Ziv_70" meta:value-type="string">ropping-particle": "", "family": "Alioto", "non-dropping-particle": "", "suffix": "", "given": "Tyler", "parse-names": false}, {"dropping-particle": "", "family": "Antoshechkin", "non-dropping-particle": "", "suffix": "", "given": "Igor", "parse-names": f</meta:user-defined>
    <meta:user-defined meta:name="Mendeley_Bookmark_OjOwOy6Ziv_71" meta:value-type="string">alse}, {"dropping-particle": "", "family": "Baer", "non-dropping-particle": "", "suffix": "", "given": "Michael T", "parse-names": false}, {"dropping-particle": "", "family": "Batut", "non-dropping-particle": "", "suffix": "", "given": "Philippe", "parse-</meta:user-defined>
    <meta:user-defined meta:name="Mendeley_Bookmark_OjOwOy6Ziv_72" meta:value-type="string">names": false}, {"dropping-particle": "", "family": "Bell", "non-dropping-particle": "", "suffix": "", "given": "Ian", "parse-names": false}, {"dropping-particle": "", "family": "Bell", "non-dropping-particle": "", "suffix": "", "given": "Kimberly", "pars</meta:user-defined>
    <meta:user-defined meta:name="Mendeley_Bookmark_OjOwOy6Ziv_73" meta:value-type="string">e-names": false}, {"dropping-particle": "", "family": "Chakrabortty", "non-dropping-particle": "", "suffix": "", "given": "Sudipto", "parse-names": false}, {"dropping-particle": "", "family": "Chrast", "non-dropping-particle": "", "suffix": "", "given": "</meta:user-defined>
    <meta:user-defined meta:name="Mendeley_Bookmark_OjOwOy6Ziv_74" meta:value-type="string">Jacqueline", "parse-names": false}, {"dropping-particle": "", "family": "Curado", "non-dropping-particle": "", "suffix": "", "given": "Joao", "parse-names": false}, {"dropping-particle": "", "family": "Derrien", "non-dropping-particle": "", "suffix": "", </meta:user-defined>
    <meta:user-defined meta:name="Mendeley_Bookmark_OjOwOy6Ziv_75" meta:value-type="string">"given": "Thomas", "parse-names": false}, {"dropping-particle": "", "family": "Drenkow", "non-dropping-particle": "", "suffix": "", "given": "Jorg", "parse-names": false}, {"dropping-particle": "", "family": "Dumais", "non-dropping-particle": "", "suffix"</meta:user-defined>
    <meta:user-defined meta:name="Mendeley_Bookmark_OjOwOy6Ziv_76" meta:value-type="string">: "", "given": "Erica", "parse-names": false}, {"dropping-particle": "", "family": "Dumais", "non-dropping-particle": "", "suffix": "", "given": "Jackie", "parse-names": false}, {"dropping-particle": "", "family": "Duttagupta", "non-dropping-particle": ""</meta:user-defined>
    <meta:user-defined meta:name="Mendeley_Bookmark_OjOwOy6Ziv_77" meta:value-type="string">, "suffix": "", "given": "Radha", "parse-names": false}, {"dropping-particle": "", "family": "Fastuca", "non-dropping-particle": "", "suffix": "", "given": "Megan", "parse-names": false}, {"dropping-particle": "", "family": "Fejes-Toth", "non-dropping-par</meta:user-defined>
    <meta:user-defined meta:name="Mendeley_Bookmark_OjOwOy6Ziv_78" meta:value-type="string">ticle": "", "suffix": "", "given": "Kata", "parse-names": false}, {"dropping-particle": "", "family": "Ferreira", "non-dropping-particle": "", "suffix": "", "given": "Pedro", "parse-names": false}, {"dropping-particle": "", "family": "Foissac", "non-dropp</meta:user-defined>
    <meta:user-defined meta:name="Mendeley_Bookmark_OjOwOy6Ziv_79" meta:value-type="string">ing-particle": "", "suffix": "", "given": "Sylvain", "parse-names": false}, {"dropping-particle": "", "family": "Fullwood", "non-dropping-particle": "", "suffix": "", "given": "Melissa J", "parse-names": false}, {"dropping-particle": "", "family": "Gao", </meta:user-defined>
    <meta:user-defined meta:name="Mendeley_Bookmark_OjOwOy6Ziv_8" meta:value-type="string">n-dropping-particle": "", "suffix": "", "given": "Anshul", "parse-names": false}, {"dropping-particle": "", "family": "Aldred", "non-dropping-particle": "", "suffix": "", "given": "Shelley F", "parse-names": false}, {"dropping-particle": "", "family": "Co</meta:user-defined>
    <meta:user-defined meta:name="Mendeley_Bookmark_OjOwOy6Ziv_80" meta:value-type="string">"non-dropping-particle": "", "suffix": "", "given": "Hui", "parse-names": false}, {"dropping-particle": "", "family": "Gonzalez", "non-dropping-particle": "", "suffix": "", "given": "David", "parse-names": false}, {"dropping-particle": "", "family": "Gord</meta:user-defined>
    <meta:user-defined meta:name="Mendeley_Bookmark_OjOwOy6Ziv_81" meta:value-type="string">on", "non-dropping-particle": "", "suffix": "", "given": "Assaf", "parse-names": false}, {"dropping-particle": "", "family": "Howald", "non-dropping-particle": "", "suffix": "", "given": "C\u00e9dric", "parse-names": false}, {"dropping-particle": "", "fam</meta:user-defined>
    <meta:user-defined meta:name="Mendeley_Bookmark_OjOwOy6Ziv_82" meta:value-type="string">ily": "Jha", "non-dropping-particle": "", "suffix": "", "given": "Sonali", "parse-names": false}, {"dropping-particle": "", "family": "Johnson", "non-dropping-particle": "", "suffix": "", "given": "Rory", "parse-names": false}, {"dropping-particle": "", "</meta:user-defined>
    <meta:user-defined meta:name="Mendeley_Bookmark_OjOwOy6Ziv_83" meta:value-type="string">family": "Kapranov", "non-dropping-particle": "", "suffix": "", "given": "Philipp", "parse-names": false}, {"dropping-particle": "", "family": "King", "non-dropping-particle": "", "suffix": "", "given": "Brandon", "parse-names": false}, {"dropping-particl</meta:user-defined>
    <meta:user-defined meta:name="Mendeley_Bookmark_OjOwOy6Ziv_84" meta:value-type="string">e": "", "family": "Kingswood", "non-dropping-particle": "", "suffix": "", "given": "Colin", "parse-names": false}, {"dropping-particle": "", "family": "Li", "non-dropping-particle": "", "suffix": "", "given": "Guoliang", "parse-names": false}, {"dropping-</meta:user-defined>
    <meta:user-defined meta:name="Mendeley_Bookmark_OjOwOy6Ziv_85" meta:value-type="string">particle": "", "family": "Luo", "non-dropping-particle": "", "suffix": "", "given": "Oscar J", "parse-names": false}, {"dropping-particle": "", "family": "Park", "non-dropping-particle": "", "suffix": "", "given": "Eddie", "parse-names": false}, {"droppin</meta:user-defined>
    <meta:user-defined meta:name="Mendeley_Bookmark_OjOwOy6Ziv_86" meta:value-type="string">g-particle": "", "family": "Preall", "non-dropping-particle": "", "suffix": "", "given": "Jonathan B", "parse-names": false}, {"dropping-particle": "", "family": "Presaud", "non-dropping-particle": "", "suffix": "", "given": "Kimberly", "parse-names": fal</meta:user-defined>
    <meta:user-defined meta:name="Mendeley_Bookmark_OjOwOy6Ziv_87" meta:value-type="string">se}, {"dropping-particle": "", "family": "Ribeca", "non-dropping-particle": "", "suffix": "", "given": "Paolo", "parse-names": false}, {"dropping-particle": "", "family": "Robyr", "non-dropping-particle": "", "suffix": "", "given": "Daniel", "parse-names"</meta:user-defined>
    <meta:user-defined meta:name="Mendeley_Bookmark_OjOwOy6Ziv_88" meta:value-type="string">: false}, {"dropping-particle": "", "family": "Ruan", "non-dropping-particle": "", "suffix": "", "given": "Xiaoan", "parse-names": false}, {"dropping-particle": "", "family": "Sammeth", "non-dropping-particle": "", "suffix": "", "given": "Michael", "parse</meta:user-defined>
    <meta:user-defined meta:name="Mendeley_Bookmark_OjOwOy6Ziv_89" meta:value-type="string">-names": false}, {"dropping-particle": "", "family": "Sandu", "non-dropping-particle": "", "suffix": "", "given": "Kuljeet Singh", "parse-names": false}, {"dropping-particle": "", "family": "Schaeffer", "non-dropping-particle": "", "suffix": "", "given": </meta:user-defined>
    <meta:user-defined meta:name="Mendeley_Bookmark_OjOwOy6Ziv_9" meta:value-type="string">llins", "non-dropping-particle": "", "suffix": "", "given": "Patrick J", "parse-names": false}, {"dropping-particle": "", "family": "Davis", "non-dropping-particle": "", "suffix": "", "given": "Carrie a", "parse-names": false}, {"dropping-particle": "", "</meta:user-defined>
    <meta:user-defined meta:name="Mendeley_Bookmark_OjOwOy6Ziv_90" meta:value-type="string">"Lorain", "parse-names": false}, {"dropping-particle": "", "family": "See", "non-dropping-particle": "", "suffix": "", "given": "Lei-Hoon", "parse-names": false}, {"dropping-particle": "", "family": "Shahab", "non-dropping-particle": "", "suffix": "", "gi</meta:user-defined>
    <meta:user-defined meta:name="Mendeley_Bookmark_OjOwOy6Ziv_91" meta:value-type="string">ven": "Atif", "parse-names": false}, {"dropping-particle": "", "family": "Skancke", "non-dropping-particle": "", "suffix": "", "given": "Jorgen", "parse-names": false}, {"dropping-particle": "", "family": "Suzuki", "non-dropping-particle": "", "suffix": "</meta:user-defined>
    <meta:user-defined meta:name="Mendeley_Bookmark_OjOwOy6Ziv_92" meta:value-type="string">", "given": "Ana Maria", "parse-names": false}, {"dropping-particle": "", "family": "Takahashi", "non-dropping-particle": "", "suffix": "", "given": "Hazuki", "parse-names": false}, {"dropping-particle": "", "family": "Tilgner", "non-dropping-particle": "</meta:user-defined>
    <meta:user-defined meta:name="Mendeley_Bookmark_OjOwOy6Ziv_93" meta:value-type="string">", "suffix": "", "given": "Hagen", "parse-names": false}, {"dropping-particle": "", "family": "Trout", "non-dropping-particle": "", "suffix": "", "given": "Diane", "parse-names": false}, {"dropping-particle": "", "family": "Walters", "non-dropping-particl</meta:user-defined>
    <meta:user-defined meta:name="Mendeley_Bookmark_OjOwOy6Ziv_94" meta:value-type="string">e": "", "suffix": "", "given": "Nathalie", "parse-names": false}, {"dropping-particle": "", "family": "Wang", "non-dropping-particle": "", "suffix": "", "given": "Huaien Hao", "parse-names": false}, {"dropping-particle": "", "family": "Hayashizaki", "non-</meta:user-defined>
    <meta:user-defined meta:name="Mendeley_Bookmark_OjOwOy6Ziv_95" meta:value-type="string">dropping-particle": "", "suffix": "", "given": "Yoshihide", "parse-names": false}, {"dropping-particle": "", "family": "Reymond", "non-dropping-particle": "", "suffix": "", "given": "Alexandre", "parse-names": false}, {"dropping-particle": "", "family": "</meta:user-defined>
    <meta:user-defined meta:name="Mendeley_Bookmark_OjOwOy6Ziv_96" meta:value-type="string">Antonarakis", "non-dropping-particle": "", "suffix": "", "given": "Stylianos E", "parse-names": false}, {"dropping-particle": "", "family": "Hannon", "non-dropping-particle": "", "suffix": "", "given": "Gregory J", "parse-names": false}, {"dropping-partic</meta:user-defined>
    <meta:user-defined meta:name="Mendeley_Bookmark_OjOwOy6Ziv_97" meta:value-type="string">le": "", "family": "Ruan", "non-dropping-particle": "", "suffix": "", "given": "Yijun", "parse-names": false}, {"dropping-particle": "", "family": "Carninci", "non-dropping-particle": "", "suffix": "", "given": "Piero", "parse-names": false}, {"dropping-p</meta:user-defined>
    <meta:user-defined meta:name="Mendeley_Bookmark_OjOwOy6Ziv_98" meta:value-type="string">article": "", "family": "Sloan", "non-dropping-particle": "", "suffix": "", "given": "Cricket a", "parse-names": false}, {"dropping-particle": "", "family": "Learned", "non-dropping-particle": "", "suffix": "", "given": "Katrina", "parse-names": false}, {</meta:user-defined>
    <meta:user-defined meta:name="Mendeley_Bookmark_OjOwOy6Ziv_99" meta:value-type="string">"dropping-particle": "", "family": "Malladi", "non-dropping-particle": "", "suffix": "", "given": "Venkat S", "parse-names": false}, {"dropping-particle": "", "family": "Wong", "non-dropping-particle": "", "suffix": "", "given": "Matthew C", "parse-names"</meta:user-defined>
    <meta:user-defined meta:name="Mendeley_Bookmark_Plk7I8Wzas_1" meta:value-type="string">ADDIN CSL_CITATION {"citationItems": [{"uris": ["http://www.mendeley.com/documents/?uuid=6baf4e94-e2f7-3407-90d4-9d58ecc1ac38"], "itemData": {"DOI": "10.1093/bioinformatics/btr539", "volume": "27", "ISSN": "1367-4811", "page": "3423-4", "id": "ITEM-1", "t</meta:user-defined>
    <meta:user-defined meta:name="Mendeley_Bookmark_Plk7I8Wzas_2" meta:value-type="string">itle": "Pybedtools: a flexible Python library for manipulating genomic datasets and annotations.", "issue": "24", "type": "article-journal", "abstract": "SUMMARY pybedtools is a flexible Python software library for manipulating and exploring genomic datas</meta:user-defined>
    <meta:user-defined meta:name="Mendeley_Bookmark_Plk7I8Wzas_3" meta:value-type="string">ets in many common formats. It provides an intuitive Python interface that extends upon the popular BEDTools genome arithmetic tools. The library is well documented and efficient, and allows researchers to quickly develop simple, yet powerful scripts that</meta:user-defined>
    <meta:user-defined meta:name="Mendeley_Bookmark_Plk7I8Wzas_4" meta:value-type="string"> enable complex genomic analyses. AVAILABILITY pybedtools is maintained under the GPL license. Stable versions of pybedtools as well as documentation are available on the Python Package Index at http://pypi.python.org/pypi/pybedtools. CONTACT dalerr@niddk</meta:user-defined>
    <meta:user-defined meta:name="Mendeley_Bookmark_Plk7I8Wzas_5" meta:value-type="string">.nih.gov; arq5x@virginia.edu SUPPLEMENTARY INFORMATION Supplementary data are available at Bioinformatics online.", "issued": {"date-parts": [["2011", "12", "15"]]}, "PMID": "21949271", "author": [{"dropping-particle": "", "family": "Dale", "non-dropping-</meta:user-defined>
    <meta:user-defined meta:name="Mendeley_Bookmark_Plk7I8Wzas_6" meta:value-type="string">particle": "", "suffix": "", "given": "Ryan K", "parse-names": false}, {"dropping-particle": "", "family": "Pedersen", "non-dropping-particle": "", "suffix": "", "given": "Brent S", "parse-names": false}, {"dropping-particle": "", "family": "Quinlan", "no</meta:user-defined>
    <meta:user-defined meta:name="Mendeley_Bookmark_Plk7I8Wzas_7" meta:value-type="string">n-dropping-particle": "", "suffix": "", "given": "Aaron R", "parse-names": false}], "container-title": "Bioinformatics (Oxford, England)"}, "id": "ITEM-1"}], "mendeley": {"previouslyFormattedCitation": "(Dale, Pedersen, and Quinlan 2011)", "plainTextForma</meta:user-defined>
    <meta:user-defined meta:name="Mendeley_Bookmark_Plk7I8Wzas_8" meta:value-type="string">ttedCitation": "(Dale, Pedersen, and Quinlan 2011)", "formattedCitation": "(Dale, Pedersen, and Quinlan 2011)"}, "properties": {"noteIndex": 0}, "schema": "https://github.com/citation-style-language/schema/raw/master/csl-citation.json"}</meta:user-defined>
    <meta:user-defined meta:name="Mendeley_Bookmark_Rwxb6x4XB8_1" meta:value-type="string">ADDIN CSL_CITATION {"citationItems": [{"uris": ["http://www.mendeley.com/documents/?uuid=3a8b51d9-497e-3e9e-b008-4f201ba6538b"], "itemData": {"DOI": "10.1093/nar/gkx1081", "volume": "46", "ISSN": "13624962", "page": "D794-D801", "id": "ITEM-1", "title": "</meta:user-defined>
    <meta:user-defined meta:name="Mendeley_Bookmark_Rwxb6x4XB8_10" meta:value-type="string">ther T.", "parse-names": false}, {"dropping-particle": "", "family": "Davidson", "non-dropping-particle": "", "suffix": "", "given": "Jean M.", "parse-names": false}, {"dropping-particle": "", "family": "Gabdank", "non-dropping-particle": "", "suffix": ""</meta:user-defined>
    <meta:user-defined meta:name="Mendeley_Bookmark_Rwxb6x4XB8_11" meta:value-type="string">, "given": "Idan", "parse-names": false}, {"dropping-particle": "", "family": "Hilton", "non-dropping-particle": "", "suffix": "", "given": "Jason A.", "parse-names": false}, {"dropping-particle": "", "family": "Jain", "non-dropping-particle": "", "suffix</meta:user-defined>
    <meta:user-defined meta:name="Mendeley_Bookmark_Rwxb6x4XB8_12" meta:value-type="string">": "", "given": "Kriti", "parse-names": false}, {"dropping-particle": "", "family": "Baymuradov", "non-dropping-particle": "", "suffix": "", "given": "Ulugbek K.", "parse-names": false}, {"dropping-particle": "", "family": "Narayanan", "non-dropping-parti</meta:user-defined>
    <meta:user-defined meta:name="Mendeley_Bookmark_Rwxb6x4XB8_13" meta:value-type="string">cle": "", "suffix": "", "given": "Aditi K.", "parse-names": false}, {"dropping-particle": "", "family": "Onate", "non-dropping-particle": "", "suffix": "", "given": "Kathrina C.", "parse-names": false}, {"dropping-particle": "", "family": "Graham", "non-d</meta:user-defined>
    <meta:user-defined meta:name="Mendeley_Bookmark_Rwxb6x4XB8_14" meta:value-type="string">ropping-particle": "", "suffix": "", "given": "Keenan", "parse-names": false}, {"dropping-particle": "", "family": "Miyasato", "non-dropping-particle": "", "suffix": "", "given": "Stuart R.", "parse-names": false}, {"dropping-particle": "", "family": "Dre</meta:user-defined>
    <meta:user-defined meta:name="Mendeley_Bookmark_Rwxb6x4XB8_15" meta:value-type="string">szer", "non-dropping-particle": "", "suffix": "", "given": "Timothy R.", "parse-names": false}, {"dropping-particle": "", "family": "Strattan", "non-dropping-particle": "", "suffix": "", "given": "J. Seth", "parse-names": false}, {"dropping-particle": "",</meta:user-defined>
    <meta:user-defined meta:name="Mendeley_Bookmark_Rwxb6x4XB8_16" meta:value-type="string"> "family": "Jolanki", "non-dropping-particle": "", "suffix": "", "given": "Otto", "parse-names": false}, {"dropping-particle": "", "family": "Tanaka", "non-dropping-particle": "", "suffix": "", "given": "Forrest Y.", "parse-names": false}, {"dropping-part</meta:user-defined>
    <meta:user-defined meta:name="Mendeley_Bookmark_Rwxb6x4XB8_17" meta:value-type="string">icle": "", "family": "Cherry", "non-dropping-particle": "", "suffix": "", "given": "J. Michael", "parse-names": false}], "publisher": "Oxford University Press", "container-title": "Nucleic Acids Research"}, "id": "ITEM-1"}], "mendeley": {"previouslyFormat</meta:user-defined>
    <meta:user-defined meta:name="Mendeley_Bookmark_Rwxb6x4XB8_18" meta:value-type="string">tedCitation": "(Davis et al. 2018)", "plainTextFormattedCitation": "(Davis et al. 2018)", "formattedCitation": "(Davis et al. 2018)"}, "properties": {"noteIndex": 0}, "schema": "https://github.com/citation-style-language/schema/raw/master/csl-citation.jso</meta:user-defined>
    <meta:user-defined meta:name="Mendeley_Bookmark_Rwxb6x4XB8_19" meta:value-type="string">n"}</meta:user-defined>
    <meta:user-defined meta:name="Mendeley_Bookmark_Rwxb6x4XB8_2" meta:value-type="string">The Encyclopedia of DNA elements (ENCODE): Data portal update", "issue": "D1", "type": "article-journal", "abstract": "The Encyclopedia of DNA Elements (ENCODE) Data Coordinating Center has developed the ENCODE Portal database and website as the source fo</meta:user-defined>
    <meta:user-defined meta:name="Mendeley_Bookmark_Rwxb6x4XB8_3" meta:value-type="string">r the data and metadata generated by the ENCODE Consortium. Two principles have motivated the design. First, experimental protocols, analytical procedures and the data themselves should be made publicly accessible through a coherent, web-based search and </meta:user-defined>
    <meta:user-defined meta:name="Mendeley_Bookmark_Rwxb6x4XB8_4" meta:value-type="string">download interface. Second, the same interface should serve carefully curated metadata that record the provenance of the data and justify its interpretation in biological terms. Since its initial release in 2013 and in response to recommendations from con</meta:user-defined>
    <meta:user-defined meta:name="Mendeley_Bookmark_Rwxb6x4XB8_5" meta:value-type="string">sortium members and the wider community of scientists who use the Portal to access ENCODE data, the Portal has been regularly updated to better reflect these design principles. Here we report on these updates, including results from new experiments, unifo</meta:user-defined>
    <meta:user-defined meta:name="Mendeley_Bookmark_Rwxb6x4XB8_6" meta:value-type="string">rmly-processed data from other projects, new visualization tools and more comprehensive metadata to describe experiments and analyses. Additionally, the Portal is now home to meta(data) from related projects including Genomics of Gene Regulation, Roadmap </meta:user-defined>
    <meta:user-defined meta:name="Mendeley_Bookmark_Rwxb6x4XB8_7" meta:value-type="string">Epigenome Project, Model organism ENCODE (modENCODE) and modERN. The Portal now makes available over 13000 datasets and their accompanying metadata and can be accessed at: https://www.encodeproject.org/.", "issued": {"date-parts": [["2018", "1", "1"]]}, "</meta:user-defined>
    <meta:user-defined meta:name="Mendeley_Bookmark_Rwxb6x4XB8_8" meta:value-type="string">author": [{"dropping-particle": "", "family": "Davis", "non-dropping-particle": "", "suffix": "", "given": "Carrie A.", "parse-names": false}, {"dropping-particle": "", "family": "Hitz", "non-dropping-particle": "", "suffix": "", "given": "Benjamin C.", "</meta:user-defined>
    <meta:user-defined meta:name="Mendeley_Bookmark_Rwxb6x4XB8_9" meta:value-type="string">parse-names": false}, {"dropping-particle": "", "family": "Sloan", "non-dropping-particle": "", "suffix": "", "given": "Cricket A.", "parse-names": false}, {"dropping-particle": "", "family": "Chan", "non-dropping-particle": "", "suffix": "", "given": "Es</meta:user-defined>
    <meta:user-defined meta:name="Mendeley_Bookmark_SF0Z7JFAVf_1" meta:value-type="string">ADDIN CSL_CITATION {"citationItems": [{"uris": ["http://www.mendeley.com/documents/?uuid=ef524195-ebc8-3fda-ab55-6ed294d910d2"], "itemData": {"DOI": "10.1038/nmeth0306-211", "volume": "3", "ISSN": "15487105", "page": "211", "id": "ITEM-1", "title": "Cage:</meta:user-defined>
    <meta:user-defined meta:name="Mendeley_Bookmark_SF0Z7JFAVf_10" meta:value-type="string">article": "", "suffix": "", "given": "Miki", "parse-names": false}, {"dropping-particle": "", "family": "Nishiyori", "non-dropping-particle": "", "suffix": "", "given": "Hiromi", "parse-names": false}, {"dropping-particle": "", "family": "Nakamura", "non-</meta:user-defined>
    <meta:user-defined meta:name="Mendeley_Bookmark_SF0Z7JFAVf_11" meta:value-type="string">dropping-particle": "", "suffix": "", "given": "Mari", "parse-names": false}, {"dropping-particle": "", "family": "Fukuda", "non-dropping-particle": "", "suffix": "", "given": "Shiro", "parse-names": false}, {"dropping-particle": "", "family": "Tagami", "</meta:user-defined>
    <meta:user-defined meta:name="Mendeley_Bookmark_SF0Z7JFAVf_12" meta:value-type="string">non-dropping-particle": "", "suffix": "", "given": "Michihira", "parse-names": false}, {"dropping-particle": "", "family": "Sasaki", "non-dropping-particle": "", "suffix": "", "given": "Daisuke", "parse-names": false}, {"dropping-particle": "", "family": </meta:user-defined>
    <meta:user-defined meta:name="Mendeley_Bookmark_SF0Z7JFAVf_13" meta:value-type="string">"Imamura", "non-dropping-particle": "", "suffix": "", "given": "Kengo", "parse-names": false}, {"dropping-particle": "", "family": "Kai", "non-dropping-particle": "", "suffix": "", "given": "Chikatoshi", "parse-names": false}, {"dropping-particle": "", "f</meta:user-defined>
    <meta:user-defined meta:name="Mendeley_Bookmark_SF0Z7JFAVf_14" meta:value-type="string">amily": "Harbers", "non-dropping-particle": "", "suffix": "", "given": "Matthias", "parse-names": false}, {"dropping-particle": "", "family": "Hayashizaki", "non-dropping-particle": "", "suffix": "", "given": "Yoshihide", "parse-names": false}, {"dropping</meta:user-defined>
    <meta:user-defined meta:name="Mendeley_Bookmark_SF0Z7JFAVf_15" meta:value-type="string">-particle": "", "family": "Carninci", "non-dropping-particle": "", "suffix": "", "given": "Piero", "parse-names": false}], "container-title": "Nature Methods"}, "id": "ITEM-1"}], "mendeley": {"previouslyFormattedCitation": "(Kodzius et al. 2006)", "plainT</meta:user-defined>
    <meta:user-defined meta:name="Mendeley_Bookmark_SF0Z7JFAVf_16" meta:value-type="string">extFormattedCitation": "(Kodzius et al. 2006)", "formattedCitation": "(Kodzius et al. 2006)"}, "properties": {"noteIndex": 0}, "schema": "https://github.com/citation-style-language/schema/raw/master/csl-citation.json"}</meta:user-defined>
    <meta:user-defined meta:name="Mendeley_Bookmark_SF0Z7JFAVf_2" meta:value-type="string"> Cap analysis of gene expression", "issue": "3", "type": "article-journal", "abstract": "Transcript abundance can be determined by various methods, including reverse transcription (RT)-PCR, microarray analysis, sequencing of expressed sequence tags (ESTs)</meta:user-defined>
    <meta:user-defined meta:name="Mendeley_Bookmark_SF0Z7JFAVf_3" meta:value-type="string">, serial analysis of gene expression (SAGE) and massively parallel signature sequencing (MPSS)1, 2, most of which rely on 3\u2019 end-related sequences. But for the identification of transcription start sites (TSSs) and their associated promoters, 5\u2019</meta:user-defined>
    <meta:user-defined meta:name="Mendeley_Bookmark_SF0Z7JFAVf_4" meta:value-type="string"> end-specific signature sequences are required for higher annotations of expression profiles. Therefore, we and others began cloning of short sequence tags from the 5\u2019 ends of cDNAs, using cap analysis of gene expression (CAGE)3 and 5\u2019-SAGE4, 5.</meta:user-defined>
    <meta:user-defined meta:name="Mendeley_Bookmark_SF0Z7JFAVf_5" meta:value-type="string"> In these techniques linkers are attached to the 5\u2019 ends of full- length enriched cDNAs to introduce a recognition site for the restriction endonuclease Mmel adjacent to the 5\u2019 ends. Mmel cleaves cDNAs at a sequence 20 and 18 nucleotides away (3</meta:user-defined>
    <meta:user-defined meta:name="Mendeley_Bookmark_SF0Z7JFAVf_6" meta:value-type="string">\u2019) from its recognition site, creating a two-base overhang. After amplification, the sequencing tags are concatenated for high- throughput sequencing (Fig. 1). Here we present a CAGE protocol that has been used extensively for high- throughput analys</meta:user-defined>
    <meta:user-defined meta:name="Mendeley_Bookmark_SF0Z7JFAVf_7" meta:value-type="string">is of mouse and human transcripts. The method includes new features for improved library construction, such as the use of random priming6 for gene discovery from nonpolyadenylated RNA, simplified full-length cDNA enrichment by multiwell filtration-based c</meta:user-defined>
    <meta:user-defined meta:name="Mendeley_Bookmark_SF0Z7JFAVf_8" meta:value-type="string">ap-trapping and a pooling strategy for high-throughput CAGE library preparation. The application of this CAGE protocol will contribute to genome annotation, gene discovery and expression profiling 7 . \u00a9 2006 Macmillan Publishers Limited. All rights r</meta:user-defined>
    <meta:user-defined meta:name="Mendeley_Bookmark_SF0Z7JFAVf_9" meta:value-type="string">eserved.", "issued": {"date-parts": [["2006"]]}, "author": [{"dropping-particle": "", "family": "Kodzius", "non-dropping-particle": "", "suffix": "", "given": "Rimantas", "parse-names": false}, {"dropping-particle": "", "family": "Kojima", "non-dropping-p</meta:user-defined>
    <meta:user-defined meta:name="Mendeley_Bookmark_SaOeKd5nmh_1" meta:value-type="string">ADDIN CSL_CITATION {"citationItems": [{"uris": ["http://www.mendeley.com/documents/?uuid=a5861c7c-bdc3-385d-bc2e-440bcd4cdd94"], "itemData": {"DOI": "10.1186/s13059-016-0974-4", "issued": {"date-parts": [["2016", "12", "6"]]}, "issue": "1", "ISSN": "1474-</meta:user-defined>
    <meta:user-defined meta:name="Mendeley_Bookmark_SaOeKd5nmh_2" meta:value-type="string">760X", "id": "ITEM-1", "page": "122", "author": [{"dropping-particle": "", "family": "McLaren", "non-dropping-particle": "", "suffix": "", "given": "William", "parse-names": false}, {"dropping-particle": "", "family": "Gil", "non-dropping-particle": "", "</meta:user-defined>
    <meta:user-defined meta:name="Mendeley_Bookmark_SaOeKd5nmh_3" meta:value-type="string">suffix": "", "given": "Laurent", "parse-names": false}, {"dropping-particle": "", "family": "Hunt", "non-dropping-particle": "", "suffix": "", "given": "Sarah E.", "parse-names": false}, {"dropping-particle": "", "family": "Riat", "non-dropping-particle":</meta:user-defined>
    <meta:user-defined meta:name="Mendeley_Bookmark_SaOeKd5nmh_4" meta:value-type="string"> "", "suffix": "", "given": "Harpreet Singh", "parse-names": false}, {"dropping-particle": "", "family": "Ritchie", "non-dropping-particle": "", "suffix": "", "given": "Graham R. S.", "parse-names": false}, {"dropping-particle": "", "family": "Thormann", </meta:user-defined>
    <meta:user-defined meta:name="Mendeley_Bookmark_SaOeKd5nmh_5" meta:value-type="string">"non-dropping-particle": "", "suffix": "", "given": "Anja", "parse-names": false}, {"dropping-particle": "", "family": "Flicek", "non-dropping-particle": "", "suffix": "", "given": "Paul", "parse-names": false}, {"dropping-particle": "", "family": "Cunnin</meta:user-defined>
    <meta:user-defined meta:name="Mendeley_Bookmark_SaOeKd5nmh_6" meta:value-type="string">gham", "non-dropping-particle": "", "suffix": "", "given": "Fiona", "parse-names": false}], "volume": "17", "title": "The Ensembl Variant Effect Predictor", "container-title": "Genome Biology", "type": "article-journal"}, "id": "ITEM-1"}], "mendeley": {"p</meta:user-defined>
    <meta:user-defined meta:name="Mendeley_Bookmark_SaOeKd5nmh_7" meta:value-type="string">reviouslyFormattedCitation": "(McLaren et al. 2016)", "plainTextFormattedCitation": "(McLaren et al. 2016)", "formattedCitation": "(McLaren et al. 2016)"}, "properties": {"noteIndex": 0}, "schema": "https://github.com/citation-style-language/schema/raw/ma</meta:user-defined>
    <meta:user-defined meta:name="Mendeley_Bookmark_SaOeKd5nmh_8" meta:value-type="string">ster/csl-citation.json"}</meta:user-defined>
    <meta:user-defined meta:name="Mendeley_Bookmark_Sb8JDvijSz_1" meta:value-type="string">ADDIN CSL_CITATION {"citationItems": [{"uris": ["http://www.mendeley.com/documents/?uuid=34772b6d-3562-4ed3-92f8-c9f90080c8e0"], "itemData": {"DOI": "10.1038/nature11247", "volume": "489", "ISSN": "1476-4687", "page": "57-74", "id": "ITEM-1", "title": "An</meta:user-defined>
    <meta:user-defined meta:name="Mendeley_Bookmark_Sb8JDvijSz_10" meta:value-type="string">family": "Doyle", "non-dropping-particle": "", "suffix": "", "given": "Francis", "parse-names": false}, {"dropping-particle": "", "family": "Epstein", "non-dropping-particle": "", "suffix": "", "given": "Charles B", "parse-names": false}, {"dropping-parti</meta:user-defined>
    <meta:user-defined meta:name="Mendeley_Bookmark_Sb8JDvijSz_100" meta:value-type="string">: false}, {"dropping-particle": "", "family": "Barber", "non-dropping-particle": "", "suffix": "", "given": "Galt P", "parse-names": false}, {"dropping-particle": "", "family": "Cline", "non-dropping-particle": "", "suffix": "", "given": "Melissa S", "par</meta:user-defined>
    <meta:user-defined meta:name="Mendeley_Bookmark_Sb8JDvijSz_101" meta:value-type="string">se-names": false}, {"dropping-particle": "", "family": "Dreszer", "non-dropping-particle": "", "suffix": "", "given": "Timothy R", "parse-names": false}, {"dropping-particle": "", "family": "Heitner", "non-dropping-particle": "", "suffix": "", "given": "S</meta:user-defined>
    <meta:user-defined meta:name="Mendeley_Bookmark_Sb8JDvijSz_102" meta:value-type="string">teven G", "parse-names": false}, {"dropping-particle": "", "family": "Karolchik", "non-dropping-particle": "", "suffix": "", "given": "Donna", "parse-names": false}, {"dropping-particle": "", "family": "Kirkup", "non-dropping-particle": "", "suffix": "", </meta:user-defined>
    <meta:user-defined meta:name="Mendeley_Bookmark_Sb8JDvijSz_103" meta:value-type="string">"given": "Vaness M", "parse-names": false}, {"dropping-particle": "", "family": "Meyer", "non-dropping-particle": "", "suffix": "", "given": "Laurence R", "parse-names": false}, {"dropping-particle": "", "family": "Long", "non-dropping-particle": "", "suf</meta:user-defined>
    <meta:user-defined meta:name="Mendeley_Bookmark_Sb8JDvijSz_104" meta:value-type="string">fix": "", "given": "Jeffrey C", "parse-names": false}, {"dropping-particle": "", "family": "Maddren", "non-dropping-particle": "", "suffix": "", "given": "Morgan", "parse-names": false}, {"dropping-particle": "", "family": "Raney", "non-dropping-particle"</meta:user-defined>
    <meta:user-defined meta:name="Mendeley_Bookmark_Sb8JDvijSz_105" meta:value-type="string">: "", "suffix": "", "given": "Brian J", "parse-names": false}, {"dropping-particle": "", "family": "Grasfeder", "non-dropping-particle": "", "suffix": "", "given": "Linda L", "parse-names": false}, {"dropping-particle": "", "family": "Giresi", "non-droppi</meta:user-defined>
    <meta:user-defined meta:name="Mendeley_Bookmark_Sb8JDvijSz_106" meta:value-type="string">ng-particle": "", "suffix": "", "given": "Paul G", "parse-names": false}, {"dropping-particle": "", "family": "Battenhouse", "non-dropping-particle": "", "suffix": "", "given": "Anna", "parse-names": false}, {"dropping-particle": "", "family": "Sheffield"</meta:user-defined>
    <meta:user-defined meta:name="Mendeley_Bookmark_Sb8JDvijSz_107" meta:value-type="string">, "non-dropping-particle": "", "suffix": "", "given": "Nathan C", "parse-names": false}, {"dropping-particle": "", "family": "Showers", "non-dropping-particle": "", "suffix": "", "given": "Kimberly a", "parse-names": false}, {"dropping-particle": "", "fam</meta:user-defined>
    <meta:user-defined meta:name="Mendeley_Bookmark_Sb8JDvijSz_108" meta:value-type="string">ily": "London", "non-dropping-particle": "", "suffix": "", "given": "Darin", "parse-names": false}, {"dropping-particle": "", "family": "Bhinge", "non-dropping-particle": "", "suffix": "", "given": "Akshay a", "parse-names": false}, {"dropping-particle": </meta:user-defined>
    <meta:user-defined meta:name="Mendeley_Bookmark_Sb8JDvijSz_109" meta:value-type="string">"", "family": "Shestak", "non-dropping-particle": "", "suffix": "", "given": "Christopher", "parse-names": false}, {"dropping-particle": "", "family": "Schaner", "non-dropping-particle": "", "suffix": "", "given": "Matthew R", "parse-names": false}, {"dro</meta:user-defined>
    <meta:user-defined meta:name="Mendeley_Bookmark_Sb8JDvijSz_11" meta:value-type="string">cle": "", "family": "Frietze", "non-dropping-particle": "", "suffix": "", "given": "Seth", "parse-names": false}, {"dropping-particle": "", "family": "Harrow", "non-dropping-particle": "", "suffix": "", "given": "Jennifer", "parse-names": false}, {"droppi</meta:user-defined>
    <meta:user-defined meta:name="Mendeley_Bookmark_Sb8JDvijSz_110" meta:value-type="string">pping-particle": "", "family": "Kim", "non-dropping-particle": "", "suffix": "", "given": "Seul Ki", "parse-names": false}, {"dropping-particle": "", "family": "Zhang", "non-dropping-particle": "", "suffix": "", "given": "Zhuzhu Zhancheng Zhengdong", "par</meta:user-defined>
    <meta:user-defined meta:name="Mendeley_Bookmark_Sb8JDvijSz_111" meta:value-type="string">se-names": false}, {"dropping-particle": "", "family": "Mieczkowski", "non-dropping-particle": "", "suffix": "", "given": "Piotr a", "parse-names": false}, {"dropping-particle": "", "family": "Mieczkowska", "non-dropping-particle": "", "suffix": "", "give</meta:user-defined>
    <meta:user-defined meta:name="Mendeley_Bookmark_Sb8JDvijSz_112" meta:value-type="string">n": "Joanna O", "parse-names": false}, {"dropping-particle": "", "family": "Liu", "non-dropping-particle": "", "suffix": "", "given": "Zheng", "parse-names": false}, {"dropping-particle": "", "family": "McDaniell", "non-dropping-particle": "", "suffix": "</meta:user-defined>
    <meta:user-defined meta:name="Mendeley_Bookmark_Sb8JDvijSz_113" meta:value-type="string">", "given": "Ryan M", "parse-names": false}, {"dropping-particle": "", "family": "Ni", "non-dropping-particle": "", "suffix": "", "given": "Yunyun", "parse-names": false}, {"dropping-particle": "", "family": "Rashid", "non-dropping-particle": "", "suffix"</meta:user-defined>
    <meta:user-defined meta:name="Mendeley_Bookmark_Sb8JDvijSz_114" meta:value-type="string">: "", "given": "Naim U", "parse-names": false}, {"dropping-particle": "", "family": "Kim", "non-dropping-particle": "", "suffix": "", "given": "Min Jae", "parse-names": false}, {"dropping-particle": "", "family": "Adar", "non-dropping-particle": "", "suff</meta:user-defined>
    <meta:user-defined meta:name="Mendeley_Bookmark_Sb8JDvijSz_115" meta:value-type="string">ix": "", "given": "Sheera", "parse-names": false}, {"dropping-particle": "", "family": "Wang", "non-dropping-particle": "", "suffix": "", "given": "Tianyuan", "parse-names": false}, {"dropping-particle": "", "family": "Winter", "non-dropping-particle": ""</meta:user-defined>
    <meta:user-defined meta:name="Mendeley_Bookmark_Sb8JDvijSz_116" meta:value-type="string">, "suffix": "", "given": "Deborah", "parse-names": false}, {"dropping-particle": "", "family": "Keefe", "non-dropping-particle": "", "suffix": "", "given": "Damian", "parse-names": false}, {"dropping-particle": "", "family": "Iyer", "non-dropping-particle</meta:user-defined>
    <meta:user-defined meta:name="Mendeley_Bookmark_Sb8JDvijSz_117" meta:value-type="string">": "", "suffix": "", "given": "Vishwanath R", "parse-names": false}, {"dropping-particle": "", "family": "Sandhu", "non-dropping-particle": "", "suffix": "", "given": "Kljeet Singh", "parse-names": false}, {"dropping-particle": "", "family": "Zheng", "non</meta:user-defined>
    <meta:user-defined meta:name="Mendeley_Bookmark_Sb8JDvijSz_118" meta:value-type="string">-dropping-particle": "", "suffix": "", "given": "Meizhen", "parse-names": false}, {"dropping-particle": "", "family": "Wang", "non-dropping-particle": "", "suffix": "", "given": "Ping", "parse-names": false}, {"dropping-particle": "", "family": "Gertz", "</meta:user-defined>
    <meta:user-defined meta:name="Mendeley_Bookmark_Sb8JDvijSz_119" meta:value-type="string">non-dropping-particle": "", "suffix": "", "given": "Jason", "parse-names": false}, {"dropping-particle": "", "family": "Vielmetter", "non-dropping-particle": "", "suffix": "", "given": "Jost", "parse-names": false}, {"dropping-particle": "", "family": "Pa</meta:user-defined>
    <meta:user-defined meta:name="Mendeley_Bookmark_Sb8JDvijSz_12" meta:value-type="string">ng-particle": "", "family": "Kaul", "non-dropping-particle": "", "suffix": "", "given": "Rajinder", "parse-names": false}, {"dropping-particle": "", "family": "Khatun", "non-dropping-particle": "", "suffix": "", "given": "Jainab", "parse-names": false}, {</meta:user-defined>
    <meta:user-defined meta:name="Mendeley_Bookmark_Sb8JDvijSz_120" meta:value-type="string">rtridge", "non-dropping-particle": "", "suffix": "", "given": "E Christopher", "parse-names": false}, {"dropping-particle": "", "family": "Varley", "non-dropping-particle": "", "suffix": "", "given": "Katherine E", "parse-names": false}, {"dropping-partic</meta:user-defined>
    <meta:user-defined meta:name="Mendeley_Bookmark_Sb8JDvijSz_121" meta:value-type="string">le": "", "family": "Gasper", "non-dropping-particle": "", "suffix": "", "given": "Clarke", "parse-names": false}, {"dropping-particle": "", "family": "Bansal", "non-dropping-particle": "", "suffix": "", "given": "Anita", "parse-names": false}, {"dropping-</meta:user-defined>
    <meta:user-defined meta:name="Mendeley_Bookmark_Sb8JDvijSz_122" meta:value-type="string">particle": "", "family": "Pepke", "non-dropping-particle": "", "suffix": "", "given": "Shirley", "parse-names": false}, {"dropping-particle": "", "family": "Jain", "non-dropping-particle": "", "suffix": "", "given": "Preti", "parse-names": false}, {"dropp</meta:user-defined>
    <meta:user-defined meta:name="Mendeley_Bookmark_Sb8JDvijSz_123" meta:value-type="string">ing-particle": "", "family": "Amrhein", "non-dropping-particle": "", "suffix": "", "given": "Henry", "parse-names": false}, {"dropping-particle": "", "family": "Bowling", "non-dropping-particle": "", "suffix": "", "given": "Kevin M", "parse-names": false}</meta:user-defined>
    <meta:user-defined meta:name="Mendeley_Bookmark_Sb8JDvijSz_124" meta:value-type="string">, {"dropping-particle": "", "family": "Anaya", "non-dropping-particle": "", "suffix": "", "given": "Michael", "parse-names": false}, {"dropping-particle": "", "family": "Cross", "non-dropping-particle": "", "suffix": "", "given": "Marie K", "parse-names":</meta:user-defined>
    <meta:user-defined meta:name="Mendeley_Bookmark_Sb8JDvijSz_125" meta:value-type="string"> false}, {"dropping-particle": "", "family": "Muratet", "non-dropping-particle": "", "suffix": "", "given": "Michael a", "parse-names": false}, {"dropping-particle": "", "family": "Newberry", "non-dropping-particle": "", "suffix": "", "given": "Kimberly M</meta:user-defined>
    <meta:user-defined meta:name="Mendeley_Bookmark_Sb8JDvijSz_126" meta:value-type="string">", "parse-names": false}, {"dropping-particle": "", "family": "McCue", "non-dropping-particle": "", "suffix": "", "given": "Kenneth", "parse-names": false}, {"dropping-particle": "", "family": "Nesmith", "non-dropping-particle": "", "suffix": "", "given":</meta:user-defined>
    <meta:user-defined meta:name="Mendeley_Bookmark_Sb8JDvijSz_127" meta:value-type="string"> "Amy S", "parse-names": false}, {"dropping-particle": "", "family": "Fisher-Aylor", "non-dropping-particle": "", "suffix": "", "given": "Katherine I", "parse-names": false}, {"dropping-particle": "", "family": "Pusey", "non-dropping-particle": "", "suffi</meta:user-defined>
    <meta:user-defined meta:name="Mendeley_Bookmark_Sb8JDvijSz_128" meta:value-type="string">x": "", "given": "Barbara", "parse-names": false}, {"dropping-particle": "", "family": "DeSalvo", "non-dropping-particle": "", "suffix": "", "given": "Gilberto", "parse-names": false}, {"dropping-particle": "", "family": "Balasubramanian", "non-dropping-p</meta:user-defined>
    <meta:user-defined meta:name="Mendeley_Bookmark_Sb8JDvijSz_129" meta:value-type="string">article": "", "suffix": "", "given": "Suganthi Sreeram", "parse-names": false}, {"dropping-particle": "", "family": "Davis", "non-dropping-particle": "", "suffix": "", "given": "Nicholas S", "parse-names": false}, {"dropping-particle": "", "family": "Mead</meta:user-defined>
    <meta:user-defined meta:name="Mendeley_Bookmark_Sb8JDvijSz_13" meta:value-type="string">"dropping-particle": "", "family": "Lajoie", "non-dropping-particle": "", "suffix": "", "given": "Bryan R", "parse-names": false}, {"dropping-particle": "", "family": "Landt", "non-dropping-particle": "", "suffix": "", "given": "Stephen G", "parse-names":</meta:user-defined>
    <meta:user-defined meta:name="Mendeley_Bookmark_Sb8JDvijSz_130" meta:value-type="string">ows", "non-dropping-particle": "", "suffix": "", "given": "Sarah K", "parse-names": false}, {"dropping-particle": "", "family": "Eggleston", "non-dropping-particle": "", "suffix": "", "given": "Tracy", "parse-names": false}, {"dropping-particle": "", "fam</meta:user-defined>
    <meta:user-defined meta:name="Mendeley_Bookmark_Sb8JDvijSz_131" meta:value-type="string">ily": "Newberry", "non-dropping-particle": "", "suffix": "", "given": "J Scott", "parse-names": false}, {"dropping-particle": "", "family": "Levy", "non-dropping-particle": "", "suffix": "", "given": "Shawn E", "parse-names": false}, {"dropping-particle":</meta:user-defined>
    <meta:user-defined meta:name="Mendeley_Bookmark_Sb8JDvijSz_132" meta:value-type="string"> "", "family": "Absher", "non-dropping-particle": "", "suffix": "", "given": "Devin M", "parse-names": false}, {"dropping-particle": "", "family": "Wong", "non-dropping-particle": "", "suffix": "", "given": "Wing H", "parse-names": false}, {"dropping-part</meta:user-defined>
    <meta:user-defined meta:name="Mendeley_Bookmark_Sb8JDvijSz_133" meta:value-type="string">icle": "", "family": "Blow", "non-dropping-particle": "", "suffix": "", "given": "Matthew J", "parse-names": false}, {"dropping-particle": "", "family": "Visel", "non-dropping-particle": "", "suffix": "", "given": "Axel", "parse-names": false}, {"dropping</meta:user-defined>
    <meta:user-defined meta:name="Mendeley_Bookmark_Sb8JDvijSz_134" meta:value-type="string">-particle": "", "family": "Pennachio", "non-dropping-particle": "", "suffix": "", "given": "Len a", "parse-names": false}, {"dropping-particle": "", "family": "Elnitski", "non-dropping-particle": "", "suffix": "", "given": "Laura", "parse-names": false}, </meta:user-defined>
    <meta:user-defined meta:name="Mendeley_Bookmark_Sb8JDvijSz_135" meta:value-type="string">{"dropping-particle": "", "family": "Petrykowska", "non-dropping-particle": "", "suffix": "", "given": "Hanna M", "parse-names": false}, {"dropping-particle": "", "family": "Abyzov", "non-dropping-particle": "", "suffix": "", "given": "Alexej", "parse-nam</meta:user-defined>
    <meta:user-defined meta:name="Mendeley_Bookmark_Sb8JDvijSz_136" meta:value-type="string">es": false}, {"dropping-particle": "", "family": "Aken", "non-dropping-particle": "", "suffix": "", "given": "Bronwen", "parse-names": false}, {"dropping-particle": "", "family": "Barrell", "non-dropping-particle": "", "suffix": "", "given": "Daniel", "pa</meta:user-defined>
    <meta:user-defined meta:name="Mendeley_Bookmark_Sb8JDvijSz_137" meta:value-type="string">rse-names": false}, {"dropping-particle": "", "family": "Barson", "non-dropping-particle": "", "suffix": "", "given": "Gemma", "parse-names": false}, {"dropping-particle": "", "family": "Berry", "non-dropping-particle": "", "suffix": "", "given": "Andrew"</meta:user-defined>
    <meta:user-defined meta:name="Mendeley_Bookmark_Sb8JDvijSz_138" meta:value-type="string">, "parse-names": false}, {"dropping-particle": "", "family": "Bignell", "non-dropping-particle": "", "suffix": "", "given": "Alexandra", "parse-names": false}, {"dropping-particle": "", "family": "Boychenko", "non-dropping-particle": "", "suffix": "", "gi</meta:user-defined>
    <meta:user-defined meta:name="Mendeley_Bookmark_Sb8JDvijSz_139" meta:value-type="string">ven": "Veronika", "parse-names": false}, {"dropping-particle": "", "family": "Bussotti", "non-dropping-particle": "", "suffix": "", "given": "Govanni", "parse-names": false}, {"dropping-particle": "", "family": "Davidson", "non-dropping-particle": "", "su</meta:user-defined>
    <meta:user-defined meta:name="Mendeley_Bookmark_Sb8JDvijSz_14" meta:value-type="string"> false}, {"dropping-particle": "", "family": "Lee", "non-dropping-particle": "", "suffix": "", "given": "Burn-Kyu Bum-Kyu", "parse-names": false}, {"dropping-particle": "", "family": "Pauli", "non-dropping-particle": "", "suffix": "", "given": "Florencia"</meta:user-defined>
    <meta:user-defined meta:name="Mendeley_Bookmark_Sb8JDvijSz_140" meta:value-type="string">ffix": "", "given": "Claire", "parse-names": false}, {"dropping-particle": "", "family": "Despacio-Reyes", "non-dropping-particle": "", "suffix": "", "given": "Gloria", "parse-names": false}, {"dropping-particle": "", "family": "Diekhans", "non-dropping-p</meta:user-defined>
    <meta:user-defined meta:name="Mendeley_Bookmark_Sb8JDvijSz_141" meta:value-type="string">article": "", "suffix": "", "given": "Mark", "parse-names": false}, {"dropping-particle": "", "family": "Ezkurdia", "non-dropping-particle": "", "suffix": "", "given": "Iakes", "parse-names": false}, {"dropping-particle": "", "family": "Frankish", "non-dr</meta:user-defined>
    <meta:user-defined meta:name="Mendeley_Bookmark_Sb8JDvijSz_142" meta:value-type="string">opping-particle": "", "suffix": "", "given": "Adam", "parse-names": false}, {"dropping-particle": "", "family": "Gilbert", "non-dropping-particle": "", "suffix": "", "given": "James", "parse-names": false}, {"dropping-particle": "", "family": "Gonzalez", </meta:user-defined>
    <meta:user-defined meta:name="Mendeley_Bookmark_Sb8JDvijSz_143" meta:value-type="string">"non-dropping-particle": "", "suffix": "", "given": "Jose Manuel", "parse-names": false}, {"dropping-particle": "", "family": "Griffiths", "non-dropping-particle": "", "suffix": "", "given": "Ed", "parse-names": false}, {"dropping-particle": "", "family":</meta:user-defined>
    <meta:user-defined meta:name="Mendeley_Bookmark_Sb8JDvijSz_144" meta:value-type="string"> "Harte", "non-dropping-particle": "", "suffix": "", "given": "Rachel", "parse-names": false}, {"dropping-particle": "", "family": "Hendrix", "non-dropping-particle": "", "suffix": "", "given": "David a", "parse-names": false}, {"dropping-particle": "", "</meta:user-defined>
    <meta:user-defined meta:name="Mendeley_Bookmark_Sb8JDvijSz_145" meta:value-type="string">family": "Hunt", "non-dropping-particle": "", "suffix": "", "given": "Toby", "parse-names": false}, {"dropping-particle": "", "family": "Jungreis", "non-dropping-particle": "", "suffix": "", "given": "Irwin", "parse-names": false}, {"dropping-particle": "</meta:user-defined>
    <meta:user-defined meta:name="Mendeley_Bookmark_Sb8JDvijSz_146" meta:value-type="string">", "family": "Kay", "non-dropping-particle": "", "suffix": "", "given": "Mike", "parse-names": false}, {"dropping-particle": "", "family": "Khurana", "non-dropping-particle": "", "suffix": "", "given": "Ekta", "parse-names": false}, {"dropping-particle": </meta:user-defined>
    <meta:user-defined meta:name="Mendeley_Bookmark_Sb8JDvijSz_147" meta:value-type="string">"", "family": "Leng", "non-dropping-particle": "", "suffix": "", "given": "Jing", "parse-names": false}, {"dropping-particle": "", "family": "Lin", "non-dropping-particle": "", "suffix": "", "given": "Michael F", "parse-names": false}, {"dropping-particle</meta:user-defined>
    <meta:user-defined meta:name="Mendeley_Bookmark_Sb8JDvijSz_148" meta:value-type="string">": "", "family": "Loveland", "non-dropping-particle": "", "suffix": "", "given": "Jane", "parse-names": false}, {"dropping-particle": "", "family": "Lu", "non-dropping-particle": "", "suffix": "", "given": "Zhi", "parse-names": false}, {"dropping-particle</meta:user-defined>
    <meta:user-defined meta:name="Mendeley_Bookmark_Sb8JDvijSz_149" meta:value-type="string">": "", "family": "Manthravadi", "non-dropping-particle": "", "suffix": "", "given": "Deepa", "parse-names": false}, {"dropping-particle": "", "family": "Mariotti", "non-dropping-particle": "", "suffix": "", "given": "Marco", "parse-names": false}, {"dropp</meta:user-defined>
    <meta:user-defined meta:name="Mendeley_Bookmark_Sb8JDvijSz_15" meta:value-type="string">, "parse-names": false}, {"dropping-particle": "", "family": "Rosenbloom", "non-dropping-particle": "", "suffix": "", "given": "Kate R", "parse-names": false}, {"dropping-particle": "", "family": "Sabo", "non-dropping-particle": "", "suffix": "", "given":</meta:user-defined>
    <meta:user-defined meta:name="Mendeley_Bookmark_Sb8JDvijSz_150" meta:value-type="string">ing-particle": "", "family": "Mudge", "non-dropping-particle": "", "suffix": "", "given": "Jonathan", "parse-names": false}, {"dropping-particle": "", "family": "Mukherjee", "non-dropping-particle": "", "suffix": "", "given": "Gaurab", "parse-names": fals</meta:user-defined>
    <meta:user-defined meta:name="Mendeley_Bookmark_Sb8JDvijSz_151" meta:value-type="string">e}, {"dropping-particle": "", "family": "Notredame", "non-dropping-particle": "", "suffix": "", "given": "Cedric", "parse-names": false}, {"dropping-particle": "", "family": "Pei", "non-dropping-particle": "", "suffix": "", "given": "Baikang", "parse-name</meta:user-defined>
    <meta:user-defined meta:name="Mendeley_Bookmark_Sb8JDvijSz_152" meta:value-type="string">s": false}, {"dropping-particle": "", "family": "Rodriguez", "non-dropping-particle": "", "suffix": "", "given": "Jose Manuel", "parse-names": false}, {"dropping-particle": "", "family": "Saunders", "non-dropping-particle": "", "suffix": "", "given": "Gar</meta:user-defined>
    <meta:user-defined meta:name="Mendeley_Bookmark_Sb8JDvijSz_153" meta:value-type="string">y", "parse-names": false}, {"dropping-particle": "", "family": "Sboner", "non-dropping-particle": "", "suffix": "", "given": "Andrea", "parse-names": false}, {"dropping-particle": "", "family": "Searle", "non-dropping-particle": "", "suffix": "", "given":</meta:user-defined>
    <meta:user-defined meta:name="Mendeley_Bookmark_Sb8JDvijSz_154" meta:value-type="string"> "Stephen", "parse-names": false}, {"dropping-particle": "", "family": "Sisu", "non-dropping-particle": "", "suffix": "", "given": "Cristina", "parse-names": false}, {"dropping-particle": "", "family": "Snow", "non-dropping-particle": "", "suffix": "", "g</meta:user-defined>
    <meta:user-defined meta:name="Mendeley_Bookmark_Sb8JDvijSz_155" meta:value-type="string">iven": "Catherine", "parse-names": false}, {"dropping-particle": "", "family": "Steward", "non-dropping-particle": "", "suffix": "", "given": "Charlie", "parse-names": false}, {"dropping-particle": "", "family": "Tapanari", "non-dropping-particle": "", "s</meta:user-defined>
    <meta:user-defined meta:name="Mendeley_Bookmark_Sb8JDvijSz_156" meta:value-type="string">uffix": "", "given": "Electra", "parse-names": false}, {"dropping-particle": "", "family": "Tress", "non-dropping-particle": "", "suffix": "", "given": "Michael L", "parse-names": false}, {"dropping-particle": "", "family": "Baren", "non-dropping-particle</meta:user-defined>
    <meta:user-defined meta:name="Mendeley_Bookmark_Sb8JDvijSz_157" meta:value-type="string">": "van", "suffix": "", "given": "Marijke J", "parse-names": false}, {"dropping-particle": "", "family": "Washieti", "non-dropping-particle": "", "suffix": "", "given": "Stefan", "parse-names": false}, {"dropping-particle": "", "family": "Wilming", "non-d</meta:user-defined>
    <meta:user-defined meta:name="Mendeley_Bookmark_Sb8JDvijSz_158" meta:value-type="string">ropping-particle": "", "suffix": "", "given": "Laurens", "parse-names": false}, {"dropping-particle": "", "family": "Zadissa", "non-dropping-particle": "", "suffix": "", "given": "Amonida", "parse-names": false}, {"dropping-particle": "", "family": "Zheng</meta:user-defined>
    <meta:user-defined meta:name="Mendeley_Bookmark_Sb8JDvijSz_159" meta:value-type="string">dong", "non-dropping-particle": "", "suffix": "", "given": "Zhang", "parse-names": false}, {"dropping-particle": "", "family": "Brent", "non-dropping-particle": "", "suffix": "", "given": "Michael", "parse-names": false}, {"dropping-particle": "", "family</meta:user-defined>
    <meta:user-defined meta:name="Mendeley_Bookmark_Sb8JDvijSz_16" meta:value-type="string"> "Peter", "parse-names": false}, {"dropping-particle": "", "family": "Safi", "non-dropping-particle": "", "suffix": "", "given": "Alexias", "parse-names": false}, {"dropping-particle": "", "family": "Sanyal", "non-dropping-particle": "", "suffix": "", "gi</meta:user-defined>
    <meta:user-defined meta:name="Mendeley_Bookmark_Sb8JDvijSz_160" meta:value-type="string">": "Haussler", "non-dropping-particle": "", "suffix": "", "given": "David", "parse-names": false}, {"dropping-particle": "", "family": "Valencia", "non-dropping-particle": "", "suffix": "", "given": "Alfonso", "parse-names": false}, {"dropping-particle": </meta:user-defined>
    <meta:user-defined meta:name="Mendeley_Bookmark_Sb8JDvijSz_161" meta:value-type="string">"", "family": "Raymond", "non-dropping-particle": "", "suffix": "", "given": "Alexandre", "parse-names": false}, {"dropping-particle": "", "family": "Addleman", "non-dropping-particle": "", "suffix": "", "given": "Nick", "parse-names": false}, {"dropping-</meta:user-defined>
    <meta:user-defined meta:name="Mendeley_Bookmark_Sb8JDvijSz_162" meta:value-type="string">particle": "", "family": "Alexander", "non-dropping-particle": "", "suffix": "", "given": "Roger P", "parse-names": false}, {"dropping-particle": "", "family": "Auerbach", "non-dropping-particle": "", "suffix": "", "given": "Raymond K", "parse-names": fal</meta:user-defined>
    <meta:user-defined meta:name="Mendeley_Bookmark_Sb8JDvijSz_163" meta:value-type="string">se}, {"dropping-particle": "", "family": "Bettinger", "non-dropping-particle": "", "suffix": "", "given": "Keith", "parse-names": false}, {"dropping-particle": "", "family": "Bhardwaj", "non-dropping-particle": "", "suffix": "", "given": "Nitin", "parse-n</meta:user-defined>
    <meta:user-defined meta:name="Mendeley_Bookmark_Sb8JDvijSz_164" meta:value-type="string">ames": false}, {"dropping-particle": "", "family": "Boyle", "non-dropping-particle": "", "suffix": "", "given": "Alan P", "parse-names": false}, {"dropping-particle": "", "family": "Cao", "non-dropping-particle": "", "suffix": "", "given": "Alina R", "par</meta:user-defined>
    <meta:user-defined meta:name="Mendeley_Bookmark_Sb8JDvijSz_165" meta:value-type="string">se-names": false}, {"dropping-particle": "", "family": "Cayting", "non-dropping-particle": "", "suffix": "", "given": "Philip", "parse-names": false}, {"dropping-particle": "", "family": "Charos", "non-dropping-particle": "", "suffix": "", "given": "Alexa</meta:user-defined>
    <meta:user-defined meta:name="Mendeley_Bookmark_Sb8JDvijSz_166" meta:value-type="string">ndra", "parse-names": false}, {"dropping-particle": "", "family": "Cheng", "non-dropping-particle": "", "suffix": "", "given": "Yong", "parse-names": false}, {"dropping-particle": "", "family": "Eastman", "non-dropping-particle": "", "suffix": "", "given"</meta:user-defined>
    <meta:user-defined meta:name="Mendeley_Bookmark_Sb8JDvijSz_167" meta:value-type="string">: "Catharine", "parse-names": false}, {"dropping-particle": "", "family": "Euskirchen", "non-dropping-particle": "", "suffix": "", "given": "Ghia", "parse-names": false}, {"dropping-particle": "", "family": "Fleming", "non-dropping-particle": "", "suffix"</meta:user-defined>
    <meta:user-defined meta:name="Mendeley_Bookmark_Sb8JDvijSz_168" meta:value-type="string">: "", "given": "Joseph D", "parse-names": false}, {"dropping-particle": "", "family": "Grubert", "non-dropping-particle": "", "suffix": "", "given": "Fabian", "parse-names": false}, {"dropping-particle": "", "family": "Habegger", "non-dropping-particle": </meta:user-defined>
    <meta:user-defined meta:name="Mendeley_Bookmark_Sb8JDvijSz_169" meta:value-type="string">"", "suffix": "", "given": "Lukas", "parse-names": false}, {"dropping-particle": "", "family": "Hariharan", "non-dropping-particle": "", "suffix": "", "given": "Manoj", "parse-names": false}, {"dropping-particle": "", "family": "Harmanci", "non-dropping-p</meta:user-defined>
    <meta:user-defined meta:name="Mendeley_Bookmark_Sb8JDvijSz_17" meta:value-type="string">ven": "Amartya", "parse-names": false}, {"dropping-particle": "", "family": "Shoresh", "non-dropping-particle": "", "suffix": "", "given": "Noam", "parse-names": false}, {"dropping-particle": "", "family": "Simon", "non-dropping-particle": "", "suffix": "</meta:user-defined>
    <meta:user-defined meta:name="Mendeley_Bookmark_Sb8JDvijSz_170" meta:value-type="string">article": "", "suffix": "", "given": "Arif", "parse-names": false}, {"dropping-particle": "", "family": "Iyenger", "non-dropping-particle": "", "suffix": "", "given": "Susma", "parse-names": false}, {"dropping-particle": "", "family": "Jin", "non-dropping</meta:user-defined>
    <meta:user-defined meta:name="Mendeley_Bookmark_Sb8JDvijSz_171" meta:value-type="string">-particle": "", "suffix": "", "given": "Victor X", "parse-names": false}, {"dropping-particle": "", "family": "Karczewski", "non-dropping-particle": "", "suffix": "", "given": "Konrad J", "parse-names": false}, {"dropping-particle": "", "family": "Kasowsk</meta:user-defined>
    <meta:user-defined meta:name="Mendeley_Bookmark_Sb8JDvijSz_172" meta:value-type="string">i", "non-dropping-particle": "", "suffix": "", "given": "Maya", "parse-names": false}, {"dropping-particle": "", "family": "Lacroute", "non-dropping-particle": "", "suffix": "", "given": "Phil", "parse-names": false}, {"dropping-particle": "", "family": "</meta:user-defined>
    <meta:user-defined meta:name="Mendeley_Bookmark_Sb8JDvijSz_173" meta:value-type="string">Lam", "non-dropping-particle": "", "suffix": "", "given": "Hugo", "parse-names": false}, {"dropping-particle": "", "family": "Larnarre-Vincent", "non-dropping-particle": "", "suffix": "", "given": "Nathan", "parse-names": false}, {"dropping-particle": "",</meta:user-defined>
    <meta:user-defined meta:name="Mendeley_Bookmark_Sb8JDvijSz_174" meta:value-type="string"> "family": "Lian", "non-dropping-particle": "", "suffix": "", "given": "Jin", "parse-names": false}, {"dropping-particle": "", "family": "Lindahl-Allen", "non-dropping-particle": "", "suffix": "", "given": "Marianne", "parse-names": false}, {"dropping-par</meta:user-defined>
    <meta:user-defined meta:name="Mendeley_Bookmark_Sb8JDvijSz_175" meta:value-type="string">ticle": "", "family": "Min", "non-dropping-particle": "", "suffix": "", "given": "Renqiang", "parse-names": false}, {"dropping-particle": "", "family": "Miotto", "non-dropping-particle": "", "suffix": "", "given": "Benoit", "parse-names": false}, {"droppi</meta:user-defined>
    <meta:user-defined meta:name="Mendeley_Bookmark_Sb8JDvijSz_176" meta:value-type="string">ng-particle": "", "family": "Monahan", "non-dropping-particle": "", "suffix": "", "given": "Hannah", "parse-names": false}, {"dropping-particle": "", "family": "Moqtaderi", "non-dropping-particle": "", "suffix": "", "given": "Zarmik", "parse-names": false</meta:user-defined>
    <meta:user-defined meta:name="Mendeley_Bookmark_Sb8JDvijSz_177" meta:value-type="string">}, {"dropping-particle": "", "family": "Mu", "non-dropping-particle": "", "suffix": "", "given": "Xinmeng J", "parse-names": false}, {"dropping-particle": "", "family": "O'Geen", "non-dropping-particle": "", "suffix": "", "given": "Henriette", "parse-name</meta:user-defined>
    <meta:user-defined meta:name="Mendeley_Bookmark_Sb8JDvijSz_178" meta:value-type="string">s": false}, {"dropping-particle": "", "family": "Ouyang", "non-dropping-particle": "", "suffix": "", "given": "Zhengqing", "parse-names": false}, {"dropping-particle": "", "family": "Patacsil", "non-dropping-particle": "", "suffix": "", "given": "Dorrelyn</meta:user-defined>
    <meta:user-defined meta:name="Mendeley_Bookmark_Sb8JDvijSz_179" meta:value-type="string">", "parse-names": false}, {"dropping-particle": "", "family": "Raha", "non-dropping-particle": "", "suffix": "", "given": "Debasish", "parse-names": false}, {"dropping-particle": "", "family": "Ramirez", "non-dropping-particle": "", "suffix": "", "given":</meta:user-defined>
    <meta:user-defined meta:name="Mendeley_Bookmark_Sb8JDvijSz_18" meta:value-type="string">", "given": "Jeremy M", "parse-names": false}, {"dropping-particle": "", "family": "Song", "non-dropping-particle": "", "suffix": "", "given": "Lingyun", "parse-names": false}, {"dropping-particle": "", "family": "Trinklein", "non-dropping-particle": "", </meta:user-defined>
    <meta:user-defined meta:name="Mendeley_Bookmark_Sb8JDvijSz_180" meta:value-type="string"> "Lucia", "parse-names": false}, {"dropping-particle": "", "family": "Reed", "non-dropping-particle": "", "suffix": "", "given": "Brian", "parse-names": false}, {"dropping-particle": "", "family": "Shi", "non-dropping-particle": "", "suffix": "", "given":</meta:user-defined>
    <meta:user-defined meta:name="Mendeley_Bookmark_Sb8JDvijSz_181" meta:value-type="string"> "Minyi", "parse-names": false}, {"dropping-particle": "", "family": "Slifer", "non-dropping-particle": "", "suffix": "", "given": "Teri", "parse-names": false}, {"dropping-particle": "", "family": "Witt", "non-dropping-particle": "", "suffix": "", "given</meta:user-defined>
    <meta:user-defined meta:name="Mendeley_Bookmark_Sb8JDvijSz_182" meta:value-type="string">": "Heather", "parse-names": false}, {"dropping-particle": "", "family": "Wu", "non-dropping-particle": "", "suffix": "", "given": "Linfeng", "parse-names": false}, {"dropping-particle": "", "family": "Xu", "non-dropping-particle": "", "suffix": "", "give</meta:user-defined>
    <meta:user-defined meta:name="Mendeley_Bookmark_Sb8JDvijSz_183" meta:value-type="string">n": "Xiaoqin", "parse-names": false}, {"dropping-particle": "", "family": "Yan", "non-dropping-particle": "", "suffix": "", "given": "Koon-Kiu", "parse-names": false}, {"dropping-particle": "", "family": "Yang", "non-dropping-particle": "", "suffix": "", </meta:user-defined>
    <meta:user-defined meta:name="Mendeley_Bookmark_Sb8JDvijSz_184" meta:value-type="string">"given": "Xinqiong", "parse-names": false}, {"dropping-particle": "", "family": "Struhl", "non-dropping-particle": "", "suffix": "", "given": "Kevin", "parse-names": false}, {"dropping-particle": "", "family": "Weissman", "non-dropping-particle": "", "suf</meta:user-defined>
    <meta:user-defined meta:name="Mendeley_Bookmark_Sb8JDvijSz_185" meta:value-type="string">fix": "", "given": "Sherman M", "parse-names": false}, {"dropping-particle": "", "family": "Tenebaum", "non-dropping-particle": "", "suffix": "", "given": "Scott a", "parse-names": false}, {"dropping-particle": "", "family": "Penalva", "non-dropping-parti</meta:user-defined>
    <meta:user-defined meta:name="Mendeley_Bookmark_Sb8JDvijSz_186" meta:value-type="string">cle": "", "suffix": "", "given": "Luiz O", "parse-names": false}, {"dropping-particle": "", "family": "Karmakar", "non-dropping-particle": "", "suffix": "", "given": "Subhradip", "parse-names": false}, {"dropping-particle": "", "family": "Bhanvadia", "non</meta:user-defined>
    <meta:user-defined meta:name="Mendeley_Bookmark_Sb8JDvijSz_187" meta:value-type="string">-dropping-particle": "", "suffix": "", "given": "Raj R", "parse-names": false}, {"dropping-particle": "", "family": "Choudhury", "non-dropping-particle": "", "suffix": "", "given": "Alina", "parse-names": false}, {"dropping-particle": "", "family": "Doman</meta:user-defined>
    <meta:user-defined meta:name="Mendeley_Bookmark_Sb8JDvijSz_188" meta:value-type="string">us", "non-dropping-particle": "", "suffix": "", "given": "Marc", "parse-names": false}, {"dropping-particle": "", "family": "Ma", "non-dropping-particle": "", "suffix": "", "given": "Lijia", "parse-names": false}, {"dropping-particle": "", "family": "Mora</meta:user-defined>
    <meta:user-defined meta:name="Mendeley_Bookmark_Sb8JDvijSz_189" meta:value-type="string">n", "non-dropping-particle": "", "suffix": "", "given": "Jennifer", "parse-names": false}, {"dropping-particle": "", "family": "Victorsen", "non-dropping-particle": "", "suffix": "", "given": "Alec", "parse-names": false}, {"dropping-particle": "", "famil</meta:user-defined>
    <meta:user-defined meta:name="Mendeley_Bookmark_Sb8JDvijSz_19" meta:value-type="string">"suffix": "", "given": "Nathan D", "parse-names": false}, {"dropping-particle": "", "family": "Altshuler", "non-dropping-particle": "", "suffix": "", "given": "Robert C", "parse-names": false}, {"dropping-particle": "", "family": "Birney", "non-dropping-p</meta:user-defined>
    <meta:user-defined meta:name="Mendeley_Bookmark_Sb8JDvijSz_190" meta:value-type="string">y": "Auer", "non-dropping-particle": "", "suffix": "", "given": "Thomas", "parse-names": false}, {"dropping-particle": "", "family": "Centarin", "non-dropping-particle": "", "suffix": "", "given": "Lazaro", "parse-names": false}, {"dropping-particle": "",</meta:user-defined>
    <meta:user-defined meta:name="Mendeley_Bookmark_Sb8JDvijSz_191" meta:value-type="string"> "family": "Eichenlaub", "non-dropping-particle": "", "suffix": "", "given": "Michael", "parse-names": false}, {"dropping-particle": "", "family": "Gruhl", "non-dropping-particle": "", "suffix": "", "given": "Franziska", "parse-names": false}, {"dropping-</meta:user-defined>
    <meta:user-defined meta:name="Mendeley_Bookmark_Sb8JDvijSz_192" meta:value-type="string">particle": "", "family": "Heerman", "non-dropping-particle": "", "suffix": "", "given": "Stephan", "parse-names": false}, {"dropping-particle": "", "family": "Hoeckendorf", "non-dropping-particle": "", "suffix": "", "given": "Burkard", "parse-names": fals</meta:user-defined>
    <meta:user-defined meta:name="Mendeley_Bookmark_Sb8JDvijSz_193" meta:value-type="string">e}, {"dropping-particle": "", "family": "Inoue", "non-dropping-particle": "", "suffix": "", "given": "Daigo", "parse-names": false}, {"dropping-particle": "", "family": "Kellner", "non-dropping-particle": "", "suffix": "", "given": "Tanja", "parse-names":</meta:user-defined>
    <meta:user-defined meta:name="Mendeley_Bookmark_Sb8JDvijSz_194" meta:value-type="string"> false}, {"dropping-particle": "", "family": "Kirchmaier", "non-dropping-particle": "", "suffix": "", "given": "Stephan", "parse-names": false}, {"dropping-particle": "", "family": "Mueller", "non-dropping-particle": "", "suffix": "", "given": "Claudia", </meta:user-defined>
    <meta:user-defined meta:name="Mendeley_Bookmark_Sb8JDvijSz_195" meta:value-type="string">"parse-names": false}, {"dropping-particle": "", "family": "Reinhardt", "non-dropping-particle": "", "suffix": "", "given": "Robert", "parse-names": false}, {"dropping-particle": "", "family": "Schertel", "non-dropping-particle": "", "suffix": "", "given"</meta:user-defined>
    <meta:user-defined meta:name="Mendeley_Bookmark_Sb8JDvijSz_196" meta:value-type="string">: "Lea", "parse-names": false}, {"dropping-particle": "", "family": "Schneider", "non-dropping-particle": "", "suffix": "", "given": "Stephanie", "parse-names": false}, {"dropping-particle": "", "family": "Sinn", "non-dropping-particle": "", "suffix": "",</meta:user-defined>
    <meta:user-defined meta:name="Mendeley_Bookmark_Sb8JDvijSz_197" meta:value-type="string"> "given": "Rebecca", "parse-names": false}, {"dropping-particle": "", "family": "Wittbrodt", "non-dropping-particle": "", "suffix": "", "given": "Beate", "parse-names": false}, {"dropping-particle": "", "family": "Wittbrodt", "non-dropping-particle": "", </meta:user-defined>
    <meta:user-defined meta:name="Mendeley_Bookmark_Sb8JDvijSz_198" meta:value-type="string">"suffix": "", "given": "Jochen", "parse-names": false}, {"dropping-particle": "", "family": "Jain", "non-dropping-particle": "", "suffix": "", "given": "Gaurav", "parse-names": false}, {"dropping-particle": "", "family": "Balasundaram", "non-dropping-part</meta:user-defined>
    <meta:user-defined meta:name="Mendeley_Bookmark_Sb8JDvijSz_199" meta:value-type="string">icle": "", "suffix": "", "given": "Gayathri", "parse-names": false}, {"dropping-particle": "", "family": "Bates", "non-dropping-particle": "", "suffix": "", "given": "Daniel L", "parse-names": false}, {"dropping-particle": "", "family": "Byron", "non-drop</meta:user-defined>
    <meta:user-defined meta:name="Mendeley_Bookmark_Sb8JDvijSz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Sb8JDvijSz_20" meta:value-type="string">article": "", "suffix": "", "given": "Ewan", "parse-names": false}, {"dropping-particle": "", "family": "Brown", "non-dropping-particle": "", "suffix": "", "given": "James B", "parse-names": false}, {"dropping-particle": "", "family": "Cheng", "non-droppi</meta:user-defined>
    <meta:user-defined meta:name="Mendeley_Bookmark_Sb8JDvijSz_200" meta:value-type="string">ping-particle": "", "suffix": "", "given": "Rachel", "parse-names": false}, {"dropping-particle": "", "family": "Canfield", "non-dropping-particle": "", "suffix": "", "given": "Theresa K", "parse-names": false}, {"dropping-particle": "", "family": "Diegel</meta:user-defined>
    <meta:user-defined meta:name="Mendeley_Bookmark_Sb8JDvijSz_201" meta:value-type="string">", "non-dropping-particle": "", "suffix": "", "given": "Morgan J", "parse-names": false}, {"dropping-particle": "", "family": "Dunn", "non-dropping-particle": "", "suffix": "", "given": "Douglas", "parse-names": false}, {"dropping-particle": "", "family":</meta:user-defined>
    <meta:user-defined meta:name="Mendeley_Bookmark_Sb8JDvijSz_202" meta:value-type="string"> "Ebersol", "non-dropping-particle": "", "suffix": "", "given": "Abigail K", "parse-names": false}, {"dropping-particle": "", "family": "Frum", "non-dropping-particle": "", "suffix": "", "given": "Tristan", "parse-names": false}, {"dropping-particle": "",</meta:user-defined>
    <meta:user-defined meta:name="Mendeley_Bookmark_Sb8JDvijSz_203" meta:value-type="string"> "family": "Garg", "non-dropping-particle": "", "suffix": "", "given": "Kavita", "parse-names": false}, {"dropping-particle": "", "family": "Gist", "non-dropping-particle": "", "suffix": "", "given": "Erica", "parse-names": false}, {"dropping-particle": "</meta:user-defined>
    <meta:user-defined meta:name="Mendeley_Bookmark_Sb8JDvijSz_204" meta:value-type="string">", "family": "Hansen", "non-dropping-particle": "", "suffix": "", "given": "R Scott", "parse-names": false}, {"dropping-particle": "", "family": "Boatman", "non-dropping-particle": "", "suffix": "", "given": "Lisa", "parse-names": false}, {"dropping-parti</meta:user-defined>
    <meta:user-defined meta:name="Mendeley_Bookmark_Sb8JDvijSz_205" meta:value-type="string">cle": "", "family": "Haugen", "non-dropping-particle": "", "suffix": "", "given": "Eric", "parse-names": false}, {"dropping-particle": "", "family": "Humbert", "non-dropping-particle": "", "suffix": "", "given": "Richard", "parse-names": false}, {"droppin</meta:user-defined>
    <meta:user-defined meta:name="Mendeley_Bookmark_Sb8JDvijSz_206" meta:value-type="string">g-particle": "", "family": "Johnson", "non-dropping-particle": "", "suffix": "", "given": "Audra K", "parse-names": false}, {"dropping-particle": "", "family": "Johnson", "non-dropping-particle": "", "suffix": "", "given": "Ericka M", "parse-names": false</meta:user-defined>
    <meta:user-defined meta:name="Mendeley_Bookmark_Sb8JDvijSz_207" meta:value-type="string">}, {"dropping-particle": "", "family": "Kutyavin", "non-dropping-particle": "", "suffix": "", "given": "Tattayana M", "parse-names": false}, {"dropping-particle": "", "family": "Lee", "non-dropping-particle": "", "suffix": "", "given": "Kristin", "parse-n</meta:user-defined>
    <meta:user-defined meta:name="Mendeley_Bookmark_Sb8JDvijSz_208" meta:value-type="string">ames": false}, {"dropping-particle": "", "family": "Lotakis", "non-dropping-particle": "", "suffix": "", "given": "Dimitra", "parse-names": false}, {"dropping-particle": "", "family": "Maurano", "non-dropping-particle": "", "suffix": "", "given": "Matthew</meta:user-defined>
    <meta:user-defined meta:name="Mendeley_Bookmark_Sb8JDvijSz_209" meta:value-type="string"> T", "parse-names": false}, {"dropping-particle": "", "family": "Neph", "non-dropping-particle": "", "suffix": "", "given": "Shane J", "parse-names": false}, {"dropping-particle": "V", "family": "Neri", "non-dropping-particle": "", "suffix": "", "given": </meta:user-defined>
    <meta:user-defined meta:name="Mendeley_Bookmark_Sb8JDvijSz_21" meta:value-type="string">ng-particle": "", "suffix": "", "given": "Chao", "parse-names": false}, {"dropping-particle": "", "family": "Djebali", "non-dropping-particle": "", "suffix": "", "given": "Sarah", "parse-names": false}, {"dropping-particle": "", "family": "Dong", "non-dro</meta:user-defined>
    <meta:user-defined meta:name="Mendeley_Bookmark_Sb8JDvijSz_210" meta:value-type="string">"Fiedencio", "parse-names": false}, {"dropping-particle": "", "family": "Nguyen", "non-dropping-particle": "", "suffix": "", "given": "Eric D", "parse-names": false}, {"dropping-particle": "", "family": "Qu", "non-dropping-particle": "", "suffix": "", "gi</meta:user-defined>
    <meta:user-defined meta:name="Mendeley_Bookmark_Sb8JDvijSz_211" meta:value-type="string">ven": "Hongzhu", "parse-names": false}, {"dropping-particle": "", "family": "Reynolds", "non-dropping-particle": "", "suffix": "", "given": "Alex P", "parse-names": false}, {"dropping-particle": "", "family": "Roach", "non-dropping-particle": "", "suffix"</meta:user-defined>
    <meta:user-defined meta:name="Mendeley_Bookmark_Sb8JDvijSz_212" meta:value-type="string">: "", "given": "Vaughn", "parse-names": false}, {"dropping-particle": "", "family": "Rynes", "non-dropping-particle": "", "suffix": "", "given": "Eric", "parse-names": false}, {"dropping-particle": "", "family": "Sanchez", "non-dropping-particle": "", "su</meta:user-defined>
    <meta:user-defined meta:name="Mendeley_Bookmark_Sb8JDvijSz_213" meta:value-type="string">ffix": "", "given": "Minerva E", "parse-names": false}, {"dropping-particle": "", "family": "Sandstrom", "non-dropping-particle": "", "suffix": "", "given": "Richard S", "parse-names": false}, {"dropping-particle": "", "family": "Shafer", "non-dropping-pa</meta:user-defined>
    <meta:user-defined meta:name="Mendeley_Bookmark_Sb8JDvijSz_214" meta:value-type="string">rticle": "", "suffix": "", "given": "Anthony O", "parse-names": false}, {"dropping-particle": "", "family": "Stergachis", "non-dropping-particle": "", "suffix": "", "given": "Andrew B", "parse-names": false}, {"dropping-particle": "", "family": "Thomas", </meta:user-defined>
    <meta:user-defined meta:name="Mendeley_Bookmark_Sb8JDvijSz_215" meta:value-type="string">"non-dropping-particle": "", "suffix": "", "given": "Sean", "parse-names": false}, {"dropping-particle": "", "family": "Vernot", "non-dropping-particle": "", "suffix": "", "given": "Benjamin", "parse-names": false}, {"dropping-particle": "", "family": "Vi</meta:user-defined>
    <meta:user-defined meta:name="Mendeley_Bookmark_Sb8JDvijSz_216" meta:value-type="string">erstra", "non-dropping-particle": "", "suffix": "", "given": "Jeff", "parse-names": false}, {"dropping-particle": "", "family": "Vong", "non-dropping-particle": "", "suffix": "", "given": "Shinny", "parse-names": false}, {"dropping-particle": "", "family"</meta:user-defined>
    <meta:user-defined meta:name="Mendeley_Bookmark_Sb8JDvijSz_217" meta:value-type="string">: "Weaver", "non-dropping-particle": "", "suffix": "", "given": "Molly a", "parse-names": false}, {"dropping-particle": "", "family": "Yan", "non-dropping-particle": "", "suffix": "", "given": "Yongqi", "parse-names": false}, {"dropping-particle": "", "fa</meta:user-defined>
    <meta:user-defined meta:name="Mendeley_Bookmark_Sb8JDvijSz_218" meta:value-type="string">mily": "Zhang", "non-dropping-particle": "", "suffix": "", "given": "Miaohua", "parse-names": false}, {"dropping-particle": "", "family": "Akey", "non-dropping-particle": "", "suffix": "", "given": "Joshua a", "parse-names": false}, {"dropping-particle": </meta:user-defined>
    <meta:user-defined meta:name="Mendeley_Bookmark_Sb8JDvijSz_219" meta:value-type="string">"", "family": "Bender", "non-dropping-particle": "", "suffix": "", "given": "Michael", "parse-names": false}, {"dropping-particle": "", "family": "Dorschner", "non-dropping-particle": "", "suffix": "", "given": "Michael O", "parse-names": false}, {"droppi</meta:user-defined>
    <meta:user-defined meta:name="Mendeley_Bookmark_Sb8JDvijSz_22" meta:value-type="string">pping-particle": "", "suffix": "", "given": "Xianjun", "parse-names": false}, {"dropping-particle": "", "family": "Ernst", "non-dropping-particle": "", "suffix": "", "given": "Jason", "parse-names": false}, {"dropping-particle": "", "family": "Furey", "no</meta:user-defined>
    <meta:user-defined meta:name="Mendeley_Bookmark_Sb8JDvijSz_220" meta:value-type="string">ng-particle": "", "family": "Groudine", "non-dropping-particle": "", "suffix": "", "given": "Mark", "parse-names": false}, {"dropping-particle": "", "family": "MacCoss", "non-dropping-particle": "", "suffix": "", "given": "Michael J", "parse-names": false</meta:user-defined>
    <meta:user-defined meta:name="Mendeley_Bookmark_Sb8JDvijSz_221" meta:value-type="string">}, {"dropping-particle": "", "family": "Navas", "non-dropping-particle": "", "suffix": "", "given": "Patrick", "parse-names": false}, {"dropping-particle": "", "family": "Stamatoyannopoulos", "non-dropping-particle": "", "suffix": "", "given": "George", "</meta:user-defined>
    <meta:user-defined meta:name="Mendeley_Bookmark_Sb8JDvijSz_222" meta:value-type="string">parse-names": false}, {"dropping-particle": "", "family": "Stamatoyannopoulos", "non-dropping-particle": "", "suffix": "", "given": "John a", "parse-names": false}, {"dropping-particle": "", "family": "Beal", "non-dropping-particle": "", "suffix": "", "gi</meta:user-defined>
    <meta:user-defined meta:name="Mendeley_Bookmark_Sb8JDvijSz_223" meta:value-type="string">ven": "Kathryn", "parse-names": false}, {"dropping-particle": "", "family": "Brazma", "non-dropping-particle": "", "suffix": "", "given": "Alvis", "parse-names": false}, {"dropping-particle": "", "family": "Flicek", "non-dropping-particle": "", "suffix": </meta:user-defined>
    <meta:user-defined meta:name="Mendeley_Bookmark_Sb8JDvijSz_224" meta:value-type="string">"", "given": "Paul", "parse-names": false}, {"dropping-particle": "", "family": "Johnson", "non-dropping-particle": "", "suffix": "", "given": "Nathan", "parse-names": false}, {"dropping-particle": "", "family": "Lukk", "non-dropping-particle": "", "suffi</meta:user-defined>
    <meta:user-defined meta:name="Mendeley_Bookmark_Sb8JDvijSz_225" meta:value-type="string">x": "", "given": "Margus", "parse-names": false}, {"dropping-particle": "", "family": "Luscombe", "non-dropping-particle": "", "suffix": "", "given": "Nicholas M", "parse-names": false}, {"dropping-particle": "", "family": "Sobral", "non-dropping-particle</meta:user-defined>
    <meta:user-defined meta:name="Mendeley_Bookmark_Sb8JDvijSz_226" meta:value-type="string">": "", "suffix": "", "given": "Daniel", "parse-names": false}, {"dropping-particle": "", "family": "Vaquerizas", "non-dropping-particle": "", "suffix": "", "given": "Juan M", "parse-names": false}, {"dropping-particle": "", "family": "Batzoglou", "non-dro</meta:user-defined>
    <meta:user-defined meta:name="Mendeley_Bookmark_Sb8JDvijSz_227" meta:value-type="string">pping-particle": "", "suffix": "", "given": "Serafim", "parse-names": false}, {"dropping-particle": "", "family": "Sidow", "non-dropping-particle": "", "suffix": "", "given": "Arend", "parse-names": false}, {"dropping-particle": "", "family": "Hussami", "</meta:user-defined>
    <meta:user-defined meta:name="Mendeley_Bookmark_Sb8JDvijSz_228" meta:value-type="string">non-dropping-particle": "", "suffix": "", "given": "Nadine", "parse-names": false}, {"dropping-particle": "", "family": "Kyriazopoulou-Panagiotopoulou", "non-dropping-particle": "", "suffix": "", "given": "Sofia", "parse-names": false}, {"dropping-particl</meta:user-defined>
    <meta:user-defined meta:name="Mendeley_Bookmark_Sb8JDvijSz_229" meta:value-type="string">e": "", "family": "Libbrecht", "non-dropping-particle": "", "suffix": "", "given": "Max W", "parse-names": false}, {"dropping-particle": "", "family": "Schaub", "non-dropping-particle": "", "suffix": "", "given": "Marc a", "parse-names": false}, {"droppin</meta:user-defined>
    <meta:user-defined meta:name="Mendeley_Bookmark_Sb8JDvijSz_23" meta:value-type="string">n-dropping-particle": "", "suffix": "", "given": "Terrence S", "parse-names": false}, {"dropping-particle": "", "family": "Gerstein", "non-dropping-particle": "", "suffix": "", "given": "Mark", "parse-names": false}, {"dropping-particle": "", "family": "G</meta:user-defined>
    <meta:user-defined meta:name="Mendeley_Bookmark_Sb8JDvijSz_230" meta:value-type="string">g-particle": "", "family": "Miller", "non-dropping-particle": "", "suffix": "", "given": "Webb", "parse-names": false}, {"dropping-particle": "", "family": "Bickel", "non-dropping-particle": "", "suffix": "", "given": "Peter J", "parse-names": false}, {"d</meta:user-defined>
    <meta:user-defined meta:name="Mendeley_Bookmark_Sb8JDvijSz_231" meta:value-type="string">ropping-particle": "", "family": "Banfai", "non-dropping-particle": "", "suffix": "", "given": "Balazs", "parse-names": false}, {"dropping-particle": "", "family": "Boley", "non-dropping-particle": "", "suffix": "", "given": "Nathan P", "parse-names": fal</meta:user-defined>
    <meta:user-defined meta:name="Mendeley_Bookmark_Sb8JDvijSz_232" meta:value-type="string">se}, {"dropping-particle": "", "family": "Huang", "non-dropping-particle": "", "suffix": "", "given": "Haiyan", "parse-names": false}, {"dropping-particle": "", "family": "Li", "non-dropping-particle": "", "suffix": "", "given": "Jingyi Jessica", "parse-n</meta:user-defined>
    <meta:user-defined meta:name="Mendeley_Bookmark_Sb8JDvijSz_233" meta:value-type="string">ames": false}, {"dropping-particle": "", "family": "Noble", "non-dropping-particle": "", "suffix": "", "given": "William Stafford", "parse-names": false}, {"dropping-particle": "", "family": "Bilmes", "non-dropping-particle": "", "suffix": "", "given": "J</meta:user-defined>
    <meta:user-defined meta:name="Mendeley_Bookmark_Sb8JDvijSz_234" meta:value-type="string">effrey a", "parse-names": false}, {"dropping-particle": "", "family": "Buske", "non-dropping-particle": "", "suffix": "", "given": "Orion J", "parse-names": false}, {"dropping-particle": "", "family": "Sahu", "non-dropping-particle": "", "suffix": "", "gi</meta:user-defined>
    <meta:user-defined meta:name="Mendeley_Bookmark_Sb8JDvijSz_235" meta:value-type="string">ven": "Avinash O", "parse-names": false}, {"dropping-particle": "V", "family": "Kharchenko", "non-dropping-particle": "", "suffix": "", "given": "Peter", "parse-names": false}, {"dropping-particle": "", "family": "Park", "non-dropping-particle": "", "suff</meta:user-defined>
    <meta:user-defined meta:name="Mendeley_Bookmark_Sb8JDvijSz_236" meta:value-type="string">ix": "", "given": "Peter J", "parse-names": false}, {"dropping-particle": "", "family": "Baker", "non-dropping-particle": "", "suffix": "", "given": "Dannon", "parse-names": false}, {"dropping-particle": "", "family": "Taylor", "non-dropping-particle": ""</meta:user-defined>
    <meta:user-defined meta:name="Mendeley_Bookmark_Sb8JDvijSz_237" meta:value-type="string">, "suffix": "", "given": "James", "parse-names": false}, {"dropping-particle": "", "family": "Lochovsky", "non-dropping-particle": "", "suffix": "", "given": "Lucas", "parse-names": false}], "container-title": "Nature"}, "id": "ITEM-1"}], "mendeley": {"pr</meta:user-defined>
    <meta:user-defined meta:name="Mendeley_Bookmark_Sb8JDvijSz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Sb8JDvijSz_239" meta:value-type="string">chema": "https://github.com/citation-style-language/schema/raw/master/csl-citation.json"}</meta:user-defined>
    <meta:user-defined meta:name="Mendeley_Bookmark_Sb8JDvijSz_24" meta:value-type="string">iardine", "non-dropping-particle": "", "suffix": "", "given": "Belinda", "parse-names": false}, {"dropping-particle": "", "family": "Greven", "non-dropping-particle": "", "suffix": "", "given": "Melissa", "parse-names": false}, {"dropping-particle": "", "</meta:user-defined>
    <meta:user-defined meta:name="Mendeley_Bookmark_Sb8JDvijSz_25" meta:value-type="string">family": "Hardison", "non-dropping-particle": "", "suffix": "", "given": "Ross C", "parse-names": false}, {"dropping-particle": "", "family": "Harris", "non-dropping-particle": "", "suffix": "", "given": "Robert S", "parse-names": false}, {"dropping-parti</meta:user-defined>
    <meta:user-defined meta:name="Mendeley_Bookmark_Sb8JDvijSz_26" meta:value-type="string">cle": "", "family": "Herrero", "non-dropping-particle": "", "suffix": "", "given": "Javier", "parse-names": false}, {"dropping-particle": "", "family": "Hoffman", "non-dropping-particle": "", "suffix": "", "given": "Michael M", "parse-names": false}, {"dr</meta:user-defined>
    <meta:user-defined meta:name="Mendeley_Bookmark_Sb8JDvijSz_27" meta:value-type="string">opping-particle": "", "family": "Iyer", "non-dropping-particle": "", "suffix": "", "given": "Sowmya", "parse-names": false}, {"dropping-particle": "", "family": "Kelllis", "non-dropping-particle": "", "suffix": "", "given": "Manolis", "parse-names": false</meta:user-defined>
    <meta:user-defined meta:name="Mendeley_Bookmark_Sb8JDvijSz_28" meta:value-type="string">}, {"dropping-particle": "", "family": "Kheradpour", "non-dropping-particle": "", "suffix": "", "given": "Pouya", "parse-names": false}, {"dropping-particle": "", "family": "Lassmann", "non-dropping-particle": "", "suffix": "", "given": "Timo", "parse-nam</meta:user-defined>
    <meta:user-defined meta:name="Mendeley_Bookmark_Sb8JDvijSz_29" meta:value-type="string">es": false}, {"dropping-particle": "", "family": "Li", "non-dropping-particle": "", "suffix": "", "given": "Qunhua", "parse-names": false}, {"dropping-particle": "", "family": "Lin", "non-dropping-particle": "", "suffix": "", "given": "Xinying", "parse-na</meta:user-defined>
    <meta:user-defined meta:name="Mendeley_Bookmark_Sb8JDvijSz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Sb8JDvijSz_30" meta:value-type="string">mes": false}, {"dropping-particle": "", "family": "Marinov", "non-dropping-particle": "", "suffix": "", "given": "Georgi K", "parse-names": false}, {"dropping-particle": "", "family": "Merkel", "non-dropping-particle": "", "suffix": "", "given": "Angelika</meta:user-defined>
    <meta:user-defined meta:name="Mendeley_Bookmark_Sb8JDvijSz_31" meta:value-type="string">", "parse-names": false}, {"dropping-particle": "", "family": "Mortazavi", "non-dropping-particle": "", "suffix": "", "given": "Ali", "parse-names": false}, {"dropping-particle": "", "family": "Parker", "non-dropping-particle": "", "suffix": "", "given": </meta:user-defined>
    <meta:user-defined meta:name="Mendeley_Bookmark_Sb8JDvijSz_32" meta:value-type="string">"Stephen C J Stephanie L", "parse-names": false}, {"dropping-particle": "", "family": "Reddy", "non-dropping-particle": "", "suffix": "", "given": "Timothy E", "parse-names": false}, {"dropping-particle": "", "family": "Rozowsky", "non-dropping-particle":</meta:user-defined>
    <meta:user-defined meta:name="Mendeley_Bookmark_Sb8JDvijSz_33" meta:value-type="string"> "", "suffix": "", "given": "Joel", "parse-names": false}, {"dropping-particle": "", "family": "Schlesinger", "non-dropping-particle": "", "suffix": "", "given": "Felix", "parse-names": false}, {"dropping-particle": "", "family": "Thurman", "non-dropping-</meta:user-defined>
    <meta:user-defined meta:name="Mendeley_Bookmark_Sb8JDvijSz_34" meta:value-type="string">particle": "", "suffix": "", "given": "Robert E", "parse-names": false}, {"dropping-particle": "", "family": "Wang", "non-dropping-particle": "", "suffix": "", "given": "Jie", "parse-names": false}, {"dropping-particle": "", "family": "Ward", "non-droppin</meta:user-defined>
    <meta:user-defined meta:name="Mendeley_Bookmark_Sb8JDvijSz_35" meta:value-type="string">g-particle": "", "suffix": "", "given": "Lucas D", "parse-names": false}, {"dropping-particle": "", "family": "Whitfield", "non-dropping-particle": "", "suffix": "", "given": "Troy W", "parse-names": false}, {"dropping-particle": "", "family": "Wilder", "</meta:user-defined>
    <meta:user-defined meta:name="Mendeley_Bookmark_Sb8JDvijSz_36" meta:value-type="string">non-dropping-particle": "", "suffix": "", "given": "Steven P", "parse-names": false}, {"dropping-particle": "", "family": "Wu", "non-dropping-particle": "", "suffix": "", "given": "Weisheng", "parse-names": false}, {"dropping-particle": "", "family": "Xi"</meta:user-defined>
    <meta:user-defined meta:name="Mendeley_Bookmark_Sb8JDvijSz_37" meta:value-type="string">, "non-dropping-particle": "", "suffix": "", "given": "Hualin S", "parse-names": false}, {"dropping-particle": "", "family": "Yip", "non-dropping-particle": "", "suffix": "", "given": "Kevin Y", "parse-names": false}, {"dropping-particle": "", "family": "</meta:user-defined>
    <meta:user-defined meta:name="Mendeley_Bookmark_Sb8JDvijSz_38" meta:value-type="string">Zhuang", "non-dropping-particle": "", "suffix": "", "given": "Jiali", "parse-names": false}, {"dropping-particle": "", "family": "Bernstein", "non-dropping-particle": "", "suffix": "", "given": "Bradley E", "parse-names": false}, {"dropping-particle": "",</meta:user-defined>
    <meta:user-defined meta:name="Mendeley_Bookmark_Sb8JDvijSz_39" meta:value-type="string"> "family": "Green", "non-dropping-particle": "", "suffix": "", "given": "Eric D", "parse-names": false}, {"dropping-particle": "", "family": "Gunter", "non-dropping-particle": "", "suffix": "", "given": "Chris", "parse-names": false}, {"dropping-particle"</meta:user-defined>
    <meta:user-defined meta:name="Mendeley_Bookmark_Sb8JDvijSz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Sb8JDvijSz_40" meta:value-type="string">: "", "family": "Snyder", "non-dropping-particle": "", "suffix": "", "given": "Michael", "parse-names": false}, {"dropping-particle": "", "family": "Pazin", "non-dropping-particle": "", "suffix": "", "given": "Michael J", "parse-names": false}, {"dropping</meta:user-defined>
    <meta:user-defined meta:name="Mendeley_Bookmark_Sb8JDvijSz_41" meta:value-type="string">-particle": "", "family": "Lowdon", "non-dropping-particle": "", "suffix": "", "given": "Rebecca F", "parse-names": false}, {"dropping-particle": "", "family": "Dillon", "non-dropping-particle": "", "suffix": "", "given": "Laura a L", "parse-names": false</meta:user-defined>
    <meta:user-defined meta:name="Mendeley_Bookmark_Sb8JDvijSz_42" meta:value-type="string">}, {"dropping-particle": "", "family": "Adams", "non-dropping-particle": "", "suffix": "", "given": "Leslie B", "parse-names": false}, {"dropping-particle": "", "family": "Kelly", "non-dropping-particle": "", "suffix": "", "given": "Caroline J", "parse-na</meta:user-defined>
    <meta:user-defined meta:name="Mendeley_Bookmark_Sb8JDvijSz_43" meta:value-type="string">mes": false}, {"dropping-particle": "", "family": "Zhang", "non-dropping-particle": "", "suffix": "", "given": "Julia", "parse-names": false}, {"dropping-particle": "", "family": "Wexler", "non-dropping-particle": "", "suffix": "", "given": "Judith R", "p</meta:user-defined>
    <meta:user-defined meta:name="Mendeley_Bookmark_Sb8JDvijSz_44" meta:value-type="string">arse-names": false}, {"dropping-particle": "", "family": "Good", "non-dropping-particle": "", "suffix": "", "given": "Peter J", "parse-names": false}, {"dropping-particle": "", "family": "Feingold", "non-dropping-particle": "", "suffix": "", "given": "Eli</meta:user-defined>
    <meta:user-defined meta:name="Mendeley_Bookmark_Sb8JDvijSz_45" meta:value-type="string">se a", "parse-names": false}, {"dropping-particle": "", "family": "Crawford", "non-dropping-particle": "", "suffix": "", "given": "Gregory E", "parse-names": false}, {"dropping-particle": "", "family": "Dekker", "non-dropping-particle": "", "suffix": "", </meta:user-defined>
    <meta:user-defined meta:name="Mendeley_Bookmark_Sb8JDvijSz_46" meta:value-type="string">"given": "Job", "parse-names": false}, {"dropping-particle": "", "family": "Elinitski", "non-dropping-particle": "", "suffix": "", "given": "Laura", "parse-names": false}, {"dropping-particle": "", "family": "Farnham", "non-dropping-particle": "", "suffix</meta:user-defined>
    <meta:user-defined meta:name="Mendeley_Bookmark_Sb8JDvijSz_47" meta:value-type="string">": "", "given": "Peggy J", "parse-names": false}, {"dropping-particle": "", "family": "Giddings", "non-dropping-particle": "", "suffix": "", "given": "Morgan C", "parse-names": false}, {"dropping-particle": "", "family": "Gingeras", "non-dropping-particle</meta:user-defined>
    <meta:user-defined meta:name="Mendeley_Bookmark_Sb8JDvijSz_48" meta:value-type="string">": "", "suffix": "", "given": "Thomas R", "parse-names": false}, {"dropping-particle": "", "family": "Guig\u00f3", "non-dropping-particle": "", "suffix": "", "given": "Roderic", "parse-names": false}, {"dropping-particle": "", "family": "Hubbard", "non-dr</meta:user-defined>
    <meta:user-defined meta:name="Mendeley_Bookmark_Sb8JDvijSz_49" meta:value-type="string">opping-particle": "", "suffix": "", "given": "Timothy J Tomothy J", "parse-names": false}, {"dropping-particle": "", "family": "Kellis", "non-dropping-particle": "", "suffix": "", "given": "Manolis", "parse-names": false}, {"dropping-particle": "", "famil</meta:user-defined>
    <meta:user-defined meta:name="Mendeley_Bookmark_Sb8JDvijSz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Sb8JDvijSz_50" meta:value-type="string">y": "Kent", "non-dropping-particle": "", "suffix": "", "given": "W James", "parse-names": false}, {"dropping-particle": "", "family": "Lieb", "non-dropping-particle": "", "suffix": "", "given": "Jason D", "parse-names": false}, {"dropping-particle": "", "</meta:user-defined>
    <meta:user-defined meta:name="Mendeley_Bookmark_Sb8JDvijSz_51" meta:value-type="string">family": "Margulies", "non-dropping-particle": "", "suffix": "", "given": "Elliott H", "parse-names": false}, {"dropping-particle": "", "family": "Myers", "non-dropping-particle": "", "suffix": "", "given": "Richard M", "parse-names": false}, {"dropping-p</meta:user-defined>
    <meta:user-defined meta:name="Mendeley_Bookmark_Sb8JDvijSz_52" meta:value-type="string">article": "", "family": "Starnatoyannopoulos", "non-dropping-particle": "", "suffix": "", "given": "John a", "parse-names": false}, {"dropping-particle": "", "family": "Tennebaum", "non-dropping-particle": "", "suffix": "", "given": "Scott a", "parse-name</meta:user-defined>
    <meta:user-defined meta:name="Mendeley_Bookmark_Sb8JDvijSz_53" meta:value-type="string">s": false}, {"dropping-particle": "", "family": "Weng", "non-dropping-particle": "", "suffix": "", "given": "Zhiping", "parse-names": false}, {"dropping-particle": "", "family": "White", "non-dropping-particle": "", "suffix": "", "given": "Kevin P", "pars</meta:user-defined>
    <meta:user-defined meta:name="Mendeley_Bookmark_Sb8JDvijSz_54" meta:value-type="string">e-names": false}, {"dropping-particle": "", "family": "Wold", "non-dropping-particle": "", "suffix": "", "given": "Barbara", "parse-names": false}, {"dropping-particle": "", "family": "Yu", "non-dropping-particle": "", "suffix": "", "given": "Yanbao", "pa</meta:user-defined>
    <meta:user-defined meta:name="Mendeley_Bookmark_Sb8JDvijSz_55" meta:value-type="string">rse-names": false}, {"dropping-particle": "", "family": "Wrobel", "non-dropping-particle": "", "suffix": "", "given": "John", "parse-names": false}, {"dropping-particle": "", "family": "Risk", "non-dropping-particle": "", "suffix": "", "given": "Brian a",</meta:user-defined>
    <meta:user-defined meta:name="Mendeley_Bookmark_Sb8JDvijSz_56" meta:value-type="string"> "parse-names": false}, {"dropping-particle": "", "family": "Gunawardena", "non-dropping-particle": "", "suffix": "", "given": "Harsha P", "parse-names": false}, {"dropping-particle": "", "family": "Kuiper", "non-dropping-particle": "", "suffix": "", "giv</meta:user-defined>
    <meta:user-defined meta:name="Mendeley_Bookmark_Sb8JDvijSz_57" meta:value-type="string">en": "Heather C", "parse-names": false}, {"dropping-particle": "", "family": "Maier", "non-dropping-particle": "", "suffix": "", "given": "Christopher W", "parse-names": false}, {"dropping-particle": "", "family": "Xie", "non-dropping-particle": "", "suff</meta:user-defined>
    <meta:user-defined meta:name="Mendeley_Bookmark_Sb8JDvijSz_58" meta:value-type="string">ix": "", "given": "Ling", "parse-names": false}, {"dropping-particle": "", "family": "Chen", "non-dropping-particle": "", "suffix": "", "given": "Xian", "parse-names": false}, {"dropping-particle": "", "family": "Mikkelsen", "non-dropping-particle": "", "</meta:user-defined>
    <meta:user-defined meta:name="Mendeley_Bookmark_Sb8JDvijSz_59" meta:value-type="string">suffix": "", "given": "Tarjei S", "parse-names": false}, {"dropping-particle": "", "family": "Gillespie", "non-dropping-particle": "", "suffix": "", "given": "Shawn", "parse-names": false}, {"dropping-particle": "", "family": "Goren", "non-dropping-partic</meta:user-defined>
    <meta:user-defined meta:name="Mendeley_Bookmark_Sb8JDvijSz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Sb8JDvijSz_60" meta:value-type="string">le": "", "suffix": "", "given": "Alon", "parse-names": false}, {"dropping-particle": "", "family": "Ram", "non-dropping-particle": "", "suffix": "", "given": "Oren", "parse-names": false}, {"dropping-particle": "", "family": "Zhang", "non-dropping-particl</meta:user-defined>
    <meta:user-defined meta:name="Mendeley_Bookmark_Sb8JDvijSz_61" meta:value-type="string">e": "", "suffix": "", "given": "Xiaolan", "parse-names": false}, {"dropping-particle": "", "family": "Wang", "non-dropping-particle": "", "suffix": "", "given": "Li", "parse-names": false}, {"dropping-particle": "", "family": "Issner", "non-dropping-parti</meta:user-defined>
    <meta:user-defined meta:name="Mendeley_Bookmark_Sb8JDvijSz_62" meta:value-type="string">cle": "", "suffix": "", "given": "Robbyn", "parse-names": false}, {"dropping-particle": "", "family": "Coyne", "non-dropping-particle": "", "suffix": "", "given": "Michael J", "parse-names": false}, {"dropping-particle": "", "family": "Durham", "non-dropp</meta:user-defined>
    <meta:user-defined meta:name="Mendeley_Bookmark_Sb8JDvijSz_63" meta:value-type="string">ing-particle": "", "suffix": "", "given": "Timothy", "parse-names": false}, {"dropping-particle": "", "family": "Ku", "non-dropping-particle": "", "suffix": "", "given": "Manching", "parse-names": false}, {"dropping-particle": "", "family": "Truong", "non</meta:user-defined>
    <meta:user-defined meta:name="Mendeley_Bookmark_Sb8JDvijSz_64" meta:value-type="string">-dropping-particle": "", "suffix": "", "given": "Thanh", "parse-names": false}, {"dropping-particle": "", "family": "Eaton", "non-dropping-particle": "", "suffix": "", "given": "Matthew L", "parse-names": false}, {"dropping-particle": "", "family": "Dobin</meta:user-defined>
    <meta:user-defined meta:name="Mendeley_Bookmark_Sb8JDvijSz_65" meta:value-type="string">", "non-dropping-particle": "", "suffix": "", "given": "Alex", "parse-names": false}, {"dropping-particle": "", "family": "Tanzer", "non-dropping-particle": "", "suffix": "", "given": "Andrea", "parse-names": false}, {"dropping-particle": "", "family": "L</meta:user-defined>
    <meta:user-defined meta:name="Mendeley_Bookmark_Sb8JDvijSz_66" meta:value-type="string">agarde", "non-dropping-particle": "", "suffix": "", "given": "Julien", "parse-names": false}, {"dropping-particle": "", "family": "Lin", "non-dropping-particle": "", "suffix": "", "given": "Wei", "parse-names": false}, {"dropping-particle": "", "family": </meta:user-defined>
    <meta:user-defined meta:name="Mendeley_Bookmark_Sb8JDvijSz_67" meta:value-type="string">"Xue", "non-dropping-particle": "", "suffix": "", "given": "Chenghai", "parse-names": false}, {"dropping-particle": "", "family": "Williams", "non-dropping-particle": "", "suffix": "", "given": "Brian a", "parse-names": false}, {"dropping-particle": "", "</meta:user-defined>
    <meta:user-defined meta:name="Mendeley_Bookmark_Sb8JDvijSz_68" meta:value-type="string">family": "Zaleski", "non-dropping-particle": "", "suffix": "", "given": "Chris", "parse-names": false}, {"dropping-particle": "", "family": "R\u00f6der", "non-dropping-particle": "", "suffix": "", "given": "Maik", "parse-names": false}, {"dropping-particl</meta:user-defined>
    <meta:user-defined meta:name="Mendeley_Bookmark_Sb8JDvijSz_69" meta:value-type="string">e": "", "family": "Kokocinski", "non-dropping-particle": "", "suffix": "", "given": "Felix", "parse-names": false}, {"dropping-particle": "", "family": "Abdelhamid", "non-dropping-particle": "", "suffix": "", "given": "Rehab F", "parse-names": false}, {"d</meta:user-defined>
    <meta:user-defined meta:name="Mendeley_Bookmark_Sb8JDvijSz_7" meta:value-type="string">on-dropping-particle": "", "suffix": "", "given": "", "parse-names": false}, {"dropping-particle": "", "family": "Dunham", "non-dropping-particle": "", "suffix": "", "given": "Ian", "parse-names": false}, {"dropping-particle": "", "family": "Kundaje", "no</meta:user-defined>
    <meta:user-defined meta:name="Mendeley_Bookmark_Sb8JDvijSz_70" meta:value-type="string">ropping-particle": "", "family": "Alioto", "non-dropping-particle": "", "suffix": "", "given": "Tyler", "parse-names": false}, {"dropping-particle": "", "family": "Antoshechkin", "non-dropping-particle": "", "suffix": "", "given": "Igor", "parse-names": f</meta:user-defined>
    <meta:user-defined meta:name="Mendeley_Bookmark_Sb8JDvijSz_71" meta:value-type="string">alse}, {"dropping-particle": "", "family": "Baer", "non-dropping-particle": "", "suffix": "", "given": "Michael T", "parse-names": false}, {"dropping-particle": "", "family": "Batut", "non-dropping-particle": "", "suffix": "", "given": "Philippe", "parse-</meta:user-defined>
    <meta:user-defined meta:name="Mendeley_Bookmark_Sb8JDvijSz_72" meta:value-type="string">names": false}, {"dropping-particle": "", "family": "Bell", "non-dropping-particle": "", "suffix": "", "given": "Ian", "parse-names": false}, {"dropping-particle": "", "family": "Bell", "non-dropping-particle": "", "suffix": "", "given": "Kimberly", "pars</meta:user-defined>
    <meta:user-defined meta:name="Mendeley_Bookmark_Sb8JDvijSz_73" meta:value-type="string">e-names": false}, {"dropping-particle": "", "family": "Chakrabortty", "non-dropping-particle": "", "suffix": "", "given": "Sudipto", "parse-names": false}, {"dropping-particle": "", "family": "Chrast", "non-dropping-particle": "", "suffix": "", "given": "</meta:user-defined>
    <meta:user-defined meta:name="Mendeley_Bookmark_Sb8JDvijSz_74" meta:value-type="string">Jacqueline", "parse-names": false}, {"dropping-particle": "", "family": "Curado", "non-dropping-particle": "", "suffix": "", "given": "Joao", "parse-names": false}, {"dropping-particle": "", "family": "Derrien", "non-dropping-particle": "", "suffix": "", </meta:user-defined>
    <meta:user-defined meta:name="Mendeley_Bookmark_Sb8JDvijSz_75" meta:value-type="string">"given": "Thomas", "parse-names": false}, {"dropping-particle": "", "family": "Drenkow", "non-dropping-particle": "", "suffix": "", "given": "Jorg", "parse-names": false}, {"dropping-particle": "", "family": "Dumais", "non-dropping-particle": "", "suffix"</meta:user-defined>
    <meta:user-defined meta:name="Mendeley_Bookmark_Sb8JDvijSz_76" meta:value-type="string">: "", "given": "Erica", "parse-names": false}, {"dropping-particle": "", "family": "Dumais", "non-dropping-particle": "", "suffix": "", "given": "Jackie", "parse-names": false}, {"dropping-particle": "", "family": "Duttagupta", "non-dropping-particle": ""</meta:user-defined>
    <meta:user-defined meta:name="Mendeley_Bookmark_Sb8JDvijSz_77" meta:value-type="string">, "suffix": "", "given": "Radha", "parse-names": false}, {"dropping-particle": "", "family": "Fastuca", "non-dropping-particle": "", "suffix": "", "given": "Megan", "parse-names": false}, {"dropping-particle": "", "family": "Fejes-Toth", "non-dropping-par</meta:user-defined>
    <meta:user-defined meta:name="Mendeley_Bookmark_Sb8JDvijSz_78" meta:value-type="string">ticle": "", "suffix": "", "given": "Kata", "parse-names": false}, {"dropping-particle": "", "family": "Ferreira", "non-dropping-particle": "", "suffix": "", "given": "Pedro", "parse-names": false}, {"dropping-particle": "", "family": "Foissac", "non-dropp</meta:user-defined>
    <meta:user-defined meta:name="Mendeley_Bookmark_Sb8JDvijSz_79" meta:value-type="string">ing-particle": "", "suffix": "", "given": "Sylvain", "parse-names": false}, {"dropping-particle": "", "family": "Fullwood", "non-dropping-particle": "", "suffix": "", "given": "Melissa J", "parse-names": false}, {"dropping-particle": "", "family": "Gao", </meta:user-defined>
    <meta:user-defined meta:name="Mendeley_Bookmark_Sb8JDvijSz_8" meta:value-type="string">n-dropping-particle": "", "suffix": "", "given": "Anshul", "parse-names": false}, {"dropping-particle": "", "family": "Aldred", "non-dropping-particle": "", "suffix": "", "given": "Shelley F", "parse-names": false}, {"dropping-particle": "", "family": "Co</meta:user-defined>
    <meta:user-defined meta:name="Mendeley_Bookmark_Sb8JDvijSz_80" meta:value-type="string">"non-dropping-particle": "", "suffix": "", "given": "Hui", "parse-names": false}, {"dropping-particle": "", "family": "Gonzalez", "non-dropping-particle": "", "suffix": "", "given": "David", "parse-names": false}, {"dropping-particle": "", "family": "Gord</meta:user-defined>
    <meta:user-defined meta:name="Mendeley_Bookmark_Sb8JDvijSz_81" meta:value-type="string">on", "non-dropping-particle": "", "suffix": "", "given": "Assaf", "parse-names": false}, {"dropping-particle": "", "family": "Howald", "non-dropping-particle": "", "suffix": "", "given": "C\u00e9dric", "parse-names": false}, {"dropping-particle": "", "fam</meta:user-defined>
    <meta:user-defined meta:name="Mendeley_Bookmark_Sb8JDvijSz_82" meta:value-type="string">ily": "Jha", "non-dropping-particle": "", "suffix": "", "given": "Sonali", "parse-names": false}, {"dropping-particle": "", "family": "Johnson", "non-dropping-particle": "", "suffix": "", "given": "Rory", "parse-names": false}, {"dropping-particle": "", "</meta:user-defined>
    <meta:user-defined meta:name="Mendeley_Bookmark_Sb8JDvijSz_83" meta:value-type="string">family": "Kapranov", "non-dropping-particle": "", "suffix": "", "given": "Philipp", "parse-names": false}, {"dropping-particle": "", "family": "King", "non-dropping-particle": "", "suffix": "", "given": "Brandon", "parse-names": false}, {"dropping-particl</meta:user-defined>
    <meta:user-defined meta:name="Mendeley_Bookmark_Sb8JDvijSz_84" meta:value-type="string">e": "", "family": "Kingswood", "non-dropping-particle": "", "suffix": "", "given": "Colin", "parse-names": false}, {"dropping-particle": "", "family": "Li", "non-dropping-particle": "", "suffix": "", "given": "Guoliang", "parse-names": false}, {"dropping-</meta:user-defined>
    <meta:user-defined meta:name="Mendeley_Bookmark_Sb8JDvijSz_85" meta:value-type="string">particle": "", "family": "Luo", "non-dropping-particle": "", "suffix": "", "given": "Oscar J", "parse-names": false}, {"dropping-particle": "", "family": "Park", "non-dropping-particle": "", "suffix": "", "given": "Eddie", "parse-names": false}, {"droppin</meta:user-defined>
    <meta:user-defined meta:name="Mendeley_Bookmark_Sb8JDvijSz_86" meta:value-type="string">g-particle": "", "family": "Preall", "non-dropping-particle": "", "suffix": "", "given": "Jonathan B", "parse-names": false}, {"dropping-particle": "", "family": "Presaud", "non-dropping-particle": "", "suffix": "", "given": "Kimberly", "parse-names": fal</meta:user-defined>
    <meta:user-defined meta:name="Mendeley_Bookmark_Sb8JDvijSz_87" meta:value-type="string">se}, {"dropping-particle": "", "family": "Ribeca", "non-dropping-particle": "", "suffix": "", "given": "Paolo", "parse-names": false}, {"dropping-particle": "", "family": "Robyr", "non-dropping-particle": "", "suffix": "", "given": "Daniel", "parse-names"</meta:user-defined>
    <meta:user-defined meta:name="Mendeley_Bookmark_Sb8JDvijSz_88" meta:value-type="string">: false}, {"dropping-particle": "", "family": "Ruan", "non-dropping-particle": "", "suffix": "", "given": "Xiaoan", "parse-names": false}, {"dropping-particle": "", "family": "Sammeth", "non-dropping-particle": "", "suffix": "", "given": "Michael", "parse</meta:user-defined>
    <meta:user-defined meta:name="Mendeley_Bookmark_Sb8JDvijSz_89" meta:value-type="string">-names": false}, {"dropping-particle": "", "family": "Sandu", "non-dropping-particle": "", "suffix": "", "given": "Kuljeet Singh", "parse-names": false}, {"dropping-particle": "", "family": "Schaeffer", "non-dropping-particle": "", "suffix": "", "given": </meta:user-defined>
    <meta:user-defined meta:name="Mendeley_Bookmark_Sb8JDvijSz_9" meta:value-type="string">llins", "non-dropping-particle": "", "suffix": "", "given": "Patrick J", "parse-names": false}, {"dropping-particle": "", "family": "Davis", "non-dropping-particle": "", "suffix": "", "given": "Carrie a", "parse-names": false}, {"dropping-particle": "", "</meta:user-defined>
    <meta:user-defined meta:name="Mendeley_Bookmark_Sb8JDvijSz_90" meta:value-type="string">"Lorain", "parse-names": false}, {"dropping-particle": "", "family": "See", "non-dropping-particle": "", "suffix": "", "given": "Lei-Hoon", "parse-names": false}, {"dropping-particle": "", "family": "Shahab", "non-dropping-particle": "", "suffix": "", "gi</meta:user-defined>
    <meta:user-defined meta:name="Mendeley_Bookmark_Sb8JDvijSz_91" meta:value-type="string">ven": "Atif", "parse-names": false}, {"dropping-particle": "", "family": "Skancke", "non-dropping-particle": "", "suffix": "", "given": "Jorgen", "parse-names": false}, {"dropping-particle": "", "family": "Suzuki", "non-dropping-particle": "", "suffix": "</meta:user-defined>
    <meta:user-defined meta:name="Mendeley_Bookmark_Sb8JDvijSz_92" meta:value-type="string">", "given": "Ana Maria", "parse-names": false}, {"dropping-particle": "", "family": "Takahashi", "non-dropping-particle": "", "suffix": "", "given": "Hazuki", "parse-names": false}, {"dropping-particle": "", "family": "Tilgner", "non-dropping-particle": "</meta:user-defined>
    <meta:user-defined meta:name="Mendeley_Bookmark_Sb8JDvijSz_93" meta:value-type="string">", "suffix": "", "given": "Hagen", "parse-names": false}, {"dropping-particle": "", "family": "Trout", "non-dropping-particle": "", "suffix": "", "given": "Diane", "parse-names": false}, {"dropping-particle": "", "family": "Walters", "non-dropping-particl</meta:user-defined>
    <meta:user-defined meta:name="Mendeley_Bookmark_Sb8JDvijSz_94" meta:value-type="string">e": "", "suffix": "", "given": "Nathalie", "parse-names": false}, {"dropping-particle": "", "family": "Wang", "non-dropping-particle": "", "suffix": "", "given": "Huaien Hao", "parse-names": false}, {"dropping-particle": "", "family": "Hayashizaki", "non-</meta:user-defined>
    <meta:user-defined meta:name="Mendeley_Bookmark_Sb8JDvijSz_95" meta:value-type="string">dropping-particle": "", "suffix": "", "given": "Yoshihide", "parse-names": false}, {"dropping-particle": "", "family": "Reymond", "non-dropping-particle": "", "suffix": "", "given": "Alexandre", "parse-names": false}, {"dropping-particle": "", "family": "</meta:user-defined>
    <meta:user-defined meta:name="Mendeley_Bookmark_Sb8JDvijSz_96" meta:value-type="string">Antonarakis", "non-dropping-particle": "", "suffix": "", "given": "Stylianos E", "parse-names": false}, {"dropping-particle": "", "family": "Hannon", "non-dropping-particle": "", "suffix": "", "given": "Gregory J", "parse-names": false}, {"dropping-partic</meta:user-defined>
    <meta:user-defined meta:name="Mendeley_Bookmark_Sb8JDvijSz_97" meta:value-type="string">le": "", "family": "Ruan", "non-dropping-particle": "", "suffix": "", "given": "Yijun", "parse-names": false}, {"dropping-particle": "", "family": "Carninci", "non-dropping-particle": "", "suffix": "", "given": "Piero", "parse-names": false}, {"dropping-p</meta:user-defined>
    <meta:user-defined meta:name="Mendeley_Bookmark_Sb8JDvijSz_98" meta:value-type="string">article": "", "family": "Sloan", "non-dropping-particle": "", "suffix": "", "given": "Cricket a", "parse-names": false}, {"dropping-particle": "", "family": "Learned", "non-dropping-particle": "", "suffix": "", "given": "Katrina", "parse-names": false}, {</meta:user-defined>
    <meta:user-defined meta:name="Mendeley_Bookmark_Sb8JDvijSz_99" meta:value-type="string">"dropping-particle": "", "family": "Malladi", "non-dropping-particle": "", "suffix": "", "given": "Venkat S", "parse-names": false}, {"dropping-particle": "", "family": "Wong", "non-dropping-particle": "", "suffix": "", "given": "Matthew C", "parse-names"</meta:user-defined>
    <meta:user-defined meta:name="Mendeley_Bookmark_TQHq2zKKBv_1" meta:value-type="string">ADDIN CSL_CITATION {"citationItems": [{"uris": ["http://www.mendeley.com/documents/?uuid=3a8b51d9-497e-3e9e-b008-4f201ba6538b"], "itemData": {"DOI": "10.1093/nar/gkx1081", "volume": "46", "ISSN": "13624962", "page": "D794-D801", "id": "ITEM-1", "title": "</meta:user-defined>
    <meta:user-defined meta:name="Mendeley_Bookmark_TQHq2zKKBv_10" meta:value-type="string">ther T.", "parse-names": false}, {"dropping-particle": "", "family": "Davidson", "non-dropping-particle": "", "suffix": "", "given": "Jean M.", "parse-names": false}, {"dropping-particle": "", "family": "Gabdank", "non-dropping-particle": "", "suffix": ""</meta:user-defined>
    <meta:user-defined meta:name="Mendeley_Bookmark_TQHq2zKKBv_11" meta:value-type="string">, "given": "Idan", "parse-names": false}, {"dropping-particle": "", "family": "Hilton", "non-dropping-particle": "", "suffix": "", "given": "Jason A.", "parse-names": false}, {"dropping-particle": "", "family": "Jain", "non-dropping-particle": "", "suffix</meta:user-defined>
    <meta:user-defined meta:name="Mendeley_Bookmark_TQHq2zKKBv_12" meta:value-type="string">": "", "given": "Kriti", "parse-names": false}, {"dropping-particle": "", "family": "Baymuradov", "non-dropping-particle": "", "suffix": "", "given": "Ulugbek K.", "parse-names": false}, {"dropping-particle": "", "family": "Narayanan", "non-dropping-parti</meta:user-defined>
    <meta:user-defined meta:name="Mendeley_Bookmark_TQHq2zKKBv_13" meta:value-type="string">cle": "", "suffix": "", "given": "Aditi K.", "parse-names": false}, {"dropping-particle": "", "family": "Onate", "non-dropping-particle": "", "suffix": "", "given": "Kathrina C.", "parse-names": false}, {"dropping-particle": "", "family": "Graham", "non-d</meta:user-defined>
    <meta:user-defined meta:name="Mendeley_Bookmark_TQHq2zKKBv_14" meta:value-type="string">ropping-particle": "", "suffix": "", "given": "Keenan", "parse-names": false}, {"dropping-particle": "", "family": "Miyasato", "non-dropping-particle": "", "suffix": "", "given": "Stuart R.", "parse-names": false}, {"dropping-particle": "", "family": "Dre</meta:user-defined>
    <meta:user-defined meta:name="Mendeley_Bookmark_TQHq2zKKBv_15" meta:value-type="string">szer", "non-dropping-particle": "", "suffix": "", "given": "Timothy R.", "parse-names": false}, {"dropping-particle": "", "family": "Strattan", "non-dropping-particle": "", "suffix": "", "given": "J. Seth", "parse-names": false}, {"dropping-particle": "",</meta:user-defined>
    <meta:user-defined meta:name="Mendeley_Bookmark_TQHq2zKKBv_16" meta:value-type="string"> "family": "Jolanki", "non-dropping-particle": "", "suffix": "", "given": "Otto", "parse-names": false}, {"dropping-particle": "", "family": "Tanaka", "non-dropping-particle": "", "suffix": "", "given": "Forrest Y.", "parse-names": false}, {"dropping-part</meta:user-defined>
    <meta:user-defined meta:name="Mendeley_Bookmark_TQHq2zKKBv_17" meta:value-type="string">icle": "", "family": "Cherry", "non-dropping-particle": "", "suffix": "", "given": "J. Michael", "parse-names": false}], "publisher": "Oxford University Press", "container-title": "Nucleic Acids Research"}, "id": "ITEM-1"}], "mendeley": {"previouslyFormat</meta:user-defined>
    <meta:user-defined meta:name="Mendeley_Bookmark_TQHq2zKKBv_18" meta:value-type="string">tedCitation": "(Davis et al. 2018)", "plainTextFormattedCitation": "(Davis et al. 2018)", "formattedCitation": "(Davis et al. 2018)"}, "properties": {"noteIndex": 0}, "schema": "https://github.com/citation-style-language/schema/raw/master/csl-citation.jso</meta:user-defined>
    <meta:user-defined meta:name="Mendeley_Bookmark_TQHq2zKKBv_19" meta:value-type="string">n"}</meta:user-defined>
    <meta:user-defined meta:name="Mendeley_Bookmark_TQHq2zKKBv_2" meta:value-type="string">The Encyclopedia of DNA elements (ENCODE): Data portal update", "issue": "D1", "type": "article-journal", "abstract": "The Encyclopedia of DNA Elements (ENCODE) Data Coordinating Center has developed the ENCODE Portal database and website as the source fo</meta:user-defined>
    <meta:user-defined meta:name="Mendeley_Bookmark_TQHq2zKKBv_3" meta:value-type="string">r the data and metadata generated by the ENCODE Consortium. Two principles have motivated the design. First, experimental protocols, analytical procedures and the data themselves should be made publicly accessible through a coherent, web-based search and </meta:user-defined>
    <meta:user-defined meta:name="Mendeley_Bookmark_TQHq2zKKBv_4" meta:value-type="string">download interface. Second, the same interface should serve carefully curated metadata that record the provenance of the data and justify its interpretation in biological terms. Since its initial release in 2013 and in response to recommendations from con</meta:user-defined>
    <meta:user-defined meta:name="Mendeley_Bookmark_TQHq2zKKBv_5" meta:value-type="string">sortium members and the wider community of scientists who use the Portal to access ENCODE data, the Portal has been regularly updated to better reflect these design principles. Here we report on these updates, including results from new experiments, unifo</meta:user-defined>
    <meta:user-defined meta:name="Mendeley_Bookmark_TQHq2zKKBv_6" meta:value-type="string">rmly-processed data from other projects, new visualization tools and more comprehensive metadata to describe experiments and analyses. Additionally, the Portal is now home to meta(data) from related projects including Genomics of Gene Regulation, Roadmap </meta:user-defined>
    <meta:user-defined meta:name="Mendeley_Bookmark_TQHq2zKKBv_7" meta:value-type="string">Epigenome Project, Model organism ENCODE (modENCODE) and modERN. The Portal now makes available over 13000 datasets and their accompanying metadata and can be accessed at: https://www.encodeproject.org/.", "issued": {"date-parts": [["2018", "1", "1"]]}, "</meta:user-defined>
    <meta:user-defined meta:name="Mendeley_Bookmark_TQHq2zKKBv_8" meta:value-type="string">author": [{"dropping-particle": "", "family": "Davis", "non-dropping-particle": "", "suffix": "", "given": "Carrie A.", "parse-names": false}, {"dropping-particle": "", "family": "Hitz", "non-dropping-particle": "", "suffix": "", "given": "Benjamin C.", "</meta:user-defined>
    <meta:user-defined meta:name="Mendeley_Bookmark_TQHq2zKKBv_9" meta:value-type="string">parse-names": false}, {"dropping-particle": "", "family": "Sloan", "non-dropping-particle": "", "suffix": "", "given": "Cricket A.", "parse-names": false}, {"dropping-particle": "", "family": "Chan", "non-dropping-particle": "", "suffix": "", "given": "Es</meta:user-defined>
    <meta:user-defined meta:name="Mendeley_Bookmark_Thb2tJjUuI_1" meta:value-type="string">ADDIN CSL_CITATION {"citationItems": [{"uris": ["http://www.mendeley.com/documents/?uuid=12ea0e76-ec37-35a5-8fa6-b721c13422b3"], "itemData": {"DOI": "10.1093/nar/gkx1067", "volume": "46", "ISSN": "1362-4962", "page": "D296-D302", "id": "ITEM-1", "title": </meta:user-defined>
    <meta:user-defined meta:name="Mendeley_Bookmark_Thb2tJjUuI_10" meta:value-type="string">ropping-particle": "", "family": "Liao", "non-dropping-particle": "", "suffix": "", "given": "Kuang-Wen", "parse-names": false}, {"dropping-particle": "", "family": "Huang", "non-dropping-particle": "", "suffix": "", "given": "Wei-Chi", "parse-names": fal</meta:user-defined>
    <meta:user-defined meta:name="Mendeley_Bookmark_Thb2tJjUuI_11" meta:value-type="string">se}, {"dropping-particle": "", "family": "Sun", "non-dropping-particle": "", "suffix": "", "given": "Ting-Hsuan", "parse-names": false}, {"dropping-particle": "", "family": "Tu", "non-dropping-particle": "", "suffix": "", "given": "Siang-Jyun", "parse-nam</meta:user-defined>
    <meta:user-defined meta:name="Mendeley_Bookmark_Thb2tJjUuI_12" meta:value-type="string">es": false}, {"dropping-particle": "", "family": "Lee", "non-dropping-particle": "", "suffix": "", "given": "Wei-Hsiang", "parse-names": false}, {"dropping-particle": "", "family": "Chiew", "non-dropping-particle": "", "suffix": "", "given": "Men-Yee", "p</meta:user-defined>
    <meta:user-defined meta:name="Mendeley_Bookmark_Thb2tJjUuI_13" meta:value-type="string">arse-names": false}, {"dropping-particle": "", "family": "Tai", "non-dropping-particle": "", "suffix": "", "given": "Chun-San", "parse-names": false}, {"dropping-particle": "", "family": "Wei", "non-dropping-particle": "", "suffix": "", "given": "Ting-Yen</meta:user-defined>
    <meta:user-defined meta:name="Mendeley_Bookmark_Thb2tJjUuI_14" meta:value-type="string">", "parse-names": false}, {"dropping-particle": "", "family": "Tsai", "non-dropping-particle": "", "suffix": "", "given": "Tzi-Ren", "parse-names": false}, {"dropping-particle": "", "family": "Huang", "non-dropping-particle": "", "suffix": "", "given": "H</meta:user-defined>
    <meta:user-defined meta:name="Mendeley_Bookmark_Thb2tJjUuI_15" meta:value-type="string">sin-Tzu", "parse-names": false}, {"dropping-particle": "", "family": "Wang", "non-dropping-particle": "", "suffix": "", "given": "Chung-Yu", "parse-names": false}, {"dropping-particle": "", "family": "Wu", "non-dropping-particle": "", "suffix": "", "given</meta:user-defined>
    <meta:user-defined meta:name="Mendeley_Bookmark_Thb2tJjUuI_16" meta:value-type="string">": "Hsin-Yi", "parse-names": false}, {"dropping-particle": "", "family": "Ho", "non-dropping-particle": "", "suffix": "", "given": "Shu-Yi", "parse-names": false}, {"dropping-particle": "", "family": "Chen", "non-dropping-particle": "", "suffix": "", "giv</meta:user-defined>
    <meta:user-defined meta:name="Mendeley_Bookmark_Thb2tJjUuI_17" meta:value-type="string">en": "Pin-Rong", "parse-names": false}, {"dropping-particle": "", "family": "Chuang", "non-dropping-particle": "", "suffix": "", "given": "Cheng-Hsun", "parse-names": false}, {"dropping-particle": "", "family": "Hsieh", "non-dropping-particle": "", "suffi</meta:user-defined>
    <meta:user-defined meta:name="Mendeley_Bookmark_Thb2tJjUuI_18" meta:value-type="string">x": "", "given": "Pei-Jung", "parse-names": false}, {"dropping-particle": "", "family": "Wu", "non-dropping-particle": "", "suffix": "", "given": "Yi-Shin", "parse-names": false}, {"dropping-particle": "", "family": "Chen", "non-dropping-particle": "", "s</meta:user-defined>
    <meta:user-defined meta:name="Mendeley_Bookmark_Thb2tJjUuI_19" meta:value-type="string">uffix": "", "given": "Wen-Liang", "parse-names": false}, {"dropping-particle": "", "family": "Li", "non-dropping-particle": "", "suffix": "", "given": "Meng-Ju", "parse-names": false}, {"dropping-particle": "", "family": "Wu", "non-dropping-particle": "",</meta:user-defined>
    <meta:user-defined meta:name="Mendeley_Bookmark_Thb2tJjUuI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Thb2tJjUuI_20" meta:value-type="string"> "suffix": "", "given": "Yu-Chun", "parse-names": false}, {"dropping-particle": "", "family": "Huang", "non-dropping-particle": "", "suffix": "", "given": "Xin-Yi", "parse-names": false}, {"dropping-particle": "", "family": "Ng", "non-dropping-particle": </meta:user-defined>
    <meta:user-defined meta:name="Mendeley_Bookmark_Thb2tJjUuI_21" meta:value-type="string">"", "suffix": "", "given": "Fung Ling", "parse-names": false}, {"dropping-particle": "", "family": "Buddhakosai", "non-dropping-particle": "", "suffix": "", "given": "Waradee", "parse-names": false}, {"dropping-particle": "", "family": "Huang", "non-dropp</meta:user-defined>
    <meta:user-defined meta:name="Mendeley_Bookmark_Thb2tJjUuI_22" meta:value-type="string">ing-particle": "", "suffix": "", "given": "Pei-Chun", "parse-names": false}, {"dropping-particle": "", "family": "Lan", "non-dropping-particle": "", "suffix": "", "given": "Kuan-Chun", "parse-names": false}, {"dropping-particle": "", "family": "Huang", "n</meta:user-defined>
    <meta:user-defined meta:name="Mendeley_Bookmark_Thb2tJjUuI_23" meta:value-type="string">on-dropping-particle": "", "suffix": "", "given": "Chia-Yen", "parse-names": false}, {"dropping-particle": "", "family": "Weng", "non-dropping-particle": "", "suffix": "", "given": "Shun-Long", "parse-names": false}, {"dropping-particle": "", "family": "C</meta:user-defined>
    <meta:user-defined meta:name="Mendeley_Bookmark_Thb2tJjUuI_24" meta:value-type="string">heng", "non-dropping-particle": "", "suffix": "", "given": "Yeong-Nan", "parse-names": false}, {"dropping-particle": "", "family": "Liang", "non-dropping-particle": "", "suffix": "", "given": "Chao", "parse-names": false}, {"dropping-particle": "", "famil</meta:user-defined>
    <meta:user-defined meta:name="Mendeley_Bookmark_Thb2tJjUuI_25" meta:value-type="string">y": "Hsu", "non-dropping-particle": "", "suffix": "", "given": "Wen-Lian", "parse-names": false}, {"dropping-particle": "", "family": "Huang", "non-dropping-particle": "", "suffix": "", "given": "Hsien-Da", "parse-names": false}], "publisher": "Oxford Uni</meta:user-defined>
    <meta:user-defined meta:name="Mendeley_Bookmark_Thb2tJjUuI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Thb2tJjUuI_27" meta:value-type="string"> {"noteIndex": 0}, "schema": "https://github.com/citation-style-language/schema/raw/master/csl-citation.json"}</meta:user-defined>
    <meta:user-defined meta:name="Mendeley_Bookmark_Thb2tJjUuI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Thb2tJjUuI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Thb2tJjUuI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Thb2tJjUuI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Thb2tJjUuI_7" meta:value-type="string">rBase.mbc.nctu.edu.tw/.", "issued": {"date-parts": [["2018", "1", "4"]]}, "PMID": "29126174", "author": [{"dropping-particle": "", "family": "Chou", "non-dropping-particle": "", "suffix": "", "given": "Chih-Hung", "parse-names": false}, {"dropping-particl</meta:user-defined>
    <meta:user-defined meta:name="Mendeley_Bookmark_Thb2tJjUuI_8" meta:value-type="string">e": "", "family": "Shrestha", "non-dropping-particle": "", "suffix": "", "given": "Sirjana", "parse-names": false}, {"dropping-particle": "", "family": "Yang", "non-dropping-particle": "", "suffix": "", "given": "Chi-Dung", "parse-names": false}, {"droppi</meta:user-defined>
    <meta:user-defined meta:name="Mendeley_Bookmark_Thb2tJjUuI_9" meta:value-type="string">ng-particle": "", "family": "Chang", "non-dropping-particle": "", "suffix": "", "given": "Nai-Wen", "parse-names": false}, {"dropping-particle": "", "family": "Lin", "non-dropping-particle": "", "suffix": "", "given": "Yu-Ling", "parse-names": false}, {"d</meta:user-defined>
    <meta:user-defined meta:name="Mendeley_Bookmark_TpIttG63mD_1" meta:value-type="string">ADDIN CSL_CITATION {"citationItems": [{"uris": ["http://www.mendeley.com/documents/?uuid=089f37fb-dafe-3a05-8861-9207fd66316d"], "itemData": {"DOI": "10.1093/nar/gkj144", "volume": "34", "ISSN": "0305-1048", "page": "D590-D598", "id": "ITEM-1", "title": "</meta:user-defined>
    <meta:user-defined meta:name="Mendeley_Bookmark_TpIttG63mD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TpIttG63mD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TpIttG63mD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TpIttG63mD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TpIttG63mD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TpIttG63mD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TpIttG63mD_8" meta:value-type="string">icle": "", "family": "Hinrichs", "non-dropping-particle": "", "suffix": "", "given": "A. S.", "parse-names": false}], "publisher": "Oxford University Press (OUP)", "container-title": "Nucleic Acids Research"}, "id": "ITEM-1"}], "mendeley": {"previouslyFor</meta:user-defined>
    <meta:user-defined meta:name="Mendeley_Bookmark_TpIttG63mD_9" meta:value-type="string">mattedCitation": "(Hinrichs 2006)", "plainTextFormattedCitation": "(Hinrichs 2006)", "formattedCitation": "(Hinrichs 2006)"}, "properties": {"noteIndex": 0}, "schema": "https://github.com/citation-style-language/schema/raw/master/csl-citation.json"}</meta:user-defined>
    <meta:user-defined meta:name="Mendeley_Bookmark_Tq6PjShJSI_1" meta:value-type="string">ADDIN CSL_CITATION {"citationItems": [{"uris": ["http://www.mendeley.com/documents/?uuid=3c25ab43-4986-4702-acb0-6c7aa286e2ed"], "itemData": {"DOI": "10.1038/nature13394", "volume": "511", "ISSN": "0028-0836", "page": "344-347", "author": [{"dropping-part</meta:user-defined>
    <meta:user-defined meta:name="Mendeley_Bookmark_Tq6PjShJSI_10" meta:value-type="string">ng-particle": "", "suffix": "", "given": "Helger G.", "parse-names": false}, {"dropping-particle": "", "family": "Vries", "non-dropping-particle": "de", "suffix": "", "given": "Bert B. A.", "parse-names": false}, {"dropping-particle": "", "family": "Kleef</meta:user-defined>
    <meta:user-defined meta:name="Mendeley_Bookmark_Tq6PjShJSI_11" meta:value-type="string">stra", "non-dropping-particle": "", "suffix": "", "given": "Tjitske", "parse-names": false}, {"dropping-particle": "", "family": "Brunner", "non-dropping-particle": "", "suffix": "", "given": "Han G.", "parse-names": false}, {"dropping-particle": "", "fam</meta:user-defined>
    <meta:user-defined meta:name="Mendeley_Bookmark_Tq6PjShJSI_12" meta:value-type="string">ily": "Vissers", "non-dropping-particle": "", "suffix": "", "given": "Lisenka E. L. M.", "parse-names": false}, {"dropping-particle": "", "family": "Veltman", "non-dropping-particle": "", "suffix": "", "given": "Joris A.", "parse-names": false}], "title":</meta:user-defined>
    <meta:user-defined meta:name="Mendeley_Bookmark_Tq6PjShJSI_13" meta:value-type="string"> "Genome sequencing identifies major causes of severe intellectual disability", "issue": "7509", "type": "article-journal", "issued": {"date-parts": [["2014"]]}, "id": "ITEM-1", "publisher": "Nature Publishing Group", "container-title": "Nature"}, "id": "</meta:user-defined>
    <meta:user-defined meta:name="Mendeley_Bookmark_Tq6PjShJSI_14" meta:value-type="string">ITEM-1"}], "mendeley": {"previouslyFormattedCitation": "(Gilissen et al. 2014)", "plainTextFormattedCitation": "(Gilissen et al. 2014)", "formattedCitation": "(Gilissen et al. 2014)"}, "properties": {"noteIndex": 0}, "schema": "https://github.com/citation</meta:user-defined>
    <meta:user-defined meta:name="Mendeley_Bookmark_Tq6PjShJSI_15" meta:value-type="string">-style-language/schema/raw/master/csl-citation.json"}</meta:user-defined>
    <meta:user-defined meta:name="Mendeley_Bookmark_Tq6PjShJSI_2" meta:value-type="string">icle": "", "family": "Gilissen", "non-dropping-particle": "", "suffix": "", "given": "Christian", "parse-names": false}, {"dropping-particle": "", "family": "Hehir-Kwa", "non-dropping-particle": "", "suffix": "", "given": "Jayne Y.", "parse-names": false}</meta:user-defined>
    <meta:user-defined meta:name="Mendeley_Bookmark_Tq6PjShJSI_3" meta:value-type="string">, {"dropping-particle": "", "family": "Thung", "non-dropping-particle": "", "suffix": "", "given": "Djie Tjwan", "parse-names": false}, {"dropping-particle": "", "family": "Vorst", "non-dropping-particle": "van de", "suffix": "", "given": "Maartje", "pars</meta:user-defined>
    <meta:user-defined meta:name="Mendeley_Bookmark_Tq6PjShJSI_4" meta:value-type="string">e-names": false}, {"dropping-particle": "", "family": "Bon", "non-dropping-particle": "van", "suffix": "", "given": "Bregje W. M.", "parse-names": false}, {"dropping-particle": "", "family": "Willemsen", "non-dropping-particle": "", "suffix": "", "given":</meta:user-defined>
    <meta:user-defined meta:name="Mendeley_Bookmark_Tq6PjShJSI_5" meta:value-type="string"> "Marjolein H.", "parse-names": false}, {"dropping-particle": "", "family": "Kwint", "non-dropping-particle": "", "suffix": "", "given": "Michael", "parse-names": false}, {"dropping-particle": "", "family": "Janssen", "non-dropping-particle": "", "suffix"</meta:user-defined>
    <meta:user-defined meta:name="Mendeley_Bookmark_Tq6PjShJSI_6" meta:value-type="string">: "", "given": "Irene M.", "parse-names": false}, {"dropping-particle": "", "family": "Hoischen", "non-dropping-particle": "", "suffix": "", "given": "Alexander", "parse-names": false}, {"dropping-particle": "", "family": "Schenck", "non-dropping-particle</meta:user-defined>
    <meta:user-defined meta:name="Mendeley_Bookmark_Tq6PjShJSI_7" meta:value-type="string">": "", "suffix": "", "given": "Annette", "parse-names": false}, {"dropping-particle": "", "family": "Leach", "non-dropping-particle": "", "suffix": "", "given": "Richard", "parse-names": false}, {"dropping-particle": "", "family": "Klein", "non-dropping-p</meta:user-defined>
    <meta:user-defined meta:name="Mendeley_Bookmark_Tq6PjShJSI_8" meta:value-type="string">article": "", "suffix": "", "given": "Robert", "parse-names": false}, {"dropping-particle": "", "family": "Tearle", "non-dropping-particle": "", "suffix": "", "given": "Rick", "parse-names": false}, {"dropping-particle": "", "family": "Bo", "non-dropping-</meta:user-defined>
    <meta:user-defined meta:name="Mendeley_Bookmark_Tq6PjShJSI_9" meta:value-type="string">particle": "", "suffix": "", "given": "Tan", "parse-names": false}, {"dropping-particle": "", "family": "Pfundt", "non-dropping-particle": "", "suffix": "", "given": "Rolph", "parse-names": false}, {"dropping-particle": "", "family": "Yntema", "non-droppi</meta:user-defined>
    <meta:user-defined meta:name="Mendeley_Bookmark_Ts6UU2Z5Dq_1" meta:value-type="string">ADDIN CSL_CITATION {"citationItems": [{"uris": ["http://www.mendeley.com/documents/?uuid=f56e8e2f-e9a6-3850-8039-50f5644be81f"], "itemData": {"DOI": "10.1038/nbt.2153", "volume": "30", "ISSN": "15461696", "page": "224-226", "author": [{"dropping-particle"</meta:user-defined>
    <meta:user-defined meta:name="Mendeley_Bookmark_Ts6UU2Z5Dq_10" meta:value-type="string">ticle": "", "suffix": "", "given": "Anne", "parse-names": false}, {"dropping-particle": "", "family": "Fitzgibbon", "non-dropping-particle": "", "suffix": "", "given": "Jude", "parse-names": false}, {"dropping-particle": "", "family": "Flicek", "non-dropp</meta:user-defined>
    <meta:user-defined meta:name="Mendeley_Bookmark_Ts6UU2Z5Dq_11" meta:value-type="string">ing-particle": "", "suffix": "", "given": "Paul", "parse-names": false}, {"dropping-particle": "", "family": "Giehl", "non-dropping-particle": "", "suffix": "", "given": "Claudia", "parse-names": false}, {"dropping-particle": "", "family": "Graf", "non-dr</meta:user-defined>
    <meta:user-defined meta:name="Mendeley_Bookmark_Ts6UU2Z5Dq_12" meta:value-type="string">opping-particle": "", "suffix": "", "given": "Thomas", "parse-names": false}, {"dropping-particle": "", "family": "Grosveld", "non-dropping-particle": "", "suffix": "", "given": "Frank", "parse-names": false}, {"dropping-particle": "", "family": "Guigo", </meta:user-defined>
    <meta:user-defined meta:name="Mendeley_Bookmark_Ts6UU2Z5Dq_13" meta:value-type="string">"non-dropping-particle": "", "suffix": "", "given": "Roderic", "parse-names": false}, {"dropping-particle": "", "family": "Gut", "non-dropping-particle": "", "suffix": "", "given": "Ivo", "parse-names": false}, {"dropping-particle": "", "family": "Helin",</meta:user-defined>
    <meta:user-defined meta:name="Mendeley_Bookmark_Ts6UU2Z5Dq_14" meta:value-type="string"> "non-dropping-particle": "", "suffix": "", "given": "Kristian", "parse-names": false}, {"dropping-particle": "", "family": "Jarvius", "non-dropping-particle": "", "suffix": "", "given": "Jonas", "parse-names": false}, {"dropping-particle": "", "family": </meta:user-defined>
    <meta:user-defined meta:name="Mendeley_Bookmark_Ts6UU2Z5Dq_15" meta:value-type="string">"K\u00fcppers", "non-dropping-particle": "", "suffix": "", "given": "Ralf", "parse-names": false}, {"dropping-particle": "", "family": "Lehrach", "non-dropping-particle": "", "suffix": "", "given": "Hans", "parse-names": false}, {"dropping-particle": "", </meta:user-defined>
    <meta:user-defined meta:name="Mendeley_Bookmark_Ts6UU2Z5Dq_16" meta:value-type="string">"family": "Lengauer", "non-dropping-particle": "", "suffix": "", "given": "Thomas", "parse-names": false}, {"dropping-particle": "", "family": "Lernmark", "non-dropping-particle": "", "suffix": "", "given": "\u00c5ke", "parse-names": false}, {"dropping-pa</meta:user-defined>
    <meta:user-defined meta:name="Mendeley_Bookmark_Ts6UU2Z5Dq_17" meta:value-type="string">rticle": "", "family": "Leslie", "non-dropping-particle": "", "suffix": "", "given": "David", "parse-names": false}, {"dropping-particle": "", "family": "Loeffler", "non-dropping-particle": "", "suffix": "", "given": "Markus", "parse-names": false}, {"dro</meta:user-defined>
    <meta:user-defined meta:name="Mendeley_Bookmark_Ts6UU2Z5Dq_18" meta:value-type="string">pping-particle": "", "family": "MacIntyre", "non-dropping-particle": "", "suffix": "", "given": "Elizabeth", "parse-names": false}, {"dropping-particle": "", "family": "Mai", "non-dropping-particle": "", "suffix": "", "given": "Antonello", "parse-names": </meta:user-defined>
    <meta:user-defined meta:name="Mendeley_Bookmark_Ts6UU2Z5Dq_19" meta:value-type="string">false}, {"dropping-particle": "", "family": "Martens", "non-dropping-particle": "", "suffix": "", "given": "Joost H.A.", "parse-names": false}, {"dropping-particle": "", "family": "Minucci", "non-dropping-particle": "", "suffix": "", "given": "Saverio", "</meta:user-defined>
    <meta:user-defined meta:name="Mendeley_Bookmark_Ts6UU2Z5Dq_2" meta:value-type="string">: "", "family": "Adams", "non-dropping-particle": "", "suffix": "", "given": "David", "parse-names": false}, {"dropping-particle": "", "family": "Altucci", "non-dropping-particle": "", "suffix": "", "given": "Lucia", "parse-names": false}, {"dropping-part</meta:user-defined>
    <meta:user-defined meta:name="Mendeley_Bookmark_Ts6UU2Z5Dq_20" meta:value-type="string">parse-names": false}, {"dropping-particle": "", "family": "Ouwehand", "non-dropping-particle": "", "suffix": "", "given": "Willem H.", "parse-names": false}, {"dropping-particle": "", "family": "Pelicci", "non-dropping-particle": "", "suffix": "", "given"</meta:user-defined>
    <meta:user-defined meta:name="Mendeley_Bookmark_Ts6UU2Z5Dq_21" meta:value-type="string">: "Pier Giuseppe", "parse-names": false}, {"dropping-particle": "", "family": "Pendeville", "non-dropping-particle": "", "suffix": "", "given": "H\u00e9l\u00e8ne", "parse-names": false}, {"dropping-particle": "", "family": "Porse", "non-dropping-particle"</meta:user-defined>
    <meta:user-defined meta:name="Mendeley_Bookmark_Ts6UU2Z5Dq_22" meta:value-type="string">: "", "suffix": "", "given": "Bo", "parse-names": false}, {"dropping-particle": "", "family": "Rakyan", "non-dropping-particle": "", "suffix": "", "given": "Vardhman", "parse-names": false}, {"dropping-particle": "", "family": "Reik", "non-dropping-partic</meta:user-defined>
    <meta:user-defined meta:name="Mendeley_Bookmark_Ts6UU2Z5Dq_23" meta:value-type="string">le": "", "suffix": "", "given": "Wolf", "parse-names": false}, {"dropping-particle": "", "family": "Schrappe", "non-dropping-particle": "", "suffix": "", "given": "Martin", "parse-names": false}, {"dropping-particle": "", "family": "Sch\u00fcbeler", "non-</meta:user-defined>
    <meta:user-defined meta:name="Mendeley_Bookmark_Ts6UU2Z5Dq_24" meta:value-type="string">dropping-particle": "", "suffix": "", "given": "Dirk", "parse-names": false}, {"dropping-particle": "", "family": "Seifert", "non-dropping-particle": "", "suffix": "", "given": "Martin", "parse-names": false}, {"dropping-particle": "", "family": "Siebert"</meta:user-defined>
    <meta:user-defined meta:name="Mendeley_Bookmark_Ts6UU2Z5Dq_25" meta:value-type="string">, "non-dropping-particle": "", "suffix": "", "given": "Reiner", "parse-names": false}, {"dropping-particle": "", "family": "Simmons", "non-dropping-particle": "", "suffix": "", "given": "David", "parse-names": false}, {"dropping-particle": "", "family": "</meta:user-defined>
    <meta:user-defined meta:name="Mendeley_Bookmark_Ts6UU2Z5Dq_26" meta:value-type="string">Soranzo", "non-dropping-particle": "", "suffix": "", "given": "Nicole", "parse-names": false}, {"dropping-particle": "", "family": "Spicuglia", "non-dropping-particle": "", "suffix": "", "given": "Salvatore", "parse-names": false}, {"dropping-particle": "</meta:user-defined>
    <meta:user-defined meta:name="Mendeley_Bookmark_Ts6UU2Z5Dq_27" meta:value-type="string">", "family": "Stratton", "non-dropping-particle": "", "suffix": "", "given": "Michael", "parse-names": false}, {"dropping-particle": "", "family": "Stunnenberg", "non-dropping-particle": "", "suffix": "", "given": "Hendrik G.", "parse-names": false}, {"dr</meta:user-defined>
    <meta:user-defined meta:name="Mendeley_Bookmark_Ts6UU2Z5Dq_28" meta:value-type="string">opping-particle": "", "family": "Tanay", "non-dropping-particle": "", "suffix": "", "given": "Amos", "parse-names": false}, {"dropping-particle": "", "family": "Torrents", "non-dropping-particle": "", "suffix": "", "given": "David", "parse-names": false},</meta:user-defined>
    <meta:user-defined meta:name="Mendeley_Bookmark_Ts6UU2Z5Dq_29" meta:value-type="string"> {"dropping-particle": "", "family": "Valencia", "non-dropping-particle": "", "suffix": "", "given": "Alfonso", "parse-names": false}, {"dropping-particle": "", "family": "Vellenga", "non-dropping-particle": "", "suffix": "", "given": "Edo", "parse-names"</meta:user-defined>
    <meta:user-defined meta:name="Mendeley_Bookmark_Ts6UU2Z5Dq_3" meta:value-type="string">icle": "", "family": "Antonarakis", "non-dropping-particle": "", "suffix": "", "given": "Stylianos E.", "parse-names": false}, {"dropping-particle": "", "family": "Ballesteros", "non-dropping-particle": "", "suffix": "", "given": "Juan", "parse-names": fa</meta:user-defined>
    <meta:user-defined meta:name="Mendeley_Bookmark_Ts6UU2Z5Dq_30" meta:value-type="string">: false}, {"dropping-particle": "", "family": "Vingron", "non-dropping-particle": "", "suffix": "", "given": "Martin", "parse-names": false}, {"dropping-particle": "", "family": "Walter", "non-dropping-particle": "", "suffix": "", "given": "J\u00f6rn", "p</meta:user-defined>
    <meta:user-defined meta:name="Mendeley_Bookmark_Ts6UU2Z5Dq_31" meta:value-type="string">arse-names": false}, {"dropping-particle": "", "family": "Willcocks", "non-dropping-particle": "", "suffix": "", "given": "Spike", "parse-names": false}], "title": "BLUEPRINT to decode the epigenetic signature written in blood", "issue": "3", "type": "art</meta:user-defined>
    <meta:user-defined meta:name="Mendeley_Bookmark_Ts6UU2Z5Dq_32" meta:value-type="string">icle", "issued": {"date-parts": [["2012"]]}, "id": "ITEM-1", "publisher": "Nature Publishing Group", "container-title": "Nature Biotechnology"}, "id": "ITEM-1"}], "mendeley": {"previouslyFormattedCitation": "(Adams et al. 2012)", "plainTextFormattedCitati</meta:user-defined>
    <meta:user-defined meta:name="Mendeley_Bookmark_Ts6UU2Z5Dq_33" meta:value-type="string">on": "(Adams et al. 2012)", "formattedCitation": "(Adams et al. 2012)"}, "properties": {"noteIndex": 0}, "schema": "https://github.com/citation-style-language/schema/raw/master/csl-citation.json"}</meta:user-defined>
    <meta:user-defined meta:name="Mendeley_Bookmark_Ts6UU2Z5Dq_4" meta:value-type="string">lse}, {"dropping-particle": "", "family": "Beck", "non-dropping-particle": "", "suffix": "", "given": "Stephan", "parse-names": false}, {"dropping-particle": "", "family": "Bird", "non-dropping-particle": "", "suffix": "", "given": "Adrian", "parse-names"</meta:user-defined>
    <meta:user-defined meta:name="Mendeley_Bookmark_Ts6UU2Z5Dq_5" meta:value-type="string">: false}, {"dropping-particle": "", "family": "Bock", "non-dropping-particle": "", "suffix": "", "given": "Christoph", "parse-names": false}, {"dropping-particle": "", "family": "Boehm", "non-dropping-particle": "", "suffix": "", "given": "Bernhard", "par</meta:user-defined>
    <meta:user-defined meta:name="Mendeley_Bookmark_Ts6UU2Z5Dq_6" meta:value-type="string">se-names": false}, {"dropping-particle": "", "family": "Campo", "non-dropping-particle": "", "suffix": "", "given": "Elias", "parse-names": false}, {"dropping-particle": "", "family": "Caricasole", "non-dropping-particle": "", "suffix": "", "given": "Andr</meta:user-defined>
    <meta:user-defined meta:name="Mendeley_Bookmark_Ts6UU2Z5Dq_7" meta:value-type="string">ea", "parse-names": false}, {"dropping-particle": "", "family": "Dahl", "non-dropping-particle": "", "suffix": "", "given": "Fredrik", "parse-names": false}, {"dropping-particle": "", "family": "Dermitzakis", "non-dropping-particle": "", "suffix": "", "gi</meta:user-defined>
    <meta:user-defined meta:name="Mendeley_Bookmark_Ts6UU2Z5Dq_8" meta:value-type="string">ven": "Emmanouil T.", "parse-names": false}, {"dropping-particle": "", "family": "Enver", "non-dropping-particle": "", "suffix": "", "given": "Tariq", "parse-names": false}, {"dropping-particle": "", "family": "Esteller", "non-dropping-particle": "", "suf</meta:user-defined>
    <meta:user-defined meta:name="Mendeley_Bookmark_Ts6UU2Z5Dq_9" meta:value-type="string">fix": "", "given": "Manel", "parse-names": false}, {"dropping-particle": "", "family": "Estivill", "non-dropping-particle": "", "suffix": "", "given": "Xavier", "parse-names": false}, {"dropping-particle": "", "family": "Ferguson-Smith", "non-dropping-par</meta:user-defined>
    <meta:user-defined meta:name="Mendeley_Bookmark_Uxl6riuIqC_1" meta:value-type="string">ADDIN Mendeley Bibliography CSL_BIBLIOGRAPHY </meta:user-defined>
    <meta:user-defined meta:name="Mendeley_Bookmark_VHFBh9sXFv_1" meta:value-type="string">ADDIN CSL_CITATION {"citationItems": [{"uris": ["http://www.mendeley.com/documents/?uuid=089f37fb-dafe-3a05-8861-9207fd66316d"], "itemData": {"DOI": "10.1093/nar/gkj144", "volume": "34", "ISSN": "0305-1048", "page": "D590-D598", "id": "ITEM-1", "title": "</meta:user-defined>
    <meta:user-defined meta:name="Mendeley_Bookmark_VHFBh9sXFv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VHFBh9sXFv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VHFBh9sXFv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VHFBh9sXFv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VHFBh9sXFv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VHFBh9sXFv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VHFBh9sXFv_8" meta:value-type="string">icle": "", "family": "Hinrichs", "non-dropping-particle": "", "suffix": "", "given": "A. S.", "parse-names": false}], "publisher": "Oxford University Press (OUP)", "container-title": "Nucleic Acids Research"}, "id": "ITEM-1"}], "mendeley": {"previouslyFor</meta:user-defined>
    <meta:user-defined meta:name="Mendeley_Bookmark_VHFBh9sXFv_9" meta:value-type="string">mattedCitation": "(Hinrichs 2006)", "plainTextFormattedCitation": "(Hinrichs 2006)", "formattedCitation": "(Hinrichs 2006)"}, "properties": {"noteIndex": 0}, "schema": "https://github.com/citation-style-language/schema/raw/master/csl-citation.json"}</meta:user-defined>
    <meta:user-defined meta:name="Mendeley_Bookmark_W2NQbwiEGx_1" meta:value-type="string">ADDIN CSL_CITATION {"citationItems": [{"uris": ["http://www.mendeley.com/documents/?uuid=dbdbae29-cb36-490c-9ce5-fc1791b3758f"], "itemData": {"DOI": "10.1038/nature13182", "volume": "507", "ISSN": "1476-4687", "page": "462-70", "id": "ITEM-1", "title": "A</meta:user-defined>
    <meta:user-defined meta:name="Mendeley_Bookmark_W2NQbwiEGx_10" meta:value-type="string">hiel J.L. L", "parse-names": false}, {"dropping-particle": "", "family": "Haberle", "non-dropping-particle": "", "suffix": "", "given": "Vanja", "parse-names": false}, {"dropping-particle": "", "family": "Lassmann", "non-dropping-particle": "", "suffix": </meta:user-defined>
    <meta:user-defined meta:name="Mendeley_Bookmark_W2NQbwiEGx_100" meta:value-type="string">nikov", "non-dropping-particle": "", "suffix": "", "given": "Dmitry A.", "parse-names": false}, {"dropping-particle": "", "family": "Pain", "non-dropping-particle": "", "suffix": "", "given": "Arnab", "parse-names": false}, {"dropping-particle": "", "fami</meta:user-defined>
    <meta:user-defined meta:name="Mendeley_Bookmark_W2NQbwiEGx_101" meta:value-type="string">ly": "Passier", "non-dropping-particle": "", "suffix": "", "given": "Robert", "parse-names": false}, {"dropping-particle": "", "family": "Patrikakis", "non-dropping-particle": "", "suffix": "", "given": "Margaret", "parse-names": false}, {"dropping-partic</meta:user-defined>
    <meta:user-defined meta:name="Mendeley_Bookmark_W2NQbwiEGx_102" meta:value-type="string">le": "", "family": "Persson", "non-dropping-particle": "", "suffix": "", "given": "Helena", "parse-names": false}, {"dropping-particle": "", "family": "Piazza", "non-dropping-particle": "", "suffix": "", "given": "Silvano", "parse-names": false}, {"droppi</meta:user-defined>
    <meta:user-defined meta:name="Mendeley_Bookmark_W2NQbwiEGx_103" meta:value-type="string">ng-particle": "", "family": "Prendergast", "non-dropping-particle": "", "suffix": "", "given": "James G.D. D", "parse-names": false}, {"dropping-particle": "", "family": "Rackham", "non-dropping-particle": "", "suffix": "", "given": "Owen J.L. L", "parse-</meta:user-defined>
    <meta:user-defined meta:name="Mendeley_Bookmark_W2NQbwiEGx_104" meta:value-type="string">names": false}, {"dropping-particle": "", "family": "Ramilowski", "non-dropping-particle": "", "suffix": "", "given": "Jordan A.", "parse-names": false}, {"dropping-particle": "", "family": "Rashid", "non-dropping-particle": "", "suffix": "", "given": "Ma</meta:user-defined>
    <meta:user-defined meta:name="Mendeley_Bookmark_W2NQbwiEGx_105" meta:value-type="string">moon", "parse-names": false}, {"dropping-particle": "", "family": "Ravasi", "non-dropping-particle": "", "suffix": "", "given": "Timothy", "parse-names": false}, {"dropping-particle": "", "family": "Rizzu", "non-dropping-particle": "", "suffix": "", "give</meta:user-defined>
    <meta:user-defined meta:name="Mendeley_Bookmark_W2NQbwiEGx_106" meta:value-type="string">n": "Patrizia", "parse-names": false}, {"dropping-particle": "", "family": "Roncador", "non-dropping-particle": "", "suffix": "", "given": "Marco", "parse-names": false}, {"dropping-particle": "", "family": "Roy", "non-dropping-particle": "", "suffix": ""</meta:user-defined>
    <meta:user-defined meta:name="Mendeley_Bookmark_W2NQbwiEGx_107" meta:value-type="string">, "given": "Sugata", "parse-names": false}, {"dropping-particle": "", "family": "Rye", "non-dropping-particle": "", "suffix": "", "given": "Morten B.", "parse-names": false}, {"dropping-particle": "", "family": "Saijyo", "non-dropping-particle": "", "suff</meta:user-defined>
    <meta:user-defined meta:name="Mendeley_Bookmark_W2NQbwiEGx_108" meta:value-type="string">ix": "", "given": "Eri", "parse-names": false}, {"dropping-particle": "", "family": "Sajantila", "non-dropping-particle": "", "suffix": "", "given": "Antti", "parse-names": false}, {"dropping-particle": "", "family": "Saka", "non-dropping-particle": "", "</meta:user-defined>
    <meta:user-defined meta:name="Mendeley_Bookmark_W2NQbwiEGx_109" meta:value-type="string">suffix": "", "given": "Akiko", "parse-names": false}, {"dropping-particle": "", "family": "Sakaguchi", "non-dropping-particle": "", "suffix": "", "given": "Shimon", "parse-names": false}, {"dropping-particle": "", "family": "Sakai", "non-dropping-particle</meta:user-defined>
    <meta:user-defined meta:name="Mendeley_Bookmark_W2NQbwiEGx_11" meta:value-type="string">"", "given": "Timo", "parse-names": false}, {"dropping-particle": "V.", "family": "Kulakovskiy", "non-dropping-particle": "", "suffix": "", "given": "Ivan", "parse-names": false}, {"dropping-particle": "", "family": "Lizio", "non-dropping-particle": "", "</meta:user-defined>
    <meta:user-defined meta:name="Mendeley_Bookmark_W2NQbwiEGx_110" meta:value-type="string">": "", "suffix": "", "given": "Mizuho", "parse-names": false}, {"dropping-particle": "", "family": "Sato", "non-dropping-particle": "", "suffix": "", "given": "Hiroki", "parse-names": false}, {"dropping-particle": "", "family": "Savvi", "non-dropping-part</meta:user-defined>
    <meta:user-defined meta:name="Mendeley_Bookmark_W2NQbwiEGx_111" meta:value-type="string">icle": "", "suffix": "", "given": "Suzana", "parse-names": false}, {"dropping-particle": "", "family": "Saxena", "non-dropping-particle": "", "suffix": "", "given": "Alka", "parse-names": false}, {"dropping-particle": "", "family": "Schneider", "non-dropp</meta:user-defined>
    <meta:user-defined meta:name="Mendeley_Bookmark_W2NQbwiEGx_112" meta:value-type="string">ing-particle": "", "suffix": "", "given": "Claudio", "parse-names": false}, {"dropping-particle": "", "family": "Schultes", "non-dropping-particle": "", "suffix": "", "given": "Erik A.", "parse-names": false}, {"dropping-particle": "", "family": "Schulze-</meta:user-defined>
    <meta:user-defined meta:name="Mendeley_Bookmark_W2NQbwiEGx_113" meta:value-type="string">Tanzil", "non-dropping-particle": "", "suffix": "", "given": "Gundula G.", "parse-names": false}, {"dropping-particle": "", "family": "Schwegmann", "non-dropping-particle": "", "suffix": "", "given": "Anita", "parse-names": false}, {"dropping-particle": "</meta:user-defined>
    <meta:user-defined meta:name="Mendeley_Bookmark_W2NQbwiEGx_114" meta:value-type="string">", "family": "Sengstag", "non-dropping-particle": "", "suffix": "", "given": "Thierry", "parse-names": false}, {"dropping-particle": "", "family": "Sheng", "non-dropping-particle": "", "suffix": "", "given": "Guojun", "parse-names": false}, {"dropping-par</meta:user-defined>
    <meta:user-defined meta:name="Mendeley_Bookmark_W2NQbwiEGx_115" meta:value-type="string">ticle": "", "family": "Shimoji", "non-dropping-particle": "", "suffix": "", "given": "Hisashi", "parse-names": false}, {"dropping-particle": "", "family": "Shimoni", "non-dropping-particle": "", "suffix": "", "given": "Yishai", "parse-names": false}, {"dr</meta:user-defined>
    <meta:user-defined meta:name="Mendeley_Bookmark_W2NQbwiEGx_116" meta:value-type="string">opping-particle": "", "family": "Shin", "non-dropping-particle": "", "suffix": "", "given": "Jay W.", "parse-names": false}, {"dropping-particle": "", "family": "Simon", "non-dropping-particle": "", "suffix": "", "given": "Christophe", "parse-names": fals</meta:user-defined>
    <meta:user-defined meta:name="Mendeley_Bookmark_W2NQbwiEGx_117" meta:value-type="string">e}, {"dropping-particle": "", "family": "Sugiyama", "non-dropping-particle": "", "suffix": "", "given": "Daisuke", "parse-names": false}, {"dropping-particle": "", "family": "Sugiyama", "non-dropping-particle": "", "suffix": "", "given": "Takaai", "parse-</meta:user-defined>
    <meta:user-defined meta:name="Mendeley_Bookmark_W2NQbwiEGx_118" meta:value-type="string">names": false}, {"dropping-particle": "", "family": "Suzuki", "non-dropping-particle": "", "suffix": "", "given": "Masanori", "parse-names": false}, {"dropping-particle": "", "family": "Suzuki", "non-dropping-particle": "", "suffix": "", "given": "Naoko",</meta:user-defined>
    <meta:user-defined meta:name="Mendeley_Bookmark_W2NQbwiEGx_119" meta:value-type="string"> "parse-names": false}, {"dropping-particle": "", "family": "Swoboda", "non-dropping-particle": "", "suffix": "", "given": "Rolf K.", "parse-names": false}, {"dropping-particle": "", "family": "'t Hoen", "non-dropping-particle": "", "suffix": "", "given":</meta:user-defined>
    <meta:user-defined meta:name="Mendeley_Bookmark_W2NQbwiEGx_12" meta:value-type="string">suffix": "", "given": "Marina", "parse-names": false}, {"dropping-particle": "", "family": "Itoh", "non-dropping-particle": "", "suffix": "", "given": "Masayoshi", "parse-names": false}, {"dropping-particle": "", "family": "Andersson", "non-dropping-parti</meta:user-defined>
    <meta:user-defined meta:name="Mendeley_Bookmark_W2NQbwiEGx_120" meta:value-type="string"> "Peter A.C. C", "parse-names": false}, {"dropping-particle": "", "family": "Tagami", "non-dropping-particle": "", "suffix": "", "given": "Michihira", "parse-names": false}, {"dropping-particle": "", "family": "Takahashi", "non-dropping-particle": "", "su</meta:user-defined>
    <meta:user-defined meta:name="Mendeley_Bookmark_W2NQbwiEGx_121" meta:value-type="string">ffix": "", "given": "Naoko", "parse-names": false}, {"dropping-particle": "", "family": "Takai", "non-dropping-particle": "", "suffix": "", "given": "Jun", "parse-names": false}, {"dropping-particle": "", "family": "Tanaka", "non-dropping-particle": "", "</meta:user-defined>
    <meta:user-defined meta:name="Mendeley_Bookmark_W2NQbwiEGx_122" meta:value-type="string">suffix": "", "given": "Hiroshi", "parse-names": false}, {"dropping-particle": "", "family": "Tatsukawa", "non-dropping-particle": "", "suffix": "", "given": "Hideki", "parse-names": false}, {"dropping-particle": "", "family": "Tatum", "non-dropping-partic</meta:user-defined>
    <meta:user-defined meta:name="Mendeley_Bookmark_W2NQbwiEGx_123" meta:value-type="string">le": "", "suffix": "", "given": "Zuotian", "parse-names": false}, {"dropping-particle": "", "family": "Thompson", "non-dropping-particle": "", "suffix": "", "given": "Mark", "parse-names": false}, {"dropping-particle": "", "family": "Toyodo", "non-droppin</meta:user-defined>
    <meta:user-defined meta:name="Mendeley_Bookmark_W2NQbwiEGx_124" meta:value-type="string">g-particle": "", "suffix": "", "given": "Hiroo", "parse-names": false}, {"dropping-particle": "", "family": "Toyoda", "non-dropping-particle": "", "suffix": "", "given": "Tetsuro", "parse-names": false}, {"dropping-particle": "", "family": "Valen", "non-d</meta:user-defined>
    <meta:user-defined meta:name="Mendeley_Bookmark_W2NQbwiEGx_125" meta:value-type="string">ropping-particle": "", "suffix": "", "given": "Elvind", "parse-names": false}, {"dropping-particle": "", "family": "Wetering", "non-dropping-particle": "van de", "suffix": "", "given": "Marc", "parse-names": false}, {"dropping-particle": "", "family": "Be</meta:user-defined>
    <meta:user-defined meta:name="Mendeley_Bookmark_W2NQbwiEGx_126" meta:value-type="string">rg", "non-dropping-particle": "van den", "suffix": "", "given": "Linda M.", "parse-names": false}, {"dropping-particle": "", "family": "Verado", "non-dropping-particle": "", "suffix": "", "given": "Roberto", "parse-names": false}, {"dropping-particle": ""</meta:user-defined>
    <meta:user-defined meta:name="Mendeley_Bookmark_W2NQbwiEGx_127" meta:value-type="string">, "family": "Vijayan", "non-dropping-particle": "", "suffix": "", "given": "Dipti", "parse-names": false}, {"dropping-particle": "", "family": "Vorontsov", "non-dropping-particle": "", "suffix": "", "given": "Ilya E.", "parse-names": false}, {"dropping-pa</meta:user-defined>
    <meta:user-defined meta:name="Mendeley_Bookmark_W2NQbwiEGx_128" meta:value-type="string">rticle": "", "family": "Wasserman", "non-dropping-particle": "", "suffix": "", "given": "Wyeth W.", "parse-names": false}, {"dropping-particle": "", "family": "Watanabe", "non-dropping-particle": "", "suffix": "", "given": "Shoko", "parse-names": false}, </meta:user-defined>
    <meta:user-defined meta:name="Mendeley_Bookmark_W2NQbwiEGx_129" meta:value-type="string">{"dropping-particle": "", "family": "Wells", "non-dropping-particle": "", "suffix": "", "given": "Christine A.", "parse-names": false}, {"dropping-particle": "", "family": "Winteringham", "non-dropping-particle": "", "suffix": "", "given": "Louise N.", "p</meta:user-defined>
    <meta:user-defined meta:name="Mendeley_Bookmark_W2NQbwiEGx_13" meta:value-type="string">cle": "", "suffix": "", "given": "Robin", "parse-names": false}, {"dropping-particle": "", "family": "Mungall", "non-dropping-particle": "", "suffix": "", "given": "Christopher J.", "parse-names": false}, {"dropping-particle": "", "family": "Meehan", "non</meta:user-defined>
    <meta:user-defined meta:name="Mendeley_Bookmark_W2NQbwiEGx_130" meta:value-type="string">arse-names": false}, {"dropping-particle": "", "family": "Wolvetang", "non-dropping-particle": "", "suffix": "", "given": "Ernst", "parse-names": false}, {"dropping-particle": "", "family": "Wood", "non-dropping-particle": "", "suffix": "", "given": "Emil</meta:user-defined>
    <meta:user-defined meta:name="Mendeley_Bookmark_W2NQbwiEGx_131" meta:value-type="string">y J.", "parse-names": false}, {"dropping-particle": "", "family": "Yamaguchi", "non-dropping-particle": "", "suffix": "", "given": "Yoko", "parse-names": false}, {"dropping-particle": "", "family": "Yamamoto", "non-dropping-particle": "", "suffix": "", "g</meta:user-defined>
    <meta:user-defined meta:name="Mendeley_Bookmark_W2NQbwiEGx_132" meta:value-type="string">iven": "Masayuki", "parse-names": false}, {"dropping-particle": "", "family": "Yoneda", "non-dropping-particle": "", "suffix": "", "given": "Misako", "parse-names": false}, {"dropping-particle": "", "family": "Yonekura", "non-dropping-particle": "", "suff</meta:user-defined>
    <meta:user-defined meta:name="Mendeley_Bookmark_W2NQbwiEGx_133" meta:value-type="string">ix": "", "given": "Yohei", "parse-names": false}, {"dropping-particle": "", "family": "Yoshida", "non-dropping-particle": "", "suffix": "", "given": "Shigehiro", "parse-names": false}, {"dropping-particle": "", "family": "Zabierowski", "non-dropping-parti</meta:user-defined>
    <meta:user-defined meta:name="Mendeley_Bookmark_W2NQbwiEGx_134" meta:value-type="string">cle": "", "suffix": "", "given": "Susan E.", "parse-names": false}, {"dropping-particle": "", "family": "Zhang", "non-dropping-particle": "", "suffix": "", "given": "Peter G.", "parse-names": false}, {"dropping-particle": "", "family": "Zhao", "non-droppi</meta:user-defined>
    <meta:user-defined meta:name="Mendeley_Bookmark_W2NQbwiEGx_135" meta:value-type="string">ng-particle": "", "suffix": "", "given": "Xiaobei", "parse-names": false}, {"dropping-particle": "", "family": "Zucchelli", "non-dropping-particle": "", "suffix": "", "given": "Silvia", "parse-names": false}, {"dropping-particle": "", "family": "Summers",</meta:user-defined>
    <meta:user-defined meta:name="Mendeley_Bookmark_W2NQbwiEGx_136" meta:value-type="string"> "non-dropping-particle": "", "suffix": "", "given": "Kim M.", "parse-names": false}, {"dropping-particle": "", "family": "Suzuki", "non-dropping-particle": "", "suffix": "", "given": "Harukazu", "parse-names": false}, {"dropping-particle": "", "family": </meta:user-defined>
    <meta:user-defined meta:name="Mendeley_Bookmark_W2NQbwiEGx_137" meta:value-type="string">"Daub", "non-dropping-particle": "", "suffix": "", "given": "Carsten O.", "parse-names": false}, {"dropping-particle": "", "family": "Kawai", "non-dropping-particle": "", "suffix": "", "given": "Jun", "parse-names": false}, {"dropping-particle": "", "fami</meta:user-defined>
    <meta:user-defined meta:name="Mendeley_Bookmark_W2NQbwiEGx_138" meta:value-type="string">ly": "Heutink", "non-dropping-particle": "", "suffix": "", "given": "Peter", "parse-names": false}, {"dropping-particle": "", "family": "Hide", "non-dropping-particle": "", "suffix": "", "given": "Winston", "parse-names": false}, {"dropping-particle": "",</meta:user-defined>
    <meta:user-defined meta:name="Mendeley_Bookmark_W2NQbwiEGx_139" meta:value-type="string"> "family": "Freeman", "non-dropping-particle": "", "suffix": "", "given": "Tom C.", "parse-names": false}, {"dropping-particle": "", "family": "Lenhard", "non-dropping-particle": "", "suffix": "", "given": "Boris", "parse-names": false}, {"dropping-partic</meta:user-defined>
    <meta:user-defined meta:name="Mendeley_Bookmark_W2NQbwiEGx_14" meta:value-type="string">-dropping-particle": "", "suffix": "", "given": "Terrence F.", "parse-names": false}, {"dropping-particle": "", "family": "Schmeier", "non-dropping-particle": "", "suffix": "", "given": "Sebastian", "parse-names": false}, {"dropping-particle": "", "family</meta:user-defined>
    <meta:user-defined meta:name="Mendeley_Bookmark_W2NQbwiEGx_140" meta:value-type="string">le": "", "family": "Bajic", "non-dropping-particle": "", "suffix": "", "given": "Vladimir B", "parse-names": false}, {"dropping-particle": "", "family": "Taylor", "non-dropping-particle": "", "suffix": "", "given": "Martin S.", "parse-names": false}, {"dr</meta:user-defined>
    <meta:user-defined meta:name="Mendeley_Bookmark_W2NQbwiEGx_141" meta:value-type="string">opping-particle": "", "family": "Makeev", "non-dropping-particle": "", "suffix": "", "given": "Vsevolod J.", "parse-names": false}, {"dropping-particle": "", "family": "Sandelin", "non-dropping-particle": "", "suffix": "", "given": "Albin", "parse-names":</meta:user-defined>
    <meta:user-defined meta:name="Mendeley_Bookmark_W2NQbwiEGx_142" meta:value-type="string"> false}, {"dropping-particle": "", "family": "Hume", "non-dropping-particle": "", "suffix": "", "given": "David A.", "parse-names": false}, {"dropping-particle": "", "family": "Carninci", "non-dropping-particle": "", "suffix": "", "given": "Piero", "parse</meta:user-defined>
    <meta:user-defined meta:name="Mendeley_Bookmark_W2NQbwiEGx_143" meta:value-type="string">-names": false}, {"dropping-particle": "", "family": "Hayashizaki", "non-dropping-particle": "", "suffix": "", "given": "Yoshihide", "parse-names": false}], "publisher": "NIH Public Access", "container-title": "Nature"}, "id": "ITEM-1"}], "mendeley": {"pr</meta:user-defined>
    <meta:user-defined meta:name="Mendeley_Bookmark_W2NQbwiEGx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W2NQbwiEGx_145" meta:value-type="string">ter/csl-citation.json"}</meta:user-defined>
    <meta:user-defined meta:name="Mendeley_Bookmark_W2NQbwiEGx_15" meta:value-type="string">": "Bertin", "non-dropping-particle": "", "suffix": "", "given": "Nicolas", "parse-names": false}, {"dropping-particle": "", "family": "J\u00f8rgensen", "non-dropping-particle": "", "suffix": "", "given": "Mette", "parse-names": false}, {"dropping-particl</meta:user-defined>
    <meta:user-defined meta:name="Mendeley_Bookmark_W2NQbwiEGx_16" meta:value-type="string">e": "", "family": "Dimont", "non-dropping-particle": "", "suffix": "", "given": "Emmanuel", "parse-names": false}, {"dropping-particle": "", "family": "Arner", "non-dropping-particle": "", "suffix": "", "given": "Erik", "parse-names": false}, {"dropping-p</meta:user-defined>
    <meta:user-defined meta:name="Mendeley_Bookmark_W2NQbwiEGx_17" meta:value-type="string">article": "", "family": "Schmidl", "non-dropping-particle": "", "suffix": "", "given": "Christian", "parse-names": false}, {"dropping-particle": "", "family": "Schaefer", "non-dropping-particle": "", "suffix": "", "given": "Ulf", "parse-names": false}, {"</meta:user-defined>
    <meta:user-defined meta:name="Mendeley_Bookmark_W2NQbwiEGx_18" meta:value-type="string">dropping-particle": "", "family": "Medvedeva", "non-dropping-particle": "", "suffix": "", "given": "Yulia A.", "parse-names": false}, {"dropping-particle": "", "family": "Plessy", "non-dropping-particle": "", "suffix": "", "given": "Charles", "parse-names</meta:user-defined>
    <meta:user-defined meta:name="Mendeley_Bookmark_W2NQbwiEGx_19" meta:value-type="string">": false}, {"dropping-particle": "", "family": "Vitezic", "non-dropping-particle": "", "suffix": "", "given": "Morana", "parse-names": false}, {"dropping-particle": "", "family": "Severin", "non-dropping-particle": "", "suffix": "", "given": "Jessica", "p</meta:user-defined>
    <meta:user-defined meta:name="Mendeley_Bookmark_W2NQbwiEGx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W2NQbwiEGx_20" meta:value-type="string">arse-names": false}, {"dropping-particle": "", "family": "Semple", "non-dropping-particle": "", "suffix": "", "given": "Colin A", "parse-names": false}, {"dropping-particle": "", "family": "Ishizu", "non-dropping-particle": "", "suffix": "", "given": "Yur</meta:user-defined>
    <meta:user-defined meta:name="Mendeley_Bookmark_W2NQbwiEGx_21" meta:value-type="string">i", "parse-names": false}, {"dropping-particle": "", "family": "Young", "non-dropping-particle": "", "suffix": "", "given": "Robert S.", "parse-names": false}, {"dropping-particle": "", "family": "Francescatto", "non-dropping-particle": "", "suffix": "", </meta:user-defined>
    <meta:user-defined meta:name="Mendeley_Bookmark_W2NQbwiEGx_22" meta:value-type="string">"given": "Margherita", "parse-names": false}, {"dropping-particle": "", "family": "Alam", "non-dropping-particle": "", "suffix": "", "given": "Intikhab", "parse-names": false}, {"dropping-particle": "", "family": "Albanese", "non-dropping-particle": "", "</meta:user-defined>
    <meta:user-defined meta:name="Mendeley_Bookmark_W2NQbwiEGx_23" meta:value-type="string">suffix": "", "given": "Davide", "parse-names": false}, {"dropping-particle": "", "family": "Altschuler", "non-dropping-particle": "", "suffix": "", "given": "Gabriel M", "parse-names": false}, {"dropping-particle": "", "family": "Arakawa", "non-dropping-p</meta:user-defined>
    <meta:user-defined meta:name="Mendeley_Bookmark_W2NQbwiEGx_24" meta:value-type="string">article": "", "suffix": "", "given": "Takahiro", "parse-names": false}, {"dropping-particle": "", "family": "Archer", "non-dropping-particle": "", "suffix": "", "given": "John A.C. C", "parse-names": false}, {"dropping-particle": "", "family": "Arner", "n</meta:user-defined>
    <meta:user-defined meta:name="Mendeley_Bookmark_W2NQbwiEGx_25" meta:value-type="string">on-dropping-particle": "", "suffix": "", "given": "Peter", "parse-names": false}, {"dropping-particle": "", "family": "Babina", "non-dropping-particle": "", "suffix": "", "given": "Magda", "parse-names": false}, {"dropping-particle": "", "family": "Rennie</meta:user-defined>
    <meta:user-defined meta:name="Mendeley_Bookmark_W2NQbwiEGx_26" meta:value-type="string">", "non-dropping-particle": "", "suffix": "", "given": "Sarah", "parse-names": false}, {"dropping-particle": "", "family": "Balwierz", "non-dropping-particle": "", "suffix": "", "given": "Piotr J.", "parse-names": false}, {"dropping-particle": "", "family</meta:user-defined>
    <meta:user-defined meta:name="Mendeley_Bookmark_W2NQbwiEGx_27" meta:value-type="string">": "Beckhouse", "non-dropping-particle": "", "suffix": "", "given": "Anthony G.", "parse-names": false}, {"dropping-particle": "", "family": "Pradhan-Bhatt", "non-dropping-particle": "", "suffix": "", "given": "Swati", "parse-names": false}, {"dropping-pa</meta:user-defined>
    <meta:user-defined meta:name="Mendeley_Bookmark_W2NQbwiEGx_28" meta:value-type="string">rticle": "", "family": "Blake", "non-dropping-particle": "", "suffix": "", "given": "Judith A.", "parse-names": false}, {"dropping-particle": "", "family": "Blumenthal", "non-dropping-particle": "", "suffix": "", "given": "Antje", "parse-names": false}, {</meta:user-defined>
    <meta:user-defined meta:name="Mendeley_Bookmark_W2NQbwiEGx_29" meta:value-type="string">"dropping-particle": "", "family": "Bodega", "non-dropping-particle": "", "suffix": "", "given": "Beatrice", "parse-names": false}, {"dropping-particle": "", "family": "Bonetti", "non-dropping-particle": "", "suffix": "", "given": "Alessandro", "parse-nam</meta:user-defined>
    <meta:user-defined meta:name="Mendeley_Bookmark_W2NQbwiEGx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W2NQbwiEGx_30" meta:value-type="string">es": false}, {"dropping-particle": "", "family": "Briggs", "non-dropping-particle": "", "suffix": "", "given": "James", "parse-names": false}, {"dropping-particle": "", "family": "Brombacher", "non-dropping-particle": "", "suffix": "", "given": "Frank", "</meta:user-defined>
    <meta:user-defined meta:name="Mendeley_Bookmark_W2NQbwiEGx_31" meta:value-type="string">parse-names": false}, {"dropping-particle": "", "family": "Burroughs", "non-dropping-particle": "", "suffix": "", "given": "A. Maxwell", "parse-names": false}, {"dropping-particle": "", "family": "Califano", "non-dropping-particle": "", "suffix": "", "giv</meta:user-defined>
    <meta:user-defined meta:name="Mendeley_Bookmark_W2NQbwiEGx_32" meta:value-type="string">en": "Andrea", "parse-names": false}, {"dropping-particle": "V.", "family": "Cannistraci", "non-dropping-particle": "", "suffix": "", "given": "Carlo", "parse-names": false}, {"dropping-particle": "", "family": "Carbajo", "non-dropping-particle": "", "suf</meta:user-defined>
    <meta:user-defined meta:name="Mendeley_Bookmark_W2NQbwiEGx_33" meta:value-type="string">fix": "", "given": "Daniel", "parse-names": false}, {"dropping-particle": "", "family": "Chen", "non-dropping-particle": "", "suffix": "", "given": "Yun", "parse-names": false}, {"dropping-particle": "", "family": "Chierici", "non-dropping-particle": "", </meta:user-defined>
    <meta:user-defined meta:name="Mendeley_Bookmark_W2NQbwiEGx_34" meta:value-type="string">"suffix": "", "given": "Marco", "parse-names": false}, {"dropping-particle": "", "family": "Ciani", "non-dropping-particle": "", "suffix": "", "given": "Yari", "parse-names": false}, {"dropping-particle": "", "family": "Clevers", "non-dropping-particle": </meta:user-defined>
    <meta:user-defined meta:name="Mendeley_Bookmark_W2NQbwiEGx_35" meta:value-type="string">"", "suffix": "", "given": "Hans C.", "parse-names": false}, {"dropping-particle": "", "family": "Dalla", "non-dropping-particle": "", "suffix": "", "given": "Emiliano", "parse-names": false}, {"dropping-particle": "", "family": "Davis", "non-dropping-par</meta:user-defined>
    <meta:user-defined meta:name="Mendeley_Bookmark_W2NQbwiEGx_36" meta:value-type="string">ticle": "", "suffix": "", "given": "Carrie A.", "parse-names": false}, {"dropping-particle": "", "family": "Detmar", "non-dropping-particle": "", "suffix": "", "given": "Michael", "parse-names": false}, {"dropping-particle": "", "family": "Diehl", "non-dr</meta:user-defined>
    <meta:user-defined meta:name="Mendeley_Bookmark_W2NQbwiEGx_37" meta:value-type="string">opping-particle": "", "suffix": "", "given": "Alexander D.", "parse-names": false}, {"dropping-particle": "", "family": "Dohi", "non-dropping-particle": "", "suffix": "", "given": "Taeko", "parse-names": false}, {"dropping-particle": "", "family": "Drabl\</meta:user-defined>
    <meta:user-defined meta:name="Mendeley_Bookmark_W2NQbwiEGx_38" meta:value-type="string">u00f8s", "non-dropping-particle": "", "suffix": "", "given": "Finn", "parse-names": false}, {"dropping-particle": "", "family": "Edge", "non-dropping-particle": "", "suffix": "", "given": "Albert S.B. B", "parse-names": false}, {"dropping-particle": "", "</meta:user-defined>
    <meta:user-defined meta:name="Mendeley_Bookmark_W2NQbwiEGx_39" meta:value-type="string">family": "Edinger", "non-dropping-particle": "", "suffix": "", "given": "Matthias", "parse-names": false}, {"dropping-particle": "", "family": "Ekwall", "non-dropping-particle": "", "suffix": "", "given": "Karl", "parse-names": false}, {"dropping-particle</meta:user-defined>
    <meta:user-defined meta:name="Mendeley_Bookmark_W2NQbwiEGx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W2NQbwiEGx_40" meta:value-type="string">": "", "family": "Endoh", "non-dropping-particle": "", "suffix": "", "given": "Mitsuhiro", "parse-names": false}, {"dropping-particle": "", "family": "Enomoto", "non-dropping-particle": "", "suffix": "", "given": "Hideki", "parse-names": false}, {"droppin</meta:user-defined>
    <meta:user-defined meta:name="Mendeley_Bookmark_W2NQbwiEGx_41" meta:value-type="string">g-particle": "", "family": "Fagiolini", "non-dropping-particle": "", "suffix": "", "given": "Michela", "parse-names": false}, {"dropping-particle": "", "family": "Fairbairn", "non-dropping-particle": "", "suffix": "", "given": "Lynsey", "parse-names": fal</meta:user-defined>
    <meta:user-defined meta:name="Mendeley_Bookmark_W2NQbwiEGx_42" meta:value-type="string">se}, {"dropping-particle": "", "family": "Fang", "non-dropping-particle": "", "suffix": "", "given": "Hai", "parse-names": false}, {"dropping-particle": "", "family": "Farach-Carson", "non-dropping-particle": "", "suffix": "", "given": "Mary C.", "parse-n</meta:user-defined>
    <meta:user-defined meta:name="Mendeley_Bookmark_W2NQbwiEGx_43" meta:value-type="string">ames": false}, {"dropping-particle": "", "family": "Faulkner", "non-dropping-particle": "", "suffix": "", "given": "Geoffrey J.", "parse-names": false}, {"dropping-particle": "V.", "family": "Favorov", "non-dropping-particle": "", "suffix": "", "given": "</meta:user-defined>
    <meta:user-defined meta:name="Mendeley_Bookmark_W2NQbwiEGx_44" meta:value-type="string">Alexander", "parse-names": false}, {"dropping-particle": "", "family": "Fisher", "non-dropping-particle": "", "suffix": "", "given": "Malcolm E.", "parse-names": false}, {"dropping-particle": "", "family": "Frith", "non-dropping-particle": "", "suffix": "</meta:user-defined>
    <meta:user-defined meta:name="Mendeley_Bookmark_W2NQbwiEGx_45" meta:value-type="string">", "given": "Martin C.", "parse-names": false}, {"dropping-particle": "", "family": "Fujita", "non-dropping-particle": "", "suffix": "", "given": "Rie", "parse-names": false}, {"dropping-particle": "", "family": "Fukuda", "non-dropping-particle": "", "suf</meta:user-defined>
    <meta:user-defined meta:name="Mendeley_Bookmark_W2NQbwiEGx_46" meta:value-type="string">fix": "", "given": "Shiro", "parse-names": false}, {"dropping-particle": "", "family": "Furlanello", "non-dropping-particle": "", "suffix": "", "given": "Cesare", "parse-names": false}, {"dropping-particle": "", "family": "Furino", "non-dropping-particle"</meta:user-defined>
    <meta:user-defined meta:name="Mendeley_Bookmark_W2NQbwiEGx_47" meta:value-type="string">: "", "suffix": "", "given": "Masaaki", "parse-names": false}, {"dropping-particle": "", "family": "Furusawa", "non-dropping-particle": "", "suffix": "", "given": "Jun-ichi", "parse-names": false}, {"dropping-particle": "", "family": "Geijtenbeek", "non-d</meta:user-defined>
    <meta:user-defined meta:name="Mendeley_Bookmark_W2NQbwiEGx_48" meta:value-type="string">ropping-particle": "", "suffix": "", "given": "Teunis B.", "parse-names": false}, {"dropping-particle": "", "family": "Gibson", "non-dropping-particle": "", "suffix": "", "given": "Andrew P.", "parse-names": false}, {"dropping-particle": "", "family": "Gi</meta:user-defined>
    <meta:user-defined meta:name="Mendeley_Bookmark_W2NQbwiEGx_49" meta:value-type="string">ngeras", "non-dropping-particle": "", "suffix": "", "given": "Thomas", "parse-names": false}, {"dropping-particle": "", "family": "Goldowitz", "non-dropping-particle": "", "suffix": "", "given": "Daniel", "parse-names": false}, {"dropping-particle": "", "</meta:user-defined>
    <meta:user-defined meta:name="Mendeley_Bookmark_W2NQbwiEGx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W2NQbwiEGx_50" meta:value-type="string">family": "Gough", "non-dropping-particle": "", "suffix": "", "given": "Julian", "parse-names": false}, {"dropping-particle": "", "family": "Guhl", "non-dropping-particle": "", "suffix": "", "given": "Sven", "parse-names": false}, {"dropping-particle": "",</meta:user-defined>
    <meta:user-defined meta:name="Mendeley_Bookmark_W2NQbwiEGx_51" meta:value-type="string"> "family": "Guler", "non-dropping-particle": "", "suffix": "", "given": "Reto", "parse-names": false}, {"dropping-particle": "", "family": "Gustincich", "non-dropping-particle": "", "suffix": "", "given": "Stefano", "parse-names": false}, {"dropping-parti</meta:user-defined>
    <meta:user-defined meta:name="Mendeley_Bookmark_W2NQbwiEGx_52" meta:value-type="string">cle": "", "family": "Ha", "non-dropping-particle": "", "suffix": "", "given": "Thomas J.", "parse-names": false}, {"dropping-particle": "", "family": "Hamaguchi", "non-dropping-particle": "", "suffix": "", "given": "Masahide", "parse-names": false}, {"dro</meta:user-defined>
    <meta:user-defined meta:name="Mendeley_Bookmark_W2NQbwiEGx_53" meta:value-type="string">pping-particle": "", "family": "Hara", "non-dropping-particle": "", "suffix": "", "given": "Mitsuko", "parse-names": false}, {"dropping-particle": "", "family": "Harbers", "non-dropping-particle": "", "suffix": "", "given": "Matthias", "parse-names": fals</meta:user-defined>
    <meta:user-defined meta:name="Mendeley_Bookmark_W2NQbwiEGx_54" meta:value-type="string">e}, {"dropping-particle": "", "family": "Harshbarger", "non-dropping-particle": "", "suffix": "", "given": "Jayson", "parse-names": false}, {"dropping-particle": "", "family": "Hasegawa", "non-dropping-particle": "", "suffix": "", "given": "Akira", "parse</meta:user-defined>
    <meta:user-defined meta:name="Mendeley_Bookmark_W2NQbwiEGx_55" meta:value-type="string">-names": false}, {"dropping-particle": "", "family": "Hasegawa", "non-dropping-particle": "", "suffix": "", "given": "Yuki", "parse-names": false}, {"dropping-particle": "", "family": "Hashimoto", "non-dropping-particle": "", "suffix": "", "given": "Takeh</meta:user-defined>
    <meta:user-defined meta:name="Mendeley_Bookmark_W2NQbwiEGx_56" meta:value-type="string">iro", "parse-names": false}, {"dropping-particle": "", "family": "Herlyn", "non-dropping-particle": "", "suffix": "", "given": "Meenhard", "parse-names": false}, {"dropping-particle": "", "family": "Hitchens", "non-dropping-particle": "", "suffix": "", "g</meta:user-defined>
    <meta:user-defined meta:name="Mendeley_Bookmark_W2NQbwiEGx_57" meta:value-type="string">iven": "Kelly J.", "parse-names": false}, {"dropping-particle": "", "family": "Ho Sui", "non-dropping-particle": "", "suffix": "", "given": "Shannan J", "parse-names": false}, {"dropping-particle": "", "family": "Hofmann", "non-dropping-particle": "", "su</meta:user-defined>
    <meta:user-defined meta:name="Mendeley_Bookmark_W2NQbwiEGx_58" meta:value-type="string">ffix": "", "given": "Oliver M.", "parse-names": false}, {"dropping-particle": "", "family": "Hoof", "non-dropping-particle": "", "suffix": "", "given": "Ilka", "parse-names": false}, {"dropping-particle": "", "family": "Hori", "non-dropping-particle": "",</meta:user-defined>
    <meta:user-defined meta:name="Mendeley_Bookmark_W2NQbwiEGx_59" meta:value-type="string"> "suffix": "", "given": "Furni", "parse-names": false}, {"dropping-particle": "", "family": "Huminiecki", "non-dropping-particle": "", "suffix": "", "given": "Lukasz", "parse-names": false}, {"dropping-particle": "", "family": "Iida", "non-dropping-partic</meta:user-defined>
    <meta:user-defined meta:name="Mendeley_Bookmark_W2NQbwiEGx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W2NQbwiEGx_60" meta:value-type="string">le": "", "suffix": "", "given": "Kei", "parse-names": false}, {"dropping-particle": "", "family": "Ikawa", "non-dropping-particle": "", "suffix": "", "given": "Tomokatsu", "parse-names": false}, {"dropping-particle": "", "family": "Jankovic", "non-droppin</meta:user-defined>
    <meta:user-defined meta:name="Mendeley_Bookmark_W2NQbwiEGx_61" meta:value-type="string">g-particle": "", "suffix": "", "given": "Boris R.", "parse-names": false}, {"dropping-particle": "", "family": "Jia", "non-dropping-particle": "", "suffix": "", "given": "Hui", "parse-names": false}, {"dropping-particle": "", "family": "Joshi", "non-dropp</meta:user-defined>
    <meta:user-defined meta:name="Mendeley_Bookmark_W2NQbwiEGx_62" meta:value-type="string">ing-particle": "", "suffix": "", "given": "Anagha", "parse-names": false}, {"dropping-particle": "", "family": "Jurman", "non-dropping-particle": "", "suffix": "", "given": "Giuseppe", "parse-names": false}, {"dropping-particle": "", "family": "Kaczkowski</meta:user-defined>
    <meta:user-defined meta:name="Mendeley_Bookmark_W2NQbwiEGx_63" meta:value-type="string">", "non-dropping-particle": "", "suffix": "", "given": "Bogumil", "parse-names": false}, {"dropping-particle": "", "family": "Kai", "non-dropping-particle": "", "suffix": "", "given": "Chieko", "parse-names": false}, {"dropping-particle": "", "family": "K</meta:user-defined>
    <meta:user-defined meta:name="Mendeley_Bookmark_W2NQbwiEGx_64" meta:value-type="string">aida", "non-dropping-particle": "", "suffix": "", "given": "Kaoru", "parse-names": false}, {"dropping-particle": "", "family": "Kaiho", "non-dropping-particle": "", "suffix": "", "given": "Ai", "parse-names": false}, {"dropping-particle": "", "family": "K</meta:user-defined>
    <meta:user-defined meta:name="Mendeley_Bookmark_W2NQbwiEGx_65" meta:value-type="string">ajiyama", "non-dropping-particle": "", "suffix": "", "given": "Kazuhiro", "parse-names": false}, {"dropping-particle": "", "family": "Kanamori-Katayama", "non-dropping-particle": "", "suffix": "", "given": "Mutsumi", "parse-names": false}, {"dropping-part</meta:user-defined>
    <meta:user-defined meta:name="Mendeley_Bookmark_W2NQbwiEGx_66" meta:value-type="string">icle": "", "family": "Kasianov", "non-dropping-particle": "", "suffix": "", "given": "Artem S.", "parse-names": false}, {"dropping-particle": "", "family": "Kasukawa", "non-dropping-particle": "", "suffix": "", "given": "Takeya", "parse-names": false}, {"</meta:user-defined>
    <meta:user-defined meta:name="Mendeley_Bookmark_W2NQbwiEGx_67" meta:value-type="string">dropping-particle": "", "family": "Katayama", "non-dropping-particle": "", "suffix": "", "given": "Shintaro", "parse-names": false}, {"dropping-particle": "", "family": "Kato", "non-dropping-particle": "", "suffix": "", "given": "Sachi", "parse-names": fa</meta:user-defined>
    <meta:user-defined meta:name="Mendeley_Bookmark_W2NQbwiEGx_68" meta:value-type="string">lse}, {"dropping-particle": "", "family": "Kawaguchi", "non-dropping-particle": "", "suffix": "", "given": "Shuji", "parse-names": false}, {"dropping-particle": "", "family": "Kawamoto", "non-dropping-particle": "", "suffix": "", "given": "Hiroshi", "pars</meta:user-defined>
    <meta:user-defined meta:name="Mendeley_Bookmark_W2NQbwiEGx_69" meta:value-type="string">e-names": false}, {"dropping-particle": "", "family": "Kawamura", "non-dropping-particle": "", "suffix": "", "given": "Yuki I.", "parse-names": false}, {"dropping-particle": "", "family": "Kawashima", "non-dropping-particle": "", "suffix": "", "given": "T</meta:user-defined>
    <meta:user-defined meta:name="Mendeley_Bookmark_W2NQbwiEGx_7" meta:value-type="string">wide applications in biomedical research.", "issued": {"date-parts": [["2014", "3", "27"]]}, "PMID": "24670764", "author": [{"dropping-particle": "", "family": "Forrest", "non-dropping-particle": "", "suffix": "", "given": "Alistair R.R. R", "parse-names"</meta:user-defined>
    <meta:user-defined meta:name="Mendeley_Bookmark_W2NQbwiEGx_70" meta:value-type="string">sugumi", "parse-names": false}, {"dropping-particle": "", "family": "Kempfle", "non-dropping-particle": "", "suffix": "", "given": "Judith S.", "parse-names": false}, {"dropping-particle": "", "family": "Kenna", "non-dropping-particle": "", "suffix": "", </meta:user-defined>
    <meta:user-defined meta:name="Mendeley_Bookmark_W2NQbwiEGx_71" meta:value-type="string">"given": "Tony J.", "parse-names": false}, {"dropping-particle": "", "family": "Kere", "non-dropping-particle": "", "suffix": "", "given": "Juha", "parse-names": false}, {"dropping-particle": "", "family": "Khachigian", "non-dropping-particle": "", "suffi</meta:user-defined>
    <meta:user-defined meta:name="Mendeley_Bookmark_W2NQbwiEGx_72" meta:value-type="string">x": "", "given": "Levon M.", "parse-names": false}, {"dropping-particle": "", "family": "Kitamura", "non-dropping-particle": "", "suffix": "", "given": "Toshio", "parse-names": false}, {"dropping-particle": "", "family": "Klinken", "non-dropping-particle"</meta:user-defined>
    <meta:user-defined meta:name="Mendeley_Bookmark_W2NQbwiEGx_73" meta:value-type="string">: "", "suffix": "", "given": "S. Peter", "parse-names": false}, {"dropping-particle": "", "family": "Knox", "non-dropping-particle": "", "suffix": "", "given": "Alan J.", "parse-names": false}, {"dropping-particle": "", "family": "Kojima", "non-dropping-p</meta:user-defined>
    <meta:user-defined meta:name="Mendeley_Bookmark_W2NQbwiEGx_74" meta:value-type="string">article": "", "suffix": "", "given": "Miki", "parse-names": false}, {"dropping-particle": "", "family": "Kojima", "non-dropping-particle": "", "suffix": "", "given": "Soichi", "parse-names": false}, {"dropping-particle": "", "family": "Kondo", "non-droppi</meta:user-defined>
    <meta:user-defined meta:name="Mendeley_Bookmark_W2NQbwiEGx_75" meta:value-type="string">ng-particle": "", "suffix": "", "given": "Naoto", "parse-names": false}, {"dropping-particle": "", "family": "Koseki", "non-dropping-particle": "", "suffix": "", "given": "Haruhiko", "parse-names": false}, {"dropping-particle": "", "family": "Koyasu", "no</meta:user-defined>
    <meta:user-defined meta:name="Mendeley_Bookmark_W2NQbwiEGx_76" meta:value-type="string">n-dropping-particle": "", "suffix": "", "given": "Shigeo", "parse-names": false}, {"dropping-particle": "", "family": "Krampitz", "non-dropping-particle": "", "suffix": "", "given": "Sarah", "parse-names": false}, {"dropping-particle": "", "family": "Kubo</meta:user-defined>
    <meta:user-defined meta:name="Mendeley_Bookmark_W2NQbwiEGx_77" meta:value-type="string">saki", "non-dropping-particle": "", "suffix": "", "given": "Atsutaka", "parse-names": false}, {"dropping-particle": "", "family": "Kwon", "non-dropping-particle": "", "suffix": "", "given": "Andrew T.", "parse-names": false}, {"dropping-particle": "", "fa</meta:user-defined>
    <meta:user-defined meta:name="Mendeley_Bookmark_W2NQbwiEGx_78" meta:value-type="string">mily": "Laros", "non-dropping-particle": "", "suffix": "", "given": "Jeroen F.J. J", "parse-names": false}, {"dropping-particle": "", "family": "Lee", "non-dropping-particle": "", "suffix": "", "given": "Weonju", "parse-names": false}, {"dropping-particle</meta:user-defined>
    <meta:user-defined meta:name="Mendeley_Bookmark_W2NQbwiEGx_79" meta:value-type="string">": "", "family": "Lennartsson", "non-dropping-particle": "", "suffix": "", "given": "Andreas", "parse-names": false}, {"dropping-particle": "", "family": "Li", "non-dropping-particle": "", "suffix": "", "given": "Kang", "parse-names": false}, {"dropping-p</meta:user-defined>
    <meta:user-defined meta:name="Mendeley_Bookmark_W2NQbwiEGx_8" meta:value-type="string">: false}, {"dropping-particle": "", "family": "Kawaji", "non-dropping-particle": "", "suffix": "", "given": "Hideya", "parse-names": false}, {"dropping-particle": "", "family": "Rehli", "non-dropping-particle": "", "suffix": "", "given": "Michael", "parse</meta:user-defined>
    <meta:user-defined meta:name="Mendeley_Bookmark_W2NQbwiEGx_80" meta:value-type="string">article": "", "family": "Lilje", "non-dropping-particle": "", "suffix": "", "given": "Berit", "parse-names": false}, {"dropping-particle": "", "family": "Lipovich", "non-dropping-particle": "", "suffix": "", "given": "Leonard", "parse-names": false}, {"dr</meta:user-defined>
    <meta:user-defined meta:name="Mendeley_Bookmark_W2NQbwiEGx_81" meta:value-type="string">opping-particle": "", "family": "Mackay-Sim", "non-dropping-particle": "", "suffix": "", "given": "Alan", "parse-names": false}, {"dropping-particle": "", "family": "Manabe", "non-dropping-particle": "", "suffix": "", "given": "Ri-ichiroh", "parse-names":</meta:user-defined>
    <meta:user-defined meta:name="Mendeley_Bookmark_W2NQbwiEGx_82" meta:value-type="string"> false}, {"dropping-particle": "", "family": "Mar", "non-dropping-particle": "", "suffix": "", "given": "Jessica C.", "parse-names": false}, {"dropping-particle": "", "family": "Marchand", "non-dropping-particle": "", "suffix": "", "given": "Benoit", "par</meta:user-defined>
    <meta:user-defined meta:name="Mendeley_Bookmark_W2NQbwiEGx_83" meta:value-type="string">se-names": false}, {"dropping-particle": "", "family": "Mathelier", "non-dropping-particle": "", "suffix": "", "given": "Anthony", "parse-names": false}, {"dropping-particle": "", "family": "Mejhert", "non-dropping-particle": "", "suffix": "", "given": "N</meta:user-defined>
    <meta:user-defined meta:name="Mendeley_Bookmark_W2NQbwiEGx_84" meta:value-type="string">iklas", "parse-names": false}, {"dropping-particle": "", "family": "Meynert", "non-dropping-particle": "", "suffix": "", "given": "Alison", "parse-names": false}, {"dropping-particle": "", "family": "Mizuno", "non-dropping-particle": "", "suffix": "", "gi</meta:user-defined>
    <meta:user-defined meta:name="Mendeley_Bookmark_W2NQbwiEGx_85" meta:value-type="string">ven": "Yosuke", "parse-names": false}, {"dropping-particle": "", "family": "Lima Morais", "non-dropping-particle": "de", "suffix": "", "given": "David A", "parse-names": false}, {"dropping-particle": "", "family": "Morikawa", "non-dropping-particle": "", </meta:user-defined>
    <meta:user-defined meta:name="Mendeley_Bookmark_W2NQbwiEGx_86" meta:value-type="string">"suffix": "", "given": "Hiromasa", "parse-names": false}, {"dropping-particle": "", "family": "Morimoto", "non-dropping-particle": "", "suffix": "", "given": "Mitsuru", "parse-names": false}, {"dropping-particle": "", "family": "Moro", "non-dropping-parti</meta:user-defined>
    <meta:user-defined meta:name="Mendeley_Bookmark_W2NQbwiEGx_87" meta:value-type="string">cle": "", "suffix": "", "given": "Kazuyo", "parse-names": false}, {"dropping-particle": "", "family": "Motakis", "non-dropping-particle": "", "suffix": "", "given": "Efthymios", "parse-names": false}, {"dropping-particle": "", "family": "Motohashi", "non-</meta:user-defined>
    <meta:user-defined meta:name="Mendeley_Bookmark_W2NQbwiEGx_88" meta:value-type="string">dropping-particle": "", "suffix": "", "given": "Hozumi", "parse-names": false}, {"dropping-particle": "", "family": "Mummery", "non-dropping-particle": "", "suffix": "", "given": "Christine L.", "parse-names": false}, {"dropping-particle": "", "family": "</meta:user-defined>
    <meta:user-defined meta:name="Mendeley_Bookmark_W2NQbwiEGx_89" meta:value-type="string">Murata", "non-dropping-particle": "", "suffix": "", "given": "Mitsuyoshi", "parse-names": false}, {"dropping-particle": "", "family": "Nagao-Sato", "non-dropping-particle": "", "suffix": "", "given": "Sayaka", "parse-names": false}, {"dropping-particle": </meta:user-defined>
    <meta:user-defined meta:name="Mendeley_Bookmark_W2NQbwiEGx_9" meta:value-type="string">-names": false}, {"dropping-particle": "", "family": "Baillie", "non-dropping-particle": "", "suffix": "", "given": "J. Kenneth", "parse-names": false}, {"dropping-particle": "", "family": "Hoon", "non-dropping-particle": "de", "suffix": "", "given": "Mic</meta:user-defined>
    <meta:user-defined meta:name="Mendeley_Bookmark_W2NQbwiEGx_90" meta:value-type="string">"", "family": "Nakachi", "non-dropping-particle": "", "suffix": "", "given": "Yutaka", "parse-names": false}, {"dropping-particle": "", "family": "Nakahara", "non-dropping-particle": "", "suffix": "", "given": "Fumio", "parse-names": false}, {"dropping-pa</meta:user-defined>
    <meta:user-defined meta:name="Mendeley_Bookmark_W2NQbwiEGx_91" meta:value-type="string">rticle": "", "family": "Nakamura", "non-dropping-particle": "", "suffix": "", "given": "Toshiyuki", "parse-names": false}, {"dropping-particle": "", "family": "Nakamura", "non-dropping-particle": "", "suffix": "", "given": "Yukio", "parse-names": false}, </meta:user-defined>
    <meta:user-defined meta:name="Mendeley_Bookmark_W2NQbwiEGx_92" meta:value-type="string">{"dropping-particle": "", "family": "Nakazato", "non-dropping-particle": "", "suffix": "", "given": "Kenichi", "parse-names": false}, {"dropping-particle": "", "family": "Nimwegen", "non-dropping-particle": "van", "suffix": "", "given": "Erik", "parse-nam</meta:user-defined>
    <meta:user-defined meta:name="Mendeley_Bookmark_W2NQbwiEGx_93" meta:value-type="string">es": false}, {"dropping-particle": "", "family": "Ninomiya", "non-dropping-particle": "", "suffix": "", "given": "Noriko", "parse-names": false}, {"dropping-particle": "", "family": "Nishiyori", "non-dropping-particle": "", "suffix": "", "given": "Hiromi"</meta:user-defined>
    <meta:user-defined meta:name="Mendeley_Bookmark_W2NQbwiEGx_94" meta:value-type="string">, "parse-names": false}, {"dropping-particle": "", "family": "Noma", "non-dropping-particle": "", "suffix": "", "given": "Shohei", "parse-names": false}, {"dropping-particle": "", "family": "Noma", "non-dropping-particle": "", "suffix": "", "given": "Shoh</meta:user-defined>
    <meta:user-defined meta:name="Mendeley_Bookmark_W2NQbwiEGx_95" meta:value-type="string">ei", "parse-names": false}, {"dropping-particle": "", "family": "Noazaki", "non-dropping-particle": "", "suffix": "", "given": "Tadasuke", "parse-names": false}, {"dropping-particle": "", "family": "Ogishima", "non-dropping-particle": "", "suffix": "", "g</meta:user-defined>
    <meta:user-defined meta:name="Mendeley_Bookmark_W2NQbwiEGx_96" meta:value-type="string">iven": "Soichi", "parse-names": false}, {"dropping-particle": "", "family": "Ohkura", "non-dropping-particle": "", "suffix": "", "given": "Naganari", "parse-names": false}, {"dropping-particle": "", "family": "Ohimiya", "non-dropping-particle": "", "suffi</meta:user-defined>
    <meta:user-defined meta:name="Mendeley_Bookmark_W2NQbwiEGx_97" meta:value-type="string">x": "", "given": "Hiroko", "parse-names": false}, {"dropping-particle": "", "family": "Ohno", "non-dropping-particle": "", "suffix": "", "given": "Hiroshi", "parse-names": false}, {"dropping-particle": "", "family": "Ohshima", "non-dropping-particle": "",</meta:user-defined>
    <meta:user-defined meta:name="Mendeley_Bookmark_W2NQbwiEGx_98" meta:value-type="string"> "suffix": "", "given": "Mitsuhiro", "parse-names": false}, {"dropping-particle": "", "family": "Okada-Hatakeyama", "non-dropping-particle": "", "suffix": "", "given": "Mariko", "parse-names": false}, {"dropping-particle": "", "family": "Okazaki", "non-dr</meta:user-defined>
    <meta:user-defined meta:name="Mendeley_Bookmark_W2NQbwiEGx_99" meta:value-type="string">opping-particle": "", "suffix": "", "given": "Yasushi", "parse-names": false}, {"dropping-particle": "", "family": "Orlando", "non-dropping-particle": "", "suffix": "", "given": "Valerio", "parse-names": false}, {"dropping-particle": "", "family": "Ovchin</meta:user-defined>
    <meta:user-defined meta:name="Mendeley_Bookmark_WpFqIvIfYU_1" meta:value-type="string">ADDIN CSL_CITATION {"citationItems": [{"uris": ["http://www.mendeley.com/documents/?uuid=f954af3c-2bc7-4509-9f29-ddf2051e9f5c"], "itemData": {"DOI": "10.1016/j.ajhg.2016.07.005", "volume": "99", "ISSN": "15376605", "page": "595-606", "id": "ITEM-1", "titl</meta:user-defined>
    <meta:user-defined meta:name="Mendeley_Bookmark_WpFqIvIfYU_10" meta:value-type="string">e": "", "family": "J\u00e4ger", "non-dropping-particle": "", "suffix": "", "given": "Marten", "parse-names": false}, {"dropping-particle": "", "family": "Hochheiser", "non-dropping-particle": "", "suffix": "", "given": "Harry", "parse-names": false}, {"dr</meta:user-defined>
    <meta:user-defined meta:name="Mendeley_Bookmark_WpFqIvIfYU_11" meta:value-type="string">opping-particle": "", "family": "Washington", "non-dropping-particle": "", "suffix": "", "given": "Nicole\u00a0L L.", "parse-names": false}, {"dropping-particle": "", "family": "McMurry", "non-dropping-particle": "", "suffix": "", "given": "Julie\u00a0A A</meta:user-defined>
    <meta:user-defined meta:name="Mendeley_Bookmark_WpFqIvIfYU_12" meta:value-type="string">.", "parse-names": false}, {"dropping-particle": "", "family": "Haendel", "non-dropping-particle": "", "suffix": "", "given": "Melissa\u00a0A A.", "parse-names": false}, {"dropping-particle": "", "family": "Mungall", "non-dropping-particle": "", "suffix":</meta:user-defined>
    <meta:user-defined meta:name="Mendeley_Bookmark_WpFqIvIfYU_13" meta:value-type="string"> "", "given": "Christopher\u00a0J J.", "parse-names": false}, {"dropping-particle": "", "family": "Lewis", "non-dropping-particle": "", "suffix": "", "given": "Suzanna\u00a0E E.", "parse-names": false}, {"dropping-particle": "", "family": "Groza", "non-dr</meta:user-defined>
    <meta:user-defined meta:name="Mendeley_Bookmark_WpFqIvIfYU_14" meta:value-type="string">opping-particle": "", "suffix": "", "given": "Tudor", "parse-names": false}, {"dropping-particle": "", "family": "Valentini", "non-dropping-particle": "", "suffix": "", "given": "Giorgio", "parse-names": false}, {"dropping-particle": "", "family": "Robins</meta:user-defined>
    <meta:user-defined meta:name="Mendeley_Bookmark_WpFqIvIfYU_15" meta:value-type="string">on", "non-dropping-particle": "", "suffix": "", "given": "Peter\u00a0N N.", "parse-names": false}], "container-title": "American Journal of Human Genetics"}, "id": "ITEM-1"}], "mendeley": {"previouslyFormattedCitation": "(Smedley et al. 2016)", "plainText</meta:user-defined>
    <meta:user-defined meta:name="Mendeley_Bookmark_WpFqIvIfYU_16" meta:value-type="string">FormattedCitation": "(Smedley et al. 2016)", "formattedCitation": "(Smedley et al. 2016)"}, "properties": {"noteIndex": 0}, "schema": "https://github.com/citation-style-language/schema/raw/master/csl-citation.json"}</meta:user-defined>
    <meta:user-defined meta:name="Mendeley_Bookmark_WpFqIvIfYU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WpFqIvIfYU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WpFqIvIfYU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WpFqIvIfYU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WpFqIvIfYU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WpFqIvIfYU_7" meta:value-type="string">icle": "", "suffix": "", "given": "Damian", "parse-names": false}, {"dropping-particle": "", "family": "Schubach", "non-dropping-particle": "", "suffix": "", "given": "Max", "parse-names": false}, {"dropping-particle": "", "family": "Jacobsen", "non-dropp</meta:user-defined>
    <meta:user-defined meta:name="Mendeley_Bookmark_WpFqIvIfYU_8" meta:value-type="string">ing-particle": "", "suffix": "", "given": "Julius\u00a0O O.B.", "parse-names": false}, {"dropping-particle": "", "family": "K\u00f6hler", "non-dropping-particle": "", "suffix": "", "given": "Sebastian", "parse-names": false}, {"dropping-particle": "", "fa</meta:user-defined>
    <meta:user-defined meta:name="Mendeley_Bookmark_WpFqIvIfYU_9" meta:value-type="string">mily": "Zemojtel", "non-dropping-particle": "", "suffix": "", "given": "Tomasz", "parse-names": false}, {"dropping-particle": "", "family": "Spielmann", "non-dropping-particle": "", "suffix": "", "given": "Malte", "parse-names": false}, {"dropping-particl</meta:user-defined>
    <meta:user-defined meta:name="Mendeley_Bookmark_YUIUn8ou7T_1" meta:value-type="string">ADDIN CSL_CITATION {"citationItems": [{"uris": ["http://www.mendeley.com/documents/?uuid=ea23f591-830f-4370-8386-0cf1722d82d5"], "itemData": {"DOI": "10.1038/nature12787", "volume": "507", "ISSN": "14764687", "page": "455-461", "id": "ITEM-1", "title": "A</meta:user-defined>
    <meta:user-defined meta:name="Mendeley_Bookmark_YUIUn8ou7T_10" meta:value-type="string">uffix": "", "given": "Mette", "parse-names": false}, {"dropping-particle": "", "family": "Chen", "non-dropping-particle": "", "suffix": "", "given": "Yun", "parse-names": false}, {"dropping-particle": "", "family": "Zhao", "non-dropping-particle": "", "su</meta:user-defined>
    <meta:user-defined meta:name="Mendeley_Bookmark_YUIUn8ou7T_11" meta:value-type="string">ffix": "", "given": "Xiaobei", "parse-names": false}, {"dropping-particle": "", "family": "Schmidl", "non-dropping-particle": "", "suffix": "", "given": "Christian", "parse-names": false}, {"dropping-particle": "", "family": "Suzuki", "non-dropping-partic</meta:user-defined>
    <meta:user-defined meta:name="Mendeley_Bookmark_YUIUn8ou7T_12" meta:value-type="string">le": "", "suffix": "", "given": "Takahiro", "parse-names": false}, {"dropping-particle": "", "family": "Ntini", "non-dropping-particle": "", "suffix": "", "given": "Evgenia", "parse-names": false}, {"dropping-particle": "", "family": "Arner", "non-droppin</meta:user-defined>
    <meta:user-defined meta:name="Mendeley_Bookmark_YUIUn8ou7T_13" meta:value-type="string">g-particle": "", "suffix": "", "given": "Erik", "parse-names": false}, {"dropping-particle": "", "family": "Valen", "non-dropping-particle": "", "suffix": "", "given": "Eivind", "parse-names": false}, {"dropping-particle": "", "family": "Li", "non-droppin</meta:user-defined>
    <meta:user-defined meta:name="Mendeley_Bookmark_YUIUn8ou7T_14" meta:value-type="string">g-particle": "", "suffix": "", "given": "Kang", "parse-names": false}, {"dropping-particle": "", "family": "Schwarzfischer", "non-dropping-particle": "", "suffix": "", "given": "Lucia", "parse-names": false}, {"dropping-particle": "", "family": "Glatz", "</meta:user-defined>
    <meta:user-defined meta:name="Mendeley_Bookmark_YUIUn8ou7T_15" meta:value-type="string">non-dropping-particle": "", "suffix": "", "given": "Dagmar", "parse-names": false}, {"dropping-particle": "", "family": "Raithel", "non-dropping-particle": "", "suffix": "", "given": "Johanna", "parse-names": false}, {"dropping-particle": "", "family": "L</meta:user-defined>
    <meta:user-defined meta:name="Mendeley_Bookmark_YUIUn8ou7T_16" meta:value-type="string">ilje", "non-dropping-particle": "", "suffix": "", "given": "Berit", "parse-names": false}, {"dropping-particle": "", "family": "Rapin", "non-dropping-particle": "", "suffix": "", "given": "Nicolas", "parse-names": false}, {"dropping-particle": "", "family</meta:user-defined>
    <meta:user-defined meta:name="Mendeley_Bookmark_YUIUn8ou7T_17" meta:value-type="string">": "Bagger", "non-dropping-particle": "", "suffix": "", "given": "Frederik Otzen", "parse-names": false}, {"dropping-particle": "", "family": "J\u00f8rgensen", "non-dropping-particle": "", "suffix": "", "given": "Mette", "parse-names": false}, {"dropping-</meta:user-defined>
    <meta:user-defined meta:name="Mendeley_Bookmark_YUIUn8ou7T_18" meta:value-type="string">particle": "", "family": "Andersen", "non-dropping-particle": "", "suffix": "", "given": "Peter Refsing", "parse-names": false}, {"dropping-particle": "", "family": "Bertin", "non-dropping-particle": "", "suffix": "", "given": "Nicolas", "parse-names": fa</meta:user-defined>
    <meta:user-defined meta:name="Mendeley_Bookmark_YUIUn8ou7T_19" meta:value-type="string">lse}, {"dropping-particle": "", "family": "Rackham", "non-dropping-particle": "", "suffix": "", "given": "Owen", "parse-names": false}, {"dropping-particle": "", "family": "Burroughs", "non-dropping-particle": "", "suffix": "", "given": "A. Maxwell", "par</meta:user-defined>
    <meta:user-defined meta:name="Mendeley_Bookmark_YUIUn8ou7T_2" meta:value-type="string">n atlas of active enhancers across human cell types and tissues", "issue": "7493", "type": "article-journal", "abstract": "Enhancers control the correct temporal and cell-type-specific activation of gene expression in multicellular eukaryotes. Knowing the</meta:user-defined>
    <meta:user-defined meta:name="Mendeley_Bookmark_YUIUn8ou7T_20" meta:value-type="string">se-names": false}, {"dropping-particle": "", "family": "Baillie", "non-dropping-particle": "", "suffix": "", "given": "J. Kenneth", "parse-names": false}, {"dropping-particle": "", "family": "Ishizu", "non-dropping-particle": "", "suffix": "", "given": "Y</meta:user-defined>
    <meta:user-defined meta:name="Mendeley_Bookmark_YUIUn8ou7T_21" meta:value-type="string">uri", "parse-names": false}, {"dropping-particle": "", "family": "Shimizu", "non-dropping-particle": "", "suffix": "", "given": "Yuri", "parse-names": false}, {"dropping-particle": "", "family": "Furuhata", "non-dropping-particle": "", "suffix": "", "give</meta:user-defined>
    <meta:user-defined meta:name="Mendeley_Bookmark_YUIUn8ou7T_22" meta:value-type="string">n": "Erina", "parse-names": false}, {"dropping-particle": "", "family": "Maeda", "non-dropping-particle": "", "suffix": "", "given": "Shiori", "parse-names": false}, {"dropping-particle": "", "family": "Negishi", "non-dropping-particle": "", "suffix": "",</meta:user-defined>
    <meta:user-defined meta:name="Mendeley_Bookmark_YUIUn8ou7T_23" meta:value-type="string"> "given": "Yutaka", "parse-names": false}, {"dropping-particle": "", "family": "Mungall", "non-dropping-particle": "", "suffix": "", "given": "Christopher J.", "parse-names": false}, {"dropping-particle": "", "family": "Meehan", "non-dropping-particle": "</meta:user-defined>
    <meta:user-defined meta:name="Mendeley_Bookmark_YUIUn8ou7T_24" meta:value-type="string">", "suffix": "", "given": "Terrence F.", "parse-names": false}, {"dropping-particle": "", "family": "Lassmann", "non-dropping-particle": "", "suffix": "", "given": "Timo", "parse-names": false}, {"dropping-particle": "", "family": "Itoh", "non-dropping-pa</meta:user-defined>
    <meta:user-defined meta:name="Mendeley_Bookmark_YUIUn8ou7T_25" meta:value-type="string">rticle": "", "suffix": "", "given": "Masayoshi", "parse-names": false}, {"dropping-particle": "", "family": "Kawaji", "non-dropping-particle": "", "suffix": "", "given": "Hideya", "parse-names": false}, {"dropping-particle": "", "family": "Kondo", "non-dr</meta:user-defined>
    <meta:user-defined meta:name="Mendeley_Bookmark_YUIUn8ou7T_26" meta:value-type="string">opping-particle": "", "suffix": "", "given": "Naoto", "parse-names": false}, {"dropping-particle": "", "family": "Kawai", "non-dropping-particle": "", "suffix": "", "given": "Jun", "parse-names": false}, {"dropping-particle": "", "family": "Lennartsson", </meta:user-defined>
    <meta:user-defined meta:name="Mendeley_Bookmark_YUIUn8ou7T_27" meta:value-type="string">"non-dropping-particle": "", "suffix": "", "given": "Andreas", "parse-names": false}, {"dropping-particle": "", "family": "Daub", "non-dropping-particle": "", "suffix": "", "given": "Carsten O.", "parse-names": false}, {"dropping-particle": "", "family": </meta:user-defined>
    <meta:user-defined meta:name="Mendeley_Bookmark_YUIUn8ou7T_28" meta:value-type="string">"Heutink", "non-dropping-particle": "", "suffix": "", "given": "Peter", "parse-names": false}, {"dropping-particle": "", "family": "Hume", "non-dropping-particle": "", "suffix": "", "given": "David A.", "parse-names": false}, {"dropping-particle": "", "fa</meta:user-defined>
    <meta:user-defined meta:name="Mendeley_Bookmark_YUIUn8ou7T_29" meta:value-type="string">mily": "Jensen", "non-dropping-particle": "", "suffix": "", "given": "Torben Heick", "parse-names": false}, {"dropping-particle": "", "family": "Suzuki", "non-dropping-particle": "", "suffix": "", "given": "Harukazu", "parse-names": false}, {"dropping-par</meta:user-defined>
    <meta:user-defined meta:name="Mendeley_Bookmark_YUIUn8ou7T_3" meta:value-type="string">ir properties, regulatory activity and targets is crucial to understand the regulation of differentiation and homeostasis. Here we use the FANTOM5 panel of samples, covering the majority of human tissues and cell types, to produce an atlas of active, in v</meta:user-defined>
    <meta:user-defined meta:name="Mendeley_Bookmark_YUIUn8ou7T_30" meta:value-type="string">ticle": "", "family": "Hayashizaki", "non-dropping-particle": "", "suffix": "", "given": "Yoshihide", "parse-names": false}, {"dropping-particle": "", "family": "M\u00fcller", "non-dropping-particle": "", "suffix": "", "given": "Ferenc", "parse-names": fa</meta:user-defined>
    <meta:user-defined meta:name="Mendeley_Bookmark_YUIUn8ou7T_31" meta:value-type="string">lse}, {"dropping-particle": "", "family": "Forrest", "non-dropping-particle": "", "suffix": "", "given": "Alistair R.R.", "parse-names": false}, {"dropping-particle": "", "family": "Carninci", "non-dropping-particle": "", "suffix": "", "given": "Piero", "</meta:user-defined>
    <meta:user-defined meta:name="Mendeley_Bookmark_YUIUn8ou7T_32" meta:value-type="string">parse-names": false}, {"dropping-particle": "", "family": "Rehli", "non-dropping-particle": "", "suffix": "", "given": "Michael", "parse-names": false}, {"dropping-particle": "", "family": "Sandelin", "non-dropping-particle": "", "suffix": "", "given": "A</meta:user-defined>
    <meta:user-defined meta:name="Mendeley_Bookmark_YUIUn8ou7T_33" meta:value-type="string">lbin", "parse-names": false}], "container-title": "Nature"}, "id": "ITEM-1"}], "mendeley": {"previouslyFormattedCitation": "(Andersson et al. 2014)", "plainTextFormattedCitation": "(Andersson et al. 2014)", "formattedCitation": "(Andersson et al. 2014)"},</meta:user-defined>
    <meta:user-defined meta:name="Mendeley_Bookmark_YUIUn8ou7T_34" meta:value-type="string"> "properties": {"noteIndex": 0}, "schema": "https://github.com/citation-style-language/schema/raw/master/csl-citation.json"}</meta:user-defined>
    <meta:user-defined meta:name="Mendeley_Bookmark_YUIUn8ou7T_4" meta:value-type="string">ivo-transcribed enhancers. We show that enhancers share properties with CpG-poor messenger RNA promoters but produce bidirectional, exosome-sensitive, relatively short unspliced RNAs, the generation of which is strongly related to enhancer activity. The a</meta:user-defined>
    <meta:user-defined meta:name="Mendeley_Bookmark_YUIUn8ou7T_5" meta:value-type="string">tlas is used to compare regulatory programs between different cells at unprecedented depth, to identify disease-associated regulatory single nucleotide polymorphisms, and to classify cell-type-specific and ubiquitous enhancers. We further explore the util</meta:user-defined>
    <meta:user-defined meta:name="Mendeley_Bookmark_YUIUn8ou7T_6" meta:value-type="string">ity of enhancer redundancy, which explains gene expression strength rather than expression patterns. The online FANTOM5 enhancer atlas represents a unique resource for studies on cell-type-specific enhancers and gene regulation.", "issued": {"date-parts":</meta:user-defined>
    <meta:user-defined meta:name="Mendeley_Bookmark_YUIUn8ou7T_7" meta:value-type="string"> [["2014"]]}, "author": [{"dropping-particle": "", "family": "Andersson", "non-dropping-particle": "", "suffix": "", "given": "Robin", "parse-names": false}, {"dropping-particle": "", "family": "Gebhard", "non-dropping-particle": "", "suffix": "", "given"</meta:user-defined>
    <meta:user-defined meta:name="Mendeley_Bookmark_YUIUn8ou7T_8" meta:value-type="string">: "Claudia", "parse-names": false}, {"dropping-particle": "", "family": "Miguel-Escalada", "non-dropping-particle": "", "suffix": "", "given": "Irene", "parse-names": false}, {"dropping-particle": "", "family": "Hoof", "non-dropping-particle": "", "suffix</meta:user-defined>
    <meta:user-defined meta:name="Mendeley_Bookmark_YUIUn8ou7T_9" meta:value-type="string">": "", "given": "Ilka", "parse-names": false}, {"dropping-particle": "", "family": "Bornholdt", "non-dropping-particle": "", "suffix": "", "given": "Jette", "parse-names": false}, {"dropping-particle": "", "family": "Boyd", "non-dropping-particle": "", "s</meta:user-defined>
    <meta:user-defined meta:name="Mendeley_Bookmark_Z39cF87C4d_1" meta:value-type="string">ADDIN CSL_CITATION {"citationItems": [{"uris": ["http://www.mendeley.com/documents/?uuid=cdab993a-21cb-3ac9-b174-0c14c14db48f"], "itemData": {"DOI": "10.1093/nar/gkx920", "volume": "46", "ISSN": "13624962", "page": "D78-D84", "id": "ITEM-1", "title": "Dis</meta:user-defined>
    <meta:user-defined meta:name="Mendeley_Bookmark_Z39cF87C4d_10" meta:value-type="string">ffix": "", "given": "Liwen", "parse-names": false}, {"dropping-particle": "", "family": "Yuan", "non-dropping-particle": "", "suffix": "", "given": "Huating", "parse-names": false}, {"dropping-particle": "", "family": "Liao", "non-dropping-particle": "", </meta:user-defined>
    <meta:user-defined meta:name="Mendeley_Bookmark_Z39cF87C4d_11" meta:value-type="string">"suffix": "", "given": "Gaoming", "parse-names": false}, {"dropping-particle": "", "family": "Liu", "non-dropping-particle": "", "suffix": "", "given": "Xiaoqin", "parse-names": false}, {"dropping-particle": "", "family": "Zhang", "non-dropping-particle":</meta:user-defined>
    <meta:user-defined meta:name="Mendeley_Bookmark_Z39cF87C4d_12" meta:value-type="string"> "", "suffix": "", "given": "Yunpeng", "parse-names": false}, {"dropping-particle": "", "family": "Xiao", "non-dropping-particle": "", "suffix": "", "given": "Yun", "parse-names": false}, {"dropping-particle": "", "family": "Li", "non-dropping-particle": </meta:user-defined>
    <meta:user-defined meta:name="Mendeley_Bookmark_Z39cF87C4d_13" meta:value-type="string">"", "suffix": "", "given": "Xia", "parse-names": false}], "publisher": "Oxford University Press", "container-title": "Nucleic Acids Research"}, "id": "ITEM-1"}], "mendeley": {"previouslyFormattedCitation": "(Zhang et al. 2018)", "plainTextFormattedCitatio</meta:user-defined>
    <meta:user-defined meta:name="Mendeley_Bookmark_Z39cF87C4d_14" meta:value-type="string">n": "(Zhang et al. 2018)", "formattedCitation": "(Zhang et al. 2018)"}, "properties": {"noteIndex": 0}, "schema": "https://github.com/citation-style-language/schema/raw/master/csl-citation.json"}</meta:user-defined>
    <meta:user-defined meta:name="Mendeley_Bookmark_Z39cF87C4d_2" meta:value-type="string">easeEnhancer: A resource of human disease-associated enhancer catalog", "issue": "D1", "type": "article-journal", "abstract": "Large-scale sequencing studies discovered substantial genetic variants occurring in enhancers which regulate genes via long rang</meta:user-defined>
    <meta:user-defined meta:name="Mendeley_Bookmark_Z39cF87C4d_3" meta:value-type="string">e chromatin interactions. Importantly, such variants could affect enhancer regulation by changing transcription factor bindings or enhancer hijacking, and in turn, make an essential contribution to disease progression. To facilitate better usage of publis</meta:user-defined>
    <meta:user-defined meta:name="Mendeley_Bookmark_Z39cF87C4d_4" meta:value-type="string">hed data and exploring enhancer deregulation in various human diseases, we created DiseaseEnhancer (http://biocc.hrbmu.edu.cn/DiseaseEnhancer/), a manually curated database for disease-associated enhancers. As of July 2017, DiseaseEnhancer includes 847 di</meta:user-defined>
    <meta:user-defined meta:name="Mendeley_Bookmark_Z39cF87C4d_5" meta:value-type="string">sease-associated enhancers in 143 human diseases. Database features include basic enhancer information (i.e. genomic location and target genes); disease types; associated variants on the enhancer and their mediated phenotypes (i.e. gain/loss of enhancer a</meta:user-defined>
    <meta:user-defined meta:name="Mendeley_Bookmark_Z39cF87C4d_6" meta:value-type="string">nd the alterations of transcription factor bindings).We also include a feature on our website to export any query results into a file and download the full database. DiseaseEnhancer provides a promising avenue for researchers to facilitate the understandi</meta:user-defined>
    <meta:user-defined meta:name="Mendeley_Bookmark_Z39cF87C4d_7" meta:value-type="string">ng of enhancer deregulation in disease pathogenesis, and identify new biomarkers for disease diagnosis and therapy.", "issued": {"date-parts": [["2018", "1", "1"]]}, "author": [{"dropping-particle": "", "family": "Zhang", "non-dropping-particle": "", "suf</meta:user-defined>
    <meta:user-defined meta:name="Mendeley_Bookmark_Z39cF87C4d_8" meta:value-type="string">fix": "", "given": "Guanxiong", "parse-names": false}, {"dropping-particle": "", "family": "Shi", "non-dropping-particle": "", "suffix": "", "given": "Jian", "parse-names": false}, {"dropping-particle": "", "family": "Zhu", "non-dropping-particle": "", "s</meta:user-defined>
    <meta:user-defined meta:name="Mendeley_Bookmark_Z39cF87C4d_9" meta:value-type="string">uffix": "", "given": "Shiwei", "parse-names": false}, {"dropping-particle": "", "family": "Lan", "non-dropping-particle": "", "suffix": "", "given": "Yujia", "parse-names": false}, {"dropping-particle": "", "family": "Xu", "non-dropping-particle": "", "su</meta:user-defined>
    <meta:user-defined meta:name="Mendeley_Bookmark_ZHaEf5rERZ_1" meta:value-type="string">ADDIN CSL_CITATION {"citationItems": [{"uris": ["http://www.mendeley.com/documents/?uuid=089f37fb-dafe-3a05-8861-9207fd66316d"], "itemData": {"DOI": "10.1093/nar/gkj144", "volume": "34", "ISSN": "0305-1048", "page": "D590-D598", "id": "ITEM-1", "title": "</meta:user-defined>
    <meta:user-defined meta:name="Mendeley_Bookmark_ZHaEf5rERZ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ZHaEf5rERZ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ZHaEf5rERZ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ZHaEf5rERZ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ZHaEf5rERZ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ZHaEf5rERZ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ZHaEf5rERZ_8" meta:value-type="string">icle": "", "family": "Hinrichs", "non-dropping-particle": "", "suffix": "", "given": "A. S.", "parse-names": false}], "publisher": "Oxford University Press (OUP)", "container-title": "Nucleic Acids Research"}, "id": "ITEM-1"}], "mendeley": {"previouslyFor</meta:user-defined>
    <meta:user-defined meta:name="Mendeley_Bookmark_ZHaEf5rERZ_9" meta:value-type="string">mattedCitation": "(Hinrichs 2006)", "plainTextFormattedCitation": "(Hinrichs 2006)", "formattedCitation": "(Hinrichs 2006)"}, "properties": {"noteIndex": 0}, "schema": "https://github.com/citation-style-language/schema/raw/master/csl-citation.json"}</meta:user-defined>
    <meta:user-defined meta:name="Mendeley_Bookmark_ZVp9u8wG8O_1" meta:value-type="string">ADDIN CSL_CITATION {"citationItems": [{"uris": ["http://www.mendeley.com/documents/?uuid=22d9dc85-6f3c-4d5b-978d-dcc95b3b2b30"], "itemData": {"DOI": "10.1093/database/baw144", "volume": "2016", "ISSN": "1758-0463", "page": "baw144", "id": "ITEM-1", "title</meta:user-defined>
    <meta:user-defined meta:name="Mendeley_Bookmark_ZVp9u8wG8O_10" meta:value-type="string">fer", "parse-names": false}, {"dropping-particle": "", "family": "Lagoni", "non-dropping-particle": "", "suffix": "", "given": "Emil", "parse-names": false}, {"dropping-particle": "", "family": "Boyd", "non-dropping-particle": "", "suffix": "", "given": "</meta:user-defined>
    <meta:user-defined meta:name="Mendeley_Bookmark_ZVp9u8wG8O_11" meta:value-type="string">Mette", "parse-names": false}, {"dropping-particle": "", "family": "Bornholdt", "non-dropping-particle": "", "suffix": "", "given": "Jette", "parse-names": false}, {"dropping-particle": "", "family": "Hoon", "non-dropping-particle": "De", "suffix": "", "g</meta:user-defined>
    <meta:user-defined meta:name="Mendeley_Bookmark_ZVp9u8wG8O_12" meta:value-type="string">iven": "Michiel J.L. L.", "parse-names": false}, {"dropping-particle": "", "family": "Kawaji", "non-dropping-particle": "", "suffix": "", "given": "Hideya", "parse-names": false}, {"dropping-particle": "", "family": "Lassmann", "non-dropping-particle": ""</meta:user-defined>
    <meta:user-defined meta:name="Mendeley_Bookmark_ZVp9u8wG8O_13" meta:value-type="string">, "suffix": "", "given": "Timo", "parse-names": false}, {"dropping-particle": "", "family": "Hayashizaki", "non-dropping-particle": "", "suffix": "", "given": "Yoshihide", "parse-names": false}, {"dropping-particle": "", "family": "Forrest", "non-dropping</meta:user-defined>
    <meta:user-defined meta:name="Mendeley_Bookmark_ZVp9u8wG8O_14" meta:value-type="string">-particle": "", "suffix": "", "given": "Alistair R.R. R.", "parse-names": false}, {"dropping-particle": "", "family": "Carninci", "non-dropping-particle": "", "suffix": "", "given": "Piero", "parse-names": false}, {"dropping-particle": "", "family": "Sand</meta:user-defined>
    <meta:user-defined meta:name="Mendeley_Bookmark_ZVp9u8wG8O_15" meta:value-type="string">elin", "non-dropping-particle": "", "suffix": "", "given": "Albin", "parse-names": false}], "publisher": "Narnia", "container-title": "Database"}, "id": "ITEM-1"}], "mendeley": {"previouslyFormattedCitation": "(Ienasescu et al. 2016)", "plainTextFormatted</meta:user-defined>
    <meta:user-defined meta:name="Mendeley_Bookmark_ZVp9u8wG8O_16" meta:value-type="string">Citation": "(Ienasescu et al. 2016)", "formattedCitation": "(Ienasescu et al. 2016)"}, "properties": {"noteIndex": 0}, "schema": "https://github.com/citation-style-language/schema/raw/master/csl-citation.json"}</meta:user-defined>
    <meta:user-defined meta:name="Mendeley_Bookmark_ZVp9u8wG8O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ZVp9u8wG8O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ZVp9u8wG8O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ZVp9u8wG8O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ZVp9u8wG8O_6" meta:value-type="string">tia, including FANTOM, GTEx, The Human Protein Atlas and BioGPS.", "issued": {"date-parts": [["2016", "12", "26"]]}, "author": [{"dropping-particle": "", "family": "Ienasescu", "non-dropping-particle": "", "suffix": "", "given": "Hans", "parse-names": fal</meta:user-defined>
    <meta:user-defined meta:name="Mendeley_Bookmark_ZVp9u8wG8O_7" meta:value-type="string">se}, {"dropping-particle": "", "family": "Li", "non-dropping-particle": "", "suffix": "", "given": "Kang", "parse-names": false}, {"dropping-particle": "", "family": "Andersson", "non-dropping-particle": "", "suffix": "", "given": "Robin", "parse-names": </meta:user-defined>
    <meta:user-defined meta:name="Mendeley_Bookmark_ZVp9u8wG8O_8" meta:value-type="string">false}, {"dropping-particle": "", "family": "Vitezic", "non-dropping-particle": "", "suffix": "", "given": "Morana", "parse-names": false}, {"dropping-particle": "", "family": "Rennie", "non-dropping-particle": "", "suffix": "", "given": "Sarah", "parse-n</meta:user-defined>
    <meta:user-defined meta:name="Mendeley_Bookmark_ZVp9u8wG8O_9" meta:value-type="string">ames": false}, {"dropping-particle": "", "family": "Chen", "non-dropping-particle": "", "suffix": "", "given": "Yun", "parse-names": false}, {"dropping-particle": "", "family": "Vitting-Seerup", "non-dropping-particle": "", "suffix": "", "given": "Kristof</meta:user-defined>
    <meta:user-defined meta:name="Mendeley_Bookmark_ZfqKHpa62P_1" meta:value-type="string">ADDIN CSL_CITATION {"citationItems": [{"uris": ["http://www.mendeley.com/documents/?uuid=4438e26a-0a34-3a99-b5ae-6accf5cf5e58"], "itemData": {"DOI": "10.1371/journal.pone.0206239", "volume": "13", "ISSN": "1932-6203", "page": "e0206239", "id": "ITEM-1", "</meta:user-defined>
    <meta:user-defined meta:name="Mendeley_Bookmark_ZfqKHpa62P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ZfqKHpa62P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ZfqKHpa62P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ZfqKHpa62P_5" meta:value-type="string">abase URL: http://mirwalk.umm.uni-heidelberg.de.", "issued": {"date-parts": [["2018"]]}, "PMID": "30335862", "author": [{"dropping-particle": "", "family": "Sticht", "non-dropping-particle": "", "suffix": "", "given": "Carsten", "parse-names": false}, {"d</meta:user-defined>
    <meta:user-defined meta:name="Mendeley_Bookmark_ZfqKHpa62P_6" meta:value-type="string">ropping-particle": "", "family": "La Torre", "non-dropping-particle": "De", "suffix": "", "given": "Carolina", "parse-names": false}, {"dropping-particle": "", "family": "Parveen", "non-dropping-particle": "", "suffix": "", "given": "Alisha", "parse-names</meta:user-defined>
    <meta:user-defined meta:name="Mendeley_Bookmark_ZfqKHpa62P_7" meta:value-type="string">": false}, {"dropping-particle": "", "family": "Gretz", "non-dropping-particle": "", "suffix": "", "given": "Norbert", "parse-names": false}], "publisher": "Public Library of Science", "container-title": "PloS one"}, "id": "ITEM-1"}], "mendeley": {"previo</meta:user-defined>
    <meta:user-defined meta:name="Mendeley_Bookmark_ZfqKHpa62P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ZfqKHpa62P_9" meta:value-type="string">-citation.json"}</meta:user-defined>
    <meta:user-defined meta:name="Mendeley_Bookmark_ZlgsOSN50Y_1" meta:value-type="string">ADDIN CSL_CITATION {"citationItems": [{"uris": ["http://www.mendeley.com/documents/?uuid=dbdbae29-cb36-490c-9ce5-fc1791b3758f"], "itemData": {"DOI": "10.1038/nature13182", "volume": "507", "ISSN": "1476-4687", "page": "462-70", "id": "ITEM-1", "title": "A</meta:user-defined>
    <meta:user-defined meta:name="Mendeley_Bookmark_ZlgsOSN50Y_10" meta:value-type="string">hiel J.L. L", "parse-names": false}, {"dropping-particle": "", "family": "Haberle", "non-dropping-particle": "", "suffix": "", "given": "Vanja", "parse-names": false}, {"dropping-particle": "", "family": "Lassmann", "non-dropping-particle": "", "suffix": </meta:user-defined>
    <meta:user-defined meta:name="Mendeley_Bookmark_ZlgsOSN50Y_100" meta:value-type="string">nikov", "non-dropping-particle": "", "suffix": "", "given": "Dmitry A.", "parse-names": false}, {"dropping-particle": "", "family": "Pain", "non-dropping-particle": "", "suffix": "", "given": "Arnab", "parse-names": false}, {"dropping-particle": "", "fami</meta:user-defined>
    <meta:user-defined meta:name="Mendeley_Bookmark_ZlgsOSN50Y_101" meta:value-type="string">ly": "Passier", "non-dropping-particle": "", "suffix": "", "given": "Robert", "parse-names": false}, {"dropping-particle": "", "family": "Patrikakis", "non-dropping-particle": "", "suffix": "", "given": "Margaret", "parse-names": false}, {"dropping-partic</meta:user-defined>
    <meta:user-defined meta:name="Mendeley_Bookmark_ZlgsOSN50Y_102" meta:value-type="string">le": "", "family": "Persson", "non-dropping-particle": "", "suffix": "", "given": "Helena", "parse-names": false}, {"dropping-particle": "", "family": "Piazza", "non-dropping-particle": "", "suffix": "", "given": "Silvano", "parse-names": false}, {"droppi</meta:user-defined>
    <meta:user-defined meta:name="Mendeley_Bookmark_ZlgsOSN50Y_103" meta:value-type="string">ng-particle": "", "family": "Prendergast", "non-dropping-particle": "", "suffix": "", "given": "James G.D. D", "parse-names": false}, {"dropping-particle": "", "family": "Rackham", "non-dropping-particle": "", "suffix": "", "given": "Owen J.L. L", "parse-</meta:user-defined>
    <meta:user-defined meta:name="Mendeley_Bookmark_ZlgsOSN50Y_104" meta:value-type="string">names": false}, {"dropping-particle": "", "family": "Ramilowski", "non-dropping-particle": "", "suffix": "", "given": "Jordan A.", "parse-names": false}, {"dropping-particle": "", "family": "Rashid", "non-dropping-particle": "", "suffix": "", "given": "Ma</meta:user-defined>
    <meta:user-defined meta:name="Mendeley_Bookmark_ZlgsOSN50Y_105" meta:value-type="string">moon", "parse-names": false}, {"dropping-particle": "", "family": "Ravasi", "non-dropping-particle": "", "suffix": "", "given": "Timothy", "parse-names": false}, {"dropping-particle": "", "family": "Rizzu", "non-dropping-particle": "", "suffix": "", "give</meta:user-defined>
    <meta:user-defined meta:name="Mendeley_Bookmark_ZlgsOSN50Y_106" meta:value-type="string">n": "Patrizia", "parse-names": false}, {"dropping-particle": "", "family": "Roncador", "non-dropping-particle": "", "suffix": "", "given": "Marco", "parse-names": false}, {"dropping-particle": "", "family": "Roy", "non-dropping-particle": "", "suffix": ""</meta:user-defined>
    <meta:user-defined meta:name="Mendeley_Bookmark_ZlgsOSN50Y_107" meta:value-type="string">, "given": "Sugata", "parse-names": false}, {"dropping-particle": "", "family": "Rye", "non-dropping-particle": "", "suffix": "", "given": "Morten B.", "parse-names": false}, {"dropping-particle": "", "family": "Saijyo", "non-dropping-particle": "", "suff</meta:user-defined>
    <meta:user-defined meta:name="Mendeley_Bookmark_ZlgsOSN50Y_108" meta:value-type="string">ix": "", "given": "Eri", "parse-names": false}, {"dropping-particle": "", "family": "Sajantila", "non-dropping-particle": "", "suffix": "", "given": "Antti", "parse-names": false}, {"dropping-particle": "", "family": "Saka", "non-dropping-particle": "", "</meta:user-defined>
    <meta:user-defined meta:name="Mendeley_Bookmark_ZlgsOSN50Y_109" meta:value-type="string">suffix": "", "given": "Akiko", "parse-names": false}, {"dropping-particle": "", "family": "Sakaguchi", "non-dropping-particle": "", "suffix": "", "given": "Shimon", "parse-names": false}, {"dropping-particle": "", "family": "Sakai", "non-dropping-particle</meta:user-defined>
    <meta:user-defined meta:name="Mendeley_Bookmark_ZlgsOSN50Y_11" meta:value-type="string">"", "given": "Timo", "parse-names": false}, {"dropping-particle": "V.", "family": "Kulakovskiy", "non-dropping-particle": "", "suffix": "", "given": "Ivan", "parse-names": false}, {"dropping-particle": "", "family": "Lizio", "non-dropping-particle": "", "</meta:user-defined>
    <meta:user-defined meta:name="Mendeley_Bookmark_ZlgsOSN50Y_110" meta:value-type="string">": "", "suffix": "", "given": "Mizuho", "parse-names": false}, {"dropping-particle": "", "family": "Sato", "non-dropping-particle": "", "suffix": "", "given": "Hiroki", "parse-names": false}, {"dropping-particle": "", "family": "Savvi", "non-dropping-part</meta:user-defined>
    <meta:user-defined meta:name="Mendeley_Bookmark_ZlgsOSN50Y_111" meta:value-type="string">icle": "", "suffix": "", "given": "Suzana", "parse-names": false}, {"dropping-particle": "", "family": "Saxena", "non-dropping-particle": "", "suffix": "", "given": "Alka", "parse-names": false}, {"dropping-particle": "", "family": "Schneider", "non-dropp</meta:user-defined>
    <meta:user-defined meta:name="Mendeley_Bookmark_ZlgsOSN50Y_112" meta:value-type="string">ing-particle": "", "suffix": "", "given": "Claudio", "parse-names": false}, {"dropping-particle": "", "family": "Schultes", "non-dropping-particle": "", "suffix": "", "given": "Erik A.", "parse-names": false}, {"dropping-particle": "", "family": "Schulze-</meta:user-defined>
    <meta:user-defined meta:name="Mendeley_Bookmark_ZlgsOSN50Y_113" meta:value-type="string">Tanzil", "non-dropping-particle": "", "suffix": "", "given": "Gundula G.", "parse-names": false}, {"dropping-particle": "", "family": "Schwegmann", "non-dropping-particle": "", "suffix": "", "given": "Anita", "parse-names": false}, {"dropping-particle": "</meta:user-defined>
    <meta:user-defined meta:name="Mendeley_Bookmark_ZlgsOSN50Y_114" meta:value-type="string">", "family": "Sengstag", "non-dropping-particle": "", "suffix": "", "given": "Thierry", "parse-names": false}, {"dropping-particle": "", "family": "Sheng", "non-dropping-particle": "", "suffix": "", "given": "Guojun", "parse-names": false}, {"dropping-par</meta:user-defined>
    <meta:user-defined meta:name="Mendeley_Bookmark_ZlgsOSN50Y_115" meta:value-type="string">ticle": "", "family": "Shimoji", "non-dropping-particle": "", "suffix": "", "given": "Hisashi", "parse-names": false}, {"dropping-particle": "", "family": "Shimoni", "non-dropping-particle": "", "suffix": "", "given": "Yishai", "parse-names": false}, {"dr</meta:user-defined>
    <meta:user-defined meta:name="Mendeley_Bookmark_ZlgsOSN50Y_116" meta:value-type="string">opping-particle": "", "family": "Shin", "non-dropping-particle": "", "suffix": "", "given": "Jay W.", "parse-names": false}, {"dropping-particle": "", "family": "Simon", "non-dropping-particle": "", "suffix": "", "given": "Christophe", "parse-names": fals</meta:user-defined>
    <meta:user-defined meta:name="Mendeley_Bookmark_ZlgsOSN50Y_117" meta:value-type="string">e}, {"dropping-particle": "", "family": "Sugiyama", "non-dropping-particle": "", "suffix": "", "given": "Daisuke", "parse-names": false}, {"dropping-particle": "", "family": "Sugiyama", "non-dropping-particle": "", "suffix": "", "given": "Takaai", "parse-</meta:user-defined>
    <meta:user-defined meta:name="Mendeley_Bookmark_ZlgsOSN50Y_118" meta:value-type="string">names": false}, {"dropping-particle": "", "family": "Suzuki", "non-dropping-particle": "", "suffix": "", "given": "Masanori", "parse-names": false}, {"dropping-particle": "", "family": "Suzuki", "non-dropping-particle": "", "suffix": "", "given": "Naoko",</meta:user-defined>
    <meta:user-defined meta:name="Mendeley_Bookmark_ZlgsOSN50Y_119" meta:value-type="string"> "parse-names": false}, {"dropping-particle": "", "family": "Swoboda", "non-dropping-particle": "", "suffix": "", "given": "Rolf K.", "parse-names": false}, {"dropping-particle": "", "family": "'t Hoen", "non-dropping-particle": "", "suffix": "", "given":</meta:user-defined>
    <meta:user-defined meta:name="Mendeley_Bookmark_ZlgsOSN50Y_12" meta:value-type="string">suffix": "", "given": "Marina", "parse-names": false}, {"dropping-particle": "", "family": "Itoh", "non-dropping-particle": "", "suffix": "", "given": "Masayoshi", "parse-names": false}, {"dropping-particle": "", "family": "Andersson", "non-dropping-parti</meta:user-defined>
    <meta:user-defined meta:name="Mendeley_Bookmark_ZlgsOSN50Y_120" meta:value-type="string"> "Peter A.C. C", "parse-names": false}, {"dropping-particle": "", "family": "Tagami", "non-dropping-particle": "", "suffix": "", "given": "Michihira", "parse-names": false}, {"dropping-particle": "", "family": "Takahashi", "non-dropping-particle": "", "su</meta:user-defined>
    <meta:user-defined meta:name="Mendeley_Bookmark_ZlgsOSN50Y_121" meta:value-type="string">ffix": "", "given": "Naoko", "parse-names": false}, {"dropping-particle": "", "family": "Takai", "non-dropping-particle": "", "suffix": "", "given": "Jun", "parse-names": false}, {"dropping-particle": "", "family": "Tanaka", "non-dropping-particle": "", "</meta:user-defined>
    <meta:user-defined meta:name="Mendeley_Bookmark_ZlgsOSN50Y_122" meta:value-type="string">suffix": "", "given": "Hiroshi", "parse-names": false}, {"dropping-particle": "", "family": "Tatsukawa", "non-dropping-particle": "", "suffix": "", "given": "Hideki", "parse-names": false}, {"dropping-particle": "", "family": "Tatum", "non-dropping-partic</meta:user-defined>
    <meta:user-defined meta:name="Mendeley_Bookmark_ZlgsOSN50Y_123" meta:value-type="string">le": "", "suffix": "", "given": "Zuotian", "parse-names": false}, {"dropping-particle": "", "family": "Thompson", "non-dropping-particle": "", "suffix": "", "given": "Mark", "parse-names": false}, {"dropping-particle": "", "family": "Toyodo", "non-droppin</meta:user-defined>
    <meta:user-defined meta:name="Mendeley_Bookmark_ZlgsOSN50Y_124" meta:value-type="string">g-particle": "", "suffix": "", "given": "Hiroo", "parse-names": false}, {"dropping-particle": "", "family": "Toyoda", "non-dropping-particle": "", "suffix": "", "given": "Tetsuro", "parse-names": false}, {"dropping-particle": "", "family": "Valen", "non-d</meta:user-defined>
    <meta:user-defined meta:name="Mendeley_Bookmark_ZlgsOSN50Y_125" meta:value-type="string">ropping-particle": "", "suffix": "", "given": "Elvind", "parse-names": false}, {"dropping-particle": "", "family": "Wetering", "non-dropping-particle": "van de", "suffix": "", "given": "Marc", "parse-names": false}, {"dropping-particle": "", "family": "Be</meta:user-defined>
    <meta:user-defined meta:name="Mendeley_Bookmark_ZlgsOSN50Y_126" meta:value-type="string">rg", "non-dropping-particle": "van den", "suffix": "", "given": "Linda M.", "parse-names": false}, {"dropping-particle": "", "family": "Verado", "non-dropping-particle": "", "suffix": "", "given": "Roberto", "parse-names": false}, {"dropping-particle": ""</meta:user-defined>
    <meta:user-defined meta:name="Mendeley_Bookmark_ZlgsOSN50Y_127" meta:value-type="string">, "family": "Vijayan", "non-dropping-particle": "", "suffix": "", "given": "Dipti", "parse-names": false}, {"dropping-particle": "", "family": "Vorontsov", "non-dropping-particle": "", "suffix": "", "given": "Ilya E.", "parse-names": false}, {"dropping-pa</meta:user-defined>
    <meta:user-defined meta:name="Mendeley_Bookmark_ZlgsOSN50Y_128" meta:value-type="string">rticle": "", "family": "Wasserman", "non-dropping-particle": "", "suffix": "", "given": "Wyeth W.", "parse-names": false}, {"dropping-particle": "", "family": "Watanabe", "non-dropping-particle": "", "suffix": "", "given": "Shoko", "parse-names": false}, </meta:user-defined>
    <meta:user-defined meta:name="Mendeley_Bookmark_ZlgsOSN50Y_129" meta:value-type="string">{"dropping-particle": "", "family": "Wells", "non-dropping-particle": "", "suffix": "", "given": "Christine A.", "parse-names": false}, {"dropping-particle": "", "family": "Winteringham", "non-dropping-particle": "", "suffix": "", "given": "Louise N.", "p</meta:user-defined>
    <meta:user-defined meta:name="Mendeley_Bookmark_ZlgsOSN50Y_13" meta:value-type="string">cle": "", "suffix": "", "given": "Robin", "parse-names": false}, {"dropping-particle": "", "family": "Mungall", "non-dropping-particle": "", "suffix": "", "given": "Christopher J.", "parse-names": false}, {"dropping-particle": "", "family": "Meehan", "non</meta:user-defined>
    <meta:user-defined meta:name="Mendeley_Bookmark_ZlgsOSN50Y_130" meta:value-type="string">arse-names": false}, {"dropping-particle": "", "family": "Wolvetang", "non-dropping-particle": "", "suffix": "", "given": "Ernst", "parse-names": false}, {"dropping-particle": "", "family": "Wood", "non-dropping-particle": "", "suffix": "", "given": "Emil</meta:user-defined>
    <meta:user-defined meta:name="Mendeley_Bookmark_ZlgsOSN50Y_131" meta:value-type="string">y J.", "parse-names": false}, {"dropping-particle": "", "family": "Yamaguchi", "non-dropping-particle": "", "suffix": "", "given": "Yoko", "parse-names": false}, {"dropping-particle": "", "family": "Yamamoto", "non-dropping-particle": "", "suffix": "", "g</meta:user-defined>
    <meta:user-defined meta:name="Mendeley_Bookmark_ZlgsOSN50Y_132" meta:value-type="string">iven": "Masayuki", "parse-names": false}, {"dropping-particle": "", "family": "Yoneda", "non-dropping-particle": "", "suffix": "", "given": "Misako", "parse-names": false}, {"dropping-particle": "", "family": "Yonekura", "non-dropping-particle": "", "suff</meta:user-defined>
    <meta:user-defined meta:name="Mendeley_Bookmark_ZlgsOSN50Y_133" meta:value-type="string">ix": "", "given": "Yohei", "parse-names": false}, {"dropping-particle": "", "family": "Yoshida", "non-dropping-particle": "", "suffix": "", "given": "Shigehiro", "parse-names": false}, {"dropping-particle": "", "family": "Zabierowski", "non-dropping-parti</meta:user-defined>
    <meta:user-defined meta:name="Mendeley_Bookmark_ZlgsOSN50Y_134" meta:value-type="string">cle": "", "suffix": "", "given": "Susan E.", "parse-names": false}, {"dropping-particle": "", "family": "Zhang", "non-dropping-particle": "", "suffix": "", "given": "Peter G.", "parse-names": false}, {"dropping-particle": "", "family": "Zhao", "non-droppi</meta:user-defined>
    <meta:user-defined meta:name="Mendeley_Bookmark_ZlgsOSN50Y_135" meta:value-type="string">ng-particle": "", "suffix": "", "given": "Xiaobei", "parse-names": false}, {"dropping-particle": "", "family": "Zucchelli", "non-dropping-particle": "", "suffix": "", "given": "Silvia", "parse-names": false}, {"dropping-particle": "", "family": "Summers",</meta:user-defined>
    <meta:user-defined meta:name="Mendeley_Bookmark_ZlgsOSN50Y_136" meta:value-type="string"> "non-dropping-particle": "", "suffix": "", "given": "Kim M.", "parse-names": false}, {"dropping-particle": "", "family": "Suzuki", "non-dropping-particle": "", "suffix": "", "given": "Harukazu", "parse-names": false}, {"dropping-particle": "", "family": </meta:user-defined>
    <meta:user-defined meta:name="Mendeley_Bookmark_ZlgsOSN50Y_137" meta:value-type="string">"Daub", "non-dropping-particle": "", "suffix": "", "given": "Carsten O.", "parse-names": false}, {"dropping-particle": "", "family": "Kawai", "non-dropping-particle": "", "suffix": "", "given": "Jun", "parse-names": false}, {"dropping-particle": "", "fami</meta:user-defined>
    <meta:user-defined meta:name="Mendeley_Bookmark_ZlgsOSN50Y_138" meta:value-type="string">ly": "Heutink", "non-dropping-particle": "", "suffix": "", "given": "Peter", "parse-names": false}, {"dropping-particle": "", "family": "Hide", "non-dropping-particle": "", "suffix": "", "given": "Winston", "parse-names": false}, {"dropping-particle": "",</meta:user-defined>
    <meta:user-defined meta:name="Mendeley_Bookmark_ZlgsOSN50Y_139" meta:value-type="string"> "family": "Freeman", "non-dropping-particle": "", "suffix": "", "given": "Tom C.", "parse-names": false}, {"dropping-particle": "", "family": "Lenhard", "non-dropping-particle": "", "suffix": "", "given": "Boris", "parse-names": false}, {"dropping-partic</meta:user-defined>
    <meta:user-defined meta:name="Mendeley_Bookmark_ZlgsOSN50Y_14" meta:value-type="string">-dropping-particle": "", "suffix": "", "given": "Terrence F.", "parse-names": false}, {"dropping-particle": "", "family": "Schmeier", "non-dropping-particle": "", "suffix": "", "given": "Sebastian", "parse-names": false}, {"dropping-particle": "", "family</meta:user-defined>
    <meta:user-defined meta:name="Mendeley_Bookmark_ZlgsOSN50Y_140" meta:value-type="string">le": "", "family": "Bajic", "non-dropping-particle": "", "suffix": "", "given": "Vladimir B", "parse-names": false}, {"dropping-particle": "", "family": "Taylor", "non-dropping-particle": "", "suffix": "", "given": "Martin S.", "parse-names": false}, {"dr</meta:user-defined>
    <meta:user-defined meta:name="Mendeley_Bookmark_ZlgsOSN50Y_141" meta:value-type="string">opping-particle": "", "family": "Makeev", "non-dropping-particle": "", "suffix": "", "given": "Vsevolod J.", "parse-names": false}, {"dropping-particle": "", "family": "Sandelin", "non-dropping-particle": "", "suffix": "", "given": "Albin", "parse-names":</meta:user-defined>
    <meta:user-defined meta:name="Mendeley_Bookmark_ZlgsOSN50Y_142" meta:value-type="string"> false}, {"dropping-particle": "", "family": "Hume", "non-dropping-particle": "", "suffix": "", "given": "David A.", "parse-names": false}, {"dropping-particle": "", "family": "Carninci", "non-dropping-particle": "", "suffix": "", "given": "Piero", "parse</meta:user-defined>
    <meta:user-defined meta:name="Mendeley_Bookmark_ZlgsOSN50Y_143" meta:value-type="string">-names": false}, {"dropping-particle": "", "family": "Hayashizaki", "non-dropping-particle": "", "suffix": "", "given": "Yoshihide", "parse-names": false}], "publisher": "NIH Public Access", "container-title": "Nature"}, "id": "ITEM-1"}], "mendeley": {"pr</meta:user-defined>
    <meta:user-defined meta:name="Mendeley_Bookmark_ZlgsOSN50Y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ZlgsOSN50Y_145" meta:value-type="string">ter/csl-citation.json"}</meta:user-defined>
    <meta:user-defined meta:name="Mendeley_Bookmark_ZlgsOSN50Y_15" meta:value-type="string">": "Bertin", "non-dropping-particle": "", "suffix": "", "given": "Nicolas", "parse-names": false}, {"dropping-particle": "", "family": "J\u00f8rgensen", "non-dropping-particle": "", "suffix": "", "given": "Mette", "parse-names": false}, {"dropping-particl</meta:user-defined>
    <meta:user-defined meta:name="Mendeley_Bookmark_ZlgsOSN50Y_16" meta:value-type="string">e": "", "family": "Dimont", "non-dropping-particle": "", "suffix": "", "given": "Emmanuel", "parse-names": false}, {"dropping-particle": "", "family": "Arner", "non-dropping-particle": "", "suffix": "", "given": "Erik", "parse-names": false}, {"dropping-p</meta:user-defined>
    <meta:user-defined meta:name="Mendeley_Bookmark_ZlgsOSN50Y_17" meta:value-type="string">article": "", "family": "Schmidl", "non-dropping-particle": "", "suffix": "", "given": "Christian", "parse-names": false}, {"dropping-particle": "", "family": "Schaefer", "non-dropping-particle": "", "suffix": "", "given": "Ulf", "parse-names": false}, {"</meta:user-defined>
    <meta:user-defined meta:name="Mendeley_Bookmark_ZlgsOSN50Y_18" meta:value-type="string">dropping-particle": "", "family": "Medvedeva", "non-dropping-particle": "", "suffix": "", "given": "Yulia A.", "parse-names": false}, {"dropping-particle": "", "family": "Plessy", "non-dropping-particle": "", "suffix": "", "given": "Charles", "parse-names</meta:user-defined>
    <meta:user-defined meta:name="Mendeley_Bookmark_ZlgsOSN50Y_19" meta:value-type="string">": false}, {"dropping-particle": "", "family": "Vitezic", "non-dropping-particle": "", "suffix": "", "given": "Morana", "parse-names": false}, {"dropping-particle": "", "family": "Severin", "non-dropping-particle": "", "suffix": "", "given": "Jessica", "p</meta:user-defined>
    <meta:user-defined meta:name="Mendeley_Bookmark_ZlgsOSN50Y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ZlgsOSN50Y_20" meta:value-type="string">arse-names": false}, {"dropping-particle": "", "family": "Semple", "non-dropping-particle": "", "suffix": "", "given": "Colin A", "parse-names": false}, {"dropping-particle": "", "family": "Ishizu", "non-dropping-particle": "", "suffix": "", "given": "Yur</meta:user-defined>
    <meta:user-defined meta:name="Mendeley_Bookmark_ZlgsOSN50Y_21" meta:value-type="string">i", "parse-names": false}, {"dropping-particle": "", "family": "Young", "non-dropping-particle": "", "suffix": "", "given": "Robert S.", "parse-names": false}, {"dropping-particle": "", "family": "Francescatto", "non-dropping-particle": "", "suffix": "", </meta:user-defined>
    <meta:user-defined meta:name="Mendeley_Bookmark_ZlgsOSN50Y_22" meta:value-type="string">"given": "Margherita", "parse-names": false}, {"dropping-particle": "", "family": "Alam", "non-dropping-particle": "", "suffix": "", "given": "Intikhab", "parse-names": false}, {"dropping-particle": "", "family": "Albanese", "non-dropping-particle": "", "</meta:user-defined>
    <meta:user-defined meta:name="Mendeley_Bookmark_ZlgsOSN50Y_23" meta:value-type="string">suffix": "", "given": "Davide", "parse-names": false}, {"dropping-particle": "", "family": "Altschuler", "non-dropping-particle": "", "suffix": "", "given": "Gabriel M", "parse-names": false}, {"dropping-particle": "", "family": "Arakawa", "non-dropping-p</meta:user-defined>
    <meta:user-defined meta:name="Mendeley_Bookmark_ZlgsOSN50Y_24" meta:value-type="string">article": "", "suffix": "", "given": "Takahiro", "parse-names": false}, {"dropping-particle": "", "family": "Archer", "non-dropping-particle": "", "suffix": "", "given": "John A.C. C", "parse-names": false}, {"dropping-particle": "", "family": "Arner", "n</meta:user-defined>
    <meta:user-defined meta:name="Mendeley_Bookmark_ZlgsOSN50Y_25" meta:value-type="string">on-dropping-particle": "", "suffix": "", "given": "Peter", "parse-names": false}, {"dropping-particle": "", "family": "Babina", "non-dropping-particle": "", "suffix": "", "given": "Magda", "parse-names": false}, {"dropping-particle": "", "family": "Rennie</meta:user-defined>
    <meta:user-defined meta:name="Mendeley_Bookmark_ZlgsOSN50Y_26" meta:value-type="string">", "non-dropping-particle": "", "suffix": "", "given": "Sarah", "parse-names": false}, {"dropping-particle": "", "family": "Balwierz", "non-dropping-particle": "", "suffix": "", "given": "Piotr J.", "parse-names": false}, {"dropping-particle": "", "family</meta:user-defined>
    <meta:user-defined meta:name="Mendeley_Bookmark_ZlgsOSN50Y_27" meta:value-type="string">": "Beckhouse", "non-dropping-particle": "", "suffix": "", "given": "Anthony G.", "parse-names": false}, {"dropping-particle": "", "family": "Pradhan-Bhatt", "non-dropping-particle": "", "suffix": "", "given": "Swati", "parse-names": false}, {"dropping-pa</meta:user-defined>
    <meta:user-defined meta:name="Mendeley_Bookmark_ZlgsOSN50Y_28" meta:value-type="string">rticle": "", "family": "Blake", "non-dropping-particle": "", "suffix": "", "given": "Judith A.", "parse-names": false}, {"dropping-particle": "", "family": "Blumenthal", "non-dropping-particle": "", "suffix": "", "given": "Antje", "parse-names": false}, {</meta:user-defined>
    <meta:user-defined meta:name="Mendeley_Bookmark_ZlgsOSN50Y_29" meta:value-type="string">"dropping-particle": "", "family": "Bodega", "non-dropping-particle": "", "suffix": "", "given": "Beatrice", "parse-names": false}, {"dropping-particle": "", "family": "Bonetti", "non-dropping-particle": "", "suffix": "", "given": "Alessandro", "parse-nam</meta:user-defined>
    <meta:user-defined meta:name="Mendeley_Bookmark_ZlgsOSN50Y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ZlgsOSN50Y_30" meta:value-type="string">es": false}, {"dropping-particle": "", "family": "Briggs", "non-dropping-particle": "", "suffix": "", "given": "James", "parse-names": false}, {"dropping-particle": "", "family": "Brombacher", "non-dropping-particle": "", "suffix": "", "given": "Frank", "</meta:user-defined>
    <meta:user-defined meta:name="Mendeley_Bookmark_ZlgsOSN50Y_31" meta:value-type="string">parse-names": false}, {"dropping-particle": "", "family": "Burroughs", "non-dropping-particle": "", "suffix": "", "given": "A. Maxwell", "parse-names": false}, {"dropping-particle": "", "family": "Califano", "non-dropping-particle": "", "suffix": "", "giv</meta:user-defined>
    <meta:user-defined meta:name="Mendeley_Bookmark_ZlgsOSN50Y_32" meta:value-type="string">en": "Andrea", "parse-names": false}, {"dropping-particle": "V.", "family": "Cannistraci", "non-dropping-particle": "", "suffix": "", "given": "Carlo", "parse-names": false}, {"dropping-particle": "", "family": "Carbajo", "non-dropping-particle": "", "suf</meta:user-defined>
    <meta:user-defined meta:name="Mendeley_Bookmark_ZlgsOSN50Y_33" meta:value-type="string">fix": "", "given": "Daniel", "parse-names": false}, {"dropping-particle": "", "family": "Chen", "non-dropping-particle": "", "suffix": "", "given": "Yun", "parse-names": false}, {"dropping-particle": "", "family": "Chierici", "non-dropping-particle": "", </meta:user-defined>
    <meta:user-defined meta:name="Mendeley_Bookmark_ZlgsOSN50Y_34" meta:value-type="string">"suffix": "", "given": "Marco", "parse-names": false}, {"dropping-particle": "", "family": "Ciani", "non-dropping-particle": "", "suffix": "", "given": "Yari", "parse-names": false}, {"dropping-particle": "", "family": "Clevers", "non-dropping-particle": </meta:user-defined>
    <meta:user-defined meta:name="Mendeley_Bookmark_ZlgsOSN50Y_35" meta:value-type="string">"", "suffix": "", "given": "Hans C.", "parse-names": false}, {"dropping-particle": "", "family": "Dalla", "non-dropping-particle": "", "suffix": "", "given": "Emiliano", "parse-names": false}, {"dropping-particle": "", "family": "Davis", "non-dropping-par</meta:user-defined>
    <meta:user-defined meta:name="Mendeley_Bookmark_ZlgsOSN50Y_36" meta:value-type="string">ticle": "", "suffix": "", "given": "Carrie A.", "parse-names": false}, {"dropping-particle": "", "family": "Detmar", "non-dropping-particle": "", "suffix": "", "given": "Michael", "parse-names": false}, {"dropping-particle": "", "family": "Diehl", "non-dr</meta:user-defined>
    <meta:user-defined meta:name="Mendeley_Bookmark_ZlgsOSN50Y_37" meta:value-type="string">opping-particle": "", "suffix": "", "given": "Alexander D.", "parse-names": false}, {"dropping-particle": "", "family": "Dohi", "non-dropping-particle": "", "suffix": "", "given": "Taeko", "parse-names": false}, {"dropping-particle": "", "family": "Drabl\</meta:user-defined>
    <meta:user-defined meta:name="Mendeley_Bookmark_ZlgsOSN50Y_38" meta:value-type="string">u00f8s", "non-dropping-particle": "", "suffix": "", "given": "Finn", "parse-names": false}, {"dropping-particle": "", "family": "Edge", "non-dropping-particle": "", "suffix": "", "given": "Albert S.B. B", "parse-names": false}, {"dropping-particle": "", "</meta:user-defined>
    <meta:user-defined meta:name="Mendeley_Bookmark_ZlgsOSN50Y_39" meta:value-type="string">family": "Edinger", "non-dropping-particle": "", "suffix": "", "given": "Matthias", "parse-names": false}, {"dropping-particle": "", "family": "Ekwall", "non-dropping-particle": "", "suffix": "", "given": "Karl", "parse-names": false}, {"dropping-particle</meta:user-defined>
    <meta:user-defined meta:name="Mendeley_Bookmark_ZlgsOSN50Y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ZlgsOSN50Y_40" meta:value-type="string">": "", "family": "Endoh", "non-dropping-particle": "", "suffix": "", "given": "Mitsuhiro", "parse-names": false}, {"dropping-particle": "", "family": "Enomoto", "non-dropping-particle": "", "suffix": "", "given": "Hideki", "parse-names": false}, {"droppin</meta:user-defined>
    <meta:user-defined meta:name="Mendeley_Bookmark_ZlgsOSN50Y_41" meta:value-type="string">g-particle": "", "family": "Fagiolini", "non-dropping-particle": "", "suffix": "", "given": "Michela", "parse-names": false}, {"dropping-particle": "", "family": "Fairbairn", "non-dropping-particle": "", "suffix": "", "given": "Lynsey", "parse-names": fal</meta:user-defined>
    <meta:user-defined meta:name="Mendeley_Bookmark_ZlgsOSN50Y_42" meta:value-type="string">se}, {"dropping-particle": "", "family": "Fang", "non-dropping-particle": "", "suffix": "", "given": "Hai", "parse-names": false}, {"dropping-particle": "", "family": "Farach-Carson", "non-dropping-particle": "", "suffix": "", "given": "Mary C.", "parse-n</meta:user-defined>
    <meta:user-defined meta:name="Mendeley_Bookmark_ZlgsOSN50Y_43" meta:value-type="string">ames": false}, {"dropping-particle": "", "family": "Faulkner", "non-dropping-particle": "", "suffix": "", "given": "Geoffrey J.", "parse-names": false}, {"dropping-particle": "V.", "family": "Favorov", "non-dropping-particle": "", "suffix": "", "given": "</meta:user-defined>
    <meta:user-defined meta:name="Mendeley_Bookmark_ZlgsOSN50Y_44" meta:value-type="string">Alexander", "parse-names": false}, {"dropping-particle": "", "family": "Fisher", "non-dropping-particle": "", "suffix": "", "given": "Malcolm E.", "parse-names": false}, {"dropping-particle": "", "family": "Frith", "non-dropping-particle": "", "suffix": "</meta:user-defined>
    <meta:user-defined meta:name="Mendeley_Bookmark_ZlgsOSN50Y_45" meta:value-type="string">", "given": "Martin C.", "parse-names": false}, {"dropping-particle": "", "family": "Fujita", "non-dropping-particle": "", "suffix": "", "given": "Rie", "parse-names": false}, {"dropping-particle": "", "family": "Fukuda", "non-dropping-particle": "", "suf</meta:user-defined>
    <meta:user-defined meta:name="Mendeley_Bookmark_ZlgsOSN50Y_46" meta:value-type="string">fix": "", "given": "Shiro", "parse-names": false}, {"dropping-particle": "", "family": "Furlanello", "non-dropping-particle": "", "suffix": "", "given": "Cesare", "parse-names": false}, {"dropping-particle": "", "family": "Furino", "non-dropping-particle"</meta:user-defined>
    <meta:user-defined meta:name="Mendeley_Bookmark_ZlgsOSN50Y_47" meta:value-type="string">: "", "suffix": "", "given": "Masaaki", "parse-names": false}, {"dropping-particle": "", "family": "Furusawa", "non-dropping-particle": "", "suffix": "", "given": "Jun-ichi", "parse-names": false}, {"dropping-particle": "", "family": "Geijtenbeek", "non-d</meta:user-defined>
    <meta:user-defined meta:name="Mendeley_Bookmark_ZlgsOSN50Y_48" meta:value-type="string">ropping-particle": "", "suffix": "", "given": "Teunis B.", "parse-names": false}, {"dropping-particle": "", "family": "Gibson", "non-dropping-particle": "", "suffix": "", "given": "Andrew P.", "parse-names": false}, {"dropping-particle": "", "family": "Gi</meta:user-defined>
    <meta:user-defined meta:name="Mendeley_Bookmark_ZlgsOSN50Y_49" meta:value-type="string">ngeras", "non-dropping-particle": "", "suffix": "", "given": "Thomas", "parse-names": false}, {"dropping-particle": "", "family": "Goldowitz", "non-dropping-particle": "", "suffix": "", "given": "Daniel", "parse-names": false}, {"dropping-particle": "", "</meta:user-defined>
    <meta:user-defined meta:name="Mendeley_Bookmark_ZlgsOSN50Y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ZlgsOSN50Y_50" meta:value-type="string">family": "Gough", "non-dropping-particle": "", "suffix": "", "given": "Julian", "parse-names": false}, {"dropping-particle": "", "family": "Guhl", "non-dropping-particle": "", "suffix": "", "given": "Sven", "parse-names": false}, {"dropping-particle": "",</meta:user-defined>
    <meta:user-defined meta:name="Mendeley_Bookmark_ZlgsOSN50Y_51" meta:value-type="string"> "family": "Guler", "non-dropping-particle": "", "suffix": "", "given": "Reto", "parse-names": false}, {"dropping-particle": "", "family": "Gustincich", "non-dropping-particle": "", "suffix": "", "given": "Stefano", "parse-names": false}, {"dropping-parti</meta:user-defined>
    <meta:user-defined meta:name="Mendeley_Bookmark_ZlgsOSN50Y_52" meta:value-type="string">cle": "", "family": "Ha", "non-dropping-particle": "", "suffix": "", "given": "Thomas J.", "parse-names": false}, {"dropping-particle": "", "family": "Hamaguchi", "non-dropping-particle": "", "suffix": "", "given": "Masahide", "parse-names": false}, {"dro</meta:user-defined>
    <meta:user-defined meta:name="Mendeley_Bookmark_ZlgsOSN50Y_53" meta:value-type="string">pping-particle": "", "family": "Hara", "non-dropping-particle": "", "suffix": "", "given": "Mitsuko", "parse-names": false}, {"dropping-particle": "", "family": "Harbers", "non-dropping-particle": "", "suffix": "", "given": "Matthias", "parse-names": fals</meta:user-defined>
    <meta:user-defined meta:name="Mendeley_Bookmark_ZlgsOSN50Y_54" meta:value-type="string">e}, {"dropping-particle": "", "family": "Harshbarger", "non-dropping-particle": "", "suffix": "", "given": "Jayson", "parse-names": false}, {"dropping-particle": "", "family": "Hasegawa", "non-dropping-particle": "", "suffix": "", "given": "Akira", "parse</meta:user-defined>
    <meta:user-defined meta:name="Mendeley_Bookmark_ZlgsOSN50Y_55" meta:value-type="string">-names": false}, {"dropping-particle": "", "family": "Hasegawa", "non-dropping-particle": "", "suffix": "", "given": "Yuki", "parse-names": false}, {"dropping-particle": "", "family": "Hashimoto", "non-dropping-particle": "", "suffix": "", "given": "Takeh</meta:user-defined>
    <meta:user-defined meta:name="Mendeley_Bookmark_ZlgsOSN50Y_56" meta:value-type="string">iro", "parse-names": false}, {"dropping-particle": "", "family": "Herlyn", "non-dropping-particle": "", "suffix": "", "given": "Meenhard", "parse-names": false}, {"dropping-particle": "", "family": "Hitchens", "non-dropping-particle": "", "suffix": "", "g</meta:user-defined>
    <meta:user-defined meta:name="Mendeley_Bookmark_ZlgsOSN50Y_57" meta:value-type="string">iven": "Kelly J.", "parse-names": false}, {"dropping-particle": "", "family": "Ho Sui", "non-dropping-particle": "", "suffix": "", "given": "Shannan J", "parse-names": false}, {"dropping-particle": "", "family": "Hofmann", "non-dropping-particle": "", "su</meta:user-defined>
    <meta:user-defined meta:name="Mendeley_Bookmark_ZlgsOSN50Y_58" meta:value-type="string">ffix": "", "given": "Oliver M.", "parse-names": false}, {"dropping-particle": "", "family": "Hoof", "non-dropping-particle": "", "suffix": "", "given": "Ilka", "parse-names": false}, {"dropping-particle": "", "family": "Hori", "non-dropping-particle": "",</meta:user-defined>
    <meta:user-defined meta:name="Mendeley_Bookmark_ZlgsOSN50Y_59" meta:value-type="string"> "suffix": "", "given": "Furni", "parse-names": false}, {"dropping-particle": "", "family": "Huminiecki", "non-dropping-particle": "", "suffix": "", "given": "Lukasz", "parse-names": false}, {"dropping-particle": "", "family": "Iida", "non-dropping-partic</meta:user-defined>
    <meta:user-defined meta:name="Mendeley_Bookmark_ZlgsOSN50Y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ZlgsOSN50Y_60" meta:value-type="string">le": "", "suffix": "", "given": "Kei", "parse-names": false}, {"dropping-particle": "", "family": "Ikawa", "non-dropping-particle": "", "suffix": "", "given": "Tomokatsu", "parse-names": false}, {"dropping-particle": "", "family": "Jankovic", "non-droppin</meta:user-defined>
    <meta:user-defined meta:name="Mendeley_Bookmark_ZlgsOSN50Y_61" meta:value-type="string">g-particle": "", "suffix": "", "given": "Boris R.", "parse-names": false}, {"dropping-particle": "", "family": "Jia", "non-dropping-particle": "", "suffix": "", "given": "Hui", "parse-names": false}, {"dropping-particle": "", "family": "Joshi", "non-dropp</meta:user-defined>
    <meta:user-defined meta:name="Mendeley_Bookmark_ZlgsOSN50Y_62" meta:value-type="string">ing-particle": "", "suffix": "", "given": "Anagha", "parse-names": false}, {"dropping-particle": "", "family": "Jurman", "non-dropping-particle": "", "suffix": "", "given": "Giuseppe", "parse-names": false}, {"dropping-particle": "", "family": "Kaczkowski</meta:user-defined>
    <meta:user-defined meta:name="Mendeley_Bookmark_ZlgsOSN50Y_63" meta:value-type="string">", "non-dropping-particle": "", "suffix": "", "given": "Bogumil", "parse-names": false}, {"dropping-particle": "", "family": "Kai", "non-dropping-particle": "", "suffix": "", "given": "Chieko", "parse-names": false}, {"dropping-particle": "", "family": "K</meta:user-defined>
    <meta:user-defined meta:name="Mendeley_Bookmark_ZlgsOSN50Y_64" meta:value-type="string">aida", "non-dropping-particle": "", "suffix": "", "given": "Kaoru", "parse-names": false}, {"dropping-particle": "", "family": "Kaiho", "non-dropping-particle": "", "suffix": "", "given": "Ai", "parse-names": false}, {"dropping-particle": "", "family": "K</meta:user-defined>
    <meta:user-defined meta:name="Mendeley_Bookmark_ZlgsOSN50Y_65" meta:value-type="string">ajiyama", "non-dropping-particle": "", "suffix": "", "given": "Kazuhiro", "parse-names": false}, {"dropping-particle": "", "family": "Kanamori-Katayama", "non-dropping-particle": "", "suffix": "", "given": "Mutsumi", "parse-names": false}, {"dropping-part</meta:user-defined>
    <meta:user-defined meta:name="Mendeley_Bookmark_ZlgsOSN50Y_66" meta:value-type="string">icle": "", "family": "Kasianov", "non-dropping-particle": "", "suffix": "", "given": "Artem S.", "parse-names": false}, {"dropping-particle": "", "family": "Kasukawa", "non-dropping-particle": "", "suffix": "", "given": "Takeya", "parse-names": false}, {"</meta:user-defined>
    <meta:user-defined meta:name="Mendeley_Bookmark_ZlgsOSN50Y_67" meta:value-type="string">dropping-particle": "", "family": "Katayama", "non-dropping-particle": "", "suffix": "", "given": "Shintaro", "parse-names": false}, {"dropping-particle": "", "family": "Kato", "non-dropping-particle": "", "suffix": "", "given": "Sachi", "parse-names": fa</meta:user-defined>
    <meta:user-defined meta:name="Mendeley_Bookmark_ZlgsOSN50Y_68" meta:value-type="string">lse}, {"dropping-particle": "", "family": "Kawaguchi", "non-dropping-particle": "", "suffix": "", "given": "Shuji", "parse-names": false}, {"dropping-particle": "", "family": "Kawamoto", "non-dropping-particle": "", "suffix": "", "given": "Hiroshi", "pars</meta:user-defined>
    <meta:user-defined meta:name="Mendeley_Bookmark_ZlgsOSN50Y_69" meta:value-type="string">e-names": false}, {"dropping-particle": "", "family": "Kawamura", "non-dropping-particle": "", "suffix": "", "given": "Yuki I.", "parse-names": false}, {"dropping-particle": "", "family": "Kawashima", "non-dropping-particle": "", "suffix": "", "given": "T</meta:user-defined>
    <meta:user-defined meta:name="Mendeley_Bookmark_ZlgsOSN50Y_7" meta:value-type="string">wide applications in biomedical research.", "issued": {"date-parts": [["2014", "3", "27"]]}, "PMID": "24670764", "author": [{"dropping-particle": "", "family": "Forrest", "non-dropping-particle": "", "suffix": "", "given": "Alistair R.R. R", "parse-names"</meta:user-defined>
    <meta:user-defined meta:name="Mendeley_Bookmark_ZlgsOSN50Y_70" meta:value-type="string">sugumi", "parse-names": false}, {"dropping-particle": "", "family": "Kempfle", "non-dropping-particle": "", "suffix": "", "given": "Judith S.", "parse-names": false}, {"dropping-particle": "", "family": "Kenna", "non-dropping-particle": "", "suffix": "", </meta:user-defined>
    <meta:user-defined meta:name="Mendeley_Bookmark_ZlgsOSN50Y_71" meta:value-type="string">"given": "Tony J.", "parse-names": false}, {"dropping-particle": "", "family": "Kere", "non-dropping-particle": "", "suffix": "", "given": "Juha", "parse-names": false}, {"dropping-particle": "", "family": "Khachigian", "non-dropping-particle": "", "suffi</meta:user-defined>
    <meta:user-defined meta:name="Mendeley_Bookmark_ZlgsOSN50Y_72" meta:value-type="string">x": "", "given": "Levon M.", "parse-names": false}, {"dropping-particle": "", "family": "Kitamura", "non-dropping-particle": "", "suffix": "", "given": "Toshio", "parse-names": false}, {"dropping-particle": "", "family": "Klinken", "non-dropping-particle"</meta:user-defined>
    <meta:user-defined meta:name="Mendeley_Bookmark_ZlgsOSN50Y_73" meta:value-type="string">: "", "suffix": "", "given": "S. Peter", "parse-names": false}, {"dropping-particle": "", "family": "Knox", "non-dropping-particle": "", "suffix": "", "given": "Alan J.", "parse-names": false}, {"dropping-particle": "", "family": "Kojima", "non-dropping-p</meta:user-defined>
    <meta:user-defined meta:name="Mendeley_Bookmark_ZlgsOSN50Y_74" meta:value-type="string">article": "", "suffix": "", "given": "Miki", "parse-names": false}, {"dropping-particle": "", "family": "Kojima", "non-dropping-particle": "", "suffix": "", "given": "Soichi", "parse-names": false}, {"dropping-particle": "", "family": "Kondo", "non-droppi</meta:user-defined>
    <meta:user-defined meta:name="Mendeley_Bookmark_ZlgsOSN50Y_75" meta:value-type="string">ng-particle": "", "suffix": "", "given": "Naoto", "parse-names": false}, {"dropping-particle": "", "family": "Koseki", "non-dropping-particle": "", "suffix": "", "given": "Haruhiko", "parse-names": false}, {"dropping-particle": "", "family": "Koyasu", "no</meta:user-defined>
    <meta:user-defined meta:name="Mendeley_Bookmark_ZlgsOSN50Y_76" meta:value-type="string">n-dropping-particle": "", "suffix": "", "given": "Shigeo", "parse-names": false}, {"dropping-particle": "", "family": "Krampitz", "non-dropping-particle": "", "suffix": "", "given": "Sarah", "parse-names": false}, {"dropping-particle": "", "family": "Kubo</meta:user-defined>
    <meta:user-defined meta:name="Mendeley_Bookmark_ZlgsOSN50Y_77" meta:value-type="string">saki", "non-dropping-particle": "", "suffix": "", "given": "Atsutaka", "parse-names": false}, {"dropping-particle": "", "family": "Kwon", "non-dropping-particle": "", "suffix": "", "given": "Andrew T.", "parse-names": false}, {"dropping-particle": "", "fa</meta:user-defined>
    <meta:user-defined meta:name="Mendeley_Bookmark_ZlgsOSN50Y_78" meta:value-type="string">mily": "Laros", "non-dropping-particle": "", "suffix": "", "given": "Jeroen F.J. J", "parse-names": false}, {"dropping-particle": "", "family": "Lee", "non-dropping-particle": "", "suffix": "", "given": "Weonju", "parse-names": false}, {"dropping-particle</meta:user-defined>
    <meta:user-defined meta:name="Mendeley_Bookmark_ZlgsOSN50Y_79" meta:value-type="string">": "", "family": "Lennartsson", "non-dropping-particle": "", "suffix": "", "given": "Andreas", "parse-names": false}, {"dropping-particle": "", "family": "Li", "non-dropping-particle": "", "suffix": "", "given": "Kang", "parse-names": false}, {"dropping-p</meta:user-defined>
    <meta:user-defined meta:name="Mendeley_Bookmark_ZlgsOSN50Y_8" meta:value-type="string">: false}, {"dropping-particle": "", "family": "Kawaji", "non-dropping-particle": "", "suffix": "", "given": "Hideya", "parse-names": false}, {"dropping-particle": "", "family": "Rehli", "non-dropping-particle": "", "suffix": "", "given": "Michael", "parse</meta:user-defined>
    <meta:user-defined meta:name="Mendeley_Bookmark_ZlgsOSN50Y_80" meta:value-type="string">article": "", "family": "Lilje", "non-dropping-particle": "", "suffix": "", "given": "Berit", "parse-names": false}, {"dropping-particle": "", "family": "Lipovich", "non-dropping-particle": "", "suffix": "", "given": "Leonard", "parse-names": false}, {"dr</meta:user-defined>
    <meta:user-defined meta:name="Mendeley_Bookmark_ZlgsOSN50Y_81" meta:value-type="string">opping-particle": "", "family": "Mackay-Sim", "non-dropping-particle": "", "suffix": "", "given": "Alan", "parse-names": false}, {"dropping-particle": "", "family": "Manabe", "non-dropping-particle": "", "suffix": "", "given": "Ri-ichiroh", "parse-names":</meta:user-defined>
    <meta:user-defined meta:name="Mendeley_Bookmark_ZlgsOSN50Y_82" meta:value-type="string"> false}, {"dropping-particle": "", "family": "Mar", "non-dropping-particle": "", "suffix": "", "given": "Jessica C.", "parse-names": false}, {"dropping-particle": "", "family": "Marchand", "non-dropping-particle": "", "suffix": "", "given": "Benoit", "par</meta:user-defined>
    <meta:user-defined meta:name="Mendeley_Bookmark_ZlgsOSN50Y_83" meta:value-type="string">se-names": false}, {"dropping-particle": "", "family": "Mathelier", "non-dropping-particle": "", "suffix": "", "given": "Anthony", "parse-names": false}, {"dropping-particle": "", "family": "Mejhert", "non-dropping-particle": "", "suffix": "", "given": "N</meta:user-defined>
    <meta:user-defined meta:name="Mendeley_Bookmark_ZlgsOSN50Y_84" meta:value-type="string">iklas", "parse-names": false}, {"dropping-particle": "", "family": "Meynert", "non-dropping-particle": "", "suffix": "", "given": "Alison", "parse-names": false}, {"dropping-particle": "", "family": "Mizuno", "non-dropping-particle": "", "suffix": "", "gi</meta:user-defined>
    <meta:user-defined meta:name="Mendeley_Bookmark_ZlgsOSN50Y_85" meta:value-type="string">ven": "Yosuke", "parse-names": false}, {"dropping-particle": "", "family": "Lima Morais", "non-dropping-particle": "de", "suffix": "", "given": "David A", "parse-names": false}, {"dropping-particle": "", "family": "Morikawa", "non-dropping-particle": "", </meta:user-defined>
    <meta:user-defined meta:name="Mendeley_Bookmark_ZlgsOSN50Y_86" meta:value-type="string">"suffix": "", "given": "Hiromasa", "parse-names": false}, {"dropping-particle": "", "family": "Morimoto", "non-dropping-particle": "", "suffix": "", "given": "Mitsuru", "parse-names": false}, {"dropping-particle": "", "family": "Moro", "non-dropping-parti</meta:user-defined>
    <meta:user-defined meta:name="Mendeley_Bookmark_ZlgsOSN50Y_87" meta:value-type="string">cle": "", "suffix": "", "given": "Kazuyo", "parse-names": false}, {"dropping-particle": "", "family": "Motakis", "non-dropping-particle": "", "suffix": "", "given": "Efthymios", "parse-names": false}, {"dropping-particle": "", "family": "Motohashi", "non-</meta:user-defined>
    <meta:user-defined meta:name="Mendeley_Bookmark_ZlgsOSN50Y_88" meta:value-type="string">dropping-particle": "", "suffix": "", "given": "Hozumi", "parse-names": false}, {"dropping-particle": "", "family": "Mummery", "non-dropping-particle": "", "suffix": "", "given": "Christine L.", "parse-names": false}, {"dropping-particle": "", "family": "</meta:user-defined>
    <meta:user-defined meta:name="Mendeley_Bookmark_ZlgsOSN50Y_89" meta:value-type="string">Murata", "non-dropping-particle": "", "suffix": "", "given": "Mitsuyoshi", "parse-names": false}, {"dropping-particle": "", "family": "Nagao-Sato", "non-dropping-particle": "", "suffix": "", "given": "Sayaka", "parse-names": false}, {"dropping-particle": </meta:user-defined>
    <meta:user-defined meta:name="Mendeley_Bookmark_ZlgsOSN50Y_9" meta:value-type="string">-names": false}, {"dropping-particle": "", "family": "Baillie", "non-dropping-particle": "", "suffix": "", "given": "J. Kenneth", "parse-names": false}, {"dropping-particle": "", "family": "Hoon", "non-dropping-particle": "de", "suffix": "", "given": "Mic</meta:user-defined>
    <meta:user-defined meta:name="Mendeley_Bookmark_ZlgsOSN50Y_90" meta:value-type="string">"", "family": "Nakachi", "non-dropping-particle": "", "suffix": "", "given": "Yutaka", "parse-names": false}, {"dropping-particle": "", "family": "Nakahara", "non-dropping-particle": "", "suffix": "", "given": "Fumio", "parse-names": false}, {"dropping-pa</meta:user-defined>
    <meta:user-defined meta:name="Mendeley_Bookmark_ZlgsOSN50Y_91" meta:value-type="string">rticle": "", "family": "Nakamura", "non-dropping-particle": "", "suffix": "", "given": "Toshiyuki", "parse-names": false}, {"dropping-particle": "", "family": "Nakamura", "non-dropping-particle": "", "suffix": "", "given": "Yukio", "parse-names": false}, </meta:user-defined>
    <meta:user-defined meta:name="Mendeley_Bookmark_ZlgsOSN50Y_92" meta:value-type="string">{"dropping-particle": "", "family": "Nakazato", "non-dropping-particle": "", "suffix": "", "given": "Kenichi", "parse-names": false}, {"dropping-particle": "", "family": "Nimwegen", "non-dropping-particle": "van", "suffix": "", "given": "Erik", "parse-nam</meta:user-defined>
    <meta:user-defined meta:name="Mendeley_Bookmark_ZlgsOSN50Y_93" meta:value-type="string">es": false}, {"dropping-particle": "", "family": "Ninomiya", "non-dropping-particle": "", "suffix": "", "given": "Noriko", "parse-names": false}, {"dropping-particle": "", "family": "Nishiyori", "non-dropping-particle": "", "suffix": "", "given": "Hiromi"</meta:user-defined>
    <meta:user-defined meta:name="Mendeley_Bookmark_ZlgsOSN50Y_94" meta:value-type="string">, "parse-names": false}, {"dropping-particle": "", "family": "Noma", "non-dropping-particle": "", "suffix": "", "given": "Shohei", "parse-names": false}, {"dropping-particle": "", "family": "Noma", "non-dropping-particle": "", "suffix": "", "given": "Shoh</meta:user-defined>
    <meta:user-defined meta:name="Mendeley_Bookmark_ZlgsOSN50Y_95" meta:value-type="string">ei", "parse-names": false}, {"dropping-particle": "", "family": "Noazaki", "non-dropping-particle": "", "suffix": "", "given": "Tadasuke", "parse-names": false}, {"dropping-particle": "", "family": "Ogishima", "non-dropping-particle": "", "suffix": "", "g</meta:user-defined>
    <meta:user-defined meta:name="Mendeley_Bookmark_ZlgsOSN50Y_96" meta:value-type="string">iven": "Soichi", "parse-names": false}, {"dropping-particle": "", "family": "Ohkura", "non-dropping-particle": "", "suffix": "", "given": "Naganari", "parse-names": false}, {"dropping-particle": "", "family": "Ohimiya", "non-dropping-particle": "", "suffi</meta:user-defined>
    <meta:user-defined meta:name="Mendeley_Bookmark_ZlgsOSN50Y_97" meta:value-type="string">x": "", "given": "Hiroko", "parse-names": false}, {"dropping-particle": "", "family": "Ohno", "non-dropping-particle": "", "suffix": "", "given": "Hiroshi", "parse-names": false}, {"dropping-particle": "", "family": "Ohshima", "non-dropping-particle": "",</meta:user-defined>
    <meta:user-defined meta:name="Mendeley_Bookmark_ZlgsOSN50Y_98" meta:value-type="string"> "suffix": "", "given": "Mitsuhiro", "parse-names": false}, {"dropping-particle": "", "family": "Okada-Hatakeyama", "non-dropping-particle": "", "suffix": "", "given": "Mariko", "parse-names": false}, {"dropping-particle": "", "family": "Okazaki", "non-dr</meta:user-defined>
    <meta:user-defined meta:name="Mendeley_Bookmark_ZlgsOSN50Y_99" meta:value-type="string">opping-particle": "", "suffix": "", "given": "Yasushi", "parse-names": false}, {"dropping-particle": "", "family": "Orlando", "non-dropping-particle": "", "suffix": "", "given": "Valerio", "parse-names": false}, {"dropping-particle": "", "family": "Ovchin</meta:user-defined>
    <meta:user-defined meta:name="Mendeley_Bookmark_aTyLdRCLy9_1" meta:value-type="string">ADDIN CSL_CITATION {"citationItems": [{"uris": ["http://www.mendeley.com/documents/?uuid=408d1675-46ce-47e7-8b6b-5bd7ba1db18d"], "itemData": {"DOI": "10.1093/bfgp/elv014", "volume": "14", "ISSN": "20412657", "page": "305-314", "id": "ITEM-1", "title": "A </meta:user-defined>
    <meta:user-defined meta:name="Mendeley_Bookmark_aTyLdRCLy9_2" meta:value-type="string">decade of structural variants: Description, history and methods to detect structural variation", "issue": "5", "type": "article-journal", "abstract": "In the past decade, the view on genomic structural variation (SV) has been changed completely. SVs, prev</meta:user-defined>
    <meta:user-defined meta:name="Mendeley_Bookmark_aTyLdRCLy9_3" meta:value-type="string">iously considered rare events, are now recognized as the largest source of interindividual genetic variation affecting more bases than single nucleotide polymorphisms, variable number of tandem repeats and other small genetic variants. They have also been</meta:user-defined>
    <meta:user-defined meta:name="Mendeley_Bookmark_aTyLdRCLy9_4" meta:value-type="string"> shown to play a role in phenotypic variation and in disease. In this review, the authors will provide an introduction to SV; a short historical perspective on the research of this source of genomic variation; a description of the types of structural vari</meta:user-defined>
    <meta:user-defined meta:name="Mendeley_Bookmark_aTyLdRCLy9_5" meta:value-type="string">ants, and on how they may have arisen; and an overview on methods of detecting structural variants, focusing on the analysis of high-throughput sequencing data.", "issued": {"date-parts": [["2015"]]}, "author": [{"dropping-particle": "", "family": "Escara</meta:user-defined>
    <meta:user-defined meta:name="Mendeley_Bookmark_aTyLdRCLy9_6" meta:value-type="string">m\u00eds", "non-dropping-particle": "", "suffix": "", "given": "Ge\u00f3rgia", "parse-names": false}, {"dropping-particle": "", "family": "Docampo", "non-dropping-particle": "", "suffix": "", "given": "Elisa", "parse-names": false}, {"dropping-particle": </meta:user-defined>
    <meta:user-defined meta:name="Mendeley_Bookmark_aTyLdRCLy9_7" meta:value-type="string">"", "family": "Rabionet", "non-dropping-particle": "", "suffix": "", "given": "Raquel", "parse-names": false}], "container-title": "Briefings in Functional Genomics"}, "id": "ITEM-1"}], "mendeley": {"previouslyFormattedCitation": "(Escaram\u00eds, Docampo</meta:user-defined>
    <meta:user-defined meta:name="Mendeley_Bookmark_aTyLdRCLy9_8" meta:value-type="string">, and Rabionet 2015)", "plainTextFormattedCitation": "(Escaram\u00eds, Docampo, and Rabionet 2015)", "formattedCitation": "(Escaram\u00eds, Docampo, and Rabionet 2015)"}, "properties": {"noteIndex": 0}, "schema": "https://github.com/citation-style-languag</meta:user-defined>
    <meta:user-defined meta:name="Mendeley_Bookmark_aTyLdRCLy9_9" meta:value-type="string">e/schema/raw/master/csl-citation.json"}</meta:user-defined>
    <meta:user-defined meta:name="Mendeley_Bookmark_acGuRp8nBb_1" meta:value-type="string">ADDIN CSL_CITATION {"citationItems": [{"uris": ["http://www.mendeley.com/documents/?uuid=b9fc3d6e-f9a0-34e3-b4b9-654a2bc23a53"], "itemData": {"DOI": "10.1093/nar/gkx1098", "issued": {"date-parts": [["2018", "1", "4"]]}, "issue": "D1", "ISSN": "0305-1048",</meta:user-defined>
    <meta:user-defined meta:name="Mendeley_Bookmark_acGuRp8nBb_10" meta:value-type="string">alse}, {"dropping-particle": "", "family": "Izuogu", "non-dropping-particle": "", "suffix": "", "given": "Osagie G", "parse-names": false}, {"dropping-particle": "", "family": "Janacek", "non-dropping-particle": "", "suffix": "", "given": "Sophie H", "par</meta:user-defined>
    <meta:user-defined meta:name="Mendeley_Bookmark_acGuRp8nBb_11" meta:value-type="string">se-names": false}, {"dropping-particle": "", "family": "Juettemann", "non-dropping-particle": "", "suffix": "", "given": "Thomas", "parse-names": false}, {"dropping-particle": "", "family": "To", "non-dropping-particle": "", "suffix": "", "given": "Jimmy </meta:user-defined>
    <meta:user-defined meta:name="Mendeley_Bookmark_acGuRp8nBb_12" meta:value-type="string">Kiang", "parse-names": false}, {"dropping-particle": "", "family": "Laird", "non-dropping-particle": "", "suffix": "", "given": "Matthew R", "parse-names": false}, {"dropping-particle": "", "family": "Lavidas", "non-dropping-particle": "", "suffix": "", "</meta:user-defined>
    <meta:user-defined meta:name="Mendeley_Bookmark_acGuRp8nBb_13" meta:value-type="string">given": "Ilias", "parse-names": false}, {"dropping-particle": "", "family": "Liu", "non-dropping-particle": "", "suffix": "", "given": "Zhicheng", "parse-names": false}, {"dropping-particle": "", "family": "Loveland", "non-dropping-particle": "", "suffix"</meta:user-defined>
    <meta:user-defined meta:name="Mendeley_Bookmark_acGuRp8nBb_14" meta:value-type="string">: "", "given": "Jane E", "parse-names": false}, {"dropping-particle": "", "family": "Maurel", "non-dropping-particle": "", "suffix": "", "given": "Thomas", "parse-names": false}, {"dropping-particle": "", "family": "McLaren", "non-dropping-particle": "", </meta:user-defined>
    <meta:user-defined meta:name="Mendeley_Bookmark_acGuRp8nBb_15" meta:value-type="string">"suffix": "", "given": "William", "parse-names": false}, {"dropping-particle": "", "family": "Moore", "non-dropping-particle": "", "suffix": "", "given": "Benjamin", "parse-names": false}, {"dropping-particle": "", "family": "Mudge", "non-dropping-particl</meta:user-defined>
    <meta:user-defined meta:name="Mendeley_Bookmark_acGuRp8nBb_16" meta:value-type="string">e": "", "suffix": "", "given": "Jonathan", "parse-names": false}, {"dropping-particle": "", "family": "Murphy", "non-dropping-particle": "", "suffix": "", "given": "Daniel N", "parse-names": false}, {"dropping-particle": "", "family": "Newman", "non-dropp</meta:user-defined>
    <meta:user-defined meta:name="Mendeley_Bookmark_acGuRp8nBb_17" meta:value-type="string">ing-particle": "", "suffix": "", "given": "Victoria", "parse-names": false}, {"dropping-particle": "", "family": "Nuhn", "non-dropping-particle": "", "suffix": "", "given": "Michael", "parse-names": false}, {"dropping-particle": "", "family": "Ogeh", "non</meta:user-defined>
    <meta:user-defined meta:name="Mendeley_Bookmark_acGuRp8nBb_18" meta:value-type="string">-dropping-particle": "", "suffix": "", "given": "Denye", "parse-names": false}, {"dropping-particle": "", "family": "Ong", "non-dropping-particle": "", "suffix": "", "given": "Chuang Kee", "parse-names": false}, {"dropping-particle": "", "family": "Parker</meta:user-defined>
    <meta:user-defined meta:name="Mendeley_Bookmark_acGuRp8nBb_19" meta:value-type="string">", "non-dropping-particle": "", "suffix": "", "given": "Anne", "parse-names": false}, {"dropping-particle": "", "family": "Patricio", "non-dropping-particle": "", "suffix": "", "given": "Mateus", "parse-names": false}, {"dropping-particle": "", "family": </meta:user-defined>
    <meta:user-defined meta:name="Mendeley_Bookmark_acGuRp8nBb_2" meta:value-type="string"> "id": "ITEM-1", "page": "D754-D761", "author": [{"dropping-particle": "", "family": "Zerbino", "non-dropping-particle": "", "suffix": "", "given": "Daniel R", "parse-names": false}, {"dropping-particle": "", "family": "Achuthan", "non-dropping-particle":</meta:user-defined>
    <meta:user-defined meta:name="Mendeley_Bookmark_acGuRp8nBb_20" meta:value-type="string">"Riat", "non-dropping-particle": "", "suffix": "", "given": "Harpreet Singh", "parse-names": false}, {"dropping-particle": "", "family": "Schuilenburg", "non-dropping-particle": "", "suffix": "", "given": "Helen", "parse-names": false}, {"dropping-particl</meta:user-defined>
    <meta:user-defined meta:name="Mendeley_Bookmark_acGuRp8nBb_21" meta:value-type="string">e": "", "family": "Sheppard", "non-dropping-particle": "", "suffix": "", "given": "Dan", "parse-names": false}, {"dropping-particle": "", "family": "Sparrow", "non-dropping-particle": "", "suffix": "", "given": "Helen", "parse-names": false}, {"dropping-p</meta:user-defined>
    <meta:user-defined meta:name="Mendeley_Bookmark_acGuRp8nBb_22" meta:value-type="string">article": "", "family": "Taylor", "non-dropping-particle": "", "suffix": "", "given": "Kieron", "parse-names": false}, {"dropping-particle": "", "family": "Thormann", "non-dropping-particle": "", "suffix": "", "given": "Anja", "parse-names": false}, {"dro</meta:user-defined>
    <meta:user-defined meta:name="Mendeley_Bookmark_acGuRp8nBb_23" meta:value-type="string">pping-particle": "", "family": "Vullo", "non-dropping-particle": "", "suffix": "", "given": "Alessandro", "parse-names": false}, {"dropping-particle": "", "family": "Walts", "non-dropping-particle": "", "suffix": "", "given": "Brandon", "parse-names": fal</meta:user-defined>
    <meta:user-defined meta:name="Mendeley_Bookmark_acGuRp8nBb_24" meta:value-type="string">se}, {"dropping-particle": "", "family": "Zadissa", "non-dropping-particle": "", "suffix": "", "given": "Amonida", "parse-names": false}, {"dropping-particle": "", "family": "Frankish", "non-dropping-particle": "", "suffix": "", "given": "Adam", "parse-na</meta:user-defined>
    <meta:user-defined meta:name="Mendeley_Bookmark_acGuRp8nBb_25" meta:value-type="string">mes": false}, {"dropping-particle": "", "family": "Hunt", "non-dropping-particle": "", "suffix": "", "given": "Sarah E", "parse-names": false}, {"dropping-particle": "", "family": "Kostadima", "non-dropping-particle": "", "suffix": "", "given": "Myrto", "</meta:user-defined>
    <meta:user-defined meta:name="Mendeley_Bookmark_acGuRp8nBb_26" meta:value-type="string">parse-names": false}, {"dropping-particle": "", "family": "Langridge", "non-dropping-particle": "", "suffix": "", "given": "Nicholas", "parse-names": false}, {"dropping-particle": "", "family": "Martin", "non-dropping-particle": "", "suffix": "", "given":</meta:user-defined>
    <meta:user-defined meta:name="Mendeley_Bookmark_acGuRp8nBb_27" meta:value-type="string"> "Fergal J", "parse-names": false}, {"dropping-particle": "", "family": "Muffato", "non-dropping-particle": "", "suffix": "", "given": "Matthieu", "parse-names": false}, {"dropping-particle": "", "family": "Perry", "non-dropping-particle": "", "suffix": "</meta:user-defined>
    <meta:user-defined meta:name="Mendeley_Bookmark_acGuRp8nBb_28" meta:value-type="string">", "given": "Emily", "parse-names": false}, {"dropping-particle": "", "family": "Ruffier", "non-dropping-particle": "", "suffix": "", "given": "Magali", "parse-names": false}, {"dropping-particle": "", "family": "Staines", "non-dropping-particle": "", "su</meta:user-defined>
    <meta:user-defined meta:name="Mendeley_Bookmark_acGuRp8nBb_29" meta:value-type="string">ffix": "", "given": "Dan M", "parse-names": false}, {"dropping-particle": "", "family": "Trevanion", "non-dropping-particle": "", "suffix": "", "given": "Stephen J", "parse-names": false}, {"dropping-particle": "", "family": "Aken", "non-dropping-particle</meta:user-defined>
    <meta:user-defined meta:name="Mendeley_Bookmark_acGuRp8nBb_3" meta:value-type="string"> "", "suffix": "", "given": "Premanand", "parse-names": false}, {"dropping-particle": "", "family": "Akanni", "non-dropping-particle": "", "suffix": "", "given": "Wasiu", "parse-names": false}, {"dropping-particle": "", "family": "Amode", "non-dropping-pa</meta:user-defined>
    <meta:user-defined meta:name="Mendeley_Bookmark_acGuRp8nBb_30" meta:value-type="string">": "", "suffix": "", "given": "Bronwen L", "parse-names": false}, {"dropping-particle": "", "family": "Cunningham", "non-dropping-particle": "", "suffix": "", "given": "Fiona", "parse-names": false}, {"dropping-particle": "", "family": "Yates", "non-dropp</meta:user-defined>
    <meta:user-defined meta:name="Mendeley_Bookmark_acGuRp8nBb_31" meta:value-type="string">ing-particle": "", "suffix": "", "given": "Andrew", "parse-names": false}, {"dropping-particle": "", "family": "Flicek", "non-dropping-particle": "", "suffix": "", "given": "Paul", "parse-names": false}], "volume": "46", "title": "Ensembl 2018", "containe</meta:user-defined>
    <meta:user-defined meta:name="Mendeley_Bookmark_acGuRp8nBb_32" meta:value-type="string">r-title": "Nucleic Acids Research", "type": "article-journal"}, "id": "ITEM-1"}, {"uris": ["http://www.mendeley.com/documents/?uuid=378d9683-7a83-3f5e-b779-86594da3ec07"], "itemData": {"DOI": "10.1038/nbt.1754", "volume": "29", "ISSN": "10870156", "page":</meta:user-defined>
    <meta:user-defined meta:name="Mendeley_Bookmark_acGuRp8nBb_33" meta:value-type="string"> "24-26", "id": "ITEM-2", "title": "Integrative genomics viewer", "issue": "1", "type": "article", "issued": {"date-parts": [["2011", "1"]]}, "PMID": "21221095", "author": [{"dropping-particle": "", "family": "Robinson", "non-dropping-particle": "", "suff</meta:user-defined>
    <meta:user-defined meta:name="Mendeley_Bookmark_acGuRp8nBb_34" meta:value-type="string">ix": "", "given": "James T.", "parse-names": false}, {"dropping-particle": "", "family": "Thorvaldsd\u00f3ttir", "non-dropping-particle": "", "suffix": "", "given": "Helga", "parse-names": false}, {"dropping-particle": "", "family": "Winckler", "non-dropp</meta:user-defined>
    <meta:user-defined meta:name="Mendeley_Bookmark_acGuRp8nBb_35" meta:value-type="string">ing-particle": "", "suffix": "", "given": "Wendy", "parse-names": false}, {"dropping-particle": "", "family": "Guttman", "non-dropping-particle": "", "suffix": "", "given": "Mitchell", "parse-names": false}, {"dropping-particle": "", "family": "Lander", "</meta:user-defined>
    <meta:user-defined meta:name="Mendeley_Bookmark_acGuRp8nBb_36" meta:value-type="string">non-dropping-particle": "", "suffix": "", "given": "Eric S.", "parse-names": false}, {"dropping-particle": "", "family": "Getz", "non-dropping-particle": "", "suffix": "", "given": "Gad", "parse-names": false}, {"dropping-particle": "", "family": "Mesirov</meta:user-defined>
    <meta:user-defined meta:name="Mendeley_Bookmark_acGuRp8nBb_37" meta:value-type="string">", "non-dropping-particle": "", "suffix": "", "given": "Jill P.", "parse-names": false}], "container-title": "Nature Biotechnology"}, "id": "ITEM-2"}, {"uris": ["http://www.mendeley.com/documents/?uuid=41a3be29-e485-3e81-82b6-f60b0841989b"], "itemData": {</meta:user-defined>
    <meta:user-defined meta:name="Mendeley_Bookmark_acGuRp8nBb_38" meta:value-type="string">"DOI": "10.1101/gr.229102", "volume": "12", "ISSN": "1088-9051", "page": "996-1006", "id": "ITEM-3", "title": "The Human Genome Browser at UCSC", "issue": "6", "type": "article-journal", "abstract": "As vertebrate genome sequences near completion and rese</meta:user-defined>
    <meta:user-defined meta:name="Mendeley_Bookmark_acGuRp8nBb_39" meta:value-type="string">arch refocuses to their analysis, the issue of effective genome annotation display becomes critical. A mature web tool for rapid and reliable display of any requested portion of the genome at any scale, together with several dozen aligned annotation track</meta:user-defined>
    <meta:user-defined meta:name="Mendeley_Bookmark_acGuRp8nBb_4" meta:value-type="string">rticle": "", "suffix": "", "given": "M\u00a0Ridwan", "parse-names": false}, {"dropping-particle": "", "family": "Barrell", "non-dropping-particle": "", "suffix": "", "given": "Daniel", "parse-names": false}, {"dropping-particle": "", "family": "Bhai", "no</meta:user-defined>
    <meta:user-defined meta:name="Mendeley_Bookmark_acGuRp8nBb_40" meta:value-type="string">s, is provided at http://genome.ucsc.edu. This browser displays assembly contigs and gaps, mRNA and expressed sequence tag alignments, multiple gene predictions, cross-species homologies, single nucleotide polymorphisms, sequence-tagged sites, radiation h</meta:user-defined>
    <meta:user-defined meta:name="Mendeley_Bookmark_acGuRp8nBb_41" meta:value-type="string">ybrid data, transposon repeats, and more as a stack of coregistered tracks. Text and sequence-based searches provide quick and precise access to any region of specific interest. Secondary links from individual features lead to sequence details and supplem</meta:user-defined>
    <meta:user-defined meta:name="Mendeley_Bookmark_acGuRp8nBb_42" meta:value-type="string">entary off-site databases. One-half of the annotation tracks are computed at the University of California, Santa Cruz from publicly available sequence data; collaborators worldwide provide the rest. Users can stably add their own custom tracks to the brow</meta:user-defined>
    <meta:user-defined meta:name="Mendeley_Bookmark_acGuRp8nBb_43" meta:value-type="string">ser for educational or research purposes. The conceptual and technical framework of the browser, its underlying MYSQL database, and overall use are described. The web site currently serves over 50,000 pages per day to over 3000 different users.", "issued"</meta:user-defined>
    <meta:user-defined meta:name="Mendeley_Bookmark_acGuRp8nBb_44" meta:value-type="string">: {"date-parts": [["2002", "5", "16"]]}, "PMID": "12045153", "author": [{"dropping-particle": "", "family": "Kent", "non-dropping-particle": "", "suffix": "", "given": "W. J.", "parse-names": false}, {"dropping-particle": "", "family": "Sugnet", "non-drop</meta:user-defined>
    <meta:user-defined meta:name="Mendeley_Bookmark_acGuRp8nBb_45" meta:value-type="string">ping-particle": "", "suffix": "", "given": "C. W.", "parse-names": false}, {"dropping-particle": "", "family": "Furey", "non-dropping-particle": "", "suffix": "", "given": "T. S.", "parse-names": false}, {"dropping-particle": "", "family": "Roskin", "non-</meta:user-defined>
    <meta:user-defined meta:name="Mendeley_Bookmark_acGuRp8nBb_46" meta:value-type="string">dropping-particle": "", "suffix": "", "given": "K. M.", "parse-names": false}, {"dropping-particle": "", "family": "Pringle", "non-dropping-particle": "", "suffix": "", "given": "T. H.", "parse-names": false}, {"dropping-particle": "", "family": "Zahler",</meta:user-defined>
    <meta:user-defined meta:name="Mendeley_Bookmark_acGuRp8nBb_47" meta:value-type="string"> "non-dropping-particle": "", "suffix": "", "given": "A. M.", "parse-names": false}, {"dropping-particle": "", "family": "Haussler", "non-dropping-particle": "", "suffix": "", "given": "a. D.", "parse-names": false}], "publisher": "Cold Spring Harbor Labo</meta:user-defined>
    <meta:user-defined meta:name="Mendeley_Bookmark_acGuRp8nBb_48" meta:value-type="string">ratory", "container-title": "Genome Research"}, "id": "ITEM-3"}], "mendeley": {"previouslyFormattedCitation": "(Zerbino et al. 2018; Robinson et al. 2011; Kent et al. 2002)", "plainTextFormattedCitation": "(Zerbino et al. 2018; Robinson et al. 2011; Kent </meta:user-defined>
    <meta:user-defined meta:name="Mendeley_Bookmark_acGuRp8nBb_49" meta:value-type="string">et al. 2002)", "formattedCitation": "(Zerbino et al. 2018; Robinson et al. 2011; Kent et al. 2002)"}, "properties": {"noteIndex": 0}, "schema": "https://github.com/citation-style-language/schema/raw/master/csl-citation.json"}</meta:user-defined>
    <meta:user-defined meta:name="Mendeley_Bookmark_acGuRp8nBb_5" meta:value-type="string">n-dropping-particle": "", "suffix": "", "given": "Jyothish", "parse-names": false}, {"dropping-particle": "", "family": "Billis", "non-dropping-particle": "", "suffix": "", "given": "Konstantinos", "parse-names": false}, {"dropping-particle": "", "family"</meta:user-defined>
    <meta:user-defined meta:name="Mendeley_Bookmark_acGuRp8nBb_6" meta:value-type="string">: "Cummins", "non-dropping-particle": "", "suffix": "", "given": "Carla", "parse-names": false}, {"dropping-particle": "", "family": "Gall", "non-dropping-particle": "", "suffix": "", "given": "Astrid", "parse-names": false}, {"dropping-particle": "", "fa</meta:user-defined>
    <meta:user-defined meta:name="Mendeley_Bookmark_acGuRp8nBb_7" meta:value-type="string">mily": "Gir\u00f3n", "non-dropping-particle": "", "suffix": "", "given": "Carlos Garc\u00eda", "parse-names": false}, {"dropping-particle": "", "family": "Gil", "non-dropping-particle": "", "suffix": "", "given": "Laurent", "parse-names": false}, {"droppi</meta:user-defined>
    <meta:user-defined meta:name="Mendeley_Bookmark_acGuRp8nBb_8" meta:value-type="string">ng-particle": "", "family": "Gordon", "non-dropping-particle": "", "suffix": "", "given": "Leo", "parse-names": false}, {"dropping-particle": "", "family": "Haggerty", "non-dropping-particle": "", "suffix": "", "given": "Leanne", "parse-names": false}, {"</meta:user-defined>
    <meta:user-defined meta:name="Mendeley_Bookmark_acGuRp8nBb_9" meta:value-type="string">dropping-particle": "", "family": "Haskell", "non-dropping-particle": "", "suffix": "", "given": "Erin", "parse-names": false}, {"dropping-particle": "", "family": "Hourlier", "non-dropping-particle": "", "suffix": "", "given": "Thibaut", "parse-names": f</meta:user-defined>
    <meta:user-defined meta:name="Mendeley_Bookmark_b5CfON6dPm_1" meta:value-type="string">ADDIN CSL_CITATION {"citationItems": [{"uris": ["http://www.mendeley.com/documents/?uuid=e58011cd-b277-396c-91ac-fd23d90bb168"], "itemData": {"DOI": "10.1093/bioinformatics/btq033", "volume": "26", "ISSN": "13674803", "page": "841-842", "id": "ITEM-1", "t</meta:user-defined>
    <meta:user-defined meta:name="Mendeley_Bookmark_b5CfON6dPm_10" meta:value-type="string">mattedCitation": "(Quinlan and Hall 2010)", "plainTextFormattedCitation": "(Quinlan and Hall 2010)", "formattedCitation": "(Quinlan and Hall 2010)"}, "properties": {"noteIndex": 0}, "schema": "https://github.com/citation-style-language/schema/raw/master/c</meta:user-defined>
    <meta:user-defined meta:name="Mendeley_Bookmark_b5CfON6dPm_11" meta:value-type="string">sl-citation.json"}</meta:user-defined>
    <meta:user-defined meta:name="Mendeley_Bookmark_b5CfON6dPm_2" meta:value-type="string">itle": "BEDTools: A flexible suite of utilities for comparing genomic features", "issue": "6", "type": "article-journal", "abstract": "Motivation: Testing for correlations between different sets of genomic features is a fundamental task in genomics resear</meta:user-defined>
    <meta:user-defined meta:name="Mendeley_Bookmark_b5CfON6dPm_3" meta:value-type="string">ch. However, searching for overlaps between features with existing webbased methods is complicated by the massive datasets that are routinely produced with current sequencing technologies. Fast and flexible tools are therefore required to ask complex ques</meta:user-defined>
    <meta:user-defined meta:name="Mendeley_Bookmark_b5CfON6dPm_4" meta:value-type="string">tions of these data in an efficient manner. Results: This article introduces a new software suite for the comparison, manipulation and annotation of genomic features in Browser Extensible Data (BED) and General Feature Format (GFF) format. BEDTools also s</meta:user-defined>
    <meta:user-defined meta:name="Mendeley_Bookmark_b5CfON6dPm_5" meta:value-type="string">upports the comparison of sequence alignments in BAM format to both BED and GFF features. The tools are extremely efficient and allow the user to compare large datasets (e.g. next-generation sequencing data) with both public and custom genome annotation t</meta:user-defined>
    <meta:user-defined meta:name="Mendeley_Bookmark_b5CfON6dPm_6" meta:value-type="string">racks. BEDTools can be combined with one another as well as with standard UNIX commands, thus facilitating routine genomics tasks as well as pipelines that can quickly answer intricate questions of large genomic datasets. Availability and implementation: </meta:user-defined>
    <meta:user-defined meta:name="Mendeley_Bookmark_b5CfON6dPm_7" meta:value-type="string">BEDTools was written in C++. Source code and a comprehensive user manual are freely available at http://code.google.com/p/bedtools. Contact: aaronquinlan@gmail.com; imh4y@virginia.edu. Supplementary information: Supplementary data are available at Bioinfo</meta:user-defined>
    <meta:user-defined meta:name="Mendeley_Bookmark_b5CfON6dPm_8" meta:value-type="string">rmatics online. \u00a9 The Author(s) 2010. Published by Oxford University Press.", "issued": {"date-parts": [["2010", "1", "28"]]}, "PMID": "20110278", "author": [{"dropping-particle": "", "family": "Quinlan", "non-dropping-particle": "", "suffix": "", "g</meta:user-defined>
    <meta:user-defined meta:name="Mendeley_Bookmark_b5CfON6dPm_9" meta:value-type="string">iven": "Aaron R.", "parse-names": false}, {"dropping-particle": "", "family": "Hall", "non-dropping-particle": "", "suffix": "", "given": "Ira M.", "parse-names": false}], "container-title": "Bioinformatics"}, "id": "ITEM-1"}], "mendeley": {"previouslyFor</meta:user-defined>
    <meta:user-defined meta:name="Mendeley_Bookmark_bOdO1o9SnB_1" meta:value-type="string">ADDIN CSL_CITATION {"citationItems": [{"uris": ["http://www.mendeley.com/documents/?uuid=c6c45e6b-c3e7-318c-a1fe-a64ce6d6ba9a"], "itemData": {"DOI": "10.1093/nar/gkh103", "volume": "32", "ISSN": "0305-1048", "page": "493D-496", "id": "ITEM-1", "title": "T</meta:user-defined>
    <meta:user-defined meta:name="Mendeley_Bookmark_bOdO1o9SnB_2" meta:value-type="string">he UCSC Table Browser data retrieval tool", "issue": "90001", "type": "article-journal", "abstract": "The University of California Santa Cruz (UCSC) Table Browser (http://genome.ucsc.edu/cgi-bin/hgText) provides text-based access to a large collection of </meta:user-defined>
    <meta:user-defined meta:name="Mendeley_Bookmark_bOdO1o9SnB_3" meta:value-type="string">genome assemblies and annotation data stored in the Genome Browser Database. A flexible alternative to the graphical-based Genome Browser, this tool offers an enhanced level of query support that includes restrictions based on field values, free-form SQL </meta:user-defined>
    <meta:user-defined meta:name="Mendeley_Bookmark_bOdO1o9SnB_4" meta:value-type="string">queries and combined queries on multiple tables. Output can be filtered to restrict the fields and lines returned, and may be organized into one of several formats, including a simple tab- delimited file that can be loaded into a spreadsheet or database a</meta:user-defined>
    <meta:user-defined meta:name="Mendeley_Bookmark_bOdO1o9SnB_5" meta:value-type="string">s well as advanced formats that may be uploaded into the Genome Browser as custom annotation tracks. The Table Browser User's Guide located on the UCSC website provides instructions and detailed examples for constructing queries and configuring output.", </meta:user-defined>
    <meta:user-defined meta:name="Mendeley_Bookmark_bOdO1o9SnB_6" meta:value-type="string">"issued": {"date-parts": [["2004", "1", "1"]]}, "author": [{"dropping-particle": "", "family": "Karolchik", "non-dropping-particle": "", "suffix": "", "given": "D.", "parse-names": false}], "publisher": "Oxford University Press (OUP)", "container-title": </meta:user-defined>
    <meta:user-defined meta:name="Mendeley_Bookmark_bOdO1o9SnB_7" meta:value-type="string">"Nucleic Acids Research"}, "id": "ITEM-1"}], "mendeley": {"previouslyFormattedCitation": "(Karolchik 2004)", "plainTextFormattedCitation": "(Karolchik 2004)", "formattedCitation": "(Karolchik 2004)"}, "properties": {"noteIndex": 0}, "schema": "https://git</meta:user-defined>
    <meta:user-defined meta:name="Mendeley_Bookmark_bOdO1o9SnB_8" meta:value-type="string">hub.com/citation-style-language/schema/raw/master/csl-citation.json"}</meta:user-defined>
    <meta:user-defined meta:name="Mendeley_Bookmark_bOiwMxLs9h_1" meta:value-type="string">ADDIN CSL_CITATION {"citationItems": [{"uris": ["http://www.mendeley.com/documents/?uuid=7434e634-8130-3a52-a6d8-fe67502bca9b"], "itemData": {"DOI": "10.1093/nar/gkq603", "issued": {"date-parts": [["2010", "9", "1"]]}, "issue": "16", "ISSN": "0305-1048", </meta:user-defined>
    <meta:user-defined meta:name="Mendeley_Bookmark_bOiwMxLs9h_2" meta:value-type="string">"id": "ITEM-1", "page": "e164-e164", "author": [{"dropping-particle": "", "family": "Wang", "non-dropping-particle": "", "suffix": "", "given": "K.", "parse-names": false}, {"dropping-particle": "", "family": "Li", "non-dropping-particle": "", "suffix": "</meta:user-defined>
    <meta:user-defined meta:name="Mendeley_Bookmark_bOiwMxLs9h_3" meta:value-type="string">", "given": "M.", "parse-names": false}, {"dropping-particle": "", "family": "Hakonarson", "non-dropping-particle": "", "suffix": "", "given": "H.", "parse-names": false}], "volume": "38", "title": "ANNOVAR: functional annotation of genetic variants from </meta:user-defined>
    <meta:user-defined meta:name="Mendeley_Bookmark_bOiwMxLs9h_4" meta:value-type="string">high-throughput sequencing data", "container-title": "Nucleic Acids Research", "type": "article-journal"}, "id": "ITEM-1"}], "mendeley": {"previouslyFormattedCitation": "(K. Wang, Li, and Hakonarson 2010)", "plainTextFormattedCitation": "(K. Wang, Li, and</meta:user-defined>
    <meta:user-defined meta:name="Mendeley_Bookmark_bOiwMxLs9h_5" meta:value-type="string"> Hakonarson 2010)", "formattedCitation": "(K. Wang, Li, and Hakonarson 2010)"}, "properties": {"noteIndex": 0}, "schema": "https://github.com/citation-style-language/schema/raw/master/csl-citation.json"}</meta:user-defined>
    <meta:user-defined meta:name="Mendeley_Bookmark_cESDUgO3aU_1" meta:value-type="string">ADDIN CSL_CITATION {"citationItems": [{"uris": ["http://www.mendeley.com/documents/?uuid=12ea0e76-ec37-35a5-8fa6-b721c13422b3"], "itemData": {"DOI": "10.1093/nar/gkx1067", "volume": "46", "ISSN": "1362-4962", "page": "D296-D302", "id": "ITEM-1", "title": </meta:user-defined>
    <meta:user-defined meta:name="Mendeley_Bookmark_cESDUgO3aU_10" meta:value-type="string">ropping-particle": "", "family": "Liao", "non-dropping-particle": "", "suffix": "", "given": "Kuang-Wen", "parse-names": false}, {"dropping-particle": "", "family": "Huang", "non-dropping-particle": "", "suffix": "", "given": "Wei-Chi", "parse-names": fal</meta:user-defined>
    <meta:user-defined meta:name="Mendeley_Bookmark_cESDUgO3aU_11" meta:value-type="string">se}, {"dropping-particle": "", "family": "Sun", "non-dropping-particle": "", "suffix": "", "given": "Ting-Hsuan", "parse-names": false}, {"dropping-particle": "", "family": "Tu", "non-dropping-particle": "", "suffix": "", "given": "Siang-Jyun", "parse-nam</meta:user-defined>
    <meta:user-defined meta:name="Mendeley_Bookmark_cESDUgO3aU_12" meta:value-type="string">es": false}, {"dropping-particle": "", "family": "Lee", "non-dropping-particle": "", "suffix": "", "given": "Wei-Hsiang", "parse-names": false}, {"dropping-particle": "", "family": "Chiew", "non-dropping-particle": "", "suffix": "", "given": "Men-Yee", "p</meta:user-defined>
    <meta:user-defined meta:name="Mendeley_Bookmark_cESDUgO3aU_13" meta:value-type="string">arse-names": false}, {"dropping-particle": "", "family": "Tai", "non-dropping-particle": "", "suffix": "", "given": "Chun-San", "parse-names": false}, {"dropping-particle": "", "family": "Wei", "non-dropping-particle": "", "suffix": "", "given": "Ting-Yen</meta:user-defined>
    <meta:user-defined meta:name="Mendeley_Bookmark_cESDUgO3aU_14" meta:value-type="string">", "parse-names": false}, {"dropping-particle": "", "family": "Tsai", "non-dropping-particle": "", "suffix": "", "given": "Tzi-Ren", "parse-names": false}, {"dropping-particle": "", "family": "Huang", "non-dropping-particle": "", "suffix": "", "given": "H</meta:user-defined>
    <meta:user-defined meta:name="Mendeley_Bookmark_cESDUgO3aU_15" meta:value-type="string">sin-Tzu", "parse-names": false}, {"dropping-particle": "", "family": "Wang", "non-dropping-particle": "", "suffix": "", "given": "Chung-Yu", "parse-names": false}, {"dropping-particle": "", "family": "Wu", "non-dropping-particle": "", "suffix": "", "given</meta:user-defined>
    <meta:user-defined meta:name="Mendeley_Bookmark_cESDUgO3aU_16" meta:value-type="string">": "Hsin-Yi", "parse-names": false}, {"dropping-particle": "", "family": "Ho", "non-dropping-particle": "", "suffix": "", "given": "Shu-Yi", "parse-names": false}, {"dropping-particle": "", "family": "Chen", "non-dropping-particle": "", "suffix": "", "giv</meta:user-defined>
    <meta:user-defined meta:name="Mendeley_Bookmark_cESDUgO3aU_17" meta:value-type="string">en": "Pin-Rong", "parse-names": false}, {"dropping-particle": "", "family": "Chuang", "non-dropping-particle": "", "suffix": "", "given": "Cheng-Hsun", "parse-names": false}, {"dropping-particle": "", "family": "Hsieh", "non-dropping-particle": "", "suffi</meta:user-defined>
    <meta:user-defined meta:name="Mendeley_Bookmark_cESDUgO3aU_18" meta:value-type="string">x": "", "given": "Pei-Jung", "parse-names": false}, {"dropping-particle": "", "family": "Wu", "non-dropping-particle": "", "suffix": "", "given": "Yi-Shin", "parse-names": false}, {"dropping-particle": "", "family": "Chen", "non-dropping-particle": "", "s</meta:user-defined>
    <meta:user-defined meta:name="Mendeley_Bookmark_cESDUgO3aU_19" meta:value-type="string">uffix": "", "given": "Wen-Liang", "parse-names": false}, {"dropping-particle": "", "family": "Li", "non-dropping-particle": "", "suffix": "", "given": "Meng-Ju", "parse-names": false}, {"dropping-particle": "", "family": "Wu", "non-dropping-particle": "",</meta:user-defined>
    <meta:user-defined meta:name="Mendeley_Bookmark_cESDUgO3aU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cESDUgO3aU_20" meta:value-type="string"> "suffix": "", "given": "Yu-Chun", "parse-names": false}, {"dropping-particle": "", "family": "Huang", "non-dropping-particle": "", "suffix": "", "given": "Xin-Yi", "parse-names": false}, {"dropping-particle": "", "family": "Ng", "non-dropping-particle": </meta:user-defined>
    <meta:user-defined meta:name="Mendeley_Bookmark_cESDUgO3aU_21" meta:value-type="string">"", "suffix": "", "given": "Fung Ling", "parse-names": false}, {"dropping-particle": "", "family": "Buddhakosai", "non-dropping-particle": "", "suffix": "", "given": "Waradee", "parse-names": false}, {"dropping-particle": "", "family": "Huang", "non-dropp</meta:user-defined>
    <meta:user-defined meta:name="Mendeley_Bookmark_cESDUgO3aU_22" meta:value-type="string">ing-particle": "", "suffix": "", "given": "Pei-Chun", "parse-names": false}, {"dropping-particle": "", "family": "Lan", "non-dropping-particle": "", "suffix": "", "given": "Kuan-Chun", "parse-names": false}, {"dropping-particle": "", "family": "Huang", "n</meta:user-defined>
    <meta:user-defined meta:name="Mendeley_Bookmark_cESDUgO3aU_23" meta:value-type="string">on-dropping-particle": "", "suffix": "", "given": "Chia-Yen", "parse-names": false}, {"dropping-particle": "", "family": "Weng", "non-dropping-particle": "", "suffix": "", "given": "Shun-Long", "parse-names": false}, {"dropping-particle": "", "family": "C</meta:user-defined>
    <meta:user-defined meta:name="Mendeley_Bookmark_cESDUgO3aU_24" meta:value-type="string">heng", "non-dropping-particle": "", "suffix": "", "given": "Yeong-Nan", "parse-names": false}, {"dropping-particle": "", "family": "Liang", "non-dropping-particle": "", "suffix": "", "given": "Chao", "parse-names": false}, {"dropping-particle": "", "famil</meta:user-defined>
    <meta:user-defined meta:name="Mendeley_Bookmark_cESDUgO3aU_25" meta:value-type="string">y": "Hsu", "non-dropping-particle": "", "suffix": "", "given": "Wen-Lian", "parse-names": false}, {"dropping-particle": "", "family": "Huang", "non-dropping-particle": "", "suffix": "", "given": "Hsien-Da", "parse-names": false}], "publisher": "Oxford Uni</meta:user-defined>
    <meta:user-defined meta:name="Mendeley_Bookmark_cESDUgO3aU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cESDUgO3aU_27" meta:value-type="string"> {"noteIndex": 0}, "schema": "https://github.com/citation-style-language/schema/raw/master/csl-citation.json"}</meta:user-defined>
    <meta:user-defined meta:name="Mendeley_Bookmark_cESDUgO3aU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cESDUgO3aU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cESDUgO3aU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cESDUgO3aU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cESDUgO3aU_7" meta:value-type="string">rBase.mbc.nctu.edu.tw/.", "issued": {"date-parts": [["2018", "1", "4"]]}, "PMID": "29126174", "author": [{"dropping-particle": "", "family": "Chou", "non-dropping-particle": "", "suffix": "", "given": "Chih-Hung", "parse-names": false}, {"dropping-particl</meta:user-defined>
    <meta:user-defined meta:name="Mendeley_Bookmark_cESDUgO3aU_8" meta:value-type="string">e": "", "family": "Shrestha", "non-dropping-particle": "", "suffix": "", "given": "Sirjana", "parse-names": false}, {"dropping-particle": "", "family": "Yang", "non-dropping-particle": "", "suffix": "", "given": "Chi-Dung", "parse-names": false}, {"droppi</meta:user-defined>
    <meta:user-defined meta:name="Mendeley_Bookmark_cESDUgO3aU_9" meta:value-type="string">ng-particle": "", "family": "Chang", "non-dropping-particle": "", "suffix": "", "given": "Nai-Wen", "parse-names": false}, {"dropping-particle": "", "family": "Lin", "non-dropping-particle": "", "suffix": "", "given": "Yu-Ling", "parse-names": false}, {"d</meta:user-defined>
    <meta:user-defined meta:name="Mendeley_Bookmark_cHAdYMnyos_1" meta:value-type="string">ADDIN CSL_CITATION {"citationItems": [{"uris": ["http://www.mendeley.com/documents/?uuid=95149fb3-18c4-3cdf-9b15-01500f19cfcc"], "itemData": {"DOI": "10.1111/pedi.12959", "abstract": "Background/Objectives: Patients referred for HNF1B testing present very</meta:user-defined>
    <meta:user-defined meta:name="Mendeley_Bookmark_cHAdYMnyos_10" meta:value-type="string">, "non-dropping-particle": "", "suffix": "", "given": "Pawe\u0142", "parse-names": false}, {"dropping-particle": "", "family": "Michalak", "non-dropping-particle": "", "suffix": "", "given": "Arkadiusz", "parse-names": false}, {"dropping-particle": "", "f</meta:user-defined>
    <meta:user-defined meta:name="Mendeley_Bookmark_cHAdYMnyos_11" meta:value-type="string">amily": "Ma\u0142achowska", "non-dropping-particle": "", "suffix": "", "given": "Beata", "parse-names": false}, {"dropping-particle": "", "family": "M\u0142udzik", "non-dropping-particle": "", "suffix": "", "given": "Paulina", "parse-names": false}, {"dro</meta:user-defined>
    <meta:user-defined meta:name="Mendeley_Bookmark_cHAdYMnyos_12" meta:value-type="string">pping-particle": "", "family": "Antosik", "non-dropping-particle": "", "suffix": "", "given": "Karolina", "parse-names": false}, {"dropping-particle": "", "family": "Hogendorf", "non-dropping-particle": "", "suffix": "", "given": "Anna", "parse-names": fa</meta:user-defined>
    <meta:user-defined meta:name="Mendeley_Bookmark_cHAdYMnyos_13" meta:value-type="string">lse}, {"dropping-particle": "", "family": "Zmys\u0142owska", "non-dropping-particle": "", "suffix": "", "given": "Agnieszka", "parse-names": false}, {"dropping-particle": "", "family": "Borowiec", "non-dropping-particle": "", "suffix": "", "given": "Macie</meta:user-defined>
    <meta:user-defined meta:name="Mendeley_Bookmark_cHAdYMnyos_14" meta:value-type="string">j", "parse-names": false}, {"dropping-particle": "", "family": "M\u0142ynarski", "non-dropping-particle": "", "suffix": "", "given": "Wojciech", "parse-names": false}, {"dropping-particle": "", "family": "Fendler", "non-dropping-particle": "", "suffix": "</meta:user-defined>
    <meta:user-defined meta:name="Mendeley_Bookmark_cHAdYMnyos_15" meta:value-type="string">", "given": "Wojciech", "parse-names": false}], "page": "pedi.12959", "id": "ITEM-1", "title": "A cross-sectional study of patients referred for HNF1B-MODY genetic testing due to cystic kidneys and diabetes", "container-title": "Pediatric Diabetes", "issu</meta:user-defined>
    <meta:user-defined meta:name="Mendeley_Bookmark_cHAdYMnyos_16" meta:value-type="string">ed": {"date-parts": [["2019", "1", "29"]]}}, "id": "ITEM-1"}], "mendeley": {"previouslyFormattedCitation": "(Sztromwasser et al. 2019)", "plainTextFormattedCitation": "(Sztromwasser et al. 2019)", "formattedCitation": "(Sztromwasser et al. 2019)"}, "prope</meta:user-defined>
    <meta:user-defined meta:name="Mendeley_Bookmark_cHAdYMnyos_17" meta:value-type="string">rties": {"noteIndex": 0}, "schema": "https://github.com/citation-style-language/schema/raw/master/csl-citation.json"}</meta:user-defined>
    <meta:user-defined meta:name="Mendeley_Bookmark_cHAdYMnyos_2" meta:value-type="string"> heterogeneous phenotypes. Despite suggestive characteristics, many do not harbor mutations in HNF1B. Our objective was to evaluate the clinical characteristics of probands referred for HNF1B genetic testing through a nationwide monogenic diabetes screeni</meta:user-defined>
    <meta:user-defined meta:name="Mendeley_Bookmark_cHAdYMnyos_3" meta:value-type="string">ng program. Methods: Probands tested for HNF1B mutations in the 2005-2018 period (N = 50) were identified in the Polish Monogenic Diabetes Registry, which prospectively recruits primarily pediatric patients and their families on a nationwide scale. Varian</meta:user-defined>
    <meta:user-defined meta:name="Mendeley_Bookmark_cHAdYMnyos_4" meta:value-type="string">ts that had been reported pathogenic were reassessed using criteria of the American College of Medical Genetics and Genomics (ACMG). A structured medical interview was performed with all available individuals, their parents, and/or their physicians. For e</meta:user-defined>
    <meta:user-defined meta:name="Mendeley_Bookmark_cHAdYMnyos_5" meta:value-type="string">ach patient, HNF1B score was calculated based on available clinical information. Results: The study group numbered 36 unrelated probands (28% lost to follow-up): 14 with pathogenic or likely-pathogenic variants in HNF1B, one with a variant of uncertain si</meta:user-defined>
    <meta:user-defined meta:name="Mendeley_Bookmark_cHAdYMnyos_6" meta:value-type="string">gnificance, and 21 negative for HNF1B mutations. Presence of cystic kidneys (OR = 9.17, 95% CI:1.87-44.92), pancreatic abnormalities (OR = 15, 95% CI:1.55-145.23), elevated liver enzymes (OR = 15, 95% CI:1.55-145.23) best discriminated HNF1B-positive case</meta:user-defined>
    <meta:user-defined meta:name="Mendeley_Bookmark_cHAdYMnyos_7" meta:value-type="string">s from the negative ones. Presence of impaired glucose tolerance coupled with kidney disease in the proband and one parent was also highly predictive for HNF1B mutations (OR = 11.11, 95% CI:1.13-109.36). HNF1B-score with recommended cutoff distinguished p</meta:user-defined>
    <meta:user-defined meta:name="Mendeley_Bookmark_cHAdYMnyos_8" meta:value-type="string">atients with and without HNF1B findings with 100% sensitivity and 47.6% specificity. Addition of four clinical variables to select patients based on HNF1B score improved specificity to 71.4% (95% CI:47.8%-88.7%) while retaining 100% sensitivity. Conclusio</meta:user-defined>
    <meta:user-defined meta:name="Mendeley_Bookmark_cHAdYMnyos_9" meta:value-type="string">ns: Detailed medical interview may enable more accurate patient selection for targeted genetic testing.", "publisher": "Blackwell Publishing Ltd", "type": "article-journal", "ISSN": "13995448", "author": [{"dropping-particle": "", "family": "Sztromwasser"</meta:user-defined>
    <meta:user-defined meta:name="Mendeley_Bookmark_cqqjT4WfML_1" meta:value-type="string">ADDIN CSL_CITATION {"citationItems": [{"uris": ["http://www.mendeley.com/documents/?uuid=12ea0e76-ec37-35a5-8fa6-b721c13422b3"], "itemData": {"DOI": "10.1093/nar/gkx1067", "volume": "46", "ISSN": "1362-4962", "page": "D296-D302", "id": "ITEM-1", "title": </meta:user-defined>
    <meta:user-defined meta:name="Mendeley_Bookmark_cqqjT4WfML_10" meta:value-type="string">ropping-particle": "", "family": "Liao", "non-dropping-particle": "", "suffix": "", "given": "Kuang-Wen", "parse-names": false}, {"dropping-particle": "", "family": "Huang", "non-dropping-particle": "", "suffix": "", "given": "Wei-Chi", "parse-names": fal</meta:user-defined>
    <meta:user-defined meta:name="Mendeley_Bookmark_cqqjT4WfML_11" meta:value-type="string">se}, {"dropping-particle": "", "family": "Sun", "non-dropping-particle": "", "suffix": "", "given": "Ting-Hsuan", "parse-names": false}, {"dropping-particle": "", "family": "Tu", "non-dropping-particle": "", "suffix": "", "given": "Siang-Jyun", "parse-nam</meta:user-defined>
    <meta:user-defined meta:name="Mendeley_Bookmark_cqqjT4WfML_12" meta:value-type="string">es": false}, {"dropping-particle": "", "family": "Lee", "non-dropping-particle": "", "suffix": "", "given": "Wei-Hsiang", "parse-names": false}, {"dropping-particle": "", "family": "Chiew", "non-dropping-particle": "", "suffix": "", "given": "Men-Yee", "p</meta:user-defined>
    <meta:user-defined meta:name="Mendeley_Bookmark_cqqjT4WfML_13" meta:value-type="string">arse-names": false}, {"dropping-particle": "", "family": "Tai", "non-dropping-particle": "", "suffix": "", "given": "Chun-San", "parse-names": false}, {"dropping-particle": "", "family": "Wei", "non-dropping-particle": "", "suffix": "", "given": "Ting-Yen</meta:user-defined>
    <meta:user-defined meta:name="Mendeley_Bookmark_cqqjT4WfML_14" meta:value-type="string">", "parse-names": false}, {"dropping-particle": "", "family": "Tsai", "non-dropping-particle": "", "suffix": "", "given": "Tzi-Ren", "parse-names": false}, {"dropping-particle": "", "family": "Huang", "non-dropping-particle": "", "suffix": "", "given": "H</meta:user-defined>
    <meta:user-defined meta:name="Mendeley_Bookmark_cqqjT4WfML_15" meta:value-type="string">sin-Tzu", "parse-names": false}, {"dropping-particle": "", "family": "Wang", "non-dropping-particle": "", "suffix": "", "given": "Chung-Yu", "parse-names": false}, {"dropping-particle": "", "family": "Wu", "non-dropping-particle": "", "suffix": "", "given</meta:user-defined>
    <meta:user-defined meta:name="Mendeley_Bookmark_cqqjT4WfML_16" meta:value-type="string">": "Hsin-Yi", "parse-names": false}, {"dropping-particle": "", "family": "Ho", "non-dropping-particle": "", "suffix": "", "given": "Shu-Yi", "parse-names": false}, {"dropping-particle": "", "family": "Chen", "non-dropping-particle": "", "suffix": "", "giv</meta:user-defined>
    <meta:user-defined meta:name="Mendeley_Bookmark_cqqjT4WfML_17" meta:value-type="string">en": "Pin-Rong", "parse-names": false}, {"dropping-particle": "", "family": "Chuang", "non-dropping-particle": "", "suffix": "", "given": "Cheng-Hsun", "parse-names": false}, {"dropping-particle": "", "family": "Hsieh", "non-dropping-particle": "", "suffi</meta:user-defined>
    <meta:user-defined meta:name="Mendeley_Bookmark_cqqjT4WfML_18" meta:value-type="string">x": "", "given": "Pei-Jung", "parse-names": false}, {"dropping-particle": "", "family": "Wu", "non-dropping-particle": "", "suffix": "", "given": "Yi-Shin", "parse-names": false}, {"dropping-particle": "", "family": "Chen", "non-dropping-particle": "", "s</meta:user-defined>
    <meta:user-defined meta:name="Mendeley_Bookmark_cqqjT4WfML_19" meta:value-type="string">uffix": "", "given": "Wen-Liang", "parse-names": false}, {"dropping-particle": "", "family": "Li", "non-dropping-particle": "", "suffix": "", "given": "Meng-Ju", "parse-names": false}, {"dropping-particle": "", "family": "Wu", "non-dropping-particle": "",</meta:user-defined>
    <meta:user-defined meta:name="Mendeley_Bookmark_cqqjT4WfML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cqqjT4WfML_20" meta:value-type="string"> "suffix": "", "given": "Yu-Chun", "parse-names": false}, {"dropping-particle": "", "family": "Huang", "non-dropping-particle": "", "suffix": "", "given": "Xin-Yi", "parse-names": false}, {"dropping-particle": "", "family": "Ng", "non-dropping-particle": </meta:user-defined>
    <meta:user-defined meta:name="Mendeley_Bookmark_cqqjT4WfML_21" meta:value-type="string">"", "suffix": "", "given": "Fung Ling", "parse-names": false}, {"dropping-particle": "", "family": "Buddhakosai", "non-dropping-particle": "", "suffix": "", "given": "Waradee", "parse-names": false}, {"dropping-particle": "", "family": "Huang", "non-dropp</meta:user-defined>
    <meta:user-defined meta:name="Mendeley_Bookmark_cqqjT4WfML_22" meta:value-type="string">ing-particle": "", "suffix": "", "given": "Pei-Chun", "parse-names": false}, {"dropping-particle": "", "family": "Lan", "non-dropping-particle": "", "suffix": "", "given": "Kuan-Chun", "parse-names": false}, {"dropping-particle": "", "family": "Huang", "n</meta:user-defined>
    <meta:user-defined meta:name="Mendeley_Bookmark_cqqjT4WfML_23" meta:value-type="string">on-dropping-particle": "", "suffix": "", "given": "Chia-Yen", "parse-names": false}, {"dropping-particle": "", "family": "Weng", "non-dropping-particle": "", "suffix": "", "given": "Shun-Long", "parse-names": false}, {"dropping-particle": "", "family": "C</meta:user-defined>
    <meta:user-defined meta:name="Mendeley_Bookmark_cqqjT4WfML_24" meta:value-type="string">heng", "non-dropping-particle": "", "suffix": "", "given": "Yeong-Nan", "parse-names": false}, {"dropping-particle": "", "family": "Liang", "non-dropping-particle": "", "suffix": "", "given": "Chao", "parse-names": false}, {"dropping-particle": "", "famil</meta:user-defined>
    <meta:user-defined meta:name="Mendeley_Bookmark_cqqjT4WfML_25" meta:value-type="string">y": "Hsu", "non-dropping-particle": "", "suffix": "", "given": "Wen-Lian", "parse-names": false}, {"dropping-particle": "", "family": "Huang", "non-dropping-particle": "", "suffix": "", "given": "Hsien-Da", "parse-names": false}], "publisher": "Oxford Uni</meta:user-defined>
    <meta:user-defined meta:name="Mendeley_Bookmark_cqqjT4WfML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cqqjT4WfML_27" meta:value-type="string"> {"noteIndex": 0}, "schema": "https://github.com/citation-style-language/schema/raw/master/csl-citation.json"}</meta:user-defined>
    <meta:user-defined meta:name="Mendeley_Bookmark_cqqjT4WfML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cqqjT4WfML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cqqjT4WfML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cqqjT4WfML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cqqjT4WfML_7" meta:value-type="string">rBase.mbc.nctu.edu.tw/.", "issued": {"date-parts": [["2018", "1", "4"]]}, "PMID": "29126174", "author": [{"dropping-particle": "", "family": "Chou", "non-dropping-particle": "", "suffix": "", "given": "Chih-Hung", "parse-names": false}, {"dropping-particl</meta:user-defined>
    <meta:user-defined meta:name="Mendeley_Bookmark_cqqjT4WfML_8" meta:value-type="string">e": "", "family": "Shrestha", "non-dropping-particle": "", "suffix": "", "given": "Sirjana", "parse-names": false}, {"dropping-particle": "", "family": "Yang", "non-dropping-particle": "", "suffix": "", "given": "Chi-Dung", "parse-names": false}, {"droppi</meta:user-defined>
    <meta:user-defined meta:name="Mendeley_Bookmark_cqqjT4WfML_9" meta:value-type="string">ng-particle": "", "family": "Chang", "non-dropping-particle": "", "suffix": "", "given": "Nai-Wen", "parse-names": false}, {"dropping-particle": "", "family": "Lin", "non-dropping-particle": "", "suffix": "", "given": "Yu-Ling", "parse-names": false}, {"d</meta:user-defined>
    <meta:user-defined meta:name="Mendeley_Bookmark_dG3KuiCeUu_1" meta:value-type="string">ADDIN CSL_CITATION {"citationItems": [{"uris": ["http://www.mendeley.com/documents/?uuid=3d2ff0da-366a-410a-9b8b-dc5eb9a7638d"], "itemData": {"DOI": "10.1093/nar/gkx988", "volume": "46", "ISSN": "13624962", "page": "D113-D120", "id": "ITEM-1", "title": "H</meta:user-defined>
    <meta:user-defined meta:name="Mendeley_Bookmark_dG3KuiCeUu_10" meta:value-type="string">sher": "Oxford University Press", "container-title": "Nucleic Acids Research"}, "id": "ITEM-1"}], "mendeley": {"previouslyFormattedCitation": "(Z. Wang et al. 2018)", "plainTextFormattedCitation": "(Z. Wang et al. 2018)", "formattedCitation": "(Z. Wang et</meta:user-defined>
    <meta:user-defined meta:name="Mendeley_Bookmark_dG3KuiCeUu_11" meta:value-type="string"> al. 2018)"}, "properties": {"noteIndex": 0}, "schema": "https://github.com/citation-style-language/schema/raw/master/csl-citation.json"}</meta:user-defined>
    <meta:user-defined meta:name="Mendeley_Bookmark_dG3KuiCeUu_2" meta:value-type="string">EDD: Human Enhancer Disease Database", "issue": "D1", "type": "article-journal", "abstract": "Enhancers, as specialized genomic cis-regulatory elements, activate transcription of their target genes and play an important role in pathogenesis of many human </meta:user-defined>
    <meta:user-defined meta:name="Mendeley_Bookmark_dG3KuiCeUu_3" meta:value-type="string">complex diseases. Despite recent systematic identification of them in the human genome, currently there is an urgent need for comprehensive annotation databases of human enhancers with a focus on their disease connections. In response, we built the Human </meta:user-defined>
    <meta:user-defined meta:name="Mendeley_Bookmark_dG3KuiCeUu_4" meta:value-type="string">Enhancer Disease Database (HEDD) to facilitate studies of enhancers and their potential roles in human complex diseases. HEDD currently provides comprehensive genomic information for ~2.8 million human enhancers identified by ENCODE, FANTOM5 and RoadMap w</meta:user-defined>
    <meta:user-defined meta:name="Mendeley_Bookmark_dG3KuiCeUu_5" meta:value-type="string">ith disease association scores based on enhancer-gene and gene-disease connections. It also provides Web-based analytical tools to visualize enhancer networks and score enhancers given a set of selected genes in a specific gene network. HEDD is freely acc</meta:user-defined>
    <meta:user-defined meta:name="Mendeley_Bookmark_dG3KuiCeUu_6" meta:value-type="string">essible at http://zdzlab.einstein.yu.edu/1/hedd.php.", "issued": {"date-parts": [["2018"]]}, "author": [{"dropping-particle": "", "family": "Wang", "non-dropping-particle": "", "suffix": "", "given": "Zhen", "parse-names": false}, {"dropping-particle": ""</meta:user-defined>
    <meta:user-defined meta:name="Mendeley_Bookmark_dG3KuiCeUu_7" meta:value-type="string">, "family": "Zhang", "non-dropping-particle": "", "suffix": "", "given": "Quanwei", "parse-names": false}, {"dropping-particle": "", "family": "Zhang", "non-dropping-particle": "", "suffix": "", "given": "Wen", "parse-names": false}, {"dropping-particle":</meta:user-defined>
    <meta:user-defined meta:name="Mendeley_Bookmark_dG3KuiCeUu_8" meta:value-type="string"> "", "family": "Lin", "non-dropping-particle": "", "suffix": "", "given": "Jhih Rong", "parse-names": false}, {"dropping-particle": "", "family": "Cai", "non-dropping-particle": "", "suffix": "", "given": "Ying", "parse-names": false}, {"dropping-particle</meta:user-defined>
    <meta:user-defined meta:name="Mendeley_Bookmark_dG3KuiCeUu_9" meta:value-type="string">": "", "family": "Mitra", "non-dropping-particle": "", "suffix": "", "given": "Joydeep", "parse-names": false}, {"dropping-particle": "", "family": "Zhang", "non-dropping-particle": "", "suffix": "", "given": "Zhengdong D.", "parse-names": false}], "publi</meta:user-defined>
    <meta:user-defined meta:name="Mendeley_Bookmark_dK1m03robm_1" meta:value-type="string">ADDIN CSL_CITATION {"citationItems": [{"uris": ["http://www.mendeley.com/documents/?uuid=0db102d6-8b97-43f3-b14d-839e34b710e7"], "itemData": {"DOI": "10.1038/ng.2892", "volume": "46", "ISSN": "1546-1718", "page": "310-5", "id": "ITEM-1", "title": "A gener</meta:user-defined>
    <meta:user-defined meta:name="Mendeley_Bookmark_dK1m03robm_10" meta:value-type="string"> "", "family": "Shendure", "non-dropping-particle": "", "suffix": "", "given": "Jay", "parse-names": false}], "publisher": "Nature Publishing Group", "container-title": "Nature genetics"}, "id": "ITEM-1"}], "mendeley": {"previouslyFormattedCitation": "(Ki</meta:user-defined>
    <meta:user-defined meta:name="Mendeley_Bookmark_dK1m03robm_11" meta:value-type="string">rcher et al. 2014)", "plainTextFormattedCitation": "(Kircher et al. 2014)", "formattedCitation": "(Kircher et al. 2014)"}, "properties": {"noteIndex": 0}, "schema": "https://github.com/citation-style-language/schema/raw/master/csl-citation.json"}</meta:user-defined>
    <meta:user-defined meta:name="Mendeley_Bookmark_dK1m03robm_2" meta:value-type="string">al framework for estimating the relative pathogenicity of human genetic variants.", "issue": "3", "type": "article-journal", "abstract": "Current methods for annotating and interpreting human genetic variation tend to exploit a single information type (fo</meta:user-defined>
    <meta:user-defined meta:name="Mendeley_Bookmark_dK1m03robm_3" meta:value-type="string">r example, conservation) and/or are restricted in scope (for example, to missense changes). Here we describe Combined Annotation-Dependent Depletion (CADD), a method for objectively integrating many diverse annotations into a single measure (C score) for </meta:user-defined>
    <meta:user-defined meta:name="Mendeley_Bookmark_dK1m03robm_4" meta:value-type="string">each variant. We implement CADD as a support vector machine trained to differentiate 14.7 million high-frequency human-derived alleles from 14.7 million simulated variants. We precompute C scores for all 8.6 billion possible human single-nucleotide varian</meta:user-defined>
    <meta:user-defined meta:name="Mendeley_Bookmark_dK1m03robm_5" meta:value-type="string">ts and enable scoring of short insertions-deletions. C scores correlate with allelic diversity, annotations of functionality, pathogenicity, disease severity, experimentally measured regulatory effects and complex trait associations, and they highly rank </meta:user-defined>
    <meta:user-defined meta:name="Mendeley_Bookmark_dK1m03robm_6" meta:value-type="string">known pathogenic variants within individual genomes. The ability of CADD to prioritize functional, deleterious and pathogenic variants across many functional categories, effect sizes and genetic architectures is unmatched by any current single-annotation </meta:user-defined>
    <meta:user-defined meta:name="Mendeley_Bookmark_dK1m03robm_7" meta:value-type="string">method.", "issued": {"date-parts": [["2014", "3"]]}, "PMID": "24487276", "author": [{"dropping-particle": "", "family": "Kircher", "non-dropping-particle": "", "suffix": "", "given": "Martin", "parse-names": false}, {"dropping-particle": "", "family": "Wi</meta:user-defined>
    <meta:user-defined meta:name="Mendeley_Bookmark_dK1m03robm_8" meta:value-type="string">tten", "non-dropping-particle": "", "suffix": "", "given": "Daniela M", "parse-names": false}, {"dropping-particle": "", "family": "Jain", "non-dropping-particle": "", "suffix": "", "given": "Preti", "parse-names": false}, {"dropping-particle": "", "famil</meta:user-defined>
    <meta:user-defined meta:name="Mendeley_Bookmark_dK1m03robm_9" meta:value-type="string">y": "O'Roak", "non-dropping-particle": "", "suffix": "", "given": "Brian J", "parse-names": false}, {"dropping-particle": "", "family": "Cooper", "non-dropping-particle": "", "suffix": "", "given": "Gregory M", "parse-names": false}, {"dropping-particle":</meta:user-defined>
    <meta:user-defined meta:name="Mendeley_Bookmark_e7NOJRMB8N_1" meta:value-type="string">ADDIN CSL_CITATION {"citationItems": [{"uris": ["http://www.mendeley.com/documents/?uuid=6baf4e94-e2f7-3407-90d4-9d58ecc1ac38"], "itemData": {"DOI": "10.1093/bioinformatics/btr539", "volume": "27", "ISSN": "1367-4811", "page": "3423-4", "id": "ITEM-1", "t</meta:user-defined>
    <meta:user-defined meta:name="Mendeley_Bookmark_e7NOJRMB8N_2" meta:value-type="string">itle": "Pybedtools: a flexible Python library for manipulating genomic datasets and annotations.", "issue": "24", "type": "article-journal", "abstract": "SUMMARY pybedtools is a flexible Python software library for manipulating and exploring genomic datas</meta:user-defined>
    <meta:user-defined meta:name="Mendeley_Bookmark_e7NOJRMB8N_3" meta:value-type="string">ets in many common formats. It provides an intuitive Python interface that extends upon the popular BEDTools genome arithmetic tools. The library is well documented and efficient, and allows researchers to quickly develop simple, yet powerful scripts that</meta:user-defined>
    <meta:user-defined meta:name="Mendeley_Bookmark_e7NOJRMB8N_4" meta:value-type="string"> enable complex genomic analyses. AVAILABILITY pybedtools is maintained under the GPL license. Stable versions of pybedtools as well as documentation are available on the Python Package Index at http://pypi.python.org/pypi/pybedtools. CONTACT dalerr@niddk</meta:user-defined>
    <meta:user-defined meta:name="Mendeley_Bookmark_e7NOJRMB8N_5" meta:value-type="string">.nih.gov; arq5x@virginia.edu SUPPLEMENTARY INFORMATION Supplementary data are available at Bioinformatics online.", "issued": {"date-parts": [["2011", "12", "15"]]}, "PMID": "21949271", "author": [{"dropping-particle": "", "family": "Dale", "non-dropping-</meta:user-defined>
    <meta:user-defined meta:name="Mendeley_Bookmark_e7NOJRMB8N_6" meta:value-type="string">particle": "", "suffix": "", "given": "Ryan K", "parse-names": false}, {"dropping-particle": "", "family": "Pedersen", "non-dropping-particle": "", "suffix": "", "given": "Brent S", "parse-names": false}, {"dropping-particle": "", "family": "Quinlan", "no</meta:user-defined>
    <meta:user-defined meta:name="Mendeley_Bookmark_e7NOJRMB8N_7" meta:value-type="string">n-dropping-particle": "", "suffix": "", "given": "Aaron R", "parse-names": false}], "container-title": "Bioinformatics (Oxford, England)"}, "id": "ITEM-1"}], "mendeley": {"previouslyFormattedCitation": "(Dale, Pedersen, and Quinlan 2011)", "plainTextForma</meta:user-defined>
    <meta:user-defined meta:name="Mendeley_Bookmark_e7NOJRMB8N_8" meta:value-type="string">ttedCitation": "(Dale, Pedersen, and Quinlan 2011)", "formattedCitation": "(Dale, Pedersen, and Quinlan 2011)"}, "properties": {"noteIndex": 0}, "schema": "https://github.com/citation-style-language/schema/raw/master/csl-citation.json"}</meta:user-defined>
    <meta:user-defined meta:name="Mendeley_Bookmark_eMSgIDV1FK_1" meta:value-type="string">ADDIN CSL_CITATION {"citationItems": [{"uris": ["http://www.mendeley.com/documents/?uuid=408d1675-46ce-47e7-8b6b-5bd7ba1db18d"], "itemData": {"DOI": "10.1093/bfgp/elv014", "volume": "14", "ISSN": "20412657", "page": "305-314", "id": "ITEM-1", "title": "A </meta:user-defined>
    <meta:user-defined meta:name="Mendeley_Bookmark_eMSgIDV1FK_2" meta:value-type="string">decade of structural variants: Description, history and methods to detect structural variation", "issue": "5", "type": "article-journal", "abstract": "In the past decade, the view on genomic structural variation (SV) has been changed completely. SVs, prev</meta:user-defined>
    <meta:user-defined meta:name="Mendeley_Bookmark_eMSgIDV1FK_3" meta:value-type="string">iously considered rare events, are now recognized as the largest source of interindividual genetic variation affecting more bases than single nucleotide polymorphisms, variable number of tandem repeats and other small genetic variants. They have also been</meta:user-defined>
    <meta:user-defined meta:name="Mendeley_Bookmark_eMSgIDV1FK_4" meta:value-type="string"> shown to play a role in phenotypic variation and in disease. In this review, the authors will provide an introduction to SV; a short historical perspective on the research of this source of genomic variation; a description of the types of structural vari</meta:user-defined>
    <meta:user-defined meta:name="Mendeley_Bookmark_eMSgIDV1FK_5" meta:value-type="string">ants, and on how they may have arisen; and an overview on methods of detecting structural variants, focusing on the analysis of high-throughput sequencing data.", "issued": {"date-parts": [["2015"]]}, "author": [{"dropping-particle": "", "family": "Escara</meta:user-defined>
    <meta:user-defined meta:name="Mendeley_Bookmark_eMSgIDV1FK_6" meta:value-type="string">m\u00eds", "non-dropping-particle": "", "suffix": "", "given": "Ge\u00f3rgia", "parse-names": false}, {"dropping-particle": "", "family": "Docampo", "non-dropping-particle": "", "suffix": "", "given": "Elisa", "parse-names": false}, {"dropping-particle": </meta:user-defined>
    <meta:user-defined meta:name="Mendeley_Bookmark_eMSgIDV1FK_7" meta:value-type="string">"", "family": "Rabionet", "non-dropping-particle": "", "suffix": "", "given": "Raquel", "parse-names": false}], "container-title": "Briefings in Functional Genomics"}, "id": "ITEM-1"}], "mendeley": {"previouslyFormattedCitation": "(Escaram\u00eds, Docampo</meta:user-defined>
    <meta:user-defined meta:name="Mendeley_Bookmark_eMSgIDV1FK_8" meta:value-type="string">, and Rabionet 2015)", "plainTextFormattedCitation": "(Escaram\u00eds, Docampo, and Rabionet 2015)", "formattedCitation": "(Escaram\u00eds, Docampo, and Rabionet 2015)"}, "properties": {"noteIndex": 0}, "schema": "https://github.com/citation-style-languag</meta:user-defined>
    <meta:user-defined meta:name="Mendeley_Bookmark_eMSgIDV1FK_9" meta:value-type="string">e/schema/raw/master/csl-citation.json"}</meta:user-defined>
    <meta:user-defined meta:name="Mendeley_Bookmark_edLpmYQcZp_1" meta:value-type="string">ADDIN CSL_CITATION {"citationItems": [{"uris": ["http://www.mendeley.com/documents/?uuid=2eca372b-4d88-36ff-a1e6-19bae7725109"], "itemData": {"DOI": "10.1093/database/bax028", "abstract": "A major challenge in understanding gene regulation is the unequivo</meta:user-defined>
    <meta:user-defined meta:name="Mendeley_Bookmark_edLpmYQcZp_10" meta:value-type="string">n", "parse-names": false}, {"dropping-particle": "", "family": "Nudel", "non-dropping-particle": "", "suffix": "", "given": "Ron", "parse-names": false}, {"dropping-particle": "", "family": "Rappaport", "non-dropping-particle": "", "suffix": "", "given": </meta:user-defined>
    <meta:user-defined meta:name="Mendeley_Bookmark_edLpmYQcZp_11" meta:value-type="string">"Noa", "parse-names": false}, {"dropping-particle": "", "family": "Hadar", "non-dropping-particle": "", "suffix": "", "given": "Rotem", "parse-names": false}, {"dropping-particle": "", "family": "Plaschkes", "non-dropping-particle": "", "suffix": "", "giv</meta:user-defined>
    <meta:user-defined meta:name="Mendeley_Bookmark_edLpmYQcZp_12" meta:value-type="string">en": "Inbar", "parse-names": false}, {"dropping-particle": "", "family": "Iny Stein", "non-dropping-particle": "", "suffix": "", "given": "Tsippi", "parse-names": false}, {"dropping-particle": "", "family": "Rosen", "non-dropping-particle": "", "suffix": </meta:user-defined>
    <meta:user-defined meta:name="Mendeley_Bookmark_edLpmYQcZp_13" meta:value-type="string">"", "given": "Naomi", "parse-names": false}, {"dropping-particle": "", "family": "Kohn", "non-dropping-particle": "", "suffix": "", "given": "Asher", "parse-names": false}, {"dropping-particle": "", "family": "Twik", "non-dropping-particle": "", "suffix":</meta:user-defined>
    <meta:user-defined meta:name="Mendeley_Bookmark_edLpmYQcZp_14" meta:value-type="string"> "", "given": "Michal", "parse-names": false}, {"dropping-particle": "", "family": "Safran", "non-dropping-particle": "", "suffix": "", "given": "Marilyn", "parse-names": false}, {"dropping-particle": "", "family": "Lancet", "non-dropping-particle": "", "</meta:user-defined>
    <meta:user-defined meta:name="Mendeley_Bookmark_edLpmYQcZp_15" meta:value-type="string">suffix": "", "given": "Doron", "parse-names": false}, {"dropping-particle": "", "family": "Cohen", "non-dropping-particle": "", "suffix": "", "given": "Dana", "parse-names": false}], "id": "ITEM-1", "volume": "2017", "title": "GeneHancer: genome-wide inte</meta:user-defined>
    <meta:user-defined meta:name="Mendeley_Bookmark_edLpmYQcZp_16" meta:value-type="string">gration of enhancers and target genes in GeneCards", "container-title": "Database : the journal of biological databases and curation", "issued": {"date-parts": [["2017", "1", "1"]]}}, "id": "ITEM-1"}], "mendeley": {"previouslyFormattedCitation": "(Fishile</meta:user-defined>
    <meta:user-defined meta:name="Mendeley_Bookmark_edLpmYQcZp_17" meta:value-type="string">vich et al. 2017)", "plainTextFormattedCitation": "(Fishilevich et al. 2017)", "formattedCitation": "(Fishilevich et al. 2017)"}, "properties": {"noteIndex": 0}, "schema": "https://github.com/citation-style-language/schema/raw/master/csl-citation.json"}</meta:user-defined>
    <meta:user-defined meta:name="Mendeley_Bookmark_edLpmYQcZp_2" meta:value-type="string">cal identification of enhancer elements and uncovering their connections to genes. We present GeneHancer, a novel database of human enhancers and their inferred target genes, in the framework of GeneCards. First, we integrated a total of 434 000 reported </meta:user-defined>
    <meta:user-defined meta:name="Mendeley_Bookmark_edLpmYQcZp_3" meta:value-type="string">enhancers from four different genome-wide databases: the Encyclopedia of DNA Elements (ENCODE), the Ensembl regulatory build, the functional annotation of the mammalian genome (FANTOM) project and the VISTA Enhancer Browser. Employing an integration algor</meta:user-defined>
    <meta:user-defined meta:name="Mendeley_Bookmark_edLpmYQcZp_4" meta:value-type="string">ithm that aims to remove redundancy, GeneHancer portrays 285 000 integrated candidate enhancers (covering 12.4% of the genome), 94 000 of which are derived from more than one source, and each assigned an annotation-derived confidence score. GeneHancer sub</meta:user-defined>
    <meta:user-defined meta:name="Mendeley_Bookmark_edLpmYQcZp_5" meta:value-type="string">sequently links enhancers to genes, using: tissue co-expression correlation between genes and enhancer RNAs, as well as enhancer-targeted transcription factor genes; expression quantitative trait loci for variants within enhancers; and capture Hi-C, a pro</meta:user-defined>
    <meta:user-defined meta:name="Mendeley_Bookmark_edLpmYQcZp_6" meta:value-type="string">moter-specific genome conformation assay. The individual scores based on each of these four methods, along with gene\u2013enhancer genomic distances, form the basis for GeneHancer\u2019s combinatorial likelihood-based scores for enhancer\u2013gene pairing</meta:user-defined>
    <meta:user-defined meta:name="Mendeley_Bookmark_edLpmYQcZp_7" meta:value-type="string">. Finally, we define \u2018elite\u2019 enhancer\u2013gene relations reflecting both a high-likelihood enhancer definition and a strong enhancer\u2013gene association. GeneHancer predictions are fully integrated in the widely used GeneCards Suite, whereby </meta:user-defined>
    <meta:user-defined meta:name="Mendeley_Bookmark_edLpmYQcZp_8" meta:value-type="string">candidate enhancers and their annotations are displayed on every relevant GeneCard. This assists in the mapping of non-coding variants to enhancers, and via the linked genes, forms a basis for variant\u2013phenotype interpretation of whole-genome sequence</meta:user-defined>
    <meta:user-defined meta:name="Mendeley_Bookmark_edLpmYQcZp_9" meta:value-type="string">s in health and disease.\nDatabase URL: http://www.genecards.org/.", "type": "article-journal", "ISSN": "17580463", "PMID": "28605766", "author": [{"dropping-particle": "", "family": "Fishilevich", "non-dropping-particle": "", "suffix": "", "given": "Simo</meta:user-defined>
    <meta:user-defined meta:name="Mendeley_Bookmark_eiICP2gy5K_1" meta:value-type="string">ADDIN CSL_CITATION {"citationItems": [{"uris": ["http://www.mendeley.com/documents/?uuid=7434e634-8130-3a52-a6d8-fe67502bca9b"], "itemData": {"DOI": "10.1093/nar/gkq603", "issued": {"date-parts": [["2010", "9", "1"]]}, "issue": "16", "ISSN": "0305-1048", </meta:user-defined>
    <meta:user-defined meta:name="Mendeley_Bookmark_eiICP2gy5K_2" meta:value-type="string">"id": "ITEM-1", "page": "e164-e164", "author": [{"dropping-particle": "", "family": "Wang", "non-dropping-particle": "", "suffix": "", "given": "K.", "parse-names": false}, {"dropping-particle": "", "family": "Li", "non-dropping-particle": "", "suffix": "</meta:user-defined>
    <meta:user-defined meta:name="Mendeley_Bookmark_eiICP2gy5K_3" meta:value-type="string">", "given": "M.", "parse-names": false}, {"dropping-particle": "", "family": "Hakonarson", "non-dropping-particle": "", "suffix": "", "given": "H.", "parse-names": false}], "volume": "38", "title": "ANNOVAR: functional annotation of genetic variants from </meta:user-defined>
    <meta:user-defined meta:name="Mendeley_Bookmark_eiICP2gy5K_4" meta:value-type="string">high-throughput sequencing data", "container-title": "Nucleic Acids Research", "type": "article-journal"}, "id": "ITEM-1"}], "mendeley": {"previouslyFormattedCitation": "(K. Wang, Li, and Hakonarson 2010)", "plainTextFormattedCitation": "(K. Wang, Li, and</meta:user-defined>
    <meta:user-defined meta:name="Mendeley_Bookmark_eiICP2gy5K_5" meta:value-type="string"> Hakonarson 2010)", "formattedCitation": "(K. Wang, Li, and Hakonarson 2010)"}, "properties": {"noteIndex": 0}, "schema": "https://github.com/citation-style-language/schema/raw/master/csl-citation.json"}</meta:user-defined>
    <meta:user-defined meta:name="Mendeley_Bookmark_eshMUVxGG3_1" meta:value-type="string">ADDIN CSL_CITATION {"citationItems": [{"uris": ["http://www.mendeley.com/documents/?uuid=f954af3c-2bc7-4509-9f29-ddf2051e9f5c"], "itemData": {"DOI": "10.1016/j.ajhg.2016.07.005", "volume": "99", "ISSN": "15376605", "page": "595-606", "id": "ITEM-1", "titl</meta:user-defined>
    <meta:user-defined meta:name="Mendeley_Bookmark_eshMUVxGG3_10" meta:value-type="string">e": "", "family": "J\u00e4ger", "non-dropping-particle": "", "suffix": "", "given": "Marten", "parse-names": false}, {"dropping-particle": "", "family": "Hochheiser", "non-dropping-particle": "", "suffix": "", "given": "Harry", "parse-names": false}, {"dr</meta:user-defined>
    <meta:user-defined meta:name="Mendeley_Bookmark_eshMUVxGG3_11" meta:value-type="string">opping-particle": "", "family": "Washington", "non-dropping-particle": "", "suffix": "", "given": "Nicole\u00a0L L.", "parse-names": false}, {"dropping-particle": "", "family": "McMurry", "non-dropping-particle": "", "suffix": "", "given": "Julie\u00a0A A</meta:user-defined>
    <meta:user-defined meta:name="Mendeley_Bookmark_eshMUVxGG3_12" meta:value-type="string">.", "parse-names": false}, {"dropping-particle": "", "family": "Haendel", "non-dropping-particle": "", "suffix": "", "given": "Melissa\u00a0A A.", "parse-names": false}, {"dropping-particle": "", "family": "Mungall", "non-dropping-particle": "", "suffix":</meta:user-defined>
    <meta:user-defined meta:name="Mendeley_Bookmark_eshMUVxGG3_13" meta:value-type="string"> "", "given": "Christopher\u00a0J J.", "parse-names": false}, {"dropping-particle": "", "family": "Lewis", "non-dropping-particle": "", "suffix": "", "given": "Suzanna\u00a0E E.", "parse-names": false}, {"dropping-particle": "", "family": "Groza", "non-dr</meta:user-defined>
    <meta:user-defined meta:name="Mendeley_Bookmark_eshMUVxGG3_14" meta:value-type="string">opping-particle": "", "suffix": "", "given": "Tudor", "parse-names": false}, {"dropping-particle": "", "family": "Valentini", "non-dropping-particle": "", "suffix": "", "given": "Giorgio", "parse-names": false}, {"dropping-particle": "", "family": "Robins</meta:user-defined>
    <meta:user-defined meta:name="Mendeley_Bookmark_eshMUVxGG3_15" meta:value-type="string">on", "non-dropping-particle": "", "suffix": "", "given": "Peter\u00a0N N.", "parse-names": false}], "container-title": "American Journal of Human Genetics"}, "id": "ITEM-1"}], "mendeley": {"previouslyFormattedCitation": "(Smedley et al. 2016)", "plainText</meta:user-defined>
    <meta:user-defined meta:name="Mendeley_Bookmark_eshMUVxGG3_16" meta:value-type="string">FormattedCitation": "(Smedley et al. 2016)", "formattedCitation": "(Smedley et al. 2016)"}, "properties": {"noteIndex": 0}, "schema": "https://github.com/citation-style-language/schema/raw/master/csl-citation.json"}</meta:user-defined>
    <meta:user-defined meta:name="Mendeley_Bookmark_eshMUVxGG3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eshMUVxGG3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eshMUVxGG3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eshMUVxGG3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eshMUVxGG3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eshMUVxGG3_7" meta:value-type="string">icle": "", "suffix": "", "given": "Damian", "parse-names": false}, {"dropping-particle": "", "family": "Schubach", "non-dropping-particle": "", "suffix": "", "given": "Max", "parse-names": false}, {"dropping-particle": "", "family": "Jacobsen", "non-dropp</meta:user-defined>
    <meta:user-defined meta:name="Mendeley_Bookmark_eshMUVxGG3_8" meta:value-type="string">ing-particle": "", "suffix": "", "given": "Julius\u00a0O O.B.", "parse-names": false}, {"dropping-particle": "", "family": "K\u00f6hler", "non-dropping-particle": "", "suffix": "", "given": "Sebastian", "parse-names": false}, {"dropping-particle": "", "fa</meta:user-defined>
    <meta:user-defined meta:name="Mendeley_Bookmark_eshMUVxGG3_9" meta:value-type="string">mily": "Zemojtel", "non-dropping-particle": "", "suffix": "", "given": "Tomasz", "parse-names": false}, {"dropping-particle": "", "family": "Spielmann", "non-dropping-particle": "", "suffix": "", "given": "Malte", "parse-names": false}, {"dropping-particl</meta:user-defined>
    <meta:user-defined meta:name="Mendeley_Bookmark_fSMDTK5TWU_1" meta:value-type="string">ADDIN CSL_CITATION {"citationItems": [{"uris": ["http://www.mendeley.com/documents/?uuid=c6c45e6b-c3e7-318c-a1fe-a64ce6d6ba9a"], "itemData": {"DOI": "10.1093/nar/gkh103", "volume": "32", "ISSN": "0305-1048", "page": "493D-496", "id": "ITEM-1", "title": "T</meta:user-defined>
    <meta:user-defined meta:name="Mendeley_Bookmark_fSMDTK5TWU_2" meta:value-type="string">he UCSC Table Browser data retrieval tool", "issue": "90001", "type": "article-journal", "abstract": "The University of California Santa Cruz (UCSC) Table Browser (http://genome.ucsc.edu/cgi-bin/hgText) provides text-based access to a large collection of </meta:user-defined>
    <meta:user-defined meta:name="Mendeley_Bookmark_fSMDTK5TWU_3" meta:value-type="string">genome assemblies and annotation data stored in the Genome Browser Database. A flexible alternative to the graphical-based Genome Browser, this tool offers an enhanced level of query support that includes restrictions based on field values, free-form SQL </meta:user-defined>
    <meta:user-defined meta:name="Mendeley_Bookmark_fSMDTK5TWU_4" meta:value-type="string">queries and combined queries on multiple tables. Output can be filtered to restrict the fields and lines returned, and may be organized into one of several formats, including a simple tab- delimited file that can be loaded into a spreadsheet or database a</meta:user-defined>
    <meta:user-defined meta:name="Mendeley_Bookmark_fSMDTK5TWU_5" meta:value-type="string">s well as advanced formats that may be uploaded into the Genome Browser as custom annotation tracks. The Table Browser User's Guide located on the UCSC website provides instructions and detailed examples for constructing queries and configuring output.", </meta:user-defined>
    <meta:user-defined meta:name="Mendeley_Bookmark_fSMDTK5TWU_6" meta:value-type="string">"issued": {"date-parts": [["2004", "1", "1"]]}, "author": [{"dropping-particle": "", "family": "Karolchik", "non-dropping-particle": "", "suffix": "", "given": "D.", "parse-names": false}], "publisher": "Oxford University Press (OUP)", "container-title": </meta:user-defined>
    <meta:user-defined meta:name="Mendeley_Bookmark_fSMDTK5TWU_7" meta:value-type="string">"Nucleic Acids Research"}, "id": "ITEM-1"}], "mendeley": {"previouslyFormattedCitation": "(Karolchik 2004)", "plainTextFormattedCitation": "(Karolchik 2004)", "formattedCitation": "(Karolchik 2004)"}, "properties": {"noteIndex": 0}, "schema": "https://git</meta:user-defined>
    <meta:user-defined meta:name="Mendeley_Bookmark_fSMDTK5TWU_8" meta:value-type="string">hub.com/citation-style-language/schema/raw/master/csl-citation.json"}</meta:user-defined>
    <meta:user-defined meta:name="Mendeley_Bookmark_fXLe7cd59i_1" meta:value-type="string">ADDIN CSL_CITATION {"citationItems": [{"uris": ["http://www.mendeley.com/documents/?uuid=12ea0e76-ec37-35a5-8fa6-b721c13422b3"], "itemData": {"DOI": "10.1093/nar/gkx1067", "volume": "46", "ISSN": "1362-4962", "page": "D296-D302", "id": "ITEM-1", "title": </meta:user-defined>
    <meta:user-defined meta:name="Mendeley_Bookmark_fXLe7cd59i_10" meta:value-type="string">ropping-particle": "", "family": "Liao", "non-dropping-particle": "", "suffix": "", "given": "Kuang-Wen", "parse-names": false}, {"dropping-particle": "", "family": "Huang", "non-dropping-particle": "", "suffix": "", "given": "Wei-Chi", "parse-names": fal</meta:user-defined>
    <meta:user-defined meta:name="Mendeley_Bookmark_fXLe7cd59i_11" meta:value-type="string">se}, {"dropping-particle": "", "family": "Sun", "non-dropping-particle": "", "suffix": "", "given": "Ting-Hsuan", "parse-names": false}, {"dropping-particle": "", "family": "Tu", "non-dropping-particle": "", "suffix": "", "given": "Siang-Jyun", "parse-nam</meta:user-defined>
    <meta:user-defined meta:name="Mendeley_Bookmark_fXLe7cd59i_12" meta:value-type="string">es": false}, {"dropping-particle": "", "family": "Lee", "non-dropping-particle": "", "suffix": "", "given": "Wei-Hsiang", "parse-names": false}, {"dropping-particle": "", "family": "Chiew", "non-dropping-particle": "", "suffix": "", "given": "Men-Yee", "p</meta:user-defined>
    <meta:user-defined meta:name="Mendeley_Bookmark_fXLe7cd59i_13" meta:value-type="string">arse-names": false}, {"dropping-particle": "", "family": "Tai", "non-dropping-particle": "", "suffix": "", "given": "Chun-San", "parse-names": false}, {"dropping-particle": "", "family": "Wei", "non-dropping-particle": "", "suffix": "", "given": "Ting-Yen</meta:user-defined>
    <meta:user-defined meta:name="Mendeley_Bookmark_fXLe7cd59i_14" meta:value-type="string">", "parse-names": false}, {"dropping-particle": "", "family": "Tsai", "non-dropping-particle": "", "suffix": "", "given": "Tzi-Ren", "parse-names": false}, {"dropping-particle": "", "family": "Huang", "non-dropping-particle": "", "suffix": "", "given": "H</meta:user-defined>
    <meta:user-defined meta:name="Mendeley_Bookmark_fXLe7cd59i_15" meta:value-type="string">sin-Tzu", "parse-names": false}, {"dropping-particle": "", "family": "Wang", "non-dropping-particle": "", "suffix": "", "given": "Chung-Yu", "parse-names": false}, {"dropping-particle": "", "family": "Wu", "non-dropping-particle": "", "suffix": "", "given</meta:user-defined>
    <meta:user-defined meta:name="Mendeley_Bookmark_fXLe7cd59i_16" meta:value-type="string">": "Hsin-Yi", "parse-names": false}, {"dropping-particle": "", "family": "Ho", "non-dropping-particle": "", "suffix": "", "given": "Shu-Yi", "parse-names": false}, {"dropping-particle": "", "family": "Chen", "non-dropping-particle": "", "suffix": "", "giv</meta:user-defined>
    <meta:user-defined meta:name="Mendeley_Bookmark_fXLe7cd59i_17" meta:value-type="string">en": "Pin-Rong", "parse-names": false}, {"dropping-particle": "", "family": "Chuang", "non-dropping-particle": "", "suffix": "", "given": "Cheng-Hsun", "parse-names": false}, {"dropping-particle": "", "family": "Hsieh", "non-dropping-particle": "", "suffi</meta:user-defined>
    <meta:user-defined meta:name="Mendeley_Bookmark_fXLe7cd59i_18" meta:value-type="string">x": "", "given": "Pei-Jung", "parse-names": false}, {"dropping-particle": "", "family": "Wu", "non-dropping-particle": "", "suffix": "", "given": "Yi-Shin", "parse-names": false}, {"dropping-particle": "", "family": "Chen", "non-dropping-particle": "", "s</meta:user-defined>
    <meta:user-defined meta:name="Mendeley_Bookmark_fXLe7cd59i_19" meta:value-type="string">uffix": "", "given": "Wen-Liang", "parse-names": false}, {"dropping-particle": "", "family": "Li", "non-dropping-particle": "", "suffix": "", "given": "Meng-Ju", "parse-names": false}, {"dropping-particle": "", "family": "Wu", "non-dropping-particle": "",</meta:user-defined>
    <meta:user-defined meta:name="Mendeley_Bookmark_fXLe7cd59i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fXLe7cd59i_20" meta:value-type="string"> "suffix": "", "given": "Yu-Chun", "parse-names": false}, {"dropping-particle": "", "family": "Huang", "non-dropping-particle": "", "suffix": "", "given": "Xin-Yi", "parse-names": false}, {"dropping-particle": "", "family": "Ng", "non-dropping-particle": </meta:user-defined>
    <meta:user-defined meta:name="Mendeley_Bookmark_fXLe7cd59i_21" meta:value-type="string">"", "suffix": "", "given": "Fung Ling", "parse-names": false}, {"dropping-particle": "", "family": "Buddhakosai", "non-dropping-particle": "", "suffix": "", "given": "Waradee", "parse-names": false}, {"dropping-particle": "", "family": "Huang", "non-dropp</meta:user-defined>
    <meta:user-defined meta:name="Mendeley_Bookmark_fXLe7cd59i_22" meta:value-type="string">ing-particle": "", "suffix": "", "given": "Pei-Chun", "parse-names": false}, {"dropping-particle": "", "family": "Lan", "non-dropping-particle": "", "suffix": "", "given": "Kuan-Chun", "parse-names": false}, {"dropping-particle": "", "family": "Huang", "n</meta:user-defined>
    <meta:user-defined meta:name="Mendeley_Bookmark_fXLe7cd59i_23" meta:value-type="string">on-dropping-particle": "", "suffix": "", "given": "Chia-Yen", "parse-names": false}, {"dropping-particle": "", "family": "Weng", "non-dropping-particle": "", "suffix": "", "given": "Shun-Long", "parse-names": false}, {"dropping-particle": "", "family": "C</meta:user-defined>
    <meta:user-defined meta:name="Mendeley_Bookmark_fXLe7cd59i_24" meta:value-type="string">heng", "non-dropping-particle": "", "suffix": "", "given": "Yeong-Nan", "parse-names": false}, {"dropping-particle": "", "family": "Liang", "non-dropping-particle": "", "suffix": "", "given": "Chao", "parse-names": false}, {"dropping-particle": "", "famil</meta:user-defined>
    <meta:user-defined meta:name="Mendeley_Bookmark_fXLe7cd59i_25" meta:value-type="string">y": "Hsu", "non-dropping-particle": "", "suffix": "", "given": "Wen-Lian", "parse-names": false}, {"dropping-particle": "", "family": "Huang", "non-dropping-particle": "", "suffix": "", "given": "Hsien-Da", "parse-names": false}], "publisher": "Oxford Uni</meta:user-defined>
    <meta:user-defined meta:name="Mendeley_Bookmark_fXLe7cd59i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fXLe7cd59i_27" meta:value-type="string"> {"noteIndex": 0}, "schema": "https://github.com/citation-style-language/schema/raw/master/csl-citation.json"}</meta:user-defined>
    <meta:user-defined meta:name="Mendeley_Bookmark_fXLe7cd59i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fXLe7cd59i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fXLe7cd59i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fXLe7cd59i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fXLe7cd59i_7" meta:value-type="string">rBase.mbc.nctu.edu.tw/.", "issued": {"date-parts": [["2018", "1", "4"]]}, "PMID": "29126174", "author": [{"dropping-particle": "", "family": "Chou", "non-dropping-particle": "", "suffix": "", "given": "Chih-Hung", "parse-names": false}, {"dropping-particl</meta:user-defined>
    <meta:user-defined meta:name="Mendeley_Bookmark_fXLe7cd59i_8" meta:value-type="string">e": "", "family": "Shrestha", "non-dropping-particle": "", "suffix": "", "given": "Sirjana", "parse-names": false}, {"dropping-particle": "", "family": "Yang", "non-dropping-particle": "", "suffix": "", "given": "Chi-Dung", "parse-names": false}, {"droppi</meta:user-defined>
    <meta:user-defined meta:name="Mendeley_Bookmark_fXLe7cd59i_9" meta:value-type="string">ng-particle": "", "family": "Chang", "non-dropping-particle": "", "suffix": "", "given": "Nai-Wen", "parse-names": false}, {"dropping-particle": "", "family": "Lin", "non-dropping-particle": "", "suffix": "", "given": "Yu-Ling", "parse-names": false}, {"d</meta:user-defined>
    <meta:user-defined meta:name="Mendeley_Bookmark_foC7Uu9r7k_1" meta:value-type="string">ADDIN CSL_CITATION {"citationItems": [{"uris": ["http://www.mendeley.com/documents/?uuid=ea23f591-830f-4370-8386-0cf1722d82d5"], "itemData": {"DOI": "10.1038/nature12787", "volume": "507", "ISSN": "14764687", "page": "455-461", "id": "ITEM-1", "title": "A</meta:user-defined>
    <meta:user-defined meta:name="Mendeley_Bookmark_foC7Uu9r7k_10" meta:value-type="string">uffix": "", "given": "Mette", "parse-names": false}, {"dropping-particle": "", "family": "Chen", "non-dropping-particle": "", "suffix": "", "given": "Yun", "parse-names": false}, {"dropping-particle": "", "family": "Zhao", "non-dropping-particle": "", "su</meta:user-defined>
    <meta:user-defined meta:name="Mendeley_Bookmark_foC7Uu9r7k_11" meta:value-type="string">ffix": "", "given": "Xiaobei", "parse-names": false}, {"dropping-particle": "", "family": "Schmidl", "non-dropping-particle": "", "suffix": "", "given": "Christian", "parse-names": false}, {"dropping-particle": "", "family": "Suzuki", "non-dropping-partic</meta:user-defined>
    <meta:user-defined meta:name="Mendeley_Bookmark_foC7Uu9r7k_12" meta:value-type="string">le": "", "suffix": "", "given": "Takahiro", "parse-names": false}, {"dropping-particle": "", "family": "Ntini", "non-dropping-particle": "", "suffix": "", "given": "Evgenia", "parse-names": false}, {"dropping-particle": "", "family": "Arner", "non-droppin</meta:user-defined>
    <meta:user-defined meta:name="Mendeley_Bookmark_foC7Uu9r7k_13" meta:value-type="string">g-particle": "", "suffix": "", "given": "Erik", "parse-names": false}, {"dropping-particle": "", "family": "Valen", "non-dropping-particle": "", "suffix": "", "given": "Eivind", "parse-names": false}, {"dropping-particle": "", "family": "Li", "non-droppin</meta:user-defined>
    <meta:user-defined meta:name="Mendeley_Bookmark_foC7Uu9r7k_14" meta:value-type="string">g-particle": "", "suffix": "", "given": "Kang", "parse-names": false}, {"dropping-particle": "", "family": "Schwarzfischer", "non-dropping-particle": "", "suffix": "", "given": "Lucia", "parse-names": false}, {"dropping-particle": "", "family": "Glatz", "</meta:user-defined>
    <meta:user-defined meta:name="Mendeley_Bookmark_foC7Uu9r7k_15" meta:value-type="string">non-dropping-particle": "", "suffix": "", "given": "Dagmar", "parse-names": false}, {"dropping-particle": "", "family": "Raithel", "non-dropping-particle": "", "suffix": "", "given": "Johanna", "parse-names": false}, {"dropping-particle": "", "family": "L</meta:user-defined>
    <meta:user-defined meta:name="Mendeley_Bookmark_foC7Uu9r7k_16" meta:value-type="string">ilje", "non-dropping-particle": "", "suffix": "", "given": "Berit", "parse-names": false}, {"dropping-particle": "", "family": "Rapin", "non-dropping-particle": "", "suffix": "", "given": "Nicolas", "parse-names": false}, {"dropping-particle": "", "family</meta:user-defined>
    <meta:user-defined meta:name="Mendeley_Bookmark_foC7Uu9r7k_17" meta:value-type="string">": "Bagger", "non-dropping-particle": "", "suffix": "", "given": "Frederik Otzen", "parse-names": false}, {"dropping-particle": "", "family": "J\u00f8rgensen", "non-dropping-particle": "", "suffix": "", "given": "Mette", "parse-names": false}, {"dropping-</meta:user-defined>
    <meta:user-defined meta:name="Mendeley_Bookmark_foC7Uu9r7k_18" meta:value-type="string">particle": "", "family": "Andersen", "non-dropping-particle": "", "suffix": "", "given": "Peter Refsing", "parse-names": false}, {"dropping-particle": "", "family": "Bertin", "non-dropping-particle": "", "suffix": "", "given": "Nicolas", "parse-names": fa</meta:user-defined>
    <meta:user-defined meta:name="Mendeley_Bookmark_foC7Uu9r7k_19" meta:value-type="string">lse}, {"dropping-particle": "", "family": "Rackham", "non-dropping-particle": "", "suffix": "", "given": "Owen", "parse-names": false}, {"dropping-particle": "", "family": "Burroughs", "non-dropping-particle": "", "suffix": "", "given": "A. Maxwell", "par</meta:user-defined>
    <meta:user-defined meta:name="Mendeley_Bookmark_foC7Uu9r7k_2" meta:value-type="string">n atlas of active enhancers across human cell types and tissues", "issue": "7493", "type": "article-journal", "abstract": "Enhancers control the correct temporal and cell-type-specific activation of gene expression in multicellular eukaryotes. Knowing the</meta:user-defined>
    <meta:user-defined meta:name="Mendeley_Bookmark_foC7Uu9r7k_20" meta:value-type="string">se-names": false}, {"dropping-particle": "", "family": "Baillie", "non-dropping-particle": "", "suffix": "", "given": "J. Kenneth", "parse-names": false}, {"dropping-particle": "", "family": "Ishizu", "non-dropping-particle": "", "suffix": "", "given": "Y</meta:user-defined>
    <meta:user-defined meta:name="Mendeley_Bookmark_foC7Uu9r7k_21" meta:value-type="string">uri", "parse-names": false}, {"dropping-particle": "", "family": "Shimizu", "non-dropping-particle": "", "suffix": "", "given": "Yuri", "parse-names": false}, {"dropping-particle": "", "family": "Furuhata", "non-dropping-particle": "", "suffix": "", "give</meta:user-defined>
    <meta:user-defined meta:name="Mendeley_Bookmark_foC7Uu9r7k_22" meta:value-type="string">n": "Erina", "parse-names": false}, {"dropping-particle": "", "family": "Maeda", "non-dropping-particle": "", "suffix": "", "given": "Shiori", "parse-names": false}, {"dropping-particle": "", "family": "Negishi", "non-dropping-particle": "", "suffix": "",</meta:user-defined>
    <meta:user-defined meta:name="Mendeley_Bookmark_foC7Uu9r7k_23" meta:value-type="string"> "given": "Yutaka", "parse-names": false}, {"dropping-particle": "", "family": "Mungall", "non-dropping-particle": "", "suffix": "", "given": "Christopher J.", "parse-names": false}, {"dropping-particle": "", "family": "Meehan", "non-dropping-particle": "</meta:user-defined>
    <meta:user-defined meta:name="Mendeley_Bookmark_foC7Uu9r7k_24" meta:value-type="string">", "suffix": "", "given": "Terrence F.", "parse-names": false}, {"dropping-particle": "", "family": "Lassmann", "non-dropping-particle": "", "suffix": "", "given": "Timo", "parse-names": false}, {"dropping-particle": "", "family": "Itoh", "non-dropping-pa</meta:user-defined>
    <meta:user-defined meta:name="Mendeley_Bookmark_foC7Uu9r7k_25" meta:value-type="string">rticle": "", "suffix": "", "given": "Masayoshi", "parse-names": false}, {"dropping-particle": "", "family": "Kawaji", "non-dropping-particle": "", "suffix": "", "given": "Hideya", "parse-names": false}, {"dropping-particle": "", "family": "Kondo", "non-dr</meta:user-defined>
    <meta:user-defined meta:name="Mendeley_Bookmark_foC7Uu9r7k_26" meta:value-type="string">opping-particle": "", "suffix": "", "given": "Naoto", "parse-names": false}, {"dropping-particle": "", "family": "Kawai", "non-dropping-particle": "", "suffix": "", "given": "Jun", "parse-names": false}, {"dropping-particle": "", "family": "Lennartsson", </meta:user-defined>
    <meta:user-defined meta:name="Mendeley_Bookmark_foC7Uu9r7k_27" meta:value-type="string">"non-dropping-particle": "", "suffix": "", "given": "Andreas", "parse-names": false}, {"dropping-particle": "", "family": "Daub", "non-dropping-particle": "", "suffix": "", "given": "Carsten O.", "parse-names": false}, {"dropping-particle": "", "family": </meta:user-defined>
    <meta:user-defined meta:name="Mendeley_Bookmark_foC7Uu9r7k_28" meta:value-type="string">"Heutink", "non-dropping-particle": "", "suffix": "", "given": "Peter", "parse-names": false}, {"dropping-particle": "", "family": "Hume", "non-dropping-particle": "", "suffix": "", "given": "David A.", "parse-names": false}, {"dropping-particle": "", "fa</meta:user-defined>
    <meta:user-defined meta:name="Mendeley_Bookmark_foC7Uu9r7k_29" meta:value-type="string">mily": "Jensen", "non-dropping-particle": "", "suffix": "", "given": "Torben Heick", "parse-names": false}, {"dropping-particle": "", "family": "Suzuki", "non-dropping-particle": "", "suffix": "", "given": "Harukazu", "parse-names": false}, {"dropping-par</meta:user-defined>
    <meta:user-defined meta:name="Mendeley_Bookmark_foC7Uu9r7k_3" meta:value-type="string">ir properties, regulatory activity and targets is crucial to understand the regulation of differentiation and homeostasis. Here we use the FANTOM5 panel of samples, covering the majority of human tissues and cell types, to produce an atlas of active, in v</meta:user-defined>
    <meta:user-defined meta:name="Mendeley_Bookmark_foC7Uu9r7k_30" meta:value-type="string">ticle": "", "family": "Hayashizaki", "non-dropping-particle": "", "suffix": "", "given": "Yoshihide", "parse-names": false}, {"dropping-particle": "", "family": "M\u00fcller", "non-dropping-particle": "", "suffix": "", "given": "Ferenc", "parse-names": fa</meta:user-defined>
    <meta:user-defined meta:name="Mendeley_Bookmark_foC7Uu9r7k_31" meta:value-type="string">lse}, {"dropping-particle": "", "family": "Forrest", "non-dropping-particle": "", "suffix": "", "given": "Alistair R.R.", "parse-names": false}, {"dropping-particle": "", "family": "Carninci", "non-dropping-particle": "", "suffix": "", "given": "Piero", "</meta:user-defined>
    <meta:user-defined meta:name="Mendeley_Bookmark_foC7Uu9r7k_32" meta:value-type="string">parse-names": false}, {"dropping-particle": "", "family": "Rehli", "non-dropping-particle": "", "suffix": "", "given": "Michael", "parse-names": false}, {"dropping-particle": "", "family": "Sandelin", "non-dropping-particle": "", "suffix": "", "given": "A</meta:user-defined>
    <meta:user-defined meta:name="Mendeley_Bookmark_foC7Uu9r7k_33" meta:value-type="string">lbin", "parse-names": false}], "container-title": "Nature"}, "id": "ITEM-1"}], "mendeley": {"previouslyFormattedCitation": "(Andersson et al. 2014)", "plainTextFormattedCitation": "(Andersson et al. 2014)", "formattedCitation": "(Andersson et al. 2014)"},</meta:user-defined>
    <meta:user-defined meta:name="Mendeley_Bookmark_foC7Uu9r7k_34" meta:value-type="string"> "properties": {"noteIndex": 0}, "schema": "https://github.com/citation-style-language/schema/raw/master/csl-citation.json"}</meta:user-defined>
    <meta:user-defined meta:name="Mendeley_Bookmark_foC7Uu9r7k_4" meta:value-type="string">ivo-transcribed enhancers. We show that enhancers share properties with CpG-poor messenger RNA promoters but produce bidirectional, exosome-sensitive, relatively short unspliced RNAs, the generation of which is strongly related to enhancer activity. The a</meta:user-defined>
    <meta:user-defined meta:name="Mendeley_Bookmark_foC7Uu9r7k_5" meta:value-type="string">tlas is used to compare regulatory programs between different cells at unprecedented depth, to identify disease-associated regulatory single nucleotide polymorphisms, and to classify cell-type-specific and ubiquitous enhancers. We further explore the util</meta:user-defined>
    <meta:user-defined meta:name="Mendeley_Bookmark_foC7Uu9r7k_6" meta:value-type="string">ity of enhancer redundancy, which explains gene expression strength rather than expression patterns. The online FANTOM5 enhancer atlas represents a unique resource for studies on cell-type-specific enhancers and gene regulation.", "issued": {"date-parts":</meta:user-defined>
    <meta:user-defined meta:name="Mendeley_Bookmark_foC7Uu9r7k_7" meta:value-type="string"> [["2014"]]}, "author": [{"dropping-particle": "", "family": "Andersson", "non-dropping-particle": "", "suffix": "", "given": "Robin", "parse-names": false}, {"dropping-particle": "", "family": "Gebhard", "non-dropping-particle": "", "suffix": "", "given"</meta:user-defined>
    <meta:user-defined meta:name="Mendeley_Bookmark_foC7Uu9r7k_8" meta:value-type="string">: "Claudia", "parse-names": false}, {"dropping-particle": "", "family": "Miguel-Escalada", "non-dropping-particle": "", "suffix": "", "given": "Irene", "parse-names": false}, {"dropping-particle": "", "family": "Hoof", "non-dropping-particle": "", "suffix</meta:user-defined>
    <meta:user-defined meta:name="Mendeley_Bookmark_foC7Uu9r7k_9" meta:value-type="string">": "", "given": "Ilka", "parse-names": false}, {"dropping-particle": "", "family": "Bornholdt", "non-dropping-particle": "", "suffix": "", "given": "Jette", "parse-names": false}, {"dropping-particle": "", "family": "Boyd", "non-dropping-particle": "", "s</meta:user-defined>
    <meta:user-defined meta:name="Mendeley_Bookmark_gGrpUTtbpB_1" meta:value-type="string">ADDIN CSL_CITATION {"citationItems": [{"uris": ["http://www.mendeley.com/documents/?uuid=1b45e451-dcac-33d6-a262-7cc1087cbcb9"], "itemData": {"DOI": "10.21203/rs.2.14112/v1", "abstract": "Guanxiong Zhang, Aimin Xie, Jing Bai et al. IPEV: a web server for </meta:user-defined>
    <meta:user-defined meta:name="Mendeley_Bookmark_gGrpUTtbpB_10" meta:value-type="string">"family": "Li", "non-dropping-particle": "", "suffix": "", "given": "Xia", "parse-names": false}], "title": "IPEV: a web server for inferring pathogenic enhancers with variants", "container-title": "PREPRINT (Version 1) available at Research Square", "iss</meta:user-defined>
    <meta:user-defined meta:name="Mendeley_Bookmark_gGrpUTtbpB_11" meta:value-type="string">ued": {"date-parts": [["2019"]]}}, "id": "ITEM-1"}], "mendeley": {"previouslyFormattedCitation": "(Zhang et al. 2019)", "plainTextFormattedCitation": "(Zhang et al. 2019)", "formattedCitation": "(Zhang et al. 2019)"}, "properties": {"noteIndex": 0}, "sche</meta:user-defined>
    <meta:user-defined meta:name="Mendeley_Bookmark_gGrpUTtbpB_12" meta:value-type="string">ma": "https://github.com/citation-style-language/schema/raw/master/csl-citation.json"}</meta:user-defined>
    <meta:user-defined meta:name="Mendeley_Bookmark_gGrpUTtbpB_2" meta:value-type="string">inferring pathogenic enhancers with variants, 08 September 2019, PREPRINT (Version 1) available at Research Square [+https://doi.org/10.21203/rs.2.14112/v1+]", "type": "article-journal", "id": "ITEM-1", "author": [{"dropping-particle": "", "family": "Zhan</meta:user-defined>
    <meta:user-defined meta:name="Mendeley_Bookmark_gGrpUTtbpB_3" meta:value-type="string">g", "non-dropping-particle": "", "suffix": "", "given": "Guanxiong", "parse-names": false}, {"dropping-particle": "", "family": "Xie", "non-dropping-particle": "", "suffix": "", "given": "Aimin", "parse-names": false}, {"dropping-particle": "", "family": </meta:user-defined>
    <meta:user-defined meta:name="Mendeley_Bookmark_gGrpUTtbpB_4" meta:value-type="string">"Bai", "non-dropping-particle": "", "suffix": "", "given": "Jing", "parse-names": false}, {"dropping-particle": "", "family": "Luo", "non-dropping-particle": "", "suffix": "", "given": "Tao", "parse-names": false}, {"dropping-particle": "", "family": "Yua</meta:user-defined>
    <meta:user-defined meta:name="Mendeley_Bookmark_gGrpUTtbpB_5" meta:value-type="string">n", "non-dropping-particle": "", "suffix": "", "given": "Huating", "parse-names": false}, {"dropping-particle": "", "family": "Liao", "non-dropping-particle": "", "suffix": "", "given": "Gaoming", "parse-names": false}, {"dropping-particle": "", "family":</meta:user-defined>
    <meta:user-defined meta:name="Mendeley_Bookmark_gGrpUTtbpB_6" meta:value-type="string"> "Luo", "non-dropping-particle": "", "suffix": "", "given": "Shangyi", "parse-names": false}, {"dropping-particle": "", "family": "Liao", "non-dropping-particle": "", "suffix": "", "given": "Jianlong", "parse-names": false}, {"dropping-particle": "", "fam</meta:user-defined>
    <meta:user-defined meta:name="Mendeley_Bookmark_gGrpUTtbpB_7" meta:value-type="string">ily": "Xu", "non-dropping-particle": "", "suffix": "", "given": "Jinyuan", "parse-names": false}, {"dropping-particle": "", "family": "Shi", "non-dropping-particle": "", "suffix": "", "given": "Jian", "parse-names": false}, {"dropping-particle": "", "fami</meta:user-defined>
    <meta:user-defined meta:name="Mendeley_Bookmark_gGrpUTtbpB_8" meta:value-type="string">ly": "Zhang", "non-dropping-particle": "", "suffix": "", "given": "Yong", "parse-names": false}, {"dropping-particle": "", "family": "Zhang", "non-dropping-particle": "", "suffix": "", "given": "Xinxin", "parse-names": false}, {"dropping-particle": "", "f</meta:user-defined>
    <meta:user-defined meta:name="Mendeley_Bookmark_gGrpUTtbpB_9" meta:value-type="string">amily": "Zhao", "non-dropping-particle": "", "suffix": "", "given": "Tingting", "parse-names": false}, {"dropping-particle": "", "family": "Xiao", "non-dropping-particle": "", "suffix": "", "given": "Yun", "parse-names": false}, {"dropping-particle": "", </meta:user-defined>
    <meta:user-defined meta:name="Mendeley_Bookmark_gJjj9jUWCU_1" meta:value-type="string">ADDIN CSL_CITATION {"citationItems": [{"uris": ["http://www.mendeley.com/documents/?uuid=f954af3c-2bc7-4509-9f29-ddf2051e9f5c"], "itemData": {"DOI": "10.1016/j.ajhg.2016.07.005", "volume": "99", "ISSN": "15376605", "page": "595-606", "id": "ITEM-1", "titl</meta:user-defined>
    <meta:user-defined meta:name="Mendeley_Bookmark_gJjj9jUWCU_10" meta:value-type="string">e": "", "family": "J\u00e4ger", "non-dropping-particle": "", "suffix": "", "given": "Marten", "parse-names": false}, {"dropping-particle": "", "family": "Hochheiser", "non-dropping-particle": "", "suffix": "", "given": "Harry", "parse-names": false}, {"dr</meta:user-defined>
    <meta:user-defined meta:name="Mendeley_Bookmark_gJjj9jUWCU_11" meta:value-type="string">opping-particle": "", "family": "Washington", "non-dropping-particle": "", "suffix": "", "given": "Nicole\u00a0L L.", "parse-names": false}, {"dropping-particle": "", "family": "McMurry", "non-dropping-particle": "", "suffix": "", "given": "Julie\u00a0A A</meta:user-defined>
    <meta:user-defined meta:name="Mendeley_Bookmark_gJjj9jUWCU_12" meta:value-type="string">.", "parse-names": false}, {"dropping-particle": "", "family": "Haendel", "non-dropping-particle": "", "suffix": "", "given": "Melissa\u00a0A A.", "parse-names": false}, {"dropping-particle": "", "family": "Mungall", "non-dropping-particle": "", "suffix":</meta:user-defined>
    <meta:user-defined meta:name="Mendeley_Bookmark_gJjj9jUWCU_13" meta:value-type="string"> "", "given": "Christopher\u00a0J J.", "parse-names": false}, {"dropping-particle": "", "family": "Lewis", "non-dropping-particle": "", "suffix": "", "given": "Suzanna\u00a0E E.", "parse-names": false}, {"dropping-particle": "", "family": "Groza", "non-dr</meta:user-defined>
    <meta:user-defined meta:name="Mendeley_Bookmark_gJjj9jUWCU_14" meta:value-type="string">opping-particle": "", "suffix": "", "given": "Tudor", "parse-names": false}, {"dropping-particle": "", "family": "Valentini", "non-dropping-particle": "", "suffix": "", "given": "Giorgio", "parse-names": false}, {"dropping-particle": "", "family": "Robins</meta:user-defined>
    <meta:user-defined meta:name="Mendeley_Bookmark_gJjj9jUWCU_15" meta:value-type="string">on", "non-dropping-particle": "", "suffix": "", "given": "Peter\u00a0N N.", "parse-names": false}], "container-title": "American Journal of Human Genetics"}, "id": "ITEM-1"}], "mendeley": {"previouslyFormattedCitation": "(Smedley et al. 2016)", "plainText</meta:user-defined>
    <meta:user-defined meta:name="Mendeley_Bookmark_gJjj9jUWCU_16" meta:value-type="string">FormattedCitation": "(Smedley et al. 2016)", "formattedCitation": "(Smedley et al. 2016)"}, "properties": {"noteIndex": 0}, "schema": "https://github.com/citation-style-language/schema/raw/master/csl-citation.json"}</meta:user-defined>
    <meta:user-defined meta:name="Mendeley_Bookmark_gJjj9jUWCU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gJjj9jUWCU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gJjj9jUWCU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gJjj9jUWCU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gJjj9jUWCU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gJjj9jUWCU_7" meta:value-type="string">icle": "", "suffix": "", "given": "Damian", "parse-names": false}, {"dropping-particle": "", "family": "Schubach", "non-dropping-particle": "", "suffix": "", "given": "Max", "parse-names": false}, {"dropping-particle": "", "family": "Jacobsen", "non-dropp</meta:user-defined>
    <meta:user-defined meta:name="Mendeley_Bookmark_gJjj9jUWCU_8" meta:value-type="string">ing-particle": "", "suffix": "", "given": "Julius\u00a0O O.B.", "parse-names": false}, {"dropping-particle": "", "family": "K\u00f6hler", "non-dropping-particle": "", "suffix": "", "given": "Sebastian", "parse-names": false}, {"dropping-particle": "", "fa</meta:user-defined>
    <meta:user-defined meta:name="Mendeley_Bookmark_gJjj9jUWCU_9" meta:value-type="string">mily": "Zemojtel", "non-dropping-particle": "", "suffix": "", "given": "Tomasz", "parse-names": false}, {"dropping-particle": "", "family": "Spielmann", "non-dropping-particle": "", "suffix": "", "given": "Malte", "parse-names": false}, {"dropping-particl</meta:user-defined>
    <meta:user-defined meta:name="Mendeley_Bookmark_gNCvXgGIeW_1" meta:value-type="string">ADDIN CSL_CITATION {"citationItems": [{"uris": ["http://www.mendeley.com/documents/?uuid=b8a2b8fe-fd39-3330-a3f3-8a79aaf341ba"], "itemData": {"DOI": "10.1038/gim.2017.119", "volume": "20", "ISSN": "1530-0366", "page": "435-443", "id": "ITEM-1", "title": "</meta:user-defined>
    <meta:user-defined meta:name="Mendeley_Bookmark_gNCvXgGIeW_10" meta:value-type="string">dropping-particle": "", "family": "Monfared", "non-dropping-particle": "", "suffix": "", "given": "Nasim", "parse-names": false}, {"dropping-particle": "", "family": "Walker", "non-dropping-particle": "", "suffix": "", "given": "Susan", "parse-names": fal</meta:user-defined>
    <meta:user-defined meta:name="Mendeley_Bookmark_gNCvXgGIeW_11" meta:value-type="string">se}, {"dropping-particle": "", "family": "Reuter", "non-dropping-particle": "", "suffix": "", "given": "Miriam S", "parse-names": false}, {"dropping-particle": "", "family": "Hosseini", "non-dropping-particle": "", "suffix": "", "given": "S Mohsen", "pars</meta:user-defined>
    <meta:user-defined meta:name="Mendeley_Bookmark_gNCvXgGIeW_12" meta:value-type="string">e-names": false}, {"dropping-particle": "", "family": "Thiruvahindrapuram", "non-dropping-particle": "", "suffix": "", "given": "Bhooma", "parse-names": false}, {"dropping-particle": "", "family": "Merico", "non-dropping-particle": "", "suffix": "", "give</meta:user-defined>
    <meta:user-defined meta:name="Mendeley_Bookmark_gNCvXgGIeW_13" meta:value-type="string">n": "Daniele", "parse-names": false}, {"dropping-particle": "", "family": "Jobling", "non-dropping-particle": "", "suffix": "", "given": "Rebekah", "parse-names": false}, {"dropping-particle": "", "family": "Nalpathamkalam", "non-dropping-particle": "", "</meta:user-defined>
    <meta:user-defined meta:name="Mendeley_Bookmark_gNCvXgGIeW_14" meta:value-type="string">suffix": "", "given": "Thomas", "parse-names": false}, {"dropping-particle": "", "family": "Pellecchia", "non-dropping-particle": "", "suffix": "", "given": "Giovanna", "parse-names": false}, {"dropping-particle": "", "family": "Sung", "non-dropping-parti</meta:user-defined>
    <meta:user-defined meta:name="Mendeley_Bookmark_gNCvXgGIeW_15" meta:value-type="string">cle": "", "suffix": "", "given": "Wilson W L", "parse-names": false}, {"dropping-particle": "", "family": "Wang", "non-dropping-particle": "", "suffix": "", "given": "Zhuozhi", "parse-names": false}, {"dropping-particle": "", "family": "Bikangaga", "non-d</meta:user-defined>
    <meta:user-defined meta:name="Mendeley_Bookmark_gNCvXgGIeW_16" meta:value-type="string">ropping-particle": "", "suffix": "", "given": "Peter", "parse-names": false}, {"dropping-particle": "", "family": "Boelman", "non-dropping-particle": "", "suffix": "", "given": "Cyrus", "parse-names": false}, {"dropping-particle": "", "family": "Carter", </meta:user-defined>
    <meta:user-defined meta:name="Mendeley_Bookmark_gNCvXgGIeW_17" meta:value-type="string">"non-dropping-particle": "", "suffix": "", "given": "Melissa T", "parse-names": false}, {"dropping-particle": "", "family": "Cordeiro", "non-dropping-particle": "", "suffix": "", "given": "Dawn", "parse-names": false}, {"dropping-particle": "", "family": </meta:user-defined>
    <meta:user-defined meta:name="Mendeley_Bookmark_gNCvXgGIeW_18" meta:value-type="string">"Cytrynbaum", "non-dropping-particle": "", "suffix": "", "given": "Cheryl", "parse-names": false}, {"dropping-particle": "", "family": "Dell", "non-dropping-particle": "", "suffix": "", "given": "Sharon D", "parse-names": false}, {"dropping-particle": "",</meta:user-defined>
    <meta:user-defined meta:name="Mendeley_Bookmark_gNCvXgGIeW_19" meta:value-type="string"> "family": "Dhir", "non-dropping-particle": "", "suffix": "", "given": "Priya", "parse-names": false}, {"dropping-particle": "", "family": "Dowling", "non-dropping-particle": "", "suffix": "", "given": "James J", "parse-names": false}, {"dropping-particle</meta:user-defined>
    <meta:user-defined meta:name="Mendeley_Bookmark_gNCvXgGIeW_2" meta:value-type="string">Improved diagnostic yield compared with targeted gene sequencing panels suggests a role for whole-genome sequencing as a first-tier genetic test.", "issue": "4", "type": "article-journal", "abstract": "PurposeGenetic testing is an integral diagnostic comp</meta:user-defined>
    <meta:user-defined meta:name="Mendeley_Bookmark_gNCvXgGIeW_20" meta:value-type="string">": "", "family": "Heon", "non-dropping-particle": "", "suffix": "", "given": "Elise", "parse-names": false}, {"dropping-particle": "", "family": "Hewson", "non-dropping-particle": "", "suffix": "", "given": "Stacy", "parse-names": false}, {"dropping-parti</meta:user-defined>
    <meta:user-defined meta:name="Mendeley_Bookmark_gNCvXgGIeW_21" meta:value-type="string">cle": "", "family": "Hiraki", "non-dropping-particle": "", "suffix": "", "given": "Linda", "parse-names": false}, {"dropping-particle": "", "family": "Inbar-Feigenberg", "non-dropping-particle": "", "suffix": "", "given": "Michal", "parse-names": false}, </meta:user-defined>
    <meta:user-defined meta:name="Mendeley_Bookmark_gNCvXgGIeW_22" meta:value-type="string">{"dropping-particle": "", "family": "Klatt", "non-dropping-particle": "", "suffix": "", "given": "Regan", "parse-names": false}, {"dropping-particle": "", "family": "Kronick", "non-dropping-particle": "", "suffix": "", "given": "Jonathan", "parse-names": </meta:user-defined>
    <meta:user-defined meta:name="Mendeley_Bookmark_gNCvXgGIeW_23" meta:value-type="string">false}, {"dropping-particle": "", "family": "Laxer", "non-dropping-particle": "", "suffix": "", "given": "Ronald M", "parse-names": false}, {"dropping-particle": "", "family": "Licht", "non-dropping-particle": "", "suffix": "", "given": "Christoph", "pars</meta:user-defined>
    <meta:user-defined meta:name="Mendeley_Bookmark_gNCvXgGIeW_24" meta:value-type="string">e-names": false}, {"dropping-particle": "", "family": "MacDonald", "non-dropping-particle": "", "suffix": "", "given": "Heather", "parse-names": false}, {"dropping-particle": "", "family": "Mercimek-Andrews", "non-dropping-particle": "", "suffix": "", "gi</meta:user-defined>
    <meta:user-defined meta:name="Mendeley_Bookmark_gNCvXgGIeW_25" meta:value-type="string">ven": "Saadet", "parse-names": false}, {"dropping-particle": "", "family": "Mendoza-Londono", "non-dropping-particle": "", "suffix": "", "given": "Roberto", "parse-names": false}, {"dropping-particle": "", "family": "Piscione", "non-dropping-particle": ""</meta:user-defined>
    <meta:user-defined meta:name="Mendeley_Bookmark_gNCvXgGIeW_26" meta:value-type="string">, "suffix": "", "given": "Tino", "parse-names": false}, {"dropping-particle": "", "family": "Schneider", "non-dropping-particle": "", "suffix": "", "given": "Rayfel", "parse-names": false}, {"dropping-particle": "", "family": "Schulze", "non-dropping-part</meta:user-defined>
    <meta:user-defined meta:name="Mendeley_Bookmark_gNCvXgGIeW_27" meta:value-type="string">icle": "", "suffix": "", "given": "Andreas", "parse-names": false}, {"dropping-particle": "", "family": "Silverman", "non-dropping-particle": "", "suffix": "", "given": "Earl", "parse-names": false}, {"dropping-particle": "", "family": "Siriwardena", "non</meta:user-defined>
    <meta:user-defined meta:name="Mendeley_Bookmark_gNCvXgGIeW_28" meta:value-type="string">-dropping-particle": "", "suffix": "", "given": "Komudi", "parse-names": false}, {"dropping-particle": "", "family": "Snead", "non-dropping-particle": "", "suffix": "", "given": "O Carter", "parse-names": false}, {"dropping-particle": "", "family": "Sondh</meta:user-defined>
    <meta:user-defined meta:name="Mendeley_Bookmark_gNCvXgGIeW_29" meta:value-type="string">eimer", "non-dropping-particle": "", "suffix": "", "given": "Neal", "parse-names": false}, {"dropping-particle": "", "family": "Sutherland", "non-dropping-particle": "", "suffix": "", "given": "Joanne", "parse-names": false}, {"dropping-particle": "", "fa</meta:user-defined>
    <meta:user-defined meta:name="Mendeley_Bookmark_gNCvXgGIeW_3" meta:value-type="string">onent of pediatric medicine. Standard of care is often a time-consuming stepwise approach involving chromosomal microarray analysis and targeted gene sequencing panels, which can be costly and inconclusive. Whole-genome sequencing (WGS) provides a compreh</meta:user-defined>
    <meta:user-defined meta:name="Mendeley_Bookmark_gNCvXgGIeW_30" meta:value-type="string">mily": "Vincent", "non-dropping-particle": "", "suffix": "", "given": "Ajoy", "parse-names": false}, {"dropping-particle": "", "family": "Wasserman", "non-dropping-particle": "", "suffix": "", "given": "Jonathan D", "parse-names": false}, {"dropping-parti</meta:user-defined>
    <meta:user-defined meta:name="Mendeley_Bookmark_gNCvXgGIeW_31" meta:value-type="string">cle": "", "family": "Weksberg", "non-dropping-particle": "", "suffix": "", "given": "Rosanna", "parse-names": false}, {"dropping-particle": "", "family": "Shuman", "non-dropping-particle": "", "suffix": "", "given": "Cheryl", "parse-names": false}, {"drop</meta:user-defined>
    <meta:user-defined meta:name="Mendeley_Bookmark_gNCvXgGIeW_32" meta:value-type="string">ping-particle": "", "family": "Carew", "non-dropping-particle": "", "suffix": "", "given": "Chris", "parse-names": false}, {"dropping-particle": "", "family": "Szego", "non-dropping-particle": "", "suffix": "", "given": "Michael J", "parse-names": false},</meta:user-defined>
    <meta:user-defined meta:name="Mendeley_Bookmark_gNCvXgGIeW_33" meta:value-type="string"> {"dropping-particle": "", "family": "Hayeems", "non-dropping-particle": "", "suffix": "", "given": "Robin Z", "parse-names": false}, {"dropping-particle": "", "family": "Basran", "non-dropping-particle": "", "suffix": "", "given": "Raveen", "parse-names"</meta:user-defined>
    <meta:user-defined meta:name="Mendeley_Bookmark_gNCvXgGIeW_34" meta:value-type="string">: false}, {"dropping-particle": "", "family": "Stavropoulos", "non-dropping-particle": "", "suffix": "", "given": "Dimitri J", "parse-names": false}, {"dropping-particle": "", "family": "Ray", "non-dropping-particle": "", "suffix": "", "given": "Peter N",</meta:user-defined>
    <meta:user-defined meta:name="Mendeley_Bookmark_gNCvXgGIeW_35" meta:value-type="string"> "parse-names": false}, {"dropping-particle": "", "family": "Bowdin", "non-dropping-particle": "", "suffix": "", "given": "Sarah", "parse-names": false}, {"dropping-particle": "", "family": "Meyn", "non-dropping-particle": "", "suffix": "", "given": "M St</meta:user-defined>
    <meta:user-defined meta:name="Mendeley_Bookmark_gNCvXgGIeW_36" meta:value-type="string">ephen", "parse-names": false}, {"dropping-particle": "", "family": "Cohn", "non-dropping-particle": "", "suffix": "", "given": "Ronald D", "parse-names": false}, {"dropping-particle": "", "family": "Scherer", "non-dropping-particle": "", "suffix": "", "gi</meta:user-defined>
    <meta:user-defined meta:name="Mendeley_Bookmark_gNCvXgGIeW_37" meta:value-type="string">ven": "Stephen W", "parse-names": false}, {"dropping-particle": "", "family": "Marshall", "non-dropping-particle": "", "suffix": "", "given": "Christian R", "parse-names": false}], "publisher": "Nature Publishing Group", "container-title": "Genetics in me</meta:user-defined>
    <meta:user-defined meta:name="Mendeley_Bookmark_gNCvXgGIeW_38" meta:value-type="string">dicine : official journal of the American College of Medical Genetics"}, "id": "ITEM-1"}], "mendeley": {"previouslyFormattedCitation": "(Lionel et al. 2018)", "plainTextFormattedCitation": "(Lionel et al. 2018)", "formattedCitation": "(Lionel et al. 2018)</meta:user-defined>
    <meta:user-defined meta:name="Mendeley_Bookmark_gNCvXgGIeW_39" meta:value-type="string">"}, "properties": {"noteIndex": 0}, "schema": "https://github.com/citation-style-language/schema/raw/master/csl-citation.json"}</meta:user-defined>
    <meta:user-defined meta:name="Mendeley_Bookmark_gNCvXgGIeW_4" meta:value-type="string">ensive testing platform that has the potential to streamline genetic assessments, but there are limited comparative data to guide its clinical use.MethodsWe prospectively recruited 103 patients from pediatric non-genetic subspecialty clinics, each with a </meta:user-defined>
    <meta:user-defined meta:name="Mendeley_Bookmark_gNCvXgGIeW_5" meta:value-type="string">clinical phenotype suggestive of an underlying genetic disorder, and compared the diagnostic yield and coverage of WGS with those of conventional genetic testing.ResultsWGS identified diagnostic variants in 41% of individuals, representing a significant i</meta:user-defined>
    <meta:user-defined meta:name="Mendeley_Bookmark_gNCvXgGIeW_6" meta:value-type="string">ncrease over conventional testing results (24%; P\u2009=\u20090.01). Genes clinically sequenced in the cohort (n\u2009=\u20091,226) were well covered by WGS, with a median exonic coverage of 40 \u00d7 \u00b18 \u00d7 (mean \u00b1SD). All the molecular diag</meta:user-defined>
    <meta:user-defined meta:name="Mendeley_Bookmark_gNCvXgGIeW_7" meta:value-type="string">noses made by conventional methods were captured by WGS. The 18 new diagnoses made with WGS included structural and non-exonic sequence variants not detectable with whole-exome sequencing, and confirmed recent disease associations with the genes PIGG, RNU</meta:user-defined>
    <meta:user-defined meta:name="Mendeley_Bookmark_gNCvXgGIeW_8" meta:value-type="string">4ATAC, TRIO, and UNC13A.ConclusionWGS as a primary clinical test provided a higher diagnostic yield than conventional genetic testing in a clinically heterogeneous cohort.", "issued": {"date-parts": [["2018"]]}, "PMID": "28771251", "author": [{"dropping-p</meta:user-defined>
    <meta:user-defined meta:name="Mendeley_Bookmark_gNCvXgGIeW_9" meta:value-type="string">article": "", "family": "Lionel", "non-dropping-particle": "", "suffix": "", "given": "Anath C", "parse-names": false}, {"dropping-particle": "", "family": "Costain", "non-dropping-particle": "", "suffix": "", "given": "Gregory", "parse-names": false}, {"</meta:user-defined>
    <meta:user-defined meta:name="Mendeley_Bookmark_gUINcV2Oer_1" meta:value-type="string">ADDIN CSL_CITATION {"citationItems": [{"uris": ["http://www.mendeley.com/documents/?uuid=b9fc3d6e-f9a0-34e3-b4b9-654a2bc23a53"], "itemData": {"DOI": "10.1093/nar/gkx1098", "issued": {"date-parts": [["2018", "1", "4"]]}, "issue": "D1", "ISSN": "0305-1048",</meta:user-defined>
    <meta:user-defined meta:name="Mendeley_Bookmark_gUINcV2Oer_10" meta:value-type="string">alse}, {"dropping-particle": "", "family": "Izuogu", "non-dropping-particle": "", "suffix": "", "given": "Osagie G", "parse-names": false}, {"dropping-particle": "", "family": "Janacek", "non-dropping-particle": "", "suffix": "", "given": "Sophie H", "par</meta:user-defined>
    <meta:user-defined meta:name="Mendeley_Bookmark_gUINcV2Oer_11" meta:value-type="string">se-names": false}, {"dropping-particle": "", "family": "Juettemann", "non-dropping-particle": "", "suffix": "", "given": "Thomas", "parse-names": false}, {"dropping-particle": "", "family": "To", "non-dropping-particle": "", "suffix": "", "given": "Jimmy </meta:user-defined>
    <meta:user-defined meta:name="Mendeley_Bookmark_gUINcV2Oer_12" meta:value-type="string">Kiang", "parse-names": false}, {"dropping-particle": "", "family": "Laird", "non-dropping-particle": "", "suffix": "", "given": "Matthew R", "parse-names": false}, {"dropping-particle": "", "family": "Lavidas", "non-dropping-particle": "", "suffix": "", "</meta:user-defined>
    <meta:user-defined meta:name="Mendeley_Bookmark_gUINcV2Oer_13" meta:value-type="string">given": "Ilias", "parse-names": false}, {"dropping-particle": "", "family": "Liu", "non-dropping-particle": "", "suffix": "", "given": "Zhicheng", "parse-names": false}, {"dropping-particle": "", "family": "Loveland", "non-dropping-particle": "", "suffix"</meta:user-defined>
    <meta:user-defined meta:name="Mendeley_Bookmark_gUINcV2Oer_14" meta:value-type="string">: "", "given": "Jane E", "parse-names": false}, {"dropping-particle": "", "family": "Maurel", "non-dropping-particle": "", "suffix": "", "given": "Thomas", "parse-names": false}, {"dropping-particle": "", "family": "McLaren", "non-dropping-particle": "", </meta:user-defined>
    <meta:user-defined meta:name="Mendeley_Bookmark_gUINcV2Oer_15" meta:value-type="string">"suffix": "", "given": "William", "parse-names": false}, {"dropping-particle": "", "family": "Moore", "non-dropping-particle": "", "suffix": "", "given": "Benjamin", "parse-names": false}, {"dropping-particle": "", "family": "Mudge", "non-dropping-particl</meta:user-defined>
    <meta:user-defined meta:name="Mendeley_Bookmark_gUINcV2Oer_16" meta:value-type="string">e": "", "suffix": "", "given": "Jonathan", "parse-names": false}, {"dropping-particle": "", "family": "Murphy", "non-dropping-particle": "", "suffix": "", "given": "Daniel N", "parse-names": false}, {"dropping-particle": "", "family": "Newman", "non-dropp</meta:user-defined>
    <meta:user-defined meta:name="Mendeley_Bookmark_gUINcV2Oer_17" meta:value-type="string">ing-particle": "", "suffix": "", "given": "Victoria", "parse-names": false}, {"dropping-particle": "", "family": "Nuhn", "non-dropping-particle": "", "suffix": "", "given": "Michael", "parse-names": false}, {"dropping-particle": "", "family": "Ogeh", "non</meta:user-defined>
    <meta:user-defined meta:name="Mendeley_Bookmark_gUINcV2Oer_18" meta:value-type="string">-dropping-particle": "", "suffix": "", "given": "Denye", "parse-names": false}, {"dropping-particle": "", "family": "Ong", "non-dropping-particle": "", "suffix": "", "given": "Chuang Kee", "parse-names": false}, {"dropping-particle": "", "family": "Parker</meta:user-defined>
    <meta:user-defined meta:name="Mendeley_Bookmark_gUINcV2Oer_19" meta:value-type="string">", "non-dropping-particle": "", "suffix": "", "given": "Anne", "parse-names": false}, {"dropping-particle": "", "family": "Patricio", "non-dropping-particle": "", "suffix": "", "given": "Mateus", "parse-names": false}, {"dropping-particle": "", "family": </meta:user-defined>
    <meta:user-defined meta:name="Mendeley_Bookmark_gUINcV2Oer_2" meta:value-type="string"> "id": "ITEM-1", "page": "D754-D761", "author": [{"dropping-particle": "", "family": "Zerbino", "non-dropping-particle": "", "suffix": "", "given": "Daniel R", "parse-names": false}, {"dropping-particle": "", "family": "Achuthan", "non-dropping-particle":</meta:user-defined>
    <meta:user-defined meta:name="Mendeley_Bookmark_gUINcV2Oer_20" meta:value-type="string">"Riat", "non-dropping-particle": "", "suffix": "", "given": "Harpreet Singh", "parse-names": false}, {"dropping-particle": "", "family": "Schuilenburg", "non-dropping-particle": "", "suffix": "", "given": "Helen", "parse-names": false}, {"dropping-particl</meta:user-defined>
    <meta:user-defined meta:name="Mendeley_Bookmark_gUINcV2Oer_21" meta:value-type="string">e": "", "family": "Sheppard", "non-dropping-particle": "", "suffix": "", "given": "Dan", "parse-names": false}, {"dropping-particle": "", "family": "Sparrow", "non-dropping-particle": "", "suffix": "", "given": "Helen", "parse-names": false}, {"dropping-p</meta:user-defined>
    <meta:user-defined meta:name="Mendeley_Bookmark_gUINcV2Oer_22" meta:value-type="string">article": "", "family": "Taylor", "non-dropping-particle": "", "suffix": "", "given": "Kieron", "parse-names": false}, {"dropping-particle": "", "family": "Thormann", "non-dropping-particle": "", "suffix": "", "given": "Anja", "parse-names": false}, {"dro</meta:user-defined>
    <meta:user-defined meta:name="Mendeley_Bookmark_gUINcV2Oer_23" meta:value-type="string">pping-particle": "", "family": "Vullo", "non-dropping-particle": "", "suffix": "", "given": "Alessandro", "parse-names": false}, {"dropping-particle": "", "family": "Walts", "non-dropping-particle": "", "suffix": "", "given": "Brandon", "parse-names": fal</meta:user-defined>
    <meta:user-defined meta:name="Mendeley_Bookmark_gUINcV2Oer_24" meta:value-type="string">se}, {"dropping-particle": "", "family": "Zadissa", "non-dropping-particle": "", "suffix": "", "given": "Amonida", "parse-names": false}, {"dropping-particle": "", "family": "Frankish", "non-dropping-particle": "", "suffix": "", "given": "Adam", "parse-na</meta:user-defined>
    <meta:user-defined meta:name="Mendeley_Bookmark_gUINcV2Oer_25" meta:value-type="string">mes": false}, {"dropping-particle": "", "family": "Hunt", "non-dropping-particle": "", "suffix": "", "given": "Sarah E", "parse-names": false}, {"dropping-particle": "", "family": "Kostadima", "non-dropping-particle": "", "suffix": "", "given": "Myrto", "</meta:user-defined>
    <meta:user-defined meta:name="Mendeley_Bookmark_gUINcV2Oer_26" meta:value-type="string">parse-names": false}, {"dropping-particle": "", "family": "Langridge", "non-dropping-particle": "", "suffix": "", "given": "Nicholas", "parse-names": false}, {"dropping-particle": "", "family": "Martin", "non-dropping-particle": "", "suffix": "", "given":</meta:user-defined>
    <meta:user-defined meta:name="Mendeley_Bookmark_gUINcV2Oer_27" meta:value-type="string"> "Fergal J", "parse-names": false}, {"dropping-particle": "", "family": "Muffato", "non-dropping-particle": "", "suffix": "", "given": "Matthieu", "parse-names": false}, {"dropping-particle": "", "family": "Perry", "non-dropping-particle": "", "suffix": "</meta:user-defined>
    <meta:user-defined meta:name="Mendeley_Bookmark_gUINcV2Oer_28" meta:value-type="string">", "given": "Emily", "parse-names": false}, {"dropping-particle": "", "family": "Ruffier", "non-dropping-particle": "", "suffix": "", "given": "Magali", "parse-names": false}, {"dropping-particle": "", "family": "Staines", "non-dropping-particle": "", "su</meta:user-defined>
    <meta:user-defined meta:name="Mendeley_Bookmark_gUINcV2Oer_29" meta:value-type="string">ffix": "", "given": "Dan M", "parse-names": false}, {"dropping-particle": "", "family": "Trevanion", "non-dropping-particle": "", "suffix": "", "given": "Stephen J", "parse-names": false}, {"dropping-particle": "", "family": "Aken", "non-dropping-particle</meta:user-defined>
    <meta:user-defined meta:name="Mendeley_Bookmark_gUINcV2Oer_3" meta:value-type="string"> "", "suffix": "", "given": "Premanand", "parse-names": false}, {"dropping-particle": "", "family": "Akanni", "non-dropping-particle": "", "suffix": "", "given": "Wasiu", "parse-names": false}, {"dropping-particle": "", "family": "Amode", "non-dropping-pa</meta:user-defined>
    <meta:user-defined meta:name="Mendeley_Bookmark_gUINcV2Oer_30" meta:value-type="string">": "", "suffix": "", "given": "Bronwen L", "parse-names": false}, {"dropping-particle": "", "family": "Cunningham", "non-dropping-particle": "", "suffix": "", "given": "Fiona", "parse-names": false}, {"dropping-particle": "", "family": "Yates", "non-dropp</meta:user-defined>
    <meta:user-defined meta:name="Mendeley_Bookmark_gUINcV2Oer_31" meta:value-type="string">ing-particle": "", "suffix": "", "given": "Andrew", "parse-names": false}, {"dropping-particle": "", "family": "Flicek", "non-dropping-particle": "", "suffix": "", "given": "Paul", "parse-names": false}], "volume": "46", "title": "Ensembl 2018", "containe</meta:user-defined>
    <meta:user-defined meta:name="Mendeley_Bookmark_gUINcV2Oer_32" meta:value-type="string">r-title": "Nucleic Acids Research", "type": "article-journal"}, "id": "ITEM-1"}, {"uris": ["http://www.mendeley.com/documents/?uuid=41a3be29-e485-3e81-82b6-f60b0841989b"], "itemData": {"DOI": "10.1101/gr.229102", "volume": "12", "ISSN": "1088-9051", "page</meta:user-defined>
    <meta:user-defined meta:name="Mendeley_Bookmark_gUINcV2Oer_33" meta:value-type="string">": "996-1006", "id": "ITEM-2", "title": "The Human Genome Browser at UCSC", "issue": "6", "type": "article-journal", "abstract": "As vertebrate genome sequences near completion and research refocuses to their analysis, the issue of effective genome annota</meta:user-defined>
    <meta:user-defined meta:name="Mendeley_Bookmark_gUINcV2Oer_34" meta:value-type="string">tion display becomes critical. A mature web tool for rapid and reliable display of any requested portion of the genome at any scale, together with several dozen aligned annotation tracks, is provided at http://genome.ucsc.edu. This browser displays assemb</meta:user-defined>
    <meta:user-defined meta:name="Mendeley_Bookmark_gUINcV2Oer_35" meta:value-type="string">ly contigs and gaps, mRNA and expressed sequence tag alignments, multiple gene predictions, cross-species homologies, single nucleotide polymorphisms, sequence-tagged sites, radiation hybrid data, transposon repeats, and more as a stack of coregistered tr</meta:user-defined>
    <meta:user-defined meta:name="Mendeley_Bookmark_gUINcV2Oer_36" meta:value-type="string">acks. Text and sequence-based searches provide quick and precise access to any region of specific interest. Secondary links from individual features lead to sequence details and supplementary off-site databases. One-half of the annotation tracks are compu</meta:user-defined>
    <meta:user-defined meta:name="Mendeley_Bookmark_gUINcV2Oer_37" meta:value-type="string">ted at the University of California, Santa Cruz from publicly available sequence data; collaborators worldwide provide the rest. Users can stably add their own custom tracks to the browser for educational or research purposes. The conceptual and technical</meta:user-defined>
    <meta:user-defined meta:name="Mendeley_Bookmark_gUINcV2Oer_38" meta:value-type="string"> framework of the browser, its underlying MYSQL database, and overall use are described. The web site currently serves over 50,000 pages per day to over 3000 different users.", "issued": {"date-parts": [["2002", "5", "16"]]}, "PMID": "12045153", "author":</meta:user-defined>
    <meta:user-defined meta:name="Mendeley_Bookmark_gUINcV2Oer_39" meta:value-type="string"> [{"dropping-particle": "", "family": "Kent", "non-dropping-particle": "", "suffix": "", "given": "W. J.", "parse-names": false}, {"dropping-particle": "", "family": "Sugnet", "non-dropping-particle": "", "suffix": "", "given": "C. W.", "parse-names": fal</meta:user-defined>
    <meta:user-defined meta:name="Mendeley_Bookmark_gUINcV2Oer_4" meta:value-type="string">rticle": "", "suffix": "", "given": "M\u00a0Ridwan", "parse-names": false}, {"dropping-particle": "", "family": "Barrell", "non-dropping-particle": "", "suffix": "", "given": "Daniel", "parse-names": false}, {"dropping-particle": "", "family": "Bhai", "no</meta:user-defined>
    <meta:user-defined meta:name="Mendeley_Bookmark_gUINcV2Oer_40" meta:value-type="string">se}, {"dropping-particle": "", "family": "Furey", "non-dropping-particle": "", "suffix": "", "given": "T. S.", "parse-names": false}, {"dropping-particle": "", "family": "Roskin", "non-dropping-particle": "", "suffix": "", "given": "K. M.", "parse-names":</meta:user-defined>
    <meta:user-defined meta:name="Mendeley_Bookmark_gUINcV2Oer_41" meta:value-type="string"> false}, {"dropping-particle": "", "family": "Pringle", "non-dropping-particle": "", "suffix": "", "given": "T. H.", "parse-names": false}, {"dropping-particle": "", "family": "Zahler", "non-dropping-particle": "", "suffix": "", "given": "A. M.", "parse-n</meta:user-defined>
    <meta:user-defined meta:name="Mendeley_Bookmark_gUINcV2Oer_42" meta:value-type="string">ames": false}, {"dropping-particle": "", "family": "Haussler", "non-dropping-particle": "", "suffix": "", "given": "a. D.", "parse-names": false}], "publisher": "Cold Spring Harbor Laboratory", "container-title": "Genome Research"}, "id": "ITEM-2"}], "men</meta:user-defined>
    <meta:user-defined meta:name="Mendeley_Bookmark_gUINcV2Oer_43" meta:value-type="string">deley": {"previouslyFormattedCitation": "(Zerbino et al. 2018; Kent et al. 2002)", "plainTextFormattedCitation": "(Zerbino et al. 2018; Kent et al. 2002)", "formattedCitation": "(Zerbino et al. 2018; Kent et al. 2002)"}, "properties": {"noteIndex": 0}, "s</meta:user-defined>
    <meta:user-defined meta:name="Mendeley_Bookmark_gUINcV2Oer_44" meta:value-type="string">chema": "https://github.com/citation-style-language/schema/raw/master/csl-citation.json"}</meta:user-defined>
    <meta:user-defined meta:name="Mendeley_Bookmark_gUINcV2Oer_5" meta:value-type="string">n-dropping-particle": "", "suffix": "", "given": "Jyothish", "parse-names": false}, {"dropping-particle": "", "family": "Billis", "non-dropping-particle": "", "suffix": "", "given": "Konstantinos", "parse-names": false}, {"dropping-particle": "", "family"</meta:user-defined>
    <meta:user-defined meta:name="Mendeley_Bookmark_gUINcV2Oer_6" meta:value-type="string">: "Cummins", "non-dropping-particle": "", "suffix": "", "given": "Carla", "parse-names": false}, {"dropping-particle": "", "family": "Gall", "non-dropping-particle": "", "suffix": "", "given": "Astrid", "parse-names": false}, {"dropping-particle": "", "fa</meta:user-defined>
    <meta:user-defined meta:name="Mendeley_Bookmark_gUINcV2Oer_7" meta:value-type="string">mily": "Gir\u00f3n", "non-dropping-particle": "", "suffix": "", "given": "Carlos Garc\u00eda", "parse-names": false}, {"dropping-particle": "", "family": "Gil", "non-dropping-particle": "", "suffix": "", "given": "Laurent", "parse-names": false}, {"droppi</meta:user-defined>
    <meta:user-defined meta:name="Mendeley_Bookmark_gUINcV2Oer_8" meta:value-type="string">ng-particle": "", "family": "Gordon", "non-dropping-particle": "", "suffix": "", "given": "Leo", "parse-names": false}, {"dropping-particle": "", "family": "Haggerty", "non-dropping-particle": "", "suffix": "", "given": "Leanne", "parse-names": false}, {"</meta:user-defined>
    <meta:user-defined meta:name="Mendeley_Bookmark_gUINcV2Oer_9" meta:value-type="string">dropping-particle": "", "family": "Haskell", "non-dropping-particle": "", "suffix": "", "given": "Erin", "parse-names": false}, {"dropping-particle": "", "family": "Hourlier", "non-dropping-particle": "", "suffix": "", "given": "Thibaut", "parse-names": f</meta:user-defined>
    <meta:user-defined meta:name="Mendeley_Bookmark_h3llN4n8JV_1" meta:value-type="string">ADDIN CSL_CITATION {"citationItems": [{"uris": ["http://www.mendeley.com/documents/?uuid=34772b6d-3562-4ed3-92f8-c9f90080c8e0"], "itemData": {"DOI": "10.1038/nature11247", "volume": "489", "ISSN": "1476-4687", "page": "57-74", "id": "ITEM-1", "title": "An</meta:user-defined>
    <meta:user-defined meta:name="Mendeley_Bookmark_h3llN4n8JV_10" meta:value-type="string">family": "Doyle", "non-dropping-particle": "", "suffix": "", "given": "Francis", "parse-names": false}, {"dropping-particle": "", "family": "Epstein", "non-dropping-particle": "", "suffix": "", "given": "Charles B", "parse-names": false}, {"dropping-parti</meta:user-defined>
    <meta:user-defined meta:name="Mendeley_Bookmark_h3llN4n8JV_100" meta:value-type="string">: false}, {"dropping-particle": "", "family": "Barber", "non-dropping-particle": "", "suffix": "", "given": "Galt P", "parse-names": false}, {"dropping-particle": "", "family": "Cline", "non-dropping-particle": "", "suffix": "", "given": "Melissa S", "par</meta:user-defined>
    <meta:user-defined meta:name="Mendeley_Bookmark_h3llN4n8JV_101" meta:value-type="string">se-names": false}, {"dropping-particle": "", "family": "Dreszer", "non-dropping-particle": "", "suffix": "", "given": "Timothy R", "parse-names": false}, {"dropping-particle": "", "family": "Heitner", "non-dropping-particle": "", "suffix": "", "given": "S</meta:user-defined>
    <meta:user-defined meta:name="Mendeley_Bookmark_h3llN4n8JV_102" meta:value-type="string">teven G", "parse-names": false}, {"dropping-particle": "", "family": "Karolchik", "non-dropping-particle": "", "suffix": "", "given": "Donna", "parse-names": false}, {"dropping-particle": "", "family": "Kirkup", "non-dropping-particle": "", "suffix": "", </meta:user-defined>
    <meta:user-defined meta:name="Mendeley_Bookmark_h3llN4n8JV_103" meta:value-type="string">"given": "Vaness M", "parse-names": false}, {"dropping-particle": "", "family": "Meyer", "non-dropping-particle": "", "suffix": "", "given": "Laurence R", "parse-names": false}, {"dropping-particle": "", "family": "Long", "non-dropping-particle": "", "suf</meta:user-defined>
    <meta:user-defined meta:name="Mendeley_Bookmark_h3llN4n8JV_104" meta:value-type="string">fix": "", "given": "Jeffrey C", "parse-names": false}, {"dropping-particle": "", "family": "Maddren", "non-dropping-particle": "", "suffix": "", "given": "Morgan", "parse-names": false}, {"dropping-particle": "", "family": "Raney", "non-dropping-particle"</meta:user-defined>
    <meta:user-defined meta:name="Mendeley_Bookmark_h3llN4n8JV_105" meta:value-type="string">: "", "suffix": "", "given": "Brian J", "parse-names": false}, {"dropping-particle": "", "family": "Grasfeder", "non-dropping-particle": "", "suffix": "", "given": "Linda L", "parse-names": false}, {"dropping-particle": "", "family": "Giresi", "non-droppi</meta:user-defined>
    <meta:user-defined meta:name="Mendeley_Bookmark_h3llN4n8JV_106" meta:value-type="string">ng-particle": "", "suffix": "", "given": "Paul G", "parse-names": false}, {"dropping-particle": "", "family": "Battenhouse", "non-dropping-particle": "", "suffix": "", "given": "Anna", "parse-names": false}, {"dropping-particle": "", "family": "Sheffield"</meta:user-defined>
    <meta:user-defined meta:name="Mendeley_Bookmark_h3llN4n8JV_107" meta:value-type="string">, "non-dropping-particle": "", "suffix": "", "given": "Nathan C", "parse-names": false}, {"dropping-particle": "", "family": "Showers", "non-dropping-particle": "", "suffix": "", "given": "Kimberly a", "parse-names": false}, {"dropping-particle": "", "fam</meta:user-defined>
    <meta:user-defined meta:name="Mendeley_Bookmark_h3llN4n8JV_108" meta:value-type="string">ily": "London", "non-dropping-particle": "", "suffix": "", "given": "Darin", "parse-names": false}, {"dropping-particle": "", "family": "Bhinge", "non-dropping-particle": "", "suffix": "", "given": "Akshay a", "parse-names": false}, {"dropping-particle": </meta:user-defined>
    <meta:user-defined meta:name="Mendeley_Bookmark_h3llN4n8JV_109" meta:value-type="string">"", "family": "Shestak", "non-dropping-particle": "", "suffix": "", "given": "Christopher", "parse-names": false}, {"dropping-particle": "", "family": "Schaner", "non-dropping-particle": "", "suffix": "", "given": "Matthew R", "parse-names": false}, {"dro</meta:user-defined>
    <meta:user-defined meta:name="Mendeley_Bookmark_h3llN4n8JV_11" meta:value-type="string">cle": "", "family": "Frietze", "non-dropping-particle": "", "suffix": "", "given": "Seth", "parse-names": false}, {"dropping-particle": "", "family": "Harrow", "non-dropping-particle": "", "suffix": "", "given": "Jennifer", "parse-names": false}, {"droppi</meta:user-defined>
    <meta:user-defined meta:name="Mendeley_Bookmark_h3llN4n8JV_110" meta:value-type="string">pping-particle": "", "family": "Kim", "non-dropping-particle": "", "suffix": "", "given": "Seul Ki", "parse-names": false}, {"dropping-particle": "", "family": "Zhang", "non-dropping-particle": "", "suffix": "", "given": "Zhuzhu Zhancheng Zhengdong", "par</meta:user-defined>
    <meta:user-defined meta:name="Mendeley_Bookmark_h3llN4n8JV_111" meta:value-type="string">se-names": false}, {"dropping-particle": "", "family": "Mieczkowski", "non-dropping-particle": "", "suffix": "", "given": "Piotr a", "parse-names": false}, {"dropping-particle": "", "family": "Mieczkowska", "non-dropping-particle": "", "suffix": "", "give</meta:user-defined>
    <meta:user-defined meta:name="Mendeley_Bookmark_h3llN4n8JV_112" meta:value-type="string">n": "Joanna O", "parse-names": false}, {"dropping-particle": "", "family": "Liu", "non-dropping-particle": "", "suffix": "", "given": "Zheng", "parse-names": false}, {"dropping-particle": "", "family": "McDaniell", "non-dropping-particle": "", "suffix": "</meta:user-defined>
    <meta:user-defined meta:name="Mendeley_Bookmark_h3llN4n8JV_113" meta:value-type="string">", "given": "Ryan M", "parse-names": false}, {"dropping-particle": "", "family": "Ni", "non-dropping-particle": "", "suffix": "", "given": "Yunyun", "parse-names": false}, {"dropping-particle": "", "family": "Rashid", "non-dropping-particle": "", "suffix"</meta:user-defined>
    <meta:user-defined meta:name="Mendeley_Bookmark_h3llN4n8JV_114" meta:value-type="string">: "", "given": "Naim U", "parse-names": false}, {"dropping-particle": "", "family": "Kim", "non-dropping-particle": "", "suffix": "", "given": "Min Jae", "parse-names": false}, {"dropping-particle": "", "family": "Adar", "non-dropping-particle": "", "suff</meta:user-defined>
    <meta:user-defined meta:name="Mendeley_Bookmark_h3llN4n8JV_115" meta:value-type="string">ix": "", "given": "Sheera", "parse-names": false}, {"dropping-particle": "", "family": "Wang", "non-dropping-particle": "", "suffix": "", "given": "Tianyuan", "parse-names": false}, {"dropping-particle": "", "family": "Winter", "non-dropping-particle": ""</meta:user-defined>
    <meta:user-defined meta:name="Mendeley_Bookmark_h3llN4n8JV_116" meta:value-type="string">, "suffix": "", "given": "Deborah", "parse-names": false}, {"dropping-particle": "", "family": "Keefe", "non-dropping-particle": "", "suffix": "", "given": "Damian", "parse-names": false}, {"dropping-particle": "", "family": "Iyer", "non-dropping-particle</meta:user-defined>
    <meta:user-defined meta:name="Mendeley_Bookmark_h3llN4n8JV_117" meta:value-type="string">": "", "suffix": "", "given": "Vishwanath R", "parse-names": false}, {"dropping-particle": "", "family": "Sandhu", "non-dropping-particle": "", "suffix": "", "given": "Kljeet Singh", "parse-names": false}, {"dropping-particle": "", "family": "Zheng", "non</meta:user-defined>
    <meta:user-defined meta:name="Mendeley_Bookmark_h3llN4n8JV_118" meta:value-type="string">-dropping-particle": "", "suffix": "", "given": "Meizhen", "parse-names": false}, {"dropping-particle": "", "family": "Wang", "non-dropping-particle": "", "suffix": "", "given": "Ping", "parse-names": false}, {"dropping-particle": "", "family": "Gertz", "</meta:user-defined>
    <meta:user-defined meta:name="Mendeley_Bookmark_h3llN4n8JV_119" meta:value-type="string">non-dropping-particle": "", "suffix": "", "given": "Jason", "parse-names": false}, {"dropping-particle": "", "family": "Vielmetter", "non-dropping-particle": "", "suffix": "", "given": "Jost", "parse-names": false}, {"dropping-particle": "", "family": "Pa</meta:user-defined>
    <meta:user-defined meta:name="Mendeley_Bookmark_h3llN4n8JV_12" meta:value-type="string">ng-particle": "", "family": "Kaul", "non-dropping-particle": "", "suffix": "", "given": "Rajinder", "parse-names": false}, {"dropping-particle": "", "family": "Khatun", "non-dropping-particle": "", "suffix": "", "given": "Jainab", "parse-names": false}, {</meta:user-defined>
    <meta:user-defined meta:name="Mendeley_Bookmark_h3llN4n8JV_120" meta:value-type="string">rtridge", "non-dropping-particle": "", "suffix": "", "given": "E Christopher", "parse-names": false}, {"dropping-particle": "", "family": "Varley", "non-dropping-particle": "", "suffix": "", "given": "Katherine E", "parse-names": false}, {"dropping-partic</meta:user-defined>
    <meta:user-defined meta:name="Mendeley_Bookmark_h3llN4n8JV_121" meta:value-type="string">le": "", "family": "Gasper", "non-dropping-particle": "", "suffix": "", "given": "Clarke", "parse-names": false}, {"dropping-particle": "", "family": "Bansal", "non-dropping-particle": "", "suffix": "", "given": "Anita", "parse-names": false}, {"dropping-</meta:user-defined>
    <meta:user-defined meta:name="Mendeley_Bookmark_h3llN4n8JV_122" meta:value-type="string">particle": "", "family": "Pepke", "non-dropping-particle": "", "suffix": "", "given": "Shirley", "parse-names": false}, {"dropping-particle": "", "family": "Jain", "non-dropping-particle": "", "suffix": "", "given": "Preti", "parse-names": false}, {"dropp</meta:user-defined>
    <meta:user-defined meta:name="Mendeley_Bookmark_h3llN4n8JV_123" meta:value-type="string">ing-particle": "", "family": "Amrhein", "non-dropping-particle": "", "suffix": "", "given": "Henry", "parse-names": false}, {"dropping-particle": "", "family": "Bowling", "non-dropping-particle": "", "suffix": "", "given": "Kevin M", "parse-names": false}</meta:user-defined>
    <meta:user-defined meta:name="Mendeley_Bookmark_h3llN4n8JV_124" meta:value-type="string">, {"dropping-particle": "", "family": "Anaya", "non-dropping-particle": "", "suffix": "", "given": "Michael", "parse-names": false}, {"dropping-particle": "", "family": "Cross", "non-dropping-particle": "", "suffix": "", "given": "Marie K", "parse-names":</meta:user-defined>
    <meta:user-defined meta:name="Mendeley_Bookmark_h3llN4n8JV_125" meta:value-type="string"> false}, {"dropping-particle": "", "family": "Muratet", "non-dropping-particle": "", "suffix": "", "given": "Michael a", "parse-names": false}, {"dropping-particle": "", "family": "Newberry", "non-dropping-particle": "", "suffix": "", "given": "Kimberly M</meta:user-defined>
    <meta:user-defined meta:name="Mendeley_Bookmark_h3llN4n8JV_126" meta:value-type="string">", "parse-names": false}, {"dropping-particle": "", "family": "McCue", "non-dropping-particle": "", "suffix": "", "given": "Kenneth", "parse-names": false}, {"dropping-particle": "", "family": "Nesmith", "non-dropping-particle": "", "suffix": "", "given":</meta:user-defined>
    <meta:user-defined meta:name="Mendeley_Bookmark_h3llN4n8JV_127" meta:value-type="string"> "Amy S", "parse-names": false}, {"dropping-particle": "", "family": "Fisher-Aylor", "non-dropping-particle": "", "suffix": "", "given": "Katherine I", "parse-names": false}, {"dropping-particle": "", "family": "Pusey", "non-dropping-particle": "", "suffi</meta:user-defined>
    <meta:user-defined meta:name="Mendeley_Bookmark_h3llN4n8JV_128" meta:value-type="string">x": "", "given": "Barbara", "parse-names": false}, {"dropping-particle": "", "family": "DeSalvo", "non-dropping-particle": "", "suffix": "", "given": "Gilberto", "parse-names": false}, {"dropping-particle": "", "family": "Balasubramanian", "non-dropping-p</meta:user-defined>
    <meta:user-defined meta:name="Mendeley_Bookmark_h3llN4n8JV_129" meta:value-type="string">article": "", "suffix": "", "given": "Suganthi Sreeram", "parse-names": false}, {"dropping-particle": "", "family": "Davis", "non-dropping-particle": "", "suffix": "", "given": "Nicholas S", "parse-names": false}, {"dropping-particle": "", "family": "Mead</meta:user-defined>
    <meta:user-defined meta:name="Mendeley_Bookmark_h3llN4n8JV_13" meta:value-type="string">"dropping-particle": "", "family": "Lajoie", "non-dropping-particle": "", "suffix": "", "given": "Bryan R", "parse-names": false}, {"dropping-particle": "", "family": "Landt", "non-dropping-particle": "", "suffix": "", "given": "Stephen G", "parse-names":</meta:user-defined>
    <meta:user-defined meta:name="Mendeley_Bookmark_h3llN4n8JV_130" meta:value-type="string">ows", "non-dropping-particle": "", "suffix": "", "given": "Sarah K", "parse-names": false}, {"dropping-particle": "", "family": "Eggleston", "non-dropping-particle": "", "suffix": "", "given": "Tracy", "parse-names": false}, {"dropping-particle": "", "fam</meta:user-defined>
    <meta:user-defined meta:name="Mendeley_Bookmark_h3llN4n8JV_131" meta:value-type="string">ily": "Newberry", "non-dropping-particle": "", "suffix": "", "given": "J Scott", "parse-names": false}, {"dropping-particle": "", "family": "Levy", "non-dropping-particle": "", "suffix": "", "given": "Shawn E", "parse-names": false}, {"dropping-particle":</meta:user-defined>
    <meta:user-defined meta:name="Mendeley_Bookmark_h3llN4n8JV_132" meta:value-type="string"> "", "family": "Absher", "non-dropping-particle": "", "suffix": "", "given": "Devin M", "parse-names": false}, {"dropping-particle": "", "family": "Wong", "non-dropping-particle": "", "suffix": "", "given": "Wing H", "parse-names": false}, {"dropping-part</meta:user-defined>
    <meta:user-defined meta:name="Mendeley_Bookmark_h3llN4n8JV_133" meta:value-type="string">icle": "", "family": "Blow", "non-dropping-particle": "", "suffix": "", "given": "Matthew J", "parse-names": false}, {"dropping-particle": "", "family": "Visel", "non-dropping-particle": "", "suffix": "", "given": "Axel", "parse-names": false}, {"dropping</meta:user-defined>
    <meta:user-defined meta:name="Mendeley_Bookmark_h3llN4n8JV_134" meta:value-type="string">-particle": "", "family": "Pennachio", "non-dropping-particle": "", "suffix": "", "given": "Len a", "parse-names": false}, {"dropping-particle": "", "family": "Elnitski", "non-dropping-particle": "", "suffix": "", "given": "Laura", "parse-names": false}, </meta:user-defined>
    <meta:user-defined meta:name="Mendeley_Bookmark_h3llN4n8JV_135" meta:value-type="string">{"dropping-particle": "", "family": "Petrykowska", "non-dropping-particle": "", "suffix": "", "given": "Hanna M", "parse-names": false}, {"dropping-particle": "", "family": "Abyzov", "non-dropping-particle": "", "suffix": "", "given": "Alexej", "parse-nam</meta:user-defined>
    <meta:user-defined meta:name="Mendeley_Bookmark_h3llN4n8JV_136" meta:value-type="string">es": false}, {"dropping-particle": "", "family": "Aken", "non-dropping-particle": "", "suffix": "", "given": "Bronwen", "parse-names": false}, {"dropping-particle": "", "family": "Barrell", "non-dropping-particle": "", "suffix": "", "given": "Daniel", "pa</meta:user-defined>
    <meta:user-defined meta:name="Mendeley_Bookmark_h3llN4n8JV_137" meta:value-type="string">rse-names": false}, {"dropping-particle": "", "family": "Barson", "non-dropping-particle": "", "suffix": "", "given": "Gemma", "parse-names": false}, {"dropping-particle": "", "family": "Berry", "non-dropping-particle": "", "suffix": "", "given": "Andrew"</meta:user-defined>
    <meta:user-defined meta:name="Mendeley_Bookmark_h3llN4n8JV_138" meta:value-type="string">, "parse-names": false}, {"dropping-particle": "", "family": "Bignell", "non-dropping-particle": "", "suffix": "", "given": "Alexandra", "parse-names": false}, {"dropping-particle": "", "family": "Boychenko", "non-dropping-particle": "", "suffix": "", "gi</meta:user-defined>
    <meta:user-defined meta:name="Mendeley_Bookmark_h3llN4n8JV_139" meta:value-type="string">ven": "Veronika", "parse-names": false}, {"dropping-particle": "", "family": "Bussotti", "non-dropping-particle": "", "suffix": "", "given": "Govanni", "parse-names": false}, {"dropping-particle": "", "family": "Davidson", "non-dropping-particle": "", "su</meta:user-defined>
    <meta:user-defined meta:name="Mendeley_Bookmark_h3llN4n8JV_14" meta:value-type="string"> false}, {"dropping-particle": "", "family": "Lee", "non-dropping-particle": "", "suffix": "", "given": "Burn-Kyu Bum-Kyu", "parse-names": false}, {"dropping-particle": "", "family": "Pauli", "non-dropping-particle": "", "suffix": "", "given": "Florencia"</meta:user-defined>
    <meta:user-defined meta:name="Mendeley_Bookmark_h3llN4n8JV_140" meta:value-type="string">ffix": "", "given": "Claire", "parse-names": false}, {"dropping-particle": "", "family": "Despacio-Reyes", "non-dropping-particle": "", "suffix": "", "given": "Gloria", "parse-names": false}, {"dropping-particle": "", "family": "Diekhans", "non-dropping-p</meta:user-defined>
    <meta:user-defined meta:name="Mendeley_Bookmark_h3llN4n8JV_141" meta:value-type="string">article": "", "suffix": "", "given": "Mark", "parse-names": false}, {"dropping-particle": "", "family": "Ezkurdia", "non-dropping-particle": "", "suffix": "", "given": "Iakes", "parse-names": false}, {"dropping-particle": "", "family": "Frankish", "non-dr</meta:user-defined>
    <meta:user-defined meta:name="Mendeley_Bookmark_h3llN4n8JV_142" meta:value-type="string">opping-particle": "", "suffix": "", "given": "Adam", "parse-names": false}, {"dropping-particle": "", "family": "Gilbert", "non-dropping-particle": "", "suffix": "", "given": "James", "parse-names": false}, {"dropping-particle": "", "family": "Gonzalez", </meta:user-defined>
    <meta:user-defined meta:name="Mendeley_Bookmark_h3llN4n8JV_143" meta:value-type="string">"non-dropping-particle": "", "suffix": "", "given": "Jose Manuel", "parse-names": false}, {"dropping-particle": "", "family": "Griffiths", "non-dropping-particle": "", "suffix": "", "given": "Ed", "parse-names": false}, {"dropping-particle": "", "family":</meta:user-defined>
    <meta:user-defined meta:name="Mendeley_Bookmark_h3llN4n8JV_144" meta:value-type="string"> "Harte", "non-dropping-particle": "", "suffix": "", "given": "Rachel", "parse-names": false}, {"dropping-particle": "", "family": "Hendrix", "non-dropping-particle": "", "suffix": "", "given": "David a", "parse-names": false}, {"dropping-particle": "", "</meta:user-defined>
    <meta:user-defined meta:name="Mendeley_Bookmark_h3llN4n8JV_145" meta:value-type="string">family": "Hunt", "non-dropping-particle": "", "suffix": "", "given": "Toby", "parse-names": false}, {"dropping-particle": "", "family": "Jungreis", "non-dropping-particle": "", "suffix": "", "given": "Irwin", "parse-names": false}, {"dropping-particle": "</meta:user-defined>
    <meta:user-defined meta:name="Mendeley_Bookmark_h3llN4n8JV_146" meta:value-type="string">", "family": "Kay", "non-dropping-particle": "", "suffix": "", "given": "Mike", "parse-names": false}, {"dropping-particle": "", "family": "Khurana", "non-dropping-particle": "", "suffix": "", "given": "Ekta", "parse-names": false}, {"dropping-particle": </meta:user-defined>
    <meta:user-defined meta:name="Mendeley_Bookmark_h3llN4n8JV_147" meta:value-type="string">"", "family": "Leng", "non-dropping-particle": "", "suffix": "", "given": "Jing", "parse-names": false}, {"dropping-particle": "", "family": "Lin", "non-dropping-particle": "", "suffix": "", "given": "Michael F", "parse-names": false}, {"dropping-particle</meta:user-defined>
    <meta:user-defined meta:name="Mendeley_Bookmark_h3llN4n8JV_148" meta:value-type="string">": "", "family": "Loveland", "non-dropping-particle": "", "suffix": "", "given": "Jane", "parse-names": false}, {"dropping-particle": "", "family": "Lu", "non-dropping-particle": "", "suffix": "", "given": "Zhi", "parse-names": false}, {"dropping-particle</meta:user-defined>
    <meta:user-defined meta:name="Mendeley_Bookmark_h3llN4n8JV_149" meta:value-type="string">": "", "family": "Manthravadi", "non-dropping-particle": "", "suffix": "", "given": "Deepa", "parse-names": false}, {"dropping-particle": "", "family": "Mariotti", "non-dropping-particle": "", "suffix": "", "given": "Marco", "parse-names": false}, {"dropp</meta:user-defined>
    <meta:user-defined meta:name="Mendeley_Bookmark_h3llN4n8JV_15" meta:value-type="string">, "parse-names": false}, {"dropping-particle": "", "family": "Rosenbloom", "non-dropping-particle": "", "suffix": "", "given": "Kate R", "parse-names": false}, {"dropping-particle": "", "family": "Sabo", "non-dropping-particle": "", "suffix": "", "given":</meta:user-defined>
    <meta:user-defined meta:name="Mendeley_Bookmark_h3llN4n8JV_150" meta:value-type="string">ing-particle": "", "family": "Mudge", "non-dropping-particle": "", "suffix": "", "given": "Jonathan", "parse-names": false}, {"dropping-particle": "", "family": "Mukherjee", "non-dropping-particle": "", "suffix": "", "given": "Gaurab", "parse-names": fals</meta:user-defined>
    <meta:user-defined meta:name="Mendeley_Bookmark_h3llN4n8JV_151" meta:value-type="string">e}, {"dropping-particle": "", "family": "Notredame", "non-dropping-particle": "", "suffix": "", "given": "Cedric", "parse-names": false}, {"dropping-particle": "", "family": "Pei", "non-dropping-particle": "", "suffix": "", "given": "Baikang", "parse-name</meta:user-defined>
    <meta:user-defined meta:name="Mendeley_Bookmark_h3llN4n8JV_152" meta:value-type="string">s": false}, {"dropping-particle": "", "family": "Rodriguez", "non-dropping-particle": "", "suffix": "", "given": "Jose Manuel", "parse-names": false}, {"dropping-particle": "", "family": "Saunders", "non-dropping-particle": "", "suffix": "", "given": "Gar</meta:user-defined>
    <meta:user-defined meta:name="Mendeley_Bookmark_h3llN4n8JV_153" meta:value-type="string">y", "parse-names": false}, {"dropping-particle": "", "family": "Sboner", "non-dropping-particle": "", "suffix": "", "given": "Andrea", "parse-names": false}, {"dropping-particle": "", "family": "Searle", "non-dropping-particle": "", "suffix": "", "given":</meta:user-defined>
    <meta:user-defined meta:name="Mendeley_Bookmark_h3llN4n8JV_154" meta:value-type="string"> "Stephen", "parse-names": false}, {"dropping-particle": "", "family": "Sisu", "non-dropping-particle": "", "suffix": "", "given": "Cristina", "parse-names": false}, {"dropping-particle": "", "family": "Snow", "non-dropping-particle": "", "suffix": "", "g</meta:user-defined>
    <meta:user-defined meta:name="Mendeley_Bookmark_h3llN4n8JV_155" meta:value-type="string">iven": "Catherine", "parse-names": false}, {"dropping-particle": "", "family": "Steward", "non-dropping-particle": "", "suffix": "", "given": "Charlie", "parse-names": false}, {"dropping-particle": "", "family": "Tapanari", "non-dropping-particle": "", "s</meta:user-defined>
    <meta:user-defined meta:name="Mendeley_Bookmark_h3llN4n8JV_156" meta:value-type="string">uffix": "", "given": "Electra", "parse-names": false}, {"dropping-particle": "", "family": "Tress", "non-dropping-particle": "", "suffix": "", "given": "Michael L", "parse-names": false}, {"dropping-particle": "", "family": "Baren", "non-dropping-particle</meta:user-defined>
    <meta:user-defined meta:name="Mendeley_Bookmark_h3llN4n8JV_157" meta:value-type="string">": "van", "suffix": "", "given": "Marijke J", "parse-names": false}, {"dropping-particle": "", "family": "Washieti", "non-dropping-particle": "", "suffix": "", "given": "Stefan", "parse-names": false}, {"dropping-particle": "", "family": "Wilming", "non-d</meta:user-defined>
    <meta:user-defined meta:name="Mendeley_Bookmark_h3llN4n8JV_158" meta:value-type="string">ropping-particle": "", "suffix": "", "given": "Laurens", "parse-names": false}, {"dropping-particle": "", "family": "Zadissa", "non-dropping-particle": "", "suffix": "", "given": "Amonida", "parse-names": false}, {"dropping-particle": "", "family": "Zheng</meta:user-defined>
    <meta:user-defined meta:name="Mendeley_Bookmark_h3llN4n8JV_159" meta:value-type="string">dong", "non-dropping-particle": "", "suffix": "", "given": "Zhang", "parse-names": false}, {"dropping-particle": "", "family": "Brent", "non-dropping-particle": "", "suffix": "", "given": "Michael", "parse-names": false}, {"dropping-particle": "", "family</meta:user-defined>
    <meta:user-defined meta:name="Mendeley_Bookmark_h3llN4n8JV_16" meta:value-type="string"> "Peter", "parse-names": false}, {"dropping-particle": "", "family": "Safi", "non-dropping-particle": "", "suffix": "", "given": "Alexias", "parse-names": false}, {"dropping-particle": "", "family": "Sanyal", "non-dropping-particle": "", "suffix": "", "gi</meta:user-defined>
    <meta:user-defined meta:name="Mendeley_Bookmark_h3llN4n8JV_160" meta:value-type="string">": "Haussler", "non-dropping-particle": "", "suffix": "", "given": "David", "parse-names": false}, {"dropping-particle": "", "family": "Valencia", "non-dropping-particle": "", "suffix": "", "given": "Alfonso", "parse-names": false}, {"dropping-particle": </meta:user-defined>
    <meta:user-defined meta:name="Mendeley_Bookmark_h3llN4n8JV_161" meta:value-type="string">"", "family": "Raymond", "non-dropping-particle": "", "suffix": "", "given": "Alexandre", "parse-names": false}, {"dropping-particle": "", "family": "Addleman", "non-dropping-particle": "", "suffix": "", "given": "Nick", "parse-names": false}, {"dropping-</meta:user-defined>
    <meta:user-defined meta:name="Mendeley_Bookmark_h3llN4n8JV_162" meta:value-type="string">particle": "", "family": "Alexander", "non-dropping-particle": "", "suffix": "", "given": "Roger P", "parse-names": false}, {"dropping-particle": "", "family": "Auerbach", "non-dropping-particle": "", "suffix": "", "given": "Raymond K", "parse-names": fal</meta:user-defined>
    <meta:user-defined meta:name="Mendeley_Bookmark_h3llN4n8JV_163" meta:value-type="string">se}, {"dropping-particle": "", "family": "Bettinger", "non-dropping-particle": "", "suffix": "", "given": "Keith", "parse-names": false}, {"dropping-particle": "", "family": "Bhardwaj", "non-dropping-particle": "", "suffix": "", "given": "Nitin", "parse-n</meta:user-defined>
    <meta:user-defined meta:name="Mendeley_Bookmark_h3llN4n8JV_164" meta:value-type="string">ames": false}, {"dropping-particle": "", "family": "Boyle", "non-dropping-particle": "", "suffix": "", "given": "Alan P", "parse-names": false}, {"dropping-particle": "", "family": "Cao", "non-dropping-particle": "", "suffix": "", "given": "Alina R", "par</meta:user-defined>
    <meta:user-defined meta:name="Mendeley_Bookmark_h3llN4n8JV_165" meta:value-type="string">se-names": false}, {"dropping-particle": "", "family": "Cayting", "non-dropping-particle": "", "suffix": "", "given": "Philip", "parse-names": false}, {"dropping-particle": "", "family": "Charos", "non-dropping-particle": "", "suffix": "", "given": "Alexa</meta:user-defined>
    <meta:user-defined meta:name="Mendeley_Bookmark_h3llN4n8JV_166" meta:value-type="string">ndra", "parse-names": false}, {"dropping-particle": "", "family": "Cheng", "non-dropping-particle": "", "suffix": "", "given": "Yong", "parse-names": false}, {"dropping-particle": "", "family": "Eastman", "non-dropping-particle": "", "suffix": "", "given"</meta:user-defined>
    <meta:user-defined meta:name="Mendeley_Bookmark_h3llN4n8JV_167" meta:value-type="string">: "Catharine", "parse-names": false}, {"dropping-particle": "", "family": "Euskirchen", "non-dropping-particle": "", "suffix": "", "given": "Ghia", "parse-names": false}, {"dropping-particle": "", "family": "Fleming", "non-dropping-particle": "", "suffix"</meta:user-defined>
    <meta:user-defined meta:name="Mendeley_Bookmark_h3llN4n8JV_168" meta:value-type="string">: "", "given": "Joseph D", "parse-names": false}, {"dropping-particle": "", "family": "Grubert", "non-dropping-particle": "", "suffix": "", "given": "Fabian", "parse-names": false}, {"dropping-particle": "", "family": "Habegger", "non-dropping-particle": </meta:user-defined>
    <meta:user-defined meta:name="Mendeley_Bookmark_h3llN4n8JV_169" meta:value-type="string">"", "suffix": "", "given": "Lukas", "parse-names": false}, {"dropping-particle": "", "family": "Hariharan", "non-dropping-particle": "", "suffix": "", "given": "Manoj", "parse-names": false}, {"dropping-particle": "", "family": "Harmanci", "non-dropping-p</meta:user-defined>
    <meta:user-defined meta:name="Mendeley_Bookmark_h3llN4n8JV_17" meta:value-type="string">ven": "Amartya", "parse-names": false}, {"dropping-particle": "", "family": "Shoresh", "non-dropping-particle": "", "suffix": "", "given": "Noam", "parse-names": false}, {"dropping-particle": "", "family": "Simon", "non-dropping-particle": "", "suffix": "</meta:user-defined>
    <meta:user-defined meta:name="Mendeley_Bookmark_h3llN4n8JV_170" meta:value-type="string">article": "", "suffix": "", "given": "Arif", "parse-names": false}, {"dropping-particle": "", "family": "Iyenger", "non-dropping-particle": "", "suffix": "", "given": "Susma", "parse-names": false}, {"dropping-particle": "", "family": "Jin", "non-dropping</meta:user-defined>
    <meta:user-defined meta:name="Mendeley_Bookmark_h3llN4n8JV_171" meta:value-type="string">-particle": "", "suffix": "", "given": "Victor X", "parse-names": false}, {"dropping-particle": "", "family": "Karczewski", "non-dropping-particle": "", "suffix": "", "given": "Konrad J", "parse-names": false}, {"dropping-particle": "", "family": "Kasowsk</meta:user-defined>
    <meta:user-defined meta:name="Mendeley_Bookmark_h3llN4n8JV_172" meta:value-type="string">i", "non-dropping-particle": "", "suffix": "", "given": "Maya", "parse-names": false}, {"dropping-particle": "", "family": "Lacroute", "non-dropping-particle": "", "suffix": "", "given": "Phil", "parse-names": false}, {"dropping-particle": "", "family": "</meta:user-defined>
    <meta:user-defined meta:name="Mendeley_Bookmark_h3llN4n8JV_173" meta:value-type="string">Lam", "non-dropping-particle": "", "suffix": "", "given": "Hugo", "parse-names": false}, {"dropping-particle": "", "family": "Larnarre-Vincent", "non-dropping-particle": "", "suffix": "", "given": "Nathan", "parse-names": false}, {"dropping-particle": "",</meta:user-defined>
    <meta:user-defined meta:name="Mendeley_Bookmark_h3llN4n8JV_174" meta:value-type="string"> "family": "Lian", "non-dropping-particle": "", "suffix": "", "given": "Jin", "parse-names": false}, {"dropping-particle": "", "family": "Lindahl-Allen", "non-dropping-particle": "", "suffix": "", "given": "Marianne", "parse-names": false}, {"dropping-par</meta:user-defined>
    <meta:user-defined meta:name="Mendeley_Bookmark_h3llN4n8JV_175" meta:value-type="string">ticle": "", "family": "Min", "non-dropping-particle": "", "suffix": "", "given": "Renqiang", "parse-names": false}, {"dropping-particle": "", "family": "Miotto", "non-dropping-particle": "", "suffix": "", "given": "Benoit", "parse-names": false}, {"droppi</meta:user-defined>
    <meta:user-defined meta:name="Mendeley_Bookmark_h3llN4n8JV_176" meta:value-type="string">ng-particle": "", "family": "Monahan", "non-dropping-particle": "", "suffix": "", "given": "Hannah", "parse-names": false}, {"dropping-particle": "", "family": "Moqtaderi", "non-dropping-particle": "", "suffix": "", "given": "Zarmik", "parse-names": false</meta:user-defined>
    <meta:user-defined meta:name="Mendeley_Bookmark_h3llN4n8JV_177" meta:value-type="string">}, {"dropping-particle": "", "family": "Mu", "non-dropping-particle": "", "suffix": "", "given": "Xinmeng J", "parse-names": false}, {"dropping-particle": "", "family": "O'Geen", "non-dropping-particle": "", "suffix": "", "given": "Henriette", "parse-name</meta:user-defined>
    <meta:user-defined meta:name="Mendeley_Bookmark_h3llN4n8JV_178" meta:value-type="string">s": false}, {"dropping-particle": "", "family": "Ouyang", "non-dropping-particle": "", "suffix": "", "given": "Zhengqing", "parse-names": false}, {"dropping-particle": "", "family": "Patacsil", "non-dropping-particle": "", "suffix": "", "given": "Dorrelyn</meta:user-defined>
    <meta:user-defined meta:name="Mendeley_Bookmark_h3llN4n8JV_179" meta:value-type="string">", "parse-names": false}, {"dropping-particle": "", "family": "Raha", "non-dropping-particle": "", "suffix": "", "given": "Debasish", "parse-names": false}, {"dropping-particle": "", "family": "Ramirez", "non-dropping-particle": "", "suffix": "", "given":</meta:user-defined>
    <meta:user-defined meta:name="Mendeley_Bookmark_h3llN4n8JV_18" meta:value-type="string">", "given": "Jeremy M", "parse-names": false}, {"dropping-particle": "", "family": "Song", "non-dropping-particle": "", "suffix": "", "given": "Lingyun", "parse-names": false}, {"dropping-particle": "", "family": "Trinklein", "non-dropping-particle": "", </meta:user-defined>
    <meta:user-defined meta:name="Mendeley_Bookmark_h3llN4n8JV_180" meta:value-type="string"> "Lucia", "parse-names": false}, {"dropping-particle": "", "family": "Reed", "non-dropping-particle": "", "suffix": "", "given": "Brian", "parse-names": false}, {"dropping-particle": "", "family": "Shi", "non-dropping-particle": "", "suffix": "", "given":</meta:user-defined>
    <meta:user-defined meta:name="Mendeley_Bookmark_h3llN4n8JV_181" meta:value-type="string"> "Minyi", "parse-names": false}, {"dropping-particle": "", "family": "Slifer", "non-dropping-particle": "", "suffix": "", "given": "Teri", "parse-names": false}, {"dropping-particle": "", "family": "Witt", "non-dropping-particle": "", "suffix": "", "given</meta:user-defined>
    <meta:user-defined meta:name="Mendeley_Bookmark_h3llN4n8JV_182" meta:value-type="string">": "Heather", "parse-names": false}, {"dropping-particle": "", "family": "Wu", "non-dropping-particle": "", "suffix": "", "given": "Linfeng", "parse-names": false}, {"dropping-particle": "", "family": "Xu", "non-dropping-particle": "", "suffix": "", "give</meta:user-defined>
    <meta:user-defined meta:name="Mendeley_Bookmark_h3llN4n8JV_183" meta:value-type="string">n": "Xiaoqin", "parse-names": false}, {"dropping-particle": "", "family": "Yan", "non-dropping-particle": "", "suffix": "", "given": "Koon-Kiu", "parse-names": false}, {"dropping-particle": "", "family": "Yang", "non-dropping-particle": "", "suffix": "", </meta:user-defined>
    <meta:user-defined meta:name="Mendeley_Bookmark_h3llN4n8JV_184" meta:value-type="string">"given": "Xinqiong", "parse-names": false}, {"dropping-particle": "", "family": "Struhl", "non-dropping-particle": "", "suffix": "", "given": "Kevin", "parse-names": false}, {"dropping-particle": "", "family": "Weissman", "non-dropping-particle": "", "suf</meta:user-defined>
    <meta:user-defined meta:name="Mendeley_Bookmark_h3llN4n8JV_185" meta:value-type="string">fix": "", "given": "Sherman M", "parse-names": false}, {"dropping-particle": "", "family": "Tenebaum", "non-dropping-particle": "", "suffix": "", "given": "Scott a", "parse-names": false}, {"dropping-particle": "", "family": "Penalva", "non-dropping-parti</meta:user-defined>
    <meta:user-defined meta:name="Mendeley_Bookmark_h3llN4n8JV_186" meta:value-type="string">cle": "", "suffix": "", "given": "Luiz O", "parse-names": false}, {"dropping-particle": "", "family": "Karmakar", "non-dropping-particle": "", "suffix": "", "given": "Subhradip", "parse-names": false}, {"dropping-particle": "", "family": "Bhanvadia", "non</meta:user-defined>
    <meta:user-defined meta:name="Mendeley_Bookmark_h3llN4n8JV_187" meta:value-type="string">-dropping-particle": "", "suffix": "", "given": "Raj R", "parse-names": false}, {"dropping-particle": "", "family": "Choudhury", "non-dropping-particle": "", "suffix": "", "given": "Alina", "parse-names": false}, {"dropping-particle": "", "family": "Doman</meta:user-defined>
    <meta:user-defined meta:name="Mendeley_Bookmark_h3llN4n8JV_188" meta:value-type="string">us", "non-dropping-particle": "", "suffix": "", "given": "Marc", "parse-names": false}, {"dropping-particle": "", "family": "Ma", "non-dropping-particle": "", "suffix": "", "given": "Lijia", "parse-names": false}, {"dropping-particle": "", "family": "Mora</meta:user-defined>
    <meta:user-defined meta:name="Mendeley_Bookmark_h3llN4n8JV_189" meta:value-type="string">n", "non-dropping-particle": "", "suffix": "", "given": "Jennifer", "parse-names": false}, {"dropping-particle": "", "family": "Victorsen", "non-dropping-particle": "", "suffix": "", "given": "Alec", "parse-names": false}, {"dropping-particle": "", "famil</meta:user-defined>
    <meta:user-defined meta:name="Mendeley_Bookmark_h3llN4n8JV_19" meta:value-type="string">"suffix": "", "given": "Nathan D", "parse-names": false}, {"dropping-particle": "", "family": "Altshuler", "non-dropping-particle": "", "suffix": "", "given": "Robert C", "parse-names": false}, {"dropping-particle": "", "family": "Birney", "non-dropping-p</meta:user-defined>
    <meta:user-defined meta:name="Mendeley_Bookmark_h3llN4n8JV_190" meta:value-type="string">y": "Auer", "non-dropping-particle": "", "suffix": "", "given": "Thomas", "parse-names": false}, {"dropping-particle": "", "family": "Centarin", "non-dropping-particle": "", "suffix": "", "given": "Lazaro", "parse-names": false}, {"dropping-particle": "",</meta:user-defined>
    <meta:user-defined meta:name="Mendeley_Bookmark_h3llN4n8JV_191" meta:value-type="string"> "family": "Eichenlaub", "non-dropping-particle": "", "suffix": "", "given": "Michael", "parse-names": false}, {"dropping-particle": "", "family": "Gruhl", "non-dropping-particle": "", "suffix": "", "given": "Franziska", "parse-names": false}, {"dropping-</meta:user-defined>
    <meta:user-defined meta:name="Mendeley_Bookmark_h3llN4n8JV_192" meta:value-type="string">particle": "", "family": "Heerman", "non-dropping-particle": "", "suffix": "", "given": "Stephan", "parse-names": false}, {"dropping-particle": "", "family": "Hoeckendorf", "non-dropping-particle": "", "suffix": "", "given": "Burkard", "parse-names": fals</meta:user-defined>
    <meta:user-defined meta:name="Mendeley_Bookmark_h3llN4n8JV_193" meta:value-type="string">e}, {"dropping-particle": "", "family": "Inoue", "non-dropping-particle": "", "suffix": "", "given": "Daigo", "parse-names": false}, {"dropping-particle": "", "family": "Kellner", "non-dropping-particle": "", "suffix": "", "given": "Tanja", "parse-names":</meta:user-defined>
    <meta:user-defined meta:name="Mendeley_Bookmark_h3llN4n8JV_194" meta:value-type="string"> false}, {"dropping-particle": "", "family": "Kirchmaier", "non-dropping-particle": "", "suffix": "", "given": "Stephan", "parse-names": false}, {"dropping-particle": "", "family": "Mueller", "non-dropping-particle": "", "suffix": "", "given": "Claudia", </meta:user-defined>
    <meta:user-defined meta:name="Mendeley_Bookmark_h3llN4n8JV_195" meta:value-type="string">"parse-names": false}, {"dropping-particle": "", "family": "Reinhardt", "non-dropping-particle": "", "suffix": "", "given": "Robert", "parse-names": false}, {"dropping-particle": "", "family": "Schertel", "non-dropping-particle": "", "suffix": "", "given"</meta:user-defined>
    <meta:user-defined meta:name="Mendeley_Bookmark_h3llN4n8JV_196" meta:value-type="string">: "Lea", "parse-names": false}, {"dropping-particle": "", "family": "Schneider", "non-dropping-particle": "", "suffix": "", "given": "Stephanie", "parse-names": false}, {"dropping-particle": "", "family": "Sinn", "non-dropping-particle": "", "suffix": "",</meta:user-defined>
    <meta:user-defined meta:name="Mendeley_Bookmark_h3llN4n8JV_197" meta:value-type="string"> "given": "Rebecca", "parse-names": false}, {"dropping-particle": "", "family": "Wittbrodt", "non-dropping-particle": "", "suffix": "", "given": "Beate", "parse-names": false}, {"dropping-particle": "", "family": "Wittbrodt", "non-dropping-particle": "", </meta:user-defined>
    <meta:user-defined meta:name="Mendeley_Bookmark_h3llN4n8JV_198" meta:value-type="string">"suffix": "", "given": "Jochen", "parse-names": false}, {"dropping-particle": "", "family": "Jain", "non-dropping-particle": "", "suffix": "", "given": "Gaurav", "parse-names": false}, {"dropping-particle": "", "family": "Balasundaram", "non-dropping-part</meta:user-defined>
    <meta:user-defined meta:name="Mendeley_Bookmark_h3llN4n8JV_199" meta:value-type="string">icle": "", "suffix": "", "given": "Gayathri", "parse-names": false}, {"dropping-particle": "", "family": "Bates", "non-dropping-particle": "", "suffix": "", "given": "Daniel L", "parse-names": false}, {"dropping-particle": "", "family": "Byron", "non-drop</meta:user-defined>
    <meta:user-defined meta:name="Mendeley_Bookmark_h3llN4n8JV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h3llN4n8JV_20" meta:value-type="string">article": "", "suffix": "", "given": "Ewan", "parse-names": false}, {"dropping-particle": "", "family": "Brown", "non-dropping-particle": "", "suffix": "", "given": "James B", "parse-names": false}, {"dropping-particle": "", "family": "Cheng", "non-droppi</meta:user-defined>
    <meta:user-defined meta:name="Mendeley_Bookmark_h3llN4n8JV_200" meta:value-type="string">ping-particle": "", "suffix": "", "given": "Rachel", "parse-names": false}, {"dropping-particle": "", "family": "Canfield", "non-dropping-particle": "", "suffix": "", "given": "Theresa K", "parse-names": false}, {"dropping-particle": "", "family": "Diegel</meta:user-defined>
    <meta:user-defined meta:name="Mendeley_Bookmark_h3llN4n8JV_201" meta:value-type="string">", "non-dropping-particle": "", "suffix": "", "given": "Morgan J", "parse-names": false}, {"dropping-particle": "", "family": "Dunn", "non-dropping-particle": "", "suffix": "", "given": "Douglas", "parse-names": false}, {"dropping-particle": "", "family":</meta:user-defined>
    <meta:user-defined meta:name="Mendeley_Bookmark_h3llN4n8JV_202" meta:value-type="string"> "Ebersol", "non-dropping-particle": "", "suffix": "", "given": "Abigail K", "parse-names": false}, {"dropping-particle": "", "family": "Frum", "non-dropping-particle": "", "suffix": "", "given": "Tristan", "parse-names": false}, {"dropping-particle": "",</meta:user-defined>
    <meta:user-defined meta:name="Mendeley_Bookmark_h3llN4n8JV_203" meta:value-type="string"> "family": "Garg", "non-dropping-particle": "", "suffix": "", "given": "Kavita", "parse-names": false}, {"dropping-particle": "", "family": "Gist", "non-dropping-particle": "", "suffix": "", "given": "Erica", "parse-names": false}, {"dropping-particle": "</meta:user-defined>
    <meta:user-defined meta:name="Mendeley_Bookmark_h3llN4n8JV_204" meta:value-type="string">", "family": "Hansen", "non-dropping-particle": "", "suffix": "", "given": "R Scott", "parse-names": false}, {"dropping-particle": "", "family": "Boatman", "non-dropping-particle": "", "suffix": "", "given": "Lisa", "parse-names": false}, {"dropping-parti</meta:user-defined>
    <meta:user-defined meta:name="Mendeley_Bookmark_h3llN4n8JV_205" meta:value-type="string">cle": "", "family": "Haugen", "non-dropping-particle": "", "suffix": "", "given": "Eric", "parse-names": false}, {"dropping-particle": "", "family": "Humbert", "non-dropping-particle": "", "suffix": "", "given": "Richard", "parse-names": false}, {"droppin</meta:user-defined>
    <meta:user-defined meta:name="Mendeley_Bookmark_h3llN4n8JV_206" meta:value-type="string">g-particle": "", "family": "Johnson", "non-dropping-particle": "", "suffix": "", "given": "Audra K", "parse-names": false}, {"dropping-particle": "", "family": "Johnson", "non-dropping-particle": "", "suffix": "", "given": "Ericka M", "parse-names": false</meta:user-defined>
    <meta:user-defined meta:name="Mendeley_Bookmark_h3llN4n8JV_207" meta:value-type="string">}, {"dropping-particle": "", "family": "Kutyavin", "non-dropping-particle": "", "suffix": "", "given": "Tattayana M", "parse-names": false}, {"dropping-particle": "", "family": "Lee", "non-dropping-particle": "", "suffix": "", "given": "Kristin", "parse-n</meta:user-defined>
    <meta:user-defined meta:name="Mendeley_Bookmark_h3llN4n8JV_208" meta:value-type="string">ames": false}, {"dropping-particle": "", "family": "Lotakis", "non-dropping-particle": "", "suffix": "", "given": "Dimitra", "parse-names": false}, {"dropping-particle": "", "family": "Maurano", "non-dropping-particle": "", "suffix": "", "given": "Matthew</meta:user-defined>
    <meta:user-defined meta:name="Mendeley_Bookmark_h3llN4n8JV_209" meta:value-type="string"> T", "parse-names": false}, {"dropping-particle": "", "family": "Neph", "non-dropping-particle": "", "suffix": "", "given": "Shane J", "parse-names": false}, {"dropping-particle": "V", "family": "Neri", "non-dropping-particle": "", "suffix": "", "given": </meta:user-defined>
    <meta:user-defined meta:name="Mendeley_Bookmark_h3llN4n8JV_21" meta:value-type="string">ng-particle": "", "suffix": "", "given": "Chao", "parse-names": false}, {"dropping-particle": "", "family": "Djebali", "non-dropping-particle": "", "suffix": "", "given": "Sarah", "parse-names": false}, {"dropping-particle": "", "family": "Dong", "non-dro</meta:user-defined>
    <meta:user-defined meta:name="Mendeley_Bookmark_h3llN4n8JV_210" meta:value-type="string">"Fiedencio", "parse-names": false}, {"dropping-particle": "", "family": "Nguyen", "non-dropping-particle": "", "suffix": "", "given": "Eric D", "parse-names": false}, {"dropping-particle": "", "family": "Qu", "non-dropping-particle": "", "suffix": "", "gi</meta:user-defined>
    <meta:user-defined meta:name="Mendeley_Bookmark_h3llN4n8JV_211" meta:value-type="string">ven": "Hongzhu", "parse-names": false}, {"dropping-particle": "", "family": "Reynolds", "non-dropping-particle": "", "suffix": "", "given": "Alex P", "parse-names": false}, {"dropping-particle": "", "family": "Roach", "non-dropping-particle": "", "suffix"</meta:user-defined>
    <meta:user-defined meta:name="Mendeley_Bookmark_h3llN4n8JV_212" meta:value-type="string">: "", "given": "Vaughn", "parse-names": false}, {"dropping-particle": "", "family": "Rynes", "non-dropping-particle": "", "suffix": "", "given": "Eric", "parse-names": false}, {"dropping-particle": "", "family": "Sanchez", "non-dropping-particle": "", "su</meta:user-defined>
    <meta:user-defined meta:name="Mendeley_Bookmark_h3llN4n8JV_213" meta:value-type="string">ffix": "", "given": "Minerva E", "parse-names": false}, {"dropping-particle": "", "family": "Sandstrom", "non-dropping-particle": "", "suffix": "", "given": "Richard S", "parse-names": false}, {"dropping-particle": "", "family": "Shafer", "non-dropping-pa</meta:user-defined>
    <meta:user-defined meta:name="Mendeley_Bookmark_h3llN4n8JV_214" meta:value-type="string">rticle": "", "suffix": "", "given": "Anthony O", "parse-names": false}, {"dropping-particle": "", "family": "Stergachis", "non-dropping-particle": "", "suffix": "", "given": "Andrew B", "parse-names": false}, {"dropping-particle": "", "family": "Thomas", </meta:user-defined>
    <meta:user-defined meta:name="Mendeley_Bookmark_h3llN4n8JV_215" meta:value-type="string">"non-dropping-particle": "", "suffix": "", "given": "Sean", "parse-names": false}, {"dropping-particle": "", "family": "Vernot", "non-dropping-particle": "", "suffix": "", "given": "Benjamin", "parse-names": false}, {"dropping-particle": "", "family": "Vi</meta:user-defined>
    <meta:user-defined meta:name="Mendeley_Bookmark_h3llN4n8JV_216" meta:value-type="string">erstra", "non-dropping-particle": "", "suffix": "", "given": "Jeff", "parse-names": false}, {"dropping-particle": "", "family": "Vong", "non-dropping-particle": "", "suffix": "", "given": "Shinny", "parse-names": false}, {"dropping-particle": "", "family"</meta:user-defined>
    <meta:user-defined meta:name="Mendeley_Bookmark_h3llN4n8JV_217" meta:value-type="string">: "Weaver", "non-dropping-particle": "", "suffix": "", "given": "Molly a", "parse-names": false}, {"dropping-particle": "", "family": "Yan", "non-dropping-particle": "", "suffix": "", "given": "Yongqi", "parse-names": false}, {"dropping-particle": "", "fa</meta:user-defined>
    <meta:user-defined meta:name="Mendeley_Bookmark_h3llN4n8JV_218" meta:value-type="string">mily": "Zhang", "non-dropping-particle": "", "suffix": "", "given": "Miaohua", "parse-names": false}, {"dropping-particle": "", "family": "Akey", "non-dropping-particle": "", "suffix": "", "given": "Joshua a", "parse-names": false}, {"dropping-particle": </meta:user-defined>
    <meta:user-defined meta:name="Mendeley_Bookmark_h3llN4n8JV_219" meta:value-type="string">"", "family": "Bender", "non-dropping-particle": "", "suffix": "", "given": "Michael", "parse-names": false}, {"dropping-particle": "", "family": "Dorschner", "non-dropping-particle": "", "suffix": "", "given": "Michael O", "parse-names": false}, {"droppi</meta:user-defined>
    <meta:user-defined meta:name="Mendeley_Bookmark_h3llN4n8JV_22" meta:value-type="string">pping-particle": "", "suffix": "", "given": "Xianjun", "parse-names": false}, {"dropping-particle": "", "family": "Ernst", "non-dropping-particle": "", "suffix": "", "given": "Jason", "parse-names": false}, {"dropping-particle": "", "family": "Furey", "no</meta:user-defined>
    <meta:user-defined meta:name="Mendeley_Bookmark_h3llN4n8JV_220" meta:value-type="string">ng-particle": "", "family": "Groudine", "non-dropping-particle": "", "suffix": "", "given": "Mark", "parse-names": false}, {"dropping-particle": "", "family": "MacCoss", "non-dropping-particle": "", "suffix": "", "given": "Michael J", "parse-names": false</meta:user-defined>
    <meta:user-defined meta:name="Mendeley_Bookmark_h3llN4n8JV_221" meta:value-type="string">}, {"dropping-particle": "", "family": "Navas", "non-dropping-particle": "", "suffix": "", "given": "Patrick", "parse-names": false}, {"dropping-particle": "", "family": "Stamatoyannopoulos", "non-dropping-particle": "", "suffix": "", "given": "George", "</meta:user-defined>
    <meta:user-defined meta:name="Mendeley_Bookmark_h3llN4n8JV_222" meta:value-type="string">parse-names": false}, {"dropping-particle": "", "family": "Stamatoyannopoulos", "non-dropping-particle": "", "suffix": "", "given": "John a", "parse-names": false}, {"dropping-particle": "", "family": "Beal", "non-dropping-particle": "", "suffix": "", "gi</meta:user-defined>
    <meta:user-defined meta:name="Mendeley_Bookmark_h3llN4n8JV_223" meta:value-type="string">ven": "Kathryn", "parse-names": false}, {"dropping-particle": "", "family": "Brazma", "non-dropping-particle": "", "suffix": "", "given": "Alvis", "parse-names": false}, {"dropping-particle": "", "family": "Flicek", "non-dropping-particle": "", "suffix": </meta:user-defined>
    <meta:user-defined meta:name="Mendeley_Bookmark_h3llN4n8JV_224" meta:value-type="string">"", "given": "Paul", "parse-names": false}, {"dropping-particle": "", "family": "Johnson", "non-dropping-particle": "", "suffix": "", "given": "Nathan", "parse-names": false}, {"dropping-particle": "", "family": "Lukk", "non-dropping-particle": "", "suffi</meta:user-defined>
    <meta:user-defined meta:name="Mendeley_Bookmark_h3llN4n8JV_225" meta:value-type="string">x": "", "given": "Margus", "parse-names": false}, {"dropping-particle": "", "family": "Luscombe", "non-dropping-particle": "", "suffix": "", "given": "Nicholas M", "parse-names": false}, {"dropping-particle": "", "family": "Sobral", "non-dropping-particle</meta:user-defined>
    <meta:user-defined meta:name="Mendeley_Bookmark_h3llN4n8JV_226" meta:value-type="string">": "", "suffix": "", "given": "Daniel", "parse-names": false}, {"dropping-particle": "", "family": "Vaquerizas", "non-dropping-particle": "", "suffix": "", "given": "Juan M", "parse-names": false}, {"dropping-particle": "", "family": "Batzoglou", "non-dro</meta:user-defined>
    <meta:user-defined meta:name="Mendeley_Bookmark_h3llN4n8JV_227" meta:value-type="string">pping-particle": "", "suffix": "", "given": "Serafim", "parse-names": false}, {"dropping-particle": "", "family": "Sidow", "non-dropping-particle": "", "suffix": "", "given": "Arend", "parse-names": false}, {"dropping-particle": "", "family": "Hussami", "</meta:user-defined>
    <meta:user-defined meta:name="Mendeley_Bookmark_h3llN4n8JV_228" meta:value-type="string">non-dropping-particle": "", "suffix": "", "given": "Nadine", "parse-names": false}, {"dropping-particle": "", "family": "Kyriazopoulou-Panagiotopoulou", "non-dropping-particle": "", "suffix": "", "given": "Sofia", "parse-names": false}, {"dropping-particl</meta:user-defined>
    <meta:user-defined meta:name="Mendeley_Bookmark_h3llN4n8JV_229" meta:value-type="string">e": "", "family": "Libbrecht", "non-dropping-particle": "", "suffix": "", "given": "Max W", "parse-names": false}, {"dropping-particle": "", "family": "Schaub", "non-dropping-particle": "", "suffix": "", "given": "Marc a", "parse-names": false}, {"droppin</meta:user-defined>
    <meta:user-defined meta:name="Mendeley_Bookmark_h3llN4n8JV_23" meta:value-type="string">n-dropping-particle": "", "suffix": "", "given": "Terrence S", "parse-names": false}, {"dropping-particle": "", "family": "Gerstein", "non-dropping-particle": "", "suffix": "", "given": "Mark", "parse-names": false}, {"dropping-particle": "", "family": "G</meta:user-defined>
    <meta:user-defined meta:name="Mendeley_Bookmark_h3llN4n8JV_230" meta:value-type="string">g-particle": "", "family": "Miller", "non-dropping-particle": "", "suffix": "", "given": "Webb", "parse-names": false}, {"dropping-particle": "", "family": "Bickel", "non-dropping-particle": "", "suffix": "", "given": "Peter J", "parse-names": false}, {"d</meta:user-defined>
    <meta:user-defined meta:name="Mendeley_Bookmark_h3llN4n8JV_231" meta:value-type="string">ropping-particle": "", "family": "Banfai", "non-dropping-particle": "", "suffix": "", "given": "Balazs", "parse-names": false}, {"dropping-particle": "", "family": "Boley", "non-dropping-particle": "", "suffix": "", "given": "Nathan P", "parse-names": fal</meta:user-defined>
    <meta:user-defined meta:name="Mendeley_Bookmark_h3llN4n8JV_232" meta:value-type="string">se}, {"dropping-particle": "", "family": "Huang", "non-dropping-particle": "", "suffix": "", "given": "Haiyan", "parse-names": false}, {"dropping-particle": "", "family": "Li", "non-dropping-particle": "", "suffix": "", "given": "Jingyi Jessica", "parse-n</meta:user-defined>
    <meta:user-defined meta:name="Mendeley_Bookmark_h3llN4n8JV_233" meta:value-type="string">ames": false}, {"dropping-particle": "", "family": "Noble", "non-dropping-particle": "", "suffix": "", "given": "William Stafford", "parse-names": false}, {"dropping-particle": "", "family": "Bilmes", "non-dropping-particle": "", "suffix": "", "given": "J</meta:user-defined>
    <meta:user-defined meta:name="Mendeley_Bookmark_h3llN4n8JV_234" meta:value-type="string">effrey a", "parse-names": false}, {"dropping-particle": "", "family": "Buske", "non-dropping-particle": "", "suffix": "", "given": "Orion J", "parse-names": false}, {"dropping-particle": "", "family": "Sahu", "non-dropping-particle": "", "suffix": "", "gi</meta:user-defined>
    <meta:user-defined meta:name="Mendeley_Bookmark_h3llN4n8JV_235" meta:value-type="string">ven": "Avinash O", "parse-names": false}, {"dropping-particle": "V", "family": "Kharchenko", "non-dropping-particle": "", "suffix": "", "given": "Peter", "parse-names": false}, {"dropping-particle": "", "family": "Park", "non-dropping-particle": "", "suff</meta:user-defined>
    <meta:user-defined meta:name="Mendeley_Bookmark_h3llN4n8JV_236" meta:value-type="string">ix": "", "given": "Peter J", "parse-names": false}, {"dropping-particle": "", "family": "Baker", "non-dropping-particle": "", "suffix": "", "given": "Dannon", "parse-names": false}, {"dropping-particle": "", "family": "Taylor", "non-dropping-particle": ""</meta:user-defined>
    <meta:user-defined meta:name="Mendeley_Bookmark_h3llN4n8JV_237" meta:value-type="string">, "suffix": "", "given": "James", "parse-names": false}, {"dropping-particle": "", "family": "Lochovsky", "non-dropping-particle": "", "suffix": "", "given": "Lucas", "parse-names": false}], "container-title": "Nature"}, "id": "ITEM-1"}], "mendeley": {"pr</meta:user-defined>
    <meta:user-defined meta:name="Mendeley_Bookmark_h3llN4n8JV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h3llN4n8JV_239" meta:value-type="string">chema": "https://github.com/citation-style-language/schema/raw/master/csl-citation.json"}</meta:user-defined>
    <meta:user-defined meta:name="Mendeley_Bookmark_h3llN4n8JV_24" meta:value-type="string">iardine", "non-dropping-particle": "", "suffix": "", "given": "Belinda", "parse-names": false}, {"dropping-particle": "", "family": "Greven", "non-dropping-particle": "", "suffix": "", "given": "Melissa", "parse-names": false}, {"dropping-particle": "", "</meta:user-defined>
    <meta:user-defined meta:name="Mendeley_Bookmark_h3llN4n8JV_25" meta:value-type="string">family": "Hardison", "non-dropping-particle": "", "suffix": "", "given": "Ross C", "parse-names": false}, {"dropping-particle": "", "family": "Harris", "non-dropping-particle": "", "suffix": "", "given": "Robert S", "parse-names": false}, {"dropping-parti</meta:user-defined>
    <meta:user-defined meta:name="Mendeley_Bookmark_h3llN4n8JV_26" meta:value-type="string">cle": "", "family": "Herrero", "non-dropping-particle": "", "suffix": "", "given": "Javier", "parse-names": false}, {"dropping-particle": "", "family": "Hoffman", "non-dropping-particle": "", "suffix": "", "given": "Michael M", "parse-names": false}, {"dr</meta:user-defined>
    <meta:user-defined meta:name="Mendeley_Bookmark_h3llN4n8JV_27" meta:value-type="string">opping-particle": "", "family": "Iyer", "non-dropping-particle": "", "suffix": "", "given": "Sowmya", "parse-names": false}, {"dropping-particle": "", "family": "Kelllis", "non-dropping-particle": "", "suffix": "", "given": "Manolis", "parse-names": false</meta:user-defined>
    <meta:user-defined meta:name="Mendeley_Bookmark_h3llN4n8JV_28" meta:value-type="string">}, {"dropping-particle": "", "family": "Kheradpour", "non-dropping-particle": "", "suffix": "", "given": "Pouya", "parse-names": false}, {"dropping-particle": "", "family": "Lassmann", "non-dropping-particle": "", "suffix": "", "given": "Timo", "parse-nam</meta:user-defined>
    <meta:user-defined meta:name="Mendeley_Bookmark_h3llN4n8JV_29" meta:value-type="string">es": false}, {"dropping-particle": "", "family": "Li", "non-dropping-particle": "", "suffix": "", "given": "Qunhua", "parse-names": false}, {"dropping-particle": "", "family": "Lin", "non-dropping-particle": "", "suffix": "", "given": "Xinying", "parse-na</meta:user-defined>
    <meta:user-defined meta:name="Mendeley_Bookmark_h3llN4n8JV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h3llN4n8JV_30" meta:value-type="string">mes": false}, {"dropping-particle": "", "family": "Marinov", "non-dropping-particle": "", "suffix": "", "given": "Georgi K", "parse-names": false}, {"dropping-particle": "", "family": "Merkel", "non-dropping-particle": "", "suffix": "", "given": "Angelika</meta:user-defined>
    <meta:user-defined meta:name="Mendeley_Bookmark_h3llN4n8JV_31" meta:value-type="string">", "parse-names": false}, {"dropping-particle": "", "family": "Mortazavi", "non-dropping-particle": "", "suffix": "", "given": "Ali", "parse-names": false}, {"dropping-particle": "", "family": "Parker", "non-dropping-particle": "", "suffix": "", "given": </meta:user-defined>
    <meta:user-defined meta:name="Mendeley_Bookmark_h3llN4n8JV_32" meta:value-type="string">"Stephen C J Stephanie L", "parse-names": false}, {"dropping-particle": "", "family": "Reddy", "non-dropping-particle": "", "suffix": "", "given": "Timothy E", "parse-names": false}, {"dropping-particle": "", "family": "Rozowsky", "non-dropping-particle":</meta:user-defined>
    <meta:user-defined meta:name="Mendeley_Bookmark_h3llN4n8JV_33" meta:value-type="string"> "", "suffix": "", "given": "Joel", "parse-names": false}, {"dropping-particle": "", "family": "Schlesinger", "non-dropping-particle": "", "suffix": "", "given": "Felix", "parse-names": false}, {"dropping-particle": "", "family": "Thurman", "non-dropping-</meta:user-defined>
    <meta:user-defined meta:name="Mendeley_Bookmark_h3llN4n8JV_34" meta:value-type="string">particle": "", "suffix": "", "given": "Robert E", "parse-names": false}, {"dropping-particle": "", "family": "Wang", "non-dropping-particle": "", "suffix": "", "given": "Jie", "parse-names": false}, {"dropping-particle": "", "family": "Ward", "non-droppin</meta:user-defined>
    <meta:user-defined meta:name="Mendeley_Bookmark_h3llN4n8JV_35" meta:value-type="string">g-particle": "", "suffix": "", "given": "Lucas D", "parse-names": false}, {"dropping-particle": "", "family": "Whitfield", "non-dropping-particle": "", "suffix": "", "given": "Troy W", "parse-names": false}, {"dropping-particle": "", "family": "Wilder", "</meta:user-defined>
    <meta:user-defined meta:name="Mendeley_Bookmark_h3llN4n8JV_36" meta:value-type="string">non-dropping-particle": "", "suffix": "", "given": "Steven P", "parse-names": false}, {"dropping-particle": "", "family": "Wu", "non-dropping-particle": "", "suffix": "", "given": "Weisheng", "parse-names": false}, {"dropping-particle": "", "family": "Xi"</meta:user-defined>
    <meta:user-defined meta:name="Mendeley_Bookmark_h3llN4n8JV_37" meta:value-type="string">, "non-dropping-particle": "", "suffix": "", "given": "Hualin S", "parse-names": false}, {"dropping-particle": "", "family": "Yip", "non-dropping-particle": "", "suffix": "", "given": "Kevin Y", "parse-names": false}, {"dropping-particle": "", "family": "</meta:user-defined>
    <meta:user-defined meta:name="Mendeley_Bookmark_h3llN4n8JV_38" meta:value-type="string">Zhuang", "non-dropping-particle": "", "suffix": "", "given": "Jiali", "parse-names": false}, {"dropping-particle": "", "family": "Bernstein", "non-dropping-particle": "", "suffix": "", "given": "Bradley E", "parse-names": false}, {"dropping-particle": "",</meta:user-defined>
    <meta:user-defined meta:name="Mendeley_Bookmark_h3llN4n8JV_39" meta:value-type="string"> "family": "Green", "non-dropping-particle": "", "suffix": "", "given": "Eric D", "parse-names": false}, {"dropping-particle": "", "family": "Gunter", "non-dropping-particle": "", "suffix": "", "given": "Chris", "parse-names": false}, {"dropping-particle"</meta:user-defined>
    <meta:user-defined meta:name="Mendeley_Bookmark_h3llN4n8JV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h3llN4n8JV_40" meta:value-type="string">: "", "family": "Snyder", "non-dropping-particle": "", "suffix": "", "given": "Michael", "parse-names": false}, {"dropping-particle": "", "family": "Pazin", "non-dropping-particle": "", "suffix": "", "given": "Michael J", "parse-names": false}, {"dropping</meta:user-defined>
    <meta:user-defined meta:name="Mendeley_Bookmark_h3llN4n8JV_41" meta:value-type="string">-particle": "", "family": "Lowdon", "non-dropping-particle": "", "suffix": "", "given": "Rebecca F", "parse-names": false}, {"dropping-particle": "", "family": "Dillon", "non-dropping-particle": "", "suffix": "", "given": "Laura a L", "parse-names": false</meta:user-defined>
    <meta:user-defined meta:name="Mendeley_Bookmark_h3llN4n8JV_42" meta:value-type="string">}, {"dropping-particle": "", "family": "Adams", "non-dropping-particle": "", "suffix": "", "given": "Leslie B", "parse-names": false}, {"dropping-particle": "", "family": "Kelly", "non-dropping-particle": "", "suffix": "", "given": "Caroline J", "parse-na</meta:user-defined>
    <meta:user-defined meta:name="Mendeley_Bookmark_h3llN4n8JV_43" meta:value-type="string">mes": false}, {"dropping-particle": "", "family": "Zhang", "non-dropping-particle": "", "suffix": "", "given": "Julia", "parse-names": false}, {"dropping-particle": "", "family": "Wexler", "non-dropping-particle": "", "suffix": "", "given": "Judith R", "p</meta:user-defined>
    <meta:user-defined meta:name="Mendeley_Bookmark_h3llN4n8JV_44" meta:value-type="string">arse-names": false}, {"dropping-particle": "", "family": "Good", "non-dropping-particle": "", "suffix": "", "given": "Peter J", "parse-names": false}, {"dropping-particle": "", "family": "Feingold", "non-dropping-particle": "", "suffix": "", "given": "Eli</meta:user-defined>
    <meta:user-defined meta:name="Mendeley_Bookmark_h3llN4n8JV_45" meta:value-type="string">se a", "parse-names": false}, {"dropping-particle": "", "family": "Crawford", "non-dropping-particle": "", "suffix": "", "given": "Gregory E", "parse-names": false}, {"dropping-particle": "", "family": "Dekker", "non-dropping-particle": "", "suffix": "", </meta:user-defined>
    <meta:user-defined meta:name="Mendeley_Bookmark_h3llN4n8JV_46" meta:value-type="string">"given": "Job", "parse-names": false}, {"dropping-particle": "", "family": "Elinitski", "non-dropping-particle": "", "suffix": "", "given": "Laura", "parse-names": false}, {"dropping-particle": "", "family": "Farnham", "non-dropping-particle": "", "suffix</meta:user-defined>
    <meta:user-defined meta:name="Mendeley_Bookmark_h3llN4n8JV_47" meta:value-type="string">": "", "given": "Peggy J", "parse-names": false}, {"dropping-particle": "", "family": "Giddings", "non-dropping-particle": "", "suffix": "", "given": "Morgan C", "parse-names": false}, {"dropping-particle": "", "family": "Gingeras", "non-dropping-particle</meta:user-defined>
    <meta:user-defined meta:name="Mendeley_Bookmark_h3llN4n8JV_48" meta:value-type="string">": "", "suffix": "", "given": "Thomas R", "parse-names": false}, {"dropping-particle": "", "family": "Guig\u00f3", "non-dropping-particle": "", "suffix": "", "given": "Roderic", "parse-names": false}, {"dropping-particle": "", "family": "Hubbard", "non-dr</meta:user-defined>
    <meta:user-defined meta:name="Mendeley_Bookmark_h3llN4n8JV_49" meta:value-type="string">opping-particle": "", "suffix": "", "given": "Timothy J Tomothy J", "parse-names": false}, {"dropping-particle": "", "family": "Kellis", "non-dropping-particle": "", "suffix": "", "given": "Manolis", "parse-names": false}, {"dropping-particle": "", "famil</meta:user-defined>
    <meta:user-defined meta:name="Mendeley_Bookmark_h3llN4n8JV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h3llN4n8JV_50" meta:value-type="string">y": "Kent", "non-dropping-particle": "", "suffix": "", "given": "W James", "parse-names": false}, {"dropping-particle": "", "family": "Lieb", "non-dropping-particle": "", "suffix": "", "given": "Jason D", "parse-names": false}, {"dropping-particle": "", "</meta:user-defined>
    <meta:user-defined meta:name="Mendeley_Bookmark_h3llN4n8JV_51" meta:value-type="string">family": "Margulies", "non-dropping-particle": "", "suffix": "", "given": "Elliott H", "parse-names": false}, {"dropping-particle": "", "family": "Myers", "non-dropping-particle": "", "suffix": "", "given": "Richard M", "parse-names": false}, {"dropping-p</meta:user-defined>
    <meta:user-defined meta:name="Mendeley_Bookmark_h3llN4n8JV_52" meta:value-type="string">article": "", "family": "Starnatoyannopoulos", "non-dropping-particle": "", "suffix": "", "given": "John a", "parse-names": false}, {"dropping-particle": "", "family": "Tennebaum", "non-dropping-particle": "", "suffix": "", "given": "Scott a", "parse-name</meta:user-defined>
    <meta:user-defined meta:name="Mendeley_Bookmark_h3llN4n8JV_53" meta:value-type="string">s": false}, {"dropping-particle": "", "family": "Weng", "non-dropping-particle": "", "suffix": "", "given": "Zhiping", "parse-names": false}, {"dropping-particle": "", "family": "White", "non-dropping-particle": "", "suffix": "", "given": "Kevin P", "pars</meta:user-defined>
    <meta:user-defined meta:name="Mendeley_Bookmark_h3llN4n8JV_54" meta:value-type="string">e-names": false}, {"dropping-particle": "", "family": "Wold", "non-dropping-particle": "", "suffix": "", "given": "Barbara", "parse-names": false}, {"dropping-particle": "", "family": "Yu", "non-dropping-particle": "", "suffix": "", "given": "Yanbao", "pa</meta:user-defined>
    <meta:user-defined meta:name="Mendeley_Bookmark_h3llN4n8JV_55" meta:value-type="string">rse-names": false}, {"dropping-particle": "", "family": "Wrobel", "non-dropping-particle": "", "suffix": "", "given": "John", "parse-names": false}, {"dropping-particle": "", "family": "Risk", "non-dropping-particle": "", "suffix": "", "given": "Brian a",</meta:user-defined>
    <meta:user-defined meta:name="Mendeley_Bookmark_h3llN4n8JV_56" meta:value-type="string"> "parse-names": false}, {"dropping-particle": "", "family": "Gunawardena", "non-dropping-particle": "", "suffix": "", "given": "Harsha P", "parse-names": false}, {"dropping-particle": "", "family": "Kuiper", "non-dropping-particle": "", "suffix": "", "giv</meta:user-defined>
    <meta:user-defined meta:name="Mendeley_Bookmark_h3llN4n8JV_57" meta:value-type="string">en": "Heather C", "parse-names": false}, {"dropping-particle": "", "family": "Maier", "non-dropping-particle": "", "suffix": "", "given": "Christopher W", "parse-names": false}, {"dropping-particle": "", "family": "Xie", "non-dropping-particle": "", "suff</meta:user-defined>
    <meta:user-defined meta:name="Mendeley_Bookmark_h3llN4n8JV_58" meta:value-type="string">ix": "", "given": "Ling", "parse-names": false}, {"dropping-particle": "", "family": "Chen", "non-dropping-particle": "", "suffix": "", "given": "Xian", "parse-names": false}, {"dropping-particle": "", "family": "Mikkelsen", "non-dropping-particle": "", "</meta:user-defined>
    <meta:user-defined meta:name="Mendeley_Bookmark_h3llN4n8JV_59" meta:value-type="string">suffix": "", "given": "Tarjei S", "parse-names": false}, {"dropping-particle": "", "family": "Gillespie", "non-dropping-particle": "", "suffix": "", "given": "Shawn", "parse-names": false}, {"dropping-particle": "", "family": "Goren", "non-dropping-partic</meta:user-defined>
    <meta:user-defined meta:name="Mendeley_Bookmark_h3llN4n8JV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h3llN4n8JV_60" meta:value-type="string">le": "", "suffix": "", "given": "Alon", "parse-names": false}, {"dropping-particle": "", "family": "Ram", "non-dropping-particle": "", "suffix": "", "given": "Oren", "parse-names": false}, {"dropping-particle": "", "family": "Zhang", "non-dropping-particl</meta:user-defined>
    <meta:user-defined meta:name="Mendeley_Bookmark_h3llN4n8JV_61" meta:value-type="string">e": "", "suffix": "", "given": "Xiaolan", "parse-names": false}, {"dropping-particle": "", "family": "Wang", "non-dropping-particle": "", "suffix": "", "given": "Li", "parse-names": false}, {"dropping-particle": "", "family": "Issner", "non-dropping-parti</meta:user-defined>
    <meta:user-defined meta:name="Mendeley_Bookmark_h3llN4n8JV_62" meta:value-type="string">cle": "", "suffix": "", "given": "Robbyn", "parse-names": false}, {"dropping-particle": "", "family": "Coyne", "non-dropping-particle": "", "suffix": "", "given": "Michael J", "parse-names": false}, {"dropping-particle": "", "family": "Durham", "non-dropp</meta:user-defined>
    <meta:user-defined meta:name="Mendeley_Bookmark_h3llN4n8JV_63" meta:value-type="string">ing-particle": "", "suffix": "", "given": "Timothy", "parse-names": false}, {"dropping-particle": "", "family": "Ku", "non-dropping-particle": "", "suffix": "", "given": "Manching", "parse-names": false}, {"dropping-particle": "", "family": "Truong", "non</meta:user-defined>
    <meta:user-defined meta:name="Mendeley_Bookmark_h3llN4n8JV_64" meta:value-type="string">-dropping-particle": "", "suffix": "", "given": "Thanh", "parse-names": false}, {"dropping-particle": "", "family": "Eaton", "non-dropping-particle": "", "suffix": "", "given": "Matthew L", "parse-names": false}, {"dropping-particle": "", "family": "Dobin</meta:user-defined>
    <meta:user-defined meta:name="Mendeley_Bookmark_h3llN4n8JV_65" meta:value-type="string">", "non-dropping-particle": "", "suffix": "", "given": "Alex", "parse-names": false}, {"dropping-particle": "", "family": "Tanzer", "non-dropping-particle": "", "suffix": "", "given": "Andrea", "parse-names": false}, {"dropping-particle": "", "family": "L</meta:user-defined>
    <meta:user-defined meta:name="Mendeley_Bookmark_h3llN4n8JV_66" meta:value-type="string">agarde", "non-dropping-particle": "", "suffix": "", "given": "Julien", "parse-names": false}, {"dropping-particle": "", "family": "Lin", "non-dropping-particle": "", "suffix": "", "given": "Wei", "parse-names": false}, {"dropping-particle": "", "family": </meta:user-defined>
    <meta:user-defined meta:name="Mendeley_Bookmark_h3llN4n8JV_67" meta:value-type="string">"Xue", "non-dropping-particle": "", "suffix": "", "given": "Chenghai", "parse-names": false}, {"dropping-particle": "", "family": "Williams", "non-dropping-particle": "", "suffix": "", "given": "Brian a", "parse-names": false}, {"dropping-particle": "", "</meta:user-defined>
    <meta:user-defined meta:name="Mendeley_Bookmark_h3llN4n8JV_68" meta:value-type="string">family": "Zaleski", "non-dropping-particle": "", "suffix": "", "given": "Chris", "parse-names": false}, {"dropping-particle": "", "family": "R\u00f6der", "non-dropping-particle": "", "suffix": "", "given": "Maik", "parse-names": false}, {"dropping-particl</meta:user-defined>
    <meta:user-defined meta:name="Mendeley_Bookmark_h3llN4n8JV_69" meta:value-type="string">e": "", "family": "Kokocinski", "non-dropping-particle": "", "suffix": "", "given": "Felix", "parse-names": false}, {"dropping-particle": "", "family": "Abdelhamid", "non-dropping-particle": "", "suffix": "", "given": "Rehab F", "parse-names": false}, {"d</meta:user-defined>
    <meta:user-defined meta:name="Mendeley_Bookmark_h3llN4n8JV_7" meta:value-type="string">on-dropping-particle": "", "suffix": "", "given": "", "parse-names": false}, {"dropping-particle": "", "family": "Dunham", "non-dropping-particle": "", "suffix": "", "given": "Ian", "parse-names": false}, {"dropping-particle": "", "family": "Kundaje", "no</meta:user-defined>
    <meta:user-defined meta:name="Mendeley_Bookmark_h3llN4n8JV_70" meta:value-type="string">ropping-particle": "", "family": "Alioto", "non-dropping-particle": "", "suffix": "", "given": "Tyler", "parse-names": false}, {"dropping-particle": "", "family": "Antoshechkin", "non-dropping-particle": "", "suffix": "", "given": "Igor", "parse-names": f</meta:user-defined>
    <meta:user-defined meta:name="Mendeley_Bookmark_h3llN4n8JV_71" meta:value-type="string">alse}, {"dropping-particle": "", "family": "Baer", "non-dropping-particle": "", "suffix": "", "given": "Michael T", "parse-names": false}, {"dropping-particle": "", "family": "Batut", "non-dropping-particle": "", "suffix": "", "given": "Philippe", "parse-</meta:user-defined>
    <meta:user-defined meta:name="Mendeley_Bookmark_h3llN4n8JV_72" meta:value-type="string">names": false}, {"dropping-particle": "", "family": "Bell", "non-dropping-particle": "", "suffix": "", "given": "Ian", "parse-names": false}, {"dropping-particle": "", "family": "Bell", "non-dropping-particle": "", "suffix": "", "given": "Kimberly", "pars</meta:user-defined>
    <meta:user-defined meta:name="Mendeley_Bookmark_h3llN4n8JV_73" meta:value-type="string">e-names": false}, {"dropping-particle": "", "family": "Chakrabortty", "non-dropping-particle": "", "suffix": "", "given": "Sudipto", "parse-names": false}, {"dropping-particle": "", "family": "Chrast", "non-dropping-particle": "", "suffix": "", "given": "</meta:user-defined>
    <meta:user-defined meta:name="Mendeley_Bookmark_h3llN4n8JV_74" meta:value-type="string">Jacqueline", "parse-names": false}, {"dropping-particle": "", "family": "Curado", "non-dropping-particle": "", "suffix": "", "given": "Joao", "parse-names": false}, {"dropping-particle": "", "family": "Derrien", "non-dropping-particle": "", "suffix": "", </meta:user-defined>
    <meta:user-defined meta:name="Mendeley_Bookmark_h3llN4n8JV_75" meta:value-type="string">"given": "Thomas", "parse-names": false}, {"dropping-particle": "", "family": "Drenkow", "non-dropping-particle": "", "suffix": "", "given": "Jorg", "parse-names": false}, {"dropping-particle": "", "family": "Dumais", "non-dropping-particle": "", "suffix"</meta:user-defined>
    <meta:user-defined meta:name="Mendeley_Bookmark_h3llN4n8JV_76" meta:value-type="string">: "", "given": "Erica", "parse-names": false}, {"dropping-particle": "", "family": "Dumais", "non-dropping-particle": "", "suffix": "", "given": "Jackie", "parse-names": false}, {"dropping-particle": "", "family": "Duttagupta", "non-dropping-particle": ""</meta:user-defined>
    <meta:user-defined meta:name="Mendeley_Bookmark_h3llN4n8JV_77" meta:value-type="string">, "suffix": "", "given": "Radha", "parse-names": false}, {"dropping-particle": "", "family": "Fastuca", "non-dropping-particle": "", "suffix": "", "given": "Megan", "parse-names": false}, {"dropping-particle": "", "family": "Fejes-Toth", "non-dropping-par</meta:user-defined>
    <meta:user-defined meta:name="Mendeley_Bookmark_h3llN4n8JV_78" meta:value-type="string">ticle": "", "suffix": "", "given": "Kata", "parse-names": false}, {"dropping-particle": "", "family": "Ferreira", "non-dropping-particle": "", "suffix": "", "given": "Pedro", "parse-names": false}, {"dropping-particle": "", "family": "Foissac", "non-dropp</meta:user-defined>
    <meta:user-defined meta:name="Mendeley_Bookmark_h3llN4n8JV_79" meta:value-type="string">ing-particle": "", "suffix": "", "given": "Sylvain", "parse-names": false}, {"dropping-particle": "", "family": "Fullwood", "non-dropping-particle": "", "suffix": "", "given": "Melissa J", "parse-names": false}, {"dropping-particle": "", "family": "Gao", </meta:user-defined>
    <meta:user-defined meta:name="Mendeley_Bookmark_h3llN4n8JV_8" meta:value-type="string">n-dropping-particle": "", "suffix": "", "given": "Anshul", "parse-names": false}, {"dropping-particle": "", "family": "Aldred", "non-dropping-particle": "", "suffix": "", "given": "Shelley F", "parse-names": false}, {"dropping-particle": "", "family": "Co</meta:user-defined>
    <meta:user-defined meta:name="Mendeley_Bookmark_h3llN4n8JV_80" meta:value-type="string">"non-dropping-particle": "", "suffix": "", "given": "Hui", "parse-names": false}, {"dropping-particle": "", "family": "Gonzalez", "non-dropping-particle": "", "suffix": "", "given": "David", "parse-names": false}, {"dropping-particle": "", "family": "Gord</meta:user-defined>
    <meta:user-defined meta:name="Mendeley_Bookmark_h3llN4n8JV_81" meta:value-type="string">on", "non-dropping-particle": "", "suffix": "", "given": "Assaf", "parse-names": false}, {"dropping-particle": "", "family": "Howald", "non-dropping-particle": "", "suffix": "", "given": "C\u00e9dric", "parse-names": false}, {"dropping-particle": "", "fam</meta:user-defined>
    <meta:user-defined meta:name="Mendeley_Bookmark_h3llN4n8JV_82" meta:value-type="string">ily": "Jha", "non-dropping-particle": "", "suffix": "", "given": "Sonali", "parse-names": false}, {"dropping-particle": "", "family": "Johnson", "non-dropping-particle": "", "suffix": "", "given": "Rory", "parse-names": false}, {"dropping-particle": "", "</meta:user-defined>
    <meta:user-defined meta:name="Mendeley_Bookmark_h3llN4n8JV_83" meta:value-type="string">family": "Kapranov", "non-dropping-particle": "", "suffix": "", "given": "Philipp", "parse-names": false}, {"dropping-particle": "", "family": "King", "non-dropping-particle": "", "suffix": "", "given": "Brandon", "parse-names": false}, {"dropping-particl</meta:user-defined>
    <meta:user-defined meta:name="Mendeley_Bookmark_h3llN4n8JV_84" meta:value-type="string">e": "", "family": "Kingswood", "non-dropping-particle": "", "suffix": "", "given": "Colin", "parse-names": false}, {"dropping-particle": "", "family": "Li", "non-dropping-particle": "", "suffix": "", "given": "Guoliang", "parse-names": false}, {"dropping-</meta:user-defined>
    <meta:user-defined meta:name="Mendeley_Bookmark_h3llN4n8JV_85" meta:value-type="string">particle": "", "family": "Luo", "non-dropping-particle": "", "suffix": "", "given": "Oscar J", "parse-names": false}, {"dropping-particle": "", "family": "Park", "non-dropping-particle": "", "suffix": "", "given": "Eddie", "parse-names": false}, {"droppin</meta:user-defined>
    <meta:user-defined meta:name="Mendeley_Bookmark_h3llN4n8JV_86" meta:value-type="string">g-particle": "", "family": "Preall", "non-dropping-particle": "", "suffix": "", "given": "Jonathan B", "parse-names": false}, {"dropping-particle": "", "family": "Presaud", "non-dropping-particle": "", "suffix": "", "given": "Kimberly", "parse-names": fal</meta:user-defined>
    <meta:user-defined meta:name="Mendeley_Bookmark_h3llN4n8JV_87" meta:value-type="string">se}, {"dropping-particle": "", "family": "Ribeca", "non-dropping-particle": "", "suffix": "", "given": "Paolo", "parse-names": false}, {"dropping-particle": "", "family": "Robyr", "non-dropping-particle": "", "suffix": "", "given": "Daniel", "parse-names"</meta:user-defined>
    <meta:user-defined meta:name="Mendeley_Bookmark_h3llN4n8JV_88" meta:value-type="string">: false}, {"dropping-particle": "", "family": "Ruan", "non-dropping-particle": "", "suffix": "", "given": "Xiaoan", "parse-names": false}, {"dropping-particle": "", "family": "Sammeth", "non-dropping-particle": "", "suffix": "", "given": "Michael", "parse</meta:user-defined>
    <meta:user-defined meta:name="Mendeley_Bookmark_h3llN4n8JV_89" meta:value-type="string">-names": false}, {"dropping-particle": "", "family": "Sandu", "non-dropping-particle": "", "suffix": "", "given": "Kuljeet Singh", "parse-names": false}, {"dropping-particle": "", "family": "Schaeffer", "non-dropping-particle": "", "suffix": "", "given": </meta:user-defined>
    <meta:user-defined meta:name="Mendeley_Bookmark_h3llN4n8JV_9" meta:value-type="string">llins", "non-dropping-particle": "", "suffix": "", "given": "Patrick J", "parse-names": false}, {"dropping-particle": "", "family": "Davis", "non-dropping-particle": "", "suffix": "", "given": "Carrie a", "parse-names": false}, {"dropping-particle": "", "</meta:user-defined>
    <meta:user-defined meta:name="Mendeley_Bookmark_h3llN4n8JV_90" meta:value-type="string">"Lorain", "parse-names": false}, {"dropping-particle": "", "family": "See", "non-dropping-particle": "", "suffix": "", "given": "Lei-Hoon", "parse-names": false}, {"dropping-particle": "", "family": "Shahab", "non-dropping-particle": "", "suffix": "", "gi</meta:user-defined>
    <meta:user-defined meta:name="Mendeley_Bookmark_h3llN4n8JV_91" meta:value-type="string">ven": "Atif", "parse-names": false}, {"dropping-particle": "", "family": "Skancke", "non-dropping-particle": "", "suffix": "", "given": "Jorgen", "parse-names": false}, {"dropping-particle": "", "family": "Suzuki", "non-dropping-particle": "", "suffix": "</meta:user-defined>
    <meta:user-defined meta:name="Mendeley_Bookmark_h3llN4n8JV_92" meta:value-type="string">", "given": "Ana Maria", "parse-names": false}, {"dropping-particle": "", "family": "Takahashi", "non-dropping-particle": "", "suffix": "", "given": "Hazuki", "parse-names": false}, {"dropping-particle": "", "family": "Tilgner", "non-dropping-particle": "</meta:user-defined>
    <meta:user-defined meta:name="Mendeley_Bookmark_h3llN4n8JV_93" meta:value-type="string">", "suffix": "", "given": "Hagen", "parse-names": false}, {"dropping-particle": "", "family": "Trout", "non-dropping-particle": "", "suffix": "", "given": "Diane", "parse-names": false}, {"dropping-particle": "", "family": "Walters", "non-dropping-particl</meta:user-defined>
    <meta:user-defined meta:name="Mendeley_Bookmark_h3llN4n8JV_94" meta:value-type="string">e": "", "suffix": "", "given": "Nathalie", "parse-names": false}, {"dropping-particle": "", "family": "Wang", "non-dropping-particle": "", "suffix": "", "given": "Huaien Hao", "parse-names": false}, {"dropping-particle": "", "family": "Hayashizaki", "non-</meta:user-defined>
    <meta:user-defined meta:name="Mendeley_Bookmark_h3llN4n8JV_95" meta:value-type="string">dropping-particle": "", "suffix": "", "given": "Yoshihide", "parse-names": false}, {"dropping-particle": "", "family": "Reymond", "non-dropping-particle": "", "suffix": "", "given": "Alexandre", "parse-names": false}, {"dropping-particle": "", "family": "</meta:user-defined>
    <meta:user-defined meta:name="Mendeley_Bookmark_h3llN4n8JV_96" meta:value-type="string">Antonarakis", "non-dropping-particle": "", "suffix": "", "given": "Stylianos E", "parse-names": false}, {"dropping-particle": "", "family": "Hannon", "non-dropping-particle": "", "suffix": "", "given": "Gregory J", "parse-names": false}, {"dropping-partic</meta:user-defined>
    <meta:user-defined meta:name="Mendeley_Bookmark_h3llN4n8JV_97" meta:value-type="string">le": "", "family": "Ruan", "non-dropping-particle": "", "suffix": "", "given": "Yijun", "parse-names": false}, {"dropping-particle": "", "family": "Carninci", "non-dropping-particle": "", "suffix": "", "given": "Piero", "parse-names": false}, {"dropping-p</meta:user-defined>
    <meta:user-defined meta:name="Mendeley_Bookmark_h3llN4n8JV_98" meta:value-type="string">article": "", "family": "Sloan", "non-dropping-particle": "", "suffix": "", "given": "Cricket a", "parse-names": false}, {"dropping-particle": "", "family": "Learned", "non-dropping-particle": "", "suffix": "", "given": "Katrina", "parse-names": false}, {</meta:user-defined>
    <meta:user-defined meta:name="Mendeley_Bookmark_h3llN4n8JV_99" meta:value-type="string">"dropping-particle": "", "family": "Malladi", "non-dropping-particle": "", "suffix": "", "given": "Venkat S", "parse-names": false}, {"dropping-particle": "", "family": "Wong", "non-dropping-particle": "", "suffix": "", "given": "Matthew C", "parse-names"</meta:user-defined>
    <meta:user-defined meta:name="Mendeley_Bookmark_hMLCG3v6fP_1" meta:value-type="string">ADDIN CSL_CITATION {"citationItems": [{"uris": ["http://www.mendeley.com/documents/?uuid=34772b6d-3562-4ed3-92f8-c9f90080c8e0"], "itemData": {"DOI": "10.1038/nature11247", "volume": "489", "ISSN": "1476-4687", "page": "57-74", "id": "ITEM-1", "title": "An</meta:user-defined>
    <meta:user-defined meta:name="Mendeley_Bookmark_hMLCG3v6fP_10" meta:value-type="string">family": "Doyle", "non-dropping-particle": "", "suffix": "", "given": "Francis", "parse-names": false}, {"dropping-particle": "", "family": "Epstein", "non-dropping-particle": "", "suffix": "", "given": "Charles B", "parse-names": false}, {"dropping-parti</meta:user-defined>
    <meta:user-defined meta:name="Mendeley_Bookmark_hMLCG3v6fP_100" meta:value-type="string">: false}, {"dropping-particle": "", "family": "Barber", "non-dropping-particle": "", "suffix": "", "given": "Galt P", "parse-names": false}, {"dropping-particle": "", "family": "Cline", "non-dropping-particle": "", "suffix": "", "given": "Melissa S", "par</meta:user-defined>
    <meta:user-defined meta:name="Mendeley_Bookmark_hMLCG3v6fP_101" meta:value-type="string">se-names": false}, {"dropping-particle": "", "family": "Dreszer", "non-dropping-particle": "", "suffix": "", "given": "Timothy R", "parse-names": false}, {"dropping-particle": "", "family": "Heitner", "non-dropping-particle": "", "suffix": "", "given": "S</meta:user-defined>
    <meta:user-defined meta:name="Mendeley_Bookmark_hMLCG3v6fP_102" meta:value-type="string">teven G", "parse-names": false}, {"dropping-particle": "", "family": "Karolchik", "non-dropping-particle": "", "suffix": "", "given": "Donna", "parse-names": false}, {"dropping-particle": "", "family": "Kirkup", "non-dropping-particle": "", "suffix": "", </meta:user-defined>
    <meta:user-defined meta:name="Mendeley_Bookmark_hMLCG3v6fP_103" meta:value-type="string">"given": "Vaness M", "parse-names": false}, {"dropping-particle": "", "family": "Meyer", "non-dropping-particle": "", "suffix": "", "given": "Laurence R", "parse-names": false}, {"dropping-particle": "", "family": "Long", "non-dropping-particle": "", "suf</meta:user-defined>
    <meta:user-defined meta:name="Mendeley_Bookmark_hMLCG3v6fP_104" meta:value-type="string">fix": "", "given": "Jeffrey C", "parse-names": false}, {"dropping-particle": "", "family": "Maddren", "non-dropping-particle": "", "suffix": "", "given": "Morgan", "parse-names": false}, {"dropping-particle": "", "family": "Raney", "non-dropping-particle"</meta:user-defined>
    <meta:user-defined meta:name="Mendeley_Bookmark_hMLCG3v6fP_105" meta:value-type="string">: "", "suffix": "", "given": "Brian J", "parse-names": false}, {"dropping-particle": "", "family": "Grasfeder", "non-dropping-particle": "", "suffix": "", "given": "Linda L", "parse-names": false}, {"dropping-particle": "", "family": "Giresi", "non-droppi</meta:user-defined>
    <meta:user-defined meta:name="Mendeley_Bookmark_hMLCG3v6fP_106" meta:value-type="string">ng-particle": "", "suffix": "", "given": "Paul G", "parse-names": false}, {"dropping-particle": "", "family": "Battenhouse", "non-dropping-particle": "", "suffix": "", "given": "Anna", "parse-names": false}, {"dropping-particle": "", "family": "Sheffield"</meta:user-defined>
    <meta:user-defined meta:name="Mendeley_Bookmark_hMLCG3v6fP_107" meta:value-type="string">, "non-dropping-particle": "", "suffix": "", "given": "Nathan C", "parse-names": false}, {"dropping-particle": "", "family": "Showers", "non-dropping-particle": "", "suffix": "", "given": "Kimberly a", "parse-names": false}, {"dropping-particle": "", "fam</meta:user-defined>
    <meta:user-defined meta:name="Mendeley_Bookmark_hMLCG3v6fP_108" meta:value-type="string">ily": "London", "non-dropping-particle": "", "suffix": "", "given": "Darin", "parse-names": false}, {"dropping-particle": "", "family": "Bhinge", "non-dropping-particle": "", "suffix": "", "given": "Akshay a", "parse-names": false}, {"dropping-particle": </meta:user-defined>
    <meta:user-defined meta:name="Mendeley_Bookmark_hMLCG3v6fP_109" meta:value-type="string">"", "family": "Shestak", "non-dropping-particle": "", "suffix": "", "given": "Christopher", "parse-names": false}, {"dropping-particle": "", "family": "Schaner", "non-dropping-particle": "", "suffix": "", "given": "Matthew R", "parse-names": false}, {"dro</meta:user-defined>
    <meta:user-defined meta:name="Mendeley_Bookmark_hMLCG3v6fP_11" meta:value-type="string">cle": "", "family": "Frietze", "non-dropping-particle": "", "suffix": "", "given": "Seth", "parse-names": false}, {"dropping-particle": "", "family": "Harrow", "non-dropping-particle": "", "suffix": "", "given": "Jennifer", "parse-names": false}, {"droppi</meta:user-defined>
    <meta:user-defined meta:name="Mendeley_Bookmark_hMLCG3v6fP_110" meta:value-type="string">pping-particle": "", "family": "Kim", "non-dropping-particle": "", "suffix": "", "given": "Seul Ki", "parse-names": false}, {"dropping-particle": "", "family": "Zhang", "non-dropping-particle": "", "suffix": "", "given": "Zhuzhu Zhancheng Zhengdong", "par</meta:user-defined>
    <meta:user-defined meta:name="Mendeley_Bookmark_hMLCG3v6fP_111" meta:value-type="string">se-names": false}, {"dropping-particle": "", "family": "Mieczkowski", "non-dropping-particle": "", "suffix": "", "given": "Piotr a", "parse-names": false}, {"dropping-particle": "", "family": "Mieczkowska", "non-dropping-particle": "", "suffix": "", "give</meta:user-defined>
    <meta:user-defined meta:name="Mendeley_Bookmark_hMLCG3v6fP_112" meta:value-type="string">n": "Joanna O", "parse-names": false}, {"dropping-particle": "", "family": "Liu", "non-dropping-particle": "", "suffix": "", "given": "Zheng", "parse-names": false}, {"dropping-particle": "", "family": "McDaniell", "non-dropping-particle": "", "suffix": "</meta:user-defined>
    <meta:user-defined meta:name="Mendeley_Bookmark_hMLCG3v6fP_113" meta:value-type="string">", "given": "Ryan M", "parse-names": false}, {"dropping-particle": "", "family": "Ni", "non-dropping-particle": "", "suffix": "", "given": "Yunyun", "parse-names": false}, {"dropping-particle": "", "family": "Rashid", "non-dropping-particle": "", "suffix"</meta:user-defined>
    <meta:user-defined meta:name="Mendeley_Bookmark_hMLCG3v6fP_114" meta:value-type="string">: "", "given": "Naim U", "parse-names": false}, {"dropping-particle": "", "family": "Kim", "non-dropping-particle": "", "suffix": "", "given": "Min Jae", "parse-names": false}, {"dropping-particle": "", "family": "Adar", "non-dropping-particle": "", "suff</meta:user-defined>
    <meta:user-defined meta:name="Mendeley_Bookmark_hMLCG3v6fP_115" meta:value-type="string">ix": "", "given": "Sheera", "parse-names": false}, {"dropping-particle": "", "family": "Wang", "non-dropping-particle": "", "suffix": "", "given": "Tianyuan", "parse-names": false}, {"dropping-particle": "", "family": "Winter", "non-dropping-particle": ""</meta:user-defined>
    <meta:user-defined meta:name="Mendeley_Bookmark_hMLCG3v6fP_116" meta:value-type="string">, "suffix": "", "given": "Deborah", "parse-names": false}, {"dropping-particle": "", "family": "Keefe", "non-dropping-particle": "", "suffix": "", "given": "Damian", "parse-names": false}, {"dropping-particle": "", "family": "Iyer", "non-dropping-particle</meta:user-defined>
    <meta:user-defined meta:name="Mendeley_Bookmark_hMLCG3v6fP_117" meta:value-type="string">": "", "suffix": "", "given": "Vishwanath R", "parse-names": false}, {"dropping-particle": "", "family": "Sandhu", "non-dropping-particle": "", "suffix": "", "given": "Kljeet Singh", "parse-names": false}, {"dropping-particle": "", "family": "Zheng", "non</meta:user-defined>
    <meta:user-defined meta:name="Mendeley_Bookmark_hMLCG3v6fP_118" meta:value-type="string">-dropping-particle": "", "suffix": "", "given": "Meizhen", "parse-names": false}, {"dropping-particle": "", "family": "Wang", "non-dropping-particle": "", "suffix": "", "given": "Ping", "parse-names": false}, {"dropping-particle": "", "family": "Gertz", "</meta:user-defined>
    <meta:user-defined meta:name="Mendeley_Bookmark_hMLCG3v6fP_119" meta:value-type="string">non-dropping-particle": "", "suffix": "", "given": "Jason", "parse-names": false}, {"dropping-particle": "", "family": "Vielmetter", "non-dropping-particle": "", "suffix": "", "given": "Jost", "parse-names": false}, {"dropping-particle": "", "family": "Pa</meta:user-defined>
    <meta:user-defined meta:name="Mendeley_Bookmark_hMLCG3v6fP_12" meta:value-type="string">ng-particle": "", "family": "Kaul", "non-dropping-particle": "", "suffix": "", "given": "Rajinder", "parse-names": false}, {"dropping-particle": "", "family": "Khatun", "non-dropping-particle": "", "suffix": "", "given": "Jainab", "parse-names": false}, {</meta:user-defined>
    <meta:user-defined meta:name="Mendeley_Bookmark_hMLCG3v6fP_120" meta:value-type="string">rtridge", "non-dropping-particle": "", "suffix": "", "given": "E Christopher", "parse-names": false}, {"dropping-particle": "", "family": "Varley", "non-dropping-particle": "", "suffix": "", "given": "Katherine E", "parse-names": false}, {"dropping-partic</meta:user-defined>
    <meta:user-defined meta:name="Mendeley_Bookmark_hMLCG3v6fP_121" meta:value-type="string">le": "", "family": "Gasper", "non-dropping-particle": "", "suffix": "", "given": "Clarke", "parse-names": false}, {"dropping-particle": "", "family": "Bansal", "non-dropping-particle": "", "suffix": "", "given": "Anita", "parse-names": false}, {"dropping-</meta:user-defined>
    <meta:user-defined meta:name="Mendeley_Bookmark_hMLCG3v6fP_122" meta:value-type="string">particle": "", "family": "Pepke", "non-dropping-particle": "", "suffix": "", "given": "Shirley", "parse-names": false}, {"dropping-particle": "", "family": "Jain", "non-dropping-particle": "", "suffix": "", "given": "Preti", "parse-names": false}, {"dropp</meta:user-defined>
    <meta:user-defined meta:name="Mendeley_Bookmark_hMLCG3v6fP_123" meta:value-type="string">ing-particle": "", "family": "Amrhein", "non-dropping-particle": "", "suffix": "", "given": "Henry", "parse-names": false}, {"dropping-particle": "", "family": "Bowling", "non-dropping-particle": "", "suffix": "", "given": "Kevin M", "parse-names": false}</meta:user-defined>
    <meta:user-defined meta:name="Mendeley_Bookmark_hMLCG3v6fP_124" meta:value-type="string">, {"dropping-particle": "", "family": "Anaya", "non-dropping-particle": "", "suffix": "", "given": "Michael", "parse-names": false}, {"dropping-particle": "", "family": "Cross", "non-dropping-particle": "", "suffix": "", "given": "Marie K", "parse-names":</meta:user-defined>
    <meta:user-defined meta:name="Mendeley_Bookmark_hMLCG3v6fP_125" meta:value-type="string"> false}, {"dropping-particle": "", "family": "Muratet", "non-dropping-particle": "", "suffix": "", "given": "Michael a", "parse-names": false}, {"dropping-particle": "", "family": "Newberry", "non-dropping-particle": "", "suffix": "", "given": "Kimberly M</meta:user-defined>
    <meta:user-defined meta:name="Mendeley_Bookmark_hMLCG3v6fP_126" meta:value-type="string">", "parse-names": false}, {"dropping-particle": "", "family": "McCue", "non-dropping-particle": "", "suffix": "", "given": "Kenneth", "parse-names": false}, {"dropping-particle": "", "family": "Nesmith", "non-dropping-particle": "", "suffix": "", "given":</meta:user-defined>
    <meta:user-defined meta:name="Mendeley_Bookmark_hMLCG3v6fP_127" meta:value-type="string"> "Amy S", "parse-names": false}, {"dropping-particle": "", "family": "Fisher-Aylor", "non-dropping-particle": "", "suffix": "", "given": "Katherine I", "parse-names": false}, {"dropping-particle": "", "family": "Pusey", "non-dropping-particle": "", "suffi</meta:user-defined>
    <meta:user-defined meta:name="Mendeley_Bookmark_hMLCG3v6fP_128" meta:value-type="string">x": "", "given": "Barbara", "parse-names": false}, {"dropping-particle": "", "family": "DeSalvo", "non-dropping-particle": "", "suffix": "", "given": "Gilberto", "parse-names": false}, {"dropping-particle": "", "family": "Balasubramanian", "non-dropping-p</meta:user-defined>
    <meta:user-defined meta:name="Mendeley_Bookmark_hMLCG3v6fP_129" meta:value-type="string">article": "", "suffix": "", "given": "Suganthi Sreeram", "parse-names": false}, {"dropping-particle": "", "family": "Davis", "non-dropping-particle": "", "suffix": "", "given": "Nicholas S", "parse-names": false}, {"dropping-particle": "", "family": "Mead</meta:user-defined>
    <meta:user-defined meta:name="Mendeley_Bookmark_hMLCG3v6fP_13" meta:value-type="string">"dropping-particle": "", "family": "Lajoie", "non-dropping-particle": "", "suffix": "", "given": "Bryan R", "parse-names": false}, {"dropping-particle": "", "family": "Landt", "non-dropping-particle": "", "suffix": "", "given": "Stephen G", "parse-names":</meta:user-defined>
    <meta:user-defined meta:name="Mendeley_Bookmark_hMLCG3v6fP_130" meta:value-type="string">ows", "non-dropping-particle": "", "suffix": "", "given": "Sarah K", "parse-names": false}, {"dropping-particle": "", "family": "Eggleston", "non-dropping-particle": "", "suffix": "", "given": "Tracy", "parse-names": false}, {"dropping-particle": "", "fam</meta:user-defined>
    <meta:user-defined meta:name="Mendeley_Bookmark_hMLCG3v6fP_131" meta:value-type="string">ily": "Newberry", "non-dropping-particle": "", "suffix": "", "given": "J Scott", "parse-names": false}, {"dropping-particle": "", "family": "Levy", "non-dropping-particle": "", "suffix": "", "given": "Shawn E", "parse-names": false}, {"dropping-particle":</meta:user-defined>
    <meta:user-defined meta:name="Mendeley_Bookmark_hMLCG3v6fP_132" meta:value-type="string"> "", "family": "Absher", "non-dropping-particle": "", "suffix": "", "given": "Devin M", "parse-names": false}, {"dropping-particle": "", "family": "Wong", "non-dropping-particle": "", "suffix": "", "given": "Wing H", "parse-names": false}, {"dropping-part</meta:user-defined>
    <meta:user-defined meta:name="Mendeley_Bookmark_hMLCG3v6fP_133" meta:value-type="string">icle": "", "family": "Blow", "non-dropping-particle": "", "suffix": "", "given": "Matthew J", "parse-names": false}, {"dropping-particle": "", "family": "Visel", "non-dropping-particle": "", "suffix": "", "given": "Axel", "parse-names": false}, {"dropping</meta:user-defined>
    <meta:user-defined meta:name="Mendeley_Bookmark_hMLCG3v6fP_134" meta:value-type="string">-particle": "", "family": "Pennachio", "non-dropping-particle": "", "suffix": "", "given": "Len a", "parse-names": false}, {"dropping-particle": "", "family": "Elnitski", "non-dropping-particle": "", "suffix": "", "given": "Laura", "parse-names": false}, </meta:user-defined>
    <meta:user-defined meta:name="Mendeley_Bookmark_hMLCG3v6fP_135" meta:value-type="string">{"dropping-particle": "", "family": "Petrykowska", "non-dropping-particle": "", "suffix": "", "given": "Hanna M", "parse-names": false}, {"dropping-particle": "", "family": "Abyzov", "non-dropping-particle": "", "suffix": "", "given": "Alexej", "parse-nam</meta:user-defined>
    <meta:user-defined meta:name="Mendeley_Bookmark_hMLCG3v6fP_136" meta:value-type="string">es": false}, {"dropping-particle": "", "family": "Aken", "non-dropping-particle": "", "suffix": "", "given": "Bronwen", "parse-names": false}, {"dropping-particle": "", "family": "Barrell", "non-dropping-particle": "", "suffix": "", "given": "Daniel", "pa</meta:user-defined>
    <meta:user-defined meta:name="Mendeley_Bookmark_hMLCG3v6fP_137" meta:value-type="string">rse-names": false}, {"dropping-particle": "", "family": "Barson", "non-dropping-particle": "", "suffix": "", "given": "Gemma", "parse-names": false}, {"dropping-particle": "", "family": "Berry", "non-dropping-particle": "", "suffix": "", "given": "Andrew"</meta:user-defined>
    <meta:user-defined meta:name="Mendeley_Bookmark_hMLCG3v6fP_138" meta:value-type="string">, "parse-names": false}, {"dropping-particle": "", "family": "Bignell", "non-dropping-particle": "", "suffix": "", "given": "Alexandra", "parse-names": false}, {"dropping-particle": "", "family": "Boychenko", "non-dropping-particle": "", "suffix": "", "gi</meta:user-defined>
    <meta:user-defined meta:name="Mendeley_Bookmark_hMLCG3v6fP_139" meta:value-type="string">ven": "Veronika", "parse-names": false}, {"dropping-particle": "", "family": "Bussotti", "non-dropping-particle": "", "suffix": "", "given": "Govanni", "parse-names": false}, {"dropping-particle": "", "family": "Davidson", "non-dropping-particle": "", "su</meta:user-defined>
    <meta:user-defined meta:name="Mendeley_Bookmark_hMLCG3v6fP_14" meta:value-type="string"> false}, {"dropping-particle": "", "family": "Lee", "non-dropping-particle": "", "suffix": "", "given": "Burn-Kyu Bum-Kyu", "parse-names": false}, {"dropping-particle": "", "family": "Pauli", "non-dropping-particle": "", "suffix": "", "given": "Florencia"</meta:user-defined>
    <meta:user-defined meta:name="Mendeley_Bookmark_hMLCG3v6fP_140" meta:value-type="string">ffix": "", "given": "Claire", "parse-names": false}, {"dropping-particle": "", "family": "Despacio-Reyes", "non-dropping-particle": "", "suffix": "", "given": "Gloria", "parse-names": false}, {"dropping-particle": "", "family": "Diekhans", "non-dropping-p</meta:user-defined>
    <meta:user-defined meta:name="Mendeley_Bookmark_hMLCG3v6fP_141" meta:value-type="string">article": "", "suffix": "", "given": "Mark", "parse-names": false}, {"dropping-particle": "", "family": "Ezkurdia", "non-dropping-particle": "", "suffix": "", "given": "Iakes", "parse-names": false}, {"dropping-particle": "", "family": "Frankish", "non-dr</meta:user-defined>
    <meta:user-defined meta:name="Mendeley_Bookmark_hMLCG3v6fP_142" meta:value-type="string">opping-particle": "", "suffix": "", "given": "Adam", "parse-names": false}, {"dropping-particle": "", "family": "Gilbert", "non-dropping-particle": "", "suffix": "", "given": "James", "parse-names": false}, {"dropping-particle": "", "family": "Gonzalez", </meta:user-defined>
    <meta:user-defined meta:name="Mendeley_Bookmark_hMLCG3v6fP_143" meta:value-type="string">"non-dropping-particle": "", "suffix": "", "given": "Jose Manuel", "parse-names": false}, {"dropping-particle": "", "family": "Griffiths", "non-dropping-particle": "", "suffix": "", "given": "Ed", "parse-names": false}, {"dropping-particle": "", "family":</meta:user-defined>
    <meta:user-defined meta:name="Mendeley_Bookmark_hMLCG3v6fP_144" meta:value-type="string"> "Harte", "non-dropping-particle": "", "suffix": "", "given": "Rachel", "parse-names": false}, {"dropping-particle": "", "family": "Hendrix", "non-dropping-particle": "", "suffix": "", "given": "David a", "parse-names": false}, {"dropping-particle": "", "</meta:user-defined>
    <meta:user-defined meta:name="Mendeley_Bookmark_hMLCG3v6fP_145" meta:value-type="string">family": "Hunt", "non-dropping-particle": "", "suffix": "", "given": "Toby", "parse-names": false}, {"dropping-particle": "", "family": "Jungreis", "non-dropping-particle": "", "suffix": "", "given": "Irwin", "parse-names": false}, {"dropping-particle": "</meta:user-defined>
    <meta:user-defined meta:name="Mendeley_Bookmark_hMLCG3v6fP_146" meta:value-type="string">", "family": "Kay", "non-dropping-particle": "", "suffix": "", "given": "Mike", "parse-names": false}, {"dropping-particle": "", "family": "Khurana", "non-dropping-particle": "", "suffix": "", "given": "Ekta", "parse-names": false}, {"dropping-particle": </meta:user-defined>
    <meta:user-defined meta:name="Mendeley_Bookmark_hMLCG3v6fP_147" meta:value-type="string">"", "family": "Leng", "non-dropping-particle": "", "suffix": "", "given": "Jing", "parse-names": false}, {"dropping-particle": "", "family": "Lin", "non-dropping-particle": "", "suffix": "", "given": "Michael F", "parse-names": false}, {"dropping-particle</meta:user-defined>
    <meta:user-defined meta:name="Mendeley_Bookmark_hMLCG3v6fP_148" meta:value-type="string">": "", "family": "Loveland", "non-dropping-particle": "", "suffix": "", "given": "Jane", "parse-names": false}, {"dropping-particle": "", "family": "Lu", "non-dropping-particle": "", "suffix": "", "given": "Zhi", "parse-names": false}, {"dropping-particle</meta:user-defined>
    <meta:user-defined meta:name="Mendeley_Bookmark_hMLCG3v6fP_149" meta:value-type="string">": "", "family": "Manthravadi", "non-dropping-particle": "", "suffix": "", "given": "Deepa", "parse-names": false}, {"dropping-particle": "", "family": "Mariotti", "non-dropping-particle": "", "suffix": "", "given": "Marco", "parse-names": false}, {"dropp</meta:user-defined>
    <meta:user-defined meta:name="Mendeley_Bookmark_hMLCG3v6fP_15" meta:value-type="string">, "parse-names": false}, {"dropping-particle": "", "family": "Rosenbloom", "non-dropping-particle": "", "suffix": "", "given": "Kate R", "parse-names": false}, {"dropping-particle": "", "family": "Sabo", "non-dropping-particle": "", "suffix": "", "given":</meta:user-defined>
    <meta:user-defined meta:name="Mendeley_Bookmark_hMLCG3v6fP_150" meta:value-type="string">ing-particle": "", "family": "Mudge", "non-dropping-particle": "", "suffix": "", "given": "Jonathan", "parse-names": false}, {"dropping-particle": "", "family": "Mukherjee", "non-dropping-particle": "", "suffix": "", "given": "Gaurab", "parse-names": fals</meta:user-defined>
    <meta:user-defined meta:name="Mendeley_Bookmark_hMLCG3v6fP_151" meta:value-type="string">e}, {"dropping-particle": "", "family": "Notredame", "non-dropping-particle": "", "suffix": "", "given": "Cedric", "parse-names": false}, {"dropping-particle": "", "family": "Pei", "non-dropping-particle": "", "suffix": "", "given": "Baikang", "parse-name</meta:user-defined>
    <meta:user-defined meta:name="Mendeley_Bookmark_hMLCG3v6fP_152" meta:value-type="string">s": false}, {"dropping-particle": "", "family": "Rodriguez", "non-dropping-particle": "", "suffix": "", "given": "Jose Manuel", "parse-names": false}, {"dropping-particle": "", "family": "Saunders", "non-dropping-particle": "", "suffix": "", "given": "Gar</meta:user-defined>
    <meta:user-defined meta:name="Mendeley_Bookmark_hMLCG3v6fP_153" meta:value-type="string">y", "parse-names": false}, {"dropping-particle": "", "family": "Sboner", "non-dropping-particle": "", "suffix": "", "given": "Andrea", "parse-names": false}, {"dropping-particle": "", "family": "Searle", "non-dropping-particle": "", "suffix": "", "given":</meta:user-defined>
    <meta:user-defined meta:name="Mendeley_Bookmark_hMLCG3v6fP_154" meta:value-type="string"> "Stephen", "parse-names": false}, {"dropping-particle": "", "family": "Sisu", "non-dropping-particle": "", "suffix": "", "given": "Cristina", "parse-names": false}, {"dropping-particle": "", "family": "Snow", "non-dropping-particle": "", "suffix": "", "g</meta:user-defined>
    <meta:user-defined meta:name="Mendeley_Bookmark_hMLCG3v6fP_155" meta:value-type="string">iven": "Catherine", "parse-names": false}, {"dropping-particle": "", "family": "Steward", "non-dropping-particle": "", "suffix": "", "given": "Charlie", "parse-names": false}, {"dropping-particle": "", "family": "Tapanari", "non-dropping-particle": "", "s</meta:user-defined>
    <meta:user-defined meta:name="Mendeley_Bookmark_hMLCG3v6fP_156" meta:value-type="string">uffix": "", "given": "Electra", "parse-names": false}, {"dropping-particle": "", "family": "Tress", "non-dropping-particle": "", "suffix": "", "given": "Michael L", "parse-names": false}, {"dropping-particle": "", "family": "Baren", "non-dropping-particle</meta:user-defined>
    <meta:user-defined meta:name="Mendeley_Bookmark_hMLCG3v6fP_157" meta:value-type="string">": "van", "suffix": "", "given": "Marijke J", "parse-names": false}, {"dropping-particle": "", "family": "Washieti", "non-dropping-particle": "", "suffix": "", "given": "Stefan", "parse-names": false}, {"dropping-particle": "", "family": "Wilming", "non-d</meta:user-defined>
    <meta:user-defined meta:name="Mendeley_Bookmark_hMLCG3v6fP_158" meta:value-type="string">ropping-particle": "", "suffix": "", "given": "Laurens", "parse-names": false}, {"dropping-particle": "", "family": "Zadissa", "non-dropping-particle": "", "suffix": "", "given": "Amonida", "parse-names": false}, {"dropping-particle": "", "family": "Zheng</meta:user-defined>
    <meta:user-defined meta:name="Mendeley_Bookmark_hMLCG3v6fP_159" meta:value-type="string">dong", "non-dropping-particle": "", "suffix": "", "given": "Zhang", "parse-names": false}, {"dropping-particle": "", "family": "Brent", "non-dropping-particle": "", "suffix": "", "given": "Michael", "parse-names": false}, {"dropping-particle": "", "family</meta:user-defined>
    <meta:user-defined meta:name="Mendeley_Bookmark_hMLCG3v6fP_16" meta:value-type="string"> "Peter", "parse-names": false}, {"dropping-particle": "", "family": "Safi", "non-dropping-particle": "", "suffix": "", "given": "Alexias", "parse-names": false}, {"dropping-particle": "", "family": "Sanyal", "non-dropping-particle": "", "suffix": "", "gi</meta:user-defined>
    <meta:user-defined meta:name="Mendeley_Bookmark_hMLCG3v6fP_160" meta:value-type="string">": "Haussler", "non-dropping-particle": "", "suffix": "", "given": "David", "parse-names": false}, {"dropping-particle": "", "family": "Valencia", "non-dropping-particle": "", "suffix": "", "given": "Alfonso", "parse-names": false}, {"dropping-particle": </meta:user-defined>
    <meta:user-defined meta:name="Mendeley_Bookmark_hMLCG3v6fP_161" meta:value-type="string">"", "family": "Raymond", "non-dropping-particle": "", "suffix": "", "given": "Alexandre", "parse-names": false}, {"dropping-particle": "", "family": "Addleman", "non-dropping-particle": "", "suffix": "", "given": "Nick", "parse-names": false}, {"dropping-</meta:user-defined>
    <meta:user-defined meta:name="Mendeley_Bookmark_hMLCG3v6fP_162" meta:value-type="string">particle": "", "family": "Alexander", "non-dropping-particle": "", "suffix": "", "given": "Roger P", "parse-names": false}, {"dropping-particle": "", "family": "Auerbach", "non-dropping-particle": "", "suffix": "", "given": "Raymond K", "parse-names": fal</meta:user-defined>
    <meta:user-defined meta:name="Mendeley_Bookmark_hMLCG3v6fP_163" meta:value-type="string">se}, {"dropping-particle": "", "family": "Bettinger", "non-dropping-particle": "", "suffix": "", "given": "Keith", "parse-names": false}, {"dropping-particle": "", "family": "Bhardwaj", "non-dropping-particle": "", "suffix": "", "given": "Nitin", "parse-n</meta:user-defined>
    <meta:user-defined meta:name="Mendeley_Bookmark_hMLCG3v6fP_164" meta:value-type="string">ames": false}, {"dropping-particle": "", "family": "Boyle", "non-dropping-particle": "", "suffix": "", "given": "Alan P", "parse-names": false}, {"dropping-particle": "", "family": "Cao", "non-dropping-particle": "", "suffix": "", "given": "Alina R", "par</meta:user-defined>
    <meta:user-defined meta:name="Mendeley_Bookmark_hMLCG3v6fP_165" meta:value-type="string">se-names": false}, {"dropping-particle": "", "family": "Cayting", "non-dropping-particle": "", "suffix": "", "given": "Philip", "parse-names": false}, {"dropping-particle": "", "family": "Charos", "non-dropping-particle": "", "suffix": "", "given": "Alexa</meta:user-defined>
    <meta:user-defined meta:name="Mendeley_Bookmark_hMLCG3v6fP_166" meta:value-type="string">ndra", "parse-names": false}, {"dropping-particle": "", "family": "Cheng", "non-dropping-particle": "", "suffix": "", "given": "Yong", "parse-names": false}, {"dropping-particle": "", "family": "Eastman", "non-dropping-particle": "", "suffix": "", "given"</meta:user-defined>
    <meta:user-defined meta:name="Mendeley_Bookmark_hMLCG3v6fP_167" meta:value-type="string">: "Catharine", "parse-names": false}, {"dropping-particle": "", "family": "Euskirchen", "non-dropping-particle": "", "suffix": "", "given": "Ghia", "parse-names": false}, {"dropping-particle": "", "family": "Fleming", "non-dropping-particle": "", "suffix"</meta:user-defined>
    <meta:user-defined meta:name="Mendeley_Bookmark_hMLCG3v6fP_168" meta:value-type="string">: "", "given": "Joseph D", "parse-names": false}, {"dropping-particle": "", "family": "Grubert", "non-dropping-particle": "", "suffix": "", "given": "Fabian", "parse-names": false}, {"dropping-particle": "", "family": "Habegger", "non-dropping-particle": </meta:user-defined>
    <meta:user-defined meta:name="Mendeley_Bookmark_hMLCG3v6fP_169" meta:value-type="string">"", "suffix": "", "given": "Lukas", "parse-names": false}, {"dropping-particle": "", "family": "Hariharan", "non-dropping-particle": "", "suffix": "", "given": "Manoj", "parse-names": false}, {"dropping-particle": "", "family": "Harmanci", "non-dropping-p</meta:user-defined>
    <meta:user-defined meta:name="Mendeley_Bookmark_hMLCG3v6fP_17" meta:value-type="string">ven": "Amartya", "parse-names": false}, {"dropping-particle": "", "family": "Shoresh", "non-dropping-particle": "", "suffix": "", "given": "Noam", "parse-names": false}, {"dropping-particle": "", "family": "Simon", "non-dropping-particle": "", "suffix": "</meta:user-defined>
    <meta:user-defined meta:name="Mendeley_Bookmark_hMLCG3v6fP_170" meta:value-type="string">article": "", "suffix": "", "given": "Arif", "parse-names": false}, {"dropping-particle": "", "family": "Iyenger", "non-dropping-particle": "", "suffix": "", "given": "Susma", "parse-names": false}, {"dropping-particle": "", "family": "Jin", "non-dropping</meta:user-defined>
    <meta:user-defined meta:name="Mendeley_Bookmark_hMLCG3v6fP_171" meta:value-type="string">-particle": "", "suffix": "", "given": "Victor X", "parse-names": false}, {"dropping-particle": "", "family": "Karczewski", "non-dropping-particle": "", "suffix": "", "given": "Konrad J", "parse-names": false}, {"dropping-particle": "", "family": "Kasowsk</meta:user-defined>
    <meta:user-defined meta:name="Mendeley_Bookmark_hMLCG3v6fP_172" meta:value-type="string">i", "non-dropping-particle": "", "suffix": "", "given": "Maya", "parse-names": false}, {"dropping-particle": "", "family": "Lacroute", "non-dropping-particle": "", "suffix": "", "given": "Phil", "parse-names": false}, {"dropping-particle": "", "family": "</meta:user-defined>
    <meta:user-defined meta:name="Mendeley_Bookmark_hMLCG3v6fP_173" meta:value-type="string">Lam", "non-dropping-particle": "", "suffix": "", "given": "Hugo", "parse-names": false}, {"dropping-particle": "", "family": "Larnarre-Vincent", "non-dropping-particle": "", "suffix": "", "given": "Nathan", "parse-names": false}, {"dropping-particle": "",</meta:user-defined>
    <meta:user-defined meta:name="Mendeley_Bookmark_hMLCG3v6fP_174" meta:value-type="string"> "family": "Lian", "non-dropping-particle": "", "suffix": "", "given": "Jin", "parse-names": false}, {"dropping-particle": "", "family": "Lindahl-Allen", "non-dropping-particle": "", "suffix": "", "given": "Marianne", "parse-names": false}, {"dropping-par</meta:user-defined>
    <meta:user-defined meta:name="Mendeley_Bookmark_hMLCG3v6fP_175" meta:value-type="string">ticle": "", "family": "Min", "non-dropping-particle": "", "suffix": "", "given": "Renqiang", "parse-names": false}, {"dropping-particle": "", "family": "Miotto", "non-dropping-particle": "", "suffix": "", "given": "Benoit", "parse-names": false}, {"droppi</meta:user-defined>
    <meta:user-defined meta:name="Mendeley_Bookmark_hMLCG3v6fP_176" meta:value-type="string">ng-particle": "", "family": "Monahan", "non-dropping-particle": "", "suffix": "", "given": "Hannah", "parse-names": false}, {"dropping-particle": "", "family": "Moqtaderi", "non-dropping-particle": "", "suffix": "", "given": "Zarmik", "parse-names": false</meta:user-defined>
    <meta:user-defined meta:name="Mendeley_Bookmark_hMLCG3v6fP_177" meta:value-type="string">}, {"dropping-particle": "", "family": "Mu", "non-dropping-particle": "", "suffix": "", "given": "Xinmeng J", "parse-names": false}, {"dropping-particle": "", "family": "O'Geen", "non-dropping-particle": "", "suffix": "", "given": "Henriette", "parse-name</meta:user-defined>
    <meta:user-defined meta:name="Mendeley_Bookmark_hMLCG3v6fP_178" meta:value-type="string">s": false}, {"dropping-particle": "", "family": "Ouyang", "non-dropping-particle": "", "suffix": "", "given": "Zhengqing", "parse-names": false}, {"dropping-particle": "", "family": "Patacsil", "non-dropping-particle": "", "suffix": "", "given": "Dorrelyn</meta:user-defined>
    <meta:user-defined meta:name="Mendeley_Bookmark_hMLCG3v6fP_179" meta:value-type="string">", "parse-names": false}, {"dropping-particle": "", "family": "Raha", "non-dropping-particle": "", "suffix": "", "given": "Debasish", "parse-names": false}, {"dropping-particle": "", "family": "Ramirez", "non-dropping-particle": "", "suffix": "", "given":</meta:user-defined>
    <meta:user-defined meta:name="Mendeley_Bookmark_hMLCG3v6fP_18" meta:value-type="string">", "given": "Jeremy M", "parse-names": false}, {"dropping-particle": "", "family": "Song", "non-dropping-particle": "", "suffix": "", "given": "Lingyun", "parse-names": false}, {"dropping-particle": "", "family": "Trinklein", "non-dropping-particle": "", </meta:user-defined>
    <meta:user-defined meta:name="Mendeley_Bookmark_hMLCG3v6fP_180" meta:value-type="string"> "Lucia", "parse-names": false}, {"dropping-particle": "", "family": "Reed", "non-dropping-particle": "", "suffix": "", "given": "Brian", "parse-names": false}, {"dropping-particle": "", "family": "Shi", "non-dropping-particle": "", "suffix": "", "given":</meta:user-defined>
    <meta:user-defined meta:name="Mendeley_Bookmark_hMLCG3v6fP_181" meta:value-type="string"> "Minyi", "parse-names": false}, {"dropping-particle": "", "family": "Slifer", "non-dropping-particle": "", "suffix": "", "given": "Teri", "parse-names": false}, {"dropping-particle": "", "family": "Witt", "non-dropping-particle": "", "suffix": "", "given</meta:user-defined>
    <meta:user-defined meta:name="Mendeley_Bookmark_hMLCG3v6fP_182" meta:value-type="string">": "Heather", "parse-names": false}, {"dropping-particle": "", "family": "Wu", "non-dropping-particle": "", "suffix": "", "given": "Linfeng", "parse-names": false}, {"dropping-particle": "", "family": "Xu", "non-dropping-particle": "", "suffix": "", "give</meta:user-defined>
    <meta:user-defined meta:name="Mendeley_Bookmark_hMLCG3v6fP_183" meta:value-type="string">n": "Xiaoqin", "parse-names": false}, {"dropping-particle": "", "family": "Yan", "non-dropping-particle": "", "suffix": "", "given": "Koon-Kiu", "parse-names": false}, {"dropping-particle": "", "family": "Yang", "non-dropping-particle": "", "suffix": "", </meta:user-defined>
    <meta:user-defined meta:name="Mendeley_Bookmark_hMLCG3v6fP_184" meta:value-type="string">"given": "Xinqiong", "parse-names": false}, {"dropping-particle": "", "family": "Struhl", "non-dropping-particle": "", "suffix": "", "given": "Kevin", "parse-names": false}, {"dropping-particle": "", "family": "Weissman", "non-dropping-particle": "", "suf</meta:user-defined>
    <meta:user-defined meta:name="Mendeley_Bookmark_hMLCG3v6fP_185" meta:value-type="string">fix": "", "given": "Sherman M", "parse-names": false}, {"dropping-particle": "", "family": "Tenebaum", "non-dropping-particle": "", "suffix": "", "given": "Scott a", "parse-names": false}, {"dropping-particle": "", "family": "Penalva", "non-dropping-parti</meta:user-defined>
    <meta:user-defined meta:name="Mendeley_Bookmark_hMLCG3v6fP_186" meta:value-type="string">cle": "", "suffix": "", "given": "Luiz O", "parse-names": false}, {"dropping-particle": "", "family": "Karmakar", "non-dropping-particle": "", "suffix": "", "given": "Subhradip", "parse-names": false}, {"dropping-particle": "", "family": "Bhanvadia", "non</meta:user-defined>
    <meta:user-defined meta:name="Mendeley_Bookmark_hMLCG3v6fP_187" meta:value-type="string">-dropping-particle": "", "suffix": "", "given": "Raj R", "parse-names": false}, {"dropping-particle": "", "family": "Choudhury", "non-dropping-particle": "", "suffix": "", "given": "Alina", "parse-names": false}, {"dropping-particle": "", "family": "Doman</meta:user-defined>
    <meta:user-defined meta:name="Mendeley_Bookmark_hMLCG3v6fP_188" meta:value-type="string">us", "non-dropping-particle": "", "suffix": "", "given": "Marc", "parse-names": false}, {"dropping-particle": "", "family": "Ma", "non-dropping-particle": "", "suffix": "", "given": "Lijia", "parse-names": false}, {"dropping-particle": "", "family": "Mora</meta:user-defined>
    <meta:user-defined meta:name="Mendeley_Bookmark_hMLCG3v6fP_189" meta:value-type="string">n", "non-dropping-particle": "", "suffix": "", "given": "Jennifer", "parse-names": false}, {"dropping-particle": "", "family": "Victorsen", "non-dropping-particle": "", "suffix": "", "given": "Alec", "parse-names": false}, {"dropping-particle": "", "famil</meta:user-defined>
    <meta:user-defined meta:name="Mendeley_Bookmark_hMLCG3v6fP_19" meta:value-type="string">"suffix": "", "given": "Nathan D", "parse-names": false}, {"dropping-particle": "", "family": "Altshuler", "non-dropping-particle": "", "suffix": "", "given": "Robert C", "parse-names": false}, {"dropping-particle": "", "family": "Birney", "non-dropping-p</meta:user-defined>
    <meta:user-defined meta:name="Mendeley_Bookmark_hMLCG3v6fP_190" meta:value-type="string">y": "Auer", "non-dropping-particle": "", "suffix": "", "given": "Thomas", "parse-names": false}, {"dropping-particle": "", "family": "Centarin", "non-dropping-particle": "", "suffix": "", "given": "Lazaro", "parse-names": false}, {"dropping-particle": "",</meta:user-defined>
    <meta:user-defined meta:name="Mendeley_Bookmark_hMLCG3v6fP_191" meta:value-type="string"> "family": "Eichenlaub", "non-dropping-particle": "", "suffix": "", "given": "Michael", "parse-names": false}, {"dropping-particle": "", "family": "Gruhl", "non-dropping-particle": "", "suffix": "", "given": "Franziska", "parse-names": false}, {"dropping-</meta:user-defined>
    <meta:user-defined meta:name="Mendeley_Bookmark_hMLCG3v6fP_192" meta:value-type="string">particle": "", "family": "Heerman", "non-dropping-particle": "", "suffix": "", "given": "Stephan", "parse-names": false}, {"dropping-particle": "", "family": "Hoeckendorf", "non-dropping-particle": "", "suffix": "", "given": "Burkard", "parse-names": fals</meta:user-defined>
    <meta:user-defined meta:name="Mendeley_Bookmark_hMLCG3v6fP_193" meta:value-type="string">e}, {"dropping-particle": "", "family": "Inoue", "non-dropping-particle": "", "suffix": "", "given": "Daigo", "parse-names": false}, {"dropping-particle": "", "family": "Kellner", "non-dropping-particle": "", "suffix": "", "given": "Tanja", "parse-names":</meta:user-defined>
    <meta:user-defined meta:name="Mendeley_Bookmark_hMLCG3v6fP_194" meta:value-type="string"> false}, {"dropping-particle": "", "family": "Kirchmaier", "non-dropping-particle": "", "suffix": "", "given": "Stephan", "parse-names": false}, {"dropping-particle": "", "family": "Mueller", "non-dropping-particle": "", "suffix": "", "given": "Claudia", </meta:user-defined>
    <meta:user-defined meta:name="Mendeley_Bookmark_hMLCG3v6fP_195" meta:value-type="string">"parse-names": false}, {"dropping-particle": "", "family": "Reinhardt", "non-dropping-particle": "", "suffix": "", "given": "Robert", "parse-names": false}, {"dropping-particle": "", "family": "Schertel", "non-dropping-particle": "", "suffix": "", "given"</meta:user-defined>
    <meta:user-defined meta:name="Mendeley_Bookmark_hMLCG3v6fP_196" meta:value-type="string">: "Lea", "parse-names": false}, {"dropping-particle": "", "family": "Schneider", "non-dropping-particle": "", "suffix": "", "given": "Stephanie", "parse-names": false}, {"dropping-particle": "", "family": "Sinn", "non-dropping-particle": "", "suffix": "",</meta:user-defined>
    <meta:user-defined meta:name="Mendeley_Bookmark_hMLCG3v6fP_197" meta:value-type="string"> "given": "Rebecca", "parse-names": false}, {"dropping-particle": "", "family": "Wittbrodt", "non-dropping-particle": "", "suffix": "", "given": "Beate", "parse-names": false}, {"dropping-particle": "", "family": "Wittbrodt", "non-dropping-particle": "", </meta:user-defined>
    <meta:user-defined meta:name="Mendeley_Bookmark_hMLCG3v6fP_198" meta:value-type="string">"suffix": "", "given": "Jochen", "parse-names": false}, {"dropping-particle": "", "family": "Jain", "non-dropping-particle": "", "suffix": "", "given": "Gaurav", "parse-names": false}, {"dropping-particle": "", "family": "Balasundaram", "non-dropping-part</meta:user-defined>
    <meta:user-defined meta:name="Mendeley_Bookmark_hMLCG3v6fP_199" meta:value-type="string">icle": "", "suffix": "", "given": "Gayathri", "parse-names": false}, {"dropping-particle": "", "family": "Bates", "non-dropping-particle": "", "suffix": "", "given": "Daniel L", "parse-names": false}, {"dropping-particle": "", "family": "Byron", "non-drop</meta:user-defined>
    <meta:user-defined meta:name="Mendeley_Bookmark_hMLCG3v6fP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hMLCG3v6fP_20" meta:value-type="string">article": "", "suffix": "", "given": "Ewan", "parse-names": false}, {"dropping-particle": "", "family": "Brown", "non-dropping-particle": "", "suffix": "", "given": "James B", "parse-names": false}, {"dropping-particle": "", "family": "Cheng", "non-droppi</meta:user-defined>
    <meta:user-defined meta:name="Mendeley_Bookmark_hMLCG3v6fP_200" meta:value-type="string">ping-particle": "", "suffix": "", "given": "Rachel", "parse-names": false}, {"dropping-particle": "", "family": "Canfield", "non-dropping-particle": "", "suffix": "", "given": "Theresa K", "parse-names": false}, {"dropping-particle": "", "family": "Diegel</meta:user-defined>
    <meta:user-defined meta:name="Mendeley_Bookmark_hMLCG3v6fP_201" meta:value-type="string">", "non-dropping-particle": "", "suffix": "", "given": "Morgan J", "parse-names": false}, {"dropping-particle": "", "family": "Dunn", "non-dropping-particle": "", "suffix": "", "given": "Douglas", "parse-names": false}, {"dropping-particle": "", "family":</meta:user-defined>
    <meta:user-defined meta:name="Mendeley_Bookmark_hMLCG3v6fP_202" meta:value-type="string"> "Ebersol", "non-dropping-particle": "", "suffix": "", "given": "Abigail K", "parse-names": false}, {"dropping-particle": "", "family": "Frum", "non-dropping-particle": "", "suffix": "", "given": "Tristan", "parse-names": false}, {"dropping-particle": "",</meta:user-defined>
    <meta:user-defined meta:name="Mendeley_Bookmark_hMLCG3v6fP_203" meta:value-type="string"> "family": "Garg", "non-dropping-particle": "", "suffix": "", "given": "Kavita", "parse-names": false}, {"dropping-particle": "", "family": "Gist", "non-dropping-particle": "", "suffix": "", "given": "Erica", "parse-names": false}, {"dropping-particle": "</meta:user-defined>
    <meta:user-defined meta:name="Mendeley_Bookmark_hMLCG3v6fP_204" meta:value-type="string">", "family": "Hansen", "non-dropping-particle": "", "suffix": "", "given": "R Scott", "parse-names": false}, {"dropping-particle": "", "family": "Boatman", "non-dropping-particle": "", "suffix": "", "given": "Lisa", "parse-names": false}, {"dropping-parti</meta:user-defined>
    <meta:user-defined meta:name="Mendeley_Bookmark_hMLCG3v6fP_205" meta:value-type="string">cle": "", "family": "Haugen", "non-dropping-particle": "", "suffix": "", "given": "Eric", "parse-names": false}, {"dropping-particle": "", "family": "Humbert", "non-dropping-particle": "", "suffix": "", "given": "Richard", "parse-names": false}, {"droppin</meta:user-defined>
    <meta:user-defined meta:name="Mendeley_Bookmark_hMLCG3v6fP_206" meta:value-type="string">g-particle": "", "family": "Johnson", "non-dropping-particle": "", "suffix": "", "given": "Audra K", "parse-names": false}, {"dropping-particle": "", "family": "Johnson", "non-dropping-particle": "", "suffix": "", "given": "Ericka M", "parse-names": false</meta:user-defined>
    <meta:user-defined meta:name="Mendeley_Bookmark_hMLCG3v6fP_207" meta:value-type="string">}, {"dropping-particle": "", "family": "Kutyavin", "non-dropping-particle": "", "suffix": "", "given": "Tattayana M", "parse-names": false}, {"dropping-particle": "", "family": "Lee", "non-dropping-particle": "", "suffix": "", "given": "Kristin", "parse-n</meta:user-defined>
    <meta:user-defined meta:name="Mendeley_Bookmark_hMLCG3v6fP_208" meta:value-type="string">ames": false}, {"dropping-particle": "", "family": "Lotakis", "non-dropping-particle": "", "suffix": "", "given": "Dimitra", "parse-names": false}, {"dropping-particle": "", "family": "Maurano", "non-dropping-particle": "", "suffix": "", "given": "Matthew</meta:user-defined>
    <meta:user-defined meta:name="Mendeley_Bookmark_hMLCG3v6fP_209" meta:value-type="string"> T", "parse-names": false}, {"dropping-particle": "", "family": "Neph", "non-dropping-particle": "", "suffix": "", "given": "Shane J", "parse-names": false}, {"dropping-particle": "V", "family": "Neri", "non-dropping-particle": "", "suffix": "", "given": </meta:user-defined>
    <meta:user-defined meta:name="Mendeley_Bookmark_hMLCG3v6fP_21" meta:value-type="string">ng-particle": "", "suffix": "", "given": "Chao", "parse-names": false}, {"dropping-particle": "", "family": "Djebali", "non-dropping-particle": "", "suffix": "", "given": "Sarah", "parse-names": false}, {"dropping-particle": "", "family": "Dong", "non-dro</meta:user-defined>
    <meta:user-defined meta:name="Mendeley_Bookmark_hMLCG3v6fP_210" meta:value-type="string">"Fiedencio", "parse-names": false}, {"dropping-particle": "", "family": "Nguyen", "non-dropping-particle": "", "suffix": "", "given": "Eric D", "parse-names": false}, {"dropping-particle": "", "family": "Qu", "non-dropping-particle": "", "suffix": "", "gi</meta:user-defined>
    <meta:user-defined meta:name="Mendeley_Bookmark_hMLCG3v6fP_211" meta:value-type="string">ven": "Hongzhu", "parse-names": false}, {"dropping-particle": "", "family": "Reynolds", "non-dropping-particle": "", "suffix": "", "given": "Alex P", "parse-names": false}, {"dropping-particle": "", "family": "Roach", "non-dropping-particle": "", "suffix"</meta:user-defined>
    <meta:user-defined meta:name="Mendeley_Bookmark_hMLCG3v6fP_212" meta:value-type="string">: "", "given": "Vaughn", "parse-names": false}, {"dropping-particle": "", "family": "Rynes", "non-dropping-particle": "", "suffix": "", "given": "Eric", "parse-names": false}, {"dropping-particle": "", "family": "Sanchez", "non-dropping-particle": "", "su</meta:user-defined>
    <meta:user-defined meta:name="Mendeley_Bookmark_hMLCG3v6fP_213" meta:value-type="string">ffix": "", "given": "Minerva E", "parse-names": false}, {"dropping-particle": "", "family": "Sandstrom", "non-dropping-particle": "", "suffix": "", "given": "Richard S", "parse-names": false}, {"dropping-particle": "", "family": "Shafer", "non-dropping-pa</meta:user-defined>
    <meta:user-defined meta:name="Mendeley_Bookmark_hMLCG3v6fP_214" meta:value-type="string">rticle": "", "suffix": "", "given": "Anthony O", "parse-names": false}, {"dropping-particle": "", "family": "Stergachis", "non-dropping-particle": "", "suffix": "", "given": "Andrew B", "parse-names": false}, {"dropping-particle": "", "family": "Thomas", </meta:user-defined>
    <meta:user-defined meta:name="Mendeley_Bookmark_hMLCG3v6fP_215" meta:value-type="string">"non-dropping-particle": "", "suffix": "", "given": "Sean", "parse-names": false}, {"dropping-particle": "", "family": "Vernot", "non-dropping-particle": "", "suffix": "", "given": "Benjamin", "parse-names": false}, {"dropping-particle": "", "family": "Vi</meta:user-defined>
    <meta:user-defined meta:name="Mendeley_Bookmark_hMLCG3v6fP_216" meta:value-type="string">erstra", "non-dropping-particle": "", "suffix": "", "given": "Jeff", "parse-names": false}, {"dropping-particle": "", "family": "Vong", "non-dropping-particle": "", "suffix": "", "given": "Shinny", "parse-names": false}, {"dropping-particle": "", "family"</meta:user-defined>
    <meta:user-defined meta:name="Mendeley_Bookmark_hMLCG3v6fP_217" meta:value-type="string">: "Weaver", "non-dropping-particle": "", "suffix": "", "given": "Molly a", "parse-names": false}, {"dropping-particle": "", "family": "Yan", "non-dropping-particle": "", "suffix": "", "given": "Yongqi", "parse-names": false}, {"dropping-particle": "", "fa</meta:user-defined>
    <meta:user-defined meta:name="Mendeley_Bookmark_hMLCG3v6fP_218" meta:value-type="string">mily": "Zhang", "non-dropping-particle": "", "suffix": "", "given": "Miaohua", "parse-names": false}, {"dropping-particle": "", "family": "Akey", "non-dropping-particle": "", "suffix": "", "given": "Joshua a", "parse-names": false}, {"dropping-particle": </meta:user-defined>
    <meta:user-defined meta:name="Mendeley_Bookmark_hMLCG3v6fP_219" meta:value-type="string">"", "family": "Bender", "non-dropping-particle": "", "suffix": "", "given": "Michael", "parse-names": false}, {"dropping-particle": "", "family": "Dorschner", "non-dropping-particle": "", "suffix": "", "given": "Michael O", "parse-names": false}, {"droppi</meta:user-defined>
    <meta:user-defined meta:name="Mendeley_Bookmark_hMLCG3v6fP_22" meta:value-type="string">pping-particle": "", "suffix": "", "given": "Xianjun", "parse-names": false}, {"dropping-particle": "", "family": "Ernst", "non-dropping-particle": "", "suffix": "", "given": "Jason", "parse-names": false}, {"dropping-particle": "", "family": "Furey", "no</meta:user-defined>
    <meta:user-defined meta:name="Mendeley_Bookmark_hMLCG3v6fP_220" meta:value-type="string">ng-particle": "", "family": "Groudine", "non-dropping-particle": "", "suffix": "", "given": "Mark", "parse-names": false}, {"dropping-particle": "", "family": "MacCoss", "non-dropping-particle": "", "suffix": "", "given": "Michael J", "parse-names": false</meta:user-defined>
    <meta:user-defined meta:name="Mendeley_Bookmark_hMLCG3v6fP_221" meta:value-type="string">}, {"dropping-particle": "", "family": "Navas", "non-dropping-particle": "", "suffix": "", "given": "Patrick", "parse-names": false}, {"dropping-particle": "", "family": "Stamatoyannopoulos", "non-dropping-particle": "", "suffix": "", "given": "George", "</meta:user-defined>
    <meta:user-defined meta:name="Mendeley_Bookmark_hMLCG3v6fP_222" meta:value-type="string">parse-names": false}, {"dropping-particle": "", "family": "Stamatoyannopoulos", "non-dropping-particle": "", "suffix": "", "given": "John a", "parse-names": false}, {"dropping-particle": "", "family": "Beal", "non-dropping-particle": "", "suffix": "", "gi</meta:user-defined>
    <meta:user-defined meta:name="Mendeley_Bookmark_hMLCG3v6fP_223" meta:value-type="string">ven": "Kathryn", "parse-names": false}, {"dropping-particle": "", "family": "Brazma", "non-dropping-particle": "", "suffix": "", "given": "Alvis", "parse-names": false}, {"dropping-particle": "", "family": "Flicek", "non-dropping-particle": "", "suffix": </meta:user-defined>
    <meta:user-defined meta:name="Mendeley_Bookmark_hMLCG3v6fP_224" meta:value-type="string">"", "given": "Paul", "parse-names": false}, {"dropping-particle": "", "family": "Johnson", "non-dropping-particle": "", "suffix": "", "given": "Nathan", "parse-names": false}, {"dropping-particle": "", "family": "Lukk", "non-dropping-particle": "", "suffi</meta:user-defined>
    <meta:user-defined meta:name="Mendeley_Bookmark_hMLCG3v6fP_225" meta:value-type="string">x": "", "given": "Margus", "parse-names": false}, {"dropping-particle": "", "family": "Luscombe", "non-dropping-particle": "", "suffix": "", "given": "Nicholas M", "parse-names": false}, {"dropping-particle": "", "family": "Sobral", "non-dropping-particle</meta:user-defined>
    <meta:user-defined meta:name="Mendeley_Bookmark_hMLCG3v6fP_226" meta:value-type="string">": "", "suffix": "", "given": "Daniel", "parse-names": false}, {"dropping-particle": "", "family": "Vaquerizas", "non-dropping-particle": "", "suffix": "", "given": "Juan M", "parse-names": false}, {"dropping-particle": "", "family": "Batzoglou", "non-dro</meta:user-defined>
    <meta:user-defined meta:name="Mendeley_Bookmark_hMLCG3v6fP_227" meta:value-type="string">pping-particle": "", "suffix": "", "given": "Serafim", "parse-names": false}, {"dropping-particle": "", "family": "Sidow", "non-dropping-particle": "", "suffix": "", "given": "Arend", "parse-names": false}, {"dropping-particle": "", "family": "Hussami", "</meta:user-defined>
    <meta:user-defined meta:name="Mendeley_Bookmark_hMLCG3v6fP_228" meta:value-type="string">non-dropping-particle": "", "suffix": "", "given": "Nadine", "parse-names": false}, {"dropping-particle": "", "family": "Kyriazopoulou-Panagiotopoulou", "non-dropping-particle": "", "suffix": "", "given": "Sofia", "parse-names": false}, {"dropping-particl</meta:user-defined>
    <meta:user-defined meta:name="Mendeley_Bookmark_hMLCG3v6fP_229" meta:value-type="string">e": "", "family": "Libbrecht", "non-dropping-particle": "", "suffix": "", "given": "Max W", "parse-names": false}, {"dropping-particle": "", "family": "Schaub", "non-dropping-particle": "", "suffix": "", "given": "Marc a", "parse-names": false}, {"droppin</meta:user-defined>
    <meta:user-defined meta:name="Mendeley_Bookmark_hMLCG3v6fP_23" meta:value-type="string">n-dropping-particle": "", "suffix": "", "given": "Terrence S", "parse-names": false}, {"dropping-particle": "", "family": "Gerstein", "non-dropping-particle": "", "suffix": "", "given": "Mark", "parse-names": false}, {"dropping-particle": "", "family": "G</meta:user-defined>
    <meta:user-defined meta:name="Mendeley_Bookmark_hMLCG3v6fP_230" meta:value-type="string">g-particle": "", "family": "Miller", "non-dropping-particle": "", "suffix": "", "given": "Webb", "parse-names": false}, {"dropping-particle": "", "family": "Bickel", "non-dropping-particle": "", "suffix": "", "given": "Peter J", "parse-names": false}, {"d</meta:user-defined>
    <meta:user-defined meta:name="Mendeley_Bookmark_hMLCG3v6fP_231" meta:value-type="string">ropping-particle": "", "family": "Banfai", "non-dropping-particle": "", "suffix": "", "given": "Balazs", "parse-names": false}, {"dropping-particle": "", "family": "Boley", "non-dropping-particle": "", "suffix": "", "given": "Nathan P", "parse-names": fal</meta:user-defined>
    <meta:user-defined meta:name="Mendeley_Bookmark_hMLCG3v6fP_232" meta:value-type="string">se}, {"dropping-particle": "", "family": "Huang", "non-dropping-particle": "", "suffix": "", "given": "Haiyan", "parse-names": false}, {"dropping-particle": "", "family": "Li", "non-dropping-particle": "", "suffix": "", "given": "Jingyi Jessica", "parse-n</meta:user-defined>
    <meta:user-defined meta:name="Mendeley_Bookmark_hMLCG3v6fP_233" meta:value-type="string">ames": false}, {"dropping-particle": "", "family": "Noble", "non-dropping-particle": "", "suffix": "", "given": "William Stafford", "parse-names": false}, {"dropping-particle": "", "family": "Bilmes", "non-dropping-particle": "", "suffix": "", "given": "J</meta:user-defined>
    <meta:user-defined meta:name="Mendeley_Bookmark_hMLCG3v6fP_234" meta:value-type="string">effrey a", "parse-names": false}, {"dropping-particle": "", "family": "Buske", "non-dropping-particle": "", "suffix": "", "given": "Orion J", "parse-names": false}, {"dropping-particle": "", "family": "Sahu", "non-dropping-particle": "", "suffix": "", "gi</meta:user-defined>
    <meta:user-defined meta:name="Mendeley_Bookmark_hMLCG3v6fP_235" meta:value-type="string">ven": "Avinash O", "parse-names": false}, {"dropping-particle": "V", "family": "Kharchenko", "non-dropping-particle": "", "suffix": "", "given": "Peter", "parse-names": false}, {"dropping-particle": "", "family": "Park", "non-dropping-particle": "", "suff</meta:user-defined>
    <meta:user-defined meta:name="Mendeley_Bookmark_hMLCG3v6fP_236" meta:value-type="string">ix": "", "given": "Peter J", "parse-names": false}, {"dropping-particle": "", "family": "Baker", "non-dropping-particle": "", "suffix": "", "given": "Dannon", "parse-names": false}, {"dropping-particle": "", "family": "Taylor", "non-dropping-particle": ""</meta:user-defined>
    <meta:user-defined meta:name="Mendeley_Bookmark_hMLCG3v6fP_237" meta:value-type="string">, "suffix": "", "given": "James", "parse-names": false}, {"dropping-particle": "", "family": "Lochovsky", "non-dropping-particle": "", "suffix": "", "given": "Lucas", "parse-names": false}], "container-title": "Nature"}, "id": "ITEM-1"}], "mendeley": {"pr</meta:user-defined>
    <meta:user-defined meta:name="Mendeley_Bookmark_hMLCG3v6fP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hMLCG3v6fP_239" meta:value-type="string">chema": "https://github.com/citation-style-language/schema/raw/master/csl-citation.json"}</meta:user-defined>
    <meta:user-defined meta:name="Mendeley_Bookmark_hMLCG3v6fP_24" meta:value-type="string">iardine", "non-dropping-particle": "", "suffix": "", "given": "Belinda", "parse-names": false}, {"dropping-particle": "", "family": "Greven", "non-dropping-particle": "", "suffix": "", "given": "Melissa", "parse-names": false}, {"dropping-particle": "", "</meta:user-defined>
    <meta:user-defined meta:name="Mendeley_Bookmark_hMLCG3v6fP_25" meta:value-type="string">family": "Hardison", "non-dropping-particle": "", "suffix": "", "given": "Ross C", "parse-names": false}, {"dropping-particle": "", "family": "Harris", "non-dropping-particle": "", "suffix": "", "given": "Robert S", "parse-names": false}, {"dropping-parti</meta:user-defined>
    <meta:user-defined meta:name="Mendeley_Bookmark_hMLCG3v6fP_26" meta:value-type="string">cle": "", "family": "Herrero", "non-dropping-particle": "", "suffix": "", "given": "Javier", "parse-names": false}, {"dropping-particle": "", "family": "Hoffman", "non-dropping-particle": "", "suffix": "", "given": "Michael M", "parse-names": false}, {"dr</meta:user-defined>
    <meta:user-defined meta:name="Mendeley_Bookmark_hMLCG3v6fP_27" meta:value-type="string">opping-particle": "", "family": "Iyer", "non-dropping-particle": "", "suffix": "", "given": "Sowmya", "parse-names": false}, {"dropping-particle": "", "family": "Kelllis", "non-dropping-particle": "", "suffix": "", "given": "Manolis", "parse-names": false</meta:user-defined>
    <meta:user-defined meta:name="Mendeley_Bookmark_hMLCG3v6fP_28" meta:value-type="string">}, {"dropping-particle": "", "family": "Kheradpour", "non-dropping-particle": "", "suffix": "", "given": "Pouya", "parse-names": false}, {"dropping-particle": "", "family": "Lassmann", "non-dropping-particle": "", "suffix": "", "given": "Timo", "parse-nam</meta:user-defined>
    <meta:user-defined meta:name="Mendeley_Bookmark_hMLCG3v6fP_29" meta:value-type="string">es": false}, {"dropping-particle": "", "family": "Li", "non-dropping-particle": "", "suffix": "", "given": "Qunhua", "parse-names": false}, {"dropping-particle": "", "family": "Lin", "non-dropping-particle": "", "suffix": "", "given": "Xinying", "parse-na</meta:user-defined>
    <meta:user-defined meta:name="Mendeley_Bookmark_hMLCG3v6fP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hMLCG3v6fP_30" meta:value-type="string">mes": false}, {"dropping-particle": "", "family": "Marinov", "non-dropping-particle": "", "suffix": "", "given": "Georgi K", "parse-names": false}, {"dropping-particle": "", "family": "Merkel", "non-dropping-particle": "", "suffix": "", "given": "Angelika</meta:user-defined>
    <meta:user-defined meta:name="Mendeley_Bookmark_hMLCG3v6fP_31" meta:value-type="string">", "parse-names": false}, {"dropping-particle": "", "family": "Mortazavi", "non-dropping-particle": "", "suffix": "", "given": "Ali", "parse-names": false}, {"dropping-particle": "", "family": "Parker", "non-dropping-particle": "", "suffix": "", "given": </meta:user-defined>
    <meta:user-defined meta:name="Mendeley_Bookmark_hMLCG3v6fP_32" meta:value-type="string">"Stephen C J Stephanie L", "parse-names": false}, {"dropping-particle": "", "family": "Reddy", "non-dropping-particle": "", "suffix": "", "given": "Timothy E", "parse-names": false}, {"dropping-particle": "", "family": "Rozowsky", "non-dropping-particle":</meta:user-defined>
    <meta:user-defined meta:name="Mendeley_Bookmark_hMLCG3v6fP_33" meta:value-type="string"> "", "suffix": "", "given": "Joel", "parse-names": false}, {"dropping-particle": "", "family": "Schlesinger", "non-dropping-particle": "", "suffix": "", "given": "Felix", "parse-names": false}, {"dropping-particle": "", "family": "Thurman", "non-dropping-</meta:user-defined>
    <meta:user-defined meta:name="Mendeley_Bookmark_hMLCG3v6fP_34" meta:value-type="string">particle": "", "suffix": "", "given": "Robert E", "parse-names": false}, {"dropping-particle": "", "family": "Wang", "non-dropping-particle": "", "suffix": "", "given": "Jie", "parse-names": false}, {"dropping-particle": "", "family": "Ward", "non-droppin</meta:user-defined>
    <meta:user-defined meta:name="Mendeley_Bookmark_hMLCG3v6fP_35" meta:value-type="string">g-particle": "", "suffix": "", "given": "Lucas D", "parse-names": false}, {"dropping-particle": "", "family": "Whitfield", "non-dropping-particle": "", "suffix": "", "given": "Troy W", "parse-names": false}, {"dropping-particle": "", "family": "Wilder", "</meta:user-defined>
    <meta:user-defined meta:name="Mendeley_Bookmark_hMLCG3v6fP_36" meta:value-type="string">non-dropping-particle": "", "suffix": "", "given": "Steven P", "parse-names": false}, {"dropping-particle": "", "family": "Wu", "non-dropping-particle": "", "suffix": "", "given": "Weisheng", "parse-names": false}, {"dropping-particle": "", "family": "Xi"</meta:user-defined>
    <meta:user-defined meta:name="Mendeley_Bookmark_hMLCG3v6fP_37" meta:value-type="string">, "non-dropping-particle": "", "suffix": "", "given": "Hualin S", "parse-names": false}, {"dropping-particle": "", "family": "Yip", "non-dropping-particle": "", "suffix": "", "given": "Kevin Y", "parse-names": false}, {"dropping-particle": "", "family": "</meta:user-defined>
    <meta:user-defined meta:name="Mendeley_Bookmark_hMLCG3v6fP_38" meta:value-type="string">Zhuang", "non-dropping-particle": "", "suffix": "", "given": "Jiali", "parse-names": false}, {"dropping-particle": "", "family": "Bernstein", "non-dropping-particle": "", "suffix": "", "given": "Bradley E", "parse-names": false}, {"dropping-particle": "",</meta:user-defined>
    <meta:user-defined meta:name="Mendeley_Bookmark_hMLCG3v6fP_39" meta:value-type="string"> "family": "Green", "non-dropping-particle": "", "suffix": "", "given": "Eric D", "parse-names": false}, {"dropping-particle": "", "family": "Gunter", "non-dropping-particle": "", "suffix": "", "given": "Chris", "parse-names": false}, {"dropping-particle"</meta:user-defined>
    <meta:user-defined meta:name="Mendeley_Bookmark_hMLCG3v6fP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hMLCG3v6fP_40" meta:value-type="string">: "", "family": "Snyder", "non-dropping-particle": "", "suffix": "", "given": "Michael", "parse-names": false}, {"dropping-particle": "", "family": "Pazin", "non-dropping-particle": "", "suffix": "", "given": "Michael J", "parse-names": false}, {"dropping</meta:user-defined>
    <meta:user-defined meta:name="Mendeley_Bookmark_hMLCG3v6fP_41" meta:value-type="string">-particle": "", "family": "Lowdon", "non-dropping-particle": "", "suffix": "", "given": "Rebecca F", "parse-names": false}, {"dropping-particle": "", "family": "Dillon", "non-dropping-particle": "", "suffix": "", "given": "Laura a L", "parse-names": false</meta:user-defined>
    <meta:user-defined meta:name="Mendeley_Bookmark_hMLCG3v6fP_42" meta:value-type="string">}, {"dropping-particle": "", "family": "Adams", "non-dropping-particle": "", "suffix": "", "given": "Leslie B", "parse-names": false}, {"dropping-particle": "", "family": "Kelly", "non-dropping-particle": "", "suffix": "", "given": "Caroline J", "parse-na</meta:user-defined>
    <meta:user-defined meta:name="Mendeley_Bookmark_hMLCG3v6fP_43" meta:value-type="string">mes": false}, {"dropping-particle": "", "family": "Zhang", "non-dropping-particle": "", "suffix": "", "given": "Julia", "parse-names": false}, {"dropping-particle": "", "family": "Wexler", "non-dropping-particle": "", "suffix": "", "given": "Judith R", "p</meta:user-defined>
    <meta:user-defined meta:name="Mendeley_Bookmark_hMLCG3v6fP_44" meta:value-type="string">arse-names": false}, {"dropping-particle": "", "family": "Good", "non-dropping-particle": "", "suffix": "", "given": "Peter J", "parse-names": false}, {"dropping-particle": "", "family": "Feingold", "non-dropping-particle": "", "suffix": "", "given": "Eli</meta:user-defined>
    <meta:user-defined meta:name="Mendeley_Bookmark_hMLCG3v6fP_45" meta:value-type="string">se a", "parse-names": false}, {"dropping-particle": "", "family": "Crawford", "non-dropping-particle": "", "suffix": "", "given": "Gregory E", "parse-names": false}, {"dropping-particle": "", "family": "Dekker", "non-dropping-particle": "", "suffix": "", </meta:user-defined>
    <meta:user-defined meta:name="Mendeley_Bookmark_hMLCG3v6fP_46" meta:value-type="string">"given": "Job", "parse-names": false}, {"dropping-particle": "", "family": "Elinitski", "non-dropping-particle": "", "suffix": "", "given": "Laura", "parse-names": false}, {"dropping-particle": "", "family": "Farnham", "non-dropping-particle": "", "suffix</meta:user-defined>
    <meta:user-defined meta:name="Mendeley_Bookmark_hMLCG3v6fP_47" meta:value-type="string">": "", "given": "Peggy J", "parse-names": false}, {"dropping-particle": "", "family": "Giddings", "non-dropping-particle": "", "suffix": "", "given": "Morgan C", "parse-names": false}, {"dropping-particle": "", "family": "Gingeras", "non-dropping-particle</meta:user-defined>
    <meta:user-defined meta:name="Mendeley_Bookmark_hMLCG3v6fP_48" meta:value-type="string">": "", "suffix": "", "given": "Thomas R", "parse-names": false}, {"dropping-particle": "", "family": "Guig\u00f3", "non-dropping-particle": "", "suffix": "", "given": "Roderic", "parse-names": false}, {"dropping-particle": "", "family": "Hubbard", "non-dr</meta:user-defined>
    <meta:user-defined meta:name="Mendeley_Bookmark_hMLCG3v6fP_49" meta:value-type="string">opping-particle": "", "suffix": "", "given": "Timothy J Tomothy J", "parse-names": false}, {"dropping-particle": "", "family": "Kellis", "non-dropping-particle": "", "suffix": "", "given": "Manolis", "parse-names": false}, {"dropping-particle": "", "famil</meta:user-defined>
    <meta:user-defined meta:name="Mendeley_Bookmark_hMLCG3v6fP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hMLCG3v6fP_50" meta:value-type="string">y": "Kent", "non-dropping-particle": "", "suffix": "", "given": "W James", "parse-names": false}, {"dropping-particle": "", "family": "Lieb", "non-dropping-particle": "", "suffix": "", "given": "Jason D", "parse-names": false}, {"dropping-particle": "", "</meta:user-defined>
    <meta:user-defined meta:name="Mendeley_Bookmark_hMLCG3v6fP_51" meta:value-type="string">family": "Margulies", "non-dropping-particle": "", "suffix": "", "given": "Elliott H", "parse-names": false}, {"dropping-particle": "", "family": "Myers", "non-dropping-particle": "", "suffix": "", "given": "Richard M", "parse-names": false}, {"dropping-p</meta:user-defined>
    <meta:user-defined meta:name="Mendeley_Bookmark_hMLCG3v6fP_52" meta:value-type="string">article": "", "family": "Starnatoyannopoulos", "non-dropping-particle": "", "suffix": "", "given": "John a", "parse-names": false}, {"dropping-particle": "", "family": "Tennebaum", "non-dropping-particle": "", "suffix": "", "given": "Scott a", "parse-name</meta:user-defined>
    <meta:user-defined meta:name="Mendeley_Bookmark_hMLCG3v6fP_53" meta:value-type="string">s": false}, {"dropping-particle": "", "family": "Weng", "non-dropping-particle": "", "suffix": "", "given": "Zhiping", "parse-names": false}, {"dropping-particle": "", "family": "White", "non-dropping-particle": "", "suffix": "", "given": "Kevin P", "pars</meta:user-defined>
    <meta:user-defined meta:name="Mendeley_Bookmark_hMLCG3v6fP_54" meta:value-type="string">e-names": false}, {"dropping-particle": "", "family": "Wold", "non-dropping-particle": "", "suffix": "", "given": "Barbara", "parse-names": false}, {"dropping-particle": "", "family": "Yu", "non-dropping-particle": "", "suffix": "", "given": "Yanbao", "pa</meta:user-defined>
    <meta:user-defined meta:name="Mendeley_Bookmark_hMLCG3v6fP_55" meta:value-type="string">rse-names": false}, {"dropping-particle": "", "family": "Wrobel", "non-dropping-particle": "", "suffix": "", "given": "John", "parse-names": false}, {"dropping-particle": "", "family": "Risk", "non-dropping-particle": "", "suffix": "", "given": "Brian a",</meta:user-defined>
    <meta:user-defined meta:name="Mendeley_Bookmark_hMLCG3v6fP_56" meta:value-type="string"> "parse-names": false}, {"dropping-particle": "", "family": "Gunawardena", "non-dropping-particle": "", "suffix": "", "given": "Harsha P", "parse-names": false}, {"dropping-particle": "", "family": "Kuiper", "non-dropping-particle": "", "suffix": "", "giv</meta:user-defined>
    <meta:user-defined meta:name="Mendeley_Bookmark_hMLCG3v6fP_57" meta:value-type="string">en": "Heather C", "parse-names": false}, {"dropping-particle": "", "family": "Maier", "non-dropping-particle": "", "suffix": "", "given": "Christopher W", "parse-names": false}, {"dropping-particle": "", "family": "Xie", "non-dropping-particle": "", "suff</meta:user-defined>
    <meta:user-defined meta:name="Mendeley_Bookmark_hMLCG3v6fP_58" meta:value-type="string">ix": "", "given": "Ling", "parse-names": false}, {"dropping-particle": "", "family": "Chen", "non-dropping-particle": "", "suffix": "", "given": "Xian", "parse-names": false}, {"dropping-particle": "", "family": "Mikkelsen", "non-dropping-particle": "", "</meta:user-defined>
    <meta:user-defined meta:name="Mendeley_Bookmark_hMLCG3v6fP_59" meta:value-type="string">suffix": "", "given": "Tarjei S", "parse-names": false}, {"dropping-particle": "", "family": "Gillespie", "non-dropping-particle": "", "suffix": "", "given": "Shawn", "parse-names": false}, {"dropping-particle": "", "family": "Goren", "non-dropping-partic</meta:user-defined>
    <meta:user-defined meta:name="Mendeley_Bookmark_hMLCG3v6fP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hMLCG3v6fP_60" meta:value-type="string">le": "", "suffix": "", "given": "Alon", "parse-names": false}, {"dropping-particle": "", "family": "Ram", "non-dropping-particle": "", "suffix": "", "given": "Oren", "parse-names": false}, {"dropping-particle": "", "family": "Zhang", "non-dropping-particl</meta:user-defined>
    <meta:user-defined meta:name="Mendeley_Bookmark_hMLCG3v6fP_61" meta:value-type="string">e": "", "suffix": "", "given": "Xiaolan", "parse-names": false}, {"dropping-particle": "", "family": "Wang", "non-dropping-particle": "", "suffix": "", "given": "Li", "parse-names": false}, {"dropping-particle": "", "family": "Issner", "non-dropping-parti</meta:user-defined>
    <meta:user-defined meta:name="Mendeley_Bookmark_hMLCG3v6fP_62" meta:value-type="string">cle": "", "suffix": "", "given": "Robbyn", "parse-names": false}, {"dropping-particle": "", "family": "Coyne", "non-dropping-particle": "", "suffix": "", "given": "Michael J", "parse-names": false}, {"dropping-particle": "", "family": "Durham", "non-dropp</meta:user-defined>
    <meta:user-defined meta:name="Mendeley_Bookmark_hMLCG3v6fP_63" meta:value-type="string">ing-particle": "", "suffix": "", "given": "Timothy", "parse-names": false}, {"dropping-particle": "", "family": "Ku", "non-dropping-particle": "", "suffix": "", "given": "Manching", "parse-names": false}, {"dropping-particle": "", "family": "Truong", "non</meta:user-defined>
    <meta:user-defined meta:name="Mendeley_Bookmark_hMLCG3v6fP_64" meta:value-type="string">-dropping-particle": "", "suffix": "", "given": "Thanh", "parse-names": false}, {"dropping-particle": "", "family": "Eaton", "non-dropping-particle": "", "suffix": "", "given": "Matthew L", "parse-names": false}, {"dropping-particle": "", "family": "Dobin</meta:user-defined>
    <meta:user-defined meta:name="Mendeley_Bookmark_hMLCG3v6fP_65" meta:value-type="string">", "non-dropping-particle": "", "suffix": "", "given": "Alex", "parse-names": false}, {"dropping-particle": "", "family": "Tanzer", "non-dropping-particle": "", "suffix": "", "given": "Andrea", "parse-names": false}, {"dropping-particle": "", "family": "L</meta:user-defined>
    <meta:user-defined meta:name="Mendeley_Bookmark_hMLCG3v6fP_66" meta:value-type="string">agarde", "non-dropping-particle": "", "suffix": "", "given": "Julien", "parse-names": false}, {"dropping-particle": "", "family": "Lin", "non-dropping-particle": "", "suffix": "", "given": "Wei", "parse-names": false}, {"dropping-particle": "", "family": </meta:user-defined>
    <meta:user-defined meta:name="Mendeley_Bookmark_hMLCG3v6fP_67" meta:value-type="string">"Xue", "non-dropping-particle": "", "suffix": "", "given": "Chenghai", "parse-names": false}, {"dropping-particle": "", "family": "Williams", "non-dropping-particle": "", "suffix": "", "given": "Brian a", "parse-names": false}, {"dropping-particle": "", "</meta:user-defined>
    <meta:user-defined meta:name="Mendeley_Bookmark_hMLCG3v6fP_68" meta:value-type="string">family": "Zaleski", "non-dropping-particle": "", "suffix": "", "given": "Chris", "parse-names": false}, {"dropping-particle": "", "family": "R\u00f6der", "non-dropping-particle": "", "suffix": "", "given": "Maik", "parse-names": false}, {"dropping-particl</meta:user-defined>
    <meta:user-defined meta:name="Mendeley_Bookmark_hMLCG3v6fP_69" meta:value-type="string">e": "", "family": "Kokocinski", "non-dropping-particle": "", "suffix": "", "given": "Felix", "parse-names": false}, {"dropping-particle": "", "family": "Abdelhamid", "non-dropping-particle": "", "suffix": "", "given": "Rehab F", "parse-names": false}, {"d</meta:user-defined>
    <meta:user-defined meta:name="Mendeley_Bookmark_hMLCG3v6fP_7" meta:value-type="string">on-dropping-particle": "", "suffix": "", "given": "", "parse-names": false}, {"dropping-particle": "", "family": "Dunham", "non-dropping-particle": "", "suffix": "", "given": "Ian", "parse-names": false}, {"dropping-particle": "", "family": "Kundaje", "no</meta:user-defined>
    <meta:user-defined meta:name="Mendeley_Bookmark_hMLCG3v6fP_70" meta:value-type="string">ropping-particle": "", "family": "Alioto", "non-dropping-particle": "", "suffix": "", "given": "Tyler", "parse-names": false}, {"dropping-particle": "", "family": "Antoshechkin", "non-dropping-particle": "", "suffix": "", "given": "Igor", "parse-names": f</meta:user-defined>
    <meta:user-defined meta:name="Mendeley_Bookmark_hMLCG3v6fP_71" meta:value-type="string">alse}, {"dropping-particle": "", "family": "Baer", "non-dropping-particle": "", "suffix": "", "given": "Michael T", "parse-names": false}, {"dropping-particle": "", "family": "Batut", "non-dropping-particle": "", "suffix": "", "given": "Philippe", "parse-</meta:user-defined>
    <meta:user-defined meta:name="Mendeley_Bookmark_hMLCG3v6fP_72" meta:value-type="string">names": false}, {"dropping-particle": "", "family": "Bell", "non-dropping-particle": "", "suffix": "", "given": "Ian", "parse-names": false}, {"dropping-particle": "", "family": "Bell", "non-dropping-particle": "", "suffix": "", "given": "Kimberly", "pars</meta:user-defined>
    <meta:user-defined meta:name="Mendeley_Bookmark_hMLCG3v6fP_73" meta:value-type="string">e-names": false}, {"dropping-particle": "", "family": "Chakrabortty", "non-dropping-particle": "", "suffix": "", "given": "Sudipto", "parse-names": false}, {"dropping-particle": "", "family": "Chrast", "non-dropping-particle": "", "suffix": "", "given": "</meta:user-defined>
    <meta:user-defined meta:name="Mendeley_Bookmark_hMLCG3v6fP_74" meta:value-type="string">Jacqueline", "parse-names": false}, {"dropping-particle": "", "family": "Curado", "non-dropping-particle": "", "suffix": "", "given": "Joao", "parse-names": false}, {"dropping-particle": "", "family": "Derrien", "non-dropping-particle": "", "suffix": "", </meta:user-defined>
    <meta:user-defined meta:name="Mendeley_Bookmark_hMLCG3v6fP_75" meta:value-type="string">"given": "Thomas", "parse-names": false}, {"dropping-particle": "", "family": "Drenkow", "non-dropping-particle": "", "suffix": "", "given": "Jorg", "parse-names": false}, {"dropping-particle": "", "family": "Dumais", "non-dropping-particle": "", "suffix"</meta:user-defined>
    <meta:user-defined meta:name="Mendeley_Bookmark_hMLCG3v6fP_76" meta:value-type="string">: "", "given": "Erica", "parse-names": false}, {"dropping-particle": "", "family": "Dumais", "non-dropping-particle": "", "suffix": "", "given": "Jackie", "parse-names": false}, {"dropping-particle": "", "family": "Duttagupta", "non-dropping-particle": ""</meta:user-defined>
    <meta:user-defined meta:name="Mendeley_Bookmark_hMLCG3v6fP_77" meta:value-type="string">, "suffix": "", "given": "Radha", "parse-names": false}, {"dropping-particle": "", "family": "Fastuca", "non-dropping-particle": "", "suffix": "", "given": "Megan", "parse-names": false}, {"dropping-particle": "", "family": "Fejes-Toth", "non-dropping-par</meta:user-defined>
    <meta:user-defined meta:name="Mendeley_Bookmark_hMLCG3v6fP_78" meta:value-type="string">ticle": "", "suffix": "", "given": "Kata", "parse-names": false}, {"dropping-particle": "", "family": "Ferreira", "non-dropping-particle": "", "suffix": "", "given": "Pedro", "parse-names": false}, {"dropping-particle": "", "family": "Foissac", "non-dropp</meta:user-defined>
    <meta:user-defined meta:name="Mendeley_Bookmark_hMLCG3v6fP_79" meta:value-type="string">ing-particle": "", "suffix": "", "given": "Sylvain", "parse-names": false}, {"dropping-particle": "", "family": "Fullwood", "non-dropping-particle": "", "suffix": "", "given": "Melissa J", "parse-names": false}, {"dropping-particle": "", "family": "Gao", </meta:user-defined>
    <meta:user-defined meta:name="Mendeley_Bookmark_hMLCG3v6fP_8" meta:value-type="string">n-dropping-particle": "", "suffix": "", "given": "Anshul", "parse-names": false}, {"dropping-particle": "", "family": "Aldred", "non-dropping-particle": "", "suffix": "", "given": "Shelley F", "parse-names": false}, {"dropping-particle": "", "family": "Co</meta:user-defined>
    <meta:user-defined meta:name="Mendeley_Bookmark_hMLCG3v6fP_80" meta:value-type="string">"non-dropping-particle": "", "suffix": "", "given": "Hui", "parse-names": false}, {"dropping-particle": "", "family": "Gonzalez", "non-dropping-particle": "", "suffix": "", "given": "David", "parse-names": false}, {"dropping-particle": "", "family": "Gord</meta:user-defined>
    <meta:user-defined meta:name="Mendeley_Bookmark_hMLCG3v6fP_81" meta:value-type="string">on", "non-dropping-particle": "", "suffix": "", "given": "Assaf", "parse-names": false}, {"dropping-particle": "", "family": "Howald", "non-dropping-particle": "", "suffix": "", "given": "C\u00e9dric", "parse-names": false}, {"dropping-particle": "", "fam</meta:user-defined>
    <meta:user-defined meta:name="Mendeley_Bookmark_hMLCG3v6fP_82" meta:value-type="string">ily": "Jha", "non-dropping-particle": "", "suffix": "", "given": "Sonali", "parse-names": false}, {"dropping-particle": "", "family": "Johnson", "non-dropping-particle": "", "suffix": "", "given": "Rory", "parse-names": false}, {"dropping-particle": "", "</meta:user-defined>
    <meta:user-defined meta:name="Mendeley_Bookmark_hMLCG3v6fP_83" meta:value-type="string">family": "Kapranov", "non-dropping-particle": "", "suffix": "", "given": "Philipp", "parse-names": false}, {"dropping-particle": "", "family": "King", "non-dropping-particle": "", "suffix": "", "given": "Brandon", "parse-names": false}, {"dropping-particl</meta:user-defined>
    <meta:user-defined meta:name="Mendeley_Bookmark_hMLCG3v6fP_84" meta:value-type="string">e": "", "family": "Kingswood", "non-dropping-particle": "", "suffix": "", "given": "Colin", "parse-names": false}, {"dropping-particle": "", "family": "Li", "non-dropping-particle": "", "suffix": "", "given": "Guoliang", "parse-names": false}, {"dropping-</meta:user-defined>
    <meta:user-defined meta:name="Mendeley_Bookmark_hMLCG3v6fP_85" meta:value-type="string">particle": "", "family": "Luo", "non-dropping-particle": "", "suffix": "", "given": "Oscar J", "parse-names": false}, {"dropping-particle": "", "family": "Park", "non-dropping-particle": "", "suffix": "", "given": "Eddie", "parse-names": false}, {"droppin</meta:user-defined>
    <meta:user-defined meta:name="Mendeley_Bookmark_hMLCG3v6fP_86" meta:value-type="string">g-particle": "", "family": "Preall", "non-dropping-particle": "", "suffix": "", "given": "Jonathan B", "parse-names": false}, {"dropping-particle": "", "family": "Presaud", "non-dropping-particle": "", "suffix": "", "given": "Kimberly", "parse-names": fal</meta:user-defined>
    <meta:user-defined meta:name="Mendeley_Bookmark_hMLCG3v6fP_87" meta:value-type="string">se}, {"dropping-particle": "", "family": "Ribeca", "non-dropping-particle": "", "suffix": "", "given": "Paolo", "parse-names": false}, {"dropping-particle": "", "family": "Robyr", "non-dropping-particle": "", "suffix": "", "given": "Daniel", "parse-names"</meta:user-defined>
    <meta:user-defined meta:name="Mendeley_Bookmark_hMLCG3v6fP_88" meta:value-type="string">: false}, {"dropping-particle": "", "family": "Ruan", "non-dropping-particle": "", "suffix": "", "given": "Xiaoan", "parse-names": false}, {"dropping-particle": "", "family": "Sammeth", "non-dropping-particle": "", "suffix": "", "given": "Michael", "parse</meta:user-defined>
    <meta:user-defined meta:name="Mendeley_Bookmark_hMLCG3v6fP_89" meta:value-type="string">-names": false}, {"dropping-particle": "", "family": "Sandu", "non-dropping-particle": "", "suffix": "", "given": "Kuljeet Singh", "parse-names": false}, {"dropping-particle": "", "family": "Schaeffer", "non-dropping-particle": "", "suffix": "", "given": </meta:user-defined>
    <meta:user-defined meta:name="Mendeley_Bookmark_hMLCG3v6fP_9" meta:value-type="string">llins", "non-dropping-particle": "", "suffix": "", "given": "Patrick J", "parse-names": false}, {"dropping-particle": "", "family": "Davis", "non-dropping-particle": "", "suffix": "", "given": "Carrie a", "parse-names": false}, {"dropping-particle": "", "</meta:user-defined>
    <meta:user-defined meta:name="Mendeley_Bookmark_hMLCG3v6fP_90" meta:value-type="string">"Lorain", "parse-names": false}, {"dropping-particle": "", "family": "See", "non-dropping-particle": "", "suffix": "", "given": "Lei-Hoon", "parse-names": false}, {"dropping-particle": "", "family": "Shahab", "non-dropping-particle": "", "suffix": "", "gi</meta:user-defined>
    <meta:user-defined meta:name="Mendeley_Bookmark_hMLCG3v6fP_91" meta:value-type="string">ven": "Atif", "parse-names": false}, {"dropping-particle": "", "family": "Skancke", "non-dropping-particle": "", "suffix": "", "given": "Jorgen", "parse-names": false}, {"dropping-particle": "", "family": "Suzuki", "non-dropping-particle": "", "suffix": "</meta:user-defined>
    <meta:user-defined meta:name="Mendeley_Bookmark_hMLCG3v6fP_92" meta:value-type="string">", "given": "Ana Maria", "parse-names": false}, {"dropping-particle": "", "family": "Takahashi", "non-dropping-particle": "", "suffix": "", "given": "Hazuki", "parse-names": false}, {"dropping-particle": "", "family": "Tilgner", "non-dropping-particle": "</meta:user-defined>
    <meta:user-defined meta:name="Mendeley_Bookmark_hMLCG3v6fP_93" meta:value-type="string">", "suffix": "", "given": "Hagen", "parse-names": false}, {"dropping-particle": "", "family": "Trout", "non-dropping-particle": "", "suffix": "", "given": "Diane", "parse-names": false}, {"dropping-particle": "", "family": "Walters", "non-dropping-particl</meta:user-defined>
    <meta:user-defined meta:name="Mendeley_Bookmark_hMLCG3v6fP_94" meta:value-type="string">e": "", "suffix": "", "given": "Nathalie", "parse-names": false}, {"dropping-particle": "", "family": "Wang", "non-dropping-particle": "", "suffix": "", "given": "Huaien Hao", "parse-names": false}, {"dropping-particle": "", "family": "Hayashizaki", "non-</meta:user-defined>
    <meta:user-defined meta:name="Mendeley_Bookmark_hMLCG3v6fP_95" meta:value-type="string">dropping-particle": "", "suffix": "", "given": "Yoshihide", "parse-names": false}, {"dropping-particle": "", "family": "Reymond", "non-dropping-particle": "", "suffix": "", "given": "Alexandre", "parse-names": false}, {"dropping-particle": "", "family": "</meta:user-defined>
    <meta:user-defined meta:name="Mendeley_Bookmark_hMLCG3v6fP_96" meta:value-type="string">Antonarakis", "non-dropping-particle": "", "suffix": "", "given": "Stylianos E", "parse-names": false}, {"dropping-particle": "", "family": "Hannon", "non-dropping-particle": "", "suffix": "", "given": "Gregory J", "parse-names": false}, {"dropping-partic</meta:user-defined>
    <meta:user-defined meta:name="Mendeley_Bookmark_hMLCG3v6fP_97" meta:value-type="string">le": "", "family": "Ruan", "non-dropping-particle": "", "suffix": "", "given": "Yijun", "parse-names": false}, {"dropping-particle": "", "family": "Carninci", "non-dropping-particle": "", "suffix": "", "given": "Piero", "parse-names": false}, {"dropping-p</meta:user-defined>
    <meta:user-defined meta:name="Mendeley_Bookmark_hMLCG3v6fP_98" meta:value-type="string">article": "", "family": "Sloan", "non-dropping-particle": "", "suffix": "", "given": "Cricket a", "parse-names": false}, {"dropping-particle": "", "family": "Learned", "non-dropping-particle": "", "suffix": "", "given": "Katrina", "parse-names": false}, {</meta:user-defined>
    <meta:user-defined meta:name="Mendeley_Bookmark_hMLCG3v6fP_99" meta:value-type="string">"dropping-particle": "", "family": "Malladi", "non-dropping-particle": "", "suffix": "", "given": "Venkat S", "parse-names": false}, {"dropping-particle": "", "family": "Wong", "non-dropping-particle": "", "suffix": "", "given": "Matthew C", "parse-names"</meta:user-defined>
    <meta:user-defined meta:name="Mendeley_Bookmark_iD8mUfvMWu_1" meta:value-type="string">ADDIN CSL_CITATION {"citationItems": [{"uris": ["http://www.mendeley.com/documents/?uuid=a82dfa55-6ce5-3af7-aa28-ab1eb551a084"], "itemData": {"DOI": "10.1093/nar/gkl822", "abstract": "Despite the known existence of distant-acting cis-regulatory elements i</meta:user-defined>
    <meta:user-defined meta:name="Mendeley_Bookmark_iD8mUfvMWu_10" meta:value-type="string">d": "ITEM-1", "volume": "35", "title": "VISTA Enhancer Browser - A database of tissue-specific human enhancers", "container-title": "Nucleic Acids Research", "issued": {"date-parts": [["2007", "1"]]}}, "id": "ITEM-1"}], "mendeley": {"previouslyFormattedCi</meta:user-defined>
    <meta:user-defined meta:name="Mendeley_Bookmark_iD8mUfvMWu_11" meta:value-type="string">tation": "(Visel et al. 2007)", "plainTextFormattedCitation": "(Visel et al. 2007)", "formattedCitation": "(Visel et al. 2007)"}, "properties": {"noteIndex": 0}, "schema": "https://github.com/citation-style-language/schema/raw/master/csl-citation.json"}</meta:user-defined>
    <meta:user-defined meta:name="Mendeley_Bookmark_iD8mUfvMWu_2" meta:value-type="string">n the human genome, only a small fraction of these elements has been identified and experimentally characterized in vivo. This paucity of enhancer collections with defined activities has thus hindered computational approaches for the genome-wide predictio</meta:user-defined>
    <meta:user-defined meta:name="Mendeley_Bookmark_iD8mUfvMWu_3" meta:value-type="string">n of enhancers and their functions. To fill this void, we utilize comparative genome analysis to identify candidate enhancer elements in the human genome coupled with the experimental determination of their in vivo enhancer activity in transgenic mice [L.</meta:user-defined>
    <meta:user-defined meta:name="Mendeley_Bookmark_iD8mUfvMWu_4" meta:value-type="string"> A. Pennacchio et al. (2006) Nature, in press]. These data are available through the VISTA Enhancer Browser (http://enhancer.lbl.gov). This growing database currently contains over 250 experimentally tested DNA fragments, of which more than 100 have been </meta:user-defined>
    <meta:user-defined meta:name="Mendeley_Bookmark_iD8mUfvMWu_5" meta:value-type="string">validated as tissue-specific enhancers. For each positive enhancer, we provide digital images of whole-mount embryo staining at embryonic day 11.5 and an anatomical description of the reporter gene expression pattern. Users can retrieve elements near sing</meta:user-defined>
    <meta:user-defined meta:name="Mendeley_Bookmark_iD8mUfvMWu_6" meta:value-type="string">le genes of interest, search for enhancers that target reporter gene expression to a particular tissue, or download entire collections of enhancers with a defined tissue specificity or conservation depth. These experimentally validated training sets are e</meta:user-defined>
    <meta:user-defined meta:name="Mendeley_Bookmark_iD8mUfvMWu_7" meta:value-type="string">xpected to provide a basis for a wide range of downstream computational and functional studies of enhancer function. \u00a9 2007 Oxford University Press.", "type": "article-journal", "issue": "SUPPL. 1", "ISSN": "03051048", "author": [{"dropping-particle"</meta:user-defined>
    <meta:user-defined meta:name="Mendeley_Bookmark_iD8mUfvMWu_8" meta:value-type="string">: "", "family": "Visel", "non-dropping-particle": "", "suffix": "", "given": "Axel", "parse-names": false}, {"dropping-particle": "", "family": "Minovitsky", "non-dropping-particle": "", "suffix": "", "given": "Simon", "parse-names": false}, {"dropping-pa</meta:user-defined>
    <meta:user-defined meta:name="Mendeley_Bookmark_iD8mUfvMWu_9" meta:value-type="string">rticle": "", "family": "Dubchak", "non-dropping-particle": "", "suffix": "", "given": "Inna", "parse-names": false}, {"dropping-particle": "", "family": "Pennacchio", "non-dropping-particle": "", "suffix": "", "given": "Len A.", "parse-names": false}], "i</meta:user-defined>
    <meta:user-defined meta:name="Mendeley_Bookmark_iIOiONStXZ_1" meta:value-type="string">ADDIN CSL_CITATION {"citationItems": [{"uris": ["http://www.mendeley.com/documents/?uuid=34772b6d-3562-4ed3-92f8-c9f90080c8e0"], "itemData": {"DOI": "10.1038/nature11247", "volume": "489", "ISSN": "1476-4687", "page": "57-74", "id": "ITEM-1", "title": "An</meta:user-defined>
    <meta:user-defined meta:name="Mendeley_Bookmark_iIOiONStXZ_10" meta:value-type="string">family": "Doyle", "non-dropping-particle": "", "suffix": "", "given": "Francis", "parse-names": false}, {"dropping-particle": "", "family": "Epstein", "non-dropping-particle": "", "suffix": "", "given": "Charles B", "parse-names": false}, {"dropping-parti</meta:user-defined>
    <meta:user-defined meta:name="Mendeley_Bookmark_iIOiONStXZ_100" meta:value-type="string">: false}, {"dropping-particle": "", "family": "Barber", "non-dropping-particle": "", "suffix": "", "given": "Galt P", "parse-names": false}, {"dropping-particle": "", "family": "Cline", "non-dropping-particle": "", "suffix": "", "given": "Melissa S", "par</meta:user-defined>
    <meta:user-defined meta:name="Mendeley_Bookmark_iIOiONStXZ_101" meta:value-type="string">se-names": false}, {"dropping-particle": "", "family": "Dreszer", "non-dropping-particle": "", "suffix": "", "given": "Timothy R", "parse-names": false}, {"dropping-particle": "", "family": "Heitner", "non-dropping-particle": "", "suffix": "", "given": "S</meta:user-defined>
    <meta:user-defined meta:name="Mendeley_Bookmark_iIOiONStXZ_102" meta:value-type="string">teven G", "parse-names": false}, {"dropping-particle": "", "family": "Karolchik", "non-dropping-particle": "", "suffix": "", "given": "Donna", "parse-names": false}, {"dropping-particle": "", "family": "Kirkup", "non-dropping-particle": "", "suffix": "", </meta:user-defined>
    <meta:user-defined meta:name="Mendeley_Bookmark_iIOiONStXZ_103" meta:value-type="string">"given": "Vaness M", "parse-names": false}, {"dropping-particle": "", "family": "Meyer", "non-dropping-particle": "", "suffix": "", "given": "Laurence R", "parse-names": false}, {"dropping-particle": "", "family": "Long", "non-dropping-particle": "", "suf</meta:user-defined>
    <meta:user-defined meta:name="Mendeley_Bookmark_iIOiONStXZ_104" meta:value-type="string">fix": "", "given": "Jeffrey C", "parse-names": false}, {"dropping-particle": "", "family": "Maddren", "non-dropping-particle": "", "suffix": "", "given": "Morgan", "parse-names": false}, {"dropping-particle": "", "family": "Raney", "non-dropping-particle"</meta:user-defined>
    <meta:user-defined meta:name="Mendeley_Bookmark_iIOiONStXZ_105" meta:value-type="string">: "", "suffix": "", "given": "Brian J", "parse-names": false}, {"dropping-particle": "", "family": "Grasfeder", "non-dropping-particle": "", "suffix": "", "given": "Linda L", "parse-names": false}, {"dropping-particle": "", "family": "Giresi", "non-droppi</meta:user-defined>
    <meta:user-defined meta:name="Mendeley_Bookmark_iIOiONStXZ_106" meta:value-type="string">ng-particle": "", "suffix": "", "given": "Paul G", "parse-names": false}, {"dropping-particle": "", "family": "Battenhouse", "non-dropping-particle": "", "suffix": "", "given": "Anna", "parse-names": false}, {"dropping-particle": "", "family": "Sheffield"</meta:user-defined>
    <meta:user-defined meta:name="Mendeley_Bookmark_iIOiONStXZ_107" meta:value-type="string">, "non-dropping-particle": "", "suffix": "", "given": "Nathan C", "parse-names": false}, {"dropping-particle": "", "family": "Showers", "non-dropping-particle": "", "suffix": "", "given": "Kimberly a", "parse-names": false}, {"dropping-particle": "", "fam</meta:user-defined>
    <meta:user-defined meta:name="Mendeley_Bookmark_iIOiONStXZ_108" meta:value-type="string">ily": "London", "non-dropping-particle": "", "suffix": "", "given": "Darin", "parse-names": false}, {"dropping-particle": "", "family": "Bhinge", "non-dropping-particle": "", "suffix": "", "given": "Akshay a", "parse-names": false}, {"dropping-particle": </meta:user-defined>
    <meta:user-defined meta:name="Mendeley_Bookmark_iIOiONStXZ_109" meta:value-type="string">"", "family": "Shestak", "non-dropping-particle": "", "suffix": "", "given": "Christopher", "parse-names": false}, {"dropping-particle": "", "family": "Schaner", "non-dropping-particle": "", "suffix": "", "given": "Matthew R", "parse-names": false}, {"dro</meta:user-defined>
    <meta:user-defined meta:name="Mendeley_Bookmark_iIOiONStXZ_11" meta:value-type="string">cle": "", "family": "Frietze", "non-dropping-particle": "", "suffix": "", "given": "Seth", "parse-names": false}, {"dropping-particle": "", "family": "Harrow", "non-dropping-particle": "", "suffix": "", "given": "Jennifer", "parse-names": false}, {"droppi</meta:user-defined>
    <meta:user-defined meta:name="Mendeley_Bookmark_iIOiONStXZ_110" meta:value-type="string">pping-particle": "", "family": "Kim", "non-dropping-particle": "", "suffix": "", "given": "Seul Ki", "parse-names": false}, {"dropping-particle": "", "family": "Zhang", "non-dropping-particle": "", "suffix": "", "given": "Zhuzhu Zhancheng Zhengdong", "par</meta:user-defined>
    <meta:user-defined meta:name="Mendeley_Bookmark_iIOiONStXZ_111" meta:value-type="string">se-names": false}, {"dropping-particle": "", "family": "Mieczkowski", "non-dropping-particle": "", "suffix": "", "given": "Piotr a", "parse-names": false}, {"dropping-particle": "", "family": "Mieczkowska", "non-dropping-particle": "", "suffix": "", "give</meta:user-defined>
    <meta:user-defined meta:name="Mendeley_Bookmark_iIOiONStXZ_112" meta:value-type="string">n": "Joanna O", "parse-names": false}, {"dropping-particle": "", "family": "Liu", "non-dropping-particle": "", "suffix": "", "given": "Zheng", "parse-names": false}, {"dropping-particle": "", "family": "McDaniell", "non-dropping-particle": "", "suffix": "</meta:user-defined>
    <meta:user-defined meta:name="Mendeley_Bookmark_iIOiONStXZ_113" meta:value-type="string">", "given": "Ryan M", "parse-names": false}, {"dropping-particle": "", "family": "Ni", "non-dropping-particle": "", "suffix": "", "given": "Yunyun", "parse-names": false}, {"dropping-particle": "", "family": "Rashid", "non-dropping-particle": "", "suffix"</meta:user-defined>
    <meta:user-defined meta:name="Mendeley_Bookmark_iIOiONStXZ_114" meta:value-type="string">: "", "given": "Naim U", "parse-names": false}, {"dropping-particle": "", "family": "Kim", "non-dropping-particle": "", "suffix": "", "given": "Min Jae", "parse-names": false}, {"dropping-particle": "", "family": "Adar", "non-dropping-particle": "", "suff</meta:user-defined>
    <meta:user-defined meta:name="Mendeley_Bookmark_iIOiONStXZ_115" meta:value-type="string">ix": "", "given": "Sheera", "parse-names": false}, {"dropping-particle": "", "family": "Wang", "non-dropping-particle": "", "suffix": "", "given": "Tianyuan", "parse-names": false}, {"dropping-particle": "", "family": "Winter", "non-dropping-particle": ""</meta:user-defined>
    <meta:user-defined meta:name="Mendeley_Bookmark_iIOiONStXZ_116" meta:value-type="string">, "suffix": "", "given": "Deborah", "parse-names": false}, {"dropping-particle": "", "family": "Keefe", "non-dropping-particle": "", "suffix": "", "given": "Damian", "parse-names": false}, {"dropping-particle": "", "family": "Iyer", "non-dropping-particle</meta:user-defined>
    <meta:user-defined meta:name="Mendeley_Bookmark_iIOiONStXZ_117" meta:value-type="string">": "", "suffix": "", "given": "Vishwanath R", "parse-names": false}, {"dropping-particle": "", "family": "Sandhu", "non-dropping-particle": "", "suffix": "", "given": "Kljeet Singh", "parse-names": false}, {"dropping-particle": "", "family": "Zheng", "non</meta:user-defined>
    <meta:user-defined meta:name="Mendeley_Bookmark_iIOiONStXZ_118" meta:value-type="string">-dropping-particle": "", "suffix": "", "given": "Meizhen", "parse-names": false}, {"dropping-particle": "", "family": "Wang", "non-dropping-particle": "", "suffix": "", "given": "Ping", "parse-names": false}, {"dropping-particle": "", "family": "Gertz", "</meta:user-defined>
    <meta:user-defined meta:name="Mendeley_Bookmark_iIOiONStXZ_119" meta:value-type="string">non-dropping-particle": "", "suffix": "", "given": "Jason", "parse-names": false}, {"dropping-particle": "", "family": "Vielmetter", "non-dropping-particle": "", "suffix": "", "given": "Jost", "parse-names": false}, {"dropping-particle": "", "family": "Pa</meta:user-defined>
    <meta:user-defined meta:name="Mendeley_Bookmark_iIOiONStXZ_12" meta:value-type="string">ng-particle": "", "family": "Kaul", "non-dropping-particle": "", "suffix": "", "given": "Rajinder", "parse-names": false}, {"dropping-particle": "", "family": "Khatun", "non-dropping-particle": "", "suffix": "", "given": "Jainab", "parse-names": false}, {</meta:user-defined>
    <meta:user-defined meta:name="Mendeley_Bookmark_iIOiONStXZ_120" meta:value-type="string">rtridge", "non-dropping-particle": "", "suffix": "", "given": "E Christopher", "parse-names": false}, {"dropping-particle": "", "family": "Varley", "non-dropping-particle": "", "suffix": "", "given": "Katherine E", "parse-names": false}, {"dropping-partic</meta:user-defined>
    <meta:user-defined meta:name="Mendeley_Bookmark_iIOiONStXZ_121" meta:value-type="string">le": "", "family": "Gasper", "non-dropping-particle": "", "suffix": "", "given": "Clarke", "parse-names": false}, {"dropping-particle": "", "family": "Bansal", "non-dropping-particle": "", "suffix": "", "given": "Anita", "parse-names": false}, {"dropping-</meta:user-defined>
    <meta:user-defined meta:name="Mendeley_Bookmark_iIOiONStXZ_122" meta:value-type="string">particle": "", "family": "Pepke", "non-dropping-particle": "", "suffix": "", "given": "Shirley", "parse-names": false}, {"dropping-particle": "", "family": "Jain", "non-dropping-particle": "", "suffix": "", "given": "Preti", "parse-names": false}, {"dropp</meta:user-defined>
    <meta:user-defined meta:name="Mendeley_Bookmark_iIOiONStXZ_123" meta:value-type="string">ing-particle": "", "family": "Amrhein", "non-dropping-particle": "", "suffix": "", "given": "Henry", "parse-names": false}, {"dropping-particle": "", "family": "Bowling", "non-dropping-particle": "", "suffix": "", "given": "Kevin M", "parse-names": false}</meta:user-defined>
    <meta:user-defined meta:name="Mendeley_Bookmark_iIOiONStXZ_124" meta:value-type="string">, {"dropping-particle": "", "family": "Anaya", "non-dropping-particle": "", "suffix": "", "given": "Michael", "parse-names": false}, {"dropping-particle": "", "family": "Cross", "non-dropping-particle": "", "suffix": "", "given": "Marie K", "parse-names":</meta:user-defined>
    <meta:user-defined meta:name="Mendeley_Bookmark_iIOiONStXZ_125" meta:value-type="string"> false}, {"dropping-particle": "", "family": "Muratet", "non-dropping-particle": "", "suffix": "", "given": "Michael a", "parse-names": false}, {"dropping-particle": "", "family": "Newberry", "non-dropping-particle": "", "suffix": "", "given": "Kimberly M</meta:user-defined>
    <meta:user-defined meta:name="Mendeley_Bookmark_iIOiONStXZ_126" meta:value-type="string">", "parse-names": false}, {"dropping-particle": "", "family": "McCue", "non-dropping-particle": "", "suffix": "", "given": "Kenneth", "parse-names": false}, {"dropping-particle": "", "family": "Nesmith", "non-dropping-particle": "", "suffix": "", "given":</meta:user-defined>
    <meta:user-defined meta:name="Mendeley_Bookmark_iIOiONStXZ_127" meta:value-type="string"> "Amy S", "parse-names": false}, {"dropping-particle": "", "family": "Fisher-Aylor", "non-dropping-particle": "", "suffix": "", "given": "Katherine I", "parse-names": false}, {"dropping-particle": "", "family": "Pusey", "non-dropping-particle": "", "suffi</meta:user-defined>
    <meta:user-defined meta:name="Mendeley_Bookmark_iIOiONStXZ_128" meta:value-type="string">x": "", "given": "Barbara", "parse-names": false}, {"dropping-particle": "", "family": "DeSalvo", "non-dropping-particle": "", "suffix": "", "given": "Gilberto", "parse-names": false}, {"dropping-particle": "", "family": "Balasubramanian", "non-dropping-p</meta:user-defined>
    <meta:user-defined meta:name="Mendeley_Bookmark_iIOiONStXZ_129" meta:value-type="string">article": "", "suffix": "", "given": "Suganthi Sreeram", "parse-names": false}, {"dropping-particle": "", "family": "Davis", "non-dropping-particle": "", "suffix": "", "given": "Nicholas S", "parse-names": false}, {"dropping-particle": "", "family": "Mead</meta:user-defined>
    <meta:user-defined meta:name="Mendeley_Bookmark_iIOiONStXZ_13" meta:value-type="string">"dropping-particle": "", "family": "Lajoie", "non-dropping-particle": "", "suffix": "", "given": "Bryan R", "parse-names": false}, {"dropping-particle": "", "family": "Landt", "non-dropping-particle": "", "suffix": "", "given": "Stephen G", "parse-names":</meta:user-defined>
    <meta:user-defined meta:name="Mendeley_Bookmark_iIOiONStXZ_130" meta:value-type="string">ows", "non-dropping-particle": "", "suffix": "", "given": "Sarah K", "parse-names": false}, {"dropping-particle": "", "family": "Eggleston", "non-dropping-particle": "", "suffix": "", "given": "Tracy", "parse-names": false}, {"dropping-particle": "", "fam</meta:user-defined>
    <meta:user-defined meta:name="Mendeley_Bookmark_iIOiONStXZ_131" meta:value-type="string">ily": "Newberry", "non-dropping-particle": "", "suffix": "", "given": "J Scott", "parse-names": false}, {"dropping-particle": "", "family": "Levy", "non-dropping-particle": "", "suffix": "", "given": "Shawn E", "parse-names": false}, {"dropping-particle":</meta:user-defined>
    <meta:user-defined meta:name="Mendeley_Bookmark_iIOiONStXZ_132" meta:value-type="string"> "", "family": "Absher", "non-dropping-particle": "", "suffix": "", "given": "Devin M", "parse-names": false}, {"dropping-particle": "", "family": "Wong", "non-dropping-particle": "", "suffix": "", "given": "Wing H", "parse-names": false}, {"dropping-part</meta:user-defined>
    <meta:user-defined meta:name="Mendeley_Bookmark_iIOiONStXZ_133" meta:value-type="string">icle": "", "family": "Blow", "non-dropping-particle": "", "suffix": "", "given": "Matthew J", "parse-names": false}, {"dropping-particle": "", "family": "Visel", "non-dropping-particle": "", "suffix": "", "given": "Axel", "parse-names": false}, {"dropping</meta:user-defined>
    <meta:user-defined meta:name="Mendeley_Bookmark_iIOiONStXZ_134" meta:value-type="string">-particle": "", "family": "Pennachio", "non-dropping-particle": "", "suffix": "", "given": "Len a", "parse-names": false}, {"dropping-particle": "", "family": "Elnitski", "non-dropping-particle": "", "suffix": "", "given": "Laura", "parse-names": false}, </meta:user-defined>
    <meta:user-defined meta:name="Mendeley_Bookmark_iIOiONStXZ_135" meta:value-type="string">{"dropping-particle": "", "family": "Petrykowska", "non-dropping-particle": "", "suffix": "", "given": "Hanna M", "parse-names": false}, {"dropping-particle": "", "family": "Abyzov", "non-dropping-particle": "", "suffix": "", "given": "Alexej", "parse-nam</meta:user-defined>
    <meta:user-defined meta:name="Mendeley_Bookmark_iIOiONStXZ_136" meta:value-type="string">es": false}, {"dropping-particle": "", "family": "Aken", "non-dropping-particle": "", "suffix": "", "given": "Bronwen", "parse-names": false}, {"dropping-particle": "", "family": "Barrell", "non-dropping-particle": "", "suffix": "", "given": "Daniel", "pa</meta:user-defined>
    <meta:user-defined meta:name="Mendeley_Bookmark_iIOiONStXZ_137" meta:value-type="string">rse-names": false}, {"dropping-particle": "", "family": "Barson", "non-dropping-particle": "", "suffix": "", "given": "Gemma", "parse-names": false}, {"dropping-particle": "", "family": "Berry", "non-dropping-particle": "", "suffix": "", "given": "Andrew"</meta:user-defined>
    <meta:user-defined meta:name="Mendeley_Bookmark_iIOiONStXZ_138" meta:value-type="string">, "parse-names": false}, {"dropping-particle": "", "family": "Bignell", "non-dropping-particle": "", "suffix": "", "given": "Alexandra", "parse-names": false}, {"dropping-particle": "", "family": "Boychenko", "non-dropping-particle": "", "suffix": "", "gi</meta:user-defined>
    <meta:user-defined meta:name="Mendeley_Bookmark_iIOiONStXZ_139" meta:value-type="string">ven": "Veronika", "parse-names": false}, {"dropping-particle": "", "family": "Bussotti", "non-dropping-particle": "", "suffix": "", "given": "Govanni", "parse-names": false}, {"dropping-particle": "", "family": "Davidson", "non-dropping-particle": "", "su</meta:user-defined>
    <meta:user-defined meta:name="Mendeley_Bookmark_iIOiONStXZ_14" meta:value-type="string"> false}, {"dropping-particle": "", "family": "Lee", "non-dropping-particle": "", "suffix": "", "given": "Burn-Kyu Bum-Kyu", "parse-names": false}, {"dropping-particle": "", "family": "Pauli", "non-dropping-particle": "", "suffix": "", "given": "Florencia"</meta:user-defined>
    <meta:user-defined meta:name="Mendeley_Bookmark_iIOiONStXZ_140" meta:value-type="string">ffix": "", "given": "Claire", "parse-names": false}, {"dropping-particle": "", "family": "Despacio-Reyes", "non-dropping-particle": "", "suffix": "", "given": "Gloria", "parse-names": false}, {"dropping-particle": "", "family": "Diekhans", "non-dropping-p</meta:user-defined>
    <meta:user-defined meta:name="Mendeley_Bookmark_iIOiONStXZ_141" meta:value-type="string">article": "", "suffix": "", "given": "Mark", "parse-names": false}, {"dropping-particle": "", "family": "Ezkurdia", "non-dropping-particle": "", "suffix": "", "given": "Iakes", "parse-names": false}, {"dropping-particle": "", "family": "Frankish", "non-dr</meta:user-defined>
    <meta:user-defined meta:name="Mendeley_Bookmark_iIOiONStXZ_142" meta:value-type="string">opping-particle": "", "suffix": "", "given": "Adam", "parse-names": false}, {"dropping-particle": "", "family": "Gilbert", "non-dropping-particle": "", "suffix": "", "given": "James", "parse-names": false}, {"dropping-particle": "", "family": "Gonzalez", </meta:user-defined>
    <meta:user-defined meta:name="Mendeley_Bookmark_iIOiONStXZ_143" meta:value-type="string">"non-dropping-particle": "", "suffix": "", "given": "Jose Manuel", "parse-names": false}, {"dropping-particle": "", "family": "Griffiths", "non-dropping-particle": "", "suffix": "", "given": "Ed", "parse-names": false}, {"dropping-particle": "", "family":</meta:user-defined>
    <meta:user-defined meta:name="Mendeley_Bookmark_iIOiONStXZ_144" meta:value-type="string"> "Harte", "non-dropping-particle": "", "suffix": "", "given": "Rachel", "parse-names": false}, {"dropping-particle": "", "family": "Hendrix", "non-dropping-particle": "", "suffix": "", "given": "David a", "parse-names": false}, {"dropping-particle": "", "</meta:user-defined>
    <meta:user-defined meta:name="Mendeley_Bookmark_iIOiONStXZ_145" meta:value-type="string">family": "Hunt", "non-dropping-particle": "", "suffix": "", "given": "Toby", "parse-names": false}, {"dropping-particle": "", "family": "Jungreis", "non-dropping-particle": "", "suffix": "", "given": "Irwin", "parse-names": false}, {"dropping-particle": "</meta:user-defined>
    <meta:user-defined meta:name="Mendeley_Bookmark_iIOiONStXZ_146" meta:value-type="string">", "family": "Kay", "non-dropping-particle": "", "suffix": "", "given": "Mike", "parse-names": false}, {"dropping-particle": "", "family": "Khurana", "non-dropping-particle": "", "suffix": "", "given": "Ekta", "parse-names": false}, {"dropping-particle": </meta:user-defined>
    <meta:user-defined meta:name="Mendeley_Bookmark_iIOiONStXZ_147" meta:value-type="string">"", "family": "Leng", "non-dropping-particle": "", "suffix": "", "given": "Jing", "parse-names": false}, {"dropping-particle": "", "family": "Lin", "non-dropping-particle": "", "suffix": "", "given": "Michael F", "parse-names": false}, {"dropping-particle</meta:user-defined>
    <meta:user-defined meta:name="Mendeley_Bookmark_iIOiONStXZ_148" meta:value-type="string">": "", "family": "Loveland", "non-dropping-particle": "", "suffix": "", "given": "Jane", "parse-names": false}, {"dropping-particle": "", "family": "Lu", "non-dropping-particle": "", "suffix": "", "given": "Zhi", "parse-names": false}, {"dropping-particle</meta:user-defined>
    <meta:user-defined meta:name="Mendeley_Bookmark_iIOiONStXZ_149" meta:value-type="string">": "", "family": "Manthravadi", "non-dropping-particle": "", "suffix": "", "given": "Deepa", "parse-names": false}, {"dropping-particle": "", "family": "Mariotti", "non-dropping-particle": "", "suffix": "", "given": "Marco", "parse-names": false}, {"dropp</meta:user-defined>
    <meta:user-defined meta:name="Mendeley_Bookmark_iIOiONStXZ_15" meta:value-type="string">, "parse-names": false}, {"dropping-particle": "", "family": "Rosenbloom", "non-dropping-particle": "", "suffix": "", "given": "Kate R", "parse-names": false}, {"dropping-particle": "", "family": "Sabo", "non-dropping-particle": "", "suffix": "", "given":</meta:user-defined>
    <meta:user-defined meta:name="Mendeley_Bookmark_iIOiONStXZ_150" meta:value-type="string">ing-particle": "", "family": "Mudge", "non-dropping-particle": "", "suffix": "", "given": "Jonathan", "parse-names": false}, {"dropping-particle": "", "family": "Mukherjee", "non-dropping-particle": "", "suffix": "", "given": "Gaurab", "parse-names": fals</meta:user-defined>
    <meta:user-defined meta:name="Mendeley_Bookmark_iIOiONStXZ_151" meta:value-type="string">e}, {"dropping-particle": "", "family": "Notredame", "non-dropping-particle": "", "suffix": "", "given": "Cedric", "parse-names": false}, {"dropping-particle": "", "family": "Pei", "non-dropping-particle": "", "suffix": "", "given": "Baikang", "parse-name</meta:user-defined>
    <meta:user-defined meta:name="Mendeley_Bookmark_iIOiONStXZ_152" meta:value-type="string">s": false}, {"dropping-particle": "", "family": "Rodriguez", "non-dropping-particle": "", "suffix": "", "given": "Jose Manuel", "parse-names": false}, {"dropping-particle": "", "family": "Saunders", "non-dropping-particle": "", "suffix": "", "given": "Gar</meta:user-defined>
    <meta:user-defined meta:name="Mendeley_Bookmark_iIOiONStXZ_153" meta:value-type="string">y", "parse-names": false}, {"dropping-particle": "", "family": "Sboner", "non-dropping-particle": "", "suffix": "", "given": "Andrea", "parse-names": false}, {"dropping-particle": "", "family": "Searle", "non-dropping-particle": "", "suffix": "", "given":</meta:user-defined>
    <meta:user-defined meta:name="Mendeley_Bookmark_iIOiONStXZ_154" meta:value-type="string"> "Stephen", "parse-names": false}, {"dropping-particle": "", "family": "Sisu", "non-dropping-particle": "", "suffix": "", "given": "Cristina", "parse-names": false}, {"dropping-particle": "", "family": "Snow", "non-dropping-particle": "", "suffix": "", "g</meta:user-defined>
    <meta:user-defined meta:name="Mendeley_Bookmark_iIOiONStXZ_155" meta:value-type="string">iven": "Catherine", "parse-names": false}, {"dropping-particle": "", "family": "Steward", "non-dropping-particle": "", "suffix": "", "given": "Charlie", "parse-names": false}, {"dropping-particle": "", "family": "Tapanari", "non-dropping-particle": "", "s</meta:user-defined>
    <meta:user-defined meta:name="Mendeley_Bookmark_iIOiONStXZ_156" meta:value-type="string">uffix": "", "given": "Electra", "parse-names": false}, {"dropping-particle": "", "family": "Tress", "non-dropping-particle": "", "suffix": "", "given": "Michael L", "parse-names": false}, {"dropping-particle": "", "family": "Baren", "non-dropping-particle</meta:user-defined>
    <meta:user-defined meta:name="Mendeley_Bookmark_iIOiONStXZ_157" meta:value-type="string">": "van", "suffix": "", "given": "Marijke J", "parse-names": false}, {"dropping-particle": "", "family": "Washieti", "non-dropping-particle": "", "suffix": "", "given": "Stefan", "parse-names": false}, {"dropping-particle": "", "family": "Wilming", "non-d</meta:user-defined>
    <meta:user-defined meta:name="Mendeley_Bookmark_iIOiONStXZ_158" meta:value-type="string">ropping-particle": "", "suffix": "", "given": "Laurens", "parse-names": false}, {"dropping-particle": "", "family": "Zadissa", "non-dropping-particle": "", "suffix": "", "given": "Amonida", "parse-names": false}, {"dropping-particle": "", "family": "Zheng</meta:user-defined>
    <meta:user-defined meta:name="Mendeley_Bookmark_iIOiONStXZ_159" meta:value-type="string">dong", "non-dropping-particle": "", "suffix": "", "given": "Zhang", "parse-names": false}, {"dropping-particle": "", "family": "Brent", "non-dropping-particle": "", "suffix": "", "given": "Michael", "parse-names": false}, {"dropping-particle": "", "family</meta:user-defined>
    <meta:user-defined meta:name="Mendeley_Bookmark_iIOiONStXZ_16" meta:value-type="string"> "Peter", "parse-names": false}, {"dropping-particle": "", "family": "Safi", "non-dropping-particle": "", "suffix": "", "given": "Alexias", "parse-names": false}, {"dropping-particle": "", "family": "Sanyal", "non-dropping-particle": "", "suffix": "", "gi</meta:user-defined>
    <meta:user-defined meta:name="Mendeley_Bookmark_iIOiONStXZ_160" meta:value-type="string">": "Haussler", "non-dropping-particle": "", "suffix": "", "given": "David", "parse-names": false}, {"dropping-particle": "", "family": "Valencia", "non-dropping-particle": "", "suffix": "", "given": "Alfonso", "parse-names": false}, {"dropping-particle": </meta:user-defined>
    <meta:user-defined meta:name="Mendeley_Bookmark_iIOiONStXZ_161" meta:value-type="string">"", "family": "Raymond", "non-dropping-particle": "", "suffix": "", "given": "Alexandre", "parse-names": false}, {"dropping-particle": "", "family": "Addleman", "non-dropping-particle": "", "suffix": "", "given": "Nick", "parse-names": false}, {"dropping-</meta:user-defined>
    <meta:user-defined meta:name="Mendeley_Bookmark_iIOiONStXZ_162" meta:value-type="string">particle": "", "family": "Alexander", "non-dropping-particle": "", "suffix": "", "given": "Roger P", "parse-names": false}, {"dropping-particle": "", "family": "Auerbach", "non-dropping-particle": "", "suffix": "", "given": "Raymond K", "parse-names": fal</meta:user-defined>
    <meta:user-defined meta:name="Mendeley_Bookmark_iIOiONStXZ_163" meta:value-type="string">se}, {"dropping-particle": "", "family": "Bettinger", "non-dropping-particle": "", "suffix": "", "given": "Keith", "parse-names": false}, {"dropping-particle": "", "family": "Bhardwaj", "non-dropping-particle": "", "suffix": "", "given": "Nitin", "parse-n</meta:user-defined>
    <meta:user-defined meta:name="Mendeley_Bookmark_iIOiONStXZ_164" meta:value-type="string">ames": false}, {"dropping-particle": "", "family": "Boyle", "non-dropping-particle": "", "suffix": "", "given": "Alan P", "parse-names": false}, {"dropping-particle": "", "family": "Cao", "non-dropping-particle": "", "suffix": "", "given": "Alina R", "par</meta:user-defined>
    <meta:user-defined meta:name="Mendeley_Bookmark_iIOiONStXZ_165" meta:value-type="string">se-names": false}, {"dropping-particle": "", "family": "Cayting", "non-dropping-particle": "", "suffix": "", "given": "Philip", "parse-names": false}, {"dropping-particle": "", "family": "Charos", "non-dropping-particle": "", "suffix": "", "given": "Alexa</meta:user-defined>
    <meta:user-defined meta:name="Mendeley_Bookmark_iIOiONStXZ_166" meta:value-type="string">ndra", "parse-names": false}, {"dropping-particle": "", "family": "Cheng", "non-dropping-particle": "", "suffix": "", "given": "Yong", "parse-names": false}, {"dropping-particle": "", "family": "Eastman", "non-dropping-particle": "", "suffix": "", "given"</meta:user-defined>
    <meta:user-defined meta:name="Mendeley_Bookmark_iIOiONStXZ_167" meta:value-type="string">: "Catharine", "parse-names": false}, {"dropping-particle": "", "family": "Euskirchen", "non-dropping-particle": "", "suffix": "", "given": "Ghia", "parse-names": false}, {"dropping-particle": "", "family": "Fleming", "non-dropping-particle": "", "suffix"</meta:user-defined>
    <meta:user-defined meta:name="Mendeley_Bookmark_iIOiONStXZ_168" meta:value-type="string">: "", "given": "Joseph D", "parse-names": false}, {"dropping-particle": "", "family": "Grubert", "non-dropping-particle": "", "suffix": "", "given": "Fabian", "parse-names": false}, {"dropping-particle": "", "family": "Habegger", "non-dropping-particle": </meta:user-defined>
    <meta:user-defined meta:name="Mendeley_Bookmark_iIOiONStXZ_169" meta:value-type="string">"", "suffix": "", "given": "Lukas", "parse-names": false}, {"dropping-particle": "", "family": "Hariharan", "non-dropping-particle": "", "suffix": "", "given": "Manoj", "parse-names": false}, {"dropping-particle": "", "family": "Harmanci", "non-dropping-p</meta:user-defined>
    <meta:user-defined meta:name="Mendeley_Bookmark_iIOiONStXZ_17" meta:value-type="string">ven": "Amartya", "parse-names": false}, {"dropping-particle": "", "family": "Shoresh", "non-dropping-particle": "", "suffix": "", "given": "Noam", "parse-names": false}, {"dropping-particle": "", "family": "Simon", "non-dropping-particle": "", "suffix": "</meta:user-defined>
    <meta:user-defined meta:name="Mendeley_Bookmark_iIOiONStXZ_170" meta:value-type="string">article": "", "suffix": "", "given": "Arif", "parse-names": false}, {"dropping-particle": "", "family": "Iyenger", "non-dropping-particle": "", "suffix": "", "given": "Susma", "parse-names": false}, {"dropping-particle": "", "family": "Jin", "non-dropping</meta:user-defined>
    <meta:user-defined meta:name="Mendeley_Bookmark_iIOiONStXZ_171" meta:value-type="string">-particle": "", "suffix": "", "given": "Victor X", "parse-names": false}, {"dropping-particle": "", "family": "Karczewski", "non-dropping-particle": "", "suffix": "", "given": "Konrad J", "parse-names": false}, {"dropping-particle": "", "family": "Kasowsk</meta:user-defined>
    <meta:user-defined meta:name="Mendeley_Bookmark_iIOiONStXZ_172" meta:value-type="string">i", "non-dropping-particle": "", "suffix": "", "given": "Maya", "parse-names": false}, {"dropping-particle": "", "family": "Lacroute", "non-dropping-particle": "", "suffix": "", "given": "Phil", "parse-names": false}, {"dropping-particle": "", "family": "</meta:user-defined>
    <meta:user-defined meta:name="Mendeley_Bookmark_iIOiONStXZ_173" meta:value-type="string">Lam", "non-dropping-particle": "", "suffix": "", "given": "Hugo", "parse-names": false}, {"dropping-particle": "", "family": "Larnarre-Vincent", "non-dropping-particle": "", "suffix": "", "given": "Nathan", "parse-names": false}, {"dropping-particle": "",</meta:user-defined>
    <meta:user-defined meta:name="Mendeley_Bookmark_iIOiONStXZ_174" meta:value-type="string"> "family": "Lian", "non-dropping-particle": "", "suffix": "", "given": "Jin", "parse-names": false}, {"dropping-particle": "", "family": "Lindahl-Allen", "non-dropping-particle": "", "suffix": "", "given": "Marianne", "parse-names": false}, {"dropping-par</meta:user-defined>
    <meta:user-defined meta:name="Mendeley_Bookmark_iIOiONStXZ_175" meta:value-type="string">ticle": "", "family": "Min", "non-dropping-particle": "", "suffix": "", "given": "Renqiang", "parse-names": false}, {"dropping-particle": "", "family": "Miotto", "non-dropping-particle": "", "suffix": "", "given": "Benoit", "parse-names": false}, {"droppi</meta:user-defined>
    <meta:user-defined meta:name="Mendeley_Bookmark_iIOiONStXZ_176" meta:value-type="string">ng-particle": "", "family": "Monahan", "non-dropping-particle": "", "suffix": "", "given": "Hannah", "parse-names": false}, {"dropping-particle": "", "family": "Moqtaderi", "non-dropping-particle": "", "suffix": "", "given": "Zarmik", "parse-names": false</meta:user-defined>
    <meta:user-defined meta:name="Mendeley_Bookmark_iIOiONStXZ_177" meta:value-type="string">}, {"dropping-particle": "", "family": "Mu", "non-dropping-particle": "", "suffix": "", "given": "Xinmeng J", "parse-names": false}, {"dropping-particle": "", "family": "O'Geen", "non-dropping-particle": "", "suffix": "", "given": "Henriette", "parse-name</meta:user-defined>
    <meta:user-defined meta:name="Mendeley_Bookmark_iIOiONStXZ_178" meta:value-type="string">s": false}, {"dropping-particle": "", "family": "Ouyang", "non-dropping-particle": "", "suffix": "", "given": "Zhengqing", "parse-names": false}, {"dropping-particle": "", "family": "Patacsil", "non-dropping-particle": "", "suffix": "", "given": "Dorrelyn</meta:user-defined>
    <meta:user-defined meta:name="Mendeley_Bookmark_iIOiONStXZ_179" meta:value-type="string">", "parse-names": false}, {"dropping-particle": "", "family": "Raha", "non-dropping-particle": "", "suffix": "", "given": "Debasish", "parse-names": false}, {"dropping-particle": "", "family": "Ramirez", "non-dropping-particle": "", "suffix": "", "given":</meta:user-defined>
    <meta:user-defined meta:name="Mendeley_Bookmark_iIOiONStXZ_18" meta:value-type="string">", "given": "Jeremy M", "parse-names": false}, {"dropping-particle": "", "family": "Song", "non-dropping-particle": "", "suffix": "", "given": "Lingyun", "parse-names": false}, {"dropping-particle": "", "family": "Trinklein", "non-dropping-particle": "", </meta:user-defined>
    <meta:user-defined meta:name="Mendeley_Bookmark_iIOiONStXZ_180" meta:value-type="string"> "Lucia", "parse-names": false}, {"dropping-particle": "", "family": "Reed", "non-dropping-particle": "", "suffix": "", "given": "Brian", "parse-names": false}, {"dropping-particle": "", "family": "Shi", "non-dropping-particle": "", "suffix": "", "given":</meta:user-defined>
    <meta:user-defined meta:name="Mendeley_Bookmark_iIOiONStXZ_181" meta:value-type="string"> "Minyi", "parse-names": false}, {"dropping-particle": "", "family": "Slifer", "non-dropping-particle": "", "suffix": "", "given": "Teri", "parse-names": false}, {"dropping-particle": "", "family": "Witt", "non-dropping-particle": "", "suffix": "", "given</meta:user-defined>
    <meta:user-defined meta:name="Mendeley_Bookmark_iIOiONStXZ_182" meta:value-type="string">": "Heather", "parse-names": false}, {"dropping-particle": "", "family": "Wu", "non-dropping-particle": "", "suffix": "", "given": "Linfeng", "parse-names": false}, {"dropping-particle": "", "family": "Xu", "non-dropping-particle": "", "suffix": "", "give</meta:user-defined>
    <meta:user-defined meta:name="Mendeley_Bookmark_iIOiONStXZ_183" meta:value-type="string">n": "Xiaoqin", "parse-names": false}, {"dropping-particle": "", "family": "Yan", "non-dropping-particle": "", "suffix": "", "given": "Koon-Kiu", "parse-names": false}, {"dropping-particle": "", "family": "Yang", "non-dropping-particle": "", "suffix": "", </meta:user-defined>
    <meta:user-defined meta:name="Mendeley_Bookmark_iIOiONStXZ_184" meta:value-type="string">"given": "Xinqiong", "parse-names": false}, {"dropping-particle": "", "family": "Struhl", "non-dropping-particle": "", "suffix": "", "given": "Kevin", "parse-names": false}, {"dropping-particle": "", "family": "Weissman", "non-dropping-particle": "", "suf</meta:user-defined>
    <meta:user-defined meta:name="Mendeley_Bookmark_iIOiONStXZ_185" meta:value-type="string">fix": "", "given": "Sherman M", "parse-names": false}, {"dropping-particle": "", "family": "Tenebaum", "non-dropping-particle": "", "suffix": "", "given": "Scott a", "parse-names": false}, {"dropping-particle": "", "family": "Penalva", "non-dropping-parti</meta:user-defined>
    <meta:user-defined meta:name="Mendeley_Bookmark_iIOiONStXZ_186" meta:value-type="string">cle": "", "suffix": "", "given": "Luiz O", "parse-names": false}, {"dropping-particle": "", "family": "Karmakar", "non-dropping-particle": "", "suffix": "", "given": "Subhradip", "parse-names": false}, {"dropping-particle": "", "family": "Bhanvadia", "non</meta:user-defined>
    <meta:user-defined meta:name="Mendeley_Bookmark_iIOiONStXZ_187" meta:value-type="string">-dropping-particle": "", "suffix": "", "given": "Raj R", "parse-names": false}, {"dropping-particle": "", "family": "Choudhury", "non-dropping-particle": "", "suffix": "", "given": "Alina", "parse-names": false}, {"dropping-particle": "", "family": "Doman</meta:user-defined>
    <meta:user-defined meta:name="Mendeley_Bookmark_iIOiONStXZ_188" meta:value-type="string">us", "non-dropping-particle": "", "suffix": "", "given": "Marc", "parse-names": false}, {"dropping-particle": "", "family": "Ma", "non-dropping-particle": "", "suffix": "", "given": "Lijia", "parse-names": false}, {"dropping-particle": "", "family": "Mora</meta:user-defined>
    <meta:user-defined meta:name="Mendeley_Bookmark_iIOiONStXZ_189" meta:value-type="string">n", "non-dropping-particle": "", "suffix": "", "given": "Jennifer", "parse-names": false}, {"dropping-particle": "", "family": "Victorsen", "non-dropping-particle": "", "suffix": "", "given": "Alec", "parse-names": false}, {"dropping-particle": "", "famil</meta:user-defined>
    <meta:user-defined meta:name="Mendeley_Bookmark_iIOiONStXZ_19" meta:value-type="string">"suffix": "", "given": "Nathan D", "parse-names": false}, {"dropping-particle": "", "family": "Altshuler", "non-dropping-particle": "", "suffix": "", "given": "Robert C", "parse-names": false}, {"dropping-particle": "", "family": "Birney", "non-dropping-p</meta:user-defined>
    <meta:user-defined meta:name="Mendeley_Bookmark_iIOiONStXZ_190" meta:value-type="string">y": "Auer", "non-dropping-particle": "", "suffix": "", "given": "Thomas", "parse-names": false}, {"dropping-particle": "", "family": "Centarin", "non-dropping-particle": "", "suffix": "", "given": "Lazaro", "parse-names": false}, {"dropping-particle": "",</meta:user-defined>
    <meta:user-defined meta:name="Mendeley_Bookmark_iIOiONStXZ_191" meta:value-type="string"> "family": "Eichenlaub", "non-dropping-particle": "", "suffix": "", "given": "Michael", "parse-names": false}, {"dropping-particle": "", "family": "Gruhl", "non-dropping-particle": "", "suffix": "", "given": "Franziska", "parse-names": false}, {"dropping-</meta:user-defined>
    <meta:user-defined meta:name="Mendeley_Bookmark_iIOiONStXZ_192" meta:value-type="string">particle": "", "family": "Heerman", "non-dropping-particle": "", "suffix": "", "given": "Stephan", "parse-names": false}, {"dropping-particle": "", "family": "Hoeckendorf", "non-dropping-particle": "", "suffix": "", "given": "Burkard", "parse-names": fals</meta:user-defined>
    <meta:user-defined meta:name="Mendeley_Bookmark_iIOiONStXZ_193" meta:value-type="string">e}, {"dropping-particle": "", "family": "Inoue", "non-dropping-particle": "", "suffix": "", "given": "Daigo", "parse-names": false}, {"dropping-particle": "", "family": "Kellner", "non-dropping-particle": "", "suffix": "", "given": "Tanja", "parse-names":</meta:user-defined>
    <meta:user-defined meta:name="Mendeley_Bookmark_iIOiONStXZ_194" meta:value-type="string"> false}, {"dropping-particle": "", "family": "Kirchmaier", "non-dropping-particle": "", "suffix": "", "given": "Stephan", "parse-names": false}, {"dropping-particle": "", "family": "Mueller", "non-dropping-particle": "", "suffix": "", "given": "Claudia", </meta:user-defined>
    <meta:user-defined meta:name="Mendeley_Bookmark_iIOiONStXZ_195" meta:value-type="string">"parse-names": false}, {"dropping-particle": "", "family": "Reinhardt", "non-dropping-particle": "", "suffix": "", "given": "Robert", "parse-names": false}, {"dropping-particle": "", "family": "Schertel", "non-dropping-particle": "", "suffix": "", "given"</meta:user-defined>
    <meta:user-defined meta:name="Mendeley_Bookmark_iIOiONStXZ_196" meta:value-type="string">: "Lea", "parse-names": false}, {"dropping-particle": "", "family": "Schneider", "non-dropping-particle": "", "suffix": "", "given": "Stephanie", "parse-names": false}, {"dropping-particle": "", "family": "Sinn", "non-dropping-particle": "", "suffix": "",</meta:user-defined>
    <meta:user-defined meta:name="Mendeley_Bookmark_iIOiONStXZ_197" meta:value-type="string"> "given": "Rebecca", "parse-names": false}, {"dropping-particle": "", "family": "Wittbrodt", "non-dropping-particle": "", "suffix": "", "given": "Beate", "parse-names": false}, {"dropping-particle": "", "family": "Wittbrodt", "non-dropping-particle": "", </meta:user-defined>
    <meta:user-defined meta:name="Mendeley_Bookmark_iIOiONStXZ_198" meta:value-type="string">"suffix": "", "given": "Jochen", "parse-names": false}, {"dropping-particle": "", "family": "Jain", "non-dropping-particle": "", "suffix": "", "given": "Gaurav", "parse-names": false}, {"dropping-particle": "", "family": "Balasundaram", "non-dropping-part</meta:user-defined>
    <meta:user-defined meta:name="Mendeley_Bookmark_iIOiONStXZ_199" meta:value-type="string">icle": "", "suffix": "", "given": "Gayathri", "parse-names": false}, {"dropping-particle": "", "family": "Bates", "non-dropping-particle": "", "suffix": "", "given": "Daniel L", "parse-names": false}, {"dropping-particle": "", "family": "Byron", "non-drop</meta:user-defined>
    <meta:user-defined meta:name="Mendeley_Bookmark_iIOiONStXZ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iIOiONStXZ_20" meta:value-type="string">article": "", "suffix": "", "given": "Ewan", "parse-names": false}, {"dropping-particle": "", "family": "Brown", "non-dropping-particle": "", "suffix": "", "given": "James B", "parse-names": false}, {"dropping-particle": "", "family": "Cheng", "non-droppi</meta:user-defined>
    <meta:user-defined meta:name="Mendeley_Bookmark_iIOiONStXZ_200" meta:value-type="string">ping-particle": "", "suffix": "", "given": "Rachel", "parse-names": false}, {"dropping-particle": "", "family": "Canfield", "non-dropping-particle": "", "suffix": "", "given": "Theresa K", "parse-names": false}, {"dropping-particle": "", "family": "Diegel</meta:user-defined>
    <meta:user-defined meta:name="Mendeley_Bookmark_iIOiONStXZ_201" meta:value-type="string">", "non-dropping-particle": "", "suffix": "", "given": "Morgan J", "parse-names": false}, {"dropping-particle": "", "family": "Dunn", "non-dropping-particle": "", "suffix": "", "given": "Douglas", "parse-names": false}, {"dropping-particle": "", "family":</meta:user-defined>
    <meta:user-defined meta:name="Mendeley_Bookmark_iIOiONStXZ_202" meta:value-type="string"> "Ebersol", "non-dropping-particle": "", "suffix": "", "given": "Abigail K", "parse-names": false}, {"dropping-particle": "", "family": "Frum", "non-dropping-particle": "", "suffix": "", "given": "Tristan", "parse-names": false}, {"dropping-particle": "",</meta:user-defined>
    <meta:user-defined meta:name="Mendeley_Bookmark_iIOiONStXZ_203" meta:value-type="string"> "family": "Garg", "non-dropping-particle": "", "suffix": "", "given": "Kavita", "parse-names": false}, {"dropping-particle": "", "family": "Gist", "non-dropping-particle": "", "suffix": "", "given": "Erica", "parse-names": false}, {"dropping-particle": "</meta:user-defined>
    <meta:user-defined meta:name="Mendeley_Bookmark_iIOiONStXZ_204" meta:value-type="string">", "family": "Hansen", "non-dropping-particle": "", "suffix": "", "given": "R Scott", "parse-names": false}, {"dropping-particle": "", "family": "Boatman", "non-dropping-particle": "", "suffix": "", "given": "Lisa", "parse-names": false}, {"dropping-parti</meta:user-defined>
    <meta:user-defined meta:name="Mendeley_Bookmark_iIOiONStXZ_205" meta:value-type="string">cle": "", "family": "Haugen", "non-dropping-particle": "", "suffix": "", "given": "Eric", "parse-names": false}, {"dropping-particle": "", "family": "Humbert", "non-dropping-particle": "", "suffix": "", "given": "Richard", "parse-names": false}, {"droppin</meta:user-defined>
    <meta:user-defined meta:name="Mendeley_Bookmark_iIOiONStXZ_206" meta:value-type="string">g-particle": "", "family": "Johnson", "non-dropping-particle": "", "suffix": "", "given": "Audra K", "parse-names": false}, {"dropping-particle": "", "family": "Johnson", "non-dropping-particle": "", "suffix": "", "given": "Ericka M", "parse-names": false</meta:user-defined>
    <meta:user-defined meta:name="Mendeley_Bookmark_iIOiONStXZ_207" meta:value-type="string">}, {"dropping-particle": "", "family": "Kutyavin", "non-dropping-particle": "", "suffix": "", "given": "Tattayana M", "parse-names": false}, {"dropping-particle": "", "family": "Lee", "non-dropping-particle": "", "suffix": "", "given": "Kristin", "parse-n</meta:user-defined>
    <meta:user-defined meta:name="Mendeley_Bookmark_iIOiONStXZ_208" meta:value-type="string">ames": false}, {"dropping-particle": "", "family": "Lotakis", "non-dropping-particle": "", "suffix": "", "given": "Dimitra", "parse-names": false}, {"dropping-particle": "", "family": "Maurano", "non-dropping-particle": "", "suffix": "", "given": "Matthew</meta:user-defined>
    <meta:user-defined meta:name="Mendeley_Bookmark_iIOiONStXZ_209" meta:value-type="string"> T", "parse-names": false}, {"dropping-particle": "", "family": "Neph", "non-dropping-particle": "", "suffix": "", "given": "Shane J", "parse-names": false}, {"dropping-particle": "V", "family": "Neri", "non-dropping-particle": "", "suffix": "", "given": </meta:user-defined>
    <meta:user-defined meta:name="Mendeley_Bookmark_iIOiONStXZ_21" meta:value-type="string">ng-particle": "", "suffix": "", "given": "Chao", "parse-names": false}, {"dropping-particle": "", "family": "Djebali", "non-dropping-particle": "", "suffix": "", "given": "Sarah", "parse-names": false}, {"dropping-particle": "", "family": "Dong", "non-dro</meta:user-defined>
    <meta:user-defined meta:name="Mendeley_Bookmark_iIOiONStXZ_210" meta:value-type="string">"Fiedencio", "parse-names": false}, {"dropping-particle": "", "family": "Nguyen", "non-dropping-particle": "", "suffix": "", "given": "Eric D", "parse-names": false}, {"dropping-particle": "", "family": "Qu", "non-dropping-particle": "", "suffix": "", "gi</meta:user-defined>
    <meta:user-defined meta:name="Mendeley_Bookmark_iIOiONStXZ_211" meta:value-type="string">ven": "Hongzhu", "parse-names": false}, {"dropping-particle": "", "family": "Reynolds", "non-dropping-particle": "", "suffix": "", "given": "Alex P", "parse-names": false}, {"dropping-particle": "", "family": "Roach", "non-dropping-particle": "", "suffix"</meta:user-defined>
    <meta:user-defined meta:name="Mendeley_Bookmark_iIOiONStXZ_212" meta:value-type="string">: "", "given": "Vaughn", "parse-names": false}, {"dropping-particle": "", "family": "Rynes", "non-dropping-particle": "", "suffix": "", "given": "Eric", "parse-names": false}, {"dropping-particle": "", "family": "Sanchez", "non-dropping-particle": "", "su</meta:user-defined>
    <meta:user-defined meta:name="Mendeley_Bookmark_iIOiONStXZ_213" meta:value-type="string">ffix": "", "given": "Minerva E", "parse-names": false}, {"dropping-particle": "", "family": "Sandstrom", "non-dropping-particle": "", "suffix": "", "given": "Richard S", "parse-names": false}, {"dropping-particle": "", "family": "Shafer", "non-dropping-pa</meta:user-defined>
    <meta:user-defined meta:name="Mendeley_Bookmark_iIOiONStXZ_214" meta:value-type="string">rticle": "", "suffix": "", "given": "Anthony O", "parse-names": false}, {"dropping-particle": "", "family": "Stergachis", "non-dropping-particle": "", "suffix": "", "given": "Andrew B", "parse-names": false}, {"dropping-particle": "", "family": "Thomas", </meta:user-defined>
    <meta:user-defined meta:name="Mendeley_Bookmark_iIOiONStXZ_215" meta:value-type="string">"non-dropping-particle": "", "suffix": "", "given": "Sean", "parse-names": false}, {"dropping-particle": "", "family": "Vernot", "non-dropping-particle": "", "suffix": "", "given": "Benjamin", "parse-names": false}, {"dropping-particle": "", "family": "Vi</meta:user-defined>
    <meta:user-defined meta:name="Mendeley_Bookmark_iIOiONStXZ_216" meta:value-type="string">erstra", "non-dropping-particle": "", "suffix": "", "given": "Jeff", "parse-names": false}, {"dropping-particle": "", "family": "Vong", "non-dropping-particle": "", "suffix": "", "given": "Shinny", "parse-names": false}, {"dropping-particle": "", "family"</meta:user-defined>
    <meta:user-defined meta:name="Mendeley_Bookmark_iIOiONStXZ_217" meta:value-type="string">: "Weaver", "non-dropping-particle": "", "suffix": "", "given": "Molly a", "parse-names": false}, {"dropping-particle": "", "family": "Yan", "non-dropping-particle": "", "suffix": "", "given": "Yongqi", "parse-names": false}, {"dropping-particle": "", "fa</meta:user-defined>
    <meta:user-defined meta:name="Mendeley_Bookmark_iIOiONStXZ_218" meta:value-type="string">mily": "Zhang", "non-dropping-particle": "", "suffix": "", "given": "Miaohua", "parse-names": false}, {"dropping-particle": "", "family": "Akey", "non-dropping-particle": "", "suffix": "", "given": "Joshua a", "parse-names": false}, {"dropping-particle": </meta:user-defined>
    <meta:user-defined meta:name="Mendeley_Bookmark_iIOiONStXZ_219" meta:value-type="string">"", "family": "Bender", "non-dropping-particle": "", "suffix": "", "given": "Michael", "parse-names": false}, {"dropping-particle": "", "family": "Dorschner", "non-dropping-particle": "", "suffix": "", "given": "Michael O", "parse-names": false}, {"droppi</meta:user-defined>
    <meta:user-defined meta:name="Mendeley_Bookmark_iIOiONStXZ_22" meta:value-type="string">pping-particle": "", "suffix": "", "given": "Xianjun", "parse-names": false}, {"dropping-particle": "", "family": "Ernst", "non-dropping-particle": "", "suffix": "", "given": "Jason", "parse-names": false}, {"dropping-particle": "", "family": "Furey", "no</meta:user-defined>
    <meta:user-defined meta:name="Mendeley_Bookmark_iIOiONStXZ_220" meta:value-type="string">ng-particle": "", "family": "Groudine", "non-dropping-particle": "", "suffix": "", "given": "Mark", "parse-names": false}, {"dropping-particle": "", "family": "MacCoss", "non-dropping-particle": "", "suffix": "", "given": "Michael J", "parse-names": false</meta:user-defined>
    <meta:user-defined meta:name="Mendeley_Bookmark_iIOiONStXZ_221" meta:value-type="string">}, {"dropping-particle": "", "family": "Navas", "non-dropping-particle": "", "suffix": "", "given": "Patrick", "parse-names": false}, {"dropping-particle": "", "family": "Stamatoyannopoulos", "non-dropping-particle": "", "suffix": "", "given": "George", "</meta:user-defined>
    <meta:user-defined meta:name="Mendeley_Bookmark_iIOiONStXZ_222" meta:value-type="string">parse-names": false}, {"dropping-particle": "", "family": "Stamatoyannopoulos", "non-dropping-particle": "", "suffix": "", "given": "John a", "parse-names": false}, {"dropping-particle": "", "family": "Beal", "non-dropping-particle": "", "suffix": "", "gi</meta:user-defined>
    <meta:user-defined meta:name="Mendeley_Bookmark_iIOiONStXZ_223" meta:value-type="string">ven": "Kathryn", "parse-names": false}, {"dropping-particle": "", "family": "Brazma", "non-dropping-particle": "", "suffix": "", "given": "Alvis", "parse-names": false}, {"dropping-particle": "", "family": "Flicek", "non-dropping-particle": "", "suffix": </meta:user-defined>
    <meta:user-defined meta:name="Mendeley_Bookmark_iIOiONStXZ_224" meta:value-type="string">"", "given": "Paul", "parse-names": false}, {"dropping-particle": "", "family": "Johnson", "non-dropping-particle": "", "suffix": "", "given": "Nathan", "parse-names": false}, {"dropping-particle": "", "family": "Lukk", "non-dropping-particle": "", "suffi</meta:user-defined>
    <meta:user-defined meta:name="Mendeley_Bookmark_iIOiONStXZ_225" meta:value-type="string">x": "", "given": "Margus", "parse-names": false}, {"dropping-particle": "", "family": "Luscombe", "non-dropping-particle": "", "suffix": "", "given": "Nicholas M", "parse-names": false}, {"dropping-particle": "", "family": "Sobral", "non-dropping-particle</meta:user-defined>
    <meta:user-defined meta:name="Mendeley_Bookmark_iIOiONStXZ_226" meta:value-type="string">": "", "suffix": "", "given": "Daniel", "parse-names": false}, {"dropping-particle": "", "family": "Vaquerizas", "non-dropping-particle": "", "suffix": "", "given": "Juan M", "parse-names": false}, {"dropping-particle": "", "family": "Batzoglou", "non-dro</meta:user-defined>
    <meta:user-defined meta:name="Mendeley_Bookmark_iIOiONStXZ_227" meta:value-type="string">pping-particle": "", "suffix": "", "given": "Serafim", "parse-names": false}, {"dropping-particle": "", "family": "Sidow", "non-dropping-particle": "", "suffix": "", "given": "Arend", "parse-names": false}, {"dropping-particle": "", "family": "Hussami", "</meta:user-defined>
    <meta:user-defined meta:name="Mendeley_Bookmark_iIOiONStXZ_228" meta:value-type="string">non-dropping-particle": "", "suffix": "", "given": "Nadine", "parse-names": false}, {"dropping-particle": "", "family": "Kyriazopoulou-Panagiotopoulou", "non-dropping-particle": "", "suffix": "", "given": "Sofia", "parse-names": false}, {"dropping-particl</meta:user-defined>
    <meta:user-defined meta:name="Mendeley_Bookmark_iIOiONStXZ_229" meta:value-type="string">e": "", "family": "Libbrecht", "non-dropping-particle": "", "suffix": "", "given": "Max W", "parse-names": false}, {"dropping-particle": "", "family": "Schaub", "non-dropping-particle": "", "suffix": "", "given": "Marc a", "parse-names": false}, {"droppin</meta:user-defined>
    <meta:user-defined meta:name="Mendeley_Bookmark_iIOiONStXZ_23" meta:value-type="string">n-dropping-particle": "", "suffix": "", "given": "Terrence S", "parse-names": false}, {"dropping-particle": "", "family": "Gerstein", "non-dropping-particle": "", "suffix": "", "given": "Mark", "parse-names": false}, {"dropping-particle": "", "family": "G</meta:user-defined>
    <meta:user-defined meta:name="Mendeley_Bookmark_iIOiONStXZ_230" meta:value-type="string">g-particle": "", "family": "Miller", "non-dropping-particle": "", "suffix": "", "given": "Webb", "parse-names": false}, {"dropping-particle": "", "family": "Bickel", "non-dropping-particle": "", "suffix": "", "given": "Peter J", "parse-names": false}, {"d</meta:user-defined>
    <meta:user-defined meta:name="Mendeley_Bookmark_iIOiONStXZ_231" meta:value-type="string">ropping-particle": "", "family": "Banfai", "non-dropping-particle": "", "suffix": "", "given": "Balazs", "parse-names": false}, {"dropping-particle": "", "family": "Boley", "non-dropping-particle": "", "suffix": "", "given": "Nathan P", "parse-names": fal</meta:user-defined>
    <meta:user-defined meta:name="Mendeley_Bookmark_iIOiONStXZ_232" meta:value-type="string">se}, {"dropping-particle": "", "family": "Huang", "non-dropping-particle": "", "suffix": "", "given": "Haiyan", "parse-names": false}, {"dropping-particle": "", "family": "Li", "non-dropping-particle": "", "suffix": "", "given": "Jingyi Jessica", "parse-n</meta:user-defined>
    <meta:user-defined meta:name="Mendeley_Bookmark_iIOiONStXZ_233" meta:value-type="string">ames": false}, {"dropping-particle": "", "family": "Noble", "non-dropping-particle": "", "suffix": "", "given": "William Stafford", "parse-names": false}, {"dropping-particle": "", "family": "Bilmes", "non-dropping-particle": "", "suffix": "", "given": "J</meta:user-defined>
    <meta:user-defined meta:name="Mendeley_Bookmark_iIOiONStXZ_234" meta:value-type="string">effrey a", "parse-names": false}, {"dropping-particle": "", "family": "Buske", "non-dropping-particle": "", "suffix": "", "given": "Orion J", "parse-names": false}, {"dropping-particle": "", "family": "Sahu", "non-dropping-particle": "", "suffix": "", "gi</meta:user-defined>
    <meta:user-defined meta:name="Mendeley_Bookmark_iIOiONStXZ_235" meta:value-type="string">ven": "Avinash O", "parse-names": false}, {"dropping-particle": "V", "family": "Kharchenko", "non-dropping-particle": "", "suffix": "", "given": "Peter", "parse-names": false}, {"dropping-particle": "", "family": "Park", "non-dropping-particle": "", "suff</meta:user-defined>
    <meta:user-defined meta:name="Mendeley_Bookmark_iIOiONStXZ_236" meta:value-type="string">ix": "", "given": "Peter J", "parse-names": false}, {"dropping-particle": "", "family": "Baker", "non-dropping-particle": "", "suffix": "", "given": "Dannon", "parse-names": false}, {"dropping-particle": "", "family": "Taylor", "non-dropping-particle": ""</meta:user-defined>
    <meta:user-defined meta:name="Mendeley_Bookmark_iIOiONStXZ_237" meta:value-type="string">, "suffix": "", "given": "James", "parse-names": false}, {"dropping-particle": "", "family": "Lochovsky", "non-dropping-particle": "", "suffix": "", "given": "Lucas", "parse-names": false}], "container-title": "Nature"}, "id": "ITEM-1"}], "mendeley": {"pr</meta:user-defined>
    <meta:user-defined meta:name="Mendeley_Bookmark_iIOiONStXZ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iIOiONStXZ_239" meta:value-type="string">chema": "https://github.com/citation-style-language/schema/raw/master/csl-citation.json"}</meta:user-defined>
    <meta:user-defined meta:name="Mendeley_Bookmark_iIOiONStXZ_24" meta:value-type="string">iardine", "non-dropping-particle": "", "suffix": "", "given": "Belinda", "parse-names": false}, {"dropping-particle": "", "family": "Greven", "non-dropping-particle": "", "suffix": "", "given": "Melissa", "parse-names": false}, {"dropping-particle": "", "</meta:user-defined>
    <meta:user-defined meta:name="Mendeley_Bookmark_iIOiONStXZ_25" meta:value-type="string">family": "Hardison", "non-dropping-particle": "", "suffix": "", "given": "Ross C", "parse-names": false}, {"dropping-particle": "", "family": "Harris", "non-dropping-particle": "", "suffix": "", "given": "Robert S", "parse-names": false}, {"dropping-parti</meta:user-defined>
    <meta:user-defined meta:name="Mendeley_Bookmark_iIOiONStXZ_26" meta:value-type="string">cle": "", "family": "Herrero", "non-dropping-particle": "", "suffix": "", "given": "Javier", "parse-names": false}, {"dropping-particle": "", "family": "Hoffman", "non-dropping-particle": "", "suffix": "", "given": "Michael M", "parse-names": false}, {"dr</meta:user-defined>
    <meta:user-defined meta:name="Mendeley_Bookmark_iIOiONStXZ_27" meta:value-type="string">opping-particle": "", "family": "Iyer", "non-dropping-particle": "", "suffix": "", "given": "Sowmya", "parse-names": false}, {"dropping-particle": "", "family": "Kelllis", "non-dropping-particle": "", "suffix": "", "given": "Manolis", "parse-names": false</meta:user-defined>
    <meta:user-defined meta:name="Mendeley_Bookmark_iIOiONStXZ_28" meta:value-type="string">}, {"dropping-particle": "", "family": "Kheradpour", "non-dropping-particle": "", "suffix": "", "given": "Pouya", "parse-names": false}, {"dropping-particle": "", "family": "Lassmann", "non-dropping-particle": "", "suffix": "", "given": "Timo", "parse-nam</meta:user-defined>
    <meta:user-defined meta:name="Mendeley_Bookmark_iIOiONStXZ_29" meta:value-type="string">es": false}, {"dropping-particle": "", "family": "Li", "non-dropping-particle": "", "suffix": "", "given": "Qunhua", "parse-names": false}, {"dropping-particle": "", "family": "Lin", "non-dropping-particle": "", "suffix": "", "given": "Xinying", "parse-na</meta:user-defined>
    <meta:user-defined meta:name="Mendeley_Bookmark_iIOiONStXZ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iIOiONStXZ_30" meta:value-type="string">mes": false}, {"dropping-particle": "", "family": "Marinov", "non-dropping-particle": "", "suffix": "", "given": "Georgi K", "parse-names": false}, {"dropping-particle": "", "family": "Merkel", "non-dropping-particle": "", "suffix": "", "given": "Angelika</meta:user-defined>
    <meta:user-defined meta:name="Mendeley_Bookmark_iIOiONStXZ_31" meta:value-type="string">", "parse-names": false}, {"dropping-particle": "", "family": "Mortazavi", "non-dropping-particle": "", "suffix": "", "given": "Ali", "parse-names": false}, {"dropping-particle": "", "family": "Parker", "non-dropping-particle": "", "suffix": "", "given": </meta:user-defined>
    <meta:user-defined meta:name="Mendeley_Bookmark_iIOiONStXZ_32" meta:value-type="string">"Stephen C J Stephanie L", "parse-names": false}, {"dropping-particle": "", "family": "Reddy", "non-dropping-particle": "", "suffix": "", "given": "Timothy E", "parse-names": false}, {"dropping-particle": "", "family": "Rozowsky", "non-dropping-particle":</meta:user-defined>
    <meta:user-defined meta:name="Mendeley_Bookmark_iIOiONStXZ_33" meta:value-type="string"> "", "suffix": "", "given": "Joel", "parse-names": false}, {"dropping-particle": "", "family": "Schlesinger", "non-dropping-particle": "", "suffix": "", "given": "Felix", "parse-names": false}, {"dropping-particle": "", "family": "Thurman", "non-dropping-</meta:user-defined>
    <meta:user-defined meta:name="Mendeley_Bookmark_iIOiONStXZ_34" meta:value-type="string">particle": "", "suffix": "", "given": "Robert E", "parse-names": false}, {"dropping-particle": "", "family": "Wang", "non-dropping-particle": "", "suffix": "", "given": "Jie", "parse-names": false}, {"dropping-particle": "", "family": "Ward", "non-droppin</meta:user-defined>
    <meta:user-defined meta:name="Mendeley_Bookmark_iIOiONStXZ_35" meta:value-type="string">g-particle": "", "suffix": "", "given": "Lucas D", "parse-names": false}, {"dropping-particle": "", "family": "Whitfield", "non-dropping-particle": "", "suffix": "", "given": "Troy W", "parse-names": false}, {"dropping-particle": "", "family": "Wilder", "</meta:user-defined>
    <meta:user-defined meta:name="Mendeley_Bookmark_iIOiONStXZ_36" meta:value-type="string">non-dropping-particle": "", "suffix": "", "given": "Steven P", "parse-names": false}, {"dropping-particle": "", "family": "Wu", "non-dropping-particle": "", "suffix": "", "given": "Weisheng", "parse-names": false}, {"dropping-particle": "", "family": "Xi"</meta:user-defined>
    <meta:user-defined meta:name="Mendeley_Bookmark_iIOiONStXZ_37" meta:value-type="string">, "non-dropping-particle": "", "suffix": "", "given": "Hualin S", "parse-names": false}, {"dropping-particle": "", "family": "Yip", "non-dropping-particle": "", "suffix": "", "given": "Kevin Y", "parse-names": false}, {"dropping-particle": "", "family": "</meta:user-defined>
    <meta:user-defined meta:name="Mendeley_Bookmark_iIOiONStXZ_38" meta:value-type="string">Zhuang", "non-dropping-particle": "", "suffix": "", "given": "Jiali", "parse-names": false}, {"dropping-particle": "", "family": "Bernstein", "non-dropping-particle": "", "suffix": "", "given": "Bradley E", "parse-names": false}, {"dropping-particle": "",</meta:user-defined>
    <meta:user-defined meta:name="Mendeley_Bookmark_iIOiONStXZ_39" meta:value-type="string"> "family": "Green", "non-dropping-particle": "", "suffix": "", "given": "Eric D", "parse-names": false}, {"dropping-particle": "", "family": "Gunter", "non-dropping-particle": "", "suffix": "", "given": "Chris", "parse-names": false}, {"dropping-particle"</meta:user-defined>
    <meta:user-defined meta:name="Mendeley_Bookmark_iIOiONStXZ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iIOiONStXZ_40" meta:value-type="string">: "", "family": "Snyder", "non-dropping-particle": "", "suffix": "", "given": "Michael", "parse-names": false}, {"dropping-particle": "", "family": "Pazin", "non-dropping-particle": "", "suffix": "", "given": "Michael J", "parse-names": false}, {"dropping</meta:user-defined>
    <meta:user-defined meta:name="Mendeley_Bookmark_iIOiONStXZ_41" meta:value-type="string">-particle": "", "family": "Lowdon", "non-dropping-particle": "", "suffix": "", "given": "Rebecca F", "parse-names": false}, {"dropping-particle": "", "family": "Dillon", "non-dropping-particle": "", "suffix": "", "given": "Laura a L", "parse-names": false</meta:user-defined>
    <meta:user-defined meta:name="Mendeley_Bookmark_iIOiONStXZ_42" meta:value-type="string">}, {"dropping-particle": "", "family": "Adams", "non-dropping-particle": "", "suffix": "", "given": "Leslie B", "parse-names": false}, {"dropping-particle": "", "family": "Kelly", "non-dropping-particle": "", "suffix": "", "given": "Caroline J", "parse-na</meta:user-defined>
    <meta:user-defined meta:name="Mendeley_Bookmark_iIOiONStXZ_43" meta:value-type="string">mes": false}, {"dropping-particle": "", "family": "Zhang", "non-dropping-particle": "", "suffix": "", "given": "Julia", "parse-names": false}, {"dropping-particle": "", "family": "Wexler", "non-dropping-particle": "", "suffix": "", "given": "Judith R", "p</meta:user-defined>
    <meta:user-defined meta:name="Mendeley_Bookmark_iIOiONStXZ_44" meta:value-type="string">arse-names": false}, {"dropping-particle": "", "family": "Good", "non-dropping-particle": "", "suffix": "", "given": "Peter J", "parse-names": false}, {"dropping-particle": "", "family": "Feingold", "non-dropping-particle": "", "suffix": "", "given": "Eli</meta:user-defined>
    <meta:user-defined meta:name="Mendeley_Bookmark_iIOiONStXZ_45" meta:value-type="string">se a", "parse-names": false}, {"dropping-particle": "", "family": "Crawford", "non-dropping-particle": "", "suffix": "", "given": "Gregory E", "parse-names": false}, {"dropping-particle": "", "family": "Dekker", "non-dropping-particle": "", "suffix": "", </meta:user-defined>
    <meta:user-defined meta:name="Mendeley_Bookmark_iIOiONStXZ_46" meta:value-type="string">"given": "Job", "parse-names": false}, {"dropping-particle": "", "family": "Elinitski", "non-dropping-particle": "", "suffix": "", "given": "Laura", "parse-names": false}, {"dropping-particle": "", "family": "Farnham", "non-dropping-particle": "", "suffix</meta:user-defined>
    <meta:user-defined meta:name="Mendeley_Bookmark_iIOiONStXZ_47" meta:value-type="string">": "", "given": "Peggy J", "parse-names": false}, {"dropping-particle": "", "family": "Giddings", "non-dropping-particle": "", "suffix": "", "given": "Morgan C", "parse-names": false}, {"dropping-particle": "", "family": "Gingeras", "non-dropping-particle</meta:user-defined>
    <meta:user-defined meta:name="Mendeley_Bookmark_iIOiONStXZ_48" meta:value-type="string">": "", "suffix": "", "given": "Thomas R", "parse-names": false}, {"dropping-particle": "", "family": "Guig\u00f3", "non-dropping-particle": "", "suffix": "", "given": "Roderic", "parse-names": false}, {"dropping-particle": "", "family": "Hubbard", "non-dr</meta:user-defined>
    <meta:user-defined meta:name="Mendeley_Bookmark_iIOiONStXZ_49" meta:value-type="string">opping-particle": "", "suffix": "", "given": "Timothy J Tomothy J", "parse-names": false}, {"dropping-particle": "", "family": "Kellis", "non-dropping-particle": "", "suffix": "", "given": "Manolis", "parse-names": false}, {"dropping-particle": "", "famil</meta:user-defined>
    <meta:user-defined meta:name="Mendeley_Bookmark_iIOiONStXZ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iIOiONStXZ_50" meta:value-type="string">y": "Kent", "non-dropping-particle": "", "suffix": "", "given": "W James", "parse-names": false}, {"dropping-particle": "", "family": "Lieb", "non-dropping-particle": "", "suffix": "", "given": "Jason D", "parse-names": false}, {"dropping-particle": "", "</meta:user-defined>
    <meta:user-defined meta:name="Mendeley_Bookmark_iIOiONStXZ_51" meta:value-type="string">family": "Margulies", "non-dropping-particle": "", "suffix": "", "given": "Elliott H", "parse-names": false}, {"dropping-particle": "", "family": "Myers", "non-dropping-particle": "", "suffix": "", "given": "Richard M", "parse-names": false}, {"dropping-p</meta:user-defined>
    <meta:user-defined meta:name="Mendeley_Bookmark_iIOiONStXZ_52" meta:value-type="string">article": "", "family": "Starnatoyannopoulos", "non-dropping-particle": "", "suffix": "", "given": "John a", "parse-names": false}, {"dropping-particle": "", "family": "Tennebaum", "non-dropping-particle": "", "suffix": "", "given": "Scott a", "parse-name</meta:user-defined>
    <meta:user-defined meta:name="Mendeley_Bookmark_iIOiONStXZ_53" meta:value-type="string">s": false}, {"dropping-particle": "", "family": "Weng", "non-dropping-particle": "", "suffix": "", "given": "Zhiping", "parse-names": false}, {"dropping-particle": "", "family": "White", "non-dropping-particle": "", "suffix": "", "given": "Kevin P", "pars</meta:user-defined>
    <meta:user-defined meta:name="Mendeley_Bookmark_iIOiONStXZ_54" meta:value-type="string">e-names": false}, {"dropping-particle": "", "family": "Wold", "non-dropping-particle": "", "suffix": "", "given": "Barbara", "parse-names": false}, {"dropping-particle": "", "family": "Yu", "non-dropping-particle": "", "suffix": "", "given": "Yanbao", "pa</meta:user-defined>
    <meta:user-defined meta:name="Mendeley_Bookmark_iIOiONStXZ_55" meta:value-type="string">rse-names": false}, {"dropping-particle": "", "family": "Wrobel", "non-dropping-particle": "", "suffix": "", "given": "John", "parse-names": false}, {"dropping-particle": "", "family": "Risk", "non-dropping-particle": "", "suffix": "", "given": "Brian a",</meta:user-defined>
    <meta:user-defined meta:name="Mendeley_Bookmark_iIOiONStXZ_56" meta:value-type="string"> "parse-names": false}, {"dropping-particle": "", "family": "Gunawardena", "non-dropping-particle": "", "suffix": "", "given": "Harsha P", "parse-names": false}, {"dropping-particle": "", "family": "Kuiper", "non-dropping-particle": "", "suffix": "", "giv</meta:user-defined>
    <meta:user-defined meta:name="Mendeley_Bookmark_iIOiONStXZ_57" meta:value-type="string">en": "Heather C", "parse-names": false}, {"dropping-particle": "", "family": "Maier", "non-dropping-particle": "", "suffix": "", "given": "Christopher W", "parse-names": false}, {"dropping-particle": "", "family": "Xie", "non-dropping-particle": "", "suff</meta:user-defined>
    <meta:user-defined meta:name="Mendeley_Bookmark_iIOiONStXZ_58" meta:value-type="string">ix": "", "given": "Ling", "parse-names": false}, {"dropping-particle": "", "family": "Chen", "non-dropping-particle": "", "suffix": "", "given": "Xian", "parse-names": false}, {"dropping-particle": "", "family": "Mikkelsen", "non-dropping-particle": "", "</meta:user-defined>
    <meta:user-defined meta:name="Mendeley_Bookmark_iIOiONStXZ_59" meta:value-type="string">suffix": "", "given": "Tarjei S", "parse-names": false}, {"dropping-particle": "", "family": "Gillespie", "non-dropping-particle": "", "suffix": "", "given": "Shawn", "parse-names": false}, {"dropping-particle": "", "family": "Goren", "non-dropping-partic</meta:user-defined>
    <meta:user-defined meta:name="Mendeley_Bookmark_iIOiONStXZ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iIOiONStXZ_60" meta:value-type="string">le": "", "suffix": "", "given": "Alon", "parse-names": false}, {"dropping-particle": "", "family": "Ram", "non-dropping-particle": "", "suffix": "", "given": "Oren", "parse-names": false}, {"dropping-particle": "", "family": "Zhang", "non-dropping-particl</meta:user-defined>
    <meta:user-defined meta:name="Mendeley_Bookmark_iIOiONStXZ_61" meta:value-type="string">e": "", "suffix": "", "given": "Xiaolan", "parse-names": false}, {"dropping-particle": "", "family": "Wang", "non-dropping-particle": "", "suffix": "", "given": "Li", "parse-names": false}, {"dropping-particle": "", "family": "Issner", "non-dropping-parti</meta:user-defined>
    <meta:user-defined meta:name="Mendeley_Bookmark_iIOiONStXZ_62" meta:value-type="string">cle": "", "suffix": "", "given": "Robbyn", "parse-names": false}, {"dropping-particle": "", "family": "Coyne", "non-dropping-particle": "", "suffix": "", "given": "Michael J", "parse-names": false}, {"dropping-particle": "", "family": "Durham", "non-dropp</meta:user-defined>
    <meta:user-defined meta:name="Mendeley_Bookmark_iIOiONStXZ_63" meta:value-type="string">ing-particle": "", "suffix": "", "given": "Timothy", "parse-names": false}, {"dropping-particle": "", "family": "Ku", "non-dropping-particle": "", "suffix": "", "given": "Manching", "parse-names": false}, {"dropping-particle": "", "family": "Truong", "non</meta:user-defined>
    <meta:user-defined meta:name="Mendeley_Bookmark_iIOiONStXZ_64" meta:value-type="string">-dropping-particle": "", "suffix": "", "given": "Thanh", "parse-names": false}, {"dropping-particle": "", "family": "Eaton", "non-dropping-particle": "", "suffix": "", "given": "Matthew L", "parse-names": false}, {"dropping-particle": "", "family": "Dobin</meta:user-defined>
    <meta:user-defined meta:name="Mendeley_Bookmark_iIOiONStXZ_65" meta:value-type="string">", "non-dropping-particle": "", "suffix": "", "given": "Alex", "parse-names": false}, {"dropping-particle": "", "family": "Tanzer", "non-dropping-particle": "", "suffix": "", "given": "Andrea", "parse-names": false}, {"dropping-particle": "", "family": "L</meta:user-defined>
    <meta:user-defined meta:name="Mendeley_Bookmark_iIOiONStXZ_66" meta:value-type="string">agarde", "non-dropping-particle": "", "suffix": "", "given": "Julien", "parse-names": false}, {"dropping-particle": "", "family": "Lin", "non-dropping-particle": "", "suffix": "", "given": "Wei", "parse-names": false}, {"dropping-particle": "", "family": </meta:user-defined>
    <meta:user-defined meta:name="Mendeley_Bookmark_iIOiONStXZ_67" meta:value-type="string">"Xue", "non-dropping-particle": "", "suffix": "", "given": "Chenghai", "parse-names": false}, {"dropping-particle": "", "family": "Williams", "non-dropping-particle": "", "suffix": "", "given": "Brian a", "parse-names": false}, {"dropping-particle": "", "</meta:user-defined>
    <meta:user-defined meta:name="Mendeley_Bookmark_iIOiONStXZ_68" meta:value-type="string">family": "Zaleski", "non-dropping-particle": "", "suffix": "", "given": "Chris", "parse-names": false}, {"dropping-particle": "", "family": "R\u00f6der", "non-dropping-particle": "", "suffix": "", "given": "Maik", "parse-names": false}, {"dropping-particl</meta:user-defined>
    <meta:user-defined meta:name="Mendeley_Bookmark_iIOiONStXZ_69" meta:value-type="string">e": "", "family": "Kokocinski", "non-dropping-particle": "", "suffix": "", "given": "Felix", "parse-names": false}, {"dropping-particle": "", "family": "Abdelhamid", "non-dropping-particle": "", "suffix": "", "given": "Rehab F", "parse-names": false}, {"d</meta:user-defined>
    <meta:user-defined meta:name="Mendeley_Bookmark_iIOiONStXZ_7" meta:value-type="string">on-dropping-particle": "", "suffix": "", "given": "", "parse-names": false}, {"dropping-particle": "", "family": "Dunham", "non-dropping-particle": "", "suffix": "", "given": "Ian", "parse-names": false}, {"dropping-particle": "", "family": "Kundaje", "no</meta:user-defined>
    <meta:user-defined meta:name="Mendeley_Bookmark_iIOiONStXZ_70" meta:value-type="string">ropping-particle": "", "family": "Alioto", "non-dropping-particle": "", "suffix": "", "given": "Tyler", "parse-names": false}, {"dropping-particle": "", "family": "Antoshechkin", "non-dropping-particle": "", "suffix": "", "given": "Igor", "parse-names": f</meta:user-defined>
    <meta:user-defined meta:name="Mendeley_Bookmark_iIOiONStXZ_71" meta:value-type="string">alse}, {"dropping-particle": "", "family": "Baer", "non-dropping-particle": "", "suffix": "", "given": "Michael T", "parse-names": false}, {"dropping-particle": "", "family": "Batut", "non-dropping-particle": "", "suffix": "", "given": "Philippe", "parse-</meta:user-defined>
    <meta:user-defined meta:name="Mendeley_Bookmark_iIOiONStXZ_72" meta:value-type="string">names": false}, {"dropping-particle": "", "family": "Bell", "non-dropping-particle": "", "suffix": "", "given": "Ian", "parse-names": false}, {"dropping-particle": "", "family": "Bell", "non-dropping-particle": "", "suffix": "", "given": "Kimberly", "pars</meta:user-defined>
    <meta:user-defined meta:name="Mendeley_Bookmark_iIOiONStXZ_73" meta:value-type="string">e-names": false}, {"dropping-particle": "", "family": "Chakrabortty", "non-dropping-particle": "", "suffix": "", "given": "Sudipto", "parse-names": false}, {"dropping-particle": "", "family": "Chrast", "non-dropping-particle": "", "suffix": "", "given": "</meta:user-defined>
    <meta:user-defined meta:name="Mendeley_Bookmark_iIOiONStXZ_74" meta:value-type="string">Jacqueline", "parse-names": false}, {"dropping-particle": "", "family": "Curado", "non-dropping-particle": "", "suffix": "", "given": "Joao", "parse-names": false}, {"dropping-particle": "", "family": "Derrien", "non-dropping-particle": "", "suffix": "", </meta:user-defined>
    <meta:user-defined meta:name="Mendeley_Bookmark_iIOiONStXZ_75" meta:value-type="string">"given": "Thomas", "parse-names": false}, {"dropping-particle": "", "family": "Drenkow", "non-dropping-particle": "", "suffix": "", "given": "Jorg", "parse-names": false}, {"dropping-particle": "", "family": "Dumais", "non-dropping-particle": "", "suffix"</meta:user-defined>
    <meta:user-defined meta:name="Mendeley_Bookmark_iIOiONStXZ_76" meta:value-type="string">: "", "given": "Erica", "parse-names": false}, {"dropping-particle": "", "family": "Dumais", "non-dropping-particle": "", "suffix": "", "given": "Jackie", "parse-names": false}, {"dropping-particle": "", "family": "Duttagupta", "non-dropping-particle": ""</meta:user-defined>
    <meta:user-defined meta:name="Mendeley_Bookmark_iIOiONStXZ_77" meta:value-type="string">, "suffix": "", "given": "Radha", "parse-names": false}, {"dropping-particle": "", "family": "Fastuca", "non-dropping-particle": "", "suffix": "", "given": "Megan", "parse-names": false}, {"dropping-particle": "", "family": "Fejes-Toth", "non-dropping-par</meta:user-defined>
    <meta:user-defined meta:name="Mendeley_Bookmark_iIOiONStXZ_78" meta:value-type="string">ticle": "", "suffix": "", "given": "Kata", "parse-names": false}, {"dropping-particle": "", "family": "Ferreira", "non-dropping-particle": "", "suffix": "", "given": "Pedro", "parse-names": false}, {"dropping-particle": "", "family": "Foissac", "non-dropp</meta:user-defined>
    <meta:user-defined meta:name="Mendeley_Bookmark_iIOiONStXZ_79" meta:value-type="string">ing-particle": "", "suffix": "", "given": "Sylvain", "parse-names": false}, {"dropping-particle": "", "family": "Fullwood", "non-dropping-particle": "", "suffix": "", "given": "Melissa J", "parse-names": false}, {"dropping-particle": "", "family": "Gao", </meta:user-defined>
    <meta:user-defined meta:name="Mendeley_Bookmark_iIOiONStXZ_8" meta:value-type="string">n-dropping-particle": "", "suffix": "", "given": "Anshul", "parse-names": false}, {"dropping-particle": "", "family": "Aldred", "non-dropping-particle": "", "suffix": "", "given": "Shelley F", "parse-names": false}, {"dropping-particle": "", "family": "Co</meta:user-defined>
    <meta:user-defined meta:name="Mendeley_Bookmark_iIOiONStXZ_80" meta:value-type="string">"non-dropping-particle": "", "suffix": "", "given": "Hui", "parse-names": false}, {"dropping-particle": "", "family": "Gonzalez", "non-dropping-particle": "", "suffix": "", "given": "David", "parse-names": false}, {"dropping-particle": "", "family": "Gord</meta:user-defined>
    <meta:user-defined meta:name="Mendeley_Bookmark_iIOiONStXZ_81" meta:value-type="string">on", "non-dropping-particle": "", "suffix": "", "given": "Assaf", "parse-names": false}, {"dropping-particle": "", "family": "Howald", "non-dropping-particle": "", "suffix": "", "given": "C\u00e9dric", "parse-names": false}, {"dropping-particle": "", "fam</meta:user-defined>
    <meta:user-defined meta:name="Mendeley_Bookmark_iIOiONStXZ_82" meta:value-type="string">ily": "Jha", "non-dropping-particle": "", "suffix": "", "given": "Sonali", "parse-names": false}, {"dropping-particle": "", "family": "Johnson", "non-dropping-particle": "", "suffix": "", "given": "Rory", "parse-names": false}, {"dropping-particle": "", "</meta:user-defined>
    <meta:user-defined meta:name="Mendeley_Bookmark_iIOiONStXZ_83" meta:value-type="string">family": "Kapranov", "non-dropping-particle": "", "suffix": "", "given": "Philipp", "parse-names": false}, {"dropping-particle": "", "family": "King", "non-dropping-particle": "", "suffix": "", "given": "Brandon", "parse-names": false}, {"dropping-particl</meta:user-defined>
    <meta:user-defined meta:name="Mendeley_Bookmark_iIOiONStXZ_84" meta:value-type="string">e": "", "family": "Kingswood", "non-dropping-particle": "", "suffix": "", "given": "Colin", "parse-names": false}, {"dropping-particle": "", "family": "Li", "non-dropping-particle": "", "suffix": "", "given": "Guoliang", "parse-names": false}, {"dropping-</meta:user-defined>
    <meta:user-defined meta:name="Mendeley_Bookmark_iIOiONStXZ_85" meta:value-type="string">particle": "", "family": "Luo", "non-dropping-particle": "", "suffix": "", "given": "Oscar J", "parse-names": false}, {"dropping-particle": "", "family": "Park", "non-dropping-particle": "", "suffix": "", "given": "Eddie", "parse-names": false}, {"droppin</meta:user-defined>
    <meta:user-defined meta:name="Mendeley_Bookmark_iIOiONStXZ_86" meta:value-type="string">g-particle": "", "family": "Preall", "non-dropping-particle": "", "suffix": "", "given": "Jonathan B", "parse-names": false}, {"dropping-particle": "", "family": "Presaud", "non-dropping-particle": "", "suffix": "", "given": "Kimberly", "parse-names": fal</meta:user-defined>
    <meta:user-defined meta:name="Mendeley_Bookmark_iIOiONStXZ_87" meta:value-type="string">se}, {"dropping-particle": "", "family": "Ribeca", "non-dropping-particle": "", "suffix": "", "given": "Paolo", "parse-names": false}, {"dropping-particle": "", "family": "Robyr", "non-dropping-particle": "", "suffix": "", "given": "Daniel", "parse-names"</meta:user-defined>
    <meta:user-defined meta:name="Mendeley_Bookmark_iIOiONStXZ_88" meta:value-type="string">: false}, {"dropping-particle": "", "family": "Ruan", "non-dropping-particle": "", "suffix": "", "given": "Xiaoan", "parse-names": false}, {"dropping-particle": "", "family": "Sammeth", "non-dropping-particle": "", "suffix": "", "given": "Michael", "parse</meta:user-defined>
    <meta:user-defined meta:name="Mendeley_Bookmark_iIOiONStXZ_89" meta:value-type="string">-names": false}, {"dropping-particle": "", "family": "Sandu", "non-dropping-particle": "", "suffix": "", "given": "Kuljeet Singh", "parse-names": false}, {"dropping-particle": "", "family": "Schaeffer", "non-dropping-particle": "", "suffix": "", "given": </meta:user-defined>
    <meta:user-defined meta:name="Mendeley_Bookmark_iIOiONStXZ_9" meta:value-type="string">llins", "non-dropping-particle": "", "suffix": "", "given": "Patrick J", "parse-names": false}, {"dropping-particle": "", "family": "Davis", "non-dropping-particle": "", "suffix": "", "given": "Carrie a", "parse-names": false}, {"dropping-particle": "", "</meta:user-defined>
    <meta:user-defined meta:name="Mendeley_Bookmark_iIOiONStXZ_90" meta:value-type="string">"Lorain", "parse-names": false}, {"dropping-particle": "", "family": "See", "non-dropping-particle": "", "suffix": "", "given": "Lei-Hoon", "parse-names": false}, {"dropping-particle": "", "family": "Shahab", "non-dropping-particle": "", "suffix": "", "gi</meta:user-defined>
    <meta:user-defined meta:name="Mendeley_Bookmark_iIOiONStXZ_91" meta:value-type="string">ven": "Atif", "parse-names": false}, {"dropping-particle": "", "family": "Skancke", "non-dropping-particle": "", "suffix": "", "given": "Jorgen", "parse-names": false}, {"dropping-particle": "", "family": "Suzuki", "non-dropping-particle": "", "suffix": "</meta:user-defined>
    <meta:user-defined meta:name="Mendeley_Bookmark_iIOiONStXZ_92" meta:value-type="string">", "given": "Ana Maria", "parse-names": false}, {"dropping-particle": "", "family": "Takahashi", "non-dropping-particle": "", "suffix": "", "given": "Hazuki", "parse-names": false}, {"dropping-particle": "", "family": "Tilgner", "non-dropping-particle": "</meta:user-defined>
    <meta:user-defined meta:name="Mendeley_Bookmark_iIOiONStXZ_93" meta:value-type="string">", "suffix": "", "given": "Hagen", "parse-names": false}, {"dropping-particle": "", "family": "Trout", "non-dropping-particle": "", "suffix": "", "given": "Diane", "parse-names": false}, {"dropping-particle": "", "family": "Walters", "non-dropping-particl</meta:user-defined>
    <meta:user-defined meta:name="Mendeley_Bookmark_iIOiONStXZ_94" meta:value-type="string">e": "", "suffix": "", "given": "Nathalie", "parse-names": false}, {"dropping-particle": "", "family": "Wang", "non-dropping-particle": "", "suffix": "", "given": "Huaien Hao", "parse-names": false}, {"dropping-particle": "", "family": "Hayashizaki", "non-</meta:user-defined>
    <meta:user-defined meta:name="Mendeley_Bookmark_iIOiONStXZ_95" meta:value-type="string">dropping-particle": "", "suffix": "", "given": "Yoshihide", "parse-names": false}, {"dropping-particle": "", "family": "Reymond", "non-dropping-particle": "", "suffix": "", "given": "Alexandre", "parse-names": false}, {"dropping-particle": "", "family": "</meta:user-defined>
    <meta:user-defined meta:name="Mendeley_Bookmark_iIOiONStXZ_96" meta:value-type="string">Antonarakis", "non-dropping-particle": "", "suffix": "", "given": "Stylianos E", "parse-names": false}, {"dropping-particle": "", "family": "Hannon", "non-dropping-particle": "", "suffix": "", "given": "Gregory J", "parse-names": false}, {"dropping-partic</meta:user-defined>
    <meta:user-defined meta:name="Mendeley_Bookmark_iIOiONStXZ_97" meta:value-type="string">le": "", "family": "Ruan", "non-dropping-particle": "", "suffix": "", "given": "Yijun", "parse-names": false}, {"dropping-particle": "", "family": "Carninci", "non-dropping-particle": "", "suffix": "", "given": "Piero", "parse-names": false}, {"dropping-p</meta:user-defined>
    <meta:user-defined meta:name="Mendeley_Bookmark_iIOiONStXZ_98" meta:value-type="string">article": "", "family": "Sloan", "non-dropping-particle": "", "suffix": "", "given": "Cricket a", "parse-names": false}, {"dropping-particle": "", "family": "Learned", "non-dropping-particle": "", "suffix": "", "given": "Katrina", "parse-names": false}, {</meta:user-defined>
    <meta:user-defined meta:name="Mendeley_Bookmark_iIOiONStXZ_99" meta:value-type="string">"dropping-particle": "", "family": "Malladi", "non-dropping-particle": "", "suffix": "", "given": "Venkat S", "parse-names": false}, {"dropping-particle": "", "family": "Wong", "non-dropping-particle": "", "suffix": "", "given": "Matthew C", "parse-names"</meta:user-defined>
    <meta:user-defined meta:name="Mendeley_Bookmark_ihFei6qGrb_1" meta:value-type="string">ADDIN CSL_CITATION {"citationItems": [{"uris": ["http://www.mendeley.com/documents/?uuid=4438e26a-0a34-3a99-b5ae-6accf5cf5e58"], "itemData": {"DOI": "10.1371/journal.pone.0206239", "volume": "13", "ISSN": "1932-6203", "page": "e0206239", "id": "ITEM-1", "</meta:user-defined>
    <meta:user-defined meta:name="Mendeley_Bookmark_ihFei6qGrb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ihFei6qGrb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ihFei6qGrb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ihFei6qGrb_5" meta:value-type="string">abase URL: http://mirwalk.umm.uni-heidelberg.de.", "issued": {"date-parts": [["2018"]]}, "PMID": "30335862", "author": [{"dropping-particle": "", "family": "Sticht", "non-dropping-particle": "", "suffix": "", "given": "Carsten", "parse-names": false}, {"d</meta:user-defined>
    <meta:user-defined meta:name="Mendeley_Bookmark_ihFei6qGrb_6" meta:value-type="string">ropping-particle": "", "family": "La Torre", "non-dropping-particle": "De", "suffix": "", "given": "Carolina", "parse-names": false}, {"dropping-particle": "", "family": "Parveen", "non-dropping-particle": "", "suffix": "", "given": "Alisha", "parse-names</meta:user-defined>
    <meta:user-defined meta:name="Mendeley_Bookmark_ihFei6qGrb_7" meta:value-type="string">": false}, {"dropping-particle": "", "family": "Gretz", "non-dropping-particle": "", "suffix": "", "given": "Norbert", "parse-names": false}], "publisher": "Public Library of Science", "container-title": "PloS one"}, "id": "ITEM-1"}], "mendeley": {"previo</meta:user-defined>
    <meta:user-defined meta:name="Mendeley_Bookmark_ihFei6qGrb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ihFei6qGrb_9" meta:value-type="string">-citation.json"}</meta:user-defined>
    <meta:user-defined meta:name="Mendeley_Bookmark_j5nvh0qwcz_1" meta:value-type="string">ADDIN CSL_CITATION {"citationItems": [{"uris": ["http://www.mendeley.com/documents/?uuid=3c25ab43-4986-4702-acb0-6c7aa286e2ed"], "itemData": {"DOI": "10.1038/nature13394", "volume": "511", "ISSN": "0028-0836", "page": "344-347", "author": [{"dropping-part</meta:user-defined>
    <meta:user-defined meta:name="Mendeley_Bookmark_j5nvh0qwcz_10" meta:value-type="string">ng-particle": "", "suffix": "", "given": "Helger G.", "parse-names": false}, {"dropping-particle": "", "family": "Vries", "non-dropping-particle": "de", "suffix": "", "given": "Bert B. A.", "parse-names": false}, {"dropping-particle": "", "family": "Kleef</meta:user-defined>
    <meta:user-defined meta:name="Mendeley_Bookmark_j5nvh0qwcz_11" meta:value-type="string">stra", "non-dropping-particle": "", "suffix": "", "given": "Tjitske", "parse-names": false}, {"dropping-particle": "", "family": "Brunner", "non-dropping-particle": "", "suffix": "", "given": "Han G.", "parse-names": false}, {"dropping-particle": "", "fam</meta:user-defined>
    <meta:user-defined meta:name="Mendeley_Bookmark_j5nvh0qwcz_12" meta:value-type="string">ily": "Vissers", "non-dropping-particle": "", "suffix": "", "given": "Lisenka E. L. M.", "parse-names": false}, {"dropping-particle": "", "family": "Veltman", "non-dropping-particle": "", "suffix": "", "given": "Joris A.", "parse-names": false}], "title":</meta:user-defined>
    <meta:user-defined meta:name="Mendeley_Bookmark_j5nvh0qwcz_13" meta:value-type="string"> "Genome sequencing identifies major causes of severe intellectual disability", "issue": "7509", "type": "article-journal", "issued": {"date-parts": [["2014"]]}, "id": "ITEM-1", "publisher": "Nature Publishing Group", "container-title": "Nature"}, "id": "</meta:user-defined>
    <meta:user-defined meta:name="Mendeley_Bookmark_j5nvh0qwcz_14" meta:value-type="string">ITEM-1"}], "mendeley": {"previouslyFormattedCitation": "(Gilissen et al. 2014)", "plainTextFormattedCitation": "(Gilissen et al. 2014)", "formattedCitation": "(Gilissen et al. 2014)"}, "properties": {"noteIndex": 0}, "schema": "https://github.com/citation</meta:user-defined>
    <meta:user-defined meta:name="Mendeley_Bookmark_j5nvh0qwcz_15" meta:value-type="string">-style-language/schema/raw/master/csl-citation.json"}</meta:user-defined>
    <meta:user-defined meta:name="Mendeley_Bookmark_j5nvh0qwcz_2" meta:value-type="string">icle": "", "family": "Gilissen", "non-dropping-particle": "", "suffix": "", "given": "Christian", "parse-names": false}, {"dropping-particle": "", "family": "Hehir-Kwa", "non-dropping-particle": "", "suffix": "", "given": "Jayne Y.", "parse-names": false}</meta:user-defined>
    <meta:user-defined meta:name="Mendeley_Bookmark_j5nvh0qwcz_3" meta:value-type="string">, {"dropping-particle": "", "family": "Thung", "non-dropping-particle": "", "suffix": "", "given": "Djie Tjwan", "parse-names": false}, {"dropping-particle": "", "family": "Vorst", "non-dropping-particle": "van de", "suffix": "", "given": "Maartje", "pars</meta:user-defined>
    <meta:user-defined meta:name="Mendeley_Bookmark_j5nvh0qwcz_4" meta:value-type="string">e-names": false}, {"dropping-particle": "", "family": "Bon", "non-dropping-particle": "van", "suffix": "", "given": "Bregje W. M.", "parse-names": false}, {"dropping-particle": "", "family": "Willemsen", "non-dropping-particle": "", "suffix": "", "given":</meta:user-defined>
    <meta:user-defined meta:name="Mendeley_Bookmark_j5nvh0qwcz_5" meta:value-type="string"> "Marjolein H.", "parse-names": false}, {"dropping-particle": "", "family": "Kwint", "non-dropping-particle": "", "suffix": "", "given": "Michael", "parse-names": false}, {"dropping-particle": "", "family": "Janssen", "non-dropping-particle": "", "suffix"</meta:user-defined>
    <meta:user-defined meta:name="Mendeley_Bookmark_j5nvh0qwcz_6" meta:value-type="string">: "", "given": "Irene M.", "parse-names": false}, {"dropping-particle": "", "family": "Hoischen", "non-dropping-particle": "", "suffix": "", "given": "Alexander", "parse-names": false}, {"dropping-particle": "", "family": "Schenck", "non-dropping-particle</meta:user-defined>
    <meta:user-defined meta:name="Mendeley_Bookmark_j5nvh0qwcz_7" meta:value-type="string">": "", "suffix": "", "given": "Annette", "parse-names": false}, {"dropping-particle": "", "family": "Leach", "non-dropping-particle": "", "suffix": "", "given": "Richard", "parse-names": false}, {"dropping-particle": "", "family": "Klein", "non-dropping-p</meta:user-defined>
    <meta:user-defined meta:name="Mendeley_Bookmark_j5nvh0qwcz_8" meta:value-type="string">article": "", "suffix": "", "given": "Robert", "parse-names": false}, {"dropping-particle": "", "family": "Tearle", "non-dropping-particle": "", "suffix": "", "given": "Rick", "parse-names": false}, {"dropping-particle": "", "family": "Bo", "non-dropping-</meta:user-defined>
    <meta:user-defined meta:name="Mendeley_Bookmark_j5nvh0qwcz_9" meta:value-type="string">particle": "", "suffix": "", "given": "Tan", "parse-names": false}, {"dropping-particle": "", "family": "Pfundt", "non-dropping-particle": "", "suffix": "", "given": "Rolph", "parse-names": false}, {"dropping-particle": "", "family": "Yntema", "non-droppi</meta:user-defined>
    <meta:user-defined meta:name="Mendeley_Bookmark_jEYHpeMinT_1" meta:value-type="string">ADDIN CSL_CITATION {"citationItems": [{"uris": ["http://www.mendeley.com/documents/?uuid=e58011cd-b277-396c-91ac-fd23d90bb168"], "itemData": {"DOI": "10.1093/bioinformatics/btq033", "volume": "26", "ISSN": "13674803", "page": "841-842", "id": "ITEM-1", "t</meta:user-defined>
    <meta:user-defined meta:name="Mendeley_Bookmark_jEYHpeMinT_10" meta:value-type="string">mattedCitation": "(Quinlan and Hall 2010)", "plainTextFormattedCitation": "(Quinlan and Hall 2010)", "formattedCitation": "(Quinlan and Hall 2010)"}, "properties": {"noteIndex": 0}, "schema": "https://github.com/citation-style-language/schema/raw/master/c</meta:user-defined>
    <meta:user-defined meta:name="Mendeley_Bookmark_jEYHpeMinT_11" meta:value-type="string">sl-citation.json"}</meta:user-defined>
    <meta:user-defined meta:name="Mendeley_Bookmark_jEYHpeMinT_2" meta:value-type="string">itle": "BEDTools: A flexible suite of utilities for comparing genomic features", "issue": "6", "type": "article-journal", "abstract": "Motivation: Testing for correlations between different sets of genomic features is a fundamental task in genomics resear</meta:user-defined>
    <meta:user-defined meta:name="Mendeley_Bookmark_jEYHpeMinT_3" meta:value-type="string">ch. However, searching for overlaps between features with existing webbased methods is complicated by the massive datasets that are routinely produced with current sequencing technologies. Fast and flexible tools are therefore required to ask complex ques</meta:user-defined>
    <meta:user-defined meta:name="Mendeley_Bookmark_jEYHpeMinT_4" meta:value-type="string">tions of these data in an efficient manner. Results: This article introduces a new software suite for the comparison, manipulation and annotation of genomic features in Browser Extensible Data (BED) and General Feature Format (GFF) format. BEDTools also s</meta:user-defined>
    <meta:user-defined meta:name="Mendeley_Bookmark_jEYHpeMinT_5" meta:value-type="string">upports the comparison of sequence alignments in BAM format to both BED and GFF features. The tools are extremely efficient and allow the user to compare large datasets (e.g. next-generation sequencing data) with both public and custom genome annotation t</meta:user-defined>
    <meta:user-defined meta:name="Mendeley_Bookmark_jEYHpeMinT_6" meta:value-type="string">racks. BEDTools can be combined with one another as well as with standard UNIX commands, thus facilitating routine genomics tasks as well as pipelines that can quickly answer intricate questions of large genomic datasets. Availability and implementation: </meta:user-defined>
    <meta:user-defined meta:name="Mendeley_Bookmark_jEYHpeMinT_7" meta:value-type="string">BEDTools was written in C++. Source code and a comprehensive user manual are freely available at http://code.google.com/p/bedtools. Contact: aaronquinlan@gmail.com; imh4y@virginia.edu. Supplementary information: Supplementary data are available at Bioinfo</meta:user-defined>
    <meta:user-defined meta:name="Mendeley_Bookmark_jEYHpeMinT_8" meta:value-type="string">rmatics online. \u00a9 The Author(s) 2010. Published by Oxford University Press.", "issued": {"date-parts": [["2010", "1", "28"]]}, "PMID": "20110278", "author": [{"dropping-particle": "", "family": "Quinlan", "non-dropping-particle": "", "suffix": "", "g</meta:user-defined>
    <meta:user-defined meta:name="Mendeley_Bookmark_jEYHpeMinT_9" meta:value-type="string">iven": "Aaron R.", "parse-names": false}, {"dropping-particle": "", "family": "Hall", "non-dropping-particle": "", "suffix": "", "given": "Ira M.", "parse-names": false}], "container-title": "Bioinformatics"}, "id": "ITEM-1"}], "mendeley": {"previouslyFor</meta:user-defined>
    <meta:user-defined meta:name="Mendeley_Bookmark_jj2oRlh7c5_1" meta:value-type="string">ADDIN CSL_CITATION {"citationItems": [{"uris": ["http://www.mendeley.com/documents/?uuid=22d9dc85-6f3c-4d5b-978d-dcc95b3b2b30"], "itemData": {"DOI": "10.1093/database/baw144", "volume": "2016", "ISSN": "1758-0463", "page": "baw144", "id": "ITEM-1", "title</meta:user-defined>
    <meta:user-defined meta:name="Mendeley_Bookmark_jj2oRlh7c5_10" meta:value-type="string">fer", "parse-names": false}, {"dropping-particle": "", "family": "Lagoni", "non-dropping-particle": "", "suffix": "", "given": "Emil", "parse-names": false}, {"dropping-particle": "", "family": "Boyd", "non-dropping-particle": "", "suffix": "", "given": "</meta:user-defined>
    <meta:user-defined meta:name="Mendeley_Bookmark_jj2oRlh7c5_11" meta:value-type="string">Mette", "parse-names": false}, {"dropping-particle": "", "family": "Bornholdt", "non-dropping-particle": "", "suffix": "", "given": "Jette", "parse-names": false}, {"dropping-particle": "", "family": "Hoon", "non-dropping-particle": "De", "suffix": "", "g</meta:user-defined>
    <meta:user-defined meta:name="Mendeley_Bookmark_jj2oRlh7c5_12" meta:value-type="string">iven": "Michiel J.L. L.", "parse-names": false}, {"dropping-particle": "", "family": "Kawaji", "non-dropping-particle": "", "suffix": "", "given": "Hideya", "parse-names": false}, {"dropping-particle": "", "family": "Lassmann", "non-dropping-particle": ""</meta:user-defined>
    <meta:user-defined meta:name="Mendeley_Bookmark_jj2oRlh7c5_13" meta:value-type="string">, "suffix": "", "given": "Timo", "parse-names": false}, {"dropping-particle": "", "family": "Hayashizaki", "non-dropping-particle": "", "suffix": "", "given": "Yoshihide", "parse-names": false}, {"dropping-particle": "", "family": "Forrest", "non-dropping</meta:user-defined>
    <meta:user-defined meta:name="Mendeley_Bookmark_jj2oRlh7c5_14" meta:value-type="string">-particle": "", "suffix": "", "given": "Alistair R.R. R.", "parse-names": false}, {"dropping-particle": "", "family": "Carninci", "non-dropping-particle": "", "suffix": "", "given": "Piero", "parse-names": false}, {"dropping-particle": "", "family": "Sand</meta:user-defined>
    <meta:user-defined meta:name="Mendeley_Bookmark_jj2oRlh7c5_15" meta:value-type="string">elin", "non-dropping-particle": "", "suffix": "", "given": "Albin", "parse-names": false}], "publisher": "Narnia", "container-title": "Database"}, "id": "ITEM-1"}], "mendeley": {"previouslyFormattedCitation": "(Ienasescu et al. 2016)", "plainTextFormatted</meta:user-defined>
    <meta:user-defined meta:name="Mendeley_Bookmark_jj2oRlh7c5_16" meta:value-type="string">Citation": "(Ienasescu et al. 2016)", "formattedCitation": "(Ienasescu et al. 2016)"}, "properties": {"noteIndex": 0}, "schema": "https://github.com/citation-style-language/schema/raw/master/csl-citation.json"}</meta:user-defined>
    <meta:user-defined meta:name="Mendeley_Bookmark_jj2oRlh7c5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jj2oRlh7c5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jj2oRlh7c5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jj2oRlh7c5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jj2oRlh7c5_6" meta:value-type="string">tia, including FANTOM, GTEx, The Human Protein Atlas and BioGPS.", "issued": {"date-parts": [["2016", "12", "26"]]}, "author": [{"dropping-particle": "", "family": "Ienasescu", "non-dropping-particle": "", "suffix": "", "given": "Hans", "parse-names": fal</meta:user-defined>
    <meta:user-defined meta:name="Mendeley_Bookmark_jj2oRlh7c5_7" meta:value-type="string">se}, {"dropping-particle": "", "family": "Li", "non-dropping-particle": "", "suffix": "", "given": "Kang", "parse-names": false}, {"dropping-particle": "", "family": "Andersson", "non-dropping-particle": "", "suffix": "", "given": "Robin", "parse-names": </meta:user-defined>
    <meta:user-defined meta:name="Mendeley_Bookmark_jj2oRlh7c5_8" meta:value-type="string">false}, {"dropping-particle": "", "family": "Vitezic", "non-dropping-particle": "", "suffix": "", "given": "Morana", "parse-names": false}, {"dropping-particle": "", "family": "Rennie", "non-dropping-particle": "", "suffix": "", "given": "Sarah", "parse-n</meta:user-defined>
    <meta:user-defined meta:name="Mendeley_Bookmark_jj2oRlh7c5_9" meta:value-type="string">ames": false}, {"dropping-particle": "", "family": "Chen", "non-dropping-particle": "", "suffix": "", "given": "Yun", "parse-names": false}, {"dropping-particle": "", "family": "Vitting-Seerup", "non-dropping-particle": "", "suffix": "", "given": "Kristof</meta:user-defined>
    <meta:user-defined meta:name="Mendeley_Bookmark_joWbqCHTFk_1" meta:value-type="string">ADDIN CSL_CITATION {"citationItems": [{"uris": ["http://www.mendeley.com/documents/?uuid=34772b6d-3562-4ed3-92f8-c9f90080c8e0"], "itemData": {"DOI": "10.1038/nature11247", "volume": "489", "ISSN": "1476-4687", "page": "57-74", "id": "ITEM-1", "title": "An</meta:user-defined>
    <meta:user-defined meta:name="Mendeley_Bookmark_joWbqCHTFk_10" meta:value-type="string">family": "Doyle", "non-dropping-particle": "", "suffix": "", "given": "Francis", "parse-names": false}, {"dropping-particle": "", "family": "Epstein", "non-dropping-particle": "", "suffix": "", "given": "Charles B", "parse-names": false}, {"dropping-parti</meta:user-defined>
    <meta:user-defined meta:name="Mendeley_Bookmark_joWbqCHTFk_100" meta:value-type="string">: false}, {"dropping-particle": "", "family": "Barber", "non-dropping-particle": "", "suffix": "", "given": "Galt P", "parse-names": false}, {"dropping-particle": "", "family": "Cline", "non-dropping-particle": "", "suffix": "", "given": "Melissa S", "par</meta:user-defined>
    <meta:user-defined meta:name="Mendeley_Bookmark_joWbqCHTFk_101" meta:value-type="string">se-names": false}, {"dropping-particle": "", "family": "Dreszer", "non-dropping-particle": "", "suffix": "", "given": "Timothy R", "parse-names": false}, {"dropping-particle": "", "family": "Heitner", "non-dropping-particle": "", "suffix": "", "given": "S</meta:user-defined>
    <meta:user-defined meta:name="Mendeley_Bookmark_joWbqCHTFk_102" meta:value-type="string">teven G", "parse-names": false}, {"dropping-particle": "", "family": "Karolchik", "non-dropping-particle": "", "suffix": "", "given": "Donna", "parse-names": false}, {"dropping-particle": "", "family": "Kirkup", "non-dropping-particle": "", "suffix": "", </meta:user-defined>
    <meta:user-defined meta:name="Mendeley_Bookmark_joWbqCHTFk_103" meta:value-type="string">"given": "Vaness M", "parse-names": false}, {"dropping-particle": "", "family": "Meyer", "non-dropping-particle": "", "suffix": "", "given": "Laurence R", "parse-names": false}, {"dropping-particle": "", "family": "Long", "non-dropping-particle": "", "suf</meta:user-defined>
    <meta:user-defined meta:name="Mendeley_Bookmark_joWbqCHTFk_104" meta:value-type="string">fix": "", "given": "Jeffrey C", "parse-names": false}, {"dropping-particle": "", "family": "Maddren", "non-dropping-particle": "", "suffix": "", "given": "Morgan", "parse-names": false}, {"dropping-particle": "", "family": "Raney", "non-dropping-particle"</meta:user-defined>
    <meta:user-defined meta:name="Mendeley_Bookmark_joWbqCHTFk_105" meta:value-type="string">: "", "suffix": "", "given": "Brian J", "parse-names": false}, {"dropping-particle": "", "family": "Grasfeder", "non-dropping-particle": "", "suffix": "", "given": "Linda L", "parse-names": false}, {"dropping-particle": "", "family": "Giresi", "non-droppi</meta:user-defined>
    <meta:user-defined meta:name="Mendeley_Bookmark_joWbqCHTFk_106" meta:value-type="string">ng-particle": "", "suffix": "", "given": "Paul G", "parse-names": false}, {"dropping-particle": "", "family": "Battenhouse", "non-dropping-particle": "", "suffix": "", "given": "Anna", "parse-names": false}, {"dropping-particle": "", "family": "Sheffield"</meta:user-defined>
    <meta:user-defined meta:name="Mendeley_Bookmark_joWbqCHTFk_107" meta:value-type="string">, "non-dropping-particle": "", "suffix": "", "given": "Nathan C", "parse-names": false}, {"dropping-particle": "", "family": "Showers", "non-dropping-particle": "", "suffix": "", "given": "Kimberly a", "parse-names": false}, {"dropping-particle": "", "fam</meta:user-defined>
    <meta:user-defined meta:name="Mendeley_Bookmark_joWbqCHTFk_108" meta:value-type="string">ily": "London", "non-dropping-particle": "", "suffix": "", "given": "Darin", "parse-names": false}, {"dropping-particle": "", "family": "Bhinge", "non-dropping-particle": "", "suffix": "", "given": "Akshay a", "parse-names": false}, {"dropping-particle": </meta:user-defined>
    <meta:user-defined meta:name="Mendeley_Bookmark_joWbqCHTFk_109" meta:value-type="string">"", "family": "Shestak", "non-dropping-particle": "", "suffix": "", "given": "Christopher", "parse-names": false}, {"dropping-particle": "", "family": "Schaner", "non-dropping-particle": "", "suffix": "", "given": "Matthew R", "parse-names": false}, {"dro</meta:user-defined>
    <meta:user-defined meta:name="Mendeley_Bookmark_joWbqCHTFk_11" meta:value-type="string">cle": "", "family": "Frietze", "non-dropping-particle": "", "suffix": "", "given": "Seth", "parse-names": false}, {"dropping-particle": "", "family": "Harrow", "non-dropping-particle": "", "suffix": "", "given": "Jennifer", "parse-names": false}, {"droppi</meta:user-defined>
    <meta:user-defined meta:name="Mendeley_Bookmark_joWbqCHTFk_110" meta:value-type="string">pping-particle": "", "family": "Kim", "non-dropping-particle": "", "suffix": "", "given": "Seul Ki", "parse-names": false}, {"dropping-particle": "", "family": "Zhang", "non-dropping-particle": "", "suffix": "", "given": "Zhuzhu Zhancheng Zhengdong", "par</meta:user-defined>
    <meta:user-defined meta:name="Mendeley_Bookmark_joWbqCHTFk_111" meta:value-type="string">se-names": false}, {"dropping-particle": "", "family": "Mieczkowski", "non-dropping-particle": "", "suffix": "", "given": "Piotr a", "parse-names": false}, {"dropping-particle": "", "family": "Mieczkowska", "non-dropping-particle": "", "suffix": "", "give</meta:user-defined>
    <meta:user-defined meta:name="Mendeley_Bookmark_joWbqCHTFk_112" meta:value-type="string">n": "Joanna O", "parse-names": false}, {"dropping-particle": "", "family": "Liu", "non-dropping-particle": "", "suffix": "", "given": "Zheng", "parse-names": false}, {"dropping-particle": "", "family": "McDaniell", "non-dropping-particle": "", "suffix": "</meta:user-defined>
    <meta:user-defined meta:name="Mendeley_Bookmark_joWbqCHTFk_113" meta:value-type="string">", "given": "Ryan M", "parse-names": false}, {"dropping-particle": "", "family": "Ni", "non-dropping-particle": "", "suffix": "", "given": "Yunyun", "parse-names": false}, {"dropping-particle": "", "family": "Rashid", "non-dropping-particle": "", "suffix"</meta:user-defined>
    <meta:user-defined meta:name="Mendeley_Bookmark_joWbqCHTFk_114" meta:value-type="string">: "", "given": "Naim U", "parse-names": false}, {"dropping-particle": "", "family": "Kim", "non-dropping-particle": "", "suffix": "", "given": "Min Jae", "parse-names": false}, {"dropping-particle": "", "family": "Adar", "non-dropping-particle": "", "suff</meta:user-defined>
    <meta:user-defined meta:name="Mendeley_Bookmark_joWbqCHTFk_115" meta:value-type="string">ix": "", "given": "Sheera", "parse-names": false}, {"dropping-particle": "", "family": "Wang", "non-dropping-particle": "", "suffix": "", "given": "Tianyuan", "parse-names": false}, {"dropping-particle": "", "family": "Winter", "non-dropping-particle": ""</meta:user-defined>
    <meta:user-defined meta:name="Mendeley_Bookmark_joWbqCHTFk_116" meta:value-type="string">, "suffix": "", "given": "Deborah", "parse-names": false}, {"dropping-particle": "", "family": "Keefe", "non-dropping-particle": "", "suffix": "", "given": "Damian", "parse-names": false}, {"dropping-particle": "", "family": "Iyer", "non-dropping-particle</meta:user-defined>
    <meta:user-defined meta:name="Mendeley_Bookmark_joWbqCHTFk_117" meta:value-type="string">": "", "suffix": "", "given": "Vishwanath R", "parse-names": false}, {"dropping-particle": "", "family": "Sandhu", "non-dropping-particle": "", "suffix": "", "given": "Kljeet Singh", "parse-names": false}, {"dropping-particle": "", "family": "Zheng", "non</meta:user-defined>
    <meta:user-defined meta:name="Mendeley_Bookmark_joWbqCHTFk_118" meta:value-type="string">-dropping-particle": "", "suffix": "", "given": "Meizhen", "parse-names": false}, {"dropping-particle": "", "family": "Wang", "non-dropping-particle": "", "suffix": "", "given": "Ping", "parse-names": false}, {"dropping-particle": "", "family": "Gertz", "</meta:user-defined>
    <meta:user-defined meta:name="Mendeley_Bookmark_joWbqCHTFk_119" meta:value-type="string">non-dropping-particle": "", "suffix": "", "given": "Jason", "parse-names": false}, {"dropping-particle": "", "family": "Vielmetter", "non-dropping-particle": "", "suffix": "", "given": "Jost", "parse-names": false}, {"dropping-particle": "", "family": "Pa</meta:user-defined>
    <meta:user-defined meta:name="Mendeley_Bookmark_joWbqCHTFk_12" meta:value-type="string">ng-particle": "", "family": "Kaul", "non-dropping-particle": "", "suffix": "", "given": "Rajinder", "parse-names": false}, {"dropping-particle": "", "family": "Khatun", "non-dropping-particle": "", "suffix": "", "given": "Jainab", "parse-names": false}, {</meta:user-defined>
    <meta:user-defined meta:name="Mendeley_Bookmark_joWbqCHTFk_120" meta:value-type="string">rtridge", "non-dropping-particle": "", "suffix": "", "given": "E Christopher", "parse-names": false}, {"dropping-particle": "", "family": "Varley", "non-dropping-particle": "", "suffix": "", "given": "Katherine E", "parse-names": false}, {"dropping-partic</meta:user-defined>
    <meta:user-defined meta:name="Mendeley_Bookmark_joWbqCHTFk_121" meta:value-type="string">le": "", "family": "Gasper", "non-dropping-particle": "", "suffix": "", "given": "Clarke", "parse-names": false}, {"dropping-particle": "", "family": "Bansal", "non-dropping-particle": "", "suffix": "", "given": "Anita", "parse-names": false}, {"dropping-</meta:user-defined>
    <meta:user-defined meta:name="Mendeley_Bookmark_joWbqCHTFk_122" meta:value-type="string">particle": "", "family": "Pepke", "non-dropping-particle": "", "suffix": "", "given": "Shirley", "parse-names": false}, {"dropping-particle": "", "family": "Jain", "non-dropping-particle": "", "suffix": "", "given": "Preti", "parse-names": false}, {"dropp</meta:user-defined>
    <meta:user-defined meta:name="Mendeley_Bookmark_joWbqCHTFk_123" meta:value-type="string">ing-particle": "", "family": "Amrhein", "non-dropping-particle": "", "suffix": "", "given": "Henry", "parse-names": false}, {"dropping-particle": "", "family": "Bowling", "non-dropping-particle": "", "suffix": "", "given": "Kevin M", "parse-names": false}</meta:user-defined>
    <meta:user-defined meta:name="Mendeley_Bookmark_joWbqCHTFk_124" meta:value-type="string">, {"dropping-particle": "", "family": "Anaya", "non-dropping-particle": "", "suffix": "", "given": "Michael", "parse-names": false}, {"dropping-particle": "", "family": "Cross", "non-dropping-particle": "", "suffix": "", "given": "Marie K", "parse-names":</meta:user-defined>
    <meta:user-defined meta:name="Mendeley_Bookmark_joWbqCHTFk_125" meta:value-type="string"> false}, {"dropping-particle": "", "family": "Muratet", "non-dropping-particle": "", "suffix": "", "given": "Michael a", "parse-names": false}, {"dropping-particle": "", "family": "Newberry", "non-dropping-particle": "", "suffix": "", "given": "Kimberly M</meta:user-defined>
    <meta:user-defined meta:name="Mendeley_Bookmark_joWbqCHTFk_126" meta:value-type="string">", "parse-names": false}, {"dropping-particle": "", "family": "McCue", "non-dropping-particle": "", "suffix": "", "given": "Kenneth", "parse-names": false}, {"dropping-particle": "", "family": "Nesmith", "non-dropping-particle": "", "suffix": "", "given":</meta:user-defined>
    <meta:user-defined meta:name="Mendeley_Bookmark_joWbqCHTFk_127" meta:value-type="string"> "Amy S", "parse-names": false}, {"dropping-particle": "", "family": "Fisher-Aylor", "non-dropping-particle": "", "suffix": "", "given": "Katherine I", "parse-names": false}, {"dropping-particle": "", "family": "Pusey", "non-dropping-particle": "", "suffi</meta:user-defined>
    <meta:user-defined meta:name="Mendeley_Bookmark_joWbqCHTFk_128" meta:value-type="string">x": "", "given": "Barbara", "parse-names": false}, {"dropping-particle": "", "family": "DeSalvo", "non-dropping-particle": "", "suffix": "", "given": "Gilberto", "parse-names": false}, {"dropping-particle": "", "family": "Balasubramanian", "non-dropping-p</meta:user-defined>
    <meta:user-defined meta:name="Mendeley_Bookmark_joWbqCHTFk_129" meta:value-type="string">article": "", "suffix": "", "given": "Suganthi Sreeram", "parse-names": false}, {"dropping-particle": "", "family": "Davis", "non-dropping-particle": "", "suffix": "", "given": "Nicholas S", "parse-names": false}, {"dropping-particle": "", "family": "Mead</meta:user-defined>
    <meta:user-defined meta:name="Mendeley_Bookmark_joWbqCHTFk_13" meta:value-type="string">"dropping-particle": "", "family": "Lajoie", "non-dropping-particle": "", "suffix": "", "given": "Bryan R", "parse-names": false}, {"dropping-particle": "", "family": "Landt", "non-dropping-particle": "", "suffix": "", "given": "Stephen G", "parse-names":</meta:user-defined>
    <meta:user-defined meta:name="Mendeley_Bookmark_joWbqCHTFk_130" meta:value-type="string">ows", "non-dropping-particle": "", "suffix": "", "given": "Sarah K", "parse-names": false}, {"dropping-particle": "", "family": "Eggleston", "non-dropping-particle": "", "suffix": "", "given": "Tracy", "parse-names": false}, {"dropping-particle": "", "fam</meta:user-defined>
    <meta:user-defined meta:name="Mendeley_Bookmark_joWbqCHTFk_131" meta:value-type="string">ily": "Newberry", "non-dropping-particle": "", "suffix": "", "given": "J Scott", "parse-names": false}, {"dropping-particle": "", "family": "Levy", "non-dropping-particle": "", "suffix": "", "given": "Shawn E", "parse-names": false}, {"dropping-particle":</meta:user-defined>
    <meta:user-defined meta:name="Mendeley_Bookmark_joWbqCHTFk_132" meta:value-type="string"> "", "family": "Absher", "non-dropping-particle": "", "suffix": "", "given": "Devin M", "parse-names": false}, {"dropping-particle": "", "family": "Wong", "non-dropping-particle": "", "suffix": "", "given": "Wing H", "parse-names": false}, {"dropping-part</meta:user-defined>
    <meta:user-defined meta:name="Mendeley_Bookmark_joWbqCHTFk_133" meta:value-type="string">icle": "", "family": "Blow", "non-dropping-particle": "", "suffix": "", "given": "Matthew J", "parse-names": false}, {"dropping-particle": "", "family": "Visel", "non-dropping-particle": "", "suffix": "", "given": "Axel", "parse-names": false}, {"dropping</meta:user-defined>
    <meta:user-defined meta:name="Mendeley_Bookmark_joWbqCHTFk_134" meta:value-type="string">-particle": "", "family": "Pennachio", "non-dropping-particle": "", "suffix": "", "given": "Len a", "parse-names": false}, {"dropping-particle": "", "family": "Elnitski", "non-dropping-particle": "", "suffix": "", "given": "Laura", "parse-names": false}, </meta:user-defined>
    <meta:user-defined meta:name="Mendeley_Bookmark_joWbqCHTFk_135" meta:value-type="string">{"dropping-particle": "", "family": "Petrykowska", "non-dropping-particle": "", "suffix": "", "given": "Hanna M", "parse-names": false}, {"dropping-particle": "", "family": "Abyzov", "non-dropping-particle": "", "suffix": "", "given": "Alexej", "parse-nam</meta:user-defined>
    <meta:user-defined meta:name="Mendeley_Bookmark_joWbqCHTFk_136" meta:value-type="string">es": false}, {"dropping-particle": "", "family": "Aken", "non-dropping-particle": "", "suffix": "", "given": "Bronwen", "parse-names": false}, {"dropping-particle": "", "family": "Barrell", "non-dropping-particle": "", "suffix": "", "given": "Daniel", "pa</meta:user-defined>
    <meta:user-defined meta:name="Mendeley_Bookmark_joWbqCHTFk_137" meta:value-type="string">rse-names": false}, {"dropping-particle": "", "family": "Barson", "non-dropping-particle": "", "suffix": "", "given": "Gemma", "parse-names": false}, {"dropping-particle": "", "family": "Berry", "non-dropping-particle": "", "suffix": "", "given": "Andrew"</meta:user-defined>
    <meta:user-defined meta:name="Mendeley_Bookmark_joWbqCHTFk_138" meta:value-type="string">, "parse-names": false}, {"dropping-particle": "", "family": "Bignell", "non-dropping-particle": "", "suffix": "", "given": "Alexandra", "parse-names": false}, {"dropping-particle": "", "family": "Boychenko", "non-dropping-particle": "", "suffix": "", "gi</meta:user-defined>
    <meta:user-defined meta:name="Mendeley_Bookmark_joWbqCHTFk_139" meta:value-type="string">ven": "Veronika", "parse-names": false}, {"dropping-particle": "", "family": "Bussotti", "non-dropping-particle": "", "suffix": "", "given": "Govanni", "parse-names": false}, {"dropping-particle": "", "family": "Davidson", "non-dropping-particle": "", "su</meta:user-defined>
    <meta:user-defined meta:name="Mendeley_Bookmark_joWbqCHTFk_14" meta:value-type="string"> false}, {"dropping-particle": "", "family": "Lee", "non-dropping-particle": "", "suffix": "", "given": "Burn-Kyu Bum-Kyu", "parse-names": false}, {"dropping-particle": "", "family": "Pauli", "non-dropping-particle": "", "suffix": "", "given": "Florencia"</meta:user-defined>
    <meta:user-defined meta:name="Mendeley_Bookmark_joWbqCHTFk_140" meta:value-type="string">ffix": "", "given": "Claire", "parse-names": false}, {"dropping-particle": "", "family": "Despacio-Reyes", "non-dropping-particle": "", "suffix": "", "given": "Gloria", "parse-names": false}, {"dropping-particle": "", "family": "Diekhans", "non-dropping-p</meta:user-defined>
    <meta:user-defined meta:name="Mendeley_Bookmark_joWbqCHTFk_141" meta:value-type="string">article": "", "suffix": "", "given": "Mark", "parse-names": false}, {"dropping-particle": "", "family": "Ezkurdia", "non-dropping-particle": "", "suffix": "", "given": "Iakes", "parse-names": false}, {"dropping-particle": "", "family": "Frankish", "non-dr</meta:user-defined>
    <meta:user-defined meta:name="Mendeley_Bookmark_joWbqCHTFk_142" meta:value-type="string">opping-particle": "", "suffix": "", "given": "Adam", "parse-names": false}, {"dropping-particle": "", "family": "Gilbert", "non-dropping-particle": "", "suffix": "", "given": "James", "parse-names": false}, {"dropping-particle": "", "family": "Gonzalez", </meta:user-defined>
    <meta:user-defined meta:name="Mendeley_Bookmark_joWbqCHTFk_143" meta:value-type="string">"non-dropping-particle": "", "suffix": "", "given": "Jose Manuel", "parse-names": false}, {"dropping-particle": "", "family": "Griffiths", "non-dropping-particle": "", "suffix": "", "given": "Ed", "parse-names": false}, {"dropping-particle": "", "family":</meta:user-defined>
    <meta:user-defined meta:name="Mendeley_Bookmark_joWbqCHTFk_144" meta:value-type="string"> "Harte", "non-dropping-particle": "", "suffix": "", "given": "Rachel", "parse-names": false}, {"dropping-particle": "", "family": "Hendrix", "non-dropping-particle": "", "suffix": "", "given": "David a", "parse-names": false}, {"dropping-particle": "", "</meta:user-defined>
    <meta:user-defined meta:name="Mendeley_Bookmark_joWbqCHTFk_145" meta:value-type="string">family": "Hunt", "non-dropping-particle": "", "suffix": "", "given": "Toby", "parse-names": false}, {"dropping-particle": "", "family": "Jungreis", "non-dropping-particle": "", "suffix": "", "given": "Irwin", "parse-names": false}, {"dropping-particle": "</meta:user-defined>
    <meta:user-defined meta:name="Mendeley_Bookmark_joWbqCHTFk_146" meta:value-type="string">", "family": "Kay", "non-dropping-particle": "", "suffix": "", "given": "Mike", "parse-names": false}, {"dropping-particle": "", "family": "Khurana", "non-dropping-particle": "", "suffix": "", "given": "Ekta", "parse-names": false}, {"dropping-particle": </meta:user-defined>
    <meta:user-defined meta:name="Mendeley_Bookmark_joWbqCHTFk_147" meta:value-type="string">"", "family": "Leng", "non-dropping-particle": "", "suffix": "", "given": "Jing", "parse-names": false}, {"dropping-particle": "", "family": "Lin", "non-dropping-particle": "", "suffix": "", "given": "Michael F", "parse-names": false}, {"dropping-particle</meta:user-defined>
    <meta:user-defined meta:name="Mendeley_Bookmark_joWbqCHTFk_148" meta:value-type="string">": "", "family": "Loveland", "non-dropping-particle": "", "suffix": "", "given": "Jane", "parse-names": false}, {"dropping-particle": "", "family": "Lu", "non-dropping-particle": "", "suffix": "", "given": "Zhi", "parse-names": false}, {"dropping-particle</meta:user-defined>
    <meta:user-defined meta:name="Mendeley_Bookmark_joWbqCHTFk_149" meta:value-type="string">": "", "family": "Manthravadi", "non-dropping-particle": "", "suffix": "", "given": "Deepa", "parse-names": false}, {"dropping-particle": "", "family": "Mariotti", "non-dropping-particle": "", "suffix": "", "given": "Marco", "parse-names": false}, {"dropp</meta:user-defined>
    <meta:user-defined meta:name="Mendeley_Bookmark_joWbqCHTFk_15" meta:value-type="string">, "parse-names": false}, {"dropping-particle": "", "family": "Rosenbloom", "non-dropping-particle": "", "suffix": "", "given": "Kate R", "parse-names": false}, {"dropping-particle": "", "family": "Sabo", "non-dropping-particle": "", "suffix": "", "given":</meta:user-defined>
    <meta:user-defined meta:name="Mendeley_Bookmark_joWbqCHTFk_150" meta:value-type="string">ing-particle": "", "family": "Mudge", "non-dropping-particle": "", "suffix": "", "given": "Jonathan", "parse-names": false}, {"dropping-particle": "", "family": "Mukherjee", "non-dropping-particle": "", "suffix": "", "given": "Gaurab", "parse-names": fals</meta:user-defined>
    <meta:user-defined meta:name="Mendeley_Bookmark_joWbqCHTFk_151" meta:value-type="string">e}, {"dropping-particle": "", "family": "Notredame", "non-dropping-particle": "", "suffix": "", "given": "Cedric", "parse-names": false}, {"dropping-particle": "", "family": "Pei", "non-dropping-particle": "", "suffix": "", "given": "Baikang", "parse-name</meta:user-defined>
    <meta:user-defined meta:name="Mendeley_Bookmark_joWbqCHTFk_152" meta:value-type="string">s": false}, {"dropping-particle": "", "family": "Rodriguez", "non-dropping-particle": "", "suffix": "", "given": "Jose Manuel", "parse-names": false}, {"dropping-particle": "", "family": "Saunders", "non-dropping-particle": "", "suffix": "", "given": "Gar</meta:user-defined>
    <meta:user-defined meta:name="Mendeley_Bookmark_joWbqCHTFk_153" meta:value-type="string">y", "parse-names": false}, {"dropping-particle": "", "family": "Sboner", "non-dropping-particle": "", "suffix": "", "given": "Andrea", "parse-names": false}, {"dropping-particle": "", "family": "Searle", "non-dropping-particle": "", "suffix": "", "given":</meta:user-defined>
    <meta:user-defined meta:name="Mendeley_Bookmark_joWbqCHTFk_154" meta:value-type="string"> "Stephen", "parse-names": false}, {"dropping-particle": "", "family": "Sisu", "non-dropping-particle": "", "suffix": "", "given": "Cristina", "parse-names": false}, {"dropping-particle": "", "family": "Snow", "non-dropping-particle": "", "suffix": "", "g</meta:user-defined>
    <meta:user-defined meta:name="Mendeley_Bookmark_joWbqCHTFk_155" meta:value-type="string">iven": "Catherine", "parse-names": false}, {"dropping-particle": "", "family": "Steward", "non-dropping-particle": "", "suffix": "", "given": "Charlie", "parse-names": false}, {"dropping-particle": "", "family": "Tapanari", "non-dropping-particle": "", "s</meta:user-defined>
    <meta:user-defined meta:name="Mendeley_Bookmark_joWbqCHTFk_156" meta:value-type="string">uffix": "", "given": "Electra", "parse-names": false}, {"dropping-particle": "", "family": "Tress", "non-dropping-particle": "", "suffix": "", "given": "Michael L", "parse-names": false}, {"dropping-particle": "", "family": "Baren", "non-dropping-particle</meta:user-defined>
    <meta:user-defined meta:name="Mendeley_Bookmark_joWbqCHTFk_157" meta:value-type="string">": "van", "suffix": "", "given": "Marijke J", "parse-names": false}, {"dropping-particle": "", "family": "Washieti", "non-dropping-particle": "", "suffix": "", "given": "Stefan", "parse-names": false}, {"dropping-particle": "", "family": "Wilming", "non-d</meta:user-defined>
    <meta:user-defined meta:name="Mendeley_Bookmark_joWbqCHTFk_158" meta:value-type="string">ropping-particle": "", "suffix": "", "given": "Laurens", "parse-names": false}, {"dropping-particle": "", "family": "Zadissa", "non-dropping-particle": "", "suffix": "", "given": "Amonida", "parse-names": false}, {"dropping-particle": "", "family": "Zheng</meta:user-defined>
    <meta:user-defined meta:name="Mendeley_Bookmark_joWbqCHTFk_159" meta:value-type="string">dong", "non-dropping-particle": "", "suffix": "", "given": "Zhang", "parse-names": false}, {"dropping-particle": "", "family": "Brent", "non-dropping-particle": "", "suffix": "", "given": "Michael", "parse-names": false}, {"dropping-particle": "", "family</meta:user-defined>
    <meta:user-defined meta:name="Mendeley_Bookmark_joWbqCHTFk_16" meta:value-type="string"> "Peter", "parse-names": false}, {"dropping-particle": "", "family": "Safi", "non-dropping-particle": "", "suffix": "", "given": "Alexias", "parse-names": false}, {"dropping-particle": "", "family": "Sanyal", "non-dropping-particle": "", "suffix": "", "gi</meta:user-defined>
    <meta:user-defined meta:name="Mendeley_Bookmark_joWbqCHTFk_160" meta:value-type="string">": "Haussler", "non-dropping-particle": "", "suffix": "", "given": "David", "parse-names": false}, {"dropping-particle": "", "family": "Valencia", "non-dropping-particle": "", "suffix": "", "given": "Alfonso", "parse-names": false}, {"dropping-particle": </meta:user-defined>
    <meta:user-defined meta:name="Mendeley_Bookmark_joWbqCHTFk_161" meta:value-type="string">"", "family": "Raymond", "non-dropping-particle": "", "suffix": "", "given": "Alexandre", "parse-names": false}, {"dropping-particle": "", "family": "Addleman", "non-dropping-particle": "", "suffix": "", "given": "Nick", "parse-names": false}, {"dropping-</meta:user-defined>
    <meta:user-defined meta:name="Mendeley_Bookmark_joWbqCHTFk_162" meta:value-type="string">particle": "", "family": "Alexander", "non-dropping-particle": "", "suffix": "", "given": "Roger P", "parse-names": false}, {"dropping-particle": "", "family": "Auerbach", "non-dropping-particle": "", "suffix": "", "given": "Raymond K", "parse-names": fal</meta:user-defined>
    <meta:user-defined meta:name="Mendeley_Bookmark_joWbqCHTFk_163" meta:value-type="string">se}, {"dropping-particle": "", "family": "Bettinger", "non-dropping-particle": "", "suffix": "", "given": "Keith", "parse-names": false}, {"dropping-particle": "", "family": "Bhardwaj", "non-dropping-particle": "", "suffix": "", "given": "Nitin", "parse-n</meta:user-defined>
    <meta:user-defined meta:name="Mendeley_Bookmark_joWbqCHTFk_164" meta:value-type="string">ames": false}, {"dropping-particle": "", "family": "Boyle", "non-dropping-particle": "", "suffix": "", "given": "Alan P", "parse-names": false}, {"dropping-particle": "", "family": "Cao", "non-dropping-particle": "", "suffix": "", "given": "Alina R", "par</meta:user-defined>
    <meta:user-defined meta:name="Mendeley_Bookmark_joWbqCHTFk_165" meta:value-type="string">se-names": false}, {"dropping-particle": "", "family": "Cayting", "non-dropping-particle": "", "suffix": "", "given": "Philip", "parse-names": false}, {"dropping-particle": "", "family": "Charos", "non-dropping-particle": "", "suffix": "", "given": "Alexa</meta:user-defined>
    <meta:user-defined meta:name="Mendeley_Bookmark_joWbqCHTFk_166" meta:value-type="string">ndra", "parse-names": false}, {"dropping-particle": "", "family": "Cheng", "non-dropping-particle": "", "suffix": "", "given": "Yong", "parse-names": false}, {"dropping-particle": "", "family": "Eastman", "non-dropping-particle": "", "suffix": "", "given"</meta:user-defined>
    <meta:user-defined meta:name="Mendeley_Bookmark_joWbqCHTFk_167" meta:value-type="string">: "Catharine", "parse-names": false}, {"dropping-particle": "", "family": "Euskirchen", "non-dropping-particle": "", "suffix": "", "given": "Ghia", "parse-names": false}, {"dropping-particle": "", "family": "Fleming", "non-dropping-particle": "", "suffix"</meta:user-defined>
    <meta:user-defined meta:name="Mendeley_Bookmark_joWbqCHTFk_168" meta:value-type="string">: "", "given": "Joseph D", "parse-names": false}, {"dropping-particle": "", "family": "Grubert", "non-dropping-particle": "", "suffix": "", "given": "Fabian", "parse-names": false}, {"dropping-particle": "", "family": "Habegger", "non-dropping-particle": </meta:user-defined>
    <meta:user-defined meta:name="Mendeley_Bookmark_joWbqCHTFk_169" meta:value-type="string">"", "suffix": "", "given": "Lukas", "parse-names": false}, {"dropping-particle": "", "family": "Hariharan", "non-dropping-particle": "", "suffix": "", "given": "Manoj", "parse-names": false}, {"dropping-particle": "", "family": "Harmanci", "non-dropping-p</meta:user-defined>
    <meta:user-defined meta:name="Mendeley_Bookmark_joWbqCHTFk_17" meta:value-type="string">ven": "Amartya", "parse-names": false}, {"dropping-particle": "", "family": "Shoresh", "non-dropping-particle": "", "suffix": "", "given": "Noam", "parse-names": false}, {"dropping-particle": "", "family": "Simon", "non-dropping-particle": "", "suffix": "</meta:user-defined>
    <meta:user-defined meta:name="Mendeley_Bookmark_joWbqCHTFk_170" meta:value-type="string">article": "", "suffix": "", "given": "Arif", "parse-names": false}, {"dropping-particle": "", "family": "Iyenger", "non-dropping-particle": "", "suffix": "", "given": "Susma", "parse-names": false}, {"dropping-particle": "", "family": "Jin", "non-dropping</meta:user-defined>
    <meta:user-defined meta:name="Mendeley_Bookmark_joWbqCHTFk_171" meta:value-type="string">-particle": "", "suffix": "", "given": "Victor X", "parse-names": false}, {"dropping-particle": "", "family": "Karczewski", "non-dropping-particle": "", "suffix": "", "given": "Konrad J", "parse-names": false}, {"dropping-particle": "", "family": "Kasowsk</meta:user-defined>
    <meta:user-defined meta:name="Mendeley_Bookmark_joWbqCHTFk_172" meta:value-type="string">i", "non-dropping-particle": "", "suffix": "", "given": "Maya", "parse-names": false}, {"dropping-particle": "", "family": "Lacroute", "non-dropping-particle": "", "suffix": "", "given": "Phil", "parse-names": false}, {"dropping-particle": "", "family": "</meta:user-defined>
    <meta:user-defined meta:name="Mendeley_Bookmark_joWbqCHTFk_173" meta:value-type="string">Lam", "non-dropping-particle": "", "suffix": "", "given": "Hugo", "parse-names": false}, {"dropping-particle": "", "family": "Larnarre-Vincent", "non-dropping-particle": "", "suffix": "", "given": "Nathan", "parse-names": false}, {"dropping-particle": "",</meta:user-defined>
    <meta:user-defined meta:name="Mendeley_Bookmark_joWbqCHTFk_174" meta:value-type="string"> "family": "Lian", "non-dropping-particle": "", "suffix": "", "given": "Jin", "parse-names": false}, {"dropping-particle": "", "family": "Lindahl-Allen", "non-dropping-particle": "", "suffix": "", "given": "Marianne", "parse-names": false}, {"dropping-par</meta:user-defined>
    <meta:user-defined meta:name="Mendeley_Bookmark_joWbqCHTFk_175" meta:value-type="string">ticle": "", "family": "Min", "non-dropping-particle": "", "suffix": "", "given": "Renqiang", "parse-names": false}, {"dropping-particle": "", "family": "Miotto", "non-dropping-particle": "", "suffix": "", "given": "Benoit", "parse-names": false}, {"droppi</meta:user-defined>
    <meta:user-defined meta:name="Mendeley_Bookmark_joWbqCHTFk_176" meta:value-type="string">ng-particle": "", "family": "Monahan", "non-dropping-particle": "", "suffix": "", "given": "Hannah", "parse-names": false}, {"dropping-particle": "", "family": "Moqtaderi", "non-dropping-particle": "", "suffix": "", "given": "Zarmik", "parse-names": false</meta:user-defined>
    <meta:user-defined meta:name="Mendeley_Bookmark_joWbqCHTFk_177" meta:value-type="string">}, {"dropping-particle": "", "family": "Mu", "non-dropping-particle": "", "suffix": "", "given": "Xinmeng J", "parse-names": false}, {"dropping-particle": "", "family": "O'Geen", "non-dropping-particle": "", "suffix": "", "given": "Henriette", "parse-name</meta:user-defined>
    <meta:user-defined meta:name="Mendeley_Bookmark_joWbqCHTFk_178" meta:value-type="string">s": false}, {"dropping-particle": "", "family": "Ouyang", "non-dropping-particle": "", "suffix": "", "given": "Zhengqing", "parse-names": false}, {"dropping-particle": "", "family": "Patacsil", "non-dropping-particle": "", "suffix": "", "given": "Dorrelyn</meta:user-defined>
    <meta:user-defined meta:name="Mendeley_Bookmark_joWbqCHTFk_179" meta:value-type="string">", "parse-names": false}, {"dropping-particle": "", "family": "Raha", "non-dropping-particle": "", "suffix": "", "given": "Debasish", "parse-names": false}, {"dropping-particle": "", "family": "Ramirez", "non-dropping-particle": "", "suffix": "", "given":</meta:user-defined>
    <meta:user-defined meta:name="Mendeley_Bookmark_joWbqCHTFk_18" meta:value-type="string">", "given": "Jeremy M", "parse-names": false}, {"dropping-particle": "", "family": "Song", "non-dropping-particle": "", "suffix": "", "given": "Lingyun", "parse-names": false}, {"dropping-particle": "", "family": "Trinklein", "non-dropping-particle": "", </meta:user-defined>
    <meta:user-defined meta:name="Mendeley_Bookmark_joWbqCHTFk_180" meta:value-type="string"> "Lucia", "parse-names": false}, {"dropping-particle": "", "family": "Reed", "non-dropping-particle": "", "suffix": "", "given": "Brian", "parse-names": false}, {"dropping-particle": "", "family": "Shi", "non-dropping-particle": "", "suffix": "", "given":</meta:user-defined>
    <meta:user-defined meta:name="Mendeley_Bookmark_joWbqCHTFk_181" meta:value-type="string"> "Minyi", "parse-names": false}, {"dropping-particle": "", "family": "Slifer", "non-dropping-particle": "", "suffix": "", "given": "Teri", "parse-names": false}, {"dropping-particle": "", "family": "Witt", "non-dropping-particle": "", "suffix": "", "given</meta:user-defined>
    <meta:user-defined meta:name="Mendeley_Bookmark_joWbqCHTFk_182" meta:value-type="string">": "Heather", "parse-names": false}, {"dropping-particle": "", "family": "Wu", "non-dropping-particle": "", "suffix": "", "given": "Linfeng", "parse-names": false}, {"dropping-particle": "", "family": "Xu", "non-dropping-particle": "", "suffix": "", "give</meta:user-defined>
    <meta:user-defined meta:name="Mendeley_Bookmark_joWbqCHTFk_183" meta:value-type="string">n": "Xiaoqin", "parse-names": false}, {"dropping-particle": "", "family": "Yan", "non-dropping-particle": "", "suffix": "", "given": "Koon-Kiu", "parse-names": false}, {"dropping-particle": "", "family": "Yang", "non-dropping-particle": "", "suffix": "", </meta:user-defined>
    <meta:user-defined meta:name="Mendeley_Bookmark_joWbqCHTFk_184" meta:value-type="string">"given": "Xinqiong", "parse-names": false}, {"dropping-particle": "", "family": "Struhl", "non-dropping-particle": "", "suffix": "", "given": "Kevin", "parse-names": false}, {"dropping-particle": "", "family": "Weissman", "non-dropping-particle": "", "suf</meta:user-defined>
    <meta:user-defined meta:name="Mendeley_Bookmark_joWbqCHTFk_185" meta:value-type="string">fix": "", "given": "Sherman M", "parse-names": false}, {"dropping-particle": "", "family": "Tenebaum", "non-dropping-particle": "", "suffix": "", "given": "Scott a", "parse-names": false}, {"dropping-particle": "", "family": "Penalva", "non-dropping-parti</meta:user-defined>
    <meta:user-defined meta:name="Mendeley_Bookmark_joWbqCHTFk_186" meta:value-type="string">cle": "", "suffix": "", "given": "Luiz O", "parse-names": false}, {"dropping-particle": "", "family": "Karmakar", "non-dropping-particle": "", "suffix": "", "given": "Subhradip", "parse-names": false}, {"dropping-particle": "", "family": "Bhanvadia", "non</meta:user-defined>
    <meta:user-defined meta:name="Mendeley_Bookmark_joWbqCHTFk_187" meta:value-type="string">-dropping-particle": "", "suffix": "", "given": "Raj R", "parse-names": false}, {"dropping-particle": "", "family": "Choudhury", "non-dropping-particle": "", "suffix": "", "given": "Alina", "parse-names": false}, {"dropping-particle": "", "family": "Doman</meta:user-defined>
    <meta:user-defined meta:name="Mendeley_Bookmark_joWbqCHTFk_188" meta:value-type="string">us", "non-dropping-particle": "", "suffix": "", "given": "Marc", "parse-names": false}, {"dropping-particle": "", "family": "Ma", "non-dropping-particle": "", "suffix": "", "given": "Lijia", "parse-names": false}, {"dropping-particle": "", "family": "Mora</meta:user-defined>
    <meta:user-defined meta:name="Mendeley_Bookmark_joWbqCHTFk_189" meta:value-type="string">n", "non-dropping-particle": "", "suffix": "", "given": "Jennifer", "parse-names": false}, {"dropping-particle": "", "family": "Victorsen", "non-dropping-particle": "", "suffix": "", "given": "Alec", "parse-names": false}, {"dropping-particle": "", "famil</meta:user-defined>
    <meta:user-defined meta:name="Mendeley_Bookmark_joWbqCHTFk_19" meta:value-type="string">"suffix": "", "given": "Nathan D", "parse-names": false}, {"dropping-particle": "", "family": "Altshuler", "non-dropping-particle": "", "suffix": "", "given": "Robert C", "parse-names": false}, {"dropping-particle": "", "family": "Birney", "non-dropping-p</meta:user-defined>
    <meta:user-defined meta:name="Mendeley_Bookmark_joWbqCHTFk_190" meta:value-type="string">y": "Auer", "non-dropping-particle": "", "suffix": "", "given": "Thomas", "parse-names": false}, {"dropping-particle": "", "family": "Centarin", "non-dropping-particle": "", "suffix": "", "given": "Lazaro", "parse-names": false}, {"dropping-particle": "",</meta:user-defined>
    <meta:user-defined meta:name="Mendeley_Bookmark_joWbqCHTFk_191" meta:value-type="string"> "family": "Eichenlaub", "non-dropping-particle": "", "suffix": "", "given": "Michael", "parse-names": false}, {"dropping-particle": "", "family": "Gruhl", "non-dropping-particle": "", "suffix": "", "given": "Franziska", "parse-names": false}, {"dropping-</meta:user-defined>
    <meta:user-defined meta:name="Mendeley_Bookmark_joWbqCHTFk_192" meta:value-type="string">particle": "", "family": "Heerman", "non-dropping-particle": "", "suffix": "", "given": "Stephan", "parse-names": false}, {"dropping-particle": "", "family": "Hoeckendorf", "non-dropping-particle": "", "suffix": "", "given": "Burkard", "parse-names": fals</meta:user-defined>
    <meta:user-defined meta:name="Mendeley_Bookmark_joWbqCHTFk_193" meta:value-type="string">e}, {"dropping-particle": "", "family": "Inoue", "non-dropping-particle": "", "suffix": "", "given": "Daigo", "parse-names": false}, {"dropping-particle": "", "family": "Kellner", "non-dropping-particle": "", "suffix": "", "given": "Tanja", "parse-names":</meta:user-defined>
    <meta:user-defined meta:name="Mendeley_Bookmark_joWbqCHTFk_194" meta:value-type="string"> false}, {"dropping-particle": "", "family": "Kirchmaier", "non-dropping-particle": "", "suffix": "", "given": "Stephan", "parse-names": false}, {"dropping-particle": "", "family": "Mueller", "non-dropping-particle": "", "suffix": "", "given": "Claudia", </meta:user-defined>
    <meta:user-defined meta:name="Mendeley_Bookmark_joWbqCHTFk_195" meta:value-type="string">"parse-names": false}, {"dropping-particle": "", "family": "Reinhardt", "non-dropping-particle": "", "suffix": "", "given": "Robert", "parse-names": false}, {"dropping-particle": "", "family": "Schertel", "non-dropping-particle": "", "suffix": "", "given"</meta:user-defined>
    <meta:user-defined meta:name="Mendeley_Bookmark_joWbqCHTFk_196" meta:value-type="string">: "Lea", "parse-names": false}, {"dropping-particle": "", "family": "Schneider", "non-dropping-particle": "", "suffix": "", "given": "Stephanie", "parse-names": false}, {"dropping-particle": "", "family": "Sinn", "non-dropping-particle": "", "suffix": "",</meta:user-defined>
    <meta:user-defined meta:name="Mendeley_Bookmark_joWbqCHTFk_197" meta:value-type="string"> "given": "Rebecca", "parse-names": false}, {"dropping-particle": "", "family": "Wittbrodt", "non-dropping-particle": "", "suffix": "", "given": "Beate", "parse-names": false}, {"dropping-particle": "", "family": "Wittbrodt", "non-dropping-particle": "", </meta:user-defined>
    <meta:user-defined meta:name="Mendeley_Bookmark_joWbqCHTFk_198" meta:value-type="string">"suffix": "", "given": "Jochen", "parse-names": false}, {"dropping-particle": "", "family": "Jain", "non-dropping-particle": "", "suffix": "", "given": "Gaurav", "parse-names": false}, {"dropping-particle": "", "family": "Balasundaram", "non-dropping-part</meta:user-defined>
    <meta:user-defined meta:name="Mendeley_Bookmark_joWbqCHTFk_199" meta:value-type="string">icle": "", "suffix": "", "given": "Gayathri", "parse-names": false}, {"dropping-particle": "", "family": "Bates", "non-dropping-particle": "", "suffix": "", "given": "Daniel L", "parse-names": false}, {"dropping-particle": "", "family": "Byron", "non-drop</meta:user-defined>
    <meta:user-defined meta:name="Mendeley_Bookmark_joWbqCHTFk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joWbqCHTFk_20" meta:value-type="string">article": "", "suffix": "", "given": "Ewan", "parse-names": false}, {"dropping-particle": "", "family": "Brown", "non-dropping-particle": "", "suffix": "", "given": "James B", "parse-names": false}, {"dropping-particle": "", "family": "Cheng", "non-droppi</meta:user-defined>
    <meta:user-defined meta:name="Mendeley_Bookmark_joWbqCHTFk_200" meta:value-type="string">ping-particle": "", "suffix": "", "given": "Rachel", "parse-names": false}, {"dropping-particle": "", "family": "Canfield", "non-dropping-particle": "", "suffix": "", "given": "Theresa K", "parse-names": false}, {"dropping-particle": "", "family": "Diegel</meta:user-defined>
    <meta:user-defined meta:name="Mendeley_Bookmark_joWbqCHTFk_201" meta:value-type="string">", "non-dropping-particle": "", "suffix": "", "given": "Morgan J", "parse-names": false}, {"dropping-particle": "", "family": "Dunn", "non-dropping-particle": "", "suffix": "", "given": "Douglas", "parse-names": false}, {"dropping-particle": "", "family":</meta:user-defined>
    <meta:user-defined meta:name="Mendeley_Bookmark_joWbqCHTFk_202" meta:value-type="string"> "Ebersol", "non-dropping-particle": "", "suffix": "", "given": "Abigail K", "parse-names": false}, {"dropping-particle": "", "family": "Frum", "non-dropping-particle": "", "suffix": "", "given": "Tristan", "parse-names": false}, {"dropping-particle": "",</meta:user-defined>
    <meta:user-defined meta:name="Mendeley_Bookmark_joWbqCHTFk_203" meta:value-type="string"> "family": "Garg", "non-dropping-particle": "", "suffix": "", "given": "Kavita", "parse-names": false}, {"dropping-particle": "", "family": "Gist", "non-dropping-particle": "", "suffix": "", "given": "Erica", "parse-names": false}, {"dropping-particle": "</meta:user-defined>
    <meta:user-defined meta:name="Mendeley_Bookmark_joWbqCHTFk_204" meta:value-type="string">", "family": "Hansen", "non-dropping-particle": "", "suffix": "", "given": "R Scott", "parse-names": false}, {"dropping-particle": "", "family": "Boatman", "non-dropping-particle": "", "suffix": "", "given": "Lisa", "parse-names": false}, {"dropping-parti</meta:user-defined>
    <meta:user-defined meta:name="Mendeley_Bookmark_joWbqCHTFk_205" meta:value-type="string">cle": "", "family": "Haugen", "non-dropping-particle": "", "suffix": "", "given": "Eric", "parse-names": false}, {"dropping-particle": "", "family": "Humbert", "non-dropping-particle": "", "suffix": "", "given": "Richard", "parse-names": false}, {"droppin</meta:user-defined>
    <meta:user-defined meta:name="Mendeley_Bookmark_joWbqCHTFk_206" meta:value-type="string">g-particle": "", "family": "Johnson", "non-dropping-particle": "", "suffix": "", "given": "Audra K", "parse-names": false}, {"dropping-particle": "", "family": "Johnson", "non-dropping-particle": "", "suffix": "", "given": "Ericka M", "parse-names": false</meta:user-defined>
    <meta:user-defined meta:name="Mendeley_Bookmark_joWbqCHTFk_207" meta:value-type="string">}, {"dropping-particle": "", "family": "Kutyavin", "non-dropping-particle": "", "suffix": "", "given": "Tattayana M", "parse-names": false}, {"dropping-particle": "", "family": "Lee", "non-dropping-particle": "", "suffix": "", "given": "Kristin", "parse-n</meta:user-defined>
    <meta:user-defined meta:name="Mendeley_Bookmark_joWbqCHTFk_208" meta:value-type="string">ames": false}, {"dropping-particle": "", "family": "Lotakis", "non-dropping-particle": "", "suffix": "", "given": "Dimitra", "parse-names": false}, {"dropping-particle": "", "family": "Maurano", "non-dropping-particle": "", "suffix": "", "given": "Matthew</meta:user-defined>
    <meta:user-defined meta:name="Mendeley_Bookmark_joWbqCHTFk_209" meta:value-type="string"> T", "parse-names": false}, {"dropping-particle": "", "family": "Neph", "non-dropping-particle": "", "suffix": "", "given": "Shane J", "parse-names": false}, {"dropping-particle": "V", "family": "Neri", "non-dropping-particle": "", "suffix": "", "given": </meta:user-defined>
    <meta:user-defined meta:name="Mendeley_Bookmark_joWbqCHTFk_21" meta:value-type="string">ng-particle": "", "suffix": "", "given": "Chao", "parse-names": false}, {"dropping-particle": "", "family": "Djebali", "non-dropping-particle": "", "suffix": "", "given": "Sarah", "parse-names": false}, {"dropping-particle": "", "family": "Dong", "non-dro</meta:user-defined>
    <meta:user-defined meta:name="Mendeley_Bookmark_joWbqCHTFk_210" meta:value-type="string">"Fiedencio", "parse-names": false}, {"dropping-particle": "", "family": "Nguyen", "non-dropping-particle": "", "suffix": "", "given": "Eric D", "parse-names": false}, {"dropping-particle": "", "family": "Qu", "non-dropping-particle": "", "suffix": "", "gi</meta:user-defined>
    <meta:user-defined meta:name="Mendeley_Bookmark_joWbqCHTFk_211" meta:value-type="string">ven": "Hongzhu", "parse-names": false}, {"dropping-particle": "", "family": "Reynolds", "non-dropping-particle": "", "suffix": "", "given": "Alex P", "parse-names": false}, {"dropping-particle": "", "family": "Roach", "non-dropping-particle": "", "suffix"</meta:user-defined>
    <meta:user-defined meta:name="Mendeley_Bookmark_joWbqCHTFk_212" meta:value-type="string">: "", "given": "Vaughn", "parse-names": false}, {"dropping-particle": "", "family": "Rynes", "non-dropping-particle": "", "suffix": "", "given": "Eric", "parse-names": false}, {"dropping-particle": "", "family": "Sanchez", "non-dropping-particle": "", "su</meta:user-defined>
    <meta:user-defined meta:name="Mendeley_Bookmark_joWbqCHTFk_213" meta:value-type="string">ffix": "", "given": "Minerva E", "parse-names": false}, {"dropping-particle": "", "family": "Sandstrom", "non-dropping-particle": "", "suffix": "", "given": "Richard S", "parse-names": false}, {"dropping-particle": "", "family": "Shafer", "non-dropping-pa</meta:user-defined>
    <meta:user-defined meta:name="Mendeley_Bookmark_joWbqCHTFk_214" meta:value-type="string">rticle": "", "suffix": "", "given": "Anthony O", "parse-names": false}, {"dropping-particle": "", "family": "Stergachis", "non-dropping-particle": "", "suffix": "", "given": "Andrew B", "parse-names": false}, {"dropping-particle": "", "family": "Thomas", </meta:user-defined>
    <meta:user-defined meta:name="Mendeley_Bookmark_joWbqCHTFk_215" meta:value-type="string">"non-dropping-particle": "", "suffix": "", "given": "Sean", "parse-names": false}, {"dropping-particle": "", "family": "Vernot", "non-dropping-particle": "", "suffix": "", "given": "Benjamin", "parse-names": false}, {"dropping-particle": "", "family": "Vi</meta:user-defined>
    <meta:user-defined meta:name="Mendeley_Bookmark_joWbqCHTFk_216" meta:value-type="string">erstra", "non-dropping-particle": "", "suffix": "", "given": "Jeff", "parse-names": false}, {"dropping-particle": "", "family": "Vong", "non-dropping-particle": "", "suffix": "", "given": "Shinny", "parse-names": false}, {"dropping-particle": "", "family"</meta:user-defined>
    <meta:user-defined meta:name="Mendeley_Bookmark_joWbqCHTFk_217" meta:value-type="string">: "Weaver", "non-dropping-particle": "", "suffix": "", "given": "Molly a", "parse-names": false}, {"dropping-particle": "", "family": "Yan", "non-dropping-particle": "", "suffix": "", "given": "Yongqi", "parse-names": false}, {"dropping-particle": "", "fa</meta:user-defined>
    <meta:user-defined meta:name="Mendeley_Bookmark_joWbqCHTFk_218" meta:value-type="string">mily": "Zhang", "non-dropping-particle": "", "suffix": "", "given": "Miaohua", "parse-names": false}, {"dropping-particle": "", "family": "Akey", "non-dropping-particle": "", "suffix": "", "given": "Joshua a", "parse-names": false}, {"dropping-particle": </meta:user-defined>
    <meta:user-defined meta:name="Mendeley_Bookmark_joWbqCHTFk_219" meta:value-type="string">"", "family": "Bender", "non-dropping-particle": "", "suffix": "", "given": "Michael", "parse-names": false}, {"dropping-particle": "", "family": "Dorschner", "non-dropping-particle": "", "suffix": "", "given": "Michael O", "parse-names": false}, {"droppi</meta:user-defined>
    <meta:user-defined meta:name="Mendeley_Bookmark_joWbqCHTFk_22" meta:value-type="string">pping-particle": "", "suffix": "", "given": "Xianjun", "parse-names": false}, {"dropping-particle": "", "family": "Ernst", "non-dropping-particle": "", "suffix": "", "given": "Jason", "parse-names": false}, {"dropping-particle": "", "family": "Furey", "no</meta:user-defined>
    <meta:user-defined meta:name="Mendeley_Bookmark_joWbqCHTFk_220" meta:value-type="string">ng-particle": "", "family": "Groudine", "non-dropping-particle": "", "suffix": "", "given": "Mark", "parse-names": false}, {"dropping-particle": "", "family": "MacCoss", "non-dropping-particle": "", "suffix": "", "given": "Michael J", "parse-names": false</meta:user-defined>
    <meta:user-defined meta:name="Mendeley_Bookmark_joWbqCHTFk_221" meta:value-type="string">}, {"dropping-particle": "", "family": "Navas", "non-dropping-particle": "", "suffix": "", "given": "Patrick", "parse-names": false}, {"dropping-particle": "", "family": "Stamatoyannopoulos", "non-dropping-particle": "", "suffix": "", "given": "George", "</meta:user-defined>
    <meta:user-defined meta:name="Mendeley_Bookmark_joWbqCHTFk_222" meta:value-type="string">parse-names": false}, {"dropping-particle": "", "family": "Stamatoyannopoulos", "non-dropping-particle": "", "suffix": "", "given": "John a", "parse-names": false}, {"dropping-particle": "", "family": "Beal", "non-dropping-particle": "", "suffix": "", "gi</meta:user-defined>
    <meta:user-defined meta:name="Mendeley_Bookmark_joWbqCHTFk_223" meta:value-type="string">ven": "Kathryn", "parse-names": false}, {"dropping-particle": "", "family": "Brazma", "non-dropping-particle": "", "suffix": "", "given": "Alvis", "parse-names": false}, {"dropping-particle": "", "family": "Flicek", "non-dropping-particle": "", "suffix": </meta:user-defined>
    <meta:user-defined meta:name="Mendeley_Bookmark_joWbqCHTFk_224" meta:value-type="string">"", "given": "Paul", "parse-names": false}, {"dropping-particle": "", "family": "Johnson", "non-dropping-particle": "", "suffix": "", "given": "Nathan", "parse-names": false}, {"dropping-particle": "", "family": "Lukk", "non-dropping-particle": "", "suffi</meta:user-defined>
    <meta:user-defined meta:name="Mendeley_Bookmark_joWbqCHTFk_225" meta:value-type="string">x": "", "given": "Margus", "parse-names": false}, {"dropping-particle": "", "family": "Luscombe", "non-dropping-particle": "", "suffix": "", "given": "Nicholas M", "parse-names": false}, {"dropping-particle": "", "family": "Sobral", "non-dropping-particle</meta:user-defined>
    <meta:user-defined meta:name="Mendeley_Bookmark_joWbqCHTFk_226" meta:value-type="string">": "", "suffix": "", "given": "Daniel", "parse-names": false}, {"dropping-particle": "", "family": "Vaquerizas", "non-dropping-particle": "", "suffix": "", "given": "Juan M", "parse-names": false}, {"dropping-particle": "", "family": "Batzoglou", "non-dro</meta:user-defined>
    <meta:user-defined meta:name="Mendeley_Bookmark_joWbqCHTFk_227" meta:value-type="string">pping-particle": "", "suffix": "", "given": "Serafim", "parse-names": false}, {"dropping-particle": "", "family": "Sidow", "non-dropping-particle": "", "suffix": "", "given": "Arend", "parse-names": false}, {"dropping-particle": "", "family": "Hussami", "</meta:user-defined>
    <meta:user-defined meta:name="Mendeley_Bookmark_joWbqCHTFk_228" meta:value-type="string">non-dropping-particle": "", "suffix": "", "given": "Nadine", "parse-names": false}, {"dropping-particle": "", "family": "Kyriazopoulou-Panagiotopoulou", "non-dropping-particle": "", "suffix": "", "given": "Sofia", "parse-names": false}, {"dropping-particl</meta:user-defined>
    <meta:user-defined meta:name="Mendeley_Bookmark_joWbqCHTFk_229" meta:value-type="string">e": "", "family": "Libbrecht", "non-dropping-particle": "", "suffix": "", "given": "Max W", "parse-names": false}, {"dropping-particle": "", "family": "Schaub", "non-dropping-particle": "", "suffix": "", "given": "Marc a", "parse-names": false}, {"droppin</meta:user-defined>
    <meta:user-defined meta:name="Mendeley_Bookmark_joWbqCHTFk_23" meta:value-type="string">n-dropping-particle": "", "suffix": "", "given": "Terrence S", "parse-names": false}, {"dropping-particle": "", "family": "Gerstein", "non-dropping-particle": "", "suffix": "", "given": "Mark", "parse-names": false}, {"dropping-particle": "", "family": "G</meta:user-defined>
    <meta:user-defined meta:name="Mendeley_Bookmark_joWbqCHTFk_230" meta:value-type="string">g-particle": "", "family": "Miller", "non-dropping-particle": "", "suffix": "", "given": "Webb", "parse-names": false}, {"dropping-particle": "", "family": "Bickel", "non-dropping-particle": "", "suffix": "", "given": "Peter J", "parse-names": false}, {"d</meta:user-defined>
    <meta:user-defined meta:name="Mendeley_Bookmark_joWbqCHTFk_231" meta:value-type="string">ropping-particle": "", "family": "Banfai", "non-dropping-particle": "", "suffix": "", "given": "Balazs", "parse-names": false}, {"dropping-particle": "", "family": "Boley", "non-dropping-particle": "", "suffix": "", "given": "Nathan P", "parse-names": fal</meta:user-defined>
    <meta:user-defined meta:name="Mendeley_Bookmark_joWbqCHTFk_232" meta:value-type="string">se}, {"dropping-particle": "", "family": "Huang", "non-dropping-particle": "", "suffix": "", "given": "Haiyan", "parse-names": false}, {"dropping-particle": "", "family": "Li", "non-dropping-particle": "", "suffix": "", "given": "Jingyi Jessica", "parse-n</meta:user-defined>
    <meta:user-defined meta:name="Mendeley_Bookmark_joWbqCHTFk_233" meta:value-type="string">ames": false}, {"dropping-particle": "", "family": "Noble", "non-dropping-particle": "", "suffix": "", "given": "William Stafford", "parse-names": false}, {"dropping-particle": "", "family": "Bilmes", "non-dropping-particle": "", "suffix": "", "given": "J</meta:user-defined>
    <meta:user-defined meta:name="Mendeley_Bookmark_joWbqCHTFk_234" meta:value-type="string">effrey a", "parse-names": false}, {"dropping-particle": "", "family": "Buske", "non-dropping-particle": "", "suffix": "", "given": "Orion J", "parse-names": false}, {"dropping-particle": "", "family": "Sahu", "non-dropping-particle": "", "suffix": "", "gi</meta:user-defined>
    <meta:user-defined meta:name="Mendeley_Bookmark_joWbqCHTFk_235" meta:value-type="string">ven": "Avinash O", "parse-names": false}, {"dropping-particle": "V", "family": "Kharchenko", "non-dropping-particle": "", "suffix": "", "given": "Peter", "parse-names": false}, {"dropping-particle": "", "family": "Park", "non-dropping-particle": "", "suff</meta:user-defined>
    <meta:user-defined meta:name="Mendeley_Bookmark_joWbqCHTFk_236" meta:value-type="string">ix": "", "given": "Peter J", "parse-names": false}, {"dropping-particle": "", "family": "Baker", "non-dropping-particle": "", "suffix": "", "given": "Dannon", "parse-names": false}, {"dropping-particle": "", "family": "Taylor", "non-dropping-particle": ""</meta:user-defined>
    <meta:user-defined meta:name="Mendeley_Bookmark_joWbqCHTFk_237" meta:value-type="string">, "suffix": "", "given": "James", "parse-names": false}, {"dropping-particle": "", "family": "Lochovsky", "non-dropping-particle": "", "suffix": "", "given": "Lucas", "parse-names": false}], "container-title": "Nature"}, "id": "ITEM-1"}], "mendeley": {"pr</meta:user-defined>
    <meta:user-defined meta:name="Mendeley_Bookmark_joWbqCHTFk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joWbqCHTFk_239" meta:value-type="string">chema": "https://github.com/citation-style-language/schema/raw/master/csl-citation.json"}</meta:user-defined>
    <meta:user-defined meta:name="Mendeley_Bookmark_joWbqCHTFk_24" meta:value-type="string">iardine", "non-dropping-particle": "", "suffix": "", "given": "Belinda", "parse-names": false}, {"dropping-particle": "", "family": "Greven", "non-dropping-particle": "", "suffix": "", "given": "Melissa", "parse-names": false}, {"dropping-particle": "", "</meta:user-defined>
    <meta:user-defined meta:name="Mendeley_Bookmark_joWbqCHTFk_25" meta:value-type="string">family": "Hardison", "non-dropping-particle": "", "suffix": "", "given": "Ross C", "parse-names": false}, {"dropping-particle": "", "family": "Harris", "non-dropping-particle": "", "suffix": "", "given": "Robert S", "parse-names": false}, {"dropping-parti</meta:user-defined>
    <meta:user-defined meta:name="Mendeley_Bookmark_joWbqCHTFk_26" meta:value-type="string">cle": "", "family": "Herrero", "non-dropping-particle": "", "suffix": "", "given": "Javier", "parse-names": false}, {"dropping-particle": "", "family": "Hoffman", "non-dropping-particle": "", "suffix": "", "given": "Michael M", "parse-names": false}, {"dr</meta:user-defined>
    <meta:user-defined meta:name="Mendeley_Bookmark_joWbqCHTFk_27" meta:value-type="string">opping-particle": "", "family": "Iyer", "non-dropping-particle": "", "suffix": "", "given": "Sowmya", "parse-names": false}, {"dropping-particle": "", "family": "Kelllis", "non-dropping-particle": "", "suffix": "", "given": "Manolis", "parse-names": false</meta:user-defined>
    <meta:user-defined meta:name="Mendeley_Bookmark_joWbqCHTFk_28" meta:value-type="string">}, {"dropping-particle": "", "family": "Kheradpour", "non-dropping-particle": "", "suffix": "", "given": "Pouya", "parse-names": false}, {"dropping-particle": "", "family": "Lassmann", "non-dropping-particle": "", "suffix": "", "given": "Timo", "parse-nam</meta:user-defined>
    <meta:user-defined meta:name="Mendeley_Bookmark_joWbqCHTFk_29" meta:value-type="string">es": false}, {"dropping-particle": "", "family": "Li", "non-dropping-particle": "", "suffix": "", "given": "Qunhua", "parse-names": false}, {"dropping-particle": "", "family": "Lin", "non-dropping-particle": "", "suffix": "", "given": "Xinying", "parse-na</meta:user-defined>
    <meta:user-defined meta:name="Mendeley_Bookmark_joWbqCHTFk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joWbqCHTFk_30" meta:value-type="string">mes": false}, {"dropping-particle": "", "family": "Marinov", "non-dropping-particle": "", "suffix": "", "given": "Georgi K", "parse-names": false}, {"dropping-particle": "", "family": "Merkel", "non-dropping-particle": "", "suffix": "", "given": "Angelika</meta:user-defined>
    <meta:user-defined meta:name="Mendeley_Bookmark_joWbqCHTFk_31" meta:value-type="string">", "parse-names": false}, {"dropping-particle": "", "family": "Mortazavi", "non-dropping-particle": "", "suffix": "", "given": "Ali", "parse-names": false}, {"dropping-particle": "", "family": "Parker", "non-dropping-particle": "", "suffix": "", "given": </meta:user-defined>
    <meta:user-defined meta:name="Mendeley_Bookmark_joWbqCHTFk_32" meta:value-type="string">"Stephen C J Stephanie L", "parse-names": false}, {"dropping-particle": "", "family": "Reddy", "non-dropping-particle": "", "suffix": "", "given": "Timothy E", "parse-names": false}, {"dropping-particle": "", "family": "Rozowsky", "non-dropping-particle":</meta:user-defined>
    <meta:user-defined meta:name="Mendeley_Bookmark_joWbqCHTFk_33" meta:value-type="string"> "", "suffix": "", "given": "Joel", "parse-names": false}, {"dropping-particle": "", "family": "Schlesinger", "non-dropping-particle": "", "suffix": "", "given": "Felix", "parse-names": false}, {"dropping-particle": "", "family": "Thurman", "non-dropping-</meta:user-defined>
    <meta:user-defined meta:name="Mendeley_Bookmark_joWbqCHTFk_34" meta:value-type="string">particle": "", "suffix": "", "given": "Robert E", "parse-names": false}, {"dropping-particle": "", "family": "Wang", "non-dropping-particle": "", "suffix": "", "given": "Jie", "parse-names": false}, {"dropping-particle": "", "family": "Ward", "non-droppin</meta:user-defined>
    <meta:user-defined meta:name="Mendeley_Bookmark_joWbqCHTFk_35" meta:value-type="string">g-particle": "", "suffix": "", "given": "Lucas D", "parse-names": false}, {"dropping-particle": "", "family": "Whitfield", "non-dropping-particle": "", "suffix": "", "given": "Troy W", "parse-names": false}, {"dropping-particle": "", "family": "Wilder", "</meta:user-defined>
    <meta:user-defined meta:name="Mendeley_Bookmark_joWbqCHTFk_36" meta:value-type="string">non-dropping-particle": "", "suffix": "", "given": "Steven P", "parse-names": false}, {"dropping-particle": "", "family": "Wu", "non-dropping-particle": "", "suffix": "", "given": "Weisheng", "parse-names": false}, {"dropping-particle": "", "family": "Xi"</meta:user-defined>
    <meta:user-defined meta:name="Mendeley_Bookmark_joWbqCHTFk_37" meta:value-type="string">, "non-dropping-particle": "", "suffix": "", "given": "Hualin S", "parse-names": false}, {"dropping-particle": "", "family": "Yip", "non-dropping-particle": "", "suffix": "", "given": "Kevin Y", "parse-names": false}, {"dropping-particle": "", "family": "</meta:user-defined>
    <meta:user-defined meta:name="Mendeley_Bookmark_joWbqCHTFk_38" meta:value-type="string">Zhuang", "non-dropping-particle": "", "suffix": "", "given": "Jiali", "parse-names": false}, {"dropping-particle": "", "family": "Bernstein", "non-dropping-particle": "", "suffix": "", "given": "Bradley E", "parse-names": false}, {"dropping-particle": "",</meta:user-defined>
    <meta:user-defined meta:name="Mendeley_Bookmark_joWbqCHTFk_39" meta:value-type="string"> "family": "Green", "non-dropping-particle": "", "suffix": "", "given": "Eric D", "parse-names": false}, {"dropping-particle": "", "family": "Gunter", "non-dropping-particle": "", "suffix": "", "given": "Chris", "parse-names": false}, {"dropping-particle"</meta:user-defined>
    <meta:user-defined meta:name="Mendeley_Bookmark_joWbqCHTFk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joWbqCHTFk_40" meta:value-type="string">: "", "family": "Snyder", "non-dropping-particle": "", "suffix": "", "given": "Michael", "parse-names": false}, {"dropping-particle": "", "family": "Pazin", "non-dropping-particle": "", "suffix": "", "given": "Michael J", "parse-names": false}, {"dropping</meta:user-defined>
    <meta:user-defined meta:name="Mendeley_Bookmark_joWbqCHTFk_41" meta:value-type="string">-particle": "", "family": "Lowdon", "non-dropping-particle": "", "suffix": "", "given": "Rebecca F", "parse-names": false}, {"dropping-particle": "", "family": "Dillon", "non-dropping-particle": "", "suffix": "", "given": "Laura a L", "parse-names": false</meta:user-defined>
    <meta:user-defined meta:name="Mendeley_Bookmark_joWbqCHTFk_42" meta:value-type="string">}, {"dropping-particle": "", "family": "Adams", "non-dropping-particle": "", "suffix": "", "given": "Leslie B", "parse-names": false}, {"dropping-particle": "", "family": "Kelly", "non-dropping-particle": "", "suffix": "", "given": "Caroline J", "parse-na</meta:user-defined>
    <meta:user-defined meta:name="Mendeley_Bookmark_joWbqCHTFk_43" meta:value-type="string">mes": false}, {"dropping-particle": "", "family": "Zhang", "non-dropping-particle": "", "suffix": "", "given": "Julia", "parse-names": false}, {"dropping-particle": "", "family": "Wexler", "non-dropping-particle": "", "suffix": "", "given": "Judith R", "p</meta:user-defined>
    <meta:user-defined meta:name="Mendeley_Bookmark_joWbqCHTFk_44" meta:value-type="string">arse-names": false}, {"dropping-particle": "", "family": "Good", "non-dropping-particle": "", "suffix": "", "given": "Peter J", "parse-names": false}, {"dropping-particle": "", "family": "Feingold", "non-dropping-particle": "", "suffix": "", "given": "Eli</meta:user-defined>
    <meta:user-defined meta:name="Mendeley_Bookmark_joWbqCHTFk_45" meta:value-type="string">se a", "parse-names": false}, {"dropping-particle": "", "family": "Crawford", "non-dropping-particle": "", "suffix": "", "given": "Gregory E", "parse-names": false}, {"dropping-particle": "", "family": "Dekker", "non-dropping-particle": "", "suffix": "", </meta:user-defined>
    <meta:user-defined meta:name="Mendeley_Bookmark_joWbqCHTFk_46" meta:value-type="string">"given": "Job", "parse-names": false}, {"dropping-particle": "", "family": "Elinitski", "non-dropping-particle": "", "suffix": "", "given": "Laura", "parse-names": false}, {"dropping-particle": "", "family": "Farnham", "non-dropping-particle": "", "suffix</meta:user-defined>
    <meta:user-defined meta:name="Mendeley_Bookmark_joWbqCHTFk_47" meta:value-type="string">": "", "given": "Peggy J", "parse-names": false}, {"dropping-particle": "", "family": "Giddings", "non-dropping-particle": "", "suffix": "", "given": "Morgan C", "parse-names": false}, {"dropping-particle": "", "family": "Gingeras", "non-dropping-particle</meta:user-defined>
    <meta:user-defined meta:name="Mendeley_Bookmark_joWbqCHTFk_48" meta:value-type="string">": "", "suffix": "", "given": "Thomas R", "parse-names": false}, {"dropping-particle": "", "family": "Guig\u00f3", "non-dropping-particle": "", "suffix": "", "given": "Roderic", "parse-names": false}, {"dropping-particle": "", "family": "Hubbard", "non-dr</meta:user-defined>
    <meta:user-defined meta:name="Mendeley_Bookmark_joWbqCHTFk_49" meta:value-type="string">opping-particle": "", "suffix": "", "given": "Timothy J Tomothy J", "parse-names": false}, {"dropping-particle": "", "family": "Kellis", "non-dropping-particle": "", "suffix": "", "given": "Manolis", "parse-names": false}, {"dropping-particle": "", "famil</meta:user-defined>
    <meta:user-defined meta:name="Mendeley_Bookmark_joWbqCHTFk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joWbqCHTFk_50" meta:value-type="string">y": "Kent", "non-dropping-particle": "", "suffix": "", "given": "W James", "parse-names": false}, {"dropping-particle": "", "family": "Lieb", "non-dropping-particle": "", "suffix": "", "given": "Jason D", "parse-names": false}, {"dropping-particle": "", "</meta:user-defined>
    <meta:user-defined meta:name="Mendeley_Bookmark_joWbqCHTFk_51" meta:value-type="string">family": "Margulies", "non-dropping-particle": "", "suffix": "", "given": "Elliott H", "parse-names": false}, {"dropping-particle": "", "family": "Myers", "non-dropping-particle": "", "suffix": "", "given": "Richard M", "parse-names": false}, {"dropping-p</meta:user-defined>
    <meta:user-defined meta:name="Mendeley_Bookmark_joWbqCHTFk_52" meta:value-type="string">article": "", "family": "Starnatoyannopoulos", "non-dropping-particle": "", "suffix": "", "given": "John a", "parse-names": false}, {"dropping-particle": "", "family": "Tennebaum", "non-dropping-particle": "", "suffix": "", "given": "Scott a", "parse-name</meta:user-defined>
    <meta:user-defined meta:name="Mendeley_Bookmark_joWbqCHTFk_53" meta:value-type="string">s": false}, {"dropping-particle": "", "family": "Weng", "non-dropping-particle": "", "suffix": "", "given": "Zhiping", "parse-names": false}, {"dropping-particle": "", "family": "White", "non-dropping-particle": "", "suffix": "", "given": "Kevin P", "pars</meta:user-defined>
    <meta:user-defined meta:name="Mendeley_Bookmark_joWbqCHTFk_54" meta:value-type="string">e-names": false}, {"dropping-particle": "", "family": "Wold", "non-dropping-particle": "", "suffix": "", "given": "Barbara", "parse-names": false}, {"dropping-particle": "", "family": "Yu", "non-dropping-particle": "", "suffix": "", "given": "Yanbao", "pa</meta:user-defined>
    <meta:user-defined meta:name="Mendeley_Bookmark_joWbqCHTFk_55" meta:value-type="string">rse-names": false}, {"dropping-particle": "", "family": "Wrobel", "non-dropping-particle": "", "suffix": "", "given": "John", "parse-names": false}, {"dropping-particle": "", "family": "Risk", "non-dropping-particle": "", "suffix": "", "given": "Brian a",</meta:user-defined>
    <meta:user-defined meta:name="Mendeley_Bookmark_joWbqCHTFk_56" meta:value-type="string"> "parse-names": false}, {"dropping-particle": "", "family": "Gunawardena", "non-dropping-particle": "", "suffix": "", "given": "Harsha P", "parse-names": false}, {"dropping-particle": "", "family": "Kuiper", "non-dropping-particle": "", "suffix": "", "giv</meta:user-defined>
    <meta:user-defined meta:name="Mendeley_Bookmark_joWbqCHTFk_57" meta:value-type="string">en": "Heather C", "parse-names": false}, {"dropping-particle": "", "family": "Maier", "non-dropping-particle": "", "suffix": "", "given": "Christopher W", "parse-names": false}, {"dropping-particle": "", "family": "Xie", "non-dropping-particle": "", "suff</meta:user-defined>
    <meta:user-defined meta:name="Mendeley_Bookmark_joWbqCHTFk_58" meta:value-type="string">ix": "", "given": "Ling", "parse-names": false}, {"dropping-particle": "", "family": "Chen", "non-dropping-particle": "", "suffix": "", "given": "Xian", "parse-names": false}, {"dropping-particle": "", "family": "Mikkelsen", "non-dropping-particle": "", "</meta:user-defined>
    <meta:user-defined meta:name="Mendeley_Bookmark_joWbqCHTFk_59" meta:value-type="string">suffix": "", "given": "Tarjei S", "parse-names": false}, {"dropping-particle": "", "family": "Gillespie", "non-dropping-particle": "", "suffix": "", "given": "Shawn", "parse-names": false}, {"dropping-particle": "", "family": "Goren", "non-dropping-partic</meta:user-defined>
    <meta:user-defined meta:name="Mendeley_Bookmark_joWbqCHTFk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joWbqCHTFk_60" meta:value-type="string">le": "", "suffix": "", "given": "Alon", "parse-names": false}, {"dropping-particle": "", "family": "Ram", "non-dropping-particle": "", "suffix": "", "given": "Oren", "parse-names": false}, {"dropping-particle": "", "family": "Zhang", "non-dropping-particl</meta:user-defined>
    <meta:user-defined meta:name="Mendeley_Bookmark_joWbqCHTFk_61" meta:value-type="string">e": "", "suffix": "", "given": "Xiaolan", "parse-names": false}, {"dropping-particle": "", "family": "Wang", "non-dropping-particle": "", "suffix": "", "given": "Li", "parse-names": false}, {"dropping-particle": "", "family": "Issner", "non-dropping-parti</meta:user-defined>
    <meta:user-defined meta:name="Mendeley_Bookmark_joWbqCHTFk_62" meta:value-type="string">cle": "", "suffix": "", "given": "Robbyn", "parse-names": false}, {"dropping-particle": "", "family": "Coyne", "non-dropping-particle": "", "suffix": "", "given": "Michael J", "parse-names": false}, {"dropping-particle": "", "family": "Durham", "non-dropp</meta:user-defined>
    <meta:user-defined meta:name="Mendeley_Bookmark_joWbqCHTFk_63" meta:value-type="string">ing-particle": "", "suffix": "", "given": "Timothy", "parse-names": false}, {"dropping-particle": "", "family": "Ku", "non-dropping-particle": "", "suffix": "", "given": "Manching", "parse-names": false}, {"dropping-particle": "", "family": "Truong", "non</meta:user-defined>
    <meta:user-defined meta:name="Mendeley_Bookmark_joWbqCHTFk_64" meta:value-type="string">-dropping-particle": "", "suffix": "", "given": "Thanh", "parse-names": false}, {"dropping-particle": "", "family": "Eaton", "non-dropping-particle": "", "suffix": "", "given": "Matthew L", "parse-names": false}, {"dropping-particle": "", "family": "Dobin</meta:user-defined>
    <meta:user-defined meta:name="Mendeley_Bookmark_joWbqCHTFk_65" meta:value-type="string">", "non-dropping-particle": "", "suffix": "", "given": "Alex", "parse-names": false}, {"dropping-particle": "", "family": "Tanzer", "non-dropping-particle": "", "suffix": "", "given": "Andrea", "parse-names": false}, {"dropping-particle": "", "family": "L</meta:user-defined>
    <meta:user-defined meta:name="Mendeley_Bookmark_joWbqCHTFk_66" meta:value-type="string">agarde", "non-dropping-particle": "", "suffix": "", "given": "Julien", "parse-names": false}, {"dropping-particle": "", "family": "Lin", "non-dropping-particle": "", "suffix": "", "given": "Wei", "parse-names": false}, {"dropping-particle": "", "family": </meta:user-defined>
    <meta:user-defined meta:name="Mendeley_Bookmark_joWbqCHTFk_67" meta:value-type="string">"Xue", "non-dropping-particle": "", "suffix": "", "given": "Chenghai", "parse-names": false}, {"dropping-particle": "", "family": "Williams", "non-dropping-particle": "", "suffix": "", "given": "Brian a", "parse-names": false}, {"dropping-particle": "", "</meta:user-defined>
    <meta:user-defined meta:name="Mendeley_Bookmark_joWbqCHTFk_68" meta:value-type="string">family": "Zaleski", "non-dropping-particle": "", "suffix": "", "given": "Chris", "parse-names": false}, {"dropping-particle": "", "family": "R\u00f6der", "non-dropping-particle": "", "suffix": "", "given": "Maik", "parse-names": false}, {"dropping-particl</meta:user-defined>
    <meta:user-defined meta:name="Mendeley_Bookmark_joWbqCHTFk_69" meta:value-type="string">e": "", "family": "Kokocinski", "non-dropping-particle": "", "suffix": "", "given": "Felix", "parse-names": false}, {"dropping-particle": "", "family": "Abdelhamid", "non-dropping-particle": "", "suffix": "", "given": "Rehab F", "parse-names": false}, {"d</meta:user-defined>
    <meta:user-defined meta:name="Mendeley_Bookmark_joWbqCHTFk_7" meta:value-type="string">on-dropping-particle": "", "suffix": "", "given": "", "parse-names": false}, {"dropping-particle": "", "family": "Dunham", "non-dropping-particle": "", "suffix": "", "given": "Ian", "parse-names": false}, {"dropping-particle": "", "family": "Kundaje", "no</meta:user-defined>
    <meta:user-defined meta:name="Mendeley_Bookmark_joWbqCHTFk_70" meta:value-type="string">ropping-particle": "", "family": "Alioto", "non-dropping-particle": "", "suffix": "", "given": "Tyler", "parse-names": false}, {"dropping-particle": "", "family": "Antoshechkin", "non-dropping-particle": "", "suffix": "", "given": "Igor", "parse-names": f</meta:user-defined>
    <meta:user-defined meta:name="Mendeley_Bookmark_joWbqCHTFk_71" meta:value-type="string">alse}, {"dropping-particle": "", "family": "Baer", "non-dropping-particle": "", "suffix": "", "given": "Michael T", "parse-names": false}, {"dropping-particle": "", "family": "Batut", "non-dropping-particle": "", "suffix": "", "given": "Philippe", "parse-</meta:user-defined>
    <meta:user-defined meta:name="Mendeley_Bookmark_joWbqCHTFk_72" meta:value-type="string">names": false}, {"dropping-particle": "", "family": "Bell", "non-dropping-particle": "", "suffix": "", "given": "Ian", "parse-names": false}, {"dropping-particle": "", "family": "Bell", "non-dropping-particle": "", "suffix": "", "given": "Kimberly", "pars</meta:user-defined>
    <meta:user-defined meta:name="Mendeley_Bookmark_joWbqCHTFk_73" meta:value-type="string">e-names": false}, {"dropping-particle": "", "family": "Chakrabortty", "non-dropping-particle": "", "suffix": "", "given": "Sudipto", "parse-names": false}, {"dropping-particle": "", "family": "Chrast", "non-dropping-particle": "", "suffix": "", "given": "</meta:user-defined>
    <meta:user-defined meta:name="Mendeley_Bookmark_joWbqCHTFk_74" meta:value-type="string">Jacqueline", "parse-names": false}, {"dropping-particle": "", "family": "Curado", "non-dropping-particle": "", "suffix": "", "given": "Joao", "parse-names": false}, {"dropping-particle": "", "family": "Derrien", "non-dropping-particle": "", "suffix": "", </meta:user-defined>
    <meta:user-defined meta:name="Mendeley_Bookmark_joWbqCHTFk_75" meta:value-type="string">"given": "Thomas", "parse-names": false}, {"dropping-particle": "", "family": "Drenkow", "non-dropping-particle": "", "suffix": "", "given": "Jorg", "parse-names": false}, {"dropping-particle": "", "family": "Dumais", "non-dropping-particle": "", "suffix"</meta:user-defined>
    <meta:user-defined meta:name="Mendeley_Bookmark_joWbqCHTFk_76" meta:value-type="string">: "", "given": "Erica", "parse-names": false}, {"dropping-particle": "", "family": "Dumais", "non-dropping-particle": "", "suffix": "", "given": "Jackie", "parse-names": false}, {"dropping-particle": "", "family": "Duttagupta", "non-dropping-particle": ""</meta:user-defined>
    <meta:user-defined meta:name="Mendeley_Bookmark_joWbqCHTFk_77" meta:value-type="string">, "suffix": "", "given": "Radha", "parse-names": false}, {"dropping-particle": "", "family": "Fastuca", "non-dropping-particle": "", "suffix": "", "given": "Megan", "parse-names": false}, {"dropping-particle": "", "family": "Fejes-Toth", "non-dropping-par</meta:user-defined>
    <meta:user-defined meta:name="Mendeley_Bookmark_joWbqCHTFk_78" meta:value-type="string">ticle": "", "suffix": "", "given": "Kata", "parse-names": false}, {"dropping-particle": "", "family": "Ferreira", "non-dropping-particle": "", "suffix": "", "given": "Pedro", "parse-names": false}, {"dropping-particle": "", "family": "Foissac", "non-dropp</meta:user-defined>
    <meta:user-defined meta:name="Mendeley_Bookmark_joWbqCHTFk_79" meta:value-type="string">ing-particle": "", "suffix": "", "given": "Sylvain", "parse-names": false}, {"dropping-particle": "", "family": "Fullwood", "non-dropping-particle": "", "suffix": "", "given": "Melissa J", "parse-names": false}, {"dropping-particle": "", "family": "Gao", </meta:user-defined>
    <meta:user-defined meta:name="Mendeley_Bookmark_joWbqCHTFk_8" meta:value-type="string">n-dropping-particle": "", "suffix": "", "given": "Anshul", "parse-names": false}, {"dropping-particle": "", "family": "Aldred", "non-dropping-particle": "", "suffix": "", "given": "Shelley F", "parse-names": false}, {"dropping-particle": "", "family": "Co</meta:user-defined>
    <meta:user-defined meta:name="Mendeley_Bookmark_joWbqCHTFk_80" meta:value-type="string">"non-dropping-particle": "", "suffix": "", "given": "Hui", "parse-names": false}, {"dropping-particle": "", "family": "Gonzalez", "non-dropping-particle": "", "suffix": "", "given": "David", "parse-names": false}, {"dropping-particle": "", "family": "Gord</meta:user-defined>
    <meta:user-defined meta:name="Mendeley_Bookmark_joWbqCHTFk_81" meta:value-type="string">on", "non-dropping-particle": "", "suffix": "", "given": "Assaf", "parse-names": false}, {"dropping-particle": "", "family": "Howald", "non-dropping-particle": "", "suffix": "", "given": "C\u00e9dric", "parse-names": false}, {"dropping-particle": "", "fam</meta:user-defined>
    <meta:user-defined meta:name="Mendeley_Bookmark_joWbqCHTFk_82" meta:value-type="string">ily": "Jha", "non-dropping-particle": "", "suffix": "", "given": "Sonali", "parse-names": false}, {"dropping-particle": "", "family": "Johnson", "non-dropping-particle": "", "suffix": "", "given": "Rory", "parse-names": false}, {"dropping-particle": "", "</meta:user-defined>
    <meta:user-defined meta:name="Mendeley_Bookmark_joWbqCHTFk_83" meta:value-type="string">family": "Kapranov", "non-dropping-particle": "", "suffix": "", "given": "Philipp", "parse-names": false}, {"dropping-particle": "", "family": "King", "non-dropping-particle": "", "suffix": "", "given": "Brandon", "parse-names": false}, {"dropping-particl</meta:user-defined>
    <meta:user-defined meta:name="Mendeley_Bookmark_joWbqCHTFk_84" meta:value-type="string">e": "", "family": "Kingswood", "non-dropping-particle": "", "suffix": "", "given": "Colin", "parse-names": false}, {"dropping-particle": "", "family": "Li", "non-dropping-particle": "", "suffix": "", "given": "Guoliang", "parse-names": false}, {"dropping-</meta:user-defined>
    <meta:user-defined meta:name="Mendeley_Bookmark_joWbqCHTFk_85" meta:value-type="string">particle": "", "family": "Luo", "non-dropping-particle": "", "suffix": "", "given": "Oscar J", "parse-names": false}, {"dropping-particle": "", "family": "Park", "non-dropping-particle": "", "suffix": "", "given": "Eddie", "parse-names": false}, {"droppin</meta:user-defined>
    <meta:user-defined meta:name="Mendeley_Bookmark_joWbqCHTFk_86" meta:value-type="string">g-particle": "", "family": "Preall", "non-dropping-particle": "", "suffix": "", "given": "Jonathan B", "parse-names": false}, {"dropping-particle": "", "family": "Presaud", "non-dropping-particle": "", "suffix": "", "given": "Kimberly", "parse-names": fal</meta:user-defined>
    <meta:user-defined meta:name="Mendeley_Bookmark_joWbqCHTFk_87" meta:value-type="string">se}, {"dropping-particle": "", "family": "Ribeca", "non-dropping-particle": "", "suffix": "", "given": "Paolo", "parse-names": false}, {"dropping-particle": "", "family": "Robyr", "non-dropping-particle": "", "suffix": "", "given": "Daniel", "parse-names"</meta:user-defined>
    <meta:user-defined meta:name="Mendeley_Bookmark_joWbqCHTFk_88" meta:value-type="string">: false}, {"dropping-particle": "", "family": "Ruan", "non-dropping-particle": "", "suffix": "", "given": "Xiaoan", "parse-names": false}, {"dropping-particle": "", "family": "Sammeth", "non-dropping-particle": "", "suffix": "", "given": "Michael", "parse</meta:user-defined>
    <meta:user-defined meta:name="Mendeley_Bookmark_joWbqCHTFk_89" meta:value-type="string">-names": false}, {"dropping-particle": "", "family": "Sandu", "non-dropping-particle": "", "suffix": "", "given": "Kuljeet Singh", "parse-names": false}, {"dropping-particle": "", "family": "Schaeffer", "non-dropping-particle": "", "suffix": "", "given": </meta:user-defined>
    <meta:user-defined meta:name="Mendeley_Bookmark_joWbqCHTFk_9" meta:value-type="string">llins", "non-dropping-particle": "", "suffix": "", "given": "Patrick J", "parse-names": false}, {"dropping-particle": "", "family": "Davis", "non-dropping-particle": "", "suffix": "", "given": "Carrie a", "parse-names": false}, {"dropping-particle": "", "</meta:user-defined>
    <meta:user-defined meta:name="Mendeley_Bookmark_joWbqCHTFk_90" meta:value-type="string">"Lorain", "parse-names": false}, {"dropping-particle": "", "family": "See", "non-dropping-particle": "", "suffix": "", "given": "Lei-Hoon", "parse-names": false}, {"dropping-particle": "", "family": "Shahab", "non-dropping-particle": "", "suffix": "", "gi</meta:user-defined>
    <meta:user-defined meta:name="Mendeley_Bookmark_joWbqCHTFk_91" meta:value-type="string">ven": "Atif", "parse-names": false}, {"dropping-particle": "", "family": "Skancke", "non-dropping-particle": "", "suffix": "", "given": "Jorgen", "parse-names": false}, {"dropping-particle": "", "family": "Suzuki", "non-dropping-particle": "", "suffix": "</meta:user-defined>
    <meta:user-defined meta:name="Mendeley_Bookmark_joWbqCHTFk_92" meta:value-type="string">", "given": "Ana Maria", "parse-names": false}, {"dropping-particle": "", "family": "Takahashi", "non-dropping-particle": "", "suffix": "", "given": "Hazuki", "parse-names": false}, {"dropping-particle": "", "family": "Tilgner", "non-dropping-particle": "</meta:user-defined>
    <meta:user-defined meta:name="Mendeley_Bookmark_joWbqCHTFk_93" meta:value-type="string">", "suffix": "", "given": "Hagen", "parse-names": false}, {"dropping-particle": "", "family": "Trout", "non-dropping-particle": "", "suffix": "", "given": "Diane", "parse-names": false}, {"dropping-particle": "", "family": "Walters", "non-dropping-particl</meta:user-defined>
    <meta:user-defined meta:name="Mendeley_Bookmark_joWbqCHTFk_94" meta:value-type="string">e": "", "suffix": "", "given": "Nathalie", "parse-names": false}, {"dropping-particle": "", "family": "Wang", "non-dropping-particle": "", "suffix": "", "given": "Huaien Hao", "parse-names": false}, {"dropping-particle": "", "family": "Hayashizaki", "non-</meta:user-defined>
    <meta:user-defined meta:name="Mendeley_Bookmark_joWbqCHTFk_95" meta:value-type="string">dropping-particle": "", "suffix": "", "given": "Yoshihide", "parse-names": false}, {"dropping-particle": "", "family": "Reymond", "non-dropping-particle": "", "suffix": "", "given": "Alexandre", "parse-names": false}, {"dropping-particle": "", "family": "</meta:user-defined>
    <meta:user-defined meta:name="Mendeley_Bookmark_joWbqCHTFk_96" meta:value-type="string">Antonarakis", "non-dropping-particle": "", "suffix": "", "given": "Stylianos E", "parse-names": false}, {"dropping-particle": "", "family": "Hannon", "non-dropping-particle": "", "suffix": "", "given": "Gregory J", "parse-names": false}, {"dropping-partic</meta:user-defined>
    <meta:user-defined meta:name="Mendeley_Bookmark_joWbqCHTFk_97" meta:value-type="string">le": "", "family": "Ruan", "non-dropping-particle": "", "suffix": "", "given": "Yijun", "parse-names": false}, {"dropping-particle": "", "family": "Carninci", "non-dropping-particle": "", "suffix": "", "given": "Piero", "parse-names": false}, {"dropping-p</meta:user-defined>
    <meta:user-defined meta:name="Mendeley_Bookmark_joWbqCHTFk_98" meta:value-type="string">article": "", "family": "Sloan", "non-dropping-particle": "", "suffix": "", "given": "Cricket a", "parse-names": false}, {"dropping-particle": "", "family": "Learned", "non-dropping-particle": "", "suffix": "", "given": "Katrina", "parse-names": false}, {</meta:user-defined>
    <meta:user-defined meta:name="Mendeley_Bookmark_joWbqCHTFk_99" meta:value-type="string">"dropping-particle": "", "family": "Malladi", "non-dropping-particle": "", "suffix": "", "given": "Venkat S", "parse-names": false}, {"dropping-particle": "", "family": "Wong", "non-dropping-particle": "", "suffix": "", "given": "Matthew C", "parse-names"</meta:user-defined>
    <meta:user-defined meta:name="Mendeley_Bookmark_k2354UHiY2_1" meta:value-type="string">ADDIN CSL_CITATION {"citationItems": [{"uris": ["http://www.mendeley.com/documents/?uuid=dbdbae29-cb36-490c-9ce5-fc1791b3758f"], "itemData": {"DOI": "10.1038/nature13182", "volume": "507", "ISSN": "1476-4687", "page": "462-70", "id": "ITEM-1", "title": "A</meta:user-defined>
    <meta:user-defined meta:name="Mendeley_Bookmark_k2354UHiY2_10" meta:value-type="string">hiel J.L. L", "parse-names": false}, {"dropping-particle": "", "family": "Haberle", "non-dropping-particle": "", "suffix": "", "given": "Vanja", "parse-names": false}, {"dropping-particle": "", "family": "Lassmann", "non-dropping-particle": "", "suffix": </meta:user-defined>
    <meta:user-defined meta:name="Mendeley_Bookmark_k2354UHiY2_100" meta:value-type="string">nikov", "non-dropping-particle": "", "suffix": "", "given": "Dmitry A.", "parse-names": false}, {"dropping-particle": "", "family": "Pain", "non-dropping-particle": "", "suffix": "", "given": "Arnab", "parse-names": false}, {"dropping-particle": "", "fami</meta:user-defined>
    <meta:user-defined meta:name="Mendeley_Bookmark_k2354UHiY2_101" meta:value-type="string">ly": "Passier", "non-dropping-particle": "", "suffix": "", "given": "Robert", "parse-names": false}, {"dropping-particle": "", "family": "Patrikakis", "non-dropping-particle": "", "suffix": "", "given": "Margaret", "parse-names": false}, {"dropping-partic</meta:user-defined>
    <meta:user-defined meta:name="Mendeley_Bookmark_k2354UHiY2_102" meta:value-type="string">le": "", "family": "Persson", "non-dropping-particle": "", "suffix": "", "given": "Helena", "parse-names": false}, {"dropping-particle": "", "family": "Piazza", "non-dropping-particle": "", "suffix": "", "given": "Silvano", "parse-names": false}, {"droppi</meta:user-defined>
    <meta:user-defined meta:name="Mendeley_Bookmark_k2354UHiY2_103" meta:value-type="string">ng-particle": "", "family": "Prendergast", "non-dropping-particle": "", "suffix": "", "given": "James G.D. D", "parse-names": false}, {"dropping-particle": "", "family": "Rackham", "non-dropping-particle": "", "suffix": "", "given": "Owen J.L. L", "parse-</meta:user-defined>
    <meta:user-defined meta:name="Mendeley_Bookmark_k2354UHiY2_104" meta:value-type="string">names": false}, {"dropping-particle": "", "family": "Ramilowski", "non-dropping-particle": "", "suffix": "", "given": "Jordan A.", "parse-names": false}, {"dropping-particle": "", "family": "Rashid", "non-dropping-particle": "", "suffix": "", "given": "Ma</meta:user-defined>
    <meta:user-defined meta:name="Mendeley_Bookmark_k2354UHiY2_105" meta:value-type="string">moon", "parse-names": false}, {"dropping-particle": "", "family": "Ravasi", "non-dropping-particle": "", "suffix": "", "given": "Timothy", "parse-names": false}, {"dropping-particle": "", "family": "Rizzu", "non-dropping-particle": "", "suffix": "", "give</meta:user-defined>
    <meta:user-defined meta:name="Mendeley_Bookmark_k2354UHiY2_106" meta:value-type="string">n": "Patrizia", "parse-names": false}, {"dropping-particle": "", "family": "Roncador", "non-dropping-particle": "", "suffix": "", "given": "Marco", "parse-names": false}, {"dropping-particle": "", "family": "Roy", "non-dropping-particle": "", "suffix": ""</meta:user-defined>
    <meta:user-defined meta:name="Mendeley_Bookmark_k2354UHiY2_107" meta:value-type="string">, "given": "Sugata", "parse-names": false}, {"dropping-particle": "", "family": "Rye", "non-dropping-particle": "", "suffix": "", "given": "Morten B.", "parse-names": false}, {"dropping-particle": "", "family": "Saijyo", "non-dropping-particle": "", "suff</meta:user-defined>
    <meta:user-defined meta:name="Mendeley_Bookmark_k2354UHiY2_108" meta:value-type="string">ix": "", "given": "Eri", "parse-names": false}, {"dropping-particle": "", "family": "Sajantila", "non-dropping-particle": "", "suffix": "", "given": "Antti", "parse-names": false}, {"dropping-particle": "", "family": "Saka", "non-dropping-particle": "", "</meta:user-defined>
    <meta:user-defined meta:name="Mendeley_Bookmark_k2354UHiY2_109" meta:value-type="string">suffix": "", "given": "Akiko", "parse-names": false}, {"dropping-particle": "", "family": "Sakaguchi", "non-dropping-particle": "", "suffix": "", "given": "Shimon", "parse-names": false}, {"dropping-particle": "", "family": "Sakai", "non-dropping-particle</meta:user-defined>
    <meta:user-defined meta:name="Mendeley_Bookmark_k2354UHiY2_11" meta:value-type="string">"", "given": "Timo", "parse-names": false}, {"dropping-particle": "V.", "family": "Kulakovskiy", "non-dropping-particle": "", "suffix": "", "given": "Ivan", "parse-names": false}, {"dropping-particle": "", "family": "Lizio", "non-dropping-particle": "", "</meta:user-defined>
    <meta:user-defined meta:name="Mendeley_Bookmark_k2354UHiY2_110" meta:value-type="string">": "", "suffix": "", "given": "Mizuho", "parse-names": false}, {"dropping-particle": "", "family": "Sato", "non-dropping-particle": "", "suffix": "", "given": "Hiroki", "parse-names": false}, {"dropping-particle": "", "family": "Savvi", "non-dropping-part</meta:user-defined>
    <meta:user-defined meta:name="Mendeley_Bookmark_k2354UHiY2_111" meta:value-type="string">icle": "", "suffix": "", "given": "Suzana", "parse-names": false}, {"dropping-particle": "", "family": "Saxena", "non-dropping-particle": "", "suffix": "", "given": "Alka", "parse-names": false}, {"dropping-particle": "", "family": "Schneider", "non-dropp</meta:user-defined>
    <meta:user-defined meta:name="Mendeley_Bookmark_k2354UHiY2_112" meta:value-type="string">ing-particle": "", "suffix": "", "given": "Claudio", "parse-names": false}, {"dropping-particle": "", "family": "Schultes", "non-dropping-particle": "", "suffix": "", "given": "Erik A.", "parse-names": false}, {"dropping-particle": "", "family": "Schulze-</meta:user-defined>
    <meta:user-defined meta:name="Mendeley_Bookmark_k2354UHiY2_113" meta:value-type="string">Tanzil", "non-dropping-particle": "", "suffix": "", "given": "Gundula G.", "parse-names": false}, {"dropping-particle": "", "family": "Schwegmann", "non-dropping-particle": "", "suffix": "", "given": "Anita", "parse-names": false}, {"dropping-particle": "</meta:user-defined>
    <meta:user-defined meta:name="Mendeley_Bookmark_k2354UHiY2_114" meta:value-type="string">", "family": "Sengstag", "non-dropping-particle": "", "suffix": "", "given": "Thierry", "parse-names": false}, {"dropping-particle": "", "family": "Sheng", "non-dropping-particle": "", "suffix": "", "given": "Guojun", "parse-names": false}, {"dropping-par</meta:user-defined>
    <meta:user-defined meta:name="Mendeley_Bookmark_k2354UHiY2_115" meta:value-type="string">ticle": "", "family": "Shimoji", "non-dropping-particle": "", "suffix": "", "given": "Hisashi", "parse-names": false}, {"dropping-particle": "", "family": "Shimoni", "non-dropping-particle": "", "suffix": "", "given": "Yishai", "parse-names": false}, {"dr</meta:user-defined>
    <meta:user-defined meta:name="Mendeley_Bookmark_k2354UHiY2_116" meta:value-type="string">opping-particle": "", "family": "Shin", "non-dropping-particle": "", "suffix": "", "given": "Jay W.", "parse-names": false}, {"dropping-particle": "", "family": "Simon", "non-dropping-particle": "", "suffix": "", "given": "Christophe", "parse-names": fals</meta:user-defined>
    <meta:user-defined meta:name="Mendeley_Bookmark_k2354UHiY2_117" meta:value-type="string">e}, {"dropping-particle": "", "family": "Sugiyama", "non-dropping-particle": "", "suffix": "", "given": "Daisuke", "parse-names": false}, {"dropping-particle": "", "family": "Sugiyama", "non-dropping-particle": "", "suffix": "", "given": "Takaai", "parse-</meta:user-defined>
    <meta:user-defined meta:name="Mendeley_Bookmark_k2354UHiY2_118" meta:value-type="string">names": false}, {"dropping-particle": "", "family": "Suzuki", "non-dropping-particle": "", "suffix": "", "given": "Masanori", "parse-names": false}, {"dropping-particle": "", "family": "Suzuki", "non-dropping-particle": "", "suffix": "", "given": "Naoko",</meta:user-defined>
    <meta:user-defined meta:name="Mendeley_Bookmark_k2354UHiY2_119" meta:value-type="string"> "parse-names": false}, {"dropping-particle": "", "family": "Swoboda", "non-dropping-particle": "", "suffix": "", "given": "Rolf K.", "parse-names": false}, {"dropping-particle": "", "family": "'t Hoen", "non-dropping-particle": "", "suffix": "", "given":</meta:user-defined>
    <meta:user-defined meta:name="Mendeley_Bookmark_k2354UHiY2_12" meta:value-type="string">suffix": "", "given": "Marina", "parse-names": false}, {"dropping-particle": "", "family": "Itoh", "non-dropping-particle": "", "suffix": "", "given": "Masayoshi", "parse-names": false}, {"dropping-particle": "", "family": "Andersson", "non-dropping-parti</meta:user-defined>
    <meta:user-defined meta:name="Mendeley_Bookmark_k2354UHiY2_120" meta:value-type="string"> "Peter A.C. C", "parse-names": false}, {"dropping-particle": "", "family": "Tagami", "non-dropping-particle": "", "suffix": "", "given": "Michihira", "parse-names": false}, {"dropping-particle": "", "family": "Takahashi", "non-dropping-particle": "", "su</meta:user-defined>
    <meta:user-defined meta:name="Mendeley_Bookmark_k2354UHiY2_121" meta:value-type="string">ffix": "", "given": "Naoko", "parse-names": false}, {"dropping-particle": "", "family": "Takai", "non-dropping-particle": "", "suffix": "", "given": "Jun", "parse-names": false}, {"dropping-particle": "", "family": "Tanaka", "non-dropping-particle": "", "</meta:user-defined>
    <meta:user-defined meta:name="Mendeley_Bookmark_k2354UHiY2_122" meta:value-type="string">suffix": "", "given": "Hiroshi", "parse-names": false}, {"dropping-particle": "", "family": "Tatsukawa", "non-dropping-particle": "", "suffix": "", "given": "Hideki", "parse-names": false}, {"dropping-particle": "", "family": "Tatum", "non-dropping-partic</meta:user-defined>
    <meta:user-defined meta:name="Mendeley_Bookmark_k2354UHiY2_123" meta:value-type="string">le": "", "suffix": "", "given": "Zuotian", "parse-names": false}, {"dropping-particle": "", "family": "Thompson", "non-dropping-particle": "", "suffix": "", "given": "Mark", "parse-names": false}, {"dropping-particle": "", "family": "Toyodo", "non-droppin</meta:user-defined>
    <meta:user-defined meta:name="Mendeley_Bookmark_k2354UHiY2_124" meta:value-type="string">g-particle": "", "suffix": "", "given": "Hiroo", "parse-names": false}, {"dropping-particle": "", "family": "Toyoda", "non-dropping-particle": "", "suffix": "", "given": "Tetsuro", "parse-names": false}, {"dropping-particle": "", "family": "Valen", "non-d</meta:user-defined>
    <meta:user-defined meta:name="Mendeley_Bookmark_k2354UHiY2_125" meta:value-type="string">ropping-particle": "", "suffix": "", "given": "Elvind", "parse-names": false}, {"dropping-particle": "", "family": "Wetering", "non-dropping-particle": "van de", "suffix": "", "given": "Marc", "parse-names": false}, {"dropping-particle": "", "family": "Be</meta:user-defined>
    <meta:user-defined meta:name="Mendeley_Bookmark_k2354UHiY2_126" meta:value-type="string">rg", "non-dropping-particle": "van den", "suffix": "", "given": "Linda M.", "parse-names": false}, {"dropping-particle": "", "family": "Verado", "non-dropping-particle": "", "suffix": "", "given": "Roberto", "parse-names": false}, {"dropping-particle": ""</meta:user-defined>
    <meta:user-defined meta:name="Mendeley_Bookmark_k2354UHiY2_127" meta:value-type="string">, "family": "Vijayan", "non-dropping-particle": "", "suffix": "", "given": "Dipti", "parse-names": false}, {"dropping-particle": "", "family": "Vorontsov", "non-dropping-particle": "", "suffix": "", "given": "Ilya E.", "parse-names": false}, {"dropping-pa</meta:user-defined>
    <meta:user-defined meta:name="Mendeley_Bookmark_k2354UHiY2_128" meta:value-type="string">rticle": "", "family": "Wasserman", "non-dropping-particle": "", "suffix": "", "given": "Wyeth W.", "parse-names": false}, {"dropping-particle": "", "family": "Watanabe", "non-dropping-particle": "", "suffix": "", "given": "Shoko", "parse-names": false}, </meta:user-defined>
    <meta:user-defined meta:name="Mendeley_Bookmark_k2354UHiY2_129" meta:value-type="string">{"dropping-particle": "", "family": "Wells", "non-dropping-particle": "", "suffix": "", "given": "Christine A.", "parse-names": false}, {"dropping-particle": "", "family": "Winteringham", "non-dropping-particle": "", "suffix": "", "given": "Louise N.", "p</meta:user-defined>
    <meta:user-defined meta:name="Mendeley_Bookmark_k2354UHiY2_13" meta:value-type="string">cle": "", "suffix": "", "given": "Robin", "parse-names": false}, {"dropping-particle": "", "family": "Mungall", "non-dropping-particle": "", "suffix": "", "given": "Christopher J.", "parse-names": false}, {"dropping-particle": "", "family": "Meehan", "non</meta:user-defined>
    <meta:user-defined meta:name="Mendeley_Bookmark_k2354UHiY2_130" meta:value-type="string">arse-names": false}, {"dropping-particle": "", "family": "Wolvetang", "non-dropping-particle": "", "suffix": "", "given": "Ernst", "parse-names": false}, {"dropping-particle": "", "family": "Wood", "non-dropping-particle": "", "suffix": "", "given": "Emil</meta:user-defined>
    <meta:user-defined meta:name="Mendeley_Bookmark_k2354UHiY2_131" meta:value-type="string">y J.", "parse-names": false}, {"dropping-particle": "", "family": "Yamaguchi", "non-dropping-particle": "", "suffix": "", "given": "Yoko", "parse-names": false}, {"dropping-particle": "", "family": "Yamamoto", "non-dropping-particle": "", "suffix": "", "g</meta:user-defined>
    <meta:user-defined meta:name="Mendeley_Bookmark_k2354UHiY2_132" meta:value-type="string">iven": "Masayuki", "parse-names": false}, {"dropping-particle": "", "family": "Yoneda", "non-dropping-particle": "", "suffix": "", "given": "Misako", "parse-names": false}, {"dropping-particle": "", "family": "Yonekura", "non-dropping-particle": "", "suff</meta:user-defined>
    <meta:user-defined meta:name="Mendeley_Bookmark_k2354UHiY2_133" meta:value-type="string">ix": "", "given": "Yohei", "parse-names": false}, {"dropping-particle": "", "family": "Yoshida", "non-dropping-particle": "", "suffix": "", "given": "Shigehiro", "parse-names": false}, {"dropping-particle": "", "family": "Zabierowski", "non-dropping-parti</meta:user-defined>
    <meta:user-defined meta:name="Mendeley_Bookmark_k2354UHiY2_134" meta:value-type="string">cle": "", "suffix": "", "given": "Susan E.", "parse-names": false}, {"dropping-particle": "", "family": "Zhang", "non-dropping-particle": "", "suffix": "", "given": "Peter G.", "parse-names": false}, {"dropping-particle": "", "family": "Zhao", "non-droppi</meta:user-defined>
    <meta:user-defined meta:name="Mendeley_Bookmark_k2354UHiY2_135" meta:value-type="string">ng-particle": "", "suffix": "", "given": "Xiaobei", "parse-names": false}, {"dropping-particle": "", "family": "Zucchelli", "non-dropping-particle": "", "suffix": "", "given": "Silvia", "parse-names": false}, {"dropping-particle": "", "family": "Summers",</meta:user-defined>
    <meta:user-defined meta:name="Mendeley_Bookmark_k2354UHiY2_136" meta:value-type="string"> "non-dropping-particle": "", "suffix": "", "given": "Kim M.", "parse-names": false}, {"dropping-particle": "", "family": "Suzuki", "non-dropping-particle": "", "suffix": "", "given": "Harukazu", "parse-names": false}, {"dropping-particle": "", "family": </meta:user-defined>
    <meta:user-defined meta:name="Mendeley_Bookmark_k2354UHiY2_137" meta:value-type="string">"Daub", "non-dropping-particle": "", "suffix": "", "given": "Carsten O.", "parse-names": false}, {"dropping-particle": "", "family": "Kawai", "non-dropping-particle": "", "suffix": "", "given": "Jun", "parse-names": false}, {"dropping-particle": "", "fami</meta:user-defined>
    <meta:user-defined meta:name="Mendeley_Bookmark_k2354UHiY2_138" meta:value-type="string">ly": "Heutink", "non-dropping-particle": "", "suffix": "", "given": "Peter", "parse-names": false}, {"dropping-particle": "", "family": "Hide", "non-dropping-particle": "", "suffix": "", "given": "Winston", "parse-names": false}, {"dropping-particle": "",</meta:user-defined>
    <meta:user-defined meta:name="Mendeley_Bookmark_k2354UHiY2_139" meta:value-type="string"> "family": "Freeman", "non-dropping-particle": "", "suffix": "", "given": "Tom C.", "parse-names": false}, {"dropping-particle": "", "family": "Lenhard", "non-dropping-particle": "", "suffix": "", "given": "Boris", "parse-names": false}, {"dropping-partic</meta:user-defined>
    <meta:user-defined meta:name="Mendeley_Bookmark_k2354UHiY2_14" meta:value-type="string">-dropping-particle": "", "suffix": "", "given": "Terrence F.", "parse-names": false}, {"dropping-particle": "", "family": "Schmeier", "non-dropping-particle": "", "suffix": "", "given": "Sebastian", "parse-names": false}, {"dropping-particle": "", "family</meta:user-defined>
    <meta:user-defined meta:name="Mendeley_Bookmark_k2354UHiY2_140" meta:value-type="string">le": "", "family": "Bajic", "non-dropping-particle": "", "suffix": "", "given": "Vladimir B", "parse-names": false}, {"dropping-particle": "", "family": "Taylor", "non-dropping-particle": "", "suffix": "", "given": "Martin S.", "parse-names": false}, {"dr</meta:user-defined>
    <meta:user-defined meta:name="Mendeley_Bookmark_k2354UHiY2_141" meta:value-type="string">opping-particle": "", "family": "Makeev", "non-dropping-particle": "", "suffix": "", "given": "Vsevolod J.", "parse-names": false}, {"dropping-particle": "", "family": "Sandelin", "non-dropping-particle": "", "suffix": "", "given": "Albin", "parse-names":</meta:user-defined>
    <meta:user-defined meta:name="Mendeley_Bookmark_k2354UHiY2_142" meta:value-type="string"> false}, {"dropping-particle": "", "family": "Hume", "non-dropping-particle": "", "suffix": "", "given": "David A.", "parse-names": false}, {"dropping-particle": "", "family": "Carninci", "non-dropping-particle": "", "suffix": "", "given": "Piero", "parse</meta:user-defined>
    <meta:user-defined meta:name="Mendeley_Bookmark_k2354UHiY2_143" meta:value-type="string">-names": false}, {"dropping-particle": "", "family": "Hayashizaki", "non-dropping-particle": "", "suffix": "", "given": "Yoshihide", "parse-names": false}], "publisher": "NIH Public Access", "container-title": "Nature"}, "id": "ITEM-1"}], "mendeley": {"pr</meta:user-defined>
    <meta:user-defined meta:name="Mendeley_Bookmark_k2354UHiY2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k2354UHiY2_145" meta:value-type="string">ter/csl-citation.json"}</meta:user-defined>
    <meta:user-defined meta:name="Mendeley_Bookmark_k2354UHiY2_15" meta:value-type="string">": "Bertin", "non-dropping-particle": "", "suffix": "", "given": "Nicolas", "parse-names": false}, {"dropping-particle": "", "family": "J\u00f8rgensen", "non-dropping-particle": "", "suffix": "", "given": "Mette", "parse-names": false}, {"dropping-particl</meta:user-defined>
    <meta:user-defined meta:name="Mendeley_Bookmark_k2354UHiY2_16" meta:value-type="string">e": "", "family": "Dimont", "non-dropping-particle": "", "suffix": "", "given": "Emmanuel", "parse-names": false}, {"dropping-particle": "", "family": "Arner", "non-dropping-particle": "", "suffix": "", "given": "Erik", "parse-names": false}, {"dropping-p</meta:user-defined>
    <meta:user-defined meta:name="Mendeley_Bookmark_k2354UHiY2_17" meta:value-type="string">article": "", "family": "Schmidl", "non-dropping-particle": "", "suffix": "", "given": "Christian", "parse-names": false}, {"dropping-particle": "", "family": "Schaefer", "non-dropping-particle": "", "suffix": "", "given": "Ulf", "parse-names": false}, {"</meta:user-defined>
    <meta:user-defined meta:name="Mendeley_Bookmark_k2354UHiY2_18" meta:value-type="string">dropping-particle": "", "family": "Medvedeva", "non-dropping-particle": "", "suffix": "", "given": "Yulia A.", "parse-names": false}, {"dropping-particle": "", "family": "Plessy", "non-dropping-particle": "", "suffix": "", "given": "Charles", "parse-names</meta:user-defined>
    <meta:user-defined meta:name="Mendeley_Bookmark_k2354UHiY2_19" meta:value-type="string">": false}, {"dropping-particle": "", "family": "Vitezic", "non-dropping-particle": "", "suffix": "", "given": "Morana", "parse-names": false}, {"dropping-particle": "", "family": "Severin", "non-dropping-particle": "", "suffix": "", "given": "Jessica", "p</meta:user-defined>
    <meta:user-defined meta:name="Mendeley_Bookmark_k2354UHiY2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k2354UHiY2_20" meta:value-type="string">arse-names": false}, {"dropping-particle": "", "family": "Semple", "non-dropping-particle": "", "suffix": "", "given": "Colin A", "parse-names": false}, {"dropping-particle": "", "family": "Ishizu", "non-dropping-particle": "", "suffix": "", "given": "Yur</meta:user-defined>
    <meta:user-defined meta:name="Mendeley_Bookmark_k2354UHiY2_21" meta:value-type="string">i", "parse-names": false}, {"dropping-particle": "", "family": "Young", "non-dropping-particle": "", "suffix": "", "given": "Robert S.", "parse-names": false}, {"dropping-particle": "", "family": "Francescatto", "non-dropping-particle": "", "suffix": "", </meta:user-defined>
    <meta:user-defined meta:name="Mendeley_Bookmark_k2354UHiY2_22" meta:value-type="string">"given": "Margherita", "parse-names": false}, {"dropping-particle": "", "family": "Alam", "non-dropping-particle": "", "suffix": "", "given": "Intikhab", "parse-names": false}, {"dropping-particle": "", "family": "Albanese", "non-dropping-particle": "", "</meta:user-defined>
    <meta:user-defined meta:name="Mendeley_Bookmark_k2354UHiY2_23" meta:value-type="string">suffix": "", "given": "Davide", "parse-names": false}, {"dropping-particle": "", "family": "Altschuler", "non-dropping-particle": "", "suffix": "", "given": "Gabriel M", "parse-names": false}, {"dropping-particle": "", "family": "Arakawa", "non-dropping-p</meta:user-defined>
    <meta:user-defined meta:name="Mendeley_Bookmark_k2354UHiY2_24" meta:value-type="string">article": "", "suffix": "", "given": "Takahiro", "parse-names": false}, {"dropping-particle": "", "family": "Archer", "non-dropping-particle": "", "suffix": "", "given": "John A.C. C", "parse-names": false}, {"dropping-particle": "", "family": "Arner", "n</meta:user-defined>
    <meta:user-defined meta:name="Mendeley_Bookmark_k2354UHiY2_25" meta:value-type="string">on-dropping-particle": "", "suffix": "", "given": "Peter", "parse-names": false}, {"dropping-particle": "", "family": "Babina", "non-dropping-particle": "", "suffix": "", "given": "Magda", "parse-names": false}, {"dropping-particle": "", "family": "Rennie</meta:user-defined>
    <meta:user-defined meta:name="Mendeley_Bookmark_k2354UHiY2_26" meta:value-type="string">", "non-dropping-particle": "", "suffix": "", "given": "Sarah", "parse-names": false}, {"dropping-particle": "", "family": "Balwierz", "non-dropping-particle": "", "suffix": "", "given": "Piotr J.", "parse-names": false}, {"dropping-particle": "", "family</meta:user-defined>
    <meta:user-defined meta:name="Mendeley_Bookmark_k2354UHiY2_27" meta:value-type="string">": "Beckhouse", "non-dropping-particle": "", "suffix": "", "given": "Anthony G.", "parse-names": false}, {"dropping-particle": "", "family": "Pradhan-Bhatt", "non-dropping-particle": "", "suffix": "", "given": "Swati", "parse-names": false}, {"dropping-pa</meta:user-defined>
    <meta:user-defined meta:name="Mendeley_Bookmark_k2354UHiY2_28" meta:value-type="string">rticle": "", "family": "Blake", "non-dropping-particle": "", "suffix": "", "given": "Judith A.", "parse-names": false}, {"dropping-particle": "", "family": "Blumenthal", "non-dropping-particle": "", "suffix": "", "given": "Antje", "parse-names": false}, {</meta:user-defined>
    <meta:user-defined meta:name="Mendeley_Bookmark_k2354UHiY2_29" meta:value-type="string">"dropping-particle": "", "family": "Bodega", "non-dropping-particle": "", "suffix": "", "given": "Beatrice", "parse-names": false}, {"dropping-particle": "", "family": "Bonetti", "non-dropping-particle": "", "suffix": "", "given": "Alessandro", "parse-nam</meta:user-defined>
    <meta:user-defined meta:name="Mendeley_Bookmark_k2354UHiY2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k2354UHiY2_30" meta:value-type="string">es": false}, {"dropping-particle": "", "family": "Briggs", "non-dropping-particle": "", "suffix": "", "given": "James", "parse-names": false}, {"dropping-particle": "", "family": "Brombacher", "non-dropping-particle": "", "suffix": "", "given": "Frank", "</meta:user-defined>
    <meta:user-defined meta:name="Mendeley_Bookmark_k2354UHiY2_31" meta:value-type="string">parse-names": false}, {"dropping-particle": "", "family": "Burroughs", "non-dropping-particle": "", "suffix": "", "given": "A. Maxwell", "parse-names": false}, {"dropping-particle": "", "family": "Califano", "non-dropping-particle": "", "suffix": "", "giv</meta:user-defined>
    <meta:user-defined meta:name="Mendeley_Bookmark_k2354UHiY2_32" meta:value-type="string">en": "Andrea", "parse-names": false}, {"dropping-particle": "V.", "family": "Cannistraci", "non-dropping-particle": "", "suffix": "", "given": "Carlo", "parse-names": false}, {"dropping-particle": "", "family": "Carbajo", "non-dropping-particle": "", "suf</meta:user-defined>
    <meta:user-defined meta:name="Mendeley_Bookmark_k2354UHiY2_33" meta:value-type="string">fix": "", "given": "Daniel", "parse-names": false}, {"dropping-particle": "", "family": "Chen", "non-dropping-particle": "", "suffix": "", "given": "Yun", "parse-names": false}, {"dropping-particle": "", "family": "Chierici", "non-dropping-particle": "", </meta:user-defined>
    <meta:user-defined meta:name="Mendeley_Bookmark_k2354UHiY2_34" meta:value-type="string">"suffix": "", "given": "Marco", "parse-names": false}, {"dropping-particle": "", "family": "Ciani", "non-dropping-particle": "", "suffix": "", "given": "Yari", "parse-names": false}, {"dropping-particle": "", "family": "Clevers", "non-dropping-particle": </meta:user-defined>
    <meta:user-defined meta:name="Mendeley_Bookmark_k2354UHiY2_35" meta:value-type="string">"", "suffix": "", "given": "Hans C.", "parse-names": false}, {"dropping-particle": "", "family": "Dalla", "non-dropping-particle": "", "suffix": "", "given": "Emiliano", "parse-names": false}, {"dropping-particle": "", "family": "Davis", "non-dropping-par</meta:user-defined>
    <meta:user-defined meta:name="Mendeley_Bookmark_k2354UHiY2_36" meta:value-type="string">ticle": "", "suffix": "", "given": "Carrie A.", "parse-names": false}, {"dropping-particle": "", "family": "Detmar", "non-dropping-particle": "", "suffix": "", "given": "Michael", "parse-names": false}, {"dropping-particle": "", "family": "Diehl", "non-dr</meta:user-defined>
    <meta:user-defined meta:name="Mendeley_Bookmark_k2354UHiY2_37" meta:value-type="string">opping-particle": "", "suffix": "", "given": "Alexander D.", "parse-names": false}, {"dropping-particle": "", "family": "Dohi", "non-dropping-particle": "", "suffix": "", "given": "Taeko", "parse-names": false}, {"dropping-particle": "", "family": "Drabl\</meta:user-defined>
    <meta:user-defined meta:name="Mendeley_Bookmark_k2354UHiY2_38" meta:value-type="string">u00f8s", "non-dropping-particle": "", "suffix": "", "given": "Finn", "parse-names": false}, {"dropping-particle": "", "family": "Edge", "non-dropping-particle": "", "suffix": "", "given": "Albert S.B. B", "parse-names": false}, {"dropping-particle": "", "</meta:user-defined>
    <meta:user-defined meta:name="Mendeley_Bookmark_k2354UHiY2_39" meta:value-type="string">family": "Edinger", "non-dropping-particle": "", "suffix": "", "given": "Matthias", "parse-names": false}, {"dropping-particle": "", "family": "Ekwall", "non-dropping-particle": "", "suffix": "", "given": "Karl", "parse-names": false}, {"dropping-particle</meta:user-defined>
    <meta:user-defined meta:name="Mendeley_Bookmark_k2354UHiY2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k2354UHiY2_40" meta:value-type="string">": "", "family": "Endoh", "non-dropping-particle": "", "suffix": "", "given": "Mitsuhiro", "parse-names": false}, {"dropping-particle": "", "family": "Enomoto", "non-dropping-particle": "", "suffix": "", "given": "Hideki", "parse-names": false}, {"droppin</meta:user-defined>
    <meta:user-defined meta:name="Mendeley_Bookmark_k2354UHiY2_41" meta:value-type="string">g-particle": "", "family": "Fagiolini", "non-dropping-particle": "", "suffix": "", "given": "Michela", "parse-names": false}, {"dropping-particle": "", "family": "Fairbairn", "non-dropping-particle": "", "suffix": "", "given": "Lynsey", "parse-names": fal</meta:user-defined>
    <meta:user-defined meta:name="Mendeley_Bookmark_k2354UHiY2_42" meta:value-type="string">se}, {"dropping-particle": "", "family": "Fang", "non-dropping-particle": "", "suffix": "", "given": "Hai", "parse-names": false}, {"dropping-particle": "", "family": "Farach-Carson", "non-dropping-particle": "", "suffix": "", "given": "Mary C.", "parse-n</meta:user-defined>
    <meta:user-defined meta:name="Mendeley_Bookmark_k2354UHiY2_43" meta:value-type="string">ames": false}, {"dropping-particle": "", "family": "Faulkner", "non-dropping-particle": "", "suffix": "", "given": "Geoffrey J.", "parse-names": false}, {"dropping-particle": "V.", "family": "Favorov", "non-dropping-particle": "", "suffix": "", "given": "</meta:user-defined>
    <meta:user-defined meta:name="Mendeley_Bookmark_k2354UHiY2_44" meta:value-type="string">Alexander", "parse-names": false}, {"dropping-particle": "", "family": "Fisher", "non-dropping-particle": "", "suffix": "", "given": "Malcolm E.", "parse-names": false}, {"dropping-particle": "", "family": "Frith", "non-dropping-particle": "", "suffix": "</meta:user-defined>
    <meta:user-defined meta:name="Mendeley_Bookmark_k2354UHiY2_45" meta:value-type="string">", "given": "Martin C.", "parse-names": false}, {"dropping-particle": "", "family": "Fujita", "non-dropping-particle": "", "suffix": "", "given": "Rie", "parse-names": false}, {"dropping-particle": "", "family": "Fukuda", "non-dropping-particle": "", "suf</meta:user-defined>
    <meta:user-defined meta:name="Mendeley_Bookmark_k2354UHiY2_46" meta:value-type="string">fix": "", "given": "Shiro", "parse-names": false}, {"dropping-particle": "", "family": "Furlanello", "non-dropping-particle": "", "suffix": "", "given": "Cesare", "parse-names": false}, {"dropping-particle": "", "family": "Furino", "non-dropping-particle"</meta:user-defined>
    <meta:user-defined meta:name="Mendeley_Bookmark_k2354UHiY2_47" meta:value-type="string">: "", "suffix": "", "given": "Masaaki", "parse-names": false}, {"dropping-particle": "", "family": "Furusawa", "non-dropping-particle": "", "suffix": "", "given": "Jun-ichi", "parse-names": false}, {"dropping-particle": "", "family": "Geijtenbeek", "non-d</meta:user-defined>
    <meta:user-defined meta:name="Mendeley_Bookmark_k2354UHiY2_48" meta:value-type="string">ropping-particle": "", "suffix": "", "given": "Teunis B.", "parse-names": false}, {"dropping-particle": "", "family": "Gibson", "non-dropping-particle": "", "suffix": "", "given": "Andrew P.", "parse-names": false}, {"dropping-particle": "", "family": "Gi</meta:user-defined>
    <meta:user-defined meta:name="Mendeley_Bookmark_k2354UHiY2_49" meta:value-type="string">ngeras", "non-dropping-particle": "", "suffix": "", "given": "Thomas", "parse-names": false}, {"dropping-particle": "", "family": "Goldowitz", "non-dropping-particle": "", "suffix": "", "given": "Daniel", "parse-names": false}, {"dropping-particle": "", "</meta:user-defined>
    <meta:user-defined meta:name="Mendeley_Bookmark_k2354UHiY2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k2354UHiY2_50" meta:value-type="string">family": "Gough", "non-dropping-particle": "", "suffix": "", "given": "Julian", "parse-names": false}, {"dropping-particle": "", "family": "Guhl", "non-dropping-particle": "", "suffix": "", "given": "Sven", "parse-names": false}, {"dropping-particle": "",</meta:user-defined>
    <meta:user-defined meta:name="Mendeley_Bookmark_k2354UHiY2_51" meta:value-type="string"> "family": "Guler", "non-dropping-particle": "", "suffix": "", "given": "Reto", "parse-names": false}, {"dropping-particle": "", "family": "Gustincich", "non-dropping-particle": "", "suffix": "", "given": "Stefano", "parse-names": false}, {"dropping-parti</meta:user-defined>
    <meta:user-defined meta:name="Mendeley_Bookmark_k2354UHiY2_52" meta:value-type="string">cle": "", "family": "Ha", "non-dropping-particle": "", "suffix": "", "given": "Thomas J.", "parse-names": false}, {"dropping-particle": "", "family": "Hamaguchi", "non-dropping-particle": "", "suffix": "", "given": "Masahide", "parse-names": false}, {"dro</meta:user-defined>
    <meta:user-defined meta:name="Mendeley_Bookmark_k2354UHiY2_53" meta:value-type="string">pping-particle": "", "family": "Hara", "non-dropping-particle": "", "suffix": "", "given": "Mitsuko", "parse-names": false}, {"dropping-particle": "", "family": "Harbers", "non-dropping-particle": "", "suffix": "", "given": "Matthias", "parse-names": fals</meta:user-defined>
    <meta:user-defined meta:name="Mendeley_Bookmark_k2354UHiY2_54" meta:value-type="string">e}, {"dropping-particle": "", "family": "Harshbarger", "non-dropping-particle": "", "suffix": "", "given": "Jayson", "parse-names": false}, {"dropping-particle": "", "family": "Hasegawa", "non-dropping-particle": "", "suffix": "", "given": "Akira", "parse</meta:user-defined>
    <meta:user-defined meta:name="Mendeley_Bookmark_k2354UHiY2_55" meta:value-type="string">-names": false}, {"dropping-particle": "", "family": "Hasegawa", "non-dropping-particle": "", "suffix": "", "given": "Yuki", "parse-names": false}, {"dropping-particle": "", "family": "Hashimoto", "non-dropping-particle": "", "suffix": "", "given": "Takeh</meta:user-defined>
    <meta:user-defined meta:name="Mendeley_Bookmark_k2354UHiY2_56" meta:value-type="string">iro", "parse-names": false}, {"dropping-particle": "", "family": "Herlyn", "non-dropping-particle": "", "suffix": "", "given": "Meenhard", "parse-names": false}, {"dropping-particle": "", "family": "Hitchens", "non-dropping-particle": "", "suffix": "", "g</meta:user-defined>
    <meta:user-defined meta:name="Mendeley_Bookmark_k2354UHiY2_57" meta:value-type="string">iven": "Kelly J.", "parse-names": false}, {"dropping-particle": "", "family": "Ho Sui", "non-dropping-particle": "", "suffix": "", "given": "Shannan J", "parse-names": false}, {"dropping-particle": "", "family": "Hofmann", "non-dropping-particle": "", "su</meta:user-defined>
    <meta:user-defined meta:name="Mendeley_Bookmark_k2354UHiY2_58" meta:value-type="string">ffix": "", "given": "Oliver M.", "parse-names": false}, {"dropping-particle": "", "family": "Hoof", "non-dropping-particle": "", "suffix": "", "given": "Ilka", "parse-names": false}, {"dropping-particle": "", "family": "Hori", "non-dropping-particle": "",</meta:user-defined>
    <meta:user-defined meta:name="Mendeley_Bookmark_k2354UHiY2_59" meta:value-type="string"> "suffix": "", "given": "Furni", "parse-names": false}, {"dropping-particle": "", "family": "Huminiecki", "non-dropping-particle": "", "suffix": "", "given": "Lukasz", "parse-names": false}, {"dropping-particle": "", "family": "Iida", "non-dropping-partic</meta:user-defined>
    <meta:user-defined meta:name="Mendeley_Bookmark_k2354UHiY2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k2354UHiY2_60" meta:value-type="string">le": "", "suffix": "", "given": "Kei", "parse-names": false}, {"dropping-particle": "", "family": "Ikawa", "non-dropping-particle": "", "suffix": "", "given": "Tomokatsu", "parse-names": false}, {"dropping-particle": "", "family": "Jankovic", "non-droppin</meta:user-defined>
    <meta:user-defined meta:name="Mendeley_Bookmark_k2354UHiY2_61" meta:value-type="string">g-particle": "", "suffix": "", "given": "Boris R.", "parse-names": false}, {"dropping-particle": "", "family": "Jia", "non-dropping-particle": "", "suffix": "", "given": "Hui", "parse-names": false}, {"dropping-particle": "", "family": "Joshi", "non-dropp</meta:user-defined>
    <meta:user-defined meta:name="Mendeley_Bookmark_k2354UHiY2_62" meta:value-type="string">ing-particle": "", "suffix": "", "given": "Anagha", "parse-names": false}, {"dropping-particle": "", "family": "Jurman", "non-dropping-particle": "", "suffix": "", "given": "Giuseppe", "parse-names": false}, {"dropping-particle": "", "family": "Kaczkowski</meta:user-defined>
    <meta:user-defined meta:name="Mendeley_Bookmark_k2354UHiY2_63" meta:value-type="string">", "non-dropping-particle": "", "suffix": "", "given": "Bogumil", "parse-names": false}, {"dropping-particle": "", "family": "Kai", "non-dropping-particle": "", "suffix": "", "given": "Chieko", "parse-names": false}, {"dropping-particle": "", "family": "K</meta:user-defined>
    <meta:user-defined meta:name="Mendeley_Bookmark_k2354UHiY2_64" meta:value-type="string">aida", "non-dropping-particle": "", "suffix": "", "given": "Kaoru", "parse-names": false}, {"dropping-particle": "", "family": "Kaiho", "non-dropping-particle": "", "suffix": "", "given": "Ai", "parse-names": false}, {"dropping-particle": "", "family": "K</meta:user-defined>
    <meta:user-defined meta:name="Mendeley_Bookmark_k2354UHiY2_65" meta:value-type="string">ajiyama", "non-dropping-particle": "", "suffix": "", "given": "Kazuhiro", "parse-names": false}, {"dropping-particle": "", "family": "Kanamori-Katayama", "non-dropping-particle": "", "suffix": "", "given": "Mutsumi", "parse-names": false}, {"dropping-part</meta:user-defined>
    <meta:user-defined meta:name="Mendeley_Bookmark_k2354UHiY2_66" meta:value-type="string">icle": "", "family": "Kasianov", "non-dropping-particle": "", "suffix": "", "given": "Artem S.", "parse-names": false}, {"dropping-particle": "", "family": "Kasukawa", "non-dropping-particle": "", "suffix": "", "given": "Takeya", "parse-names": false}, {"</meta:user-defined>
    <meta:user-defined meta:name="Mendeley_Bookmark_k2354UHiY2_67" meta:value-type="string">dropping-particle": "", "family": "Katayama", "non-dropping-particle": "", "suffix": "", "given": "Shintaro", "parse-names": false}, {"dropping-particle": "", "family": "Kato", "non-dropping-particle": "", "suffix": "", "given": "Sachi", "parse-names": fa</meta:user-defined>
    <meta:user-defined meta:name="Mendeley_Bookmark_k2354UHiY2_68" meta:value-type="string">lse}, {"dropping-particle": "", "family": "Kawaguchi", "non-dropping-particle": "", "suffix": "", "given": "Shuji", "parse-names": false}, {"dropping-particle": "", "family": "Kawamoto", "non-dropping-particle": "", "suffix": "", "given": "Hiroshi", "pars</meta:user-defined>
    <meta:user-defined meta:name="Mendeley_Bookmark_k2354UHiY2_69" meta:value-type="string">e-names": false}, {"dropping-particle": "", "family": "Kawamura", "non-dropping-particle": "", "suffix": "", "given": "Yuki I.", "parse-names": false}, {"dropping-particle": "", "family": "Kawashima", "non-dropping-particle": "", "suffix": "", "given": "T</meta:user-defined>
    <meta:user-defined meta:name="Mendeley_Bookmark_k2354UHiY2_7" meta:value-type="string">wide applications in biomedical research.", "issued": {"date-parts": [["2014", "3", "27"]]}, "PMID": "24670764", "author": [{"dropping-particle": "", "family": "Forrest", "non-dropping-particle": "", "suffix": "", "given": "Alistair R.R. R", "parse-names"</meta:user-defined>
    <meta:user-defined meta:name="Mendeley_Bookmark_k2354UHiY2_70" meta:value-type="string">sugumi", "parse-names": false}, {"dropping-particle": "", "family": "Kempfle", "non-dropping-particle": "", "suffix": "", "given": "Judith S.", "parse-names": false}, {"dropping-particle": "", "family": "Kenna", "non-dropping-particle": "", "suffix": "", </meta:user-defined>
    <meta:user-defined meta:name="Mendeley_Bookmark_k2354UHiY2_71" meta:value-type="string">"given": "Tony J.", "parse-names": false}, {"dropping-particle": "", "family": "Kere", "non-dropping-particle": "", "suffix": "", "given": "Juha", "parse-names": false}, {"dropping-particle": "", "family": "Khachigian", "non-dropping-particle": "", "suffi</meta:user-defined>
    <meta:user-defined meta:name="Mendeley_Bookmark_k2354UHiY2_72" meta:value-type="string">x": "", "given": "Levon M.", "parse-names": false}, {"dropping-particle": "", "family": "Kitamura", "non-dropping-particle": "", "suffix": "", "given": "Toshio", "parse-names": false}, {"dropping-particle": "", "family": "Klinken", "non-dropping-particle"</meta:user-defined>
    <meta:user-defined meta:name="Mendeley_Bookmark_k2354UHiY2_73" meta:value-type="string">: "", "suffix": "", "given": "S. Peter", "parse-names": false}, {"dropping-particle": "", "family": "Knox", "non-dropping-particle": "", "suffix": "", "given": "Alan J.", "parse-names": false}, {"dropping-particle": "", "family": "Kojima", "non-dropping-p</meta:user-defined>
    <meta:user-defined meta:name="Mendeley_Bookmark_k2354UHiY2_74" meta:value-type="string">article": "", "suffix": "", "given": "Miki", "parse-names": false}, {"dropping-particle": "", "family": "Kojima", "non-dropping-particle": "", "suffix": "", "given": "Soichi", "parse-names": false}, {"dropping-particle": "", "family": "Kondo", "non-droppi</meta:user-defined>
    <meta:user-defined meta:name="Mendeley_Bookmark_k2354UHiY2_75" meta:value-type="string">ng-particle": "", "suffix": "", "given": "Naoto", "parse-names": false}, {"dropping-particle": "", "family": "Koseki", "non-dropping-particle": "", "suffix": "", "given": "Haruhiko", "parse-names": false}, {"dropping-particle": "", "family": "Koyasu", "no</meta:user-defined>
    <meta:user-defined meta:name="Mendeley_Bookmark_k2354UHiY2_76" meta:value-type="string">n-dropping-particle": "", "suffix": "", "given": "Shigeo", "parse-names": false}, {"dropping-particle": "", "family": "Krampitz", "non-dropping-particle": "", "suffix": "", "given": "Sarah", "parse-names": false}, {"dropping-particle": "", "family": "Kubo</meta:user-defined>
    <meta:user-defined meta:name="Mendeley_Bookmark_k2354UHiY2_77" meta:value-type="string">saki", "non-dropping-particle": "", "suffix": "", "given": "Atsutaka", "parse-names": false}, {"dropping-particle": "", "family": "Kwon", "non-dropping-particle": "", "suffix": "", "given": "Andrew T.", "parse-names": false}, {"dropping-particle": "", "fa</meta:user-defined>
    <meta:user-defined meta:name="Mendeley_Bookmark_k2354UHiY2_78" meta:value-type="string">mily": "Laros", "non-dropping-particle": "", "suffix": "", "given": "Jeroen F.J. J", "parse-names": false}, {"dropping-particle": "", "family": "Lee", "non-dropping-particle": "", "suffix": "", "given": "Weonju", "parse-names": false}, {"dropping-particle</meta:user-defined>
    <meta:user-defined meta:name="Mendeley_Bookmark_k2354UHiY2_79" meta:value-type="string">": "", "family": "Lennartsson", "non-dropping-particle": "", "suffix": "", "given": "Andreas", "parse-names": false}, {"dropping-particle": "", "family": "Li", "non-dropping-particle": "", "suffix": "", "given": "Kang", "parse-names": false}, {"dropping-p</meta:user-defined>
    <meta:user-defined meta:name="Mendeley_Bookmark_k2354UHiY2_8" meta:value-type="string">: false}, {"dropping-particle": "", "family": "Kawaji", "non-dropping-particle": "", "suffix": "", "given": "Hideya", "parse-names": false}, {"dropping-particle": "", "family": "Rehli", "non-dropping-particle": "", "suffix": "", "given": "Michael", "parse</meta:user-defined>
    <meta:user-defined meta:name="Mendeley_Bookmark_k2354UHiY2_80" meta:value-type="string">article": "", "family": "Lilje", "non-dropping-particle": "", "suffix": "", "given": "Berit", "parse-names": false}, {"dropping-particle": "", "family": "Lipovich", "non-dropping-particle": "", "suffix": "", "given": "Leonard", "parse-names": false}, {"dr</meta:user-defined>
    <meta:user-defined meta:name="Mendeley_Bookmark_k2354UHiY2_81" meta:value-type="string">opping-particle": "", "family": "Mackay-Sim", "non-dropping-particle": "", "suffix": "", "given": "Alan", "parse-names": false}, {"dropping-particle": "", "family": "Manabe", "non-dropping-particle": "", "suffix": "", "given": "Ri-ichiroh", "parse-names":</meta:user-defined>
    <meta:user-defined meta:name="Mendeley_Bookmark_k2354UHiY2_82" meta:value-type="string"> false}, {"dropping-particle": "", "family": "Mar", "non-dropping-particle": "", "suffix": "", "given": "Jessica C.", "parse-names": false}, {"dropping-particle": "", "family": "Marchand", "non-dropping-particle": "", "suffix": "", "given": "Benoit", "par</meta:user-defined>
    <meta:user-defined meta:name="Mendeley_Bookmark_k2354UHiY2_83" meta:value-type="string">se-names": false}, {"dropping-particle": "", "family": "Mathelier", "non-dropping-particle": "", "suffix": "", "given": "Anthony", "parse-names": false}, {"dropping-particle": "", "family": "Mejhert", "non-dropping-particle": "", "suffix": "", "given": "N</meta:user-defined>
    <meta:user-defined meta:name="Mendeley_Bookmark_k2354UHiY2_84" meta:value-type="string">iklas", "parse-names": false}, {"dropping-particle": "", "family": "Meynert", "non-dropping-particle": "", "suffix": "", "given": "Alison", "parse-names": false}, {"dropping-particle": "", "family": "Mizuno", "non-dropping-particle": "", "suffix": "", "gi</meta:user-defined>
    <meta:user-defined meta:name="Mendeley_Bookmark_k2354UHiY2_85" meta:value-type="string">ven": "Yosuke", "parse-names": false}, {"dropping-particle": "", "family": "Lima Morais", "non-dropping-particle": "de", "suffix": "", "given": "David A", "parse-names": false}, {"dropping-particle": "", "family": "Morikawa", "non-dropping-particle": "", </meta:user-defined>
    <meta:user-defined meta:name="Mendeley_Bookmark_k2354UHiY2_86" meta:value-type="string">"suffix": "", "given": "Hiromasa", "parse-names": false}, {"dropping-particle": "", "family": "Morimoto", "non-dropping-particle": "", "suffix": "", "given": "Mitsuru", "parse-names": false}, {"dropping-particle": "", "family": "Moro", "non-dropping-parti</meta:user-defined>
    <meta:user-defined meta:name="Mendeley_Bookmark_k2354UHiY2_87" meta:value-type="string">cle": "", "suffix": "", "given": "Kazuyo", "parse-names": false}, {"dropping-particle": "", "family": "Motakis", "non-dropping-particle": "", "suffix": "", "given": "Efthymios", "parse-names": false}, {"dropping-particle": "", "family": "Motohashi", "non-</meta:user-defined>
    <meta:user-defined meta:name="Mendeley_Bookmark_k2354UHiY2_88" meta:value-type="string">dropping-particle": "", "suffix": "", "given": "Hozumi", "parse-names": false}, {"dropping-particle": "", "family": "Mummery", "non-dropping-particle": "", "suffix": "", "given": "Christine L.", "parse-names": false}, {"dropping-particle": "", "family": "</meta:user-defined>
    <meta:user-defined meta:name="Mendeley_Bookmark_k2354UHiY2_89" meta:value-type="string">Murata", "non-dropping-particle": "", "suffix": "", "given": "Mitsuyoshi", "parse-names": false}, {"dropping-particle": "", "family": "Nagao-Sato", "non-dropping-particle": "", "suffix": "", "given": "Sayaka", "parse-names": false}, {"dropping-particle": </meta:user-defined>
    <meta:user-defined meta:name="Mendeley_Bookmark_k2354UHiY2_9" meta:value-type="string">-names": false}, {"dropping-particle": "", "family": "Baillie", "non-dropping-particle": "", "suffix": "", "given": "J. Kenneth", "parse-names": false}, {"dropping-particle": "", "family": "Hoon", "non-dropping-particle": "de", "suffix": "", "given": "Mic</meta:user-defined>
    <meta:user-defined meta:name="Mendeley_Bookmark_k2354UHiY2_90" meta:value-type="string">"", "family": "Nakachi", "non-dropping-particle": "", "suffix": "", "given": "Yutaka", "parse-names": false}, {"dropping-particle": "", "family": "Nakahara", "non-dropping-particle": "", "suffix": "", "given": "Fumio", "parse-names": false}, {"dropping-pa</meta:user-defined>
    <meta:user-defined meta:name="Mendeley_Bookmark_k2354UHiY2_91" meta:value-type="string">rticle": "", "family": "Nakamura", "non-dropping-particle": "", "suffix": "", "given": "Toshiyuki", "parse-names": false}, {"dropping-particle": "", "family": "Nakamura", "non-dropping-particle": "", "suffix": "", "given": "Yukio", "parse-names": false}, </meta:user-defined>
    <meta:user-defined meta:name="Mendeley_Bookmark_k2354UHiY2_92" meta:value-type="string">{"dropping-particle": "", "family": "Nakazato", "non-dropping-particle": "", "suffix": "", "given": "Kenichi", "parse-names": false}, {"dropping-particle": "", "family": "Nimwegen", "non-dropping-particle": "van", "suffix": "", "given": "Erik", "parse-nam</meta:user-defined>
    <meta:user-defined meta:name="Mendeley_Bookmark_k2354UHiY2_93" meta:value-type="string">es": false}, {"dropping-particle": "", "family": "Ninomiya", "non-dropping-particle": "", "suffix": "", "given": "Noriko", "parse-names": false}, {"dropping-particle": "", "family": "Nishiyori", "non-dropping-particle": "", "suffix": "", "given": "Hiromi"</meta:user-defined>
    <meta:user-defined meta:name="Mendeley_Bookmark_k2354UHiY2_94" meta:value-type="string">, "parse-names": false}, {"dropping-particle": "", "family": "Noma", "non-dropping-particle": "", "suffix": "", "given": "Shohei", "parse-names": false}, {"dropping-particle": "", "family": "Noma", "non-dropping-particle": "", "suffix": "", "given": "Shoh</meta:user-defined>
    <meta:user-defined meta:name="Mendeley_Bookmark_k2354UHiY2_95" meta:value-type="string">ei", "parse-names": false}, {"dropping-particle": "", "family": "Noazaki", "non-dropping-particle": "", "suffix": "", "given": "Tadasuke", "parse-names": false}, {"dropping-particle": "", "family": "Ogishima", "non-dropping-particle": "", "suffix": "", "g</meta:user-defined>
    <meta:user-defined meta:name="Mendeley_Bookmark_k2354UHiY2_96" meta:value-type="string">iven": "Soichi", "parse-names": false}, {"dropping-particle": "", "family": "Ohkura", "non-dropping-particle": "", "suffix": "", "given": "Naganari", "parse-names": false}, {"dropping-particle": "", "family": "Ohimiya", "non-dropping-particle": "", "suffi</meta:user-defined>
    <meta:user-defined meta:name="Mendeley_Bookmark_k2354UHiY2_97" meta:value-type="string">x": "", "given": "Hiroko", "parse-names": false}, {"dropping-particle": "", "family": "Ohno", "non-dropping-particle": "", "suffix": "", "given": "Hiroshi", "parse-names": false}, {"dropping-particle": "", "family": "Ohshima", "non-dropping-particle": "",</meta:user-defined>
    <meta:user-defined meta:name="Mendeley_Bookmark_k2354UHiY2_98" meta:value-type="string"> "suffix": "", "given": "Mitsuhiro", "parse-names": false}, {"dropping-particle": "", "family": "Okada-Hatakeyama", "non-dropping-particle": "", "suffix": "", "given": "Mariko", "parse-names": false}, {"dropping-particle": "", "family": "Okazaki", "non-dr</meta:user-defined>
    <meta:user-defined meta:name="Mendeley_Bookmark_k2354UHiY2_99" meta:value-type="string">opping-particle": "", "suffix": "", "given": "Yasushi", "parse-names": false}, {"dropping-particle": "", "family": "Orlando", "non-dropping-particle": "", "suffix": "", "given": "Valerio", "parse-names": false}, {"dropping-particle": "", "family": "Ovchin</meta:user-defined>
    <meta:user-defined meta:name="Mendeley_Bookmark_knfzlZQVgm_1" meta:value-type="string">ADDIN CSL_CITATION {"citationItems": [{"uris": ["http://www.mendeley.com/documents/?uuid=3d2ff0da-366a-410a-9b8b-dc5eb9a7638d"], "itemData": {"DOI": "10.1093/nar/gkx988", "volume": "46", "ISSN": "13624962", "page": "D113-D120", "id": "ITEM-1", "title": "H</meta:user-defined>
    <meta:user-defined meta:name="Mendeley_Bookmark_knfzlZQVgm_10" meta:value-type="string">sher": "Oxford University Press", "container-title": "Nucleic Acids Research"}, "id": "ITEM-1"}], "mendeley": {"previouslyFormattedCitation": "(Z. Wang et al. 2018)", "plainTextFormattedCitation": "(Z. Wang et al. 2018)", "formattedCitation": "(Z. Wang et</meta:user-defined>
    <meta:user-defined meta:name="Mendeley_Bookmark_knfzlZQVgm_11" meta:value-type="string"> al. 2018)"}, "properties": {"noteIndex": 0}, "schema": "https://github.com/citation-style-language/schema/raw/master/csl-citation.json"}</meta:user-defined>
    <meta:user-defined meta:name="Mendeley_Bookmark_knfzlZQVgm_2" meta:value-type="string">EDD: Human Enhancer Disease Database", "issue": "D1", "type": "article-journal", "abstract": "Enhancers, as specialized genomic cis-regulatory elements, activate transcription of their target genes and play an important role in pathogenesis of many human </meta:user-defined>
    <meta:user-defined meta:name="Mendeley_Bookmark_knfzlZQVgm_3" meta:value-type="string">complex diseases. Despite recent systematic identification of them in the human genome, currently there is an urgent need for comprehensive annotation databases of human enhancers with a focus on their disease connections. In response, we built the Human </meta:user-defined>
    <meta:user-defined meta:name="Mendeley_Bookmark_knfzlZQVgm_4" meta:value-type="string">Enhancer Disease Database (HEDD) to facilitate studies of enhancers and their potential roles in human complex diseases. HEDD currently provides comprehensive genomic information for ~2.8 million human enhancers identified by ENCODE, FANTOM5 and RoadMap w</meta:user-defined>
    <meta:user-defined meta:name="Mendeley_Bookmark_knfzlZQVgm_5" meta:value-type="string">ith disease association scores based on enhancer-gene and gene-disease connections. It also provides Web-based analytical tools to visualize enhancer networks and score enhancers given a set of selected genes in a specific gene network. HEDD is freely acc</meta:user-defined>
    <meta:user-defined meta:name="Mendeley_Bookmark_knfzlZQVgm_6" meta:value-type="string">essible at http://zdzlab.einstein.yu.edu/1/hedd.php.", "issued": {"date-parts": [["2018"]]}, "author": [{"dropping-particle": "", "family": "Wang", "non-dropping-particle": "", "suffix": "", "given": "Zhen", "parse-names": false}, {"dropping-particle": ""</meta:user-defined>
    <meta:user-defined meta:name="Mendeley_Bookmark_knfzlZQVgm_7" meta:value-type="string">, "family": "Zhang", "non-dropping-particle": "", "suffix": "", "given": "Quanwei", "parse-names": false}, {"dropping-particle": "", "family": "Zhang", "non-dropping-particle": "", "suffix": "", "given": "Wen", "parse-names": false}, {"dropping-particle":</meta:user-defined>
    <meta:user-defined meta:name="Mendeley_Bookmark_knfzlZQVgm_8" meta:value-type="string"> "", "family": "Lin", "non-dropping-particle": "", "suffix": "", "given": "Jhih Rong", "parse-names": false}, {"dropping-particle": "", "family": "Cai", "non-dropping-particle": "", "suffix": "", "given": "Ying", "parse-names": false}, {"dropping-particle</meta:user-defined>
    <meta:user-defined meta:name="Mendeley_Bookmark_knfzlZQVgm_9" meta:value-type="string">": "", "family": "Mitra", "non-dropping-particle": "", "suffix": "", "given": "Joydeep", "parse-names": false}, {"dropping-particle": "", "family": "Zhang", "non-dropping-particle": "", "suffix": "", "given": "Zhengdong D.", "parse-names": false}], "publi</meta:user-defined>
    <meta:user-defined meta:name="Mendeley_Bookmark_koQyz2BpBV_1" meta:value-type="string">ADDIN CSL_CITATION {"citationItems": [{"uris": ["http://www.mendeley.com/documents/?uuid=95149fb3-18c4-3cdf-9b15-01500f19cfcc"], "itemData": {"DOI": "10.1111/pedi.12959", "abstract": "Background/Objectives: Patients referred for HNF1B testing present very</meta:user-defined>
    <meta:user-defined meta:name="Mendeley_Bookmark_koQyz2BpBV_10" meta:value-type="string">, "non-dropping-particle": "", "suffix": "", "given": "Pawe\u0142", "parse-names": false}, {"dropping-particle": "", "family": "Michalak", "non-dropping-particle": "", "suffix": "", "given": "Arkadiusz", "parse-names": false}, {"dropping-particle": "", "f</meta:user-defined>
    <meta:user-defined meta:name="Mendeley_Bookmark_koQyz2BpBV_11" meta:value-type="string">amily": "Ma\u0142achowska", "non-dropping-particle": "", "suffix": "", "given": "Beata", "parse-names": false}, {"dropping-particle": "", "family": "M\u0142udzik", "non-dropping-particle": "", "suffix": "", "given": "Paulina", "parse-names": false}, {"dro</meta:user-defined>
    <meta:user-defined meta:name="Mendeley_Bookmark_koQyz2BpBV_12" meta:value-type="string">pping-particle": "", "family": "Antosik", "non-dropping-particle": "", "suffix": "", "given": "Karolina", "parse-names": false}, {"dropping-particle": "", "family": "Hogendorf", "non-dropping-particle": "", "suffix": "", "given": "Anna", "parse-names": fa</meta:user-defined>
    <meta:user-defined meta:name="Mendeley_Bookmark_koQyz2BpBV_13" meta:value-type="string">lse}, {"dropping-particle": "", "family": "Zmys\u0142owska", "non-dropping-particle": "", "suffix": "", "given": "Agnieszka", "parse-names": false}, {"dropping-particle": "", "family": "Borowiec", "non-dropping-particle": "", "suffix": "", "given": "Macie</meta:user-defined>
    <meta:user-defined meta:name="Mendeley_Bookmark_koQyz2BpBV_14" meta:value-type="string">j", "parse-names": false}, {"dropping-particle": "", "family": "M\u0142ynarski", "non-dropping-particle": "", "suffix": "", "given": "Wojciech", "parse-names": false}, {"dropping-particle": "", "family": "Fendler", "non-dropping-particle": "", "suffix": "</meta:user-defined>
    <meta:user-defined meta:name="Mendeley_Bookmark_koQyz2BpBV_15" meta:value-type="string">", "given": "Wojciech", "parse-names": false}], "page": "pedi.12959", "id": "ITEM-1", "title": "A cross-sectional study of patients referred for HNF1B-MODY genetic testing due to cystic kidneys and diabetes", "container-title": "Pediatric Diabetes", "issu</meta:user-defined>
    <meta:user-defined meta:name="Mendeley_Bookmark_koQyz2BpBV_16" meta:value-type="string">ed": {"date-parts": [["2019", "1", "29"]]}}, "id": "ITEM-1"}], "mendeley": {"previouslyFormattedCitation": "(Sztromwasser et al. 2019)", "plainTextFormattedCitation": "(Sztromwasser et al. 2019)", "formattedCitation": "(Sztromwasser et al. 2019)"}, "prope</meta:user-defined>
    <meta:user-defined meta:name="Mendeley_Bookmark_koQyz2BpBV_17" meta:value-type="string">rties": {"noteIndex": 0}, "schema": "https://github.com/citation-style-language/schema/raw/master/csl-citation.json"}</meta:user-defined>
    <meta:user-defined meta:name="Mendeley_Bookmark_koQyz2BpBV_2" meta:value-type="string"> heterogeneous phenotypes. Despite suggestive characteristics, many do not harbor mutations in HNF1B. Our objective was to evaluate the clinical characteristics of probands referred for HNF1B genetic testing through a nationwide monogenic diabetes screeni</meta:user-defined>
    <meta:user-defined meta:name="Mendeley_Bookmark_koQyz2BpBV_3" meta:value-type="string">ng program. Methods: Probands tested for HNF1B mutations in the 2005-2018 period (N = 50) were identified in the Polish Monogenic Diabetes Registry, which prospectively recruits primarily pediatric patients and their families on a nationwide scale. Varian</meta:user-defined>
    <meta:user-defined meta:name="Mendeley_Bookmark_koQyz2BpBV_4" meta:value-type="string">ts that had been reported pathogenic were reassessed using criteria of the American College of Medical Genetics and Genomics (ACMG). A structured medical interview was performed with all available individuals, their parents, and/or their physicians. For e</meta:user-defined>
    <meta:user-defined meta:name="Mendeley_Bookmark_koQyz2BpBV_5" meta:value-type="string">ach patient, HNF1B score was calculated based on available clinical information. Results: The study group numbered 36 unrelated probands (28% lost to follow-up): 14 with pathogenic or likely-pathogenic variants in HNF1B, one with a variant of uncertain si</meta:user-defined>
    <meta:user-defined meta:name="Mendeley_Bookmark_koQyz2BpBV_6" meta:value-type="string">gnificance, and 21 negative for HNF1B mutations. Presence of cystic kidneys (OR = 9.17, 95% CI:1.87-44.92), pancreatic abnormalities (OR = 15, 95% CI:1.55-145.23), elevated liver enzymes (OR = 15, 95% CI:1.55-145.23) best discriminated HNF1B-positive case</meta:user-defined>
    <meta:user-defined meta:name="Mendeley_Bookmark_koQyz2BpBV_7" meta:value-type="string">s from the negative ones. Presence of impaired glucose tolerance coupled with kidney disease in the proband and one parent was also highly predictive for HNF1B mutations (OR = 11.11, 95% CI:1.13-109.36). HNF1B-score with recommended cutoff distinguished p</meta:user-defined>
    <meta:user-defined meta:name="Mendeley_Bookmark_koQyz2BpBV_8" meta:value-type="string">atients with and without HNF1B findings with 100% sensitivity and 47.6% specificity. Addition of four clinical variables to select patients based on HNF1B score improved specificity to 71.4% (95% CI:47.8%-88.7%) while retaining 100% sensitivity. Conclusio</meta:user-defined>
    <meta:user-defined meta:name="Mendeley_Bookmark_koQyz2BpBV_9" meta:value-type="string">ns: Detailed medical interview may enable more accurate patient selection for targeted genetic testing.", "publisher": "Blackwell Publishing Ltd", "type": "article-journal", "ISSN": "13995448", "author": [{"dropping-particle": "", "family": "Sztromwasser"</meta:user-defined>
    <meta:user-defined meta:name="Mendeley_Bookmark_lj4nWQnO45_1" meta:value-type="string">ADDIN CSL_CITATION {"citationItems": [{"uris": ["http://www.mendeley.com/documents/?uuid=089f37fb-dafe-3a05-8861-9207fd66316d"], "itemData": {"DOI": "10.1093/nar/gkj144", "volume": "34", "ISSN": "0305-1048", "page": "D590-D598", "id": "ITEM-1", "title": "</meta:user-defined>
    <meta:user-defined meta:name="Mendeley_Bookmark_lj4nWQnO45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lj4nWQnO45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lj4nWQnO45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lj4nWQnO45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lj4nWQnO45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lj4nWQnO45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lj4nWQnO45_8" meta:value-type="string">icle": "", "family": "Hinrichs", "non-dropping-particle": "", "suffix": "", "given": "A. S.", "parse-names": false}], "publisher": "Oxford University Press (OUP)", "container-title": "Nucleic Acids Research"}, "id": "ITEM-1"}], "mendeley": {"previouslyFor</meta:user-defined>
    <meta:user-defined meta:name="Mendeley_Bookmark_lj4nWQnO45_9" meta:value-type="string">mattedCitation": "(Hinrichs 2006)", "plainTextFormattedCitation": "(Hinrichs 2006)", "formattedCitation": "(Hinrichs 2006)"}, "properties": {"noteIndex": 0}, "schema": "https://github.com/citation-style-language/schema/raw/master/csl-citation.json"}</meta:user-defined>
    <meta:user-defined meta:name="Mendeley_Bookmark_ljitRBRE3t_1" meta:value-type="string">ADDIN CSL_CITATION {"citationItems": [{"uris": ["http://www.mendeley.com/documents/?uuid=ef524195-ebc8-3fda-ab55-6ed294d910d2"], "itemData": {"DOI": "10.1038/nmeth0306-211", "volume": "3", "ISSN": "15487105", "page": "211", "id": "ITEM-1", "title": "Cage:</meta:user-defined>
    <meta:user-defined meta:name="Mendeley_Bookmark_ljitRBRE3t_10" meta:value-type="string">article": "", "suffix": "", "given": "Miki", "parse-names": false}, {"dropping-particle": "", "family": "Nishiyori", "non-dropping-particle": "", "suffix": "", "given": "Hiromi", "parse-names": false}, {"dropping-particle": "", "family": "Nakamura", "non-</meta:user-defined>
    <meta:user-defined meta:name="Mendeley_Bookmark_ljitRBRE3t_11" meta:value-type="string">dropping-particle": "", "suffix": "", "given": "Mari", "parse-names": false}, {"dropping-particle": "", "family": "Fukuda", "non-dropping-particle": "", "suffix": "", "given": "Shiro", "parse-names": false}, {"dropping-particle": "", "family": "Tagami", "</meta:user-defined>
    <meta:user-defined meta:name="Mendeley_Bookmark_ljitRBRE3t_12" meta:value-type="string">non-dropping-particle": "", "suffix": "", "given": "Michihira", "parse-names": false}, {"dropping-particle": "", "family": "Sasaki", "non-dropping-particle": "", "suffix": "", "given": "Daisuke", "parse-names": false}, {"dropping-particle": "", "family": </meta:user-defined>
    <meta:user-defined meta:name="Mendeley_Bookmark_ljitRBRE3t_13" meta:value-type="string">"Imamura", "non-dropping-particle": "", "suffix": "", "given": "Kengo", "parse-names": false}, {"dropping-particle": "", "family": "Kai", "non-dropping-particle": "", "suffix": "", "given": "Chikatoshi", "parse-names": false}, {"dropping-particle": "", "f</meta:user-defined>
    <meta:user-defined meta:name="Mendeley_Bookmark_ljitRBRE3t_14" meta:value-type="string">amily": "Harbers", "non-dropping-particle": "", "suffix": "", "given": "Matthias", "parse-names": false}, {"dropping-particle": "", "family": "Hayashizaki", "non-dropping-particle": "", "suffix": "", "given": "Yoshihide", "parse-names": false}, {"dropping</meta:user-defined>
    <meta:user-defined meta:name="Mendeley_Bookmark_ljitRBRE3t_15" meta:value-type="string">-particle": "", "family": "Carninci", "non-dropping-particle": "", "suffix": "", "given": "Piero", "parse-names": false}], "container-title": "Nature Methods"}, "id": "ITEM-1"}], "mendeley": {"previouslyFormattedCitation": "(Kodzius et al. 2006)", "plainT</meta:user-defined>
    <meta:user-defined meta:name="Mendeley_Bookmark_ljitRBRE3t_16" meta:value-type="string">extFormattedCitation": "(Kodzius et al. 2006)", "formattedCitation": "(Kodzius et al. 2006)"}, "properties": {"noteIndex": 0}, "schema": "https://github.com/citation-style-language/schema/raw/master/csl-citation.json"}</meta:user-defined>
    <meta:user-defined meta:name="Mendeley_Bookmark_ljitRBRE3t_2" meta:value-type="string"> Cap analysis of gene expression", "issue": "3", "type": "article-journal", "abstract": "Transcript abundance can be determined by various methods, including reverse transcription (RT)-PCR, microarray analysis, sequencing of expressed sequence tags (ESTs)</meta:user-defined>
    <meta:user-defined meta:name="Mendeley_Bookmark_ljitRBRE3t_3" meta:value-type="string">, serial analysis of gene expression (SAGE) and massively parallel signature sequencing (MPSS)1, 2, most of which rely on 3\u2019 end-related sequences. But for the identification of transcription start sites (TSSs) and their associated promoters, 5\u2019</meta:user-defined>
    <meta:user-defined meta:name="Mendeley_Bookmark_ljitRBRE3t_4" meta:value-type="string"> end-specific signature sequences are required for higher annotations of expression profiles. Therefore, we and others began cloning of short sequence tags from the 5\u2019 ends of cDNAs, using cap analysis of gene expression (CAGE)3 and 5\u2019-SAGE4, 5.</meta:user-defined>
    <meta:user-defined meta:name="Mendeley_Bookmark_ljitRBRE3t_5" meta:value-type="string"> In these techniques linkers are attached to the 5\u2019 ends of full- length enriched cDNAs to introduce a recognition site for the restriction endonuclease Mmel adjacent to the 5\u2019 ends. Mmel cleaves cDNAs at a sequence 20 and 18 nucleotides away (3</meta:user-defined>
    <meta:user-defined meta:name="Mendeley_Bookmark_ljitRBRE3t_6" meta:value-type="string">\u2019) from its recognition site, creating a two-base overhang. After amplification, the sequencing tags are concatenated for high- throughput sequencing (Fig. 1). Here we present a CAGE protocol that has been used extensively for high- throughput analys</meta:user-defined>
    <meta:user-defined meta:name="Mendeley_Bookmark_ljitRBRE3t_7" meta:value-type="string">is of mouse and human transcripts. The method includes new features for improved library construction, such as the use of random priming6 for gene discovery from nonpolyadenylated RNA, simplified full-length cDNA enrichment by multiwell filtration-based c</meta:user-defined>
    <meta:user-defined meta:name="Mendeley_Bookmark_ljitRBRE3t_8" meta:value-type="string">ap-trapping and a pooling strategy for high-throughput CAGE library preparation. The application of this CAGE protocol will contribute to genome annotation, gene discovery and expression profiling 7 . \u00a9 2006 Macmillan Publishers Limited. All rights r</meta:user-defined>
    <meta:user-defined meta:name="Mendeley_Bookmark_ljitRBRE3t_9" meta:value-type="string">eserved.", "issued": {"date-parts": [["2006"]]}, "author": [{"dropping-particle": "", "family": "Kodzius", "non-dropping-particle": "", "suffix": "", "given": "Rimantas", "parse-names": false}, {"dropping-particle": "", "family": "Kojima", "non-dropping-p</meta:user-defined>
    <meta:user-defined meta:name="Mendeley_Bookmark_ltO0b8EvDs_1" meta:value-type="string">ADDIN CSL_CITATION {"citationItems": [{"uris": ["http://www.mendeley.com/documents/?uuid=f954af3c-2bc7-4509-9f29-ddf2051e9f5c"], "itemData": {"DOI": "10.1016/j.ajhg.2016.07.005", "volume": "99", "ISSN": "15376605", "page": "595-606", "id": "ITEM-1", "titl</meta:user-defined>
    <meta:user-defined meta:name="Mendeley_Bookmark_ltO0b8EvDs_10" meta:value-type="string">e": "", "family": "J\u00e4ger", "non-dropping-particle": "", "suffix": "", "given": "Marten", "parse-names": false}, {"dropping-particle": "", "family": "Hochheiser", "non-dropping-particle": "", "suffix": "", "given": "Harry", "parse-names": false}, {"dr</meta:user-defined>
    <meta:user-defined meta:name="Mendeley_Bookmark_ltO0b8EvDs_11" meta:value-type="string">opping-particle": "", "family": "Washington", "non-dropping-particle": "", "suffix": "", "given": "Nicole\u00a0L L.", "parse-names": false}, {"dropping-particle": "", "family": "McMurry", "non-dropping-particle": "", "suffix": "", "given": "Julie\u00a0A A</meta:user-defined>
    <meta:user-defined meta:name="Mendeley_Bookmark_ltO0b8EvDs_12" meta:value-type="string">.", "parse-names": false}, {"dropping-particle": "", "family": "Haendel", "non-dropping-particle": "", "suffix": "", "given": "Melissa\u00a0A A.", "parse-names": false}, {"dropping-particle": "", "family": "Mungall", "non-dropping-particle": "", "suffix":</meta:user-defined>
    <meta:user-defined meta:name="Mendeley_Bookmark_ltO0b8EvDs_13" meta:value-type="string"> "", "given": "Christopher\u00a0J J.", "parse-names": false}, {"dropping-particle": "", "family": "Lewis", "non-dropping-particle": "", "suffix": "", "given": "Suzanna\u00a0E E.", "parse-names": false}, {"dropping-particle": "", "family": "Groza", "non-dr</meta:user-defined>
    <meta:user-defined meta:name="Mendeley_Bookmark_ltO0b8EvDs_14" meta:value-type="string">opping-particle": "", "suffix": "", "given": "Tudor", "parse-names": false}, {"dropping-particle": "", "family": "Valentini", "non-dropping-particle": "", "suffix": "", "given": "Giorgio", "parse-names": false}, {"dropping-particle": "", "family": "Robins</meta:user-defined>
    <meta:user-defined meta:name="Mendeley_Bookmark_ltO0b8EvDs_15" meta:value-type="string">on", "non-dropping-particle": "", "suffix": "", "given": "Peter\u00a0N N.", "parse-names": false}], "container-title": "American Journal of Human Genetics"}, "id": "ITEM-1"}], "mendeley": {"previouslyFormattedCitation": "(Smedley et al. 2016)", "plainText</meta:user-defined>
    <meta:user-defined meta:name="Mendeley_Bookmark_ltO0b8EvDs_16" meta:value-type="string">FormattedCitation": "(Smedley et al. 2016)", "formattedCitation": "(Smedley et al. 2016)"}, "properties": {"noteIndex": 0}, "schema": "https://github.com/citation-style-language/schema/raw/master/csl-citation.json"}</meta:user-defined>
    <meta:user-defined meta:name="Mendeley_Bookmark_ltO0b8EvDs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ltO0b8EvDs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ltO0b8EvDs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ltO0b8EvDs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ltO0b8EvDs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ltO0b8EvDs_7" meta:value-type="string">icle": "", "suffix": "", "given": "Damian", "parse-names": false}, {"dropping-particle": "", "family": "Schubach", "non-dropping-particle": "", "suffix": "", "given": "Max", "parse-names": false}, {"dropping-particle": "", "family": "Jacobsen", "non-dropp</meta:user-defined>
    <meta:user-defined meta:name="Mendeley_Bookmark_ltO0b8EvDs_8" meta:value-type="string">ing-particle": "", "suffix": "", "given": "Julius\u00a0O O.B.", "parse-names": false}, {"dropping-particle": "", "family": "K\u00f6hler", "non-dropping-particle": "", "suffix": "", "given": "Sebastian", "parse-names": false}, {"dropping-particle": "", "fa</meta:user-defined>
    <meta:user-defined meta:name="Mendeley_Bookmark_ltO0b8EvDs_9" meta:value-type="string">mily": "Zemojtel", "non-dropping-particle": "", "suffix": "", "given": "Tomasz", "parse-names": false}, {"dropping-particle": "", "family": "Spielmann", "non-dropping-particle": "", "suffix": "", "given": "Malte", "parse-names": false}, {"dropping-particl</meta:user-defined>
    <meta:user-defined meta:name="Mendeley_Bookmark_nFavN8YHmi_1" meta:value-type="string">ADDIN CSL_CITATION {"citationItems": [{"uris": ["http://www.mendeley.com/documents/?uuid=a5861c7c-bdc3-385d-bc2e-440bcd4cdd94"], "itemData": {"DOI": "10.1186/s13059-016-0974-4", "issued": {"date-parts": [["2016", "12", "6"]]}, "issue": "1", "ISSN": "1474-</meta:user-defined>
    <meta:user-defined meta:name="Mendeley_Bookmark_nFavN8YHmi_2" meta:value-type="string">760X", "id": "ITEM-1", "page": "122", "author": [{"dropping-particle": "", "family": "McLaren", "non-dropping-particle": "", "suffix": "", "given": "William", "parse-names": false}, {"dropping-particle": "", "family": "Gil", "non-dropping-particle": "", "</meta:user-defined>
    <meta:user-defined meta:name="Mendeley_Bookmark_nFavN8YHmi_3" meta:value-type="string">suffix": "", "given": "Laurent", "parse-names": false}, {"dropping-particle": "", "family": "Hunt", "non-dropping-particle": "", "suffix": "", "given": "Sarah E.", "parse-names": false}, {"dropping-particle": "", "family": "Riat", "non-dropping-particle":</meta:user-defined>
    <meta:user-defined meta:name="Mendeley_Bookmark_nFavN8YHmi_4" meta:value-type="string"> "", "suffix": "", "given": "Harpreet Singh", "parse-names": false}, {"dropping-particle": "", "family": "Ritchie", "non-dropping-particle": "", "suffix": "", "given": "Graham R. S.", "parse-names": false}, {"dropping-particle": "", "family": "Thormann", </meta:user-defined>
    <meta:user-defined meta:name="Mendeley_Bookmark_nFavN8YHmi_5" meta:value-type="string">"non-dropping-particle": "", "suffix": "", "given": "Anja", "parse-names": false}, {"dropping-particle": "", "family": "Flicek", "non-dropping-particle": "", "suffix": "", "given": "Paul", "parse-names": false}, {"dropping-particle": "", "family": "Cunnin</meta:user-defined>
    <meta:user-defined meta:name="Mendeley_Bookmark_nFavN8YHmi_6" meta:value-type="string">gham", "non-dropping-particle": "", "suffix": "", "given": "Fiona", "parse-names": false}], "volume": "17", "title": "The Ensembl Variant Effect Predictor", "container-title": "Genome Biology", "type": "article-journal"}, "id": "ITEM-1"}], "mendeley": {"p</meta:user-defined>
    <meta:user-defined meta:name="Mendeley_Bookmark_nFavN8YHmi_7" meta:value-type="string">reviouslyFormattedCitation": "(McLaren et al. 2016)", "plainTextFormattedCitation": "(McLaren et al. 2016)", "formattedCitation": "(McLaren et al. 2016)"}, "properties": {"noteIndex": 0}, "schema": "https://github.com/citation-style-language/schema/raw/ma</meta:user-defined>
    <meta:user-defined meta:name="Mendeley_Bookmark_nFavN8YHmi_8" meta:value-type="string">ster/csl-citation.json"}</meta:user-defined>
    <meta:user-defined meta:name="Mendeley_Bookmark_nlS2nFbepO_1" meta:value-type="string">ADDIN CSL_CITATION {"citationItems": [{"uris": ["http://www.mendeley.com/documents/?uuid=12ea0e76-ec37-35a5-8fa6-b721c13422b3"], "itemData": {"DOI": "10.1093/nar/gkx1067", "volume": "46", "ISSN": "1362-4962", "page": "D296-D302", "id": "ITEM-1", "title": </meta:user-defined>
    <meta:user-defined meta:name="Mendeley_Bookmark_nlS2nFbepO_10" meta:value-type="string">ropping-particle": "", "family": "Liao", "non-dropping-particle": "", "suffix": "", "given": "Kuang-Wen", "parse-names": false}, {"dropping-particle": "", "family": "Huang", "non-dropping-particle": "", "suffix": "", "given": "Wei-Chi", "parse-names": fal</meta:user-defined>
    <meta:user-defined meta:name="Mendeley_Bookmark_nlS2nFbepO_11" meta:value-type="string">se}, {"dropping-particle": "", "family": "Sun", "non-dropping-particle": "", "suffix": "", "given": "Ting-Hsuan", "parse-names": false}, {"dropping-particle": "", "family": "Tu", "non-dropping-particle": "", "suffix": "", "given": "Siang-Jyun", "parse-nam</meta:user-defined>
    <meta:user-defined meta:name="Mendeley_Bookmark_nlS2nFbepO_12" meta:value-type="string">es": false}, {"dropping-particle": "", "family": "Lee", "non-dropping-particle": "", "suffix": "", "given": "Wei-Hsiang", "parse-names": false}, {"dropping-particle": "", "family": "Chiew", "non-dropping-particle": "", "suffix": "", "given": "Men-Yee", "p</meta:user-defined>
    <meta:user-defined meta:name="Mendeley_Bookmark_nlS2nFbepO_13" meta:value-type="string">arse-names": false}, {"dropping-particle": "", "family": "Tai", "non-dropping-particle": "", "suffix": "", "given": "Chun-San", "parse-names": false}, {"dropping-particle": "", "family": "Wei", "non-dropping-particle": "", "suffix": "", "given": "Ting-Yen</meta:user-defined>
    <meta:user-defined meta:name="Mendeley_Bookmark_nlS2nFbepO_14" meta:value-type="string">", "parse-names": false}, {"dropping-particle": "", "family": "Tsai", "non-dropping-particle": "", "suffix": "", "given": "Tzi-Ren", "parse-names": false}, {"dropping-particle": "", "family": "Huang", "non-dropping-particle": "", "suffix": "", "given": "H</meta:user-defined>
    <meta:user-defined meta:name="Mendeley_Bookmark_nlS2nFbepO_15" meta:value-type="string">sin-Tzu", "parse-names": false}, {"dropping-particle": "", "family": "Wang", "non-dropping-particle": "", "suffix": "", "given": "Chung-Yu", "parse-names": false}, {"dropping-particle": "", "family": "Wu", "non-dropping-particle": "", "suffix": "", "given</meta:user-defined>
    <meta:user-defined meta:name="Mendeley_Bookmark_nlS2nFbepO_16" meta:value-type="string">": "Hsin-Yi", "parse-names": false}, {"dropping-particle": "", "family": "Ho", "non-dropping-particle": "", "suffix": "", "given": "Shu-Yi", "parse-names": false}, {"dropping-particle": "", "family": "Chen", "non-dropping-particle": "", "suffix": "", "giv</meta:user-defined>
    <meta:user-defined meta:name="Mendeley_Bookmark_nlS2nFbepO_17" meta:value-type="string">en": "Pin-Rong", "parse-names": false}, {"dropping-particle": "", "family": "Chuang", "non-dropping-particle": "", "suffix": "", "given": "Cheng-Hsun", "parse-names": false}, {"dropping-particle": "", "family": "Hsieh", "non-dropping-particle": "", "suffi</meta:user-defined>
    <meta:user-defined meta:name="Mendeley_Bookmark_nlS2nFbepO_18" meta:value-type="string">x": "", "given": "Pei-Jung", "parse-names": false}, {"dropping-particle": "", "family": "Wu", "non-dropping-particle": "", "suffix": "", "given": "Yi-Shin", "parse-names": false}, {"dropping-particle": "", "family": "Chen", "non-dropping-particle": "", "s</meta:user-defined>
    <meta:user-defined meta:name="Mendeley_Bookmark_nlS2nFbepO_19" meta:value-type="string">uffix": "", "given": "Wen-Liang", "parse-names": false}, {"dropping-particle": "", "family": "Li", "non-dropping-particle": "", "suffix": "", "given": "Meng-Ju", "parse-names": false}, {"dropping-particle": "", "family": "Wu", "non-dropping-particle": "",</meta:user-defined>
    <meta:user-defined meta:name="Mendeley_Bookmark_nlS2nFbepO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nlS2nFbepO_20" meta:value-type="string"> "suffix": "", "given": "Yu-Chun", "parse-names": false}, {"dropping-particle": "", "family": "Huang", "non-dropping-particle": "", "suffix": "", "given": "Xin-Yi", "parse-names": false}, {"dropping-particle": "", "family": "Ng", "non-dropping-particle": </meta:user-defined>
    <meta:user-defined meta:name="Mendeley_Bookmark_nlS2nFbepO_21" meta:value-type="string">"", "suffix": "", "given": "Fung Ling", "parse-names": false}, {"dropping-particle": "", "family": "Buddhakosai", "non-dropping-particle": "", "suffix": "", "given": "Waradee", "parse-names": false}, {"dropping-particle": "", "family": "Huang", "non-dropp</meta:user-defined>
    <meta:user-defined meta:name="Mendeley_Bookmark_nlS2nFbepO_22" meta:value-type="string">ing-particle": "", "suffix": "", "given": "Pei-Chun", "parse-names": false}, {"dropping-particle": "", "family": "Lan", "non-dropping-particle": "", "suffix": "", "given": "Kuan-Chun", "parse-names": false}, {"dropping-particle": "", "family": "Huang", "n</meta:user-defined>
    <meta:user-defined meta:name="Mendeley_Bookmark_nlS2nFbepO_23" meta:value-type="string">on-dropping-particle": "", "suffix": "", "given": "Chia-Yen", "parse-names": false}, {"dropping-particle": "", "family": "Weng", "non-dropping-particle": "", "suffix": "", "given": "Shun-Long", "parse-names": false}, {"dropping-particle": "", "family": "C</meta:user-defined>
    <meta:user-defined meta:name="Mendeley_Bookmark_nlS2nFbepO_24" meta:value-type="string">heng", "non-dropping-particle": "", "suffix": "", "given": "Yeong-Nan", "parse-names": false}, {"dropping-particle": "", "family": "Liang", "non-dropping-particle": "", "suffix": "", "given": "Chao", "parse-names": false}, {"dropping-particle": "", "famil</meta:user-defined>
    <meta:user-defined meta:name="Mendeley_Bookmark_nlS2nFbepO_25" meta:value-type="string">y": "Hsu", "non-dropping-particle": "", "suffix": "", "given": "Wen-Lian", "parse-names": false}, {"dropping-particle": "", "family": "Huang", "non-dropping-particle": "", "suffix": "", "given": "Hsien-Da", "parse-names": false}], "publisher": "Oxford Uni</meta:user-defined>
    <meta:user-defined meta:name="Mendeley_Bookmark_nlS2nFbepO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nlS2nFbepO_27" meta:value-type="string"> {"noteIndex": 0}, "schema": "https://github.com/citation-style-language/schema/raw/master/csl-citation.json"}</meta:user-defined>
    <meta:user-defined meta:name="Mendeley_Bookmark_nlS2nFbepO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nlS2nFbepO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nlS2nFbepO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nlS2nFbepO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nlS2nFbepO_7" meta:value-type="string">rBase.mbc.nctu.edu.tw/.", "issued": {"date-parts": [["2018", "1", "4"]]}, "PMID": "29126174", "author": [{"dropping-particle": "", "family": "Chou", "non-dropping-particle": "", "suffix": "", "given": "Chih-Hung", "parse-names": false}, {"dropping-particl</meta:user-defined>
    <meta:user-defined meta:name="Mendeley_Bookmark_nlS2nFbepO_8" meta:value-type="string">e": "", "family": "Shrestha", "non-dropping-particle": "", "suffix": "", "given": "Sirjana", "parse-names": false}, {"dropping-particle": "", "family": "Yang", "non-dropping-particle": "", "suffix": "", "given": "Chi-Dung", "parse-names": false}, {"droppi</meta:user-defined>
    <meta:user-defined meta:name="Mendeley_Bookmark_nlS2nFbepO_9" meta:value-type="string">ng-particle": "", "family": "Chang", "non-dropping-particle": "", "suffix": "", "given": "Nai-Wen", "parse-names": false}, {"dropping-particle": "", "family": "Lin", "non-dropping-particle": "", "suffix": "", "given": "Yu-Ling", "parse-names": false}, {"d</meta:user-defined>
    <meta:user-defined meta:name="Mendeley_Bookmark_o2909xuJng_1" meta:value-type="string">ADDIN CSL_CITATION {"citationItems": [{"uris": ["http://www.mendeley.com/documents/?uuid=dbdbae29-cb36-490c-9ce5-fc1791b3758f"], "itemData": {"DOI": "10.1038/nature13182", "volume": "507", "ISSN": "1476-4687", "page": "462-70", "id": "ITEM-1", "title": "A</meta:user-defined>
    <meta:user-defined meta:name="Mendeley_Bookmark_o2909xuJng_10" meta:value-type="string">hiel J.L. L", "parse-names": false}, {"dropping-particle": "", "family": "Haberle", "non-dropping-particle": "", "suffix": "", "given": "Vanja", "parse-names": false}, {"dropping-particle": "", "family": "Lassmann", "non-dropping-particle": "", "suffix": </meta:user-defined>
    <meta:user-defined meta:name="Mendeley_Bookmark_o2909xuJng_100" meta:value-type="string">nikov", "non-dropping-particle": "", "suffix": "", "given": "Dmitry A.", "parse-names": false}, {"dropping-particle": "", "family": "Pain", "non-dropping-particle": "", "suffix": "", "given": "Arnab", "parse-names": false}, {"dropping-particle": "", "fami</meta:user-defined>
    <meta:user-defined meta:name="Mendeley_Bookmark_o2909xuJng_101" meta:value-type="string">ly": "Passier", "non-dropping-particle": "", "suffix": "", "given": "Robert", "parse-names": false}, {"dropping-particle": "", "family": "Patrikakis", "non-dropping-particle": "", "suffix": "", "given": "Margaret", "parse-names": false}, {"dropping-partic</meta:user-defined>
    <meta:user-defined meta:name="Mendeley_Bookmark_o2909xuJng_102" meta:value-type="string">le": "", "family": "Persson", "non-dropping-particle": "", "suffix": "", "given": "Helena", "parse-names": false}, {"dropping-particle": "", "family": "Piazza", "non-dropping-particle": "", "suffix": "", "given": "Silvano", "parse-names": false}, {"droppi</meta:user-defined>
    <meta:user-defined meta:name="Mendeley_Bookmark_o2909xuJng_103" meta:value-type="string">ng-particle": "", "family": "Prendergast", "non-dropping-particle": "", "suffix": "", "given": "James G.D. D", "parse-names": false}, {"dropping-particle": "", "family": "Rackham", "non-dropping-particle": "", "suffix": "", "given": "Owen J.L. L", "parse-</meta:user-defined>
    <meta:user-defined meta:name="Mendeley_Bookmark_o2909xuJng_104" meta:value-type="string">names": false}, {"dropping-particle": "", "family": "Ramilowski", "non-dropping-particle": "", "suffix": "", "given": "Jordan A.", "parse-names": false}, {"dropping-particle": "", "family": "Rashid", "non-dropping-particle": "", "suffix": "", "given": "Ma</meta:user-defined>
    <meta:user-defined meta:name="Mendeley_Bookmark_o2909xuJng_105" meta:value-type="string">moon", "parse-names": false}, {"dropping-particle": "", "family": "Ravasi", "non-dropping-particle": "", "suffix": "", "given": "Timothy", "parse-names": false}, {"dropping-particle": "", "family": "Rizzu", "non-dropping-particle": "", "suffix": "", "give</meta:user-defined>
    <meta:user-defined meta:name="Mendeley_Bookmark_o2909xuJng_106" meta:value-type="string">n": "Patrizia", "parse-names": false}, {"dropping-particle": "", "family": "Roncador", "non-dropping-particle": "", "suffix": "", "given": "Marco", "parse-names": false}, {"dropping-particle": "", "family": "Roy", "non-dropping-particle": "", "suffix": ""</meta:user-defined>
    <meta:user-defined meta:name="Mendeley_Bookmark_o2909xuJng_107" meta:value-type="string">, "given": "Sugata", "parse-names": false}, {"dropping-particle": "", "family": "Rye", "non-dropping-particle": "", "suffix": "", "given": "Morten B.", "parse-names": false}, {"dropping-particle": "", "family": "Saijyo", "non-dropping-particle": "", "suff</meta:user-defined>
    <meta:user-defined meta:name="Mendeley_Bookmark_o2909xuJng_108" meta:value-type="string">ix": "", "given": "Eri", "parse-names": false}, {"dropping-particle": "", "family": "Sajantila", "non-dropping-particle": "", "suffix": "", "given": "Antti", "parse-names": false}, {"dropping-particle": "", "family": "Saka", "non-dropping-particle": "", "</meta:user-defined>
    <meta:user-defined meta:name="Mendeley_Bookmark_o2909xuJng_109" meta:value-type="string">suffix": "", "given": "Akiko", "parse-names": false}, {"dropping-particle": "", "family": "Sakaguchi", "non-dropping-particle": "", "suffix": "", "given": "Shimon", "parse-names": false}, {"dropping-particle": "", "family": "Sakai", "non-dropping-particle</meta:user-defined>
    <meta:user-defined meta:name="Mendeley_Bookmark_o2909xuJng_11" meta:value-type="string">"", "given": "Timo", "parse-names": false}, {"dropping-particle": "V.", "family": "Kulakovskiy", "non-dropping-particle": "", "suffix": "", "given": "Ivan", "parse-names": false}, {"dropping-particle": "", "family": "Lizio", "non-dropping-particle": "", "</meta:user-defined>
    <meta:user-defined meta:name="Mendeley_Bookmark_o2909xuJng_110" meta:value-type="string">": "", "suffix": "", "given": "Mizuho", "parse-names": false}, {"dropping-particle": "", "family": "Sato", "non-dropping-particle": "", "suffix": "", "given": "Hiroki", "parse-names": false}, {"dropping-particle": "", "family": "Savvi", "non-dropping-part</meta:user-defined>
    <meta:user-defined meta:name="Mendeley_Bookmark_o2909xuJng_111" meta:value-type="string">icle": "", "suffix": "", "given": "Suzana", "parse-names": false}, {"dropping-particle": "", "family": "Saxena", "non-dropping-particle": "", "suffix": "", "given": "Alka", "parse-names": false}, {"dropping-particle": "", "family": "Schneider", "non-dropp</meta:user-defined>
    <meta:user-defined meta:name="Mendeley_Bookmark_o2909xuJng_112" meta:value-type="string">ing-particle": "", "suffix": "", "given": "Claudio", "parse-names": false}, {"dropping-particle": "", "family": "Schultes", "non-dropping-particle": "", "suffix": "", "given": "Erik A.", "parse-names": false}, {"dropping-particle": "", "family": "Schulze-</meta:user-defined>
    <meta:user-defined meta:name="Mendeley_Bookmark_o2909xuJng_113" meta:value-type="string">Tanzil", "non-dropping-particle": "", "suffix": "", "given": "Gundula G.", "parse-names": false}, {"dropping-particle": "", "family": "Schwegmann", "non-dropping-particle": "", "suffix": "", "given": "Anita", "parse-names": false}, {"dropping-particle": "</meta:user-defined>
    <meta:user-defined meta:name="Mendeley_Bookmark_o2909xuJng_114" meta:value-type="string">", "family": "Sengstag", "non-dropping-particle": "", "suffix": "", "given": "Thierry", "parse-names": false}, {"dropping-particle": "", "family": "Sheng", "non-dropping-particle": "", "suffix": "", "given": "Guojun", "parse-names": false}, {"dropping-par</meta:user-defined>
    <meta:user-defined meta:name="Mendeley_Bookmark_o2909xuJng_115" meta:value-type="string">ticle": "", "family": "Shimoji", "non-dropping-particle": "", "suffix": "", "given": "Hisashi", "parse-names": false}, {"dropping-particle": "", "family": "Shimoni", "non-dropping-particle": "", "suffix": "", "given": "Yishai", "parse-names": false}, {"dr</meta:user-defined>
    <meta:user-defined meta:name="Mendeley_Bookmark_o2909xuJng_116" meta:value-type="string">opping-particle": "", "family": "Shin", "non-dropping-particle": "", "suffix": "", "given": "Jay W.", "parse-names": false}, {"dropping-particle": "", "family": "Simon", "non-dropping-particle": "", "suffix": "", "given": "Christophe", "parse-names": fals</meta:user-defined>
    <meta:user-defined meta:name="Mendeley_Bookmark_o2909xuJng_117" meta:value-type="string">e}, {"dropping-particle": "", "family": "Sugiyama", "non-dropping-particle": "", "suffix": "", "given": "Daisuke", "parse-names": false}, {"dropping-particle": "", "family": "Sugiyama", "non-dropping-particle": "", "suffix": "", "given": "Takaai", "parse-</meta:user-defined>
    <meta:user-defined meta:name="Mendeley_Bookmark_o2909xuJng_118" meta:value-type="string">names": false}, {"dropping-particle": "", "family": "Suzuki", "non-dropping-particle": "", "suffix": "", "given": "Masanori", "parse-names": false}, {"dropping-particle": "", "family": "Suzuki", "non-dropping-particle": "", "suffix": "", "given": "Naoko",</meta:user-defined>
    <meta:user-defined meta:name="Mendeley_Bookmark_o2909xuJng_119" meta:value-type="string"> "parse-names": false}, {"dropping-particle": "", "family": "Swoboda", "non-dropping-particle": "", "suffix": "", "given": "Rolf K.", "parse-names": false}, {"dropping-particle": "", "family": "'t Hoen", "non-dropping-particle": "", "suffix": "", "given":</meta:user-defined>
    <meta:user-defined meta:name="Mendeley_Bookmark_o2909xuJng_12" meta:value-type="string">suffix": "", "given": "Marina", "parse-names": false}, {"dropping-particle": "", "family": "Itoh", "non-dropping-particle": "", "suffix": "", "given": "Masayoshi", "parse-names": false}, {"dropping-particle": "", "family": "Andersson", "non-dropping-parti</meta:user-defined>
    <meta:user-defined meta:name="Mendeley_Bookmark_o2909xuJng_120" meta:value-type="string"> "Peter A.C. C", "parse-names": false}, {"dropping-particle": "", "family": "Tagami", "non-dropping-particle": "", "suffix": "", "given": "Michihira", "parse-names": false}, {"dropping-particle": "", "family": "Takahashi", "non-dropping-particle": "", "su</meta:user-defined>
    <meta:user-defined meta:name="Mendeley_Bookmark_o2909xuJng_121" meta:value-type="string">ffix": "", "given": "Naoko", "parse-names": false}, {"dropping-particle": "", "family": "Takai", "non-dropping-particle": "", "suffix": "", "given": "Jun", "parse-names": false}, {"dropping-particle": "", "family": "Tanaka", "non-dropping-particle": "", "</meta:user-defined>
    <meta:user-defined meta:name="Mendeley_Bookmark_o2909xuJng_122" meta:value-type="string">suffix": "", "given": "Hiroshi", "parse-names": false}, {"dropping-particle": "", "family": "Tatsukawa", "non-dropping-particle": "", "suffix": "", "given": "Hideki", "parse-names": false}, {"dropping-particle": "", "family": "Tatum", "non-dropping-partic</meta:user-defined>
    <meta:user-defined meta:name="Mendeley_Bookmark_o2909xuJng_123" meta:value-type="string">le": "", "suffix": "", "given": "Zuotian", "parse-names": false}, {"dropping-particle": "", "family": "Thompson", "non-dropping-particle": "", "suffix": "", "given": "Mark", "parse-names": false}, {"dropping-particle": "", "family": "Toyodo", "non-droppin</meta:user-defined>
    <meta:user-defined meta:name="Mendeley_Bookmark_o2909xuJng_124" meta:value-type="string">g-particle": "", "suffix": "", "given": "Hiroo", "parse-names": false}, {"dropping-particle": "", "family": "Toyoda", "non-dropping-particle": "", "suffix": "", "given": "Tetsuro", "parse-names": false}, {"dropping-particle": "", "family": "Valen", "non-d</meta:user-defined>
    <meta:user-defined meta:name="Mendeley_Bookmark_o2909xuJng_125" meta:value-type="string">ropping-particle": "", "suffix": "", "given": "Elvind", "parse-names": false}, {"dropping-particle": "", "family": "Wetering", "non-dropping-particle": "van de", "suffix": "", "given": "Marc", "parse-names": false}, {"dropping-particle": "", "family": "Be</meta:user-defined>
    <meta:user-defined meta:name="Mendeley_Bookmark_o2909xuJng_126" meta:value-type="string">rg", "non-dropping-particle": "van den", "suffix": "", "given": "Linda M.", "parse-names": false}, {"dropping-particle": "", "family": "Verado", "non-dropping-particle": "", "suffix": "", "given": "Roberto", "parse-names": false}, {"dropping-particle": ""</meta:user-defined>
    <meta:user-defined meta:name="Mendeley_Bookmark_o2909xuJng_127" meta:value-type="string">, "family": "Vijayan", "non-dropping-particle": "", "suffix": "", "given": "Dipti", "parse-names": false}, {"dropping-particle": "", "family": "Vorontsov", "non-dropping-particle": "", "suffix": "", "given": "Ilya E.", "parse-names": false}, {"dropping-pa</meta:user-defined>
    <meta:user-defined meta:name="Mendeley_Bookmark_o2909xuJng_128" meta:value-type="string">rticle": "", "family": "Wasserman", "non-dropping-particle": "", "suffix": "", "given": "Wyeth W.", "parse-names": false}, {"dropping-particle": "", "family": "Watanabe", "non-dropping-particle": "", "suffix": "", "given": "Shoko", "parse-names": false}, </meta:user-defined>
    <meta:user-defined meta:name="Mendeley_Bookmark_o2909xuJng_129" meta:value-type="string">{"dropping-particle": "", "family": "Wells", "non-dropping-particle": "", "suffix": "", "given": "Christine A.", "parse-names": false}, {"dropping-particle": "", "family": "Winteringham", "non-dropping-particle": "", "suffix": "", "given": "Louise N.", "p</meta:user-defined>
    <meta:user-defined meta:name="Mendeley_Bookmark_o2909xuJng_13" meta:value-type="string">cle": "", "suffix": "", "given": "Robin", "parse-names": false}, {"dropping-particle": "", "family": "Mungall", "non-dropping-particle": "", "suffix": "", "given": "Christopher J.", "parse-names": false}, {"dropping-particle": "", "family": "Meehan", "non</meta:user-defined>
    <meta:user-defined meta:name="Mendeley_Bookmark_o2909xuJng_130" meta:value-type="string">arse-names": false}, {"dropping-particle": "", "family": "Wolvetang", "non-dropping-particle": "", "suffix": "", "given": "Ernst", "parse-names": false}, {"dropping-particle": "", "family": "Wood", "non-dropping-particle": "", "suffix": "", "given": "Emil</meta:user-defined>
    <meta:user-defined meta:name="Mendeley_Bookmark_o2909xuJng_131" meta:value-type="string">y J.", "parse-names": false}, {"dropping-particle": "", "family": "Yamaguchi", "non-dropping-particle": "", "suffix": "", "given": "Yoko", "parse-names": false}, {"dropping-particle": "", "family": "Yamamoto", "non-dropping-particle": "", "suffix": "", "g</meta:user-defined>
    <meta:user-defined meta:name="Mendeley_Bookmark_o2909xuJng_132" meta:value-type="string">iven": "Masayuki", "parse-names": false}, {"dropping-particle": "", "family": "Yoneda", "non-dropping-particle": "", "suffix": "", "given": "Misako", "parse-names": false}, {"dropping-particle": "", "family": "Yonekura", "non-dropping-particle": "", "suff</meta:user-defined>
    <meta:user-defined meta:name="Mendeley_Bookmark_o2909xuJng_133" meta:value-type="string">ix": "", "given": "Yohei", "parse-names": false}, {"dropping-particle": "", "family": "Yoshida", "non-dropping-particle": "", "suffix": "", "given": "Shigehiro", "parse-names": false}, {"dropping-particle": "", "family": "Zabierowski", "non-dropping-parti</meta:user-defined>
    <meta:user-defined meta:name="Mendeley_Bookmark_o2909xuJng_134" meta:value-type="string">cle": "", "suffix": "", "given": "Susan E.", "parse-names": false}, {"dropping-particle": "", "family": "Zhang", "non-dropping-particle": "", "suffix": "", "given": "Peter G.", "parse-names": false}, {"dropping-particle": "", "family": "Zhao", "non-droppi</meta:user-defined>
    <meta:user-defined meta:name="Mendeley_Bookmark_o2909xuJng_135" meta:value-type="string">ng-particle": "", "suffix": "", "given": "Xiaobei", "parse-names": false}, {"dropping-particle": "", "family": "Zucchelli", "non-dropping-particle": "", "suffix": "", "given": "Silvia", "parse-names": false}, {"dropping-particle": "", "family": "Summers",</meta:user-defined>
    <meta:user-defined meta:name="Mendeley_Bookmark_o2909xuJng_136" meta:value-type="string"> "non-dropping-particle": "", "suffix": "", "given": "Kim M.", "parse-names": false}, {"dropping-particle": "", "family": "Suzuki", "non-dropping-particle": "", "suffix": "", "given": "Harukazu", "parse-names": false}, {"dropping-particle": "", "family": </meta:user-defined>
    <meta:user-defined meta:name="Mendeley_Bookmark_o2909xuJng_137" meta:value-type="string">"Daub", "non-dropping-particle": "", "suffix": "", "given": "Carsten O.", "parse-names": false}, {"dropping-particle": "", "family": "Kawai", "non-dropping-particle": "", "suffix": "", "given": "Jun", "parse-names": false}, {"dropping-particle": "", "fami</meta:user-defined>
    <meta:user-defined meta:name="Mendeley_Bookmark_o2909xuJng_138" meta:value-type="string">ly": "Heutink", "non-dropping-particle": "", "suffix": "", "given": "Peter", "parse-names": false}, {"dropping-particle": "", "family": "Hide", "non-dropping-particle": "", "suffix": "", "given": "Winston", "parse-names": false}, {"dropping-particle": "",</meta:user-defined>
    <meta:user-defined meta:name="Mendeley_Bookmark_o2909xuJng_139" meta:value-type="string"> "family": "Freeman", "non-dropping-particle": "", "suffix": "", "given": "Tom C.", "parse-names": false}, {"dropping-particle": "", "family": "Lenhard", "non-dropping-particle": "", "suffix": "", "given": "Boris", "parse-names": false}, {"dropping-partic</meta:user-defined>
    <meta:user-defined meta:name="Mendeley_Bookmark_o2909xuJng_14" meta:value-type="string">-dropping-particle": "", "suffix": "", "given": "Terrence F.", "parse-names": false}, {"dropping-particle": "", "family": "Schmeier", "non-dropping-particle": "", "suffix": "", "given": "Sebastian", "parse-names": false}, {"dropping-particle": "", "family</meta:user-defined>
    <meta:user-defined meta:name="Mendeley_Bookmark_o2909xuJng_140" meta:value-type="string">le": "", "family": "Bajic", "non-dropping-particle": "", "suffix": "", "given": "Vladimir B", "parse-names": false}, {"dropping-particle": "", "family": "Taylor", "non-dropping-particle": "", "suffix": "", "given": "Martin S.", "parse-names": false}, {"dr</meta:user-defined>
    <meta:user-defined meta:name="Mendeley_Bookmark_o2909xuJng_141" meta:value-type="string">opping-particle": "", "family": "Makeev", "non-dropping-particle": "", "suffix": "", "given": "Vsevolod J.", "parse-names": false}, {"dropping-particle": "", "family": "Sandelin", "non-dropping-particle": "", "suffix": "", "given": "Albin", "parse-names":</meta:user-defined>
    <meta:user-defined meta:name="Mendeley_Bookmark_o2909xuJng_142" meta:value-type="string"> false}, {"dropping-particle": "", "family": "Hume", "non-dropping-particle": "", "suffix": "", "given": "David A.", "parse-names": false}, {"dropping-particle": "", "family": "Carninci", "non-dropping-particle": "", "suffix": "", "given": "Piero", "parse</meta:user-defined>
    <meta:user-defined meta:name="Mendeley_Bookmark_o2909xuJng_143" meta:value-type="string">-names": false}, {"dropping-particle": "", "family": "Hayashizaki", "non-dropping-particle": "", "suffix": "", "given": "Yoshihide", "parse-names": false}], "publisher": "NIH Public Access", "container-title": "Nature"}, "id": "ITEM-1"}], "mendeley": {"pr</meta:user-defined>
    <meta:user-defined meta:name="Mendeley_Bookmark_o2909xuJng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o2909xuJng_145" meta:value-type="string">ter/csl-citation.json"}</meta:user-defined>
    <meta:user-defined meta:name="Mendeley_Bookmark_o2909xuJng_15" meta:value-type="string">": "Bertin", "non-dropping-particle": "", "suffix": "", "given": "Nicolas", "parse-names": false}, {"dropping-particle": "", "family": "J\u00f8rgensen", "non-dropping-particle": "", "suffix": "", "given": "Mette", "parse-names": false}, {"dropping-particl</meta:user-defined>
    <meta:user-defined meta:name="Mendeley_Bookmark_o2909xuJng_16" meta:value-type="string">e": "", "family": "Dimont", "non-dropping-particle": "", "suffix": "", "given": "Emmanuel", "parse-names": false}, {"dropping-particle": "", "family": "Arner", "non-dropping-particle": "", "suffix": "", "given": "Erik", "parse-names": false}, {"dropping-p</meta:user-defined>
    <meta:user-defined meta:name="Mendeley_Bookmark_o2909xuJng_17" meta:value-type="string">article": "", "family": "Schmidl", "non-dropping-particle": "", "suffix": "", "given": "Christian", "parse-names": false}, {"dropping-particle": "", "family": "Schaefer", "non-dropping-particle": "", "suffix": "", "given": "Ulf", "parse-names": false}, {"</meta:user-defined>
    <meta:user-defined meta:name="Mendeley_Bookmark_o2909xuJng_18" meta:value-type="string">dropping-particle": "", "family": "Medvedeva", "non-dropping-particle": "", "suffix": "", "given": "Yulia A.", "parse-names": false}, {"dropping-particle": "", "family": "Plessy", "non-dropping-particle": "", "suffix": "", "given": "Charles", "parse-names</meta:user-defined>
    <meta:user-defined meta:name="Mendeley_Bookmark_o2909xuJng_19" meta:value-type="string">": false}, {"dropping-particle": "", "family": "Vitezic", "non-dropping-particle": "", "suffix": "", "given": "Morana", "parse-names": false}, {"dropping-particle": "", "family": "Severin", "non-dropping-particle": "", "suffix": "", "given": "Jessica", "p</meta:user-defined>
    <meta:user-defined meta:name="Mendeley_Bookmark_o2909xuJng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o2909xuJng_20" meta:value-type="string">arse-names": false}, {"dropping-particle": "", "family": "Semple", "non-dropping-particle": "", "suffix": "", "given": "Colin A", "parse-names": false}, {"dropping-particle": "", "family": "Ishizu", "non-dropping-particle": "", "suffix": "", "given": "Yur</meta:user-defined>
    <meta:user-defined meta:name="Mendeley_Bookmark_o2909xuJng_21" meta:value-type="string">i", "parse-names": false}, {"dropping-particle": "", "family": "Young", "non-dropping-particle": "", "suffix": "", "given": "Robert S.", "parse-names": false}, {"dropping-particle": "", "family": "Francescatto", "non-dropping-particle": "", "suffix": "", </meta:user-defined>
    <meta:user-defined meta:name="Mendeley_Bookmark_o2909xuJng_22" meta:value-type="string">"given": "Margherita", "parse-names": false}, {"dropping-particle": "", "family": "Alam", "non-dropping-particle": "", "suffix": "", "given": "Intikhab", "parse-names": false}, {"dropping-particle": "", "family": "Albanese", "non-dropping-particle": "", "</meta:user-defined>
    <meta:user-defined meta:name="Mendeley_Bookmark_o2909xuJng_23" meta:value-type="string">suffix": "", "given": "Davide", "parse-names": false}, {"dropping-particle": "", "family": "Altschuler", "non-dropping-particle": "", "suffix": "", "given": "Gabriel M", "parse-names": false}, {"dropping-particle": "", "family": "Arakawa", "non-dropping-p</meta:user-defined>
    <meta:user-defined meta:name="Mendeley_Bookmark_o2909xuJng_24" meta:value-type="string">article": "", "suffix": "", "given": "Takahiro", "parse-names": false}, {"dropping-particle": "", "family": "Archer", "non-dropping-particle": "", "suffix": "", "given": "John A.C. C", "parse-names": false}, {"dropping-particle": "", "family": "Arner", "n</meta:user-defined>
    <meta:user-defined meta:name="Mendeley_Bookmark_o2909xuJng_25" meta:value-type="string">on-dropping-particle": "", "suffix": "", "given": "Peter", "parse-names": false}, {"dropping-particle": "", "family": "Babina", "non-dropping-particle": "", "suffix": "", "given": "Magda", "parse-names": false}, {"dropping-particle": "", "family": "Rennie</meta:user-defined>
    <meta:user-defined meta:name="Mendeley_Bookmark_o2909xuJng_26" meta:value-type="string">", "non-dropping-particle": "", "suffix": "", "given": "Sarah", "parse-names": false}, {"dropping-particle": "", "family": "Balwierz", "non-dropping-particle": "", "suffix": "", "given": "Piotr J.", "parse-names": false}, {"dropping-particle": "", "family</meta:user-defined>
    <meta:user-defined meta:name="Mendeley_Bookmark_o2909xuJng_27" meta:value-type="string">": "Beckhouse", "non-dropping-particle": "", "suffix": "", "given": "Anthony G.", "parse-names": false}, {"dropping-particle": "", "family": "Pradhan-Bhatt", "non-dropping-particle": "", "suffix": "", "given": "Swati", "parse-names": false}, {"dropping-pa</meta:user-defined>
    <meta:user-defined meta:name="Mendeley_Bookmark_o2909xuJng_28" meta:value-type="string">rticle": "", "family": "Blake", "non-dropping-particle": "", "suffix": "", "given": "Judith A.", "parse-names": false}, {"dropping-particle": "", "family": "Blumenthal", "non-dropping-particle": "", "suffix": "", "given": "Antje", "parse-names": false}, {</meta:user-defined>
    <meta:user-defined meta:name="Mendeley_Bookmark_o2909xuJng_29" meta:value-type="string">"dropping-particle": "", "family": "Bodega", "non-dropping-particle": "", "suffix": "", "given": "Beatrice", "parse-names": false}, {"dropping-particle": "", "family": "Bonetti", "non-dropping-particle": "", "suffix": "", "given": "Alessandro", "parse-nam</meta:user-defined>
    <meta:user-defined meta:name="Mendeley_Bookmark_o2909xuJng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o2909xuJng_30" meta:value-type="string">es": false}, {"dropping-particle": "", "family": "Briggs", "non-dropping-particle": "", "suffix": "", "given": "James", "parse-names": false}, {"dropping-particle": "", "family": "Brombacher", "non-dropping-particle": "", "suffix": "", "given": "Frank", "</meta:user-defined>
    <meta:user-defined meta:name="Mendeley_Bookmark_o2909xuJng_31" meta:value-type="string">parse-names": false}, {"dropping-particle": "", "family": "Burroughs", "non-dropping-particle": "", "suffix": "", "given": "A. Maxwell", "parse-names": false}, {"dropping-particle": "", "family": "Califano", "non-dropping-particle": "", "suffix": "", "giv</meta:user-defined>
    <meta:user-defined meta:name="Mendeley_Bookmark_o2909xuJng_32" meta:value-type="string">en": "Andrea", "parse-names": false}, {"dropping-particle": "V.", "family": "Cannistraci", "non-dropping-particle": "", "suffix": "", "given": "Carlo", "parse-names": false}, {"dropping-particle": "", "family": "Carbajo", "non-dropping-particle": "", "suf</meta:user-defined>
    <meta:user-defined meta:name="Mendeley_Bookmark_o2909xuJng_33" meta:value-type="string">fix": "", "given": "Daniel", "parse-names": false}, {"dropping-particle": "", "family": "Chen", "non-dropping-particle": "", "suffix": "", "given": "Yun", "parse-names": false}, {"dropping-particle": "", "family": "Chierici", "non-dropping-particle": "", </meta:user-defined>
    <meta:user-defined meta:name="Mendeley_Bookmark_o2909xuJng_34" meta:value-type="string">"suffix": "", "given": "Marco", "parse-names": false}, {"dropping-particle": "", "family": "Ciani", "non-dropping-particle": "", "suffix": "", "given": "Yari", "parse-names": false}, {"dropping-particle": "", "family": "Clevers", "non-dropping-particle": </meta:user-defined>
    <meta:user-defined meta:name="Mendeley_Bookmark_o2909xuJng_35" meta:value-type="string">"", "suffix": "", "given": "Hans C.", "parse-names": false}, {"dropping-particle": "", "family": "Dalla", "non-dropping-particle": "", "suffix": "", "given": "Emiliano", "parse-names": false}, {"dropping-particle": "", "family": "Davis", "non-dropping-par</meta:user-defined>
    <meta:user-defined meta:name="Mendeley_Bookmark_o2909xuJng_36" meta:value-type="string">ticle": "", "suffix": "", "given": "Carrie A.", "parse-names": false}, {"dropping-particle": "", "family": "Detmar", "non-dropping-particle": "", "suffix": "", "given": "Michael", "parse-names": false}, {"dropping-particle": "", "family": "Diehl", "non-dr</meta:user-defined>
    <meta:user-defined meta:name="Mendeley_Bookmark_o2909xuJng_37" meta:value-type="string">opping-particle": "", "suffix": "", "given": "Alexander D.", "parse-names": false}, {"dropping-particle": "", "family": "Dohi", "non-dropping-particle": "", "suffix": "", "given": "Taeko", "parse-names": false}, {"dropping-particle": "", "family": "Drabl\</meta:user-defined>
    <meta:user-defined meta:name="Mendeley_Bookmark_o2909xuJng_38" meta:value-type="string">u00f8s", "non-dropping-particle": "", "suffix": "", "given": "Finn", "parse-names": false}, {"dropping-particle": "", "family": "Edge", "non-dropping-particle": "", "suffix": "", "given": "Albert S.B. B", "parse-names": false}, {"dropping-particle": "", "</meta:user-defined>
    <meta:user-defined meta:name="Mendeley_Bookmark_o2909xuJng_39" meta:value-type="string">family": "Edinger", "non-dropping-particle": "", "suffix": "", "given": "Matthias", "parse-names": false}, {"dropping-particle": "", "family": "Ekwall", "non-dropping-particle": "", "suffix": "", "given": "Karl", "parse-names": false}, {"dropping-particle</meta:user-defined>
    <meta:user-defined meta:name="Mendeley_Bookmark_o2909xuJng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o2909xuJng_40" meta:value-type="string">": "", "family": "Endoh", "non-dropping-particle": "", "suffix": "", "given": "Mitsuhiro", "parse-names": false}, {"dropping-particle": "", "family": "Enomoto", "non-dropping-particle": "", "suffix": "", "given": "Hideki", "parse-names": false}, {"droppin</meta:user-defined>
    <meta:user-defined meta:name="Mendeley_Bookmark_o2909xuJng_41" meta:value-type="string">g-particle": "", "family": "Fagiolini", "non-dropping-particle": "", "suffix": "", "given": "Michela", "parse-names": false}, {"dropping-particle": "", "family": "Fairbairn", "non-dropping-particle": "", "suffix": "", "given": "Lynsey", "parse-names": fal</meta:user-defined>
    <meta:user-defined meta:name="Mendeley_Bookmark_o2909xuJng_42" meta:value-type="string">se}, {"dropping-particle": "", "family": "Fang", "non-dropping-particle": "", "suffix": "", "given": "Hai", "parse-names": false}, {"dropping-particle": "", "family": "Farach-Carson", "non-dropping-particle": "", "suffix": "", "given": "Mary C.", "parse-n</meta:user-defined>
    <meta:user-defined meta:name="Mendeley_Bookmark_o2909xuJng_43" meta:value-type="string">ames": false}, {"dropping-particle": "", "family": "Faulkner", "non-dropping-particle": "", "suffix": "", "given": "Geoffrey J.", "parse-names": false}, {"dropping-particle": "V.", "family": "Favorov", "non-dropping-particle": "", "suffix": "", "given": "</meta:user-defined>
    <meta:user-defined meta:name="Mendeley_Bookmark_o2909xuJng_44" meta:value-type="string">Alexander", "parse-names": false}, {"dropping-particle": "", "family": "Fisher", "non-dropping-particle": "", "suffix": "", "given": "Malcolm E.", "parse-names": false}, {"dropping-particle": "", "family": "Frith", "non-dropping-particle": "", "suffix": "</meta:user-defined>
    <meta:user-defined meta:name="Mendeley_Bookmark_o2909xuJng_45" meta:value-type="string">", "given": "Martin C.", "parse-names": false}, {"dropping-particle": "", "family": "Fujita", "non-dropping-particle": "", "suffix": "", "given": "Rie", "parse-names": false}, {"dropping-particle": "", "family": "Fukuda", "non-dropping-particle": "", "suf</meta:user-defined>
    <meta:user-defined meta:name="Mendeley_Bookmark_o2909xuJng_46" meta:value-type="string">fix": "", "given": "Shiro", "parse-names": false}, {"dropping-particle": "", "family": "Furlanello", "non-dropping-particle": "", "suffix": "", "given": "Cesare", "parse-names": false}, {"dropping-particle": "", "family": "Furino", "non-dropping-particle"</meta:user-defined>
    <meta:user-defined meta:name="Mendeley_Bookmark_o2909xuJng_47" meta:value-type="string">: "", "suffix": "", "given": "Masaaki", "parse-names": false}, {"dropping-particle": "", "family": "Furusawa", "non-dropping-particle": "", "suffix": "", "given": "Jun-ichi", "parse-names": false}, {"dropping-particle": "", "family": "Geijtenbeek", "non-d</meta:user-defined>
    <meta:user-defined meta:name="Mendeley_Bookmark_o2909xuJng_48" meta:value-type="string">ropping-particle": "", "suffix": "", "given": "Teunis B.", "parse-names": false}, {"dropping-particle": "", "family": "Gibson", "non-dropping-particle": "", "suffix": "", "given": "Andrew P.", "parse-names": false}, {"dropping-particle": "", "family": "Gi</meta:user-defined>
    <meta:user-defined meta:name="Mendeley_Bookmark_o2909xuJng_49" meta:value-type="string">ngeras", "non-dropping-particle": "", "suffix": "", "given": "Thomas", "parse-names": false}, {"dropping-particle": "", "family": "Goldowitz", "non-dropping-particle": "", "suffix": "", "given": "Daniel", "parse-names": false}, {"dropping-particle": "", "</meta:user-defined>
    <meta:user-defined meta:name="Mendeley_Bookmark_o2909xuJng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o2909xuJng_50" meta:value-type="string">family": "Gough", "non-dropping-particle": "", "suffix": "", "given": "Julian", "parse-names": false}, {"dropping-particle": "", "family": "Guhl", "non-dropping-particle": "", "suffix": "", "given": "Sven", "parse-names": false}, {"dropping-particle": "",</meta:user-defined>
    <meta:user-defined meta:name="Mendeley_Bookmark_o2909xuJng_51" meta:value-type="string"> "family": "Guler", "non-dropping-particle": "", "suffix": "", "given": "Reto", "parse-names": false}, {"dropping-particle": "", "family": "Gustincich", "non-dropping-particle": "", "suffix": "", "given": "Stefano", "parse-names": false}, {"dropping-parti</meta:user-defined>
    <meta:user-defined meta:name="Mendeley_Bookmark_o2909xuJng_52" meta:value-type="string">cle": "", "family": "Ha", "non-dropping-particle": "", "suffix": "", "given": "Thomas J.", "parse-names": false}, {"dropping-particle": "", "family": "Hamaguchi", "non-dropping-particle": "", "suffix": "", "given": "Masahide", "parse-names": false}, {"dro</meta:user-defined>
    <meta:user-defined meta:name="Mendeley_Bookmark_o2909xuJng_53" meta:value-type="string">pping-particle": "", "family": "Hara", "non-dropping-particle": "", "suffix": "", "given": "Mitsuko", "parse-names": false}, {"dropping-particle": "", "family": "Harbers", "non-dropping-particle": "", "suffix": "", "given": "Matthias", "parse-names": fals</meta:user-defined>
    <meta:user-defined meta:name="Mendeley_Bookmark_o2909xuJng_54" meta:value-type="string">e}, {"dropping-particle": "", "family": "Harshbarger", "non-dropping-particle": "", "suffix": "", "given": "Jayson", "parse-names": false}, {"dropping-particle": "", "family": "Hasegawa", "non-dropping-particle": "", "suffix": "", "given": "Akira", "parse</meta:user-defined>
    <meta:user-defined meta:name="Mendeley_Bookmark_o2909xuJng_55" meta:value-type="string">-names": false}, {"dropping-particle": "", "family": "Hasegawa", "non-dropping-particle": "", "suffix": "", "given": "Yuki", "parse-names": false}, {"dropping-particle": "", "family": "Hashimoto", "non-dropping-particle": "", "suffix": "", "given": "Takeh</meta:user-defined>
    <meta:user-defined meta:name="Mendeley_Bookmark_o2909xuJng_56" meta:value-type="string">iro", "parse-names": false}, {"dropping-particle": "", "family": "Herlyn", "non-dropping-particle": "", "suffix": "", "given": "Meenhard", "parse-names": false}, {"dropping-particle": "", "family": "Hitchens", "non-dropping-particle": "", "suffix": "", "g</meta:user-defined>
    <meta:user-defined meta:name="Mendeley_Bookmark_o2909xuJng_57" meta:value-type="string">iven": "Kelly J.", "parse-names": false}, {"dropping-particle": "", "family": "Ho Sui", "non-dropping-particle": "", "suffix": "", "given": "Shannan J", "parse-names": false}, {"dropping-particle": "", "family": "Hofmann", "non-dropping-particle": "", "su</meta:user-defined>
    <meta:user-defined meta:name="Mendeley_Bookmark_o2909xuJng_58" meta:value-type="string">ffix": "", "given": "Oliver M.", "parse-names": false}, {"dropping-particle": "", "family": "Hoof", "non-dropping-particle": "", "suffix": "", "given": "Ilka", "parse-names": false}, {"dropping-particle": "", "family": "Hori", "non-dropping-particle": "",</meta:user-defined>
    <meta:user-defined meta:name="Mendeley_Bookmark_o2909xuJng_59" meta:value-type="string"> "suffix": "", "given": "Furni", "parse-names": false}, {"dropping-particle": "", "family": "Huminiecki", "non-dropping-particle": "", "suffix": "", "given": "Lukasz", "parse-names": false}, {"dropping-particle": "", "family": "Iida", "non-dropping-partic</meta:user-defined>
    <meta:user-defined meta:name="Mendeley_Bookmark_o2909xuJng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o2909xuJng_60" meta:value-type="string">le": "", "suffix": "", "given": "Kei", "parse-names": false}, {"dropping-particle": "", "family": "Ikawa", "non-dropping-particle": "", "suffix": "", "given": "Tomokatsu", "parse-names": false}, {"dropping-particle": "", "family": "Jankovic", "non-droppin</meta:user-defined>
    <meta:user-defined meta:name="Mendeley_Bookmark_o2909xuJng_61" meta:value-type="string">g-particle": "", "suffix": "", "given": "Boris R.", "parse-names": false}, {"dropping-particle": "", "family": "Jia", "non-dropping-particle": "", "suffix": "", "given": "Hui", "parse-names": false}, {"dropping-particle": "", "family": "Joshi", "non-dropp</meta:user-defined>
    <meta:user-defined meta:name="Mendeley_Bookmark_o2909xuJng_62" meta:value-type="string">ing-particle": "", "suffix": "", "given": "Anagha", "parse-names": false}, {"dropping-particle": "", "family": "Jurman", "non-dropping-particle": "", "suffix": "", "given": "Giuseppe", "parse-names": false}, {"dropping-particle": "", "family": "Kaczkowski</meta:user-defined>
    <meta:user-defined meta:name="Mendeley_Bookmark_o2909xuJng_63" meta:value-type="string">", "non-dropping-particle": "", "suffix": "", "given": "Bogumil", "parse-names": false}, {"dropping-particle": "", "family": "Kai", "non-dropping-particle": "", "suffix": "", "given": "Chieko", "parse-names": false}, {"dropping-particle": "", "family": "K</meta:user-defined>
    <meta:user-defined meta:name="Mendeley_Bookmark_o2909xuJng_64" meta:value-type="string">aida", "non-dropping-particle": "", "suffix": "", "given": "Kaoru", "parse-names": false}, {"dropping-particle": "", "family": "Kaiho", "non-dropping-particle": "", "suffix": "", "given": "Ai", "parse-names": false}, {"dropping-particle": "", "family": "K</meta:user-defined>
    <meta:user-defined meta:name="Mendeley_Bookmark_o2909xuJng_65" meta:value-type="string">ajiyama", "non-dropping-particle": "", "suffix": "", "given": "Kazuhiro", "parse-names": false}, {"dropping-particle": "", "family": "Kanamori-Katayama", "non-dropping-particle": "", "suffix": "", "given": "Mutsumi", "parse-names": false}, {"dropping-part</meta:user-defined>
    <meta:user-defined meta:name="Mendeley_Bookmark_o2909xuJng_66" meta:value-type="string">icle": "", "family": "Kasianov", "non-dropping-particle": "", "suffix": "", "given": "Artem S.", "parse-names": false}, {"dropping-particle": "", "family": "Kasukawa", "non-dropping-particle": "", "suffix": "", "given": "Takeya", "parse-names": false}, {"</meta:user-defined>
    <meta:user-defined meta:name="Mendeley_Bookmark_o2909xuJng_67" meta:value-type="string">dropping-particle": "", "family": "Katayama", "non-dropping-particle": "", "suffix": "", "given": "Shintaro", "parse-names": false}, {"dropping-particle": "", "family": "Kato", "non-dropping-particle": "", "suffix": "", "given": "Sachi", "parse-names": fa</meta:user-defined>
    <meta:user-defined meta:name="Mendeley_Bookmark_o2909xuJng_68" meta:value-type="string">lse}, {"dropping-particle": "", "family": "Kawaguchi", "non-dropping-particle": "", "suffix": "", "given": "Shuji", "parse-names": false}, {"dropping-particle": "", "family": "Kawamoto", "non-dropping-particle": "", "suffix": "", "given": "Hiroshi", "pars</meta:user-defined>
    <meta:user-defined meta:name="Mendeley_Bookmark_o2909xuJng_69" meta:value-type="string">e-names": false}, {"dropping-particle": "", "family": "Kawamura", "non-dropping-particle": "", "suffix": "", "given": "Yuki I.", "parse-names": false}, {"dropping-particle": "", "family": "Kawashima", "non-dropping-particle": "", "suffix": "", "given": "T</meta:user-defined>
    <meta:user-defined meta:name="Mendeley_Bookmark_o2909xuJng_7" meta:value-type="string">wide applications in biomedical research.", "issued": {"date-parts": [["2014", "3", "27"]]}, "PMID": "24670764", "author": [{"dropping-particle": "", "family": "Forrest", "non-dropping-particle": "", "suffix": "", "given": "Alistair R.R. R", "parse-names"</meta:user-defined>
    <meta:user-defined meta:name="Mendeley_Bookmark_o2909xuJng_70" meta:value-type="string">sugumi", "parse-names": false}, {"dropping-particle": "", "family": "Kempfle", "non-dropping-particle": "", "suffix": "", "given": "Judith S.", "parse-names": false}, {"dropping-particle": "", "family": "Kenna", "non-dropping-particle": "", "suffix": "", </meta:user-defined>
    <meta:user-defined meta:name="Mendeley_Bookmark_o2909xuJng_71" meta:value-type="string">"given": "Tony J.", "parse-names": false}, {"dropping-particle": "", "family": "Kere", "non-dropping-particle": "", "suffix": "", "given": "Juha", "parse-names": false}, {"dropping-particle": "", "family": "Khachigian", "non-dropping-particle": "", "suffi</meta:user-defined>
    <meta:user-defined meta:name="Mendeley_Bookmark_o2909xuJng_72" meta:value-type="string">x": "", "given": "Levon M.", "parse-names": false}, {"dropping-particle": "", "family": "Kitamura", "non-dropping-particle": "", "suffix": "", "given": "Toshio", "parse-names": false}, {"dropping-particle": "", "family": "Klinken", "non-dropping-particle"</meta:user-defined>
    <meta:user-defined meta:name="Mendeley_Bookmark_o2909xuJng_73" meta:value-type="string">: "", "suffix": "", "given": "S. Peter", "parse-names": false}, {"dropping-particle": "", "family": "Knox", "non-dropping-particle": "", "suffix": "", "given": "Alan J.", "parse-names": false}, {"dropping-particle": "", "family": "Kojima", "non-dropping-p</meta:user-defined>
    <meta:user-defined meta:name="Mendeley_Bookmark_o2909xuJng_74" meta:value-type="string">article": "", "suffix": "", "given": "Miki", "parse-names": false}, {"dropping-particle": "", "family": "Kojima", "non-dropping-particle": "", "suffix": "", "given": "Soichi", "parse-names": false}, {"dropping-particle": "", "family": "Kondo", "non-droppi</meta:user-defined>
    <meta:user-defined meta:name="Mendeley_Bookmark_o2909xuJng_75" meta:value-type="string">ng-particle": "", "suffix": "", "given": "Naoto", "parse-names": false}, {"dropping-particle": "", "family": "Koseki", "non-dropping-particle": "", "suffix": "", "given": "Haruhiko", "parse-names": false}, {"dropping-particle": "", "family": "Koyasu", "no</meta:user-defined>
    <meta:user-defined meta:name="Mendeley_Bookmark_o2909xuJng_76" meta:value-type="string">n-dropping-particle": "", "suffix": "", "given": "Shigeo", "parse-names": false}, {"dropping-particle": "", "family": "Krampitz", "non-dropping-particle": "", "suffix": "", "given": "Sarah", "parse-names": false}, {"dropping-particle": "", "family": "Kubo</meta:user-defined>
    <meta:user-defined meta:name="Mendeley_Bookmark_o2909xuJng_77" meta:value-type="string">saki", "non-dropping-particle": "", "suffix": "", "given": "Atsutaka", "parse-names": false}, {"dropping-particle": "", "family": "Kwon", "non-dropping-particle": "", "suffix": "", "given": "Andrew T.", "parse-names": false}, {"dropping-particle": "", "fa</meta:user-defined>
    <meta:user-defined meta:name="Mendeley_Bookmark_o2909xuJng_78" meta:value-type="string">mily": "Laros", "non-dropping-particle": "", "suffix": "", "given": "Jeroen F.J. J", "parse-names": false}, {"dropping-particle": "", "family": "Lee", "non-dropping-particle": "", "suffix": "", "given": "Weonju", "parse-names": false}, {"dropping-particle</meta:user-defined>
    <meta:user-defined meta:name="Mendeley_Bookmark_o2909xuJng_79" meta:value-type="string">": "", "family": "Lennartsson", "non-dropping-particle": "", "suffix": "", "given": "Andreas", "parse-names": false}, {"dropping-particle": "", "family": "Li", "non-dropping-particle": "", "suffix": "", "given": "Kang", "parse-names": false}, {"dropping-p</meta:user-defined>
    <meta:user-defined meta:name="Mendeley_Bookmark_o2909xuJng_8" meta:value-type="string">: false}, {"dropping-particle": "", "family": "Kawaji", "non-dropping-particle": "", "suffix": "", "given": "Hideya", "parse-names": false}, {"dropping-particle": "", "family": "Rehli", "non-dropping-particle": "", "suffix": "", "given": "Michael", "parse</meta:user-defined>
    <meta:user-defined meta:name="Mendeley_Bookmark_o2909xuJng_80" meta:value-type="string">article": "", "family": "Lilje", "non-dropping-particle": "", "suffix": "", "given": "Berit", "parse-names": false}, {"dropping-particle": "", "family": "Lipovich", "non-dropping-particle": "", "suffix": "", "given": "Leonard", "parse-names": false}, {"dr</meta:user-defined>
    <meta:user-defined meta:name="Mendeley_Bookmark_o2909xuJng_81" meta:value-type="string">opping-particle": "", "family": "Mackay-Sim", "non-dropping-particle": "", "suffix": "", "given": "Alan", "parse-names": false}, {"dropping-particle": "", "family": "Manabe", "non-dropping-particle": "", "suffix": "", "given": "Ri-ichiroh", "parse-names":</meta:user-defined>
    <meta:user-defined meta:name="Mendeley_Bookmark_o2909xuJng_82" meta:value-type="string"> false}, {"dropping-particle": "", "family": "Mar", "non-dropping-particle": "", "suffix": "", "given": "Jessica C.", "parse-names": false}, {"dropping-particle": "", "family": "Marchand", "non-dropping-particle": "", "suffix": "", "given": "Benoit", "par</meta:user-defined>
    <meta:user-defined meta:name="Mendeley_Bookmark_o2909xuJng_83" meta:value-type="string">se-names": false}, {"dropping-particle": "", "family": "Mathelier", "non-dropping-particle": "", "suffix": "", "given": "Anthony", "parse-names": false}, {"dropping-particle": "", "family": "Mejhert", "non-dropping-particle": "", "suffix": "", "given": "N</meta:user-defined>
    <meta:user-defined meta:name="Mendeley_Bookmark_o2909xuJng_84" meta:value-type="string">iklas", "parse-names": false}, {"dropping-particle": "", "family": "Meynert", "non-dropping-particle": "", "suffix": "", "given": "Alison", "parse-names": false}, {"dropping-particle": "", "family": "Mizuno", "non-dropping-particle": "", "suffix": "", "gi</meta:user-defined>
    <meta:user-defined meta:name="Mendeley_Bookmark_o2909xuJng_85" meta:value-type="string">ven": "Yosuke", "parse-names": false}, {"dropping-particle": "", "family": "Lima Morais", "non-dropping-particle": "de", "suffix": "", "given": "David A", "parse-names": false}, {"dropping-particle": "", "family": "Morikawa", "non-dropping-particle": "", </meta:user-defined>
    <meta:user-defined meta:name="Mendeley_Bookmark_o2909xuJng_86" meta:value-type="string">"suffix": "", "given": "Hiromasa", "parse-names": false}, {"dropping-particle": "", "family": "Morimoto", "non-dropping-particle": "", "suffix": "", "given": "Mitsuru", "parse-names": false}, {"dropping-particle": "", "family": "Moro", "non-dropping-parti</meta:user-defined>
    <meta:user-defined meta:name="Mendeley_Bookmark_o2909xuJng_87" meta:value-type="string">cle": "", "suffix": "", "given": "Kazuyo", "parse-names": false}, {"dropping-particle": "", "family": "Motakis", "non-dropping-particle": "", "suffix": "", "given": "Efthymios", "parse-names": false}, {"dropping-particle": "", "family": "Motohashi", "non-</meta:user-defined>
    <meta:user-defined meta:name="Mendeley_Bookmark_o2909xuJng_88" meta:value-type="string">dropping-particle": "", "suffix": "", "given": "Hozumi", "parse-names": false}, {"dropping-particle": "", "family": "Mummery", "non-dropping-particle": "", "suffix": "", "given": "Christine L.", "parse-names": false}, {"dropping-particle": "", "family": "</meta:user-defined>
    <meta:user-defined meta:name="Mendeley_Bookmark_o2909xuJng_89" meta:value-type="string">Murata", "non-dropping-particle": "", "suffix": "", "given": "Mitsuyoshi", "parse-names": false}, {"dropping-particle": "", "family": "Nagao-Sato", "non-dropping-particle": "", "suffix": "", "given": "Sayaka", "parse-names": false}, {"dropping-particle": </meta:user-defined>
    <meta:user-defined meta:name="Mendeley_Bookmark_o2909xuJng_9" meta:value-type="string">-names": false}, {"dropping-particle": "", "family": "Baillie", "non-dropping-particle": "", "suffix": "", "given": "J. Kenneth", "parse-names": false}, {"dropping-particle": "", "family": "Hoon", "non-dropping-particle": "de", "suffix": "", "given": "Mic</meta:user-defined>
    <meta:user-defined meta:name="Mendeley_Bookmark_o2909xuJng_90" meta:value-type="string">"", "family": "Nakachi", "non-dropping-particle": "", "suffix": "", "given": "Yutaka", "parse-names": false}, {"dropping-particle": "", "family": "Nakahara", "non-dropping-particle": "", "suffix": "", "given": "Fumio", "parse-names": false}, {"dropping-pa</meta:user-defined>
    <meta:user-defined meta:name="Mendeley_Bookmark_o2909xuJng_91" meta:value-type="string">rticle": "", "family": "Nakamura", "non-dropping-particle": "", "suffix": "", "given": "Toshiyuki", "parse-names": false}, {"dropping-particle": "", "family": "Nakamura", "non-dropping-particle": "", "suffix": "", "given": "Yukio", "parse-names": false}, </meta:user-defined>
    <meta:user-defined meta:name="Mendeley_Bookmark_o2909xuJng_92" meta:value-type="string">{"dropping-particle": "", "family": "Nakazato", "non-dropping-particle": "", "suffix": "", "given": "Kenichi", "parse-names": false}, {"dropping-particle": "", "family": "Nimwegen", "non-dropping-particle": "van", "suffix": "", "given": "Erik", "parse-nam</meta:user-defined>
    <meta:user-defined meta:name="Mendeley_Bookmark_o2909xuJng_93" meta:value-type="string">es": false}, {"dropping-particle": "", "family": "Ninomiya", "non-dropping-particle": "", "suffix": "", "given": "Noriko", "parse-names": false}, {"dropping-particle": "", "family": "Nishiyori", "non-dropping-particle": "", "suffix": "", "given": "Hiromi"</meta:user-defined>
    <meta:user-defined meta:name="Mendeley_Bookmark_o2909xuJng_94" meta:value-type="string">, "parse-names": false}, {"dropping-particle": "", "family": "Noma", "non-dropping-particle": "", "suffix": "", "given": "Shohei", "parse-names": false}, {"dropping-particle": "", "family": "Noma", "non-dropping-particle": "", "suffix": "", "given": "Shoh</meta:user-defined>
    <meta:user-defined meta:name="Mendeley_Bookmark_o2909xuJng_95" meta:value-type="string">ei", "parse-names": false}, {"dropping-particle": "", "family": "Noazaki", "non-dropping-particle": "", "suffix": "", "given": "Tadasuke", "parse-names": false}, {"dropping-particle": "", "family": "Ogishima", "non-dropping-particle": "", "suffix": "", "g</meta:user-defined>
    <meta:user-defined meta:name="Mendeley_Bookmark_o2909xuJng_96" meta:value-type="string">iven": "Soichi", "parse-names": false}, {"dropping-particle": "", "family": "Ohkura", "non-dropping-particle": "", "suffix": "", "given": "Naganari", "parse-names": false}, {"dropping-particle": "", "family": "Ohimiya", "non-dropping-particle": "", "suffi</meta:user-defined>
    <meta:user-defined meta:name="Mendeley_Bookmark_o2909xuJng_97" meta:value-type="string">x": "", "given": "Hiroko", "parse-names": false}, {"dropping-particle": "", "family": "Ohno", "non-dropping-particle": "", "suffix": "", "given": "Hiroshi", "parse-names": false}, {"dropping-particle": "", "family": "Ohshima", "non-dropping-particle": "",</meta:user-defined>
    <meta:user-defined meta:name="Mendeley_Bookmark_o2909xuJng_98" meta:value-type="string"> "suffix": "", "given": "Mitsuhiro", "parse-names": false}, {"dropping-particle": "", "family": "Okada-Hatakeyama", "non-dropping-particle": "", "suffix": "", "given": "Mariko", "parse-names": false}, {"dropping-particle": "", "family": "Okazaki", "non-dr</meta:user-defined>
    <meta:user-defined meta:name="Mendeley_Bookmark_o2909xuJng_99" meta:value-type="string">opping-particle": "", "suffix": "", "given": "Yasushi", "parse-names": false}, {"dropping-particle": "", "family": "Orlando", "non-dropping-particle": "", "suffix": "", "given": "Valerio", "parse-names": false}, {"dropping-particle": "", "family": "Ovchin</meta:user-defined>
    <meta:user-defined meta:name="Mendeley_Bookmark_oOxcJ7WFbK_1" meta:value-type="string">ADDIN CSL_CITATION {"citationItems": [{"uris": ["http://www.mendeley.com/documents/?uuid=6438ed15-e9d3-3c29-9edc-2b8296a1135f"], "itemData": {"DOI": "10.1101/531210", "abstract": "Genetic variants that inactivate protein-coding genes are a powerful source</meta:user-defined>
    <meta:user-defined meta:name="Mendeley_Bookmark_oOxcJ7WFbK_10" meta:value-type="string">e": "", "suffix": "", "given": "Ryan L", "parse-names": false}, {"dropping-particle": "", "family": "Laricchia", "non-dropping-particle": "", "suffix": "", "given": "Kristen M", "parse-names": false}, {"dropping-particle": "", "family": "Ganna", "non-drop</meta:user-defined>
    <meta:user-defined meta:name="Mendeley_Bookmark_oOxcJ7WFbK_11" meta:value-type="string">ping-particle": "", "suffix": "", "given": "Andrea", "parse-names": false}, {"dropping-particle": "", "family": "Birnbaum", "non-dropping-particle": "", "suffix": "", "given": "Daniel P", "parse-names": false}, {"dropping-particle": "", "family": "Gauthie</meta:user-defined>
    <meta:user-defined meta:name="Mendeley_Bookmark_oOxcJ7WFbK_12" meta:value-type="string">r", "non-dropping-particle": "", "suffix": "", "given": "Laura D", "parse-names": false}, {"dropping-particle": "", "family": "Brand", "non-dropping-particle": "", "suffix": "", "given": "Harrison", "parse-names": false}, {"dropping-particle": "", "family</meta:user-defined>
    <meta:user-defined meta:name="Mendeley_Bookmark_oOxcJ7WFbK_13" meta:value-type="string">": "Solomonson", "non-dropping-particle": "", "suffix": "", "given": "Matthew", "parse-names": false}, {"dropping-particle": "", "family": "Watts", "non-dropping-particle": "", "suffix": "", "given": "Nicholas A", "parse-names": false}, {"dropping-particl</meta:user-defined>
    <meta:user-defined meta:name="Mendeley_Bookmark_oOxcJ7WFbK_14" meta:value-type="string">e": "", "family": "Rhodes", "non-dropping-particle": "", "suffix": "", "given": "Daniel", "parse-names": false}, {"dropping-particle": "", "family": "Singer-Berk", "non-dropping-particle": "", "suffix": "", "given": "Moriel", "parse-names": false}, {"drop</meta:user-defined>
    <meta:user-defined meta:name="Mendeley_Bookmark_oOxcJ7WFbK_15" meta:value-type="string">ping-particle": "", "family": "Seaby", "non-dropping-particle": "", "suffix": "", "given": "Eleanor G", "parse-names": false}, {"dropping-particle": "", "family": "Kosmicki", "non-dropping-particle": "", "suffix": "", "given": "Jack A", "parse-names": fal</meta:user-defined>
    <meta:user-defined meta:name="Mendeley_Bookmark_oOxcJ7WFbK_16" meta:value-type="string">se}, {"dropping-particle": "", "family": "Walters", "non-dropping-particle": "", "suffix": "", "given": "Raymond K", "parse-names": false}, {"dropping-particle": "", "family": "Tashman", "non-dropping-particle": "", "suffix": "", "given": "Katherine", "pa</meta:user-defined>
    <meta:user-defined meta:name="Mendeley_Bookmark_oOxcJ7WFbK_17" meta:value-type="string">rse-names": false}, {"dropping-particle": "", "family": "Farjoun", "non-dropping-particle": "", "suffix": "", "given": "Yossi", "parse-names": false}, {"dropping-particle": "", "family": "Banks", "non-dropping-particle": "", "suffix": "", "given": "Eric",</meta:user-defined>
    <meta:user-defined meta:name="Mendeley_Bookmark_oOxcJ7WFbK_18" meta:value-type="string"> "parse-names": false}, {"dropping-particle": "", "family": "Poterba", "non-dropping-particle": "", "suffix": "", "given": "Timothy", "parse-names": false}, {"dropping-particle": "", "family": "Wang", "non-dropping-particle": "", "suffix": "", "given": "A</meta:user-defined>
    <meta:user-defined meta:name="Mendeley_Bookmark_oOxcJ7WFbK_19" meta:value-type="string">rcturus", "parse-names": false}, {"dropping-particle": "", "family": "Seed", "non-dropping-particle": "", "suffix": "", "given": "Cotton", "parse-names": false}, {"dropping-particle": "", "family": "Whiffin", "non-dropping-particle": "", "suffix": "", "gi</meta:user-defined>
    <meta:user-defined meta:name="Mendeley_Bookmark_oOxcJ7WFbK_2" meta:value-type="string"> of information about the phenotypic consequences of gene disruption: genes critical for an organism's function will be depleted for such variants in natural populations, while non-essential genes will tolerate their accumulation. However, predicted loss-</meta:user-defined>
    <meta:user-defined meta:name="Mendeley_Bookmark_oOxcJ7WFbK_20" meta:value-type="string">ven": "Nicola", "parse-names": false}, {"dropping-particle": "", "family": "Chong", "non-dropping-particle": "", "suffix": "", "given": "Jessica X", "parse-names": false}, {"dropping-particle": "", "family": "Samocha", "non-dropping-particle": "", "suffix</meta:user-defined>
    <meta:user-defined meta:name="Mendeley_Bookmark_oOxcJ7WFbK_21" meta:value-type="string">": "", "given": "Kaitlin E", "parse-names": false}, {"dropping-particle": "", "family": "Pierce-Hoffman", "non-dropping-particle": "", "suffix": "", "given": "Emma", "parse-names": false}, {"dropping-particle": "", "family": "Zappala", "non-dropping-parti</meta:user-defined>
    <meta:user-defined meta:name="Mendeley_Bookmark_oOxcJ7WFbK_22" meta:value-type="string">cle": "", "suffix": "", "given": "Zachary", "parse-names": false}, {"dropping-particle": "", "family": "O'Donnell-Luria", "non-dropping-particle": "", "suffix": "", "given": "Anne H", "parse-names": false}, {"dropping-particle": "", "family": "Minikel", "</meta:user-defined>
    <meta:user-defined meta:name="Mendeley_Bookmark_oOxcJ7WFbK_23" meta:value-type="string">non-dropping-particle": "", "suffix": "", "given": "Eric Vallabh", "parse-names": false}, {"dropping-particle": "", "family": "Weisburd", "non-dropping-particle": "", "suffix": "", "given": "Ben", "parse-names": false}, {"dropping-particle": "", "family":</meta:user-defined>
    <meta:user-defined meta:name="Mendeley_Bookmark_oOxcJ7WFbK_24" meta:value-type="string"> "Lek", "non-dropping-particle": "", "suffix": "", "given": "Monkol", "parse-names": false}, {"dropping-particle": "", "family": "Ware", "non-dropping-particle": "", "suffix": "", "given": "James S", "parse-names": false}, {"dropping-particle": "", "famil</meta:user-defined>
    <meta:user-defined meta:name="Mendeley_Bookmark_oOxcJ7WFbK_25" meta:value-type="string">y": "Vittal", "non-dropping-particle": "", "suffix": "", "given": "Christopher", "parse-names": false}, {"dropping-particle": "", "family": "Armean", "non-dropping-particle": "", "suffix": "", "given": "Irina M", "parse-names": false}, {"dropping-particle</meta:user-defined>
    <meta:user-defined meta:name="Mendeley_Bookmark_oOxcJ7WFbK_26" meta:value-type="string">": "", "family": "Bergelson", "non-dropping-particle": "", "suffix": "", "given": "Louis", "parse-names": false}, {"dropping-particle": "", "family": "Cibulskis", "non-dropping-particle": "", "suffix": "", "given": "Kristian", "parse-names": false}, {"dro</meta:user-defined>
    <meta:user-defined meta:name="Mendeley_Bookmark_oOxcJ7WFbK_27" meta:value-type="string">pping-particle": "", "family": "Connolly", "non-dropping-particle": "", "suffix": "", "given": "Kristen M", "parse-names": false}, {"dropping-particle": "", "family": "Covarrubias", "non-dropping-particle": "", "suffix": "", "given": "Miguel", "parse-name</meta:user-defined>
    <meta:user-defined meta:name="Mendeley_Bookmark_oOxcJ7WFbK_28" meta:value-type="string">s": false}, {"dropping-particle": "", "family": "Donnelly", "non-dropping-particle": "", "suffix": "", "given": "Stacey", "parse-names": false}, {"dropping-particle": "", "family": "Ferriera", "non-dropping-particle": "", "suffix": "", "given": "Steven", </meta:user-defined>
    <meta:user-defined meta:name="Mendeley_Bookmark_oOxcJ7WFbK_29" meta:value-type="string">"parse-names": false}, {"dropping-particle": "", "family": "Gabriel", "non-dropping-particle": "", "suffix": "", "given": "Stacey", "parse-names": false}, {"dropping-particle": "", "family": "Gentry", "non-dropping-particle": "", "suffix": "", "given": "J</meta:user-defined>
    <meta:user-defined meta:name="Mendeley_Bookmark_oOxcJ7WFbK_3" meta:value-type="string">of-function (pLoF) variants are enriched for annotation errors, and tend to be found at extremely low frequencies, so their analysis requires careful variant annotation and very large sample sizes. Here, we describe the aggregation of 125,748 exomes and 1</meta:user-defined>
    <meta:user-defined meta:name="Mendeley_Bookmark_oOxcJ7WFbK_30" meta:value-type="string">eff", "parse-names": false}, {"dropping-particle": "", "family": "Gupta", "non-dropping-particle": "", "suffix": "", "given": "Namrata", "parse-names": false}, {"dropping-particle": "", "family": "Jeandet", "non-dropping-particle": "", "suffix": "", "give</meta:user-defined>
    <meta:user-defined meta:name="Mendeley_Bookmark_oOxcJ7WFbK_31" meta:value-type="string">n": "Thibault", "parse-names": false}, {"dropping-particle": "", "family": "Kaplan", "non-dropping-particle": "", "suffix": "", "given": "Diane", "parse-names": false}, {"dropping-particle": "", "family": "Llanwarne", "non-dropping-particle": "", "suffix"</meta:user-defined>
    <meta:user-defined meta:name="Mendeley_Bookmark_oOxcJ7WFbK_32" meta:value-type="string">: "", "given": "Christopher", "parse-names": false}, {"dropping-particle": "", "family": "Munshi", "non-dropping-particle": "", "suffix": "", "given": "Ruchi", "parse-names": false}, {"dropping-particle": "", "family": "Novod", "non-dropping-particle": ""</meta:user-defined>
    <meta:user-defined meta:name="Mendeley_Bookmark_oOxcJ7WFbK_33" meta:value-type="string">, "suffix": "", "given": "Sam", "parse-names": false}, {"dropping-particle": "", "family": "Petrillo", "non-dropping-particle": "", "suffix": "", "given": "Nikelle", "parse-names": false}, {"dropping-particle": "", "family": "Roazen", "non-dropping-partic</meta:user-defined>
    <meta:user-defined meta:name="Mendeley_Bookmark_oOxcJ7WFbK_34" meta:value-type="string">le": "", "suffix": "", "given": "David", "parse-names": false}, {"dropping-particle": "", "family": "Ruano-Rubio", "non-dropping-particle": "", "suffix": "", "given": "Valentin", "parse-names": false}, {"dropping-particle": "", "family": "Saltzman", "non-</meta:user-defined>
    <meta:user-defined meta:name="Mendeley_Bookmark_oOxcJ7WFbK_35" meta:value-type="string">dropping-particle": "", "suffix": "", "given": "Andrea", "parse-names": false}, {"dropping-particle": "", "family": "Schleicher", "non-dropping-particle": "", "suffix": "", "given": "Molly", "parse-names": false}, {"dropping-particle": "", "family": "Soto</meta:user-defined>
    <meta:user-defined meta:name="Mendeley_Bookmark_oOxcJ7WFbK_36" meta:value-type="string">", "non-dropping-particle": "", "suffix": "", "given": "Jose", "parse-names": false}, {"dropping-particle": "", "family": "Tibbetts", "non-dropping-particle": "", "suffix": "", "given": "Kathleen", "parse-names": false}, {"dropping-particle": "", "family"</meta:user-defined>
    <meta:user-defined meta:name="Mendeley_Bookmark_oOxcJ7WFbK_37" meta:value-type="string">: "Tolonen", "non-dropping-particle": "", "suffix": "", "given": "Charlotte", "parse-names": false}, {"dropping-particle": "", "family": "Wade", "non-dropping-particle": "", "suffix": "", "given": "Gordon", "parse-names": false}, {"dropping-particle": "",</meta:user-defined>
    <meta:user-defined meta:name="Mendeley_Bookmark_oOxcJ7WFbK_38" meta:value-type="string"> "family": "Talkowski", "non-dropping-particle": "", "suffix": "", "given": "Michael E", "parse-names": false}, {"dropping-particle": "", "family": "Consortium", "non-dropping-particle": "", "suffix": "", "given": "The Genome Aggregation Database", "parse</meta:user-defined>
    <meta:user-defined meta:name="Mendeley_Bookmark_oOxcJ7WFbK_39" meta:value-type="string">-names": false}, {"dropping-particle": "", "family": "Neale", "non-dropping-particle": "", "suffix": "", "given": "Benjamin M", "parse-names": false}, {"dropping-particle": "", "family": "Daly", "non-dropping-particle": "", "suffix": "", "given": "Mark J"</meta:user-defined>
    <meta:user-defined meta:name="Mendeley_Bookmark_oOxcJ7WFbK_4" meta:value-type="string">5,708 genomes from human sequencing studies into the Genome Aggregation Database (gnomAD). We identify 443,769 high-confidence pLoF variants in this cohort after filtering for sequencing and annotation artifacts. Using an improved model of human mutation,</meta:user-defined>
    <meta:user-defined meta:name="Mendeley_Bookmark_oOxcJ7WFbK_40" meta:value-type="string">, "parse-names": false}, {"dropping-particle": "", "family": "MacArthur", "non-dropping-particle": "", "suffix": "", "given": "Daniel G", "parse-names": false}], "title": "Variation across 141,456 human exomes and genomes reveals the spectrum of loss-of-f</meta:user-defined>
    <meta:user-defined meta:name="Mendeley_Bookmark_oOxcJ7WFbK_41" meta:value-type="string">unction intolerance across human protein-coding genes", "container-title": "bioRxiv", "issued": {"date-parts": [["2019", "1", "30"]]}}, "id": "ITEM-1"}], "mendeley": {"previouslyFormattedCitation": "(Karczewski et al. 2019)", "plainTextFormattedCitation":</meta:user-defined>
    <meta:user-defined meta:name="Mendeley_Bookmark_oOxcJ7WFbK_42" meta:value-type="string"> "(Karczewski et al. 2019)", "formattedCitation": "(Karczewski et al. 2019)"}, "properties": {"noteIndex": 0}, "schema": "https://github.com/citation-style-language/schema/raw/master/csl-citation.json"}</meta:user-defined>
    <meta:user-defined meta:name="Mendeley_Bookmark_oOxcJ7WFbK_5" meta:value-type="string"> we classify human protein-coding genes along a spectrum representing intolerance to inactivation, validate this classification using data from model organisms and engineered human cells, and show that it can be used to improve gene discovery power for bo</meta:user-defined>
    <meta:user-defined meta:name="Mendeley_Bookmark_oOxcJ7WFbK_6" meta:value-type="string">th common and rare diseases.", "publisher": "Cold Spring Harbor Laboratory", "type": "article-journal", "id": "ITEM-1", "page": "531210", "author": [{"dropping-particle": "", "family": "Karczewski", "non-dropping-particle": "", "suffix": "", "given": "Kon</meta:user-defined>
    <meta:user-defined meta:name="Mendeley_Bookmark_oOxcJ7WFbK_7" meta:value-type="string">rad J", "parse-names": false}, {"dropping-particle": "", "family": "Francioli", "non-dropping-particle": "", "suffix": "", "given": "Laurent C", "parse-names": false}, {"dropping-particle": "", "family": "Tiao", "non-dropping-particle": "", "suffix": "", </meta:user-defined>
    <meta:user-defined meta:name="Mendeley_Bookmark_oOxcJ7WFbK_8" meta:value-type="string">"given": "Grace", "parse-names": false}, {"dropping-particle": "", "family": "Cummings", "non-dropping-particle": "", "suffix": "", "given": "Beryl B", "parse-names": false}, {"dropping-particle": "", "family": "Alf\u00f6ldi", "non-dropping-particle": "",</meta:user-defined>
    <meta:user-defined meta:name="Mendeley_Bookmark_oOxcJ7WFbK_9" meta:value-type="string"> "suffix": "", "given": "Jessica", "parse-names": false}, {"dropping-particle": "", "family": "Wang", "non-dropping-particle": "", "suffix": "", "given": "Qingbo", "parse-names": false}, {"dropping-particle": "", "family": "Collins", "non-dropping-particl</meta:user-defined>
    <meta:user-defined meta:name="Mendeley_Bookmark_omXtEJDYUt_1" meta:value-type="string">ADDIN CSL_CITATION {"citationItems": [{"uris": ["http://www.mendeley.com/documents/?uuid=dbdbae29-cb36-490c-9ce5-fc1791b3758f"], "itemData": {"DOI": "10.1038/nature13182", "volume": "507", "ISSN": "1476-4687", "page": "462-70", "id": "ITEM-1", "title": "A</meta:user-defined>
    <meta:user-defined meta:name="Mendeley_Bookmark_omXtEJDYUt_10" meta:value-type="string">hiel J.L. L", "parse-names": false}, {"dropping-particle": "", "family": "Haberle", "non-dropping-particle": "", "suffix": "", "given": "Vanja", "parse-names": false}, {"dropping-particle": "", "family": "Lassmann", "non-dropping-particle": "", "suffix": </meta:user-defined>
    <meta:user-defined meta:name="Mendeley_Bookmark_omXtEJDYUt_100" meta:value-type="string">nikov", "non-dropping-particle": "", "suffix": "", "given": "Dmitry A.", "parse-names": false}, {"dropping-particle": "", "family": "Pain", "non-dropping-particle": "", "suffix": "", "given": "Arnab", "parse-names": false}, {"dropping-particle": "", "fami</meta:user-defined>
    <meta:user-defined meta:name="Mendeley_Bookmark_omXtEJDYUt_101" meta:value-type="string">ly": "Passier", "non-dropping-particle": "", "suffix": "", "given": "Robert", "parse-names": false}, {"dropping-particle": "", "family": "Patrikakis", "non-dropping-particle": "", "suffix": "", "given": "Margaret", "parse-names": false}, {"dropping-partic</meta:user-defined>
    <meta:user-defined meta:name="Mendeley_Bookmark_omXtEJDYUt_102" meta:value-type="string">le": "", "family": "Persson", "non-dropping-particle": "", "suffix": "", "given": "Helena", "parse-names": false}, {"dropping-particle": "", "family": "Piazza", "non-dropping-particle": "", "suffix": "", "given": "Silvano", "parse-names": false}, {"droppi</meta:user-defined>
    <meta:user-defined meta:name="Mendeley_Bookmark_omXtEJDYUt_103" meta:value-type="string">ng-particle": "", "family": "Prendergast", "non-dropping-particle": "", "suffix": "", "given": "James G.D. D", "parse-names": false}, {"dropping-particle": "", "family": "Rackham", "non-dropping-particle": "", "suffix": "", "given": "Owen J.L. L", "parse-</meta:user-defined>
    <meta:user-defined meta:name="Mendeley_Bookmark_omXtEJDYUt_104" meta:value-type="string">names": false}, {"dropping-particle": "", "family": "Ramilowski", "non-dropping-particle": "", "suffix": "", "given": "Jordan A.", "parse-names": false}, {"dropping-particle": "", "family": "Rashid", "non-dropping-particle": "", "suffix": "", "given": "Ma</meta:user-defined>
    <meta:user-defined meta:name="Mendeley_Bookmark_omXtEJDYUt_105" meta:value-type="string">moon", "parse-names": false}, {"dropping-particle": "", "family": "Ravasi", "non-dropping-particle": "", "suffix": "", "given": "Timothy", "parse-names": false}, {"dropping-particle": "", "family": "Rizzu", "non-dropping-particle": "", "suffix": "", "give</meta:user-defined>
    <meta:user-defined meta:name="Mendeley_Bookmark_omXtEJDYUt_106" meta:value-type="string">n": "Patrizia", "parse-names": false}, {"dropping-particle": "", "family": "Roncador", "non-dropping-particle": "", "suffix": "", "given": "Marco", "parse-names": false}, {"dropping-particle": "", "family": "Roy", "non-dropping-particle": "", "suffix": ""</meta:user-defined>
    <meta:user-defined meta:name="Mendeley_Bookmark_omXtEJDYUt_107" meta:value-type="string">, "given": "Sugata", "parse-names": false}, {"dropping-particle": "", "family": "Rye", "non-dropping-particle": "", "suffix": "", "given": "Morten B.", "parse-names": false}, {"dropping-particle": "", "family": "Saijyo", "non-dropping-particle": "", "suff</meta:user-defined>
    <meta:user-defined meta:name="Mendeley_Bookmark_omXtEJDYUt_108" meta:value-type="string">ix": "", "given": "Eri", "parse-names": false}, {"dropping-particle": "", "family": "Sajantila", "non-dropping-particle": "", "suffix": "", "given": "Antti", "parse-names": false}, {"dropping-particle": "", "family": "Saka", "non-dropping-particle": "", "</meta:user-defined>
    <meta:user-defined meta:name="Mendeley_Bookmark_omXtEJDYUt_109" meta:value-type="string">suffix": "", "given": "Akiko", "parse-names": false}, {"dropping-particle": "", "family": "Sakaguchi", "non-dropping-particle": "", "suffix": "", "given": "Shimon", "parse-names": false}, {"dropping-particle": "", "family": "Sakai", "non-dropping-particle</meta:user-defined>
    <meta:user-defined meta:name="Mendeley_Bookmark_omXtEJDYUt_11" meta:value-type="string">"", "given": "Timo", "parse-names": false}, {"dropping-particle": "V.", "family": "Kulakovskiy", "non-dropping-particle": "", "suffix": "", "given": "Ivan", "parse-names": false}, {"dropping-particle": "", "family": "Lizio", "non-dropping-particle": "", "</meta:user-defined>
    <meta:user-defined meta:name="Mendeley_Bookmark_omXtEJDYUt_110" meta:value-type="string">": "", "suffix": "", "given": "Mizuho", "parse-names": false}, {"dropping-particle": "", "family": "Sato", "non-dropping-particle": "", "suffix": "", "given": "Hiroki", "parse-names": false}, {"dropping-particle": "", "family": "Savvi", "non-dropping-part</meta:user-defined>
    <meta:user-defined meta:name="Mendeley_Bookmark_omXtEJDYUt_111" meta:value-type="string">icle": "", "suffix": "", "given": "Suzana", "parse-names": false}, {"dropping-particle": "", "family": "Saxena", "non-dropping-particle": "", "suffix": "", "given": "Alka", "parse-names": false}, {"dropping-particle": "", "family": "Schneider", "non-dropp</meta:user-defined>
    <meta:user-defined meta:name="Mendeley_Bookmark_omXtEJDYUt_112" meta:value-type="string">ing-particle": "", "suffix": "", "given": "Claudio", "parse-names": false}, {"dropping-particle": "", "family": "Schultes", "non-dropping-particle": "", "suffix": "", "given": "Erik A.", "parse-names": false}, {"dropping-particle": "", "family": "Schulze-</meta:user-defined>
    <meta:user-defined meta:name="Mendeley_Bookmark_omXtEJDYUt_113" meta:value-type="string">Tanzil", "non-dropping-particle": "", "suffix": "", "given": "Gundula G.", "parse-names": false}, {"dropping-particle": "", "family": "Schwegmann", "non-dropping-particle": "", "suffix": "", "given": "Anita", "parse-names": false}, {"dropping-particle": "</meta:user-defined>
    <meta:user-defined meta:name="Mendeley_Bookmark_omXtEJDYUt_114" meta:value-type="string">", "family": "Sengstag", "non-dropping-particle": "", "suffix": "", "given": "Thierry", "parse-names": false}, {"dropping-particle": "", "family": "Sheng", "non-dropping-particle": "", "suffix": "", "given": "Guojun", "parse-names": false}, {"dropping-par</meta:user-defined>
    <meta:user-defined meta:name="Mendeley_Bookmark_omXtEJDYUt_115" meta:value-type="string">ticle": "", "family": "Shimoji", "non-dropping-particle": "", "suffix": "", "given": "Hisashi", "parse-names": false}, {"dropping-particle": "", "family": "Shimoni", "non-dropping-particle": "", "suffix": "", "given": "Yishai", "parse-names": false}, {"dr</meta:user-defined>
    <meta:user-defined meta:name="Mendeley_Bookmark_omXtEJDYUt_116" meta:value-type="string">opping-particle": "", "family": "Shin", "non-dropping-particle": "", "suffix": "", "given": "Jay W.", "parse-names": false}, {"dropping-particle": "", "family": "Simon", "non-dropping-particle": "", "suffix": "", "given": "Christophe", "parse-names": fals</meta:user-defined>
    <meta:user-defined meta:name="Mendeley_Bookmark_omXtEJDYUt_117" meta:value-type="string">e}, {"dropping-particle": "", "family": "Sugiyama", "non-dropping-particle": "", "suffix": "", "given": "Daisuke", "parse-names": false}, {"dropping-particle": "", "family": "Sugiyama", "non-dropping-particle": "", "suffix": "", "given": "Takaai", "parse-</meta:user-defined>
    <meta:user-defined meta:name="Mendeley_Bookmark_omXtEJDYUt_118" meta:value-type="string">names": false}, {"dropping-particle": "", "family": "Suzuki", "non-dropping-particle": "", "suffix": "", "given": "Masanori", "parse-names": false}, {"dropping-particle": "", "family": "Suzuki", "non-dropping-particle": "", "suffix": "", "given": "Naoko",</meta:user-defined>
    <meta:user-defined meta:name="Mendeley_Bookmark_omXtEJDYUt_119" meta:value-type="string"> "parse-names": false}, {"dropping-particle": "", "family": "Swoboda", "non-dropping-particle": "", "suffix": "", "given": "Rolf K.", "parse-names": false}, {"dropping-particle": "", "family": "'t Hoen", "non-dropping-particle": "", "suffix": "", "given":</meta:user-defined>
    <meta:user-defined meta:name="Mendeley_Bookmark_omXtEJDYUt_12" meta:value-type="string">suffix": "", "given": "Marina", "parse-names": false}, {"dropping-particle": "", "family": "Itoh", "non-dropping-particle": "", "suffix": "", "given": "Masayoshi", "parse-names": false}, {"dropping-particle": "", "family": "Andersson", "non-dropping-parti</meta:user-defined>
    <meta:user-defined meta:name="Mendeley_Bookmark_omXtEJDYUt_120" meta:value-type="string"> "Peter A.C. C", "parse-names": false}, {"dropping-particle": "", "family": "Tagami", "non-dropping-particle": "", "suffix": "", "given": "Michihira", "parse-names": false}, {"dropping-particle": "", "family": "Takahashi", "non-dropping-particle": "", "su</meta:user-defined>
    <meta:user-defined meta:name="Mendeley_Bookmark_omXtEJDYUt_121" meta:value-type="string">ffix": "", "given": "Naoko", "parse-names": false}, {"dropping-particle": "", "family": "Takai", "non-dropping-particle": "", "suffix": "", "given": "Jun", "parse-names": false}, {"dropping-particle": "", "family": "Tanaka", "non-dropping-particle": "", "</meta:user-defined>
    <meta:user-defined meta:name="Mendeley_Bookmark_omXtEJDYUt_122" meta:value-type="string">suffix": "", "given": "Hiroshi", "parse-names": false}, {"dropping-particle": "", "family": "Tatsukawa", "non-dropping-particle": "", "suffix": "", "given": "Hideki", "parse-names": false}, {"dropping-particle": "", "family": "Tatum", "non-dropping-partic</meta:user-defined>
    <meta:user-defined meta:name="Mendeley_Bookmark_omXtEJDYUt_123" meta:value-type="string">le": "", "suffix": "", "given": "Zuotian", "parse-names": false}, {"dropping-particle": "", "family": "Thompson", "non-dropping-particle": "", "suffix": "", "given": "Mark", "parse-names": false}, {"dropping-particle": "", "family": "Toyodo", "non-droppin</meta:user-defined>
    <meta:user-defined meta:name="Mendeley_Bookmark_omXtEJDYUt_124" meta:value-type="string">g-particle": "", "suffix": "", "given": "Hiroo", "parse-names": false}, {"dropping-particle": "", "family": "Toyoda", "non-dropping-particle": "", "suffix": "", "given": "Tetsuro", "parse-names": false}, {"dropping-particle": "", "family": "Valen", "non-d</meta:user-defined>
    <meta:user-defined meta:name="Mendeley_Bookmark_omXtEJDYUt_125" meta:value-type="string">ropping-particle": "", "suffix": "", "given": "Elvind", "parse-names": false}, {"dropping-particle": "", "family": "Wetering", "non-dropping-particle": "van de", "suffix": "", "given": "Marc", "parse-names": false}, {"dropping-particle": "", "family": "Be</meta:user-defined>
    <meta:user-defined meta:name="Mendeley_Bookmark_omXtEJDYUt_126" meta:value-type="string">rg", "non-dropping-particle": "van den", "suffix": "", "given": "Linda M.", "parse-names": false}, {"dropping-particle": "", "family": "Verado", "non-dropping-particle": "", "suffix": "", "given": "Roberto", "parse-names": false}, {"dropping-particle": ""</meta:user-defined>
    <meta:user-defined meta:name="Mendeley_Bookmark_omXtEJDYUt_127" meta:value-type="string">, "family": "Vijayan", "non-dropping-particle": "", "suffix": "", "given": "Dipti", "parse-names": false}, {"dropping-particle": "", "family": "Vorontsov", "non-dropping-particle": "", "suffix": "", "given": "Ilya E.", "parse-names": false}, {"dropping-pa</meta:user-defined>
    <meta:user-defined meta:name="Mendeley_Bookmark_omXtEJDYUt_128" meta:value-type="string">rticle": "", "family": "Wasserman", "non-dropping-particle": "", "suffix": "", "given": "Wyeth W.", "parse-names": false}, {"dropping-particle": "", "family": "Watanabe", "non-dropping-particle": "", "suffix": "", "given": "Shoko", "parse-names": false}, </meta:user-defined>
    <meta:user-defined meta:name="Mendeley_Bookmark_omXtEJDYUt_129" meta:value-type="string">{"dropping-particle": "", "family": "Wells", "non-dropping-particle": "", "suffix": "", "given": "Christine A.", "parse-names": false}, {"dropping-particle": "", "family": "Winteringham", "non-dropping-particle": "", "suffix": "", "given": "Louise N.", "p</meta:user-defined>
    <meta:user-defined meta:name="Mendeley_Bookmark_omXtEJDYUt_13" meta:value-type="string">cle": "", "suffix": "", "given": "Robin", "parse-names": false}, {"dropping-particle": "", "family": "Mungall", "non-dropping-particle": "", "suffix": "", "given": "Christopher J.", "parse-names": false}, {"dropping-particle": "", "family": "Meehan", "non</meta:user-defined>
    <meta:user-defined meta:name="Mendeley_Bookmark_omXtEJDYUt_130" meta:value-type="string">arse-names": false}, {"dropping-particle": "", "family": "Wolvetang", "non-dropping-particle": "", "suffix": "", "given": "Ernst", "parse-names": false}, {"dropping-particle": "", "family": "Wood", "non-dropping-particle": "", "suffix": "", "given": "Emil</meta:user-defined>
    <meta:user-defined meta:name="Mendeley_Bookmark_omXtEJDYUt_131" meta:value-type="string">y J.", "parse-names": false}, {"dropping-particle": "", "family": "Yamaguchi", "non-dropping-particle": "", "suffix": "", "given": "Yoko", "parse-names": false}, {"dropping-particle": "", "family": "Yamamoto", "non-dropping-particle": "", "suffix": "", "g</meta:user-defined>
    <meta:user-defined meta:name="Mendeley_Bookmark_omXtEJDYUt_132" meta:value-type="string">iven": "Masayuki", "parse-names": false}, {"dropping-particle": "", "family": "Yoneda", "non-dropping-particle": "", "suffix": "", "given": "Misako", "parse-names": false}, {"dropping-particle": "", "family": "Yonekura", "non-dropping-particle": "", "suff</meta:user-defined>
    <meta:user-defined meta:name="Mendeley_Bookmark_omXtEJDYUt_133" meta:value-type="string">ix": "", "given": "Yohei", "parse-names": false}, {"dropping-particle": "", "family": "Yoshida", "non-dropping-particle": "", "suffix": "", "given": "Shigehiro", "parse-names": false}, {"dropping-particle": "", "family": "Zabierowski", "non-dropping-parti</meta:user-defined>
    <meta:user-defined meta:name="Mendeley_Bookmark_omXtEJDYUt_134" meta:value-type="string">cle": "", "suffix": "", "given": "Susan E.", "parse-names": false}, {"dropping-particle": "", "family": "Zhang", "non-dropping-particle": "", "suffix": "", "given": "Peter G.", "parse-names": false}, {"dropping-particle": "", "family": "Zhao", "non-droppi</meta:user-defined>
    <meta:user-defined meta:name="Mendeley_Bookmark_omXtEJDYUt_135" meta:value-type="string">ng-particle": "", "suffix": "", "given": "Xiaobei", "parse-names": false}, {"dropping-particle": "", "family": "Zucchelli", "non-dropping-particle": "", "suffix": "", "given": "Silvia", "parse-names": false}, {"dropping-particle": "", "family": "Summers",</meta:user-defined>
    <meta:user-defined meta:name="Mendeley_Bookmark_omXtEJDYUt_136" meta:value-type="string"> "non-dropping-particle": "", "suffix": "", "given": "Kim M.", "parse-names": false}, {"dropping-particle": "", "family": "Suzuki", "non-dropping-particle": "", "suffix": "", "given": "Harukazu", "parse-names": false}, {"dropping-particle": "", "family": </meta:user-defined>
    <meta:user-defined meta:name="Mendeley_Bookmark_omXtEJDYUt_137" meta:value-type="string">"Daub", "non-dropping-particle": "", "suffix": "", "given": "Carsten O.", "parse-names": false}, {"dropping-particle": "", "family": "Kawai", "non-dropping-particle": "", "suffix": "", "given": "Jun", "parse-names": false}, {"dropping-particle": "", "fami</meta:user-defined>
    <meta:user-defined meta:name="Mendeley_Bookmark_omXtEJDYUt_138" meta:value-type="string">ly": "Heutink", "non-dropping-particle": "", "suffix": "", "given": "Peter", "parse-names": false}, {"dropping-particle": "", "family": "Hide", "non-dropping-particle": "", "suffix": "", "given": "Winston", "parse-names": false}, {"dropping-particle": "",</meta:user-defined>
    <meta:user-defined meta:name="Mendeley_Bookmark_omXtEJDYUt_139" meta:value-type="string"> "family": "Freeman", "non-dropping-particle": "", "suffix": "", "given": "Tom C.", "parse-names": false}, {"dropping-particle": "", "family": "Lenhard", "non-dropping-particle": "", "suffix": "", "given": "Boris", "parse-names": false}, {"dropping-partic</meta:user-defined>
    <meta:user-defined meta:name="Mendeley_Bookmark_omXtEJDYUt_14" meta:value-type="string">-dropping-particle": "", "suffix": "", "given": "Terrence F.", "parse-names": false}, {"dropping-particle": "", "family": "Schmeier", "non-dropping-particle": "", "suffix": "", "given": "Sebastian", "parse-names": false}, {"dropping-particle": "", "family</meta:user-defined>
    <meta:user-defined meta:name="Mendeley_Bookmark_omXtEJDYUt_140" meta:value-type="string">le": "", "family": "Bajic", "non-dropping-particle": "", "suffix": "", "given": "Vladimir B", "parse-names": false}, {"dropping-particle": "", "family": "Taylor", "non-dropping-particle": "", "suffix": "", "given": "Martin S.", "parse-names": false}, {"dr</meta:user-defined>
    <meta:user-defined meta:name="Mendeley_Bookmark_omXtEJDYUt_141" meta:value-type="string">opping-particle": "", "family": "Makeev", "non-dropping-particle": "", "suffix": "", "given": "Vsevolod J.", "parse-names": false}, {"dropping-particle": "", "family": "Sandelin", "non-dropping-particle": "", "suffix": "", "given": "Albin", "parse-names":</meta:user-defined>
    <meta:user-defined meta:name="Mendeley_Bookmark_omXtEJDYUt_142" meta:value-type="string"> false}, {"dropping-particle": "", "family": "Hume", "non-dropping-particle": "", "suffix": "", "given": "David A.", "parse-names": false}, {"dropping-particle": "", "family": "Carninci", "non-dropping-particle": "", "suffix": "", "given": "Piero", "parse</meta:user-defined>
    <meta:user-defined meta:name="Mendeley_Bookmark_omXtEJDYUt_143" meta:value-type="string">-names": false}, {"dropping-particle": "", "family": "Hayashizaki", "non-dropping-particle": "", "suffix": "", "given": "Yoshihide", "parse-names": false}], "publisher": "NIH Public Access", "container-title": "Nature"}, "id": "ITEM-1"}], "mendeley": {"pr</meta:user-defined>
    <meta:user-defined meta:name="Mendeley_Bookmark_omXtEJDYUt_144" meta:value-type="string">eviouslyFormattedCitation": "(Forrest et al. 2014)", "plainTextFormattedCitation": "(Forrest et al. 2014)", "formattedCitation": "(Forrest et al. 2014)"}, "properties": {"noteIndex": 0}, "schema": "https://github.com/citation-style-language/schema/raw/mas</meta:user-defined>
    <meta:user-defined meta:name="Mendeley_Bookmark_omXtEJDYUt_145" meta:value-type="string">ter/csl-citation.json"}</meta:user-defined>
    <meta:user-defined meta:name="Mendeley_Bookmark_omXtEJDYUt_15" meta:value-type="string">": "Bertin", "non-dropping-particle": "", "suffix": "", "given": "Nicolas", "parse-names": false}, {"dropping-particle": "", "family": "J\u00f8rgensen", "non-dropping-particle": "", "suffix": "", "given": "Mette", "parse-names": false}, {"dropping-particl</meta:user-defined>
    <meta:user-defined meta:name="Mendeley_Bookmark_omXtEJDYUt_16" meta:value-type="string">e": "", "family": "Dimont", "non-dropping-particle": "", "suffix": "", "given": "Emmanuel", "parse-names": false}, {"dropping-particle": "", "family": "Arner", "non-dropping-particle": "", "suffix": "", "given": "Erik", "parse-names": false}, {"dropping-p</meta:user-defined>
    <meta:user-defined meta:name="Mendeley_Bookmark_omXtEJDYUt_17" meta:value-type="string">article": "", "family": "Schmidl", "non-dropping-particle": "", "suffix": "", "given": "Christian", "parse-names": false}, {"dropping-particle": "", "family": "Schaefer", "non-dropping-particle": "", "suffix": "", "given": "Ulf", "parse-names": false}, {"</meta:user-defined>
    <meta:user-defined meta:name="Mendeley_Bookmark_omXtEJDYUt_18" meta:value-type="string">dropping-particle": "", "family": "Medvedeva", "non-dropping-particle": "", "suffix": "", "given": "Yulia A.", "parse-names": false}, {"dropping-particle": "", "family": "Plessy", "non-dropping-particle": "", "suffix": "", "given": "Charles", "parse-names</meta:user-defined>
    <meta:user-defined meta:name="Mendeley_Bookmark_omXtEJDYUt_19" meta:value-type="string">": false}, {"dropping-particle": "", "family": "Vitezic", "non-dropping-particle": "", "suffix": "", "given": "Morana", "parse-names": false}, {"dropping-particle": "", "family": "Severin", "non-dropping-particle": "", "suffix": "", "given": "Jessica", "p</meta:user-defined>
    <meta:user-defined meta:name="Mendeley_Bookmark_omXtEJDYUt_2" meta:value-type="string"> promoter-level mammalian expression atlas.", "issue": "7493", "type": "article-journal", "abstract": "Regulated transcription controls the diversity, developmental pathways and spatial organization of the hundreds of cell types that make up a mammal. Usi</meta:user-defined>
    <meta:user-defined meta:name="Mendeley_Bookmark_omXtEJDYUt_20" meta:value-type="string">arse-names": false}, {"dropping-particle": "", "family": "Semple", "non-dropping-particle": "", "suffix": "", "given": "Colin A", "parse-names": false}, {"dropping-particle": "", "family": "Ishizu", "non-dropping-particle": "", "suffix": "", "given": "Yur</meta:user-defined>
    <meta:user-defined meta:name="Mendeley_Bookmark_omXtEJDYUt_21" meta:value-type="string">i", "parse-names": false}, {"dropping-particle": "", "family": "Young", "non-dropping-particle": "", "suffix": "", "given": "Robert S.", "parse-names": false}, {"dropping-particle": "", "family": "Francescatto", "non-dropping-particle": "", "suffix": "", </meta:user-defined>
    <meta:user-defined meta:name="Mendeley_Bookmark_omXtEJDYUt_22" meta:value-type="string">"given": "Margherita", "parse-names": false}, {"dropping-particle": "", "family": "Alam", "non-dropping-particle": "", "suffix": "", "given": "Intikhab", "parse-names": false}, {"dropping-particle": "", "family": "Albanese", "non-dropping-particle": "", "</meta:user-defined>
    <meta:user-defined meta:name="Mendeley_Bookmark_omXtEJDYUt_23" meta:value-type="string">suffix": "", "given": "Davide", "parse-names": false}, {"dropping-particle": "", "family": "Altschuler", "non-dropping-particle": "", "suffix": "", "given": "Gabriel M", "parse-names": false}, {"dropping-particle": "", "family": "Arakawa", "non-dropping-p</meta:user-defined>
    <meta:user-defined meta:name="Mendeley_Bookmark_omXtEJDYUt_24" meta:value-type="string">article": "", "suffix": "", "given": "Takahiro", "parse-names": false}, {"dropping-particle": "", "family": "Archer", "non-dropping-particle": "", "suffix": "", "given": "John A.C. C", "parse-names": false}, {"dropping-particle": "", "family": "Arner", "n</meta:user-defined>
    <meta:user-defined meta:name="Mendeley_Bookmark_omXtEJDYUt_25" meta:value-type="string">on-dropping-particle": "", "suffix": "", "given": "Peter", "parse-names": false}, {"dropping-particle": "", "family": "Babina", "non-dropping-particle": "", "suffix": "", "given": "Magda", "parse-names": false}, {"dropping-particle": "", "family": "Rennie</meta:user-defined>
    <meta:user-defined meta:name="Mendeley_Bookmark_omXtEJDYUt_26" meta:value-type="string">", "non-dropping-particle": "", "suffix": "", "given": "Sarah", "parse-names": false}, {"dropping-particle": "", "family": "Balwierz", "non-dropping-particle": "", "suffix": "", "given": "Piotr J.", "parse-names": false}, {"dropping-particle": "", "family</meta:user-defined>
    <meta:user-defined meta:name="Mendeley_Bookmark_omXtEJDYUt_27" meta:value-type="string">": "Beckhouse", "non-dropping-particle": "", "suffix": "", "given": "Anthony G.", "parse-names": false}, {"dropping-particle": "", "family": "Pradhan-Bhatt", "non-dropping-particle": "", "suffix": "", "given": "Swati", "parse-names": false}, {"dropping-pa</meta:user-defined>
    <meta:user-defined meta:name="Mendeley_Bookmark_omXtEJDYUt_28" meta:value-type="string">rticle": "", "family": "Blake", "non-dropping-particle": "", "suffix": "", "given": "Judith A.", "parse-names": false}, {"dropping-particle": "", "family": "Blumenthal", "non-dropping-particle": "", "suffix": "", "given": "Antje", "parse-names": false}, {</meta:user-defined>
    <meta:user-defined meta:name="Mendeley_Bookmark_omXtEJDYUt_29" meta:value-type="string">"dropping-particle": "", "family": "Bodega", "non-dropping-particle": "", "suffix": "", "given": "Beatrice", "parse-names": false}, {"dropping-particle": "", "family": "Bonetti", "non-dropping-particle": "", "suffix": "", "given": "Alessandro", "parse-nam</meta:user-defined>
    <meta:user-defined meta:name="Mendeley_Bookmark_omXtEJDYUt_3" meta:value-type="string">ng single-molecule cDNA sequencing, we mapped transcription start sites (TSSs) and their usage in human and mouse primary cells, cell lines and tissues to produce a comprehensive overview of mammalian gene expression across the human body. We find that fe</meta:user-defined>
    <meta:user-defined meta:name="Mendeley_Bookmark_omXtEJDYUt_30" meta:value-type="string">es": false}, {"dropping-particle": "", "family": "Briggs", "non-dropping-particle": "", "suffix": "", "given": "James", "parse-names": false}, {"dropping-particle": "", "family": "Brombacher", "non-dropping-particle": "", "suffix": "", "given": "Frank", "</meta:user-defined>
    <meta:user-defined meta:name="Mendeley_Bookmark_omXtEJDYUt_31" meta:value-type="string">parse-names": false}, {"dropping-particle": "", "family": "Burroughs", "non-dropping-particle": "", "suffix": "", "given": "A. Maxwell", "parse-names": false}, {"dropping-particle": "", "family": "Califano", "non-dropping-particle": "", "suffix": "", "giv</meta:user-defined>
    <meta:user-defined meta:name="Mendeley_Bookmark_omXtEJDYUt_32" meta:value-type="string">en": "Andrea", "parse-names": false}, {"dropping-particle": "V.", "family": "Cannistraci", "non-dropping-particle": "", "suffix": "", "given": "Carlo", "parse-names": false}, {"dropping-particle": "", "family": "Carbajo", "non-dropping-particle": "", "suf</meta:user-defined>
    <meta:user-defined meta:name="Mendeley_Bookmark_omXtEJDYUt_33" meta:value-type="string">fix": "", "given": "Daniel", "parse-names": false}, {"dropping-particle": "", "family": "Chen", "non-dropping-particle": "", "suffix": "", "given": "Yun", "parse-names": false}, {"dropping-particle": "", "family": "Chierici", "non-dropping-particle": "", </meta:user-defined>
    <meta:user-defined meta:name="Mendeley_Bookmark_omXtEJDYUt_34" meta:value-type="string">"suffix": "", "given": "Marco", "parse-names": false}, {"dropping-particle": "", "family": "Ciani", "non-dropping-particle": "", "suffix": "", "given": "Yari", "parse-names": false}, {"dropping-particle": "", "family": "Clevers", "non-dropping-particle": </meta:user-defined>
    <meta:user-defined meta:name="Mendeley_Bookmark_omXtEJDYUt_35" meta:value-type="string">"", "suffix": "", "given": "Hans C.", "parse-names": false}, {"dropping-particle": "", "family": "Dalla", "non-dropping-particle": "", "suffix": "", "given": "Emiliano", "parse-names": false}, {"dropping-particle": "", "family": "Davis", "non-dropping-par</meta:user-defined>
    <meta:user-defined meta:name="Mendeley_Bookmark_omXtEJDYUt_36" meta:value-type="string">ticle": "", "suffix": "", "given": "Carrie A.", "parse-names": false}, {"dropping-particle": "", "family": "Detmar", "non-dropping-particle": "", "suffix": "", "given": "Michael", "parse-names": false}, {"dropping-particle": "", "family": "Diehl", "non-dr</meta:user-defined>
    <meta:user-defined meta:name="Mendeley_Bookmark_omXtEJDYUt_37" meta:value-type="string">opping-particle": "", "suffix": "", "given": "Alexander D.", "parse-names": false}, {"dropping-particle": "", "family": "Dohi", "non-dropping-particle": "", "suffix": "", "given": "Taeko", "parse-names": false}, {"dropping-particle": "", "family": "Drabl\</meta:user-defined>
    <meta:user-defined meta:name="Mendeley_Bookmark_omXtEJDYUt_38" meta:value-type="string">u00f8s", "non-dropping-particle": "", "suffix": "", "given": "Finn", "parse-names": false}, {"dropping-particle": "", "family": "Edge", "non-dropping-particle": "", "suffix": "", "given": "Albert S.B. B", "parse-names": false}, {"dropping-particle": "", "</meta:user-defined>
    <meta:user-defined meta:name="Mendeley_Bookmark_omXtEJDYUt_39" meta:value-type="string">family": "Edinger", "non-dropping-particle": "", "suffix": "", "given": "Matthias", "parse-names": false}, {"dropping-particle": "", "family": "Ekwall", "non-dropping-particle": "", "suffix": "", "given": "Karl", "parse-names": false}, {"dropping-particle</meta:user-defined>
    <meta:user-defined meta:name="Mendeley_Bookmark_omXtEJDYUt_4" meta:value-type="string">w genes are truly 'housekeeping', whereas many mammalian promoters are composite entities composed of several closely separated TSSs, with independent cell-type-specific expression profiles. TSSs specific to different cell types evolve at different rates,</meta:user-defined>
    <meta:user-defined meta:name="Mendeley_Bookmark_omXtEJDYUt_40" meta:value-type="string">": "", "family": "Endoh", "non-dropping-particle": "", "suffix": "", "given": "Mitsuhiro", "parse-names": false}, {"dropping-particle": "", "family": "Enomoto", "non-dropping-particle": "", "suffix": "", "given": "Hideki", "parse-names": false}, {"droppin</meta:user-defined>
    <meta:user-defined meta:name="Mendeley_Bookmark_omXtEJDYUt_41" meta:value-type="string">g-particle": "", "family": "Fagiolini", "non-dropping-particle": "", "suffix": "", "given": "Michela", "parse-names": false}, {"dropping-particle": "", "family": "Fairbairn", "non-dropping-particle": "", "suffix": "", "given": "Lynsey", "parse-names": fal</meta:user-defined>
    <meta:user-defined meta:name="Mendeley_Bookmark_omXtEJDYUt_42" meta:value-type="string">se}, {"dropping-particle": "", "family": "Fang", "non-dropping-particle": "", "suffix": "", "given": "Hai", "parse-names": false}, {"dropping-particle": "", "family": "Farach-Carson", "non-dropping-particle": "", "suffix": "", "given": "Mary C.", "parse-n</meta:user-defined>
    <meta:user-defined meta:name="Mendeley_Bookmark_omXtEJDYUt_43" meta:value-type="string">ames": false}, {"dropping-particle": "", "family": "Faulkner", "non-dropping-particle": "", "suffix": "", "given": "Geoffrey J.", "parse-names": false}, {"dropping-particle": "V.", "family": "Favorov", "non-dropping-particle": "", "suffix": "", "given": "</meta:user-defined>
    <meta:user-defined meta:name="Mendeley_Bookmark_omXtEJDYUt_44" meta:value-type="string">Alexander", "parse-names": false}, {"dropping-particle": "", "family": "Fisher", "non-dropping-particle": "", "suffix": "", "given": "Malcolm E.", "parse-names": false}, {"dropping-particle": "", "family": "Frith", "non-dropping-particle": "", "suffix": "</meta:user-defined>
    <meta:user-defined meta:name="Mendeley_Bookmark_omXtEJDYUt_45" meta:value-type="string">", "given": "Martin C.", "parse-names": false}, {"dropping-particle": "", "family": "Fujita", "non-dropping-particle": "", "suffix": "", "given": "Rie", "parse-names": false}, {"dropping-particle": "", "family": "Fukuda", "non-dropping-particle": "", "suf</meta:user-defined>
    <meta:user-defined meta:name="Mendeley_Bookmark_omXtEJDYUt_46" meta:value-type="string">fix": "", "given": "Shiro", "parse-names": false}, {"dropping-particle": "", "family": "Furlanello", "non-dropping-particle": "", "suffix": "", "given": "Cesare", "parse-names": false}, {"dropping-particle": "", "family": "Furino", "non-dropping-particle"</meta:user-defined>
    <meta:user-defined meta:name="Mendeley_Bookmark_omXtEJDYUt_47" meta:value-type="string">: "", "suffix": "", "given": "Masaaki", "parse-names": false}, {"dropping-particle": "", "family": "Furusawa", "non-dropping-particle": "", "suffix": "", "given": "Jun-ichi", "parse-names": false}, {"dropping-particle": "", "family": "Geijtenbeek", "non-d</meta:user-defined>
    <meta:user-defined meta:name="Mendeley_Bookmark_omXtEJDYUt_48" meta:value-type="string">ropping-particle": "", "suffix": "", "given": "Teunis B.", "parse-names": false}, {"dropping-particle": "", "family": "Gibson", "non-dropping-particle": "", "suffix": "", "given": "Andrew P.", "parse-names": false}, {"dropping-particle": "", "family": "Gi</meta:user-defined>
    <meta:user-defined meta:name="Mendeley_Bookmark_omXtEJDYUt_49" meta:value-type="string">ngeras", "non-dropping-particle": "", "suffix": "", "given": "Thomas", "parse-names": false}, {"dropping-particle": "", "family": "Goldowitz", "non-dropping-particle": "", "suffix": "", "given": "Daniel", "parse-names": false}, {"dropping-particle": "", "</meta:user-defined>
    <meta:user-defined meta:name="Mendeley_Bookmark_omXtEJDYUt_5" meta:value-type="string"> whereas promoters of broadly expressed genes are the most conserved. Promoter-based expression analysis reveals key transcription factors defining cell states and links them to binding-site motifs. The functions of identified novel transcripts can be pre</meta:user-defined>
    <meta:user-defined meta:name="Mendeley_Bookmark_omXtEJDYUt_50" meta:value-type="string">family": "Gough", "non-dropping-particle": "", "suffix": "", "given": "Julian", "parse-names": false}, {"dropping-particle": "", "family": "Guhl", "non-dropping-particle": "", "suffix": "", "given": "Sven", "parse-names": false}, {"dropping-particle": "",</meta:user-defined>
    <meta:user-defined meta:name="Mendeley_Bookmark_omXtEJDYUt_51" meta:value-type="string"> "family": "Guler", "non-dropping-particle": "", "suffix": "", "given": "Reto", "parse-names": false}, {"dropping-particle": "", "family": "Gustincich", "non-dropping-particle": "", "suffix": "", "given": "Stefano", "parse-names": false}, {"dropping-parti</meta:user-defined>
    <meta:user-defined meta:name="Mendeley_Bookmark_omXtEJDYUt_52" meta:value-type="string">cle": "", "family": "Ha", "non-dropping-particle": "", "suffix": "", "given": "Thomas J.", "parse-names": false}, {"dropping-particle": "", "family": "Hamaguchi", "non-dropping-particle": "", "suffix": "", "given": "Masahide", "parse-names": false}, {"dro</meta:user-defined>
    <meta:user-defined meta:name="Mendeley_Bookmark_omXtEJDYUt_53" meta:value-type="string">pping-particle": "", "family": "Hara", "non-dropping-particle": "", "suffix": "", "given": "Mitsuko", "parse-names": false}, {"dropping-particle": "", "family": "Harbers", "non-dropping-particle": "", "suffix": "", "given": "Matthias", "parse-names": fals</meta:user-defined>
    <meta:user-defined meta:name="Mendeley_Bookmark_omXtEJDYUt_54" meta:value-type="string">e}, {"dropping-particle": "", "family": "Harshbarger", "non-dropping-particle": "", "suffix": "", "given": "Jayson", "parse-names": false}, {"dropping-particle": "", "family": "Hasegawa", "non-dropping-particle": "", "suffix": "", "given": "Akira", "parse</meta:user-defined>
    <meta:user-defined meta:name="Mendeley_Bookmark_omXtEJDYUt_55" meta:value-type="string">-names": false}, {"dropping-particle": "", "family": "Hasegawa", "non-dropping-particle": "", "suffix": "", "given": "Yuki", "parse-names": false}, {"dropping-particle": "", "family": "Hashimoto", "non-dropping-particle": "", "suffix": "", "given": "Takeh</meta:user-defined>
    <meta:user-defined meta:name="Mendeley_Bookmark_omXtEJDYUt_56" meta:value-type="string">iro", "parse-names": false}, {"dropping-particle": "", "family": "Herlyn", "non-dropping-particle": "", "suffix": "", "given": "Meenhard", "parse-names": false}, {"dropping-particle": "", "family": "Hitchens", "non-dropping-particle": "", "suffix": "", "g</meta:user-defined>
    <meta:user-defined meta:name="Mendeley_Bookmark_omXtEJDYUt_57" meta:value-type="string">iven": "Kelly J.", "parse-names": false}, {"dropping-particle": "", "family": "Ho Sui", "non-dropping-particle": "", "suffix": "", "given": "Shannan J", "parse-names": false}, {"dropping-particle": "", "family": "Hofmann", "non-dropping-particle": "", "su</meta:user-defined>
    <meta:user-defined meta:name="Mendeley_Bookmark_omXtEJDYUt_58" meta:value-type="string">ffix": "", "given": "Oliver M.", "parse-names": false}, {"dropping-particle": "", "family": "Hoof", "non-dropping-particle": "", "suffix": "", "given": "Ilka", "parse-names": false}, {"dropping-particle": "", "family": "Hori", "non-dropping-particle": "",</meta:user-defined>
    <meta:user-defined meta:name="Mendeley_Bookmark_omXtEJDYUt_59" meta:value-type="string"> "suffix": "", "given": "Furni", "parse-names": false}, {"dropping-particle": "", "family": "Huminiecki", "non-dropping-particle": "", "suffix": "", "given": "Lukasz", "parse-names": false}, {"dropping-particle": "", "family": "Iida", "non-dropping-partic</meta:user-defined>
    <meta:user-defined meta:name="Mendeley_Bookmark_omXtEJDYUt_6" meta:value-type="string">dicted by coexpression and sample ontology enrichment analyses. The functional annotation of the mammalian genome 5 (FANTOM5) project provides comprehensive expression profiles and functional annotation of mammalian cell-type-specific transcriptomes with </meta:user-defined>
    <meta:user-defined meta:name="Mendeley_Bookmark_omXtEJDYUt_60" meta:value-type="string">le": "", "suffix": "", "given": "Kei", "parse-names": false}, {"dropping-particle": "", "family": "Ikawa", "non-dropping-particle": "", "suffix": "", "given": "Tomokatsu", "parse-names": false}, {"dropping-particle": "", "family": "Jankovic", "non-droppin</meta:user-defined>
    <meta:user-defined meta:name="Mendeley_Bookmark_omXtEJDYUt_61" meta:value-type="string">g-particle": "", "suffix": "", "given": "Boris R.", "parse-names": false}, {"dropping-particle": "", "family": "Jia", "non-dropping-particle": "", "suffix": "", "given": "Hui", "parse-names": false}, {"dropping-particle": "", "family": "Joshi", "non-dropp</meta:user-defined>
    <meta:user-defined meta:name="Mendeley_Bookmark_omXtEJDYUt_62" meta:value-type="string">ing-particle": "", "suffix": "", "given": "Anagha", "parse-names": false}, {"dropping-particle": "", "family": "Jurman", "non-dropping-particle": "", "suffix": "", "given": "Giuseppe", "parse-names": false}, {"dropping-particle": "", "family": "Kaczkowski</meta:user-defined>
    <meta:user-defined meta:name="Mendeley_Bookmark_omXtEJDYUt_63" meta:value-type="string">", "non-dropping-particle": "", "suffix": "", "given": "Bogumil", "parse-names": false}, {"dropping-particle": "", "family": "Kai", "non-dropping-particle": "", "suffix": "", "given": "Chieko", "parse-names": false}, {"dropping-particle": "", "family": "K</meta:user-defined>
    <meta:user-defined meta:name="Mendeley_Bookmark_omXtEJDYUt_64" meta:value-type="string">aida", "non-dropping-particle": "", "suffix": "", "given": "Kaoru", "parse-names": false}, {"dropping-particle": "", "family": "Kaiho", "non-dropping-particle": "", "suffix": "", "given": "Ai", "parse-names": false}, {"dropping-particle": "", "family": "K</meta:user-defined>
    <meta:user-defined meta:name="Mendeley_Bookmark_omXtEJDYUt_65" meta:value-type="string">ajiyama", "non-dropping-particle": "", "suffix": "", "given": "Kazuhiro", "parse-names": false}, {"dropping-particle": "", "family": "Kanamori-Katayama", "non-dropping-particle": "", "suffix": "", "given": "Mutsumi", "parse-names": false}, {"dropping-part</meta:user-defined>
    <meta:user-defined meta:name="Mendeley_Bookmark_omXtEJDYUt_66" meta:value-type="string">icle": "", "family": "Kasianov", "non-dropping-particle": "", "suffix": "", "given": "Artem S.", "parse-names": false}, {"dropping-particle": "", "family": "Kasukawa", "non-dropping-particle": "", "suffix": "", "given": "Takeya", "parse-names": false}, {"</meta:user-defined>
    <meta:user-defined meta:name="Mendeley_Bookmark_omXtEJDYUt_67" meta:value-type="string">dropping-particle": "", "family": "Katayama", "non-dropping-particle": "", "suffix": "", "given": "Shintaro", "parse-names": false}, {"dropping-particle": "", "family": "Kato", "non-dropping-particle": "", "suffix": "", "given": "Sachi", "parse-names": fa</meta:user-defined>
    <meta:user-defined meta:name="Mendeley_Bookmark_omXtEJDYUt_68" meta:value-type="string">lse}, {"dropping-particle": "", "family": "Kawaguchi", "non-dropping-particle": "", "suffix": "", "given": "Shuji", "parse-names": false}, {"dropping-particle": "", "family": "Kawamoto", "non-dropping-particle": "", "suffix": "", "given": "Hiroshi", "pars</meta:user-defined>
    <meta:user-defined meta:name="Mendeley_Bookmark_omXtEJDYUt_69" meta:value-type="string">e-names": false}, {"dropping-particle": "", "family": "Kawamura", "non-dropping-particle": "", "suffix": "", "given": "Yuki I.", "parse-names": false}, {"dropping-particle": "", "family": "Kawashima", "non-dropping-particle": "", "suffix": "", "given": "T</meta:user-defined>
    <meta:user-defined meta:name="Mendeley_Bookmark_omXtEJDYUt_7" meta:value-type="string">wide applications in biomedical research.", "issued": {"date-parts": [["2014", "3", "27"]]}, "PMID": "24670764", "author": [{"dropping-particle": "", "family": "Forrest", "non-dropping-particle": "", "suffix": "", "given": "Alistair R.R. R", "parse-names"</meta:user-defined>
    <meta:user-defined meta:name="Mendeley_Bookmark_omXtEJDYUt_70" meta:value-type="string">sugumi", "parse-names": false}, {"dropping-particle": "", "family": "Kempfle", "non-dropping-particle": "", "suffix": "", "given": "Judith S.", "parse-names": false}, {"dropping-particle": "", "family": "Kenna", "non-dropping-particle": "", "suffix": "", </meta:user-defined>
    <meta:user-defined meta:name="Mendeley_Bookmark_omXtEJDYUt_71" meta:value-type="string">"given": "Tony J.", "parse-names": false}, {"dropping-particle": "", "family": "Kere", "non-dropping-particle": "", "suffix": "", "given": "Juha", "parse-names": false}, {"dropping-particle": "", "family": "Khachigian", "non-dropping-particle": "", "suffi</meta:user-defined>
    <meta:user-defined meta:name="Mendeley_Bookmark_omXtEJDYUt_72" meta:value-type="string">x": "", "given": "Levon M.", "parse-names": false}, {"dropping-particle": "", "family": "Kitamura", "non-dropping-particle": "", "suffix": "", "given": "Toshio", "parse-names": false}, {"dropping-particle": "", "family": "Klinken", "non-dropping-particle"</meta:user-defined>
    <meta:user-defined meta:name="Mendeley_Bookmark_omXtEJDYUt_73" meta:value-type="string">: "", "suffix": "", "given": "S. Peter", "parse-names": false}, {"dropping-particle": "", "family": "Knox", "non-dropping-particle": "", "suffix": "", "given": "Alan J.", "parse-names": false}, {"dropping-particle": "", "family": "Kojima", "non-dropping-p</meta:user-defined>
    <meta:user-defined meta:name="Mendeley_Bookmark_omXtEJDYUt_74" meta:value-type="string">article": "", "suffix": "", "given": "Miki", "parse-names": false}, {"dropping-particle": "", "family": "Kojima", "non-dropping-particle": "", "suffix": "", "given": "Soichi", "parse-names": false}, {"dropping-particle": "", "family": "Kondo", "non-droppi</meta:user-defined>
    <meta:user-defined meta:name="Mendeley_Bookmark_omXtEJDYUt_75" meta:value-type="string">ng-particle": "", "suffix": "", "given": "Naoto", "parse-names": false}, {"dropping-particle": "", "family": "Koseki", "non-dropping-particle": "", "suffix": "", "given": "Haruhiko", "parse-names": false}, {"dropping-particle": "", "family": "Koyasu", "no</meta:user-defined>
    <meta:user-defined meta:name="Mendeley_Bookmark_omXtEJDYUt_76" meta:value-type="string">n-dropping-particle": "", "suffix": "", "given": "Shigeo", "parse-names": false}, {"dropping-particle": "", "family": "Krampitz", "non-dropping-particle": "", "suffix": "", "given": "Sarah", "parse-names": false}, {"dropping-particle": "", "family": "Kubo</meta:user-defined>
    <meta:user-defined meta:name="Mendeley_Bookmark_omXtEJDYUt_77" meta:value-type="string">saki", "non-dropping-particle": "", "suffix": "", "given": "Atsutaka", "parse-names": false}, {"dropping-particle": "", "family": "Kwon", "non-dropping-particle": "", "suffix": "", "given": "Andrew T.", "parse-names": false}, {"dropping-particle": "", "fa</meta:user-defined>
    <meta:user-defined meta:name="Mendeley_Bookmark_omXtEJDYUt_78" meta:value-type="string">mily": "Laros", "non-dropping-particle": "", "suffix": "", "given": "Jeroen F.J. J", "parse-names": false}, {"dropping-particle": "", "family": "Lee", "non-dropping-particle": "", "suffix": "", "given": "Weonju", "parse-names": false}, {"dropping-particle</meta:user-defined>
    <meta:user-defined meta:name="Mendeley_Bookmark_omXtEJDYUt_79" meta:value-type="string">": "", "family": "Lennartsson", "non-dropping-particle": "", "suffix": "", "given": "Andreas", "parse-names": false}, {"dropping-particle": "", "family": "Li", "non-dropping-particle": "", "suffix": "", "given": "Kang", "parse-names": false}, {"dropping-p</meta:user-defined>
    <meta:user-defined meta:name="Mendeley_Bookmark_omXtEJDYUt_8" meta:value-type="string">: false}, {"dropping-particle": "", "family": "Kawaji", "non-dropping-particle": "", "suffix": "", "given": "Hideya", "parse-names": false}, {"dropping-particle": "", "family": "Rehli", "non-dropping-particle": "", "suffix": "", "given": "Michael", "parse</meta:user-defined>
    <meta:user-defined meta:name="Mendeley_Bookmark_omXtEJDYUt_80" meta:value-type="string">article": "", "family": "Lilje", "non-dropping-particle": "", "suffix": "", "given": "Berit", "parse-names": false}, {"dropping-particle": "", "family": "Lipovich", "non-dropping-particle": "", "suffix": "", "given": "Leonard", "parse-names": false}, {"dr</meta:user-defined>
    <meta:user-defined meta:name="Mendeley_Bookmark_omXtEJDYUt_81" meta:value-type="string">opping-particle": "", "family": "Mackay-Sim", "non-dropping-particle": "", "suffix": "", "given": "Alan", "parse-names": false}, {"dropping-particle": "", "family": "Manabe", "non-dropping-particle": "", "suffix": "", "given": "Ri-ichiroh", "parse-names":</meta:user-defined>
    <meta:user-defined meta:name="Mendeley_Bookmark_omXtEJDYUt_82" meta:value-type="string"> false}, {"dropping-particle": "", "family": "Mar", "non-dropping-particle": "", "suffix": "", "given": "Jessica C.", "parse-names": false}, {"dropping-particle": "", "family": "Marchand", "non-dropping-particle": "", "suffix": "", "given": "Benoit", "par</meta:user-defined>
    <meta:user-defined meta:name="Mendeley_Bookmark_omXtEJDYUt_83" meta:value-type="string">se-names": false}, {"dropping-particle": "", "family": "Mathelier", "non-dropping-particle": "", "suffix": "", "given": "Anthony", "parse-names": false}, {"dropping-particle": "", "family": "Mejhert", "non-dropping-particle": "", "suffix": "", "given": "N</meta:user-defined>
    <meta:user-defined meta:name="Mendeley_Bookmark_omXtEJDYUt_84" meta:value-type="string">iklas", "parse-names": false}, {"dropping-particle": "", "family": "Meynert", "non-dropping-particle": "", "suffix": "", "given": "Alison", "parse-names": false}, {"dropping-particle": "", "family": "Mizuno", "non-dropping-particle": "", "suffix": "", "gi</meta:user-defined>
    <meta:user-defined meta:name="Mendeley_Bookmark_omXtEJDYUt_85" meta:value-type="string">ven": "Yosuke", "parse-names": false}, {"dropping-particle": "", "family": "Lima Morais", "non-dropping-particle": "de", "suffix": "", "given": "David A", "parse-names": false}, {"dropping-particle": "", "family": "Morikawa", "non-dropping-particle": "", </meta:user-defined>
    <meta:user-defined meta:name="Mendeley_Bookmark_omXtEJDYUt_86" meta:value-type="string">"suffix": "", "given": "Hiromasa", "parse-names": false}, {"dropping-particle": "", "family": "Morimoto", "non-dropping-particle": "", "suffix": "", "given": "Mitsuru", "parse-names": false}, {"dropping-particle": "", "family": "Moro", "non-dropping-parti</meta:user-defined>
    <meta:user-defined meta:name="Mendeley_Bookmark_omXtEJDYUt_87" meta:value-type="string">cle": "", "suffix": "", "given": "Kazuyo", "parse-names": false}, {"dropping-particle": "", "family": "Motakis", "non-dropping-particle": "", "suffix": "", "given": "Efthymios", "parse-names": false}, {"dropping-particle": "", "family": "Motohashi", "non-</meta:user-defined>
    <meta:user-defined meta:name="Mendeley_Bookmark_omXtEJDYUt_88" meta:value-type="string">dropping-particle": "", "suffix": "", "given": "Hozumi", "parse-names": false}, {"dropping-particle": "", "family": "Mummery", "non-dropping-particle": "", "suffix": "", "given": "Christine L.", "parse-names": false}, {"dropping-particle": "", "family": "</meta:user-defined>
    <meta:user-defined meta:name="Mendeley_Bookmark_omXtEJDYUt_89" meta:value-type="string">Murata", "non-dropping-particle": "", "suffix": "", "given": "Mitsuyoshi", "parse-names": false}, {"dropping-particle": "", "family": "Nagao-Sato", "non-dropping-particle": "", "suffix": "", "given": "Sayaka", "parse-names": false}, {"dropping-particle": </meta:user-defined>
    <meta:user-defined meta:name="Mendeley_Bookmark_omXtEJDYUt_9" meta:value-type="string">-names": false}, {"dropping-particle": "", "family": "Baillie", "non-dropping-particle": "", "suffix": "", "given": "J. Kenneth", "parse-names": false}, {"dropping-particle": "", "family": "Hoon", "non-dropping-particle": "de", "suffix": "", "given": "Mic</meta:user-defined>
    <meta:user-defined meta:name="Mendeley_Bookmark_omXtEJDYUt_90" meta:value-type="string">"", "family": "Nakachi", "non-dropping-particle": "", "suffix": "", "given": "Yutaka", "parse-names": false}, {"dropping-particle": "", "family": "Nakahara", "non-dropping-particle": "", "suffix": "", "given": "Fumio", "parse-names": false}, {"dropping-pa</meta:user-defined>
    <meta:user-defined meta:name="Mendeley_Bookmark_omXtEJDYUt_91" meta:value-type="string">rticle": "", "family": "Nakamura", "non-dropping-particle": "", "suffix": "", "given": "Toshiyuki", "parse-names": false}, {"dropping-particle": "", "family": "Nakamura", "non-dropping-particle": "", "suffix": "", "given": "Yukio", "parse-names": false}, </meta:user-defined>
    <meta:user-defined meta:name="Mendeley_Bookmark_omXtEJDYUt_92" meta:value-type="string">{"dropping-particle": "", "family": "Nakazato", "non-dropping-particle": "", "suffix": "", "given": "Kenichi", "parse-names": false}, {"dropping-particle": "", "family": "Nimwegen", "non-dropping-particle": "van", "suffix": "", "given": "Erik", "parse-nam</meta:user-defined>
    <meta:user-defined meta:name="Mendeley_Bookmark_omXtEJDYUt_93" meta:value-type="string">es": false}, {"dropping-particle": "", "family": "Ninomiya", "non-dropping-particle": "", "suffix": "", "given": "Noriko", "parse-names": false}, {"dropping-particle": "", "family": "Nishiyori", "non-dropping-particle": "", "suffix": "", "given": "Hiromi"</meta:user-defined>
    <meta:user-defined meta:name="Mendeley_Bookmark_omXtEJDYUt_94" meta:value-type="string">, "parse-names": false}, {"dropping-particle": "", "family": "Noma", "non-dropping-particle": "", "suffix": "", "given": "Shohei", "parse-names": false}, {"dropping-particle": "", "family": "Noma", "non-dropping-particle": "", "suffix": "", "given": "Shoh</meta:user-defined>
    <meta:user-defined meta:name="Mendeley_Bookmark_omXtEJDYUt_95" meta:value-type="string">ei", "parse-names": false}, {"dropping-particle": "", "family": "Noazaki", "non-dropping-particle": "", "suffix": "", "given": "Tadasuke", "parse-names": false}, {"dropping-particle": "", "family": "Ogishima", "non-dropping-particle": "", "suffix": "", "g</meta:user-defined>
    <meta:user-defined meta:name="Mendeley_Bookmark_omXtEJDYUt_96" meta:value-type="string">iven": "Soichi", "parse-names": false}, {"dropping-particle": "", "family": "Ohkura", "non-dropping-particle": "", "suffix": "", "given": "Naganari", "parse-names": false}, {"dropping-particle": "", "family": "Ohimiya", "non-dropping-particle": "", "suffi</meta:user-defined>
    <meta:user-defined meta:name="Mendeley_Bookmark_omXtEJDYUt_97" meta:value-type="string">x": "", "given": "Hiroko", "parse-names": false}, {"dropping-particle": "", "family": "Ohno", "non-dropping-particle": "", "suffix": "", "given": "Hiroshi", "parse-names": false}, {"dropping-particle": "", "family": "Ohshima", "non-dropping-particle": "",</meta:user-defined>
    <meta:user-defined meta:name="Mendeley_Bookmark_omXtEJDYUt_98" meta:value-type="string"> "suffix": "", "given": "Mitsuhiro", "parse-names": false}, {"dropping-particle": "", "family": "Okada-Hatakeyama", "non-dropping-particle": "", "suffix": "", "given": "Mariko", "parse-names": false}, {"dropping-particle": "", "family": "Okazaki", "non-dr</meta:user-defined>
    <meta:user-defined meta:name="Mendeley_Bookmark_omXtEJDYUt_99" meta:value-type="string">opping-particle": "", "suffix": "", "given": "Yasushi", "parse-names": false}, {"dropping-particle": "", "family": "Orlando", "non-dropping-particle": "", "suffix": "", "given": "Valerio", "parse-names": false}, {"dropping-particle": "", "family": "Ovchin</meta:user-defined>
    <meta:user-defined meta:name="Mendeley_Bookmark_oniajWU4I0_1" meta:value-type="string">ADDIN CSL_CITATION {"citationItems": [{"uris": ["http://www.mendeley.com/documents/?uuid=34772b6d-3562-4ed3-92f8-c9f90080c8e0"], "itemData": {"DOI": "10.1038/nature11247", "volume": "489", "ISSN": "1476-4687", "page": "57-74", "id": "ITEM-1", "title": "An</meta:user-defined>
    <meta:user-defined meta:name="Mendeley_Bookmark_oniajWU4I0_10" meta:value-type="string">family": "Doyle", "non-dropping-particle": "", "suffix": "", "given": "Francis", "parse-names": false}, {"dropping-particle": "", "family": "Epstein", "non-dropping-particle": "", "suffix": "", "given": "Charles B", "parse-names": false}, {"dropping-parti</meta:user-defined>
    <meta:user-defined meta:name="Mendeley_Bookmark_oniajWU4I0_100" meta:value-type="string">: false}, {"dropping-particle": "", "family": "Barber", "non-dropping-particle": "", "suffix": "", "given": "Galt P", "parse-names": false}, {"dropping-particle": "", "family": "Cline", "non-dropping-particle": "", "suffix": "", "given": "Melissa S", "par</meta:user-defined>
    <meta:user-defined meta:name="Mendeley_Bookmark_oniajWU4I0_101" meta:value-type="string">se-names": false}, {"dropping-particle": "", "family": "Dreszer", "non-dropping-particle": "", "suffix": "", "given": "Timothy R", "parse-names": false}, {"dropping-particle": "", "family": "Heitner", "non-dropping-particle": "", "suffix": "", "given": "S</meta:user-defined>
    <meta:user-defined meta:name="Mendeley_Bookmark_oniajWU4I0_102" meta:value-type="string">teven G", "parse-names": false}, {"dropping-particle": "", "family": "Karolchik", "non-dropping-particle": "", "suffix": "", "given": "Donna", "parse-names": false}, {"dropping-particle": "", "family": "Kirkup", "non-dropping-particle": "", "suffix": "", </meta:user-defined>
    <meta:user-defined meta:name="Mendeley_Bookmark_oniajWU4I0_103" meta:value-type="string">"given": "Vaness M", "parse-names": false}, {"dropping-particle": "", "family": "Meyer", "non-dropping-particle": "", "suffix": "", "given": "Laurence R", "parse-names": false}, {"dropping-particle": "", "family": "Long", "non-dropping-particle": "", "suf</meta:user-defined>
    <meta:user-defined meta:name="Mendeley_Bookmark_oniajWU4I0_104" meta:value-type="string">fix": "", "given": "Jeffrey C", "parse-names": false}, {"dropping-particle": "", "family": "Maddren", "non-dropping-particle": "", "suffix": "", "given": "Morgan", "parse-names": false}, {"dropping-particle": "", "family": "Raney", "non-dropping-particle"</meta:user-defined>
    <meta:user-defined meta:name="Mendeley_Bookmark_oniajWU4I0_105" meta:value-type="string">: "", "suffix": "", "given": "Brian J", "parse-names": false}, {"dropping-particle": "", "family": "Grasfeder", "non-dropping-particle": "", "suffix": "", "given": "Linda L", "parse-names": false}, {"dropping-particle": "", "family": "Giresi", "non-droppi</meta:user-defined>
    <meta:user-defined meta:name="Mendeley_Bookmark_oniajWU4I0_106" meta:value-type="string">ng-particle": "", "suffix": "", "given": "Paul G", "parse-names": false}, {"dropping-particle": "", "family": "Battenhouse", "non-dropping-particle": "", "suffix": "", "given": "Anna", "parse-names": false}, {"dropping-particle": "", "family": "Sheffield"</meta:user-defined>
    <meta:user-defined meta:name="Mendeley_Bookmark_oniajWU4I0_107" meta:value-type="string">, "non-dropping-particle": "", "suffix": "", "given": "Nathan C", "parse-names": false}, {"dropping-particle": "", "family": "Showers", "non-dropping-particle": "", "suffix": "", "given": "Kimberly a", "parse-names": false}, {"dropping-particle": "", "fam</meta:user-defined>
    <meta:user-defined meta:name="Mendeley_Bookmark_oniajWU4I0_108" meta:value-type="string">ily": "London", "non-dropping-particle": "", "suffix": "", "given": "Darin", "parse-names": false}, {"dropping-particle": "", "family": "Bhinge", "non-dropping-particle": "", "suffix": "", "given": "Akshay a", "parse-names": false}, {"dropping-particle": </meta:user-defined>
    <meta:user-defined meta:name="Mendeley_Bookmark_oniajWU4I0_109" meta:value-type="string">"", "family": "Shestak", "non-dropping-particle": "", "suffix": "", "given": "Christopher", "parse-names": false}, {"dropping-particle": "", "family": "Schaner", "non-dropping-particle": "", "suffix": "", "given": "Matthew R", "parse-names": false}, {"dro</meta:user-defined>
    <meta:user-defined meta:name="Mendeley_Bookmark_oniajWU4I0_11" meta:value-type="string">cle": "", "family": "Frietze", "non-dropping-particle": "", "suffix": "", "given": "Seth", "parse-names": false}, {"dropping-particle": "", "family": "Harrow", "non-dropping-particle": "", "suffix": "", "given": "Jennifer", "parse-names": false}, {"droppi</meta:user-defined>
    <meta:user-defined meta:name="Mendeley_Bookmark_oniajWU4I0_110" meta:value-type="string">pping-particle": "", "family": "Kim", "non-dropping-particle": "", "suffix": "", "given": "Seul Ki", "parse-names": false}, {"dropping-particle": "", "family": "Zhang", "non-dropping-particle": "", "suffix": "", "given": "Zhuzhu Zhancheng Zhengdong", "par</meta:user-defined>
    <meta:user-defined meta:name="Mendeley_Bookmark_oniajWU4I0_111" meta:value-type="string">se-names": false}, {"dropping-particle": "", "family": "Mieczkowski", "non-dropping-particle": "", "suffix": "", "given": "Piotr a", "parse-names": false}, {"dropping-particle": "", "family": "Mieczkowska", "non-dropping-particle": "", "suffix": "", "give</meta:user-defined>
    <meta:user-defined meta:name="Mendeley_Bookmark_oniajWU4I0_112" meta:value-type="string">n": "Joanna O", "parse-names": false}, {"dropping-particle": "", "family": "Liu", "non-dropping-particle": "", "suffix": "", "given": "Zheng", "parse-names": false}, {"dropping-particle": "", "family": "McDaniell", "non-dropping-particle": "", "suffix": "</meta:user-defined>
    <meta:user-defined meta:name="Mendeley_Bookmark_oniajWU4I0_113" meta:value-type="string">", "given": "Ryan M", "parse-names": false}, {"dropping-particle": "", "family": "Ni", "non-dropping-particle": "", "suffix": "", "given": "Yunyun", "parse-names": false}, {"dropping-particle": "", "family": "Rashid", "non-dropping-particle": "", "suffix"</meta:user-defined>
    <meta:user-defined meta:name="Mendeley_Bookmark_oniajWU4I0_114" meta:value-type="string">: "", "given": "Naim U", "parse-names": false}, {"dropping-particle": "", "family": "Kim", "non-dropping-particle": "", "suffix": "", "given": "Min Jae", "parse-names": false}, {"dropping-particle": "", "family": "Adar", "non-dropping-particle": "", "suff</meta:user-defined>
    <meta:user-defined meta:name="Mendeley_Bookmark_oniajWU4I0_115" meta:value-type="string">ix": "", "given": "Sheera", "parse-names": false}, {"dropping-particle": "", "family": "Wang", "non-dropping-particle": "", "suffix": "", "given": "Tianyuan", "parse-names": false}, {"dropping-particle": "", "family": "Winter", "non-dropping-particle": ""</meta:user-defined>
    <meta:user-defined meta:name="Mendeley_Bookmark_oniajWU4I0_116" meta:value-type="string">, "suffix": "", "given": "Deborah", "parse-names": false}, {"dropping-particle": "", "family": "Keefe", "non-dropping-particle": "", "suffix": "", "given": "Damian", "parse-names": false}, {"dropping-particle": "", "family": "Iyer", "non-dropping-particle</meta:user-defined>
    <meta:user-defined meta:name="Mendeley_Bookmark_oniajWU4I0_117" meta:value-type="string">": "", "suffix": "", "given": "Vishwanath R", "parse-names": false}, {"dropping-particle": "", "family": "Sandhu", "non-dropping-particle": "", "suffix": "", "given": "Kljeet Singh", "parse-names": false}, {"dropping-particle": "", "family": "Zheng", "non</meta:user-defined>
    <meta:user-defined meta:name="Mendeley_Bookmark_oniajWU4I0_118" meta:value-type="string">-dropping-particle": "", "suffix": "", "given": "Meizhen", "parse-names": false}, {"dropping-particle": "", "family": "Wang", "non-dropping-particle": "", "suffix": "", "given": "Ping", "parse-names": false}, {"dropping-particle": "", "family": "Gertz", "</meta:user-defined>
    <meta:user-defined meta:name="Mendeley_Bookmark_oniajWU4I0_119" meta:value-type="string">non-dropping-particle": "", "suffix": "", "given": "Jason", "parse-names": false}, {"dropping-particle": "", "family": "Vielmetter", "non-dropping-particle": "", "suffix": "", "given": "Jost", "parse-names": false}, {"dropping-particle": "", "family": "Pa</meta:user-defined>
    <meta:user-defined meta:name="Mendeley_Bookmark_oniajWU4I0_12" meta:value-type="string">ng-particle": "", "family": "Kaul", "non-dropping-particle": "", "suffix": "", "given": "Rajinder", "parse-names": false}, {"dropping-particle": "", "family": "Khatun", "non-dropping-particle": "", "suffix": "", "given": "Jainab", "parse-names": false}, {</meta:user-defined>
    <meta:user-defined meta:name="Mendeley_Bookmark_oniajWU4I0_120" meta:value-type="string">rtridge", "non-dropping-particle": "", "suffix": "", "given": "E Christopher", "parse-names": false}, {"dropping-particle": "", "family": "Varley", "non-dropping-particle": "", "suffix": "", "given": "Katherine E", "parse-names": false}, {"dropping-partic</meta:user-defined>
    <meta:user-defined meta:name="Mendeley_Bookmark_oniajWU4I0_121" meta:value-type="string">le": "", "family": "Gasper", "non-dropping-particle": "", "suffix": "", "given": "Clarke", "parse-names": false}, {"dropping-particle": "", "family": "Bansal", "non-dropping-particle": "", "suffix": "", "given": "Anita", "parse-names": false}, {"dropping-</meta:user-defined>
    <meta:user-defined meta:name="Mendeley_Bookmark_oniajWU4I0_122" meta:value-type="string">particle": "", "family": "Pepke", "non-dropping-particle": "", "suffix": "", "given": "Shirley", "parse-names": false}, {"dropping-particle": "", "family": "Jain", "non-dropping-particle": "", "suffix": "", "given": "Preti", "parse-names": false}, {"dropp</meta:user-defined>
    <meta:user-defined meta:name="Mendeley_Bookmark_oniajWU4I0_123" meta:value-type="string">ing-particle": "", "family": "Amrhein", "non-dropping-particle": "", "suffix": "", "given": "Henry", "parse-names": false}, {"dropping-particle": "", "family": "Bowling", "non-dropping-particle": "", "suffix": "", "given": "Kevin M", "parse-names": false}</meta:user-defined>
    <meta:user-defined meta:name="Mendeley_Bookmark_oniajWU4I0_124" meta:value-type="string">, {"dropping-particle": "", "family": "Anaya", "non-dropping-particle": "", "suffix": "", "given": "Michael", "parse-names": false}, {"dropping-particle": "", "family": "Cross", "non-dropping-particle": "", "suffix": "", "given": "Marie K", "parse-names":</meta:user-defined>
    <meta:user-defined meta:name="Mendeley_Bookmark_oniajWU4I0_125" meta:value-type="string"> false}, {"dropping-particle": "", "family": "Muratet", "non-dropping-particle": "", "suffix": "", "given": "Michael a", "parse-names": false}, {"dropping-particle": "", "family": "Newberry", "non-dropping-particle": "", "suffix": "", "given": "Kimberly M</meta:user-defined>
    <meta:user-defined meta:name="Mendeley_Bookmark_oniajWU4I0_126" meta:value-type="string">", "parse-names": false}, {"dropping-particle": "", "family": "McCue", "non-dropping-particle": "", "suffix": "", "given": "Kenneth", "parse-names": false}, {"dropping-particle": "", "family": "Nesmith", "non-dropping-particle": "", "suffix": "", "given":</meta:user-defined>
    <meta:user-defined meta:name="Mendeley_Bookmark_oniajWU4I0_127" meta:value-type="string"> "Amy S", "parse-names": false}, {"dropping-particle": "", "family": "Fisher-Aylor", "non-dropping-particle": "", "suffix": "", "given": "Katherine I", "parse-names": false}, {"dropping-particle": "", "family": "Pusey", "non-dropping-particle": "", "suffi</meta:user-defined>
    <meta:user-defined meta:name="Mendeley_Bookmark_oniajWU4I0_128" meta:value-type="string">x": "", "given": "Barbara", "parse-names": false}, {"dropping-particle": "", "family": "DeSalvo", "non-dropping-particle": "", "suffix": "", "given": "Gilberto", "parse-names": false}, {"dropping-particle": "", "family": "Balasubramanian", "non-dropping-p</meta:user-defined>
    <meta:user-defined meta:name="Mendeley_Bookmark_oniajWU4I0_129" meta:value-type="string">article": "", "suffix": "", "given": "Suganthi Sreeram", "parse-names": false}, {"dropping-particle": "", "family": "Davis", "non-dropping-particle": "", "suffix": "", "given": "Nicholas S", "parse-names": false}, {"dropping-particle": "", "family": "Mead</meta:user-defined>
    <meta:user-defined meta:name="Mendeley_Bookmark_oniajWU4I0_13" meta:value-type="string">"dropping-particle": "", "family": "Lajoie", "non-dropping-particle": "", "suffix": "", "given": "Bryan R", "parse-names": false}, {"dropping-particle": "", "family": "Landt", "non-dropping-particle": "", "suffix": "", "given": "Stephen G", "parse-names":</meta:user-defined>
    <meta:user-defined meta:name="Mendeley_Bookmark_oniajWU4I0_130" meta:value-type="string">ows", "non-dropping-particle": "", "suffix": "", "given": "Sarah K", "parse-names": false}, {"dropping-particle": "", "family": "Eggleston", "non-dropping-particle": "", "suffix": "", "given": "Tracy", "parse-names": false}, {"dropping-particle": "", "fam</meta:user-defined>
    <meta:user-defined meta:name="Mendeley_Bookmark_oniajWU4I0_131" meta:value-type="string">ily": "Newberry", "non-dropping-particle": "", "suffix": "", "given": "J Scott", "parse-names": false}, {"dropping-particle": "", "family": "Levy", "non-dropping-particle": "", "suffix": "", "given": "Shawn E", "parse-names": false}, {"dropping-particle":</meta:user-defined>
    <meta:user-defined meta:name="Mendeley_Bookmark_oniajWU4I0_132" meta:value-type="string"> "", "family": "Absher", "non-dropping-particle": "", "suffix": "", "given": "Devin M", "parse-names": false}, {"dropping-particle": "", "family": "Wong", "non-dropping-particle": "", "suffix": "", "given": "Wing H", "parse-names": false}, {"dropping-part</meta:user-defined>
    <meta:user-defined meta:name="Mendeley_Bookmark_oniajWU4I0_133" meta:value-type="string">icle": "", "family": "Blow", "non-dropping-particle": "", "suffix": "", "given": "Matthew J", "parse-names": false}, {"dropping-particle": "", "family": "Visel", "non-dropping-particle": "", "suffix": "", "given": "Axel", "parse-names": false}, {"dropping</meta:user-defined>
    <meta:user-defined meta:name="Mendeley_Bookmark_oniajWU4I0_134" meta:value-type="string">-particle": "", "family": "Pennachio", "non-dropping-particle": "", "suffix": "", "given": "Len a", "parse-names": false}, {"dropping-particle": "", "family": "Elnitski", "non-dropping-particle": "", "suffix": "", "given": "Laura", "parse-names": false}, </meta:user-defined>
    <meta:user-defined meta:name="Mendeley_Bookmark_oniajWU4I0_135" meta:value-type="string">{"dropping-particle": "", "family": "Petrykowska", "non-dropping-particle": "", "suffix": "", "given": "Hanna M", "parse-names": false}, {"dropping-particle": "", "family": "Abyzov", "non-dropping-particle": "", "suffix": "", "given": "Alexej", "parse-nam</meta:user-defined>
    <meta:user-defined meta:name="Mendeley_Bookmark_oniajWU4I0_136" meta:value-type="string">es": false}, {"dropping-particle": "", "family": "Aken", "non-dropping-particle": "", "suffix": "", "given": "Bronwen", "parse-names": false}, {"dropping-particle": "", "family": "Barrell", "non-dropping-particle": "", "suffix": "", "given": "Daniel", "pa</meta:user-defined>
    <meta:user-defined meta:name="Mendeley_Bookmark_oniajWU4I0_137" meta:value-type="string">rse-names": false}, {"dropping-particle": "", "family": "Barson", "non-dropping-particle": "", "suffix": "", "given": "Gemma", "parse-names": false}, {"dropping-particle": "", "family": "Berry", "non-dropping-particle": "", "suffix": "", "given": "Andrew"</meta:user-defined>
    <meta:user-defined meta:name="Mendeley_Bookmark_oniajWU4I0_138" meta:value-type="string">, "parse-names": false}, {"dropping-particle": "", "family": "Bignell", "non-dropping-particle": "", "suffix": "", "given": "Alexandra", "parse-names": false}, {"dropping-particle": "", "family": "Boychenko", "non-dropping-particle": "", "suffix": "", "gi</meta:user-defined>
    <meta:user-defined meta:name="Mendeley_Bookmark_oniajWU4I0_139" meta:value-type="string">ven": "Veronika", "parse-names": false}, {"dropping-particle": "", "family": "Bussotti", "non-dropping-particle": "", "suffix": "", "given": "Govanni", "parse-names": false}, {"dropping-particle": "", "family": "Davidson", "non-dropping-particle": "", "su</meta:user-defined>
    <meta:user-defined meta:name="Mendeley_Bookmark_oniajWU4I0_14" meta:value-type="string"> false}, {"dropping-particle": "", "family": "Lee", "non-dropping-particle": "", "suffix": "", "given": "Burn-Kyu Bum-Kyu", "parse-names": false}, {"dropping-particle": "", "family": "Pauli", "non-dropping-particle": "", "suffix": "", "given": "Florencia"</meta:user-defined>
    <meta:user-defined meta:name="Mendeley_Bookmark_oniajWU4I0_140" meta:value-type="string">ffix": "", "given": "Claire", "parse-names": false}, {"dropping-particle": "", "family": "Despacio-Reyes", "non-dropping-particle": "", "suffix": "", "given": "Gloria", "parse-names": false}, {"dropping-particle": "", "family": "Diekhans", "non-dropping-p</meta:user-defined>
    <meta:user-defined meta:name="Mendeley_Bookmark_oniajWU4I0_141" meta:value-type="string">article": "", "suffix": "", "given": "Mark", "parse-names": false}, {"dropping-particle": "", "family": "Ezkurdia", "non-dropping-particle": "", "suffix": "", "given": "Iakes", "parse-names": false}, {"dropping-particle": "", "family": "Frankish", "non-dr</meta:user-defined>
    <meta:user-defined meta:name="Mendeley_Bookmark_oniajWU4I0_142" meta:value-type="string">opping-particle": "", "suffix": "", "given": "Adam", "parse-names": false}, {"dropping-particle": "", "family": "Gilbert", "non-dropping-particle": "", "suffix": "", "given": "James", "parse-names": false}, {"dropping-particle": "", "family": "Gonzalez", </meta:user-defined>
    <meta:user-defined meta:name="Mendeley_Bookmark_oniajWU4I0_143" meta:value-type="string">"non-dropping-particle": "", "suffix": "", "given": "Jose Manuel", "parse-names": false}, {"dropping-particle": "", "family": "Griffiths", "non-dropping-particle": "", "suffix": "", "given": "Ed", "parse-names": false}, {"dropping-particle": "", "family":</meta:user-defined>
    <meta:user-defined meta:name="Mendeley_Bookmark_oniajWU4I0_144" meta:value-type="string"> "Harte", "non-dropping-particle": "", "suffix": "", "given": "Rachel", "parse-names": false}, {"dropping-particle": "", "family": "Hendrix", "non-dropping-particle": "", "suffix": "", "given": "David a", "parse-names": false}, {"dropping-particle": "", "</meta:user-defined>
    <meta:user-defined meta:name="Mendeley_Bookmark_oniajWU4I0_145" meta:value-type="string">family": "Hunt", "non-dropping-particle": "", "suffix": "", "given": "Toby", "parse-names": false}, {"dropping-particle": "", "family": "Jungreis", "non-dropping-particle": "", "suffix": "", "given": "Irwin", "parse-names": false}, {"dropping-particle": "</meta:user-defined>
    <meta:user-defined meta:name="Mendeley_Bookmark_oniajWU4I0_146" meta:value-type="string">", "family": "Kay", "non-dropping-particle": "", "suffix": "", "given": "Mike", "parse-names": false}, {"dropping-particle": "", "family": "Khurana", "non-dropping-particle": "", "suffix": "", "given": "Ekta", "parse-names": false}, {"dropping-particle": </meta:user-defined>
    <meta:user-defined meta:name="Mendeley_Bookmark_oniajWU4I0_147" meta:value-type="string">"", "family": "Leng", "non-dropping-particle": "", "suffix": "", "given": "Jing", "parse-names": false}, {"dropping-particle": "", "family": "Lin", "non-dropping-particle": "", "suffix": "", "given": "Michael F", "parse-names": false}, {"dropping-particle</meta:user-defined>
    <meta:user-defined meta:name="Mendeley_Bookmark_oniajWU4I0_148" meta:value-type="string">": "", "family": "Loveland", "non-dropping-particle": "", "suffix": "", "given": "Jane", "parse-names": false}, {"dropping-particle": "", "family": "Lu", "non-dropping-particle": "", "suffix": "", "given": "Zhi", "parse-names": false}, {"dropping-particle</meta:user-defined>
    <meta:user-defined meta:name="Mendeley_Bookmark_oniajWU4I0_149" meta:value-type="string">": "", "family": "Manthravadi", "non-dropping-particle": "", "suffix": "", "given": "Deepa", "parse-names": false}, {"dropping-particle": "", "family": "Mariotti", "non-dropping-particle": "", "suffix": "", "given": "Marco", "parse-names": false}, {"dropp</meta:user-defined>
    <meta:user-defined meta:name="Mendeley_Bookmark_oniajWU4I0_15" meta:value-type="string">, "parse-names": false}, {"dropping-particle": "", "family": "Rosenbloom", "non-dropping-particle": "", "suffix": "", "given": "Kate R", "parse-names": false}, {"dropping-particle": "", "family": "Sabo", "non-dropping-particle": "", "suffix": "", "given":</meta:user-defined>
    <meta:user-defined meta:name="Mendeley_Bookmark_oniajWU4I0_150" meta:value-type="string">ing-particle": "", "family": "Mudge", "non-dropping-particle": "", "suffix": "", "given": "Jonathan", "parse-names": false}, {"dropping-particle": "", "family": "Mukherjee", "non-dropping-particle": "", "suffix": "", "given": "Gaurab", "parse-names": fals</meta:user-defined>
    <meta:user-defined meta:name="Mendeley_Bookmark_oniajWU4I0_151" meta:value-type="string">e}, {"dropping-particle": "", "family": "Notredame", "non-dropping-particle": "", "suffix": "", "given": "Cedric", "parse-names": false}, {"dropping-particle": "", "family": "Pei", "non-dropping-particle": "", "suffix": "", "given": "Baikang", "parse-name</meta:user-defined>
    <meta:user-defined meta:name="Mendeley_Bookmark_oniajWU4I0_152" meta:value-type="string">s": false}, {"dropping-particle": "", "family": "Rodriguez", "non-dropping-particle": "", "suffix": "", "given": "Jose Manuel", "parse-names": false}, {"dropping-particle": "", "family": "Saunders", "non-dropping-particle": "", "suffix": "", "given": "Gar</meta:user-defined>
    <meta:user-defined meta:name="Mendeley_Bookmark_oniajWU4I0_153" meta:value-type="string">y", "parse-names": false}, {"dropping-particle": "", "family": "Sboner", "non-dropping-particle": "", "suffix": "", "given": "Andrea", "parse-names": false}, {"dropping-particle": "", "family": "Searle", "non-dropping-particle": "", "suffix": "", "given":</meta:user-defined>
    <meta:user-defined meta:name="Mendeley_Bookmark_oniajWU4I0_154" meta:value-type="string"> "Stephen", "parse-names": false}, {"dropping-particle": "", "family": "Sisu", "non-dropping-particle": "", "suffix": "", "given": "Cristina", "parse-names": false}, {"dropping-particle": "", "family": "Snow", "non-dropping-particle": "", "suffix": "", "g</meta:user-defined>
    <meta:user-defined meta:name="Mendeley_Bookmark_oniajWU4I0_155" meta:value-type="string">iven": "Catherine", "parse-names": false}, {"dropping-particle": "", "family": "Steward", "non-dropping-particle": "", "suffix": "", "given": "Charlie", "parse-names": false}, {"dropping-particle": "", "family": "Tapanari", "non-dropping-particle": "", "s</meta:user-defined>
    <meta:user-defined meta:name="Mendeley_Bookmark_oniajWU4I0_156" meta:value-type="string">uffix": "", "given": "Electra", "parse-names": false}, {"dropping-particle": "", "family": "Tress", "non-dropping-particle": "", "suffix": "", "given": "Michael L", "parse-names": false}, {"dropping-particle": "", "family": "Baren", "non-dropping-particle</meta:user-defined>
    <meta:user-defined meta:name="Mendeley_Bookmark_oniajWU4I0_157" meta:value-type="string">": "van", "suffix": "", "given": "Marijke J", "parse-names": false}, {"dropping-particle": "", "family": "Washieti", "non-dropping-particle": "", "suffix": "", "given": "Stefan", "parse-names": false}, {"dropping-particle": "", "family": "Wilming", "non-d</meta:user-defined>
    <meta:user-defined meta:name="Mendeley_Bookmark_oniajWU4I0_158" meta:value-type="string">ropping-particle": "", "suffix": "", "given": "Laurens", "parse-names": false}, {"dropping-particle": "", "family": "Zadissa", "non-dropping-particle": "", "suffix": "", "given": "Amonida", "parse-names": false}, {"dropping-particle": "", "family": "Zheng</meta:user-defined>
    <meta:user-defined meta:name="Mendeley_Bookmark_oniajWU4I0_159" meta:value-type="string">dong", "non-dropping-particle": "", "suffix": "", "given": "Zhang", "parse-names": false}, {"dropping-particle": "", "family": "Brent", "non-dropping-particle": "", "suffix": "", "given": "Michael", "parse-names": false}, {"dropping-particle": "", "family</meta:user-defined>
    <meta:user-defined meta:name="Mendeley_Bookmark_oniajWU4I0_16" meta:value-type="string"> "Peter", "parse-names": false}, {"dropping-particle": "", "family": "Safi", "non-dropping-particle": "", "suffix": "", "given": "Alexias", "parse-names": false}, {"dropping-particle": "", "family": "Sanyal", "non-dropping-particle": "", "suffix": "", "gi</meta:user-defined>
    <meta:user-defined meta:name="Mendeley_Bookmark_oniajWU4I0_160" meta:value-type="string">": "Haussler", "non-dropping-particle": "", "suffix": "", "given": "David", "parse-names": false}, {"dropping-particle": "", "family": "Valencia", "non-dropping-particle": "", "suffix": "", "given": "Alfonso", "parse-names": false}, {"dropping-particle": </meta:user-defined>
    <meta:user-defined meta:name="Mendeley_Bookmark_oniajWU4I0_161" meta:value-type="string">"", "family": "Raymond", "non-dropping-particle": "", "suffix": "", "given": "Alexandre", "parse-names": false}, {"dropping-particle": "", "family": "Addleman", "non-dropping-particle": "", "suffix": "", "given": "Nick", "parse-names": false}, {"dropping-</meta:user-defined>
    <meta:user-defined meta:name="Mendeley_Bookmark_oniajWU4I0_162" meta:value-type="string">particle": "", "family": "Alexander", "non-dropping-particle": "", "suffix": "", "given": "Roger P", "parse-names": false}, {"dropping-particle": "", "family": "Auerbach", "non-dropping-particle": "", "suffix": "", "given": "Raymond K", "parse-names": fal</meta:user-defined>
    <meta:user-defined meta:name="Mendeley_Bookmark_oniajWU4I0_163" meta:value-type="string">se}, {"dropping-particle": "", "family": "Bettinger", "non-dropping-particle": "", "suffix": "", "given": "Keith", "parse-names": false}, {"dropping-particle": "", "family": "Bhardwaj", "non-dropping-particle": "", "suffix": "", "given": "Nitin", "parse-n</meta:user-defined>
    <meta:user-defined meta:name="Mendeley_Bookmark_oniajWU4I0_164" meta:value-type="string">ames": false}, {"dropping-particle": "", "family": "Boyle", "non-dropping-particle": "", "suffix": "", "given": "Alan P", "parse-names": false}, {"dropping-particle": "", "family": "Cao", "non-dropping-particle": "", "suffix": "", "given": "Alina R", "par</meta:user-defined>
    <meta:user-defined meta:name="Mendeley_Bookmark_oniajWU4I0_165" meta:value-type="string">se-names": false}, {"dropping-particle": "", "family": "Cayting", "non-dropping-particle": "", "suffix": "", "given": "Philip", "parse-names": false}, {"dropping-particle": "", "family": "Charos", "non-dropping-particle": "", "suffix": "", "given": "Alexa</meta:user-defined>
    <meta:user-defined meta:name="Mendeley_Bookmark_oniajWU4I0_166" meta:value-type="string">ndra", "parse-names": false}, {"dropping-particle": "", "family": "Cheng", "non-dropping-particle": "", "suffix": "", "given": "Yong", "parse-names": false}, {"dropping-particle": "", "family": "Eastman", "non-dropping-particle": "", "suffix": "", "given"</meta:user-defined>
    <meta:user-defined meta:name="Mendeley_Bookmark_oniajWU4I0_167" meta:value-type="string">: "Catharine", "parse-names": false}, {"dropping-particle": "", "family": "Euskirchen", "non-dropping-particle": "", "suffix": "", "given": "Ghia", "parse-names": false}, {"dropping-particle": "", "family": "Fleming", "non-dropping-particle": "", "suffix"</meta:user-defined>
    <meta:user-defined meta:name="Mendeley_Bookmark_oniajWU4I0_168" meta:value-type="string">: "", "given": "Joseph D", "parse-names": false}, {"dropping-particle": "", "family": "Grubert", "non-dropping-particle": "", "suffix": "", "given": "Fabian", "parse-names": false}, {"dropping-particle": "", "family": "Habegger", "non-dropping-particle": </meta:user-defined>
    <meta:user-defined meta:name="Mendeley_Bookmark_oniajWU4I0_169" meta:value-type="string">"", "suffix": "", "given": "Lukas", "parse-names": false}, {"dropping-particle": "", "family": "Hariharan", "non-dropping-particle": "", "suffix": "", "given": "Manoj", "parse-names": false}, {"dropping-particle": "", "family": "Harmanci", "non-dropping-p</meta:user-defined>
    <meta:user-defined meta:name="Mendeley_Bookmark_oniajWU4I0_17" meta:value-type="string">ven": "Amartya", "parse-names": false}, {"dropping-particle": "", "family": "Shoresh", "non-dropping-particle": "", "suffix": "", "given": "Noam", "parse-names": false}, {"dropping-particle": "", "family": "Simon", "non-dropping-particle": "", "suffix": "</meta:user-defined>
    <meta:user-defined meta:name="Mendeley_Bookmark_oniajWU4I0_170" meta:value-type="string">article": "", "suffix": "", "given": "Arif", "parse-names": false}, {"dropping-particle": "", "family": "Iyenger", "non-dropping-particle": "", "suffix": "", "given": "Susma", "parse-names": false}, {"dropping-particle": "", "family": "Jin", "non-dropping</meta:user-defined>
    <meta:user-defined meta:name="Mendeley_Bookmark_oniajWU4I0_171" meta:value-type="string">-particle": "", "suffix": "", "given": "Victor X", "parse-names": false}, {"dropping-particle": "", "family": "Karczewski", "non-dropping-particle": "", "suffix": "", "given": "Konrad J", "parse-names": false}, {"dropping-particle": "", "family": "Kasowsk</meta:user-defined>
    <meta:user-defined meta:name="Mendeley_Bookmark_oniajWU4I0_172" meta:value-type="string">i", "non-dropping-particle": "", "suffix": "", "given": "Maya", "parse-names": false}, {"dropping-particle": "", "family": "Lacroute", "non-dropping-particle": "", "suffix": "", "given": "Phil", "parse-names": false}, {"dropping-particle": "", "family": "</meta:user-defined>
    <meta:user-defined meta:name="Mendeley_Bookmark_oniajWU4I0_173" meta:value-type="string">Lam", "non-dropping-particle": "", "suffix": "", "given": "Hugo", "parse-names": false}, {"dropping-particle": "", "family": "Larnarre-Vincent", "non-dropping-particle": "", "suffix": "", "given": "Nathan", "parse-names": false}, {"dropping-particle": "",</meta:user-defined>
    <meta:user-defined meta:name="Mendeley_Bookmark_oniajWU4I0_174" meta:value-type="string"> "family": "Lian", "non-dropping-particle": "", "suffix": "", "given": "Jin", "parse-names": false}, {"dropping-particle": "", "family": "Lindahl-Allen", "non-dropping-particle": "", "suffix": "", "given": "Marianne", "parse-names": false}, {"dropping-par</meta:user-defined>
    <meta:user-defined meta:name="Mendeley_Bookmark_oniajWU4I0_175" meta:value-type="string">ticle": "", "family": "Min", "non-dropping-particle": "", "suffix": "", "given": "Renqiang", "parse-names": false}, {"dropping-particle": "", "family": "Miotto", "non-dropping-particle": "", "suffix": "", "given": "Benoit", "parse-names": false}, {"droppi</meta:user-defined>
    <meta:user-defined meta:name="Mendeley_Bookmark_oniajWU4I0_176" meta:value-type="string">ng-particle": "", "family": "Monahan", "non-dropping-particle": "", "suffix": "", "given": "Hannah", "parse-names": false}, {"dropping-particle": "", "family": "Moqtaderi", "non-dropping-particle": "", "suffix": "", "given": "Zarmik", "parse-names": false</meta:user-defined>
    <meta:user-defined meta:name="Mendeley_Bookmark_oniajWU4I0_177" meta:value-type="string">}, {"dropping-particle": "", "family": "Mu", "non-dropping-particle": "", "suffix": "", "given": "Xinmeng J", "parse-names": false}, {"dropping-particle": "", "family": "O'Geen", "non-dropping-particle": "", "suffix": "", "given": "Henriette", "parse-name</meta:user-defined>
    <meta:user-defined meta:name="Mendeley_Bookmark_oniajWU4I0_178" meta:value-type="string">s": false}, {"dropping-particle": "", "family": "Ouyang", "non-dropping-particle": "", "suffix": "", "given": "Zhengqing", "parse-names": false}, {"dropping-particle": "", "family": "Patacsil", "non-dropping-particle": "", "suffix": "", "given": "Dorrelyn</meta:user-defined>
    <meta:user-defined meta:name="Mendeley_Bookmark_oniajWU4I0_179" meta:value-type="string">", "parse-names": false}, {"dropping-particle": "", "family": "Raha", "non-dropping-particle": "", "suffix": "", "given": "Debasish", "parse-names": false}, {"dropping-particle": "", "family": "Ramirez", "non-dropping-particle": "", "suffix": "", "given":</meta:user-defined>
    <meta:user-defined meta:name="Mendeley_Bookmark_oniajWU4I0_18" meta:value-type="string">", "given": "Jeremy M", "parse-names": false}, {"dropping-particle": "", "family": "Song", "non-dropping-particle": "", "suffix": "", "given": "Lingyun", "parse-names": false}, {"dropping-particle": "", "family": "Trinklein", "non-dropping-particle": "", </meta:user-defined>
    <meta:user-defined meta:name="Mendeley_Bookmark_oniajWU4I0_180" meta:value-type="string"> "Lucia", "parse-names": false}, {"dropping-particle": "", "family": "Reed", "non-dropping-particle": "", "suffix": "", "given": "Brian", "parse-names": false}, {"dropping-particle": "", "family": "Shi", "non-dropping-particle": "", "suffix": "", "given":</meta:user-defined>
    <meta:user-defined meta:name="Mendeley_Bookmark_oniajWU4I0_181" meta:value-type="string"> "Minyi", "parse-names": false}, {"dropping-particle": "", "family": "Slifer", "non-dropping-particle": "", "suffix": "", "given": "Teri", "parse-names": false}, {"dropping-particle": "", "family": "Witt", "non-dropping-particle": "", "suffix": "", "given</meta:user-defined>
    <meta:user-defined meta:name="Mendeley_Bookmark_oniajWU4I0_182" meta:value-type="string">": "Heather", "parse-names": false}, {"dropping-particle": "", "family": "Wu", "non-dropping-particle": "", "suffix": "", "given": "Linfeng", "parse-names": false}, {"dropping-particle": "", "family": "Xu", "non-dropping-particle": "", "suffix": "", "give</meta:user-defined>
    <meta:user-defined meta:name="Mendeley_Bookmark_oniajWU4I0_183" meta:value-type="string">n": "Xiaoqin", "parse-names": false}, {"dropping-particle": "", "family": "Yan", "non-dropping-particle": "", "suffix": "", "given": "Koon-Kiu", "parse-names": false}, {"dropping-particle": "", "family": "Yang", "non-dropping-particle": "", "suffix": "", </meta:user-defined>
    <meta:user-defined meta:name="Mendeley_Bookmark_oniajWU4I0_184" meta:value-type="string">"given": "Xinqiong", "parse-names": false}, {"dropping-particle": "", "family": "Struhl", "non-dropping-particle": "", "suffix": "", "given": "Kevin", "parse-names": false}, {"dropping-particle": "", "family": "Weissman", "non-dropping-particle": "", "suf</meta:user-defined>
    <meta:user-defined meta:name="Mendeley_Bookmark_oniajWU4I0_185" meta:value-type="string">fix": "", "given": "Sherman M", "parse-names": false}, {"dropping-particle": "", "family": "Tenebaum", "non-dropping-particle": "", "suffix": "", "given": "Scott a", "parse-names": false}, {"dropping-particle": "", "family": "Penalva", "non-dropping-parti</meta:user-defined>
    <meta:user-defined meta:name="Mendeley_Bookmark_oniajWU4I0_186" meta:value-type="string">cle": "", "suffix": "", "given": "Luiz O", "parse-names": false}, {"dropping-particle": "", "family": "Karmakar", "non-dropping-particle": "", "suffix": "", "given": "Subhradip", "parse-names": false}, {"dropping-particle": "", "family": "Bhanvadia", "non</meta:user-defined>
    <meta:user-defined meta:name="Mendeley_Bookmark_oniajWU4I0_187" meta:value-type="string">-dropping-particle": "", "suffix": "", "given": "Raj R", "parse-names": false}, {"dropping-particle": "", "family": "Choudhury", "non-dropping-particle": "", "suffix": "", "given": "Alina", "parse-names": false}, {"dropping-particle": "", "family": "Doman</meta:user-defined>
    <meta:user-defined meta:name="Mendeley_Bookmark_oniajWU4I0_188" meta:value-type="string">us", "non-dropping-particle": "", "suffix": "", "given": "Marc", "parse-names": false}, {"dropping-particle": "", "family": "Ma", "non-dropping-particle": "", "suffix": "", "given": "Lijia", "parse-names": false}, {"dropping-particle": "", "family": "Mora</meta:user-defined>
    <meta:user-defined meta:name="Mendeley_Bookmark_oniajWU4I0_189" meta:value-type="string">n", "non-dropping-particle": "", "suffix": "", "given": "Jennifer", "parse-names": false}, {"dropping-particle": "", "family": "Victorsen", "non-dropping-particle": "", "suffix": "", "given": "Alec", "parse-names": false}, {"dropping-particle": "", "famil</meta:user-defined>
    <meta:user-defined meta:name="Mendeley_Bookmark_oniajWU4I0_19" meta:value-type="string">"suffix": "", "given": "Nathan D", "parse-names": false}, {"dropping-particle": "", "family": "Altshuler", "non-dropping-particle": "", "suffix": "", "given": "Robert C", "parse-names": false}, {"dropping-particle": "", "family": "Birney", "non-dropping-p</meta:user-defined>
    <meta:user-defined meta:name="Mendeley_Bookmark_oniajWU4I0_190" meta:value-type="string">y": "Auer", "non-dropping-particle": "", "suffix": "", "given": "Thomas", "parse-names": false}, {"dropping-particle": "", "family": "Centarin", "non-dropping-particle": "", "suffix": "", "given": "Lazaro", "parse-names": false}, {"dropping-particle": "",</meta:user-defined>
    <meta:user-defined meta:name="Mendeley_Bookmark_oniajWU4I0_191" meta:value-type="string"> "family": "Eichenlaub", "non-dropping-particle": "", "suffix": "", "given": "Michael", "parse-names": false}, {"dropping-particle": "", "family": "Gruhl", "non-dropping-particle": "", "suffix": "", "given": "Franziska", "parse-names": false}, {"dropping-</meta:user-defined>
    <meta:user-defined meta:name="Mendeley_Bookmark_oniajWU4I0_192" meta:value-type="string">particle": "", "family": "Heerman", "non-dropping-particle": "", "suffix": "", "given": "Stephan", "parse-names": false}, {"dropping-particle": "", "family": "Hoeckendorf", "non-dropping-particle": "", "suffix": "", "given": "Burkard", "parse-names": fals</meta:user-defined>
    <meta:user-defined meta:name="Mendeley_Bookmark_oniajWU4I0_193" meta:value-type="string">e}, {"dropping-particle": "", "family": "Inoue", "non-dropping-particle": "", "suffix": "", "given": "Daigo", "parse-names": false}, {"dropping-particle": "", "family": "Kellner", "non-dropping-particle": "", "suffix": "", "given": "Tanja", "parse-names":</meta:user-defined>
    <meta:user-defined meta:name="Mendeley_Bookmark_oniajWU4I0_194" meta:value-type="string"> false}, {"dropping-particle": "", "family": "Kirchmaier", "non-dropping-particle": "", "suffix": "", "given": "Stephan", "parse-names": false}, {"dropping-particle": "", "family": "Mueller", "non-dropping-particle": "", "suffix": "", "given": "Claudia", </meta:user-defined>
    <meta:user-defined meta:name="Mendeley_Bookmark_oniajWU4I0_195" meta:value-type="string">"parse-names": false}, {"dropping-particle": "", "family": "Reinhardt", "non-dropping-particle": "", "suffix": "", "given": "Robert", "parse-names": false}, {"dropping-particle": "", "family": "Schertel", "non-dropping-particle": "", "suffix": "", "given"</meta:user-defined>
    <meta:user-defined meta:name="Mendeley_Bookmark_oniajWU4I0_196" meta:value-type="string">: "Lea", "parse-names": false}, {"dropping-particle": "", "family": "Schneider", "non-dropping-particle": "", "suffix": "", "given": "Stephanie", "parse-names": false}, {"dropping-particle": "", "family": "Sinn", "non-dropping-particle": "", "suffix": "",</meta:user-defined>
    <meta:user-defined meta:name="Mendeley_Bookmark_oniajWU4I0_197" meta:value-type="string"> "given": "Rebecca", "parse-names": false}, {"dropping-particle": "", "family": "Wittbrodt", "non-dropping-particle": "", "suffix": "", "given": "Beate", "parse-names": false}, {"dropping-particle": "", "family": "Wittbrodt", "non-dropping-particle": "", </meta:user-defined>
    <meta:user-defined meta:name="Mendeley_Bookmark_oniajWU4I0_198" meta:value-type="string">"suffix": "", "given": "Jochen", "parse-names": false}, {"dropping-particle": "", "family": "Jain", "non-dropping-particle": "", "suffix": "", "given": "Gaurav", "parse-names": false}, {"dropping-particle": "", "family": "Balasundaram", "non-dropping-part</meta:user-defined>
    <meta:user-defined meta:name="Mendeley_Bookmark_oniajWU4I0_199" meta:value-type="string">icle": "", "suffix": "", "given": "Gayathri", "parse-names": false}, {"dropping-particle": "", "family": "Bates", "non-dropping-particle": "", "suffix": "", "given": "Daniel L", "parse-names": false}, {"dropping-particle": "", "family": "Byron", "non-drop</meta:user-defined>
    <meta:user-defined meta:name="Mendeley_Bookmark_oniajWU4I0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oniajWU4I0_20" meta:value-type="string">article": "", "suffix": "", "given": "Ewan", "parse-names": false}, {"dropping-particle": "", "family": "Brown", "non-dropping-particle": "", "suffix": "", "given": "James B", "parse-names": false}, {"dropping-particle": "", "family": "Cheng", "non-droppi</meta:user-defined>
    <meta:user-defined meta:name="Mendeley_Bookmark_oniajWU4I0_200" meta:value-type="string">ping-particle": "", "suffix": "", "given": "Rachel", "parse-names": false}, {"dropping-particle": "", "family": "Canfield", "non-dropping-particle": "", "suffix": "", "given": "Theresa K", "parse-names": false}, {"dropping-particle": "", "family": "Diegel</meta:user-defined>
    <meta:user-defined meta:name="Mendeley_Bookmark_oniajWU4I0_201" meta:value-type="string">", "non-dropping-particle": "", "suffix": "", "given": "Morgan J", "parse-names": false}, {"dropping-particle": "", "family": "Dunn", "non-dropping-particle": "", "suffix": "", "given": "Douglas", "parse-names": false}, {"dropping-particle": "", "family":</meta:user-defined>
    <meta:user-defined meta:name="Mendeley_Bookmark_oniajWU4I0_202" meta:value-type="string"> "Ebersol", "non-dropping-particle": "", "suffix": "", "given": "Abigail K", "parse-names": false}, {"dropping-particle": "", "family": "Frum", "non-dropping-particle": "", "suffix": "", "given": "Tristan", "parse-names": false}, {"dropping-particle": "",</meta:user-defined>
    <meta:user-defined meta:name="Mendeley_Bookmark_oniajWU4I0_203" meta:value-type="string"> "family": "Garg", "non-dropping-particle": "", "suffix": "", "given": "Kavita", "parse-names": false}, {"dropping-particle": "", "family": "Gist", "non-dropping-particle": "", "suffix": "", "given": "Erica", "parse-names": false}, {"dropping-particle": "</meta:user-defined>
    <meta:user-defined meta:name="Mendeley_Bookmark_oniajWU4I0_204" meta:value-type="string">", "family": "Hansen", "non-dropping-particle": "", "suffix": "", "given": "R Scott", "parse-names": false}, {"dropping-particle": "", "family": "Boatman", "non-dropping-particle": "", "suffix": "", "given": "Lisa", "parse-names": false}, {"dropping-parti</meta:user-defined>
    <meta:user-defined meta:name="Mendeley_Bookmark_oniajWU4I0_205" meta:value-type="string">cle": "", "family": "Haugen", "non-dropping-particle": "", "suffix": "", "given": "Eric", "parse-names": false}, {"dropping-particle": "", "family": "Humbert", "non-dropping-particle": "", "suffix": "", "given": "Richard", "parse-names": false}, {"droppin</meta:user-defined>
    <meta:user-defined meta:name="Mendeley_Bookmark_oniajWU4I0_206" meta:value-type="string">g-particle": "", "family": "Johnson", "non-dropping-particle": "", "suffix": "", "given": "Audra K", "parse-names": false}, {"dropping-particle": "", "family": "Johnson", "non-dropping-particle": "", "suffix": "", "given": "Ericka M", "parse-names": false</meta:user-defined>
    <meta:user-defined meta:name="Mendeley_Bookmark_oniajWU4I0_207" meta:value-type="string">}, {"dropping-particle": "", "family": "Kutyavin", "non-dropping-particle": "", "suffix": "", "given": "Tattayana M", "parse-names": false}, {"dropping-particle": "", "family": "Lee", "non-dropping-particle": "", "suffix": "", "given": "Kristin", "parse-n</meta:user-defined>
    <meta:user-defined meta:name="Mendeley_Bookmark_oniajWU4I0_208" meta:value-type="string">ames": false}, {"dropping-particle": "", "family": "Lotakis", "non-dropping-particle": "", "suffix": "", "given": "Dimitra", "parse-names": false}, {"dropping-particle": "", "family": "Maurano", "non-dropping-particle": "", "suffix": "", "given": "Matthew</meta:user-defined>
    <meta:user-defined meta:name="Mendeley_Bookmark_oniajWU4I0_209" meta:value-type="string"> T", "parse-names": false}, {"dropping-particle": "", "family": "Neph", "non-dropping-particle": "", "suffix": "", "given": "Shane J", "parse-names": false}, {"dropping-particle": "V", "family": "Neri", "non-dropping-particle": "", "suffix": "", "given": </meta:user-defined>
    <meta:user-defined meta:name="Mendeley_Bookmark_oniajWU4I0_21" meta:value-type="string">ng-particle": "", "suffix": "", "given": "Chao", "parse-names": false}, {"dropping-particle": "", "family": "Djebali", "non-dropping-particle": "", "suffix": "", "given": "Sarah", "parse-names": false}, {"dropping-particle": "", "family": "Dong", "non-dro</meta:user-defined>
    <meta:user-defined meta:name="Mendeley_Bookmark_oniajWU4I0_210" meta:value-type="string">"Fiedencio", "parse-names": false}, {"dropping-particle": "", "family": "Nguyen", "non-dropping-particle": "", "suffix": "", "given": "Eric D", "parse-names": false}, {"dropping-particle": "", "family": "Qu", "non-dropping-particle": "", "suffix": "", "gi</meta:user-defined>
    <meta:user-defined meta:name="Mendeley_Bookmark_oniajWU4I0_211" meta:value-type="string">ven": "Hongzhu", "parse-names": false}, {"dropping-particle": "", "family": "Reynolds", "non-dropping-particle": "", "suffix": "", "given": "Alex P", "parse-names": false}, {"dropping-particle": "", "family": "Roach", "non-dropping-particle": "", "suffix"</meta:user-defined>
    <meta:user-defined meta:name="Mendeley_Bookmark_oniajWU4I0_212" meta:value-type="string">: "", "given": "Vaughn", "parse-names": false}, {"dropping-particle": "", "family": "Rynes", "non-dropping-particle": "", "suffix": "", "given": "Eric", "parse-names": false}, {"dropping-particle": "", "family": "Sanchez", "non-dropping-particle": "", "su</meta:user-defined>
    <meta:user-defined meta:name="Mendeley_Bookmark_oniajWU4I0_213" meta:value-type="string">ffix": "", "given": "Minerva E", "parse-names": false}, {"dropping-particle": "", "family": "Sandstrom", "non-dropping-particle": "", "suffix": "", "given": "Richard S", "parse-names": false}, {"dropping-particle": "", "family": "Shafer", "non-dropping-pa</meta:user-defined>
    <meta:user-defined meta:name="Mendeley_Bookmark_oniajWU4I0_214" meta:value-type="string">rticle": "", "suffix": "", "given": "Anthony O", "parse-names": false}, {"dropping-particle": "", "family": "Stergachis", "non-dropping-particle": "", "suffix": "", "given": "Andrew B", "parse-names": false}, {"dropping-particle": "", "family": "Thomas", </meta:user-defined>
    <meta:user-defined meta:name="Mendeley_Bookmark_oniajWU4I0_215" meta:value-type="string">"non-dropping-particle": "", "suffix": "", "given": "Sean", "parse-names": false}, {"dropping-particle": "", "family": "Vernot", "non-dropping-particle": "", "suffix": "", "given": "Benjamin", "parse-names": false}, {"dropping-particle": "", "family": "Vi</meta:user-defined>
    <meta:user-defined meta:name="Mendeley_Bookmark_oniajWU4I0_216" meta:value-type="string">erstra", "non-dropping-particle": "", "suffix": "", "given": "Jeff", "parse-names": false}, {"dropping-particle": "", "family": "Vong", "non-dropping-particle": "", "suffix": "", "given": "Shinny", "parse-names": false}, {"dropping-particle": "", "family"</meta:user-defined>
    <meta:user-defined meta:name="Mendeley_Bookmark_oniajWU4I0_217" meta:value-type="string">: "Weaver", "non-dropping-particle": "", "suffix": "", "given": "Molly a", "parse-names": false}, {"dropping-particle": "", "family": "Yan", "non-dropping-particle": "", "suffix": "", "given": "Yongqi", "parse-names": false}, {"dropping-particle": "", "fa</meta:user-defined>
    <meta:user-defined meta:name="Mendeley_Bookmark_oniajWU4I0_218" meta:value-type="string">mily": "Zhang", "non-dropping-particle": "", "suffix": "", "given": "Miaohua", "parse-names": false}, {"dropping-particle": "", "family": "Akey", "non-dropping-particle": "", "suffix": "", "given": "Joshua a", "parse-names": false}, {"dropping-particle": </meta:user-defined>
    <meta:user-defined meta:name="Mendeley_Bookmark_oniajWU4I0_219" meta:value-type="string">"", "family": "Bender", "non-dropping-particle": "", "suffix": "", "given": "Michael", "parse-names": false}, {"dropping-particle": "", "family": "Dorschner", "non-dropping-particle": "", "suffix": "", "given": "Michael O", "parse-names": false}, {"droppi</meta:user-defined>
    <meta:user-defined meta:name="Mendeley_Bookmark_oniajWU4I0_22" meta:value-type="string">pping-particle": "", "suffix": "", "given": "Xianjun", "parse-names": false}, {"dropping-particle": "", "family": "Ernst", "non-dropping-particle": "", "suffix": "", "given": "Jason", "parse-names": false}, {"dropping-particle": "", "family": "Furey", "no</meta:user-defined>
    <meta:user-defined meta:name="Mendeley_Bookmark_oniajWU4I0_220" meta:value-type="string">ng-particle": "", "family": "Groudine", "non-dropping-particle": "", "suffix": "", "given": "Mark", "parse-names": false}, {"dropping-particle": "", "family": "MacCoss", "non-dropping-particle": "", "suffix": "", "given": "Michael J", "parse-names": false</meta:user-defined>
    <meta:user-defined meta:name="Mendeley_Bookmark_oniajWU4I0_221" meta:value-type="string">}, {"dropping-particle": "", "family": "Navas", "non-dropping-particle": "", "suffix": "", "given": "Patrick", "parse-names": false}, {"dropping-particle": "", "family": "Stamatoyannopoulos", "non-dropping-particle": "", "suffix": "", "given": "George", "</meta:user-defined>
    <meta:user-defined meta:name="Mendeley_Bookmark_oniajWU4I0_222" meta:value-type="string">parse-names": false}, {"dropping-particle": "", "family": "Stamatoyannopoulos", "non-dropping-particle": "", "suffix": "", "given": "John a", "parse-names": false}, {"dropping-particle": "", "family": "Beal", "non-dropping-particle": "", "suffix": "", "gi</meta:user-defined>
    <meta:user-defined meta:name="Mendeley_Bookmark_oniajWU4I0_223" meta:value-type="string">ven": "Kathryn", "parse-names": false}, {"dropping-particle": "", "family": "Brazma", "non-dropping-particle": "", "suffix": "", "given": "Alvis", "parse-names": false}, {"dropping-particle": "", "family": "Flicek", "non-dropping-particle": "", "suffix": </meta:user-defined>
    <meta:user-defined meta:name="Mendeley_Bookmark_oniajWU4I0_224" meta:value-type="string">"", "given": "Paul", "parse-names": false}, {"dropping-particle": "", "family": "Johnson", "non-dropping-particle": "", "suffix": "", "given": "Nathan", "parse-names": false}, {"dropping-particle": "", "family": "Lukk", "non-dropping-particle": "", "suffi</meta:user-defined>
    <meta:user-defined meta:name="Mendeley_Bookmark_oniajWU4I0_225" meta:value-type="string">x": "", "given": "Margus", "parse-names": false}, {"dropping-particle": "", "family": "Luscombe", "non-dropping-particle": "", "suffix": "", "given": "Nicholas M", "parse-names": false}, {"dropping-particle": "", "family": "Sobral", "non-dropping-particle</meta:user-defined>
    <meta:user-defined meta:name="Mendeley_Bookmark_oniajWU4I0_226" meta:value-type="string">": "", "suffix": "", "given": "Daniel", "parse-names": false}, {"dropping-particle": "", "family": "Vaquerizas", "non-dropping-particle": "", "suffix": "", "given": "Juan M", "parse-names": false}, {"dropping-particle": "", "family": "Batzoglou", "non-dro</meta:user-defined>
    <meta:user-defined meta:name="Mendeley_Bookmark_oniajWU4I0_227" meta:value-type="string">pping-particle": "", "suffix": "", "given": "Serafim", "parse-names": false}, {"dropping-particle": "", "family": "Sidow", "non-dropping-particle": "", "suffix": "", "given": "Arend", "parse-names": false}, {"dropping-particle": "", "family": "Hussami", "</meta:user-defined>
    <meta:user-defined meta:name="Mendeley_Bookmark_oniajWU4I0_228" meta:value-type="string">non-dropping-particle": "", "suffix": "", "given": "Nadine", "parse-names": false}, {"dropping-particle": "", "family": "Kyriazopoulou-Panagiotopoulou", "non-dropping-particle": "", "suffix": "", "given": "Sofia", "parse-names": false}, {"dropping-particl</meta:user-defined>
    <meta:user-defined meta:name="Mendeley_Bookmark_oniajWU4I0_229" meta:value-type="string">e": "", "family": "Libbrecht", "non-dropping-particle": "", "suffix": "", "given": "Max W", "parse-names": false}, {"dropping-particle": "", "family": "Schaub", "non-dropping-particle": "", "suffix": "", "given": "Marc a", "parse-names": false}, {"droppin</meta:user-defined>
    <meta:user-defined meta:name="Mendeley_Bookmark_oniajWU4I0_23" meta:value-type="string">n-dropping-particle": "", "suffix": "", "given": "Terrence S", "parse-names": false}, {"dropping-particle": "", "family": "Gerstein", "non-dropping-particle": "", "suffix": "", "given": "Mark", "parse-names": false}, {"dropping-particle": "", "family": "G</meta:user-defined>
    <meta:user-defined meta:name="Mendeley_Bookmark_oniajWU4I0_230" meta:value-type="string">g-particle": "", "family": "Miller", "non-dropping-particle": "", "suffix": "", "given": "Webb", "parse-names": false}, {"dropping-particle": "", "family": "Bickel", "non-dropping-particle": "", "suffix": "", "given": "Peter J", "parse-names": false}, {"d</meta:user-defined>
    <meta:user-defined meta:name="Mendeley_Bookmark_oniajWU4I0_231" meta:value-type="string">ropping-particle": "", "family": "Banfai", "non-dropping-particle": "", "suffix": "", "given": "Balazs", "parse-names": false}, {"dropping-particle": "", "family": "Boley", "non-dropping-particle": "", "suffix": "", "given": "Nathan P", "parse-names": fal</meta:user-defined>
    <meta:user-defined meta:name="Mendeley_Bookmark_oniajWU4I0_232" meta:value-type="string">se}, {"dropping-particle": "", "family": "Huang", "non-dropping-particle": "", "suffix": "", "given": "Haiyan", "parse-names": false}, {"dropping-particle": "", "family": "Li", "non-dropping-particle": "", "suffix": "", "given": "Jingyi Jessica", "parse-n</meta:user-defined>
    <meta:user-defined meta:name="Mendeley_Bookmark_oniajWU4I0_233" meta:value-type="string">ames": false}, {"dropping-particle": "", "family": "Noble", "non-dropping-particle": "", "suffix": "", "given": "William Stafford", "parse-names": false}, {"dropping-particle": "", "family": "Bilmes", "non-dropping-particle": "", "suffix": "", "given": "J</meta:user-defined>
    <meta:user-defined meta:name="Mendeley_Bookmark_oniajWU4I0_234" meta:value-type="string">effrey a", "parse-names": false}, {"dropping-particle": "", "family": "Buske", "non-dropping-particle": "", "suffix": "", "given": "Orion J", "parse-names": false}, {"dropping-particle": "", "family": "Sahu", "non-dropping-particle": "", "suffix": "", "gi</meta:user-defined>
    <meta:user-defined meta:name="Mendeley_Bookmark_oniajWU4I0_235" meta:value-type="string">ven": "Avinash O", "parse-names": false}, {"dropping-particle": "V", "family": "Kharchenko", "non-dropping-particle": "", "suffix": "", "given": "Peter", "parse-names": false}, {"dropping-particle": "", "family": "Park", "non-dropping-particle": "", "suff</meta:user-defined>
    <meta:user-defined meta:name="Mendeley_Bookmark_oniajWU4I0_236" meta:value-type="string">ix": "", "given": "Peter J", "parse-names": false}, {"dropping-particle": "", "family": "Baker", "non-dropping-particle": "", "suffix": "", "given": "Dannon", "parse-names": false}, {"dropping-particle": "", "family": "Taylor", "non-dropping-particle": ""</meta:user-defined>
    <meta:user-defined meta:name="Mendeley_Bookmark_oniajWU4I0_237" meta:value-type="string">, "suffix": "", "given": "James", "parse-names": false}, {"dropping-particle": "", "family": "Lochovsky", "non-dropping-particle": "", "suffix": "", "given": "Lucas", "parse-names": false}], "container-title": "Nature"}, "id": "ITEM-1"}], "mendeley": {"pr</meta:user-defined>
    <meta:user-defined meta:name="Mendeley_Bookmark_oniajWU4I0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oniajWU4I0_239" meta:value-type="string">chema": "https://github.com/citation-style-language/schema/raw/master/csl-citation.json"}</meta:user-defined>
    <meta:user-defined meta:name="Mendeley_Bookmark_oniajWU4I0_24" meta:value-type="string">iardine", "non-dropping-particle": "", "suffix": "", "given": "Belinda", "parse-names": false}, {"dropping-particle": "", "family": "Greven", "non-dropping-particle": "", "suffix": "", "given": "Melissa", "parse-names": false}, {"dropping-particle": "", "</meta:user-defined>
    <meta:user-defined meta:name="Mendeley_Bookmark_oniajWU4I0_25" meta:value-type="string">family": "Hardison", "non-dropping-particle": "", "suffix": "", "given": "Ross C", "parse-names": false}, {"dropping-particle": "", "family": "Harris", "non-dropping-particle": "", "suffix": "", "given": "Robert S", "parse-names": false}, {"dropping-parti</meta:user-defined>
    <meta:user-defined meta:name="Mendeley_Bookmark_oniajWU4I0_26" meta:value-type="string">cle": "", "family": "Herrero", "non-dropping-particle": "", "suffix": "", "given": "Javier", "parse-names": false}, {"dropping-particle": "", "family": "Hoffman", "non-dropping-particle": "", "suffix": "", "given": "Michael M", "parse-names": false}, {"dr</meta:user-defined>
    <meta:user-defined meta:name="Mendeley_Bookmark_oniajWU4I0_27" meta:value-type="string">opping-particle": "", "family": "Iyer", "non-dropping-particle": "", "suffix": "", "given": "Sowmya", "parse-names": false}, {"dropping-particle": "", "family": "Kelllis", "non-dropping-particle": "", "suffix": "", "given": "Manolis", "parse-names": false</meta:user-defined>
    <meta:user-defined meta:name="Mendeley_Bookmark_oniajWU4I0_28" meta:value-type="string">}, {"dropping-particle": "", "family": "Kheradpour", "non-dropping-particle": "", "suffix": "", "given": "Pouya", "parse-names": false}, {"dropping-particle": "", "family": "Lassmann", "non-dropping-particle": "", "suffix": "", "given": "Timo", "parse-nam</meta:user-defined>
    <meta:user-defined meta:name="Mendeley_Bookmark_oniajWU4I0_29" meta:value-type="string">es": false}, {"dropping-particle": "", "family": "Li", "non-dropping-particle": "", "suffix": "", "given": "Qunhua", "parse-names": false}, {"dropping-particle": "", "family": "Lin", "non-dropping-particle": "", "suffix": "", "given": "Xinying", "parse-na</meta:user-defined>
    <meta:user-defined meta:name="Mendeley_Bookmark_oniajWU4I0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oniajWU4I0_30" meta:value-type="string">mes": false}, {"dropping-particle": "", "family": "Marinov", "non-dropping-particle": "", "suffix": "", "given": "Georgi K", "parse-names": false}, {"dropping-particle": "", "family": "Merkel", "non-dropping-particle": "", "suffix": "", "given": "Angelika</meta:user-defined>
    <meta:user-defined meta:name="Mendeley_Bookmark_oniajWU4I0_31" meta:value-type="string">", "parse-names": false}, {"dropping-particle": "", "family": "Mortazavi", "non-dropping-particle": "", "suffix": "", "given": "Ali", "parse-names": false}, {"dropping-particle": "", "family": "Parker", "non-dropping-particle": "", "suffix": "", "given": </meta:user-defined>
    <meta:user-defined meta:name="Mendeley_Bookmark_oniajWU4I0_32" meta:value-type="string">"Stephen C J Stephanie L", "parse-names": false}, {"dropping-particle": "", "family": "Reddy", "non-dropping-particle": "", "suffix": "", "given": "Timothy E", "parse-names": false}, {"dropping-particle": "", "family": "Rozowsky", "non-dropping-particle":</meta:user-defined>
    <meta:user-defined meta:name="Mendeley_Bookmark_oniajWU4I0_33" meta:value-type="string"> "", "suffix": "", "given": "Joel", "parse-names": false}, {"dropping-particle": "", "family": "Schlesinger", "non-dropping-particle": "", "suffix": "", "given": "Felix", "parse-names": false}, {"dropping-particle": "", "family": "Thurman", "non-dropping-</meta:user-defined>
    <meta:user-defined meta:name="Mendeley_Bookmark_oniajWU4I0_34" meta:value-type="string">particle": "", "suffix": "", "given": "Robert E", "parse-names": false}, {"dropping-particle": "", "family": "Wang", "non-dropping-particle": "", "suffix": "", "given": "Jie", "parse-names": false}, {"dropping-particle": "", "family": "Ward", "non-droppin</meta:user-defined>
    <meta:user-defined meta:name="Mendeley_Bookmark_oniajWU4I0_35" meta:value-type="string">g-particle": "", "suffix": "", "given": "Lucas D", "parse-names": false}, {"dropping-particle": "", "family": "Whitfield", "non-dropping-particle": "", "suffix": "", "given": "Troy W", "parse-names": false}, {"dropping-particle": "", "family": "Wilder", "</meta:user-defined>
    <meta:user-defined meta:name="Mendeley_Bookmark_oniajWU4I0_36" meta:value-type="string">non-dropping-particle": "", "suffix": "", "given": "Steven P", "parse-names": false}, {"dropping-particle": "", "family": "Wu", "non-dropping-particle": "", "suffix": "", "given": "Weisheng", "parse-names": false}, {"dropping-particle": "", "family": "Xi"</meta:user-defined>
    <meta:user-defined meta:name="Mendeley_Bookmark_oniajWU4I0_37" meta:value-type="string">, "non-dropping-particle": "", "suffix": "", "given": "Hualin S", "parse-names": false}, {"dropping-particle": "", "family": "Yip", "non-dropping-particle": "", "suffix": "", "given": "Kevin Y", "parse-names": false}, {"dropping-particle": "", "family": "</meta:user-defined>
    <meta:user-defined meta:name="Mendeley_Bookmark_oniajWU4I0_38" meta:value-type="string">Zhuang", "non-dropping-particle": "", "suffix": "", "given": "Jiali", "parse-names": false}, {"dropping-particle": "", "family": "Bernstein", "non-dropping-particle": "", "suffix": "", "given": "Bradley E", "parse-names": false}, {"dropping-particle": "",</meta:user-defined>
    <meta:user-defined meta:name="Mendeley_Bookmark_oniajWU4I0_39" meta:value-type="string"> "family": "Green", "non-dropping-particle": "", "suffix": "", "given": "Eric D", "parse-names": false}, {"dropping-particle": "", "family": "Gunter", "non-dropping-particle": "", "suffix": "", "given": "Chris", "parse-names": false}, {"dropping-particle"</meta:user-defined>
    <meta:user-defined meta:name="Mendeley_Bookmark_oniajWU4I0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oniajWU4I0_40" meta:value-type="string">: "", "family": "Snyder", "non-dropping-particle": "", "suffix": "", "given": "Michael", "parse-names": false}, {"dropping-particle": "", "family": "Pazin", "non-dropping-particle": "", "suffix": "", "given": "Michael J", "parse-names": false}, {"dropping</meta:user-defined>
    <meta:user-defined meta:name="Mendeley_Bookmark_oniajWU4I0_41" meta:value-type="string">-particle": "", "family": "Lowdon", "non-dropping-particle": "", "suffix": "", "given": "Rebecca F", "parse-names": false}, {"dropping-particle": "", "family": "Dillon", "non-dropping-particle": "", "suffix": "", "given": "Laura a L", "parse-names": false</meta:user-defined>
    <meta:user-defined meta:name="Mendeley_Bookmark_oniajWU4I0_42" meta:value-type="string">}, {"dropping-particle": "", "family": "Adams", "non-dropping-particle": "", "suffix": "", "given": "Leslie B", "parse-names": false}, {"dropping-particle": "", "family": "Kelly", "non-dropping-particle": "", "suffix": "", "given": "Caroline J", "parse-na</meta:user-defined>
    <meta:user-defined meta:name="Mendeley_Bookmark_oniajWU4I0_43" meta:value-type="string">mes": false}, {"dropping-particle": "", "family": "Zhang", "non-dropping-particle": "", "suffix": "", "given": "Julia", "parse-names": false}, {"dropping-particle": "", "family": "Wexler", "non-dropping-particle": "", "suffix": "", "given": "Judith R", "p</meta:user-defined>
    <meta:user-defined meta:name="Mendeley_Bookmark_oniajWU4I0_44" meta:value-type="string">arse-names": false}, {"dropping-particle": "", "family": "Good", "non-dropping-particle": "", "suffix": "", "given": "Peter J", "parse-names": false}, {"dropping-particle": "", "family": "Feingold", "non-dropping-particle": "", "suffix": "", "given": "Eli</meta:user-defined>
    <meta:user-defined meta:name="Mendeley_Bookmark_oniajWU4I0_45" meta:value-type="string">se a", "parse-names": false}, {"dropping-particle": "", "family": "Crawford", "non-dropping-particle": "", "suffix": "", "given": "Gregory E", "parse-names": false}, {"dropping-particle": "", "family": "Dekker", "non-dropping-particle": "", "suffix": "", </meta:user-defined>
    <meta:user-defined meta:name="Mendeley_Bookmark_oniajWU4I0_46" meta:value-type="string">"given": "Job", "parse-names": false}, {"dropping-particle": "", "family": "Elinitski", "non-dropping-particle": "", "suffix": "", "given": "Laura", "parse-names": false}, {"dropping-particle": "", "family": "Farnham", "non-dropping-particle": "", "suffix</meta:user-defined>
    <meta:user-defined meta:name="Mendeley_Bookmark_oniajWU4I0_47" meta:value-type="string">": "", "given": "Peggy J", "parse-names": false}, {"dropping-particle": "", "family": "Giddings", "non-dropping-particle": "", "suffix": "", "given": "Morgan C", "parse-names": false}, {"dropping-particle": "", "family": "Gingeras", "non-dropping-particle</meta:user-defined>
    <meta:user-defined meta:name="Mendeley_Bookmark_oniajWU4I0_48" meta:value-type="string">": "", "suffix": "", "given": "Thomas R", "parse-names": false}, {"dropping-particle": "", "family": "Guig\u00f3", "non-dropping-particle": "", "suffix": "", "given": "Roderic", "parse-names": false}, {"dropping-particle": "", "family": "Hubbard", "non-dr</meta:user-defined>
    <meta:user-defined meta:name="Mendeley_Bookmark_oniajWU4I0_49" meta:value-type="string">opping-particle": "", "suffix": "", "given": "Timothy J Tomothy J", "parse-names": false}, {"dropping-particle": "", "family": "Kellis", "non-dropping-particle": "", "suffix": "", "given": "Manolis", "parse-names": false}, {"dropping-particle": "", "famil</meta:user-defined>
    <meta:user-defined meta:name="Mendeley_Bookmark_oniajWU4I0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oniajWU4I0_50" meta:value-type="string">y": "Kent", "non-dropping-particle": "", "suffix": "", "given": "W James", "parse-names": false}, {"dropping-particle": "", "family": "Lieb", "non-dropping-particle": "", "suffix": "", "given": "Jason D", "parse-names": false}, {"dropping-particle": "", "</meta:user-defined>
    <meta:user-defined meta:name="Mendeley_Bookmark_oniajWU4I0_51" meta:value-type="string">family": "Margulies", "non-dropping-particle": "", "suffix": "", "given": "Elliott H", "parse-names": false}, {"dropping-particle": "", "family": "Myers", "non-dropping-particle": "", "suffix": "", "given": "Richard M", "parse-names": false}, {"dropping-p</meta:user-defined>
    <meta:user-defined meta:name="Mendeley_Bookmark_oniajWU4I0_52" meta:value-type="string">article": "", "family": "Starnatoyannopoulos", "non-dropping-particle": "", "suffix": "", "given": "John a", "parse-names": false}, {"dropping-particle": "", "family": "Tennebaum", "non-dropping-particle": "", "suffix": "", "given": "Scott a", "parse-name</meta:user-defined>
    <meta:user-defined meta:name="Mendeley_Bookmark_oniajWU4I0_53" meta:value-type="string">s": false}, {"dropping-particle": "", "family": "Weng", "non-dropping-particle": "", "suffix": "", "given": "Zhiping", "parse-names": false}, {"dropping-particle": "", "family": "White", "non-dropping-particle": "", "suffix": "", "given": "Kevin P", "pars</meta:user-defined>
    <meta:user-defined meta:name="Mendeley_Bookmark_oniajWU4I0_54" meta:value-type="string">e-names": false}, {"dropping-particle": "", "family": "Wold", "non-dropping-particle": "", "suffix": "", "given": "Barbara", "parse-names": false}, {"dropping-particle": "", "family": "Yu", "non-dropping-particle": "", "suffix": "", "given": "Yanbao", "pa</meta:user-defined>
    <meta:user-defined meta:name="Mendeley_Bookmark_oniajWU4I0_55" meta:value-type="string">rse-names": false}, {"dropping-particle": "", "family": "Wrobel", "non-dropping-particle": "", "suffix": "", "given": "John", "parse-names": false}, {"dropping-particle": "", "family": "Risk", "non-dropping-particle": "", "suffix": "", "given": "Brian a",</meta:user-defined>
    <meta:user-defined meta:name="Mendeley_Bookmark_oniajWU4I0_56" meta:value-type="string"> "parse-names": false}, {"dropping-particle": "", "family": "Gunawardena", "non-dropping-particle": "", "suffix": "", "given": "Harsha P", "parse-names": false}, {"dropping-particle": "", "family": "Kuiper", "non-dropping-particle": "", "suffix": "", "giv</meta:user-defined>
    <meta:user-defined meta:name="Mendeley_Bookmark_oniajWU4I0_57" meta:value-type="string">en": "Heather C", "parse-names": false}, {"dropping-particle": "", "family": "Maier", "non-dropping-particle": "", "suffix": "", "given": "Christopher W", "parse-names": false}, {"dropping-particle": "", "family": "Xie", "non-dropping-particle": "", "suff</meta:user-defined>
    <meta:user-defined meta:name="Mendeley_Bookmark_oniajWU4I0_58" meta:value-type="string">ix": "", "given": "Ling", "parse-names": false}, {"dropping-particle": "", "family": "Chen", "non-dropping-particle": "", "suffix": "", "given": "Xian", "parse-names": false}, {"dropping-particle": "", "family": "Mikkelsen", "non-dropping-particle": "", "</meta:user-defined>
    <meta:user-defined meta:name="Mendeley_Bookmark_oniajWU4I0_59" meta:value-type="string">suffix": "", "given": "Tarjei S", "parse-names": false}, {"dropping-particle": "", "family": "Gillespie", "non-dropping-particle": "", "suffix": "", "given": "Shawn", "parse-names": false}, {"dropping-particle": "", "family": "Goren", "non-dropping-partic</meta:user-defined>
    <meta:user-defined meta:name="Mendeley_Bookmark_oniajWU4I0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oniajWU4I0_60" meta:value-type="string">le": "", "suffix": "", "given": "Alon", "parse-names": false}, {"dropping-particle": "", "family": "Ram", "non-dropping-particle": "", "suffix": "", "given": "Oren", "parse-names": false}, {"dropping-particle": "", "family": "Zhang", "non-dropping-particl</meta:user-defined>
    <meta:user-defined meta:name="Mendeley_Bookmark_oniajWU4I0_61" meta:value-type="string">e": "", "suffix": "", "given": "Xiaolan", "parse-names": false}, {"dropping-particle": "", "family": "Wang", "non-dropping-particle": "", "suffix": "", "given": "Li", "parse-names": false}, {"dropping-particle": "", "family": "Issner", "non-dropping-parti</meta:user-defined>
    <meta:user-defined meta:name="Mendeley_Bookmark_oniajWU4I0_62" meta:value-type="string">cle": "", "suffix": "", "given": "Robbyn", "parse-names": false}, {"dropping-particle": "", "family": "Coyne", "non-dropping-particle": "", "suffix": "", "given": "Michael J", "parse-names": false}, {"dropping-particle": "", "family": "Durham", "non-dropp</meta:user-defined>
    <meta:user-defined meta:name="Mendeley_Bookmark_oniajWU4I0_63" meta:value-type="string">ing-particle": "", "suffix": "", "given": "Timothy", "parse-names": false}, {"dropping-particle": "", "family": "Ku", "non-dropping-particle": "", "suffix": "", "given": "Manching", "parse-names": false}, {"dropping-particle": "", "family": "Truong", "non</meta:user-defined>
    <meta:user-defined meta:name="Mendeley_Bookmark_oniajWU4I0_64" meta:value-type="string">-dropping-particle": "", "suffix": "", "given": "Thanh", "parse-names": false}, {"dropping-particle": "", "family": "Eaton", "non-dropping-particle": "", "suffix": "", "given": "Matthew L", "parse-names": false}, {"dropping-particle": "", "family": "Dobin</meta:user-defined>
    <meta:user-defined meta:name="Mendeley_Bookmark_oniajWU4I0_65" meta:value-type="string">", "non-dropping-particle": "", "suffix": "", "given": "Alex", "parse-names": false}, {"dropping-particle": "", "family": "Tanzer", "non-dropping-particle": "", "suffix": "", "given": "Andrea", "parse-names": false}, {"dropping-particle": "", "family": "L</meta:user-defined>
    <meta:user-defined meta:name="Mendeley_Bookmark_oniajWU4I0_66" meta:value-type="string">agarde", "non-dropping-particle": "", "suffix": "", "given": "Julien", "parse-names": false}, {"dropping-particle": "", "family": "Lin", "non-dropping-particle": "", "suffix": "", "given": "Wei", "parse-names": false}, {"dropping-particle": "", "family": </meta:user-defined>
    <meta:user-defined meta:name="Mendeley_Bookmark_oniajWU4I0_67" meta:value-type="string">"Xue", "non-dropping-particle": "", "suffix": "", "given": "Chenghai", "parse-names": false}, {"dropping-particle": "", "family": "Williams", "non-dropping-particle": "", "suffix": "", "given": "Brian a", "parse-names": false}, {"dropping-particle": "", "</meta:user-defined>
    <meta:user-defined meta:name="Mendeley_Bookmark_oniajWU4I0_68" meta:value-type="string">family": "Zaleski", "non-dropping-particle": "", "suffix": "", "given": "Chris", "parse-names": false}, {"dropping-particle": "", "family": "R\u00f6der", "non-dropping-particle": "", "suffix": "", "given": "Maik", "parse-names": false}, {"dropping-particl</meta:user-defined>
    <meta:user-defined meta:name="Mendeley_Bookmark_oniajWU4I0_69" meta:value-type="string">e": "", "family": "Kokocinski", "non-dropping-particle": "", "suffix": "", "given": "Felix", "parse-names": false}, {"dropping-particle": "", "family": "Abdelhamid", "non-dropping-particle": "", "suffix": "", "given": "Rehab F", "parse-names": false}, {"d</meta:user-defined>
    <meta:user-defined meta:name="Mendeley_Bookmark_oniajWU4I0_7" meta:value-type="string">on-dropping-particle": "", "suffix": "", "given": "", "parse-names": false}, {"dropping-particle": "", "family": "Dunham", "non-dropping-particle": "", "suffix": "", "given": "Ian", "parse-names": false}, {"dropping-particle": "", "family": "Kundaje", "no</meta:user-defined>
    <meta:user-defined meta:name="Mendeley_Bookmark_oniajWU4I0_70" meta:value-type="string">ropping-particle": "", "family": "Alioto", "non-dropping-particle": "", "suffix": "", "given": "Tyler", "parse-names": false}, {"dropping-particle": "", "family": "Antoshechkin", "non-dropping-particle": "", "suffix": "", "given": "Igor", "parse-names": f</meta:user-defined>
    <meta:user-defined meta:name="Mendeley_Bookmark_oniajWU4I0_71" meta:value-type="string">alse}, {"dropping-particle": "", "family": "Baer", "non-dropping-particle": "", "suffix": "", "given": "Michael T", "parse-names": false}, {"dropping-particle": "", "family": "Batut", "non-dropping-particle": "", "suffix": "", "given": "Philippe", "parse-</meta:user-defined>
    <meta:user-defined meta:name="Mendeley_Bookmark_oniajWU4I0_72" meta:value-type="string">names": false}, {"dropping-particle": "", "family": "Bell", "non-dropping-particle": "", "suffix": "", "given": "Ian", "parse-names": false}, {"dropping-particle": "", "family": "Bell", "non-dropping-particle": "", "suffix": "", "given": "Kimberly", "pars</meta:user-defined>
    <meta:user-defined meta:name="Mendeley_Bookmark_oniajWU4I0_73" meta:value-type="string">e-names": false}, {"dropping-particle": "", "family": "Chakrabortty", "non-dropping-particle": "", "suffix": "", "given": "Sudipto", "parse-names": false}, {"dropping-particle": "", "family": "Chrast", "non-dropping-particle": "", "suffix": "", "given": "</meta:user-defined>
    <meta:user-defined meta:name="Mendeley_Bookmark_oniajWU4I0_74" meta:value-type="string">Jacqueline", "parse-names": false}, {"dropping-particle": "", "family": "Curado", "non-dropping-particle": "", "suffix": "", "given": "Joao", "parse-names": false}, {"dropping-particle": "", "family": "Derrien", "non-dropping-particle": "", "suffix": "", </meta:user-defined>
    <meta:user-defined meta:name="Mendeley_Bookmark_oniajWU4I0_75" meta:value-type="string">"given": "Thomas", "parse-names": false}, {"dropping-particle": "", "family": "Drenkow", "non-dropping-particle": "", "suffix": "", "given": "Jorg", "parse-names": false}, {"dropping-particle": "", "family": "Dumais", "non-dropping-particle": "", "suffix"</meta:user-defined>
    <meta:user-defined meta:name="Mendeley_Bookmark_oniajWU4I0_76" meta:value-type="string">: "", "given": "Erica", "parse-names": false}, {"dropping-particle": "", "family": "Dumais", "non-dropping-particle": "", "suffix": "", "given": "Jackie", "parse-names": false}, {"dropping-particle": "", "family": "Duttagupta", "non-dropping-particle": ""</meta:user-defined>
    <meta:user-defined meta:name="Mendeley_Bookmark_oniajWU4I0_77" meta:value-type="string">, "suffix": "", "given": "Radha", "parse-names": false}, {"dropping-particle": "", "family": "Fastuca", "non-dropping-particle": "", "suffix": "", "given": "Megan", "parse-names": false}, {"dropping-particle": "", "family": "Fejes-Toth", "non-dropping-par</meta:user-defined>
    <meta:user-defined meta:name="Mendeley_Bookmark_oniajWU4I0_78" meta:value-type="string">ticle": "", "suffix": "", "given": "Kata", "parse-names": false}, {"dropping-particle": "", "family": "Ferreira", "non-dropping-particle": "", "suffix": "", "given": "Pedro", "parse-names": false}, {"dropping-particle": "", "family": "Foissac", "non-dropp</meta:user-defined>
    <meta:user-defined meta:name="Mendeley_Bookmark_oniajWU4I0_79" meta:value-type="string">ing-particle": "", "suffix": "", "given": "Sylvain", "parse-names": false}, {"dropping-particle": "", "family": "Fullwood", "non-dropping-particle": "", "suffix": "", "given": "Melissa J", "parse-names": false}, {"dropping-particle": "", "family": "Gao", </meta:user-defined>
    <meta:user-defined meta:name="Mendeley_Bookmark_oniajWU4I0_8" meta:value-type="string">n-dropping-particle": "", "suffix": "", "given": "Anshul", "parse-names": false}, {"dropping-particle": "", "family": "Aldred", "non-dropping-particle": "", "suffix": "", "given": "Shelley F", "parse-names": false}, {"dropping-particle": "", "family": "Co</meta:user-defined>
    <meta:user-defined meta:name="Mendeley_Bookmark_oniajWU4I0_80" meta:value-type="string">"non-dropping-particle": "", "suffix": "", "given": "Hui", "parse-names": false}, {"dropping-particle": "", "family": "Gonzalez", "non-dropping-particle": "", "suffix": "", "given": "David", "parse-names": false}, {"dropping-particle": "", "family": "Gord</meta:user-defined>
    <meta:user-defined meta:name="Mendeley_Bookmark_oniajWU4I0_81" meta:value-type="string">on", "non-dropping-particle": "", "suffix": "", "given": "Assaf", "parse-names": false}, {"dropping-particle": "", "family": "Howald", "non-dropping-particle": "", "suffix": "", "given": "C\u00e9dric", "parse-names": false}, {"dropping-particle": "", "fam</meta:user-defined>
    <meta:user-defined meta:name="Mendeley_Bookmark_oniajWU4I0_82" meta:value-type="string">ily": "Jha", "non-dropping-particle": "", "suffix": "", "given": "Sonali", "parse-names": false}, {"dropping-particle": "", "family": "Johnson", "non-dropping-particle": "", "suffix": "", "given": "Rory", "parse-names": false}, {"dropping-particle": "", "</meta:user-defined>
    <meta:user-defined meta:name="Mendeley_Bookmark_oniajWU4I0_83" meta:value-type="string">family": "Kapranov", "non-dropping-particle": "", "suffix": "", "given": "Philipp", "parse-names": false}, {"dropping-particle": "", "family": "King", "non-dropping-particle": "", "suffix": "", "given": "Brandon", "parse-names": false}, {"dropping-particl</meta:user-defined>
    <meta:user-defined meta:name="Mendeley_Bookmark_oniajWU4I0_84" meta:value-type="string">e": "", "family": "Kingswood", "non-dropping-particle": "", "suffix": "", "given": "Colin", "parse-names": false}, {"dropping-particle": "", "family": "Li", "non-dropping-particle": "", "suffix": "", "given": "Guoliang", "parse-names": false}, {"dropping-</meta:user-defined>
    <meta:user-defined meta:name="Mendeley_Bookmark_oniajWU4I0_85" meta:value-type="string">particle": "", "family": "Luo", "non-dropping-particle": "", "suffix": "", "given": "Oscar J", "parse-names": false}, {"dropping-particle": "", "family": "Park", "non-dropping-particle": "", "suffix": "", "given": "Eddie", "parse-names": false}, {"droppin</meta:user-defined>
    <meta:user-defined meta:name="Mendeley_Bookmark_oniajWU4I0_86" meta:value-type="string">g-particle": "", "family": "Preall", "non-dropping-particle": "", "suffix": "", "given": "Jonathan B", "parse-names": false}, {"dropping-particle": "", "family": "Presaud", "non-dropping-particle": "", "suffix": "", "given": "Kimberly", "parse-names": fal</meta:user-defined>
    <meta:user-defined meta:name="Mendeley_Bookmark_oniajWU4I0_87" meta:value-type="string">se}, {"dropping-particle": "", "family": "Ribeca", "non-dropping-particle": "", "suffix": "", "given": "Paolo", "parse-names": false}, {"dropping-particle": "", "family": "Robyr", "non-dropping-particle": "", "suffix": "", "given": "Daniel", "parse-names"</meta:user-defined>
    <meta:user-defined meta:name="Mendeley_Bookmark_oniajWU4I0_88" meta:value-type="string">: false}, {"dropping-particle": "", "family": "Ruan", "non-dropping-particle": "", "suffix": "", "given": "Xiaoan", "parse-names": false}, {"dropping-particle": "", "family": "Sammeth", "non-dropping-particle": "", "suffix": "", "given": "Michael", "parse</meta:user-defined>
    <meta:user-defined meta:name="Mendeley_Bookmark_oniajWU4I0_89" meta:value-type="string">-names": false}, {"dropping-particle": "", "family": "Sandu", "non-dropping-particle": "", "suffix": "", "given": "Kuljeet Singh", "parse-names": false}, {"dropping-particle": "", "family": "Schaeffer", "non-dropping-particle": "", "suffix": "", "given": </meta:user-defined>
    <meta:user-defined meta:name="Mendeley_Bookmark_oniajWU4I0_9" meta:value-type="string">llins", "non-dropping-particle": "", "suffix": "", "given": "Patrick J", "parse-names": false}, {"dropping-particle": "", "family": "Davis", "non-dropping-particle": "", "suffix": "", "given": "Carrie a", "parse-names": false}, {"dropping-particle": "", "</meta:user-defined>
    <meta:user-defined meta:name="Mendeley_Bookmark_oniajWU4I0_90" meta:value-type="string">"Lorain", "parse-names": false}, {"dropping-particle": "", "family": "See", "non-dropping-particle": "", "suffix": "", "given": "Lei-Hoon", "parse-names": false}, {"dropping-particle": "", "family": "Shahab", "non-dropping-particle": "", "suffix": "", "gi</meta:user-defined>
    <meta:user-defined meta:name="Mendeley_Bookmark_oniajWU4I0_91" meta:value-type="string">ven": "Atif", "parse-names": false}, {"dropping-particle": "", "family": "Skancke", "non-dropping-particle": "", "suffix": "", "given": "Jorgen", "parse-names": false}, {"dropping-particle": "", "family": "Suzuki", "non-dropping-particle": "", "suffix": "</meta:user-defined>
    <meta:user-defined meta:name="Mendeley_Bookmark_oniajWU4I0_92" meta:value-type="string">", "given": "Ana Maria", "parse-names": false}, {"dropping-particle": "", "family": "Takahashi", "non-dropping-particle": "", "suffix": "", "given": "Hazuki", "parse-names": false}, {"dropping-particle": "", "family": "Tilgner", "non-dropping-particle": "</meta:user-defined>
    <meta:user-defined meta:name="Mendeley_Bookmark_oniajWU4I0_93" meta:value-type="string">", "suffix": "", "given": "Hagen", "parse-names": false}, {"dropping-particle": "", "family": "Trout", "non-dropping-particle": "", "suffix": "", "given": "Diane", "parse-names": false}, {"dropping-particle": "", "family": "Walters", "non-dropping-particl</meta:user-defined>
    <meta:user-defined meta:name="Mendeley_Bookmark_oniajWU4I0_94" meta:value-type="string">e": "", "suffix": "", "given": "Nathalie", "parse-names": false}, {"dropping-particle": "", "family": "Wang", "non-dropping-particle": "", "suffix": "", "given": "Huaien Hao", "parse-names": false}, {"dropping-particle": "", "family": "Hayashizaki", "non-</meta:user-defined>
    <meta:user-defined meta:name="Mendeley_Bookmark_oniajWU4I0_95" meta:value-type="string">dropping-particle": "", "suffix": "", "given": "Yoshihide", "parse-names": false}, {"dropping-particle": "", "family": "Reymond", "non-dropping-particle": "", "suffix": "", "given": "Alexandre", "parse-names": false}, {"dropping-particle": "", "family": "</meta:user-defined>
    <meta:user-defined meta:name="Mendeley_Bookmark_oniajWU4I0_96" meta:value-type="string">Antonarakis", "non-dropping-particle": "", "suffix": "", "given": "Stylianos E", "parse-names": false}, {"dropping-particle": "", "family": "Hannon", "non-dropping-particle": "", "suffix": "", "given": "Gregory J", "parse-names": false}, {"dropping-partic</meta:user-defined>
    <meta:user-defined meta:name="Mendeley_Bookmark_oniajWU4I0_97" meta:value-type="string">le": "", "family": "Ruan", "non-dropping-particle": "", "suffix": "", "given": "Yijun", "parse-names": false}, {"dropping-particle": "", "family": "Carninci", "non-dropping-particle": "", "suffix": "", "given": "Piero", "parse-names": false}, {"dropping-p</meta:user-defined>
    <meta:user-defined meta:name="Mendeley_Bookmark_oniajWU4I0_98" meta:value-type="string">article": "", "family": "Sloan", "non-dropping-particle": "", "suffix": "", "given": "Cricket a", "parse-names": false}, {"dropping-particle": "", "family": "Learned", "non-dropping-particle": "", "suffix": "", "given": "Katrina", "parse-names": false}, {</meta:user-defined>
    <meta:user-defined meta:name="Mendeley_Bookmark_oniajWU4I0_99" meta:value-type="string">"dropping-particle": "", "family": "Malladi", "non-dropping-particle": "", "suffix": "", "given": "Venkat S", "parse-names": false}, {"dropping-particle": "", "family": "Wong", "non-dropping-particle": "", "suffix": "", "given": "Matthew C", "parse-names"</meta:user-defined>
    <meta:user-defined meta:name="Mendeley_Bookmark_rEaL3WWHkg_1" meta:value-type="string">ADDIN CSL_CITATION {"citationItems": [{"uris": ["http://www.mendeley.com/documents/?uuid=3d2ff0da-366a-410a-9b8b-dc5eb9a7638d"], "itemData": {"DOI": "10.1093/nar/gkx988", "volume": "46", "ISSN": "13624962", "page": "D113-D120", "id": "ITEM-1", "title": "H</meta:user-defined>
    <meta:user-defined meta:name="Mendeley_Bookmark_rEaL3WWHkg_10" meta:value-type="string">sher": "Oxford University Press", "container-title": "Nucleic Acids Research"}, "id": "ITEM-1"}], "mendeley": {"previouslyFormattedCitation": "(Z. Wang et al. 2018)", "plainTextFormattedCitation": "(Z. Wang et al. 2018)", "formattedCitation": "(Z. Wang et</meta:user-defined>
    <meta:user-defined meta:name="Mendeley_Bookmark_rEaL3WWHkg_11" meta:value-type="string"> al. 2018)"}, "properties": {"noteIndex": 0}, "schema": "https://github.com/citation-style-language/schema/raw/master/csl-citation.json"}</meta:user-defined>
    <meta:user-defined meta:name="Mendeley_Bookmark_rEaL3WWHkg_2" meta:value-type="string">EDD: Human Enhancer Disease Database", "issue": "D1", "type": "article-journal", "abstract": "Enhancers, as specialized genomic cis-regulatory elements, activate transcription of their target genes and play an important role in pathogenesis of many human </meta:user-defined>
    <meta:user-defined meta:name="Mendeley_Bookmark_rEaL3WWHkg_3" meta:value-type="string">complex diseases. Despite recent systematic identification of them in the human genome, currently there is an urgent need for comprehensive annotation databases of human enhancers with a focus on their disease connections. In response, we built the Human </meta:user-defined>
    <meta:user-defined meta:name="Mendeley_Bookmark_rEaL3WWHkg_4" meta:value-type="string">Enhancer Disease Database (HEDD) to facilitate studies of enhancers and their potential roles in human complex diseases. HEDD currently provides comprehensive genomic information for ~2.8 million human enhancers identified by ENCODE, FANTOM5 and RoadMap w</meta:user-defined>
    <meta:user-defined meta:name="Mendeley_Bookmark_rEaL3WWHkg_5" meta:value-type="string">ith disease association scores based on enhancer-gene and gene-disease connections. It also provides Web-based analytical tools to visualize enhancer networks and score enhancers given a set of selected genes in a specific gene network. HEDD is freely acc</meta:user-defined>
    <meta:user-defined meta:name="Mendeley_Bookmark_rEaL3WWHkg_6" meta:value-type="string">essible at http://zdzlab.einstein.yu.edu/1/hedd.php.", "issued": {"date-parts": [["2018"]]}, "author": [{"dropping-particle": "", "family": "Wang", "non-dropping-particle": "", "suffix": "", "given": "Zhen", "parse-names": false}, {"dropping-particle": ""</meta:user-defined>
    <meta:user-defined meta:name="Mendeley_Bookmark_rEaL3WWHkg_7" meta:value-type="string">, "family": "Zhang", "non-dropping-particle": "", "suffix": "", "given": "Quanwei", "parse-names": false}, {"dropping-particle": "", "family": "Zhang", "non-dropping-particle": "", "suffix": "", "given": "Wen", "parse-names": false}, {"dropping-particle":</meta:user-defined>
    <meta:user-defined meta:name="Mendeley_Bookmark_rEaL3WWHkg_8" meta:value-type="string"> "", "family": "Lin", "non-dropping-particle": "", "suffix": "", "given": "Jhih Rong", "parse-names": false}, {"dropping-particle": "", "family": "Cai", "non-dropping-particle": "", "suffix": "", "given": "Ying", "parse-names": false}, {"dropping-particle</meta:user-defined>
    <meta:user-defined meta:name="Mendeley_Bookmark_rEaL3WWHkg_9" meta:value-type="string">": "", "family": "Mitra", "non-dropping-particle": "", "suffix": "", "given": "Joydeep", "parse-names": false}, {"dropping-particle": "", "family": "Zhang", "non-dropping-particle": "", "suffix": "", "given": "Zhengdong D.", "parse-names": false}], "publi</meta:user-defined>
    <meta:user-defined meta:name="Mendeley_Bookmark_rKPVh5DTEX_1" meta:value-type="string">ADDIN CSL_CITATION {"citationItems": [{"uris": ["http://www.mendeley.com/documents/?uuid=8a5e6140-082a-455a-a872-d1eb46b6ee5f"], "itemData": {"DOI": "10.1007/s00439-015-1631-9", "volume": "135", "ISSN": "1432-1203", "page": "359-362", "author": [{"droppin</meta:user-defined>
    <meta:user-defined meta:name="Mendeley_Bookmark_rKPVh5DTEX_2" meta:value-type="string">g-particle": "", "family": "Meienberg", "non-dropping-particle": "", "suffix": "", "given": "Janine", "parse-names": false}, {"dropping-particle": "", "family": "Bruggmann", "non-dropping-particle": "", "suffix": "", "given": "R\u00e9my", "parse-names": f</meta:user-defined>
    <meta:user-defined meta:name="Mendeley_Bookmark_rKPVh5DTEX_3" meta:value-type="string">alse}, {"dropping-particle": "", "family": "Oexle", "non-dropping-particle": "", "suffix": "", "given": "Konrad", "parse-names": false}, {"dropping-particle": "", "family": "Matyas", "non-dropping-particle": "", "suffix": "", "given": "Gabor", "parse-name</meta:user-defined>
    <meta:user-defined meta:name="Mendeley_Bookmark_rKPVh5DTEX_4" meta:value-type="string">s": false}], "title": "Clinical sequencing : is WGS the better WES ?", "issue": "3", "type": "article-journal", "issued": {"date-parts": [["2016"]]}, "id": "ITEM-1", "publisher": "Springer Berlin Heidelberg", "container-title": "Human Genetics"}, "id": "I</meta:user-defined>
    <meta:user-defined meta:name="Mendeley_Bookmark_rKPVh5DTEX_5" meta:value-type="string">TEM-1"}], "mendeley": {"previouslyFormattedCitation": "(Meienberg et al. 2016)", "plainTextFormattedCitation": "(Meienberg et al. 2016)", "formattedCitation": "(Meienberg et al. 2016)"}, "properties": {"noteIndex": 0}, "schema": "https://github.com/citati</meta:user-defined>
    <meta:user-defined meta:name="Mendeley_Bookmark_rKPVh5DTEX_6" meta:value-type="string">on-style-language/schema/raw/master/csl-citation.json"}</meta:user-defined>
    <meta:user-defined meta:name="Mendeley_Bookmark_rUXiHcK3B8_1" meta:value-type="string">ADDIN CSL_CITATION {"citationItems": [{"uris": ["http://www.mendeley.com/documents/?uuid=22d9dc85-6f3c-4d5b-978d-dcc95b3b2b30"], "itemData": {"DOI": "10.1093/database/baw144", "volume": "2016", "ISSN": "1758-0463", "page": "baw144", "id": "ITEM-1", "title</meta:user-defined>
    <meta:user-defined meta:name="Mendeley_Bookmark_rUXiHcK3B8_10" meta:value-type="string">fer", "parse-names": false}, {"dropping-particle": "", "family": "Lagoni", "non-dropping-particle": "", "suffix": "", "given": "Emil", "parse-names": false}, {"dropping-particle": "", "family": "Boyd", "non-dropping-particle": "", "suffix": "", "given": "</meta:user-defined>
    <meta:user-defined meta:name="Mendeley_Bookmark_rUXiHcK3B8_11" meta:value-type="string">Mette", "parse-names": false}, {"dropping-particle": "", "family": "Bornholdt", "non-dropping-particle": "", "suffix": "", "given": "Jette", "parse-names": false}, {"dropping-particle": "", "family": "Hoon", "non-dropping-particle": "De", "suffix": "", "g</meta:user-defined>
    <meta:user-defined meta:name="Mendeley_Bookmark_rUXiHcK3B8_12" meta:value-type="string">iven": "Michiel J.L. L.", "parse-names": false}, {"dropping-particle": "", "family": "Kawaji", "non-dropping-particle": "", "suffix": "", "given": "Hideya", "parse-names": false}, {"dropping-particle": "", "family": "Lassmann", "non-dropping-particle": ""</meta:user-defined>
    <meta:user-defined meta:name="Mendeley_Bookmark_rUXiHcK3B8_13" meta:value-type="string">, "suffix": "", "given": "Timo", "parse-names": false}, {"dropping-particle": "", "family": "Hayashizaki", "non-dropping-particle": "", "suffix": "", "given": "Yoshihide", "parse-names": false}, {"dropping-particle": "", "family": "Forrest", "non-dropping</meta:user-defined>
    <meta:user-defined meta:name="Mendeley_Bookmark_rUXiHcK3B8_14" meta:value-type="string">-particle": "", "suffix": "", "given": "Alistair R.R. R.", "parse-names": false}, {"dropping-particle": "", "family": "Carninci", "non-dropping-particle": "", "suffix": "", "given": "Piero", "parse-names": false}, {"dropping-particle": "", "family": "Sand</meta:user-defined>
    <meta:user-defined meta:name="Mendeley_Bookmark_rUXiHcK3B8_15" meta:value-type="string">elin", "non-dropping-particle": "", "suffix": "", "given": "Albin", "parse-names": false}], "publisher": "Narnia", "container-title": "Database"}, "id": "ITEM-1"}], "mendeley": {"previouslyFormattedCitation": "(Ienasescu et al. 2016)", "plainTextFormatted</meta:user-defined>
    <meta:user-defined meta:name="Mendeley_Bookmark_rUXiHcK3B8_16" meta:value-type="string">Citation": "(Ienasescu et al. 2016)", "formattedCitation": "(Ienasescu et al. 2016)"}, "properties": {"noteIndex": 0}, "schema": "https://github.com/citation-style-language/schema/raw/master/csl-citation.json"}</meta:user-defined>
    <meta:user-defined meta:name="Mendeley_Bookmark_rUXiHcK3B8_2" meta:value-type="string">": "On-the-fly selection of cell-specific enhancers, genes, miRNAs and proteins across the human body using SlideBase", "type": "article-journal", "abstract": "Genomics consortia have produced large datasets profiling the expression of genes, micro-RNAs, </meta:user-defined>
    <meta:user-defined meta:name="Mendeley_Bookmark_rUXiHcK3B8_3" meta:value-type="string">enhancers and more across human tissues or cells. There is a need for intuitive tools to select subsets of such data that is the most relevant for specific studies. To this end, we present SlideBase, a web tool which offers a new way of selecting genes, p</meta:user-defined>
    <meta:user-defined meta:name="Mendeley_Bookmark_rUXiHcK3B8_4" meta:value-type="string">romoters, enhancers and microRNAs that are preferentially expressed/used in a specified set of cells/tissues, based on the use of interactive sliders. With the help of sliders, SlideBase enables users to define custom expression thresholds for individual </meta:user-defined>
    <meta:user-defined meta:name="Mendeley_Bookmark_rUXiHcK3B8_5" meta:value-type="string">cell types/ tissues, producing sets of genes, enhancers etc. which satisfy these constraints. Changes in slider settings result in simultaneous changes in the selected sets, updated in real time. SlideBase is linked to major databases from genomics consor</meta:user-defined>
    <meta:user-defined meta:name="Mendeley_Bookmark_rUXiHcK3B8_6" meta:value-type="string">tia, including FANTOM, GTEx, The Human Protein Atlas and BioGPS.", "issued": {"date-parts": [["2016", "12", "26"]]}, "author": [{"dropping-particle": "", "family": "Ienasescu", "non-dropping-particle": "", "suffix": "", "given": "Hans", "parse-names": fal</meta:user-defined>
    <meta:user-defined meta:name="Mendeley_Bookmark_rUXiHcK3B8_7" meta:value-type="string">se}, {"dropping-particle": "", "family": "Li", "non-dropping-particle": "", "suffix": "", "given": "Kang", "parse-names": false}, {"dropping-particle": "", "family": "Andersson", "non-dropping-particle": "", "suffix": "", "given": "Robin", "parse-names": </meta:user-defined>
    <meta:user-defined meta:name="Mendeley_Bookmark_rUXiHcK3B8_8" meta:value-type="string">false}, {"dropping-particle": "", "family": "Vitezic", "non-dropping-particle": "", "suffix": "", "given": "Morana", "parse-names": false}, {"dropping-particle": "", "family": "Rennie", "non-dropping-particle": "", "suffix": "", "given": "Sarah", "parse-n</meta:user-defined>
    <meta:user-defined meta:name="Mendeley_Bookmark_rUXiHcK3B8_9" meta:value-type="string">ames": false}, {"dropping-particle": "", "family": "Chen", "non-dropping-particle": "", "suffix": "", "given": "Yun", "parse-names": false}, {"dropping-particle": "", "family": "Vitting-Seerup", "non-dropping-particle": "", "suffix": "", "given": "Kristof</meta:user-defined>
    <meta:user-defined meta:name="Mendeley_Bookmark_sVrQeOP8xx_1" meta:value-type="string">ADDIN CSL_CITATION {"citationItems": [{"uris": ["http://www.mendeley.com/documents/?uuid=12ea0e76-ec37-35a5-8fa6-b721c13422b3"], "itemData": {"DOI": "10.1093/nar/gkx1067", "volume": "46", "ISSN": "1362-4962", "page": "D296-D302", "id": "ITEM-1", "title": </meta:user-defined>
    <meta:user-defined meta:name="Mendeley_Bookmark_sVrQeOP8xx_10" meta:value-type="string">ropping-particle": "", "family": "Liao", "non-dropping-particle": "", "suffix": "", "given": "Kuang-Wen", "parse-names": false}, {"dropping-particle": "", "family": "Huang", "non-dropping-particle": "", "suffix": "", "given": "Wei-Chi", "parse-names": fal</meta:user-defined>
    <meta:user-defined meta:name="Mendeley_Bookmark_sVrQeOP8xx_11" meta:value-type="string">se}, {"dropping-particle": "", "family": "Sun", "non-dropping-particle": "", "suffix": "", "given": "Ting-Hsuan", "parse-names": false}, {"dropping-particle": "", "family": "Tu", "non-dropping-particle": "", "suffix": "", "given": "Siang-Jyun", "parse-nam</meta:user-defined>
    <meta:user-defined meta:name="Mendeley_Bookmark_sVrQeOP8xx_12" meta:value-type="string">es": false}, {"dropping-particle": "", "family": "Lee", "non-dropping-particle": "", "suffix": "", "given": "Wei-Hsiang", "parse-names": false}, {"dropping-particle": "", "family": "Chiew", "non-dropping-particle": "", "suffix": "", "given": "Men-Yee", "p</meta:user-defined>
    <meta:user-defined meta:name="Mendeley_Bookmark_sVrQeOP8xx_13" meta:value-type="string">arse-names": false}, {"dropping-particle": "", "family": "Tai", "non-dropping-particle": "", "suffix": "", "given": "Chun-San", "parse-names": false}, {"dropping-particle": "", "family": "Wei", "non-dropping-particle": "", "suffix": "", "given": "Ting-Yen</meta:user-defined>
    <meta:user-defined meta:name="Mendeley_Bookmark_sVrQeOP8xx_14" meta:value-type="string">", "parse-names": false}, {"dropping-particle": "", "family": "Tsai", "non-dropping-particle": "", "suffix": "", "given": "Tzi-Ren", "parse-names": false}, {"dropping-particle": "", "family": "Huang", "non-dropping-particle": "", "suffix": "", "given": "H</meta:user-defined>
    <meta:user-defined meta:name="Mendeley_Bookmark_sVrQeOP8xx_15" meta:value-type="string">sin-Tzu", "parse-names": false}, {"dropping-particle": "", "family": "Wang", "non-dropping-particle": "", "suffix": "", "given": "Chung-Yu", "parse-names": false}, {"dropping-particle": "", "family": "Wu", "non-dropping-particle": "", "suffix": "", "given</meta:user-defined>
    <meta:user-defined meta:name="Mendeley_Bookmark_sVrQeOP8xx_16" meta:value-type="string">": "Hsin-Yi", "parse-names": false}, {"dropping-particle": "", "family": "Ho", "non-dropping-particle": "", "suffix": "", "given": "Shu-Yi", "parse-names": false}, {"dropping-particle": "", "family": "Chen", "non-dropping-particle": "", "suffix": "", "giv</meta:user-defined>
    <meta:user-defined meta:name="Mendeley_Bookmark_sVrQeOP8xx_17" meta:value-type="string">en": "Pin-Rong", "parse-names": false}, {"dropping-particle": "", "family": "Chuang", "non-dropping-particle": "", "suffix": "", "given": "Cheng-Hsun", "parse-names": false}, {"dropping-particle": "", "family": "Hsieh", "non-dropping-particle": "", "suffi</meta:user-defined>
    <meta:user-defined meta:name="Mendeley_Bookmark_sVrQeOP8xx_18" meta:value-type="string">x": "", "given": "Pei-Jung", "parse-names": false}, {"dropping-particle": "", "family": "Wu", "non-dropping-particle": "", "suffix": "", "given": "Yi-Shin", "parse-names": false}, {"dropping-particle": "", "family": "Chen", "non-dropping-particle": "", "s</meta:user-defined>
    <meta:user-defined meta:name="Mendeley_Bookmark_sVrQeOP8xx_19" meta:value-type="string">uffix": "", "given": "Wen-Liang", "parse-names": false}, {"dropping-particle": "", "family": "Li", "non-dropping-particle": "", "suffix": "", "given": "Meng-Ju", "parse-names": false}, {"dropping-particle": "", "family": "Wu", "non-dropping-particle": "",</meta:user-defined>
    <meta:user-defined meta:name="Mendeley_Bookmark_sVrQeOP8xx_2" meta:value-type="string">"miRTarBase update 2018: a resource for experimentally validated microRNA-target interactions.", "issue": "D1", "type": "article-journal", "abstract": "MicroRNAs (miRNAs) are small non-coding RNAs of \u223c 22 nucleotides that are involved in negative reg</meta:user-defined>
    <meta:user-defined meta:name="Mendeley_Bookmark_sVrQeOP8xx_20" meta:value-type="string"> "suffix": "", "given": "Yu-Chun", "parse-names": false}, {"dropping-particle": "", "family": "Huang", "non-dropping-particle": "", "suffix": "", "given": "Xin-Yi", "parse-names": false}, {"dropping-particle": "", "family": "Ng", "non-dropping-particle": </meta:user-defined>
    <meta:user-defined meta:name="Mendeley_Bookmark_sVrQeOP8xx_21" meta:value-type="string">"", "suffix": "", "given": "Fung Ling", "parse-names": false}, {"dropping-particle": "", "family": "Buddhakosai", "non-dropping-particle": "", "suffix": "", "given": "Waradee", "parse-names": false}, {"dropping-particle": "", "family": "Huang", "non-dropp</meta:user-defined>
    <meta:user-defined meta:name="Mendeley_Bookmark_sVrQeOP8xx_22" meta:value-type="string">ing-particle": "", "suffix": "", "given": "Pei-Chun", "parse-names": false}, {"dropping-particle": "", "family": "Lan", "non-dropping-particle": "", "suffix": "", "given": "Kuan-Chun", "parse-names": false}, {"dropping-particle": "", "family": "Huang", "n</meta:user-defined>
    <meta:user-defined meta:name="Mendeley_Bookmark_sVrQeOP8xx_23" meta:value-type="string">on-dropping-particle": "", "suffix": "", "given": "Chia-Yen", "parse-names": false}, {"dropping-particle": "", "family": "Weng", "non-dropping-particle": "", "suffix": "", "given": "Shun-Long", "parse-names": false}, {"dropping-particle": "", "family": "C</meta:user-defined>
    <meta:user-defined meta:name="Mendeley_Bookmark_sVrQeOP8xx_24" meta:value-type="string">heng", "non-dropping-particle": "", "suffix": "", "given": "Yeong-Nan", "parse-names": false}, {"dropping-particle": "", "family": "Liang", "non-dropping-particle": "", "suffix": "", "given": "Chao", "parse-names": false}, {"dropping-particle": "", "famil</meta:user-defined>
    <meta:user-defined meta:name="Mendeley_Bookmark_sVrQeOP8xx_25" meta:value-type="string">y": "Hsu", "non-dropping-particle": "", "suffix": "", "given": "Wen-Lian", "parse-names": false}, {"dropping-particle": "", "family": "Huang", "non-dropping-particle": "", "suffix": "", "given": "Hsien-Da", "parse-names": false}], "publisher": "Oxford Uni</meta:user-defined>
    <meta:user-defined meta:name="Mendeley_Bookmark_sVrQeOP8xx_26" meta:value-type="string">versity Press", "container-title": "Nucleic acids research"}, "id": "ITEM-1"}], "mendeley": {"previouslyFormattedCitation": "(Chou et al. 2018)", "plainTextFormattedCitation": "(Chou et al. 2018)", "formattedCitation": "(Chou et al. 2018)"}, "properties":</meta:user-defined>
    <meta:user-defined meta:name="Mendeley_Bookmark_sVrQeOP8xx_27" meta:value-type="string"> {"noteIndex": 0}, "schema": "https://github.com/citation-style-language/schema/raw/master/csl-citation.json"}</meta:user-defined>
    <meta:user-defined meta:name="Mendeley_Bookmark_sVrQeOP8xx_3" meta:value-type="string">ulation of mRNA at the post-transcriptional level. Previously, we developed miRTarBase which provides information about experimentally validated miRNA-target interactions (MTIs). Here, we describe an updated database containing 422 517 curated MTIs from 4</meta:user-defined>
    <meta:user-defined meta:name="Mendeley_Bookmark_sVrQeOP8xx_4" meta:value-type="string">076 miRNAs and 23 054 target genes collected from over 8500 articles. The number of MTIs curated by strong evidence has increased \u223c1.4-fold since the last update in 2016. In this updated version, target sites validated by reporter assay that are avai</meta:user-defined>
    <meta:user-defined meta:name="Mendeley_Bookmark_sVrQeOP8xx_5" meta:value-type="string">lable in the literature can be downloaded. The target site sequence can extract new features for analysis via a machine learning approach which can help to evaluate the performance of miRNA-target prediction tools. Furthermore, different ways of browsing </meta:user-defined>
    <meta:user-defined meta:name="Mendeley_Bookmark_sVrQeOP8xx_6" meta:value-type="string">enhance user browsing specific MTIs. With these improvements, miRTarBase serves as more comprehensively annotated, experimentally validated miRNA-target interactions databases in the field of miRNA related research. miRTarBase is available at http://miRTa</meta:user-defined>
    <meta:user-defined meta:name="Mendeley_Bookmark_sVrQeOP8xx_7" meta:value-type="string">rBase.mbc.nctu.edu.tw/.", "issued": {"date-parts": [["2018", "1", "4"]]}, "PMID": "29126174", "author": [{"dropping-particle": "", "family": "Chou", "non-dropping-particle": "", "suffix": "", "given": "Chih-Hung", "parse-names": false}, {"dropping-particl</meta:user-defined>
    <meta:user-defined meta:name="Mendeley_Bookmark_sVrQeOP8xx_8" meta:value-type="string">e": "", "family": "Shrestha", "non-dropping-particle": "", "suffix": "", "given": "Sirjana", "parse-names": false}, {"dropping-particle": "", "family": "Yang", "non-dropping-particle": "", "suffix": "", "given": "Chi-Dung", "parse-names": false}, {"droppi</meta:user-defined>
    <meta:user-defined meta:name="Mendeley_Bookmark_sVrQeOP8xx_9" meta:value-type="string">ng-particle": "", "family": "Chang", "non-dropping-particle": "", "suffix": "", "given": "Nai-Wen", "parse-names": false}, {"dropping-particle": "", "family": "Lin", "non-dropping-particle": "", "suffix": "", "given": "Yu-Ling", "parse-names": false}, {"d</meta:user-defined>
    <meta:user-defined meta:name="Mendeley_Bookmark_tM7hdfM3pL_1" meta:value-type="string">ADDIN CSL_CITATION {"citationItems": [{"uris": ["http://www.mendeley.com/documents/?uuid=b8a2b8fe-fd39-3330-a3f3-8a79aaf341ba"], "itemData": {"DOI": "10.1038/gim.2017.119", "volume": "20", "ISSN": "1530-0366", "page": "435-443", "id": "ITEM-1", "title": "</meta:user-defined>
    <meta:user-defined meta:name="Mendeley_Bookmark_tM7hdfM3pL_10" meta:value-type="string">dropping-particle": "", "family": "Monfared", "non-dropping-particle": "", "suffix": "", "given": "Nasim", "parse-names": false}, {"dropping-particle": "", "family": "Walker", "non-dropping-particle": "", "suffix": "", "given": "Susan", "parse-names": fal</meta:user-defined>
    <meta:user-defined meta:name="Mendeley_Bookmark_tM7hdfM3pL_11" meta:value-type="string">se}, {"dropping-particle": "", "family": "Reuter", "non-dropping-particle": "", "suffix": "", "given": "Miriam S", "parse-names": false}, {"dropping-particle": "", "family": "Hosseini", "non-dropping-particle": "", "suffix": "", "given": "S Mohsen", "pars</meta:user-defined>
    <meta:user-defined meta:name="Mendeley_Bookmark_tM7hdfM3pL_12" meta:value-type="string">e-names": false}, {"dropping-particle": "", "family": "Thiruvahindrapuram", "non-dropping-particle": "", "suffix": "", "given": "Bhooma", "parse-names": false}, {"dropping-particle": "", "family": "Merico", "non-dropping-particle": "", "suffix": "", "give</meta:user-defined>
    <meta:user-defined meta:name="Mendeley_Bookmark_tM7hdfM3pL_13" meta:value-type="string">n": "Daniele", "parse-names": false}, {"dropping-particle": "", "family": "Jobling", "non-dropping-particle": "", "suffix": "", "given": "Rebekah", "parse-names": false}, {"dropping-particle": "", "family": "Nalpathamkalam", "non-dropping-particle": "", "</meta:user-defined>
    <meta:user-defined meta:name="Mendeley_Bookmark_tM7hdfM3pL_14" meta:value-type="string">suffix": "", "given": "Thomas", "parse-names": false}, {"dropping-particle": "", "family": "Pellecchia", "non-dropping-particle": "", "suffix": "", "given": "Giovanna", "parse-names": false}, {"dropping-particle": "", "family": "Sung", "non-dropping-parti</meta:user-defined>
    <meta:user-defined meta:name="Mendeley_Bookmark_tM7hdfM3pL_15" meta:value-type="string">cle": "", "suffix": "", "given": "Wilson W L", "parse-names": false}, {"dropping-particle": "", "family": "Wang", "non-dropping-particle": "", "suffix": "", "given": "Zhuozhi", "parse-names": false}, {"dropping-particle": "", "family": "Bikangaga", "non-d</meta:user-defined>
    <meta:user-defined meta:name="Mendeley_Bookmark_tM7hdfM3pL_16" meta:value-type="string">ropping-particle": "", "suffix": "", "given": "Peter", "parse-names": false}, {"dropping-particle": "", "family": "Boelman", "non-dropping-particle": "", "suffix": "", "given": "Cyrus", "parse-names": false}, {"dropping-particle": "", "family": "Carter", </meta:user-defined>
    <meta:user-defined meta:name="Mendeley_Bookmark_tM7hdfM3pL_17" meta:value-type="string">"non-dropping-particle": "", "suffix": "", "given": "Melissa T", "parse-names": false}, {"dropping-particle": "", "family": "Cordeiro", "non-dropping-particle": "", "suffix": "", "given": "Dawn", "parse-names": false}, {"dropping-particle": "", "family": </meta:user-defined>
    <meta:user-defined meta:name="Mendeley_Bookmark_tM7hdfM3pL_18" meta:value-type="string">"Cytrynbaum", "non-dropping-particle": "", "suffix": "", "given": "Cheryl", "parse-names": false}, {"dropping-particle": "", "family": "Dell", "non-dropping-particle": "", "suffix": "", "given": "Sharon D", "parse-names": false}, {"dropping-particle": "",</meta:user-defined>
    <meta:user-defined meta:name="Mendeley_Bookmark_tM7hdfM3pL_19" meta:value-type="string"> "family": "Dhir", "non-dropping-particle": "", "suffix": "", "given": "Priya", "parse-names": false}, {"dropping-particle": "", "family": "Dowling", "non-dropping-particle": "", "suffix": "", "given": "James J", "parse-names": false}, {"dropping-particle</meta:user-defined>
    <meta:user-defined meta:name="Mendeley_Bookmark_tM7hdfM3pL_2" meta:value-type="string">Improved diagnostic yield compared with targeted gene sequencing panels suggests a role for whole-genome sequencing as a first-tier genetic test.", "issue": "4", "type": "article-journal", "abstract": "PurposeGenetic testing is an integral diagnostic comp</meta:user-defined>
    <meta:user-defined meta:name="Mendeley_Bookmark_tM7hdfM3pL_20" meta:value-type="string">": "", "family": "Heon", "non-dropping-particle": "", "suffix": "", "given": "Elise", "parse-names": false}, {"dropping-particle": "", "family": "Hewson", "non-dropping-particle": "", "suffix": "", "given": "Stacy", "parse-names": false}, {"dropping-parti</meta:user-defined>
    <meta:user-defined meta:name="Mendeley_Bookmark_tM7hdfM3pL_21" meta:value-type="string">cle": "", "family": "Hiraki", "non-dropping-particle": "", "suffix": "", "given": "Linda", "parse-names": false}, {"dropping-particle": "", "family": "Inbar-Feigenberg", "non-dropping-particle": "", "suffix": "", "given": "Michal", "parse-names": false}, </meta:user-defined>
    <meta:user-defined meta:name="Mendeley_Bookmark_tM7hdfM3pL_22" meta:value-type="string">{"dropping-particle": "", "family": "Klatt", "non-dropping-particle": "", "suffix": "", "given": "Regan", "parse-names": false}, {"dropping-particle": "", "family": "Kronick", "non-dropping-particle": "", "suffix": "", "given": "Jonathan", "parse-names": </meta:user-defined>
    <meta:user-defined meta:name="Mendeley_Bookmark_tM7hdfM3pL_23" meta:value-type="string">false}, {"dropping-particle": "", "family": "Laxer", "non-dropping-particle": "", "suffix": "", "given": "Ronald M", "parse-names": false}, {"dropping-particle": "", "family": "Licht", "non-dropping-particle": "", "suffix": "", "given": "Christoph", "pars</meta:user-defined>
    <meta:user-defined meta:name="Mendeley_Bookmark_tM7hdfM3pL_24" meta:value-type="string">e-names": false}, {"dropping-particle": "", "family": "MacDonald", "non-dropping-particle": "", "suffix": "", "given": "Heather", "parse-names": false}, {"dropping-particle": "", "family": "Mercimek-Andrews", "non-dropping-particle": "", "suffix": "", "gi</meta:user-defined>
    <meta:user-defined meta:name="Mendeley_Bookmark_tM7hdfM3pL_25" meta:value-type="string">ven": "Saadet", "parse-names": false}, {"dropping-particle": "", "family": "Mendoza-Londono", "non-dropping-particle": "", "suffix": "", "given": "Roberto", "parse-names": false}, {"dropping-particle": "", "family": "Piscione", "non-dropping-particle": ""</meta:user-defined>
    <meta:user-defined meta:name="Mendeley_Bookmark_tM7hdfM3pL_26" meta:value-type="string">, "suffix": "", "given": "Tino", "parse-names": false}, {"dropping-particle": "", "family": "Schneider", "non-dropping-particle": "", "suffix": "", "given": "Rayfel", "parse-names": false}, {"dropping-particle": "", "family": "Schulze", "non-dropping-part</meta:user-defined>
    <meta:user-defined meta:name="Mendeley_Bookmark_tM7hdfM3pL_27" meta:value-type="string">icle": "", "suffix": "", "given": "Andreas", "parse-names": false}, {"dropping-particle": "", "family": "Silverman", "non-dropping-particle": "", "suffix": "", "given": "Earl", "parse-names": false}, {"dropping-particle": "", "family": "Siriwardena", "non</meta:user-defined>
    <meta:user-defined meta:name="Mendeley_Bookmark_tM7hdfM3pL_28" meta:value-type="string">-dropping-particle": "", "suffix": "", "given": "Komudi", "parse-names": false}, {"dropping-particle": "", "family": "Snead", "non-dropping-particle": "", "suffix": "", "given": "O Carter", "parse-names": false}, {"dropping-particle": "", "family": "Sondh</meta:user-defined>
    <meta:user-defined meta:name="Mendeley_Bookmark_tM7hdfM3pL_29" meta:value-type="string">eimer", "non-dropping-particle": "", "suffix": "", "given": "Neal", "parse-names": false}, {"dropping-particle": "", "family": "Sutherland", "non-dropping-particle": "", "suffix": "", "given": "Joanne", "parse-names": false}, {"dropping-particle": "", "fa</meta:user-defined>
    <meta:user-defined meta:name="Mendeley_Bookmark_tM7hdfM3pL_3" meta:value-type="string">onent of pediatric medicine. Standard of care is often a time-consuming stepwise approach involving chromosomal microarray analysis and targeted gene sequencing panels, which can be costly and inconclusive. Whole-genome sequencing (WGS) provides a compreh</meta:user-defined>
    <meta:user-defined meta:name="Mendeley_Bookmark_tM7hdfM3pL_30" meta:value-type="string">mily": "Vincent", "non-dropping-particle": "", "suffix": "", "given": "Ajoy", "parse-names": false}, {"dropping-particle": "", "family": "Wasserman", "non-dropping-particle": "", "suffix": "", "given": "Jonathan D", "parse-names": false}, {"dropping-parti</meta:user-defined>
    <meta:user-defined meta:name="Mendeley_Bookmark_tM7hdfM3pL_31" meta:value-type="string">cle": "", "family": "Weksberg", "non-dropping-particle": "", "suffix": "", "given": "Rosanna", "parse-names": false}, {"dropping-particle": "", "family": "Shuman", "non-dropping-particle": "", "suffix": "", "given": "Cheryl", "parse-names": false}, {"drop</meta:user-defined>
    <meta:user-defined meta:name="Mendeley_Bookmark_tM7hdfM3pL_32" meta:value-type="string">ping-particle": "", "family": "Carew", "non-dropping-particle": "", "suffix": "", "given": "Chris", "parse-names": false}, {"dropping-particle": "", "family": "Szego", "non-dropping-particle": "", "suffix": "", "given": "Michael J", "parse-names": false},</meta:user-defined>
    <meta:user-defined meta:name="Mendeley_Bookmark_tM7hdfM3pL_33" meta:value-type="string"> {"dropping-particle": "", "family": "Hayeems", "non-dropping-particle": "", "suffix": "", "given": "Robin Z", "parse-names": false}, {"dropping-particle": "", "family": "Basran", "non-dropping-particle": "", "suffix": "", "given": "Raveen", "parse-names"</meta:user-defined>
    <meta:user-defined meta:name="Mendeley_Bookmark_tM7hdfM3pL_34" meta:value-type="string">: false}, {"dropping-particle": "", "family": "Stavropoulos", "non-dropping-particle": "", "suffix": "", "given": "Dimitri J", "parse-names": false}, {"dropping-particle": "", "family": "Ray", "non-dropping-particle": "", "suffix": "", "given": "Peter N",</meta:user-defined>
    <meta:user-defined meta:name="Mendeley_Bookmark_tM7hdfM3pL_35" meta:value-type="string"> "parse-names": false}, {"dropping-particle": "", "family": "Bowdin", "non-dropping-particle": "", "suffix": "", "given": "Sarah", "parse-names": false}, {"dropping-particle": "", "family": "Meyn", "non-dropping-particle": "", "suffix": "", "given": "M St</meta:user-defined>
    <meta:user-defined meta:name="Mendeley_Bookmark_tM7hdfM3pL_36" meta:value-type="string">ephen", "parse-names": false}, {"dropping-particle": "", "family": "Cohn", "non-dropping-particle": "", "suffix": "", "given": "Ronald D", "parse-names": false}, {"dropping-particle": "", "family": "Scherer", "non-dropping-particle": "", "suffix": "", "gi</meta:user-defined>
    <meta:user-defined meta:name="Mendeley_Bookmark_tM7hdfM3pL_37" meta:value-type="string">ven": "Stephen W", "parse-names": false}, {"dropping-particle": "", "family": "Marshall", "non-dropping-particle": "", "suffix": "", "given": "Christian R", "parse-names": false}], "publisher": "Nature Publishing Group", "container-title": "Genetics in me</meta:user-defined>
    <meta:user-defined meta:name="Mendeley_Bookmark_tM7hdfM3pL_38" meta:value-type="string">dicine : official journal of the American College of Medical Genetics"}, "id": "ITEM-1"}, {"uris": ["http://www.mendeley.com/documents/?uuid=3c25ab43-4986-4702-acb0-6c7aa286e2ed"], "itemData": {"DOI": "10.1038/nature13394", "volume": "511", "ISSN": "0028-</meta:user-defined>
    <meta:user-defined meta:name="Mendeley_Bookmark_tM7hdfM3pL_39" meta:value-type="string">0836", "page": "344-347", "author": [{"dropping-particle": "", "family": "Gilissen", "non-dropping-particle": "", "suffix": "", "given": "Christian", "parse-names": false}, {"dropping-particle": "", "family": "Hehir-Kwa", "non-dropping-particle": "", "suf</meta:user-defined>
    <meta:user-defined meta:name="Mendeley_Bookmark_tM7hdfM3pL_4" meta:value-type="string">ensive testing platform that has the potential to streamline genetic assessments, but there are limited comparative data to guide its clinical use.MethodsWe prospectively recruited 103 patients from pediatric non-genetic subspecialty clinics, each with a </meta:user-defined>
    <meta:user-defined meta:name="Mendeley_Bookmark_tM7hdfM3pL_40" meta:value-type="string">fix": "", "given": "Jayne Y.", "parse-names": false}, {"dropping-particle": "", "family": "Thung", "non-dropping-particle": "", "suffix": "", "given": "Djie Tjwan", "parse-names": false}, {"dropping-particle": "", "family": "Vorst", "non-dropping-particle</meta:user-defined>
    <meta:user-defined meta:name="Mendeley_Bookmark_tM7hdfM3pL_41" meta:value-type="string">": "van de", "suffix": "", "given": "Maartje", "parse-names": false}, {"dropping-particle": "", "family": "Bon", "non-dropping-particle": "van", "suffix": "", "given": "Bregje W. M.", "parse-names": false}, {"dropping-particle": "", "family": "Willemsen",</meta:user-defined>
    <meta:user-defined meta:name="Mendeley_Bookmark_tM7hdfM3pL_42" meta:value-type="string"> "non-dropping-particle": "", "suffix": "", "given": "Marjolein H.", "parse-names": false}, {"dropping-particle": "", "family": "Kwint", "non-dropping-particle": "", "suffix": "", "given": "Michael", "parse-names": false}, {"dropping-particle": "", "famil</meta:user-defined>
    <meta:user-defined meta:name="Mendeley_Bookmark_tM7hdfM3pL_43" meta:value-type="string">y": "Janssen", "non-dropping-particle": "", "suffix": "", "given": "Irene M.", "parse-names": false}, {"dropping-particle": "", "family": "Hoischen", "non-dropping-particle": "", "suffix": "", "given": "Alexander", "parse-names": false}, {"dropping-partic</meta:user-defined>
    <meta:user-defined meta:name="Mendeley_Bookmark_tM7hdfM3pL_44" meta:value-type="string">le": "", "family": "Schenck", "non-dropping-particle": "", "suffix": "", "given": "Annette", "parse-names": false}, {"dropping-particle": "", "family": "Leach", "non-dropping-particle": "", "suffix": "", "given": "Richard", "parse-names": false}, {"droppi</meta:user-defined>
    <meta:user-defined meta:name="Mendeley_Bookmark_tM7hdfM3pL_45" meta:value-type="string">ng-particle": "", "family": "Klein", "non-dropping-particle": "", "suffix": "", "given": "Robert", "parse-names": false}, {"dropping-particle": "", "family": "Tearle", "non-dropping-particle": "", "suffix": "", "given": "Rick", "parse-names": false}, {"dr</meta:user-defined>
    <meta:user-defined meta:name="Mendeley_Bookmark_tM7hdfM3pL_46" meta:value-type="string">opping-particle": "", "family": "Bo", "non-dropping-particle": "", "suffix": "", "given": "Tan", "parse-names": false}, {"dropping-particle": "", "family": "Pfundt", "non-dropping-particle": "", "suffix": "", "given": "Rolph", "parse-names": false}, {"dro</meta:user-defined>
    <meta:user-defined meta:name="Mendeley_Bookmark_tM7hdfM3pL_47" meta:value-type="string">pping-particle": "", "family": "Yntema", "non-dropping-particle": "", "suffix": "", "given": "Helger G.", "parse-names": false}, {"dropping-particle": "", "family": "Vries", "non-dropping-particle": "de", "suffix": "", "given": "Bert B. A.", "parse-names"</meta:user-defined>
    <meta:user-defined meta:name="Mendeley_Bookmark_tM7hdfM3pL_48" meta:value-type="string">: false}, {"dropping-particle": "", "family": "Kleefstra", "non-dropping-particle": "", "suffix": "", "given": "Tjitske", "parse-names": false}, {"dropping-particle": "", "family": "Brunner", "non-dropping-particle": "", "suffix": "", "given": "Han G.", "</meta:user-defined>
    <meta:user-defined meta:name="Mendeley_Bookmark_tM7hdfM3pL_49" meta:value-type="string">parse-names": false}, {"dropping-particle": "", "family": "Vissers", "non-dropping-particle": "", "suffix": "", "given": "Lisenka E. L. M.", "parse-names": false}, {"dropping-particle": "", "family": "Veltman", "non-dropping-particle": "", "suffix": "", "</meta:user-defined>
    <meta:user-defined meta:name="Mendeley_Bookmark_tM7hdfM3pL_5" meta:value-type="string">clinical phenotype suggestive of an underlying genetic disorder, and compared the diagnostic yield and coverage of WGS with those of conventional genetic testing.ResultsWGS identified diagnostic variants in 41% of individuals, representing a significant i</meta:user-defined>
    <meta:user-defined meta:name="Mendeley_Bookmark_tM7hdfM3pL_50" meta:value-type="string">given": "Joris A.", "parse-names": false}], "title": "Genome sequencing identifies major causes of severe intellectual disability", "issue": "7509", "type": "article-journal", "issued": {"date-parts": [["2014"]]}, "id": "ITEM-2", "publisher": "Nature Publ</meta:user-defined>
    <meta:user-defined meta:name="Mendeley_Bookmark_tM7hdfM3pL_51" meta:value-type="string">ishing Group", "container-title": "Nature"}, "id": "ITEM-2"}], "mendeley": {"previouslyFormattedCitation": "(Lionel et al. 2018; Gilissen et al. 2014)", "plainTextFormattedCitation": "(Lionel et al. 2018; Gilissen et al. 2014)", "formattedCitation": "(Lio</meta:user-defined>
    <meta:user-defined meta:name="Mendeley_Bookmark_tM7hdfM3pL_52" meta:value-type="string">nel et al. 2018; Gilissen et al. 2014)"}, "properties": {"noteIndex": 0}, "schema": "https://github.com/citation-style-language/schema/raw/master/csl-citation.json"}</meta:user-defined>
    <meta:user-defined meta:name="Mendeley_Bookmark_tM7hdfM3pL_6" meta:value-type="string">ncrease over conventional testing results (24%; P\u2009=\u20090.01). Genes clinically sequenced in the cohort (n\u2009=\u20091,226) were well covered by WGS, with a median exonic coverage of 40 \u00d7 \u00b18 \u00d7 (mean \u00b1SD). All the molecular diag</meta:user-defined>
    <meta:user-defined meta:name="Mendeley_Bookmark_tM7hdfM3pL_7" meta:value-type="string">noses made by conventional methods were captured by WGS. The 18 new diagnoses made with WGS included structural and non-exonic sequence variants not detectable with whole-exome sequencing, and confirmed recent disease associations with the genes PIGG, RNU</meta:user-defined>
    <meta:user-defined meta:name="Mendeley_Bookmark_tM7hdfM3pL_8" meta:value-type="string">4ATAC, TRIO, and UNC13A.ConclusionWGS as a primary clinical test provided a higher diagnostic yield than conventional genetic testing in a clinically heterogeneous cohort.", "issued": {"date-parts": [["2018"]]}, "PMID": "28771251", "author": [{"dropping-p</meta:user-defined>
    <meta:user-defined meta:name="Mendeley_Bookmark_tM7hdfM3pL_9" meta:value-type="string">article": "", "family": "Lionel", "non-dropping-particle": "", "suffix": "", "given": "Anath C", "parse-names": false}, {"dropping-particle": "", "family": "Costain", "non-dropping-particle": "", "suffix": "", "given": "Gregory", "parse-names": false}, {"</meta:user-defined>
    <meta:user-defined meta:name="Mendeley_Bookmark_uWDzmjxqwo_1" meta:value-type="string">ADDIN CSL_CITATION {"citationItems": [{"uris": ["http://www.mendeley.com/documents/?uuid=6438ed15-e9d3-3c29-9edc-2b8296a1135f"], "itemData": {"DOI": "10.1101/531210", "abstract": "Genetic variants that inactivate protein-coding genes are a powerful source</meta:user-defined>
    <meta:user-defined meta:name="Mendeley_Bookmark_uWDzmjxqwo_10" meta:value-type="string">e": "", "suffix": "", "given": "Ryan L", "parse-names": false}, {"dropping-particle": "", "family": "Laricchia", "non-dropping-particle": "", "suffix": "", "given": "Kristen M", "parse-names": false}, {"dropping-particle": "", "family": "Ganna", "non-drop</meta:user-defined>
    <meta:user-defined meta:name="Mendeley_Bookmark_uWDzmjxqwo_11" meta:value-type="string">ping-particle": "", "suffix": "", "given": "Andrea", "parse-names": false}, {"dropping-particle": "", "family": "Birnbaum", "non-dropping-particle": "", "suffix": "", "given": "Daniel P", "parse-names": false}, {"dropping-particle": "", "family": "Gauthie</meta:user-defined>
    <meta:user-defined meta:name="Mendeley_Bookmark_uWDzmjxqwo_12" meta:value-type="string">r", "non-dropping-particle": "", "suffix": "", "given": "Laura D", "parse-names": false}, {"dropping-particle": "", "family": "Brand", "non-dropping-particle": "", "suffix": "", "given": "Harrison", "parse-names": false}, {"dropping-particle": "", "family</meta:user-defined>
    <meta:user-defined meta:name="Mendeley_Bookmark_uWDzmjxqwo_13" meta:value-type="string">": "Solomonson", "non-dropping-particle": "", "suffix": "", "given": "Matthew", "parse-names": false}, {"dropping-particle": "", "family": "Watts", "non-dropping-particle": "", "suffix": "", "given": "Nicholas A", "parse-names": false}, {"dropping-particl</meta:user-defined>
    <meta:user-defined meta:name="Mendeley_Bookmark_uWDzmjxqwo_14" meta:value-type="string">e": "", "family": "Rhodes", "non-dropping-particle": "", "suffix": "", "given": "Daniel", "parse-names": false}, {"dropping-particle": "", "family": "Singer-Berk", "non-dropping-particle": "", "suffix": "", "given": "Moriel", "parse-names": false}, {"drop</meta:user-defined>
    <meta:user-defined meta:name="Mendeley_Bookmark_uWDzmjxqwo_15" meta:value-type="string">ping-particle": "", "family": "Seaby", "non-dropping-particle": "", "suffix": "", "given": "Eleanor G", "parse-names": false}, {"dropping-particle": "", "family": "Kosmicki", "non-dropping-particle": "", "suffix": "", "given": "Jack A", "parse-names": fal</meta:user-defined>
    <meta:user-defined meta:name="Mendeley_Bookmark_uWDzmjxqwo_16" meta:value-type="string">se}, {"dropping-particle": "", "family": "Walters", "non-dropping-particle": "", "suffix": "", "given": "Raymond K", "parse-names": false}, {"dropping-particle": "", "family": "Tashman", "non-dropping-particle": "", "suffix": "", "given": "Katherine", "pa</meta:user-defined>
    <meta:user-defined meta:name="Mendeley_Bookmark_uWDzmjxqwo_17" meta:value-type="string">rse-names": false}, {"dropping-particle": "", "family": "Farjoun", "non-dropping-particle": "", "suffix": "", "given": "Yossi", "parse-names": false}, {"dropping-particle": "", "family": "Banks", "non-dropping-particle": "", "suffix": "", "given": "Eric",</meta:user-defined>
    <meta:user-defined meta:name="Mendeley_Bookmark_uWDzmjxqwo_18" meta:value-type="string"> "parse-names": false}, {"dropping-particle": "", "family": "Poterba", "non-dropping-particle": "", "suffix": "", "given": "Timothy", "parse-names": false}, {"dropping-particle": "", "family": "Wang", "non-dropping-particle": "", "suffix": "", "given": "A</meta:user-defined>
    <meta:user-defined meta:name="Mendeley_Bookmark_uWDzmjxqwo_19" meta:value-type="string">rcturus", "parse-names": false}, {"dropping-particle": "", "family": "Seed", "non-dropping-particle": "", "suffix": "", "given": "Cotton", "parse-names": false}, {"dropping-particle": "", "family": "Whiffin", "non-dropping-particle": "", "suffix": "", "gi</meta:user-defined>
    <meta:user-defined meta:name="Mendeley_Bookmark_uWDzmjxqwo_2" meta:value-type="string"> of information about the phenotypic consequences of gene disruption: genes critical for an organism's function will be depleted for such variants in natural populations, while non-essential genes will tolerate their accumulation. However, predicted loss-</meta:user-defined>
    <meta:user-defined meta:name="Mendeley_Bookmark_uWDzmjxqwo_20" meta:value-type="string">ven": "Nicola", "parse-names": false}, {"dropping-particle": "", "family": "Chong", "non-dropping-particle": "", "suffix": "", "given": "Jessica X", "parse-names": false}, {"dropping-particle": "", "family": "Samocha", "non-dropping-particle": "", "suffix</meta:user-defined>
    <meta:user-defined meta:name="Mendeley_Bookmark_uWDzmjxqwo_21" meta:value-type="string">": "", "given": "Kaitlin E", "parse-names": false}, {"dropping-particle": "", "family": "Pierce-Hoffman", "non-dropping-particle": "", "suffix": "", "given": "Emma", "parse-names": false}, {"dropping-particle": "", "family": "Zappala", "non-dropping-parti</meta:user-defined>
    <meta:user-defined meta:name="Mendeley_Bookmark_uWDzmjxqwo_22" meta:value-type="string">cle": "", "suffix": "", "given": "Zachary", "parse-names": false}, {"dropping-particle": "", "family": "O'Donnell-Luria", "non-dropping-particle": "", "suffix": "", "given": "Anne H", "parse-names": false}, {"dropping-particle": "", "family": "Minikel", "</meta:user-defined>
    <meta:user-defined meta:name="Mendeley_Bookmark_uWDzmjxqwo_23" meta:value-type="string">non-dropping-particle": "", "suffix": "", "given": "Eric Vallabh", "parse-names": false}, {"dropping-particle": "", "family": "Weisburd", "non-dropping-particle": "", "suffix": "", "given": "Ben", "parse-names": false}, {"dropping-particle": "", "family":</meta:user-defined>
    <meta:user-defined meta:name="Mendeley_Bookmark_uWDzmjxqwo_24" meta:value-type="string"> "Lek", "non-dropping-particle": "", "suffix": "", "given": "Monkol", "parse-names": false}, {"dropping-particle": "", "family": "Ware", "non-dropping-particle": "", "suffix": "", "given": "James S", "parse-names": false}, {"dropping-particle": "", "famil</meta:user-defined>
    <meta:user-defined meta:name="Mendeley_Bookmark_uWDzmjxqwo_25" meta:value-type="string">y": "Vittal", "non-dropping-particle": "", "suffix": "", "given": "Christopher", "parse-names": false}, {"dropping-particle": "", "family": "Armean", "non-dropping-particle": "", "suffix": "", "given": "Irina M", "parse-names": false}, {"dropping-particle</meta:user-defined>
    <meta:user-defined meta:name="Mendeley_Bookmark_uWDzmjxqwo_26" meta:value-type="string">": "", "family": "Bergelson", "non-dropping-particle": "", "suffix": "", "given": "Louis", "parse-names": false}, {"dropping-particle": "", "family": "Cibulskis", "non-dropping-particle": "", "suffix": "", "given": "Kristian", "parse-names": false}, {"dro</meta:user-defined>
    <meta:user-defined meta:name="Mendeley_Bookmark_uWDzmjxqwo_27" meta:value-type="string">pping-particle": "", "family": "Connolly", "non-dropping-particle": "", "suffix": "", "given": "Kristen M", "parse-names": false}, {"dropping-particle": "", "family": "Covarrubias", "non-dropping-particle": "", "suffix": "", "given": "Miguel", "parse-name</meta:user-defined>
    <meta:user-defined meta:name="Mendeley_Bookmark_uWDzmjxqwo_28" meta:value-type="string">s": false}, {"dropping-particle": "", "family": "Donnelly", "non-dropping-particle": "", "suffix": "", "given": "Stacey", "parse-names": false}, {"dropping-particle": "", "family": "Ferriera", "non-dropping-particle": "", "suffix": "", "given": "Steven", </meta:user-defined>
    <meta:user-defined meta:name="Mendeley_Bookmark_uWDzmjxqwo_29" meta:value-type="string">"parse-names": false}, {"dropping-particle": "", "family": "Gabriel", "non-dropping-particle": "", "suffix": "", "given": "Stacey", "parse-names": false}, {"dropping-particle": "", "family": "Gentry", "non-dropping-particle": "", "suffix": "", "given": "J</meta:user-defined>
    <meta:user-defined meta:name="Mendeley_Bookmark_uWDzmjxqwo_3" meta:value-type="string">of-function (pLoF) variants are enriched for annotation errors, and tend to be found at extremely low frequencies, so their analysis requires careful variant annotation and very large sample sizes. Here, we describe the aggregation of 125,748 exomes and 1</meta:user-defined>
    <meta:user-defined meta:name="Mendeley_Bookmark_uWDzmjxqwo_30" meta:value-type="string">eff", "parse-names": false}, {"dropping-particle": "", "family": "Gupta", "non-dropping-particle": "", "suffix": "", "given": "Namrata", "parse-names": false}, {"dropping-particle": "", "family": "Jeandet", "non-dropping-particle": "", "suffix": "", "give</meta:user-defined>
    <meta:user-defined meta:name="Mendeley_Bookmark_uWDzmjxqwo_31" meta:value-type="string">n": "Thibault", "parse-names": false}, {"dropping-particle": "", "family": "Kaplan", "non-dropping-particle": "", "suffix": "", "given": "Diane", "parse-names": false}, {"dropping-particle": "", "family": "Llanwarne", "non-dropping-particle": "", "suffix"</meta:user-defined>
    <meta:user-defined meta:name="Mendeley_Bookmark_uWDzmjxqwo_32" meta:value-type="string">: "", "given": "Christopher", "parse-names": false}, {"dropping-particle": "", "family": "Munshi", "non-dropping-particle": "", "suffix": "", "given": "Ruchi", "parse-names": false}, {"dropping-particle": "", "family": "Novod", "non-dropping-particle": ""</meta:user-defined>
    <meta:user-defined meta:name="Mendeley_Bookmark_uWDzmjxqwo_33" meta:value-type="string">, "suffix": "", "given": "Sam", "parse-names": false}, {"dropping-particle": "", "family": "Petrillo", "non-dropping-particle": "", "suffix": "", "given": "Nikelle", "parse-names": false}, {"dropping-particle": "", "family": "Roazen", "non-dropping-partic</meta:user-defined>
    <meta:user-defined meta:name="Mendeley_Bookmark_uWDzmjxqwo_34" meta:value-type="string">le": "", "suffix": "", "given": "David", "parse-names": false}, {"dropping-particle": "", "family": "Ruano-Rubio", "non-dropping-particle": "", "suffix": "", "given": "Valentin", "parse-names": false}, {"dropping-particle": "", "family": "Saltzman", "non-</meta:user-defined>
    <meta:user-defined meta:name="Mendeley_Bookmark_uWDzmjxqwo_35" meta:value-type="string">dropping-particle": "", "suffix": "", "given": "Andrea", "parse-names": false}, {"dropping-particle": "", "family": "Schleicher", "non-dropping-particle": "", "suffix": "", "given": "Molly", "parse-names": false}, {"dropping-particle": "", "family": "Soto</meta:user-defined>
    <meta:user-defined meta:name="Mendeley_Bookmark_uWDzmjxqwo_36" meta:value-type="string">", "non-dropping-particle": "", "suffix": "", "given": "Jose", "parse-names": false}, {"dropping-particle": "", "family": "Tibbetts", "non-dropping-particle": "", "suffix": "", "given": "Kathleen", "parse-names": false}, {"dropping-particle": "", "family"</meta:user-defined>
    <meta:user-defined meta:name="Mendeley_Bookmark_uWDzmjxqwo_37" meta:value-type="string">: "Tolonen", "non-dropping-particle": "", "suffix": "", "given": "Charlotte", "parse-names": false}, {"dropping-particle": "", "family": "Wade", "non-dropping-particle": "", "suffix": "", "given": "Gordon", "parse-names": false}, {"dropping-particle": "",</meta:user-defined>
    <meta:user-defined meta:name="Mendeley_Bookmark_uWDzmjxqwo_38" meta:value-type="string"> "family": "Talkowski", "non-dropping-particle": "", "suffix": "", "given": "Michael E", "parse-names": false}, {"dropping-particle": "", "family": "Consortium", "non-dropping-particle": "", "suffix": "", "given": "The Genome Aggregation Database", "parse</meta:user-defined>
    <meta:user-defined meta:name="Mendeley_Bookmark_uWDzmjxqwo_39" meta:value-type="string">-names": false}, {"dropping-particle": "", "family": "Neale", "non-dropping-particle": "", "suffix": "", "given": "Benjamin M", "parse-names": false}, {"dropping-particle": "", "family": "Daly", "non-dropping-particle": "", "suffix": "", "given": "Mark J"</meta:user-defined>
    <meta:user-defined meta:name="Mendeley_Bookmark_uWDzmjxqwo_4" meta:value-type="string">5,708 genomes from human sequencing studies into the Genome Aggregation Database (gnomAD). We identify 443,769 high-confidence pLoF variants in this cohort after filtering for sequencing and annotation artifacts. Using an improved model of human mutation,</meta:user-defined>
    <meta:user-defined meta:name="Mendeley_Bookmark_uWDzmjxqwo_40" meta:value-type="string">, "parse-names": false}, {"dropping-particle": "", "family": "MacArthur", "non-dropping-particle": "", "suffix": "", "given": "Daniel G", "parse-names": false}], "title": "Variation across 141,456 human exomes and genomes reveals the spectrum of loss-of-f</meta:user-defined>
    <meta:user-defined meta:name="Mendeley_Bookmark_uWDzmjxqwo_41" meta:value-type="string">unction intolerance across human protein-coding genes", "container-title": "bioRxiv", "issued": {"date-parts": [["2019", "1", "30"]]}}, "id": "ITEM-1"}], "mendeley": {"previouslyFormattedCitation": "(Karczewski et al. 2019)", "plainTextFormattedCitation":</meta:user-defined>
    <meta:user-defined meta:name="Mendeley_Bookmark_uWDzmjxqwo_42" meta:value-type="string"> "(Karczewski et al. 2019)", "formattedCitation": "(Karczewski et al. 2019)"}, "properties": {"noteIndex": 0}, "schema": "https://github.com/citation-style-language/schema/raw/master/csl-citation.json"}</meta:user-defined>
    <meta:user-defined meta:name="Mendeley_Bookmark_uWDzmjxqwo_5" meta:value-type="string"> we classify human protein-coding genes along a spectrum representing intolerance to inactivation, validate this classification using data from model organisms and engineered human cells, and show that it can be used to improve gene discovery power for bo</meta:user-defined>
    <meta:user-defined meta:name="Mendeley_Bookmark_uWDzmjxqwo_6" meta:value-type="string">th common and rare diseases.", "publisher": "Cold Spring Harbor Laboratory", "type": "article-journal", "id": "ITEM-1", "page": "531210", "author": [{"dropping-particle": "", "family": "Karczewski", "non-dropping-particle": "", "suffix": "", "given": "Kon</meta:user-defined>
    <meta:user-defined meta:name="Mendeley_Bookmark_uWDzmjxqwo_7" meta:value-type="string">rad J", "parse-names": false}, {"dropping-particle": "", "family": "Francioli", "non-dropping-particle": "", "suffix": "", "given": "Laurent C", "parse-names": false}, {"dropping-particle": "", "family": "Tiao", "non-dropping-particle": "", "suffix": "", </meta:user-defined>
    <meta:user-defined meta:name="Mendeley_Bookmark_uWDzmjxqwo_8" meta:value-type="string">"given": "Grace", "parse-names": false}, {"dropping-particle": "", "family": "Cummings", "non-dropping-particle": "", "suffix": "", "given": "Beryl B", "parse-names": false}, {"dropping-particle": "", "family": "Alf\u00f6ldi", "non-dropping-particle": "",</meta:user-defined>
    <meta:user-defined meta:name="Mendeley_Bookmark_uWDzmjxqwo_9" meta:value-type="string"> "suffix": "", "given": "Jessica", "parse-names": false}, {"dropping-particle": "", "family": "Wang", "non-dropping-particle": "", "suffix": "", "given": "Qingbo", "parse-names": false}, {"dropping-particle": "", "family": "Collins", "non-dropping-particl</meta:user-defined>
    <meta:user-defined meta:name="Mendeley_Bookmark_wX7SL1U13X_1" meta:value-type="string">ADDIN CSL_CITATION {"citationItems": [{"uris": ["http://www.mendeley.com/documents/?uuid=34772b6d-3562-4ed3-92f8-c9f90080c8e0"], "itemData": {"DOI": "10.1038/nature11247", "volume": "489", "ISSN": "1476-4687", "page": "57-74", "id": "ITEM-1", "title": "An</meta:user-defined>
    <meta:user-defined meta:name="Mendeley_Bookmark_wX7SL1U13X_10" meta:value-type="string">family": "Doyle", "non-dropping-particle": "", "suffix": "", "given": "Francis", "parse-names": false}, {"dropping-particle": "", "family": "Epstein", "non-dropping-particle": "", "suffix": "", "given": "Charles B", "parse-names": false}, {"dropping-parti</meta:user-defined>
    <meta:user-defined meta:name="Mendeley_Bookmark_wX7SL1U13X_100" meta:value-type="string">: false}, {"dropping-particle": "", "family": "Barber", "non-dropping-particle": "", "suffix": "", "given": "Galt P", "parse-names": false}, {"dropping-particle": "", "family": "Cline", "non-dropping-particle": "", "suffix": "", "given": "Melissa S", "par</meta:user-defined>
    <meta:user-defined meta:name="Mendeley_Bookmark_wX7SL1U13X_101" meta:value-type="string">se-names": false}, {"dropping-particle": "", "family": "Dreszer", "non-dropping-particle": "", "suffix": "", "given": "Timothy R", "parse-names": false}, {"dropping-particle": "", "family": "Heitner", "non-dropping-particle": "", "suffix": "", "given": "S</meta:user-defined>
    <meta:user-defined meta:name="Mendeley_Bookmark_wX7SL1U13X_102" meta:value-type="string">teven G", "parse-names": false}, {"dropping-particle": "", "family": "Karolchik", "non-dropping-particle": "", "suffix": "", "given": "Donna", "parse-names": false}, {"dropping-particle": "", "family": "Kirkup", "non-dropping-particle": "", "suffix": "", </meta:user-defined>
    <meta:user-defined meta:name="Mendeley_Bookmark_wX7SL1U13X_103" meta:value-type="string">"given": "Vaness M", "parse-names": false}, {"dropping-particle": "", "family": "Meyer", "non-dropping-particle": "", "suffix": "", "given": "Laurence R", "parse-names": false}, {"dropping-particle": "", "family": "Long", "non-dropping-particle": "", "suf</meta:user-defined>
    <meta:user-defined meta:name="Mendeley_Bookmark_wX7SL1U13X_104" meta:value-type="string">fix": "", "given": "Jeffrey C", "parse-names": false}, {"dropping-particle": "", "family": "Maddren", "non-dropping-particle": "", "suffix": "", "given": "Morgan", "parse-names": false}, {"dropping-particle": "", "family": "Raney", "non-dropping-particle"</meta:user-defined>
    <meta:user-defined meta:name="Mendeley_Bookmark_wX7SL1U13X_105" meta:value-type="string">: "", "suffix": "", "given": "Brian J", "parse-names": false}, {"dropping-particle": "", "family": "Grasfeder", "non-dropping-particle": "", "suffix": "", "given": "Linda L", "parse-names": false}, {"dropping-particle": "", "family": "Giresi", "non-droppi</meta:user-defined>
    <meta:user-defined meta:name="Mendeley_Bookmark_wX7SL1U13X_106" meta:value-type="string">ng-particle": "", "suffix": "", "given": "Paul G", "parse-names": false}, {"dropping-particle": "", "family": "Battenhouse", "non-dropping-particle": "", "suffix": "", "given": "Anna", "parse-names": false}, {"dropping-particle": "", "family": "Sheffield"</meta:user-defined>
    <meta:user-defined meta:name="Mendeley_Bookmark_wX7SL1U13X_107" meta:value-type="string">, "non-dropping-particle": "", "suffix": "", "given": "Nathan C", "parse-names": false}, {"dropping-particle": "", "family": "Showers", "non-dropping-particle": "", "suffix": "", "given": "Kimberly a", "parse-names": false}, {"dropping-particle": "", "fam</meta:user-defined>
    <meta:user-defined meta:name="Mendeley_Bookmark_wX7SL1U13X_108" meta:value-type="string">ily": "London", "non-dropping-particle": "", "suffix": "", "given": "Darin", "parse-names": false}, {"dropping-particle": "", "family": "Bhinge", "non-dropping-particle": "", "suffix": "", "given": "Akshay a", "parse-names": false}, {"dropping-particle": </meta:user-defined>
    <meta:user-defined meta:name="Mendeley_Bookmark_wX7SL1U13X_109" meta:value-type="string">"", "family": "Shestak", "non-dropping-particle": "", "suffix": "", "given": "Christopher", "parse-names": false}, {"dropping-particle": "", "family": "Schaner", "non-dropping-particle": "", "suffix": "", "given": "Matthew R", "parse-names": false}, {"dro</meta:user-defined>
    <meta:user-defined meta:name="Mendeley_Bookmark_wX7SL1U13X_11" meta:value-type="string">cle": "", "family": "Frietze", "non-dropping-particle": "", "suffix": "", "given": "Seth", "parse-names": false}, {"dropping-particle": "", "family": "Harrow", "non-dropping-particle": "", "suffix": "", "given": "Jennifer", "parse-names": false}, {"droppi</meta:user-defined>
    <meta:user-defined meta:name="Mendeley_Bookmark_wX7SL1U13X_110" meta:value-type="string">pping-particle": "", "family": "Kim", "non-dropping-particle": "", "suffix": "", "given": "Seul Ki", "parse-names": false}, {"dropping-particle": "", "family": "Zhang", "non-dropping-particle": "", "suffix": "", "given": "Zhuzhu Zhancheng Zhengdong", "par</meta:user-defined>
    <meta:user-defined meta:name="Mendeley_Bookmark_wX7SL1U13X_111" meta:value-type="string">se-names": false}, {"dropping-particle": "", "family": "Mieczkowski", "non-dropping-particle": "", "suffix": "", "given": "Piotr a", "parse-names": false}, {"dropping-particle": "", "family": "Mieczkowska", "non-dropping-particle": "", "suffix": "", "give</meta:user-defined>
    <meta:user-defined meta:name="Mendeley_Bookmark_wX7SL1U13X_112" meta:value-type="string">n": "Joanna O", "parse-names": false}, {"dropping-particle": "", "family": "Liu", "non-dropping-particle": "", "suffix": "", "given": "Zheng", "parse-names": false}, {"dropping-particle": "", "family": "McDaniell", "non-dropping-particle": "", "suffix": "</meta:user-defined>
    <meta:user-defined meta:name="Mendeley_Bookmark_wX7SL1U13X_113" meta:value-type="string">", "given": "Ryan M", "parse-names": false}, {"dropping-particle": "", "family": "Ni", "non-dropping-particle": "", "suffix": "", "given": "Yunyun", "parse-names": false}, {"dropping-particle": "", "family": "Rashid", "non-dropping-particle": "", "suffix"</meta:user-defined>
    <meta:user-defined meta:name="Mendeley_Bookmark_wX7SL1U13X_114" meta:value-type="string">: "", "given": "Naim U", "parse-names": false}, {"dropping-particle": "", "family": "Kim", "non-dropping-particle": "", "suffix": "", "given": "Min Jae", "parse-names": false}, {"dropping-particle": "", "family": "Adar", "non-dropping-particle": "", "suff</meta:user-defined>
    <meta:user-defined meta:name="Mendeley_Bookmark_wX7SL1U13X_115" meta:value-type="string">ix": "", "given": "Sheera", "parse-names": false}, {"dropping-particle": "", "family": "Wang", "non-dropping-particle": "", "suffix": "", "given": "Tianyuan", "parse-names": false}, {"dropping-particle": "", "family": "Winter", "non-dropping-particle": ""</meta:user-defined>
    <meta:user-defined meta:name="Mendeley_Bookmark_wX7SL1U13X_116" meta:value-type="string">, "suffix": "", "given": "Deborah", "parse-names": false}, {"dropping-particle": "", "family": "Keefe", "non-dropping-particle": "", "suffix": "", "given": "Damian", "parse-names": false}, {"dropping-particle": "", "family": "Iyer", "non-dropping-particle</meta:user-defined>
    <meta:user-defined meta:name="Mendeley_Bookmark_wX7SL1U13X_117" meta:value-type="string">": "", "suffix": "", "given": "Vishwanath R", "parse-names": false}, {"dropping-particle": "", "family": "Sandhu", "non-dropping-particle": "", "suffix": "", "given": "Kljeet Singh", "parse-names": false}, {"dropping-particle": "", "family": "Zheng", "non</meta:user-defined>
    <meta:user-defined meta:name="Mendeley_Bookmark_wX7SL1U13X_118" meta:value-type="string">-dropping-particle": "", "suffix": "", "given": "Meizhen", "parse-names": false}, {"dropping-particle": "", "family": "Wang", "non-dropping-particle": "", "suffix": "", "given": "Ping", "parse-names": false}, {"dropping-particle": "", "family": "Gertz", "</meta:user-defined>
    <meta:user-defined meta:name="Mendeley_Bookmark_wX7SL1U13X_119" meta:value-type="string">non-dropping-particle": "", "suffix": "", "given": "Jason", "parse-names": false}, {"dropping-particle": "", "family": "Vielmetter", "non-dropping-particle": "", "suffix": "", "given": "Jost", "parse-names": false}, {"dropping-particle": "", "family": "Pa</meta:user-defined>
    <meta:user-defined meta:name="Mendeley_Bookmark_wX7SL1U13X_12" meta:value-type="string">ng-particle": "", "family": "Kaul", "non-dropping-particle": "", "suffix": "", "given": "Rajinder", "parse-names": false}, {"dropping-particle": "", "family": "Khatun", "non-dropping-particle": "", "suffix": "", "given": "Jainab", "parse-names": false}, {</meta:user-defined>
    <meta:user-defined meta:name="Mendeley_Bookmark_wX7SL1U13X_120" meta:value-type="string">rtridge", "non-dropping-particle": "", "suffix": "", "given": "E Christopher", "parse-names": false}, {"dropping-particle": "", "family": "Varley", "non-dropping-particle": "", "suffix": "", "given": "Katherine E", "parse-names": false}, {"dropping-partic</meta:user-defined>
    <meta:user-defined meta:name="Mendeley_Bookmark_wX7SL1U13X_121" meta:value-type="string">le": "", "family": "Gasper", "non-dropping-particle": "", "suffix": "", "given": "Clarke", "parse-names": false}, {"dropping-particle": "", "family": "Bansal", "non-dropping-particle": "", "suffix": "", "given": "Anita", "parse-names": false}, {"dropping-</meta:user-defined>
    <meta:user-defined meta:name="Mendeley_Bookmark_wX7SL1U13X_122" meta:value-type="string">particle": "", "family": "Pepke", "non-dropping-particle": "", "suffix": "", "given": "Shirley", "parse-names": false}, {"dropping-particle": "", "family": "Jain", "non-dropping-particle": "", "suffix": "", "given": "Preti", "parse-names": false}, {"dropp</meta:user-defined>
    <meta:user-defined meta:name="Mendeley_Bookmark_wX7SL1U13X_123" meta:value-type="string">ing-particle": "", "family": "Amrhein", "non-dropping-particle": "", "suffix": "", "given": "Henry", "parse-names": false}, {"dropping-particle": "", "family": "Bowling", "non-dropping-particle": "", "suffix": "", "given": "Kevin M", "parse-names": false}</meta:user-defined>
    <meta:user-defined meta:name="Mendeley_Bookmark_wX7SL1U13X_124" meta:value-type="string">, {"dropping-particle": "", "family": "Anaya", "non-dropping-particle": "", "suffix": "", "given": "Michael", "parse-names": false}, {"dropping-particle": "", "family": "Cross", "non-dropping-particle": "", "suffix": "", "given": "Marie K", "parse-names":</meta:user-defined>
    <meta:user-defined meta:name="Mendeley_Bookmark_wX7SL1U13X_125" meta:value-type="string"> false}, {"dropping-particle": "", "family": "Muratet", "non-dropping-particle": "", "suffix": "", "given": "Michael a", "parse-names": false}, {"dropping-particle": "", "family": "Newberry", "non-dropping-particle": "", "suffix": "", "given": "Kimberly M</meta:user-defined>
    <meta:user-defined meta:name="Mendeley_Bookmark_wX7SL1U13X_126" meta:value-type="string">", "parse-names": false}, {"dropping-particle": "", "family": "McCue", "non-dropping-particle": "", "suffix": "", "given": "Kenneth", "parse-names": false}, {"dropping-particle": "", "family": "Nesmith", "non-dropping-particle": "", "suffix": "", "given":</meta:user-defined>
    <meta:user-defined meta:name="Mendeley_Bookmark_wX7SL1U13X_127" meta:value-type="string"> "Amy S", "parse-names": false}, {"dropping-particle": "", "family": "Fisher-Aylor", "non-dropping-particle": "", "suffix": "", "given": "Katherine I", "parse-names": false}, {"dropping-particle": "", "family": "Pusey", "non-dropping-particle": "", "suffi</meta:user-defined>
    <meta:user-defined meta:name="Mendeley_Bookmark_wX7SL1U13X_128" meta:value-type="string">x": "", "given": "Barbara", "parse-names": false}, {"dropping-particle": "", "family": "DeSalvo", "non-dropping-particle": "", "suffix": "", "given": "Gilberto", "parse-names": false}, {"dropping-particle": "", "family": "Balasubramanian", "non-dropping-p</meta:user-defined>
    <meta:user-defined meta:name="Mendeley_Bookmark_wX7SL1U13X_129" meta:value-type="string">article": "", "suffix": "", "given": "Suganthi Sreeram", "parse-names": false}, {"dropping-particle": "", "family": "Davis", "non-dropping-particle": "", "suffix": "", "given": "Nicholas S", "parse-names": false}, {"dropping-particle": "", "family": "Mead</meta:user-defined>
    <meta:user-defined meta:name="Mendeley_Bookmark_wX7SL1U13X_13" meta:value-type="string">"dropping-particle": "", "family": "Lajoie", "non-dropping-particle": "", "suffix": "", "given": "Bryan R", "parse-names": false}, {"dropping-particle": "", "family": "Landt", "non-dropping-particle": "", "suffix": "", "given": "Stephen G", "parse-names":</meta:user-defined>
    <meta:user-defined meta:name="Mendeley_Bookmark_wX7SL1U13X_130" meta:value-type="string">ows", "non-dropping-particle": "", "suffix": "", "given": "Sarah K", "parse-names": false}, {"dropping-particle": "", "family": "Eggleston", "non-dropping-particle": "", "suffix": "", "given": "Tracy", "parse-names": false}, {"dropping-particle": "", "fam</meta:user-defined>
    <meta:user-defined meta:name="Mendeley_Bookmark_wX7SL1U13X_131" meta:value-type="string">ily": "Newberry", "non-dropping-particle": "", "suffix": "", "given": "J Scott", "parse-names": false}, {"dropping-particle": "", "family": "Levy", "non-dropping-particle": "", "suffix": "", "given": "Shawn E", "parse-names": false}, {"dropping-particle":</meta:user-defined>
    <meta:user-defined meta:name="Mendeley_Bookmark_wX7SL1U13X_132" meta:value-type="string"> "", "family": "Absher", "non-dropping-particle": "", "suffix": "", "given": "Devin M", "parse-names": false}, {"dropping-particle": "", "family": "Wong", "non-dropping-particle": "", "suffix": "", "given": "Wing H", "parse-names": false}, {"dropping-part</meta:user-defined>
    <meta:user-defined meta:name="Mendeley_Bookmark_wX7SL1U13X_133" meta:value-type="string">icle": "", "family": "Blow", "non-dropping-particle": "", "suffix": "", "given": "Matthew J", "parse-names": false}, {"dropping-particle": "", "family": "Visel", "non-dropping-particle": "", "suffix": "", "given": "Axel", "parse-names": false}, {"dropping</meta:user-defined>
    <meta:user-defined meta:name="Mendeley_Bookmark_wX7SL1U13X_134" meta:value-type="string">-particle": "", "family": "Pennachio", "non-dropping-particle": "", "suffix": "", "given": "Len a", "parse-names": false}, {"dropping-particle": "", "family": "Elnitski", "non-dropping-particle": "", "suffix": "", "given": "Laura", "parse-names": false}, </meta:user-defined>
    <meta:user-defined meta:name="Mendeley_Bookmark_wX7SL1U13X_135" meta:value-type="string">{"dropping-particle": "", "family": "Petrykowska", "non-dropping-particle": "", "suffix": "", "given": "Hanna M", "parse-names": false}, {"dropping-particle": "", "family": "Abyzov", "non-dropping-particle": "", "suffix": "", "given": "Alexej", "parse-nam</meta:user-defined>
    <meta:user-defined meta:name="Mendeley_Bookmark_wX7SL1U13X_136" meta:value-type="string">es": false}, {"dropping-particle": "", "family": "Aken", "non-dropping-particle": "", "suffix": "", "given": "Bronwen", "parse-names": false}, {"dropping-particle": "", "family": "Barrell", "non-dropping-particle": "", "suffix": "", "given": "Daniel", "pa</meta:user-defined>
    <meta:user-defined meta:name="Mendeley_Bookmark_wX7SL1U13X_137" meta:value-type="string">rse-names": false}, {"dropping-particle": "", "family": "Barson", "non-dropping-particle": "", "suffix": "", "given": "Gemma", "parse-names": false}, {"dropping-particle": "", "family": "Berry", "non-dropping-particle": "", "suffix": "", "given": "Andrew"</meta:user-defined>
    <meta:user-defined meta:name="Mendeley_Bookmark_wX7SL1U13X_138" meta:value-type="string">, "parse-names": false}, {"dropping-particle": "", "family": "Bignell", "non-dropping-particle": "", "suffix": "", "given": "Alexandra", "parse-names": false}, {"dropping-particle": "", "family": "Boychenko", "non-dropping-particle": "", "suffix": "", "gi</meta:user-defined>
    <meta:user-defined meta:name="Mendeley_Bookmark_wX7SL1U13X_139" meta:value-type="string">ven": "Veronika", "parse-names": false}, {"dropping-particle": "", "family": "Bussotti", "non-dropping-particle": "", "suffix": "", "given": "Govanni", "parse-names": false}, {"dropping-particle": "", "family": "Davidson", "non-dropping-particle": "", "su</meta:user-defined>
    <meta:user-defined meta:name="Mendeley_Bookmark_wX7SL1U13X_14" meta:value-type="string"> false}, {"dropping-particle": "", "family": "Lee", "non-dropping-particle": "", "suffix": "", "given": "Burn-Kyu Bum-Kyu", "parse-names": false}, {"dropping-particle": "", "family": "Pauli", "non-dropping-particle": "", "suffix": "", "given": "Florencia"</meta:user-defined>
    <meta:user-defined meta:name="Mendeley_Bookmark_wX7SL1U13X_140" meta:value-type="string">ffix": "", "given": "Claire", "parse-names": false}, {"dropping-particle": "", "family": "Despacio-Reyes", "non-dropping-particle": "", "suffix": "", "given": "Gloria", "parse-names": false}, {"dropping-particle": "", "family": "Diekhans", "non-dropping-p</meta:user-defined>
    <meta:user-defined meta:name="Mendeley_Bookmark_wX7SL1U13X_141" meta:value-type="string">article": "", "suffix": "", "given": "Mark", "parse-names": false}, {"dropping-particle": "", "family": "Ezkurdia", "non-dropping-particle": "", "suffix": "", "given": "Iakes", "parse-names": false}, {"dropping-particle": "", "family": "Frankish", "non-dr</meta:user-defined>
    <meta:user-defined meta:name="Mendeley_Bookmark_wX7SL1U13X_142" meta:value-type="string">opping-particle": "", "suffix": "", "given": "Adam", "parse-names": false}, {"dropping-particle": "", "family": "Gilbert", "non-dropping-particle": "", "suffix": "", "given": "James", "parse-names": false}, {"dropping-particle": "", "family": "Gonzalez", </meta:user-defined>
    <meta:user-defined meta:name="Mendeley_Bookmark_wX7SL1U13X_143" meta:value-type="string">"non-dropping-particle": "", "suffix": "", "given": "Jose Manuel", "parse-names": false}, {"dropping-particle": "", "family": "Griffiths", "non-dropping-particle": "", "suffix": "", "given": "Ed", "parse-names": false}, {"dropping-particle": "", "family":</meta:user-defined>
    <meta:user-defined meta:name="Mendeley_Bookmark_wX7SL1U13X_144" meta:value-type="string"> "Harte", "non-dropping-particle": "", "suffix": "", "given": "Rachel", "parse-names": false}, {"dropping-particle": "", "family": "Hendrix", "non-dropping-particle": "", "suffix": "", "given": "David a", "parse-names": false}, {"dropping-particle": "", "</meta:user-defined>
    <meta:user-defined meta:name="Mendeley_Bookmark_wX7SL1U13X_145" meta:value-type="string">family": "Hunt", "non-dropping-particle": "", "suffix": "", "given": "Toby", "parse-names": false}, {"dropping-particle": "", "family": "Jungreis", "non-dropping-particle": "", "suffix": "", "given": "Irwin", "parse-names": false}, {"dropping-particle": "</meta:user-defined>
    <meta:user-defined meta:name="Mendeley_Bookmark_wX7SL1U13X_146" meta:value-type="string">", "family": "Kay", "non-dropping-particle": "", "suffix": "", "given": "Mike", "parse-names": false}, {"dropping-particle": "", "family": "Khurana", "non-dropping-particle": "", "suffix": "", "given": "Ekta", "parse-names": false}, {"dropping-particle": </meta:user-defined>
    <meta:user-defined meta:name="Mendeley_Bookmark_wX7SL1U13X_147" meta:value-type="string">"", "family": "Leng", "non-dropping-particle": "", "suffix": "", "given": "Jing", "parse-names": false}, {"dropping-particle": "", "family": "Lin", "non-dropping-particle": "", "suffix": "", "given": "Michael F", "parse-names": false}, {"dropping-particle</meta:user-defined>
    <meta:user-defined meta:name="Mendeley_Bookmark_wX7SL1U13X_148" meta:value-type="string">": "", "family": "Loveland", "non-dropping-particle": "", "suffix": "", "given": "Jane", "parse-names": false}, {"dropping-particle": "", "family": "Lu", "non-dropping-particle": "", "suffix": "", "given": "Zhi", "parse-names": false}, {"dropping-particle</meta:user-defined>
    <meta:user-defined meta:name="Mendeley_Bookmark_wX7SL1U13X_149" meta:value-type="string">": "", "family": "Manthravadi", "non-dropping-particle": "", "suffix": "", "given": "Deepa", "parse-names": false}, {"dropping-particle": "", "family": "Mariotti", "non-dropping-particle": "", "suffix": "", "given": "Marco", "parse-names": false}, {"dropp</meta:user-defined>
    <meta:user-defined meta:name="Mendeley_Bookmark_wX7SL1U13X_15" meta:value-type="string">, "parse-names": false}, {"dropping-particle": "", "family": "Rosenbloom", "non-dropping-particle": "", "suffix": "", "given": "Kate R", "parse-names": false}, {"dropping-particle": "", "family": "Sabo", "non-dropping-particle": "", "suffix": "", "given":</meta:user-defined>
    <meta:user-defined meta:name="Mendeley_Bookmark_wX7SL1U13X_150" meta:value-type="string">ing-particle": "", "family": "Mudge", "non-dropping-particle": "", "suffix": "", "given": "Jonathan", "parse-names": false}, {"dropping-particle": "", "family": "Mukherjee", "non-dropping-particle": "", "suffix": "", "given": "Gaurab", "parse-names": fals</meta:user-defined>
    <meta:user-defined meta:name="Mendeley_Bookmark_wX7SL1U13X_151" meta:value-type="string">e}, {"dropping-particle": "", "family": "Notredame", "non-dropping-particle": "", "suffix": "", "given": "Cedric", "parse-names": false}, {"dropping-particle": "", "family": "Pei", "non-dropping-particle": "", "suffix": "", "given": "Baikang", "parse-name</meta:user-defined>
    <meta:user-defined meta:name="Mendeley_Bookmark_wX7SL1U13X_152" meta:value-type="string">s": false}, {"dropping-particle": "", "family": "Rodriguez", "non-dropping-particle": "", "suffix": "", "given": "Jose Manuel", "parse-names": false}, {"dropping-particle": "", "family": "Saunders", "non-dropping-particle": "", "suffix": "", "given": "Gar</meta:user-defined>
    <meta:user-defined meta:name="Mendeley_Bookmark_wX7SL1U13X_153" meta:value-type="string">y", "parse-names": false}, {"dropping-particle": "", "family": "Sboner", "non-dropping-particle": "", "suffix": "", "given": "Andrea", "parse-names": false}, {"dropping-particle": "", "family": "Searle", "non-dropping-particle": "", "suffix": "", "given":</meta:user-defined>
    <meta:user-defined meta:name="Mendeley_Bookmark_wX7SL1U13X_154" meta:value-type="string"> "Stephen", "parse-names": false}, {"dropping-particle": "", "family": "Sisu", "non-dropping-particle": "", "suffix": "", "given": "Cristina", "parse-names": false}, {"dropping-particle": "", "family": "Snow", "non-dropping-particle": "", "suffix": "", "g</meta:user-defined>
    <meta:user-defined meta:name="Mendeley_Bookmark_wX7SL1U13X_155" meta:value-type="string">iven": "Catherine", "parse-names": false}, {"dropping-particle": "", "family": "Steward", "non-dropping-particle": "", "suffix": "", "given": "Charlie", "parse-names": false}, {"dropping-particle": "", "family": "Tapanari", "non-dropping-particle": "", "s</meta:user-defined>
    <meta:user-defined meta:name="Mendeley_Bookmark_wX7SL1U13X_156" meta:value-type="string">uffix": "", "given": "Electra", "parse-names": false}, {"dropping-particle": "", "family": "Tress", "non-dropping-particle": "", "suffix": "", "given": "Michael L", "parse-names": false}, {"dropping-particle": "", "family": "Baren", "non-dropping-particle</meta:user-defined>
    <meta:user-defined meta:name="Mendeley_Bookmark_wX7SL1U13X_157" meta:value-type="string">": "van", "suffix": "", "given": "Marijke J", "parse-names": false}, {"dropping-particle": "", "family": "Washieti", "non-dropping-particle": "", "suffix": "", "given": "Stefan", "parse-names": false}, {"dropping-particle": "", "family": "Wilming", "non-d</meta:user-defined>
    <meta:user-defined meta:name="Mendeley_Bookmark_wX7SL1U13X_158" meta:value-type="string">ropping-particle": "", "suffix": "", "given": "Laurens", "parse-names": false}, {"dropping-particle": "", "family": "Zadissa", "non-dropping-particle": "", "suffix": "", "given": "Amonida", "parse-names": false}, {"dropping-particle": "", "family": "Zheng</meta:user-defined>
    <meta:user-defined meta:name="Mendeley_Bookmark_wX7SL1U13X_159" meta:value-type="string">dong", "non-dropping-particle": "", "suffix": "", "given": "Zhang", "parse-names": false}, {"dropping-particle": "", "family": "Brent", "non-dropping-particle": "", "suffix": "", "given": "Michael", "parse-names": false}, {"dropping-particle": "", "family</meta:user-defined>
    <meta:user-defined meta:name="Mendeley_Bookmark_wX7SL1U13X_16" meta:value-type="string"> "Peter", "parse-names": false}, {"dropping-particle": "", "family": "Safi", "non-dropping-particle": "", "suffix": "", "given": "Alexias", "parse-names": false}, {"dropping-particle": "", "family": "Sanyal", "non-dropping-particle": "", "suffix": "", "gi</meta:user-defined>
    <meta:user-defined meta:name="Mendeley_Bookmark_wX7SL1U13X_160" meta:value-type="string">": "Haussler", "non-dropping-particle": "", "suffix": "", "given": "David", "parse-names": false}, {"dropping-particle": "", "family": "Valencia", "non-dropping-particle": "", "suffix": "", "given": "Alfonso", "parse-names": false}, {"dropping-particle": </meta:user-defined>
    <meta:user-defined meta:name="Mendeley_Bookmark_wX7SL1U13X_161" meta:value-type="string">"", "family": "Raymond", "non-dropping-particle": "", "suffix": "", "given": "Alexandre", "parse-names": false}, {"dropping-particle": "", "family": "Addleman", "non-dropping-particle": "", "suffix": "", "given": "Nick", "parse-names": false}, {"dropping-</meta:user-defined>
    <meta:user-defined meta:name="Mendeley_Bookmark_wX7SL1U13X_162" meta:value-type="string">particle": "", "family": "Alexander", "non-dropping-particle": "", "suffix": "", "given": "Roger P", "parse-names": false}, {"dropping-particle": "", "family": "Auerbach", "non-dropping-particle": "", "suffix": "", "given": "Raymond K", "parse-names": fal</meta:user-defined>
    <meta:user-defined meta:name="Mendeley_Bookmark_wX7SL1U13X_163" meta:value-type="string">se}, {"dropping-particle": "", "family": "Bettinger", "non-dropping-particle": "", "suffix": "", "given": "Keith", "parse-names": false}, {"dropping-particle": "", "family": "Bhardwaj", "non-dropping-particle": "", "suffix": "", "given": "Nitin", "parse-n</meta:user-defined>
    <meta:user-defined meta:name="Mendeley_Bookmark_wX7SL1U13X_164" meta:value-type="string">ames": false}, {"dropping-particle": "", "family": "Boyle", "non-dropping-particle": "", "suffix": "", "given": "Alan P", "parse-names": false}, {"dropping-particle": "", "family": "Cao", "non-dropping-particle": "", "suffix": "", "given": "Alina R", "par</meta:user-defined>
    <meta:user-defined meta:name="Mendeley_Bookmark_wX7SL1U13X_165" meta:value-type="string">se-names": false}, {"dropping-particle": "", "family": "Cayting", "non-dropping-particle": "", "suffix": "", "given": "Philip", "parse-names": false}, {"dropping-particle": "", "family": "Charos", "non-dropping-particle": "", "suffix": "", "given": "Alexa</meta:user-defined>
    <meta:user-defined meta:name="Mendeley_Bookmark_wX7SL1U13X_166" meta:value-type="string">ndra", "parse-names": false}, {"dropping-particle": "", "family": "Cheng", "non-dropping-particle": "", "suffix": "", "given": "Yong", "parse-names": false}, {"dropping-particle": "", "family": "Eastman", "non-dropping-particle": "", "suffix": "", "given"</meta:user-defined>
    <meta:user-defined meta:name="Mendeley_Bookmark_wX7SL1U13X_167" meta:value-type="string">: "Catharine", "parse-names": false}, {"dropping-particle": "", "family": "Euskirchen", "non-dropping-particle": "", "suffix": "", "given": "Ghia", "parse-names": false}, {"dropping-particle": "", "family": "Fleming", "non-dropping-particle": "", "suffix"</meta:user-defined>
    <meta:user-defined meta:name="Mendeley_Bookmark_wX7SL1U13X_168" meta:value-type="string">: "", "given": "Joseph D", "parse-names": false}, {"dropping-particle": "", "family": "Grubert", "non-dropping-particle": "", "suffix": "", "given": "Fabian", "parse-names": false}, {"dropping-particle": "", "family": "Habegger", "non-dropping-particle": </meta:user-defined>
    <meta:user-defined meta:name="Mendeley_Bookmark_wX7SL1U13X_169" meta:value-type="string">"", "suffix": "", "given": "Lukas", "parse-names": false}, {"dropping-particle": "", "family": "Hariharan", "non-dropping-particle": "", "suffix": "", "given": "Manoj", "parse-names": false}, {"dropping-particle": "", "family": "Harmanci", "non-dropping-p</meta:user-defined>
    <meta:user-defined meta:name="Mendeley_Bookmark_wX7SL1U13X_17" meta:value-type="string">ven": "Amartya", "parse-names": false}, {"dropping-particle": "", "family": "Shoresh", "non-dropping-particle": "", "suffix": "", "given": "Noam", "parse-names": false}, {"dropping-particle": "", "family": "Simon", "non-dropping-particle": "", "suffix": "</meta:user-defined>
    <meta:user-defined meta:name="Mendeley_Bookmark_wX7SL1U13X_170" meta:value-type="string">article": "", "suffix": "", "given": "Arif", "parse-names": false}, {"dropping-particle": "", "family": "Iyenger", "non-dropping-particle": "", "suffix": "", "given": "Susma", "parse-names": false}, {"dropping-particle": "", "family": "Jin", "non-dropping</meta:user-defined>
    <meta:user-defined meta:name="Mendeley_Bookmark_wX7SL1U13X_171" meta:value-type="string">-particle": "", "suffix": "", "given": "Victor X", "parse-names": false}, {"dropping-particle": "", "family": "Karczewski", "non-dropping-particle": "", "suffix": "", "given": "Konrad J", "parse-names": false}, {"dropping-particle": "", "family": "Kasowsk</meta:user-defined>
    <meta:user-defined meta:name="Mendeley_Bookmark_wX7SL1U13X_172" meta:value-type="string">i", "non-dropping-particle": "", "suffix": "", "given": "Maya", "parse-names": false}, {"dropping-particle": "", "family": "Lacroute", "non-dropping-particle": "", "suffix": "", "given": "Phil", "parse-names": false}, {"dropping-particle": "", "family": "</meta:user-defined>
    <meta:user-defined meta:name="Mendeley_Bookmark_wX7SL1U13X_173" meta:value-type="string">Lam", "non-dropping-particle": "", "suffix": "", "given": "Hugo", "parse-names": false}, {"dropping-particle": "", "family": "Larnarre-Vincent", "non-dropping-particle": "", "suffix": "", "given": "Nathan", "parse-names": false}, {"dropping-particle": "",</meta:user-defined>
    <meta:user-defined meta:name="Mendeley_Bookmark_wX7SL1U13X_174" meta:value-type="string"> "family": "Lian", "non-dropping-particle": "", "suffix": "", "given": "Jin", "parse-names": false}, {"dropping-particle": "", "family": "Lindahl-Allen", "non-dropping-particle": "", "suffix": "", "given": "Marianne", "parse-names": false}, {"dropping-par</meta:user-defined>
    <meta:user-defined meta:name="Mendeley_Bookmark_wX7SL1U13X_175" meta:value-type="string">ticle": "", "family": "Min", "non-dropping-particle": "", "suffix": "", "given": "Renqiang", "parse-names": false}, {"dropping-particle": "", "family": "Miotto", "non-dropping-particle": "", "suffix": "", "given": "Benoit", "parse-names": false}, {"droppi</meta:user-defined>
    <meta:user-defined meta:name="Mendeley_Bookmark_wX7SL1U13X_176" meta:value-type="string">ng-particle": "", "family": "Monahan", "non-dropping-particle": "", "suffix": "", "given": "Hannah", "parse-names": false}, {"dropping-particle": "", "family": "Moqtaderi", "non-dropping-particle": "", "suffix": "", "given": "Zarmik", "parse-names": false</meta:user-defined>
    <meta:user-defined meta:name="Mendeley_Bookmark_wX7SL1U13X_177" meta:value-type="string">}, {"dropping-particle": "", "family": "Mu", "non-dropping-particle": "", "suffix": "", "given": "Xinmeng J", "parse-names": false}, {"dropping-particle": "", "family": "O'Geen", "non-dropping-particle": "", "suffix": "", "given": "Henriette", "parse-name</meta:user-defined>
    <meta:user-defined meta:name="Mendeley_Bookmark_wX7SL1U13X_178" meta:value-type="string">s": false}, {"dropping-particle": "", "family": "Ouyang", "non-dropping-particle": "", "suffix": "", "given": "Zhengqing", "parse-names": false}, {"dropping-particle": "", "family": "Patacsil", "non-dropping-particle": "", "suffix": "", "given": "Dorrelyn</meta:user-defined>
    <meta:user-defined meta:name="Mendeley_Bookmark_wX7SL1U13X_179" meta:value-type="string">", "parse-names": false}, {"dropping-particle": "", "family": "Raha", "non-dropping-particle": "", "suffix": "", "given": "Debasish", "parse-names": false}, {"dropping-particle": "", "family": "Ramirez", "non-dropping-particle": "", "suffix": "", "given":</meta:user-defined>
    <meta:user-defined meta:name="Mendeley_Bookmark_wX7SL1U13X_18" meta:value-type="string">", "given": "Jeremy M", "parse-names": false}, {"dropping-particle": "", "family": "Song", "non-dropping-particle": "", "suffix": "", "given": "Lingyun", "parse-names": false}, {"dropping-particle": "", "family": "Trinklein", "non-dropping-particle": "", </meta:user-defined>
    <meta:user-defined meta:name="Mendeley_Bookmark_wX7SL1U13X_180" meta:value-type="string"> "Lucia", "parse-names": false}, {"dropping-particle": "", "family": "Reed", "non-dropping-particle": "", "suffix": "", "given": "Brian", "parse-names": false}, {"dropping-particle": "", "family": "Shi", "non-dropping-particle": "", "suffix": "", "given":</meta:user-defined>
    <meta:user-defined meta:name="Mendeley_Bookmark_wX7SL1U13X_181" meta:value-type="string"> "Minyi", "parse-names": false}, {"dropping-particle": "", "family": "Slifer", "non-dropping-particle": "", "suffix": "", "given": "Teri", "parse-names": false}, {"dropping-particle": "", "family": "Witt", "non-dropping-particle": "", "suffix": "", "given</meta:user-defined>
    <meta:user-defined meta:name="Mendeley_Bookmark_wX7SL1U13X_182" meta:value-type="string">": "Heather", "parse-names": false}, {"dropping-particle": "", "family": "Wu", "non-dropping-particle": "", "suffix": "", "given": "Linfeng", "parse-names": false}, {"dropping-particle": "", "family": "Xu", "non-dropping-particle": "", "suffix": "", "give</meta:user-defined>
    <meta:user-defined meta:name="Mendeley_Bookmark_wX7SL1U13X_183" meta:value-type="string">n": "Xiaoqin", "parse-names": false}, {"dropping-particle": "", "family": "Yan", "non-dropping-particle": "", "suffix": "", "given": "Koon-Kiu", "parse-names": false}, {"dropping-particle": "", "family": "Yang", "non-dropping-particle": "", "suffix": "", </meta:user-defined>
    <meta:user-defined meta:name="Mendeley_Bookmark_wX7SL1U13X_184" meta:value-type="string">"given": "Xinqiong", "parse-names": false}, {"dropping-particle": "", "family": "Struhl", "non-dropping-particle": "", "suffix": "", "given": "Kevin", "parse-names": false}, {"dropping-particle": "", "family": "Weissman", "non-dropping-particle": "", "suf</meta:user-defined>
    <meta:user-defined meta:name="Mendeley_Bookmark_wX7SL1U13X_185" meta:value-type="string">fix": "", "given": "Sherman M", "parse-names": false}, {"dropping-particle": "", "family": "Tenebaum", "non-dropping-particle": "", "suffix": "", "given": "Scott a", "parse-names": false}, {"dropping-particle": "", "family": "Penalva", "non-dropping-parti</meta:user-defined>
    <meta:user-defined meta:name="Mendeley_Bookmark_wX7SL1U13X_186" meta:value-type="string">cle": "", "suffix": "", "given": "Luiz O", "parse-names": false}, {"dropping-particle": "", "family": "Karmakar", "non-dropping-particle": "", "suffix": "", "given": "Subhradip", "parse-names": false}, {"dropping-particle": "", "family": "Bhanvadia", "non</meta:user-defined>
    <meta:user-defined meta:name="Mendeley_Bookmark_wX7SL1U13X_187" meta:value-type="string">-dropping-particle": "", "suffix": "", "given": "Raj R", "parse-names": false}, {"dropping-particle": "", "family": "Choudhury", "non-dropping-particle": "", "suffix": "", "given": "Alina", "parse-names": false}, {"dropping-particle": "", "family": "Doman</meta:user-defined>
    <meta:user-defined meta:name="Mendeley_Bookmark_wX7SL1U13X_188" meta:value-type="string">us", "non-dropping-particle": "", "suffix": "", "given": "Marc", "parse-names": false}, {"dropping-particle": "", "family": "Ma", "non-dropping-particle": "", "suffix": "", "given": "Lijia", "parse-names": false}, {"dropping-particle": "", "family": "Mora</meta:user-defined>
    <meta:user-defined meta:name="Mendeley_Bookmark_wX7SL1U13X_189" meta:value-type="string">n", "non-dropping-particle": "", "suffix": "", "given": "Jennifer", "parse-names": false}, {"dropping-particle": "", "family": "Victorsen", "non-dropping-particle": "", "suffix": "", "given": "Alec", "parse-names": false}, {"dropping-particle": "", "famil</meta:user-defined>
    <meta:user-defined meta:name="Mendeley_Bookmark_wX7SL1U13X_19" meta:value-type="string">"suffix": "", "given": "Nathan D", "parse-names": false}, {"dropping-particle": "", "family": "Altshuler", "non-dropping-particle": "", "suffix": "", "given": "Robert C", "parse-names": false}, {"dropping-particle": "", "family": "Birney", "non-dropping-p</meta:user-defined>
    <meta:user-defined meta:name="Mendeley_Bookmark_wX7SL1U13X_190" meta:value-type="string">y": "Auer", "non-dropping-particle": "", "suffix": "", "given": "Thomas", "parse-names": false}, {"dropping-particle": "", "family": "Centarin", "non-dropping-particle": "", "suffix": "", "given": "Lazaro", "parse-names": false}, {"dropping-particle": "",</meta:user-defined>
    <meta:user-defined meta:name="Mendeley_Bookmark_wX7SL1U13X_191" meta:value-type="string"> "family": "Eichenlaub", "non-dropping-particle": "", "suffix": "", "given": "Michael", "parse-names": false}, {"dropping-particle": "", "family": "Gruhl", "non-dropping-particle": "", "suffix": "", "given": "Franziska", "parse-names": false}, {"dropping-</meta:user-defined>
    <meta:user-defined meta:name="Mendeley_Bookmark_wX7SL1U13X_192" meta:value-type="string">particle": "", "family": "Heerman", "non-dropping-particle": "", "suffix": "", "given": "Stephan", "parse-names": false}, {"dropping-particle": "", "family": "Hoeckendorf", "non-dropping-particle": "", "suffix": "", "given": "Burkard", "parse-names": fals</meta:user-defined>
    <meta:user-defined meta:name="Mendeley_Bookmark_wX7SL1U13X_193" meta:value-type="string">e}, {"dropping-particle": "", "family": "Inoue", "non-dropping-particle": "", "suffix": "", "given": "Daigo", "parse-names": false}, {"dropping-particle": "", "family": "Kellner", "non-dropping-particle": "", "suffix": "", "given": "Tanja", "parse-names":</meta:user-defined>
    <meta:user-defined meta:name="Mendeley_Bookmark_wX7SL1U13X_194" meta:value-type="string"> false}, {"dropping-particle": "", "family": "Kirchmaier", "non-dropping-particle": "", "suffix": "", "given": "Stephan", "parse-names": false}, {"dropping-particle": "", "family": "Mueller", "non-dropping-particle": "", "suffix": "", "given": "Claudia", </meta:user-defined>
    <meta:user-defined meta:name="Mendeley_Bookmark_wX7SL1U13X_195" meta:value-type="string">"parse-names": false}, {"dropping-particle": "", "family": "Reinhardt", "non-dropping-particle": "", "suffix": "", "given": "Robert", "parse-names": false}, {"dropping-particle": "", "family": "Schertel", "non-dropping-particle": "", "suffix": "", "given"</meta:user-defined>
    <meta:user-defined meta:name="Mendeley_Bookmark_wX7SL1U13X_196" meta:value-type="string">: "Lea", "parse-names": false}, {"dropping-particle": "", "family": "Schneider", "non-dropping-particle": "", "suffix": "", "given": "Stephanie", "parse-names": false}, {"dropping-particle": "", "family": "Sinn", "non-dropping-particle": "", "suffix": "",</meta:user-defined>
    <meta:user-defined meta:name="Mendeley_Bookmark_wX7SL1U13X_197" meta:value-type="string"> "given": "Rebecca", "parse-names": false}, {"dropping-particle": "", "family": "Wittbrodt", "non-dropping-particle": "", "suffix": "", "given": "Beate", "parse-names": false}, {"dropping-particle": "", "family": "Wittbrodt", "non-dropping-particle": "", </meta:user-defined>
    <meta:user-defined meta:name="Mendeley_Bookmark_wX7SL1U13X_198" meta:value-type="string">"suffix": "", "given": "Jochen", "parse-names": false}, {"dropping-particle": "", "family": "Jain", "non-dropping-particle": "", "suffix": "", "given": "Gaurav", "parse-names": false}, {"dropping-particle": "", "family": "Balasundaram", "non-dropping-part</meta:user-defined>
    <meta:user-defined meta:name="Mendeley_Bookmark_wX7SL1U13X_199" meta:value-type="string">icle": "", "suffix": "", "given": "Gayathri", "parse-names": false}, {"dropping-particle": "", "family": "Bates", "non-dropping-particle": "", "suffix": "", "given": "Daniel L", "parse-names": false}, {"dropping-particle": "", "family": "Byron", "non-drop</meta:user-defined>
    <meta:user-defined meta:name="Mendeley_Bookmark_wX7SL1U13X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wX7SL1U13X_20" meta:value-type="string">article": "", "suffix": "", "given": "Ewan", "parse-names": false}, {"dropping-particle": "", "family": "Brown", "non-dropping-particle": "", "suffix": "", "given": "James B", "parse-names": false}, {"dropping-particle": "", "family": "Cheng", "non-droppi</meta:user-defined>
    <meta:user-defined meta:name="Mendeley_Bookmark_wX7SL1U13X_200" meta:value-type="string">ping-particle": "", "suffix": "", "given": "Rachel", "parse-names": false}, {"dropping-particle": "", "family": "Canfield", "non-dropping-particle": "", "suffix": "", "given": "Theresa K", "parse-names": false}, {"dropping-particle": "", "family": "Diegel</meta:user-defined>
    <meta:user-defined meta:name="Mendeley_Bookmark_wX7SL1U13X_201" meta:value-type="string">", "non-dropping-particle": "", "suffix": "", "given": "Morgan J", "parse-names": false}, {"dropping-particle": "", "family": "Dunn", "non-dropping-particle": "", "suffix": "", "given": "Douglas", "parse-names": false}, {"dropping-particle": "", "family":</meta:user-defined>
    <meta:user-defined meta:name="Mendeley_Bookmark_wX7SL1U13X_202" meta:value-type="string"> "Ebersol", "non-dropping-particle": "", "suffix": "", "given": "Abigail K", "parse-names": false}, {"dropping-particle": "", "family": "Frum", "non-dropping-particle": "", "suffix": "", "given": "Tristan", "parse-names": false}, {"dropping-particle": "",</meta:user-defined>
    <meta:user-defined meta:name="Mendeley_Bookmark_wX7SL1U13X_203" meta:value-type="string"> "family": "Garg", "non-dropping-particle": "", "suffix": "", "given": "Kavita", "parse-names": false}, {"dropping-particle": "", "family": "Gist", "non-dropping-particle": "", "suffix": "", "given": "Erica", "parse-names": false}, {"dropping-particle": "</meta:user-defined>
    <meta:user-defined meta:name="Mendeley_Bookmark_wX7SL1U13X_204" meta:value-type="string">", "family": "Hansen", "non-dropping-particle": "", "suffix": "", "given": "R Scott", "parse-names": false}, {"dropping-particle": "", "family": "Boatman", "non-dropping-particle": "", "suffix": "", "given": "Lisa", "parse-names": false}, {"dropping-parti</meta:user-defined>
    <meta:user-defined meta:name="Mendeley_Bookmark_wX7SL1U13X_205" meta:value-type="string">cle": "", "family": "Haugen", "non-dropping-particle": "", "suffix": "", "given": "Eric", "parse-names": false}, {"dropping-particle": "", "family": "Humbert", "non-dropping-particle": "", "suffix": "", "given": "Richard", "parse-names": false}, {"droppin</meta:user-defined>
    <meta:user-defined meta:name="Mendeley_Bookmark_wX7SL1U13X_206" meta:value-type="string">g-particle": "", "family": "Johnson", "non-dropping-particle": "", "suffix": "", "given": "Audra K", "parse-names": false}, {"dropping-particle": "", "family": "Johnson", "non-dropping-particle": "", "suffix": "", "given": "Ericka M", "parse-names": false</meta:user-defined>
    <meta:user-defined meta:name="Mendeley_Bookmark_wX7SL1U13X_207" meta:value-type="string">}, {"dropping-particle": "", "family": "Kutyavin", "non-dropping-particle": "", "suffix": "", "given": "Tattayana M", "parse-names": false}, {"dropping-particle": "", "family": "Lee", "non-dropping-particle": "", "suffix": "", "given": "Kristin", "parse-n</meta:user-defined>
    <meta:user-defined meta:name="Mendeley_Bookmark_wX7SL1U13X_208" meta:value-type="string">ames": false}, {"dropping-particle": "", "family": "Lotakis", "non-dropping-particle": "", "suffix": "", "given": "Dimitra", "parse-names": false}, {"dropping-particle": "", "family": "Maurano", "non-dropping-particle": "", "suffix": "", "given": "Matthew</meta:user-defined>
    <meta:user-defined meta:name="Mendeley_Bookmark_wX7SL1U13X_209" meta:value-type="string"> T", "parse-names": false}, {"dropping-particle": "", "family": "Neph", "non-dropping-particle": "", "suffix": "", "given": "Shane J", "parse-names": false}, {"dropping-particle": "V", "family": "Neri", "non-dropping-particle": "", "suffix": "", "given": </meta:user-defined>
    <meta:user-defined meta:name="Mendeley_Bookmark_wX7SL1U13X_21" meta:value-type="string">ng-particle": "", "suffix": "", "given": "Chao", "parse-names": false}, {"dropping-particle": "", "family": "Djebali", "non-dropping-particle": "", "suffix": "", "given": "Sarah", "parse-names": false}, {"dropping-particle": "", "family": "Dong", "non-dro</meta:user-defined>
    <meta:user-defined meta:name="Mendeley_Bookmark_wX7SL1U13X_210" meta:value-type="string">"Fiedencio", "parse-names": false}, {"dropping-particle": "", "family": "Nguyen", "non-dropping-particle": "", "suffix": "", "given": "Eric D", "parse-names": false}, {"dropping-particle": "", "family": "Qu", "non-dropping-particle": "", "suffix": "", "gi</meta:user-defined>
    <meta:user-defined meta:name="Mendeley_Bookmark_wX7SL1U13X_211" meta:value-type="string">ven": "Hongzhu", "parse-names": false}, {"dropping-particle": "", "family": "Reynolds", "non-dropping-particle": "", "suffix": "", "given": "Alex P", "parse-names": false}, {"dropping-particle": "", "family": "Roach", "non-dropping-particle": "", "suffix"</meta:user-defined>
    <meta:user-defined meta:name="Mendeley_Bookmark_wX7SL1U13X_212" meta:value-type="string">: "", "given": "Vaughn", "parse-names": false}, {"dropping-particle": "", "family": "Rynes", "non-dropping-particle": "", "suffix": "", "given": "Eric", "parse-names": false}, {"dropping-particle": "", "family": "Sanchez", "non-dropping-particle": "", "su</meta:user-defined>
    <meta:user-defined meta:name="Mendeley_Bookmark_wX7SL1U13X_213" meta:value-type="string">ffix": "", "given": "Minerva E", "parse-names": false}, {"dropping-particle": "", "family": "Sandstrom", "non-dropping-particle": "", "suffix": "", "given": "Richard S", "parse-names": false}, {"dropping-particle": "", "family": "Shafer", "non-dropping-pa</meta:user-defined>
    <meta:user-defined meta:name="Mendeley_Bookmark_wX7SL1U13X_214" meta:value-type="string">rticle": "", "suffix": "", "given": "Anthony O", "parse-names": false}, {"dropping-particle": "", "family": "Stergachis", "non-dropping-particle": "", "suffix": "", "given": "Andrew B", "parse-names": false}, {"dropping-particle": "", "family": "Thomas", </meta:user-defined>
    <meta:user-defined meta:name="Mendeley_Bookmark_wX7SL1U13X_215" meta:value-type="string">"non-dropping-particle": "", "suffix": "", "given": "Sean", "parse-names": false}, {"dropping-particle": "", "family": "Vernot", "non-dropping-particle": "", "suffix": "", "given": "Benjamin", "parse-names": false}, {"dropping-particle": "", "family": "Vi</meta:user-defined>
    <meta:user-defined meta:name="Mendeley_Bookmark_wX7SL1U13X_216" meta:value-type="string">erstra", "non-dropping-particle": "", "suffix": "", "given": "Jeff", "parse-names": false}, {"dropping-particle": "", "family": "Vong", "non-dropping-particle": "", "suffix": "", "given": "Shinny", "parse-names": false}, {"dropping-particle": "", "family"</meta:user-defined>
    <meta:user-defined meta:name="Mendeley_Bookmark_wX7SL1U13X_217" meta:value-type="string">: "Weaver", "non-dropping-particle": "", "suffix": "", "given": "Molly a", "parse-names": false}, {"dropping-particle": "", "family": "Yan", "non-dropping-particle": "", "suffix": "", "given": "Yongqi", "parse-names": false}, {"dropping-particle": "", "fa</meta:user-defined>
    <meta:user-defined meta:name="Mendeley_Bookmark_wX7SL1U13X_218" meta:value-type="string">mily": "Zhang", "non-dropping-particle": "", "suffix": "", "given": "Miaohua", "parse-names": false}, {"dropping-particle": "", "family": "Akey", "non-dropping-particle": "", "suffix": "", "given": "Joshua a", "parse-names": false}, {"dropping-particle": </meta:user-defined>
    <meta:user-defined meta:name="Mendeley_Bookmark_wX7SL1U13X_219" meta:value-type="string">"", "family": "Bender", "non-dropping-particle": "", "suffix": "", "given": "Michael", "parse-names": false}, {"dropping-particle": "", "family": "Dorschner", "non-dropping-particle": "", "suffix": "", "given": "Michael O", "parse-names": false}, {"droppi</meta:user-defined>
    <meta:user-defined meta:name="Mendeley_Bookmark_wX7SL1U13X_22" meta:value-type="string">pping-particle": "", "suffix": "", "given": "Xianjun", "parse-names": false}, {"dropping-particle": "", "family": "Ernst", "non-dropping-particle": "", "suffix": "", "given": "Jason", "parse-names": false}, {"dropping-particle": "", "family": "Furey", "no</meta:user-defined>
    <meta:user-defined meta:name="Mendeley_Bookmark_wX7SL1U13X_220" meta:value-type="string">ng-particle": "", "family": "Groudine", "non-dropping-particle": "", "suffix": "", "given": "Mark", "parse-names": false}, {"dropping-particle": "", "family": "MacCoss", "non-dropping-particle": "", "suffix": "", "given": "Michael J", "parse-names": false</meta:user-defined>
    <meta:user-defined meta:name="Mendeley_Bookmark_wX7SL1U13X_221" meta:value-type="string">}, {"dropping-particle": "", "family": "Navas", "non-dropping-particle": "", "suffix": "", "given": "Patrick", "parse-names": false}, {"dropping-particle": "", "family": "Stamatoyannopoulos", "non-dropping-particle": "", "suffix": "", "given": "George", "</meta:user-defined>
    <meta:user-defined meta:name="Mendeley_Bookmark_wX7SL1U13X_222" meta:value-type="string">parse-names": false}, {"dropping-particle": "", "family": "Stamatoyannopoulos", "non-dropping-particle": "", "suffix": "", "given": "John a", "parse-names": false}, {"dropping-particle": "", "family": "Beal", "non-dropping-particle": "", "suffix": "", "gi</meta:user-defined>
    <meta:user-defined meta:name="Mendeley_Bookmark_wX7SL1U13X_223" meta:value-type="string">ven": "Kathryn", "parse-names": false}, {"dropping-particle": "", "family": "Brazma", "non-dropping-particle": "", "suffix": "", "given": "Alvis", "parse-names": false}, {"dropping-particle": "", "family": "Flicek", "non-dropping-particle": "", "suffix": </meta:user-defined>
    <meta:user-defined meta:name="Mendeley_Bookmark_wX7SL1U13X_224" meta:value-type="string">"", "given": "Paul", "parse-names": false}, {"dropping-particle": "", "family": "Johnson", "non-dropping-particle": "", "suffix": "", "given": "Nathan", "parse-names": false}, {"dropping-particle": "", "family": "Lukk", "non-dropping-particle": "", "suffi</meta:user-defined>
    <meta:user-defined meta:name="Mendeley_Bookmark_wX7SL1U13X_225" meta:value-type="string">x": "", "given": "Margus", "parse-names": false}, {"dropping-particle": "", "family": "Luscombe", "non-dropping-particle": "", "suffix": "", "given": "Nicholas M", "parse-names": false}, {"dropping-particle": "", "family": "Sobral", "non-dropping-particle</meta:user-defined>
    <meta:user-defined meta:name="Mendeley_Bookmark_wX7SL1U13X_226" meta:value-type="string">": "", "suffix": "", "given": "Daniel", "parse-names": false}, {"dropping-particle": "", "family": "Vaquerizas", "non-dropping-particle": "", "suffix": "", "given": "Juan M", "parse-names": false}, {"dropping-particle": "", "family": "Batzoglou", "non-dro</meta:user-defined>
    <meta:user-defined meta:name="Mendeley_Bookmark_wX7SL1U13X_227" meta:value-type="string">pping-particle": "", "suffix": "", "given": "Serafim", "parse-names": false}, {"dropping-particle": "", "family": "Sidow", "non-dropping-particle": "", "suffix": "", "given": "Arend", "parse-names": false}, {"dropping-particle": "", "family": "Hussami", "</meta:user-defined>
    <meta:user-defined meta:name="Mendeley_Bookmark_wX7SL1U13X_228" meta:value-type="string">non-dropping-particle": "", "suffix": "", "given": "Nadine", "parse-names": false}, {"dropping-particle": "", "family": "Kyriazopoulou-Panagiotopoulou", "non-dropping-particle": "", "suffix": "", "given": "Sofia", "parse-names": false}, {"dropping-particl</meta:user-defined>
    <meta:user-defined meta:name="Mendeley_Bookmark_wX7SL1U13X_229" meta:value-type="string">e": "", "family": "Libbrecht", "non-dropping-particle": "", "suffix": "", "given": "Max W", "parse-names": false}, {"dropping-particle": "", "family": "Schaub", "non-dropping-particle": "", "suffix": "", "given": "Marc a", "parse-names": false}, {"droppin</meta:user-defined>
    <meta:user-defined meta:name="Mendeley_Bookmark_wX7SL1U13X_23" meta:value-type="string">n-dropping-particle": "", "suffix": "", "given": "Terrence S", "parse-names": false}, {"dropping-particle": "", "family": "Gerstein", "non-dropping-particle": "", "suffix": "", "given": "Mark", "parse-names": false}, {"dropping-particle": "", "family": "G</meta:user-defined>
    <meta:user-defined meta:name="Mendeley_Bookmark_wX7SL1U13X_230" meta:value-type="string">g-particle": "", "family": "Miller", "non-dropping-particle": "", "suffix": "", "given": "Webb", "parse-names": false}, {"dropping-particle": "", "family": "Bickel", "non-dropping-particle": "", "suffix": "", "given": "Peter J", "parse-names": false}, {"d</meta:user-defined>
    <meta:user-defined meta:name="Mendeley_Bookmark_wX7SL1U13X_231" meta:value-type="string">ropping-particle": "", "family": "Banfai", "non-dropping-particle": "", "suffix": "", "given": "Balazs", "parse-names": false}, {"dropping-particle": "", "family": "Boley", "non-dropping-particle": "", "suffix": "", "given": "Nathan P", "parse-names": fal</meta:user-defined>
    <meta:user-defined meta:name="Mendeley_Bookmark_wX7SL1U13X_232" meta:value-type="string">se}, {"dropping-particle": "", "family": "Huang", "non-dropping-particle": "", "suffix": "", "given": "Haiyan", "parse-names": false}, {"dropping-particle": "", "family": "Li", "non-dropping-particle": "", "suffix": "", "given": "Jingyi Jessica", "parse-n</meta:user-defined>
    <meta:user-defined meta:name="Mendeley_Bookmark_wX7SL1U13X_233" meta:value-type="string">ames": false}, {"dropping-particle": "", "family": "Noble", "non-dropping-particle": "", "suffix": "", "given": "William Stafford", "parse-names": false}, {"dropping-particle": "", "family": "Bilmes", "non-dropping-particle": "", "suffix": "", "given": "J</meta:user-defined>
    <meta:user-defined meta:name="Mendeley_Bookmark_wX7SL1U13X_234" meta:value-type="string">effrey a", "parse-names": false}, {"dropping-particle": "", "family": "Buske", "non-dropping-particle": "", "suffix": "", "given": "Orion J", "parse-names": false}, {"dropping-particle": "", "family": "Sahu", "non-dropping-particle": "", "suffix": "", "gi</meta:user-defined>
    <meta:user-defined meta:name="Mendeley_Bookmark_wX7SL1U13X_235" meta:value-type="string">ven": "Avinash O", "parse-names": false}, {"dropping-particle": "V", "family": "Kharchenko", "non-dropping-particle": "", "suffix": "", "given": "Peter", "parse-names": false}, {"dropping-particle": "", "family": "Park", "non-dropping-particle": "", "suff</meta:user-defined>
    <meta:user-defined meta:name="Mendeley_Bookmark_wX7SL1U13X_236" meta:value-type="string">ix": "", "given": "Peter J", "parse-names": false}, {"dropping-particle": "", "family": "Baker", "non-dropping-particle": "", "suffix": "", "given": "Dannon", "parse-names": false}, {"dropping-particle": "", "family": "Taylor", "non-dropping-particle": ""</meta:user-defined>
    <meta:user-defined meta:name="Mendeley_Bookmark_wX7SL1U13X_237" meta:value-type="string">, "suffix": "", "given": "James", "parse-names": false}, {"dropping-particle": "", "family": "Lochovsky", "non-dropping-particle": "", "suffix": "", "given": "Lucas", "parse-names": false}], "container-title": "Nature"}, "id": "ITEM-1"}], "mendeley": {"pr</meta:user-defined>
    <meta:user-defined meta:name="Mendeley_Bookmark_wX7SL1U13X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wX7SL1U13X_239" meta:value-type="string">chema": "https://github.com/citation-style-language/schema/raw/master/csl-citation.json"}</meta:user-defined>
    <meta:user-defined meta:name="Mendeley_Bookmark_wX7SL1U13X_24" meta:value-type="string">iardine", "non-dropping-particle": "", "suffix": "", "given": "Belinda", "parse-names": false}, {"dropping-particle": "", "family": "Greven", "non-dropping-particle": "", "suffix": "", "given": "Melissa", "parse-names": false}, {"dropping-particle": "", "</meta:user-defined>
    <meta:user-defined meta:name="Mendeley_Bookmark_wX7SL1U13X_25" meta:value-type="string">family": "Hardison", "non-dropping-particle": "", "suffix": "", "given": "Ross C", "parse-names": false}, {"dropping-particle": "", "family": "Harris", "non-dropping-particle": "", "suffix": "", "given": "Robert S", "parse-names": false}, {"dropping-parti</meta:user-defined>
    <meta:user-defined meta:name="Mendeley_Bookmark_wX7SL1U13X_26" meta:value-type="string">cle": "", "family": "Herrero", "non-dropping-particle": "", "suffix": "", "given": "Javier", "parse-names": false}, {"dropping-particle": "", "family": "Hoffman", "non-dropping-particle": "", "suffix": "", "given": "Michael M", "parse-names": false}, {"dr</meta:user-defined>
    <meta:user-defined meta:name="Mendeley_Bookmark_wX7SL1U13X_27" meta:value-type="string">opping-particle": "", "family": "Iyer", "non-dropping-particle": "", "suffix": "", "given": "Sowmya", "parse-names": false}, {"dropping-particle": "", "family": "Kelllis", "non-dropping-particle": "", "suffix": "", "given": "Manolis", "parse-names": false</meta:user-defined>
    <meta:user-defined meta:name="Mendeley_Bookmark_wX7SL1U13X_28" meta:value-type="string">}, {"dropping-particle": "", "family": "Kheradpour", "non-dropping-particle": "", "suffix": "", "given": "Pouya", "parse-names": false}, {"dropping-particle": "", "family": "Lassmann", "non-dropping-particle": "", "suffix": "", "given": "Timo", "parse-nam</meta:user-defined>
    <meta:user-defined meta:name="Mendeley_Bookmark_wX7SL1U13X_29" meta:value-type="string">es": false}, {"dropping-particle": "", "family": "Li", "non-dropping-particle": "", "suffix": "", "given": "Qunhua", "parse-names": false}, {"dropping-particle": "", "family": "Lin", "non-dropping-particle": "", "suffix": "", "given": "Xinying", "parse-na</meta:user-defined>
    <meta:user-defined meta:name="Mendeley_Bookmark_wX7SL1U13X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wX7SL1U13X_30" meta:value-type="string">mes": false}, {"dropping-particle": "", "family": "Marinov", "non-dropping-particle": "", "suffix": "", "given": "Georgi K", "parse-names": false}, {"dropping-particle": "", "family": "Merkel", "non-dropping-particle": "", "suffix": "", "given": "Angelika</meta:user-defined>
    <meta:user-defined meta:name="Mendeley_Bookmark_wX7SL1U13X_31" meta:value-type="string">", "parse-names": false}, {"dropping-particle": "", "family": "Mortazavi", "non-dropping-particle": "", "suffix": "", "given": "Ali", "parse-names": false}, {"dropping-particle": "", "family": "Parker", "non-dropping-particle": "", "suffix": "", "given": </meta:user-defined>
    <meta:user-defined meta:name="Mendeley_Bookmark_wX7SL1U13X_32" meta:value-type="string">"Stephen C J Stephanie L", "parse-names": false}, {"dropping-particle": "", "family": "Reddy", "non-dropping-particle": "", "suffix": "", "given": "Timothy E", "parse-names": false}, {"dropping-particle": "", "family": "Rozowsky", "non-dropping-particle":</meta:user-defined>
    <meta:user-defined meta:name="Mendeley_Bookmark_wX7SL1U13X_33" meta:value-type="string"> "", "suffix": "", "given": "Joel", "parse-names": false}, {"dropping-particle": "", "family": "Schlesinger", "non-dropping-particle": "", "suffix": "", "given": "Felix", "parse-names": false}, {"dropping-particle": "", "family": "Thurman", "non-dropping-</meta:user-defined>
    <meta:user-defined meta:name="Mendeley_Bookmark_wX7SL1U13X_34" meta:value-type="string">particle": "", "suffix": "", "given": "Robert E", "parse-names": false}, {"dropping-particle": "", "family": "Wang", "non-dropping-particle": "", "suffix": "", "given": "Jie", "parse-names": false}, {"dropping-particle": "", "family": "Ward", "non-droppin</meta:user-defined>
    <meta:user-defined meta:name="Mendeley_Bookmark_wX7SL1U13X_35" meta:value-type="string">g-particle": "", "suffix": "", "given": "Lucas D", "parse-names": false}, {"dropping-particle": "", "family": "Whitfield", "non-dropping-particle": "", "suffix": "", "given": "Troy W", "parse-names": false}, {"dropping-particle": "", "family": "Wilder", "</meta:user-defined>
    <meta:user-defined meta:name="Mendeley_Bookmark_wX7SL1U13X_36" meta:value-type="string">non-dropping-particle": "", "suffix": "", "given": "Steven P", "parse-names": false}, {"dropping-particle": "", "family": "Wu", "non-dropping-particle": "", "suffix": "", "given": "Weisheng", "parse-names": false}, {"dropping-particle": "", "family": "Xi"</meta:user-defined>
    <meta:user-defined meta:name="Mendeley_Bookmark_wX7SL1U13X_37" meta:value-type="string">, "non-dropping-particle": "", "suffix": "", "given": "Hualin S", "parse-names": false}, {"dropping-particle": "", "family": "Yip", "non-dropping-particle": "", "suffix": "", "given": "Kevin Y", "parse-names": false}, {"dropping-particle": "", "family": "</meta:user-defined>
    <meta:user-defined meta:name="Mendeley_Bookmark_wX7SL1U13X_38" meta:value-type="string">Zhuang", "non-dropping-particle": "", "suffix": "", "given": "Jiali", "parse-names": false}, {"dropping-particle": "", "family": "Bernstein", "non-dropping-particle": "", "suffix": "", "given": "Bradley E", "parse-names": false}, {"dropping-particle": "",</meta:user-defined>
    <meta:user-defined meta:name="Mendeley_Bookmark_wX7SL1U13X_39" meta:value-type="string"> "family": "Green", "non-dropping-particle": "", "suffix": "", "given": "Eric D", "parse-names": false}, {"dropping-particle": "", "family": "Gunter", "non-dropping-particle": "", "suffix": "", "given": "Chris", "parse-names": false}, {"dropping-particle"</meta:user-defined>
    <meta:user-defined meta:name="Mendeley_Bookmark_wX7SL1U13X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wX7SL1U13X_40" meta:value-type="string">: "", "family": "Snyder", "non-dropping-particle": "", "suffix": "", "given": "Michael", "parse-names": false}, {"dropping-particle": "", "family": "Pazin", "non-dropping-particle": "", "suffix": "", "given": "Michael J", "parse-names": false}, {"dropping</meta:user-defined>
    <meta:user-defined meta:name="Mendeley_Bookmark_wX7SL1U13X_41" meta:value-type="string">-particle": "", "family": "Lowdon", "non-dropping-particle": "", "suffix": "", "given": "Rebecca F", "parse-names": false}, {"dropping-particle": "", "family": "Dillon", "non-dropping-particle": "", "suffix": "", "given": "Laura a L", "parse-names": false</meta:user-defined>
    <meta:user-defined meta:name="Mendeley_Bookmark_wX7SL1U13X_42" meta:value-type="string">}, {"dropping-particle": "", "family": "Adams", "non-dropping-particle": "", "suffix": "", "given": "Leslie B", "parse-names": false}, {"dropping-particle": "", "family": "Kelly", "non-dropping-particle": "", "suffix": "", "given": "Caroline J", "parse-na</meta:user-defined>
    <meta:user-defined meta:name="Mendeley_Bookmark_wX7SL1U13X_43" meta:value-type="string">mes": false}, {"dropping-particle": "", "family": "Zhang", "non-dropping-particle": "", "suffix": "", "given": "Julia", "parse-names": false}, {"dropping-particle": "", "family": "Wexler", "non-dropping-particle": "", "suffix": "", "given": "Judith R", "p</meta:user-defined>
    <meta:user-defined meta:name="Mendeley_Bookmark_wX7SL1U13X_44" meta:value-type="string">arse-names": false}, {"dropping-particle": "", "family": "Good", "non-dropping-particle": "", "suffix": "", "given": "Peter J", "parse-names": false}, {"dropping-particle": "", "family": "Feingold", "non-dropping-particle": "", "suffix": "", "given": "Eli</meta:user-defined>
    <meta:user-defined meta:name="Mendeley_Bookmark_wX7SL1U13X_45" meta:value-type="string">se a", "parse-names": false}, {"dropping-particle": "", "family": "Crawford", "non-dropping-particle": "", "suffix": "", "given": "Gregory E", "parse-names": false}, {"dropping-particle": "", "family": "Dekker", "non-dropping-particle": "", "suffix": "", </meta:user-defined>
    <meta:user-defined meta:name="Mendeley_Bookmark_wX7SL1U13X_46" meta:value-type="string">"given": "Job", "parse-names": false}, {"dropping-particle": "", "family": "Elinitski", "non-dropping-particle": "", "suffix": "", "given": "Laura", "parse-names": false}, {"dropping-particle": "", "family": "Farnham", "non-dropping-particle": "", "suffix</meta:user-defined>
    <meta:user-defined meta:name="Mendeley_Bookmark_wX7SL1U13X_47" meta:value-type="string">": "", "given": "Peggy J", "parse-names": false}, {"dropping-particle": "", "family": "Giddings", "non-dropping-particle": "", "suffix": "", "given": "Morgan C", "parse-names": false}, {"dropping-particle": "", "family": "Gingeras", "non-dropping-particle</meta:user-defined>
    <meta:user-defined meta:name="Mendeley_Bookmark_wX7SL1U13X_48" meta:value-type="string">": "", "suffix": "", "given": "Thomas R", "parse-names": false}, {"dropping-particle": "", "family": "Guig\u00f3", "non-dropping-particle": "", "suffix": "", "given": "Roderic", "parse-names": false}, {"dropping-particle": "", "family": "Hubbard", "non-dr</meta:user-defined>
    <meta:user-defined meta:name="Mendeley_Bookmark_wX7SL1U13X_49" meta:value-type="string">opping-particle": "", "suffix": "", "given": "Timothy J Tomothy J", "parse-names": false}, {"dropping-particle": "", "family": "Kellis", "non-dropping-particle": "", "suffix": "", "given": "Manolis", "parse-names": false}, {"dropping-particle": "", "famil</meta:user-defined>
    <meta:user-defined meta:name="Mendeley_Bookmark_wX7SL1U13X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wX7SL1U13X_50" meta:value-type="string">y": "Kent", "non-dropping-particle": "", "suffix": "", "given": "W James", "parse-names": false}, {"dropping-particle": "", "family": "Lieb", "non-dropping-particle": "", "suffix": "", "given": "Jason D", "parse-names": false}, {"dropping-particle": "", "</meta:user-defined>
    <meta:user-defined meta:name="Mendeley_Bookmark_wX7SL1U13X_51" meta:value-type="string">family": "Margulies", "non-dropping-particle": "", "suffix": "", "given": "Elliott H", "parse-names": false}, {"dropping-particle": "", "family": "Myers", "non-dropping-particle": "", "suffix": "", "given": "Richard M", "parse-names": false}, {"dropping-p</meta:user-defined>
    <meta:user-defined meta:name="Mendeley_Bookmark_wX7SL1U13X_52" meta:value-type="string">article": "", "family": "Starnatoyannopoulos", "non-dropping-particle": "", "suffix": "", "given": "John a", "parse-names": false}, {"dropping-particle": "", "family": "Tennebaum", "non-dropping-particle": "", "suffix": "", "given": "Scott a", "parse-name</meta:user-defined>
    <meta:user-defined meta:name="Mendeley_Bookmark_wX7SL1U13X_53" meta:value-type="string">s": false}, {"dropping-particle": "", "family": "Weng", "non-dropping-particle": "", "suffix": "", "given": "Zhiping", "parse-names": false}, {"dropping-particle": "", "family": "White", "non-dropping-particle": "", "suffix": "", "given": "Kevin P", "pars</meta:user-defined>
    <meta:user-defined meta:name="Mendeley_Bookmark_wX7SL1U13X_54" meta:value-type="string">e-names": false}, {"dropping-particle": "", "family": "Wold", "non-dropping-particle": "", "suffix": "", "given": "Barbara", "parse-names": false}, {"dropping-particle": "", "family": "Yu", "non-dropping-particle": "", "suffix": "", "given": "Yanbao", "pa</meta:user-defined>
    <meta:user-defined meta:name="Mendeley_Bookmark_wX7SL1U13X_55" meta:value-type="string">rse-names": false}, {"dropping-particle": "", "family": "Wrobel", "non-dropping-particle": "", "suffix": "", "given": "John", "parse-names": false}, {"dropping-particle": "", "family": "Risk", "non-dropping-particle": "", "suffix": "", "given": "Brian a",</meta:user-defined>
    <meta:user-defined meta:name="Mendeley_Bookmark_wX7SL1U13X_56" meta:value-type="string"> "parse-names": false}, {"dropping-particle": "", "family": "Gunawardena", "non-dropping-particle": "", "suffix": "", "given": "Harsha P", "parse-names": false}, {"dropping-particle": "", "family": "Kuiper", "non-dropping-particle": "", "suffix": "", "giv</meta:user-defined>
    <meta:user-defined meta:name="Mendeley_Bookmark_wX7SL1U13X_57" meta:value-type="string">en": "Heather C", "parse-names": false}, {"dropping-particle": "", "family": "Maier", "non-dropping-particle": "", "suffix": "", "given": "Christopher W", "parse-names": false}, {"dropping-particle": "", "family": "Xie", "non-dropping-particle": "", "suff</meta:user-defined>
    <meta:user-defined meta:name="Mendeley_Bookmark_wX7SL1U13X_58" meta:value-type="string">ix": "", "given": "Ling", "parse-names": false}, {"dropping-particle": "", "family": "Chen", "non-dropping-particle": "", "suffix": "", "given": "Xian", "parse-names": false}, {"dropping-particle": "", "family": "Mikkelsen", "non-dropping-particle": "", "</meta:user-defined>
    <meta:user-defined meta:name="Mendeley_Bookmark_wX7SL1U13X_59" meta:value-type="string">suffix": "", "given": "Tarjei S", "parse-names": false}, {"dropping-particle": "", "family": "Gillespie", "non-dropping-particle": "", "suffix": "", "given": "Shawn", "parse-names": false}, {"dropping-particle": "", "family": "Goren", "non-dropping-partic</meta:user-defined>
    <meta:user-defined meta:name="Mendeley_Bookmark_wX7SL1U13X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wX7SL1U13X_60" meta:value-type="string">le": "", "suffix": "", "given": "Alon", "parse-names": false}, {"dropping-particle": "", "family": "Ram", "non-dropping-particle": "", "suffix": "", "given": "Oren", "parse-names": false}, {"dropping-particle": "", "family": "Zhang", "non-dropping-particl</meta:user-defined>
    <meta:user-defined meta:name="Mendeley_Bookmark_wX7SL1U13X_61" meta:value-type="string">e": "", "suffix": "", "given": "Xiaolan", "parse-names": false}, {"dropping-particle": "", "family": "Wang", "non-dropping-particle": "", "suffix": "", "given": "Li", "parse-names": false}, {"dropping-particle": "", "family": "Issner", "non-dropping-parti</meta:user-defined>
    <meta:user-defined meta:name="Mendeley_Bookmark_wX7SL1U13X_62" meta:value-type="string">cle": "", "suffix": "", "given": "Robbyn", "parse-names": false}, {"dropping-particle": "", "family": "Coyne", "non-dropping-particle": "", "suffix": "", "given": "Michael J", "parse-names": false}, {"dropping-particle": "", "family": "Durham", "non-dropp</meta:user-defined>
    <meta:user-defined meta:name="Mendeley_Bookmark_wX7SL1U13X_63" meta:value-type="string">ing-particle": "", "suffix": "", "given": "Timothy", "parse-names": false}, {"dropping-particle": "", "family": "Ku", "non-dropping-particle": "", "suffix": "", "given": "Manching", "parse-names": false}, {"dropping-particle": "", "family": "Truong", "non</meta:user-defined>
    <meta:user-defined meta:name="Mendeley_Bookmark_wX7SL1U13X_64" meta:value-type="string">-dropping-particle": "", "suffix": "", "given": "Thanh", "parse-names": false}, {"dropping-particle": "", "family": "Eaton", "non-dropping-particle": "", "suffix": "", "given": "Matthew L", "parse-names": false}, {"dropping-particle": "", "family": "Dobin</meta:user-defined>
    <meta:user-defined meta:name="Mendeley_Bookmark_wX7SL1U13X_65" meta:value-type="string">", "non-dropping-particle": "", "suffix": "", "given": "Alex", "parse-names": false}, {"dropping-particle": "", "family": "Tanzer", "non-dropping-particle": "", "suffix": "", "given": "Andrea", "parse-names": false}, {"dropping-particle": "", "family": "L</meta:user-defined>
    <meta:user-defined meta:name="Mendeley_Bookmark_wX7SL1U13X_66" meta:value-type="string">agarde", "non-dropping-particle": "", "suffix": "", "given": "Julien", "parse-names": false}, {"dropping-particle": "", "family": "Lin", "non-dropping-particle": "", "suffix": "", "given": "Wei", "parse-names": false}, {"dropping-particle": "", "family": </meta:user-defined>
    <meta:user-defined meta:name="Mendeley_Bookmark_wX7SL1U13X_67" meta:value-type="string">"Xue", "non-dropping-particle": "", "suffix": "", "given": "Chenghai", "parse-names": false}, {"dropping-particle": "", "family": "Williams", "non-dropping-particle": "", "suffix": "", "given": "Brian a", "parse-names": false}, {"dropping-particle": "", "</meta:user-defined>
    <meta:user-defined meta:name="Mendeley_Bookmark_wX7SL1U13X_68" meta:value-type="string">family": "Zaleski", "non-dropping-particle": "", "suffix": "", "given": "Chris", "parse-names": false}, {"dropping-particle": "", "family": "R\u00f6der", "non-dropping-particle": "", "suffix": "", "given": "Maik", "parse-names": false}, {"dropping-particl</meta:user-defined>
    <meta:user-defined meta:name="Mendeley_Bookmark_wX7SL1U13X_69" meta:value-type="string">e": "", "family": "Kokocinski", "non-dropping-particle": "", "suffix": "", "given": "Felix", "parse-names": false}, {"dropping-particle": "", "family": "Abdelhamid", "non-dropping-particle": "", "suffix": "", "given": "Rehab F", "parse-names": false}, {"d</meta:user-defined>
    <meta:user-defined meta:name="Mendeley_Bookmark_wX7SL1U13X_7" meta:value-type="string">on-dropping-particle": "", "suffix": "", "given": "", "parse-names": false}, {"dropping-particle": "", "family": "Dunham", "non-dropping-particle": "", "suffix": "", "given": "Ian", "parse-names": false}, {"dropping-particle": "", "family": "Kundaje", "no</meta:user-defined>
    <meta:user-defined meta:name="Mendeley_Bookmark_wX7SL1U13X_70" meta:value-type="string">ropping-particle": "", "family": "Alioto", "non-dropping-particle": "", "suffix": "", "given": "Tyler", "parse-names": false}, {"dropping-particle": "", "family": "Antoshechkin", "non-dropping-particle": "", "suffix": "", "given": "Igor", "parse-names": f</meta:user-defined>
    <meta:user-defined meta:name="Mendeley_Bookmark_wX7SL1U13X_71" meta:value-type="string">alse}, {"dropping-particle": "", "family": "Baer", "non-dropping-particle": "", "suffix": "", "given": "Michael T", "parse-names": false}, {"dropping-particle": "", "family": "Batut", "non-dropping-particle": "", "suffix": "", "given": "Philippe", "parse-</meta:user-defined>
    <meta:user-defined meta:name="Mendeley_Bookmark_wX7SL1U13X_72" meta:value-type="string">names": false}, {"dropping-particle": "", "family": "Bell", "non-dropping-particle": "", "suffix": "", "given": "Ian", "parse-names": false}, {"dropping-particle": "", "family": "Bell", "non-dropping-particle": "", "suffix": "", "given": "Kimberly", "pars</meta:user-defined>
    <meta:user-defined meta:name="Mendeley_Bookmark_wX7SL1U13X_73" meta:value-type="string">e-names": false}, {"dropping-particle": "", "family": "Chakrabortty", "non-dropping-particle": "", "suffix": "", "given": "Sudipto", "parse-names": false}, {"dropping-particle": "", "family": "Chrast", "non-dropping-particle": "", "suffix": "", "given": "</meta:user-defined>
    <meta:user-defined meta:name="Mendeley_Bookmark_wX7SL1U13X_74" meta:value-type="string">Jacqueline", "parse-names": false}, {"dropping-particle": "", "family": "Curado", "non-dropping-particle": "", "suffix": "", "given": "Joao", "parse-names": false}, {"dropping-particle": "", "family": "Derrien", "non-dropping-particle": "", "suffix": "", </meta:user-defined>
    <meta:user-defined meta:name="Mendeley_Bookmark_wX7SL1U13X_75" meta:value-type="string">"given": "Thomas", "parse-names": false}, {"dropping-particle": "", "family": "Drenkow", "non-dropping-particle": "", "suffix": "", "given": "Jorg", "parse-names": false}, {"dropping-particle": "", "family": "Dumais", "non-dropping-particle": "", "suffix"</meta:user-defined>
    <meta:user-defined meta:name="Mendeley_Bookmark_wX7SL1U13X_76" meta:value-type="string">: "", "given": "Erica", "parse-names": false}, {"dropping-particle": "", "family": "Dumais", "non-dropping-particle": "", "suffix": "", "given": "Jackie", "parse-names": false}, {"dropping-particle": "", "family": "Duttagupta", "non-dropping-particle": ""</meta:user-defined>
    <meta:user-defined meta:name="Mendeley_Bookmark_wX7SL1U13X_77" meta:value-type="string">, "suffix": "", "given": "Radha", "parse-names": false}, {"dropping-particle": "", "family": "Fastuca", "non-dropping-particle": "", "suffix": "", "given": "Megan", "parse-names": false}, {"dropping-particle": "", "family": "Fejes-Toth", "non-dropping-par</meta:user-defined>
    <meta:user-defined meta:name="Mendeley_Bookmark_wX7SL1U13X_78" meta:value-type="string">ticle": "", "suffix": "", "given": "Kata", "parse-names": false}, {"dropping-particle": "", "family": "Ferreira", "non-dropping-particle": "", "suffix": "", "given": "Pedro", "parse-names": false}, {"dropping-particle": "", "family": "Foissac", "non-dropp</meta:user-defined>
    <meta:user-defined meta:name="Mendeley_Bookmark_wX7SL1U13X_79" meta:value-type="string">ing-particle": "", "suffix": "", "given": "Sylvain", "parse-names": false}, {"dropping-particle": "", "family": "Fullwood", "non-dropping-particle": "", "suffix": "", "given": "Melissa J", "parse-names": false}, {"dropping-particle": "", "family": "Gao", </meta:user-defined>
    <meta:user-defined meta:name="Mendeley_Bookmark_wX7SL1U13X_8" meta:value-type="string">n-dropping-particle": "", "suffix": "", "given": "Anshul", "parse-names": false}, {"dropping-particle": "", "family": "Aldred", "non-dropping-particle": "", "suffix": "", "given": "Shelley F", "parse-names": false}, {"dropping-particle": "", "family": "Co</meta:user-defined>
    <meta:user-defined meta:name="Mendeley_Bookmark_wX7SL1U13X_80" meta:value-type="string">"non-dropping-particle": "", "suffix": "", "given": "Hui", "parse-names": false}, {"dropping-particle": "", "family": "Gonzalez", "non-dropping-particle": "", "suffix": "", "given": "David", "parse-names": false}, {"dropping-particle": "", "family": "Gord</meta:user-defined>
    <meta:user-defined meta:name="Mendeley_Bookmark_wX7SL1U13X_81" meta:value-type="string">on", "non-dropping-particle": "", "suffix": "", "given": "Assaf", "parse-names": false}, {"dropping-particle": "", "family": "Howald", "non-dropping-particle": "", "suffix": "", "given": "C\u00e9dric", "parse-names": false}, {"dropping-particle": "", "fam</meta:user-defined>
    <meta:user-defined meta:name="Mendeley_Bookmark_wX7SL1U13X_82" meta:value-type="string">ily": "Jha", "non-dropping-particle": "", "suffix": "", "given": "Sonali", "parse-names": false}, {"dropping-particle": "", "family": "Johnson", "non-dropping-particle": "", "suffix": "", "given": "Rory", "parse-names": false}, {"dropping-particle": "", "</meta:user-defined>
    <meta:user-defined meta:name="Mendeley_Bookmark_wX7SL1U13X_83" meta:value-type="string">family": "Kapranov", "non-dropping-particle": "", "suffix": "", "given": "Philipp", "parse-names": false}, {"dropping-particle": "", "family": "King", "non-dropping-particle": "", "suffix": "", "given": "Brandon", "parse-names": false}, {"dropping-particl</meta:user-defined>
    <meta:user-defined meta:name="Mendeley_Bookmark_wX7SL1U13X_84" meta:value-type="string">e": "", "family": "Kingswood", "non-dropping-particle": "", "suffix": "", "given": "Colin", "parse-names": false}, {"dropping-particle": "", "family": "Li", "non-dropping-particle": "", "suffix": "", "given": "Guoliang", "parse-names": false}, {"dropping-</meta:user-defined>
    <meta:user-defined meta:name="Mendeley_Bookmark_wX7SL1U13X_85" meta:value-type="string">particle": "", "family": "Luo", "non-dropping-particle": "", "suffix": "", "given": "Oscar J", "parse-names": false}, {"dropping-particle": "", "family": "Park", "non-dropping-particle": "", "suffix": "", "given": "Eddie", "parse-names": false}, {"droppin</meta:user-defined>
    <meta:user-defined meta:name="Mendeley_Bookmark_wX7SL1U13X_86" meta:value-type="string">g-particle": "", "family": "Preall", "non-dropping-particle": "", "suffix": "", "given": "Jonathan B", "parse-names": false}, {"dropping-particle": "", "family": "Presaud", "non-dropping-particle": "", "suffix": "", "given": "Kimberly", "parse-names": fal</meta:user-defined>
    <meta:user-defined meta:name="Mendeley_Bookmark_wX7SL1U13X_87" meta:value-type="string">se}, {"dropping-particle": "", "family": "Ribeca", "non-dropping-particle": "", "suffix": "", "given": "Paolo", "parse-names": false}, {"dropping-particle": "", "family": "Robyr", "non-dropping-particle": "", "suffix": "", "given": "Daniel", "parse-names"</meta:user-defined>
    <meta:user-defined meta:name="Mendeley_Bookmark_wX7SL1U13X_88" meta:value-type="string">: false}, {"dropping-particle": "", "family": "Ruan", "non-dropping-particle": "", "suffix": "", "given": "Xiaoan", "parse-names": false}, {"dropping-particle": "", "family": "Sammeth", "non-dropping-particle": "", "suffix": "", "given": "Michael", "parse</meta:user-defined>
    <meta:user-defined meta:name="Mendeley_Bookmark_wX7SL1U13X_89" meta:value-type="string">-names": false}, {"dropping-particle": "", "family": "Sandu", "non-dropping-particle": "", "suffix": "", "given": "Kuljeet Singh", "parse-names": false}, {"dropping-particle": "", "family": "Schaeffer", "non-dropping-particle": "", "suffix": "", "given": </meta:user-defined>
    <meta:user-defined meta:name="Mendeley_Bookmark_wX7SL1U13X_9" meta:value-type="string">llins", "non-dropping-particle": "", "suffix": "", "given": "Patrick J", "parse-names": false}, {"dropping-particle": "", "family": "Davis", "non-dropping-particle": "", "suffix": "", "given": "Carrie a", "parse-names": false}, {"dropping-particle": "", "</meta:user-defined>
    <meta:user-defined meta:name="Mendeley_Bookmark_wX7SL1U13X_90" meta:value-type="string">"Lorain", "parse-names": false}, {"dropping-particle": "", "family": "See", "non-dropping-particle": "", "suffix": "", "given": "Lei-Hoon", "parse-names": false}, {"dropping-particle": "", "family": "Shahab", "non-dropping-particle": "", "suffix": "", "gi</meta:user-defined>
    <meta:user-defined meta:name="Mendeley_Bookmark_wX7SL1U13X_91" meta:value-type="string">ven": "Atif", "parse-names": false}, {"dropping-particle": "", "family": "Skancke", "non-dropping-particle": "", "suffix": "", "given": "Jorgen", "parse-names": false}, {"dropping-particle": "", "family": "Suzuki", "non-dropping-particle": "", "suffix": "</meta:user-defined>
    <meta:user-defined meta:name="Mendeley_Bookmark_wX7SL1U13X_92" meta:value-type="string">", "given": "Ana Maria", "parse-names": false}, {"dropping-particle": "", "family": "Takahashi", "non-dropping-particle": "", "suffix": "", "given": "Hazuki", "parse-names": false}, {"dropping-particle": "", "family": "Tilgner", "non-dropping-particle": "</meta:user-defined>
    <meta:user-defined meta:name="Mendeley_Bookmark_wX7SL1U13X_93" meta:value-type="string">", "suffix": "", "given": "Hagen", "parse-names": false}, {"dropping-particle": "", "family": "Trout", "non-dropping-particle": "", "suffix": "", "given": "Diane", "parse-names": false}, {"dropping-particle": "", "family": "Walters", "non-dropping-particl</meta:user-defined>
    <meta:user-defined meta:name="Mendeley_Bookmark_wX7SL1U13X_94" meta:value-type="string">e": "", "suffix": "", "given": "Nathalie", "parse-names": false}, {"dropping-particle": "", "family": "Wang", "non-dropping-particle": "", "suffix": "", "given": "Huaien Hao", "parse-names": false}, {"dropping-particle": "", "family": "Hayashizaki", "non-</meta:user-defined>
    <meta:user-defined meta:name="Mendeley_Bookmark_wX7SL1U13X_95" meta:value-type="string">dropping-particle": "", "suffix": "", "given": "Yoshihide", "parse-names": false}, {"dropping-particle": "", "family": "Reymond", "non-dropping-particle": "", "suffix": "", "given": "Alexandre", "parse-names": false}, {"dropping-particle": "", "family": "</meta:user-defined>
    <meta:user-defined meta:name="Mendeley_Bookmark_wX7SL1U13X_96" meta:value-type="string">Antonarakis", "non-dropping-particle": "", "suffix": "", "given": "Stylianos E", "parse-names": false}, {"dropping-particle": "", "family": "Hannon", "non-dropping-particle": "", "suffix": "", "given": "Gregory J", "parse-names": false}, {"dropping-partic</meta:user-defined>
    <meta:user-defined meta:name="Mendeley_Bookmark_wX7SL1U13X_97" meta:value-type="string">le": "", "family": "Ruan", "non-dropping-particle": "", "suffix": "", "given": "Yijun", "parse-names": false}, {"dropping-particle": "", "family": "Carninci", "non-dropping-particle": "", "suffix": "", "given": "Piero", "parse-names": false}, {"dropping-p</meta:user-defined>
    <meta:user-defined meta:name="Mendeley_Bookmark_wX7SL1U13X_98" meta:value-type="string">article": "", "family": "Sloan", "non-dropping-particle": "", "suffix": "", "given": "Cricket a", "parse-names": false}, {"dropping-particle": "", "family": "Learned", "non-dropping-particle": "", "suffix": "", "given": "Katrina", "parse-names": false}, {</meta:user-defined>
    <meta:user-defined meta:name="Mendeley_Bookmark_wX7SL1U13X_99" meta:value-type="string">"dropping-particle": "", "family": "Malladi", "non-dropping-particle": "", "suffix": "", "given": "Venkat S", "parse-names": false}, {"dropping-particle": "", "family": "Wong", "non-dropping-particle": "", "suffix": "", "given": "Matthew C", "parse-names"</meta:user-defined>
    <meta:user-defined meta:name="Mendeley_Bookmark_wrMMSZy2OV_1" meta:value-type="string">ADDIN CSL_CITATION {"citationItems": [{"uris": ["http://www.mendeley.com/documents/?uuid=3a8b51d9-497e-3e9e-b008-4f201ba6538b"], "itemData": {"DOI": "10.1093/nar/gkx1081", "volume": "46", "ISSN": "13624962", "page": "D794-D801", "id": "ITEM-1", "title": "</meta:user-defined>
    <meta:user-defined meta:name="Mendeley_Bookmark_wrMMSZy2OV_10" meta:value-type="string">ther T.", "parse-names": false}, {"dropping-particle": "", "family": "Davidson", "non-dropping-particle": "", "suffix": "", "given": "Jean M.", "parse-names": false}, {"dropping-particle": "", "family": "Gabdank", "non-dropping-particle": "", "suffix": ""</meta:user-defined>
    <meta:user-defined meta:name="Mendeley_Bookmark_wrMMSZy2OV_11" meta:value-type="string">, "given": "Idan", "parse-names": false}, {"dropping-particle": "", "family": "Hilton", "non-dropping-particle": "", "suffix": "", "given": "Jason A.", "parse-names": false}, {"dropping-particle": "", "family": "Jain", "non-dropping-particle": "", "suffix</meta:user-defined>
    <meta:user-defined meta:name="Mendeley_Bookmark_wrMMSZy2OV_12" meta:value-type="string">": "", "given": "Kriti", "parse-names": false}, {"dropping-particle": "", "family": "Baymuradov", "non-dropping-particle": "", "suffix": "", "given": "Ulugbek K.", "parse-names": false}, {"dropping-particle": "", "family": "Narayanan", "non-dropping-parti</meta:user-defined>
    <meta:user-defined meta:name="Mendeley_Bookmark_wrMMSZy2OV_13" meta:value-type="string">cle": "", "suffix": "", "given": "Aditi K.", "parse-names": false}, {"dropping-particle": "", "family": "Onate", "non-dropping-particle": "", "suffix": "", "given": "Kathrina C.", "parse-names": false}, {"dropping-particle": "", "family": "Graham", "non-d</meta:user-defined>
    <meta:user-defined meta:name="Mendeley_Bookmark_wrMMSZy2OV_14" meta:value-type="string">ropping-particle": "", "suffix": "", "given": "Keenan", "parse-names": false}, {"dropping-particle": "", "family": "Miyasato", "non-dropping-particle": "", "suffix": "", "given": "Stuart R.", "parse-names": false}, {"dropping-particle": "", "family": "Dre</meta:user-defined>
    <meta:user-defined meta:name="Mendeley_Bookmark_wrMMSZy2OV_15" meta:value-type="string">szer", "non-dropping-particle": "", "suffix": "", "given": "Timothy R.", "parse-names": false}, {"dropping-particle": "", "family": "Strattan", "non-dropping-particle": "", "suffix": "", "given": "J. Seth", "parse-names": false}, {"dropping-particle": "",</meta:user-defined>
    <meta:user-defined meta:name="Mendeley_Bookmark_wrMMSZy2OV_16" meta:value-type="string"> "family": "Jolanki", "non-dropping-particle": "", "suffix": "", "given": "Otto", "parse-names": false}, {"dropping-particle": "", "family": "Tanaka", "non-dropping-particle": "", "suffix": "", "given": "Forrest Y.", "parse-names": false}, {"dropping-part</meta:user-defined>
    <meta:user-defined meta:name="Mendeley_Bookmark_wrMMSZy2OV_17" meta:value-type="string">icle": "", "family": "Cherry", "non-dropping-particle": "", "suffix": "", "given": "J. Michael", "parse-names": false}], "publisher": "Oxford University Press", "container-title": "Nucleic Acids Research"}, "id": "ITEM-1"}], "mendeley": {"previouslyFormat</meta:user-defined>
    <meta:user-defined meta:name="Mendeley_Bookmark_wrMMSZy2OV_18" meta:value-type="string">tedCitation": "(Davis et al. 2018)", "plainTextFormattedCitation": "(Davis et al. 2018)", "formattedCitation": "(Davis et al. 2018)"}, "properties": {"noteIndex": 0}, "schema": "https://github.com/citation-style-language/schema/raw/master/csl-citation.jso</meta:user-defined>
    <meta:user-defined meta:name="Mendeley_Bookmark_wrMMSZy2OV_19" meta:value-type="string">n"}</meta:user-defined>
    <meta:user-defined meta:name="Mendeley_Bookmark_wrMMSZy2OV_2" meta:value-type="string">The Encyclopedia of DNA elements (ENCODE): Data portal update", "issue": "D1", "type": "article-journal", "abstract": "The Encyclopedia of DNA Elements (ENCODE) Data Coordinating Center has developed the ENCODE Portal database and website as the source fo</meta:user-defined>
    <meta:user-defined meta:name="Mendeley_Bookmark_wrMMSZy2OV_3" meta:value-type="string">r the data and metadata generated by the ENCODE Consortium. Two principles have motivated the design. First, experimental protocols, analytical procedures and the data themselves should be made publicly accessible through a coherent, web-based search and </meta:user-defined>
    <meta:user-defined meta:name="Mendeley_Bookmark_wrMMSZy2OV_4" meta:value-type="string">download interface. Second, the same interface should serve carefully curated metadata that record the provenance of the data and justify its interpretation in biological terms. Since its initial release in 2013 and in response to recommendations from con</meta:user-defined>
    <meta:user-defined meta:name="Mendeley_Bookmark_wrMMSZy2OV_5" meta:value-type="string">sortium members and the wider community of scientists who use the Portal to access ENCODE data, the Portal has been regularly updated to better reflect these design principles. Here we report on these updates, including results from new experiments, unifo</meta:user-defined>
    <meta:user-defined meta:name="Mendeley_Bookmark_wrMMSZy2OV_6" meta:value-type="string">rmly-processed data from other projects, new visualization tools and more comprehensive metadata to describe experiments and analyses. Additionally, the Portal is now home to meta(data) from related projects including Genomics of Gene Regulation, Roadmap </meta:user-defined>
    <meta:user-defined meta:name="Mendeley_Bookmark_wrMMSZy2OV_7" meta:value-type="string">Epigenome Project, Model organism ENCODE (modENCODE) and modERN. The Portal now makes available over 13000 datasets and their accompanying metadata and can be accessed at: https://www.encodeproject.org/.", "issued": {"date-parts": [["2018", "1", "1"]]}, "</meta:user-defined>
    <meta:user-defined meta:name="Mendeley_Bookmark_wrMMSZy2OV_8" meta:value-type="string">author": [{"dropping-particle": "", "family": "Davis", "non-dropping-particle": "", "suffix": "", "given": "Carrie A.", "parse-names": false}, {"dropping-particle": "", "family": "Hitz", "non-dropping-particle": "", "suffix": "", "given": "Benjamin C.", "</meta:user-defined>
    <meta:user-defined meta:name="Mendeley_Bookmark_wrMMSZy2OV_9" meta:value-type="string">parse-names": false}, {"dropping-particle": "", "family": "Sloan", "non-dropping-particle": "", "suffix": "", "given": "Cricket A.", "parse-names": false}, {"dropping-particle": "", "family": "Chan", "non-dropping-particle": "", "suffix": "", "given": "Es</meta:user-defined>
    <meta:user-defined meta:name="Mendeley_Bookmark_xDN5FEWn1d_1" meta:value-type="string">ADDIN CSL_CITATION {"citationItems": [{"uris": ["http://www.mendeley.com/documents/?uuid=db5deed4-ab68-3e13-b176-782cb5e9ad0b"], "itemData": {"DOI": "10.1073/pnas.0906474106", "volume": "106", "ISSN": "1091-6490", "page": "14460-5", "id": "ITEM-1", "title</meta:user-defined>
    <meta:user-defined meta:name="Mendeley_Bookmark_xDN5FEWn1d_10" meta:value-type="string">article": "", "suffix": "", "given": "Watip", "parse-names": false}, {"dropping-particle": "", "family": "Hu", "non-dropping-particle": "", "suffix": "", "given": "Jiang", "parse-names": false}, {"dropping-particle": "", "family": "Mlynarski", "non-droppi</meta:user-defined>
    <meta:user-defined meta:name="Mendeley_Bookmark_xDN5FEWn1d_11" meta:value-type="string">ng-particle": "", "suffix": "", "given": "Wojciech M", "parse-names": false}, {"dropping-particle": "", "family": "Khattabi", "non-dropping-particle": "El", "suffix": "", "given": "Ilham", "parse-names": false}, {"dropping-particle": "", "family": "Kim", </meta:user-defined>
    <meta:user-defined meta:name="Mendeley_Bookmark_xDN5FEWn1d_12" meta:value-type="string">"non-dropping-particle": "", "suffix": "", "given": "Sung-Hoon", "parse-names": false}, {"dropping-particle": "", "family": "Marselli", "non-dropping-particle": "", "suffix": "", "given": "Lorella", "parse-names": false}, {"dropping-particle": "", "family</meta:user-defined>
    <meta:user-defined meta:name="Mendeley_Bookmark_xDN5FEWn1d_13" meta:value-type="string">": "Rich", "non-dropping-particle": "", "suffix": "", "given": "Stephen S", "parse-names": false}, {"dropping-particle": "", "family": "Krolewski", "non-dropping-particle": "", "suffix": "", "given": "Andrzej S", "parse-names": false}, {"dropping-particle</meta:user-defined>
    <meta:user-defined meta:name="Mendeley_Bookmark_xDN5FEWn1d_14" meta:value-type="string">": "", "family": "Bonner-Weir", "non-dropping-particle": "", "suffix": "", "given": "Susan", "parse-names": false}, {"dropping-particle": "", "family": "Sharma", "non-dropping-particle": "", "suffix": "", "given": "Arun", "parse-names": false}, {"dropping</meta:user-defined>
    <meta:user-defined meta:name="Mendeley_Bookmark_xDN5FEWn1d_15" meta:value-type="string">-particle": "", "family": "Sale", "non-dropping-particle": "", "suffix": "", "given": "Michele", "parse-names": false}, {"dropping-particle": "", "family": "Mychaleckyj", "non-dropping-particle": "", "suffix": "", "given": "Josyf C", "parse-names": false}</meta:user-defined>
    <meta:user-defined meta:name="Mendeley_Bookmark_xDN5FEWn1d_16" meta:value-type="string">, {"dropping-particle": "", "family": "Kulkarni", "non-dropping-particle": "", "suffix": "", "given": "Rohit N", "parse-names": false}, {"dropping-particle": "", "family": "Doria", "non-dropping-particle": "", "suffix": "", "given": "Alessandro", "parse-n</meta:user-defined>
    <meta:user-defined meta:name="Mendeley_Bookmark_xDN5FEWn1d_17" meta:value-type="string">ames": false}], "publisher": "National Academy of Sciences", "container-title": "Proceedings of the National Academy of Sciences of the United States of America"}, "id": "ITEM-1"}], "mendeley": {"previouslyFormattedCitation": "(Borowiec et al. 2009)", "pl</meta:user-defined>
    <meta:user-defined meta:name="Mendeley_Bookmark_xDN5FEWn1d_18" meta:value-type="string">ainTextFormattedCitation": "(Borowiec et al. 2009)", "formattedCitation": "(Borowiec et al. 2009)"}, "properties": {"noteIndex": 0}, "schema": "https://github.com/citation-style-language/schema/raw/master/csl-citation.json"}</meta:user-defined>
    <meta:user-defined meta:name="Mendeley_Bookmark_xDN5FEWn1d_2" meta:value-type="string">": "Mutations at the BLK locus linked to maturity onset diabetes of the young and beta-cell dysfunction.", "issue": "34", "type": "article-journal", "abstract": "Maturity-onset diabetes of the young (MODY) is a subtype of diabetes defined by an autosomal </meta:user-defined>
    <meta:user-defined meta:name="Mendeley_Bookmark_xDN5FEWn1d_3" meta:value-type="string">pattern of inheritance and a young age at onset, often before age 25. MODY is genetically heterogeneous, with 8 distinct MODY genes identified to date and more believed to exist. We resequenced 732 kb of genomic sequence at 8p23 in 6 MODY families unlinke</meta:user-defined>
    <meta:user-defined meta:name="Mendeley_Bookmark_xDN5FEWn1d_4" meta:value-type="string">d to known MODY genes that showed evidence of linkage at that location. Of the 410 sequence differences that we identified, 5 had a frequency &lt;1% in the general population and segregated with diabetes in 3 of the families, including the 2 showing the stro</meta:user-defined>
    <meta:user-defined meta:name="Mendeley_Bookmark_xDN5FEWn1d_5" meta:value-type="string">ngest support for linkage at this location. The 5 mutations were all placed within 100 kb corresponding to the BLK gene. One resulted in an Ala71Thr substitution; the other 4 were noncoding and determined decreased in vitro promoter activity in reporter g</meta:user-defined>
    <meta:user-defined meta:name="Mendeley_Bookmark_xDN5FEWn1d_6" meta:value-type="string">ene experiments. We found that BLK--a nonreceptor tyrosine-kinase of the src family of proto-oncogenes--is expressed in beta-cells where it enhances insulin synthesis and secretion in response to glucose by up-regulating transcription factors Pdx1 and Nkx</meta:user-defined>
    <meta:user-defined meta:name="Mendeley_Bookmark_xDN5FEWn1d_7" meta:value-type="string">6.1. These actions are greatly attenuated by the Ala71Thr mutation. These findings point to BLK as a previously unrecognized modulator of beta-cell function, the deficit of which may lead to the development of diabetes.", "issued": {"date-parts": [["2009"</meta:user-defined>
    <meta:user-defined meta:name="Mendeley_Bookmark_xDN5FEWn1d_8" meta:value-type="string">, "8", "25"]]}, "PMID": "19667185", "author": [{"dropping-particle": "", "family": "Borowiec", "non-dropping-particle": "", "suffix": "", "given": "Maciej", "parse-names": false}, {"dropping-particle": "", "family": "Liew", "non-dropping-particle": "", "s</meta:user-defined>
    <meta:user-defined meta:name="Mendeley_Bookmark_xDN5FEWn1d_9" meta:value-type="string">uffix": "", "given": "Chong W", "parse-names": false}, {"dropping-particle": "", "family": "Thompson", "non-dropping-particle": "", "suffix": "", "given": "Ryan", "parse-names": false}, {"dropping-particle": "", "family": "Boonyasrisawat", "non-dropping-p</meta:user-defined>
    <meta:user-defined meta:name="Mendeley_Bookmark_xrUKT2p5LK_1" meta:value-type="string">ADDIN CSL_CITATION {"citationItems": [{"uris": ["http://www.mendeley.com/documents/?uuid=408d1675-46ce-47e7-8b6b-5bd7ba1db18d"], "itemData": {"DOI": "10.1093/bfgp/elv014", "volume": "14", "ISSN": "20412657", "page": "305-314", "id": "ITEM-1", "title": "A </meta:user-defined>
    <meta:user-defined meta:name="Mendeley_Bookmark_xrUKT2p5LK_2" meta:value-type="string">decade of structural variants: Description, history and methods to detect structural variation", "issue": "5", "type": "article-journal", "abstract": "In the past decade, the view on genomic structural variation (SV) has been changed completely. SVs, prev</meta:user-defined>
    <meta:user-defined meta:name="Mendeley_Bookmark_xrUKT2p5LK_3" meta:value-type="string">iously considered rare events, are now recognized as the largest source of interindividual genetic variation affecting more bases than single nucleotide polymorphisms, variable number of tandem repeats and other small genetic variants. They have also been</meta:user-defined>
    <meta:user-defined meta:name="Mendeley_Bookmark_xrUKT2p5LK_4" meta:value-type="string"> shown to play a role in phenotypic variation and in disease. In this review, the authors will provide an introduction to SV; a short historical perspective on the research of this source of genomic variation; a description of the types of structural vari</meta:user-defined>
    <meta:user-defined meta:name="Mendeley_Bookmark_xrUKT2p5LK_5" meta:value-type="string">ants, and on how they may have arisen; and an overview on methods of detecting structural variants, focusing on the analysis of high-throughput sequencing data.", "issued": {"date-parts": [["2015"]]}, "author": [{"dropping-particle": "", "family": "Escara</meta:user-defined>
    <meta:user-defined meta:name="Mendeley_Bookmark_xrUKT2p5LK_6" meta:value-type="string">m\u00eds", "non-dropping-particle": "", "suffix": "", "given": "Ge\u00f3rgia", "parse-names": false}, {"dropping-particle": "", "family": "Docampo", "non-dropping-particle": "", "suffix": "", "given": "Elisa", "parse-names": false}, {"dropping-particle": </meta:user-defined>
    <meta:user-defined meta:name="Mendeley_Bookmark_xrUKT2p5LK_7" meta:value-type="string">"", "family": "Rabionet", "non-dropping-particle": "", "suffix": "", "given": "Raquel", "parse-names": false}], "container-title": "Briefings in Functional Genomics"}, "id": "ITEM-1"}], "mendeley": {"previouslyFormattedCitation": "(Escaram\u00eds, Docampo</meta:user-defined>
    <meta:user-defined meta:name="Mendeley_Bookmark_xrUKT2p5LK_8" meta:value-type="string">, and Rabionet 2015)", "plainTextFormattedCitation": "(Escaram\u00eds, Docampo, and Rabionet 2015)", "formattedCitation": "(Escaram\u00eds, Docampo, and Rabionet 2015)"}, "properties": {"noteIndex": 0}, "schema": "https://github.com/citation-style-languag</meta:user-defined>
    <meta:user-defined meta:name="Mendeley_Bookmark_xrUKT2p5LK_9" meta:value-type="string">e/schema/raw/master/csl-citation.json"}</meta:user-defined>
    <meta:user-defined meta:name="Mendeley_Bookmark_xvI7CjU6dL_1" meta:value-type="string">ADDIN CSL_CITATION {"citationItems": [{"uris": ["http://www.mendeley.com/documents/?uuid=3a8b51d9-497e-3e9e-b008-4f201ba6538b"], "itemData": {"DOI": "10.1093/nar/gkx1081", "volume": "46", "ISSN": "13624962", "page": "D794-D801", "id": "ITEM-1", "title": "</meta:user-defined>
    <meta:user-defined meta:name="Mendeley_Bookmark_xvI7CjU6dL_10" meta:value-type="string">ther T.", "parse-names": false}, {"dropping-particle": "", "family": "Davidson", "non-dropping-particle": "", "suffix": "", "given": "Jean M.", "parse-names": false}, {"dropping-particle": "", "family": "Gabdank", "non-dropping-particle": "", "suffix": ""</meta:user-defined>
    <meta:user-defined meta:name="Mendeley_Bookmark_xvI7CjU6dL_11" meta:value-type="string">, "given": "Idan", "parse-names": false}, {"dropping-particle": "", "family": "Hilton", "non-dropping-particle": "", "suffix": "", "given": "Jason A.", "parse-names": false}, {"dropping-particle": "", "family": "Jain", "non-dropping-particle": "", "suffix</meta:user-defined>
    <meta:user-defined meta:name="Mendeley_Bookmark_xvI7CjU6dL_12" meta:value-type="string">": "", "given": "Kriti", "parse-names": false}, {"dropping-particle": "", "family": "Baymuradov", "non-dropping-particle": "", "suffix": "", "given": "Ulugbek K.", "parse-names": false}, {"dropping-particle": "", "family": "Narayanan", "non-dropping-parti</meta:user-defined>
    <meta:user-defined meta:name="Mendeley_Bookmark_xvI7CjU6dL_13" meta:value-type="string">cle": "", "suffix": "", "given": "Aditi K.", "parse-names": false}, {"dropping-particle": "", "family": "Onate", "non-dropping-particle": "", "suffix": "", "given": "Kathrina C.", "parse-names": false}, {"dropping-particle": "", "family": "Graham", "non-d</meta:user-defined>
    <meta:user-defined meta:name="Mendeley_Bookmark_xvI7CjU6dL_14" meta:value-type="string">ropping-particle": "", "suffix": "", "given": "Keenan", "parse-names": false}, {"dropping-particle": "", "family": "Miyasato", "non-dropping-particle": "", "suffix": "", "given": "Stuart R.", "parse-names": false}, {"dropping-particle": "", "family": "Dre</meta:user-defined>
    <meta:user-defined meta:name="Mendeley_Bookmark_xvI7CjU6dL_15" meta:value-type="string">szer", "non-dropping-particle": "", "suffix": "", "given": "Timothy R.", "parse-names": false}, {"dropping-particle": "", "family": "Strattan", "non-dropping-particle": "", "suffix": "", "given": "J. Seth", "parse-names": false}, {"dropping-particle": "",</meta:user-defined>
    <meta:user-defined meta:name="Mendeley_Bookmark_xvI7CjU6dL_16" meta:value-type="string"> "family": "Jolanki", "non-dropping-particle": "", "suffix": "", "given": "Otto", "parse-names": false}, {"dropping-particle": "", "family": "Tanaka", "non-dropping-particle": "", "suffix": "", "given": "Forrest Y.", "parse-names": false}, {"dropping-part</meta:user-defined>
    <meta:user-defined meta:name="Mendeley_Bookmark_xvI7CjU6dL_17" meta:value-type="string">icle": "", "family": "Cherry", "non-dropping-particle": "", "suffix": "", "given": "J. Michael", "parse-names": false}], "publisher": "Oxford University Press", "container-title": "Nucleic Acids Research"}, "id": "ITEM-1"}], "mendeley": {"previouslyFormat</meta:user-defined>
    <meta:user-defined meta:name="Mendeley_Bookmark_xvI7CjU6dL_18" meta:value-type="string">tedCitation": "(Davis et al. 2018)", "plainTextFormattedCitation": "(Davis et al. 2018)", "formattedCitation": "(Davis et al. 2018)"}, "properties": {"noteIndex": 0}, "schema": "https://github.com/citation-style-language/schema/raw/master/csl-citation.jso</meta:user-defined>
    <meta:user-defined meta:name="Mendeley_Bookmark_xvI7CjU6dL_19" meta:value-type="string">n"}</meta:user-defined>
    <meta:user-defined meta:name="Mendeley_Bookmark_xvI7CjU6dL_2" meta:value-type="string">The Encyclopedia of DNA elements (ENCODE): Data portal update", "issue": "D1", "type": "article-journal", "abstract": "The Encyclopedia of DNA Elements (ENCODE) Data Coordinating Center has developed the ENCODE Portal database and website as the source fo</meta:user-defined>
    <meta:user-defined meta:name="Mendeley_Bookmark_xvI7CjU6dL_3" meta:value-type="string">r the data and metadata generated by the ENCODE Consortium. Two principles have motivated the design. First, experimental protocols, analytical procedures and the data themselves should be made publicly accessible through a coherent, web-based search and </meta:user-defined>
    <meta:user-defined meta:name="Mendeley_Bookmark_xvI7CjU6dL_4" meta:value-type="string">download interface. Second, the same interface should serve carefully curated metadata that record the provenance of the data and justify its interpretation in biological terms. Since its initial release in 2013 and in response to recommendations from con</meta:user-defined>
    <meta:user-defined meta:name="Mendeley_Bookmark_xvI7CjU6dL_5" meta:value-type="string">sortium members and the wider community of scientists who use the Portal to access ENCODE data, the Portal has been regularly updated to better reflect these design principles. Here we report on these updates, including results from new experiments, unifo</meta:user-defined>
    <meta:user-defined meta:name="Mendeley_Bookmark_xvI7CjU6dL_6" meta:value-type="string">rmly-processed data from other projects, new visualization tools and more comprehensive metadata to describe experiments and analyses. Additionally, the Portal is now home to meta(data) from related projects including Genomics of Gene Regulation, Roadmap </meta:user-defined>
    <meta:user-defined meta:name="Mendeley_Bookmark_xvI7CjU6dL_7" meta:value-type="string">Epigenome Project, Model organism ENCODE (modENCODE) and modERN. The Portal now makes available over 13000 datasets and their accompanying metadata and can be accessed at: https://www.encodeproject.org/.", "issued": {"date-parts": [["2018", "1", "1"]]}, "</meta:user-defined>
    <meta:user-defined meta:name="Mendeley_Bookmark_xvI7CjU6dL_8" meta:value-type="string">author": [{"dropping-particle": "", "family": "Davis", "non-dropping-particle": "", "suffix": "", "given": "Carrie A.", "parse-names": false}, {"dropping-particle": "", "family": "Hitz", "non-dropping-particle": "", "suffix": "", "given": "Benjamin C.", "</meta:user-defined>
    <meta:user-defined meta:name="Mendeley_Bookmark_xvI7CjU6dL_9" meta:value-type="string">parse-names": false}, {"dropping-particle": "", "family": "Sloan", "non-dropping-particle": "", "suffix": "", "given": "Cricket A.", "parse-names": false}, {"dropping-particle": "", "family": "Chan", "non-dropping-particle": "", "suffix": "", "given": "Es</meta:user-defined>
    <meta:user-defined meta:name="Mendeley_Bookmark_y5zfN1ENfW_1" meta:value-type="string">ADDIN CSL_CITATION {"citationItems": [{"uris": ["http://www.mendeley.com/documents/?uuid=f954af3c-2bc7-4509-9f29-ddf2051e9f5c"], "itemData": {"DOI": "10.1016/j.ajhg.2016.07.005", "volume": "99", "ISSN": "15376605", "page": "595-606", "id": "ITEM-1", "titl</meta:user-defined>
    <meta:user-defined meta:name="Mendeley_Bookmark_y5zfN1ENfW_10" meta:value-type="string">e": "", "family": "J\u00e4ger", "non-dropping-particle": "", "suffix": "", "given": "Marten", "parse-names": false}, {"dropping-particle": "", "family": "Hochheiser", "non-dropping-particle": "", "suffix": "", "given": "Harry", "parse-names": false}, {"dr</meta:user-defined>
    <meta:user-defined meta:name="Mendeley_Bookmark_y5zfN1ENfW_11" meta:value-type="string">opping-particle": "", "family": "Washington", "non-dropping-particle": "", "suffix": "", "given": "Nicole\u00a0L L.", "parse-names": false}, {"dropping-particle": "", "family": "McMurry", "non-dropping-particle": "", "suffix": "", "given": "Julie\u00a0A A</meta:user-defined>
    <meta:user-defined meta:name="Mendeley_Bookmark_y5zfN1ENfW_12" meta:value-type="string">.", "parse-names": false}, {"dropping-particle": "", "family": "Haendel", "non-dropping-particle": "", "suffix": "", "given": "Melissa\u00a0A A.", "parse-names": false}, {"dropping-particle": "", "family": "Mungall", "non-dropping-particle": "", "suffix":</meta:user-defined>
    <meta:user-defined meta:name="Mendeley_Bookmark_y5zfN1ENfW_13" meta:value-type="string"> "", "given": "Christopher\u00a0J J.", "parse-names": false}, {"dropping-particle": "", "family": "Lewis", "non-dropping-particle": "", "suffix": "", "given": "Suzanna\u00a0E E.", "parse-names": false}, {"dropping-particle": "", "family": "Groza", "non-dr</meta:user-defined>
    <meta:user-defined meta:name="Mendeley_Bookmark_y5zfN1ENfW_14" meta:value-type="string">opping-particle": "", "suffix": "", "given": "Tudor", "parse-names": false}, {"dropping-particle": "", "family": "Valentini", "non-dropping-particle": "", "suffix": "", "given": "Giorgio", "parse-names": false}, {"dropping-particle": "", "family": "Robins</meta:user-defined>
    <meta:user-defined meta:name="Mendeley_Bookmark_y5zfN1ENfW_15" meta:value-type="string">on", "non-dropping-particle": "", "suffix": "", "given": "Peter\u00a0N N.", "parse-names": false}], "container-title": "American Journal of Human Genetics"}, "id": "ITEM-1"}], "mendeley": {"previouslyFormattedCitation": "(Smedley et al. 2016)", "plainText</meta:user-defined>
    <meta:user-defined meta:name="Mendeley_Bookmark_y5zfN1ENfW_16" meta:value-type="string">FormattedCitation": "(Smedley et al. 2016)", "formattedCitation": "(Smedley et al. 2016)"}, "properties": {"noteIndex": 0}, "schema": "https://github.com/citation-style-language/schema/raw/master/csl-citation.json"}</meta:user-defined>
    <meta:user-defined meta:name="Mendeley_Bookmark_y5zfN1ENfW_2" meta:value-type="string">e": "A Whole-Genome Analysis Framework for Effective Identification of Pathogenic Regulatory Variants in Mendelian Disease", "issue": "3", "type": "article-journal", "abstract": "The interpretation of non-coding variants still constitutes a major challeng</meta:user-defined>
    <meta:user-defined meta:name="Mendeley_Bookmark_y5zfN1ENfW_3" meta:value-type="string">e in the application of whole-genome sequencing in Mendelian disease, especially for single-nucleotide and other small non-coding variants. Here we present Genomiser, an analysis framework that is able not only to score the relevance of variation in the n</meta:user-defined>
    <meta:user-defined meta:name="Mendeley_Bookmark_y5zfN1ENfW_4" meta:value-type="string">on-coding genome, but also to associate regulatory variants to specific Mendelian diseases. Genomiser scores variants through either existing methods such as CADD or a bespoke machine learning method and combines these with allele frequency, regulatory se</meta:user-defined>
    <meta:user-defined meta:name="Mendeley_Bookmark_y5zfN1ENfW_5" meta:value-type="string">quences, chromosomal topological domains, and phenotypic relevance to discover variants associated to specific Mendelian disorders. Overall, Genomiser is able to identify causal regulatory variants as the top candidate in 77% of simulated whole genomes, a</meta:user-defined>
    <meta:user-defined meta:name="Mendeley_Bookmark_y5zfN1ENfW_6" meta:value-type="string">llowing effective detection and discovery of regulatory variants in Mendelian disease.", "issued": {"date-parts": [["2016"]]}, "ISBN": "1537-6605; 0002-9297", "PMID": "27569544", "author": [{"dropping-particle": "", "family": "Smedley", "non-dropping-part</meta:user-defined>
    <meta:user-defined meta:name="Mendeley_Bookmark_y5zfN1ENfW_7" meta:value-type="string">icle": "", "suffix": "", "given": "Damian", "parse-names": false}, {"dropping-particle": "", "family": "Schubach", "non-dropping-particle": "", "suffix": "", "given": "Max", "parse-names": false}, {"dropping-particle": "", "family": "Jacobsen", "non-dropp</meta:user-defined>
    <meta:user-defined meta:name="Mendeley_Bookmark_y5zfN1ENfW_8" meta:value-type="string">ing-particle": "", "suffix": "", "given": "Julius\u00a0O O.B.", "parse-names": false}, {"dropping-particle": "", "family": "K\u00f6hler", "non-dropping-particle": "", "suffix": "", "given": "Sebastian", "parse-names": false}, {"dropping-particle": "", "fa</meta:user-defined>
    <meta:user-defined meta:name="Mendeley_Bookmark_y5zfN1ENfW_9" meta:value-type="string">mily": "Zemojtel", "non-dropping-particle": "", "suffix": "", "given": "Tomasz", "parse-names": false}, {"dropping-particle": "", "family": "Spielmann", "non-dropping-particle": "", "suffix": "", "given": "Malte", "parse-names": false}, {"dropping-particl</meta:user-defined>
    <meta:user-defined meta:name="Mendeley_Bookmark_y6XkBqaDoV_1" meta:value-type="string">ADDIN CSL_CITATION {"citationItems": [{"uris": ["http://www.mendeley.com/documents/?uuid=4438e26a-0a34-3a99-b5ae-6accf5cf5e58"], "itemData": {"DOI": "10.1371/journal.pone.0206239", "volume": "13", "ISSN": "1932-6203", "page": "e0206239", "id": "ITEM-1", "</meta:user-defined>
    <meta:user-defined meta:name="Mendeley_Bookmark_y6XkBqaDoV_2" meta:value-type="string">title": "miRWalk: An online resource for prediction of microRNA binding sites.", "issue": "10", "type": "article-journal", "abstract": "miRWalk is an open-source platform providing an intuitive interface that generates predicted and validated miRNA-bindin</meta:user-defined>
    <meta:user-defined meta:name="Mendeley_Bookmark_y6XkBqaDoV_3" meta:value-type="string">g sites of known genes of human, mouse, rat, dog and cow. The core of miRWalk is the miRNA target site prediction with the random-forest-based approach software TarPmiR searching the complete transcript sequence including the 5'-UTR, CDS and 3'-UTR. Moreo</meta:user-defined>
    <meta:user-defined meta:name="Mendeley_Bookmark_y6XkBqaDoV_4" meta:value-type="string">ver, it integrates results other databases with predicted and validated miRNA-target interactions. The focus is set on a modular design and extensibility as well as a fast update cycle. The database is available using Python, MySQL and HTML/Javascript Dat</meta:user-defined>
    <meta:user-defined meta:name="Mendeley_Bookmark_y6XkBqaDoV_5" meta:value-type="string">abase URL: http://mirwalk.umm.uni-heidelberg.de.", "issued": {"date-parts": [["2018"]]}, "PMID": "30335862", "author": [{"dropping-particle": "", "family": "Sticht", "non-dropping-particle": "", "suffix": "", "given": "Carsten", "parse-names": false}, {"d</meta:user-defined>
    <meta:user-defined meta:name="Mendeley_Bookmark_y6XkBqaDoV_6" meta:value-type="string">ropping-particle": "", "family": "La Torre", "non-dropping-particle": "De", "suffix": "", "given": "Carolina", "parse-names": false}, {"dropping-particle": "", "family": "Parveen", "non-dropping-particle": "", "suffix": "", "given": "Alisha", "parse-names</meta:user-defined>
    <meta:user-defined meta:name="Mendeley_Bookmark_y6XkBqaDoV_7" meta:value-type="string">": false}, {"dropping-particle": "", "family": "Gretz", "non-dropping-particle": "", "suffix": "", "given": "Norbert", "parse-names": false}], "publisher": "Public Library of Science", "container-title": "PloS one"}, "id": "ITEM-1"}], "mendeley": {"previo</meta:user-defined>
    <meta:user-defined meta:name="Mendeley_Bookmark_y6XkBqaDoV_8" meta:value-type="string">uslyFormattedCitation": "(Sticht et al. 2018)", "plainTextFormattedCitation": "(Sticht et al. 2018)", "formattedCitation": "(Sticht et al. 2018)"}, "properties": {"noteIndex": 0}, "schema": "https://github.com/citation-style-language/schema/raw/master/csl</meta:user-defined>
    <meta:user-defined meta:name="Mendeley_Bookmark_y6XkBqaDoV_9" meta:value-type="string">-citation.json"}</meta:user-defined>
    <meta:user-defined meta:name="Mendeley_Bookmark_ycLI2RmOLe_1" meta:value-type="string">ADDIN CSL_CITATION {"citationItems": [{"uris": ["http://www.mendeley.com/documents/?uuid=089f37fb-dafe-3a05-8861-9207fd66316d"], "itemData": {"DOI": "10.1093/nar/gkj144", "volume": "34", "ISSN": "0305-1048", "page": "D590-D598", "id": "ITEM-1", "title": "</meta:user-defined>
    <meta:user-defined meta:name="Mendeley_Bookmark_ycLI2RmOLe_2" meta:value-type="string">The UCSC Genome Browser Database: update 2006", "issue": "90001", "type": "article-journal", "abstract": "The University of California Santa Cruz Genome Browser Database (GBD) contains sequence and annotation data for the genomes of about a dozen vertebra</meta:user-defined>
    <meta:user-defined meta:name="Mendeley_Bookmark_ycLI2RmOLe_3" meta:value-type="string">te species and several major model organisms. Genome annotations typically include assembly data, sequence composition, genes and gene predictions, mRNA and expressed sequence tag evidence, comparative genomics, regulation, expression and variation data. </meta:user-defined>
    <meta:user-defined meta:name="Mendeley_Bookmark_ycLI2RmOLe_4" meta:value-type="string">The database is optimized to support fast interactive performance with web tools that provide powerful visualization and querying capabilities for mining the data. The Genome Browser displays a wide variety of annotations at all scales from single nucleot</meta:user-defined>
    <meta:user-defined meta:name="Mendeley_Bookmark_ycLI2RmOLe_5" meta:value-type="string">ide level up to a full chromosome. The Table Browser provides direct access to the database tables and sequence data, enabling complex queries on genome-wide datasets. The Proteome Browser graphically displays protein properties. The Gene Sorter allows fi</meta:user-defined>
    <meta:user-defined meta:name="Mendeley_Bookmark_ycLI2RmOLe_6" meta:value-type="string">ltering and comparison of genes by several metrics including expression data and several gene properties. BLAT and In Silico PCR search for sequences in entire genomes in seconds. These tools are highly integrated and provide many hyperlinks to other data</meta:user-defined>
    <meta:user-defined meta:name="Mendeley_Bookmark_ycLI2RmOLe_7" meta:value-type="string">bases and websites. The GBD, browsing tools, downloadable data files and links to documentation and other information can be found at http://genome.ucsc.edu/.", "issued": {"date-parts": [["2006", "1", "1"]]}, "PMID": "16381938", "author": [{"dropping-part</meta:user-defined>
    <meta:user-defined meta:name="Mendeley_Bookmark_ycLI2RmOLe_8" meta:value-type="string">icle": "", "family": "Hinrichs", "non-dropping-particle": "", "suffix": "", "given": "A. S.", "parse-names": false}], "publisher": "Oxford University Press (OUP)", "container-title": "Nucleic Acids Research"}, "id": "ITEM-1"}], "mendeley": {"previouslyFor</meta:user-defined>
    <meta:user-defined meta:name="Mendeley_Bookmark_ycLI2RmOLe_9" meta:value-type="string">mattedCitation": "(Hinrichs 2006)", "plainTextFormattedCitation": "(Hinrichs 2006)", "formattedCitation": "(Hinrichs 2006)"}, "properties": {"noteIndex": 0}, "schema": "https://github.com/citation-style-language/schema/raw/master/csl-citation.json"}</meta:user-defined>
    <meta:user-defined meta:name="Mendeley_Bookmark_ylRNFT6Vuu_1" meta:value-type="string">ADDIN CSL_CITATION {"citationItems": [{"uris": ["http://www.mendeley.com/documents/?uuid=b9fc3d6e-f9a0-34e3-b4b9-654a2bc23a53"], "itemData": {"DOI": "10.1093/nar/gkx1098", "issued": {"date-parts": [["2018", "1", "4"]]}, "issue": "D1", "ISSN": "0305-1048",</meta:user-defined>
    <meta:user-defined meta:name="Mendeley_Bookmark_ylRNFT6Vuu_10" meta:value-type="string">alse}, {"dropping-particle": "", "family": "Izuogu", "non-dropping-particle": "", "suffix": "", "given": "Osagie G", "parse-names": false}, {"dropping-particle": "", "family": "Janacek", "non-dropping-particle": "", "suffix": "", "given": "Sophie H", "par</meta:user-defined>
    <meta:user-defined meta:name="Mendeley_Bookmark_ylRNFT6Vuu_11" meta:value-type="string">se-names": false}, {"dropping-particle": "", "family": "Juettemann", "non-dropping-particle": "", "suffix": "", "given": "Thomas", "parse-names": false}, {"dropping-particle": "", "family": "To", "non-dropping-particle": "", "suffix": "", "given": "Jimmy </meta:user-defined>
    <meta:user-defined meta:name="Mendeley_Bookmark_ylRNFT6Vuu_12" meta:value-type="string">Kiang", "parse-names": false}, {"dropping-particle": "", "family": "Laird", "non-dropping-particle": "", "suffix": "", "given": "Matthew R", "parse-names": false}, {"dropping-particle": "", "family": "Lavidas", "non-dropping-particle": "", "suffix": "", "</meta:user-defined>
    <meta:user-defined meta:name="Mendeley_Bookmark_ylRNFT6Vuu_13" meta:value-type="string">given": "Ilias", "parse-names": false}, {"dropping-particle": "", "family": "Liu", "non-dropping-particle": "", "suffix": "", "given": "Zhicheng", "parse-names": false}, {"dropping-particle": "", "family": "Loveland", "non-dropping-particle": "", "suffix"</meta:user-defined>
    <meta:user-defined meta:name="Mendeley_Bookmark_ylRNFT6Vuu_14" meta:value-type="string">: "", "given": "Jane E", "parse-names": false}, {"dropping-particle": "", "family": "Maurel", "non-dropping-particle": "", "suffix": "", "given": "Thomas", "parse-names": false}, {"dropping-particle": "", "family": "McLaren", "non-dropping-particle": "", </meta:user-defined>
    <meta:user-defined meta:name="Mendeley_Bookmark_ylRNFT6Vuu_15" meta:value-type="string">"suffix": "", "given": "William", "parse-names": false}, {"dropping-particle": "", "family": "Moore", "non-dropping-particle": "", "suffix": "", "given": "Benjamin", "parse-names": false}, {"dropping-particle": "", "family": "Mudge", "non-dropping-particl</meta:user-defined>
    <meta:user-defined meta:name="Mendeley_Bookmark_ylRNFT6Vuu_16" meta:value-type="string">e": "", "suffix": "", "given": "Jonathan", "parse-names": false}, {"dropping-particle": "", "family": "Murphy", "non-dropping-particle": "", "suffix": "", "given": "Daniel N", "parse-names": false}, {"dropping-particle": "", "family": "Newman", "non-dropp</meta:user-defined>
    <meta:user-defined meta:name="Mendeley_Bookmark_ylRNFT6Vuu_17" meta:value-type="string">ing-particle": "", "suffix": "", "given": "Victoria", "parse-names": false}, {"dropping-particle": "", "family": "Nuhn", "non-dropping-particle": "", "suffix": "", "given": "Michael", "parse-names": false}, {"dropping-particle": "", "family": "Ogeh", "non</meta:user-defined>
    <meta:user-defined meta:name="Mendeley_Bookmark_ylRNFT6Vuu_18" meta:value-type="string">-dropping-particle": "", "suffix": "", "given": "Denye", "parse-names": false}, {"dropping-particle": "", "family": "Ong", "non-dropping-particle": "", "suffix": "", "given": "Chuang Kee", "parse-names": false}, {"dropping-particle": "", "family": "Parker</meta:user-defined>
    <meta:user-defined meta:name="Mendeley_Bookmark_ylRNFT6Vuu_19" meta:value-type="string">", "non-dropping-particle": "", "suffix": "", "given": "Anne", "parse-names": false}, {"dropping-particle": "", "family": "Patricio", "non-dropping-particle": "", "suffix": "", "given": "Mateus", "parse-names": false}, {"dropping-particle": "", "family": </meta:user-defined>
    <meta:user-defined meta:name="Mendeley_Bookmark_ylRNFT6Vuu_2" meta:value-type="string"> "id": "ITEM-1", "page": "D754-D761", "author": [{"dropping-particle": "", "family": "Zerbino", "non-dropping-particle": "", "suffix": "", "given": "Daniel R", "parse-names": false}, {"dropping-particle": "", "family": "Achuthan", "non-dropping-particle":</meta:user-defined>
    <meta:user-defined meta:name="Mendeley_Bookmark_ylRNFT6Vuu_20" meta:value-type="string">"Riat", "non-dropping-particle": "", "suffix": "", "given": "Harpreet Singh", "parse-names": false}, {"dropping-particle": "", "family": "Schuilenburg", "non-dropping-particle": "", "suffix": "", "given": "Helen", "parse-names": false}, {"dropping-particl</meta:user-defined>
    <meta:user-defined meta:name="Mendeley_Bookmark_ylRNFT6Vuu_21" meta:value-type="string">e": "", "family": "Sheppard", "non-dropping-particle": "", "suffix": "", "given": "Dan", "parse-names": false}, {"dropping-particle": "", "family": "Sparrow", "non-dropping-particle": "", "suffix": "", "given": "Helen", "parse-names": false}, {"dropping-p</meta:user-defined>
    <meta:user-defined meta:name="Mendeley_Bookmark_ylRNFT6Vuu_22" meta:value-type="string">article": "", "family": "Taylor", "non-dropping-particle": "", "suffix": "", "given": "Kieron", "parse-names": false}, {"dropping-particle": "", "family": "Thormann", "non-dropping-particle": "", "suffix": "", "given": "Anja", "parse-names": false}, {"dro</meta:user-defined>
    <meta:user-defined meta:name="Mendeley_Bookmark_ylRNFT6Vuu_23" meta:value-type="string">pping-particle": "", "family": "Vullo", "non-dropping-particle": "", "suffix": "", "given": "Alessandro", "parse-names": false}, {"dropping-particle": "", "family": "Walts", "non-dropping-particle": "", "suffix": "", "given": "Brandon", "parse-names": fal</meta:user-defined>
    <meta:user-defined meta:name="Mendeley_Bookmark_ylRNFT6Vuu_24" meta:value-type="string">se}, {"dropping-particle": "", "family": "Zadissa", "non-dropping-particle": "", "suffix": "", "given": "Amonida", "parse-names": false}, {"dropping-particle": "", "family": "Frankish", "non-dropping-particle": "", "suffix": "", "given": "Adam", "parse-na</meta:user-defined>
    <meta:user-defined meta:name="Mendeley_Bookmark_ylRNFT6Vuu_25" meta:value-type="string">mes": false}, {"dropping-particle": "", "family": "Hunt", "non-dropping-particle": "", "suffix": "", "given": "Sarah E", "parse-names": false}, {"dropping-particle": "", "family": "Kostadima", "non-dropping-particle": "", "suffix": "", "given": "Myrto", "</meta:user-defined>
    <meta:user-defined meta:name="Mendeley_Bookmark_ylRNFT6Vuu_26" meta:value-type="string">parse-names": false}, {"dropping-particle": "", "family": "Langridge", "non-dropping-particle": "", "suffix": "", "given": "Nicholas", "parse-names": false}, {"dropping-particle": "", "family": "Martin", "non-dropping-particle": "", "suffix": "", "given":</meta:user-defined>
    <meta:user-defined meta:name="Mendeley_Bookmark_ylRNFT6Vuu_27" meta:value-type="string"> "Fergal J", "parse-names": false}, {"dropping-particle": "", "family": "Muffato", "non-dropping-particle": "", "suffix": "", "given": "Matthieu", "parse-names": false}, {"dropping-particle": "", "family": "Perry", "non-dropping-particle": "", "suffix": "</meta:user-defined>
    <meta:user-defined meta:name="Mendeley_Bookmark_ylRNFT6Vuu_28" meta:value-type="string">", "given": "Emily", "parse-names": false}, {"dropping-particle": "", "family": "Ruffier", "non-dropping-particle": "", "suffix": "", "given": "Magali", "parse-names": false}, {"dropping-particle": "", "family": "Staines", "non-dropping-particle": "", "su</meta:user-defined>
    <meta:user-defined meta:name="Mendeley_Bookmark_ylRNFT6Vuu_29" meta:value-type="string">ffix": "", "given": "Dan M", "parse-names": false}, {"dropping-particle": "", "family": "Trevanion", "non-dropping-particle": "", "suffix": "", "given": "Stephen J", "parse-names": false}, {"dropping-particle": "", "family": "Aken", "non-dropping-particle</meta:user-defined>
    <meta:user-defined meta:name="Mendeley_Bookmark_ylRNFT6Vuu_3" meta:value-type="string"> "", "suffix": "", "given": "Premanand", "parse-names": false}, {"dropping-particle": "", "family": "Akanni", "non-dropping-particle": "", "suffix": "", "given": "Wasiu", "parse-names": false}, {"dropping-particle": "", "family": "Amode", "non-dropping-pa</meta:user-defined>
    <meta:user-defined meta:name="Mendeley_Bookmark_ylRNFT6Vuu_30" meta:value-type="string">": "", "suffix": "", "given": "Bronwen L", "parse-names": false}, {"dropping-particle": "", "family": "Cunningham", "non-dropping-particle": "", "suffix": "", "given": "Fiona", "parse-names": false}, {"dropping-particle": "", "family": "Yates", "non-dropp</meta:user-defined>
    <meta:user-defined meta:name="Mendeley_Bookmark_ylRNFT6Vuu_31" meta:value-type="string">ing-particle": "", "suffix": "", "given": "Andrew", "parse-names": false}, {"dropping-particle": "", "family": "Flicek", "non-dropping-particle": "", "suffix": "", "given": "Paul", "parse-names": false}], "volume": "46", "title": "Ensembl 2018", "containe</meta:user-defined>
    <meta:user-defined meta:name="Mendeley_Bookmark_ylRNFT6Vuu_32" meta:value-type="string">r-title": "Nucleic Acids Research", "type": "article-journal"}, "id": "ITEM-1"}, {"uris": ["http://www.mendeley.com/documents/?uuid=378d9683-7a83-3f5e-b779-86594da3ec07"], "itemData": {"DOI": "10.1038/nbt.1754", "volume": "29", "ISSN": "10870156", "page":</meta:user-defined>
    <meta:user-defined meta:name="Mendeley_Bookmark_ylRNFT6Vuu_33" meta:value-type="string"> "24-26", "id": "ITEM-2", "title": "Integrative genomics viewer", "issue": "1", "type": "article", "issued": {"date-parts": [["2011", "1"]]}, "PMID": "21221095", "author": [{"dropping-particle": "", "family": "Robinson", "non-dropping-particle": "", "suff</meta:user-defined>
    <meta:user-defined meta:name="Mendeley_Bookmark_ylRNFT6Vuu_34" meta:value-type="string">ix": "", "given": "James T.", "parse-names": false}, {"dropping-particle": "", "family": "Thorvaldsd\u00f3ttir", "non-dropping-particle": "", "suffix": "", "given": "Helga", "parse-names": false}, {"dropping-particle": "", "family": "Winckler", "non-dropp</meta:user-defined>
    <meta:user-defined meta:name="Mendeley_Bookmark_ylRNFT6Vuu_35" meta:value-type="string">ing-particle": "", "suffix": "", "given": "Wendy", "parse-names": false}, {"dropping-particle": "", "family": "Guttman", "non-dropping-particle": "", "suffix": "", "given": "Mitchell", "parse-names": false}, {"dropping-particle": "", "family": "Lander", "</meta:user-defined>
    <meta:user-defined meta:name="Mendeley_Bookmark_ylRNFT6Vuu_36" meta:value-type="string">non-dropping-particle": "", "suffix": "", "given": "Eric S.", "parse-names": false}, {"dropping-particle": "", "family": "Getz", "non-dropping-particle": "", "suffix": "", "given": "Gad", "parse-names": false}, {"dropping-particle": "", "family": "Mesirov</meta:user-defined>
    <meta:user-defined meta:name="Mendeley_Bookmark_ylRNFT6Vuu_37" meta:value-type="string">", "non-dropping-particle": "", "suffix": "", "given": "Jill P.", "parse-names": false}], "container-title": "Nature Biotechnology"}, "id": "ITEM-2"}, {"uris": ["http://www.mendeley.com/documents/?uuid=41a3be29-e485-3e81-82b6-f60b0841989b"], "itemData": {</meta:user-defined>
    <meta:user-defined meta:name="Mendeley_Bookmark_ylRNFT6Vuu_38" meta:value-type="string">"DOI": "10.1101/gr.229102", "volume": "12", "ISSN": "1088-9051", "page": "996-1006", "id": "ITEM-3", "title": "The Human Genome Browser at UCSC", "issue": "6", "type": "article-journal", "abstract": "As vertebrate genome sequences near completion and rese</meta:user-defined>
    <meta:user-defined meta:name="Mendeley_Bookmark_ylRNFT6Vuu_39" meta:value-type="string">arch refocuses to their analysis, the issue of effective genome annotation display becomes critical. A mature web tool for rapid and reliable display of any requested portion of the genome at any scale, together with several dozen aligned annotation track</meta:user-defined>
    <meta:user-defined meta:name="Mendeley_Bookmark_ylRNFT6Vuu_4" meta:value-type="string">rticle": "", "suffix": "", "given": "M\u00a0Ridwan", "parse-names": false}, {"dropping-particle": "", "family": "Barrell", "non-dropping-particle": "", "suffix": "", "given": "Daniel", "parse-names": false}, {"dropping-particle": "", "family": "Bhai", "no</meta:user-defined>
    <meta:user-defined meta:name="Mendeley_Bookmark_ylRNFT6Vuu_40" meta:value-type="string">s, is provided at http://genome.ucsc.edu. This browser displays assembly contigs and gaps, mRNA and expressed sequence tag alignments, multiple gene predictions, cross-species homologies, single nucleotide polymorphisms, sequence-tagged sites, radiation h</meta:user-defined>
    <meta:user-defined meta:name="Mendeley_Bookmark_ylRNFT6Vuu_41" meta:value-type="string">ybrid data, transposon repeats, and more as a stack of coregistered tracks. Text and sequence-based searches provide quick and precise access to any region of specific interest. Secondary links from individual features lead to sequence details and supplem</meta:user-defined>
    <meta:user-defined meta:name="Mendeley_Bookmark_ylRNFT6Vuu_42" meta:value-type="string">entary off-site databases. One-half of the annotation tracks are computed at the University of California, Santa Cruz from publicly available sequence data; collaborators worldwide provide the rest. Users can stably add their own custom tracks to the brow</meta:user-defined>
    <meta:user-defined meta:name="Mendeley_Bookmark_ylRNFT6Vuu_43" meta:value-type="string">ser for educational or research purposes. The conceptual and technical framework of the browser, its underlying MYSQL database, and overall use are described. The web site currently serves over 50,000 pages per day to over 3000 different users.", "issued"</meta:user-defined>
    <meta:user-defined meta:name="Mendeley_Bookmark_ylRNFT6Vuu_44" meta:value-type="string">: {"date-parts": [["2002", "5", "16"]]}, "PMID": "12045153", "author": [{"dropping-particle": "", "family": "Kent", "non-dropping-particle": "", "suffix": "", "given": "W. J.", "parse-names": false}, {"dropping-particle": "", "family": "Sugnet", "non-drop</meta:user-defined>
    <meta:user-defined meta:name="Mendeley_Bookmark_ylRNFT6Vuu_45" meta:value-type="string">ping-particle": "", "suffix": "", "given": "C. W.", "parse-names": false}, {"dropping-particle": "", "family": "Furey", "non-dropping-particle": "", "suffix": "", "given": "T. S.", "parse-names": false}, {"dropping-particle": "", "family": "Roskin", "non-</meta:user-defined>
    <meta:user-defined meta:name="Mendeley_Bookmark_ylRNFT6Vuu_46" meta:value-type="string">dropping-particle": "", "suffix": "", "given": "K. M.", "parse-names": false}, {"dropping-particle": "", "family": "Pringle", "non-dropping-particle": "", "suffix": "", "given": "T. H.", "parse-names": false}, {"dropping-particle": "", "family": "Zahler",</meta:user-defined>
    <meta:user-defined meta:name="Mendeley_Bookmark_ylRNFT6Vuu_47" meta:value-type="string"> "non-dropping-particle": "", "suffix": "", "given": "A. M.", "parse-names": false}, {"dropping-particle": "", "family": "Haussler", "non-dropping-particle": "", "suffix": "", "given": "a. D.", "parse-names": false}], "publisher": "Cold Spring Harbor Labo</meta:user-defined>
    <meta:user-defined meta:name="Mendeley_Bookmark_ylRNFT6Vuu_48" meta:value-type="string">ratory", "container-title": "Genome Research"}, "id": "ITEM-3"}], "mendeley": {"previouslyFormattedCitation": "(Zerbino et al. 2018; Robinson et al. 2011; Kent et al. 2002)", "plainTextFormattedCitation": "(Zerbino et al. 2018; Robinson et al. 2011; Kent </meta:user-defined>
    <meta:user-defined meta:name="Mendeley_Bookmark_ylRNFT6Vuu_49" meta:value-type="string">et al. 2002)", "formattedCitation": "(Zerbino et al. 2018; Robinson et al. 2011; Kent et al. 2002)"}, "properties": {"noteIndex": 0}, "schema": "https://github.com/citation-style-language/schema/raw/master/csl-citation.json"}</meta:user-defined>
    <meta:user-defined meta:name="Mendeley_Bookmark_ylRNFT6Vuu_5" meta:value-type="string">n-dropping-particle": "", "suffix": "", "given": "Jyothish", "parse-names": false}, {"dropping-particle": "", "family": "Billis", "non-dropping-particle": "", "suffix": "", "given": "Konstantinos", "parse-names": false}, {"dropping-particle": "", "family"</meta:user-defined>
    <meta:user-defined meta:name="Mendeley_Bookmark_ylRNFT6Vuu_6" meta:value-type="string">: "Cummins", "non-dropping-particle": "", "suffix": "", "given": "Carla", "parse-names": false}, {"dropping-particle": "", "family": "Gall", "non-dropping-particle": "", "suffix": "", "given": "Astrid", "parse-names": false}, {"dropping-particle": "", "fa</meta:user-defined>
    <meta:user-defined meta:name="Mendeley_Bookmark_ylRNFT6Vuu_7" meta:value-type="string">mily": "Gir\u00f3n", "non-dropping-particle": "", "suffix": "", "given": "Carlos Garc\u00eda", "parse-names": false}, {"dropping-particle": "", "family": "Gil", "non-dropping-particle": "", "suffix": "", "given": "Laurent", "parse-names": false}, {"droppi</meta:user-defined>
    <meta:user-defined meta:name="Mendeley_Bookmark_ylRNFT6Vuu_8" meta:value-type="string">ng-particle": "", "family": "Gordon", "non-dropping-particle": "", "suffix": "", "given": "Leo", "parse-names": false}, {"dropping-particle": "", "family": "Haggerty", "non-dropping-particle": "", "suffix": "", "given": "Leanne", "parse-names": false}, {"</meta:user-defined>
    <meta:user-defined meta:name="Mendeley_Bookmark_ylRNFT6Vuu_9" meta:value-type="string">dropping-particle": "", "family": "Haskell", "non-dropping-particle": "", "suffix": "", "given": "Erin", "parse-names": false}, {"dropping-particle": "", "family": "Hourlier", "non-dropping-particle": "", "suffix": "", "given": "Thibaut", "parse-names": f</meta:user-defined>
    <meta:user-defined meta:name="Mendeley_Bookmark_zR3bunBjGV_1" meta:value-type="string">ADDIN CSL_CITATION {"citationItems": [{"uris": ["http://www.mendeley.com/documents/?uuid=0db102d6-8b97-43f3-b14d-839e34b710e7"], "itemData": {"DOI": "10.1038/ng.2892", "volume": "46", "ISSN": "1546-1718", "page": "310-5", "id": "ITEM-1", "title": "A gener</meta:user-defined>
    <meta:user-defined meta:name="Mendeley_Bookmark_zR3bunBjGV_10" meta:value-type="string"> "", "family": "Shendure", "non-dropping-particle": "", "suffix": "", "given": "Jay", "parse-names": false}], "publisher": "Nature Publishing Group", "container-title": "Nature genetics"}, "id": "ITEM-1"}], "mendeley": {"previouslyFormattedCitation": "(Ki</meta:user-defined>
    <meta:user-defined meta:name="Mendeley_Bookmark_zR3bunBjGV_11" meta:value-type="string">rcher et al. 2014)", "plainTextFormattedCitation": "(Kircher et al. 2014)", "formattedCitation": "(Kircher et al. 2014)"}, "properties": {"noteIndex": 0}, "schema": "https://github.com/citation-style-language/schema/raw/master/csl-citation.json"}</meta:user-defined>
    <meta:user-defined meta:name="Mendeley_Bookmark_zR3bunBjGV_2" meta:value-type="string">al framework for estimating the relative pathogenicity of human genetic variants.", "issue": "3", "type": "article-journal", "abstract": "Current methods for annotating and interpreting human genetic variation tend to exploit a single information type (fo</meta:user-defined>
    <meta:user-defined meta:name="Mendeley_Bookmark_zR3bunBjGV_3" meta:value-type="string">r example, conservation) and/or are restricted in scope (for example, to missense changes). Here we describe Combined Annotation-Dependent Depletion (CADD), a method for objectively integrating many diverse annotations into a single measure (C score) for </meta:user-defined>
    <meta:user-defined meta:name="Mendeley_Bookmark_zR3bunBjGV_4" meta:value-type="string">each variant. We implement CADD as a support vector machine trained to differentiate 14.7 million high-frequency human-derived alleles from 14.7 million simulated variants. We precompute C scores for all 8.6 billion possible human single-nucleotide varian</meta:user-defined>
    <meta:user-defined meta:name="Mendeley_Bookmark_zR3bunBjGV_5" meta:value-type="string">ts and enable scoring of short insertions-deletions. C scores correlate with allelic diversity, annotations of functionality, pathogenicity, disease severity, experimentally measured regulatory effects and complex trait associations, and they highly rank </meta:user-defined>
    <meta:user-defined meta:name="Mendeley_Bookmark_zR3bunBjGV_6" meta:value-type="string">known pathogenic variants within individual genomes. The ability of CADD to prioritize functional, deleterious and pathogenic variants across many functional categories, effect sizes and genetic architectures is unmatched by any current single-annotation </meta:user-defined>
    <meta:user-defined meta:name="Mendeley_Bookmark_zR3bunBjGV_7" meta:value-type="string">method.", "issued": {"date-parts": [["2014", "3"]]}, "PMID": "24487276", "author": [{"dropping-particle": "", "family": "Kircher", "non-dropping-particle": "", "suffix": "", "given": "Martin", "parse-names": false}, {"dropping-particle": "", "family": "Wi</meta:user-defined>
    <meta:user-defined meta:name="Mendeley_Bookmark_zR3bunBjGV_8" meta:value-type="string">tten", "non-dropping-particle": "", "suffix": "", "given": "Daniela M", "parse-names": false}, {"dropping-particle": "", "family": "Jain", "non-dropping-particle": "", "suffix": "", "given": "Preti", "parse-names": false}, {"dropping-particle": "", "famil</meta:user-defined>
    <meta:user-defined meta:name="Mendeley_Bookmark_zR3bunBjGV_9" meta:value-type="string">y": "O'Roak", "non-dropping-particle": "", "suffix": "", "given": "Brian J", "parse-names": false}, {"dropping-particle": "", "family": "Cooper", "non-dropping-particle": "", "suffix": "", "given": "Gregory M", "parse-names": false}, {"dropping-particle":</meta:user-defined>
    <meta:user-defined meta:name="Mendeley_Bookmark_zYdPSxL94C_1" meta:value-type="string">ADDIN CSL_CITATION {"citationItems": [{"uris": ["http://www.mendeley.com/documents/?uuid=b9fc3d6e-f9a0-34e3-b4b9-654a2bc23a53"], "itemData": {"DOI": "10.1093/nar/gkx1098", "issued": {"date-parts": [["2018", "1", "4"]]}, "issue": "D1", "ISSN": "0305-1048",</meta:user-defined>
    <meta:user-defined meta:name="Mendeley_Bookmark_zYdPSxL94C_10" meta:value-type="string">alse}, {"dropping-particle": "", "family": "Izuogu", "non-dropping-particle": "", "suffix": "", "given": "Osagie G", "parse-names": false}, {"dropping-particle": "", "family": "Janacek", "non-dropping-particle": "", "suffix": "", "given": "Sophie H", "par</meta:user-defined>
    <meta:user-defined meta:name="Mendeley_Bookmark_zYdPSxL94C_11" meta:value-type="string">se-names": false}, {"dropping-particle": "", "family": "Juettemann", "non-dropping-particle": "", "suffix": "", "given": "Thomas", "parse-names": false}, {"dropping-particle": "", "family": "To", "non-dropping-particle": "", "suffix": "", "given": "Jimmy </meta:user-defined>
    <meta:user-defined meta:name="Mendeley_Bookmark_zYdPSxL94C_12" meta:value-type="string">Kiang", "parse-names": false}, {"dropping-particle": "", "family": "Laird", "non-dropping-particle": "", "suffix": "", "given": "Matthew R", "parse-names": false}, {"dropping-particle": "", "family": "Lavidas", "non-dropping-particle": "", "suffix": "", "</meta:user-defined>
    <meta:user-defined meta:name="Mendeley_Bookmark_zYdPSxL94C_13" meta:value-type="string">given": "Ilias", "parse-names": false}, {"dropping-particle": "", "family": "Liu", "non-dropping-particle": "", "suffix": "", "given": "Zhicheng", "parse-names": false}, {"dropping-particle": "", "family": "Loveland", "non-dropping-particle": "", "suffix"</meta:user-defined>
    <meta:user-defined meta:name="Mendeley_Bookmark_zYdPSxL94C_14" meta:value-type="string">: "", "given": "Jane E", "parse-names": false}, {"dropping-particle": "", "family": "Maurel", "non-dropping-particle": "", "suffix": "", "given": "Thomas", "parse-names": false}, {"dropping-particle": "", "family": "McLaren", "non-dropping-particle": "", </meta:user-defined>
    <meta:user-defined meta:name="Mendeley_Bookmark_zYdPSxL94C_15" meta:value-type="string">"suffix": "", "given": "William", "parse-names": false}, {"dropping-particle": "", "family": "Moore", "non-dropping-particle": "", "suffix": "", "given": "Benjamin", "parse-names": false}, {"dropping-particle": "", "family": "Mudge", "non-dropping-particl</meta:user-defined>
    <meta:user-defined meta:name="Mendeley_Bookmark_zYdPSxL94C_16" meta:value-type="string">e": "", "suffix": "", "given": "Jonathan", "parse-names": false}, {"dropping-particle": "", "family": "Murphy", "non-dropping-particle": "", "suffix": "", "given": "Daniel N", "parse-names": false}, {"dropping-particle": "", "family": "Newman", "non-dropp</meta:user-defined>
    <meta:user-defined meta:name="Mendeley_Bookmark_zYdPSxL94C_17" meta:value-type="string">ing-particle": "", "suffix": "", "given": "Victoria", "parse-names": false}, {"dropping-particle": "", "family": "Nuhn", "non-dropping-particle": "", "suffix": "", "given": "Michael", "parse-names": false}, {"dropping-particle": "", "family": "Ogeh", "non</meta:user-defined>
    <meta:user-defined meta:name="Mendeley_Bookmark_zYdPSxL94C_18" meta:value-type="string">-dropping-particle": "", "suffix": "", "given": "Denye", "parse-names": false}, {"dropping-particle": "", "family": "Ong", "non-dropping-particle": "", "suffix": "", "given": "Chuang Kee", "parse-names": false}, {"dropping-particle": "", "family": "Parker</meta:user-defined>
    <meta:user-defined meta:name="Mendeley_Bookmark_zYdPSxL94C_19" meta:value-type="string">", "non-dropping-particle": "", "suffix": "", "given": "Anne", "parse-names": false}, {"dropping-particle": "", "family": "Patricio", "non-dropping-particle": "", "suffix": "", "given": "Mateus", "parse-names": false}, {"dropping-particle": "", "family": </meta:user-defined>
    <meta:user-defined meta:name="Mendeley_Bookmark_zYdPSxL94C_2" meta:value-type="string"> "id": "ITEM-1", "page": "D754-D761", "author": [{"dropping-particle": "", "family": "Zerbino", "non-dropping-particle": "", "suffix": "", "given": "Daniel R", "parse-names": false}, {"dropping-particle": "", "family": "Achuthan", "non-dropping-particle":</meta:user-defined>
    <meta:user-defined meta:name="Mendeley_Bookmark_zYdPSxL94C_20" meta:value-type="string">"Riat", "non-dropping-particle": "", "suffix": "", "given": "Harpreet Singh", "parse-names": false}, {"dropping-particle": "", "family": "Schuilenburg", "non-dropping-particle": "", "suffix": "", "given": "Helen", "parse-names": false}, {"dropping-particl</meta:user-defined>
    <meta:user-defined meta:name="Mendeley_Bookmark_zYdPSxL94C_21" meta:value-type="string">e": "", "family": "Sheppard", "non-dropping-particle": "", "suffix": "", "given": "Dan", "parse-names": false}, {"dropping-particle": "", "family": "Sparrow", "non-dropping-particle": "", "suffix": "", "given": "Helen", "parse-names": false}, {"dropping-p</meta:user-defined>
    <meta:user-defined meta:name="Mendeley_Bookmark_zYdPSxL94C_22" meta:value-type="string">article": "", "family": "Taylor", "non-dropping-particle": "", "suffix": "", "given": "Kieron", "parse-names": false}, {"dropping-particle": "", "family": "Thormann", "non-dropping-particle": "", "suffix": "", "given": "Anja", "parse-names": false}, {"dro</meta:user-defined>
    <meta:user-defined meta:name="Mendeley_Bookmark_zYdPSxL94C_23" meta:value-type="string">pping-particle": "", "family": "Vullo", "non-dropping-particle": "", "suffix": "", "given": "Alessandro", "parse-names": false}, {"dropping-particle": "", "family": "Walts", "non-dropping-particle": "", "suffix": "", "given": "Brandon", "parse-names": fal</meta:user-defined>
    <meta:user-defined meta:name="Mendeley_Bookmark_zYdPSxL94C_24" meta:value-type="string">se}, {"dropping-particle": "", "family": "Zadissa", "non-dropping-particle": "", "suffix": "", "given": "Amonida", "parse-names": false}, {"dropping-particle": "", "family": "Frankish", "non-dropping-particle": "", "suffix": "", "given": "Adam", "parse-na</meta:user-defined>
    <meta:user-defined meta:name="Mendeley_Bookmark_zYdPSxL94C_25" meta:value-type="string">mes": false}, {"dropping-particle": "", "family": "Hunt", "non-dropping-particle": "", "suffix": "", "given": "Sarah E", "parse-names": false}, {"dropping-particle": "", "family": "Kostadima", "non-dropping-particle": "", "suffix": "", "given": "Myrto", "</meta:user-defined>
    <meta:user-defined meta:name="Mendeley_Bookmark_zYdPSxL94C_26" meta:value-type="string">parse-names": false}, {"dropping-particle": "", "family": "Langridge", "non-dropping-particle": "", "suffix": "", "given": "Nicholas", "parse-names": false}, {"dropping-particle": "", "family": "Martin", "non-dropping-particle": "", "suffix": "", "given":</meta:user-defined>
    <meta:user-defined meta:name="Mendeley_Bookmark_zYdPSxL94C_27" meta:value-type="string"> "Fergal J", "parse-names": false}, {"dropping-particle": "", "family": "Muffato", "non-dropping-particle": "", "suffix": "", "given": "Matthieu", "parse-names": false}, {"dropping-particle": "", "family": "Perry", "non-dropping-particle": "", "suffix": "</meta:user-defined>
    <meta:user-defined meta:name="Mendeley_Bookmark_zYdPSxL94C_28" meta:value-type="string">", "given": "Emily", "parse-names": false}, {"dropping-particle": "", "family": "Ruffier", "non-dropping-particle": "", "suffix": "", "given": "Magali", "parse-names": false}, {"dropping-particle": "", "family": "Staines", "non-dropping-particle": "", "su</meta:user-defined>
    <meta:user-defined meta:name="Mendeley_Bookmark_zYdPSxL94C_29" meta:value-type="string">ffix": "", "given": "Dan M", "parse-names": false}, {"dropping-particle": "", "family": "Trevanion", "non-dropping-particle": "", "suffix": "", "given": "Stephen J", "parse-names": false}, {"dropping-particle": "", "family": "Aken", "non-dropping-particle</meta:user-defined>
    <meta:user-defined meta:name="Mendeley_Bookmark_zYdPSxL94C_3" meta:value-type="string"> "", "suffix": "", "given": "Premanand", "parse-names": false}, {"dropping-particle": "", "family": "Akanni", "non-dropping-particle": "", "suffix": "", "given": "Wasiu", "parse-names": false}, {"dropping-particle": "", "family": "Amode", "non-dropping-pa</meta:user-defined>
    <meta:user-defined meta:name="Mendeley_Bookmark_zYdPSxL94C_30" meta:value-type="string">": "", "suffix": "", "given": "Bronwen L", "parse-names": false}, {"dropping-particle": "", "family": "Cunningham", "non-dropping-particle": "", "suffix": "", "given": "Fiona", "parse-names": false}, {"dropping-particle": "", "family": "Yates", "non-dropp</meta:user-defined>
    <meta:user-defined meta:name="Mendeley_Bookmark_zYdPSxL94C_31" meta:value-type="string">ing-particle": "", "suffix": "", "given": "Andrew", "parse-names": false}, {"dropping-particle": "", "family": "Flicek", "non-dropping-particle": "", "suffix": "", "given": "Paul", "parse-names": false}], "volume": "46", "title": "Ensembl 2018", "containe</meta:user-defined>
    <meta:user-defined meta:name="Mendeley_Bookmark_zYdPSxL94C_32" meta:value-type="string">r-title": "Nucleic Acids Research", "type": "article-journal"}, "id": "ITEM-1"}, {"uris": ["http://www.mendeley.com/documents/?uuid=41a3be29-e485-3e81-82b6-f60b0841989b"], "itemData": {"DOI": "10.1101/gr.229102", "volume": "12", "ISSN": "1088-9051", "page</meta:user-defined>
    <meta:user-defined meta:name="Mendeley_Bookmark_zYdPSxL94C_33" meta:value-type="string">": "996-1006", "id": "ITEM-2", "title": "The Human Genome Browser at UCSC", "issue": "6", "type": "article-journal", "abstract": "As vertebrate genome sequences near completion and research refocuses to their analysis, the issue of effective genome annota</meta:user-defined>
    <meta:user-defined meta:name="Mendeley_Bookmark_zYdPSxL94C_34" meta:value-type="string">tion display becomes critical. A mature web tool for rapid and reliable display of any requested portion of the genome at any scale, together with several dozen aligned annotation tracks, is provided at http://genome.ucsc.edu. This browser displays assemb</meta:user-defined>
    <meta:user-defined meta:name="Mendeley_Bookmark_zYdPSxL94C_35" meta:value-type="string">ly contigs and gaps, mRNA and expressed sequence tag alignments, multiple gene predictions, cross-species homologies, single nucleotide polymorphisms, sequence-tagged sites, radiation hybrid data, transposon repeats, and more as a stack of coregistered tr</meta:user-defined>
    <meta:user-defined meta:name="Mendeley_Bookmark_zYdPSxL94C_36" meta:value-type="string">acks. Text and sequence-based searches provide quick and precise access to any region of specific interest. Secondary links from individual features lead to sequence details and supplementary off-site databases. One-half of the annotation tracks are compu</meta:user-defined>
    <meta:user-defined meta:name="Mendeley_Bookmark_zYdPSxL94C_37" meta:value-type="string">ted at the University of California, Santa Cruz from publicly available sequence data; collaborators worldwide provide the rest. Users can stably add their own custom tracks to the browser for educational or research purposes. The conceptual and technical</meta:user-defined>
    <meta:user-defined meta:name="Mendeley_Bookmark_zYdPSxL94C_38" meta:value-type="string"> framework of the browser, its underlying MYSQL database, and overall use are described. The web site currently serves over 50,000 pages per day to over 3000 different users.", "issued": {"date-parts": [["2002", "5", "16"]]}, "PMID": "12045153", "author":</meta:user-defined>
    <meta:user-defined meta:name="Mendeley_Bookmark_zYdPSxL94C_39" meta:value-type="string"> [{"dropping-particle": "", "family": "Kent", "non-dropping-particle": "", "suffix": "", "given": "W. J.", "parse-names": false}, {"dropping-particle": "", "family": "Sugnet", "non-dropping-particle": "", "suffix": "", "given": "C. W.", "parse-names": fal</meta:user-defined>
    <meta:user-defined meta:name="Mendeley_Bookmark_zYdPSxL94C_4" meta:value-type="string">rticle": "", "suffix": "", "given": "M\u00a0Ridwan", "parse-names": false}, {"dropping-particle": "", "family": "Barrell", "non-dropping-particle": "", "suffix": "", "given": "Daniel", "parse-names": false}, {"dropping-particle": "", "family": "Bhai", "no</meta:user-defined>
    <meta:user-defined meta:name="Mendeley_Bookmark_zYdPSxL94C_40" meta:value-type="string">se}, {"dropping-particle": "", "family": "Furey", "non-dropping-particle": "", "suffix": "", "given": "T. S.", "parse-names": false}, {"dropping-particle": "", "family": "Roskin", "non-dropping-particle": "", "suffix": "", "given": "K. M.", "parse-names":</meta:user-defined>
    <meta:user-defined meta:name="Mendeley_Bookmark_zYdPSxL94C_41" meta:value-type="string"> false}, {"dropping-particle": "", "family": "Pringle", "non-dropping-particle": "", "suffix": "", "given": "T. H.", "parse-names": false}, {"dropping-particle": "", "family": "Zahler", "non-dropping-particle": "", "suffix": "", "given": "A. M.", "parse-n</meta:user-defined>
    <meta:user-defined meta:name="Mendeley_Bookmark_zYdPSxL94C_42" meta:value-type="string">ames": false}, {"dropping-particle": "", "family": "Haussler", "non-dropping-particle": "", "suffix": "", "given": "a. D.", "parse-names": false}], "publisher": "Cold Spring Harbor Laboratory", "container-title": "Genome Research"}, "id": "ITEM-2"}], "men</meta:user-defined>
    <meta:user-defined meta:name="Mendeley_Bookmark_zYdPSxL94C_43" meta:value-type="string">deley": {"previouslyFormattedCitation": "(Zerbino et al. 2018; Kent et al. 2002)", "plainTextFormattedCitation": "(Zerbino et al. 2018; Kent et al. 2002)", "formattedCitation": "(Zerbino et al. 2018; Kent et al. 2002)"}, "properties": {"noteIndex": 0}, "s</meta:user-defined>
    <meta:user-defined meta:name="Mendeley_Bookmark_zYdPSxL94C_44" meta:value-type="string">chema": "https://github.com/citation-style-language/schema/raw/master/csl-citation.json"}</meta:user-defined>
    <meta:user-defined meta:name="Mendeley_Bookmark_zYdPSxL94C_5" meta:value-type="string">n-dropping-particle": "", "suffix": "", "given": "Jyothish", "parse-names": false}, {"dropping-particle": "", "family": "Billis", "non-dropping-particle": "", "suffix": "", "given": "Konstantinos", "parse-names": false}, {"dropping-particle": "", "family"</meta:user-defined>
    <meta:user-defined meta:name="Mendeley_Bookmark_zYdPSxL94C_6" meta:value-type="string">: "Cummins", "non-dropping-particle": "", "suffix": "", "given": "Carla", "parse-names": false}, {"dropping-particle": "", "family": "Gall", "non-dropping-particle": "", "suffix": "", "given": "Astrid", "parse-names": false}, {"dropping-particle": "", "fa</meta:user-defined>
    <meta:user-defined meta:name="Mendeley_Bookmark_zYdPSxL94C_7" meta:value-type="string">mily": "Gir\u00f3n", "non-dropping-particle": "", "suffix": "", "given": "Carlos Garc\u00eda", "parse-names": false}, {"dropping-particle": "", "family": "Gil", "non-dropping-particle": "", "suffix": "", "given": "Laurent", "parse-names": false}, {"droppi</meta:user-defined>
    <meta:user-defined meta:name="Mendeley_Bookmark_zYdPSxL94C_8" meta:value-type="string">ng-particle": "", "family": "Gordon", "non-dropping-particle": "", "suffix": "", "given": "Leo", "parse-names": false}, {"dropping-particle": "", "family": "Haggerty", "non-dropping-particle": "", "suffix": "", "given": "Leanne", "parse-names": false}, {"</meta:user-defined>
    <meta:user-defined meta:name="Mendeley_Bookmark_zYdPSxL94C_9" meta:value-type="string">dropping-particle": "", "family": "Haskell", "non-dropping-particle": "", "suffix": "", "given": "Erin", "parse-names": false}, {"dropping-particle": "", "family": "Hourlier", "non-dropping-particle": "", "suffix": "", "given": "Thibaut", "parse-names": f</meta:user-defined>
    <meta:user-defined meta:name="Mendeley_Bookmark_zd9h1VhNX9_1" meta:value-type="string">ADDIN CSL_CITATION {"citationItems": [{"uris": ["http://www.mendeley.com/documents/?uuid=34772b6d-3562-4ed3-92f8-c9f90080c8e0"], "itemData": {"DOI": "10.1038/nature11247", "volume": "489", "ISSN": "1476-4687", "page": "57-74", "id": "ITEM-1", "title": "An</meta:user-defined>
    <meta:user-defined meta:name="Mendeley_Bookmark_zd9h1VhNX9_10" meta:value-type="string">family": "Doyle", "non-dropping-particle": "", "suffix": "", "given": "Francis", "parse-names": false}, {"dropping-particle": "", "family": "Epstein", "non-dropping-particle": "", "suffix": "", "given": "Charles B", "parse-names": false}, {"dropping-parti</meta:user-defined>
    <meta:user-defined meta:name="Mendeley_Bookmark_zd9h1VhNX9_100" meta:value-type="string">: false}, {"dropping-particle": "", "family": "Barber", "non-dropping-particle": "", "suffix": "", "given": "Galt P", "parse-names": false}, {"dropping-particle": "", "family": "Cline", "non-dropping-particle": "", "suffix": "", "given": "Melissa S", "par</meta:user-defined>
    <meta:user-defined meta:name="Mendeley_Bookmark_zd9h1VhNX9_101" meta:value-type="string">se-names": false}, {"dropping-particle": "", "family": "Dreszer", "non-dropping-particle": "", "suffix": "", "given": "Timothy R", "parse-names": false}, {"dropping-particle": "", "family": "Heitner", "non-dropping-particle": "", "suffix": "", "given": "S</meta:user-defined>
    <meta:user-defined meta:name="Mendeley_Bookmark_zd9h1VhNX9_102" meta:value-type="string">teven G", "parse-names": false}, {"dropping-particle": "", "family": "Karolchik", "non-dropping-particle": "", "suffix": "", "given": "Donna", "parse-names": false}, {"dropping-particle": "", "family": "Kirkup", "non-dropping-particle": "", "suffix": "", </meta:user-defined>
    <meta:user-defined meta:name="Mendeley_Bookmark_zd9h1VhNX9_103" meta:value-type="string">"given": "Vaness M", "parse-names": false}, {"dropping-particle": "", "family": "Meyer", "non-dropping-particle": "", "suffix": "", "given": "Laurence R", "parse-names": false}, {"dropping-particle": "", "family": "Long", "non-dropping-particle": "", "suf</meta:user-defined>
    <meta:user-defined meta:name="Mendeley_Bookmark_zd9h1VhNX9_104" meta:value-type="string">fix": "", "given": "Jeffrey C", "parse-names": false}, {"dropping-particle": "", "family": "Maddren", "non-dropping-particle": "", "suffix": "", "given": "Morgan", "parse-names": false}, {"dropping-particle": "", "family": "Raney", "non-dropping-particle"</meta:user-defined>
    <meta:user-defined meta:name="Mendeley_Bookmark_zd9h1VhNX9_105" meta:value-type="string">: "", "suffix": "", "given": "Brian J", "parse-names": false}, {"dropping-particle": "", "family": "Grasfeder", "non-dropping-particle": "", "suffix": "", "given": "Linda L", "parse-names": false}, {"dropping-particle": "", "family": "Giresi", "non-droppi</meta:user-defined>
    <meta:user-defined meta:name="Mendeley_Bookmark_zd9h1VhNX9_106" meta:value-type="string">ng-particle": "", "suffix": "", "given": "Paul G", "parse-names": false}, {"dropping-particle": "", "family": "Battenhouse", "non-dropping-particle": "", "suffix": "", "given": "Anna", "parse-names": false}, {"dropping-particle": "", "family": "Sheffield"</meta:user-defined>
    <meta:user-defined meta:name="Mendeley_Bookmark_zd9h1VhNX9_107" meta:value-type="string">, "non-dropping-particle": "", "suffix": "", "given": "Nathan C", "parse-names": false}, {"dropping-particle": "", "family": "Showers", "non-dropping-particle": "", "suffix": "", "given": "Kimberly a", "parse-names": false}, {"dropping-particle": "", "fam</meta:user-defined>
    <meta:user-defined meta:name="Mendeley_Bookmark_zd9h1VhNX9_108" meta:value-type="string">ily": "London", "non-dropping-particle": "", "suffix": "", "given": "Darin", "parse-names": false}, {"dropping-particle": "", "family": "Bhinge", "non-dropping-particle": "", "suffix": "", "given": "Akshay a", "parse-names": false}, {"dropping-particle": </meta:user-defined>
    <meta:user-defined meta:name="Mendeley_Bookmark_zd9h1VhNX9_109" meta:value-type="string">"", "family": "Shestak", "non-dropping-particle": "", "suffix": "", "given": "Christopher", "parse-names": false}, {"dropping-particle": "", "family": "Schaner", "non-dropping-particle": "", "suffix": "", "given": "Matthew R", "parse-names": false}, {"dro</meta:user-defined>
    <meta:user-defined meta:name="Mendeley_Bookmark_zd9h1VhNX9_11" meta:value-type="string">cle": "", "family": "Frietze", "non-dropping-particle": "", "suffix": "", "given": "Seth", "parse-names": false}, {"dropping-particle": "", "family": "Harrow", "non-dropping-particle": "", "suffix": "", "given": "Jennifer", "parse-names": false}, {"droppi</meta:user-defined>
    <meta:user-defined meta:name="Mendeley_Bookmark_zd9h1VhNX9_110" meta:value-type="string">pping-particle": "", "family": "Kim", "non-dropping-particle": "", "suffix": "", "given": "Seul Ki", "parse-names": false}, {"dropping-particle": "", "family": "Zhang", "non-dropping-particle": "", "suffix": "", "given": "Zhuzhu Zhancheng Zhengdong", "par</meta:user-defined>
    <meta:user-defined meta:name="Mendeley_Bookmark_zd9h1VhNX9_111" meta:value-type="string">se-names": false}, {"dropping-particle": "", "family": "Mieczkowski", "non-dropping-particle": "", "suffix": "", "given": "Piotr a", "parse-names": false}, {"dropping-particle": "", "family": "Mieczkowska", "non-dropping-particle": "", "suffix": "", "give</meta:user-defined>
    <meta:user-defined meta:name="Mendeley_Bookmark_zd9h1VhNX9_112" meta:value-type="string">n": "Joanna O", "parse-names": false}, {"dropping-particle": "", "family": "Liu", "non-dropping-particle": "", "suffix": "", "given": "Zheng", "parse-names": false}, {"dropping-particle": "", "family": "McDaniell", "non-dropping-particle": "", "suffix": "</meta:user-defined>
    <meta:user-defined meta:name="Mendeley_Bookmark_zd9h1VhNX9_113" meta:value-type="string">", "given": "Ryan M", "parse-names": false}, {"dropping-particle": "", "family": "Ni", "non-dropping-particle": "", "suffix": "", "given": "Yunyun", "parse-names": false}, {"dropping-particle": "", "family": "Rashid", "non-dropping-particle": "", "suffix"</meta:user-defined>
    <meta:user-defined meta:name="Mendeley_Bookmark_zd9h1VhNX9_114" meta:value-type="string">: "", "given": "Naim U", "parse-names": false}, {"dropping-particle": "", "family": "Kim", "non-dropping-particle": "", "suffix": "", "given": "Min Jae", "parse-names": false}, {"dropping-particle": "", "family": "Adar", "non-dropping-particle": "", "suff</meta:user-defined>
    <meta:user-defined meta:name="Mendeley_Bookmark_zd9h1VhNX9_115" meta:value-type="string">ix": "", "given": "Sheera", "parse-names": false}, {"dropping-particle": "", "family": "Wang", "non-dropping-particle": "", "suffix": "", "given": "Tianyuan", "parse-names": false}, {"dropping-particle": "", "family": "Winter", "non-dropping-particle": ""</meta:user-defined>
    <meta:user-defined meta:name="Mendeley_Bookmark_zd9h1VhNX9_116" meta:value-type="string">, "suffix": "", "given": "Deborah", "parse-names": false}, {"dropping-particle": "", "family": "Keefe", "non-dropping-particle": "", "suffix": "", "given": "Damian", "parse-names": false}, {"dropping-particle": "", "family": "Iyer", "non-dropping-particle</meta:user-defined>
    <meta:user-defined meta:name="Mendeley_Bookmark_zd9h1VhNX9_117" meta:value-type="string">": "", "suffix": "", "given": "Vishwanath R", "parse-names": false}, {"dropping-particle": "", "family": "Sandhu", "non-dropping-particle": "", "suffix": "", "given": "Kljeet Singh", "parse-names": false}, {"dropping-particle": "", "family": "Zheng", "non</meta:user-defined>
    <meta:user-defined meta:name="Mendeley_Bookmark_zd9h1VhNX9_118" meta:value-type="string">-dropping-particle": "", "suffix": "", "given": "Meizhen", "parse-names": false}, {"dropping-particle": "", "family": "Wang", "non-dropping-particle": "", "suffix": "", "given": "Ping", "parse-names": false}, {"dropping-particle": "", "family": "Gertz", "</meta:user-defined>
    <meta:user-defined meta:name="Mendeley_Bookmark_zd9h1VhNX9_119" meta:value-type="string">non-dropping-particle": "", "suffix": "", "given": "Jason", "parse-names": false}, {"dropping-particle": "", "family": "Vielmetter", "non-dropping-particle": "", "suffix": "", "given": "Jost", "parse-names": false}, {"dropping-particle": "", "family": "Pa</meta:user-defined>
    <meta:user-defined meta:name="Mendeley_Bookmark_zd9h1VhNX9_12" meta:value-type="string">ng-particle": "", "family": "Kaul", "non-dropping-particle": "", "suffix": "", "given": "Rajinder", "parse-names": false}, {"dropping-particle": "", "family": "Khatun", "non-dropping-particle": "", "suffix": "", "given": "Jainab", "parse-names": false}, {</meta:user-defined>
    <meta:user-defined meta:name="Mendeley_Bookmark_zd9h1VhNX9_120" meta:value-type="string">rtridge", "non-dropping-particle": "", "suffix": "", "given": "E Christopher", "parse-names": false}, {"dropping-particle": "", "family": "Varley", "non-dropping-particle": "", "suffix": "", "given": "Katherine E", "parse-names": false}, {"dropping-partic</meta:user-defined>
    <meta:user-defined meta:name="Mendeley_Bookmark_zd9h1VhNX9_121" meta:value-type="string">le": "", "family": "Gasper", "non-dropping-particle": "", "suffix": "", "given": "Clarke", "parse-names": false}, {"dropping-particle": "", "family": "Bansal", "non-dropping-particle": "", "suffix": "", "given": "Anita", "parse-names": false}, {"dropping-</meta:user-defined>
    <meta:user-defined meta:name="Mendeley_Bookmark_zd9h1VhNX9_122" meta:value-type="string">particle": "", "family": "Pepke", "non-dropping-particle": "", "suffix": "", "given": "Shirley", "parse-names": false}, {"dropping-particle": "", "family": "Jain", "non-dropping-particle": "", "suffix": "", "given": "Preti", "parse-names": false}, {"dropp</meta:user-defined>
    <meta:user-defined meta:name="Mendeley_Bookmark_zd9h1VhNX9_123" meta:value-type="string">ing-particle": "", "family": "Amrhein", "non-dropping-particle": "", "suffix": "", "given": "Henry", "parse-names": false}, {"dropping-particle": "", "family": "Bowling", "non-dropping-particle": "", "suffix": "", "given": "Kevin M", "parse-names": false}</meta:user-defined>
    <meta:user-defined meta:name="Mendeley_Bookmark_zd9h1VhNX9_124" meta:value-type="string">, {"dropping-particle": "", "family": "Anaya", "non-dropping-particle": "", "suffix": "", "given": "Michael", "parse-names": false}, {"dropping-particle": "", "family": "Cross", "non-dropping-particle": "", "suffix": "", "given": "Marie K", "parse-names":</meta:user-defined>
    <meta:user-defined meta:name="Mendeley_Bookmark_zd9h1VhNX9_125" meta:value-type="string"> false}, {"dropping-particle": "", "family": "Muratet", "non-dropping-particle": "", "suffix": "", "given": "Michael a", "parse-names": false}, {"dropping-particle": "", "family": "Newberry", "non-dropping-particle": "", "suffix": "", "given": "Kimberly M</meta:user-defined>
    <meta:user-defined meta:name="Mendeley_Bookmark_zd9h1VhNX9_126" meta:value-type="string">", "parse-names": false}, {"dropping-particle": "", "family": "McCue", "non-dropping-particle": "", "suffix": "", "given": "Kenneth", "parse-names": false}, {"dropping-particle": "", "family": "Nesmith", "non-dropping-particle": "", "suffix": "", "given":</meta:user-defined>
    <meta:user-defined meta:name="Mendeley_Bookmark_zd9h1VhNX9_127" meta:value-type="string"> "Amy S", "parse-names": false}, {"dropping-particle": "", "family": "Fisher-Aylor", "non-dropping-particle": "", "suffix": "", "given": "Katherine I", "parse-names": false}, {"dropping-particle": "", "family": "Pusey", "non-dropping-particle": "", "suffi</meta:user-defined>
    <meta:user-defined meta:name="Mendeley_Bookmark_zd9h1VhNX9_128" meta:value-type="string">x": "", "given": "Barbara", "parse-names": false}, {"dropping-particle": "", "family": "DeSalvo", "non-dropping-particle": "", "suffix": "", "given": "Gilberto", "parse-names": false}, {"dropping-particle": "", "family": "Balasubramanian", "non-dropping-p</meta:user-defined>
    <meta:user-defined meta:name="Mendeley_Bookmark_zd9h1VhNX9_129" meta:value-type="string">article": "", "suffix": "", "given": "Suganthi Sreeram", "parse-names": false}, {"dropping-particle": "", "family": "Davis", "non-dropping-particle": "", "suffix": "", "given": "Nicholas S", "parse-names": false}, {"dropping-particle": "", "family": "Mead</meta:user-defined>
    <meta:user-defined meta:name="Mendeley_Bookmark_zd9h1VhNX9_13" meta:value-type="string">"dropping-particle": "", "family": "Lajoie", "non-dropping-particle": "", "suffix": "", "given": "Bryan R", "parse-names": false}, {"dropping-particle": "", "family": "Landt", "non-dropping-particle": "", "suffix": "", "given": "Stephen G", "parse-names":</meta:user-defined>
    <meta:user-defined meta:name="Mendeley_Bookmark_zd9h1VhNX9_130" meta:value-type="string">ows", "non-dropping-particle": "", "suffix": "", "given": "Sarah K", "parse-names": false}, {"dropping-particle": "", "family": "Eggleston", "non-dropping-particle": "", "suffix": "", "given": "Tracy", "parse-names": false}, {"dropping-particle": "", "fam</meta:user-defined>
    <meta:user-defined meta:name="Mendeley_Bookmark_zd9h1VhNX9_131" meta:value-type="string">ily": "Newberry", "non-dropping-particle": "", "suffix": "", "given": "J Scott", "parse-names": false}, {"dropping-particle": "", "family": "Levy", "non-dropping-particle": "", "suffix": "", "given": "Shawn E", "parse-names": false}, {"dropping-particle":</meta:user-defined>
    <meta:user-defined meta:name="Mendeley_Bookmark_zd9h1VhNX9_132" meta:value-type="string"> "", "family": "Absher", "non-dropping-particle": "", "suffix": "", "given": "Devin M", "parse-names": false}, {"dropping-particle": "", "family": "Wong", "non-dropping-particle": "", "suffix": "", "given": "Wing H", "parse-names": false}, {"dropping-part</meta:user-defined>
    <meta:user-defined meta:name="Mendeley_Bookmark_zd9h1VhNX9_133" meta:value-type="string">icle": "", "family": "Blow", "non-dropping-particle": "", "suffix": "", "given": "Matthew J", "parse-names": false}, {"dropping-particle": "", "family": "Visel", "non-dropping-particle": "", "suffix": "", "given": "Axel", "parse-names": false}, {"dropping</meta:user-defined>
    <meta:user-defined meta:name="Mendeley_Bookmark_zd9h1VhNX9_134" meta:value-type="string">-particle": "", "family": "Pennachio", "non-dropping-particle": "", "suffix": "", "given": "Len a", "parse-names": false}, {"dropping-particle": "", "family": "Elnitski", "non-dropping-particle": "", "suffix": "", "given": "Laura", "parse-names": false}, </meta:user-defined>
    <meta:user-defined meta:name="Mendeley_Bookmark_zd9h1VhNX9_135" meta:value-type="string">{"dropping-particle": "", "family": "Petrykowska", "non-dropping-particle": "", "suffix": "", "given": "Hanna M", "parse-names": false}, {"dropping-particle": "", "family": "Abyzov", "non-dropping-particle": "", "suffix": "", "given": "Alexej", "parse-nam</meta:user-defined>
    <meta:user-defined meta:name="Mendeley_Bookmark_zd9h1VhNX9_136" meta:value-type="string">es": false}, {"dropping-particle": "", "family": "Aken", "non-dropping-particle": "", "suffix": "", "given": "Bronwen", "parse-names": false}, {"dropping-particle": "", "family": "Barrell", "non-dropping-particle": "", "suffix": "", "given": "Daniel", "pa</meta:user-defined>
    <meta:user-defined meta:name="Mendeley_Bookmark_zd9h1VhNX9_137" meta:value-type="string">rse-names": false}, {"dropping-particle": "", "family": "Barson", "non-dropping-particle": "", "suffix": "", "given": "Gemma", "parse-names": false}, {"dropping-particle": "", "family": "Berry", "non-dropping-particle": "", "suffix": "", "given": "Andrew"</meta:user-defined>
    <meta:user-defined meta:name="Mendeley_Bookmark_zd9h1VhNX9_138" meta:value-type="string">, "parse-names": false}, {"dropping-particle": "", "family": "Bignell", "non-dropping-particle": "", "suffix": "", "given": "Alexandra", "parse-names": false}, {"dropping-particle": "", "family": "Boychenko", "non-dropping-particle": "", "suffix": "", "gi</meta:user-defined>
    <meta:user-defined meta:name="Mendeley_Bookmark_zd9h1VhNX9_139" meta:value-type="string">ven": "Veronika", "parse-names": false}, {"dropping-particle": "", "family": "Bussotti", "non-dropping-particle": "", "suffix": "", "given": "Govanni", "parse-names": false}, {"dropping-particle": "", "family": "Davidson", "non-dropping-particle": "", "su</meta:user-defined>
    <meta:user-defined meta:name="Mendeley_Bookmark_zd9h1VhNX9_14" meta:value-type="string"> false}, {"dropping-particle": "", "family": "Lee", "non-dropping-particle": "", "suffix": "", "given": "Burn-Kyu Bum-Kyu", "parse-names": false}, {"dropping-particle": "", "family": "Pauli", "non-dropping-particle": "", "suffix": "", "given": "Florencia"</meta:user-defined>
    <meta:user-defined meta:name="Mendeley_Bookmark_zd9h1VhNX9_140" meta:value-type="string">ffix": "", "given": "Claire", "parse-names": false}, {"dropping-particle": "", "family": "Despacio-Reyes", "non-dropping-particle": "", "suffix": "", "given": "Gloria", "parse-names": false}, {"dropping-particle": "", "family": "Diekhans", "non-dropping-p</meta:user-defined>
    <meta:user-defined meta:name="Mendeley_Bookmark_zd9h1VhNX9_141" meta:value-type="string">article": "", "suffix": "", "given": "Mark", "parse-names": false}, {"dropping-particle": "", "family": "Ezkurdia", "non-dropping-particle": "", "suffix": "", "given": "Iakes", "parse-names": false}, {"dropping-particle": "", "family": "Frankish", "non-dr</meta:user-defined>
    <meta:user-defined meta:name="Mendeley_Bookmark_zd9h1VhNX9_142" meta:value-type="string">opping-particle": "", "suffix": "", "given": "Adam", "parse-names": false}, {"dropping-particle": "", "family": "Gilbert", "non-dropping-particle": "", "suffix": "", "given": "James", "parse-names": false}, {"dropping-particle": "", "family": "Gonzalez", </meta:user-defined>
    <meta:user-defined meta:name="Mendeley_Bookmark_zd9h1VhNX9_143" meta:value-type="string">"non-dropping-particle": "", "suffix": "", "given": "Jose Manuel", "parse-names": false}, {"dropping-particle": "", "family": "Griffiths", "non-dropping-particle": "", "suffix": "", "given": "Ed", "parse-names": false}, {"dropping-particle": "", "family":</meta:user-defined>
    <meta:user-defined meta:name="Mendeley_Bookmark_zd9h1VhNX9_144" meta:value-type="string"> "Harte", "non-dropping-particle": "", "suffix": "", "given": "Rachel", "parse-names": false}, {"dropping-particle": "", "family": "Hendrix", "non-dropping-particle": "", "suffix": "", "given": "David a", "parse-names": false}, {"dropping-particle": "", "</meta:user-defined>
    <meta:user-defined meta:name="Mendeley_Bookmark_zd9h1VhNX9_145" meta:value-type="string">family": "Hunt", "non-dropping-particle": "", "suffix": "", "given": "Toby", "parse-names": false}, {"dropping-particle": "", "family": "Jungreis", "non-dropping-particle": "", "suffix": "", "given": "Irwin", "parse-names": false}, {"dropping-particle": "</meta:user-defined>
    <meta:user-defined meta:name="Mendeley_Bookmark_zd9h1VhNX9_146" meta:value-type="string">", "family": "Kay", "non-dropping-particle": "", "suffix": "", "given": "Mike", "parse-names": false}, {"dropping-particle": "", "family": "Khurana", "non-dropping-particle": "", "suffix": "", "given": "Ekta", "parse-names": false}, {"dropping-particle": </meta:user-defined>
    <meta:user-defined meta:name="Mendeley_Bookmark_zd9h1VhNX9_147" meta:value-type="string">"", "family": "Leng", "non-dropping-particle": "", "suffix": "", "given": "Jing", "parse-names": false}, {"dropping-particle": "", "family": "Lin", "non-dropping-particle": "", "suffix": "", "given": "Michael F", "parse-names": false}, {"dropping-particle</meta:user-defined>
    <meta:user-defined meta:name="Mendeley_Bookmark_zd9h1VhNX9_148" meta:value-type="string">": "", "family": "Loveland", "non-dropping-particle": "", "suffix": "", "given": "Jane", "parse-names": false}, {"dropping-particle": "", "family": "Lu", "non-dropping-particle": "", "suffix": "", "given": "Zhi", "parse-names": false}, {"dropping-particle</meta:user-defined>
    <meta:user-defined meta:name="Mendeley_Bookmark_zd9h1VhNX9_149" meta:value-type="string">": "", "family": "Manthravadi", "non-dropping-particle": "", "suffix": "", "given": "Deepa", "parse-names": false}, {"dropping-particle": "", "family": "Mariotti", "non-dropping-particle": "", "suffix": "", "given": "Marco", "parse-names": false}, {"dropp</meta:user-defined>
    <meta:user-defined meta:name="Mendeley_Bookmark_zd9h1VhNX9_15" meta:value-type="string">, "parse-names": false}, {"dropping-particle": "", "family": "Rosenbloom", "non-dropping-particle": "", "suffix": "", "given": "Kate R", "parse-names": false}, {"dropping-particle": "", "family": "Sabo", "non-dropping-particle": "", "suffix": "", "given":</meta:user-defined>
    <meta:user-defined meta:name="Mendeley_Bookmark_zd9h1VhNX9_150" meta:value-type="string">ing-particle": "", "family": "Mudge", "non-dropping-particle": "", "suffix": "", "given": "Jonathan", "parse-names": false}, {"dropping-particle": "", "family": "Mukherjee", "non-dropping-particle": "", "suffix": "", "given": "Gaurab", "parse-names": fals</meta:user-defined>
    <meta:user-defined meta:name="Mendeley_Bookmark_zd9h1VhNX9_151" meta:value-type="string">e}, {"dropping-particle": "", "family": "Notredame", "non-dropping-particle": "", "suffix": "", "given": "Cedric", "parse-names": false}, {"dropping-particle": "", "family": "Pei", "non-dropping-particle": "", "suffix": "", "given": "Baikang", "parse-name</meta:user-defined>
    <meta:user-defined meta:name="Mendeley_Bookmark_zd9h1VhNX9_152" meta:value-type="string">s": false}, {"dropping-particle": "", "family": "Rodriguez", "non-dropping-particle": "", "suffix": "", "given": "Jose Manuel", "parse-names": false}, {"dropping-particle": "", "family": "Saunders", "non-dropping-particle": "", "suffix": "", "given": "Gar</meta:user-defined>
    <meta:user-defined meta:name="Mendeley_Bookmark_zd9h1VhNX9_153" meta:value-type="string">y", "parse-names": false}, {"dropping-particle": "", "family": "Sboner", "non-dropping-particle": "", "suffix": "", "given": "Andrea", "parse-names": false}, {"dropping-particle": "", "family": "Searle", "non-dropping-particle": "", "suffix": "", "given":</meta:user-defined>
    <meta:user-defined meta:name="Mendeley_Bookmark_zd9h1VhNX9_154" meta:value-type="string"> "Stephen", "parse-names": false}, {"dropping-particle": "", "family": "Sisu", "non-dropping-particle": "", "suffix": "", "given": "Cristina", "parse-names": false}, {"dropping-particle": "", "family": "Snow", "non-dropping-particle": "", "suffix": "", "g</meta:user-defined>
    <meta:user-defined meta:name="Mendeley_Bookmark_zd9h1VhNX9_155" meta:value-type="string">iven": "Catherine", "parse-names": false}, {"dropping-particle": "", "family": "Steward", "non-dropping-particle": "", "suffix": "", "given": "Charlie", "parse-names": false}, {"dropping-particle": "", "family": "Tapanari", "non-dropping-particle": "", "s</meta:user-defined>
    <meta:user-defined meta:name="Mendeley_Bookmark_zd9h1VhNX9_156" meta:value-type="string">uffix": "", "given": "Electra", "parse-names": false}, {"dropping-particle": "", "family": "Tress", "non-dropping-particle": "", "suffix": "", "given": "Michael L", "parse-names": false}, {"dropping-particle": "", "family": "Baren", "non-dropping-particle</meta:user-defined>
    <meta:user-defined meta:name="Mendeley_Bookmark_zd9h1VhNX9_157" meta:value-type="string">": "van", "suffix": "", "given": "Marijke J", "parse-names": false}, {"dropping-particle": "", "family": "Washieti", "non-dropping-particle": "", "suffix": "", "given": "Stefan", "parse-names": false}, {"dropping-particle": "", "family": "Wilming", "non-d</meta:user-defined>
    <meta:user-defined meta:name="Mendeley_Bookmark_zd9h1VhNX9_158" meta:value-type="string">ropping-particle": "", "suffix": "", "given": "Laurens", "parse-names": false}, {"dropping-particle": "", "family": "Zadissa", "non-dropping-particle": "", "suffix": "", "given": "Amonida", "parse-names": false}, {"dropping-particle": "", "family": "Zheng</meta:user-defined>
    <meta:user-defined meta:name="Mendeley_Bookmark_zd9h1VhNX9_159" meta:value-type="string">dong", "non-dropping-particle": "", "suffix": "", "given": "Zhang", "parse-names": false}, {"dropping-particle": "", "family": "Brent", "non-dropping-particle": "", "suffix": "", "given": "Michael", "parse-names": false}, {"dropping-particle": "", "family</meta:user-defined>
    <meta:user-defined meta:name="Mendeley_Bookmark_zd9h1VhNX9_16" meta:value-type="string"> "Peter", "parse-names": false}, {"dropping-particle": "", "family": "Safi", "non-dropping-particle": "", "suffix": "", "given": "Alexias", "parse-names": false}, {"dropping-particle": "", "family": "Sanyal", "non-dropping-particle": "", "suffix": "", "gi</meta:user-defined>
    <meta:user-defined meta:name="Mendeley_Bookmark_zd9h1VhNX9_160" meta:value-type="string">": "Haussler", "non-dropping-particle": "", "suffix": "", "given": "David", "parse-names": false}, {"dropping-particle": "", "family": "Valencia", "non-dropping-particle": "", "suffix": "", "given": "Alfonso", "parse-names": false}, {"dropping-particle": </meta:user-defined>
    <meta:user-defined meta:name="Mendeley_Bookmark_zd9h1VhNX9_161" meta:value-type="string">"", "family": "Raymond", "non-dropping-particle": "", "suffix": "", "given": "Alexandre", "parse-names": false}, {"dropping-particle": "", "family": "Addleman", "non-dropping-particle": "", "suffix": "", "given": "Nick", "parse-names": false}, {"dropping-</meta:user-defined>
    <meta:user-defined meta:name="Mendeley_Bookmark_zd9h1VhNX9_162" meta:value-type="string">particle": "", "family": "Alexander", "non-dropping-particle": "", "suffix": "", "given": "Roger P", "parse-names": false}, {"dropping-particle": "", "family": "Auerbach", "non-dropping-particle": "", "suffix": "", "given": "Raymond K", "parse-names": fal</meta:user-defined>
    <meta:user-defined meta:name="Mendeley_Bookmark_zd9h1VhNX9_163" meta:value-type="string">se}, {"dropping-particle": "", "family": "Bettinger", "non-dropping-particle": "", "suffix": "", "given": "Keith", "parse-names": false}, {"dropping-particle": "", "family": "Bhardwaj", "non-dropping-particle": "", "suffix": "", "given": "Nitin", "parse-n</meta:user-defined>
    <meta:user-defined meta:name="Mendeley_Bookmark_zd9h1VhNX9_164" meta:value-type="string">ames": false}, {"dropping-particle": "", "family": "Boyle", "non-dropping-particle": "", "suffix": "", "given": "Alan P", "parse-names": false}, {"dropping-particle": "", "family": "Cao", "non-dropping-particle": "", "suffix": "", "given": "Alina R", "par</meta:user-defined>
    <meta:user-defined meta:name="Mendeley_Bookmark_zd9h1VhNX9_165" meta:value-type="string">se-names": false}, {"dropping-particle": "", "family": "Cayting", "non-dropping-particle": "", "suffix": "", "given": "Philip", "parse-names": false}, {"dropping-particle": "", "family": "Charos", "non-dropping-particle": "", "suffix": "", "given": "Alexa</meta:user-defined>
    <meta:user-defined meta:name="Mendeley_Bookmark_zd9h1VhNX9_166" meta:value-type="string">ndra", "parse-names": false}, {"dropping-particle": "", "family": "Cheng", "non-dropping-particle": "", "suffix": "", "given": "Yong", "parse-names": false}, {"dropping-particle": "", "family": "Eastman", "non-dropping-particle": "", "suffix": "", "given"</meta:user-defined>
    <meta:user-defined meta:name="Mendeley_Bookmark_zd9h1VhNX9_167" meta:value-type="string">: "Catharine", "parse-names": false}, {"dropping-particle": "", "family": "Euskirchen", "non-dropping-particle": "", "suffix": "", "given": "Ghia", "parse-names": false}, {"dropping-particle": "", "family": "Fleming", "non-dropping-particle": "", "suffix"</meta:user-defined>
    <meta:user-defined meta:name="Mendeley_Bookmark_zd9h1VhNX9_168" meta:value-type="string">: "", "given": "Joseph D", "parse-names": false}, {"dropping-particle": "", "family": "Grubert", "non-dropping-particle": "", "suffix": "", "given": "Fabian", "parse-names": false}, {"dropping-particle": "", "family": "Habegger", "non-dropping-particle": </meta:user-defined>
    <meta:user-defined meta:name="Mendeley_Bookmark_zd9h1VhNX9_169" meta:value-type="string">"", "suffix": "", "given": "Lukas", "parse-names": false}, {"dropping-particle": "", "family": "Hariharan", "non-dropping-particle": "", "suffix": "", "given": "Manoj", "parse-names": false}, {"dropping-particle": "", "family": "Harmanci", "non-dropping-p</meta:user-defined>
    <meta:user-defined meta:name="Mendeley_Bookmark_zd9h1VhNX9_17" meta:value-type="string">ven": "Amartya", "parse-names": false}, {"dropping-particle": "", "family": "Shoresh", "non-dropping-particle": "", "suffix": "", "given": "Noam", "parse-names": false}, {"dropping-particle": "", "family": "Simon", "non-dropping-particle": "", "suffix": "</meta:user-defined>
    <meta:user-defined meta:name="Mendeley_Bookmark_zd9h1VhNX9_170" meta:value-type="string">article": "", "suffix": "", "given": "Arif", "parse-names": false}, {"dropping-particle": "", "family": "Iyenger", "non-dropping-particle": "", "suffix": "", "given": "Susma", "parse-names": false}, {"dropping-particle": "", "family": "Jin", "non-dropping</meta:user-defined>
    <meta:user-defined meta:name="Mendeley_Bookmark_zd9h1VhNX9_171" meta:value-type="string">-particle": "", "suffix": "", "given": "Victor X", "parse-names": false}, {"dropping-particle": "", "family": "Karczewski", "non-dropping-particle": "", "suffix": "", "given": "Konrad J", "parse-names": false}, {"dropping-particle": "", "family": "Kasowsk</meta:user-defined>
    <meta:user-defined meta:name="Mendeley_Bookmark_zd9h1VhNX9_172" meta:value-type="string">i", "non-dropping-particle": "", "suffix": "", "given": "Maya", "parse-names": false}, {"dropping-particle": "", "family": "Lacroute", "non-dropping-particle": "", "suffix": "", "given": "Phil", "parse-names": false}, {"dropping-particle": "", "family": "</meta:user-defined>
    <meta:user-defined meta:name="Mendeley_Bookmark_zd9h1VhNX9_173" meta:value-type="string">Lam", "non-dropping-particle": "", "suffix": "", "given": "Hugo", "parse-names": false}, {"dropping-particle": "", "family": "Larnarre-Vincent", "non-dropping-particle": "", "suffix": "", "given": "Nathan", "parse-names": false}, {"dropping-particle": "",</meta:user-defined>
    <meta:user-defined meta:name="Mendeley_Bookmark_zd9h1VhNX9_174" meta:value-type="string"> "family": "Lian", "non-dropping-particle": "", "suffix": "", "given": "Jin", "parse-names": false}, {"dropping-particle": "", "family": "Lindahl-Allen", "non-dropping-particle": "", "suffix": "", "given": "Marianne", "parse-names": false}, {"dropping-par</meta:user-defined>
    <meta:user-defined meta:name="Mendeley_Bookmark_zd9h1VhNX9_175" meta:value-type="string">ticle": "", "family": "Min", "non-dropping-particle": "", "suffix": "", "given": "Renqiang", "parse-names": false}, {"dropping-particle": "", "family": "Miotto", "non-dropping-particle": "", "suffix": "", "given": "Benoit", "parse-names": false}, {"droppi</meta:user-defined>
    <meta:user-defined meta:name="Mendeley_Bookmark_zd9h1VhNX9_176" meta:value-type="string">ng-particle": "", "family": "Monahan", "non-dropping-particle": "", "suffix": "", "given": "Hannah", "parse-names": false}, {"dropping-particle": "", "family": "Moqtaderi", "non-dropping-particle": "", "suffix": "", "given": "Zarmik", "parse-names": false</meta:user-defined>
    <meta:user-defined meta:name="Mendeley_Bookmark_zd9h1VhNX9_177" meta:value-type="string">}, {"dropping-particle": "", "family": "Mu", "non-dropping-particle": "", "suffix": "", "given": "Xinmeng J", "parse-names": false}, {"dropping-particle": "", "family": "O'Geen", "non-dropping-particle": "", "suffix": "", "given": "Henriette", "parse-name</meta:user-defined>
    <meta:user-defined meta:name="Mendeley_Bookmark_zd9h1VhNX9_178" meta:value-type="string">s": false}, {"dropping-particle": "", "family": "Ouyang", "non-dropping-particle": "", "suffix": "", "given": "Zhengqing", "parse-names": false}, {"dropping-particle": "", "family": "Patacsil", "non-dropping-particle": "", "suffix": "", "given": "Dorrelyn</meta:user-defined>
    <meta:user-defined meta:name="Mendeley_Bookmark_zd9h1VhNX9_179" meta:value-type="string">", "parse-names": false}, {"dropping-particle": "", "family": "Raha", "non-dropping-particle": "", "suffix": "", "given": "Debasish", "parse-names": false}, {"dropping-particle": "", "family": "Ramirez", "non-dropping-particle": "", "suffix": "", "given":</meta:user-defined>
    <meta:user-defined meta:name="Mendeley_Bookmark_zd9h1VhNX9_18" meta:value-type="string">", "given": "Jeremy M", "parse-names": false}, {"dropping-particle": "", "family": "Song", "non-dropping-particle": "", "suffix": "", "given": "Lingyun", "parse-names": false}, {"dropping-particle": "", "family": "Trinklein", "non-dropping-particle": "", </meta:user-defined>
    <meta:user-defined meta:name="Mendeley_Bookmark_zd9h1VhNX9_180" meta:value-type="string"> "Lucia", "parse-names": false}, {"dropping-particle": "", "family": "Reed", "non-dropping-particle": "", "suffix": "", "given": "Brian", "parse-names": false}, {"dropping-particle": "", "family": "Shi", "non-dropping-particle": "", "suffix": "", "given":</meta:user-defined>
    <meta:user-defined meta:name="Mendeley_Bookmark_zd9h1VhNX9_181" meta:value-type="string"> "Minyi", "parse-names": false}, {"dropping-particle": "", "family": "Slifer", "non-dropping-particle": "", "suffix": "", "given": "Teri", "parse-names": false}, {"dropping-particle": "", "family": "Witt", "non-dropping-particle": "", "suffix": "", "given</meta:user-defined>
    <meta:user-defined meta:name="Mendeley_Bookmark_zd9h1VhNX9_182" meta:value-type="string">": "Heather", "parse-names": false}, {"dropping-particle": "", "family": "Wu", "non-dropping-particle": "", "suffix": "", "given": "Linfeng", "parse-names": false}, {"dropping-particle": "", "family": "Xu", "non-dropping-particle": "", "suffix": "", "give</meta:user-defined>
    <meta:user-defined meta:name="Mendeley_Bookmark_zd9h1VhNX9_183" meta:value-type="string">n": "Xiaoqin", "parse-names": false}, {"dropping-particle": "", "family": "Yan", "non-dropping-particle": "", "suffix": "", "given": "Koon-Kiu", "parse-names": false}, {"dropping-particle": "", "family": "Yang", "non-dropping-particle": "", "suffix": "", </meta:user-defined>
    <meta:user-defined meta:name="Mendeley_Bookmark_zd9h1VhNX9_184" meta:value-type="string">"given": "Xinqiong", "parse-names": false}, {"dropping-particle": "", "family": "Struhl", "non-dropping-particle": "", "suffix": "", "given": "Kevin", "parse-names": false}, {"dropping-particle": "", "family": "Weissman", "non-dropping-particle": "", "suf</meta:user-defined>
    <meta:user-defined meta:name="Mendeley_Bookmark_zd9h1VhNX9_185" meta:value-type="string">fix": "", "given": "Sherman M", "parse-names": false}, {"dropping-particle": "", "family": "Tenebaum", "non-dropping-particle": "", "suffix": "", "given": "Scott a", "parse-names": false}, {"dropping-particle": "", "family": "Penalva", "non-dropping-parti</meta:user-defined>
    <meta:user-defined meta:name="Mendeley_Bookmark_zd9h1VhNX9_186" meta:value-type="string">cle": "", "suffix": "", "given": "Luiz O", "parse-names": false}, {"dropping-particle": "", "family": "Karmakar", "non-dropping-particle": "", "suffix": "", "given": "Subhradip", "parse-names": false}, {"dropping-particle": "", "family": "Bhanvadia", "non</meta:user-defined>
    <meta:user-defined meta:name="Mendeley_Bookmark_zd9h1VhNX9_187" meta:value-type="string">-dropping-particle": "", "suffix": "", "given": "Raj R", "parse-names": false}, {"dropping-particle": "", "family": "Choudhury", "non-dropping-particle": "", "suffix": "", "given": "Alina", "parse-names": false}, {"dropping-particle": "", "family": "Doman</meta:user-defined>
    <meta:user-defined meta:name="Mendeley_Bookmark_zd9h1VhNX9_188" meta:value-type="string">us", "non-dropping-particle": "", "suffix": "", "given": "Marc", "parse-names": false}, {"dropping-particle": "", "family": "Ma", "non-dropping-particle": "", "suffix": "", "given": "Lijia", "parse-names": false}, {"dropping-particle": "", "family": "Mora</meta:user-defined>
    <meta:user-defined meta:name="Mendeley_Bookmark_zd9h1VhNX9_189" meta:value-type="string">n", "non-dropping-particle": "", "suffix": "", "given": "Jennifer", "parse-names": false}, {"dropping-particle": "", "family": "Victorsen", "non-dropping-particle": "", "suffix": "", "given": "Alec", "parse-names": false}, {"dropping-particle": "", "famil</meta:user-defined>
    <meta:user-defined meta:name="Mendeley_Bookmark_zd9h1VhNX9_19" meta:value-type="string">"suffix": "", "given": "Nathan D", "parse-names": false}, {"dropping-particle": "", "family": "Altshuler", "non-dropping-particle": "", "suffix": "", "given": "Robert C", "parse-names": false}, {"dropping-particle": "", "family": "Birney", "non-dropping-p</meta:user-defined>
    <meta:user-defined meta:name="Mendeley_Bookmark_zd9h1VhNX9_190" meta:value-type="string">y": "Auer", "non-dropping-particle": "", "suffix": "", "given": "Thomas", "parse-names": false}, {"dropping-particle": "", "family": "Centarin", "non-dropping-particle": "", "suffix": "", "given": "Lazaro", "parse-names": false}, {"dropping-particle": "",</meta:user-defined>
    <meta:user-defined meta:name="Mendeley_Bookmark_zd9h1VhNX9_191" meta:value-type="string"> "family": "Eichenlaub", "non-dropping-particle": "", "suffix": "", "given": "Michael", "parse-names": false}, {"dropping-particle": "", "family": "Gruhl", "non-dropping-particle": "", "suffix": "", "given": "Franziska", "parse-names": false}, {"dropping-</meta:user-defined>
    <meta:user-defined meta:name="Mendeley_Bookmark_zd9h1VhNX9_192" meta:value-type="string">particle": "", "family": "Heerman", "non-dropping-particle": "", "suffix": "", "given": "Stephan", "parse-names": false}, {"dropping-particle": "", "family": "Hoeckendorf", "non-dropping-particle": "", "suffix": "", "given": "Burkard", "parse-names": fals</meta:user-defined>
    <meta:user-defined meta:name="Mendeley_Bookmark_zd9h1VhNX9_193" meta:value-type="string">e}, {"dropping-particle": "", "family": "Inoue", "non-dropping-particle": "", "suffix": "", "given": "Daigo", "parse-names": false}, {"dropping-particle": "", "family": "Kellner", "non-dropping-particle": "", "suffix": "", "given": "Tanja", "parse-names":</meta:user-defined>
    <meta:user-defined meta:name="Mendeley_Bookmark_zd9h1VhNX9_194" meta:value-type="string"> false}, {"dropping-particle": "", "family": "Kirchmaier", "non-dropping-particle": "", "suffix": "", "given": "Stephan", "parse-names": false}, {"dropping-particle": "", "family": "Mueller", "non-dropping-particle": "", "suffix": "", "given": "Claudia", </meta:user-defined>
    <meta:user-defined meta:name="Mendeley_Bookmark_zd9h1VhNX9_195" meta:value-type="string">"parse-names": false}, {"dropping-particle": "", "family": "Reinhardt", "non-dropping-particle": "", "suffix": "", "given": "Robert", "parse-names": false}, {"dropping-particle": "", "family": "Schertel", "non-dropping-particle": "", "suffix": "", "given"</meta:user-defined>
    <meta:user-defined meta:name="Mendeley_Bookmark_zd9h1VhNX9_196" meta:value-type="string">: "Lea", "parse-names": false}, {"dropping-particle": "", "family": "Schneider", "non-dropping-particle": "", "suffix": "", "given": "Stephanie", "parse-names": false}, {"dropping-particle": "", "family": "Sinn", "non-dropping-particle": "", "suffix": "",</meta:user-defined>
    <meta:user-defined meta:name="Mendeley_Bookmark_zd9h1VhNX9_197" meta:value-type="string"> "given": "Rebecca", "parse-names": false}, {"dropping-particle": "", "family": "Wittbrodt", "non-dropping-particle": "", "suffix": "", "given": "Beate", "parse-names": false}, {"dropping-particle": "", "family": "Wittbrodt", "non-dropping-particle": "", </meta:user-defined>
    <meta:user-defined meta:name="Mendeley_Bookmark_zd9h1VhNX9_198" meta:value-type="string">"suffix": "", "given": "Jochen", "parse-names": false}, {"dropping-particle": "", "family": "Jain", "non-dropping-particle": "", "suffix": "", "given": "Gaurav", "parse-names": false}, {"dropping-particle": "", "family": "Balasundaram", "non-dropping-part</meta:user-defined>
    <meta:user-defined meta:name="Mendeley_Bookmark_zd9h1VhNX9_199" meta:value-type="string">icle": "", "suffix": "", "given": "Gayathri", "parse-names": false}, {"dropping-particle": "", "family": "Bates", "non-dropping-particle": "", "suffix": "", "given": "Daniel L", "parse-names": false}, {"dropping-particle": "", "family": "Byron", "non-drop</meta:user-defined>
    <meta:user-defined meta:name="Mendeley_Bookmark_zd9h1VhNX9_2" meta:value-type="string"> integrated encyclopedia of DNA elements in the human genome.", "issue": "7414", "type": "article-journal", "abstract": "The human genome encodes the blueprint of life, but the function of the vast majority of its nearly three billion bases is unknown. Th</meta:user-defined>
    <meta:user-defined meta:name="Mendeley_Bookmark_zd9h1VhNX9_20" meta:value-type="string">article": "", "suffix": "", "given": "Ewan", "parse-names": false}, {"dropping-particle": "", "family": "Brown", "non-dropping-particle": "", "suffix": "", "given": "James B", "parse-names": false}, {"dropping-particle": "", "family": "Cheng", "non-droppi</meta:user-defined>
    <meta:user-defined meta:name="Mendeley_Bookmark_zd9h1VhNX9_200" meta:value-type="string">ping-particle": "", "suffix": "", "given": "Rachel", "parse-names": false}, {"dropping-particle": "", "family": "Canfield", "non-dropping-particle": "", "suffix": "", "given": "Theresa K", "parse-names": false}, {"dropping-particle": "", "family": "Diegel</meta:user-defined>
    <meta:user-defined meta:name="Mendeley_Bookmark_zd9h1VhNX9_201" meta:value-type="string">", "non-dropping-particle": "", "suffix": "", "given": "Morgan J", "parse-names": false}, {"dropping-particle": "", "family": "Dunn", "non-dropping-particle": "", "suffix": "", "given": "Douglas", "parse-names": false}, {"dropping-particle": "", "family":</meta:user-defined>
    <meta:user-defined meta:name="Mendeley_Bookmark_zd9h1VhNX9_202" meta:value-type="string"> "Ebersol", "non-dropping-particle": "", "suffix": "", "given": "Abigail K", "parse-names": false}, {"dropping-particle": "", "family": "Frum", "non-dropping-particle": "", "suffix": "", "given": "Tristan", "parse-names": false}, {"dropping-particle": "",</meta:user-defined>
    <meta:user-defined meta:name="Mendeley_Bookmark_zd9h1VhNX9_203" meta:value-type="string"> "family": "Garg", "non-dropping-particle": "", "suffix": "", "given": "Kavita", "parse-names": false}, {"dropping-particle": "", "family": "Gist", "non-dropping-particle": "", "suffix": "", "given": "Erica", "parse-names": false}, {"dropping-particle": "</meta:user-defined>
    <meta:user-defined meta:name="Mendeley_Bookmark_zd9h1VhNX9_204" meta:value-type="string">", "family": "Hansen", "non-dropping-particle": "", "suffix": "", "given": "R Scott", "parse-names": false}, {"dropping-particle": "", "family": "Boatman", "non-dropping-particle": "", "suffix": "", "given": "Lisa", "parse-names": false}, {"dropping-parti</meta:user-defined>
    <meta:user-defined meta:name="Mendeley_Bookmark_zd9h1VhNX9_205" meta:value-type="string">cle": "", "family": "Haugen", "non-dropping-particle": "", "suffix": "", "given": "Eric", "parse-names": false}, {"dropping-particle": "", "family": "Humbert", "non-dropping-particle": "", "suffix": "", "given": "Richard", "parse-names": false}, {"droppin</meta:user-defined>
    <meta:user-defined meta:name="Mendeley_Bookmark_zd9h1VhNX9_206" meta:value-type="string">g-particle": "", "family": "Johnson", "non-dropping-particle": "", "suffix": "", "given": "Audra K", "parse-names": false}, {"dropping-particle": "", "family": "Johnson", "non-dropping-particle": "", "suffix": "", "given": "Ericka M", "parse-names": false</meta:user-defined>
    <meta:user-defined meta:name="Mendeley_Bookmark_zd9h1VhNX9_207" meta:value-type="string">}, {"dropping-particle": "", "family": "Kutyavin", "non-dropping-particle": "", "suffix": "", "given": "Tattayana M", "parse-names": false}, {"dropping-particle": "", "family": "Lee", "non-dropping-particle": "", "suffix": "", "given": "Kristin", "parse-n</meta:user-defined>
    <meta:user-defined meta:name="Mendeley_Bookmark_zd9h1VhNX9_208" meta:value-type="string">ames": false}, {"dropping-particle": "", "family": "Lotakis", "non-dropping-particle": "", "suffix": "", "given": "Dimitra", "parse-names": false}, {"dropping-particle": "", "family": "Maurano", "non-dropping-particle": "", "suffix": "", "given": "Matthew</meta:user-defined>
    <meta:user-defined meta:name="Mendeley_Bookmark_zd9h1VhNX9_209" meta:value-type="string"> T", "parse-names": false}, {"dropping-particle": "", "family": "Neph", "non-dropping-particle": "", "suffix": "", "given": "Shane J", "parse-names": false}, {"dropping-particle": "V", "family": "Neri", "non-dropping-particle": "", "suffix": "", "given": </meta:user-defined>
    <meta:user-defined meta:name="Mendeley_Bookmark_zd9h1VhNX9_21" meta:value-type="string">ng-particle": "", "suffix": "", "given": "Chao", "parse-names": false}, {"dropping-particle": "", "family": "Djebali", "non-dropping-particle": "", "suffix": "", "given": "Sarah", "parse-names": false}, {"dropping-particle": "", "family": "Dong", "non-dro</meta:user-defined>
    <meta:user-defined meta:name="Mendeley_Bookmark_zd9h1VhNX9_210" meta:value-type="string">"Fiedencio", "parse-names": false}, {"dropping-particle": "", "family": "Nguyen", "non-dropping-particle": "", "suffix": "", "given": "Eric D", "parse-names": false}, {"dropping-particle": "", "family": "Qu", "non-dropping-particle": "", "suffix": "", "gi</meta:user-defined>
    <meta:user-defined meta:name="Mendeley_Bookmark_zd9h1VhNX9_211" meta:value-type="string">ven": "Hongzhu", "parse-names": false}, {"dropping-particle": "", "family": "Reynolds", "non-dropping-particle": "", "suffix": "", "given": "Alex P", "parse-names": false}, {"dropping-particle": "", "family": "Roach", "non-dropping-particle": "", "suffix"</meta:user-defined>
    <meta:user-defined meta:name="Mendeley_Bookmark_zd9h1VhNX9_212" meta:value-type="string">: "", "given": "Vaughn", "parse-names": false}, {"dropping-particle": "", "family": "Rynes", "non-dropping-particle": "", "suffix": "", "given": "Eric", "parse-names": false}, {"dropping-particle": "", "family": "Sanchez", "non-dropping-particle": "", "su</meta:user-defined>
    <meta:user-defined meta:name="Mendeley_Bookmark_zd9h1VhNX9_213" meta:value-type="string">ffix": "", "given": "Minerva E", "parse-names": false}, {"dropping-particle": "", "family": "Sandstrom", "non-dropping-particle": "", "suffix": "", "given": "Richard S", "parse-names": false}, {"dropping-particle": "", "family": "Shafer", "non-dropping-pa</meta:user-defined>
    <meta:user-defined meta:name="Mendeley_Bookmark_zd9h1VhNX9_214" meta:value-type="string">rticle": "", "suffix": "", "given": "Anthony O", "parse-names": false}, {"dropping-particle": "", "family": "Stergachis", "non-dropping-particle": "", "suffix": "", "given": "Andrew B", "parse-names": false}, {"dropping-particle": "", "family": "Thomas", </meta:user-defined>
    <meta:user-defined meta:name="Mendeley_Bookmark_zd9h1VhNX9_215" meta:value-type="string">"non-dropping-particle": "", "suffix": "", "given": "Sean", "parse-names": false}, {"dropping-particle": "", "family": "Vernot", "non-dropping-particle": "", "suffix": "", "given": "Benjamin", "parse-names": false}, {"dropping-particle": "", "family": "Vi</meta:user-defined>
    <meta:user-defined meta:name="Mendeley_Bookmark_zd9h1VhNX9_216" meta:value-type="string">erstra", "non-dropping-particle": "", "suffix": "", "given": "Jeff", "parse-names": false}, {"dropping-particle": "", "family": "Vong", "non-dropping-particle": "", "suffix": "", "given": "Shinny", "parse-names": false}, {"dropping-particle": "", "family"</meta:user-defined>
    <meta:user-defined meta:name="Mendeley_Bookmark_zd9h1VhNX9_217" meta:value-type="string">: "Weaver", "non-dropping-particle": "", "suffix": "", "given": "Molly a", "parse-names": false}, {"dropping-particle": "", "family": "Yan", "non-dropping-particle": "", "suffix": "", "given": "Yongqi", "parse-names": false}, {"dropping-particle": "", "fa</meta:user-defined>
    <meta:user-defined meta:name="Mendeley_Bookmark_zd9h1VhNX9_218" meta:value-type="string">mily": "Zhang", "non-dropping-particle": "", "suffix": "", "given": "Miaohua", "parse-names": false}, {"dropping-particle": "", "family": "Akey", "non-dropping-particle": "", "suffix": "", "given": "Joshua a", "parse-names": false}, {"dropping-particle": </meta:user-defined>
    <meta:user-defined meta:name="Mendeley_Bookmark_zd9h1VhNX9_219" meta:value-type="string">"", "family": "Bender", "non-dropping-particle": "", "suffix": "", "given": "Michael", "parse-names": false}, {"dropping-particle": "", "family": "Dorschner", "non-dropping-particle": "", "suffix": "", "given": "Michael O", "parse-names": false}, {"droppi</meta:user-defined>
    <meta:user-defined meta:name="Mendeley_Bookmark_zd9h1VhNX9_22" meta:value-type="string">pping-particle": "", "suffix": "", "given": "Xianjun", "parse-names": false}, {"dropping-particle": "", "family": "Ernst", "non-dropping-particle": "", "suffix": "", "given": "Jason", "parse-names": false}, {"dropping-particle": "", "family": "Furey", "no</meta:user-defined>
    <meta:user-defined meta:name="Mendeley_Bookmark_zd9h1VhNX9_220" meta:value-type="string">ng-particle": "", "family": "Groudine", "non-dropping-particle": "", "suffix": "", "given": "Mark", "parse-names": false}, {"dropping-particle": "", "family": "MacCoss", "non-dropping-particle": "", "suffix": "", "given": "Michael J", "parse-names": false</meta:user-defined>
    <meta:user-defined meta:name="Mendeley_Bookmark_zd9h1VhNX9_221" meta:value-type="string">}, {"dropping-particle": "", "family": "Navas", "non-dropping-particle": "", "suffix": "", "given": "Patrick", "parse-names": false}, {"dropping-particle": "", "family": "Stamatoyannopoulos", "non-dropping-particle": "", "suffix": "", "given": "George", "</meta:user-defined>
    <meta:user-defined meta:name="Mendeley_Bookmark_zd9h1VhNX9_222" meta:value-type="string">parse-names": false}, {"dropping-particle": "", "family": "Stamatoyannopoulos", "non-dropping-particle": "", "suffix": "", "given": "John a", "parse-names": false}, {"dropping-particle": "", "family": "Beal", "non-dropping-particle": "", "suffix": "", "gi</meta:user-defined>
    <meta:user-defined meta:name="Mendeley_Bookmark_zd9h1VhNX9_223" meta:value-type="string">ven": "Kathryn", "parse-names": false}, {"dropping-particle": "", "family": "Brazma", "non-dropping-particle": "", "suffix": "", "given": "Alvis", "parse-names": false}, {"dropping-particle": "", "family": "Flicek", "non-dropping-particle": "", "suffix": </meta:user-defined>
    <meta:user-defined meta:name="Mendeley_Bookmark_zd9h1VhNX9_224" meta:value-type="string">"", "given": "Paul", "parse-names": false}, {"dropping-particle": "", "family": "Johnson", "non-dropping-particle": "", "suffix": "", "given": "Nathan", "parse-names": false}, {"dropping-particle": "", "family": "Lukk", "non-dropping-particle": "", "suffi</meta:user-defined>
    <meta:user-defined meta:name="Mendeley_Bookmark_zd9h1VhNX9_225" meta:value-type="string">x": "", "given": "Margus", "parse-names": false}, {"dropping-particle": "", "family": "Luscombe", "non-dropping-particle": "", "suffix": "", "given": "Nicholas M", "parse-names": false}, {"dropping-particle": "", "family": "Sobral", "non-dropping-particle</meta:user-defined>
    <meta:user-defined meta:name="Mendeley_Bookmark_zd9h1VhNX9_226" meta:value-type="string">": "", "suffix": "", "given": "Daniel", "parse-names": false}, {"dropping-particle": "", "family": "Vaquerizas", "non-dropping-particle": "", "suffix": "", "given": "Juan M", "parse-names": false}, {"dropping-particle": "", "family": "Batzoglou", "non-dro</meta:user-defined>
    <meta:user-defined meta:name="Mendeley_Bookmark_zd9h1VhNX9_227" meta:value-type="string">pping-particle": "", "suffix": "", "given": "Serafim", "parse-names": false}, {"dropping-particle": "", "family": "Sidow", "non-dropping-particle": "", "suffix": "", "given": "Arend", "parse-names": false}, {"dropping-particle": "", "family": "Hussami", "</meta:user-defined>
    <meta:user-defined meta:name="Mendeley_Bookmark_zd9h1VhNX9_228" meta:value-type="string">non-dropping-particle": "", "suffix": "", "given": "Nadine", "parse-names": false}, {"dropping-particle": "", "family": "Kyriazopoulou-Panagiotopoulou", "non-dropping-particle": "", "suffix": "", "given": "Sofia", "parse-names": false}, {"dropping-particl</meta:user-defined>
    <meta:user-defined meta:name="Mendeley_Bookmark_zd9h1VhNX9_229" meta:value-type="string">e": "", "family": "Libbrecht", "non-dropping-particle": "", "suffix": "", "given": "Max W", "parse-names": false}, {"dropping-particle": "", "family": "Schaub", "non-dropping-particle": "", "suffix": "", "given": "Marc a", "parse-names": false}, {"droppin</meta:user-defined>
    <meta:user-defined meta:name="Mendeley_Bookmark_zd9h1VhNX9_23" meta:value-type="string">n-dropping-particle": "", "suffix": "", "given": "Terrence S", "parse-names": false}, {"dropping-particle": "", "family": "Gerstein", "non-dropping-particle": "", "suffix": "", "given": "Mark", "parse-names": false}, {"dropping-particle": "", "family": "G</meta:user-defined>
    <meta:user-defined meta:name="Mendeley_Bookmark_zd9h1VhNX9_230" meta:value-type="string">g-particle": "", "family": "Miller", "non-dropping-particle": "", "suffix": "", "given": "Webb", "parse-names": false}, {"dropping-particle": "", "family": "Bickel", "non-dropping-particle": "", "suffix": "", "given": "Peter J", "parse-names": false}, {"d</meta:user-defined>
    <meta:user-defined meta:name="Mendeley_Bookmark_zd9h1VhNX9_231" meta:value-type="string">ropping-particle": "", "family": "Banfai", "non-dropping-particle": "", "suffix": "", "given": "Balazs", "parse-names": false}, {"dropping-particle": "", "family": "Boley", "non-dropping-particle": "", "suffix": "", "given": "Nathan P", "parse-names": fal</meta:user-defined>
    <meta:user-defined meta:name="Mendeley_Bookmark_zd9h1VhNX9_232" meta:value-type="string">se}, {"dropping-particle": "", "family": "Huang", "non-dropping-particle": "", "suffix": "", "given": "Haiyan", "parse-names": false}, {"dropping-particle": "", "family": "Li", "non-dropping-particle": "", "suffix": "", "given": "Jingyi Jessica", "parse-n</meta:user-defined>
    <meta:user-defined meta:name="Mendeley_Bookmark_zd9h1VhNX9_233" meta:value-type="string">ames": false}, {"dropping-particle": "", "family": "Noble", "non-dropping-particle": "", "suffix": "", "given": "William Stafford", "parse-names": false}, {"dropping-particle": "", "family": "Bilmes", "non-dropping-particle": "", "suffix": "", "given": "J</meta:user-defined>
    <meta:user-defined meta:name="Mendeley_Bookmark_zd9h1VhNX9_234" meta:value-type="string">effrey a", "parse-names": false}, {"dropping-particle": "", "family": "Buske", "non-dropping-particle": "", "suffix": "", "given": "Orion J", "parse-names": false}, {"dropping-particle": "", "family": "Sahu", "non-dropping-particle": "", "suffix": "", "gi</meta:user-defined>
    <meta:user-defined meta:name="Mendeley_Bookmark_zd9h1VhNX9_235" meta:value-type="string">ven": "Avinash O", "parse-names": false}, {"dropping-particle": "V", "family": "Kharchenko", "non-dropping-particle": "", "suffix": "", "given": "Peter", "parse-names": false}, {"dropping-particle": "", "family": "Park", "non-dropping-particle": "", "suff</meta:user-defined>
    <meta:user-defined meta:name="Mendeley_Bookmark_zd9h1VhNX9_236" meta:value-type="string">ix": "", "given": "Peter J", "parse-names": false}, {"dropping-particle": "", "family": "Baker", "non-dropping-particle": "", "suffix": "", "given": "Dannon", "parse-names": false}, {"dropping-particle": "", "family": "Taylor", "non-dropping-particle": ""</meta:user-defined>
    <meta:user-defined meta:name="Mendeley_Bookmark_zd9h1VhNX9_237" meta:value-type="string">, "suffix": "", "given": "James", "parse-names": false}, {"dropping-particle": "", "family": "Lochovsky", "non-dropping-particle": "", "suffix": "", "given": "Lucas", "parse-names": false}], "container-title": "Nature"}, "id": "ITEM-1"}], "mendeley": {"pr</meta:user-defined>
    <meta:user-defined meta:name="Mendeley_Bookmark_zd9h1VhNX9_238" meta:value-type="string">eviouslyFormattedCitation": "(The ENCODE Project Consortium et al. 2012)", "plainTextFormattedCitation": "(The ENCODE Project Consortium et al. 2012)", "formattedCitation": "(The ENCODE Project Consortium et al. 2012)"}, "properties": {"noteIndex": 0}, "s</meta:user-defined>
    <meta:user-defined meta:name="Mendeley_Bookmark_zd9h1VhNX9_239" meta:value-type="string">chema": "https://github.com/citation-style-language/schema/raw/master/csl-citation.json"}</meta:user-defined>
    <meta:user-defined meta:name="Mendeley_Bookmark_zd9h1VhNX9_24" meta:value-type="string">iardine", "non-dropping-particle": "", "suffix": "", "given": "Belinda", "parse-names": false}, {"dropping-particle": "", "family": "Greven", "non-dropping-particle": "", "suffix": "", "given": "Melissa", "parse-names": false}, {"dropping-particle": "", "</meta:user-defined>
    <meta:user-defined meta:name="Mendeley_Bookmark_zd9h1VhNX9_25" meta:value-type="string">family": "Hardison", "non-dropping-particle": "", "suffix": "", "given": "Ross C", "parse-names": false}, {"dropping-particle": "", "family": "Harris", "non-dropping-particle": "", "suffix": "", "given": "Robert S", "parse-names": false}, {"dropping-parti</meta:user-defined>
    <meta:user-defined meta:name="Mendeley_Bookmark_zd9h1VhNX9_26" meta:value-type="string">cle": "", "family": "Herrero", "non-dropping-particle": "", "suffix": "", "given": "Javier", "parse-names": false}, {"dropping-particle": "", "family": "Hoffman", "non-dropping-particle": "", "suffix": "", "given": "Michael M", "parse-names": false}, {"dr</meta:user-defined>
    <meta:user-defined meta:name="Mendeley_Bookmark_zd9h1VhNX9_27" meta:value-type="string">opping-particle": "", "family": "Iyer", "non-dropping-particle": "", "suffix": "", "given": "Sowmya", "parse-names": false}, {"dropping-particle": "", "family": "Kelllis", "non-dropping-particle": "", "suffix": "", "given": "Manolis", "parse-names": false</meta:user-defined>
    <meta:user-defined meta:name="Mendeley_Bookmark_zd9h1VhNX9_28" meta:value-type="string">}, {"dropping-particle": "", "family": "Kheradpour", "non-dropping-particle": "", "suffix": "", "given": "Pouya", "parse-names": false}, {"dropping-particle": "", "family": "Lassmann", "non-dropping-particle": "", "suffix": "", "given": "Timo", "parse-nam</meta:user-defined>
    <meta:user-defined meta:name="Mendeley_Bookmark_zd9h1VhNX9_29" meta:value-type="string">es": false}, {"dropping-particle": "", "family": "Li", "non-dropping-particle": "", "suffix": "", "given": "Qunhua", "parse-names": false}, {"dropping-particle": "", "family": "Lin", "non-dropping-particle": "", "suffix": "", "given": "Xinying", "parse-na</meta:user-defined>
    <meta:user-defined meta:name="Mendeley_Bookmark_zd9h1VhNX9_3" meta:value-type="string">e Encyclopedia of DNA Elements (ENCODE) project has systematically mapped regions of transcription, transcription factor association, chromatin structure and histone modification. These data enabled us to assign biochemical functions for 80% of the genome</meta:user-defined>
    <meta:user-defined meta:name="Mendeley_Bookmark_zd9h1VhNX9_30" meta:value-type="string">mes": false}, {"dropping-particle": "", "family": "Marinov", "non-dropping-particle": "", "suffix": "", "given": "Georgi K", "parse-names": false}, {"dropping-particle": "", "family": "Merkel", "non-dropping-particle": "", "suffix": "", "given": "Angelika</meta:user-defined>
    <meta:user-defined meta:name="Mendeley_Bookmark_zd9h1VhNX9_31" meta:value-type="string">", "parse-names": false}, {"dropping-particle": "", "family": "Mortazavi", "non-dropping-particle": "", "suffix": "", "given": "Ali", "parse-names": false}, {"dropping-particle": "", "family": "Parker", "non-dropping-particle": "", "suffix": "", "given": </meta:user-defined>
    <meta:user-defined meta:name="Mendeley_Bookmark_zd9h1VhNX9_32" meta:value-type="string">"Stephen C J Stephanie L", "parse-names": false}, {"dropping-particle": "", "family": "Reddy", "non-dropping-particle": "", "suffix": "", "given": "Timothy E", "parse-names": false}, {"dropping-particle": "", "family": "Rozowsky", "non-dropping-particle":</meta:user-defined>
    <meta:user-defined meta:name="Mendeley_Bookmark_zd9h1VhNX9_33" meta:value-type="string"> "", "suffix": "", "given": "Joel", "parse-names": false}, {"dropping-particle": "", "family": "Schlesinger", "non-dropping-particle": "", "suffix": "", "given": "Felix", "parse-names": false}, {"dropping-particle": "", "family": "Thurman", "non-dropping-</meta:user-defined>
    <meta:user-defined meta:name="Mendeley_Bookmark_zd9h1VhNX9_34" meta:value-type="string">particle": "", "suffix": "", "given": "Robert E", "parse-names": false}, {"dropping-particle": "", "family": "Wang", "non-dropping-particle": "", "suffix": "", "given": "Jie", "parse-names": false}, {"dropping-particle": "", "family": "Ward", "non-droppin</meta:user-defined>
    <meta:user-defined meta:name="Mendeley_Bookmark_zd9h1VhNX9_35" meta:value-type="string">g-particle": "", "suffix": "", "given": "Lucas D", "parse-names": false}, {"dropping-particle": "", "family": "Whitfield", "non-dropping-particle": "", "suffix": "", "given": "Troy W", "parse-names": false}, {"dropping-particle": "", "family": "Wilder", "</meta:user-defined>
    <meta:user-defined meta:name="Mendeley_Bookmark_zd9h1VhNX9_36" meta:value-type="string">non-dropping-particle": "", "suffix": "", "given": "Steven P", "parse-names": false}, {"dropping-particle": "", "family": "Wu", "non-dropping-particle": "", "suffix": "", "given": "Weisheng", "parse-names": false}, {"dropping-particle": "", "family": "Xi"</meta:user-defined>
    <meta:user-defined meta:name="Mendeley_Bookmark_zd9h1VhNX9_37" meta:value-type="string">, "non-dropping-particle": "", "suffix": "", "given": "Hualin S", "parse-names": false}, {"dropping-particle": "", "family": "Yip", "non-dropping-particle": "", "suffix": "", "given": "Kevin Y", "parse-names": false}, {"dropping-particle": "", "family": "</meta:user-defined>
    <meta:user-defined meta:name="Mendeley_Bookmark_zd9h1VhNX9_38" meta:value-type="string">Zhuang", "non-dropping-particle": "", "suffix": "", "given": "Jiali", "parse-names": false}, {"dropping-particle": "", "family": "Bernstein", "non-dropping-particle": "", "suffix": "", "given": "Bradley E", "parse-names": false}, {"dropping-particle": "",</meta:user-defined>
    <meta:user-defined meta:name="Mendeley_Bookmark_zd9h1VhNX9_39" meta:value-type="string"> "family": "Green", "non-dropping-particle": "", "suffix": "", "given": "Eric D", "parse-names": false}, {"dropping-particle": "", "family": "Gunter", "non-dropping-particle": "", "suffix": "", "given": "Chris", "parse-names": false}, {"dropping-particle"</meta:user-defined>
    <meta:user-defined meta:name="Mendeley_Bookmark_zd9h1VhNX9_4" meta:value-type="string">, in particular outside of the well-studied protein-coding regions. Many discovered candidate regulatory elements are physically associated with one another and with expressed genes, providing new insights into the mechanisms of gene regulation. The newly</meta:user-defined>
    <meta:user-defined meta:name="Mendeley_Bookmark_zd9h1VhNX9_40" meta:value-type="string">: "", "family": "Snyder", "non-dropping-particle": "", "suffix": "", "given": "Michael", "parse-names": false}, {"dropping-particle": "", "family": "Pazin", "non-dropping-particle": "", "suffix": "", "given": "Michael J", "parse-names": false}, {"dropping</meta:user-defined>
    <meta:user-defined meta:name="Mendeley_Bookmark_zd9h1VhNX9_41" meta:value-type="string">-particle": "", "family": "Lowdon", "non-dropping-particle": "", "suffix": "", "given": "Rebecca F", "parse-names": false}, {"dropping-particle": "", "family": "Dillon", "non-dropping-particle": "", "suffix": "", "given": "Laura a L", "parse-names": false</meta:user-defined>
    <meta:user-defined meta:name="Mendeley_Bookmark_zd9h1VhNX9_42" meta:value-type="string">}, {"dropping-particle": "", "family": "Adams", "non-dropping-particle": "", "suffix": "", "given": "Leslie B", "parse-names": false}, {"dropping-particle": "", "family": "Kelly", "non-dropping-particle": "", "suffix": "", "given": "Caroline J", "parse-na</meta:user-defined>
    <meta:user-defined meta:name="Mendeley_Bookmark_zd9h1VhNX9_43" meta:value-type="string">mes": false}, {"dropping-particle": "", "family": "Zhang", "non-dropping-particle": "", "suffix": "", "given": "Julia", "parse-names": false}, {"dropping-particle": "", "family": "Wexler", "non-dropping-particle": "", "suffix": "", "given": "Judith R", "p</meta:user-defined>
    <meta:user-defined meta:name="Mendeley_Bookmark_zd9h1VhNX9_44" meta:value-type="string">arse-names": false}, {"dropping-particle": "", "family": "Good", "non-dropping-particle": "", "suffix": "", "given": "Peter J", "parse-names": false}, {"dropping-particle": "", "family": "Feingold", "non-dropping-particle": "", "suffix": "", "given": "Eli</meta:user-defined>
    <meta:user-defined meta:name="Mendeley_Bookmark_zd9h1VhNX9_45" meta:value-type="string">se a", "parse-names": false}, {"dropping-particle": "", "family": "Crawford", "non-dropping-particle": "", "suffix": "", "given": "Gregory E", "parse-names": false}, {"dropping-particle": "", "family": "Dekker", "non-dropping-particle": "", "suffix": "", </meta:user-defined>
    <meta:user-defined meta:name="Mendeley_Bookmark_zd9h1VhNX9_46" meta:value-type="string">"given": "Job", "parse-names": false}, {"dropping-particle": "", "family": "Elinitski", "non-dropping-particle": "", "suffix": "", "given": "Laura", "parse-names": false}, {"dropping-particle": "", "family": "Farnham", "non-dropping-particle": "", "suffix</meta:user-defined>
    <meta:user-defined meta:name="Mendeley_Bookmark_zd9h1VhNX9_47" meta:value-type="string">": "", "given": "Peggy J", "parse-names": false}, {"dropping-particle": "", "family": "Giddings", "non-dropping-particle": "", "suffix": "", "given": "Morgan C", "parse-names": false}, {"dropping-particle": "", "family": "Gingeras", "non-dropping-particle</meta:user-defined>
    <meta:user-defined meta:name="Mendeley_Bookmark_zd9h1VhNX9_48" meta:value-type="string">": "", "suffix": "", "given": "Thomas R", "parse-names": false}, {"dropping-particle": "", "family": "Guig\u00f3", "non-dropping-particle": "", "suffix": "", "given": "Roderic", "parse-names": false}, {"dropping-particle": "", "family": "Hubbard", "non-dr</meta:user-defined>
    <meta:user-defined meta:name="Mendeley_Bookmark_zd9h1VhNX9_49" meta:value-type="string">opping-particle": "", "suffix": "", "given": "Timothy J Tomothy J", "parse-names": false}, {"dropping-particle": "", "family": "Kellis", "non-dropping-particle": "", "suffix": "", "given": "Manolis", "parse-names": false}, {"dropping-particle": "", "famil</meta:user-defined>
    <meta:user-defined meta:name="Mendeley_Bookmark_zd9h1VhNX9_5" meta:value-type="string"> identified elements also show a statistical correspondence to sequence variants linked to human disease, and can thereby guide interpretation of this variation. Overall, the project provides new insights into the organization and regulation of our genes </meta:user-defined>
    <meta:user-defined meta:name="Mendeley_Bookmark_zd9h1VhNX9_50" meta:value-type="string">y": "Kent", "non-dropping-particle": "", "suffix": "", "given": "W James", "parse-names": false}, {"dropping-particle": "", "family": "Lieb", "non-dropping-particle": "", "suffix": "", "given": "Jason D", "parse-names": false}, {"dropping-particle": "", "</meta:user-defined>
    <meta:user-defined meta:name="Mendeley_Bookmark_zd9h1VhNX9_51" meta:value-type="string">family": "Margulies", "non-dropping-particle": "", "suffix": "", "given": "Elliott H", "parse-names": false}, {"dropping-particle": "", "family": "Myers", "non-dropping-particle": "", "suffix": "", "given": "Richard M", "parse-names": false}, {"dropping-p</meta:user-defined>
    <meta:user-defined meta:name="Mendeley_Bookmark_zd9h1VhNX9_52" meta:value-type="string">article": "", "family": "Starnatoyannopoulos", "non-dropping-particle": "", "suffix": "", "given": "John a", "parse-names": false}, {"dropping-particle": "", "family": "Tennebaum", "non-dropping-particle": "", "suffix": "", "given": "Scott a", "parse-name</meta:user-defined>
    <meta:user-defined meta:name="Mendeley_Bookmark_zd9h1VhNX9_53" meta:value-type="string">s": false}, {"dropping-particle": "", "family": "Weng", "non-dropping-particle": "", "suffix": "", "given": "Zhiping", "parse-names": false}, {"dropping-particle": "", "family": "White", "non-dropping-particle": "", "suffix": "", "given": "Kevin P", "pars</meta:user-defined>
    <meta:user-defined meta:name="Mendeley_Bookmark_zd9h1VhNX9_54" meta:value-type="string">e-names": false}, {"dropping-particle": "", "family": "Wold", "non-dropping-particle": "", "suffix": "", "given": "Barbara", "parse-names": false}, {"dropping-particle": "", "family": "Yu", "non-dropping-particle": "", "suffix": "", "given": "Yanbao", "pa</meta:user-defined>
    <meta:user-defined meta:name="Mendeley_Bookmark_zd9h1VhNX9_55" meta:value-type="string">rse-names": false}, {"dropping-particle": "", "family": "Wrobel", "non-dropping-particle": "", "suffix": "", "given": "John", "parse-names": false}, {"dropping-particle": "", "family": "Risk", "non-dropping-particle": "", "suffix": "", "given": "Brian a",</meta:user-defined>
    <meta:user-defined meta:name="Mendeley_Bookmark_zd9h1VhNX9_56" meta:value-type="string"> "parse-names": false}, {"dropping-particle": "", "family": "Gunawardena", "non-dropping-particle": "", "suffix": "", "given": "Harsha P", "parse-names": false}, {"dropping-particle": "", "family": "Kuiper", "non-dropping-particle": "", "suffix": "", "giv</meta:user-defined>
    <meta:user-defined meta:name="Mendeley_Bookmark_zd9h1VhNX9_57" meta:value-type="string">en": "Heather C", "parse-names": false}, {"dropping-particle": "", "family": "Maier", "non-dropping-particle": "", "suffix": "", "given": "Christopher W", "parse-names": false}, {"dropping-particle": "", "family": "Xie", "non-dropping-particle": "", "suff</meta:user-defined>
    <meta:user-defined meta:name="Mendeley_Bookmark_zd9h1VhNX9_58" meta:value-type="string">ix": "", "given": "Ling", "parse-names": false}, {"dropping-particle": "", "family": "Chen", "non-dropping-particle": "", "suffix": "", "given": "Xian", "parse-names": false}, {"dropping-particle": "", "family": "Mikkelsen", "non-dropping-particle": "", "</meta:user-defined>
    <meta:user-defined meta:name="Mendeley_Bookmark_zd9h1VhNX9_59" meta:value-type="string">suffix": "", "given": "Tarjei S", "parse-names": false}, {"dropping-particle": "", "family": "Gillespie", "non-dropping-particle": "", "suffix": "", "given": "Shawn", "parse-names": false}, {"dropping-particle": "", "family": "Goren", "non-dropping-partic</meta:user-defined>
    <meta:user-defined meta:name="Mendeley_Bookmark_zd9h1VhNX9_6" meta:value-type="string">and genome, and is an expansive resource of functional annotations for biomedical research.", "issued": {"date-parts": [["2012"]]}, "ISBN": "1476-4687", "PMID": "22955616", "author": [{"dropping-particle": "", "family": "The ENCODE Project Consortium", "n</meta:user-defined>
    <meta:user-defined meta:name="Mendeley_Bookmark_zd9h1VhNX9_60" meta:value-type="string">le": "", "suffix": "", "given": "Alon", "parse-names": false}, {"dropping-particle": "", "family": "Ram", "non-dropping-particle": "", "suffix": "", "given": "Oren", "parse-names": false}, {"dropping-particle": "", "family": "Zhang", "non-dropping-particl</meta:user-defined>
    <meta:user-defined meta:name="Mendeley_Bookmark_zd9h1VhNX9_61" meta:value-type="string">e": "", "suffix": "", "given": "Xiaolan", "parse-names": false}, {"dropping-particle": "", "family": "Wang", "non-dropping-particle": "", "suffix": "", "given": "Li", "parse-names": false}, {"dropping-particle": "", "family": "Issner", "non-dropping-parti</meta:user-defined>
    <meta:user-defined meta:name="Mendeley_Bookmark_zd9h1VhNX9_62" meta:value-type="string">cle": "", "suffix": "", "given": "Robbyn", "parse-names": false}, {"dropping-particle": "", "family": "Coyne", "non-dropping-particle": "", "suffix": "", "given": "Michael J", "parse-names": false}, {"dropping-particle": "", "family": "Durham", "non-dropp</meta:user-defined>
    <meta:user-defined meta:name="Mendeley_Bookmark_zd9h1VhNX9_63" meta:value-type="string">ing-particle": "", "suffix": "", "given": "Timothy", "parse-names": false}, {"dropping-particle": "", "family": "Ku", "non-dropping-particle": "", "suffix": "", "given": "Manching", "parse-names": false}, {"dropping-particle": "", "family": "Truong", "non</meta:user-defined>
    <meta:user-defined meta:name="Mendeley_Bookmark_zd9h1VhNX9_64" meta:value-type="string">-dropping-particle": "", "suffix": "", "given": "Thanh", "parse-names": false}, {"dropping-particle": "", "family": "Eaton", "non-dropping-particle": "", "suffix": "", "given": "Matthew L", "parse-names": false}, {"dropping-particle": "", "family": "Dobin</meta:user-defined>
    <meta:user-defined meta:name="Mendeley_Bookmark_zd9h1VhNX9_65" meta:value-type="string">", "non-dropping-particle": "", "suffix": "", "given": "Alex", "parse-names": false}, {"dropping-particle": "", "family": "Tanzer", "non-dropping-particle": "", "suffix": "", "given": "Andrea", "parse-names": false}, {"dropping-particle": "", "family": "L</meta:user-defined>
    <meta:user-defined meta:name="Mendeley_Bookmark_zd9h1VhNX9_66" meta:value-type="string">agarde", "non-dropping-particle": "", "suffix": "", "given": "Julien", "parse-names": false}, {"dropping-particle": "", "family": "Lin", "non-dropping-particle": "", "suffix": "", "given": "Wei", "parse-names": false}, {"dropping-particle": "", "family": </meta:user-defined>
    <meta:user-defined meta:name="Mendeley_Bookmark_zd9h1VhNX9_67" meta:value-type="string">"Xue", "non-dropping-particle": "", "suffix": "", "given": "Chenghai", "parse-names": false}, {"dropping-particle": "", "family": "Williams", "non-dropping-particle": "", "suffix": "", "given": "Brian a", "parse-names": false}, {"dropping-particle": "", "</meta:user-defined>
    <meta:user-defined meta:name="Mendeley_Bookmark_zd9h1VhNX9_68" meta:value-type="string">family": "Zaleski", "non-dropping-particle": "", "suffix": "", "given": "Chris", "parse-names": false}, {"dropping-particle": "", "family": "R\u00f6der", "non-dropping-particle": "", "suffix": "", "given": "Maik", "parse-names": false}, {"dropping-particl</meta:user-defined>
    <meta:user-defined meta:name="Mendeley_Bookmark_zd9h1VhNX9_69" meta:value-type="string">e": "", "family": "Kokocinski", "non-dropping-particle": "", "suffix": "", "given": "Felix", "parse-names": false}, {"dropping-particle": "", "family": "Abdelhamid", "non-dropping-particle": "", "suffix": "", "given": "Rehab F", "parse-names": false}, {"d</meta:user-defined>
    <meta:user-defined meta:name="Mendeley_Bookmark_zd9h1VhNX9_7" meta:value-type="string">on-dropping-particle": "", "suffix": "", "given": "", "parse-names": false}, {"dropping-particle": "", "family": "Dunham", "non-dropping-particle": "", "suffix": "", "given": "Ian", "parse-names": false}, {"dropping-particle": "", "family": "Kundaje", "no</meta:user-defined>
    <meta:user-defined meta:name="Mendeley_Bookmark_zd9h1VhNX9_70" meta:value-type="string">ropping-particle": "", "family": "Alioto", "non-dropping-particle": "", "suffix": "", "given": "Tyler", "parse-names": false}, {"dropping-particle": "", "family": "Antoshechkin", "non-dropping-particle": "", "suffix": "", "given": "Igor", "parse-names": f</meta:user-defined>
    <meta:user-defined meta:name="Mendeley_Bookmark_zd9h1VhNX9_71" meta:value-type="string">alse}, {"dropping-particle": "", "family": "Baer", "non-dropping-particle": "", "suffix": "", "given": "Michael T", "parse-names": false}, {"dropping-particle": "", "family": "Batut", "non-dropping-particle": "", "suffix": "", "given": "Philippe", "parse-</meta:user-defined>
    <meta:user-defined meta:name="Mendeley_Bookmark_zd9h1VhNX9_72" meta:value-type="string">names": false}, {"dropping-particle": "", "family": "Bell", "non-dropping-particle": "", "suffix": "", "given": "Ian", "parse-names": false}, {"dropping-particle": "", "family": "Bell", "non-dropping-particle": "", "suffix": "", "given": "Kimberly", "pars</meta:user-defined>
    <meta:user-defined meta:name="Mendeley_Bookmark_zd9h1VhNX9_73" meta:value-type="string">e-names": false}, {"dropping-particle": "", "family": "Chakrabortty", "non-dropping-particle": "", "suffix": "", "given": "Sudipto", "parse-names": false}, {"dropping-particle": "", "family": "Chrast", "non-dropping-particle": "", "suffix": "", "given": "</meta:user-defined>
    <meta:user-defined meta:name="Mendeley_Bookmark_zd9h1VhNX9_74" meta:value-type="string">Jacqueline", "parse-names": false}, {"dropping-particle": "", "family": "Curado", "non-dropping-particle": "", "suffix": "", "given": "Joao", "parse-names": false}, {"dropping-particle": "", "family": "Derrien", "non-dropping-particle": "", "suffix": "", </meta:user-defined>
    <meta:user-defined meta:name="Mendeley_Bookmark_zd9h1VhNX9_75" meta:value-type="string">"given": "Thomas", "parse-names": false}, {"dropping-particle": "", "family": "Drenkow", "non-dropping-particle": "", "suffix": "", "given": "Jorg", "parse-names": false}, {"dropping-particle": "", "family": "Dumais", "non-dropping-particle": "", "suffix"</meta:user-defined>
    <meta:user-defined meta:name="Mendeley_Bookmark_zd9h1VhNX9_76" meta:value-type="string">: "", "given": "Erica", "parse-names": false}, {"dropping-particle": "", "family": "Dumais", "non-dropping-particle": "", "suffix": "", "given": "Jackie", "parse-names": false}, {"dropping-particle": "", "family": "Duttagupta", "non-dropping-particle": ""</meta:user-defined>
    <meta:user-defined meta:name="Mendeley_Bookmark_zd9h1VhNX9_77" meta:value-type="string">, "suffix": "", "given": "Radha", "parse-names": false}, {"dropping-particle": "", "family": "Fastuca", "non-dropping-particle": "", "suffix": "", "given": "Megan", "parse-names": false}, {"dropping-particle": "", "family": "Fejes-Toth", "non-dropping-par</meta:user-defined>
    <meta:user-defined meta:name="Mendeley_Bookmark_zd9h1VhNX9_78" meta:value-type="string">ticle": "", "suffix": "", "given": "Kata", "parse-names": false}, {"dropping-particle": "", "family": "Ferreira", "non-dropping-particle": "", "suffix": "", "given": "Pedro", "parse-names": false}, {"dropping-particle": "", "family": "Foissac", "non-dropp</meta:user-defined>
    <meta:user-defined meta:name="Mendeley_Bookmark_zd9h1VhNX9_79" meta:value-type="string">ing-particle": "", "suffix": "", "given": "Sylvain", "parse-names": false}, {"dropping-particle": "", "family": "Fullwood", "non-dropping-particle": "", "suffix": "", "given": "Melissa J", "parse-names": false}, {"dropping-particle": "", "family": "Gao", </meta:user-defined>
    <meta:user-defined meta:name="Mendeley_Bookmark_zd9h1VhNX9_8" meta:value-type="string">n-dropping-particle": "", "suffix": "", "given": "Anshul", "parse-names": false}, {"dropping-particle": "", "family": "Aldred", "non-dropping-particle": "", "suffix": "", "given": "Shelley F", "parse-names": false}, {"dropping-particle": "", "family": "Co</meta:user-defined>
    <meta:user-defined meta:name="Mendeley_Bookmark_zd9h1VhNX9_80" meta:value-type="string">"non-dropping-particle": "", "suffix": "", "given": "Hui", "parse-names": false}, {"dropping-particle": "", "family": "Gonzalez", "non-dropping-particle": "", "suffix": "", "given": "David", "parse-names": false}, {"dropping-particle": "", "family": "Gord</meta:user-defined>
    <meta:user-defined meta:name="Mendeley_Bookmark_zd9h1VhNX9_81" meta:value-type="string">on", "non-dropping-particle": "", "suffix": "", "given": "Assaf", "parse-names": false}, {"dropping-particle": "", "family": "Howald", "non-dropping-particle": "", "suffix": "", "given": "C\u00e9dric", "parse-names": false}, {"dropping-particle": "", "fam</meta:user-defined>
    <meta:user-defined meta:name="Mendeley_Bookmark_zd9h1VhNX9_82" meta:value-type="string">ily": "Jha", "non-dropping-particle": "", "suffix": "", "given": "Sonali", "parse-names": false}, {"dropping-particle": "", "family": "Johnson", "non-dropping-particle": "", "suffix": "", "given": "Rory", "parse-names": false}, {"dropping-particle": "", "</meta:user-defined>
    <meta:user-defined meta:name="Mendeley_Bookmark_zd9h1VhNX9_83" meta:value-type="string">family": "Kapranov", "non-dropping-particle": "", "suffix": "", "given": "Philipp", "parse-names": false}, {"dropping-particle": "", "family": "King", "non-dropping-particle": "", "suffix": "", "given": "Brandon", "parse-names": false}, {"dropping-particl</meta:user-defined>
    <meta:user-defined meta:name="Mendeley_Bookmark_zd9h1VhNX9_84" meta:value-type="string">e": "", "family": "Kingswood", "non-dropping-particle": "", "suffix": "", "given": "Colin", "parse-names": false}, {"dropping-particle": "", "family": "Li", "non-dropping-particle": "", "suffix": "", "given": "Guoliang", "parse-names": false}, {"dropping-</meta:user-defined>
    <meta:user-defined meta:name="Mendeley_Bookmark_zd9h1VhNX9_85" meta:value-type="string">particle": "", "family": "Luo", "non-dropping-particle": "", "suffix": "", "given": "Oscar J", "parse-names": false}, {"dropping-particle": "", "family": "Park", "non-dropping-particle": "", "suffix": "", "given": "Eddie", "parse-names": false}, {"droppin</meta:user-defined>
    <meta:user-defined meta:name="Mendeley_Bookmark_zd9h1VhNX9_86" meta:value-type="string">g-particle": "", "family": "Preall", "non-dropping-particle": "", "suffix": "", "given": "Jonathan B", "parse-names": false}, {"dropping-particle": "", "family": "Presaud", "non-dropping-particle": "", "suffix": "", "given": "Kimberly", "parse-names": fal</meta:user-defined>
    <meta:user-defined meta:name="Mendeley_Bookmark_zd9h1VhNX9_87" meta:value-type="string">se}, {"dropping-particle": "", "family": "Ribeca", "non-dropping-particle": "", "suffix": "", "given": "Paolo", "parse-names": false}, {"dropping-particle": "", "family": "Robyr", "non-dropping-particle": "", "suffix": "", "given": "Daniel", "parse-names"</meta:user-defined>
    <meta:user-defined meta:name="Mendeley_Bookmark_zd9h1VhNX9_88" meta:value-type="string">: false}, {"dropping-particle": "", "family": "Ruan", "non-dropping-particle": "", "suffix": "", "given": "Xiaoan", "parse-names": false}, {"dropping-particle": "", "family": "Sammeth", "non-dropping-particle": "", "suffix": "", "given": "Michael", "parse</meta:user-defined>
    <meta:user-defined meta:name="Mendeley_Bookmark_zd9h1VhNX9_89" meta:value-type="string">-names": false}, {"dropping-particle": "", "family": "Sandu", "non-dropping-particle": "", "suffix": "", "given": "Kuljeet Singh", "parse-names": false}, {"dropping-particle": "", "family": "Schaeffer", "non-dropping-particle": "", "suffix": "", "given": </meta:user-defined>
    <meta:user-defined meta:name="Mendeley_Bookmark_zd9h1VhNX9_9" meta:value-type="string">llins", "non-dropping-particle": "", "suffix": "", "given": "Patrick J", "parse-names": false}, {"dropping-particle": "", "family": "Davis", "non-dropping-particle": "", "suffix": "", "given": "Carrie a", "parse-names": false}, {"dropping-particle": "", "</meta:user-defined>
    <meta:user-defined meta:name="Mendeley_Bookmark_zd9h1VhNX9_90" meta:value-type="string">"Lorain", "parse-names": false}, {"dropping-particle": "", "family": "See", "non-dropping-particle": "", "suffix": "", "given": "Lei-Hoon", "parse-names": false}, {"dropping-particle": "", "family": "Shahab", "non-dropping-particle": "", "suffix": "", "gi</meta:user-defined>
    <meta:user-defined meta:name="Mendeley_Bookmark_zd9h1VhNX9_91" meta:value-type="string">ven": "Atif", "parse-names": false}, {"dropping-particle": "", "family": "Skancke", "non-dropping-particle": "", "suffix": "", "given": "Jorgen", "parse-names": false}, {"dropping-particle": "", "family": "Suzuki", "non-dropping-particle": "", "suffix": "</meta:user-defined>
    <meta:user-defined meta:name="Mendeley_Bookmark_zd9h1VhNX9_92" meta:value-type="string">", "given": "Ana Maria", "parse-names": false}, {"dropping-particle": "", "family": "Takahashi", "non-dropping-particle": "", "suffix": "", "given": "Hazuki", "parse-names": false}, {"dropping-particle": "", "family": "Tilgner", "non-dropping-particle": "</meta:user-defined>
    <meta:user-defined meta:name="Mendeley_Bookmark_zd9h1VhNX9_93" meta:value-type="string">", "suffix": "", "given": "Hagen", "parse-names": false}, {"dropping-particle": "", "family": "Trout", "non-dropping-particle": "", "suffix": "", "given": "Diane", "parse-names": false}, {"dropping-particle": "", "family": "Walters", "non-dropping-particl</meta:user-defined>
    <meta:user-defined meta:name="Mendeley_Bookmark_zd9h1VhNX9_94" meta:value-type="string">e": "", "suffix": "", "given": "Nathalie", "parse-names": false}, {"dropping-particle": "", "family": "Wang", "non-dropping-particle": "", "suffix": "", "given": "Huaien Hao", "parse-names": false}, {"dropping-particle": "", "family": "Hayashizaki", "non-</meta:user-defined>
    <meta:user-defined meta:name="Mendeley_Bookmark_zd9h1VhNX9_95" meta:value-type="string">dropping-particle": "", "suffix": "", "given": "Yoshihide", "parse-names": false}, {"dropping-particle": "", "family": "Reymond", "non-dropping-particle": "", "suffix": "", "given": "Alexandre", "parse-names": false}, {"dropping-particle": "", "family": "</meta:user-defined>
    <meta:user-defined meta:name="Mendeley_Bookmark_zd9h1VhNX9_96" meta:value-type="string">Antonarakis", "non-dropping-particle": "", "suffix": "", "given": "Stylianos E", "parse-names": false}, {"dropping-particle": "", "family": "Hannon", "non-dropping-particle": "", "suffix": "", "given": "Gregory J", "parse-names": false}, {"dropping-partic</meta:user-defined>
    <meta:user-defined meta:name="Mendeley_Bookmark_zd9h1VhNX9_97" meta:value-type="string">le": "", "family": "Ruan", "non-dropping-particle": "", "suffix": "", "given": "Yijun", "parse-names": false}, {"dropping-particle": "", "family": "Carninci", "non-dropping-particle": "", "suffix": "", "given": "Piero", "parse-names": false}, {"dropping-p</meta:user-defined>
    <meta:user-defined meta:name="Mendeley_Bookmark_zd9h1VhNX9_98" meta:value-type="string">article": "", "family": "Sloan", "non-dropping-particle": "", "suffix": "", "given": "Cricket a", "parse-names": false}, {"dropping-particle": "", "family": "Learned", "non-dropping-particle": "", "suffix": "", "given": "Katrina", "parse-names": false}, {</meta:user-defined>
    <meta:user-defined meta:name="Mendeley_Bookmark_zd9h1VhNX9_99" meta:value-type="string">"dropping-particle": "", "family": "Malladi", "non-dropping-particle": "", "suffix": "", "given": "Venkat S", "parse-names": false}, {"dropping-particle": "", "family": "Wong", "non-dropping-particle": "", "suffix": "", "given": "Matthew C", "parse-names"</meta:user-defined>
    <meta:user-defined meta:name="Mendeley_Bookmark_zwGcIUZC4i_1" meta:value-type="string">ADDIN CSL_CITATION {"citationItems": [{"uris": ["http://www.mendeley.com/documents/?uuid=37a442b6-44c9-3dd3-aacf-74b9e84a7287"], "itemData": {"DOI": "10.1093/nar/gkv1203", "volume": "44", "ISSN": "13624962", "page": "D126-D132", "id": "ITEM-1", "title": "</meta:user-defined>
    <meta:user-defined meta:name="Mendeley_Bookmark_zwGcIUZC4i_10" meta:value-type="string">-names": false}, {"dropping-particle": "", "family": "Montgomery", "non-dropping-particle": "", "suffix": "", "given": "Stephen B.", "parse-names": false}, {"dropping-particle": "", "family": "Griffith", "non-dropping-particle": "", "suffix": "", "given":</meta:user-defined>
    <meta:user-defined meta:name="Mendeley_Bookmark_zwGcIUZC4i_11" meta:value-type="string"> "Obi L.", "parse-names": false}], "publisher": "Oxford University Press", "container-title": "Nucleic Acids Research"}, "id": "ITEM-1"}], "mendeley": {"previouslyFormattedCitation": "(Lesurf et al. 2016)", "plainTextFormattedCitation": "(Lesurf et al. 20</meta:user-defined>
    <meta:user-defined meta:name="Mendeley_Bookmark_zwGcIUZC4i_12" meta:value-type="string">16)", "formattedCitation": "(Lesurf et al. 2016)"}, "properties": {"noteIndex": 0}, "schema": "https://github.com/citation-style-language/schema/raw/master/csl-citation.json"}</meta:user-defined>
    <meta:user-defined meta:name="Mendeley_Bookmark_zwGcIUZC4i_2" meta:value-type="string">ORegAnno 3.0: A community-driven resource for curated regulatory annotation", "issue": "D1", "type": "article-journal", "abstract": "The Open Regulatory Annotation database (ORe-gAnno) is a resource for curated regulatory annotation. It contains informati</meta:user-defined>
    <meta:user-defined meta:name="Mendeley_Bookmark_zwGcIUZC4i_3" meta:value-type="string">on about regulatory regions, transcription factor binding sites, RNA binding sites, regulatory variants, haplotypes, and other regulatory elements. ORegAnno differentiates itself from other regulatory resources by facilitating crowd-sourced interpretation</meta:user-defined>
    <meta:user-defined meta:name="Mendeley_Bookmark_zwGcIUZC4i_4" meta:value-type="string"> and annotation of regulatory observations from the literature and highly curated resources. It contains a comprehensive annotation scheme that aims to describe both the elements and outcomes of regulatory events. Moreover, ORe-gAnno assembles these dispa</meta:user-defined>
    <meta:user-defined meta:name="Mendeley_Bookmark_zwGcIUZC4i_5" meta:value-type="string">rate data sources and annotations into a single, high quality catalogue of curated regulatory information. The current release is an update of the database previously featured in the NAR Database Issue, and now contains 1 948 307 records, across 18 specie</meta:user-defined>
    <meta:user-defined meta:name="Mendeley_Bookmark_zwGcIUZC4i_6" meta:value-type="string">s, with a combined coverage of 334 215 080 bp. Complete records, annotation, and other associated data are available for browsing and download at http://www.oreganno.org/.", "issued": {"date-parts": [["2016"]]}, "PMID": "26578589", "author": [{"dropping-p</meta:user-defined>
    <meta:user-defined meta:name="Mendeley_Bookmark_zwGcIUZC4i_7" meta:value-type="string">article": "", "family": "Lesurf", "non-dropping-particle": "", "suffix": "", "given": "Robert", "parse-names": false}, {"dropping-particle": "", "family": "Cotto", "non-dropping-particle": "", "suffix": "", "given": "Kelsy C.", "parse-names": false}, {"dr</meta:user-defined>
    <meta:user-defined meta:name="Mendeley_Bookmark_zwGcIUZC4i_8" meta:value-type="string">opping-particle": "", "family": "Wang", "non-dropping-particle": "", "suffix": "", "given": "Grace", "parse-names": false}, {"dropping-particle": "", "family": "Griffith", "non-dropping-particle": "", "suffix": "", "given": "Malachi", "parse-names": false</meta:user-defined>
    <meta:user-defined meta:name="Mendeley_Bookmark_zwGcIUZC4i_9" meta:value-type="string">}, {"dropping-particle": "", "family": "Kasaian", "non-dropping-particle": "", "suffix": "", "given": "Katayoon", "parse-names": false}, {"dropping-particle": "", "family": "Jones", "non-dropping-particle": "", "suffix": "", "given": "Steven J.M.", "parse</meta:user-defined>
    <meta:template xlink:type="simple" xlink:actuate="onRequest" xlink:title="" xlink:href="Normal"/>
  </office:meta>
</office:document-meta>
</file>